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2.154cm"/>
    </style:style>
    <style:style style:name="co2" style:family="table-column">
      <style:table-column-properties fo:break-before="auto" style:column-width="2.124cm"/>
    </style:style>
    <style:style style:name="co3" style:family="table-column">
      <style:table-column-properties fo:break-before="auto" style:column-width="2.191cm"/>
    </style:style>
    <style:style style:name="co4" style:family="table-column">
      <style:table-column-properties fo:break-before="auto" style:column-width="3.493cm"/>
    </style:style>
    <style:style style:name="co5" style:family="table-column">
      <style:table-column-properties fo:break-before="auto" style:column-width="2.702cm"/>
    </style:style>
    <style:style style:name="co6" style:family="table-column">
      <style:table-column-properties fo:break-before="auto" style:column-width="1.958cm"/>
    </style:style>
    <style:style style:name="co7" style:family="table-column">
      <style:table-column-properties fo:break-before="auto" style:column-width="2.041cm"/>
    </style:style>
    <style:style style:name="co8" style:family="table-column">
      <style:table-column-properties fo:break-before="auto" style:column-width="0.84cm"/>
    </style:style>
    <style:style style:name="co9" style:family="table-column">
      <style:table-column-properties fo:break-before="auto" style:column-width="2.15cm"/>
    </style:style>
    <style:style style:name="co10" style:family="table-column">
      <style:table-column-properties fo:break-before="auto" style:column-width="4.699cm"/>
    </style:style>
    <style:style style:name="co11" style:family="table-column">
      <style:table-column-properties fo:break-before="auto" style:column-width="2.769cm"/>
    </style:style>
    <style:style style:name="co12" style:family="table-column">
      <style:table-column-properties fo:break-before="auto" style:column-width="0.866cm"/>
    </style:style>
    <style:style style:name="co13" style:family="table-column">
      <style:table-column-properties fo:break-before="auto" style:column-width="0.734cm"/>
    </style:style>
    <style:style style:name="co14" style:family="table-column">
      <style:table-column-properties fo:break-before="auto" style:column-width="0.755cm"/>
    </style:style>
    <style:style style:name="co15" style:family="table-column">
      <style:table-column-properties fo:break-before="auto" style:column-width="0.699cm"/>
    </style:style>
    <style:style style:name="co16" style:family="table-column">
      <style:table-column-properties fo:break-before="auto" style:column-width="2.708cm"/>
    </style:style>
    <style:style style:name="co17" style:family="table-column">
      <style:table-column-properties fo:break-before="auto" style:column-width="2.265cm"/>
    </style:style>
    <style:style style:name="co18" style:family="table-column">
      <style:table-column-properties fo:break-before="auto" style:column-width="2.489cm"/>
    </style:style>
    <style:style style:name="co19" style:family="table-column">
      <style:table-column-properties fo:break-before="auto" style:column-width="2.461cm"/>
    </style:style>
    <style:style style:name="co20" style:family="table-column">
      <style:table-column-properties fo:break-before="auto" style:column-width="2.21cm"/>
    </style:style>
    <style:style style:name="co21" style:family="table-column">
      <style:table-column-properties fo:break-before="auto" style:column-width="2.545cm"/>
    </style:style>
    <style:style style:name="co22" style:family="table-column">
      <style:table-column-properties fo:break-before="auto" style:column-width="2.35cm"/>
    </style:style>
    <style:style style:name="co23" style:family="table-column">
      <style:table-column-properties fo:break-before="auto" style:column-width="2.628cm"/>
    </style:style>
    <style:style style:name="co24" style:family="table-column">
      <style:table-column-properties fo:break-before="auto" style:column-width="2.713cm"/>
    </style:style>
    <style:style style:name="co25" style:family="table-column">
      <style:table-column-properties fo:break-before="auto" style:column-width="2.517cm"/>
    </style:style>
    <style:style style:name="co26" style:family="table-column">
      <style:table-column-properties fo:break-before="auto" style:column-width="2.379cm"/>
    </style:style>
    <style:style style:name="co27" style:family="table-column">
      <style:table-column-properties fo:break-before="auto" style:column-width="2.909cm"/>
    </style:style>
    <style:style style:name="co28" style:family="table-column">
      <style:table-column-properties fo:break-before="auto" style:column-width="2.798cm"/>
    </style:style>
    <style:style style:name="co29" style:family="table-column">
      <style:table-column-properties fo:break-before="auto" style:column-width="3.103cm"/>
    </style:style>
    <style:style style:name="co30" style:family="table-column">
      <style:table-column-properties fo:break-before="auto" style:column-width="3.161cm"/>
    </style:style>
    <style:style style:name="co31" style:family="table-column">
      <style:table-column-properties fo:break-before="auto" style:column-width="2.328cm"/>
    </style:style>
    <style:style style:name="co32" style:family="table-column">
      <style:table-column-properties fo:break-before="auto" style:column-width="3.348cm"/>
    </style:style>
    <style:style style:name="co33" style:family="table-column">
      <style:table-column-properties fo:break-before="auto" style:column-width="3.253cm"/>
    </style:style>
    <style:style style:name="co34" style:family="table-column">
      <style:table-column-properties fo:break-before="auto" style:column-width="2.258cm"/>
    </style:style>
    <style:style style:name="co35" style:family="table-column">
      <style:table-column-properties fo:break-before="auto" style:column-width="2.602cm"/>
    </style:style>
    <style:style style:name="co36" style:family="table-column">
      <style:table-column-properties fo:break-before="auto" style:column-width="2.238cm"/>
    </style:style>
    <style:style style:name="co37" style:family="table-column">
      <style:table-column-properties fo:break-before="auto" style:column-width="11.243cm"/>
    </style:style>
    <style:style style:name="ro1" style:family="table-row">
      <style:table-row-properties style:row-height="2.655cm" fo:break-before="auto" style:use-optimal-row-height="fals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2.593cm" fo:break-before="auto" style:use-optimal-row-height="fals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3.5cm" fo:break-before="auto" style:use-optimal-row-height="false"/>
    </style:style>
    <style:style style:name="ta1" style:family="table" style:master-page-name="PageStyle_5f_Channels">
      <style:table-properties table:display="true" style:writing-mode="lr-tb"/>
    </style:style>
    <style:style style:name="ta2" style:family="table" style:master-page-name="PageStyle_5f_Sockets">
      <style:table-properties table:display="true" style:writing-mode="lr-tb"/>
    </style:style>
    <style:style style:name="ta3" style:family="table" style:master-page-name="PageStyle_5f_Groups">
      <style:table-properties table:display="true" style:writing-mode="lr-tb"/>
    </style:style>
    <style:style style:name="ta4" style:family="table" style:master-page-name="PageStyle_5f_Mixer_20_Config">
      <style:table-properties table:display="true" style:writing-mode="lr-tb"/>
    </style:style>
    <style:style style:name="ta5" style:family="table" style:master-page-name="PageStyle_5f_Misc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ff5ce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1" style:base-cell-address="Channels.A1"/>
      <style:map style:condition="cell-content()=&quot;light blue&quot;" style:apply-style-name="ConditionalStyle_5f_2" style:base-cell-address="Channels.A1"/>
      <style:map style:condition="cell-content()=&quot;green&quot;" style:apply-style-name="ConditionalStyle_5f_3" style:base-cell-address="Channels.A1"/>
      <style:map style:condition="cell-content()=&quot;red&quot;" style:apply-style-name="ConditionalStyle_5f_4" style:base-cell-address="Channels.A1"/>
      <style:map style:condition="cell-content()=&quot;black&quot;" style:apply-style-name="ConditionalStyle_5f_5" style:base-cell-address="Channels.A1"/>
      <style:map style:condition="cell-content()=&quot;yellow&quot;" style:apply-style-name="ConditionalStyle_5f_6" style:base-cell-address="Channels.A1"/>
      <style:map style:condition="cell-content()=&quot;blue&quot;" style:apply-style-name="ConditionalStyle_5f_7" style:base-cell-address="Channels.A1"/>
    </style:style>
    <style:style style:name="ce3" style:family="table-cell" style:parent-style-name="Default">
      <style:table-cell-properties fo:background-color="#b3b3b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" style:family="table-cell" style:parent-style-name="Default" style:data-style-name="N100">
      <style:table-cell-properties fo:background-color="#b3b3b3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8" style:family="table-cell" style:parent-style-name="Default">
      <style:table-cell-properties fo:background-color="#b3b3b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=&quot;purple&quot;" style:apply-style-name="ConditionalStyle_5f_1" style:base-cell-address="Channels.A1"/>
      <style:map style:condition="cell-content()=&quot;light blue&quot;" style:apply-style-name="ConditionalStyle_5f_2" style:base-cell-address="Channels.A1"/>
      <style:map style:condition="cell-content()=&quot;green&quot;" style:apply-style-name="ConditionalStyle_5f_3" style:base-cell-address="Channels.A1"/>
      <style:map style:condition="cell-content()=&quot;red&quot;" style:apply-style-name="ConditionalStyle_5f_4" style:base-cell-address="Channels.A1"/>
      <style:map style:condition="cell-content()=&quot;black&quot;" style:apply-style-name="ConditionalStyle_5f_5" style:base-cell-address="Channels.A1"/>
      <style:map style:condition="cell-content()=&quot;yellow&quot;" style:apply-style-name="ConditionalStyle_5f_6" style:base-cell-address="Channels.A1"/>
      <style:map style:condition="cell-content()=&quot;blue&quot;" style:apply-style-name="ConditionalStyle_5f_7" style:base-cell-address="Channels.A1"/>
    </style:style>
    <style:style style:name="ce9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1" style:base-cell-address="Channels.A1"/>
      <style:map style:condition="cell-content()=&quot;light blue&quot;" style:apply-style-name="ConditionalStyle_5f_2" style:base-cell-address="Channels.A1"/>
      <style:map style:condition="cell-content()=&quot;green&quot;" style:apply-style-name="ConditionalStyle_5f_3" style:base-cell-address="Channels.A1"/>
      <style:map style:condition="cell-content()=&quot;red&quot;" style:apply-style-name="ConditionalStyle_5f_4" style:base-cell-address="Channels.A1"/>
      <style:map style:condition="cell-content()=&quot;black&quot;" style:apply-style-name="ConditionalStyle_5f_5" style:base-cell-address="Channels.A1"/>
      <style:map style:condition="cell-content()=&quot;yellow&quot;" style:apply-style-name="ConditionalStyle_5f_6" style:base-cell-address="Channels.A1"/>
      <style:map style:condition="cell-content()=&quot;blue&quot;" style:apply-style-name="ConditionalStyle_5f_7" style:base-cell-address="Channels.A1"/>
    </style:style>
    <style:style style:name="ce10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1" style:base-cell-address="Channels.A1"/>
      <style:map style:condition="cell-content()=&quot;light blue&quot;" style:apply-style-name="ConditionalStyle_5f_2" style:base-cell-address="Channels.A1"/>
      <style:map style:condition="cell-content()=&quot;green&quot;" style:apply-style-name="ConditionalStyle_5f_3" style:base-cell-address="Channels.A1"/>
      <style:map style:condition="cell-content()=&quot;red&quot;" style:apply-style-name="ConditionalStyle_5f_4" style:base-cell-address="Channels.A1"/>
      <style:map style:condition="cell-content()=&quot;black&quot;" style:apply-style-name="ConditionalStyle_5f_5" style:base-cell-address="Channels.A1"/>
      <style:map style:condition="cell-content()=&quot;yellow&quot;" style:apply-style-name="ConditionalStyle_5f_6" style:base-cell-address="Channels.A1"/>
      <style:map style:condition="cell-content()=&quot;blue&quot;" style:apply-style-name="ConditionalStyle_5f_7" style:base-cell-address="Channels.A1"/>
    </style:style>
    <style:style style:name="ce11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cell-content()=&quot;purple&quot;" style:apply-style-name="ConditionalStyle_5f_1" style:base-cell-address="Channels.A1"/>
      <style:map style:condition="cell-content()=&quot;light blue&quot;" style:apply-style-name="ConditionalStyle_5f_2" style:base-cell-address="Channels.A1"/>
      <style:map style:condition="cell-content()=&quot;green&quot;" style:apply-style-name="ConditionalStyle_5f_3" style:base-cell-address="Channels.A1"/>
      <style:map style:condition="cell-content()=&quot;red&quot;" style:apply-style-name="ConditionalStyle_5f_4" style:base-cell-address="Channels.A1"/>
      <style:map style:condition="cell-content()=&quot;black&quot;" style:apply-style-name="ConditionalStyle_5f_5" style:base-cell-address="Channels.A1"/>
      <style:map style:condition="cell-content()=&quot;yellow&quot;" style:apply-style-name="ConditionalStyle_5f_6" style:base-cell-address="Channels.A1"/>
      <style:map style:condition="cell-content()=&quot;blue&quot;" style:apply-style-name="ConditionalStyle_5f_7" style:base-cell-address="Channels.A1"/>
    </style:style>
    <style:style style:name="ce12" style:family="table-cell" style:parent-style-name="Default">
      <style:table-cell-properties fo:background-color="#ccccc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=&quot;purple&quot;" style:apply-style-name="ConditionalStyle_5f_1" style:base-cell-address="Channels.A1"/>
      <style:map style:condition="cell-content()=&quot;light blue&quot;" style:apply-style-name="ConditionalStyle_5f_2" style:base-cell-address="Channels.A1"/>
      <style:map style:condition="cell-content()=&quot;green&quot;" style:apply-style-name="ConditionalStyle_5f_3" style:base-cell-address="Channels.A1"/>
      <style:map style:condition="cell-content()=&quot;red&quot;" style:apply-style-name="ConditionalStyle_5f_4" style:base-cell-address="Channels.A1"/>
      <style:map style:condition="cell-content()=&quot;black&quot;" style:apply-style-name="ConditionalStyle_5f_5" style:base-cell-address="Channels.A1"/>
      <style:map style:condition="cell-content()=&quot;yellow&quot;" style:apply-style-name="ConditionalStyle_5f_6" style:base-cell-address="Channels.A1"/>
      <style:map style:condition="cell-content()=&quot;blue&quot;" style:apply-style-name="ConditionalStyle_5f_7" style:base-cell-address="Channels.A1"/>
    </style:style>
    <style:style style:name="ce13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1" style:base-cell-address="Channels.A1"/>
      <style:map style:condition="cell-content()=&quot;light blue&quot;" style:apply-style-name="ConditionalStyle_5f_2" style:base-cell-address="Channels.A1"/>
      <style:map style:condition="cell-content()=&quot;green&quot;" style:apply-style-name="ConditionalStyle_5f_3" style:base-cell-address="Channels.A1"/>
      <style:map style:condition="cell-content()=&quot;red&quot;" style:apply-style-name="ConditionalStyle_5f_4" style:base-cell-address="Channels.A1"/>
      <style:map style:condition="cell-content()=&quot;black&quot;" style:apply-style-name="ConditionalStyle_5f_5" style:base-cell-address="Channels.A1"/>
      <style:map style:condition="cell-content()=&quot;yellow&quot;" style:apply-style-name="ConditionalStyle_5f_6" style:base-cell-address="Channels.A1"/>
      <style:map style:condition="cell-content()=&quot;blue&quot;" style:apply-style-name="ConditionalStyle_5f_7" style:base-cell-address="Channels.A1"/>
    </style:style>
    <style:style style:name="ce14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1" style:base-cell-address="Channels.A1"/>
      <style:map style:condition="cell-content()=&quot;light blue&quot;" style:apply-style-name="ConditionalStyle_5f_2" style:base-cell-address="Channels.A1"/>
      <style:map style:condition="cell-content()=&quot;green&quot;" style:apply-style-name="ConditionalStyle_5f_3" style:base-cell-address="Channels.A1"/>
      <style:map style:condition="cell-content()=&quot;red&quot;" style:apply-style-name="ConditionalStyle_5f_4" style:base-cell-address="Channels.A1"/>
      <style:map style:condition="cell-content()=&quot;black&quot;" style:apply-style-name="ConditionalStyle_5f_5" style:base-cell-address="Channels.A1"/>
      <style:map style:condition="cell-content()=&quot;yellow&quot;" style:apply-style-name="ConditionalStyle_5f_6" style:base-cell-address="Channels.A1"/>
      <style:map style:condition="cell-content()=&quot;blue&quot;" style:apply-style-name="ConditionalStyle_5f_7" style:base-cell-address="Channels.A1"/>
    </style:style>
    <style:style style:name="ce15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1" style:base-cell-address="Channels.A1"/>
      <style:map style:condition="cell-content()=&quot;light blue&quot;" style:apply-style-name="ConditionalStyle_5f_2" style:base-cell-address="Channels.A1"/>
      <style:map style:condition="cell-content()=&quot;green&quot;" style:apply-style-name="ConditionalStyle_5f_3" style:base-cell-address="Channels.A1"/>
      <style:map style:condition="cell-content()=&quot;red&quot;" style:apply-style-name="ConditionalStyle_5f_4" style:base-cell-address="Channels.A1"/>
      <style:map style:condition="cell-content()=&quot;black&quot;" style:apply-style-name="ConditionalStyle_5f_5" style:base-cell-address="Channels.A1"/>
      <style:map style:condition="cell-content()=&quot;yellow&quot;" style:apply-style-name="ConditionalStyle_5f_6" style:base-cell-address="Channels.A1"/>
      <style:map style:condition="cell-content()=&quot;blue&quot;" style:apply-style-name="ConditionalStyle_5f_7" style:base-cell-address="Channels.A1"/>
    </style:style>
    <style:style style:name="ce17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8" style:family="table-cell" style:parent-style-name="Default">
      <style:table-cell-properties fo:background-color="#b3b3b3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9" style:family="table-cell" style:parent-style-name="Default">
      <style:table-cell-properties fo:background-color="#b3b3b3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" style:family="table-cell" style:parent-style-name="Default" style:data-style-name="N0">
      <style:table-cell-properties fo:background-color="#b3b3b3"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" style:family="table-cell" style:parent-style-name="Default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2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" style:family="table-cell" style:parent-style-name="Default">
      <style:table-cell-properties fo:background-color="#bf819e"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5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6" style:family="table-cell" style:parent-style-name="Default">
      <style:table-cell-properties fo:background-color="#b7b3ca"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7" style:family="table-cell" style:parent-style-name="Default">
      <style:table-cell-properties fo:background-color="#ffb66c"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8" style:family="table-cell" style:parent-style-name="Default">
      <style:table-cell-properties fo:background-color="#afd095"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9" style:family="table-cell" style:parent-style-name="Default">
      <style:table-cell-properties fo:background-color="#ff3838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0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1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1" style:base-cell-address="Groups.C2"/>
      <style:map style:condition="cell-content()=&quot;light blue&quot;" style:apply-style-name="ConditionalStyle_5f_2" style:base-cell-address="Groups.C2"/>
      <style:map style:condition="cell-content()=&quot;green&quot;" style:apply-style-name="ConditionalStyle_5f_3" style:base-cell-address="Groups.C2"/>
      <style:map style:condition="cell-content()=&quot;red&quot;" style:apply-style-name="ConditionalStyle_5f_4" style:base-cell-address="Groups.C2"/>
      <style:map style:condition="cell-content()=&quot;black&quot;" style:apply-style-name="ConditionalStyle_5f_5" style:base-cell-address="Groups.C2"/>
      <style:map style:condition="cell-content()=&quot;yellow&quot;" style:apply-style-name="ConditionalStyle_5f_6" style:base-cell-address="Groups.C2"/>
      <style:map style:condition="cell-content()=&quot;blue&quot;" style:apply-style-name="ConditionalStyle_5f_7" style:base-cell-address="Groups.C2"/>
    </style:style>
    <style:style style:name="ce33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1" style:base-cell-address="Groups.C2"/>
      <style:map style:condition="cell-content()=&quot;light blue&quot;" style:apply-style-name="ConditionalStyle_5f_2" style:base-cell-address="Groups.C2"/>
      <style:map style:condition="cell-content()=&quot;green&quot;" style:apply-style-name="ConditionalStyle_5f_3" style:base-cell-address="Groups.C2"/>
      <style:map style:condition="cell-content()=&quot;red&quot;" style:apply-style-name="ConditionalStyle_5f_4" style:base-cell-address="Groups.C2"/>
      <style:map style:condition="cell-content()=&quot;black&quot;" style:apply-style-name="ConditionalStyle_5f_5" style:base-cell-address="Groups.C2"/>
      <style:map style:condition="cell-content()=&quot;yellow&quot;" style:apply-style-name="ConditionalStyle_5f_6" style:base-cell-address="Groups.C2"/>
      <style:map style:condition="cell-content()=&quot;blue&quot;" style:apply-style-name="ConditionalStyle_5f_7" style:base-cell-address="Groups.C2"/>
    </style:style>
    <style:style style:name="ce34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5" style:family="table-cell" style:parent-style-name="Default">
      <style:table-cell-properties fo:background-color="#83ca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6" style:family="table-cell" style:parent-style-name="Default" style:data-style-name="N100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38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8" style:base-cell-address="Groups.G3"/>
      <style:map style:condition="cell-content()=&quot;light blue&quot;" style:apply-style-name="ConditionalStyle_5f_9" style:base-cell-address="Groups.G3"/>
      <style:map style:condition="cell-content()=&quot;green&quot;" style:apply-style-name="ConditionalStyle_5f_10" style:base-cell-address="Groups.G3"/>
      <style:map style:condition="cell-content()=&quot;red&quot;" style:apply-style-name="ConditionalStyle_5f_11" style:base-cell-address="Groups.G3"/>
      <style:map style:condition="cell-content()=&quot;black&quot;" style:apply-style-name="ConditionalStyle_5f_12" style:base-cell-address="Groups.G3"/>
      <style:map style:condition="cell-content()=&quot;yellow&quot;" style:apply-style-name="ConditionalStyle_5f_13" style:base-cell-address="Groups.G3"/>
      <style:map style:condition="cell-content()=&quot;blue&quot;" style:apply-style-name="ConditionalStyle_5f_14" style:base-cell-address="Groups.G3"/>
    </style:style>
    <style:style style:name="ce39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8" style:base-cell-address="Groups.G3"/>
      <style:map style:condition="cell-content()=&quot;light blue&quot;" style:apply-style-name="ConditionalStyle_5f_9" style:base-cell-address="Groups.G3"/>
      <style:map style:condition="cell-content()=&quot;green&quot;" style:apply-style-name="ConditionalStyle_5f_10" style:base-cell-address="Groups.G3"/>
      <style:map style:condition="cell-content()=&quot;red&quot;" style:apply-style-name="ConditionalStyle_5f_11" style:base-cell-address="Groups.G3"/>
      <style:map style:condition="cell-content()=&quot;black&quot;" style:apply-style-name="ConditionalStyle_5f_12" style:base-cell-address="Groups.G3"/>
      <style:map style:condition="cell-content()=&quot;yellow&quot;" style:apply-style-name="ConditionalStyle_5f_13" style:base-cell-address="Groups.G3"/>
      <style:map style:condition="cell-content()=&quot;blue&quot;" style:apply-style-name="ConditionalStyle_5f_14" style:base-cell-address="Groups.G3"/>
    </style:style>
    <style:style style:name="ce40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8" style:base-cell-address="Groups.G3"/>
      <style:map style:condition="cell-content()=&quot;light blue&quot;" style:apply-style-name="ConditionalStyle_5f_9" style:base-cell-address="Groups.G3"/>
      <style:map style:condition="cell-content()=&quot;green&quot;" style:apply-style-name="ConditionalStyle_5f_10" style:base-cell-address="Groups.G3"/>
      <style:map style:condition="cell-content()=&quot;red&quot;" style:apply-style-name="ConditionalStyle_5f_11" style:base-cell-address="Groups.G3"/>
      <style:map style:condition="cell-content()=&quot;black&quot;" style:apply-style-name="ConditionalStyle_5f_12" style:base-cell-address="Groups.G3"/>
      <style:map style:condition="cell-content()=&quot;yellow&quot;" style:apply-style-name="ConditionalStyle_5f_13" style:base-cell-address="Groups.G3"/>
      <style:map style:condition="cell-content()=&quot;blue&quot;" style:apply-style-name="ConditionalStyle_5f_14" style:base-cell-address="Groups.G3"/>
    </style:style>
    <style:style style:name="ce41" style:family="table-cell" style:parent-style-name="Default">
      <style:table-cell-properties fo:background-color="#004586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2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fo:background-color="#a1467e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4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map style:condition="cell-content()=&quot;purple&quot;" style:apply-style-name="ConditionalStyle_5f_8" style:base-cell-address="Groups.G3"/>
      <style:map style:condition="cell-content()=&quot;light blue&quot;" style:apply-style-name="ConditionalStyle_5f_9" style:base-cell-address="Groups.G3"/>
      <style:map style:condition="cell-content()=&quot;green&quot;" style:apply-style-name="ConditionalStyle_5f_10" style:base-cell-address="Groups.G3"/>
      <style:map style:condition="cell-content()=&quot;red&quot;" style:apply-style-name="ConditionalStyle_5f_11" style:base-cell-address="Groups.G3"/>
      <style:map style:condition="cell-content()=&quot;black&quot;" style:apply-style-name="ConditionalStyle_5f_12" style:base-cell-address="Groups.G3"/>
      <style:map style:condition="cell-content()=&quot;yellow&quot;" style:apply-style-name="ConditionalStyle_5f_13" style:base-cell-address="Groups.G3"/>
      <style:map style:condition="cell-content()=&quot;blue&quot;" style:apply-style-name="ConditionalStyle_5f_14" style:base-cell-address="Groups.G3"/>
    </style:style>
    <style:style style:name="ce45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15" style:base-cell-address="Groups.AJ34"/>
      <style:map style:condition="cell-content()=&quot;light blue&quot;" style:apply-style-name="ConditionalStyle_5f_16" style:base-cell-address="Groups.AJ34"/>
      <style:map style:condition="cell-content()=&quot;green&quot;" style:apply-style-name="ConditionalStyle_5f_17" style:base-cell-address="Groups.AJ34"/>
      <style:map style:condition="cell-content()=&quot;red&quot;" style:apply-style-name="ConditionalStyle_5f_18" style:base-cell-address="Groups.AJ34"/>
      <style:map style:condition="cell-content()=&quot;black&quot;" style:apply-style-name="ConditionalStyle_5f_19" style:base-cell-address="Groups.AJ34"/>
      <style:map style:condition="cell-content()=&quot;yellow&quot;" style:apply-style-name="ConditionalStyle_5f_20" style:base-cell-address="Groups.AJ34"/>
      <style:map style:condition="cell-content()=&quot;blue&quot;" style:apply-style-name="ConditionalStyle_5f_21" style:base-cell-address="Groups.AJ34"/>
    </style:style>
    <style:style style:name="ce46" style:family="table-cell" style:parent-style-name="Default">
      <style:table-cell-properties fo:background-color="#00a933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7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48" style:family="table-cell" style:parent-style-name="Default">
      <style:table-cell-properties fo:background-color="#004586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>
      <style:table-cell-properties fo:background-color="#83caff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>
      <style:table-cell-properties fo:background-color="#a1467e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fo:background-color="#ffff00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c9211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3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4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gr1" style:family="graphic">
      <style:graphic-properties draw:stroke="solid" svg:stroke-width="0cm" svg:stroke-color="#3465a4" draw:marker-start="msArrowEnd_20_5" draw:marker-start-width="0.21cm" draw:marker-start-center="false" draw:stroke-linejoin="round" svg:stroke-linecap="butt" draw:fill="solid" draw:fill-color="#ffffc0" draw:textarea-horizontal-align="justify" draw:textarea-vertical-align="top" draw:auto-grow-height="true" draw:auto-grow-width="false" draw:fit-to-size="false" style:shrink-to-fit="false" fo:max-width="12cm" fo:min-height="2.23cm" fo:min-width="2.9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fo:color="#000000" loext:opacity="100%" loext:color-lum-mod="100%" loext:color-lum-off="0%" style:text-outline="false" style:text-line-through-style="none" style:text-line-through-type="none" style:text-position="0% 100%" style:font-name="Calibri" fo:font-size="11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1pt" style:language-asian="zh" style:country-asian="CN" style:font-style-asian="normal" style:font-weight-asian="normal" style:font-name-complex="Arial Unicode M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fo:text-align="start" style:text-autospace="none" style:line-break="normal" style:writing-mode="page"/>
      <style:text-properties fo:color="#000000" loext:opacity="100%" style:text-outline="false" style:text-line-through-style="none" style:text-line-through-type="none" style:font-name="Calibri" fo:font-size="11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1pt" style:language-asian="zh" style:country-asian="CN" style:font-style-asian="normal" style:font-weight-asian="normal" style:font-name-complex="Arial Unicode M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fo:text-align="start" style:text-autospace="none" style:line-break="normal" style:writing-mode="page"/>
      <style:text-properties fo:color="#000000" loext:opacity="100%" loext:color-lum-mod="100%" loext:color-lum-off="0%" style:text-outline="false" style:text-line-through-style="none" style:text-line-through-type="none" style:text-position="0% 100%" style:font-name="Calibri" fo:font-size="11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1pt" style:language-asian="zh" style:country-asian="CN" style:font-style-asian="normal" style:font-weight-asian="normal" style:font-name-complex="Arial Unicode M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yes&quot;;&quot;no&quot;)" table:allow-empty-cell="true" table:display-list="unsorted" table:base-cell-address="Misc.A2">
          <table:error-message table:message-type="stop" table:display="true"/>
        </table:content-validation>
        <table:content-validation table:name="val2" table:condition="of:cell-content-is-in-list(&quot;-&quot;;&quot;blue&quot;;&quot;red&quot;;&quot;yellow&quot;;&quot;green&quot;;&quot;light blue&quot;;&quot;white&quot;;&quot;purple&quot;;&quot;black&quot;)" table:allow-empty-cell="true" table:display-list="unsorted" table:base-cell-address="Misc.D2">
          <table:error-message table:message-type="stop" table:display="true"/>
        </table:content-validation>
        <table:content-validation table:name="val3" table:condition="of:cell-content-is-in-list(&quot;-&quot;;&quot;blue&quot;;&quot;red&quot;;&quot;yellow&quot;;&quot;green&quot;;&quot;light blue&quot;;&quot;white&quot;;&quot;purple&quot;;&quot;black&quot;)" table:allow-empty-cell="true" table:display-list="unsorted" table:base-cell-address="Misc.D3">
          <table:error-message table:message-type="stop" table:display="true"/>
        </table:content-validation>
        <table:content-validation table:name="val4" table:condition="of:cell-content-is-in-list(&quot;Unassigned&quot;;&quot;MixRack&quot;;&quot;Surface&quot;;&quot;Surface DX 5/6&quot;;&quot;IO 4&quot;;&quot;IO 5&quot;;&quot;USB&quot;;&quot;MixRack DX 1/2&quot;;&quot;MixRack DX 3/4&quot;;&quot;IO 1&quot;;&quot;IO 2&quot;;&quot;IO 3&quot;;&quot;SigGen&quot;)" table:allow-empty-cell="true" table:display-list="unsorted" table:base-cell-address="Misc.E2">
          <table:error-message table:message-type="stop" table:display="true"/>
        </table:content-validation>
        <table:content-validation table:name="val5" table:base-cell-address="Misc.F2">
          <table:error-message table:message-type="stop" table:display="true"/>
        </table:content-validation>
        <table:content-validation table:name="val6" table:condition="of:cell-content-is-in-list(&quot;-&quot;;&quot;+5&quot;;&quot;+10&quot;;&quot;+15&quot;;&quot;+20&quot;;&quot;+25&quot;;&quot;+30&quot;;&quot;+35&quot;;&quot;+40&quot;;&quot;+45&quot;;&quot;+50&quot;;&quot;+55&quot;;&quot;+60&quot;;&quot;&quot;)" table:allow-empty-cell="true" table:display-list="unsorted" table:base-cell-address="Misc.G2">
          <table:error-message table:message-type="stop" table:display="true"/>
        </table:content-validation>
        <table:content-validation table:name="val7" table:condition="of:cell-content-is-in-list(&quot;-&quot;;&quot;yes&quot;;&quot;no&quot;)" table:allow-empty-cell="true" table:display-list="unsorted" table:base-cell-address="Misc.H2">
          <table:error-message table:message-type="stop" table:display="true"/>
        </table:content-validation>
        <table:content-validation table:name="val8" table:condition="of:cell-content-is-in-list(&quot;-&quot;;&quot;yes&quot;;&quot;no&quot;)" table:allow-empty-cell="true" table:display-list="unsorted" table:base-cell-address="Misc.I2">
          <table:error-message table:message-type="stop" table:display="true"/>
        </table:content-validation>
        <table:content-validation table:name="val9" table:condition="of:cell-content-is-in-list(&quot;-&quot;;&quot;yes&quot;;&quot;no&quot;)" table:allow-empty-cell="true" table:display-list="unsorted" table:base-cell-address="Misc.J2">
          <table:error-message table:message-type="stop" table:display="true"/>
        </table:content-validation>
        <table:content-validation table:name="val10" table:condition="of:cell-content-is-in-list(&quot;-&quot;;&quot;+10&quot;;&quot;+5&quot;;&quot;0&quot;;&quot;-5&quot;;&quot;-10&quot;;&quot;-15&quot;;&quot;-20&quot;;&quot;-25&quot;;&quot;-30&quot;;&quot;-35&quot;;&quot;-40&quot;;&quot;-45&quot;;&quot;-99&quot;)" table:allow-empty-cell="true" table:display-list="unsorted" table:base-cell-address="Misc.K2">
          <table:error-message table:message-type="stop" table:display="true"/>
        </table:content-validation>
        <table:content-validation table:name="val11" table:condition="of:cell-content-is-decimal-number() and cell-content-is-between(20,2000)" table:allow-empty-cell="false" table:base-cell-address="Misc.M2">
          <table:error-message table:message-type="stop" table:display="true"/>
        </table:content-validation>
        <table:content-validation table:name="val12" table:condition="of:cell-content-is-decimal-number() and cell-content-is-between(20,2000)" table:allow-empty-cell="true" table:base-cell-address="Misc.M3">
          <table:error-message table:message-type="stop" table:display="true"/>
        </table:content-validation>
        <table:content-validation table:name="val13" table:base-cell-address="Misc.S2">
          <table:error-message table:message-type="stop" table:display="true"/>
        </table:content-validation>
        <table:content-validation table:name="val14" table:condition="of:cell-content-is-in-list(&quot;-&quot;;&quot;yes&quot;;&quot;no&quot;)" table:allow-empty-cell="true" table:display-list="unsorted" table:base-cell-address="Misc.C2">
          <table:error-message table:message-type="stop" table:display="true"/>
        </table:content-validation>
        <table:content-validation table:name="val15" table:condition="of:cell-content-is-in-list(&quot;-&quot;;&quot;+5&quot;;&quot;+10&quot;;&quot;+15&quot;;&quot;+20&quot;;&quot;+25&quot;;&quot;+30&quot;;&quot;+35&quot;;&quot;+40&quot;;&quot;+45&quot;;&quot;+50&quot;;&quot;+55&quot;;&quot;+60&quot;)" table:allow-empty-cell="true" table:display-list="unsorted" table:base-cell-address="Misc.E2">
          <table:error-message table:message-type="stop" table:display="true"/>
        </table:content-validation>
        <table:content-validation table:name="val16" table:condition="of:cell-content-is-in-list(&quot;-&quot;;&quot;+5&quot;;&quot;+10&quot;;&quot;+15&quot;;&quot;+20&quot;;&quot;+25&quot;;&quot;+30&quot;;&quot;+35&quot;;&quot;+40&quot;;&quot;+45&quot;;&quot;+50&quot;;&quot;+55&quot;;&quot;+60&quot;;&quot;&quot;)" table:allow-empty-cell="true" table:display-list="unsorted" table:base-cell-address="Misc.I15">
          <table:error-message table:message-type="stop" table:display="true"/>
        </table:content-validation>
        <table:content-validation table:name="val17" table:condition="of:cell-content-is-in-list(&quot;-&quot;;&quot;blue&quot;;&quot;red&quot;;&quot;yellow&quot;;&quot;green&quot;;&quot;light blue&quot;;&quot;white&quot;;&quot;purple&quot;;&quot;black&quot;)" table:allow-empty-cell="true" table:display-list="unsorted" table:base-cell-address="Misc.C2">
          <table:error-message table:message-type="stop" table:display="true"/>
        </table:content-validation>
        <table:content-validation table:name="val18" table:condition="of:cell-content-is-in-list(&quot;blue&quot;;&quot;red&quot;;&quot;yellow&quot;;&quot;green&quot;;&quot;light blue&quot;;&quot;white&quot;;&quot;purple&quot;;&quot;black&quot;)" table:allow-empty-cell="true" table:display-list="unsorted" table:base-cell-address="Misc.L33">
          <table:error-message table:message-type="stop" table:display="true"/>
        </table:content-validation>
      </table:content-validations>
      <table:table table:name="Channels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ce7"/>
        <table:table-column table:style-name="co3" table:default-cell-style-name="ce11"/>
        <table:table-column table:style-name="co4" table:default-cell-style-name="ce11"/>
        <table:table-column table:style-name="co5" table:number-columns-repeated="4" table:default-cell-style-name="ce11"/>
        <table:table-column table:style-name="co2" table:number-columns-repeated="3" table:default-cell-style-name="ce4"/>
        <table:table-column table:style-name="co6" table:default-cell-style-name="ce4"/>
        <table:table-column table:style-name="co7" table:default-cell-style-name="ce4"/>
        <table:table-column table:style-name="co7" table:default-cell-style-name="ce17"/>
        <table:table-column table:style-name="co7" table:default-cell-style-name="ce11"/>
        <table:table-column table:style-name="co1" table:default-cell-style-name="ce4"/>
        <table:table-column table:style-name="co1" table:default-cell-style-name="Default"/>
        <table:table-column table:style-name="co8" table:number-columns-repeated="24" table:default-cell-style-name="ce4"/>
        <table:table-column table:style-name="co1" table:default-cell-style-name="Default"/>
        <table:table-column table:style-name="co8" table:number-columns-repeated="8" table:default-cell-style-name="ce4"/>
        <table:table-column table:style-name="co1" table:default-cell-style-name="Default"/>
        <table:table-column table:style-name="co8" table:visibility="collapse" table:number-columns-repeated="24" table:default-cell-style-name="ce4"/>
        <table:table-column table:style-name="co1" table:default-cell-style-name="Default"/>
        <table:table-column table:style-name="co9" table:number-columns-repeated="8" table:default-cell-style-name="ce4"/>
        <table:table-column table:style-name="co1" table:number-columns-repeated="16299" table:default-cell-style-name="Default"/>
        <table:table-row table:style-name="ro1">
          <table:table-cell table:style-name="ce1" office:value-type="string" calcext:value-type="string">
            <text:p>Enabled</text:p>
          </table:table-cell>
          <table:table-cell table:style-name="ce3" office:value-type="string" calcext:value-type="string">
            <text:p>Channel</text:p>
          </table:table-cell>
          <table:table-cell table:style-name="ce5" office:value-type="string" calcext:value-type="string">
            <text:p>Name</text:p>
          </table:table-cell>
          <table:table-cell table:style-name="ce8" office:value-type="string" calcext:value-type="string">
            <text:p>Color</text:p>
          </table:table-cell>
          <table:table-cell table:style-name="ce12" office:value-type="string" calcext:value-type="string">
            <office:annotation office:display="true" draw:style-name="gr1" draw:text-style-name="P2" svg:width="5.405cm" svg:height="2.43cm" svg:x="12.183cm" svg:y="0.017cm" draw:caption-point-x="-0.079cm" draw:caption-point-y="-0.007cm">
              <dc:date>2025-10-27T00:00:00</dc:date>
              <text:p text:style-name="P1">*) Only for CSV Director Import</text:p>
            </office:annotation>
            <text:p>Source*</text:p>
          </table:table-cell>
          <table:table-cell table:style-name="ce12" office:value-type="string" calcext:value-type="string">
            <text:p>Socket*</text:p>
          </table:table-cell>
          <table:table-cell table:style-name="ce12" office:value-type="string" calcext:value-type="string">
            <text:p>Gain*</text:p>
          </table:table-cell>
          <table:table-cell table:style-name="ce12" office:value-type="string" calcext:value-type="string">
            <text:p>Pad*</text:p>
          </table:table-cell>
          <table:table-cell table:style-name="ce12" office:value-type="string" calcext:value-type="string">
            <text:p>Phantom*</text:p>
          </table:table-cell>
          <table:table-cell table:style-name="ce3" office:value-type="string" calcext:value-type="string">
            <text:p>Mute</text:p>
          </table:table-cell>
          <table:table-cell table:style-name="ce3" office:value-type="string" calcext:value-type="string">
            <text:p>Fader Level</text:p>
          </table:table-cell>
          <table:table-cell table:style-name="ce3" office:value-type="string" calcext:value-type="string">
            <text:p>HPF On</text:p>
          </table:table-cell>
          <table:table-cell table:style-name="ce3" office:value-type="string" calcext:value-type="string">
            <text:p>HPF Value</text:p>
          </table:table-cell>
          <table:table-cell table:style-name="ce3" office:value-type="string" calcext:value-type="string">
            <text:p>Main Mix</text:p>
          </table:table-cell>
          <table:table-cell table:style-name="ce18"/>
          <table:table-cell table:style-name="ce8" office:value-type="string" calcext:value-type="string">
            <text:p>Recording</text:p>
          </table:table-cell>
          <table:table-cell table:style-name="ce3" office:value-type="string" calcext:value-type="string">
            <text:p>Record Arm</text:p>
          </table:table-cell>
          <table:table-cell table:style-name="ce19"/>
          <table:table-cell table:style-name="ce20" table:formula="of:=CONCATENATE(&quot;DCA1 - &quot;;[$Groups.B2])" office:value-type="string" office:string-value="DCA1 - Dca1" calcext:value-type="string">
            <text:p>DCA1 - Dca1</text:p>
          </table:table-cell>
          <table:table-cell table:style-name="ce20" table:formula="of:=CONCATENATE(&quot;DCA2 - &quot;;[$Groups.B3])" office:value-type="string" office:string-value="DCA2 - Dca2" calcext:value-type="string">
            <text:p>DCA2 - Dca2</text:p>
          </table:table-cell>
          <table:table-cell table:style-name="ce20" table:formula="of:=CONCATENATE(&quot;DCA3 - &quot;;[$Groups.B4])" office:value-type="string" office:string-value="DCA3 - Dca3" calcext:value-type="string">
            <text:p>DCA3 - Dca3</text:p>
          </table:table-cell>
          <table:table-cell table:style-name="ce20" table:formula="of:=CONCATENATE(&quot;DCA4 - &quot;;[$Groups.B5])" office:value-type="string" office:string-value="DCA4 - Dca4" calcext:value-type="string">
            <text:p>DCA4 - Dca4</text:p>
          </table:table-cell>
          <table:table-cell table:style-name="ce20" table:formula="of:=CONCATENATE(&quot;DCA5 - &quot;;[$Groups.B6])" office:value-type="string" office:string-value="DCA5 - Dca5" calcext:value-type="string">
            <text:p>DCA5 - Dca5</text:p>
          </table:table-cell>
          <table:table-cell table:style-name="ce20" table:formula="of:=CONCATENATE(&quot;DCA6 - &quot;;[$Groups.B7])" office:value-type="string" office:string-value="DCA6 - Dca6" calcext:value-type="string">
            <text:p>DCA6 - Dca6</text:p>
          </table:table-cell>
          <table:table-cell table:style-name="ce20" table:formula="of:=CONCATENATE(&quot;DCA7 - &quot;;[$Groups.B8])" office:value-type="string" office:string-value="DCA7 - Dca7" calcext:value-type="string">
            <text:p>DCA7 - Dca7</text:p>
          </table:table-cell>
          <table:table-cell table:style-name="ce20" table:formula="of:=CONCATENATE(&quot;DCA8 - &quot;;[$Groups.B9])" office:value-type="string" office:string-value="DCA8 - Dca8" calcext:value-type="string">
            <text:p>DCA8 - Dca8</text:p>
          </table:table-cell>
          <table:table-cell table:style-name="ce20" table:formula="of:=CONCATENATE(&quot;DCA9 - &quot;;[$Groups.B10])" office:value-type="string" office:string-value="DCA9 - Dca9" calcext:value-type="string">
            <text:p>DCA9 - Dca9</text:p>
          </table:table-cell>
          <table:table-cell table:style-name="ce20" table:formula="of:=CONCATENATE(&quot;DCA10 - &quot;;[$Groups.B11])" office:value-type="string" office:string-value="DCA10 - Dca10" calcext:value-type="string">
            <text:p>DCA10 - Dca10</text:p>
          </table:table-cell>
          <table:table-cell table:style-name="ce20" table:formula="of:=CONCATENATE(&quot;DCA11 - &quot;;[$Groups.B12])" office:value-type="string" office:string-value="DCA11 - Dca11" calcext:value-type="string">
            <text:p>DCA11 - Dca11</text:p>
          </table:table-cell>
          <table:table-cell table:style-name="ce20" table:formula="of:=CONCATENATE(&quot;DCA12 - &quot;;[$Groups.B13])" office:value-type="string" office:string-value="DCA12 - Dca12" calcext:value-type="string">
            <text:p>DCA12 - Dca12</text:p>
          </table:table-cell>
          <table:table-cell table:style-name="ce20" table:formula="of:=CONCATENATE(&quot;DCA13 - &quot;;[$Groups.B14])" office:value-type="string" office:string-value="DCA13 - Dca13" calcext:value-type="string">
            <text:p>DCA13 - Dca13</text:p>
          </table:table-cell>
          <table:table-cell table:style-name="ce20" table:formula="of:=CONCATENATE(&quot;DCA14 - &quot;;[$Groups.B15])" office:value-type="string" office:string-value="DCA14 - Dca14" calcext:value-type="string">
            <text:p>DCA14 - Dca14</text:p>
          </table:table-cell>
          <table:table-cell table:style-name="ce20" table:formula="of:=CONCATENATE(&quot;DCA15 - &quot;;[$Groups.B16])" office:value-type="string" office:string-value="DCA15 - Dca15" calcext:value-type="string">
            <text:p>DCA15 - Dca15</text:p>
          </table:table-cell>
          <table:table-cell table:style-name="ce20" table:formula="of:=CONCATENATE(&quot;DCA16 - &quot;;[$Groups.B17])" office:value-type="string" office:string-value="DCA16 - Dca16" calcext:value-type="string">
            <text:p>DCA16 - Dca16</text:p>
          </table:table-cell>
          <table:table-cell table:style-name="ce20" table:formula="of:=CONCATENATE(&quot;DCA17 - &quot;;[$Groups.B18])" office:value-type="string" office:string-value="DCA17 - Dca17" calcext:value-type="string">
            <text:p>DCA17 - Dca17</text:p>
          </table:table-cell>
          <table:table-cell table:style-name="ce20" table:formula="of:=CONCATENATE(&quot;DCA18 - &quot;;[$Groups.B19])" office:value-type="string" office:string-value="DCA18 - Dca18" calcext:value-type="string">
            <text:p>DCA18 - Dca18</text:p>
          </table:table-cell>
          <table:table-cell table:style-name="ce20" table:formula="of:=CONCATENATE(&quot;DCA19 - &quot;;[$Groups.B20])" office:value-type="string" office:string-value="DCA19 - Dca19" calcext:value-type="string">
            <text:p>DCA19 - Dca19</text:p>
          </table:table-cell>
          <table:table-cell table:style-name="ce20" table:formula="of:=CONCATENATE(&quot;DCA20 - &quot;;[$Groups.B21])" office:value-type="string" office:string-value="DCA20 - Dca20" calcext:value-type="string">
            <text:p>DCA20 - Dca20</text:p>
          </table:table-cell>
          <table:table-cell table:style-name="ce20" table:formula="of:=CONCATENATE(&quot;DCA21 - &quot;;[$Groups.B22])" office:value-type="string" office:string-value="DCA21 - Dca21" calcext:value-type="string">
            <text:p>DCA21 - Dca21</text:p>
          </table:table-cell>
          <table:table-cell table:style-name="ce20" table:formula="of:=CONCATENATE(&quot;DCA22 - &quot;;[$Groups.B23])" office:value-type="string" office:string-value="DCA22 - Dca22" calcext:value-type="string">
            <text:p>DCA22 - Dca22</text:p>
          </table:table-cell>
          <table:table-cell table:style-name="ce20" table:formula="of:=CONCATENATE(&quot;DCA23 - &quot;;[$Groups.B24])" office:value-type="string" office:string-value="DCA23 - Dca23" calcext:value-type="string">
            <text:p>DCA23 - Dca23</text:p>
          </table:table-cell>
          <table:table-cell table:style-name="ce20" table:formula="of:=CONCATENATE(&quot;DCA24 - &quot;;[$Groups.B25])" office:value-type="string" office:string-value="DCA24 - Dca24" calcext:value-type="string">
            <text:p>DCA24 - Dca24</text:p>
          </table:table-cell>
          <table:table-cell table:style-name="ce19"/>
          <table:table-cell table:style-name="ce20" office:value-type="string" calcext:value-type="string">
            <text:p>Mute1</text:p>
          </table:table-cell>
          <table:table-cell table:style-name="ce20" office:value-type="string" calcext:value-type="string">
            <text:p>Mute2</text:p>
          </table:table-cell>
          <table:table-cell table:style-name="ce20" office:value-type="string" calcext:value-type="string">
            <text:p>Mute3</text:p>
          </table:table-cell>
          <table:table-cell table:style-name="ce20" office:value-type="string" calcext:value-type="string">
            <text:p>Mute4</text:p>
          </table:table-cell>
          <table:table-cell table:style-name="ce20" office:value-type="string" calcext:value-type="string">
            <text:p>Mute5</text:p>
          </table:table-cell>
          <table:table-cell table:style-name="ce20" office:value-type="string" calcext:value-type="string">
            <text:p>Mute6</text:p>
          </table:table-cell>
          <table:table-cell table:style-name="ce20" office:value-type="string" calcext:value-type="string">
            <text:p>Mute7</text:p>
          </table:table-cell>
          <table:table-cell table:style-name="ce20" office:value-type="string" calcext:value-type="string">
            <text:p>Mute8</text:p>
          </table:table-cell>
          <table:table-cell table:style-name="ce19"/>
          <table:table-cell table:style-name="ce20" office:value-type="string" calcext:value-type="string">
            <text:p>DCA1</text:p>
          </table:table-cell>
          <table:table-cell table:style-name="ce20" office:value-type="string" calcext:value-type="string">
            <text:p>DCA2</text:p>
          </table:table-cell>
          <table:table-cell table:style-name="ce20" office:value-type="string" calcext:value-type="string">
            <text:p>DCA3</text:p>
          </table:table-cell>
          <table:table-cell table:style-name="ce20" office:value-type="string" calcext:value-type="string">
            <text:p>DCA4</text:p>
          </table:table-cell>
          <table:table-cell table:style-name="ce20" office:value-type="string" calcext:value-type="string">
            <text:p>DCA5</text:p>
          </table:table-cell>
          <table:table-cell table:style-name="ce20" office:value-type="string" calcext:value-type="string">
            <text:p>DCA6</text:p>
          </table:table-cell>
          <table:table-cell table:style-name="ce20" office:value-type="string" calcext:value-type="string">
            <text:p>DCA7</text:p>
          </table:table-cell>
          <table:table-cell table:style-name="ce20" office:value-type="string" calcext:value-type="string">
            <text:p>DCA8</text:p>
          </table:table-cell>
          <table:table-cell table:style-name="ce20" office:value-type="string" calcext:value-type="string">
            <text:p>DCA9</text:p>
          </table:table-cell>
          <table:table-cell table:style-name="ce20" office:value-type="string" calcext:value-type="string">
            <text:p>DCA10</text:p>
          </table:table-cell>
          <table:table-cell table:style-name="ce20" office:value-type="string" calcext:value-type="string">
            <text:p>DCA11</text:p>
          </table:table-cell>
          <table:table-cell table:style-name="ce20" office:value-type="string" calcext:value-type="string">
            <text:p>DCA12</text:p>
          </table:table-cell>
          <table:table-cell table:style-name="ce20" office:value-type="string" calcext:value-type="string">
            <text:p>DCA13</text:p>
          </table:table-cell>
          <table:table-cell table:style-name="ce20" office:value-type="string" calcext:value-type="string">
            <text:p>DCA14</text:p>
          </table:table-cell>
          <table:table-cell table:style-name="ce20" office:value-type="string" calcext:value-type="string">
            <text:p>DCA15</text:p>
          </table:table-cell>
          <table:table-cell table:style-name="ce20" office:value-type="string" calcext:value-type="string">
            <text:p>DCA16</text:p>
          </table:table-cell>
          <table:table-cell table:style-name="ce20" office:value-type="string" calcext:value-type="string">
            <text:p>DCA17</text:p>
          </table:table-cell>
          <table:table-cell table:style-name="ce20" office:value-type="string" calcext:value-type="string">
            <text:p>DCA18</text:p>
          </table:table-cell>
          <table:table-cell table:style-name="ce20" office:value-type="string" calcext:value-type="string">
            <text:p>DCA19</text:p>
          </table:table-cell>
          <table:table-cell table:style-name="ce20" office:value-type="string" calcext:value-type="string">
            <text:p>DCA20</text:p>
          </table:table-cell>
          <table:table-cell table:style-name="ce20" office:value-type="string" calcext:value-type="string">
            <text:p>DCA21</text:p>
          </table:table-cell>
          <table:table-cell table:style-name="ce20" office:value-type="string" calcext:value-type="string">
            <text:p>DCA22</text:p>
          </table:table-cell>
          <table:table-cell table:style-name="ce20" office:value-type="string" calcext:value-type="string">
            <text:p>DCA23</text:p>
          </table:table-cell>
          <table:table-cell table:style-name="ce20" office:value-type="string" calcext:value-type="string">
            <text:p>DCA24</text:p>
          </table:table-cell>
          <table:table-cell table:style-name="ce19" office:value-type="string" calcext:value-type="string">
            <text:p>Hidden Helper Cells – Please dont touch</text:p>
          </table:table-cell>
          <table:table-cell table:style-name="ce20" table:number-columns-repeated="8"/>
          <table:table-cell table:style-name="ce19"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string" calcext:value-type="string">
            <text:p>TST001</text:p>
          </table:table-cell>
          <table:table-cell table:style-name="ce9" table:content-validation-name="val2" office:value-type="string" calcext:value-type="string">
            <text:p>blue</text:p>
          </table:table-cell>
          <table:table-cell table:style-name="ce13" table:content-validation-name="val4" office:value-type="string" calcext:value-type="string">
            <text:p>MixRack</text:p>
          </table:table-cell>
          <table:table-cell table:style-name="ce14" table:content-validation-name="val5" office:value-type="float" office:value="1" calcext:value-type="float">
            <text:p>1</text:p>
          </table:table-cell>
          <table:table-cell table:style-name="ce15" table:content-validation-name="val6" office:value-type="float" office:value="5" calcext:value-type="float">
            <text:p>5</text:p>
          </table:table-cell>
          <table:table-cell table:style-name="ce15" table:content-validation-name="val7" office:value-type="string" calcext:value-type="string">
            <text:p>no</text:p>
          </table:table-cell>
          <table:table-cell table:style-name="ce15" table:content-validation-name="val8" office:value-type="string" calcext:value-type="string">
            <text:p>no</text:p>
          </table:table-cell>
          <table:table-cell table:style-name="ce15" table:content-validation-name="val9" office:value-type="string" calcext:value-type="string">
            <text:p>yes</text:p>
          </table:table-cell>
          <table:table-cell table:style-name="ce15" table:content-validation-name="val10" office:value-type="string" calcext:value-type="string">
            <text:p>-</text:p>
          </table:table-cell>
          <table:table-cell table:style-name="ce15" table:content-validation-name="val9"/>
          <table:table-cell table:content-validation-name="val11" office:value-type="float" office:value="20" calcext:value-type="float">
            <text:p>20</text:p>
          </table:table-cell>
          <table:table-cell table:style-name="ce15" table:content-validation-name="val9" office:value-type="string" calcext:value-type="string">
            <text:p>yes</text:p>
          </table:table-cell>
          <table:table-cell/>
          <table:table-cell table:number-columns-repeated="2" table:style-name="ce15" table:content-validation-name="val1" office:value-type="string" calcext:value-type="string">
            <text:p>yes</text:p>
          </table:table-cell>
          <table:table-cell/>
          <table:table-cell table:style-name="ce15" table:content-validation-name="val13" office:value-type="string" calcext:value-type="string">
            <text:p>x</text:p>
          </table:table-cell>
          <table:table-cell table:style-name="ce15" table:content-validation-name="val13" table:number-columns-repeated="23"/>
          <table:table-cell/>
          <table:table-cell table:style-name="ce15" table:content-validation-name="val13" office:value-type="string" calcext:value-type="string">
            <text:p>x</text:p>
          </table:table-cell>
          <table:table-cell table:style-name="ce15" table:content-validation-name="val13" table:number-columns-repeated="7"/>
          <table:table-cell/>
          <table:table-cell table:formula="of:=IF([.S2]=&quot;x&quot;;&quot;x&quot;;IF([.S2]=&quot;-&quot;;&quot;-&quot;;&quot;&quot;))" office:value-type="string" office:string-value="x" calcext:value-type="string">
            <text:p>x</text:p>
          </table:table-cell>
          <table:table-cell table:formula="of:=IF([.T2]=&quot;x&quot;;&quot;x&quot;;IF([.T2]=&quot;-&quot;;&quot;-&quot;;&quot;&quot;))">
            <text:p/>
          </table:table-cell>
          <table:table-cell table:formula="of:=IF([.U2]=&quot;x&quot;;&quot;x&quot;;IF([.U2]=&quot;-&quot;;&quot;-&quot;;&quot;&quot;))">
            <text:p/>
          </table:table-cell>
          <table:table-cell table:formula="of:=IF([.V2]=&quot;x&quot;;&quot;x&quot;;IF([.V2]=&quot;-&quot;;&quot;-&quot;;&quot;&quot;))">
            <text:p/>
          </table:table-cell>
          <table:table-cell table:formula="of:=IF([.W2]=&quot;x&quot;;&quot;x&quot;;IF([.W2]=&quot;-&quot;;&quot;-&quot;;&quot;&quot;))">
            <text:p/>
          </table:table-cell>
          <table:table-cell table:formula="of:=IF([.X2]=&quot;x&quot;;&quot;x&quot;;IF([.X2]=&quot;-&quot;;&quot;-&quot;;&quot;&quot;))">
            <text:p/>
          </table:table-cell>
          <table:table-cell table:formula="of:=IF([.Y2]=&quot;x&quot;;&quot;x&quot;;IF([.Y2]=&quot;-&quot;;&quot;-&quot;;&quot;&quot;))">
            <text:p/>
          </table:table-cell>
          <table:table-cell table:formula="of:=IF([.Z2]=&quot;x&quot;;&quot;x&quot;;IF([.Z2]=&quot;-&quot;;&quot;-&quot;;&quot;&quot;))">
            <text:p/>
          </table:table-cell>
          <table:table-cell table:formula="of:=IF([.AA2]=&quot;x&quot;;&quot;x&quot;;IF([.AA2]=&quot;-&quot;;&quot;-&quot;;&quot;&quot;))">
            <text:p/>
          </table:table-cell>
          <table:table-cell table:formula="of:=IF([.AB2]=&quot;x&quot;;&quot;x&quot;;IF([.AB2]=&quot;-&quot;;&quot;-&quot;;&quot;&quot;))">
            <text:p/>
          </table:table-cell>
          <table:table-cell table:formula="of:=IF([.AC2]=&quot;x&quot;;&quot;x&quot;;IF([.AC2]=&quot;-&quot;;&quot;-&quot;;&quot;&quot;))">
            <text:p/>
          </table:table-cell>
          <table:table-cell table:formula="of:=IF([.AD2]=&quot;x&quot;;&quot;x&quot;;IF([.AD2]=&quot;-&quot;;&quot;-&quot;;&quot;&quot;))">
            <text:p/>
          </table:table-cell>
          <table:table-cell table:formula="of:=IF([.AE2]=&quot;x&quot;;&quot;x&quot;;IF([.AE2]=&quot;-&quot;;&quot;-&quot;;&quot;&quot;))">
            <text:p/>
          </table:table-cell>
          <table:table-cell table:formula="of:=IF([.AF2]=&quot;x&quot;;&quot;x&quot;;IF([.AF2]=&quot;-&quot;;&quot;-&quot;;&quot;&quot;))">
            <text:p/>
          </table:table-cell>
          <table:table-cell table:formula="of:=IF([.AG2]=&quot;x&quot;;&quot;x&quot;;IF([.AG2]=&quot;-&quot;;&quot;-&quot;;&quot;&quot;))">
            <text:p/>
          </table:table-cell>
          <table:table-cell table:formula="of:=IF([.AH2]=&quot;x&quot;;&quot;x&quot;;IF([.AH2]=&quot;-&quot;;&quot;-&quot;;&quot;&quot;))">
            <text:p/>
          </table:table-cell>
          <table:table-cell table:formula="of:=IF([.AI2]=&quot;x&quot;;&quot;x&quot;;IF([.AI2]=&quot;-&quot;;&quot;-&quot;;&quot;&quot;))">
            <text:p/>
          </table:table-cell>
          <table:table-cell table:formula="of:=IF([.AJ2]=&quot;x&quot;;&quot;x&quot;;IF([.AJ2]=&quot;-&quot;;&quot;-&quot;;&quot;&quot;))">
            <text:p/>
          </table:table-cell>
          <table:table-cell table:formula="of:=IF([.AK2]=&quot;x&quot;;&quot;x&quot;;IF([.AK2]=&quot;-&quot;;&quot;-&quot;;&quot;&quot;))">
            <text:p/>
          </table:table-cell>
          <table:table-cell table:formula="of:=IF([.AL2]=&quot;x&quot;;&quot;x&quot;;IF([.AL2]=&quot;-&quot;;&quot;-&quot;;&quot;&quot;))">
            <text:p/>
          </table:table-cell>
          <table:table-cell table:formula="of:=IF([.AM2]=&quot;x&quot;;&quot;x&quot;;IF([.AM2]=&quot;-&quot;;&quot;-&quot;;&quot;&quot;))">
            <text:p/>
          </table:table-cell>
          <table:table-cell table:formula="of:=IF([.AN2]=&quot;x&quot;;&quot;x&quot;;IF([.AN2]=&quot;-&quot;;&quot;-&quot;;&quot;&quot;))">
            <text:p/>
          </table:table-cell>
          <table:table-cell table:formula="of:=IF([.AO2]=&quot;x&quot;;&quot;x&quot;;IF([.AO2]=&quot;-&quot;;&quot;-&quot;;&quot;&quot;))">
            <text:p/>
          </table:table-cell>
          <table:table-cell table:formula="of:=IF([.AP2]=&quot;x&quot;;&quot;x&quot;;IF([.AP2]=&quot;-&quot;;&quot;-&quot;;&quot;&quot;))">
            <text:p/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2" calcext:value-type="float">
            <text:p>2</text:p>
          </table:table-cell>
          <table:table-cell table:style-name="ce6" office:value-type="string" calcext:value-type="string">
            <text:p>TST002</text:p>
          </table:table-cell>
          <table:table-cell table:style-name="ce10" table:content-validation-name="val3" office:value-type="string" calcext:value-type="string">
            <text:p>blue</text:p>
          </table:table-cell>
          <table:table-cell table:style-name="ce13" table:content-validation-name="val4" office:value-type="string" calcext:value-type="string">
            <text:p>MixRack</text:p>
          </table:table-cell>
          <table:table-cell table:style-name="ce14" table:content-validation-name="val5" office:value-type="float" office:value="2" calcext:value-type="float">
            <text:p>2</text:p>
          </table:table-cell>
          <table:table-cell table:style-name="ce16" table:content-validation-name="val6" office:value-type="float" office:value="10" calcext:value-type="float">
            <text:p>10</text:p>
          </table:table-cell>
          <table:table-cell table:style-name="ce15" table:content-validation-name="val7" office:value-type="string" calcext:value-type="string">
            <text:p>no</text:p>
          </table:table-cell>
          <table:table-cell table:style-name="ce15" table:content-validation-name="val8" office:value-type="string" calcext:value-type="string">
            <text:p>yes</text:p>
          </table:table-cell>
          <table:table-cell table:style-name="ce15" table:content-validation-name="val9" office:value-type="string" calcext:value-type="string">
            <text:p>no</text:p>
          </table:table-cell>
          <table:table-cell table:style-name="ce15" table:content-validation-name="val10"/>
          <table:table-cell table:style-name="ce15" table:content-validation-name="val9" office:value-type="string" calcext:value-type="string">
            <text:p>-</text:p>
          </table:table-cell>
          <table:table-cell table:content-validation-name="val12" office:value-type="float" office:value="40" calcext:value-type="float">
            <text:p>40</text:p>
          </table:table-cell>
          <table:table-cell table:style-name="ce15" table:content-validation-name="val9" office:value-type="string" calcext:value-type="string">
            <text:p>yes</text:p>
          </table:table-cell>
          <table:table-cell/>
          <table:table-cell table:number-columns-repeated="2" table:style-name="ce15" table:content-validation-name="val1" office:value-type="string" calcext:value-type="string">
            <text:p>yes</text:p>
          </table:table-cell>
          <table:table-cell/>
          <table:table-cell table:style-name="ce15" table:content-validation-name="val13" office:value-type="string" calcext:value-type="string">
            <text:p>x</text:p>
          </table:table-cell>
          <table:table-cell table:style-name="ce15" table:content-validation-name="val13" table:number-columns-repeated="23"/>
          <table:table-cell/>
          <table:table-cell table:style-name="ce15" table:content-validation-name="val13" office:value-type="string" calcext:value-type="string">
            <text:p>x</text:p>
          </table:table-cell>
          <table:table-cell table:style-name="ce15" table:content-validation-name="val13" table:number-columns-repeated="7"/>
          <table:table-cell/>
          <table:table-cell table:formula="of:=IF([.S3]=&quot;x&quot;;&quot;x&quot;;IF([.S3]=&quot;-&quot;;&quot;-&quot;;&quot;&quot;))" office:value-type="string" office:string-value="x" calcext:value-type="string">
            <text:p>x</text:p>
          </table:table-cell>
          <table:table-cell table:formula="of:=IF([.T3]=&quot;x&quot;;&quot;x&quot;;IF([.T3]=&quot;-&quot;;&quot;-&quot;;&quot;&quot;))">
            <text:p/>
          </table:table-cell>
          <table:table-cell table:formula="of:=IF([.U3]=&quot;x&quot;;&quot;x&quot;;IF([.U3]=&quot;-&quot;;&quot;-&quot;;&quot;&quot;))">
            <text:p/>
          </table:table-cell>
          <table:table-cell table:formula="of:=IF([.V3]=&quot;x&quot;;&quot;x&quot;;IF([.V3]=&quot;-&quot;;&quot;-&quot;;&quot;&quot;))">
            <text:p/>
          </table:table-cell>
          <table:table-cell table:formula="of:=IF([.W3]=&quot;x&quot;;&quot;x&quot;;IF([.W3]=&quot;-&quot;;&quot;-&quot;;&quot;&quot;))">
            <text:p/>
          </table:table-cell>
          <table:table-cell table:formula="of:=IF([.X3]=&quot;x&quot;;&quot;x&quot;;IF([.X3]=&quot;-&quot;;&quot;-&quot;;&quot;&quot;))">
            <text:p/>
          </table:table-cell>
          <table:table-cell table:formula="of:=IF([.Y3]=&quot;x&quot;;&quot;x&quot;;IF([.Y3]=&quot;-&quot;;&quot;-&quot;;&quot;&quot;))">
            <text:p/>
          </table:table-cell>
          <table:table-cell table:formula="of:=IF([.Z3]=&quot;x&quot;;&quot;x&quot;;IF([.Z3]=&quot;-&quot;;&quot;-&quot;;&quot;&quot;))">
            <text:p/>
          </table:table-cell>
          <table:table-cell table:formula="of:=IF([.AA3]=&quot;x&quot;;&quot;x&quot;;IF([.AA3]=&quot;-&quot;;&quot;-&quot;;&quot;&quot;))">
            <text:p/>
          </table:table-cell>
          <table:table-cell table:formula="of:=IF([.AB3]=&quot;x&quot;;&quot;x&quot;;IF([.AB3]=&quot;-&quot;;&quot;-&quot;;&quot;&quot;))">
            <text:p/>
          </table:table-cell>
          <table:table-cell table:formula="of:=IF([.AC3]=&quot;x&quot;;&quot;x&quot;;IF([.AC3]=&quot;-&quot;;&quot;-&quot;;&quot;&quot;))">
            <text:p/>
          </table:table-cell>
          <table:table-cell table:formula="of:=IF([.AD3]=&quot;x&quot;;&quot;x&quot;;IF([.AD3]=&quot;-&quot;;&quot;-&quot;;&quot;&quot;))">
            <text:p/>
          </table:table-cell>
          <table:table-cell table:formula="of:=IF([.AE3]=&quot;x&quot;;&quot;x&quot;;IF([.AE3]=&quot;-&quot;;&quot;-&quot;;&quot;&quot;))">
            <text:p/>
          </table:table-cell>
          <table:table-cell table:formula="of:=IF([.AF3]=&quot;x&quot;;&quot;x&quot;;IF([.AF3]=&quot;-&quot;;&quot;-&quot;;&quot;&quot;))">
            <text:p/>
          </table:table-cell>
          <table:table-cell table:formula="of:=IF([.AG3]=&quot;x&quot;;&quot;x&quot;;IF([.AG3]=&quot;-&quot;;&quot;-&quot;;&quot;&quot;))">
            <text:p/>
          </table:table-cell>
          <table:table-cell table:formula="of:=IF([.AH3]=&quot;x&quot;;&quot;x&quot;;IF([.AH3]=&quot;-&quot;;&quot;-&quot;;&quot;&quot;))">
            <text:p/>
          </table:table-cell>
          <table:table-cell table:formula="of:=IF([.AI3]=&quot;x&quot;;&quot;x&quot;;IF([.AI3]=&quot;-&quot;;&quot;-&quot;;&quot;&quot;))">
            <text:p/>
          </table:table-cell>
          <table:table-cell table:formula="of:=IF([.AJ3]=&quot;x&quot;;&quot;x&quot;;IF([.AJ3]=&quot;-&quot;;&quot;-&quot;;&quot;&quot;))">
            <text:p/>
          </table:table-cell>
          <table:table-cell table:formula="of:=IF([.AK3]=&quot;x&quot;;&quot;x&quot;;IF([.AK3]=&quot;-&quot;;&quot;-&quot;;&quot;&quot;))">
            <text:p/>
          </table:table-cell>
          <table:table-cell table:formula="of:=IF([.AL3]=&quot;x&quot;;&quot;x&quot;;IF([.AL3]=&quot;-&quot;;&quot;-&quot;;&quot;&quot;))">
            <text:p/>
          </table:table-cell>
          <table:table-cell table:formula="of:=IF([.AM3]=&quot;x&quot;;&quot;x&quot;;IF([.AM3]=&quot;-&quot;;&quot;-&quot;;&quot;&quot;))">
            <text:p/>
          </table:table-cell>
          <table:table-cell table:formula="of:=IF([.AN3]=&quot;x&quot;;&quot;x&quot;;IF([.AN3]=&quot;-&quot;;&quot;-&quot;;&quot;&quot;))">
            <text:p/>
          </table:table-cell>
          <table:table-cell table:formula="of:=IF([.AO3]=&quot;x&quot;;&quot;x&quot;;IF([.AO3]=&quot;-&quot;;&quot;-&quot;;&quot;&quot;))">
            <text:p/>
          </table:table-cell>
          <table:table-cell table:formula="of:=IF([.AP3]=&quot;x&quot;;&quot;x&quot;;IF([.AP3]=&quot;-&quot;;&quot;-&quot;;&quot;&quot;))">
            <text:p/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3" calcext:value-type="float">
            <text:p>3</text:p>
          </table:table-cell>
          <table:table-cell table:style-name="ce6" office:value-type="string" calcext:value-type="string">
            <text:p>TST003</text:p>
          </table:table-cell>
          <table:table-cell table:style-name="ce10" table:content-validation-name="val3" office:value-type="string" calcext:value-type="string">
            <text:p>blue</text:p>
          </table:table-cell>
          <table:table-cell table:style-name="ce13" table:content-validation-name="val4" office:value-type="string" calcext:value-type="string">
            <text:p>MixRack</text:p>
          </table:table-cell>
          <table:table-cell table:style-name="ce14" table:content-validation-name="val5" office:value-type="float" office:value="3" calcext:value-type="float">
            <text:p>3</text:p>
          </table:table-cell>
          <table:table-cell table:style-name="ce16" table:content-validation-name="val6" office:value-type="float" office:value="15" calcext:value-type="float">
            <text:p>15</text:p>
          </table:table-cell>
          <table:table-cell table:style-name="ce15" table:content-validation-name="val7" office:value-type="string" calcext:value-type="string">
            <text:p>no</text:p>
          </table:table-cell>
          <table:table-cell table:style-name="ce15" table:content-validation-name="val8" office:value-type="string" calcext:value-type="string">
            <text:p>no</text:p>
          </table:table-cell>
          <table:table-cell table:style-name="ce15" table:content-validation-name="val9" office:value-type="string" calcext:value-type="string">
            <text:p>yes</text:p>
          </table:table-cell>
          <table:table-cell table:style-name="ce15" table:content-validation-name="val10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yes</text:p>
          </table:table-cell>
          <table:table-cell table:content-validation-name="val11" office:value-type="float" office:value="60" calcext:value-type="float">
            <text:p>60</text:p>
          </table:table-cell>
          <table:table-cell table:style-name="ce15" table:content-validation-name="val9" office:value-type="string" calcext:value-type="string">
            <text:p>yes</text:p>
          </table:table-cell>
          <table:table-cell/>
          <table:table-cell table:style-name="ce2" table:content-validation-name="val1" office:value-type="string" calcext:value-type="string">
            <text:p>yes</text:p>
          </table:table-cell>
          <table:table-cell table:style-name="ce15" table:content-validation-name="val1" office:value-type="string" calcext:value-type="string">
            <text:p>yes</text:p>
          </table:table-cell>
          <table:table-cell/>
          <table:table-cell table:style-name="ce15" table:content-validation-name="val13" office:value-type="string" calcext:value-type="string">
            <text:p>x</text:p>
          </table:table-cell>
          <table:table-cell table:style-name="ce15" table:content-validation-name="val13" table:number-columns-repeated="23"/>
          <table:table-cell/>
          <table:table-cell table:style-name="ce15" table:content-validation-name="val13" office:value-type="string" calcext:value-type="string">
            <text:p>x</text:p>
          </table:table-cell>
          <table:table-cell table:style-name="ce15" table:content-validation-name="val13" table:number-columns-repeated="7"/>
          <table:table-cell/>
          <table:table-cell table:formula="of:=IF([.S4]=&quot;x&quot;;&quot;x&quot;;IF([.S4]=&quot;-&quot;;&quot;-&quot;;&quot;&quot;))" office:value-type="string" office:string-value="x" calcext:value-type="string">
            <text:p>x</text:p>
          </table:table-cell>
          <table:table-cell table:formula="of:=IF([.T4]=&quot;x&quot;;&quot;x&quot;;IF([.T4]=&quot;-&quot;;&quot;-&quot;;&quot;&quot;))">
            <text:p/>
          </table:table-cell>
          <table:table-cell table:formula="of:=IF([.U4]=&quot;x&quot;;&quot;x&quot;;IF([.U4]=&quot;-&quot;;&quot;-&quot;;&quot;&quot;))">
            <text:p/>
          </table:table-cell>
          <table:table-cell table:formula="of:=IF([.V4]=&quot;x&quot;;&quot;x&quot;;IF([.V4]=&quot;-&quot;;&quot;-&quot;;&quot;&quot;))">
            <text:p/>
          </table:table-cell>
          <table:table-cell table:formula="of:=IF([.W4]=&quot;x&quot;;&quot;x&quot;;IF([.W4]=&quot;-&quot;;&quot;-&quot;;&quot;&quot;))">
            <text:p/>
          </table:table-cell>
          <table:table-cell table:formula="of:=IF([.X4]=&quot;x&quot;;&quot;x&quot;;IF([.X4]=&quot;-&quot;;&quot;-&quot;;&quot;&quot;))">
            <text:p/>
          </table:table-cell>
          <table:table-cell table:formula="of:=IF([.Y4]=&quot;x&quot;;&quot;x&quot;;IF([.Y4]=&quot;-&quot;;&quot;-&quot;;&quot;&quot;))">
            <text:p/>
          </table:table-cell>
          <table:table-cell table:formula="of:=IF([.Z4]=&quot;x&quot;;&quot;x&quot;;IF([.Z4]=&quot;-&quot;;&quot;-&quot;;&quot;&quot;))">
            <text:p/>
          </table:table-cell>
          <table:table-cell table:formula="of:=IF([.AA4]=&quot;x&quot;;&quot;x&quot;;IF([.AA4]=&quot;-&quot;;&quot;-&quot;;&quot;&quot;))">
            <text:p/>
          </table:table-cell>
          <table:table-cell table:formula="of:=IF([.AB4]=&quot;x&quot;;&quot;x&quot;;IF([.AB4]=&quot;-&quot;;&quot;-&quot;;&quot;&quot;))">
            <text:p/>
          </table:table-cell>
          <table:table-cell table:formula="of:=IF([.AC4]=&quot;x&quot;;&quot;x&quot;;IF([.AC4]=&quot;-&quot;;&quot;-&quot;;&quot;&quot;))">
            <text:p/>
          </table:table-cell>
          <table:table-cell table:formula="of:=IF([.AD4]=&quot;x&quot;;&quot;x&quot;;IF([.AD4]=&quot;-&quot;;&quot;-&quot;;&quot;&quot;))">
            <text:p/>
          </table:table-cell>
          <table:table-cell table:formula="of:=IF([.AE4]=&quot;x&quot;;&quot;x&quot;;IF([.AE4]=&quot;-&quot;;&quot;-&quot;;&quot;&quot;))">
            <text:p/>
          </table:table-cell>
          <table:table-cell table:formula="of:=IF([.AF4]=&quot;x&quot;;&quot;x&quot;;IF([.AF4]=&quot;-&quot;;&quot;-&quot;;&quot;&quot;))">
            <text:p/>
          </table:table-cell>
          <table:table-cell table:formula="of:=IF([.AG4]=&quot;x&quot;;&quot;x&quot;;IF([.AG4]=&quot;-&quot;;&quot;-&quot;;&quot;&quot;))">
            <text:p/>
          </table:table-cell>
          <table:table-cell table:formula="of:=IF([.AH4]=&quot;x&quot;;&quot;x&quot;;IF([.AH4]=&quot;-&quot;;&quot;-&quot;;&quot;&quot;))">
            <text:p/>
          </table:table-cell>
          <table:table-cell table:formula="of:=IF([.AI4]=&quot;x&quot;;&quot;x&quot;;IF([.AI4]=&quot;-&quot;;&quot;-&quot;;&quot;&quot;))">
            <text:p/>
          </table:table-cell>
          <table:table-cell table:formula="of:=IF([.AJ4]=&quot;x&quot;;&quot;x&quot;;IF([.AJ4]=&quot;-&quot;;&quot;-&quot;;&quot;&quot;))">
            <text:p/>
          </table:table-cell>
          <table:table-cell table:formula="of:=IF([.AK4]=&quot;x&quot;;&quot;x&quot;;IF([.AK4]=&quot;-&quot;;&quot;-&quot;;&quot;&quot;))">
            <text:p/>
          </table:table-cell>
          <table:table-cell table:formula="of:=IF([.AL4]=&quot;x&quot;;&quot;x&quot;;IF([.AL4]=&quot;-&quot;;&quot;-&quot;;&quot;&quot;))">
            <text:p/>
          </table:table-cell>
          <table:table-cell table:formula="of:=IF([.AM4]=&quot;x&quot;;&quot;x&quot;;IF([.AM4]=&quot;-&quot;;&quot;-&quot;;&quot;&quot;))">
            <text:p/>
          </table:table-cell>
          <table:table-cell table:formula="of:=IF([.AN4]=&quot;x&quot;;&quot;x&quot;;IF([.AN4]=&quot;-&quot;;&quot;-&quot;;&quot;&quot;))">
            <text:p/>
          </table:table-cell>
          <table:table-cell table:formula="of:=IF([.AO4]=&quot;x&quot;;&quot;x&quot;;IF([.AO4]=&quot;-&quot;;&quot;-&quot;;&quot;&quot;))">
            <text:p/>
          </table:table-cell>
          <table:table-cell table:formula="of:=IF([.AP4]=&quot;x&quot;;&quot;x&quot;;IF([.AP4]=&quot;-&quot;;&quot;-&quot;;&quot;&quot;))">
            <text:p/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4" calcext:value-type="float">
            <text:p>4</text:p>
          </table:table-cell>
          <table:table-cell table:style-name="ce6" office:value-type="string" calcext:value-type="string">
            <text:p>TST004</text:p>
          </table:table-cell>
          <table:table-cell table:style-name="ce10" table:content-validation-name="val3" office:value-type="string" calcext:value-type="string">
            <text:p>blue</text:p>
          </table:table-cell>
          <table:table-cell table:style-name="ce13" table:content-validation-name="val4" office:value-type="string" calcext:value-type="string">
            <text:p>MixRack</text:p>
          </table:table-cell>
          <table:table-cell table:style-name="ce14" table:content-validation-name="val5" office:value-type="float" office:value="4" calcext:value-type="float">
            <text:p>4</text:p>
          </table:table-cell>
          <table:table-cell table:style-name="ce16" table:content-validation-name="val6" office:value-type="float" office:value="20" calcext:value-type="float">
            <text:p>20</text:p>
          </table:table-cell>
          <table:table-cell table:style-name="ce15" table:content-validation-name="val7" office:value-type="string" calcext:value-type="string">
            <text:p>no</text:p>
          </table:table-cell>
          <table:table-cell table:style-name="ce15" table:content-validation-name="val8" office:value-type="string" calcext:value-type="string">
            <text:p>yes</text:p>
          </table:table-cell>
          <table:table-cell table:style-name="ce15" table:content-validation-name="val9" office:value-type="string" calcext:value-type="string">
            <text:p>no</text:p>
          </table:table-cell>
          <table:table-cell table:style-name="ce15" table:content-validation-name="val10"/>
          <table:table-cell table:style-name="ce15" table:content-validation-name="val9" office:value-type="string" calcext:value-type="string">
            <text:p>no</text:p>
          </table:table-cell>
          <table:table-cell table:content-validation-name="val12" office:value-type="float" office:value="80" calcext:value-type="float">
            <text:p>80</text:p>
          </table:table-cell>
          <table:table-cell table:style-name="ce15" table:content-validation-name="val9" office:value-type="string" calcext:value-type="string">
            <text:p>yes</text:p>
          </table:table-cell>
          <table:table-cell/>
          <table:table-cell table:style-name="ce2" table:content-validation-name="val1" office:value-type="string" calcext:value-type="string">
            <text:p>yes</text:p>
          </table:table-cell>
          <table:table-cell table:style-name="ce15" table:content-validation-name="val1" office:value-type="string" calcext:value-type="string">
            <text:p>yes</text:p>
          </table:table-cell>
          <table:table-cell/>
          <table:table-cell table:style-name="ce15" table:content-validation-name="val13" office:value-type="string" calcext:value-type="string">
            <text:p>x</text:p>
          </table:table-cell>
          <table:table-cell table:style-name="ce15" table:content-validation-name="val13" table:number-columns-repeated="23"/>
          <table:table-cell/>
          <table:table-cell table:style-name="ce15" table:content-validation-name="val13" office:value-type="string" calcext:value-type="string">
            <text:p>x</text:p>
          </table:table-cell>
          <table:table-cell table:style-name="ce15" table:content-validation-name="val13" table:number-columns-repeated="7"/>
          <table:table-cell/>
          <table:table-cell table:formula="of:=IF([.S5]=&quot;x&quot;;&quot;x&quot;;IF([.S5]=&quot;-&quot;;&quot;-&quot;;&quot;&quot;))" office:value-type="string" office:string-value="x" calcext:value-type="string">
            <text:p>x</text:p>
          </table:table-cell>
          <table:table-cell table:formula="of:=IF([.T5]=&quot;x&quot;;&quot;x&quot;;IF([.T5]=&quot;-&quot;;&quot;-&quot;;&quot;&quot;))">
            <text:p/>
          </table:table-cell>
          <table:table-cell table:formula="of:=IF([.U5]=&quot;x&quot;;&quot;x&quot;;IF([.U5]=&quot;-&quot;;&quot;-&quot;;&quot;&quot;))">
            <text:p/>
          </table:table-cell>
          <table:table-cell table:formula="of:=IF([.V5]=&quot;x&quot;;&quot;x&quot;;IF([.V5]=&quot;-&quot;;&quot;-&quot;;&quot;&quot;))">
            <text:p/>
          </table:table-cell>
          <table:table-cell table:formula="of:=IF([.W5]=&quot;x&quot;;&quot;x&quot;;IF([.W5]=&quot;-&quot;;&quot;-&quot;;&quot;&quot;))">
            <text:p/>
          </table:table-cell>
          <table:table-cell table:formula="of:=IF([.X5]=&quot;x&quot;;&quot;x&quot;;IF([.X5]=&quot;-&quot;;&quot;-&quot;;&quot;&quot;))">
            <text:p/>
          </table:table-cell>
          <table:table-cell table:formula="of:=IF([.Y5]=&quot;x&quot;;&quot;x&quot;;IF([.Y5]=&quot;-&quot;;&quot;-&quot;;&quot;&quot;))">
            <text:p/>
          </table:table-cell>
          <table:table-cell table:formula="of:=IF([.Z5]=&quot;x&quot;;&quot;x&quot;;IF([.Z5]=&quot;-&quot;;&quot;-&quot;;&quot;&quot;))">
            <text:p/>
          </table:table-cell>
          <table:table-cell table:formula="of:=IF([.AA5]=&quot;x&quot;;&quot;x&quot;;IF([.AA5]=&quot;-&quot;;&quot;-&quot;;&quot;&quot;))">
            <text:p/>
          </table:table-cell>
          <table:table-cell table:formula="of:=IF([.AB5]=&quot;x&quot;;&quot;x&quot;;IF([.AB5]=&quot;-&quot;;&quot;-&quot;;&quot;&quot;))">
            <text:p/>
          </table:table-cell>
          <table:table-cell table:formula="of:=IF([.AC5]=&quot;x&quot;;&quot;x&quot;;IF([.AC5]=&quot;-&quot;;&quot;-&quot;;&quot;&quot;))">
            <text:p/>
          </table:table-cell>
          <table:table-cell table:formula="of:=IF([.AD5]=&quot;x&quot;;&quot;x&quot;;IF([.AD5]=&quot;-&quot;;&quot;-&quot;;&quot;&quot;))">
            <text:p/>
          </table:table-cell>
          <table:table-cell table:formula="of:=IF([.AE5]=&quot;x&quot;;&quot;x&quot;;IF([.AE5]=&quot;-&quot;;&quot;-&quot;;&quot;&quot;))">
            <text:p/>
          </table:table-cell>
          <table:table-cell table:formula="of:=IF([.AF5]=&quot;x&quot;;&quot;x&quot;;IF([.AF5]=&quot;-&quot;;&quot;-&quot;;&quot;&quot;))">
            <text:p/>
          </table:table-cell>
          <table:table-cell table:formula="of:=IF([.AG5]=&quot;x&quot;;&quot;x&quot;;IF([.AG5]=&quot;-&quot;;&quot;-&quot;;&quot;&quot;))">
            <text:p/>
          </table:table-cell>
          <table:table-cell table:formula="of:=IF([.AH5]=&quot;x&quot;;&quot;x&quot;;IF([.AH5]=&quot;-&quot;;&quot;-&quot;;&quot;&quot;))">
            <text:p/>
          </table:table-cell>
          <table:table-cell table:formula="of:=IF([.AI5]=&quot;x&quot;;&quot;x&quot;;IF([.AI5]=&quot;-&quot;;&quot;-&quot;;&quot;&quot;))">
            <text:p/>
          </table:table-cell>
          <table:table-cell table:formula="of:=IF([.AJ5]=&quot;x&quot;;&quot;x&quot;;IF([.AJ5]=&quot;-&quot;;&quot;-&quot;;&quot;&quot;))">
            <text:p/>
          </table:table-cell>
          <table:table-cell table:formula="of:=IF([.AK5]=&quot;x&quot;;&quot;x&quot;;IF([.AK5]=&quot;-&quot;;&quot;-&quot;;&quot;&quot;))">
            <text:p/>
          </table:table-cell>
          <table:table-cell table:formula="of:=IF([.AL5]=&quot;x&quot;;&quot;x&quot;;IF([.AL5]=&quot;-&quot;;&quot;-&quot;;&quot;&quot;))">
            <text:p/>
          </table:table-cell>
          <table:table-cell table:formula="of:=IF([.AM5]=&quot;x&quot;;&quot;x&quot;;IF([.AM5]=&quot;-&quot;;&quot;-&quot;;&quot;&quot;))">
            <text:p/>
          </table:table-cell>
          <table:table-cell table:formula="of:=IF([.AN5]=&quot;x&quot;;&quot;x&quot;;IF([.AN5]=&quot;-&quot;;&quot;-&quot;;&quot;&quot;))">
            <text:p/>
          </table:table-cell>
          <table:table-cell table:formula="of:=IF([.AO5]=&quot;x&quot;;&quot;x&quot;;IF([.AO5]=&quot;-&quot;;&quot;-&quot;;&quot;&quot;))">
            <text:p/>
          </table:table-cell>
          <table:table-cell table:formula="of:=IF([.AP5]=&quot;x&quot;;&quot;x&quot;;IF([.AP5]=&quot;-&quot;;&quot;-&quot;;&quot;&quot;))">
            <text:p/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5" calcext:value-type="float">
            <text:p>5</text:p>
          </table:table-cell>
          <table:table-cell table:style-name="ce6" office:value-type="string" calcext:value-type="string">
            <text:p>TST005</text:p>
          </table:table-cell>
          <table:table-cell table:style-name="ce10" table:content-validation-name="val3" office:value-type="string" calcext:value-type="string">
            <text:p>blue</text:p>
          </table:table-cell>
          <table:table-cell table:style-name="ce13" table:content-validation-name="val4" office:value-type="string" calcext:value-type="string">
            <text:p>MixRack</text:p>
          </table:table-cell>
          <table:table-cell table:style-name="ce14" table:content-validation-name="val5" office:value-type="float" office:value="5" calcext:value-type="float">
            <text:p>5</text:p>
          </table:table-cell>
          <table:table-cell table:style-name="ce16" table:content-validation-name="val6" office:value-type="float" office:value="25" calcext:value-type="float">
            <text:p>25</text:p>
          </table:table-cell>
          <table:table-cell table:style-name="ce15" table:content-validation-name="val7" office:value-type="string" calcext:value-type="string">
            <text:p>no</text:p>
          </table:table-cell>
          <table:table-cell table:style-name="ce15" table:content-validation-name="val8" office:value-type="string" calcext:value-type="string">
            <text:p>no</text:p>
          </table:table-cell>
          <table:table-cell table:style-name="ce15" table:content-validation-name="val9" office:value-type="string" calcext:value-type="string">
            <text:p>yes</text:p>
          </table:table-cell>
          <table:table-cell table:style-name="ce15" table:content-validation-name="val10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yes</text:p>
          </table:table-cell>
          <table:table-cell table:content-validation-name="val11" office:value-type="float" office:value="100" calcext:value-type="float">
            <text:p>100</text:p>
          </table:table-cell>
          <table:table-cell table:style-name="ce15" table:content-validation-name="val9" office:value-type="string" calcext:value-type="string">
            <text:p>yes</text:p>
          </table:table-cell>
          <table:table-cell/>
          <table:table-cell table:style-name="ce2" table:content-validation-name="val1" office:value-type="string" calcext:value-type="string">
            <text:p>yes</text:p>
          </table:table-cell>
          <table:table-cell table:style-name="ce15" table:content-validation-name="val1" office:value-type="string" calcext:value-type="string">
            <text:p>yes</text:p>
          </table:table-cell>
          <table:table-cell/>
          <table:table-cell table:style-name="ce15" table:content-validation-name="val13" office:value-type="string" calcext:value-type="string">
            <text:p>x</text:p>
          </table:table-cell>
          <table:table-cell table:style-name="ce15" table:content-validation-name="val13" table:number-columns-repeated="23"/>
          <table:table-cell/>
          <table:table-cell table:style-name="ce15" table:content-validation-name="val13" office:value-type="string" calcext:value-type="string">
            <text:p>x</text:p>
          </table:table-cell>
          <table:table-cell table:style-name="ce15" table:content-validation-name="val13" table:number-columns-repeated="7"/>
          <table:table-cell/>
          <table:table-cell table:formula="of:=IF([.S6]=&quot;x&quot;;&quot;x&quot;;IF([.S6]=&quot;-&quot;;&quot;-&quot;;&quot;&quot;))" office:value-type="string" office:string-value="x" calcext:value-type="string">
            <text:p>x</text:p>
          </table:table-cell>
          <table:table-cell table:formula="of:=IF([.T6]=&quot;x&quot;;&quot;x&quot;;IF([.T6]=&quot;-&quot;;&quot;-&quot;;&quot;&quot;))">
            <text:p/>
          </table:table-cell>
          <table:table-cell table:formula="of:=IF([.U6]=&quot;x&quot;;&quot;x&quot;;IF([.U6]=&quot;-&quot;;&quot;-&quot;;&quot;&quot;))">
            <text:p/>
          </table:table-cell>
          <table:table-cell table:formula="of:=IF([.V6]=&quot;x&quot;;&quot;x&quot;;IF([.V6]=&quot;-&quot;;&quot;-&quot;;&quot;&quot;))">
            <text:p/>
          </table:table-cell>
          <table:table-cell table:formula="of:=IF([.W6]=&quot;x&quot;;&quot;x&quot;;IF([.W6]=&quot;-&quot;;&quot;-&quot;;&quot;&quot;))">
            <text:p/>
          </table:table-cell>
          <table:table-cell table:formula="of:=IF([.X6]=&quot;x&quot;;&quot;x&quot;;IF([.X6]=&quot;-&quot;;&quot;-&quot;;&quot;&quot;))">
            <text:p/>
          </table:table-cell>
          <table:table-cell table:formula="of:=IF([.Y6]=&quot;x&quot;;&quot;x&quot;;IF([.Y6]=&quot;-&quot;;&quot;-&quot;;&quot;&quot;))">
            <text:p/>
          </table:table-cell>
          <table:table-cell table:formula="of:=IF([.Z6]=&quot;x&quot;;&quot;x&quot;;IF([.Z6]=&quot;-&quot;;&quot;-&quot;;&quot;&quot;))">
            <text:p/>
          </table:table-cell>
          <table:table-cell table:formula="of:=IF([.AA6]=&quot;x&quot;;&quot;x&quot;;IF([.AA6]=&quot;-&quot;;&quot;-&quot;;&quot;&quot;))">
            <text:p/>
          </table:table-cell>
          <table:table-cell table:formula="of:=IF([.AB6]=&quot;x&quot;;&quot;x&quot;;IF([.AB6]=&quot;-&quot;;&quot;-&quot;;&quot;&quot;))">
            <text:p/>
          </table:table-cell>
          <table:table-cell table:formula="of:=IF([.AC6]=&quot;x&quot;;&quot;x&quot;;IF([.AC6]=&quot;-&quot;;&quot;-&quot;;&quot;&quot;))">
            <text:p/>
          </table:table-cell>
          <table:table-cell table:formula="of:=IF([.AD6]=&quot;x&quot;;&quot;x&quot;;IF([.AD6]=&quot;-&quot;;&quot;-&quot;;&quot;&quot;))">
            <text:p/>
          </table:table-cell>
          <table:table-cell table:formula="of:=IF([.AE6]=&quot;x&quot;;&quot;x&quot;;IF([.AE6]=&quot;-&quot;;&quot;-&quot;;&quot;&quot;))">
            <text:p/>
          </table:table-cell>
          <table:table-cell table:formula="of:=IF([.AF6]=&quot;x&quot;;&quot;x&quot;;IF([.AF6]=&quot;-&quot;;&quot;-&quot;;&quot;&quot;))">
            <text:p/>
          </table:table-cell>
          <table:table-cell table:formula="of:=IF([.AG6]=&quot;x&quot;;&quot;x&quot;;IF([.AG6]=&quot;-&quot;;&quot;-&quot;;&quot;&quot;))">
            <text:p/>
          </table:table-cell>
          <table:table-cell table:formula="of:=IF([.AH6]=&quot;x&quot;;&quot;x&quot;;IF([.AH6]=&quot;-&quot;;&quot;-&quot;;&quot;&quot;))">
            <text:p/>
          </table:table-cell>
          <table:table-cell table:formula="of:=IF([.AI6]=&quot;x&quot;;&quot;x&quot;;IF([.AI6]=&quot;-&quot;;&quot;-&quot;;&quot;&quot;))">
            <text:p/>
          </table:table-cell>
          <table:table-cell table:formula="of:=IF([.AJ6]=&quot;x&quot;;&quot;x&quot;;IF([.AJ6]=&quot;-&quot;;&quot;-&quot;;&quot;&quot;))">
            <text:p/>
          </table:table-cell>
          <table:table-cell table:formula="of:=IF([.AK6]=&quot;x&quot;;&quot;x&quot;;IF([.AK6]=&quot;-&quot;;&quot;-&quot;;&quot;&quot;))">
            <text:p/>
          </table:table-cell>
          <table:table-cell table:formula="of:=IF([.AL6]=&quot;x&quot;;&quot;x&quot;;IF([.AL6]=&quot;-&quot;;&quot;-&quot;;&quot;&quot;))">
            <text:p/>
          </table:table-cell>
          <table:table-cell table:formula="of:=IF([.AM6]=&quot;x&quot;;&quot;x&quot;;IF([.AM6]=&quot;-&quot;;&quot;-&quot;;&quot;&quot;))">
            <text:p/>
          </table:table-cell>
          <table:table-cell table:formula="of:=IF([.AN6]=&quot;x&quot;;&quot;x&quot;;IF([.AN6]=&quot;-&quot;;&quot;-&quot;;&quot;&quot;))">
            <text:p/>
          </table:table-cell>
          <table:table-cell table:formula="of:=IF([.AO6]=&quot;x&quot;;&quot;x&quot;;IF([.AO6]=&quot;-&quot;;&quot;-&quot;;&quot;&quot;))">
            <text:p/>
          </table:table-cell>
          <table:table-cell table:formula="of:=IF([.AP6]=&quot;x&quot;;&quot;x&quot;;IF([.AP6]=&quot;-&quot;;&quot;-&quot;;&quot;&quot;))">
            <text:p/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6" calcext:value-type="float">
            <text:p>6</text:p>
          </table:table-cell>
          <table:table-cell table:style-name="ce6" office:value-type="string" calcext:value-type="string">
            <text:p>TST006</text:p>
          </table:table-cell>
          <table:table-cell table:style-name="ce10" table:content-validation-name="val3" office:value-type="string" calcext:value-type="string">
            <text:p>blue</text:p>
          </table:table-cell>
          <table:table-cell table:style-name="ce13" table:content-validation-name="val4" office:value-type="string" calcext:value-type="string">
            <text:p>MixRack</text:p>
          </table:table-cell>
          <table:table-cell table:style-name="ce14" table:content-validation-name="val5" office:value-type="float" office:value="6" calcext:value-type="float">
            <text:p>6</text:p>
          </table:table-cell>
          <table:table-cell table:style-name="ce16" table:content-validation-name="val6" office:value-type="float" office:value="30" calcext:value-type="float">
            <text:p>30</text:p>
          </table:table-cell>
          <table:table-cell table:style-name="ce15" table:content-validation-name="val7" office:value-type="string" calcext:value-type="string">
            <text:p>no</text:p>
          </table:table-cell>
          <table:table-cell table:style-name="ce15" table:content-validation-name="val8" office:value-type="string" calcext:value-type="string">
            <text:p>yes</text:p>
          </table:table-cell>
          <table:table-cell table:style-name="ce15" table:content-validation-name="val9" office:value-type="string" calcext:value-type="string">
            <text:p>no</text:p>
          </table:table-cell>
          <table:table-cell table:style-name="ce15" table:content-validation-name="val10"/>
          <table:table-cell table:style-name="ce15" table:content-validation-name="val9" office:value-type="string" calcext:value-type="string">
            <text:p>no</text:p>
          </table:table-cell>
          <table:table-cell table:content-validation-name="val12" office:value-type="float" office:value="120" calcext:value-type="float">
            <text:p>120</text:p>
          </table:table-cell>
          <table:table-cell table:style-name="ce15" table:content-validation-name="val9" office:value-type="string" calcext:value-type="string">
            <text:p>yes</text:p>
          </table:table-cell>
          <table:table-cell/>
          <table:table-cell table:style-name="ce2" table:content-validation-name="val1" office:value-type="string" calcext:value-type="string">
            <text:p>yes</text:p>
          </table:table-cell>
          <table:table-cell table:style-name="ce15" table:content-validation-name="val1" office:value-type="string" calcext:value-type="string">
            <text:p>yes</text:p>
          </table:table-cell>
          <table:table-cell/>
          <table:table-cell table:style-name="ce15" table:content-validation-name="val13" office:value-type="string" calcext:value-type="string">
            <text:p>x</text:p>
          </table:table-cell>
          <table:table-cell table:style-name="ce15" table:content-validation-name="val13" table:number-columns-repeated="23"/>
          <table:table-cell/>
          <table:table-cell table:style-name="ce15" table:content-validation-name="val13" office:value-type="string" calcext:value-type="string">
            <text:p>x</text:p>
          </table:table-cell>
          <table:table-cell table:style-name="ce15" table:content-validation-name="val13" table:number-columns-repeated="7"/>
          <table:table-cell/>
          <table:table-cell table:formula="of:=IF([.S7]=&quot;x&quot;;&quot;x&quot;;IF([.S7]=&quot;-&quot;;&quot;-&quot;;&quot;&quot;))" office:value-type="string" office:string-value="x" calcext:value-type="string">
            <text:p>x</text:p>
          </table:table-cell>
          <table:table-cell table:formula="of:=IF([.T7]=&quot;x&quot;;&quot;x&quot;;IF([.T7]=&quot;-&quot;;&quot;-&quot;;&quot;&quot;))">
            <text:p/>
          </table:table-cell>
          <table:table-cell table:formula="of:=IF([.U7]=&quot;x&quot;;&quot;x&quot;;IF([.U7]=&quot;-&quot;;&quot;-&quot;;&quot;&quot;))">
            <text:p/>
          </table:table-cell>
          <table:table-cell table:formula="of:=IF([.V7]=&quot;x&quot;;&quot;x&quot;;IF([.V7]=&quot;-&quot;;&quot;-&quot;;&quot;&quot;))">
            <text:p/>
          </table:table-cell>
          <table:table-cell table:formula="of:=IF([.W7]=&quot;x&quot;;&quot;x&quot;;IF([.W7]=&quot;-&quot;;&quot;-&quot;;&quot;&quot;))">
            <text:p/>
          </table:table-cell>
          <table:table-cell table:formula="of:=IF([.X7]=&quot;x&quot;;&quot;x&quot;;IF([.X7]=&quot;-&quot;;&quot;-&quot;;&quot;&quot;))">
            <text:p/>
          </table:table-cell>
          <table:table-cell table:formula="of:=IF([.Y7]=&quot;x&quot;;&quot;x&quot;;IF([.Y7]=&quot;-&quot;;&quot;-&quot;;&quot;&quot;))">
            <text:p/>
          </table:table-cell>
          <table:table-cell table:formula="of:=IF([.Z7]=&quot;x&quot;;&quot;x&quot;;IF([.Z7]=&quot;-&quot;;&quot;-&quot;;&quot;&quot;))">
            <text:p/>
          </table:table-cell>
          <table:table-cell table:formula="of:=IF([.AA7]=&quot;x&quot;;&quot;x&quot;;IF([.AA7]=&quot;-&quot;;&quot;-&quot;;&quot;&quot;))">
            <text:p/>
          </table:table-cell>
          <table:table-cell table:formula="of:=IF([.AB7]=&quot;x&quot;;&quot;x&quot;;IF([.AB7]=&quot;-&quot;;&quot;-&quot;;&quot;&quot;))">
            <text:p/>
          </table:table-cell>
          <table:table-cell table:formula="of:=IF([.AC7]=&quot;x&quot;;&quot;x&quot;;IF([.AC7]=&quot;-&quot;;&quot;-&quot;;&quot;&quot;))">
            <text:p/>
          </table:table-cell>
          <table:table-cell table:formula="of:=IF([.AD7]=&quot;x&quot;;&quot;x&quot;;IF([.AD7]=&quot;-&quot;;&quot;-&quot;;&quot;&quot;))">
            <text:p/>
          </table:table-cell>
          <table:table-cell table:formula="of:=IF([.AE7]=&quot;x&quot;;&quot;x&quot;;IF([.AE7]=&quot;-&quot;;&quot;-&quot;;&quot;&quot;))">
            <text:p/>
          </table:table-cell>
          <table:table-cell table:formula="of:=IF([.AF7]=&quot;x&quot;;&quot;x&quot;;IF([.AF7]=&quot;-&quot;;&quot;-&quot;;&quot;&quot;))">
            <text:p/>
          </table:table-cell>
          <table:table-cell table:formula="of:=IF([.AG7]=&quot;x&quot;;&quot;x&quot;;IF([.AG7]=&quot;-&quot;;&quot;-&quot;;&quot;&quot;))">
            <text:p/>
          </table:table-cell>
          <table:table-cell table:formula="of:=IF([.AH7]=&quot;x&quot;;&quot;x&quot;;IF([.AH7]=&quot;-&quot;;&quot;-&quot;;&quot;&quot;))">
            <text:p/>
          </table:table-cell>
          <table:table-cell table:formula="of:=IF([.AI7]=&quot;x&quot;;&quot;x&quot;;IF([.AI7]=&quot;-&quot;;&quot;-&quot;;&quot;&quot;))">
            <text:p/>
          </table:table-cell>
          <table:table-cell table:formula="of:=IF([.AJ7]=&quot;x&quot;;&quot;x&quot;;IF([.AJ7]=&quot;-&quot;;&quot;-&quot;;&quot;&quot;))">
            <text:p/>
          </table:table-cell>
          <table:table-cell table:formula="of:=IF([.AK7]=&quot;x&quot;;&quot;x&quot;;IF([.AK7]=&quot;-&quot;;&quot;-&quot;;&quot;&quot;))">
            <text:p/>
          </table:table-cell>
          <table:table-cell table:formula="of:=IF([.AL7]=&quot;x&quot;;&quot;x&quot;;IF([.AL7]=&quot;-&quot;;&quot;-&quot;;&quot;&quot;))">
            <text:p/>
          </table:table-cell>
          <table:table-cell table:formula="of:=IF([.AM7]=&quot;x&quot;;&quot;x&quot;;IF([.AM7]=&quot;-&quot;;&quot;-&quot;;&quot;&quot;))">
            <text:p/>
          </table:table-cell>
          <table:table-cell table:formula="of:=IF([.AN7]=&quot;x&quot;;&quot;x&quot;;IF([.AN7]=&quot;-&quot;;&quot;-&quot;;&quot;&quot;))">
            <text:p/>
          </table:table-cell>
          <table:table-cell table:formula="of:=IF([.AO7]=&quot;x&quot;;&quot;x&quot;;IF([.AO7]=&quot;-&quot;;&quot;-&quot;;&quot;&quot;))">
            <text:p/>
          </table:table-cell>
          <table:table-cell table:formula="of:=IF([.AP7]=&quot;x&quot;;&quot;x&quot;;IF([.AP7]=&quot;-&quot;;&quot;-&quot;;&quot;&quot;))">
            <text:p/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7" calcext:value-type="float">
            <text:p>7</text:p>
          </table:table-cell>
          <table:table-cell table:style-name="ce6" office:value-type="string" calcext:value-type="string">
            <text:p>TST007</text:p>
          </table:table-cell>
          <table:table-cell table:style-name="ce10" table:content-validation-name="val3" office:value-type="string" calcext:value-type="string">
            <text:p>blue</text:p>
          </table:table-cell>
          <table:table-cell table:style-name="ce13" table:content-validation-name="val4" office:value-type="string" calcext:value-type="string">
            <text:p>MixRack</text:p>
          </table:table-cell>
          <table:table-cell table:style-name="ce14" table:content-validation-name="val5" office:value-type="float" office:value="7" calcext:value-type="float">
            <text:p>7</text:p>
          </table:table-cell>
          <table:table-cell table:style-name="ce16" table:content-validation-name="val6" office:value-type="float" office:value="35" calcext:value-type="float">
            <text:p>35</text:p>
          </table:table-cell>
          <table:table-cell table:style-name="ce15" table:content-validation-name="val7" office:value-type="string" calcext:value-type="string">
            <text:p>no</text:p>
          </table:table-cell>
          <table:table-cell table:style-name="ce15" table:content-validation-name="val8" office:value-type="string" calcext:value-type="string">
            <text:p>no</text:p>
          </table:table-cell>
          <table:table-cell table:style-name="ce15" table:content-validation-name="val9" office:value-type="string" calcext:value-type="string">
            <text:p>yes</text:p>
          </table:table-cell>
          <table:table-cell table:style-name="ce15" table:content-validation-name="val10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yes</text:p>
          </table:table-cell>
          <table:table-cell table:content-validation-name="val11" office:value-type="float" office:value="140" calcext:value-type="float">
            <text:p>140</text:p>
          </table:table-cell>
          <table:table-cell table:style-name="ce15" table:content-validation-name="val9" office:value-type="string" calcext:value-type="string">
            <text:p>yes</text:p>
          </table:table-cell>
          <table:table-cell/>
          <table:table-cell table:style-name="ce2" table:content-validation-name="val1" office:value-type="string" calcext:value-type="string">
            <text:p>yes</text:p>
          </table:table-cell>
          <table:table-cell table:style-name="ce15" table:content-validation-name="val1" office:value-type="string" calcext:value-type="string">
            <text:p>yes</text:p>
          </table:table-cell>
          <table:table-cell/>
          <table:table-cell table:style-name="ce15" table:content-validation-name="val13" office:value-type="string" calcext:value-type="string">
            <text:p>x</text:p>
          </table:table-cell>
          <table:table-cell table:style-name="ce15" table:content-validation-name="val13" table:number-columns-repeated="23"/>
          <table:table-cell/>
          <table:table-cell table:style-name="ce15" table:content-validation-name="val13" office:value-type="string" calcext:value-type="string">
            <text:p>x</text:p>
          </table:table-cell>
          <table:table-cell table:style-name="ce15" table:content-validation-name="val13" table:number-columns-repeated="7"/>
          <table:table-cell/>
          <table:table-cell table:formula="of:=IF([.S8]=&quot;x&quot;;&quot;x&quot;;IF([.S8]=&quot;-&quot;;&quot;-&quot;;&quot;&quot;))" office:value-type="string" office:string-value="x" calcext:value-type="string">
            <text:p>x</text:p>
          </table:table-cell>
          <table:table-cell table:formula="of:=IF([.T8]=&quot;x&quot;;&quot;x&quot;;IF([.T8]=&quot;-&quot;;&quot;-&quot;;&quot;&quot;))">
            <text:p/>
          </table:table-cell>
          <table:table-cell table:formula="of:=IF([.U8]=&quot;x&quot;;&quot;x&quot;;IF([.U8]=&quot;-&quot;;&quot;-&quot;;&quot;&quot;))">
            <text:p/>
          </table:table-cell>
          <table:table-cell table:formula="of:=IF([.V8]=&quot;x&quot;;&quot;x&quot;;IF([.V8]=&quot;-&quot;;&quot;-&quot;;&quot;&quot;))">
            <text:p/>
          </table:table-cell>
          <table:table-cell table:formula="of:=IF([.W8]=&quot;x&quot;;&quot;x&quot;;IF([.W8]=&quot;-&quot;;&quot;-&quot;;&quot;&quot;))">
            <text:p/>
          </table:table-cell>
          <table:table-cell table:formula="of:=IF([.X8]=&quot;x&quot;;&quot;x&quot;;IF([.X8]=&quot;-&quot;;&quot;-&quot;;&quot;&quot;))">
            <text:p/>
          </table:table-cell>
          <table:table-cell table:formula="of:=IF([.Y8]=&quot;x&quot;;&quot;x&quot;;IF([.Y8]=&quot;-&quot;;&quot;-&quot;;&quot;&quot;))">
            <text:p/>
          </table:table-cell>
          <table:table-cell table:formula="of:=IF([.Z8]=&quot;x&quot;;&quot;x&quot;;IF([.Z8]=&quot;-&quot;;&quot;-&quot;;&quot;&quot;))">
            <text:p/>
          </table:table-cell>
          <table:table-cell table:formula="of:=IF([.AA8]=&quot;x&quot;;&quot;x&quot;;IF([.AA8]=&quot;-&quot;;&quot;-&quot;;&quot;&quot;))">
            <text:p/>
          </table:table-cell>
          <table:table-cell table:formula="of:=IF([.AB8]=&quot;x&quot;;&quot;x&quot;;IF([.AB8]=&quot;-&quot;;&quot;-&quot;;&quot;&quot;))">
            <text:p/>
          </table:table-cell>
          <table:table-cell table:formula="of:=IF([.AC8]=&quot;x&quot;;&quot;x&quot;;IF([.AC8]=&quot;-&quot;;&quot;-&quot;;&quot;&quot;))">
            <text:p/>
          </table:table-cell>
          <table:table-cell table:formula="of:=IF([.AD8]=&quot;x&quot;;&quot;x&quot;;IF([.AD8]=&quot;-&quot;;&quot;-&quot;;&quot;&quot;))">
            <text:p/>
          </table:table-cell>
          <table:table-cell table:formula="of:=IF([.AE8]=&quot;x&quot;;&quot;x&quot;;IF([.AE8]=&quot;-&quot;;&quot;-&quot;;&quot;&quot;))">
            <text:p/>
          </table:table-cell>
          <table:table-cell table:formula="of:=IF([.AF8]=&quot;x&quot;;&quot;x&quot;;IF([.AF8]=&quot;-&quot;;&quot;-&quot;;&quot;&quot;))">
            <text:p/>
          </table:table-cell>
          <table:table-cell table:formula="of:=IF([.AG8]=&quot;x&quot;;&quot;x&quot;;IF([.AG8]=&quot;-&quot;;&quot;-&quot;;&quot;&quot;))">
            <text:p/>
          </table:table-cell>
          <table:table-cell table:formula="of:=IF([.AH8]=&quot;x&quot;;&quot;x&quot;;IF([.AH8]=&quot;-&quot;;&quot;-&quot;;&quot;&quot;))">
            <text:p/>
          </table:table-cell>
          <table:table-cell table:formula="of:=IF([.AI8]=&quot;x&quot;;&quot;x&quot;;IF([.AI8]=&quot;-&quot;;&quot;-&quot;;&quot;&quot;))">
            <text:p/>
          </table:table-cell>
          <table:table-cell table:formula="of:=IF([.AJ8]=&quot;x&quot;;&quot;x&quot;;IF([.AJ8]=&quot;-&quot;;&quot;-&quot;;&quot;&quot;))">
            <text:p/>
          </table:table-cell>
          <table:table-cell table:formula="of:=IF([.AK8]=&quot;x&quot;;&quot;x&quot;;IF([.AK8]=&quot;-&quot;;&quot;-&quot;;&quot;&quot;))">
            <text:p/>
          </table:table-cell>
          <table:table-cell table:formula="of:=IF([.AL8]=&quot;x&quot;;&quot;x&quot;;IF([.AL8]=&quot;-&quot;;&quot;-&quot;;&quot;&quot;))">
            <text:p/>
          </table:table-cell>
          <table:table-cell table:formula="of:=IF([.AM8]=&quot;x&quot;;&quot;x&quot;;IF([.AM8]=&quot;-&quot;;&quot;-&quot;;&quot;&quot;))">
            <text:p/>
          </table:table-cell>
          <table:table-cell table:formula="of:=IF([.AN8]=&quot;x&quot;;&quot;x&quot;;IF([.AN8]=&quot;-&quot;;&quot;-&quot;;&quot;&quot;))">
            <text:p/>
          </table:table-cell>
          <table:table-cell table:formula="of:=IF([.AO8]=&quot;x&quot;;&quot;x&quot;;IF([.AO8]=&quot;-&quot;;&quot;-&quot;;&quot;&quot;))">
            <text:p/>
          </table:table-cell>
          <table:table-cell table:formula="of:=IF([.AP8]=&quot;x&quot;;&quot;x&quot;;IF([.AP8]=&quot;-&quot;;&quot;-&quot;;&quot;&quot;))">
            <text:p/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8" calcext:value-type="float">
            <text:p>8</text:p>
          </table:table-cell>
          <table:table-cell table:style-name="ce6" office:value-type="string" calcext:value-type="string">
            <text:p>TST008</text:p>
          </table:table-cell>
          <table:table-cell table:style-name="ce10" table:content-validation-name="val3" office:value-type="string" calcext:value-type="string">
            <text:p>blue</text:p>
          </table:table-cell>
          <table:table-cell table:style-name="ce13" table:content-validation-name="val4" office:value-type="string" calcext:value-type="string">
            <text:p>MixRack</text:p>
          </table:table-cell>
          <table:table-cell table:style-name="ce14" table:content-validation-name="val5" office:value-type="float" office:value="8" calcext:value-type="float">
            <text:p>8</text:p>
          </table:table-cell>
          <table:table-cell table:style-name="ce16" table:content-validation-name="val6" office:value-type="float" office:value="40" calcext:value-type="float">
            <text:p>40</text:p>
          </table:table-cell>
          <table:table-cell table:style-name="ce15" table:content-validation-name="val7" office:value-type="string" calcext:value-type="string">
            <text:p>no</text:p>
          </table:table-cell>
          <table:table-cell table:style-name="ce15" table:content-validation-name="val8" office:value-type="string" calcext:value-type="string">
            <text:p>yes</text:p>
          </table:table-cell>
          <table:table-cell table:style-name="ce15" table:content-validation-name="val9" office:value-type="string" calcext:value-type="string">
            <text:p>no</text:p>
          </table:table-cell>
          <table:table-cell table:style-name="ce15" table:content-validation-name="val10"/>
          <table:table-cell table:style-name="ce15" table:content-validation-name="val9" office:value-type="string" calcext:value-type="string">
            <text:p>no</text:p>
          </table:table-cell>
          <table:table-cell table:content-validation-name="val12" office:value-type="float" office:value="160" calcext:value-type="float">
            <text:p>160</text:p>
          </table:table-cell>
          <table:table-cell table:style-name="ce15" table:content-validation-name="val9" office:value-type="string" calcext:value-type="string">
            <text:p>yes</text:p>
          </table:table-cell>
          <table:table-cell/>
          <table:table-cell table:style-name="ce2" table:content-validation-name="val1" office:value-type="string" calcext:value-type="string">
            <text:p>yes</text:p>
          </table:table-cell>
          <table:table-cell table:style-name="ce15" table:content-validation-name="val1" office:value-type="string" calcext:value-type="string">
            <text:p>yes</text:p>
          </table:table-cell>
          <table:table-cell/>
          <table:table-cell table:style-name="ce15" table:content-validation-name="val13" office:value-type="string" calcext:value-type="string">
            <text:p>x</text:p>
          </table:table-cell>
          <table:table-cell table:style-name="ce15" table:content-validation-name="val13" table:number-columns-repeated="23"/>
          <table:table-cell/>
          <table:table-cell table:style-name="ce15" table:content-validation-name="val13" office:value-type="string" calcext:value-type="string">
            <text:p>x</text:p>
          </table:table-cell>
          <table:table-cell table:style-name="ce15" table:content-validation-name="val13" table:number-columns-repeated="7"/>
          <table:table-cell/>
          <table:table-cell table:formula="of:=IF([.S9]=&quot;x&quot;;&quot;x&quot;;IF([.S9]=&quot;-&quot;;&quot;-&quot;;&quot;&quot;))" office:value-type="string" office:string-value="x" calcext:value-type="string">
            <text:p>x</text:p>
          </table:table-cell>
          <table:table-cell table:formula="of:=IF([.T9]=&quot;x&quot;;&quot;x&quot;;IF([.T9]=&quot;-&quot;;&quot;-&quot;;&quot;&quot;))">
            <text:p/>
          </table:table-cell>
          <table:table-cell table:formula="of:=IF([.U9]=&quot;x&quot;;&quot;x&quot;;IF([.U9]=&quot;-&quot;;&quot;-&quot;;&quot;&quot;))">
            <text:p/>
          </table:table-cell>
          <table:table-cell table:formula="of:=IF([.V9]=&quot;x&quot;;&quot;x&quot;;IF([.V9]=&quot;-&quot;;&quot;-&quot;;&quot;&quot;))">
            <text:p/>
          </table:table-cell>
          <table:table-cell table:formula="of:=IF([.W9]=&quot;x&quot;;&quot;x&quot;;IF([.W9]=&quot;-&quot;;&quot;-&quot;;&quot;&quot;))">
            <text:p/>
          </table:table-cell>
          <table:table-cell table:formula="of:=IF([.X9]=&quot;x&quot;;&quot;x&quot;;IF([.X9]=&quot;-&quot;;&quot;-&quot;;&quot;&quot;))">
            <text:p/>
          </table:table-cell>
          <table:table-cell table:formula="of:=IF([.Y9]=&quot;x&quot;;&quot;x&quot;;IF([.Y9]=&quot;-&quot;;&quot;-&quot;;&quot;&quot;))">
            <text:p/>
          </table:table-cell>
          <table:table-cell table:formula="of:=IF([.Z9]=&quot;x&quot;;&quot;x&quot;;IF([.Z9]=&quot;-&quot;;&quot;-&quot;;&quot;&quot;))">
            <text:p/>
          </table:table-cell>
          <table:table-cell table:formula="of:=IF([.AA9]=&quot;x&quot;;&quot;x&quot;;IF([.AA9]=&quot;-&quot;;&quot;-&quot;;&quot;&quot;))">
            <text:p/>
          </table:table-cell>
          <table:table-cell table:formula="of:=IF([.AB9]=&quot;x&quot;;&quot;x&quot;;IF([.AB9]=&quot;-&quot;;&quot;-&quot;;&quot;&quot;))">
            <text:p/>
          </table:table-cell>
          <table:table-cell table:formula="of:=IF([.AC9]=&quot;x&quot;;&quot;x&quot;;IF([.AC9]=&quot;-&quot;;&quot;-&quot;;&quot;&quot;))">
            <text:p/>
          </table:table-cell>
          <table:table-cell table:formula="of:=IF([.AD9]=&quot;x&quot;;&quot;x&quot;;IF([.AD9]=&quot;-&quot;;&quot;-&quot;;&quot;&quot;))">
            <text:p/>
          </table:table-cell>
          <table:table-cell table:formula="of:=IF([.AE9]=&quot;x&quot;;&quot;x&quot;;IF([.AE9]=&quot;-&quot;;&quot;-&quot;;&quot;&quot;))">
            <text:p/>
          </table:table-cell>
          <table:table-cell table:formula="of:=IF([.AF9]=&quot;x&quot;;&quot;x&quot;;IF([.AF9]=&quot;-&quot;;&quot;-&quot;;&quot;&quot;))">
            <text:p/>
          </table:table-cell>
          <table:table-cell table:formula="of:=IF([.AG9]=&quot;x&quot;;&quot;x&quot;;IF([.AG9]=&quot;-&quot;;&quot;-&quot;;&quot;&quot;))">
            <text:p/>
          </table:table-cell>
          <table:table-cell table:formula="of:=IF([.AH9]=&quot;x&quot;;&quot;x&quot;;IF([.AH9]=&quot;-&quot;;&quot;-&quot;;&quot;&quot;))">
            <text:p/>
          </table:table-cell>
          <table:table-cell table:formula="of:=IF([.AI9]=&quot;x&quot;;&quot;x&quot;;IF([.AI9]=&quot;-&quot;;&quot;-&quot;;&quot;&quot;))">
            <text:p/>
          </table:table-cell>
          <table:table-cell table:formula="of:=IF([.AJ9]=&quot;x&quot;;&quot;x&quot;;IF([.AJ9]=&quot;-&quot;;&quot;-&quot;;&quot;&quot;))">
            <text:p/>
          </table:table-cell>
          <table:table-cell table:formula="of:=IF([.AK9]=&quot;x&quot;;&quot;x&quot;;IF([.AK9]=&quot;-&quot;;&quot;-&quot;;&quot;&quot;))">
            <text:p/>
          </table:table-cell>
          <table:table-cell table:formula="of:=IF([.AL9]=&quot;x&quot;;&quot;x&quot;;IF([.AL9]=&quot;-&quot;;&quot;-&quot;;&quot;&quot;))">
            <text:p/>
          </table:table-cell>
          <table:table-cell table:formula="of:=IF([.AM9]=&quot;x&quot;;&quot;x&quot;;IF([.AM9]=&quot;-&quot;;&quot;-&quot;;&quot;&quot;))">
            <text:p/>
          </table:table-cell>
          <table:table-cell table:formula="of:=IF([.AN9]=&quot;x&quot;;&quot;x&quot;;IF([.AN9]=&quot;-&quot;;&quot;-&quot;;&quot;&quot;))">
            <text:p/>
          </table:table-cell>
          <table:table-cell table:formula="of:=IF([.AO9]=&quot;x&quot;;&quot;x&quot;;IF([.AO9]=&quot;-&quot;;&quot;-&quot;;&quot;&quot;))">
            <text:p/>
          </table:table-cell>
          <table:table-cell table:formula="of:=IF([.AP9]=&quot;x&quot;;&quot;x&quot;;IF([.AP9]=&quot;-&quot;;&quot;-&quot;;&quot;&quot;))">
            <text:p/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9" calcext:value-type="float">
            <text:p>9</text:p>
          </table:table-cell>
          <table:table-cell table:style-name="ce6" office:value-type="string" calcext:value-type="string">
            <text:p>TST009</text:p>
          </table:table-cell>
          <table:table-cell table:style-name="ce10" table:content-validation-name="val3" office:value-type="string" calcext:value-type="string">
            <text:p>blue</text:p>
          </table:table-cell>
          <table:table-cell table:style-name="ce13" table:content-validation-name="val4" office:value-type="string" calcext:value-type="string">
            <text:p>MixRack</text:p>
          </table:table-cell>
          <table:table-cell table:style-name="ce14" table:content-validation-name="val5" office:value-type="float" office:value="9" calcext:value-type="float">
            <text:p>9</text:p>
          </table:table-cell>
          <table:table-cell table:style-name="ce16" table:content-validation-name="val6" office:value-type="float" office:value="45" calcext:value-type="float">
            <text:p>45</text:p>
          </table:table-cell>
          <table:table-cell table:style-name="ce15" table:content-validation-name="val7" office:value-type="string" calcext:value-type="string">
            <text:p>no</text:p>
          </table:table-cell>
          <table:table-cell table:style-name="ce15" table:content-validation-name="val8" office:value-type="string" calcext:value-type="string">
            <text:p>no</text:p>
          </table:table-cell>
          <table:table-cell table:style-name="ce15" table:content-validation-name="val9" office:value-type="string" calcext:value-type="string">
            <text:p>yes</text:p>
          </table:table-cell>
          <table:table-cell table:style-name="ce15" table:content-validation-name="val10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yes</text:p>
          </table:table-cell>
          <table:table-cell table:content-validation-name="val11" office:value-type="float" office:value="180" calcext:value-type="float">
            <text:p>180</text:p>
          </table:table-cell>
          <table:table-cell table:style-name="ce15" table:content-validation-name="val9" office:value-type="string" calcext:value-type="string">
            <text:p>yes</text:p>
          </table:table-cell>
          <table:table-cell/>
          <table:table-cell table:style-name="ce2" table:content-validation-name="val1" office:value-type="string" calcext:value-type="string">
            <text:p>yes</text:p>
          </table:table-cell>
          <table:table-cell table:style-name="ce15" table:content-validation-name="val1" office:value-type="string" calcext:value-type="string">
            <text:p>yes</text:p>
          </table:table-cell>
          <table:table-cell/>
          <table:table-cell table:style-name="ce15" table:content-validation-name="val13" office:value-type="string" calcext:value-type="string">
            <text:p>x</text:p>
          </table:table-cell>
          <table:table-cell table:style-name="ce15" table:content-validation-name="val13" table:number-columns-repeated="23"/>
          <table:table-cell/>
          <table:table-cell table:style-name="ce15" table:content-validation-name="val13" office:value-type="string" calcext:value-type="string">
            <text:p>x</text:p>
          </table:table-cell>
          <table:table-cell table:style-name="ce15" table:content-validation-name="val13" table:number-columns-repeated="7"/>
          <table:table-cell/>
          <table:table-cell table:formula="of:=IF([.S10]=&quot;x&quot;;&quot;x&quot;;IF([.S10]=&quot;-&quot;;&quot;-&quot;;&quot;&quot;))" office:value-type="string" office:string-value="x" calcext:value-type="string">
            <text:p>x</text:p>
          </table:table-cell>
          <table:table-cell table:formula="of:=IF([.T10]=&quot;x&quot;;&quot;x&quot;;IF([.T10]=&quot;-&quot;;&quot;-&quot;;&quot;&quot;))">
            <text:p/>
          </table:table-cell>
          <table:table-cell table:formula="of:=IF([.U10]=&quot;x&quot;;&quot;x&quot;;IF([.U10]=&quot;-&quot;;&quot;-&quot;;&quot;&quot;))">
            <text:p/>
          </table:table-cell>
          <table:table-cell table:formula="of:=IF([.V10]=&quot;x&quot;;&quot;x&quot;;IF([.V10]=&quot;-&quot;;&quot;-&quot;;&quot;&quot;))">
            <text:p/>
          </table:table-cell>
          <table:table-cell table:formula="of:=IF([.W10]=&quot;x&quot;;&quot;x&quot;;IF([.W10]=&quot;-&quot;;&quot;-&quot;;&quot;&quot;))">
            <text:p/>
          </table:table-cell>
          <table:table-cell table:formula="of:=IF([.X10]=&quot;x&quot;;&quot;x&quot;;IF([.X10]=&quot;-&quot;;&quot;-&quot;;&quot;&quot;))">
            <text:p/>
          </table:table-cell>
          <table:table-cell table:formula="of:=IF([.Y10]=&quot;x&quot;;&quot;x&quot;;IF([.Y10]=&quot;-&quot;;&quot;-&quot;;&quot;&quot;))">
            <text:p/>
          </table:table-cell>
          <table:table-cell table:formula="of:=IF([.Z10]=&quot;x&quot;;&quot;x&quot;;IF([.Z10]=&quot;-&quot;;&quot;-&quot;;&quot;&quot;))">
            <text:p/>
          </table:table-cell>
          <table:table-cell table:formula="of:=IF([.AA10]=&quot;x&quot;;&quot;x&quot;;IF([.AA10]=&quot;-&quot;;&quot;-&quot;;&quot;&quot;))">
            <text:p/>
          </table:table-cell>
          <table:table-cell table:formula="of:=IF([.AB10]=&quot;x&quot;;&quot;x&quot;;IF([.AB10]=&quot;-&quot;;&quot;-&quot;;&quot;&quot;))">
            <text:p/>
          </table:table-cell>
          <table:table-cell table:formula="of:=IF([.AC10]=&quot;x&quot;;&quot;x&quot;;IF([.AC10]=&quot;-&quot;;&quot;-&quot;;&quot;&quot;))">
            <text:p/>
          </table:table-cell>
          <table:table-cell table:formula="of:=IF([.AD10]=&quot;x&quot;;&quot;x&quot;;IF([.AD10]=&quot;-&quot;;&quot;-&quot;;&quot;&quot;))">
            <text:p/>
          </table:table-cell>
          <table:table-cell table:formula="of:=IF([.AE10]=&quot;x&quot;;&quot;x&quot;;IF([.AE10]=&quot;-&quot;;&quot;-&quot;;&quot;&quot;))">
            <text:p/>
          </table:table-cell>
          <table:table-cell table:formula="of:=IF([.AF10]=&quot;x&quot;;&quot;x&quot;;IF([.AF10]=&quot;-&quot;;&quot;-&quot;;&quot;&quot;))">
            <text:p/>
          </table:table-cell>
          <table:table-cell table:formula="of:=IF([.AG10]=&quot;x&quot;;&quot;x&quot;;IF([.AG10]=&quot;-&quot;;&quot;-&quot;;&quot;&quot;))">
            <text:p/>
          </table:table-cell>
          <table:table-cell table:formula="of:=IF([.AH10]=&quot;x&quot;;&quot;x&quot;;IF([.AH10]=&quot;-&quot;;&quot;-&quot;;&quot;&quot;))">
            <text:p/>
          </table:table-cell>
          <table:table-cell table:formula="of:=IF([.AI10]=&quot;x&quot;;&quot;x&quot;;IF([.AI10]=&quot;-&quot;;&quot;-&quot;;&quot;&quot;))">
            <text:p/>
          </table:table-cell>
          <table:table-cell table:formula="of:=IF([.AJ10]=&quot;x&quot;;&quot;x&quot;;IF([.AJ10]=&quot;-&quot;;&quot;-&quot;;&quot;&quot;))">
            <text:p/>
          </table:table-cell>
          <table:table-cell table:formula="of:=IF([.AK10]=&quot;x&quot;;&quot;x&quot;;IF([.AK10]=&quot;-&quot;;&quot;-&quot;;&quot;&quot;))">
            <text:p/>
          </table:table-cell>
          <table:table-cell table:formula="of:=IF([.AL10]=&quot;x&quot;;&quot;x&quot;;IF([.AL10]=&quot;-&quot;;&quot;-&quot;;&quot;&quot;))">
            <text:p/>
          </table:table-cell>
          <table:table-cell table:formula="of:=IF([.AM10]=&quot;x&quot;;&quot;x&quot;;IF([.AM10]=&quot;-&quot;;&quot;-&quot;;&quot;&quot;))">
            <text:p/>
          </table:table-cell>
          <table:table-cell table:formula="of:=IF([.AN10]=&quot;x&quot;;&quot;x&quot;;IF([.AN10]=&quot;-&quot;;&quot;-&quot;;&quot;&quot;))">
            <text:p/>
          </table:table-cell>
          <table:table-cell table:formula="of:=IF([.AO10]=&quot;x&quot;;&quot;x&quot;;IF([.AO10]=&quot;-&quot;;&quot;-&quot;;&quot;&quot;))">
            <text:p/>
          </table:table-cell>
          <table:table-cell table:formula="of:=IF([.AP10]=&quot;x&quot;;&quot;x&quot;;IF([.AP10]=&quot;-&quot;;&quot;-&quot;;&quot;&quot;))">
            <text:p/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10" calcext:value-type="float">
            <text:p>10</text:p>
          </table:table-cell>
          <table:table-cell table:style-name="ce6" office:value-type="string" calcext:value-type="string">
            <text:p>TST010</text:p>
          </table:table-cell>
          <table:table-cell table:style-name="ce10" table:content-validation-name="val3" office:value-type="string" calcext:value-type="string">
            <text:p>blue</text:p>
          </table:table-cell>
          <table:table-cell table:style-name="ce13" table:content-validation-name="val4" office:value-type="string" calcext:value-type="string">
            <text:p>MixRack</text:p>
          </table:table-cell>
          <table:table-cell table:style-name="ce14" table:content-validation-name="val5" office:value-type="float" office:value="10" calcext:value-type="float">
            <text:p>10</text:p>
          </table:table-cell>
          <table:table-cell table:style-name="ce16" table:content-validation-name="val6" office:value-type="float" office:value="50" calcext:value-type="float">
            <text:p>50</text:p>
          </table:table-cell>
          <table:table-cell table:style-name="ce15" table:content-validation-name="val7" office:value-type="string" calcext:value-type="string">
            <text:p>no</text:p>
          </table:table-cell>
          <table:table-cell table:style-name="ce15" table:content-validation-name="val8" office:value-type="string" calcext:value-type="string">
            <text:p>yes</text:p>
          </table:table-cell>
          <table:table-cell table:style-name="ce15" table:content-validation-name="val9" office:value-type="string" calcext:value-type="string">
            <text:p>no</text:p>
          </table:table-cell>
          <table:table-cell table:style-name="ce15" table:content-validation-name="val10"/>
          <table:table-cell table:style-name="ce15" table:content-validation-name="val9" office:value-type="string" calcext:value-type="string">
            <text:p>no</text:p>
          </table:table-cell>
          <table:table-cell table:content-validation-name="val12" office:value-type="float" office:value="200" calcext:value-type="float">
            <text:p>200</text:p>
          </table:table-cell>
          <table:table-cell table:style-name="ce15" table:content-validation-name="val9" office:value-type="string" calcext:value-type="string">
            <text:p>yes</text:p>
          </table:table-cell>
          <table:table-cell/>
          <table:table-cell table:style-name="ce2" table:content-validation-name="val1" office:value-type="string" calcext:value-type="string">
            <text:p>yes</text:p>
          </table:table-cell>
          <table:table-cell table:style-name="ce15" table:content-validation-name="val1" office:value-type="string" calcext:value-type="string">
            <text:p>yes</text:p>
          </table:table-cell>
          <table:table-cell/>
          <table:table-cell table:style-name="ce15" table:content-validation-name="val13" office:value-type="string" calcext:value-type="string">
            <text:p>x</text:p>
          </table:table-cell>
          <table:table-cell table:style-name="ce15" table:content-validation-name="val13" table:number-columns-repeated="23"/>
          <table:table-cell/>
          <table:table-cell table:style-name="ce15" table:content-validation-name="val13" office:value-type="string" calcext:value-type="string">
            <text:p>x</text:p>
          </table:table-cell>
          <table:table-cell table:style-name="ce15" table:content-validation-name="val13" table:number-columns-repeated="7"/>
          <table:table-cell/>
          <table:table-cell table:formula="of:=IF([.S11]=&quot;x&quot;;&quot;x&quot;;IF([.S11]=&quot;-&quot;;&quot;-&quot;;&quot;&quot;))" office:value-type="string" office:string-value="x" calcext:value-type="string">
            <text:p>x</text:p>
          </table:table-cell>
          <table:table-cell table:formula="of:=IF([.T11]=&quot;x&quot;;&quot;x&quot;;IF([.T11]=&quot;-&quot;;&quot;-&quot;;&quot;&quot;))">
            <text:p/>
          </table:table-cell>
          <table:table-cell table:formula="of:=IF([.U11]=&quot;x&quot;;&quot;x&quot;;IF([.U11]=&quot;-&quot;;&quot;-&quot;;&quot;&quot;))">
            <text:p/>
          </table:table-cell>
          <table:table-cell table:formula="of:=IF([.V11]=&quot;x&quot;;&quot;x&quot;;IF([.V11]=&quot;-&quot;;&quot;-&quot;;&quot;&quot;))">
            <text:p/>
          </table:table-cell>
          <table:table-cell table:formula="of:=IF([.W11]=&quot;x&quot;;&quot;x&quot;;IF([.W11]=&quot;-&quot;;&quot;-&quot;;&quot;&quot;))">
            <text:p/>
          </table:table-cell>
          <table:table-cell table:formula="of:=IF([.X11]=&quot;x&quot;;&quot;x&quot;;IF([.X11]=&quot;-&quot;;&quot;-&quot;;&quot;&quot;))">
            <text:p/>
          </table:table-cell>
          <table:table-cell table:formula="of:=IF([.Y11]=&quot;x&quot;;&quot;x&quot;;IF([.Y11]=&quot;-&quot;;&quot;-&quot;;&quot;&quot;))">
            <text:p/>
          </table:table-cell>
          <table:table-cell table:formula="of:=IF([.Z11]=&quot;x&quot;;&quot;x&quot;;IF([.Z11]=&quot;-&quot;;&quot;-&quot;;&quot;&quot;))">
            <text:p/>
          </table:table-cell>
          <table:table-cell table:formula="of:=IF([.AA11]=&quot;x&quot;;&quot;x&quot;;IF([.AA11]=&quot;-&quot;;&quot;-&quot;;&quot;&quot;))">
            <text:p/>
          </table:table-cell>
          <table:table-cell table:formula="of:=IF([.AB11]=&quot;x&quot;;&quot;x&quot;;IF([.AB11]=&quot;-&quot;;&quot;-&quot;;&quot;&quot;))">
            <text:p/>
          </table:table-cell>
          <table:table-cell table:formula="of:=IF([.AC11]=&quot;x&quot;;&quot;x&quot;;IF([.AC11]=&quot;-&quot;;&quot;-&quot;;&quot;&quot;))">
            <text:p/>
          </table:table-cell>
          <table:table-cell table:formula="of:=IF([.AD11]=&quot;x&quot;;&quot;x&quot;;IF([.AD11]=&quot;-&quot;;&quot;-&quot;;&quot;&quot;))">
            <text:p/>
          </table:table-cell>
          <table:table-cell table:formula="of:=IF([.AE11]=&quot;x&quot;;&quot;x&quot;;IF([.AE11]=&quot;-&quot;;&quot;-&quot;;&quot;&quot;))">
            <text:p/>
          </table:table-cell>
          <table:table-cell table:formula="of:=IF([.AF11]=&quot;x&quot;;&quot;x&quot;;IF([.AF11]=&quot;-&quot;;&quot;-&quot;;&quot;&quot;))">
            <text:p/>
          </table:table-cell>
          <table:table-cell table:formula="of:=IF([.AG11]=&quot;x&quot;;&quot;x&quot;;IF([.AG11]=&quot;-&quot;;&quot;-&quot;;&quot;&quot;))">
            <text:p/>
          </table:table-cell>
          <table:table-cell table:formula="of:=IF([.AH11]=&quot;x&quot;;&quot;x&quot;;IF([.AH11]=&quot;-&quot;;&quot;-&quot;;&quot;&quot;))">
            <text:p/>
          </table:table-cell>
          <table:table-cell table:formula="of:=IF([.AI11]=&quot;x&quot;;&quot;x&quot;;IF([.AI11]=&quot;-&quot;;&quot;-&quot;;&quot;&quot;))">
            <text:p/>
          </table:table-cell>
          <table:table-cell table:formula="of:=IF([.AJ11]=&quot;x&quot;;&quot;x&quot;;IF([.AJ11]=&quot;-&quot;;&quot;-&quot;;&quot;&quot;))">
            <text:p/>
          </table:table-cell>
          <table:table-cell table:formula="of:=IF([.AK11]=&quot;x&quot;;&quot;x&quot;;IF([.AK11]=&quot;-&quot;;&quot;-&quot;;&quot;&quot;))">
            <text:p/>
          </table:table-cell>
          <table:table-cell table:formula="of:=IF([.AL11]=&quot;x&quot;;&quot;x&quot;;IF([.AL11]=&quot;-&quot;;&quot;-&quot;;&quot;&quot;))">
            <text:p/>
          </table:table-cell>
          <table:table-cell table:formula="of:=IF([.AM11]=&quot;x&quot;;&quot;x&quot;;IF([.AM11]=&quot;-&quot;;&quot;-&quot;;&quot;&quot;))">
            <text:p/>
          </table:table-cell>
          <table:table-cell table:formula="of:=IF([.AN11]=&quot;x&quot;;&quot;x&quot;;IF([.AN11]=&quot;-&quot;;&quot;-&quot;;&quot;&quot;))">
            <text:p/>
          </table:table-cell>
          <table:table-cell table:formula="of:=IF([.AO11]=&quot;x&quot;;&quot;x&quot;;IF([.AO11]=&quot;-&quot;;&quot;-&quot;;&quot;&quot;))">
            <text:p/>
          </table:table-cell>
          <table:table-cell table:formula="of:=IF([.AP11]=&quot;x&quot;;&quot;x&quot;;IF([.AP11]=&quot;-&quot;;&quot;-&quot;;&quot;&quot;))">
            <text:p/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11" calcext:value-type="float">
            <text:p>11</text:p>
          </table:table-cell>
          <table:table-cell table:style-name="ce6" office:value-type="string" calcext:value-type="string">
            <text:p>TST011</text:p>
          </table:table-cell>
          <table:table-cell table:style-name="ce10" table:content-validation-name="val3" office:value-type="string" calcext:value-type="string">
            <text:p>blue</text:p>
          </table:table-cell>
          <table:table-cell table:style-name="ce13" table:content-validation-name="val4" office:value-type="string" calcext:value-type="string">
            <text:p>MixRack</text:p>
          </table:table-cell>
          <table:table-cell table:style-name="ce14" table:content-validation-name="val5" office:value-type="float" office:value="11" calcext:value-type="float">
            <text:p>11</text:p>
          </table:table-cell>
          <table:table-cell table:style-name="ce16" table:content-validation-name="val6" office:value-type="float" office:value="55" calcext:value-type="float">
            <text:p>55</text:p>
          </table:table-cell>
          <table:table-cell table:style-name="ce15" table:content-validation-name="val7" office:value-type="string" calcext:value-type="string">
            <text:p>no</text:p>
          </table:table-cell>
          <table:table-cell table:style-name="ce15" table:content-validation-name="val8" office:value-type="string" calcext:value-type="string">
            <text:p>no</text:p>
          </table:table-cell>
          <table:table-cell table:style-name="ce15" table:content-validation-name="val9" office:value-type="string" calcext:value-type="string">
            <text:p>yes</text:p>
          </table:table-cell>
          <table:table-cell table:style-name="ce15" table:content-validation-name="val10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yes</text:p>
          </table:table-cell>
          <table:table-cell table:content-validation-name="val11" office:value-type="float" office:value="220" calcext:value-type="float">
            <text:p>220</text:p>
          </table:table-cell>
          <table:table-cell table:style-name="ce15" table:content-validation-name="val9" office:value-type="string" calcext:value-type="string">
            <text:p>yes</text:p>
          </table:table-cell>
          <table:table-cell/>
          <table:table-cell table:style-name="ce2" table:content-validation-name="val1" office:value-type="string" calcext:value-type="string">
            <text:p>yes</text:p>
          </table:table-cell>
          <table:table-cell table:style-name="ce15" table:content-validation-name="val1" office:value-type="string" calcext:value-type="string">
            <text:p>yes</text:p>
          </table:table-cell>
          <table:table-cell/>
          <table:table-cell table:style-name="ce15" table:content-validation-name="val13" office:value-type="string" calcext:value-type="string">
            <text:p>x</text:p>
          </table:table-cell>
          <table:table-cell table:style-name="ce15" table:content-validation-name="val13" table:number-columns-repeated="23"/>
          <table:table-cell/>
          <table:table-cell table:style-name="ce15" table:content-validation-name="val13" office:value-type="string" calcext:value-type="string">
            <text:p>x</text:p>
          </table:table-cell>
          <table:table-cell table:style-name="ce15" table:content-validation-name="val13" table:number-columns-repeated="7"/>
          <table:table-cell/>
          <table:table-cell table:formula="of:=IF([.S12]=&quot;x&quot;;&quot;x&quot;;IF([.S12]=&quot;-&quot;;&quot;-&quot;;&quot;&quot;))" office:value-type="string" office:string-value="x" calcext:value-type="string">
            <text:p>x</text:p>
          </table:table-cell>
          <table:table-cell table:formula="of:=IF([.T12]=&quot;x&quot;;&quot;x&quot;;IF([.T12]=&quot;-&quot;;&quot;-&quot;;&quot;&quot;))">
            <text:p/>
          </table:table-cell>
          <table:table-cell table:formula="of:=IF([.U12]=&quot;x&quot;;&quot;x&quot;;IF([.U12]=&quot;-&quot;;&quot;-&quot;;&quot;&quot;))">
            <text:p/>
          </table:table-cell>
          <table:table-cell table:formula="of:=IF([.V12]=&quot;x&quot;;&quot;x&quot;;IF([.V12]=&quot;-&quot;;&quot;-&quot;;&quot;&quot;))">
            <text:p/>
          </table:table-cell>
          <table:table-cell table:formula="of:=IF([.W12]=&quot;x&quot;;&quot;x&quot;;IF([.W12]=&quot;-&quot;;&quot;-&quot;;&quot;&quot;))">
            <text:p/>
          </table:table-cell>
          <table:table-cell table:formula="of:=IF([.X12]=&quot;x&quot;;&quot;x&quot;;IF([.X12]=&quot;-&quot;;&quot;-&quot;;&quot;&quot;))">
            <text:p/>
          </table:table-cell>
          <table:table-cell table:formula="of:=IF([.Y12]=&quot;x&quot;;&quot;x&quot;;IF([.Y12]=&quot;-&quot;;&quot;-&quot;;&quot;&quot;))">
            <text:p/>
          </table:table-cell>
          <table:table-cell table:formula="of:=IF([.Z12]=&quot;x&quot;;&quot;x&quot;;IF([.Z12]=&quot;-&quot;;&quot;-&quot;;&quot;&quot;))">
            <text:p/>
          </table:table-cell>
          <table:table-cell table:formula="of:=IF([.AA12]=&quot;x&quot;;&quot;x&quot;;IF([.AA12]=&quot;-&quot;;&quot;-&quot;;&quot;&quot;))">
            <text:p/>
          </table:table-cell>
          <table:table-cell table:formula="of:=IF([.AB12]=&quot;x&quot;;&quot;x&quot;;IF([.AB12]=&quot;-&quot;;&quot;-&quot;;&quot;&quot;))">
            <text:p/>
          </table:table-cell>
          <table:table-cell table:formula="of:=IF([.AC12]=&quot;x&quot;;&quot;x&quot;;IF([.AC12]=&quot;-&quot;;&quot;-&quot;;&quot;&quot;))">
            <text:p/>
          </table:table-cell>
          <table:table-cell table:formula="of:=IF([.AD12]=&quot;x&quot;;&quot;x&quot;;IF([.AD12]=&quot;-&quot;;&quot;-&quot;;&quot;&quot;))">
            <text:p/>
          </table:table-cell>
          <table:table-cell table:formula="of:=IF([.AE12]=&quot;x&quot;;&quot;x&quot;;IF([.AE12]=&quot;-&quot;;&quot;-&quot;;&quot;&quot;))">
            <text:p/>
          </table:table-cell>
          <table:table-cell table:formula="of:=IF([.AF12]=&quot;x&quot;;&quot;x&quot;;IF([.AF12]=&quot;-&quot;;&quot;-&quot;;&quot;&quot;))">
            <text:p/>
          </table:table-cell>
          <table:table-cell table:formula="of:=IF([.AG12]=&quot;x&quot;;&quot;x&quot;;IF([.AG12]=&quot;-&quot;;&quot;-&quot;;&quot;&quot;))">
            <text:p/>
          </table:table-cell>
          <table:table-cell table:formula="of:=IF([.AH12]=&quot;x&quot;;&quot;x&quot;;IF([.AH12]=&quot;-&quot;;&quot;-&quot;;&quot;&quot;))">
            <text:p/>
          </table:table-cell>
          <table:table-cell table:formula="of:=IF([.AI12]=&quot;x&quot;;&quot;x&quot;;IF([.AI12]=&quot;-&quot;;&quot;-&quot;;&quot;&quot;))">
            <text:p/>
          </table:table-cell>
          <table:table-cell table:formula="of:=IF([.AJ12]=&quot;x&quot;;&quot;x&quot;;IF([.AJ12]=&quot;-&quot;;&quot;-&quot;;&quot;&quot;))">
            <text:p/>
          </table:table-cell>
          <table:table-cell table:formula="of:=IF([.AK12]=&quot;x&quot;;&quot;x&quot;;IF([.AK12]=&quot;-&quot;;&quot;-&quot;;&quot;&quot;))">
            <text:p/>
          </table:table-cell>
          <table:table-cell table:formula="of:=IF([.AL12]=&quot;x&quot;;&quot;x&quot;;IF([.AL12]=&quot;-&quot;;&quot;-&quot;;&quot;&quot;))">
            <text:p/>
          </table:table-cell>
          <table:table-cell table:formula="of:=IF([.AM12]=&quot;x&quot;;&quot;x&quot;;IF([.AM12]=&quot;-&quot;;&quot;-&quot;;&quot;&quot;))">
            <text:p/>
          </table:table-cell>
          <table:table-cell table:formula="of:=IF([.AN12]=&quot;x&quot;;&quot;x&quot;;IF([.AN12]=&quot;-&quot;;&quot;-&quot;;&quot;&quot;))">
            <text:p/>
          </table:table-cell>
          <table:table-cell table:formula="of:=IF([.AO12]=&quot;x&quot;;&quot;x&quot;;IF([.AO12]=&quot;-&quot;;&quot;-&quot;;&quot;&quot;))">
            <text:p/>
          </table:table-cell>
          <table:table-cell table:formula="of:=IF([.AP12]=&quot;x&quot;;&quot;x&quot;;IF([.AP12]=&quot;-&quot;;&quot;-&quot;;&quot;&quot;))">
            <text:p/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12" calcext:value-type="float">
            <text:p>12</text:p>
          </table:table-cell>
          <table:table-cell table:style-name="ce6" office:value-type="string" calcext:value-type="string">
            <text:p>TST012</text:p>
          </table:table-cell>
          <table:table-cell table:style-name="ce10" table:content-validation-name="val3" office:value-type="string" calcext:value-type="string">
            <text:p>blue</text:p>
          </table:table-cell>
          <table:table-cell table:style-name="ce13" table:content-validation-name="val4" office:value-type="string" calcext:value-type="string">
            <text:p>MixRack</text:p>
          </table:table-cell>
          <table:table-cell table:style-name="ce14" table:content-validation-name="val5" office:value-type="float" office:value="12" calcext:value-type="float">
            <text:p>12</text:p>
          </table:table-cell>
          <table:table-cell table:style-name="ce16" table:content-validation-name="val6" office:value-type="float" office:value="60" calcext:value-type="float">
            <text:p>60</text:p>
          </table:table-cell>
          <table:table-cell table:style-name="ce15" table:content-validation-name="val7" office:value-type="string" calcext:value-type="string">
            <text:p>no</text:p>
          </table:table-cell>
          <table:table-cell table:style-name="ce15" table:content-validation-name="val8" office:value-type="string" calcext:value-type="string">
            <text:p>yes</text:p>
          </table:table-cell>
          <table:table-cell table:style-name="ce15" table:content-validation-name="val9" office:value-type="string" calcext:value-type="string">
            <text:p>no</text:p>
          </table:table-cell>
          <table:table-cell table:style-name="ce15" table:content-validation-name="val10"/>
          <table:table-cell table:style-name="ce15" table:content-validation-name="val9" office:value-type="string" calcext:value-type="string">
            <text:p>no</text:p>
          </table:table-cell>
          <table:table-cell table:content-validation-name="val12" office:value-type="float" office:value="240" calcext:value-type="float">
            <text:p>240</text:p>
          </table:table-cell>
          <table:table-cell table:style-name="ce15" table:content-validation-name="val9" office:value-type="string" calcext:value-type="string">
            <text:p>yes</text:p>
          </table:table-cell>
          <table:table-cell/>
          <table:table-cell table:style-name="ce2" table:content-validation-name="val1" office:value-type="string" calcext:value-type="string">
            <text:p>yes</text:p>
          </table:table-cell>
          <table:table-cell table:style-name="ce15" table:content-validation-name="val1" office:value-type="string" calcext:value-type="string">
            <text:p>yes</text:p>
          </table:table-cell>
          <table:table-cell/>
          <table:table-cell table:style-name="ce15" table:content-validation-name="val13" office:value-type="string" calcext:value-type="string">
            <text:p>x</text:p>
          </table:table-cell>
          <table:table-cell table:style-name="ce15" table:content-validation-name="val13" table:number-columns-repeated="23"/>
          <table:table-cell/>
          <table:table-cell table:style-name="ce15" table:content-validation-name="val13" office:value-type="string" calcext:value-type="string">
            <text:p>x</text:p>
          </table:table-cell>
          <table:table-cell table:style-name="ce15" table:content-validation-name="val13" table:number-columns-repeated="7"/>
          <table:table-cell/>
          <table:table-cell table:formula="of:=IF([.S13]=&quot;x&quot;;&quot;x&quot;;IF([.S13]=&quot;-&quot;;&quot;-&quot;;&quot;&quot;))" office:value-type="string" office:string-value="x" calcext:value-type="string">
            <text:p>x</text:p>
          </table:table-cell>
          <table:table-cell table:formula="of:=IF([.T13]=&quot;x&quot;;&quot;x&quot;;IF([.T13]=&quot;-&quot;;&quot;-&quot;;&quot;&quot;))">
            <text:p/>
          </table:table-cell>
          <table:table-cell table:formula="of:=IF([.U13]=&quot;x&quot;;&quot;x&quot;;IF([.U13]=&quot;-&quot;;&quot;-&quot;;&quot;&quot;))">
            <text:p/>
          </table:table-cell>
          <table:table-cell table:formula="of:=IF([.V13]=&quot;x&quot;;&quot;x&quot;;IF([.V13]=&quot;-&quot;;&quot;-&quot;;&quot;&quot;))">
            <text:p/>
          </table:table-cell>
          <table:table-cell table:formula="of:=IF([.W13]=&quot;x&quot;;&quot;x&quot;;IF([.W13]=&quot;-&quot;;&quot;-&quot;;&quot;&quot;))">
            <text:p/>
          </table:table-cell>
          <table:table-cell table:formula="of:=IF([.X13]=&quot;x&quot;;&quot;x&quot;;IF([.X13]=&quot;-&quot;;&quot;-&quot;;&quot;&quot;))">
            <text:p/>
          </table:table-cell>
          <table:table-cell table:formula="of:=IF([.Y13]=&quot;x&quot;;&quot;x&quot;;IF([.Y13]=&quot;-&quot;;&quot;-&quot;;&quot;&quot;))">
            <text:p/>
          </table:table-cell>
          <table:table-cell table:formula="of:=IF([.Z13]=&quot;x&quot;;&quot;x&quot;;IF([.Z13]=&quot;-&quot;;&quot;-&quot;;&quot;&quot;))">
            <text:p/>
          </table:table-cell>
          <table:table-cell table:formula="of:=IF([.AA13]=&quot;x&quot;;&quot;x&quot;;IF([.AA13]=&quot;-&quot;;&quot;-&quot;;&quot;&quot;))">
            <text:p/>
          </table:table-cell>
          <table:table-cell table:formula="of:=IF([.AB13]=&quot;x&quot;;&quot;x&quot;;IF([.AB13]=&quot;-&quot;;&quot;-&quot;;&quot;&quot;))">
            <text:p/>
          </table:table-cell>
          <table:table-cell table:formula="of:=IF([.AC13]=&quot;x&quot;;&quot;x&quot;;IF([.AC13]=&quot;-&quot;;&quot;-&quot;;&quot;&quot;))">
            <text:p/>
          </table:table-cell>
          <table:table-cell table:formula="of:=IF([.AD13]=&quot;x&quot;;&quot;x&quot;;IF([.AD13]=&quot;-&quot;;&quot;-&quot;;&quot;&quot;))">
            <text:p/>
          </table:table-cell>
          <table:table-cell table:formula="of:=IF([.AE13]=&quot;x&quot;;&quot;x&quot;;IF([.AE13]=&quot;-&quot;;&quot;-&quot;;&quot;&quot;))">
            <text:p/>
          </table:table-cell>
          <table:table-cell table:formula="of:=IF([.AF13]=&quot;x&quot;;&quot;x&quot;;IF([.AF13]=&quot;-&quot;;&quot;-&quot;;&quot;&quot;))">
            <text:p/>
          </table:table-cell>
          <table:table-cell table:formula="of:=IF([.AG13]=&quot;x&quot;;&quot;x&quot;;IF([.AG13]=&quot;-&quot;;&quot;-&quot;;&quot;&quot;))">
            <text:p/>
          </table:table-cell>
          <table:table-cell table:formula="of:=IF([.AH13]=&quot;x&quot;;&quot;x&quot;;IF([.AH13]=&quot;-&quot;;&quot;-&quot;;&quot;&quot;))">
            <text:p/>
          </table:table-cell>
          <table:table-cell table:formula="of:=IF([.AI13]=&quot;x&quot;;&quot;x&quot;;IF([.AI13]=&quot;-&quot;;&quot;-&quot;;&quot;&quot;))">
            <text:p/>
          </table:table-cell>
          <table:table-cell table:formula="of:=IF([.AJ13]=&quot;x&quot;;&quot;x&quot;;IF([.AJ13]=&quot;-&quot;;&quot;-&quot;;&quot;&quot;))">
            <text:p/>
          </table:table-cell>
          <table:table-cell table:formula="of:=IF([.AK13]=&quot;x&quot;;&quot;x&quot;;IF([.AK13]=&quot;-&quot;;&quot;-&quot;;&quot;&quot;))">
            <text:p/>
          </table:table-cell>
          <table:table-cell table:formula="of:=IF([.AL13]=&quot;x&quot;;&quot;x&quot;;IF([.AL13]=&quot;-&quot;;&quot;-&quot;;&quot;&quot;))">
            <text:p/>
          </table:table-cell>
          <table:table-cell table:formula="of:=IF([.AM13]=&quot;x&quot;;&quot;x&quot;;IF([.AM13]=&quot;-&quot;;&quot;-&quot;;&quot;&quot;))">
            <text:p/>
          </table:table-cell>
          <table:table-cell table:formula="of:=IF([.AN13]=&quot;x&quot;;&quot;x&quot;;IF([.AN13]=&quot;-&quot;;&quot;-&quot;;&quot;&quot;))">
            <text:p/>
          </table:table-cell>
          <table:table-cell table:formula="of:=IF([.AO13]=&quot;x&quot;;&quot;x&quot;;IF([.AO13]=&quot;-&quot;;&quot;-&quot;;&quot;&quot;))">
            <text:p/>
          </table:table-cell>
          <table:table-cell table:formula="of:=IF([.AP13]=&quot;x&quot;;&quot;x&quot;;IF([.AP13]=&quot;-&quot;;&quot;-&quot;;&quot;&quot;))">
            <text:p/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13" calcext:value-type="float">
            <text:p>13</text:p>
          </table:table-cell>
          <table:table-cell table:style-name="ce6" office:value-type="string" calcext:value-type="string">
            <text:p>TST013</text:p>
          </table:table-cell>
          <table:table-cell table:style-name="ce10" table:content-validation-name="val3" office:value-type="string" calcext:value-type="string">
            <text:p>red</text:p>
          </table:table-cell>
          <table:table-cell table:style-name="ce13" table:content-validation-name="val4" office:value-type="string" calcext:value-type="string">
            <text:p>MixRack</text:p>
          </table:table-cell>
          <table:table-cell table:style-name="ce14" table:content-validation-name="val5" office:value-type="float" office:value="13" calcext:value-type="float">
            <text:p>13</text:p>
          </table:table-cell>
          <table:table-cell table:style-name="ce17" table:number-columns-repeated="3"/>
          <table:table-cell table:style-name="ce15" table:content-validation-name="val9" office:value-type="string" calcext:value-type="string">
            <text:p>yes</text:p>
          </table:table-cell>
          <table:table-cell table:style-name="ce15" table:content-validation-name="val10" office:value-type="float" office:value="10" calcext:value-type="float">
            <text:p>10</text:p>
          </table:table-cell>
          <table:table-cell table:style-name="ce15" table:content-validation-name="val9" office:value-type="string" calcext:value-type="string">
            <text:p>yes</text:p>
          </table:table-cell>
          <table:table-cell table:content-validation-name="val11" office:value-type="float" office:value="260" calcext:value-type="float">
            <text:p>260</text:p>
          </table:table-cell>
          <table:table-cell table:style-name="ce15" table:content-validation-name="val9" office:value-type="string" calcext:value-type="string">
            <text:p>no</text:p>
          </table:table-cell>
          <table:table-cell/>
          <table:table-cell table:style-name="ce2" table:content-validation-name="val1" office:value-type="string" calcext:value-type="string">
            <text:p>yes</text:p>
          </table:table-cell>
          <table:table-cell table:style-name="ce15" table:content-validation-name="val1" office:value-type="string" calcext:value-type="string">
            <text:p>yes</text:p>
          </table:table-cell>
          <table:table-cell/>
          <table:table-cell table:style-name="ce15" table:content-validation-name="val13"/>
          <table:table-cell table:style-name="ce15" table:content-validation-name="val13" office:value-type="string" calcext:value-type="string">
            <text:p>x</text:p>
          </table:table-cell>
          <table:table-cell table:style-name="ce15" table:content-validation-name="val13" table:number-columns-repeated="22"/>
          <table:table-cell/>
          <table:table-cell table:style-name="ce15" table:content-validation-name="val13"/>
          <table:table-cell table:style-name="ce15" table:content-validation-name="val13" office:value-type="string" calcext:value-type="string">
            <text:p>x</text:p>
          </table:table-cell>
          <table:table-cell table:style-name="ce15" table:content-validation-name="val13" table:number-columns-repeated="6"/>
          <table:table-cell/>
          <table:table-cell table:formula="of:=IF([.S14]=&quot;x&quot;;&quot;x&quot;;IF([.S14]=&quot;-&quot;;&quot;-&quot;;&quot;&quot;))">
            <text:p/>
          </table:table-cell>
          <table:table-cell table:formula="of:=IF([.T14]=&quot;x&quot;;&quot;x&quot;;IF([.T14]=&quot;-&quot;;&quot;-&quot;;&quot;&quot;))" office:value-type="string" office:string-value="x" calcext:value-type="string">
            <text:p>x</text:p>
          </table:table-cell>
          <table:table-cell table:formula="of:=IF([.U14]=&quot;x&quot;;&quot;x&quot;;IF([.U14]=&quot;-&quot;;&quot;-&quot;;&quot;&quot;))">
            <text:p/>
          </table:table-cell>
          <table:table-cell table:formula="of:=IF([.V14]=&quot;x&quot;;&quot;x&quot;;IF([.V14]=&quot;-&quot;;&quot;-&quot;;&quot;&quot;))">
            <text:p/>
          </table:table-cell>
          <table:table-cell table:formula="of:=IF([.W14]=&quot;x&quot;;&quot;x&quot;;IF([.W14]=&quot;-&quot;;&quot;-&quot;;&quot;&quot;))">
            <text:p/>
          </table:table-cell>
          <table:table-cell table:formula="of:=IF([.X14]=&quot;x&quot;;&quot;x&quot;;IF([.X14]=&quot;-&quot;;&quot;-&quot;;&quot;&quot;))">
            <text:p/>
          </table:table-cell>
          <table:table-cell table:formula="of:=IF([.Y14]=&quot;x&quot;;&quot;x&quot;;IF([.Y14]=&quot;-&quot;;&quot;-&quot;;&quot;&quot;))">
            <text:p/>
          </table:table-cell>
          <table:table-cell table:formula="of:=IF([.Z14]=&quot;x&quot;;&quot;x&quot;;IF([.Z14]=&quot;-&quot;;&quot;-&quot;;&quot;&quot;))">
            <text:p/>
          </table:table-cell>
          <table:table-cell table:formula="of:=IF([.AA14]=&quot;x&quot;;&quot;x&quot;;IF([.AA14]=&quot;-&quot;;&quot;-&quot;;&quot;&quot;))">
            <text:p/>
          </table:table-cell>
          <table:table-cell table:formula="of:=IF([.AB14]=&quot;x&quot;;&quot;x&quot;;IF([.AB14]=&quot;-&quot;;&quot;-&quot;;&quot;&quot;))">
            <text:p/>
          </table:table-cell>
          <table:table-cell table:formula="of:=IF([.AC14]=&quot;x&quot;;&quot;x&quot;;IF([.AC14]=&quot;-&quot;;&quot;-&quot;;&quot;&quot;))">
            <text:p/>
          </table:table-cell>
          <table:table-cell table:formula="of:=IF([.AD14]=&quot;x&quot;;&quot;x&quot;;IF([.AD14]=&quot;-&quot;;&quot;-&quot;;&quot;&quot;))">
            <text:p/>
          </table:table-cell>
          <table:table-cell table:formula="of:=IF([.AE14]=&quot;x&quot;;&quot;x&quot;;IF([.AE14]=&quot;-&quot;;&quot;-&quot;;&quot;&quot;))">
            <text:p/>
          </table:table-cell>
          <table:table-cell table:formula="of:=IF([.AF14]=&quot;x&quot;;&quot;x&quot;;IF([.AF14]=&quot;-&quot;;&quot;-&quot;;&quot;&quot;))">
            <text:p/>
          </table:table-cell>
          <table:table-cell table:formula="of:=IF([.AG14]=&quot;x&quot;;&quot;x&quot;;IF([.AG14]=&quot;-&quot;;&quot;-&quot;;&quot;&quot;))">
            <text:p/>
          </table:table-cell>
          <table:table-cell table:formula="of:=IF([.AH14]=&quot;x&quot;;&quot;x&quot;;IF([.AH14]=&quot;-&quot;;&quot;-&quot;;&quot;&quot;))">
            <text:p/>
          </table:table-cell>
          <table:table-cell table:formula="of:=IF([.AI14]=&quot;x&quot;;&quot;x&quot;;IF([.AI14]=&quot;-&quot;;&quot;-&quot;;&quot;&quot;))">
            <text:p/>
          </table:table-cell>
          <table:table-cell table:formula="of:=IF([.AJ14]=&quot;x&quot;;&quot;x&quot;;IF([.AJ14]=&quot;-&quot;;&quot;-&quot;;&quot;&quot;))">
            <text:p/>
          </table:table-cell>
          <table:table-cell table:formula="of:=IF([.AK14]=&quot;x&quot;;&quot;x&quot;;IF([.AK14]=&quot;-&quot;;&quot;-&quot;;&quot;&quot;))">
            <text:p/>
          </table:table-cell>
          <table:table-cell table:formula="of:=IF([.AL14]=&quot;x&quot;;&quot;x&quot;;IF([.AL14]=&quot;-&quot;;&quot;-&quot;;&quot;&quot;))">
            <text:p/>
          </table:table-cell>
          <table:table-cell table:formula="of:=IF([.AM14]=&quot;x&quot;;&quot;x&quot;;IF([.AM14]=&quot;-&quot;;&quot;-&quot;;&quot;&quot;))">
            <text:p/>
          </table:table-cell>
          <table:table-cell table:formula="of:=IF([.AN14]=&quot;x&quot;;&quot;x&quot;;IF([.AN14]=&quot;-&quot;;&quot;-&quot;;&quot;&quot;))">
            <text:p/>
          </table:table-cell>
          <table:table-cell table:formula="of:=IF([.AO14]=&quot;x&quot;;&quot;x&quot;;IF([.AO14]=&quot;-&quot;;&quot;-&quot;;&quot;&quot;))">
            <text:p/>
          </table:table-cell>
          <table:table-cell table:formula="of:=IF([.AP14]=&quot;x&quot;;&quot;x&quot;;IF([.AP14]=&quot;-&quot;;&quot;-&quot;;&quot;&quot;))">
            <text:p/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14" calcext:value-type="float">
            <text:p>14</text:p>
          </table:table-cell>
          <table:table-cell table:style-name="ce6" office:value-type="string" calcext:value-type="string">
            <text:p>TST014</text:p>
          </table:table-cell>
          <table:table-cell table:style-name="ce10" table:content-validation-name="val3" office:value-type="string" calcext:value-type="string">
            <text:p>red</text:p>
          </table:table-cell>
          <table:table-cell table:style-name="ce13" table:content-validation-name="val4" office:value-type="string" calcext:value-type="string">
            <text:p>MixRack</text:p>
          </table:table-cell>
          <table:table-cell table:style-name="ce14" table:content-validation-name="val5" office:value-type="float" office:value="14" calcext:value-type="float">
            <text:p>14</text:p>
          </table:table-cell>
          <table:table-cell table:style-name="ce15" table:content-validation-name="val6" office:value-type="string" calcext:value-type="string">
            <text:p>-</text:p>
          </table:table-cell>
          <table:table-cell table:style-name="ce15" table:content-validation-name="val7" office:value-type="string" calcext:value-type="string">
            <text:p>-</text:p>
          </table:table-cell>
          <table:table-cell table:style-name="ce15" table:content-validation-name="val8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no</text:p>
          </table:table-cell>
          <table:table-cell table:style-name="ce15" table:content-validation-name="val10" office:value-type="float" office:value="5" calcext:value-type="float">
            <text:p>5</text:p>
          </table:table-cell>
          <table:table-cell table:style-name="ce15" table:content-validation-name="val9" office:value-type="string" calcext:value-type="string">
            <text:p>no</text:p>
          </table:table-cell>
          <table:table-cell table:content-validation-name="val12" office:value-type="float" office:value="280" calcext:value-type="float">
            <text:p>280</text:p>
          </table:table-cell>
          <table:table-cell table:style-name="ce15" table:content-validation-name="val9" office:value-type="string" calcext:value-type="string">
            <text:p>no</text:p>
          </table:table-cell>
          <table:table-cell/>
          <table:table-cell table:style-name="ce2" table:content-validation-name="val1" office:value-type="string" calcext:value-type="string">
            <text:p>yes</text:p>
          </table:table-cell>
          <table:table-cell table:style-name="ce15" table:content-validation-name="val1" office:value-type="string" calcext:value-type="string">
            <text:p>yes</text:p>
          </table:table-cell>
          <table:table-cell/>
          <table:table-cell table:style-name="ce15" table:content-validation-name="val13"/>
          <table:table-cell table:style-name="ce15" table:content-validation-name="val13" office:value-type="string" calcext:value-type="string">
            <text:p>x</text:p>
          </table:table-cell>
          <table:table-cell table:style-name="ce15" table:content-validation-name="val13" table:number-columns-repeated="22"/>
          <table:table-cell/>
          <table:table-cell table:style-name="ce15" table:content-validation-name="val13"/>
          <table:table-cell table:style-name="ce15" table:content-validation-name="val13" office:value-type="string" calcext:value-type="string">
            <text:p>x</text:p>
          </table:table-cell>
          <table:table-cell table:style-name="ce15" table:content-validation-name="val13" table:number-columns-repeated="6"/>
          <table:table-cell/>
          <table:table-cell table:formula="of:=IF([.S15]=&quot;x&quot;;&quot;x&quot;;IF([.S15]=&quot;-&quot;;&quot;-&quot;;&quot;&quot;))">
            <text:p/>
          </table:table-cell>
          <table:table-cell table:formula="of:=IF([.T15]=&quot;x&quot;;&quot;x&quot;;IF([.T15]=&quot;-&quot;;&quot;-&quot;;&quot;&quot;))" office:value-type="string" office:string-value="x" calcext:value-type="string">
            <text:p>x</text:p>
          </table:table-cell>
          <table:table-cell table:formula="of:=IF([.U15]=&quot;x&quot;;&quot;x&quot;;IF([.U15]=&quot;-&quot;;&quot;-&quot;;&quot;&quot;))">
            <text:p/>
          </table:table-cell>
          <table:table-cell table:formula="of:=IF([.V15]=&quot;x&quot;;&quot;x&quot;;IF([.V15]=&quot;-&quot;;&quot;-&quot;;&quot;&quot;))">
            <text:p/>
          </table:table-cell>
          <table:table-cell table:formula="of:=IF([.W15]=&quot;x&quot;;&quot;x&quot;;IF([.W15]=&quot;-&quot;;&quot;-&quot;;&quot;&quot;))">
            <text:p/>
          </table:table-cell>
          <table:table-cell table:formula="of:=IF([.X15]=&quot;x&quot;;&quot;x&quot;;IF([.X15]=&quot;-&quot;;&quot;-&quot;;&quot;&quot;))">
            <text:p/>
          </table:table-cell>
          <table:table-cell table:formula="of:=IF([.Y15]=&quot;x&quot;;&quot;x&quot;;IF([.Y15]=&quot;-&quot;;&quot;-&quot;;&quot;&quot;))">
            <text:p/>
          </table:table-cell>
          <table:table-cell table:formula="of:=IF([.Z15]=&quot;x&quot;;&quot;x&quot;;IF([.Z15]=&quot;-&quot;;&quot;-&quot;;&quot;&quot;))">
            <text:p/>
          </table:table-cell>
          <table:table-cell table:formula="of:=IF([.AA15]=&quot;x&quot;;&quot;x&quot;;IF([.AA15]=&quot;-&quot;;&quot;-&quot;;&quot;&quot;))">
            <text:p/>
          </table:table-cell>
          <table:table-cell table:formula="of:=IF([.AB15]=&quot;x&quot;;&quot;x&quot;;IF([.AB15]=&quot;-&quot;;&quot;-&quot;;&quot;&quot;))">
            <text:p/>
          </table:table-cell>
          <table:table-cell table:formula="of:=IF([.AC15]=&quot;x&quot;;&quot;x&quot;;IF([.AC15]=&quot;-&quot;;&quot;-&quot;;&quot;&quot;))">
            <text:p/>
          </table:table-cell>
          <table:table-cell table:formula="of:=IF([.AD15]=&quot;x&quot;;&quot;x&quot;;IF([.AD15]=&quot;-&quot;;&quot;-&quot;;&quot;&quot;))">
            <text:p/>
          </table:table-cell>
          <table:table-cell table:formula="of:=IF([.AE15]=&quot;x&quot;;&quot;x&quot;;IF([.AE15]=&quot;-&quot;;&quot;-&quot;;&quot;&quot;))">
            <text:p/>
          </table:table-cell>
          <table:table-cell table:formula="of:=IF([.AF15]=&quot;x&quot;;&quot;x&quot;;IF([.AF15]=&quot;-&quot;;&quot;-&quot;;&quot;&quot;))">
            <text:p/>
          </table:table-cell>
          <table:table-cell table:formula="of:=IF([.AG15]=&quot;x&quot;;&quot;x&quot;;IF([.AG15]=&quot;-&quot;;&quot;-&quot;;&quot;&quot;))">
            <text:p/>
          </table:table-cell>
          <table:table-cell table:formula="of:=IF([.AH15]=&quot;x&quot;;&quot;x&quot;;IF([.AH15]=&quot;-&quot;;&quot;-&quot;;&quot;&quot;))">
            <text:p/>
          </table:table-cell>
          <table:table-cell table:formula="of:=IF([.AI15]=&quot;x&quot;;&quot;x&quot;;IF([.AI15]=&quot;-&quot;;&quot;-&quot;;&quot;&quot;))">
            <text:p/>
          </table:table-cell>
          <table:table-cell table:formula="of:=IF([.AJ15]=&quot;x&quot;;&quot;x&quot;;IF([.AJ15]=&quot;-&quot;;&quot;-&quot;;&quot;&quot;))">
            <text:p/>
          </table:table-cell>
          <table:table-cell table:formula="of:=IF([.AK15]=&quot;x&quot;;&quot;x&quot;;IF([.AK15]=&quot;-&quot;;&quot;-&quot;;&quot;&quot;))">
            <text:p/>
          </table:table-cell>
          <table:table-cell table:formula="of:=IF([.AL15]=&quot;x&quot;;&quot;x&quot;;IF([.AL15]=&quot;-&quot;;&quot;-&quot;;&quot;&quot;))">
            <text:p/>
          </table:table-cell>
          <table:table-cell table:formula="of:=IF([.AM15]=&quot;x&quot;;&quot;x&quot;;IF([.AM15]=&quot;-&quot;;&quot;-&quot;;&quot;&quot;))">
            <text:p/>
          </table:table-cell>
          <table:table-cell table:formula="of:=IF([.AN15]=&quot;x&quot;;&quot;x&quot;;IF([.AN15]=&quot;-&quot;;&quot;-&quot;;&quot;&quot;))">
            <text:p/>
          </table:table-cell>
          <table:table-cell table:formula="of:=IF([.AO15]=&quot;x&quot;;&quot;x&quot;;IF([.AO15]=&quot;-&quot;;&quot;-&quot;;&quot;&quot;))">
            <text:p/>
          </table:table-cell>
          <table:table-cell table:formula="of:=IF([.AP15]=&quot;x&quot;;&quot;x&quot;;IF([.AP15]=&quot;-&quot;;&quot;-&quot;;&quot;&quot;))">
            <text:p/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15" calcext:value-type="float">
            <text:p>15</text:p>
          </table:table-cell>
          <table:table-cell table:style-name="ce6" office:value-type="string" calcext:value-type="string">
            <text:p>TST015</text:p>
          </table:table-cell>
          <table:table-cell table:style-name="ce10" table:content-validation-name="val3" office:value-type="string" calcext:value-type="string">
            <text:p>red</text:p>
          </table:table-cell>
          <table:table-cell table:style-name="ce13" table:content-validation-name="val4" office:value-type="string" calcext:value-type="string">
            <text:p>MixRack</text:p>
          </table:table-cell>
          <table:table-cell table:style-name="ce14" table:content-validation-name="val5" office:value-type="float" office:value="15" calcext:value-type="float">
            <text:p>15</text:p>
          </table:table-cell>
          <table:table-cell table:style-name="ce15" table:content-validation-name="val6" office:value-type="float" office:value="5" calcext:value-type="float">
            <text:p>5</text:p>
          </table:table-cell>
          <table:table-cell table:style-name="ce15" table:content-validation-name="val7" office:value-type="string" calcext:value-type="string">
            <text:p>yes</text:p>
          </table:table-cell>
          <table:table-cell table:style-name="ce15" table:content-validation-name="val8" office:value-type="string" calcext:value-type="string">
            <text:p>no</text:p>
          </table:table-cell>
          <table:table-cell table:style-name="ce15" table:content-validation-name="val9" office:value-type="string" calcext:value-type="string">
            <text:p>yes</text:p>
          </table:table-cell>
          <table:table-cell table:style-name="ce15" table:content-validation-name="val10" office:value-type="float" office:value="0" calcext:value-type="float">
            <text:p>0</text:p>
          </table:table-cell>
          <table:table-cell table:style-name="ce15" table:content-validation-name="val9" office:value-type="string" calcext:value-type="string">
            <text:p>yes</text:p>
          </table:table-cell>
          <table:table-cell table:content-validation-name="val11" office:value-type="float" office:value="300" calcext:value-type="float">
            <text:p>300</text:p>
          </table:table-cell>
          <table:table-cell table:style-name="ce15" table:content-validation-name="val9" office:value-type="string" calcext:value-type="string">
            <text:p>no</text:p>
          </table:table-cell>
          <table:table-cell/>
          <table:table-cell table:style-name="ce2" table:content-validation-name="val1" office:value-type="string" calcext:value-type="string">
            <text:p>yes</text:p>
          </table:table-cell>
          <table:table-cell table:style-name="ce15" table:content-validation-name="val1" office:value-type="string" calcext:value-type="string">
            <text:p>yes</text:p>
          </table:table-cell>
          <table:table-cell/>
          <table:table-cell table:style-name="ce15" table:content-validation-name="val13"/>
          <table:table-cell table:style-name="ce15" table:content-validation-name="val13" office:value-type="string" calcext:value-type="string">
            <text:p>x</text:p>
          </table:table-cell>
          <table:table-cell table:style-name="ce15" table:content-validation-name="val13" table:number-columns-repeated="22"/>
          <table:table-cell/>
          <table:table-cell table:style-name="ce15" table:content-validation-name="val13"/>
          <table:table-cell table:style-name="ce15" table:content-validation-name="val13" office:value-type="string" calcext:value-type="string">
            <text:p>x</text:p>
          </table:table-cell>
          <table:table-cell table:style-name="ce15" table:content-validation-name="val13" table:number-columns-repeated="6"/>
          <table:table-cell/>
          <table:table-cell table:formula="of:=IF([.S16]=&quot;x&quot;;&quot;x&quot;;IF([.S16]=&quot;-&quot;;&quot;-&quot;;&quot;&quot;))">
            <text:p/>
          </table:table-cell>
          <table:table-cell table:formula="of:=IF([.T16]=&quot;x&quot;;&quot;x&quot;;IF([.T16]=&quot;-&quot;;&quot;-&quot;;&quot;&quot;))" office:value-type="string" office:string-value="x" calcext:value-type="string">
            <text:p>x</text:p>
          </table:table-cell>
          <table:table-cell table:formula="of:=IF([.U16]=&quot;x&quot;;&quot;x&quot;;IF([.U16]=&quot;-&quot;;&quot;-&quot;;&quot;&quot;))">
            <text:p/>
          </table:table-cell>
          <table:table-cell table:formula="of:=IF([.V16]=&quot;x&quot;;&quot;x&quot;;IF([.V16]=&quot;-&quot;;&quot;-&quot;;&quot;&quot;))">
            <text:p/>
          </table:table-cell>
          <table:table-cell table:formula="of:=IF([.W16]=&quot;x&quot;;&quot;x&quot;;IF([.W16]=&quot;-&quot;;&quot;-&quot;;&quot;&quot;))">
            <text:p/>
          </table:table-cell>
          <table:table-cell table:formula="of:=IF([.X16]=&quot;x&quot;;&quot;x&quot;;IF([.X16]=&quot;-&quot;;&quot;-&quot;;&quot;&quot;))">
            <text:p/>
          </table:table-cell>
          <table:table-cell table:formula="of:=IF([.Y16]=&quot;x&quot;;&quot;x&quot;;IF([.Y16]=&quot;-&quot;;&quot;-&quot;;&quot;&quot;))">
            <text:p/>
          </table:table-cell>
          <table:table-cell table:formula="of:=IF([.Z16]=&quot;x&quot;;&quot;x&quot;;IF([.Z16]=&quot;-&quot;;&quot;-&quot;;&quot;&quot;))">
            <text:p/>
          </table:table-cell>
          <table:table-cell table:formula="of:=IF([.AA16]=&quot;x&quot;;&quot;x&quot;;IF([.AA16]=&quot;-&quot;;&quot;-&quot;;&quot;&quot;))">
            <text:p/>
          </table:table-cell>
          <table:table-cell table:formula="of:=IF([.AB16]=&quot;x&quot;;&quot;x&quot;;IF([.AB16]=&quot;-&quot;;&quot;-&quot;;&quot;&quot;))">
            <text:p/>
          </table:table-cell>
          <table:table-cell table:formula="of:=IF([.AC16]=&quot;x&quot;;&quot;x&quot;;IF([.AC16]=&quot;-&quot;;&quot;-&quot;;&quot;&quot;))">
            <text:p/>
          </table:table-cell>
          <table:table-cell table:formula="of:=IF([.AD16]=&quot;x&quot;;&quot;x&quot;;IF([.AD16]=&quot;-&quot;;&quot;-&quot;;&quot;&quot;))">
            <text:p/>
          </table:table-cell>
          <table:table-cell table:formula="of:=IF([.AE16]=&quot;x&quot;;&quot;x&quot;;IF([.AE16]=&quot;-&quot;;&quot;-&quot;;&quot;&quot;))">
            <text:p/>
          </table:table-cell>
          <table:table-cell table:formula="of:=IF([.AF16]=&quot;x&quot;;&quot;x&quot;;IF([.AF16]=&quot;-&quot;;&quot;-&quot;;&quot;&quot;))">
            <text:p/>
          </table:table-cell>
          <table:table-cell table:formula="of:=IF([.AG16]=&quot;x&quot;;&quot;x&quot;;IF([.AG16]=&quot;-&quot;;&quot;-&quot;;&quot;&quot;))">
            <text:p/>
          </table:table-cell>
          <table:table-cell table:formula="of:=IF([.AH16]=&quot;x&quot;;&quot;x&quot;;IF([.AH16]=&quot;-&quot;;&quot;-&quot;;&quot;&quot;))">
            <text:p/>
          </table:table-cell>
          <table:table-cell table:formula="of:=IF([.AI16]=&quot;x&quot;;&quot;x&quot;;IF([.AI16]=&quot;-&quot;;&quot;-&quot;;&quot;&quot;))">
            <text:p/>
          </table:table-cell>
          <table:table-cell table:formula="of:=IF([.AJ16]=&quot;x&quot;;&quot;x&quot;;IF([.AJ16]=&quot;-&quot;;&quot;-&quot;;&quot;&quot;))">
            <text:p/>
          </table:table-cell>
          <table:table-cell table:formula="of:=IF([.AK16]=&quot;x&quot;;&quot;x&quot;;IF([.AK16]=&quot;-&quot;;&quot;-&quot;;&quot;&quot;))">
            <text:p/>
          </table:table-cell>
          <table:table-cell table:formula="of:=IF([.AL16]=&quot;x&quot;;&quot;x&quot;;IF([.AL16]=&quot;-&quot;;&quot;-&quot;;&quot;&quot;))">
            <text:p/>
          </table:table-cell>
          <table:table-cell table:formula="of:=IF([.AM16]=&quot;x&quot;;&quot;x&quot;;IF([.AM16]=&quot;-&quot;;&quot;-&quot;;&quot;&quot;))">
            <text:p/>
          </table:table-cell>
          <table:table-cell table:formula="of:=IF([.AN16]=&quot;x&quot;;&quot;x&quot;;IF([.AN16]=&quot;-&quot;;&quot;-&quot;;&quot;&quot;))">
            <text:p/>
          </table:table-cell>
          <table:table-cell table:formula="of:=IF([.AO16]=&quot;x&quot;;&quot;x&quot;;IF([.AO16]=&quot;-&quot;;&quot;-&quot;;&quot;&quot;))">
            <text:p/>
          </table:table-cell>
          <table:table-cell table:formula="of:=IF([.AP16]=&quot;x&quot;;&quot;x&quot;;IF([.AP16]=&quot;-&quot;;&quot;-&quot;;&quot;&quot;))">
            <text:p/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16" calcext:value-type="float">
            <text:p>16</text:p>
          </table:table-cell>
          <table:table-cell table:style-name="ce6" office:value-type="string" calcext:value-type="string">
            <text:p>TST016</text:p>
          </table:table-cell>
          <table:table-cell table:style-name="ce10" table:content-validation-name="val3" office:value-type="string" calcext:value-type="string">
            <text:p>red</text:p>
          </table:table-cell>
          <table:table-cell table:style-name="ce13" table:content-validation-name="val4" office:value-type="string" calcext:value-type="string">
            <text:p>MixRack</text:p>
          </table:table-cell>
          <table:table-cell table:style-name="ce14" table:content-validation-name="val5" office:value-type="float" office:value="16" calcext:value-type="float">
            <text:p>16</text:p>
          </table:table-cell>
          <table:table-cell table:style-name="ce15" table:content-validation-name="val6" office:value-type="float" office:value="10" calcext:value-type="float">
            <text:p>10</text:p>
          </table:table-cell>
          <table:table-cell table:style-name="ce15" table:content-validation-name="val7" office:value-type="string" calcext:value-type="string">
            <text:p>no</text:p>
          </table:table-cell>
          <table:table-cell table:style-name="ce15" table:content-validation-name="val8" office:value-type="string" calcext:value-type="string">
            <text:p>yes</text:p>
          </table:table-cell>
          <table:table-cell table:style-name="ce15" table:content-validation-name="val9" office:value-type="string" calcext:value-type="string">
            <text:p>no</text:p>
          </table:table-cell>
          <table:table-cell table:style-name="ce15" table:content-validation-name="val10" office:value-type="float" office:value="-5" calcext:value-type="float">
            <text:p>-5</text:p>
          </table:table-cell>
          <table:table-cell table:style-name="ce15" table:content-validation-name="val9" office:value-type="string" calcext:value-type="string">
            <text:p>no</text:p>
          </table:table-cell>
          <table:table-cell table:content-validation-name="val12" office:value-type="float" office:value="320" calcext:value-type="float">
            <text:p>320</text:p>
          </table:table-cell>
          <table:table-cell table:style-name="ce15" table:content-validation-name="val9" office:value-type="string" calcext:value-type="string">
            <text:p>no</text:p>
          </table:table-cell>
          <table:table-cell/>
          <table:table-cell table:style-name="ce2" table:content-validation-name="val1" office:value-type="string" calcext:value-type="string">
            <text:p>yes</text:p>
          </table:table-cell>
          <table:table-cell table:style-name="ce15" table:content-validation-name="val1" office:value-type="string" calcext:value-type="string">
            <text:p>yes</text:p>
          </table:table-cell>
          <table:table-cell/>
          <table:table-cell table:style-name="ce15" table:content-validation-name="val13"/>
          <table:table-cell table:style-name="ce15" table:content-validation-name="val13" office:value-type="string" calcext:value-type="string">
            <text:p>x</text:p>
          </table:table-cell>
          <table:table-cell table:style-name="ce15" table:content-validation-name="val13" table:number-columns-repeated="22"/>
          <table:table-cell/>
          <table:table-cell table:style-name="ce15" table:content-validation-name="val13"/>
          <table:table-cell table:style-name="ce15" table:content-validation-name="val13" office:value-type="string" calcext:value-type="string">
            <text:p>x</text:p>
          </table:table-cell>
          <table:table-cell table:style-name="ce15" table:content-validation-name="val13" table:number-columns-repeated="6"/>
          <table:table-cell/>
          <table:table-cell table:formula="of:=IF([.S17]=&quot;x&quot;;&quot;x&quot;;IF([.S17]=&quot;-&quot;;&quot;-&quot;;&quot;&quot;))">
            <text:p/>
          </table:table-cell>
          <table:table-cell table:formula="of:=IF([.T17]=&quot;x&quot;;&quot;x&quot;;IF([.T17]=&quot;-&quot;;&quot;-&quot;;&quot;&quot;))" office:value-type="string" office:string-value="x" calcext:value-type="string">
            <text:p>x</text:p>
          </table:table-cell>
          <table:table-cell table:formula="of:=IF([.U17]=&quot;x&quot;;&quot;x&quot;;IF([.U17]=&quot;-&quot;;&quot;-&quot;;&quot;&quot;))">
            <text:p/>
          </table:table-cell>
          <table:table-cell table:formula="of:=IF([.V17]=&quot;x&quot;;&quot;x&quot;;IF([.V17]=&quot;-&quot;;&quot;-&quot;;&quot;&quot;))">
            <text:p/>
          </table:table-cell>
          <table:table-cell table:formula="of:=IF([.W17]=&quot;x&quot;;&quot;x&quot;;IF([.W17]=&quot;-&quot;;&quot;-&quot;;&quot;&quot;))">
            <text:p/>
          </table:table-cell>
          <table:table-cell table:formula="of:=IF([.X17]=&quot;x&quot;;&quot;x&quot;;IF([.X17]=&quot;-&quot;;&quot;-&quot;;&quot;&quot;))">
            <text:p/>
          </table:table-cell>
          <table:table-cell table:formula="of:=IF([.Y17]=&quot;x&quot;;&quot;x&quot;;IF([.Y17]=&quot;-&quot;;&quot;-&quot;;&quot;&quot;))">
            <text:p/>
          </table:table-cell>
          <table:table-cell table:formula="of:=IF([.Z17]=&quot;x&quot;;&quot;x&quot;;IF([.Z17]=&quot;-&quot;;&quot;-&quot;;&quot;&quot;))">
            <text:p/>
          </table:table-cell>
          <table:table-cell table:formula="of:=IF([.AA17]=&quot;x&quot;;&quot;x&quot;;IF([.AA17]=&quot;-&quot;;&quot;-&quot;;&quot;&quot;))">
            <text:p/>
          </table:table-cell>
          <table:table-cell table:formula="of:=IF([.AB17]=&quot;x&quot;;&quot;x&quot;;IF([.AB17]=&quot;-&quot;;&quot;-&quot;;&quot;&quot;))">
            <text:p/>
          </table:table-cell>
          <table:table-cell table:formula="of:=IF([.AC17]=&quot;x&quot;;&quot;x&quot;;IF([.AC17]=&quot;-&quot;;&quot;-&quot;;&quot;&quot;))">
            <text:p/>
          </table:table-cell>
          <table:table-cell table:formula="of:=IF([.AD17]=&quot;x&quot;;&quot;x&quot;;IF([.AD17]=&quot;-&quot;;&quot;-&quot;;&quot;&quot;))">
            <text:p/>
          </table:table-cell>
          <table:table-cell table:formula="of:=IF([.AE17]=&quot;x&quot;;&quot;x&quot;;IF([.AE17]=&quot;-&quot;;&quot;-&quot;;&quot;&quot;))">
            <text:p/>
          </table:table-cell>
          <table:table-cell table:formula="of:=IF([.AF17]=&quot;x&quot;;&quot;x&quot;;IF([.AF17]=&quot;-&quot;;&quot;-&quot;;&quot;&quot;))">
            <text:p/>
          </table:table-cell>
          <table:table-cell table:formula="of:=IF([.AG17]=&quot;x&quot;;&quot;x&quot;;IF([.AG17]=&quot;-&quot;;&quot;-&quot;;&quot;&quot;))">
            <text:p/>
          </table:table-cell>
          <table:table-cell table:formula="of:=IF([.AH17]=&quot;x&quot;;&quot;x&quot;;IF([.AH17]=&quot;-&quot;;&quot;-&quot;;&quot;&quot;))">
            <text:p/>
          </table:table-cell>
          <table:table-cell table:formula="of:=IF([.AI17]=&quot;x&quot;;&quot;x&quot;;IF([.AI17]=&quot;-&quot;;&quot;-&quot;;&quot;&quot;))">
            <text:p/>
          </table:table-cell>
          <table:table-cell table:formula="of:=IF([.AJ17]=&quot;x&quot;;&quot;x&quot;;IF([.AJ17]=&quot;-&quot;;&quot;-&quot;;&quot;&quot;))">
            <text:p/>
          </table:table-cell>
          <table:table-cell table:formula="of:=IF([.AK17]=&quot;x&quot;;&quot;x&quot;;IF([.AK17]=&quot;-&quot;;&quot;-&quot;;&quot;&quot;))">
            <text:p/>
          </table:table-cell>
          <table:table-cell table:formula="of:=IF([.AL17]=&quot;x&quot;;&quot;x&quot;;IF([.AL17]=&quot;-&quot;;&quot;-&quot;;&quot;&quot;))">
            <text:p/>
          </table:table-cell>
          <table:table-cell table:formula="of:=IF([.AM17]=&quot;x&quot;;&quot;x&quot;;IF([.AM17]=&quot;-&quot;;&quot;-&quot;;&quot;&quot;))">
            <text:p/>
          </table:table-cell>
          <table:table-cell table:formula="of:=IF([.AN17]=&quot;x&quot;;&quot;x&quot;;IF([.AN17]=&quot;-&quot;;&quot;-&quot;;&quot;&quot;))">
            <text:p/>
          </table:table-cell>
          <table:table-cell table:formula="of:=IF([.AO17]=&quot;x&quot;;&quot;x&quot;;IF([.AO17]=&quot;-&quot;;&quot;-&quot;;&quot;&quot;))">
            <text:p/>
          </table:table-cell>
          <table:table-cell table:formula="of:=IF([.AP17]=&quot;x&quot;;&quot;x&quot;;IF([.AP17]=&quot;-&quot;;&quot;-&quot;;&quot;&quot;))">
            <text:p/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17" calcext:value-type="float">
            <text:p>17</text:p>
          </table:table-cell>
          <table:table-cell table:style-name="ce6" office:value-type="string" calcext:value-type="string">
            <text:p>TST017</text:p>
          </table:table-cell>
          <table:table-cell table:style-name="ce10" table:content-validation-name="val3" office:value-type="string" calcext:value-type="string">
            <text:p>red</text:p>
          </table:table-cell>
          <table:table-cell table:style-name="ce13" table:content-validation-name="val4" office:value-type="string" calcext:value-type="string">
            <text:p>MixRack</text:p>
          </table:table-cell>
          <table:table-cell table:style-name="ce14" table:content-validation-name="val5" office:value-type="float" office:value="17" calcext:value-type="float">
            <text:p>17</text:p>
          </table:table-cell>
          <table:table-cell table:style-name="ce16" table:content-validation-name="val6" office:value-type="float" office:value="15" calcext:value-type="float">
            <text:p>15</text:p>
          </table:table-cell>
          <table:table-cell table:style-name="ce15" table:content-validation-name="val7" office:value-type="string" calcext:value-type="string">
            <text:p>yes</text:p>
          </table:table-cell>
          <table:table-cell table:style-name="ce15" table:content-validation-name="val8" office:value-type="string" calcext:value-type="string">
            <text:p>no</text:p>
          </table:table-cell>
          <table:table-cell table:style-name="ce15" table:content-validation-name="val9" office:value-type="string" calcext:value-type="string">
            <text:p>yes</text:p>
          </table:table-cell>
          <table:table-cell table:style-name="ce15" table:content-validation-name="val10" office:value-type="float" office:value="-10" calcext:value-type="float">
            <text:p>-10</text:p>
          </table:table-cell>
          <table:table-cell table:style-name="ce15" table:content-validation-name="val9" office:value-type="string" calcext:value-type="string">
            <text:p>yes</text:p>
          </table:table-cell>
          <table:table-cell table:content-validation-name="val11" office:value-type="float" office:value="340" calcext:value-type="float">
            <text:p>340</text:p>
          </table:table-cell>
          <table:table-cell table:style-name="ce15" table:content-validation-name="val9" office:value-type="string" calcext:value-type="string">
            <text:p>no</text:p>
          </table:table-cell>
          <table:table-cell/>
          <table:table-cell table:style-name="ce2" table:content-validation-name="val1" office:value-type="string" calcext:value-type="string">
            <text:p>yes</text:p>
          </table:table-cell>
          <table:table-cell table:style-name="ce15" table:content-validation-name="val1" office:value-type="string" calcext:value-type="string">
            <text:p>yes</text:p>
          </table:table-cell>
          <table:table-cell/>
          <table:table-cell table:style-name="ce15" table:content-validation-name="val13"/>
          <table:table-cell table:style-name="ce15" table:content-validation-name="val13" office:value-type="string" calcext:value-type="string">
            <text:p>x</text:p>
          </table:table-cell>
          <table:table-cell table:style-name="ce15" table:content-validation-name="val13" table:number-columns-repeated="22"/>
          <table:table-cell/>
          <table:table-cell table:style-name="ce15" table:content-validation-name="val13"/>
          <table:table-cell table:style-name="ce15" table:content-validation-name="val13" office:value-type="string" calcext:value-type="string">
            <text:p>x</text:p>
          </table:table-cell>
          <table:table-cell table:style-name="ce15" table:content-validation-name="val13" table:number-columns-repeated="6"/>
          <table:table-cell/>
          <table:table-cell table:formula="of:=IF([.S18]=&quot;x&quot;;&quot;x&quot;;IF([.S18]=&quot;-&quot;;&quot;-&quot;;&quot;&quot;))">
            <text:p/>
          </table:table-cell>
          <table:table-cell table:formula="of:=IF([.T18]=&quot;x&quot;;&quot;x&quot;;IF([.T18]=&quot;-&quot;;&quot;-&quot;;&quot;&quot;))" office:value-type="string" office:string-value="x" calcext:value-type="string">
            <text:p>x</text:p>
          </table:table-cell>
          <table:table-cell table:formula="of:=IF([.U18]=&quot;x&quot;;&quot;x&quot;;IF([.U18]=&quot;-&quot;;&quot;-&quot;;&quot;&quot;))">
            <text:p/>
          </table:table-cell>
          <table:table-cell table:formula="of:=IF([.V18]=&quot;x&quot;;&quot;x&quot;;IF([.V18]=&quot;-&quot;;&quot;-&quot;;&quot;&quot;))">
            <text:p/>
          </table:table-cell>
          <table:table-cell table:formula="of:=IF([.W18]=&quot;x&quot;;&quot;x&quot;;IF([.W18]=&quot;-&quot;;&quot;-&quot;;&quot;&quot;))">
            <text:p/>
          </table:table-cell>
          <table:table-cell table:formula="of:=IF([.X18]=&quot;x&quot;;&quot;x&quot;;IF([.X18]=&quot;-&quot;;&quot;-&quot;;&quot;&quot;))">
            <text:p/>
          </table:table-cell>
          <table:table-cell table:formula="of:=IF([.Y18]=&quot;x&quot;;&quot;x&quot;;IF([.Y18]=&quot;-&quot;;&quot;-&quot;;&quot;&quot;))">
            <text:p/>
          </table:table-cell>
          <table:table-cell table:formula="of:=IF([.Z18]=&quot;x&quot;;&quot;x&quot;;IF([.Z18]=&quot;-&quot;;&quot;-&quot;;&quot;&quot;))">
            <text:p/>
          </table:table-cell>
          <table:table-cell table:formula="of:=IF([.AA18]=&quot;x&quot;;&quot;x&quot;;IF([.AA18]=&quot;-&quot;;&quot;-&quot;;&quot;&quot;))">
            <text:p/>
          </table:table-cell>
          <table:table-cell table:formula="of:=IF([.AB18]=&quot;x&quot;;&quot;x&quot;;IF([.AB18]=&quot;-&quot;;&quot;-&quot;;&quot;&quot;))">
            <text:p/>
          </table:table-cell>
          <table:table-cell table:formula="of:=IF([.AC18]=&quot;x&quot;;&quot;x&quot;;IF([.AC18]=&quot;-&quot;;&quot;-&quot;;&quot;&quot;))">
            <text:p/>
          </table:table-cell>
          <table:table-cell table:formula="of:=IF([.AD18]=&quot;x&quot;;&quot;x&quot;;IF([.AD18]=&quot;-&quot;;&quot;-&quot;;&quot;&quot;))">
            <text:p/>
          </table:table-cell>
          <table:table-cell table:formula="of:=IF([.AE18]=&quot;x&quot;;&quot;x&quot;;IF([.AE18]=&quot;-&quot;;&quot;-&quot;;&quot;&quot;))">
            <text:p/>
          </table:table-cell>
          <table:table-cell table:formula="of:=IF([.AF18]=&quot;x&quot;;&quot;x&quot;;IF([.AF18]=&quot;-&quot;;&quot;-&quot;;&quot;&quot;))">
            <text:p/>
          </table:table-cell>
          <table:table-cell table:formula="of:=IF([.AG18]=&quot;x&quot;;&quot;x&quot;;IF([.AG18]=&quot;-&quot;;&quot;-&quot;;&quot;&quot;))">
            <text:p/>
          </table:table-cell>
          <table:table-cell table:formula="of:=IF([.AH18]=&quot;x&quot;;&quot;x&quot;;IF([.AH18]=&quot;-&quot;;&quot;-&quot;;&quot;&quot;))">
            <text:p/>
          </table:table-cell>
          <table:table-cell table:formula="of:=IF([.AI18]=&quot;x&quot;;&quot;x&quot;;IF([.AI18]=&quot;-&quot;;&quot;-&quot;;&quot;&quot;))">
            <text:p/>
          </table:table-cell>
          <table:table-cell table:formula="of:=IF([.AJ18]=&quot;x&quot;;&quot;x&quot;;IF([.AJ18]=&quot;-&quot;;&quot;-&quot;;&quot;&quot;))">
            <text:p/>
          </table:table-cell>
          <table:table-cell table:formula="of:=IF([.AK18]=&quot;x&quot;;&quot;x&quot;;IF([.AK18]=&quot;-&quot;;&quot;-&quot;;&quot;&quot;))">
            <text:p/>
          </table:table-cell>
          <table:table-cell table:formula="of:=IF([.AL18]=&quot;x&quot;;&quot;x&quot;;IF([.AL18]=&quot;-&quot;;&quot;-&quot;;&quot;&quot;))">
            <text:p/>
          </table:table-cell>
          <table:table-cell table:formula="of:=IF([.AM18]=&quot;x&quot;;&quot;x&quot;;IF([.AM18]=&quot;-&quot;;&quot;-&quot;;&quot;&quot;))">
            <text:p/>
          </table:table-cell>
          <table:table-cell table:formula="of:=IF([.AN18]=&quot;x&quot;;&quot;x&quot;;IF([.AN18]=&quot;-&quot;;&quot;-&quot;;&quot;&quot;))">
            <text:p/>
          </table:table-cell>
          <table:table-cell table:formula="of:=IF([.AO18]=&quot;x&quot;;&quot;x&quot;;IF([.AO18]=&quot;-&quot;;&quot;-&quot;;&quot;&quot;))">
            <text:p/>
          </table:table-cell>
          <table:table-cell table:formula="of:=IF([.AP18]=&quot;x&quot;;&quot;x&quot;;IF([.AP18]=&quot;-&quot;;&quot;-&quot;;&quot;&quot;))">
            <text:p/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18" calcext:value-type="float">
            <text:p>18</text:p>
          </table:table-cell>
          <table:table-cell table:style-name="ce6" office:value-type="string" calcext:value-type="string">
            <text:p>TST018</text:p>
          </table:table-cell>
          <table:table-cell table:style-name="ce10" table:content-validation-name="val3" office:value-type="string" calcext:value-type="string">
            <text:p>red</text:p>
          </table:table-cell>
          <table:table-cell table:style-name="ce13" table:content-validation-name="val4" office:value-type="string" calcext:value-type="string">
            <text:p>MixRack</text:p>
          </table:table-cell>
          <table:table-cell table:style-name="ce14" table:content-validation-name="val5" office:value-type="float" office:value="18" calcext:value-type="float">
            <text:p>18</text:p>
          </table:table-cell>
          <table:table-cell table:style-name="ce16" table:content-validation-name="val6" office:value-type="float" office:value="20" calcext:value-type="float">
            <text:p>20</text:p>
          </table:table-cell>
          <table:table-cell table:style-name="ce15" table:content-validation-name="val7" office:value-type="string" calcext:value-type="string">
            <text:p>no</text:p>
          </table:table-cell>
          <table:table-cell table:style-name="ce15" table:content-validation-name="val8" office:value-type="string" calcext:value-type="string">
            <text:p>yes</text:p>
          </table:table-cell>
          <table:table-cell table:style-name="ce15" table:content-validation-name="val9" office:value-type="string" calcext:value-type="string">
            <text:p>no</text:p>
          </table:table-cell>
          <table:table-cell table:style-name="ce15" table:content-validation-name="val10" office:value-type="float" office:value="-15" calcext:value-type="float">
            <text:p>-15</text:p>
          </table:table-cell>
          <table:table-cell table:style-name="ce15" table:content-validation-name="val9" office:value-type="string" calcext:value-type="string">
            <text:p>no</text:p>
          </table:table-cell>
          <table:table-cell table:content-validation-name="val12" office:value-type="float" office:value="360" calcext:value-type="float">
            <text:p>360</text:p>
          </table:table-cell>
          <table:table-cell table:style-name="ce15" table:content-validation-name="val9" office:value-type="string" calcext:value-type="string">
            <text:p>no</text:p>
          </table:table-cell>
          <table:table-cell/>
          <table:table-cell table:style-name="ce2" table:content-validation-name="val1" office:value-type="string" calcext:value-type="string">
            <text:p>yes</text:p>
          </table:table-cell>
          <table:table-cell table:style-name="ce15" table:content-validation-name="val1" office:value-type="string" calcext:value-type="string">
            <text:p>yes</text:p>
          </table:table-cell>
          <table:table-cell/>
          <table:table-cell table:style-name="ce15" table:content-validation-name="val13"/>
          <table:table-cell table:style-name="ce15" table:content-validation-name="val13" office:value-type="string" calcext:value-type="string">
            <text:p>x</text:p>
          </table:table-cell>
          <table:table-cell table:style-name="ce15" table:content-validation-name="val13" table:number-columns-repeated="22"/>
          <table:table-cell/>
          <table:table-cell table:style-name="ce15" table:content-validation-name="val13"/>
          <table:table-cell table:style-name="ce15" table:content-validation-name="val13" office:value-type="string" calcext:value-type="string">
            <text:p>x</text:p>
          </table:table-cell>
          <table:table-cell table:style-name="ce15" table:content-validation-name="val13" table:number-columns-repeated="6"/>
          <table:table-cell/>
          <table:table-cell table:formula="of:=IF([.S19]=&quot;x&quot;;&quot;x&quot;;IF([.S19]=&quot;-&quot;;&quot;-&quot;;&quot;&quot;))">
            <text:p/>
          </table:table-cell>
          <table:table-cell table:formula="of:=IF([.T19]=&quot;x&quot;;&quot;x&quot;;IF([.T19]=&quot;-&quot;;&quot;-&quot;;&quot;&quot;))" office:value-type="string" office:string-value="x" calcext:value-type="string">
            <text:p>x</text:p>
          </table:table-cell>
          <table:table-cell table:formula="of:=IF([.U19]=&quot;x&quot;;&quot;x&quot;;IF([.U19]=&quot;-&quot;;&quot;-&quot;;&quot;&quot;))">
            <text:p/>
          </table:table-cell>
          <table:table-cell table:formula="of:=IF([.V19]=&quot;x&quot;;&quot;x&quot;;IF([.V19]=&quot;-&quot;;&quot;-&quot;;&quot;&quot;))">
            <text:p/>
          </table:table-cell>
          <table:table-cell table:formula="of:=IF([.W19]=&quot;x&quot;;&quot;x&quot;;IF([.W19]=&quot;-&quot;;&quot;-&quot;;&quot;&quot;))">
            <text:p/>
          </table:table-cell>
          <table:table-cell table:formula="of:=IF([.X19]=&quot;x&quot;;&quot;x&quot;;IF([.X19]=&quot;-&quot;;&quot;-&quot;;&quot;&quot;))">
            <text:p/>
          </table:table-cell>
          <table:table-cell table:formula="of:=IF([.Y19]=&quot;x&quot;;&quot;x&quot;;IF([.Y19]=&quot;-&quot;;&quot;-&quot;;&quot;&quot;))">
            <text:p/>
          </table:table-cell>
          <table:table-cell table:formula="of:=IF([.Z19]=&quot;x&quot;;&quot;x&quot;;IF([.Z19]=&quot;-&quot;;&quot;-&quot;;&quot;&quot;))">
            <text:p/>
          </table:table-cell>
          <table:table-cell table:formula="of:=IF([.AA19]=&quot;x&quot;;&quot;x&quot;;IF([.AA19]=&quot;-&quot;;&quot;-&quot;;&quot;&quot;))">
            <text:p/>
          </table:table-cell>
          <table:table-cell table:formula="of:=IF([.AB19]=&quot;x&quot;;&quot;x&quot;;IF([.AB19]=&quot;-&quot;;&quot;-&quot;;&quot;&quot;))">
            <text:p/>
          </table:table-cell>
          <table:table-cell table:formula="of:=IF([.AC19]=&quot;x&quot;;&quot;x&quot;;IF([.AC19]=&quot;-&quot;;&quot;-&quot;;&quot;&quot;))">
            <text:p/>
          </table:table-cell>
          <table:table-cell table:formula="of:=IF([.AD19]=&quot;x&quot;;&quot;x&quot;;IF([.AD19]=&quot;-&quot;;&quot;-&quot;;&quot;&quot;))">
            <text:p/>
          </table:table-cell>
          <table:table-cell table:formula="of:=IF([.AE19]=&quot;x&quot;;&quot;x&quot;;IF([.AE19]=&quot;-&quot;;&quot;-&quot;;&quot;&quot;))">
            <text:p/>
          </table:table-cell>
          <table:table-cell table:formula="of:=IF([.AF19]=&quot;x&quot;;&quot;x&quot;;IF([.AF19]=&quot;-&quot;;&quot;-&quot;;&quot;&quot;))">
            <text:p/>
          </table:table-cell>
          <table:table-cell table:formula="of:=IF([.AG19]=&quot;x&quot;;&quot;x&quot;;IF([.AG19]=&quot;-&quot;;&quot;-&quot;;&quot;&quot;))">
            <text:p/>
          </table:table-cell>
          <table:table-cell table:formula="of:=IF([.AH19]=&quot;x&quot;;&quot;x&quot;;IF([.AH19]=&quot;-&quot;;&quot;-&quot;;&quot;&quot;))">
            <text:p/>
          </table:table-cell>
          <table:table-cell table:formula="of:=IF([.AI19]=&quot;x&quot;;&quot;x&quot;;IF([.AI19]=&quot;-&quot;;&quot;-&quot;;&quot;&quot;))">
            <text:p/>
          </table:table-cell>
          <table:table-cell table:formula="of:=IF([.AJ19]=&quot;x&quot;;&quot;x&quot;;IF([.AJ19]=&quot;-&quot;;&quot;-&quot;;&quot;&quot;))">
            <text:p/>
          </table:table-cell>
          <table:table-cell table:formula="of:=IF([.AK19]=&quot;x&quot;;&quot;x&quot;;IF([.AK19]=&quot;-&quot;;&quot;-&quot;;&quot;&quot;))">
            <text:p/>
          </table:table-cell>
          <table:table-cell table:formula="of:=IF([.AL19]=&quot;x&quot;;&quot;x&quot;;IF([.AL19]=&quot;-&quot;;&quot;-&quot;;&quot;&quot;))">
            <text:p/>
          </table:table-cell>
          <table:table-cell table:formula="of:=IF([.AM19]=&quot;x&quot;;&quot;x&quot;;IF([.AM19]=&quot;-&quot;;&quot;-&quot;;&quot;&quot;))">
            <text:p/>
          </table:table-cell>
          <table:table-cell table:formula="of:=IF([.AN19]=&quot;x&quot;;&quot;x&quot;;IF([.AN19]=&quot;-&quot;;&quot;-&quot;;&quot;&quot;))">
            <text:p/>
          </table:table-cell>
          <table:table-cell table:formula="of:=IF([.AO19]=&quot;x&quot;;&quot;x&quot;;IF([.AO19]=&quot;-&quot;;&quot;-&quot;;&quot;&quot;))">
            <text:p/>
          </table:table-cell>
          <table:table-cell table:formula="of:=IF([.AP19]=&quot;x&quot;;&quot;x&quot;;IF([.AP19]=&quot;-&quot;;&quot;-&quot;;&quot;&quot;))">
            <text:p/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19" calcext:value-type="float">
            <text:p>19</text:p>
          </table:table-cell>
          <table:table-cell table:style-name="ce6" office:value-type="string" calcext:value-type="string">
            <text:p>TST019</text:p>
          </table:table-cell>
          <table:table-cell table:style-name="ce10" table:content-validation-name="val3" office:value-type="string" calcext:value-type="string">
            <text:p>red</text:p>
          </table:table-cell>
          <table:table-cell table:style-name="ce13" table:content-validation-name="val4" office:value-type="string" calcext:value-type="string">
            <text:p>MixRack</text:p>
          </table:table-cell>
          <table:table-cell table:style-name="ce14" table:content-validation-name="val5" office:value-type="float" office:value="19" calcext:value-type="float">
            <text:p>19</text:p>
          </table:table-cell>
          <table:table-cell table:style-name="ce16" table:content-validation-name="val6" office:value-type="float" office:value="25" calcext:value-type="float">
            <text:p>25</text:p>
          </table:table-cell>
          <table:table-cell table:style-name="ce15" table:content-validation-name="val7" office:value-type="string" calcext:value-type="string">
            <text:p>yes</text:p>
          </table:table-cell>
          <table:table-cell table:style-name="ce15" table:content-validation-name="val8" office:value-type="string" calcext:value-type="string">
            <text:p>no</text:p>
          </table:table-cell>
          <table:table-cell table:style-name="ce15" table:content-validation-name="val9" office:value-type="string" calcext:value-type="string">
            <text:p>yes</text:p>
          </table:table-cell>
          <table:table-cell table:style-name="ce15" table:content-validation-name="val10" office:value-type="float" office:value="-20" calcext:value-type="float">
            <text:p>-20</text:p>
          </table:table-cell>
          <table:table-cell table:style-name="ce15" table:content-validation-name="val9" office:value-type="string" calcext:value-type="string">
            <text:p>yes</text:p>
          </table:table-cell>
          <table:table-cell table:content-validation-name="val11" office:value-type="float" office:value="380" calcext:value-type="float">
            <text:p>380</text:p>
          </table:table-cell>
          <table:table-cell table:style-name="ce15" table:content-validation-name="val9" office:value-type="string" calcext:value-type="string">
            <text:p>no</text:p>
          </table:table-cell>
          <table:table-cell/>
          <table:table-cell table:style-name="ce2" table:content-validation-name="val1" office:value-type="string" calcext:value-type="string">
            <text:p>yes</text:p>
          </table:table-cell>
          <table:table-cell table:style-name="ce15" table:content-validation-name="val1" office:value-type="string" calcext:value-type="string">
            <text:p>yes</text:p>
          </table:table-cell>
          <table:table-cell/>
          <table:table-cell table:style-name="ce15" table:content-validation-name="val13"/>
          <table:table-cell table:style-name="ce15" table:content-validation-name="val13" office:value-type="string" calcext:value-type="string">
            <text:p>x</text:p>
          </table:table-cell>
          <table:table-cell table:style-name="ce15" table:content-validation-name="val13" table:number-columns-repeated="22"/>
          <table:table-cell/>
          <table:table-cell table:style-name="ce15" table:content-validation-name="val13"/>
          <table:table-cell table:style-name="ce15" table:content-validation-name="val13" office:value-type="string" calcext:value-type="string">
            <text:p>x</text:p>
          </table:table-cell>
          <table:table-cell table:style-name="ce15" table:content-validation-name="val13" table:number-columns-repeated="6"/>
          <table:table-cell/>
          <table:table-cell table:formula="of:=IF([.S20]=&quot;x&quot;;&quot;x&quot;;IF([.S20]=&quot;-&quot;;&quot;-&quot;;&quot;&quot;))">
            <text:p/>
          </table:table-cell>
          <table:table-cell table:formula="of:=IF([.T20]=&quot;x&quot;;&quot;x&quot;;IF([.T20]=&quot;-&quot;;&quot;-&quot;;&quot;&quot;))" office:value-type="string" office:string-value="x" calcext:value-type="string">
            <text:p>x</text:p>
          </table:table-cell>
          <table:table-cell table:formula="of:=IF([.U20]=&quot;x&quot;;&quot;x&quot;;IF([.U20]=&quot;-&quot;;&quot;-&quot;;&quot;&quot;))">
            <text:p/>
          </table:table-cell>
          <table:table-cell table:formula="of:=IF([.V20]=&quot;x&quot;;&quot;x&quot;;IF([.V20]=&quot;-&quot;;&quot;-&quot;;&quot;&quot;))">
            <text:p/>
          </table:table-cell>
          <table:table-cell table:formula="of:=IF([.W20]=&quot;x&quot;;&quot;x&quot;;IF([.W20]=&quot;-&quot;;&quot;-&quot;;&quot;&quot;))">
            <text:p/>
          </table:table-cell>
          <table:table-cell table:formula="of:=IF([.X20]=&quot;x&quot;;&quot;x&quot;;IF([.X20]=&quot;-&quot;;&quot;-&quot;;&quot;&quot;))">
            <text:p/>
          </table:table-cell>
          <table:table-cell table:formula="of:=IF([.Y20]=&quot;x&quot;;&quot;x&quot;;IF([.Y20]=&quot;-&quot;;&quot;-&quot;;&quot;&quot;))">
            <text:p/>
          </table:table-cell>
          <table:table-cell table:formula="of:=IF([.Z20]=&quot;x&quot;;&quot;x&quot;;IF([.Z20]=&quot;-&quot;;&quot;-&quot;;&quot;&quot;))">
            <text:p/>
          </table:table-cell>
          <table:table-cell table:formula="of:=IF([.AA20]=&quot;x&quot;;&quot;x&quot;;IF([.AA20]=&quot;-&quot;;&quot;-&quot;;&quot;&quot;))">
            <text:p/>
          </table:table-cell>
          <table:table-cell table:formula="of:=IF([.AB20]=&quot;x&quot;;&quot;x&quot;;IF([.AB20]=&quot;-&quot;;&quot;-&quot;;&quot;&quot;))">
            <text:p/>
          </table:table-cell>
          <table:table-cell table:formula="of:=IF([.AC20]=&quot;x&quot;;&quot;x&quot;;IF([.AC20]=&quot;-&quot;;&quot;-&quot;;&quot;&quot;))">
            <text:p/>
          </table:table-cell>
          <table:table-cell table:formula="of:=IF([.AD20]=&quot;x&quot;;&quot;x&quot;;IF([.AD20]=&quot;-&quot;;&quot;-&quot;;&quot;&quot;))">
            <text:p/>
          </table:table-cell>
          <table:table-cell table:formula="of:=IF([.AE20]=&quot;x&quot;;&quot;x&quot;;IF([.AE20]=&quot;-&quot;;&quot;-&quot;;&quot;&quot;))">
            <text:p/>
          </table:table-cell>
          <table:table-cell table:formula="of:=IF([.AF20]=&quot;x&quot;;&quot;x&quot;;IF([.AF20]=&quot;-&quot;;&quot;-&quot;;&quot;&quot;))">
            <text:p/>
          </table:table-cell>
          <table:table-cell table:formula="of:=IF([.AG20]=&quot;x&quot;;&quot;x&quot;;IF([.AG20]=&quot;-&quot;;&quot;-&quot;;&quot;&quot;))">
            <text:p/>
          </table:table-cell>
          <table:table-cell table:formula="of:=IF([.AH20]=&quot;x&quot;;&quot;x&quot;;IF([.AH20]=&quot;-&quot;;&quot;-&quot;;&quot;&quot;))">
            <text:p/>
          </table:table-cell>
          <table:table-cell table:formula="of:=IF([.AI20]=&quot;x&quot;;&quot;x&quot;;IF([.AI20]=&quot;-&quot;;&quot;-&quot;;&quot;&quot;))">
            <text:p/>
          </table:table-cell>
          <table:table-cell table:formula="of:=IF([.AJ20]=&quot;x&quot;;&quot;x&quot;;IF([.AJ20]=&quot;-&quot;;&quot;-&quot;;&quot;&quot;))">
            <text:p/>
          </table:table-cell>
          <table:table-cell table:formula="of:=IF([.AK20]=&quot;x&quot;;&quot;x&quot;;IF([.AK20]=&quot;-&quot;;&quot;-&quot;;&quot;&quot;))">
            <text:p/>
          </table:table-cell>
          <table:table-cell table:formula="of:=IF([.AL20]=&quot;x&quot;;&quot;x&quot;;IF([.AL20]=&quot;-&quot;;&quot;-&quot;;&quot;&quot;))">
            <text:p/>
          </table:table-cell>
          <table:table-cell table:formula="of:=IF([.AM20]=&quot;x&quot;;&quot;x&quot;;IF([.AM20]=&quot;-&quot;;&quot;-&quot;;&quot;&quot;))">
            <text:p/>
          </table:table-cell>
          <table:table-cell table:formula="of:=IF([.AN20]=&quot;x&quot;;&quot;x&quot;;IF([.AN20]=&quot;-&quot;;&quot;-&quot;;&quot;&quot;))">
            <text:p/>
          </table:table-cell>
          <table:table-cell table:formula="of:=IF([.AO20]=&quot;x&quot;;&quot;x&quot;;IF([.AO20]=&quot;-&quot;;&quot;-&quot;;&quot;&quot;))">
            <text:p/>
          </table:table-cell>
          <table:table-cell table:formula="of:=IF([.AP20]=&quot;x&quot;;&quot;x&quot;;IF([.AP20]=&quot;-&quot;;&quot;-&quot;;&quot;&quot;))">
            <text:p/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20" calcext:value-type="float">
            <text:p>20</text:p>
          </table:table-cell>
          <table:table-cell table:style-name="ce6" office:value-type="string" calcext:value-type="string">
            <text:p>TST020</text:p>
          </table:table-cell>
          <table:table-cell table:style-name="ce10" table:content-validation-name="val3" office:value-type="string" calcext:value-type="string">
            <text:p>red</text:p>
          </table:table-cell>
          <table:table-cell table:style-name="ce13" table:content-validation-name="val4" office:value-type="string" calcext:value-type="string">
            <text:p>MixRack</text:p>
          </table:table-cell>
          <table:table-cell table:style-name="ce14" table:content-validation-name="val5" office:value-type="float" office:value="20" calcext:value-type="float">
            <text:p>20</text:p>
          </table:table-cell>
          <table:table-cell table:style-name="ce16" table:content-validation-name="val6" office:value-type="float" office:value="30" calcext:value-type="float">
            <text:p>30</text:p>
          </table:table-cell>
          <table:table-cell table:style-name="ce15" table:content-validation-name="val7" office:value-type="string" calcext:value-type="string">
            <text:p>no</text:p>
          </table:table-cell>
          <table:table-cell table:style-name="ce15" table:content-validation-name="val8" office:value-type="string" calcext:value-type="string">
            <text:p>yes</text:p>
          </table:table-cell>
          <table:table-cell table:style-name="ce15" table:content-validation-name="val9" office:value-type="string" calcext:value-type="string">
            <text:p>no</text:p>
          </table:table-cell>
          <table:table-cell table:style-name="ce15" table:content-validation-name="val10" office:value-type="float" office:value="-25" calcext:value-type="float">
            <text:p>-25</text:p>
          </table:table-cell>
          <table:table-cell table:style-name="ce15" table:content-validation-name="val9" office:value-type="string" calcext:value-type="string">
            <text:p>no</text:p>
          </table:table-cell>
          <table:table-cell table:content-validation-name="val12" office:value-type="float" office:value="400" calcext:value-type="float">
            <text:p>400</text:p>
          </table:table-cell>
          <table:table-cell table:style-name="ce15" table:content-validation-name="val9" office:value-type="string" calcext:value-type="string">
            <text:p>no</text:p>
          </table:table-cell>
          <table:table-cell/>
          <table:table-cell table:style-name="ce2" table:content-validation-name="val1" office:value-type="string" calcext:value-type="string">
            <text:p>yes</text:p>
          </table:table-cell>
          <table:table-cell table:style-name="ce15" table:content-validation-name="val1" office:value-type="string" calcext:value-type="string">
            <text:p>yes</text:p>
          </table:table-cell>
          <table:table-cell/>
          <table:table-cell table:style-name="ce15" table:content-validation-name="val13"/>
          <table:table-cell table:style-name="ce15" table:content-validation-name="val13" office:value-type="string" calcext:value-type="string">
            <text:p>x</text:p>
          </table:table-cell>
          <table:table-cell table:style-name="ce15" table:content-validation-name="val13" table:number-columns-repeated="22"/>
          <table:table-cell/>
          <table:table-cell table:style-name="ce15" table:content-validation-name="val13"/>
          <table:table-cell table:style-name="ce15" table:content-validation-name="val13" office:value-type="string" calcext:value-type="string">
            <text:p>x</text:p>
          </table:table-cell>
          <table:table-cell table:style-name="ce15" table:content-validation-name="val13" table:number-columns-repeated="6"/>
          <table:table-cell/>
          <table:table-cell table:formula="of:=IF([.S21]=&quot;x&quot;;&quot;x&quot;;IF([.S21]=&quot;-&quot;;&quot;-&quot;;&quot;&quot;))">
            <text:p/>
          </table:table-cell>
          <table:table-cell table:formula="of:=IF([.T21]=&quot;x&quot;;&quot;x&quot;;IF([.T21]=&quot;-&quot;;&quot;-&quot;;&quot;&quot;))" office:value-type="string" office:string-value="x" calcext:value-type="string">
            <text:p>x</text:p>
          </table:table-cell>
          <table:table-cell table:formula="of:=IF([.U21]=&quot;x&quot;;&quot;x&quot;;IF([.U21]=&quot;-&quot;;&quot;-&quot;;&quot;&quot;))">
            <text:p/>
          </table:table-cell>
          <table:table-cell table:formula="of:=IF([.V21]=&quot;x&quot;;&quot;x&quot;;IF([.V21]=&quot;-&quot;;&quot;-&quot;;&quot;&quot;))">
            <text:p/>
          </table:table-cell>
          <table:table-cell table:formula="of:=IF([.W21]=&quot;x&quot;;&quot;x&quot;;IF([.W21]=&quot;-&quot;;&quot;-&quot;;&quot;&quot;))">
            <text:p/>
          </table:table-cell>
          <table:table-cell table:formula="of:=IF([.X21]=&quot;x&quot;;&quot;x&quot;;IF([.X21]=&quot;-&quot;;&quot;-&quot;;&quot;&quot;))">
            <text:p/>
          </table:table-cell>
          <table:table-cell table:formula="of:=IF([.Y21]=&quot;x&quot;;&quot;x&quot;;IF([.Y21]=&quot;-&quot;;&quot;-&quot;;&quot;&quot;))">
            <text:p/>
          </table:table-cell>
          <table:table-cell table:formula="of:=IF([.Z21]=&quot;x&quot;;&quot;x&quot;;IF([.Z21]=&quot;-&quot;;&quot;-&quot;;&quot;&quot;))">
            <text:p/>
          </table:table-cell>
          <table:table-cell table:formula="of:=IF([.AA21]=&quot;x&quot;;&quot;x&quot;;IF([.AA21]=&quot;-&quot;;&quot;-&quot;;&quot;&quot;))">
            <text:p/>
          </table:table-cell>
          <table:table-cell table:formula="of:=IF([.AB21]=&quot;x&quot;;&quot;x&quot;;IF([.AB21]=&quot;-&quot;;&quot;-&quot;;&quot;&quot;))">
            <text:p/>
          </table:table-cell>
          <table:table-cell table:formula="of:=IF([.AC21]=&quot;x&quot;;&quot;x&quot;;IF([.AC21]=&quot;-&quot;;&quot;-&quot;;&quot;&quot;))">
            <text:p/>
          </table:table-cell>
          <table:table-cell table:formula="of:=IF([.AD21]=&quot;x&quot;;&quot;x&quot;;IF([.AD21]=&quot;-&quot;;&quot;-&quot;;&quot;&quot;))">
            <text:p/>
          </table:table-cell>
          <table:table-cell table:formula="of:=IF([.AE21]=&quot;x&quot;;&quot;x&quot;;IF([.AE21]=&quot;-&quot;;&quot;-&quot;;&quot;&quot;))">
            <text:p/>
          </table:table-cell>
          <table:table-cell table:formula="of:=IF([.AF21]=&quot;x&quot;;&quot;x&quot;;IF([.AF21]=&quot;-&quot;;&quot;-&quot;;&quot;&quot;))">
            <text:p/>
          </table:table-cell>
          <table:table-cell table:formula="of:=IF([.AG21]=&quot;x&quot;;&quot;x&quot;;IF([.AG21]=&quot;-&quot;;&quot;-&quot;;&quot;&quot;))">
            <text:p/>
          </table:table-cell>
          <table:table-cell table:formula="of:=IF([.AH21]=&quot;x&quot;;&quot;x&quot;;IF([.AH21]=&quot;-&quot;;&quot;-&quot;;&quot;&quot;))">
            <text:p/>
          </table:table-cell>
          <table:table-cell table:formula="of:=IF([.AI21]=&quot;x&quot;;&quot;x&quot;;IF([.AI21]=&quot;-&quot;;&quot;-&quot;;&quot;&quot;))">
            <text:p/>
          </table:table-cell>
          <table:table-cell table:formula="of:=IF([.AJ21]=&quot;x&quot;;&quot;x&quot;;IF([.AJ21]=&quot;-&quot;;&quot;-&quot;;&quot;&quot;))">
            <text:p/>
          </table:table-cell>
          <table:table-cell table:formula="of:=IF([.AK21]=&quot;x&quot;;&quot;x&quot;;IF([.AK21]=&quot;-&quot;;&quot;-&quot;;&quot;&quot;))">
            <text:p/>
          </table:table-cell>
          <table:table-cell table:formula="of:=IF([.AL21]=&quot;x&quot;;&quot;x&quot;;IF([.AL21]=&quot;-&quot;;&quot;-&quot;;&quot;&quot;))">
            <text:p/>
          </table:table-cell>
          <table:table-cell table:formula="of:=IF([.AM21]=&quot;x&quot;;&quot;x&quot;;IF([.AM21]=&quot;-&quot;;&quot;-&quot;;&quot;&quot;))">
            <text:p/>
          </table:table-cell>
          <table:table-cell table:formula="of:=IF([.AN21]=&quot;x&quot;;&quot;x&quot;;IF([.AN21]=&quot;-&quot;;&quot;-&quot;;&quot;&quot;))">
            <text:p/>
          </table:table-cell>
          <table:table-cell table:formula="of:=IF([.AO21]=&quot;x&quot;;&quot;x&quot;;IF([.AO21]=&quot;-&quot;;&quot;-&quot;;&quot;&quot;))">
            <text:p/>
          </table:table-cell>
          <table:table-cell table:formula="of:=IF([.AP21]=&quot;x&quot;;&quot;x&quot;;IF([.AP21]=&quot;-&quot;;&quot;-&quot;;&quot;&quot;))">
            <text:p/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21" calcext:value-type="float">
            <text:p>21</text:p>
          </table:table-cell>
          <table:table-cell table:style-name="ce6" office:value-type="string" calcext:value-type="string">
            <text:p>TST021</text:p>
          </table:table-cell>
          <table:table-cell table:style-name="ce10" table:content-validation-name="val3" office:value-type="string" calcext:value-type="string">
            <text:p>red</text:p>
          </table:table-cell>
          <table:table-cell table:style-name="ce13" table:content-validation-name="val4" office:value-type="string" calcext:value-type="string">
            <text:p>MixRack</text:p>
          </table:table-cell>
          <table:table-cell table:style-name="ce14" table:content-validation-name="val5" office:value-type="float" office:value="21" calcext:value-type="float">
            <text:p>21</text:p>
          </table:table-cell>
          <table:table-cell table:style-name="ce16" table:content-validation-name="val6" office:value-type="float" office:value="35" calcext:value-type="float">
            <text:p>35</text:p>
          </table:table-cell>
          <table:table-cell table:style-name="ce15" table:content-validation-name="val7" office:value-type="string" calcext:value-type="string">
            <text:p>yes</text:p>
          </table:table-cell>
          <table:table-cell table:style-name="ce15" table:content-validation-name="val8" office:value-type="string" calcext:value-type="string">
            <text:p>no</text:p>
          </table:table-cell>
          <table:table-cell table:style-name="ce15" table:content-validation-name="val9" office:value-type="string" calcext:value-type="string">
            <text:p>yes</text:p>
          </table:table-cell>
          <table:table-cell table:style-name="ce15" table:content-validation-name="val10" office:value-type="float" office:value="-30" calcext:value-type="float">
            <text:p>-30</text:p>
          </table:table-cell>
          <table:table-cell table:style-name="ce15" table:content-validation-name="val9" office:value-type="string" calcext:value-type="string">
            <text:p>yes</text:p>
          </table:table-cell>
          <table:table-cell table:content-validation-name="val11" office:value-type="float" office:value="420" calcext:value-type="float">
            <text:p>420</text:p>
          </table:table-cell>
          <table:table-cell table:style-name="ce15" table:content-validation-name="val9" office:value-type="string" calcext:value-type="string">
            <text:p>no</text:p>
          </table:table-cell>
          <table:table-cell/>
          <table:table-cell table:style-name="ce2" table:content-validation-name="val1" office:value-type="string" calcext:value-type="string">
            <text:p>yes</text:p>
          </table:table-cell>
          <table:table-cell table:style-name="ce15" table:content-validation-name="val1" office:value-type="string" calcext:value-type="string">
            <text:p>yes</text:p>
          </table:table-cell>
          <table:table-cell/>
          <table:table-cell table:style-name="ce15" table:content-validation-name="val13"/>
          <table:table-cell table:style-name="ce15" table:content-validation-name="val13" office:value-type="string" calcext:value-type="string">
            <text:p>x</text:p>
          </table:table-cell>
          <table:table-cell table:style-name="ce15" table:content-validation-name="val13" table:number-columns-repeated="22"/>
          <table:table-cell/>
          <table:table-cell table:style-name="ce15" table:content-validation-name="val13"/>
          <table:table-cell table:style-name="ce15" table:content-validation-name="val13" office:value-type="string" calcext:value-type="string">
            <text:p>x</text:p>
          </table:table-cell>
          <table:table-cell table:style-name="ce15" table:content-validation-name="val13" table:number-columns-repeated="6"/>
          <table:table-cell/>
          <table:table-cell table:formula="of:=IF([.S22]=&quot;x&quot;;&quot;x&quot;;IF([.S22]=&quot;-&quot;;&quot;-&quot;;&quot;&quot;))">
            <text:p/>
          </table:table-cell>
          <table:table-cell table:formula="of:=IF([.T22]=&quot;x&quot;;&quot;x&quot;;IF([.T22]=&quot;-&quot;;&quot;-&quot;;&quot;&quot;))" office:value-type="string" office:string-value="x" calcext:value-type="string">
            <text:p>x</text:p>
          </table:table-cell>
          <table:table-cell table:formula="of:=IF([.U22]=&quot;x&quot;;&quot;x&quot;;IF([.U22]=&quot;-&quot;;&quot;-&quot;;&quot;&quot;))">
            <text:p/>
          </table:table-cell>
          <table:table-cell table:formula="of:=IF([.V22]=&quot;x&quot;;&quot;x&quot;;IF([.V22]=&quot;-&quot;;&quot;-&quot;;&quot;&quot;))">
            <text:p/>
          </table:table-cell>
          <table:table-cell table:formula="of:=IF([.W22]=&quot;x&quot;;&quot;x&quot;;IF([.W22]=&quot;-&quot;;&quot;-&quot;;&quot;&quot;))">
            <text:p/>
          </table:table-cell>
          <table:table-cell table:formula="of:=IF([.X22]=&quot;x&quot;;&quot;x&quot;;IF([.X22]=&quot;-&quot;;&quot;-&quot;;&quot;&quot;))">
            <text:p/>
          </table:table-cell>
          <table:table-cell table:formula="of:=IF([.Y22]=&quot;x&quot;;&quot;x&quot;;IF([.Y22]=&quot;-&quot;;&quot;-&quot;;&quot;&quot;))">
            <text:p/>
          </table:table-cell>
          <table:table-cell table:formula="of:=IF([.Z22]=&quot;x&quot;;&quot;x&quot;;IF([.Z22]=&quot;-&quot;;&quot;-&quot;;&quot;&quot;))">
            <text:p/>
          </table:table-cell>
          <table:table-cell table:formula="of:=IF([.AA22]=&quot;x&quot;;&quot;x&quot;;IF([.AA22]=&quot;-&quot;;&quot;-&quot;;&quot;&quot;))">
            <text:p/>
          </table:table-cell>
          <table:table-cell table:formula="of:=IF([.AB22]=&quot;x&quot;;&quot;x&quot;;IF([.AB22]=&quot;-&quot;;&quot;-&quot;;&quot;&quot;))">
            <text:p/>
          </table:table-cell>
          <table:table-cell table:formula="of:=IF([.AC22]=&quot;x&quot;;&quot;x&quot;;IF([.AC22]=&quot;-&quot;;&quot;-&quot;;&quot;&quot;))">
            <text:p/>
          </table:table-cell>
          <table:table-cell table:formula="of:=IF([.AD22]=&quot;x&quot;;&quot;x&quot;;IF([.AD22]=&quot;-&quot;;&quot;-&quot;;&quot;&quot;))">
            <text:p/>
          </table:table-cell>
          <table:table-cell table:formula="of:=IF([.AE22]=&quot;x&quot;;&quot;x&quot;;IF([.AE22]=&quot;-&quot;;&quot;-&quot;;&quot;&quot;))">
            <text:p/>
          </table:table-cell>
          <table:table-cell table:formula="of:=IF([.AF22]=&quot;x&quot;;&quot;x&quot;;IF([.AF22]=&quot;-&quot;;&quot;-&quot;;&quot;&quot;))">
            <text:p/>
          </table:table-cell>
          <table:table-cell table:formula="of:=IF([.AG22]=&quot;x&quot;;&quot;x&quot;;IF([.AG22]=&quot;-&quot;;&quot;-&quot;;&quot;&quot;))">
            <text:p/>
          </table:table-cell>
          <table:table-cell table:formula="of:=IF([.AH22]=&quot;x&quot;;&quot;x&quot;;IF([.AH22]=&quot;-&quot;;&quot;-&quot;;&quot;&quot;))">
            <text:p/>
          </table:table-cell>
          <table:table-cell table:formula="of:=IF([.AI22]=&quot;x&quot;;&quot;x&quot;;IF([.AI22]=&quot;-&quot;;&quot;-&quot;;&quot;&quot;))">
            <text:p/>
          </table:table-cell>
          <table:table-cell table:formula="of:=IF([.AJ22]=&quot;x&quot;;&quot;x&quot;;IF([.AJ22]=&quot;-&quot;;&quot;-&quot;;&quot;&quot;))">
            <text:p/>
          </table:table-cell>
          <table:table-cell table:formula="of:=IF([.AK22]=&quot;x&quot;;&quot;x&quot;;IF([.AK22]=&quot;-&quot;;&quot;-&quot;;&quot;&quot;))">
            <text:p/>
          </table:table-cell>
          <table:table-cell table:formula="of:=IF([.AL22]=&quot;x&quot;;&quot;x&quot;;IF([.AL22]=&quot;-&quot;;&quot;-&quot;;&quot;&quot;))">
            <text:p/>
          </table:table-cell>
          <table:table-cell table:formula="of:=IF([.AM22]=&quot;x&quot;;&quot;x&quot;;IF([.AM22]=&quot;-&quot;;&quot;-&quot;;&quot;&quot;))">
            <text:p/>
          </table:table-cell>
          <table:table-cell table:formula="of:=IF([.AN22]=&quot;x&quot;;&quot;x&quot;;IF([.AN22]=&quot;-&quot;;&quot;-&quot;;&quot;&quot;))">
            <text:p/>
          </table:table-cell>
          <table:table-cell table:formula="of:=IF([.AO22]=&quot;x&quot;;&quot;x&quot;;IF([.AO22]=&quot;-&quot;;&quot;-&quot;;&quot;&quot;))">
            <text:p/>
          </table:table-cell>
          <table:table-cell table:formula="of:=IF([.AP22]=&quot;x&quot;;&quot;x&quot;;IF([.AP22]=&quot;-&quot;;&quot;-&quot;;&quot;&quot;))">
            <text:p/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22" calcext:value-type="float">
            <text:p>22</text:p>
          </table:table-cell>
          <table:table-cell table:style-name="ce6" office:value-type="string" calcext:value-type="string">
            <text:p>TST022</text:p>
          </table:table-cell>
          <table:table-cell table:style-name="ce10" table:content-validation-name="val3" office:value-type="string" calcext:value-type="string">
            <text:p>red</text:p>
          </table:table-cell>
          <table:table-cell table:style-name="ce13" table:content-validation-name="val4" office:value-type="string" calcext:value-type="string">
            <text:p>MixRack</text:p>
          </table:table-cell>
          <table:table-cell table:style-name="ce14" table:content-validation-name="val5" office:value-type="float" office:value="22" calcext:value-type="float">
            <text:p>22</text:p>
          </table:table-cell>
          <table:table-cell table:style-name="ce16" table:content-validation-name="val6" office:value-type="float" office:value="40" calcext:value-type="float">
            <text:p>40</text:p>
          </table:table-cell>
          <table:table-cell table:style-name="ce15" table:content-validation-name="val7" office:value-type="string" calcext:value-type="string">
            <text:p>no</text:p>
          </table:table-cell>
          <table:table-cell table:style-name="ce15" table:content-validation-name="val8" office:value-type="string" calcext:value-type="string">
            <text:p>yes</text:p>
          </table:table-cell>
          <table:table-cell table:style-name="ce15" table:content-validation-name="val9" office:value-type="string" calcext:value-type="string">
            <text:p>no</text:p>
          </table:table-cell>
          <table:table-cell table:style-name="ce15" table:content-validation-name="val10" office:value-type="float" office:value="-35" calcext:value-type="float">
            <text:p>-35</text:p>
          </table:table-cell>
          <table:table-cell table:style-name="ce15" table:content-validation-name="val9" office:value-type="string" calcext:value-type="string">
            <text:p>no</text:p>
          </table:table-cell>
          <table:table-cell table:content-validation-name="val12" office:value-type="float" office:value="440" calcext:value-type="float">
            <text:p>440</text:p>
          </table:table-cell>
          <table:table-cell table:style-name="ce15" table:content-validation-name="val9" office:value-type="string" calcext:value-type="string">
            <text:p>no</text:p>
          </table:table-cell>
          <table:table-cell/>
          <table:table-cell table:style-name="ce2" table:content-validation-name="val1" office:value-type="string" calcext:value-type="string">
            <text:p>yes</text:p>
          </table:table-cell>
          <table:table-cell table:style-name="ce15" table:content-validation-name="val1" office:value-type="string" calcext:value-type="string">
            <text:p>yes</text:p>
          </table:table-cell>
          <table:table-cell/>
          <table:table-cell table:style-name="ce15" table:content-validation-name="val13"/>
          <table:table-cell table:style-name="ce15" table:content-validation-name="val13" office:value-type="string" calcext:value-type="string">
            <text:p>x</text:p>
          </table:table-cell>
          <table:table-cell table:style-name="ce15" table:content-validation-name="val13" table:number-columns-repeated="22"/>
          <table:table-cell/>
          <table:table-cell table:style-name="ce15" table:content-validation-name="val13"/>
          <table:table-cell table:style-name="ce15" table:content-validation-name="val13" office:value-type="string" calcext:value-type="string">
            <text:p>x</text:p>
          </table:table-cell>
          <table:table-cell table:style-name="ce15" table:content-validation-name="val13" table:number-columns-repeated="6"/>
          <table:table-cell/>
          <table:table-cell table:formula="of:=IF([.S23]=&quot;x&quot;;&quot;x&quot;;IF([.S23]=&quot;-&quot;;&quot;-&quot;;&quot;&quot;))">
            <text:p/>
          </table:table-cell>
          <table:table-cell table:formula="of:=IF([.T23]=&quot;x&quot;;&quot;x&quot;;IF([.T23]=&quot;-&quot;;&quot;-&quot;;&quot;&quot;))" office:value-type="string" office:string-value="x" calcext:value-type="string">
            <text:p>x</text:p>
          </table:table-cell>
          <table:table-cell table:formula="of:=IF([.U23]=&quot;x&quot;;&quot;x&quot;;IF([.U23]=&quot;-&quot;;&quot;-&quot;;&quot;&quot;))">
            <text:p/>
          </table:table-cell>
          <table:table-cell table:formula="of:=IF([.V23]=&quot;x&quot;;&quot;x&quot;;IF([.V23]=&quot;-&quot;;&quot;-&quot;;&quot;&quot;))">
            <text:p/>
          </table:table-cell>
          <table:table-cell table:formula="of:=IF([.W23]=&quot;x&quot;;&quot;x&quot;;IF([.W23]=&quot;-&quot;;&quot;-&quot;;&quot;&quot;))">
            <text:p/>
          </table:table-cell>
          <table:table-cell table:formula="of:=IF([.X23]=&quot;x&quot;;&quot;x&quot;;IF([.X23]=&quot;-&quot;;&quot;-&quot;;&quot;&quot;))">
            <text:p/>
          </table:table-cell>
          <table:table-cell table:formula="of:=IF([.Y23]=&quot;x&quot;;&quot;x&quot;;IF([.Y23]=&quot;-&quot;;&quot;-&quot;;&quot;&quot;))">
            <text:p/>
          </table:table-cell>
          <table:table-cell table:formula="of:=IF([.Z23]=&quot;x&quot;;&quot;x&quot;;IF([.Z23]=&quot;-&quot;;&quot;-&quot;;&quot;&quot;))">
            <text:p/>
          </table:table-cell>
          <table:table-cell table:formula="of:=IF([.AA23]=&quot;x&quot;;&quot;x&quot;;IF([.AA23]=&quot;-&quot;;&quot;-&quot;;&quot;&quot;))">
            <text:p/>
          </table:table-cell>
          <table:table-cell table:formula="of:=IF([.AB23]=&quot;x&quot;;&quot;x&quot;;IF([.AB23]=&quot;-&quot;;&quot;-&quot;;&quot;&quot;))">
            <text:p/>
          </table:table-cell>
          <table:table-cell table:formula="of:=IF([.AC23]=&quot;x&quot;;&quot;x&quot;;IF([.AC23]=&quot;-&quot;;&quot;-&quot;;&quot;&quot;))">
            <text:p/>
          </table:table-cell>
          <table:table-cell table:formula="of:=IF([.AD23]=&quot;x&quot;;&quot;x&quot;;IF([.AD23]=&quot;-&quot;;&quot;-&quot;;&quot;&quot;))">
            <text:p/>
          </table:table-cell>
          <table:table-cell table:formula="of:=IF([.AE23]=&quot;x&quot;;&quot;x&quot;;IF([.AE23]=&quot;-&quot;;&quot;-&quot;;&quot;&quot;))">
            <text:p/>
          </table:table-cell>
          <table:table-cell table:formula="of:=IF([.AF23]=&quot;x&quot;;&quot;x&quot;;IF([.AF23]=&quot;-&quot;;&quot;-&quot;;&quot;&quot;))">
            <text:p/>
          </table:table-cell>
          <table:table-cell table:formula="of:=IF([.AG23]=&quot;x&quot;;&quot;x&quot;;IF([.AG23]=&quot;-&quot;;&quot;-&quot;;&quot;&quot;))">
            <text:p/>
          </table:table-cell>
          <table:table-cell table:formula="of:=IF([.AH23]=&quot;x&quot;;&quot;x&quot;;IF([.AH23]=&quot;-&quot;;&quot;-&quot;;&quot;&quot;))">
            <text:p/>
          </table:table-cell>
          <table:table-cell table:formula="of:=IF([.AI23]=&quot;x&quot;;&quot;x&quot;;IF([.AI23]=&quot;-&quot;;&quot;-&quot;;&quot;&quot;))">
            <text:p/>
          </table:table-cell>
          <table:table-cell table:formula="of:=IF([.AJ23]=&quot;x&quot;;&quot;x&quot;;IF([.AJ23]=&quot;-&quot;;&quot;-&quot;;&quot;&quot;))">
            <text:p/>
          </table:table-cell>
          <table:table-cell table:formula="of:=IF([.AK23]=&quot;x&quot;;&quot;x&quot;;IF([.AK23]=&quot;-&quot;;&quot;-&quot;;&quot;&quot;))">
            <text:p/>
          </table:table-cell>
          <table:table-cell table:formula="of:=IF([.AL23]=&quot;x&quot;;&quot;x&quot;;IF([.AL23]=&quot;-&quot;;&quot;-&quot;;&quot;&quot;))">
            <text:p/>
          </table:table-cell>
          <table:table-cell table:formula="of:=IF([.AM23]=&quot;x&quot;;&quot;x&quot;;IF([.AM23]=&quot;-&quot;;&quot;-&quot;;&quot;&quot;))">
            <text:p/>
          </table:table-cell>
          <table:table-cell table:formula="of:=IF([.AN23]=&quot;x&quot;;&quot;x&quot;;IF([.AN23]=&quot;-&quot;;&quot;-&quot;;&quot;&quot;))">
            <text:p/>
          </table:table-cell>
          <table:table-cell table:formula="of:=IF([.AO23]=&quot;x&quot;;&quot;x&quot;;IF([.AO23]=&quot;-&quot;;&quot;-&quot;;&quot;&quot;))">
            <text:p/>
          </table:table-cell>
          <table:table-cell table:formula="of:=IF([.AP23]=&quot;x&quot;;&quot;x&quot;;IF([.AP23]=&quot;-&quot;;&quot;-&quot;;&quot;&quot;))">
            <text:p/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23" calcext:value-type="float">
            <text:p>23</text:p>
          </table:table-cell>
          <table:table-cell table:style-name="ce6" office:value-type="string" calcext:value-type="string">
            <text:p>TST023</text:p>
          </table:table-cell>
          <table:table-cell table:style-name="ce10" table:content-validation-name="val3" office:value-type="string" calcext:value-type="string">
            <text:p>red</text:p>
          </table:table-cell>
          <table:table-cell table:style-name="ce13" table:content-validation-name="val4" office:value-type="string" calcext:value-type="string">
            <text:p>MixRack</text:p>
          </table:table-cell>
          <table:table-cell table:style-name="ce14" table:content-validation-name="val5" office:value-type="float" office:value="23" calcext:value-type="float">
            <text:p>23</text:p>
          </table:table-cell>
          <table:table-cell table:style-name="ce16" table:content-validation-name="val6" office:value-type="float" office:value="45" calcext:value-type="float">
            <text:p>45</text:p>
          </table:table-cell>
          <table:table-cell table:style-name="ce15" table:content-validation-name="val7" office:value-type="string" calcext:value-type="string">
            <text:p>yes</text:p>
          </table:table-cell>
          <table:table-cell table:style-name="ce15" table:content-validation-name="val8" office:value-type="string" calcext:value-type="string">
            <text:p>no</text:p>
          </table:table-cell>
          <table:table-cell table:style-name="ce15" table:content-validation-name="val9" office:value-type="string" calcext:value-type="string">
            <text:p>yes</text:p>
          </table:table-cell>
          <table:table-cell table:style-name="ce15" table:content-validation-name="val10" office:value-type="float" office:value="-40" calcext:value-type="float">
            <text:p>-40</text:p>
          </table:table-cell>
          <table:table-cell table:style-name="ce15" table:content-validation-name="val9" office:value-type="string" calcext:value-type="string">
            <text:p>yes</text:p>
          </table:table-cell>
          <table:table-cell table:content-validation-name="val11" office:value-type="float" office:value="460" calcext:value-type="float">
            <text:p>460</text:p>
          </table:table-cell>
          <table:table-cell table:style-name="ce15" table:content-validation-name="val9" office:value-type="string" calcext:value-type="string">
            <text:p>no</text:p>
          </table:table-cell>
          <table:table-cell/>
          <table:table-cell table:style-name="ce2" table:content-validation-name="val1" office:value-type="string" calcext:value-type="string">
            <text:p>yes</text:p>
          </table:table-cell>
          <table:table-cell table:style-name="ce15" table:content-validation-name="val1" office:value-type="string" calcext:value-type="string">
            <text:p>yes</text:p>
          </table:table-cell>
          <table:table-cell/>
          <table:table-cell table:style-name="ce15" table:content-validation-name="val13"/>
          <table:table-cell table:style-name="ce15" table:content-validation-name="val13" office:value-type="string" calcext:value-type="string">
            <text:p>x</text:p>
          </table:table-cell>
          <table:table-cell table:style-name="ce15" table:content-validation-name="val13" table:number-columns-repeated="22"/>
          <table:table-cell/>
          <table:table-cell table:style-name="ce15" table:content-validation-name="val13"/>
          <table:table-cell table:style-name="ce15" table:content-validation-name="val13" office:value-type="string" calcext:value-type="string">
            <text:p>x</text:p>
          </table:table-cell>
          <table:table-cell table:style-name="ce15" table:content-validation-name="val13" table:number-columns-repeated="6"/>
          <table:table-cell/>
          <table:table-cell table:formula="of:=IF([.S24]=&quot;x&quot;;&quot;x&quot;;IF([.S24]=&quot;-&quot;;&quot;-&quot;;&quot;&quot;))">
            <text:p/>
          </table:table-cell>
          <table:table-cell table:formula="of:=IF([.T24]=&quot;x&quot;;&quot;x&quot;;IF([.T24]=&quot;-&quot;;&quot;-&quot;;&quot;&quot;))" office:value-type="string" office:string-value="x" calcext:value-type="string">
            <text:p>x</text:p>
          </table:table-cell>
          <table:table-cell table:formula="of:=IF([.U24]=&quot;x&quot;;&quot;x&quot;;IF([.U24]=&quot;-&quot;;&quot;-&quot;;&quot;&quot;))">
            <text:p/>
          </table:table-cell>
          <table:table-cell table:formula="of:=IF([.V24]=&quot;x&quot;;&quot;x&quot;;IF([.V24]=&quot;-&quot;;&quot;-&quot;;&quot;&quot;))">
            <text:p/>
          </table:table-cell>
          <table:table-cell table:formula="of:=IF([.W24]=&quot;x&quot;;&quot;x&quot;;IF([.W24]=&quot;-&quot;;&quot;-&quot;;&quot;&quot;))">
            <text:p/>
          </table:table-cell>
          <table:table-cell table:formula="of:=IF([.X24]=&quot;x&quot;;&quot;x&quot;;IF([.X24]=&quot;-&quot;;&quot;-&quot;;&quot;&quot;))">
            <text:p/>
          </table:table-cell>
          <table:table-cell table:formula="of:=IF([.Y24]=&quot;x&quot;;&quot;x&quot;;IF([.Y24]=&quot;-&quot;;&quot;-&quot;;&quot;&quot;))">
            <text:p/>
          </table:table-cell>
          <table:table-cell table:formula="of:=IF([.Z24]=&quot;x&quot;;&quot;x&quot;;IF([.Z24]=&quot;-&quot;;&quot;-&quot;;&quot;&quot;))">
            <text:p/>
          </table:table-cell>
          <table:table-cell table:formula="of:=IF([.AA24]=&quot;x&quot;;&quot;x&quot;;IF([.AA24]=&quot;-&quot;;&quot;-&quot;;&quot;&quot;))">
            <text:p/>
          </table:table-cell>
          <table:table-cell table:formula="of:=IF([.AB24]=&quot;x&quot;;&quot;x&quot;;IF([.AB24]=&quot;-&quot;;&quot;-&quot;;&quot;&quot;))">
            <text:p/>
          </table:table-cell>
          <table:table-cell table:formula="of:=IF([.AC24]=&quot;x&quot;;&quot;x&quot;;IF([.AC24]=&quot;-&quot;;&quot;-&quot;;&quot;&quot;))">
            <text:p/>
          </table:table-cell>
          <table:table-cell table:formula="of:=IF([.AD24]=&quot;x&quot;;&quot;x&quot;;IF([.AD24]=&quot;-&quot;;&quot;-&quot;;&quot;&quot;))">
            <text:p/>
          </table:table-cell>
          <table:table-cell table:formula="of:=IF([.AE24]=&quot;x&quot;;&quot;x&quot;;IF([.AE24]=&quot;-&quot;;&quot;-&quot;;&quot;&quot;))">
            <text:p/>
          </table:table-cell>
          <table:table-cell table:formula="of:=IF([.AF24]=&quot;x&quot;;&quot;x&quot;;IF([.AF24]=&quot;-&quot;;&quot;-&quot;;&quot;&quot;))">
            <text:p/>
          </table:table-cell>
          <table:table-cell table:formula="of:=IF([.AG24]=&quot;x&quot;;&quot;x&quot;;IF([.AG24]=&quot;-&quot;;&quot;-&quot;;&quot;&quot;))">
            <text:p/>
          </table:table-cell>
          <table:table-cell table:formula="of:=IF([.AH24]=&quot;x&quot;;&quot;x&quot;;IF([.AH24]=&quot;-&quot;;&quot;-&quot;;&quot;&quot;))">
            <text:p/>
          </table:table-cell>
          <table:table-cell table:formula="of:=IF([.AI24]=&quot;x&quot;;&quot;x&quot;;IF([.AI24]=&quot;-&quot;;&quot;-&quot;;&quot;&quot;))">
            <text:p/>
          </table:table-cell>
          <table:table-cell table:formula="of:=IF([.AJ24]=&quot;x&quot;;&quot;x&quot;;IF([.AJ24]=&quot;-&quot;;&quot;-&quot;;&quot;&quot;))">
            <text:p/>
          </table:table-cell>
          <table:table-cell table:formula="of:=IF([.AK24]=&quot;x&quot;;&quot;x&quot;;IF([.AK24]=&quot;-&quot;;&quot;-&quot;;&quot;&quot;))">
            <text:p/>
          </table:table-cell>
          <table:table-cell table:formula="of:=IF([.AL24]=&quot;x&quot;;&quot;x&quot;;IF([.AL24]=&quot;-&quot;;&quot;-&quot;;&quot;&quot;))">
            <text:p/>
          </table:table-cell>
          <table:table-cell table:formula="of:=IF([.AM24]=&quot;x&quot;;&quot;x&quot;;IF([.AM24]=&quot;-&quot;;&quot;-&quot;;&quot;&quot;))">
            <text:p/>
          </table:table-cell>
          <table:table-cell table:formula="of:=IF([.AN24]=&quot;x&quot;;&quot;x&quot;;IF([.AN24]=&quot;-&quot;;&quot;-&quot;;&quot;&quot;))">
            <text:p/>
          </table:table-cell>
          <table:table-cell table:formula="of:=IF([.AO24]=&quot;x&quot;;&quot;x&quot;;IF([.AO24]=&quot;-&quot;;&quot;-&quot;;&quot;&quot;))">
            <text:p/>
          </table:table-cell>
          <table:table-cell table:formula="of:=IF([.AP24]=&quot;x&quot;;&quot;x&quot;;IF([.AP24]=&quot;-&quot;;&quot;-&quot;;&quot;&quot;))">
            <text:p/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24" calcext:value-type="float">
            <text:p>24</text:p>
          </table:table-cell>
          <table:table-cell table:style-name="ce6" office:value-type="string" calcext:value-type="string">
            <text:p>TST024</text:p>
          </table:table-cell>
          <table:table-cell table:style-name="ce10" table:content-validation-name="val3" office:value-type="string" calcext:value-type="string">
            <text:p>red</text:p>
          </table:table-cell>
          <table:table-cell table:style-name="ce13" table:content-validation-name="val4" office:value-type="string" calcext:value-type="string">
            <text:p>MixRack</text:p>
          </table:table-cell>
          <table:table-cell table:style-name="ce14" table:content-validation-name="val5" office:value-type="float" office:value="24" calcext:value-type="float">
            <text:p>24</text:p>
          </table:table-cell>
          <table:table-cell table:style-name="ce16" table:content-validation-name="val6" office:value-type="float" office:value="50" calcext:value-type="float">
            <text:p>50</text:p>
          </table:table-cell>
          <table:table-cell table:style-name="ce15" table:content-validation-name="val7" office:value-type="string" calcext:value-type="string">
            <text:p>no</text:p>
          </table:table-cell>
          <table:table-cell table:style-name="ce15" table:content-validation-name="val8" office:value-type="string" calcext:value-type="string">
            <text:p>yes</text:p>
          </table:table-cell>
          <table:table-cell table:style-name="ce15" table:content-validation-name="val9" office:value-type="string" calcext:value-type="string">
            <text:p>no</text:p>
          </table:table-cell>
          <table:table-cell table:style-name="ce15" table:content-validation-name="val10" office:value-type="float" office:value="-45" calcext:value-type="float">
            <text:p>-45</text:p>
          </table:table-cell>
          <table:table-cell table:style-name="ce15" table:content-validation-name="val9" office:value-type="string" calcext:value-type="string">
            <text:p>no</text:p>
          </table:table-cell>
          <table:table-cell table:content-validation-name="val12" office:value-type="float" office:value="480" calcext:value-type="float">
            <text:p>480</text:p>
          </table:table-cell>
          <table:table-cell table:style-name="ce15" table:content-validation-name="val9" office:value-type="string" calcext:value-type="string">
            <text:p>no</text:p>
          </table:table-cell>
          <table:table-cell/>
          <table:table-cell table:style-name="ce2" table:content-validation-name="val1" office:value-type="string" calcext:value-type="string">
            <text:p>yes</text:p>
          </table:table-cell>
          <table:table-cell table:style-name="ce15" table:content-validation-name="val1" office:value-type="string" calcext:value-type="string">
            <text:p>yes</text:p>
          </table:table-cell>
          <table:table-cell/>
          <table:table-cell table:style-name="ce15" table:content-validation-name="val13"/>
          <table:table-cell table:style-name="ce15" table:content-validation-name="val13" office:value-type="string" calcext:value-type="string">
            <text:p>x</text:p>
          </table:table-cell>
          <table:table-cell table:style-name="ce15" table:content-validation-name="val13" table:number-columns-repeated="22"/>
          <table:table-cell/>
          <table:table-cell table:style-name="ce15" table:content-validation-name="val13"/>
          <table:table-cell table:style-name="ce15" table:content-validation-name="val13" office:value-type="string" calcext:value-type="string">
            <text:p>x</text:p>
          </table:table-cell>
          <table:table-cell table:style-name="ce15" table:content-validation-name="val13" table:number-columns-repeated="6"/>
          <table:table-cell/>
          <table:table-cell table:formula="of:=IF([.S25]=&quot;x&quot;;&quot;x&quot;;IF([.S25]=&quot;-&quot;;&quot;-&quot;;&quot;&quot;))">
            <text:p/>
          </table:table-cell>
          <table:table-cell table:formula="of:=IF([.T25]=&quot;x&quot;;&quot;x&quot;;IF([.T25]=&quot;-&quot;;&quot;-&quot;;&quot;&quot;))" office:value-type="string" office:string-value="x" calcext:value-type="string">
            <text:p>x</text:p>
          </table:table-cell>
          <table:table-cell table:formula="of:=IF([.U25]=&quot;x&quot;;&quot;x&quot;;IF([.U25]=&quot;-&quot;;&quot;-&quot;;&quot;&quot;))">
            <text:p/>
          </table:table-cell>
          <table:table-cell table:formula="of:=IF([.V25]=&quot;x&quot;;&quot;x&quot;;IF([.V25]=&quot;-&quot;;&quot;-&quot;;&quot;&quot;))">
            <text:p/>
          </table:table-cell>
          <table:table-cell table:formula="of:=IF([.W25]=&quot;x&quot;;&quot;x&quot;;IF([.W25]=&quot;-&quot;;&quot;-&quot;;&quot;&quot;))">
            <text:p/>
          </table:table-cell>
          <table:table-cell table:formula="of:=IF([.X25]=&quot;x&quot;;&quot;x&quot;;IF([.X25]=&quot;-&quot;;&quot;-&quot;;&quot;&quot;))">
            <text:p/>
          </table:table-cell>
          <table:table-cell table:formula="of:=IF([.Y25]=&quot;x&quot;;&quot;x&quot;;IF([.Y25]=&quot;-&quot;;&quot;-&quot;;&quot;&quot;))">
            <text:p/>
          </table:table-cell>
          <table:table-cell table:formula="of:=IF([.Z25]=&quot;x&quot;;&quot;x&quot;;IF([.Z25]=&quot;-&quot;;&quot;-&quot;;&quot;&quot;))">
            <text:p/>
          </table:table-cell>
          <table:table-cell table:formula="of:=IF([.AA25]=&quot;x&quot;;&quot;x&quot;;IF([.AA25]=&quot;-&quot;;&quot;-&quot;;&quot;&quot;))">
            <text:p/>
          </table:table-cell>
          <table:table-cell table:formula="of:=IF([.AB25]=&quot;x&quot;;&quot;x&quot;;IF([.AB25]=&quot;-&quot;;&quot;-&quot;;&quot;&quot;))">
            <text:p/>
          </table:table-cell>
          <table:table-cell table:formula="of:=IF([.AC25]=&quot;x&quot;;&quot;x&quot;;IF([.AC25]=&quot;-&quot;;&quot;-&quot;;&quot;&quot;))">
            <text:p/>
          </table:table-cell>
          <table:table-cell table:formula="of:=IF([.AD25]=&quot;x&quot;;&quot;x&quot;;IF([.AD25]=&quot;-&quot;;&quot;-&quot;;&quot;&quot;))">
            <text:p/>
          </table:table-cell>
          <table:table-cell table:formula="of:=IF([.AE25]=&quot;x&quot;;&quot;x&quot;;IF([.AE25]=&quot;-&quot;;&quot;-&quot;;&quot;&quot;))">
            <text:p/>
          </table:table-cell>
          <table:table-cell table:formula="of:=IF([.AF25]=&quot;x&quot;;&quot;x&quot;;IF([.AF25]=&quot;-&quot;;&quot;-&quot;;&quot;&quot;))">
            <text:p/>
          </table:table-cell>
          <table:table-cell table:formula="of:=IF([.AG25]=&quot;x&quot;;&quot;x&quot;;IF([.AG25]=&quot;-&quot;;&quot;-&quot;;&quot;&quot;))">
            <text:p/>
          </table:table-cell>
          <table:table-cell table:formula="of:=IF([.AH25]=&quot;x&quot;;&quot;x&quot;;IF([.AH25]=&quot;-&quot;;&quot;-&quot;;&quot;&quot;))">
            <text:p/>
          </table:table-cell>
          <table:table-cell table:formula="of:=IF([.AI25]=&quot;x&quot;;&quot;x&quot;;IF([.AI25]=&quot;-&quot;;&quot;-&quot;;&quot;&quot;))">
            <text:p/>
          </table:table-cell>
          <table:table-cell table:formula="of:=IF([.AJ25]=&quot;x&quot;;&quot;x&quot;;IF([.AJ25]=&quot;-&quot;;&quot;-&quot;;&quot;&quot;))">
            <text:p/>
          </table:table-cell>
          <table:table-cell table:formula="of:=IF([.AK25]=&quot;x&quot;;&quot;x&quot;;IF([.AK25]=&quot;-&quot;;&quot;-&quot;;&quot;&quot;))">
            <text:p/>
          </table:table-cell>
          <table:table-cell table:formula="of:=IF([.AL25]=&quot;x&quot;;&quot;x&quot;;IF([.AL25]=&quot;-&quot;;&quot;-&quot;;&quot;&quot;))">
            <text:p/>
          </table:table-cell>
          <table:table-cell table:formula="of:=IF([.AM25]=&quot;x&quot;;&quot;x&quot;;IF([.AM25]=&quot;-&quot;;&quot;-&quot;;&quot;&quot;))">
            <text:p/>
          </table:table-cell>
          <table:table-cell table:formula="of:=IF([.AN25]=&quot;x&quot;;&quot;x&quot;;IF([.AN25]=&quot;-&quot;;&quot;-&quot;;&quot;&quot;))">
            <text:p/>
          </table:table-cell>
          <table:table-cell table:formula="of:=IF([.AO25]=&quot;x&quot;;&quot;x&quot;;IF([.AO25]=&quot;-&quot;;&quot;-&quot;;&quot;&quot;))">
            <text:p/>
          </table:table-cell>
          <table:table-cell table:formula="of:=IF([.AP25]=&quot;x&quot;;&quot;x&quot;;IF([.AP25]=&quot;-&quot;;&quot;-&quot;;&quot;&quot;))">
            <text:p/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25" calcext:value-type="float">
            <text:p>25</text:p>
          </table:table-cell>
          <table:table-cell table:style-name="ce6" office:value-type="string" calcext:value-type="string">
            <text:p>TST025</text:p>
          </table:table-cell>
          <table:table-cell table:style-name="ce10" table:content-validation-name="val3" office:value-type="string" calcext:value-type="string">
            <text:p>yellow</text:p>
          </table:table-cell>
          <table:table-cell table:style-name="ce13" table:content-validation-name="val4" office:value-type="string" calcext:value-type="string">
            <text:p>MixRack</text:p>
          </table:table-cell>
          <table:table-cell table:style-name="ce14" table:content-validation-name="val5" office:value-type="float" office:value="25" calcext:value-type="float">
            <text:p>25</text:p>
          </table:table-cell>
          <table:table-cell table:style-name="ce16" table:content-validation-name="val6" office:value-type="float" office:value="55" calcext:value-type="float">
            <text:p>55</text:p>
          </table:table-cell>
          <table:table-cell table:style-name="ce15" table:content-validation-name="val7" office:value-type="string" calcext:value-type="string">
            <text:p>yes</text:p>
          </table:table-cell>
          <table:table-cell table:style-name="ce15" table:content-validation-name="val8" office:value-type="string" calcext:value-type="string">
            <text:p>no</text:p>
          </table:table-cell>
          <table:table-cell table:style-name="ce15" table:content-validation-name="val9" office:value-type="string" calcext:value-type="string">
            <text:p>yes</text:p>
          </table:table-cell>
          <table:table-cell table:style-name="ce15" table:content-validation-name="val10" office:value-type="float" office:value="-99" calcext:value-type="float">
            <text:p>-99</text:p>
          </table:table-cell>
          <table:table-cell table:style-name="ce15" table:content-validation-name="val9" office:value-type="string" calcext:value-type="string">
            <text:p>yes</text:p>
          </table:table-cell>
          <table:table-cell table:content-validation-name="val11" office:value-type="float" office:value="500" calcext:value-type="float">
            <text:p>500</text:p>
          </table:table-cell>
          <table:table-cell table:style-name="ce15" table:content-validation-name="val9" office:value-type="string" calcext:value-type="string">
            <text:p>-</text:p>
          </table:table-cell>
          <table:table-cell/>
          <table:table-cell table:style-name="ce2" table:content-validation-name="val1" office:value-type="string" calcext:value-type="string">
            <text:p>yes</text:p>
          </table:table-cell>
          <table:table-cell table:style-name="ce15" table:content-validation-name="val1" office:value-type="string" calcext:value-type="string">
            <text:p>yes</text:p>
          </table:table-cell>
          <table:table-cell/>
          <table:table-cell table:style-name="ce15" table:content-validation-name="val13" table:number-columns-repeated="2"/>
          <table:table-cell table:style-name="ce15" table:content-validation-name="val13" office:value-type="string" calcext:value-type="string">
            <text:p>x</text:p>
          </table:table-cell>
          <table:table-cell table:style-name="ce15" table:content-validation-name="val13" table:number-columns-repeated="21"/>
          <table:table-cell/>
          <table:table-cell table:style-name="ce15" table:content-validation-name="val13" table:number-columns-repeated="2"/>
          <table:table-cell table:style-name="ce15" table:content-validation-name="val13" office:value-type="string" calcext:value-type="string">
            <text:p>x</text:p>
          </table:table-cell>
          <table:table-cell table:style-name="ce15" table:content-validation-name="val13" table:number-columns-repeated="5"/>
          <table:table-cell/>
          <table:table-cell table:formula="of:=IF([.S26]=&quot;x&quot;;&quot;x&quot;;IF([.S26]=&quot;-&quot;;&quot;-&quot;;&quot;&quot;))">
            <text:p/>
          </table:table-cell>
          <table:table-cell table:formula="of:=IF([.T26]=&quot;x&quot;;&quot;x&quot;;IF([.T26]=&quot;-&quot;;&quot;-&quot;;&quot;&quot;))">
            <text:p/>
          </table:table-cell>
          <table:table-cell table:formula="of:=IF([.U26]=&quot;x&quot;;&quot;x&quot;;IF([.U26]=&quot;-&quot;;&quot;-&quot;;&quot;&quot;))" office:value-type="string" office:string-value="x" calcext:value-type="string">
            <text:p>x</text:p>
          </table:table-cell>
          <table:table-cell table:formula="of:=IF([.V26]=&quot;x&quot;;&quot;x&quot;;IF([.V26]=&quot;-&quot;;&quot;-&quot;;&quot;&quot;))">
            <text:p/>
          </table:table-cell>
          <table:table-cell table:formula="of:=IF([.W26]=&quot;x&quot;;&quot;x&quot;;IF([.W26]=&quot;-&quot;;&quot;-&quot;;&quot;&quot;))">
            <text:p/>
          </table:table-cell>
          <table:table-cell table:formula="of:=IF([.X26]=&quot;x&quot;;&quot;x&quot;;IF([.X26]=&quot;-&quot;;&quot;-&quot;;&quot;&quot;))">
            <text:p/>
          </table:table-cell>
          <table:table-cell table:formula="of:=IF([.Y26]=&quot;x&quot;;&quot;x&quot;;IF([.Y26]=&quot;-&quot;;&quot;-&quot;;&quot;&quot;))">
            <text:p/>
          </table:table-cell>
          <table:table-cell table:formula="of:=IF([.Z26]=&quot;x&quot;;&quot;x&quot;;IF([.Z26]=&quot;-&quot;;&quot;-&quot;;&quot;&quot;))">
            <text:p/>
          </table:table-cell>
          <table:table-cell table:formula="of:=IF([.AA26]=&quot;x&quot;;&quot;x&quot;;IF([.AA26]=&quot;-&quot;;&quot;-&quot;;&quot;&quot;))">
            <text:p/>
          </table:table-cell>
          <table:table-cell table:formula="of:=IF([.AB26]=&quot;x&quot;;&quot;x&quot;;IF([.AB26]=&quot;-&quot;;&quot;-&quot;;&quot;&quot;))">
            <text:p/>
          </table:table-cell>
          <table:table-cell table:formula="of:=IF([.AC26]=&quot;x&quot;;&quot;x&quot;;IF([.AC26]=&quot;-&quot;;&quot;-&quot;;&quot;&quot;))">
            <text:p/>
          </table:table-cell>
          <table:table-cell table:formula="of:=IF([.AD26]=&quot;x&quot;;&quot;x&quot;;IF([.AD26]=&quot;-&quot;;&quot;-&quot;;&quot;&quot;))">
            <text:p/>
          </table:table-cell>
          <table:table-cell table:formula="of:=IF([.AE26]=&quot;x&quot;;&quot;x&quot;;IF([.AE26]=&quot;-&quot;;&quot;-&quot;;&quot;&quot;))">
            <text:p/>
          </table:table-cell>
          <table:table-cell table:formula="of:=IF([.AF26]=&quot;x&quot;;&quot;x&quot;;IF([.AF26]=&quot;-&quot;;&quot;-&quot;;&quot;&quot;))">
            <text:p/>
          </table:table-cell>
          <table:table-cell table:formula="of:=IF([.AG26]=&quot;x&quot;;&quot;x&quot;;IF([.AG26]=&quot;-&quot;;&quot;-&quot;;&quot;&quot;))">
            <text:p/>
          </table:table-cell>
          <table:table-cell table:formula="of:=IF([.AH26]=&quot;x&quot;;&quot;x&quot;;IF([.AH26]=&quot;-&quot;;&quot;-&quot;;&quot;&quot;))">
            <text:p/>
          </table:table-cell>
          <table:table-cell table:formula="of:=IF([.AI26]=&quot;x&quot;;&quot;x&quot;;IF([.AI26]=&quot;-&quot;;&quot;-&quot;;&quot;&quot;))">
            <text:p/>
          </table:table-cell>
          <table:table-cell table:formula="of:=IF([.AJ26]=&quot;x&quot;;&quot;x&quot;;IF([.AJ26]=&quot;-&quot;;&quot;-&quot;;&quot;&quot;))">
            <text:p/>
          </table:table-cell>
          <table:table-cell table:formula="of:=IF([.AK26]=&quot;x&quot;;&quot;x&quot;;IF([.AK26]=&quot;-&quot;;&quot;-&quot;;&quot;&quot;))">
            <text:p/>
          </table:table-cell>
          <table:table-cell table:formula="of:=IF([.AL26]=&quot;x&quot;;&quot;x&quot;;IF([.AL26]=&quot;-&quot;;&quot;-&quot;;&quot;&quot;))">
            <text:p/>
          </table:table-cell>
          <table:table-cell table:formula="of:=IF([.AM26]=&quot;x&quot;;&quot;x&quot;;IF([.AM26]=&quot;-&quot;;&quot;-&quot;;&quot;&quot;))">
            <text:p/>
          </table:table-cell>
          <table:table-cell table:formula="of:=IF([.AN26]=&quot;x&quot;;&quot;x&quot;;IF([.AN26]=&quot;-&quot;;&quot;-&quot;;&quot;&quot;))">
            <text:p/>
          </table:table-cell>
          <table:table-cell table:formula="of:=IF([.AO26]=&quot;x&quot;;&quot;x&quot;;IF([.AO26]=&quot;-&quot;;&quot;-&quot;;&quot;&quot;))">
            <text:p/>
          </table:table-cell>
          <table:table-cell table:formula="of:=IF([.AP26]=&quot;x&quot;;&quot;x&quot;;IF([.AP26]=&quot;-&quot;;&quot;-&quot;;&quot;&quot;))">
            <text:p/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26" calcext:value-type="float">
            <text:p>26</text:p>
          </table:table-cell>
          <table:table-cell table:style-name="ce6" office:value-type="string" calcext:value-type="string">
            <text:p>TST026</text:p>
          </table:table-cell>
          <table:table-cell table:style-name="ce10" table:content-validation-name="val3" office:value-type="string" calcext:value-type="string">
            <text:p>yellow</text:p>
          </table:table-cell>
          <table:table-cell table:style-name="ce13" table:content-validation-name="val4" office:value-type="string" calcext:value-type="string">
            <text:p>MixRack</text:p>
          </table:table-cell>
          <table:table-cell table:style-name="ce14" table:content-validation-name="val5" office:value-type="float" office:value="26" calcext:value-type="float">
            <text:p>26</text:p>
          </table:table-cell>
          <table:table-cell table:style-name="ce16" table:content-validation-name="val6" office:value-type="float" office:value="60" calcext:value-type="float">
            <text:p>60</text:p>
          </table:table-cell>
          <table:table-cell table:style-name="ce15" table:content-validation-name="val7" office:value-type="string" calcext:value-type="string">
            <text:p>no</text:p>
          </table:table-cell>
          <table:table-cell table:style-name="ce15" table:content-validation-name="val8" office:value-type="string" calcext:value-type="string">
            <text:p>yes</text:p>
          </table:table-cell>
          <table:table-cell table:style-name="ce15" table:content-validation-name="val9" office:value-type="string" calcext:value-type="string">
            <text:p>no</text:p>
          </table:table-cell>
          <table:table-cell table:style-name="ce15" table:content-validation-name="val10" office:value-type="float" office:value="10" calcext:value-type="float">
            <text:p>10</text:p>
          </table:table-cell>
          <table:table-cell table:style-name="ce15" table:content-validation-name="val9" office:value-type="string" calcext:value-type="string">
            <text:p>no</text:p>
          </table:table-cell>
          <table:table-cell table:content-validation-name="val12" office:value-type="float" office:value="520" calcext:value-type="float">
            <text:p>520</text:p>
          </table:table-cell>
          <table:table-cell table:style-name="ce15" table:content-validation-name="val9" office:value-type="string" calcext:value-type="string">
            <text:p>-</text:p>
          </table:table-cell>
          <table:table-cell/>
          <table:table-cell table:style-name="ce2" table:content-validation-name="val1" office:value-type="string" calcext:value-type="string">
            <text:p>yes</text:p>
          </table:table-cell>
          <table:table-cell table:style-name="ce15" table:content-validation-name="val1" office:value-type="string" calcext:value-type="string">
            <text:p>yes</text:p>
          </table:table-cell>
          <table:table-cell/>
          <table:table-cell table:style-name="ce15" table:content-validation-name="val13" table:number-columns-repeated="2"/>
          <table:table-cell table:style-name="ce15" table:content-validation-name="val13" office:value-type="string" calcext:value-type="string">
            <text:p>x</text:p>
          </table:table-cell>
          <table:table-cell table:style-name="ce15" table:content-validation-name="val13" table:number-columns-repeated="21"/>
          <table:table-cell/>
          <table:table-cell table:style-name="ce15" table:content-validation-name="val13" table:number-columns-repeated="2"/>
          <table:table-cell table:style-name="ce15" table:content-validation-name="val13" office:value-type="string" calcext:value-type="string">
            <text:p>x</text:p>
          </table:table-cell>
          <table:table-cell table:style-name="ce15" table:content-validation-name="val13" table:number-columns-repeated="5"/>
          <table:table-cell/>
          <table:table-cell table:formula="of:=IF([.S27]=&quot;x&quot;;&quot;x&quot;;IF([.S27]=&quot;-&quot;;&quot;-&quot;;&quot;&quot;))">
            <text:p/>
          </table:table-cell>
          <table:table-cell table:formula="of:=IF([.T27]=&quot;x&quot;;&quot;x&quot;;IF([.T27]=&quot;-&quot;;&quot;-&quot;;&quot;&quot;))">
            <text:p/>
          </table:table-cell>
          <table:table-cell table:formula="of:=IF([.U27]=&quot;x&quot;;&quot;x&quot;;IF([.U27]=&quot;-&quot;;&quot;-&quot;;&quot;&quot;))" office:value-type="string" office:string-value="x" calcext:value-type="string">
            <text:p>x</text:p>
          </table:table-cell>
          <table:table-cell table:formula="of:=IF([.V27]=&quot;x&quot;;&quot;x&quot;;IF([.V27]=&quot;-&quot;;&quot;-&quot;;&quot;&quot;))">
            <text:p/>
          </table:table-cell>
          <table:table-cell table:formula="of:=IF([.W27]=&quot;x&quot;;&quot;x&quot;;IF([.W27]=&quot;-&quot;;&quot;-&quot;;&quot;&quot;))">
            <text:p/>
          </table:table-cell>
          <table:table-cell table:formula="of:=IF([.X27]=&quot;x&quot;;&quot;x&quot;;IF([.X27]=&quot;-&quot;;&quot;-&quot;;&quot;&quot;))">
            <text:p/>
          </table:table-cell>
          <table:table-cell table:formula="of:=IF([.Y27]=&quot;x&quot;;&quot;x&quot;;IF([.Y27]=&quot;-&quot;;&quot;-&quot;;&quot;&quot;))">
            <text:p/>
          </table:table-cell>
          <table:table-cell table:formula="of:=IF([.Z27]=&quot;x&quot;;&quot;x&quot;;IF([.Z27]=&quot;-&quot;;&quot;-&quot;;&quot;&quot;))">
            <text:p/>
          </table:table-cell>
          <table:table-cell table:formula="of:=IF([.AA27]=&quot;x&quot;;&quot;x&quot;;IF([.AA27]=&quot;-&quot;;&quot;-&quot;;&quot;&quot;))">
            <text:p/>
          </table:table-cell>
          <table:table-cell table:formula="of:=IF([.AB27]=&quot;x&quot;;&quot;x&quot;;IF([.AB27]=&quot;-&quot;;&quot;-&quot;;&quot;&quot;))">
            <text:p/>
          </table:table-cell>
          <table:table-cell table:formula="of:=IF([.AC27]=&quot;x&quot;;&quot;x&quot;;IF([.AC27]=&quot;-&quot;;&quot;-&quot;;&quot;&quot;))">
            <text:p/>
          </table:table-cell>
          <table:table-cell table:formula="of:=IF([.AD27]=&quot;x&quot;;&quot;x&quot;;IF([.AD27]=&quot;-&quot;;&quot;-&quot;;&quot;&quot;))">
            <text:p/>
          </table:table-cell>
          <table:table-cell table:formula="of:=IF([.AE27]=&quot;x&quot;;&quot;x&quot;;IF([.AE27]=&quot;-&quot;;&quot;-&quot;;&quot;&quot;))">
            <text:p/>
          </table:table-cell>
          <table:table-cell table:formula="of:=IF([.AF27]=&quot;x&quot;;&quot;x&quot;;IF([.AF27]=&quot;-&quot;;&quot;-&quot;;&quot;&quot;))">
            <text:p/>
          </table:table-cell>
          <table:table-cell table:formula="of:=IF([.AG27]=&quot;x&quot;;&quot;x&quot;;IF([.AG27]=&quot;-&quot;;&quot;-&quot;;&quot;&quot;))">
            <text:p/>
          </table:table-cell>
          <table:table-cell table:formula="of:=IF([.AH27]=&quot;x&quot;;&quot;x&quot;;IF([.AH27]=&quot;-&quot;;&quot;-&quot;;&quot;&quot;))">
            <text:p/>
          </table:table-cell>
          <table:table-cell table:formula="of:=IF([.AI27]=&quot;x&quot;;&quot;x&quot;;IF([.AI27]=&quot;-&quot;;&quot;-&quot;;&quot;&quot;))">
            <text:p/>
          </table:table-cell>
          <table:table-cell table:formula="of:=IF([.AJ27]=&quot;x&quot;;&quot;x&quot;;IF([.AJ27]=&quot;-&quot;;&quot;-&quot;;&quot;&quot;))">
            <text:p/>
          </table:table-cell>
          <table:table-cell table:formula="of:=IF([.AK27]=&quot;x&quot;;&quot;x&quot;;IF([.AK27]=&quot;-&quot;;&quot;-&quot;;&quot;&quot;))">
            <text:p/>
          </table:table-cell>
          <table:table-cell table:formula="of:=IF([.AL27]=&quot;x&quot;;&quot;x&quot;;IF([.AL27]=&quot;-&quot;;&quot;-&quot;;&quot;&quot;))">
            <text:p/>
          </table:table-cell>
          <table:table-cell table:formula="of:=IF([.AM27]=&quot;x&quot;;&quot;x&quot;;IF([.AM27]=&quot;-&quot;;&quot;-&quot;;&quot;&quot;))">
            <text:p/>
          </table:table-cell>
          <table:table-cell table:formula="of:=IF([.AN27]=&quot;x&quot;;&quot;x&quot;;IF([.AN27]=&quot;-&quot;;&quot;-&quot;;&quot;&quot;))">
            <text:p/>
          </table:table-cell>
          <table:table-cell table:formula="of:=IF([.AO27]=&quot;x&quot;;&quot;x&quot;;IF([.AO27]=&quot;-&quot;;&quot;-&quot;;&quot;&quot;))">
            <text:p/>
          </table:table-cell>
          <table:table-cell table:formula="of:=IF([.AP27]=&quot;x&quot;;&quot;x&quot;;IF([.AP27]=&quot;-&quot;;&quot;-&quot;;&quot;&quot;))">
            <text:p/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27" calcext:value-type="float">
            <text:p>27</text:p>
          </table:table-cell>
          <table:table-cell table:style-name="ce6" office:value-type="string" calcext:value-type="string">
            <text:p>TST027</text:p>
          </table:table-cell>
          <table:table-cell table:style-name="ce10" table:content-validation-name="val3" office:value-type="string" calcext:value-type="string">
            <text:p>yellow</text:p>
          </table:table-cell>
          <table:table-cell table:style-name="ce13" table:content-validation-name="val4" office:value-type="string" calcext:value-type="string">
            <text:p>MixRack</text:p>
          </table:table-cell>
          <table:table-cell table:style-name="ce14" table:content-validation-name="val5" office:value-type="float" office:value="27" calcext:value-type="float">
            <text:p>27</text:p>
          </table:table-cell>
          <table:table-cell table:number-columns-repeated="3" table:style-name="ce16" table:content-validation-name="val6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yes</text:p>
          </table:table-cell>
          <table:table-cell table:style-name="ce15" table:content-validation-name="val10" office:value-type="float" office:value="5" calcext:value-type="float">
            <text:p>5</text:p>
          </table:table-cell>
          <table:table-cell table:style-name="ce15" table:content-validation-name="val9" office:value-type="string" calcext:value-type="string">
            <text:p>yes</text:p>
          </table:table-cell>
          <table:table-cell table:content-validation-name="val11" office:value-type="float" office:value="540" calcext:value-type="float">
            <text:p>540</text:p>
          </table:table-cell>
          <table:table-cell table:style-name="ce15" table:content-validation-name="val9" office:value-type="string" calcext:value-type="string">
            <text:p>-</text:p>
          </table:table-cell>
          <table:table-cell/>
          <table:table-cell table:style-name="ce2" table:content-validation-name="val1" office:value-type="string" calcext:value-type="string">
            <text:p>yes</text:p>
          </table:table-cell>
          <table:table-cell table:style-name="ce15" table:content-validation-name="val1" office:value-type="string" calcext:value-type="string">
            <text:p>yes</text:p>
          </table:table-cell>
          <table:table-cell/>
          <table:table-cell table:style-name="ce15" table:content-validation-name="val13" table:number-columns-repeated="2"/>
          <table:table-cell table:style-name="ce15" table:content-validation-name="val13" office:value-type="string" calcext:value-type="string">
            <text:p>x</text:p>
          </table:table-cell>
          <table:table-cell table:style-name="ce15" table:content-validation-name="val13" table:number-columns-repeated="21"/>
          <table:table-cell/>
          <table:table-cell table:style-name="ce15" table:content-validation-name="val13" table:number-columns-repeated="2"/>
          <table:table-cell table:style-name="ce15" table:content-validation-name="val13" office:value-type="string" calcext:value-type="string">
            <text:p>x</text:p>
          </table:table-cell>
          <table:table-cell table:style-name="ce15" table:content-validation-name="val13" table:number-columns-repeated="5"/>
          <table:table-cell/>
          <table:table-cell table:formula="of:=IF([.S28]=&quot;x&quot;;&quot;x&quot;;IF([.S28]=&quot;-&quot;;&quot;-&quot;;&quot;&quot;))">
            <text:p/>
          </table:table-cell>
          <table:table-cell table:formula="of:=IF([.T28]=&quot;x&quot;;&quot;x&quot;;IF([.T28]=&quot;-&quot;;&quot;-&quot;;&quot;&quot;))">
            <text:p/>
          </table:table-cell>
          <table:table-cell table:formula="of:=IF([.U28]=&quot;x&quot;;&quot;x&quot;;IF([.U28]=&quot;-&quot;;&quot;-&quot;;&quot;&quot;))" office:value-type="string" office:string-value="x" calcext:value-type="string">
            <text:p>x</text:p>
          </table:table-cell>
          <table:table-cell table:formula="of:=IF([.V28]=&quot;x&quot;;&quot;x&quot;;IF([.V28]=&quot;-&quot;;&quot;-&quot;;&quot;&quot;))">
            <text:p/>
          </table:table-cell>
          <table:table-cell table:formula="of:=IF([.W28]=&quot;x&quot;;&quot;x&quot;;IF([.W28]=&quot;-&quot;;&quot;-&quot;;&quot;&quot;))">
            <text:p/>
          </table:table-cell>
          <table:table-cell table:formula="of:=IF([.X28]=&quot;x&quot;;&quot;x&quot;;IF([.X28]=&quot;-&quot;;&quot;-&quot;;&quot;&quot;))">
            <text:p/>
          </table:table-cell>
          <table:table-cell table:formula="of:=IF([.Y28]=&quot;x&quot;;&quot;x&quot;;IF([.Y28]=&quot;-&quot;;&quot;-&quot;;&quot;&quot;))">
            <text:p/>
          </table:table-cell>
          <table:table-cell table:formula="of:=IF([.Z28]=&quot;x&quot;;&quot;x&quot;;IF([.Z28]=&quot;-&quot;;&quot;-&quot;;&quot;&quot;))">
            <text:p/>
          </table:table-cell>
          <table:table-cell table:formula="of:=IF([.AA28]=&quot;x&quot;;&quot;x&quot;;IF([.AA28]=&quot;-&quot;;&quot;-&quot;;&quot;&quot;))">
            <text:p/>
          </table:table-cell>
          <table:table-cell table:formula="of:=IF([.AB28]=&quot;x&quot;;&quot;x&quot;;IF([.AB28]=&quot;-&quot;;&quot;-&quot;;&quot;&quot;))">
            <text:p/>
          </table:table-cell>
          <table:table-cell table:formula="of:=IF([.AC28]=&quot;x&quot;;&quot;x&quot;;IF([.AC28]=&quot;-&quot;;&quot;-&quot;;&quot;&quot;))">
            <text:p/>
          </table:table-cell>
          <table:table-cell table:formula="of:=IF([.AD28]=&quot;x&quot;;&quot;x&quot;;IF([.AD28]=&quot;-&quot;;&quot;-&quot;;&quot;&quot;))">
            <text:p/>
          </table:table-cell>
          <table:table-cell table:formula="of:=IF([.AE28]=&quot;x&quot;;&quot;x&quot;;IF([.AE28]=&quot;-&quot;;&quot;-&quot;;&quot;&quot;))">
            <text:p/>
          </table:table-cell>
          <table:table-cell table:formula="of:=IF([.AF28]=&quot;x&quot;;&quot;x&quot;;IF([.AF28]=&quot;-&quot;;&quot;-&quot;;&quot;&quot;))">
            <text:p/>
          </table:table-cell>
          <table:table-cell table:formula="of:=IF([.AG28]=&quot;x&quot;;&quot;x&quot;;IF([.AG28]=&quot;-&quot;;&quot;-&quot;;&quot;&quot;))">
            <text:p/>
          </table:table-cell>
          <table:table-cell table:formula="of:=IF([.AH28]=&quot;x&quot;;&quot;x&quot;;IF([.AH28]=&quot;-&quot;;&quot;-&quot;;&quot;&quot;))">
            <text:p/>
          </table:table-cell>
          <table:table-cell table:formula="of:=IF([.AI28]=&quot;x&quot;;&quot;x&quot;;IF([.AI28]=&quot;-&quot;;&quot;-&quot;;&quot;&quot;))">
            <text:p/>
          </table:table-cell>
          <table:table-cell table:formula="of:=IF([.AJ28]=&quot;x&quot;;&quot;x&quot;;IF([.AJ28]=&quot;-&quot;;&quot;-&quot;;&quot;&quot;))">
            <text:p/>
          </table:table-cell>
          <table:table-cell table:formula="of:=IF([.AK28]=&quot;x&quot;;&quot;x&quot;;IF([.AK28]=&quot;-&quot;;&quot;-&quot;;&quot;&quot;))">
            <text:p/>
          </table:table-cell>
          <table:table-cell table:formula="of:=IF([.AL28]=&quot;x&quot;;&quot;x&quot;;IF([.AL28]=&quot;-&quot;;&quot;-&quot;;&quot;&quot;))">
            <text:p/>
          </table:table-cell>
          <table:table-cell table:formula="of:=IF([.AM28]=&quot;x&quot;;&quot;x&quot;;IF([.AM28]=&quot;-&quot;;&quot;-&quot;;&quot;&quot;))">
            <text:p/>
          </table:table-cell>
          <table:table-cell table:formula="of:=IF([.AN28]=&quot;x&quot;;&quot;x&quot;;IF([.AN28]=&quot;-&quot;;&quot;-&quot;;&quot;&quot;))">
            <text:p/>
          </table:table-cell>
          <table:table-cell table:formula="of:=IF([.AO28]=&quot;x&quot;;&quot;x&quot;;IF([.AO28]=&quot;-&quot;;&quot;-&quot;;&quot;&quot;))">
            <text:p/>
          </table:table-cell>
          <table:table-cell table:formula="of:=IF([.AP28]=&quot;x&quot;;&quot;x&quot;;IF([.AP28]=&quot;-&quot;;&quot;-&quot;;&quot;&quot;))">
            <text:p/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28" calcext:value-type="float">
            <text:p>28</text:p>
          </table:table-cell>
          <table:table-cell table:style-name="ce6" office:value-type="string" calcext:value-type="string">
            <text:p>TST028</text:p>
          </table:table-cell>
          <table:table-cell table:style-name="ce10" table:content-validation-name="val3" office:value-type="string" calcext:value-type="string">
            <text:p>yellow</text:p>
          </table:table-cell>
          <table:table-cell table:style-name="ce13" table:content-validation-name="val4" office:value-type="string" calcext:value-type="string">
            <text:p>MixRack</text:p>
          </table:table-cell>
          <table:table-cell table:style-name="ce14" table:content-validation-name="val5" office:value-type="float" office:value="28" calcext:value-type="float">
            <text:p>28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5" table:content-validation-name="val7" office:value-type="string" calcext:value-type="string">
            <text:p>-</text:p>
          </table:table-cell>
          <table:table-cell table:style-name="ce15" table:content-validation-name="val8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no</text:p>
          </table:table-cell>
          <table:table-cell table:style-name="ce15" table:content-validation-name="val10" office:value-type="float" office:value="0" calcext:value-type="float">
            <text:p>0</text:p>
          </table:table-cell>
          <table:table-cell table:style-name="ce15" table:content-validation-name="val9" office:value-type="string" calcext:value-type="string">
            <text:p>no</text:p>
          </table:table-cell>
          <table:table-cell table:content-validation-name="val12" office:value-type="float" office:value="560" calcext:value-type="float">
            <text:p>560</text:p>
          </table:table-cell>
          <table:table-cell table:style-name="ce15" table:content-validation-name="val9" office:value-type="string" calcext:value-type="string">
            <text:p>-</text:p>
          </table:table-cell>
          <table:table-cell/>
          <table:table-cell table:style-name="ce2" table:content-validation-name="val1" office:value-type="string" calcext:value-type="string">
            <text:p>yes</text:p>
          </table:table-cell>
          <table:table-cell table:style-name="ce15" table:content-validation-name="val1" office:value-type="string" calcext:value-type="string">
            <text:p>yes</text:p>
          </table:table-cell>
          <table:table-cell/>
          <table:table-cell table:style-name="ce15" table:content-validation-name="val13" table:number-columns-repeated="2"/>
          <table:table-cell table:style-name="ce15" table:content-validation-name="val13" office:value-type="string" calcext:value-type="string">
            <text:p>x</text:p>
          </table:table-cell>
          <table:table-cell table:style-name="ce15" table:content-validation-name="val13" table:number-columns-repeated="21"/>
          <table:table-cell/>
          <table:table-cell table:style-name="ce15" table:content-validation-name="val13" table:number-columns-repeated="2"/>
          <table:table-cell table:style-name="ce15" table:content-validation-name="val13" office:value-type="string" calcext:value-type="string">
            <text:p>x</text:p>
          </table:table-cell>
          <table:table-cell table:style-name="ce15" table:content-validation-name="val13" table:number-columns-repeated="5"/>
          <table:table-cell/>
          <table:table-cell table:formula="of:=IF([.S29]=&quot;x&quot;;&quot;x&quot;;IF([.S29]=&quot;-&quot;;&quot;-&quot;;&quot;&quot;))">
            <text:p/>
          </table:table-cell>
          <table:table-cell table:formula="of:=IF([.T29]=&quot;x&quot;;&quot;x&quot;;IF([.T29]=&quot;-&quot;;&quot;-&quot;;&quot;&quot;))">
            <text:p/>
          </table:table-cell>
          <table:table-cell table:formula="of:=IF([.U29]=&quot;x&quot;;&quot;x&quot;;IF([.U29]=&quot;-&quot;;&quot;-&quot;;&quot;&quot;))" office:value-type="string" office:string-value="x" calcext:value-type="string">
            <text:p>x</text:p>
          </table:table-cell>
          <table:table-cell table:formula="of:=IF([.V29]=&quot;x&quot;;&quot;x&quot;;IF([.V29]=&quot;-&quot;;&quot;-&quot;;&quot;&quot;))">
            <text:p/>
          </table:table-cell>
          <table:table-cell table:formula="of:=IF([.W29]=&quot;x&quot;;&quot;x&quot;;IF([.W29]=&quot;-&quot;;&quot;-&quot;;&quot;&quot;))">
            <text:p/>
          </table:table-cell>
          <table:table-cell table:formula="of:=IF([.X29]=&quot;x&quot;;&quot;x&quot;;IF([.X29]=&quot;-&quot;;&quot;-&quot;;&quot;&quot;))">
            <text:p/>
          </table:table-cell>
          <table:table-cell table:formula="of:=IF([.Y29]=&quot;x&quot;;&quot;x&quot;;IF([.Y29]=&quot;-&quot;;&quot;-&quot;;&quot;&quot;))">
            <text:p/>
          </table:table-cell>
          <table:table-cell table:formula="of:=IF([.Z29]=&quot;x&quot;;&quot;x&quot;;IF([.Z29]=&quot;-&quot;;&quot;-&quot;;&quot;&quot;))">
            <text:p/>
          </table:table-cell>
          <table:table-cell table:formula="of:=IF([.AA29]=&quot;x&quot;;&quot;x&quot;;IF([.AA29]=&quot;-&quot;;&quot;-&quot;;&quot;&quot;))">
            <text:p/>
          </table:table-cell>
          <table:table-cell table:formula="of:=IF([.AB29]=&quot;x&quot;;&quot;x&quot;;IF([.AB29]=&quot;-&quot;;&quot;-&quot;;&quot;&quot;))">
            <text:p/>
          </table:table-cell>
          <table:table-cell table:formula="of:=IF([.AC29]=&quot;x&quot;;&quot;x&quot;;IF([.AC29]=&quot;-&quot;;&quot;-&quot;;&quot;&quot;))">
            <text:p/>
          </table:table-cell>
          <table:table-cell table:formula="of:=IF([.AD29]=&quot;x&quot;;&quot;x&quot;;IF([.AD29]=&quot;-&quot;;&quot;-&quot;;&quot;&quot;))">
            <text:p/>
          </table:table-cell>
          <table:table-cell table:formula="of:=IF([.AE29]=&quot;x&quot;;&quot;x&quot;;IF([.AE29]=&quot;-&quot;;&quot;-&quot;;&quot;&quot;))">
            <text:p/>
          </table:table-cell>
          <table:table-cell table:formula="of:=IF([.AF29]=&quot;x&quot;;&quot;x&quot;;IF([.AF29]=&quot;-&quot;;&quot;-&quot;;&quot;&quot;))">
            <text:p/>
          </table:table-cell>
          <table:table-cell table:formula="of:=IF([.AG29]=&quot;x&quot;;&quot;x&quot;;IF([.AG29]=&quot;-&quot;;&quot;-&quot;;&quot;&quot;))">
            <text:p/>
          </table:table-cell>
          <table:table-cell table:formula="of:=IF([.AH29]=&quot;x&quot;;&quot;x&quot;;IF([.AH29]=&quot;-&quot;;&quot;-&quot;;&quot;&quot;))">
            <text:p/>
          </table:table-cell>
          <table:table-cell table:formula="of:=IF([.AI29]=&quot;x&quot;;&quot;x&quot;;IF([.AI29]=&quot;-&quot;;&quot;-&quot;;&quot;&quot;))">
            <text:p/>
          </table:table-cell>
          <table:table-cell table:formula="of:=IF([.AJ29]=&quot;x&quot;;&quot;x&quot;;IF([.AJ29]=&quot;-&quot;;&quot;-&quot;;&quot;&quot;))">
            <text:p/>
          </table:table-cell>
          <table:table-cell table:formula="of:=IF([.AK29]=&quot;x&quot;;&quot;x&quot;;IF([.AK29]=&quot;-&quot;;&quot;-&quot;;&quot;&quot;))">
            <text:p/>
          </table:table-cell>
          <table:table-cell table:formula="of:=IF([.AL29]=&quot;x&quot;;&quot;x&quot;;IF([.AL29]=&quot;-&quot;;&quot;-&quot;;&quot;&quot;))">
            <text:p/>
          </table:table-cell>
          <table:table-cell table:formula="of:=IF([.AM29]=&quot;x&quot;;&quot;x&quot;;IF([.AM29]=&quot;-&quot;;&quot;-&quot;;&quot;&quot;))">
            <text:p/>
          </table:table-cell>
          <table:table-cell table:formula="of:=IF([.AN29]=&quot;x&quot;;&quot;x&quot;;IF([.AN29]=&quot;-&quot;;&quot;-&quot;;&quot;&quot;))">
            <text:p/>
          </table:table-cell>
          <table:table-cell table:formula="of:=IF([.AO29]=&quot;x&quot;;&quot;x&quot;;IF([.AO29]=&quot;-&quot;;&quot;-&quot;;&quot;&quot;))">
            <text:p/>
          </table:table-cell>
          <table:table-cell table:formula="of:=IF([.AP29]=&quot;x&quot;;&quot;x&quot;;IF([.AP29]=&quot;-&quot;;&quot;-&quot;;&quot;&quot;))">
            <text:p/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29" calcext:value-type="float">
            <text:p>29</text:p>
          </table:table-cell>
          <table:table-cell table:style-name="ce6" office:value-type="string" calcext:value-type="string">
            <text:p>TST029</text:p>
          </table:table-cell>
          <table:table-cell table:style-name="ce10" table:content-validation-name="val3" office:value-type="string" calcext:value-type="string">
            <text:p>yellow</text:p>
          </table:table-cell>
          <table:table-cell table:style-name="ce13" table:content-validation-name="val4" office:value-type="string" calcext:value-type="string">
            <text:p>MixRack</text:p>
          </table:table-cell>
          <table:table-cell table:style-name="ce14" table:content-validation-name="val5" office:value-type="float" office:value="29" calcext:value-type="float">
            <text:p>29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5" table:content-validation-name="val7" office:value-type="string" calcext:value-type="string">
            <text:p>-</text:p>
          </table:table-cell>
          <table:table-cell table:style-name="ce15" table:content-validation-name="val8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yes</text:p>
          </table:table-cell>
          <table:table-cell table:style-name="ce15" table:content-validation-name="val10" office:value-type="float" office:value="-5" calcext:value-type="float">
            <text:p>-5</text:p>
          </table:table-cell>
          <table:table-cell table:style-name="ce15" table:content-validation-name="val9" office:value-type="string" calcext:value-type="string">
            <text:p>yes</text:p>
          </table:table-cell>
          <table:table-cell table:content-validation-name="val11" office:value-type="float" office:value="580" calcext:value-type="float">
            <text:p>580</text:p>
          </table:table-cell>
          <table:table-cell table:style-name="ce15" table:content-validation-name="val9" office:value-type="string" calcext:value-type="string">
            <text:p>-</text:p>
          </table:table-cell>
          <table:table-cell/>
          <table:table-cell table:style-name="ce2" table:content-validation-name="val1" office:value-type="string" calcext:value-type="string">
            <text:p>yes</text:p>
          </table:table-cell>
          <table:table-cell table:style-name="ce15" table:content-validation-name="val1" office:value-type="string" calcext:value-type="string">
            <text:p>yes</text:p>
          </table:table-cell>
          <table:table-cell/>
          <table:table-cell table:style-name="ce15" table:content-validation-name="val13" table:number-columns-repeated="2"/>
          <table:table-cell table:style-name="ce15" table:content-validation-name="val13" office:value-type="string" calcext:value-type="string">
            <text:p>x</text:p>
          </table:table-cell>
          <table:table-cell table:style-name="ce15" table:content-validation-name="val13" table:number-columns-repeated="21"/>
          <table:table-cell/>
          <table:table-cell table:style-name="ce15" table:content-validation-name="val13" table:number-columns-repeated="2"/>
          <table:table-cell table:style-name="ce15" table:content-validation-name="val13" office:value-type="string" calcext:value-type="string">
            <text:p>x</text:p>
          </table:table-cell>
          <table:table-cell table:style-name="ce15" table:content-validation-name="val13" table:number-columns-repeated="5"/>
          <table:table-cell/>
          <table:table-cell table:formula="of:=IF([.S30]=&quot;x&quot;;&quot;x&quot;;IF([.S30]=&quot;-&quot;;&quot;-&quot;;&quot;&quot;))">
            <text:p/>
          </table:table-cell>
          <table:table-cell table:formula="of:=IF([.T30]=&quot;x&quot;;&quot;x&quot;;IF([.T30]=&quot;-&quot;;&quot;-&quot;;&quot;&quot;))">
            <text:p/>
          </table:table-cell>
          <table:table-cell table:formula="of:=IF([.U30]=&quot;x&quot;;&quot;x&quot;;IF([.U30]=&quot;-&quot;;&quot;-&quot;;&quot;&quot;))" office:value-type="string" office:string-value="x" calcext:value-type="string">
            <text:p>x</text:p>
          </table:table-cell>
          <table:table-cell table:formula="of:=IF([.V30]=&quot;x&quot;;&quot;x&quot;;IF([.V30]=&quot;-&quot;;&quot;-&quot;;&quot;&quot;))">
            <text:p/>
          </table:table-cell>
          <table:table-cell table:formula="of:=IF([.W30]=&quot;x&quot;;&quot;x&quot;;IF([.W30]=&quot;-&quot;;&quot;-&quot;;&quot;&quot;))">
            <text:p/>
          </table:table-cell>
          <table:table-cell table:formula="of:=IF([.X30]=&quot;x&quot;;&quot;x&quot;;IF([.X30]=&quot;-&quot;;&quot;-&quot;;&quot;&quot;))">
            <text:p/>
          </table:table-cell>
          <table:table-cell table:formula="of:=IF([.Y30]=&quot;x&quot;;&quot;x&quot;;IF([.Y30]=&quot;-&quot;;&quot;-&quot;;&quot;&quot;))">
            <text:p/>
          </table:table-cell>
          <table:table-cell table:formula="of:=IF([.Z30]=&quot;x&quot;;&quot;x&quot;;IF([.Z30]=&quot;-&quot;;&quot;-&quot;;&quot;&quot;))">
            <text:p/>
          </table:table-cell>
          <table:table-cell table:formula="of:=IF([.AA30]=&quot;x&quot;;&quot;x&quot;;IF([.AA30]=&quot;-&quot;;&quot;-&quot;;&quot;&quot;))">
            <text:p/>
          </table:table-cell>
          <table:table-cell table:formula="of:=IF([.AB30]=&quot;x&quot;;&quot;x&quot;;IF([.AB30]=&quot;-&quot;;&quot;-&quot;;&quot;&quot;))">
            <text:p/>
          </table:table-cell>
          <table:table-cell table:formula="of:=IF([.AC30]=&quot;x&quot;;&quot;x&quot;;IF([.AC30]=&quot;-&quot;;&quot;-&quot;;&quot;&quot;))">
            <text:p/>
          </table:table-cell>
          <table:table-cell table:formula="of:=IF([.AD30]=&quot;x&quot;;&quot;x&quot;;IF([.AD30]=&quot;-&quot;;&quot;-&quot;;&quot;&quot;))">
            <text:p/>
          </table:table-cell>
          <table:table-cell table:formula="of:=IF([.AE30]=&quot;x&quot;;&quot;x&quot;;IF([.AE30]=&quot;-&quot;;&quot;-&quot;;&quot;&quot;))">
            <text:p/>
          </table:table-cell>
          <table:table-cell table:formula="of:=IF([.AF30]=&quot;x&quot;;&quot;x&quot;;IF([.AF30]=&quot;-&quot;;&quot;-&quot;;&quot;&quot;))">
            <text:p/>
          </table:table-cell>
          <table:table-cell table:formula="of:=IF([.AG30]=&quot;x&quot;;&quot;x&quot;;IF([.AG30]=&quot;-&quot;;&quot;-&quot;;&quot;&quot;))">
            <text:p/>
          </table:table-cell>
          <table:table-cell table:formula="of:=IF([.AH30]=&quot;x&quot;;&quot;x&quot;;IF([.AH30]=&quot;-&quot;;&quot;-&quot;;&quot;&quot;))">
            <text:p/>
          </table:table-cell>
          <table:table-cell table:formula="of:=IF([.AI30]=&quot;x&quot;;&quot;x&quot;;IF([.AI30]=&quot;-&quot;;&quot;-&quot;;&quot;&quot;))">
            <text:p/>
          </table:table-cell>
          <table:table-cell table:formula="of:=IF([.AJ30]=&quot;x&quot;;&quot;x&quot;;IF([.AJ30]=&quot;-&quot;;&quot;-&quot;;&quot;&quot;))">
            <text:p/>
          </table:table-cell>
          <table:table-cell table:formula="of:=IF([.AK30]=&quot;x&quot;;&quot;x&quot;;IF([.AK30]=&quot;-&quot;;&quot;-&quot;;&quot;&quot;))">
            <text:p/>
          </table:table-cell>
          <table:table-cell table:formula="of:=IF([.AL30]=&quot;x&quot;;&quot;x&quot;;IF([.AL30]=&quot;-&quot;;&quot;-&quot;;&quot;&quot;))">
            <text:p/>
          </table:table-cell>
          <table:table-cell table:formula="of:=IF([.AM30]=&quot;x&quot;;&quot;x&quot;;IF([.AM30]=&quot;-&quot;;&quot;-&quot;;&quot;&quot;))">
            <text:p/>
          </table:table-cell>
          <table:table-cell table:formula="of:=IF([.AN30]=&quot;x&quot;;&quot;x&quot;;IF([.AN30]=&quot;-&quot;;&quot;-&quot;;&quot;&quot;))">
            <text:p/>
          </table:table-cell>
          <table:table-cell table:formula="of:=IF([.AO30]=&quot;x&quot;;&quot;x&quot;;IF([.AO30]=&quot;-&quot;;&quot;-&quot;;&quot;&quot;))">
            <text:p/>
          </table:table-cell>
          <table:table-cell table:formula="of:=IF([.AP30]=&quot;x&quot;;&quot;x&quot;;IF([.AP30]=&quot;-&quot;;&quot;-&quot;;&quot;&quot;))">
            <text:p/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30" calcext:value-type="float">
            <text:p>30</text:p>
          </table:table-cell>
          <table:table-cell table:style-name="ce6" office:value-type="string" calcext:value-type="string">
            <text:p>TST030</text:p>
          </table:table-cell>
          <table:table-cell table:style-name="ce10" table:content-validation-name="val3" office:value-type="string" calcext:value-type="string">
            <text:p>yellow</text:p>
          </table:table-cell>
          <table:table-cell table:style-name="ce13" table:content-validation-name="val4" office:value-type="string" calcext:value-type="string">
            <text:p>MixRack</text:p>
          </table:table-cell>
          <table:table-cell table:style-name="ce14" table:content-validation-name="val5" office:value-type="float" office:value="30" calcext:value-type="float">
            <text:p>30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5" table:content-validation-name="val7" office:value-type="string" calcext:value-type="string">
            <text:p>-</text:p>
          </table:table-cell>
          <table:table-cell table:style-name="ce15" table:content-validation-name="val8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no</text:p>
          </table:table-cell>
          <table:table-cell table:style-name="ce15" table:content-validation-name="val10" office:value-type="float" office:value="-10" calcext:value-type="float">
            <text:p>-10</text:p>
          </table:table-cell>
          <table:table-cell table:style-name="ce15" table:content-validation-name="val9" office:value-type="string" calcext:value-type="string">
            <text:p>no</text:p>
          </table:table-cell>
          <table:table-cell table:content-validation-name="val12" office:value-type="float" office:value="600" calcext:value-type="float">
            <text:p>600</text:p>
          </table:table-cell>
          <table:table-cell table:style-name="ce15" table:content-validation-name="val9" office:value-type="string" calcext:value-type="string">
            <text:p>-</text:p>
          </table:table-cell>
          <table:table-cell/>
          <table:table-cell table:style-name="ce2" table:content-validation-name="val1" office:value-type="string" calcext:value-type="string">
            <text:p>yes</text:p>
          </table:table-cell>
          <table:table-cell table:style-name="ce15" table:content-validation-name="val1" office:value-type="string" calcext:value-type="string">
            <text:p>yes</text:p>
          </table:table-cell>
          <table:table-cell/>
          <table:table-cell table:style-name="ce15" table:content-validation-name="val13" table:number-columns-repeated="2"/>
          <table:table-cell table:style-name="ce15" table:content-validation-name="val13" office:value-type="string" calcext:value-type="string">
            <text:p>x</text:p>
          </table:table-cell>
          <table:table-cell table:style-name="ce15" table:content-validation-name="val13" table:number-columns-repeated="21"/>
          <table:table-cell/>
          <table:table-cell table:style-name="ce15" table:content-validation-name="val13" table:number-columns-repeated="2"/>
          <table:table-cell table:style-name="ce15" table:content-validation-name="val13" office:value-type="string" calcext:value-type="string">
            <text:p>x</text:p>
          </table:table-cell>
          <table:table-cell table:style-name="ce15" table:content-validation-name="val13" table:number-columns-repeated="5"/>
          <table:table-cell/>
          <table:table-cell table:formula="of:=IF([.S31]=&quot;x&quot;;&quot;x&quot;;IF([.S31]=&quot;-&quot;;&quot;-&quot;;&quot;&quot;))">
            <text:p/>
          </table:table-cell>
          <table:table-cell table:formula="of:=IF([.T31]=&quot;x&quot;;&quot;x&quot;;IF([.T31]=&quot;-&quot;;&quot;-&quot;;&quot;&quot;))">
            <text:p/>
          </table:table-cell>
          <table:table-cell table:formula="of:=IF([.U31]=&quot;x&quot;;&quot;x&quot;;IF([.U31]=&quot;-&quot;;&quot;-&quot;;&quot;&quot;))" office:value-type="string" office:string-value="x" calcext:value-type="string">
            <text:p>x</text:p>
          </table:table-cell>
          <table:table-cell table:formula="of:=IF([.V31]=&quot;x&quot;;&quot;x&quot;;IF([.V31]=&quot;-&quot;;&quot;-&quot;;&quot;&quot;))">
            <text:p/>
          </table:table-cell>
          <table:table-cell table:formula="of:=IF([.W31]=&quot;x&quot;;&quot;x&quot;;IF([.W31]=&quot;-&quot;;&quot;-&quot;;&quot;&quot;))">
            <text:p/>
          </table:table-cell>
          <table:table-cell table:formula="of:=IF([.X31]=&quot;x&quot;;&quot;x&quot;;IF([.X31]=&quot;-&quot;;&quot;-&quot;;&quot;&quot;))">
            <text:p/>
          </table:table-cell>
          <table:table-cell table:formula="of:=IF([.Y31]=&quot;x&quot;;&quot;x&quot;;IF([.Y31]=&quot;-&quot;;&quot;-&quot;;&quot;&quot;))">
            <text:p/>
          </table:table-cell>
          <table:table-cell table:formula="of:=IF([.Z31]=&quot;x&quot;;&quot;x&quot;;IF([.Z31]=&quot;-&quot;;&quot;-&quot;;&quot;&quot;))">
            <text:p/>
          </table:table-cell>
          <table:table-cell table:formula="of:=IF([.AA31]=&quot;x&quot;;&quot;x&quot;;IF([.AA31]=&quot;-&quot;;&quot;-&quot;;&quot;&quot;))">
            <text:p/>
          </table:table-cell>
          <table:table-cell table:formula="of:=IF([.AB31]=&quot;x&quot;;&quot;x&quot;;IF([.AB31]=&quot;-&quot;;&quot;-&quot;;&quot;&quot;))">
            <text:p/>
          </table:table-cell>
          <table:table-cell table:formula="of:=IF([.AC31]=&quot;x&quot;;&quot;x&quot;;IF([.AC31]=&quot;-&quot;;&quot;-&quot;;&quot;&quot;))">
            <text:p/>
          </table:table-cell>
          <table:table-cell table:formula="of:=IF([.AD31]=&quot;x&quot;;&quot;x&quot;;IF([.AD31]=&quot;-&quot;;&quot;-&quot;;&quot;&quot;))">
            <text:p/>
          </table:table-cell>
          <table:table-cell table:formula="of:=IF([.AE31]=&quot;x&quot;;&quot;x&quot;;IF([.AE31]=&quot;-&quot;;&quot;-&quot;;&quot;&quot;))">
            <text:p/>
          </table:table-cell>
          <table:table-cell table:formula="of:=IF([.AF31]=&quot;x&quot;;&quot;x&quot;;IF([.AF31]=&quot;-&quot;;&quot;-&quot;;&quot;&quot;))">
            <text:p/>
          </table:table-cell>
          <table:table-cell table:formula="of:=IF([.AG31]=&quot;x&quot;;&quot;x&quot;;IF([.AG31]=&quot;-&quot;;&quot;-&quot;;&quot;&quot;))">
            <text:p/>
          </table:table-cell>
          <table:table-cell table:formula="of:=IF([.AH31]=&quot;x&quot;;&quot;x&quot;;IF([.AH31]=&quot;-&quot;;&quot;-&quot;;&quot;&quot;))">
            <text:p/>
          </table:table-cell>
          <table:table-cell table:formula="of:=IF([.AI31]=&quot;x&quot;;&quot;x&quot;;IF([.AI31]=&quot;-&quot;;&quot;-&quot;;&quot;&quot;))">
            <text:p/>
          </table:table-cell>
          <table:table-cell table:formula="of:=IF([.AJ31]=&quot;x&quot;;&quot;x&quot;;IF([.AJ31]=&quot;-&quot;;&quot;-&quot;;&quot;&quot;))">
            <text:p/>
          </table:table-cell>
          <table:table-cell table:formula="of:=IF([.AK31]=&quot;x&quot;;&quot;x&quot;;IF([.AK31]=&quot;-&quot;;&quot;-&quot;;&quot;&quot;))">
            <text:p/>
          </table:table-cell>
          <table:table-cell table:formula="of:=IF([.AL31]=&quot;x&quot;;&quot;x&quot;;IF([.AL31]=&quot;-&quot;;&quot;-&quot;;&quot;&quot;))">
            <text:p/>
          </table:table-cell>
          <table:table-cell table:formula="of:=IF([.AM31]=&quot;x&quot;;&quot;x&quot;;IF([.AM31]=&quot;-&quot;;&quot;-&quot;;&quot;&quot;))">
            <text:p/>
          </table:table-cell>
          <table:table-cell table:formula="of:=IF([.AN31]=&quot;x&quot;;&quot;x&quot;;IF([.AN31]=&quot;-&quot;;&quot;-&quot;;&quot;&quot;))">
            <text:p/>
          </table:table-cell>
          <table:table-cell table:formula="of:=IF([.AO31]=&quot;x&quot;;&quot;x&quot;;IF([.AO31]=&quot;-&quot;;&quot;-&quot;;&quot;&quot;))">
            <text:p/>
          </table:table-cell>
          <table:table-cell table:formula="of:=IF([.AP31]=&quot;x&quot;;&quot;x&quot;;IF([.AP31]=&quot;-&quot;;&quot;-&quot;;&quot;&quot;))">
            <text:p/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31" calcext:value-type="float">
            <text:p>31</text:p>
          </table:table-cell>
          <table:table-cell table:style-name="ce6" office:value-type="string" calcext:value-type="string">
            <text:p>TST031</text:p>
          </table:table-cell>
          <table:table-cell table:style-name="ce10" table:content-validation-name="val3" office:value-type="string" calcext:value-type="string">
            <text:p>yellow</text:p>
          </table:table-cell>
          <table:table-cell table:style-name="ce13" table:content-validation-name="val4" office:value-type="string" calcext:value-type="string">
            <text:p>MixRack</text:p>
          </table:table-cell>
          <table:table-cell table:style-name="ce14" table:content-validation-name="val5" office:value-type="float" office:value="31" calcext:value-type="float">
            <text:p>31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5" table:content-validation-name="val7" office:value-type="string" calcext:value-type="string">
            <text:p>-</text:p>
          </table:table-cell>
          <table:table-cell table:style-name="ce15" table:content-validation-name="val8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yes</text:p>
          </table:table-cell>
          <table:table-cell table:style-name="ce15" table:content-validation-name="val10" office:value-type="float" office:value="-15" calcext:value-type="float">
            <text:p>-15</text:p>
          </table:table-cell>
          <table:table-cell table:style-name="ce15" table:content-validation-name="val9" office:value-type="string" calcext:value-type="string">
            <text:p>yes</text:p>
          </table:table-cell>
          <table:table-cell table:content-validation-name="val11" office:value-type="float" office:value="620" calcext:value-type="float">
            <text:p>620</text:p>
          </table:table-cell>
          <table:table-cell table:style-name="ce15" table:content-validation-name="val9" office:value-type="string" calcext:value-type="string">
            <text:p>-</text:p>
          </table:table-cell>
          <table:table-cell/>
          <table:table-cell table:style-name="ce2" table:content-validation-name="val1" office:value-type="string" calcext:value-type="string">
            <text:p>yes</text:p>
          </table:table-cell>
          <table:table-cell table:style-name="ce15" table:content-validation-name="val1" office:value-type="string" calcext:value-type="string">
            <text:p>yes</text:p>
          </table:table-cell>
          <table:table-cell/>
          <table:table-cell table:style-name="ce15" table:content-validation-name="val13" table:number-columns-repeated="2"/>
          <table:table-cell table:style-name="ce15" table:content-validation-name="val13" office:value-type="string" calcext:value-type="string">
            <text:p>x</text:p>
          </table:table-cell>
          <table:table-cell table:style-name="ce15" table:content-validation-name="val13" table:number-columns-repeated="21"/>
          <table:table-cell/>
          <table:table-cell table:style-name="ce15" table:content-validation-name="val13" table:number-columns-repeated="2"/>
          <table:table-cell table:style-name="ce15" table:content-validation-name="val13" office:value-type="string" calcext:value-type="string">
            <text:p>x</text:p>
          </table:table-cell>
          <table:table-cell table:style-name="ce15" table:content-validation-name="val13" table:number-columns-repeated="5"/>
          <table:table-cell/>
          <table:table-cell table:formula="of:=IF([.S32]=&quot;x&quot;;&quot;x&quot;;IF([.S32]=&quot;-&quot;;&quot;-&quot;;&quot;&quot;))">
            <text:p/>
          </table:table-cell>
          <table:table-cell table:formula="of:=IF([.T32]=&quot;x&quot;;&quot;x&quot;;IF([.T32]=&quot;-&quot;;&quot;-&quot;;&quot;&quot;))">
            <text:p/>
          </table:table-cell>
          <table:table-cell table:formula="of:=IF([.U32]=&quot;x&quot;;&quot;x&quot;;IF([.U32]=&quot;-&quot;;&quot;-&quot;;&quot;&quot;))" office:value-type="string" office:string-value="x" calcext:value-type="string">
            <text:p>x</text:p>
          </table:table-cell>
          <table:table-cell table:formula="of:=IF([.V32]=&quot;x&quot;;&quot;x&quot;;IF([.V32]=&quot;-&quot;;&quot;-&quot;;&quot;&quot;))">
            <text:p/>
          </table:table-cell>
          <table:table-cell table:formula="of:=IF([.W32]=&quot;x&quot;;&quot;x&quot;;IF([.W32]=&quot;-&quot;;&quot;-&quot;;&quot;&quot;))">
            <text:p/>
          </table:table-cell>
          <table:table-cell table:formula="of:=IF([.X32]=&quot;x&quot;;&quot;x&quot;;IF([.X32]=&quot;-&quot;;&quot;-&quot;;&quot;&quot;))">
            <text:p/>
          </table:table-cell>
          <table:table-cell table:formula="of:=IF([.Y32]=&quot;x&quot;;&quot;x&quot;;IF([.Y32]=&quot;-&quot;;&quot;-&quot;;&quot;&quot;))">
            <text:p/>
          </table:table-cell>
          <table:table-cell table:formula="of:=IF([.Z32]=&quot;x&quot;;&quot;x&quot;;IF([.Z32]=&quot;-&quot;;&quot;-&quot;;&quot;&quot;))">
            <text:p/>
          </table:table-cell>
          <table:table-cell table:formula="of:=IF([.AA32]=&quot;x&quot;;&quot;x&quot;;IF([.AA32]=&quot;-&quot;;&quot;-&quot;;&quot;&quot;))">
            <text:p/>
          </table:table-cell>
          <table:table-cell table:formula="of:=IF([.AB32]=&quot;x&quot;;&quot;x&quot;;IF([.AB32]=&quot;-&quot;;&quot;-&quot;;&quot;&quot;))">
            <text:p/>
          </table:table-cell>
          <table:table-cell table:formula="of:=IF([.AC32]=&quot;x&quot;;&quot;x&quot;;IF([.AC32]=&quot;-&quot;;&quot;-&quot;;&quot;&quot;))">
            <text:p/>
          </table:table-cell>
          <table:table-cell table:formula="of:=IF([.AD32]=&quot;x&quot;;&quot;x&quot;;IF([.AD32]=&quot;-&quot;;&quot;-&quot;;&quot;&quot;))">
            <text:p/>
          </table:table-cell>
          <table:table-cell table:formula="of:=IF([.AE32]=&quot;x&quot;;&quot;x&quot;;IF([.AE32]=&quot;-&quot;;&quot;-&quot;;&quot;&quot;))">
            <text:p/>
          </table:table-cell>
          <table:table-cell table:formula="of:=IF([.AF32]=&quot;x&quot;;&quot;x&quot;;IF([.AF32]=&quot;-&quot;;&quot;-&quot;;&quot;&quot;))">
            <text:p/>
          </table:table-cell>
          <table:table-cell table:formula="of:=IF([.AG32]=&quot;x&quot;;&quot;x&quot;;IF([.AG32]=&quot;-&quot;;&quot;-&quot;;&quot;&quot;))">
            <text:p/>
          </table:table-cell>
          <table:table-cell table:formula="of:=IF([.AH32]=&quot;x&quot;;&quot;x&quot;;IF([.AH32]=&quot;-&quot;;&quot;-&quot;;&quot;&quot;))">
            <text:p/>
          </table:table-cell>
          <table:table-cell table:formula="of:=IF([.AI32]=&quot;x&quot;;&quot;x&quot;;IF([.AI32]=&quot;-&quot;;&quot;-&quot;;&quot;&quot;))">
            <text:p/>
          </table:table-cell>
          <table:table-cell table:formula="of:=IF([.AJ32]=&quot;x&quot;;&quot;x&quot;;IF([.AJ32]=&quot;-&quot;;&quot;-&quot;;&quot;&quot;))">
            <text:p/>
          </table:table-cell>
          <table:table-cell table:formula="of:=IF([.AK32]=&quot;x&quot;;&quot;x&quot;;IF([.AK32]=&quot;-&quot;;&quot;-&quot;;&quot;&quot;))">
            <text:p/>
          </table:table-cell>
          <table:table-cell table:formula="of:=IF([.AL32]=&quot;x&quot;;&quot;x&quot;;IF([.AL32]=&quot;-&quot;;&quot;-&quot;;&quot;&quot;))">
            <text:p/>
          </table:table-cell>
          <table:table-cell table:formula="of:=IF([.AM32]=&quot;x&quot;;&quot;x&quot;;IF([.AM32]=&quot;-&quot;;&quot;-&quot;;&quot;&quot;))">
            <text:p/>
          </table:table-cell>
          <table:table-cell table:formula="of:=IF([.AN32]=&quot;x&quot;;&quot;x&quot;;IF([.AN32]=&quot;-&quot;;&quot;-&quot;;&quot;&quot;))">
            <text:p/>
          </table:table-cell>
          <table:table-cell table:formula="of:=IF([.AO32]=&quot;x&quot;;&quot;x&quot;;IF([.AO32]=&quot;-&quot;;&quot;-&quot;;&quot;&quot;))">
            <text:p/>
          </table:table-cell>
          <table:table-cell table:formula="of:=IF([.AP32]=&quot;x&quot;;&quot;x&quot;;IF([.AP32]=&quot;-&quot;;&quot;-&quot;;&quot;&quot;))">
            <text:p/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32" calcext:value-type="float">
            <text:p>32</text:p>
          </table:table-cell>
          <table:table-cell table:style-name="ce6" office:value-type="string" calcext:value-type="string">
            <text:p>TST032</text:p>
          </table:table-cell>
          <table:table-cell table:style-name="ce10" table:content-validation-name="val3" office:value-type="string" calcext:value-type="string">
            <text:p>yellow</text:p>
          </table:table-cell>
          <table:table-cell table:style-name="ce13" table:content-validation-name="val4" office:value-type="string" calcext:value-type="string">
            <text:p>MixRack</text:p>
          </table:table-cell>
          <table:table-cell table:style-name="ce14" table:content-validation-name="val5" office:value-type="float" office:value="32" calcext:value-type="float">
            <text:p>32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5" table:content-validation-name="val7" office:value-type="string" calcext:value-type="string">
            <text:p>-</text:p>
          </table:table-cell>
          <table:table-cell table:style-name="ce15" table:content-validation-name="val8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no</text:p>
          </table:table-cell>
          <table:table-cell table:style-name="ce15" table:content-validation-name="val10" office:value-type="float" office:value="-20" calcext:value-type="float">
            <text:p>-20</text:p>
          </table:table-cell>
          <table:table-cell table:style-name="ce15" table:content-validation-name="val9" office:value-type="string" calcext:value-type="string">
            <text:p>no</text:p>
          </table:table-cell>
          <table:table-cell table:content-validation-name="val12" office:value-type="float" office:value="640" calcext:value-type="float">
            <text:p>640</text:p>
          </table:table-cell>
          <table:table-cell table:style-name="ce15" table:content-validation-name="val9" office:value-type="string" calcext:value-type="string">
            <text:p>-</text:p>
          </table:table-cell>
          <table:table-cell/>
          <table:table-cell table:style-name="ce2" table:content-validation-name="val1" office:value-type="string" calcext:value-type="string">
            <text:p>yes</text:p>
          </table:table-cell>
          <table:table-cell table:style-name="ce15" table:content-validation-name="val1" office:value-type="string" calcext:value-type="string">
            <text:p>yes</text:p>
          </table:table-cell>
          <table:table-cell/>
          <table:table-cell table:style-name="ce15" table:content-validation-name="val13" table:number-columns-repeated="2"/>
          <table:table-cell table:style-name="ce15" table:content-validation-name="val13" office:value-type="string" calcext:value-type="string">
            <text:p>x</text:p>
          </table:table-cell>
          <table:table-cell table:style-name="ce15" table:content-validation-name="val13" table:number-columns-repeated="21"/>
          <table:table-cell/>
          <table:table-cell table:style-name="ce15" table:content-validation-name="val13" table:number-columns-repeated="2"/>
          <table:table-cell table:style-name="ce15" table:content-validation-name="val13" office:value-type="string" calcext:value-type="string">
            <text:p>x</text:p>
          </table:table-cell>
          <table:table-cell table:style-name="ce15" table:content-validation-name="val13" table:number-columns-repeated="5"/>
          <table:table-cell/>
          <table:table-cell table:formula="of:=IF([.S33]=&quot;x&quot;;&quot;x&quot;;IF([.S33]=&quot;-&quot;;&quot;-&quot;;&quot;&quot;))">
            <text:p/>
          </table:table-cell>
          <table:table-cell table:formula="of:=IF([.T33]=&quot;x&quot;;&quot;x&quot;;IF([.T33]=&quot;-&quot;;&quot;-&quot;;&quot;&quot;))">
            <text:p/>
          </table:table-cell>
          <table:table-cell table:formula="of:=IF([.U33]=&quot;x&quot;;&quot;x&quot;;IF([.U33]=&quot;-&quot;;&quot;-&quot;;&quot;&quot;))" office:value-type="string" office:string-value="x" calcext:value-type="string">
            <text:p>x</text:p>
          </table:table-cell>
          <table:table-cell table:formula="of:=IF([.V33]=&quot;x&quot;;&quot;x&quot;;IF([.V33]=&quot;-&quot;;&quot;-&quot;;&quot;&quot;))">
            <text:p/>
          </table:table-cell>
          <table:table-cell table:formula="of:=IF([.W33]=&quot;x&quot;;&quot;x&quot;;IF([.W33]=&quot;-&quot;;&quot;-&quot;;&quot;&quot;))">
            <text:p/>
          </table:table-cell>
          <table:table-cell table:formula="of:=IF([.X33]=&quot;x&quot;;&quot;x&quot;;IF([.X33]=&quot;-&quot;;&quot;-&quot;;&quot;&quot;))">
            <text:p/>
          </table:table-cell>
          <table:table-cell table:formula="of:=IF([.Y33]=&quot;x&quot;;&quot;x&quot;;IF([.Y33]=&quot;-&quot;;&quot;-&quot;;&quot;&quot;))">
            <text:p/>
          </table:table-cell>
          <table:table-cell table:formula="of:=IF([.Z33]=&quot;x&quot;;&quot;x&quot;;IF([.Z33]=&quot;-&quot;;&quot;-&quot;;&quot;&quot;))">
            <text:p/>
          </table:table-cell>
          <table:table-cell table:formula="of:=IF([.AA33]=&quot;x&quot;;&quot;x&quot;;IF([.AA33]=&quot;-&quot;;&quot;-&quot;;&quot;&quot;))">
            <text:p/>
          </table:table-cell>
          <table:table-cell table:formula="of:=IF([.AB33]=&quot;x&quot;;&quot;x&quot;;IF([.AB33]=&quot;-&quot;;&quot;-&quot;;&quot;&quot;))">
            <text:p/>
          </table:table-cell>
          <table:table-cell table:formula="of:=IF([.AC33]=&quot;x&quot;;&quot;x&quot;;IF([.AC33]=&quot;-&quot;;&quot;-&quot;;&quot;&quot;))">
            <text:p/>
          </table:table-cell>
          <table:table-cell table:formula="of:=IF([.AD33]=&quot;x&quot;;&quot;x&quot;;IF([.AD33]=&quot;-&quot;;&quot;-&quot;;&quot;&quot;))">
            <text:p/>
          </table:table-cell>
          <table:table-cell table:formula="of:=IF([.AE33]=&quot;x&quot;;&quot;x&quot;;IF([.AE33]=&quot;-&quot;;&quot;-&quot;;&quot;&quot;))">
            <text:p/>
          </table:table-cell>
          <table:table-cell table:formula="of:=IF([.AF33]=&quot;x&quot;;&quot;x&quot;;IF([.AF33]=&quot;-&quot;;&quot;-&quot;;&quot;&quot;))">
            <text:p/>
          </table:table-cell>
          <table:table-cell table:formula="of:=IF([.AG33]=&quot;x&quot;;&quot;x&quot;;IF([.AG33]=&quot;-&quot;;&quot;-&quot;;&quot;&quot;))">
            <text:p/>
          </table:table-cell>
          <table:table-cell table:formula="of:=IF([.AH33]=&quot;x&quot;;&quot;x&quot;;IF([.AH33]=&quot;-&quot;;&quot;-&quot;;&quot;&quot;))">
            <text:p/>
          </table:table-cell>
          <table:table-cell table:formula="of:=IF([.AI33]=&quot;x&quot;;&quot;x&quot;;IF([.AI33]=&quot;-&quot;;&quot;-&quot;;&quot;&quot;))">
            <text:p/>
          </table:table-cell>
          <table:table-cell table:formula="of:=IF([.AJ33]=&quot;x&quot;;&quot;x&quot;;IF([.AJ33]=&quot;-&quot;;&quot;-&quot;;&quot;&quot;))">
            <text:p/>
          </table:table-cell>
          <table:table-cell table:formula="of:=IF([.AK33]=&quot;x&quot;;&quot;x&quot;;IF([.AK33]=&quot;-&quot;;&quot;-&quot;;&quot;&quot;))">
            <text:p/>
          </table:table-cell>
          <table:table-cell table:formula="of:=IF([.AL33]=&quot;x&quot;;&quot;x&quot;;IF([.AL33]=&quot;-&quot;;&quot;-&quot;;&quot;&quot;))">
            <text:p/>
          </table:table-cell>
          <table:table-cell table:formula="of:=IF([.AM33]=&quot;x&quot;;&quot;x&quot;;IF([.AM33]=&quot;-&quot;;&quot;-&quot;;&quot;&quot;))">
            <text:p/>
          </table:table-cell>
          <table:table-cell table:formula="of:=IF([.AN33]=&quot;x&quot;;&quot;x&quot;;IF([.AN33]=&quot;-&quot;;&quot;-&quot;;&quot;&quot;))">
            <text:p/>
          </table:table-cell>
          <table:table-cell table:formula="of:=IF([.AO33]=&quot;x&quot;;&quot;x&quot;;IF([.AO33]=&quot;-&quot;;&quot;-&quot;;&quot;&quot;))">
            <text:p/>
          </table:table-cell>
          <table:table-cell table:formula="of:=IF([.AP33]=&quot;x&quot;;&quot;x&quot;;IF([.AP33]=&quot;-&quot;;&quot;-&quot;;&quot;&quot;))">
            <text:p/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33" calcext:value-type="float">
            <text:p>33</text:p>
          </table:table-cell>
          <table:table-cell table:style-name="ce6" office:value-type="string" calcext:value-type="string">
            <text:p>TST033</text:p>
          </table:table-cell>
          <table:table-cell table:style-name="ce10" table:content-validation-name="val3" office:value-type="string" calcext:value-type="string">
            <text:p>yellow</text:p>
          </table:table-cell>
          <table:table-cell table:style-name="ce13" table:content-validation-name="val4" office:value-type="string" calcext:value-type="string">
            <text:p>MixRack</text:p>
          </table:table-cell>
          <table:table-cell table:style-name="ce14" table:content-validation-name="val5" office:value-type="float" office:value="33" calcext:value-type="float">
            <text:p>33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5" table:content-validation-name="val7" office:value-type="string" calcext:value-type="string">
            <text:p>-</text:p>
          </table:table-cell>
          <table:table-cell table:style-name="ce15" table:content-validation-name="val8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yes</text:p>
          </table:table-cell>
          <table:table-cell table:style-name="ce15" table:content-validation-name="val10" office:value-type="float" office:value="-25" calcext:value-type="float">
            <text:p>-25</text:p>
          </table:table-cell>
          <table:table-cell table:style-name="ce15" table:content-validation-name="val9" office:value-type="string" calcext:value-type="string">
            <text:p>yes</text:p>
          </table:table-cell>
          <table:table-cell table:content-validation-name="val11" office:value-type="float" office:value="660" calcext:value-type="float">
            <text:p>660</text:p>
          </table:table-cell>
          <table:table-cell table:style-name="ce15" table:content-validation-name="val9" office:value-type="string" calcext:value-type="string">
            <text:p>-</text:p>
          </table:table-cell>
          <table:table-cell/>
          <table:table-cell table:style-name="ce2" table:content-validation-name="val1" office:value-type="string" calcext:value-type="string">
            <text:p>yes</text:p>
          </table:table-cell>
          <table:table-cell table:style-name="ce15" table:content-validation-name="val1" office:value-type="string" calcext:value-type="string">
            <text:p>yes</text:p>
          </table:table-cell>
          <table:table-cell/>
          <table:table-cell table:style-name="ce15" table:content-validation-name="val13" table:number-columns-repeated="2"/>
          <table:table-cell table:style-name="ce15" table:content-validation-name="val13" office:value-type="string" calcext:value-type="string">
            <text:p>x</text:p>
          </table:table-cell>
          <table:table-cell table:style-name="ce15" table:content-validation-name="val13" table:number-columns-repeated="21"/>
          <table:table-cell/>
          <table:table-cell table:style-name="ce15" table:content-validation-name="val13" table:number-columns-repeated="2"/>
          <table:table-cell table:style-name="ce15" table:content-validation-name="val13" office:value-type="string" calcext:value-type="string">
            <text:p>x</text:p>
          </table:table-cell>
          <table:table-cell table:style-name="ce15" table:content-validation-name="val13" table:number-columns-repeated="5"/>
          <table:table-cell/>
          <table:table-cell table:formula="of:=IF([.S34]=&quot;x&quot;;&quot;x&quot;;IF([.S34]=&quot;-&quot;;&quot;-&quot;;&quot;&quot;))">
            <text:p/>
          </table:table-cell>
          <table:table-cell table:formula="of:=IF([.T34]=&quot;x&quot;;&quot;x&quot;;IF([.T34]=&quot;-&quot;;&quot;-&quot;;&quot;&quot;))">
            <text:p/>
          </table:table-cell>
          <table:table-cell table:formula="of:=IF([.U34]=&quot;x&quot;;&quot;x&quot;;IF([.U34]=&quot;-&quot;;&quot;-&quot;;&quot;&quot;))" office:value-type="string" office:string-value="x" calcext:value-type="string">
            <text:p>x</text:p>
          </table:table-cell>
          <table:table-cell table:formula="of:=IF([.V34]=&quot;x&quot;;&quot;x&quot;;IF([.V34]=&quot;-&quot;;&quot;-&quot;;&quot;&quot;))">
            <text:p/>
          </table:table-cell>
          <table:table-cell table:formula="of:=IF([.W34]=&quot;x&quot;;&quot;x&quot;;IF([.W34]=&quot;-&quot;;&quot;-&quot;;&quot;&quot;))">
            <text:p/>
          </table:table-cell>
          <table:table-cell table:formula="of:=IF([.X34]=&quot;x&quot;;&quot;x&quot;;IF([.X34]=&quot;-&quot;;&quot;-&quot;;&quot;&quot;))">
            <text:p/>
          </table:table-cell>
          <table:table-cell table:formula="of:=IF([.Y34]=&quot;x&quot;;&quot;x&quot;;IF([.Y34]=&quot;-&quot;;&quot;-&quot;;&quot;&quot;))">
            <text:p/>
          </table:table-cell>
          <table:table-cell table:formula="of:=IF([.Z34]=&quot;x&quot;;&quot;x&quot;;IF([.Z34]=&quot;-&quot;;&quot;-&quot;;&quot;&quot;))">
            <text:p/>
          </table:table-cell>
          <table:table-cell table:formula="of:=IF([.AA34]=&quot;x&quot;;&quot;x&quot;;IF([.AA34]=&quot;-&quot;;&quot;-&quot;;&quot;&quot;))">
            <text:p/>
          </table:table-cell>
          <table:table-cell table:formula="of:=IF([.AB34]=&quot;x&quot;;&quot;x&quot;;IF([.AB34]=&quot;-&quot;;&quot;-&quot;;&quot;&quot;))">
            <text:p/>
          </table:table-cell>
          <table:table-cell table:formula="of:=IF([.AC34]=&quot;x&quot;;&quot;x&quot;;IF([.AC34]=&quot;-&quot;;&quot;-&quot;;&quot;&quot;))">
            <text:p/>
          </table:table-cell>
          <table:table-cell table:formula="of:=IF([.AD34]=&quot;x&quot;;&quot;x&quot;;IF([.AD34]=&quot;-&quot;;&quot;-&quot;;&quot;&quot;))">
            <text:p/>
          </table:table-cell>
          <table:table-cell table:formula="of:=IF([.AE34]=&quot;x&quot;;&quot;x&quot;;IF([.AE34]=&quot;-&quot;;&quot;-&quot;;&quot;&quot;))">
            <text:p/>
          </table:table-cell>
          <table:table-cell table:formula="of:=IF([.AF34]=&quot;x&quot;;&quot;x&quot;;IF([.AF34]=&quot;-&quot;;&quot;-&quot;;&quot;&quot;))">
            <text:p/>
          </table:table-cell>
          <table:table-cell table:formula="of:=IF([.AG34]=&quot;x&quot;;&quot;x&quot;;IF([.AG34]=&quot;-&quot;;&quot;-&quot;;&quot;&quot;))">
            <text:p/>
          </table:table-cell>
          <table:table-cell table:formula="of:=IF([.AH34]=&quot;x&quot;;&quot;x&quot;;IF([.AH34]=&quot;-&quot;;&quot;-&quot;;&quot;&quot;))">
            <text:p/>
          </table:table-cell>
          <table:table-cell table:formula="of:=IF([.AI34]=&quot;x&quot;;&quot;x&quot;;IF([.AI34]=&quot;-&quot;;&quot;-&quot;;&quot;&quot;))">
            <text:p/>
          </table:table-cell>
          <table:table-cell table:formula="of:=IF([.AJ34]=&quot;x&quot;;&quot;x&quot;;IF([.AJ34]=&quot;-&quot;;&quot;-&quot;;&quot;&quot;))">
            <text:p/>
          </table:table-cell>
          <table:table-cell table:formula="of:=IF([.AK34]=&quot;x&quot;;&quot;x&quot;;IF([.AK34]=&quot;-&quot;;&quot;-&quot;;&quot;&quot;))">
            <text:p/>
          </table:table-cell>
          <table:table-cell table:formula="of:=IF([.AL34]=&quot;x&quot;;&quot;x&quot;;IF([.AL34]=&quot;-&quot;;&quot;-&quot;;&quot;&quot;))">
            <text:p/>
          </table:table-cell>
          <table:table-cell table:formula="of:=IF([.AM34]=&quot;x&quot;;&quot;x&quot;;IF([.AM34]=&quot;-&quot;;&quot;-&quot;;&quot;&quot;))">
            <text:p/>
          </table:table-cell>
          <table:table-cell table:formula="of:=IF([.AN34]=&quot;x&quot;;&quot;x&quot;;IF([.AN34]=&quot;-&quot;;&quot;-&quot;;&quot;&quot;))">
            <text:p/>
          </table:table-cell>
          <table:table-cell table:formula="of:=IF([.AO34]=&quot;x&quot;;&quot;x&quot;;IF([.AO34]=&quot;-&quot;;&quot;-&quot;;&quot;&quot;))">
            <text:p/>
          </table:table-cell>
          <table:table-cell table:formula="of:=IF([.AP34]=&quot;x&quot;;&quot;x&quot;;IF([.AP34]=&quot;-&quot;;&quot;-&quot;;&quot;&quot;))">
            <text:p/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34" calcext:value-type="float">
            <text:p>34</text:p>
          </table:table-cell>
          <table:table-cell table:style-name="ce6" office:value-type="string" calcext:value-type="string">
            <text:p>TST034</text:p>
          </table:table-cell>
          <table:table-cell table:style-name="ce10" table:content-validation-name="val3" office:value-type="string" calcext:value-type="string">
            <text:p>yellow</text:p>
          </table:table-cell>
          <table:table-cell table:style-name="ce13" table:content-validation-name="val4" office:value-type="string" calcext:value-type="string">
            <text:p>MixRack</text:p>
          </table:table-cell>
          <table:table-cell table:style-name="ce14" table:content-validation-name="val5" office:value-type="float" office:value="34" calcext:value-type="float">
            <text:p>34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5" table:content-validation-name="val7" office:value-type="string" calcext:value-type="string">
            <text:p>-</text:p>
          </table:table-cell>
          <table:table-cell table:style-name="ce15" table:content-validation-name="val8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no</text:p>
          </table:table-cell>
          <table:table-cell table:style-name="ce15" table:content-validation-name="val10" office:value-type="float" office:value="-30" calcext:value-type="float">
            <text:p>-30</text:p>
          </table:table-cell>
          <table:table-cell table:style-name="ce15" table:content-validation-name="val9" office:value-type="string" calcext:value-type="string">
            <text:p>no</text:p>
          </table:table-cell>
          <table:table-cell table:content-validation-name="val12" office:value-type="float" office:value="680" calcext:value-type="float">
            <text:p>680</text:p>
          </table:table-cell>
          <table:table-cell table:style-name="ce15" table:content-validation-name="val9" office:value-type="string" calcext:value-type="string">
            <text:p>-</text:p>
          </table:table-cell>
          <table:table-cell/>
          <table:table-cell table:style-name="ce2" table:content-validation-name="val1" office:value-type="string" calcext:value-type="string">
            <text:p>yes</text:p>
          </table:table-cell>
          <table:table-cell table:style-name="ce15" table:content-validation-name="val1" office:value-type="string" calcext:value-type="string">
            <text:p>yes</text:p>
          </table:table-cell>
          <table:table-cell/>
          <table:table-cell table:style-name="ce15" table:content-validation-name="val13" table:number-columns-repeated="2"/>
          <table:table-cell table:style-name="ce15" table:content-validation-name="val13" office:value-type="string" calcext:value-type="string">
            <text:p>x</text:p>
          </table:table-cell>
          <table:table-cell table:style-name="ce15" table:content-validation-name="val13" table:number-columns-repeated="21"/>
          <table:table-cell/>
          <table:table-cell table:style-name="ce15" table:content-validation-name="val13" table:number-columns-repeated="2"/>
          <table:table-cell table:style-name="ce15" table:content-validation-name="val13" office:value-type="string" calcext:value-type="string">
            <text:p>x</text:p>
          </table:table-cell>
          <table:table-cell table:style-name="ce15" table:content-validation-name="val13" table:number-columns-repeated="5"/>
          <table:table-cell/>
          <table:table-cell table:formula="of:=IF([.S35]=&quot;x&quot;;&quot;x&quot;;IF([.S35]=&quot;-&quot;;&quot;-&quot;;&quot;&quot;))">
            <text:p/>
          </table:table-cell>
          <table:table-cell table:formula="of:=IF([.T35]=&quot;x&quot;;&quot;x&quot;;IF([.T35]=&quot;-&quot;;&quot;-&quot;;&quot;&quot;))">
            <text:p/>
          </table:table-cell>
          <table:table-cell table:formula="of:=IF([.U35]=&quot;x&quot;;&quot;x&quot;;IF([.U35]=&quot;-&quot;;&quot;-&quot;;&quot;&quot;))" office:value-type="string" office:string-value="x" calcext:value-type="string">
            <text:p>x</text:p>
          </table:table-cell>
          <table:table-cell table:formula="of:=IF([.V35]=&quot;x&quot;;&quot;x&quot;;IF([.V35]=&quot;-&quot;;&quot;-&quot;;&quot;&quot;))">
            <text:p/>
          </table:table-cell>
          <table:table-cell table:formula="of:=IF([.W35]=&quot;x&quot;;&quot;x&quot;;IF([.W35]=&quot;-&quot;;&quot;-&quot;;&quot;&quot;))">
            <text:p/>
          </table:table-cell>
          <table:table-cell table:formula="of:=IF([.X35]=&quot;x&quot;;&quot;x&quot;;IF([.X35]=&quot;-&quot;;&quot;-&quot;;&quot;&quot;))">
            <text:p/>
          </table:table-cell>
          <table:table-cell table:formula="of:=IF([.Y35]=&quot;x&quot;;&quot;x&quot;;IF([.Y35]=&quot;-&quot;;&quot;-&quot;;&quot;&quot;))">
            <text:p/>
          </table:table-cell>
          <table:table-cell table:formula="of:=IF([.Z35]=&quot;x&quot;;&quot;x&quot;;IF([.Z35]=&quot;-&quot;;&quot;-&quot;;&quot;&quot;))">
            <text:p/>
          </table:table-cell>
          <table:table-cell table:formula="of:=IF([.AA35]=&quot;x&quot;;&quot;x&quot;;IF([.AA35]=&quot;-&quot;;&quot;-&quot;;&quot;&quot;))">
            <text:p/>
          </table:table-cell>
          <table:table-cell table:formula="of:=IF([.AB35]=&quot;x&quot;;&quot;x&quot;;IF([.AB35]=&quot;-&quot;;&quot;-&quot;;&quot;&quot;))">
            <text:p/>
          </table:table-cell>
          <table:table-cell table:formula="of:=IF([.AC35]=&quot;x&quot;;&quot;x&quot;;IF([.AC35]=&quot;-&quot;;&quot;-&quot;;&quot;&quot;))">
            <text:p/>
          </table:table-cell>
          <table:table-cell table:formula="of:=IF([.AD35]=&quot;x&quot;;&quot;x&quot;;IF([.AD35]=&quot;-&quot;;&quot;-&quot;;&quot;&quot;))">
            <text:p/>
          </table:table-cell>
          <table:table-cell table:formula="of:=IF([.AE35]=&quot;x&quot;;&quot;x&quot;;IF([.AE35]=&quot;-&quot;;&quot;-&quot;;&quot;&quot;))">
            <text:p/>
          </table:table-cell>
          <table:table-cell table:formula="of:=IF([.AF35]=&quot;x&quot;;&quot;x&quot;;IF([.AF35]=&quot;-&quot;;&quot;-&quot;;&quot;&quot;))">
            <text:p/>
          </table:table-cell>
          <table:table-cell table:formula="of:=IF([.AG35]=&quot;x&quot;;&quot;x&quot;;IF([.AG35]=&quot;-&quot;;&quot;-&quot;;&quot;&quot;))">
            <text:p/>
          </table:table-cell>
          <table:table-cell table:formula="of:=IF([.AH35]=&quot;x&quot;;&quot;x&quot;;IF([.AH35]=&quot;-&quot;;&quot;-&quot;;&quot;&quot;))">
            <text:p/>
          </table:table-cell>
          <table:table-cell table:formula="of:=IF([.AI35]=&quot;x&quot;;&quot;x&quot;;IF([.AI35]=&quot;-&quot;;&quot;-&quot;;&quot;&quot;))">
            <text:p/>
          </table:table-cell>
          <table:table-cell table:formula="of:=IF([.AJ35]=&quot;x&quot;;&quot;x&quot;;IF([.AJ35]=&quot;-&quot;;&quot;-&quot;;&quot;&quot;))">
            <text:p/>
          </table:table-cell>
          <table:table-cell table:formula="of:=IF([.AK35]=&quot;x&quot;;&quot;x&quot;;IF([.AK35]=&quot;-&quot;;&quot;-&quot;;&quot;&quot;))">
            <text:p/>
          </table:table-cell>
          <table:table-cell table:formula="of:=IF([.AL35]=&quot;x&quot;;&quot;x&quot;;IF([.AL35]=&quot;-&quot;;&quot;-&quot;;&quot;&quot;))">
            <text:p/>
          </table:table-cell>
          <table:table-cell table:formula="of:=IF([.AM35]=&quot;x&quot;;&quot;x&quot;;IF([.AM35]=&quot;-&quot;;&quot;-&quot;;&quot;&quot;))">
            <text:p/>
          </table:table-cell>
          <table:table-cell table:formula="of:=IF([.AN35]=&quot;x&quot;;&quot;x&quot;;IF([.AN35]=&quot;-&quot;;&quot;-&quot;;&quot;&quot;))">
            <text:p/>
          </table:table-cell>
          <table:table-cell table:formula="of:=IF([.AO35]=&quot;x&quot;;&quot;x&quot;;IF([.AO35]=&quot;-&quot;;&quot;-&quot;;&quot;&quot;))">
            <text:p/>
          </table:table-cell>
          <table:table-cell table:formula="of:=IF([.AP35]=&quot;x&quot;;&quot;x&quot;;IF([.AP35]=&quot;-&quot;;&quot;-&quot;;&quot;&quot;))">
            <text:p/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35" calcext:value-type="float">
            <text:p>35</text:p>
          </table:table-cell>
          <table:table-cell table:style-name="ce6" office:value-type="string" calcext:value-type="string">
            <text:p>TST035</text:p>
          </table:table-cell>
          <table:table-cell table:style-name="ce10" table:content-validation-name="val3" office:value-type="string" calcext:value-type="string">
            <text:p>yellow</text:p>
          </table:table-cell>
          <table:table-cell table:style-name="ce13" table:content-validation-name="val4" office:value-type="string" calcext:value-type="string">
            <text:p>MixRack</text:p>
          </table:table-cell>
          <table:table-cell table:style-name="ce14" table:content-validation-name="val5" office:value-type="float" office:value="35" calcext:value-type="float">
            <text:p>35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5" table:content-validation-name="val7" office:value-type="string" calcext:value-type="string">
            <text:p>-</text:p>
          </table:table-cell>
          <table:table-cell table:style-name="ce15" table:content-validation-name="val8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yes</text:p>
          </table:table-cell>
          <table:table-cell table:style-name="ce15" table:content-validation-name="val10" office:value-type="float" office:value="-35" calcext:value-type="float">
            <text:p>-35</text:p>
          </table:table-cell>
          <table:table-cell table:style-name="ce15" table:content-validation-name="val9" office:value-type="string" calcext:value-type="string">
            <text:p>yes</text:p>
          </table:table-cell>
          <table:table-cell table:content-validation-name="val11" office:value-type="float" office:value="700" calcext:value-type="float">
            <text:p>700</text:p>
          </table:table-cell>
          <table:table-cell table:style-name="ce15" table:content-validation-name="val9" office:value-type="string" calcext:value-type="string">
            <text:p>-</text:p>
          </table:table-cell>
          <table:table-cell/>
          <table:table-cell table:style-name="ce2" table:content-validation-name="val1" office:value-type="string" calcext:value-type="string">
            <text:p>yes</text:p>
          </table:table-cell>
          <table:table-cell table:style-name="ce15" table:content-validation-name="val1" office:value-type="string" calcext:value-type="string">
            <text:p>yes</text:p>
          </table:table-cell>
          <table:table-cell/>
          <table:table-cell table:style-name="ce15" table:content-validation-name="val13" table:number-columns-repeated="2"/>
          <table:table-cell table:style-name="ce15" table:content-validation-name="val13" office:value-type="string" calcext:value-type="string">
            <text:p>x</text:p>
          </table:table-cell>
          <table:table-cell table:style-name="ce15" table:content-validation-name="val13" table:number-columns-repeated="21"/>
          <table:table-cell/>
          <table:table-cell table:style-name="ce15" table:content-validation-name="val13" table:number-columns-repeated="2"/>
          <table:table-cell table:style-name="ce15" table:content-validation-name="val13" office:value-type="string" calcext:value-type="string">
            <text:p>x</text:p>
          </table:table-cell>
          <table:table-cell table:style-name="ce15" table:content-validation-name="val13" table:number-columns-repeated="5"/>
          <table:table-cell/>
          <table:table-cell table:formula="of:=IF([.S36]=&quot;x&quot;;&quot;x&quot;;IF([.S36]=&quot;-&quot;;&quot;-&quot;;&quot;&quot;))">
            <text:p/>
          </table:table-cell>
          <table:table-cell table:formula="of:=IF([.T36]=&quot;x&quot;;&quot;x&quot;;IF([.T36]=&quot;-&quot;;&quot;-&quot;;&quot;&quot;))">
            <text:p/>
          </table:table-cell>
          <table:table-cell table:formula="of:=IF([.U36]=&quot;x&quot;;&quot;x&quot;;IF([.U36]=&quot;-&quot;;&quot;-&quot;;&quot;&quot;))" office:value-type="string" office:string-value="x" calcext:value-type="string">
            <text:p>x</text:p>
          </table:table-cell>
          <table:table-cell table:formula="of:=IF([.V36]=&quot;x&quot;;&quot;x&quot;;IF([.V36]=&quot;-&quot;;&quot;-&quot;;&quot;&quot;))">
            <text:p/>
          </table:table-cell>
          <table:table-cell table:formula="of:=IF([.W36]=&quot;x&quot;;&quot;x&quot;;IF([.W36]=&quot;-&quot;;&quot;-&quot;;&quot;&quot;))">
            <text:p/>
          </table:table-cell>
          <table:table-cell table:formula="of:=IF([.X36]=&quot;x&quot;;&quot;x&quot;;IF([.X36]=&quot;-&quot;;&quot;-&quot;;&quot;&quot;))">
            <text:p/>
          </table:table-cell>
          <table:table-cell table:formula="of:=IF([.Y36]=&quot;x&quot;;&quot;x&quot;;IF([.Y36]=&quot;-&quot;;&quot;-&quot;;&quot;&quot;))">
            <text:p/>
          </table:table-cell>
          <table:table-cell table:formula="of:=IF([.Z36]=&quot;x&quot;;&quot;x&quot;;IF([.Z36]=&quot;-&quot;;&quot;-&quot;;&quot;&quot;))">
            <text:p/>
          </table:table-cell>
          <table:table-cell table:formula="of:=IF([.AA36]=&quot;x&quot;;&quot;x&quot;;IF([.AA36]=&quot;-&quot;;&quot;-&quot;;&quot;&quot;))">
            <text:p/>
          </table:table-cell>
          <table:table-cell table:formula="of:=IF([.AB36]=&quot;x&quot;;&quot;x&quot;;IF([.AB36]=&quot;-&quot;;&quot;-&quot;;&quot;&quot;))">
            <text:p/>
          </table:table-cell>
          <table:table-cell table:formula="of:=IF([.AC36]=&quot;x&quot;;&quot;x&quot;;IF([.AC36]=&quot;-&quot;;&quot;-&quot;;&quot;&quot;))">
            <text:p/>
          </table:table-cell>
          <table:table-cell table:formula="of:=IF([.AD36]=&quot;x&quot;;&quot;x&quot;;IF([.AD36]=&quot;-&quot;;&quot;-&quot;;&quot;&quot;))">
            <text:p/>
          </table:table-cell>
          <table:table-cell table:formula="of:=IF([.AE36]=&quot;x&quot;;&quot;x&quot;;IF([.AE36]=&quot;-&quot;;&quot;-&quot;;&quot;&quot;))">
            <text:p/>
          </table:table-cell>
          <table:table-cell table:formula="of:=IF([.AF36]=&quot;x&quot;;&quot;x&quot;;IF([.AF36]=&quot;-&quot;;&quot;-&quot;;&quot;&quot;))">
            <text:p/>
          </table:table-cell>
          <table:table-cell table:formula="of:=IF([.AG36]=&quot;x&quot;;&quot;x&quot;;IF([.AG36]=&quot;-&quot;;&quot;-&quot;;&quot;&quot;))">
            <text:p/>
          </table:table-cell>
          <table:table-cell table:formula="of:=IF([.AH36]=&quot;x&quot;;&quot;x&quot;;IF([.AH36]=&quot;-&quot;;&quot;-&quot;;&quot;&quot;))">
            <text:p/>
          </table:table-cell>
          <table:table-cell table:formula="of:=IF([.AI36]=&quot;x&quot;;&quot;x&quot;;IF([.AI36]=&quot;-&quot;;&quot;-&quot;;&quot;&quot;))">
            <text:p/>
          </table:table-cell>
          <table:table-cell table:formula="of:=IF([.AJ36]=&quot;x&quot;;&quot;x&quot;;IF([.AJ36]=&quot;-&quot;;&quot;-&quot;;&quot;&quot;))">
            <text:p/>
          </table:table-cell>
          <table:table-cell table:formula="of:=IF([.AK36]=&quot;x&quot;;&quot;x&quot;;IF([.AK36]=&quot;-&quot;;&quot;-&quot;;&quot;&quot;))">
            <text:p/>
          </table:table-cell>
          <table:table-cell table:formula="of:=IF([.AL36]=&quot;x&quot;;&quot;x&quot;;IF([.AL36]=&quot;-&quot;;&quot;-&quot;;&quot;&quot;))">
            <text:p/>
          </table:table-cell>
          <table:table-cell table:formula="of:=IF([.AM36]=&quot;x&quot;;&quot;x&quot;;IF([.AM36]=&quot;-&quot;;&quot;-&quot;;&quot;&quot;))">
            <text:p/>
          </table:table-cell>
          <table:table-cell table:formula="of:=IF([.AN36]=&quot;x&quot;;&quot;x&quot;;IF([.AN36]=&quot;-&quot;;&quot;-&quot;;&quot;&quot;))">
            <text:p/>
          </table:table-cell>
          <table:table-cell table:formula="of:=IF([.AO36]=&quot;x&quot;;&quot;x&quot;;IF([.AO36]=&quot;-&quot;;&quot;-&quot;;&quot;&quot;))">
            <text:p/>
          </table:table-cell>
          <table:table-cell table:formula="of:=IF([.AP36]=&quot;x&quot;;&quot;x&quot;;IF([.AP36]=&quot;-&quot;;&quot;-&quot;;&quot;&quot;))">
            <text:p/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36" calcext:value-type="float">
            <text:p>36</text:p>
          </table:table-cell>
          <table:table-cell table:style-name="ce6" office:value-type="string" calcext:value-type="string">
            <text:p>TST036</text:p>
          </table:table-cell>
          <table:table-cell table:style-name="ce10" table:content-validation-name="val3" office:value-type="string" calcext:value-type="string">
            <text:p>yellow</text:p>
          </table:table-cell>
          <table:table-cell table:style-name="ce13" table:content-validation-name="val4" office:value-type="string" calcext:value-type="string">
            <text:p>MixRack</text:p>
          </table:table-cell>
          <table:table-cell table:style-name="ce14" table:content-validation-name="val5" office:value-type="float" office:value="36" calcext:value-type="float">
            <text:p>36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5" table:content-validation-name="val7" office:value-type="string" calcext:value-type="string">
            <text:p>-</text:p>
          </table:table-cell>
          <table:table-cell table:style-name="ce15" table:content-validation-name="val8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no</text:p>
          </table:table-cell>
          <table:table-cell table:style-name="ce15" table:content-validation-name="val10" office:value-type="float" office:value="-40" calcext:value-type="float">
            <text:p>-40</text:p>
          </table:table-cell>
          <table:table-cell table:style-name="ce15" table:content-validation-name="val9" office:value-type="string" calcext:value-type="string">
            <text:p>no</text:p>
          </table:table-cell>
          <table:table-cell table:content-validation-name="val12" office:value-type="float" office:value="720" calcext:value-type="float">
            <text:p>720</text:p>
          </table:table-cell>
          <table:table-cell table:style-name="ce15" table:content-validation-name="val9" office:value-type="string" calcext:value-type="string">
            <text:p>-</text:p>
          </table:table-cell>
          <table:table-cell/>
          <table:table-cell table:style-name="ce2" table:content-validation-name="val1" office:value-type="string" calcext:value-type="string">
            <text:p>yes</text:p>
          </table:table-cell>
          <table:table-cell table:style-name="ce15" table:content-validation-name="val1" office:value-type="string" calcext:value-type="string">
            <text:p>yes</text:p>
          </table:table-cell>
          <table:table-cell/>
          <table:table-cell table:style-name="ce15" table:content-validation-name="val13" table:number-columns-repeated="2"/>
          <table:table-cell table:style-name="ce15" table:content-validation-name="val13" office:value-type="string" calcext:value-type="string">
            <text:p>x</text:p>
          </table:table-cell>
          <table:table-cell table:style-name="ce15" table:content-validation-name="val13" table:number-columns-repeated="21"/>
          <table:table-cell/>
          <table:table-cell table:style-name="ce15" table:content-validation-name="val13" table:number-columns-repeated="2"/>
          <table:table-cell table:style-name="ce15" table:content-validation-name="val13" office:value-type="string" calcext:value-type="string">
            <text:p>x</text:p>
          </table:table-cell>
          <table:table-cell table:style-name="ce15" table:content-validation-name="val13" table:number-columns-repeated="5"/>
          <table:table-cell/>
          <table:table-cell table:formula="of:=IF([.S37]=&quot;x&quot;;&quot;x&quot;;IF([.S37]=&quot;-&quot;;&quot;-&quot;;&quot;&quot;))">
            <text:p/>
          </table:table-cell>
          <table:table-cell table:formula="of:=IF([.T37]=&quot;x&quot;;&quot;x&quot;;IF([.T37]=&quot;-&quot;;&quot;-&quot;;&quot;&quot;))">
            <text:p/>
          </table:table-cell>
          <table:table-cell table:formula="of:=IF([.U37]=&quot;x&quot;;&quot;x&quot;;IF([.U37]=&quot;-&quot;;&quot;-&quot;;&quot;&quot;))" office:value-type="string" office:string-value="x" calcext:value-type="string">
            <text:p>x</text:p>
          </table:table-cell>
          <table:table-cell table:formula="of:=IF([.V37]=&quot;x&quot;;&quot;x&quot;;IF([.V37]=&quot;-&quot;;&quot;-&quot;;&quot;&quot;))">
            <text:p/>
          </table:table-cell>
          <table:table-cell table:formula="of:=IF([.W37]=&quot;x&quot;;&quot;x&quot;;IF([.W37]=&quot;-&quot;;&quot;-&quot;;&quot;&quot;))">
            <text:p/>
          </table:table-cell>
          <table:table-cell table:formula="of:=IF([.X37]=&quot;x&quot;;&quot;x&quot;;IF([.X37]=&quot;-&quot;;&quot;-&quot;;&quot;&quot;))">
            <text:p/>
          </table:table-cell>
          <table:table-cell table:formula="of:=IF([.Y37]=&quot;x&quot;;&quot;x&quot;;IF([.Y37]=&quot;-&quot;;&quot;-&quot;;&quot;&quot;))">
            <text:p/>
          </table:table-cell>
          <table:table-cell table:formula="of:=IF([.Z37]=&quot;x&quot;;&quot;x&quot;;IF([.Z37]=&quot;-&quot;;&quot;-&quot;;&quot;&quot;))">
            <text:p/>
          </table:table-cell>
          <table:table-cell table:formula="of:=IF([.AA37]=&quot;x&quot;;&quot;x&quot;;IF([.AA37]=&quot;-&quot;;&quot;-&quot;;&quot;&quot;))">
            <text:p/>
          </table:table-cell>
          <table:table-cell table:formula="of:=IF([.AB37]=&quot;x&quot;;&quot;x&quot;;IF([.AB37]=&quot;-&quot;;&quot;-&quot;;&quot;&quot;))">
            <text:p/>
          </table:table-cell>
          <table:table-cell table:formula="of:=IF([.AC37]=&quot;x&quot;;&quot;x&quot;;IF([.AC37]=&quot;-&quot;;&quot;-&quot;;&quot;&quot;))">
            <text:p/>
          </table:table-cell>
          <table:table-cell table:formula="of:=IF([.AD37]=&quot;x&quot;;&quot;x&quot;;IF([.AD37]=&quot;-&quot;;&quot;-&quot;;&quot;&quot;))">
            <text:p/>
          </table:table-cell>
          <table:table-cell table:formula="of:=IF([.AE37]=&quot;x&quot;;&quot;x&quot;;IF([.AE37]=&quot;-&quot;;&quot;-&quot;;&quot;&quot;))">
            <text:p/>
          </table:table-cell>
          <table:table-cell table:formula="of:=IF([.AF37]=&quot;x&quot;;&quot;x&quot;;IF([.AF37]=&quot;-&quot;;&quot;-&quot;;&quot;&quot;))">
            <text:p/>
          </table:table-cell>
          <table:table-cell table:formula="of:=IF([.AG37]=&quot;x&quot;;&quot;x&quot;;IF([.AG37]=&quot;-&quot;;&quot;-&quot;;&quot;&quot;))">
            <text:p/>
          </table:table-cell>
          <table:table-cell table:formula="of:=IF([.AH37]=&quot;x&quot;;&quot;x&quot;;IF([.AH37]=&quot;-&quot;;&quot;-&quot;;&quot;&quot;))">
            <text:p/>
          </table:table-cell>
          <table:table-cell table:formula="of:=IF([.AI37]=&quot;x&quot;;&quot;x&quot;;IF([.AI37]=&quot;-&quot;;&quot;-&quot;;&quot;&quot;))">
            <text:p/>
          </table:table-cell>
          <table:table-cell table:formula="of:=IF([.AJ37]=&quot;x&quot;;&quot;x&quot;;IF([.AJ37]=&quot;-&quot;;&quot;-&quot;;&quot;&quot;))">
            <text:p/>
          </table:table-cell>
          <table:table-cell table:formula="of:=IF([.AK37]=&quot;x&quot;;&quot;x&quot;;IF([.AK37]=&quot;-&quot;;&quot;-&quot;;&quot;&quot;))">
            <text:p/>
          </table:table-cell>
          <table:table-cell table:formula="of:=IF([.AL37]=&quot;x&quot;;&quot;x&quot;;IF([.AL37]=&quot;-&quot;;&quot;-&quot;;&quot;&quot;))">
            <text:p/>
          </table:table-cell>
          <table:table-cell table:formula="of:=IF([.AM37]=&quot;x&quot;;&quot;x&quot;;IF([.AM37]=&quot;-&quot;;&quot;-&quot;;&quot;&quot;))">
            <text:p/>
          </table:table-cell>
          <table:table-cell table:formula="of:=IF([.AN37]=&quot;x&quot;;&quot;x&quot;;IF([.AN37]=&quot;-&quot;;&quot;-&quot;;&quot;&quot;))">
            <text:p/>
          </table:table-cell>
          <table:table-cell table:formula="of:=IF([.AO37]=&quot;x&quot;;&quot;x&quot;;IF([.AO37]=&quot;-&quot;;&quot;-&quot;;&quot;&quot;))">
            <text:p/>
          </table:table-cell>
          <table:table-cell table:formula="of:=IF([.AP37]=&quot;x&quot;;&quot;x&quot;;IF([.AP37]=&quot;-&quot;;&quot;-&quot;;&quot;&quot;))">
            <text:p/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37" calcext:value-type="float">
            <text:p>37</text:p>
          </table:table-cell>
          <table:table-cell table:style-name="ce6" office:value-type="string" calcext:value-type="string">
            <text:p>TST037</text:p>
          </table:table-cell>
          <table:table-cell table:style-name="ce10" table:content-validation-name="val3" office:value-type="string" calcext:value-type="string">
            <text:p>green</text:p>
          </table:table-cell>
          <table:table-cell table:style-name="ce13" table:content-validation-name="val4" office:value-type="string" calcext:value-type="string">
            <text:p>MixRack</text:p>
          </table:table-cell>
          <table:table-cell table:style-name="ce14" table:content-validation-name="val5" office:value-type="float" office:value="37" calcext:value-type="float">
            <text:p>37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5" table:content-validation-name="val7" office:value-type="string" calcext:value-type="string">
            <text:p>-</text:p>
          </table:table-cell>
          <table:table-cell table:style-name="ce15" table:content-validation-name="val8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yes</text:p>
          </table:table-cell>
          <table:table-cell table:style-name="ce15" table:content-validation-name="val10" office:value-type="float" office:value="-45" calcext:value-type="float">
            <text:p>-45</text:p>
          </table:table-cell>
          <table:table-cell table:style-name="ce15" table:content-validation-name="val9" office:value-type="string" calcext:value-type="string">
            <text:p>yes</text:p>
          </table:table-cell>
          <table:table-cell table:content-validation-name="val11" office:value-type="float" office:value="740" calcext:value-type="float">
            <text:p>740</text:p>
          </table:table-cell>
          <table:table-cell table:style-name="ce15" table:content-validation-name="val9"/>
          <table:table-cell/>
          <table:table-cell table:style-name="ce2" table:content-validation-name="val1" office:value-type="string" calcext:value-type="string">
            <text:p>yes</text:p>
          </table:table-cell>
          <table:table-cell table:style-name="ce15" table:content-validation-name="val1" office:value-type="string" calcext:value-type="string">
            <text:p>yes</text:p>
          </table:table-cell>
          <table:table-cell/>
          <table:table-cell table:style-name="ce15" table:content-validation-name="val13" table:number-columns-repeated="3"/>
          <table:table-cell table:style-name="ce15" table:content-validation-name="val13" office:value-type="string" calcext:value-type="string">
            <text:p>x</text:p>
          </table:table-cell>
          <table:table-cell table:style-name="ce15" table:content-validation-name="val13" table:number-columns-repeated="20"/>
          <table:table-cell/>
          <table:table-cell table:style-name="ce15" table:content-validation-name="val13" table:number-columns-repeated="3"/>
          <table:table-cell table:style-name="ce15" table:content-validation-name="val13" office:value-type="string" calcext:value-type="string">
            <text:p>x</text:p>
          </table:table-cell>
          <table:table-cell table:style-name="ce15" table:content-validation-name="val13" table:number-columns-repeated="4"/>
          <table:table-cell/>
          <table:table-cell table:formula="of:=IF([.S38]=&quot;x&quot;;&quot;x&quot;;IF([.S38]=&quot;-&quot;;&quot;-&quot;;&quot;&quot;))">
            <text:p/>
          </table:table-cell>
          <table:table-cell table:formula="of:=IF([.T38]=&quot;x&quot;;&quot;x&quot;;IF([.T38]=&quot;-&quot;;&quot;-&quot;;&quot;&quot;))">
            <text:p/>
          </table:table-cell>
          <table:table-cell table:formula="of:=IF([.U38]=&quot;x&quot;;&quot;x&quot;;IF([.U38]=&quot;-&quot;;&quot;-&quot;;&quot;&quot;))">
            <text:p/>
          </table:table-cell>
          <table:table-cell table:formula="of:=IF([.V38]=&quot;x&quot;;&quot;x&quot;;IF([.V38]=&quot;-&quot;;&quot;-&quot;;&quot;&quot;))" office:value-type="string" office:string-value="x" calcext:value-type="string">
            <text:p>x</text:p>
          </table:table-cell>
          <table:table-cell table:formula="of:=IF([.W38]=&quot;x&quot;;&quot;x&quot;;IF([.W38]=&quot;-&quot;;&quot;-&quot;;&quot;&quot;))">
            <text:p/>
          </table:table-cell>
          <table:table-cell table:formula="of:=IF([.X38]=&quot;x&quot;;&quot;x&quot;;IF([.X38]=&quot;-&quot;;&quot;-&quot;;&quot;&quot;))">
            <text:p/>
          </table:table-cell>
          <table:table-cell table:formula="of:=IF([.Y38]=&quot;x&quot;;&quot;x&quot;;IF([.Y38]=&quot;-&quot;;&quot;-&quot;;&quot;&quot;))">
            <text:p/>
          </table:table-cell>
          <table:table-cell table:formula="of:=IF([.Z38]=&quot;x&quot;;&quot;x&quot;;IF([.Z38]=&quot;-&quot;;&quot;-&quot;;&quot;&quot;))">
            <text:p/>
          </table:table-cell>
          <table:table-cell table:formula="of:=IF([.AA38]=&quot;x&quot;;&quot;x&quot;;IF([.AA38]=&quot;-&quot;;&quot;-&quot;;&quot;&quot;))">
            <text:p/>
          </table:table-cell>
          <table:table-cell table:formula="of:=IF([.AB38]=&quot;x&quot;;&quot;x&quot;;IF([.AB38]=&quot;-&quot;;&quot;-&quot;;&quot;&quot;))">
            <text:p/>
          </table:table-cell>
          <table:table-cell table:formula="of:=IF([.AC38]=&quot;x&quot;;&quot;x&quot;;IF([.AC38]=&quot;-&quot;;&quot;-&quot;;&quot;&quot;))">
            <text:p/>
          </table:table-cell>
          <table:table-cell table:formula="of:=IF([.AD38]=&quot;x&quot;;&quot;x&quot;;IF([.AD38]=&quot;-&quot;;&quot;-&quot;;&quot;&quot;))">
            <text:p/>
          </table:table-cell>
          <table:table-cell table:formula="of:=IF([.AE38]=&quot;x&quot;;&quot;x&quot;;IF([.AE38]=&quot;-&quot;;&quot;-&quot;;&quot;&quot;))">
            <text:p/>
          </table:table-cell>
          <table:table-cell table:formula="of:=IF([.AF38]=&quot;x&quot;;&quot;x&quot;;IF([.AF38]=&quot;-&quot;;&quot;-&quot;;&quot;&quot;))">
            <text:p/>
          </table:table-cell>
          <table:table-cell table:formula="of:=IF([.AG38]=&quot;x&quot;;&quot;x&quot;;IF([.AG38]=&quot;-&quot;;&quot;-&quot;;&quot;&quot;))">
            <text:p/>
          </table:table-cell>
          <table:table-cell table:formula="of:=IF([.AH38]=&quot;x&quot;;&quot;x&quot;;IF([.AH38]=&quot;-&quot;;&quot;-&quot;;&quot;&quot;))">
            <text:p/>
          </table:table-cell>
          <table:table-cell table:formula="of:=IF([.AI38]=&quot;x&quot;;&quot;x&quot;;IF([.AI38]=&quot;-&quot;;&quot;-&quot;;&quot;&quot;))">
            <text:p/>
          </table:table-cell>
          <table:table-cell table:formula="of:=IF([.AJ38]=&quot;x&quot;;&quot;x&quot;;IF([.AJ38]=&quot;-&quot;;&quot;-&quot;;&quot;&quot;))">
            <text:p/>
          </table:table-cell>
          <table:table-cell table:formula="of:=IF([.AK38]=&quot;x&quot;;&quot;x&quot;;IF([.AK38]=&quot;-&quot;;&quot;-&quot;;&quot;&quot;))">
            <text:p/>
          </table:table-cell>
          <table:table-cell table:formula="of:=IF([.AL38]=&quot;x&quot;;&quot;x&quot;;IF([.AL38]=&quot;-&quot;;&quot;-&quot;;&quot;&quot;))">
            <text:p/>
          </table:table-cell>
          <table:table-cell table:formula="of:=IF([.AM38]=&quot;x&quot;;&quot;x&quot;;IF([.AM38]=&quot;-&quot;;&quot;-&quot;;&quot;&quot;))">
            <text:p/>
          </table:table-cell>
          <table:table-cell table:formula="of:=IF([.AN38]=&quot;x&quot;;&quot;x&quot;;IF([.AN38]=&quot;-&quot;;&quot;-&quot;;&quot;&quot;))">
            <text:p/>
          </table:table-cell>
          <table:table-cell table:formula="of:=IF([.AO38]=&quot;x&quot;;&quot;x&quot;;IF([.AO38]=&quot;-&quot;;&quot;-&quot;;&quot;&quot;))">
            <text:p/>
          </table:table-cell>
          <table:table-cell table:formula="of:=IF([.AP38]=&quot;x&quot;;&quot;x&quot;;IF([.AP38]=&quot;-&quot;;&quot;-&quot;;&quot;&quot;))">
            <text:p/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38" calcext:value-type="float">
            <text:p>38</text:p>
          </table:table-cell>
          <table:table-cell table:style-name="ce6" office:value-type="string" calcext:value-type="string">
            <text:p>TST038</text:p>
          </table:table-cell>
          <table:table-cell table:style-name="ce10" table:content-validation-name="val3" office:value-type="string" calcext:value-type="string">
            <text:p>green</text:p>
          </table:table-cell>
          <table:table-cell table:style-name="ce13" table:content-validation-name="val4" office:value-type="string" calcext:value-type="string">
            <text:p>MixRack</text:p>
          </table:table-cell>
          <table:table-cell table:style-name="ce14" table:content-validation-name="val5" office:value-type="float" office:value="38" calcext:value-type="float">
            <text:p>38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5" table:content-validation-name="val7" office:value-type="string" calcext:value-type="string">
            <text:p>-</text:p>
          </table:table-cell>
          <table:table-cell table:style-name="ce15" table:content-validation-name="val8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no</text:p>
          </table:table-cell>
          <table:table-cell table:style-name="ce15" table:content-validation-name="val10" office:value-type="float" office:value="-99" calcext:value-type="float">
            <text:p>-99</text:p>
          </table:table-cell>
          <table:table-cell table:style-name="ce15" table:content-validation-name="val9" office:value-type="string" calcext:value-type="string">
            <text:p>no</text:p>
          </table:table-cell>
          <table:table-cell table:content-validation-name="val12" office:value-type="float" office:value="760" calcext:value-type="float">
            <text:p>760</text:p>
          </table:table-cell>
          <table:table-cell table:style-name="ce15" table:content-validation-name="val9"/>
          <table:table-cell/>
          <table:table-cell table:style-name="ce2" table:content-validation-name="val1" office:value-type="string" calcext:value-type="string">
            <text:p>yes</text:p>
          </table:table-cell>
          <table:table-cell table:style-name="ce15" table:content-validation-name="val1" office:value-type="string" calcext:value-type="string">
            <text:p>yes</text:p>
          </table:table-cell>
          <table:table-cell/>
          <table:table-cell table:style-name="ce15" table:content-validation-name="val13" table:number-columns-repeated="3"/>
          <table:table-cell table:style-name="ce15" table:content-validation-name="val13" office:value-type="string" calcext:value-type="string">
            <text:p>x</text:p>
          </table:table-cell>
          <table:table-cell table:style-name="ce15" table:content-validation-name="val13" table:number-columns-repeated="20"/>
          <table:table-cell/>
          <table:table-cell table:style-name="ce15" table:content-validation-name="val13" table:number-columns-repeated="3"/>
          <table:table-cell table:style-name="ce15" table:content-validation-name="val13" office:value-type="string" calcext:value-type="string">
            <text:p>x</text:p>
          </table:table-cell>
          <table:table-cell table:style-name="ce15" table:content-validation-name="val13" table:number-columns-repeated="4"/>
          <table:table-cell/>
          <table:table-cell table:formula="of:=IF([.S39]=&quot;x&quot;;&quot;x&quot;;IF([.S39]=&quot;-&quot;;&quot;-&quot;;&quot;&quot;))">
            <text:p/>
          </table:table-cell>
          <table:table-cell table:formula="of:=IF([.T39]=&quot;x&quot;;&quot;x&quot;;IF([.T39]=&quot;-&quot;;&quot;-&quot;;&quot;&quot;))">
            <text:p/>
          </table:table-cell>
          <table:table-cell table:formula="of:=IF([.U39]=&quot;x&quot;;&quot;x&quot;;IF([.U39]=&quot;-&quot;;&quot;-&quot;;&quot;&quot;))">
            <text:p/>
          </table:table-cell>
          <table:table-cell table:formula="of:=IF([.V39]=&quot;x&quot;;&quot;x&quot;;IF([.V39]=&quot;-&quot;;&quot;-&quot;;&quot;&quot;))" office:value-type="string" office:string-value="x" calcext:value-type="string">
            <text:p>x</text:p>
          </table:table-cell>
          <table:table-cell table:formula="of:=IF([.W39]=&quot;x&quot;;&quot;x&quot;;IF([.W39]=&quot;-&quot;;&quot;-&quot;;&quot;&quot;))">
            <text:p/>
          </table:table-cell>
          <table:table-cell table:formula="of:=IF([.X39]=&quot;x&quot;;&quot;x&quot;;IF([.X39]=&quot;-&quot;;&quot;-&quot;;&quot;&quot;))">
            <text:p/>
          </table:table-cell>
          <table:table-cell table:formula="of:=IF([.Y39]=&quot;x&quot;;&quot;x&quot;;IF([.Y39]=&quot;-&quot;;&quot;-&quot;;&quot;&quot;))">
            <text:p/>
          </table:table-cell>
          <table:table-cell table:formula="of:=IF([.Z39]=&quot;x&quot;;&quot;x&quot;;IF([.Z39]=&quot;-&quot;;&quot;-&quot;;&quot;&quot;))">
            <text:p/>
          </table:table-cell>
          <table:table-cell table:formula="of:=IF([.AA39]=&quot;x&quot;;&quot;x&quot;;IF([.AA39]=&quot;-&quot;;&quot;-&quot;;&quot;&quot;))">
            <text:p/>
          </table:table-cell>
          <table:table-cell table:formula="of:=IF([.AB39]=&quot;x&quot;;&quot;x&quot;;IF([.AB39]=&quot;-&quot;;&quot;-&quot;;&quot;&quot;))">
            <text:p/>
          </table:table-cell>
          <table:table-cell table:formula="of:=IF([.AC39]=&quot;x&quot;;&quot;x&quot;;IF([.AC39]=&quot;-&quot;;&quot;-&quot;;&quot;&quot;))">
            <text:p/>
          </table:table-cell>
          <table:table-cell table:formula="of:=IF([.AD39]=&quot;x&quot;;&quot;x&quot;;IF([.AD39]=&quot;-&quot;;&quot;-&quot;;&quot;&quot;))">
            <text:p/>
          </table:table-cell>
          <table:table-cell table:formula="of:=IF([.AE39]=&quot;x&quot;;&quot;x&quot;;IF([.AE39]=&quot;-&quot;;&quot;-&quot;;&quot;&quot;))">
            <text:p/>
          </table:table-cell>
          <table:table-cell table:formula="of:=IF([.AF39]=&quot;x&quot;;&quot;x&quot;;IF([.AF39]=&quot;-&quot;;&quot;-&quot;;&quot;&quot;))">
            <text:p/>
          </table:table-cell>
          <table:table-cell table:formula="of:=IF([.AG39]=&quot;x&quot;;&quot;x&quot;;IF([.AG39]=&quot;-&quot;;&quot;-&quot;;&quot;&quot;))">
            <text:p/>
          </table:table-cell>
          <table:table-cell table:formula="of:=IF([.AH39]=&quot;x&quot;;&quot;x&quot;;IF([.AH39]=&quot;-&quot;;&quot;-&quot;;&quot;&quot;))">
            <text:p/>
          </table:table-cell>
          <table:table-cell table:formula="of:=IF([.AI39]=&quot;x&quot;;&quot;x&quot;;IF([.AI39]=&quot;-&quot;;&quot;-&quot;;&quot;&quot;))">
            <text:p/>
          </table:table-cell>
          <table:table-cell table:formula="of:=IF([.AJ39]=&quot;x&quot;;&quot;x&quot;;IF([.AJ39]=&quot;-&quot;;&quot;-&quot;;&quot;&quot;))">
            <text:p/>
          </table:table-cell>
          <table:table-cell table:formula="of:=IF([.AK39]=&quot;x&quot;;&quot;x&quot;;IF([.AK39]=&quot;-&quot;;&quot;-&quot;;&quot;&quot;))">
            <text:p/>
          </table:table-cell>
          <table:table-cell table:formula="of:=IF([.AL39]=&quot;x&quot;;&quot;x&quot;;IF([.AL39]=&quot;-&quot;;&quot;-&quot;;&quot;&quot;))">
            <text:p/>
          </table:table-cell>
          <table:table-cell table:formula="of:=IF([.AM39]=&quot;x&quot;;&quot;x&quot;;IF([.AM39]=&quot;-&quot;;&quot;-&quot;;&quot;&quot;))">
            <text:p/>
          </table:table-cell>
          <table:table-cell table:formula="of:=IF([.AN39]=&quot;x&quot;;&quot;x&quot;;IF([.AN39]=&quot;-&quot;;&quot;-&quot;;&quot;&quot;))">
            <text:p/>
          </table:table-cell>
          <table:table-cell table:formula="of:=IF([.AO39]=&quot;x&quot;;&quot;x&quot;;IF([.AO39]=&quot;-&quot;;&quot;-&quot;;&quot;&quot;))">
            <text:p/>
          </table:table-cell>
          <table:table-cell table:formula="of:=IF([.AP39]=&quot;x&quot;;&quot;x&quot;;IF([.AP39]=&quot;-&quot;;&quot;-&quot;;&quot;&quot;))">
            <text:p/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39" calcext:value-type="float">
            <text:p>39</text:p>
          </table:table-cell>
          <table:table-cell table:style-name="ce6" office:value-type="string" calcext:value-type="string">
            <text:p>TST039</text:p>
          </table:table-cell>
          <table:table-cell table:style-name="ce10" table:content-validation-name="val3" office:value-type="string" calcext:value-type="string">
            <text:p>green</text:p>
          </table:table-cell>
          <table:table-cell table:style-name="ce13" table:content-validation-name="val4" office:value-type="string" calcext:value-type="string">
            <text:p>MixRack</text:p>
          </table:table-cell>
          <table:table-cell table:style-name="ce14" table:content-validation-name="val5" office:value-type="float" office:value="39" calcext:value-type="float">
            <text:p>39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5" table:content-validation-name="val7" office:value-type="string" calcext:value-type="string">
            <text:p>-</text:p>
          </table:table-cell>
          <table:table-cell table:style-name="ce15" table:content-validation-name="val8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yes</text:p>
          </table:table-cell>
          <table:table-cell table:style-name="ce15" table:content-validation-name="val10" office:value-type="float" office:value="10" calcext:value-type="float">
            <text:p>10</text:p>
          </table:table-cell>
          <table:table-cell table:style-name="ce15" table:content-validation-name="val9" office:value-type="string" calcext:value-type="string">
            <text:p>yes</text:p>
          </table:table-cell>
          <table:table-cell table:content-validation-name="val11" office:value-type="float" office:value="780" calcext:value-type="float">
            <text:p>780</text:p>
          </table:table-cell>
          <table:table-cell table:style-name="ce15" table:content-validation-name="val9"/>
          <table:table-cell/>
          <table:table-cell table:style-name="ce2" table:content-validation-name="val1" office:value-type="string" calcext:value-type="string">
            <text:p>yes</text:p>
          </table:table-cell>
          <table:table-cell table:style-name="ce15" table:content-validation-name="val1" office:value-type="string" calcext:value-type="string">
            <text:p>yes</text:p>
          </table:table-cell>
          <table:table-cell/>
          <table:table-cell table:style-name="ce15" table:content-validation-name="val13" table:number-columns-repeated="3"/>
          <table:table-cell table:style-name="ce15" table:content-validation-name="val13" office:value-type="string" calcext:value-type="string">
            <text:p>x</text:p>
          </table:table-cell>
          <table:table-cell table:style-name="ce15" table:content-validation-name="val13" table:number-columns-repeated="20"/>
          <table:table-cell/>
          <table:table-cell table:style-name="ce15" table:content-validation-name="val13" table:number-columns-repeated="3"/>
          <table:table-cell table:style-name="ce15" table:content-validation-name="val13" office:value-type="string" calcext:value-type="string">
            <text:p>x</text:p>
          </table:table-cell>
          <table:table-cell table:style-name="ce15" table:content-validation-name="val13" table:number-columns-repeated="4"/>
          <table:table-cell/>
          <table:table-cell table:formula="of:=IF([.S40]=&quot;x&quot;;&quot;x&quot;;IF([.S40]=&quot;-&quot;;&quot;-&quot;;&quot;&quot;))">
            <text:p/>
          </table:table-cell>
          <table:table-cell table:formula="of:=IF([.T40]=&quot;x&quot;;&quot;x&quot;;IF([.T40]=&quot;-&quot;;&quot;-&quot;;&quot;&quot;))">
            <text:p/>
          </table:table-cell>
          <table:table-cell table:formula="of:=IF([.U40]=&quot;x&quot;;&quot;x&quot;;IF([.U40]=&quot;-&quot;;&quot;-&quot;;&quot;&quot;))">
            <text:p/>
          </table:table-cell>
          <table:table-cell table:formula="of:=IF([.V40]=&quot;x&quot;;&quot;x&quot;;IF([.V40]=&quot;-&quot;;&quot;-&quot;;&quot;&quot;))" office:value-type="string" office:string-value="x" calcext:value-type="string">
            <text:p>x</text:p>
          </table:table-cell>
          <table:table-cell table:formula="of:=IF([.W40]=&quot;x&quot;;&quot;x&quot;;IF([.W40]=&quot;-&quot;;&quot;-&quot;;&quot;&quot;))">
            <text:p/>
          </table:table-cell>
          <table:table-cell table:formula="of:=IF([.X40]=&quot;x&quot;;&quot;x&quot;;IF([.X40]=&quot;-&quot;;&quot;-&quot;;&quot;&quot;))">
            <text:p/>
          </table:table-cell>
          <table:table-cell table:formula="of:=IF([.Y40]=&quot;x&quot;;&quot;x&quot;;IF([.Y40]=&quot;-&quot;;&quot;-&quot;;&quot;&quot;))">
            <text:p/>
          </table:table-cell>
          <table:table-cell table:formula="of:=IF([.Z40]=&quot;x&quot;;&quot;x&quot;;IF([.Z40]=&quot;-&quot;;&quot;-&quot;;&quot;&quot;))">
            <text:p/>
          </table:table-cell>
          <table:table-cell table:formula="of:=IF([.AA40]=&quot;x&quot;;&quot;x&quot;;IF([.AA40]=&quot;-&quot;;&quot;-&quot;;&quot;&quot;))">
            <text:p/>
          </table:table-cell>
          <table:table-cell table:formula="of:=IF([.AB40]=&quot;x&quot;;&quot;x&quot;;IF([.AB40]=&quot;-&quot;;&quot;-&quot;;&quot;&quot;))">
            <text:p/>
          </table:table-cell>
          <table:table-cell table:formula="of:=IF([.AC40]=&quot;x&quot;;&quot;x&quot;;IF([.AC40]=&quot;-&quot;;&quot;-&quot;;&quot;&quot;))">
            <text:p/>
          </table:table-cell>
          <table:table-cell table:formula="of:=IF([.AD40]=&quot;x&quot;;&quot;x&quot;;IF([.AD40]=&quot;-&quot;;&quot;-&quot;;&quot;&quot;))">
            <text:p/>
          </table:table-cell>
          <table:table-cell table:formula="of:=IF([.AE40]=&quot;x&quot;;&quot;x&quot;;IF([.AE40]=&quot;-&quot;;&quot;-&quot;;&quot;&quot;))">
            <text:p/>
          </table:table-cell>
          <table:table-cell table:formula="of:=IF([.AF40]=&quot;x&quot;;&quot;x&quot;;IF([.AF40]=&quot;-&quot;;&quot;-&quot;;&quot;&quot;))">
            <text:p/>
          </table:table-cell>
          <table:table-cell table:formula="of:=IF([.AG40]=&quot;x&quot;;&quot;x&quot;;IF([.AG40]=&quot;-&quot;;&quot;-&quot;;&quot;&quot;))">
            <text:p/>
          </table:table-cell>
          <table:table-cell table:formula="of:=IF([.AH40]=&quot;x&quot;;&quot;x&quot;;IF([.AH40]=&quot;-&quot;;&quot;-&quot;;&quot;&quot;))">
            <text:p/>
          </table:table-cell>
          <table:table-cell table:formula="of:=IF([.AI40]=&quot;x&quot;;&quot;x&quot;;IF([.AI40]=&quot;-&quot;;&quot;-&quot;;&quot;&quot;))">
            <text:p/>
          </table:table-cell>
          <table:table-cell table:formula="of:=IF([.AJ40]=&quot;x&quot;;&quot;x&quot;;IF([.AJ40]=&quot;-&quot;;&quot;-&quot;;&quot;&quot;))">
            <text:p/>
          </table:table-cell>
          <table:table-cell table:formula="of:=IF([.AK40]=&quot;x&quot;;&quot;x&quot;;IF([.AK40]=&quot;-&quot;;&quot;-&quot;;&quot;&quot;))">
            <text:p/>
          </table:table-cell>
          <table:table-cell table:formula="of:=IF([.AL40]=&quot;x&quot;;&quot;x&quot;;IF([.AL40]=&quot;-&quot;;&quot;-&quot;;&quot;&quot;))">
            <text:p/>
          </table:table-cell>
          <table:table-cell table:formula="of:=IF([.AM40]=&quot;x&quot;;&quot;x&quot;;IF([.AM40]=&quot;-&quot;;&quot;-&quot;;&quot;&quot;))">
            <text:p/>
          </table:table-cell>
          <table:table-cell table:formula="of:=IF([.AN40]=&quot;x&quot;;&quot;x&quot;;IF([.AN40]=&quot;-&quot;;&quot;-&quot;;&quot;&quot;))">
            <text:p/>
          </table:table-cell>
          <table:table-cell table:formula="of:=IF([.AO40]=&quot;x&quot;;&quot;x&quot;;IF([.AO40]=&quot;-&quot;;&quot;-&quot;;&quot;&quot;))">
            <text:p/>
          </table:table-cell>
          <table:table-cell table:formula="of:=IF([.AP40]=&quot;x&quot;;&quot;x&quot;;IF([.AP40]=&quot;-&quot;;&quot;-&quot;;&quot;&quot;))">
            <text:p/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string" calcext:value-type="string">
            <text:p>TST040</text:p>
          </table:table-cell>
          <table:table-cell table:style-name="ce10" table:content-validation-name="val3" office:value-type="string" calcext:value-type="string">
            <text:p>green</text:p>
          </table:table-cell>
          <table:table-cell table:style-name="ce13" table:content-validation-name="val4" office:value-type="string" calcext:value-type="string">
            <text:p>MixRack</text:p>
          </table:table-cell>
          <table:table-cell table:style-name="ce14" table:content-validation-name="val5" office:value-type="float" office:value="40" calcext:value-type="float">
            <text:p>40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5" table:content-validation-name="val7" office:value-type="string" calcext:value-type="string">
            <text:p>-</text:p>
          </table:table-cell>
          <table:table-cell table:style-name="ce15" table:content-validation-name="val8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no</text:p>
          </table:table-cell>
          <table:table-cell table:style-name="ce15" table:content-validation-name="val10" office:value-type="float" office:value="5" calcext:value-type="float">
            <text:p>5</text:p>
          </table:table-cell>
          <table:table-cell table:style-name="ce15" table:content-validation-name="val9" office:value-type="string" calcext:value-type="string">
            <text:p>no</text:p>
          </table:table-cell>
          <table:table-cell table:content-validation-name="val12" office:value-type="float" office:value="800" calcext:value-type="float">
            <text:p>800</text:p>
          </table:table-cell>
          <table:table-cell table:style-name="ce15" table:content-validation-name="val9"/>
          <table:table-cell/>
          <table:table-cell table:style-name="ce2" table:content-validation-name="val1" office:value-type="string" calcext:value-type="string">
            <text:p>yes</text:p>
          </table:table-cell>
          <table:table-cell table:style-name="ce15" table:content-validation-name="val1" office:value-type="string" calcext:value-type="string">
            <text:p>yes</text:p>
          </table:table-cell>
          <table:table-cell/>
          <table:table-cell table:style-name="ce15" table:content-validation-name="val13" table:number-columns-repeated="3"/>
          <table:table-cell table:style-name="ce15" table:content-validation-name="val13" office:value-type="string" calcext:value-type="string">
            <text:p>x</text:p>
          </table:table-cell>
          <table:table-cell table:style-name="ce15" table:content-validation-name="val13" table:number-columns-repeated="20"/>
          <table:table-cell/>
          <table:table-cell table:style-name="ce15" table:content-validation-name="val13" table:number-columns-repeated="3"/>
          <table:table-cell table:style-name="ce15" table:content-validation-name="val13" office:value-type="string" calcext:value-type="string">
            <text:p>x</text:p>
          </table:table-cell>
          <table:table-cell table:style-name="ce15" table:content-validation-name="val13" table:number-columns-repeated="4"/>
          <table:table-cell/>
          <table:table-cell table:formula="of:=IF([.S41]=&quot;x&quot;;&quot;x&quot;;IF([.S41]=&quot;-&quot;;&quot;-&quot;;&quot;&quot;))">
            <text:p/>
          </table:table-cell>
          <table:table-cell table:formula="of:=IF([.T41]=&quot;x&quot;;&quot;x&quot;;IF([.T41]=&quot;-&quot;;&quot;-&quot;;&quot;&quot;))">
            <text:p/>
          </table:table-cell>
          <table:table-cell table:formula="of:=IF([.U41]=&quot;x&quot;;&quot;x&quot;;IF([.U41]=&quot;-&quot;;&quot;-&quot;;&quot;&quot;))">
            <text:p/>
          </table:table-cell>
          <table:table-cell table:formula="of:=IF([.V41]=&quot;x&quot;;&quot;x&quot;;IF([.V41]=&quot;-&quot;;&quot;-&quot;;&quot;&quot;))" office:value-type="string" office:string-value="x" calcext:value-type="string">
            <text:p>x</text:p>
          </table:table-cell>
          <table:table-cell table:formula="of:=IF([.W41]=&quot;x&quot;;&quot;x&quot;;IF([.W41]=&quot;-&quot;;&quot;-&quot;;&quot;&quot;))">
            <text:p/>
          </table:table-cell>
          <table:table-cell table:formula="of:=IF([.X41]=&quot;x&quot;;&quot;x&quot;;IF([.X41]=&quot;-&quot;;&quot;-&quot;;&quot;&quot;))">
            <text:p/>
          </table:table-cell>
          <table:table-cell table:formula="of:=IF([.Y41]=&quot;x&quot;;&quot;x&quot;;IF([.Y41]=&quot;-&quot;;&quot;-&quot;;&quot;&quot;))">
            <text:p/>
          </table:table-cell>
          <table:table-cell table:formula="of:=IF([.Z41]=&quot;x&quot;;&quot;x&quot;;IF([.Z41]=&quot;-&quot;;&quot;-&quot;;&quot;&quot;))">
            <text:p/>
          </table:table-cell>
          <table:table-cell table:formula="of:=IF([.AA41]=&quot;x&quot;;&quot;x&quot;;IF([.AA41]=&quot;-&quot;;&quot;-&quot;;&quot;&quot;))">
            <text:p/>
          </table:table-cell>
          <table:table-cell table:formula="of:=IF([.AB41]=&quot;x&quot;;&quot;x&quot;;IF([.AB41]=&quot;-&quot;;&quot;-&quot;;&quot;&quot;))">
            <text:p/>
          </table:table-cell>
          <table:table-cell table:formula="of:=IF([.AC41]=&quot;x&quot;;&quot;x&quot;;IF([.AC41]=&quot;-&quot;;&quot;-&quot;;&quot;&quot;))">
            <text:p/>
          </table:table-cell>
          <table:table-cell table:formula="of:=IF([.AD41]=&quot;x&quot;;&quot;x&quot;;IF([.AD41]=&quot;-&quot;;&quot;-&quot;;&quot;&quot;))">
            <text:p/>
          </table:table-cell>
          <table:table-cell table:formula="of:=IF([.AE41]=&quot;x&quot;;&quot;x&quot;;IF([.AE41]=&quot;-&quot;;&quot;-&quot;;&quot;&quot;))">
            <text:p/>
          </table:table-cell>
          <table:table-cell table:formula="of:=IF([.AF41]=&quot;x&quot;;&quot;x&quot;;IF([.AF41]=&quot;-&quot;;&quot;-&quot;;&quot;&quot;))">
            <text:p/>
          </table:table-cell>
          <table:table-cell table:formula="of:=IF([.AG41]=&quot;x&quot;;&quot;x&quot;;IF([.AG41]=&quot;-&quot;;&quot;-&quot;;&quot;&quot;))">
            <text:p/>
          </table:table-cell>
          <table:table-cell table:formula="of:=IF([.AH41]=&quot;x&quot;;&quot;x&quot;;IF([.AH41]=&quot;-&quot;;&quot;-&quot;;&quot;&quot;))">
            <text:p/>
          </table:table-cell>
          <table:table-cell table:formula="of:=IF([.AI41]=&quot;x&quot;;&quot;x&quot;;IF([.AI41]=&quot;-&quot;;&quot;-&quot;;&quot;&quot;))">
            <text:p/>
          </table:table-cell>
          <table:table-cell table:formula="of:=IF([.AJ41]=&quot;x&quot;;&quot;x&quot;;IF([.AJ41]=&quot;-&quot;;&quot;-&quot;;&quot;&quot;))">
            <text:p/>
          </table:table-cell>
          <table:table-cell table:formula="of:=IF([.AK41]=&quot;x&quot;;&quot;x&quot;;IF([.AK41]=&quot;-&quot;;&quot;-&quot;;&quot;&quot;))">
            <text:p/>
          </table:table-cell>
          <table:table-cell table:formula="of:=IF([.AL41]=&quot;x&quot;;&quot;x&quot;;IF([.AL41]=&quot;-&quot;;&quot;-&quot;;&quot;&quot;))">
            <text:p/>
          </table:table-cell>
          <table:table-cell table:formula="of:=IF([.AM41]=&quot;x&quot;;&quot;x&quot;;IF([.AM41]=&quot;-&quot;;&quot;-&quot;;&quot;&quot;))">
            <text:p/>
          </table:table-cell>
          <table:table-cell table:formula="of:=IF([.AN41]=&quot;x&quot;;&quot;x&quot;;IF([.AN41]=&quot;-&quot;;&quot;-&quot;;&quot;&quot;))">
            <text:p/>
          </table:table-cell>
          <table:table-cell table:formula="of:=IF([.AO41]=&quot;x&quot;;&quot;x&quot;;IF([.AO41]=&quot;-&quot;;&quot;-&quot;;&quot;&quot;))">
            <text:p/>
          </table:table-cell>
          <table:table-cell table:formula="of:=IF([.AP41]=&quot;x&quot;;&quot;x&quot;;IF([.AP41]=&quot;-&quot;;&quot;-&quot;;&quot;&quot;))">
            <text:p/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41" calcext:value-type="float">
            <text:p>41</text:p>
          </table:table-cell>
          <table:table-cell table:style-name="ce6" office:value-type="string" calcext:value-type="string">
            <text:p>TST041</text:p>
          </table:table-cell>
          <table:table-cell table:style-name="ce10" table:content-validation-name="val3" office:value-type="string" calcext:value-type="string">
            <text:p>green</text:p>
          </table:table-cell>
          <table:table-cell table:style-name="ce13" table:content-validation-name="val4" office:value-type="string" calcext:value-type="string">
            <text:p>MixRack</text:p>
          </table:table-cell>
          <table:table-cell table:style-name="ce14" table:content-validation-name="val5" office:value-type="float" office:value="41" calcext:value-type="float">
            <text:p>41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5" table:content-validation-name="val7" office:value-type="string" calcext:value-type="string">
            <text:p>-</text:p>
          </table:table-cell>
          <table:table-cell table:style-name="ce15" table:content-validation-name="val8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yes</text:p>
          </table:table-cell>
          <table:table-cell table:style-name="ce15" table:content-validation-name="val10" office:value-type="float" office:value="0" calcext:value-type="float">
            <text:p>0</text:p>
          </table:table-cell>
          <table:table-cell table:style-name="ce15" table:content-validation-name="val9" office:value-type="string" calcext:value-type="string">
            <text:p>yes</text:p>
          </table:table-cell>
          <table:table-cell table:content-validation-name="val11" office:value-type="float" office:value="820" calcext:value-type="float">
            <text:p>820</text:p>
          </table:table-cell>
          <table:table-cell table:style-name="ce15" table:content-validation-name="val9"/>
          <table:table-cell/>
          <table:table-cell table:style-name="ce2" table:content-validation-name="val1" office:value-type="string" calcext:value-type="string">
            <text:p>yes</text:p>
          </table:table-cell>
          <table:table-cell table:style-name="ce15" table:content-validation-name="val1" office:value-type="string" calcext:value-type="string">
            <text:p>yes</text:p>
          </table:table-cell>
          <table:table-cell/>
          <table:table-cell table:style-name="ce15" table:content-validation-name="val13" table:number-columns-repeated="3"/>
          <table:table-cell table:style-name="ce15" table:content-validation-name="val13" office:value-type="string" calcext:value-type="string">
            <text:p>x</text:p>
          </table:table-cell>
          <table:table-cell table:style-name="ce15" table:content-validation-name="val13" table:number-columns-repeated="20"/>
          <table:table-cell/>
          <table:table-cell table:style-name="ce15" table:content-validation-name="val13" table:number-columns-repeated="3"/>
          <table:table-cell table:style-name="ce15" table:content-validation-name="val13" office:value-type="string" calcext:value-type="string">
            <text:p>x</text:p>
          </table:table-cell>
          <table:table-cell table:style-name="ce15" table:content-validation-name="val13" table:number-columns-repeated="4"/>
          <table:table-cell/>
          <table:table-cell table:formula="of:=IF([.S42]=&quot;x&quot;;&quot;x&quot;;IF([.S42]=&quot;-&quot;;&quot;-&quot;;&quot;&quot;))">
            <text:p/>
          </table:table-cell>
          <table:table-cell table:formula="of:=IF([.T42]=&quot;x&quot;;&quot;x&quot;;IF([.T42]=&quot;-&quot;;&quot;-&quot;;&quot;&quot;))">
            <text:p/>
          </table:table-cell>
          <table:table-cell table:formula="of:=IF([.U42]=&quot;x&quot;;&quot;x&quot;;IF([.U42]=&quot;-&quot;;&quot;-&quot;;&quot;&quot;))">
            <text:p/>
          </table:table-cell>
          <table:table-cell table:formula="of:=IF([.V42]=&quot;x&quot;;&quot;x&quot;;IF([.V42]=&quot;-&quot;;&quot;-&quot;;&quot;&quot;))" office:value-type="string" office:string-value="x" calcext:value-type="string">
            <text:p>x</text:p>
          </table:table-cell>
          <table:table-cell table:formula="of:=IF([.W42]=&quot;x&quot;;&quot;x&quot;;IF([.W42]=&quot;-&quot;;&quot;-&quot;;&quot;&quot;))">
            <text:p/>
          </table:table-cell>
          <table:table-cell table:formula="of:=IF([.X42]=&quot;x&quot;;&quot;x&quot;;IF([.X42]=&quot;-&quot;;&quot;-&quot;;&quot;&quot;))">
            <text:p/>
          </table:table-cell>
          <table:table-cell table:formula="of:=IF([.Y42]=&quot;x&quot;;&quot;x&quot;;IF([.Y42]=&quot;-&quot;;&quot;-&quot;;&quot;&quot;))">
            <text:p/>
          </table:table-cell>
          <table:table-cell table:formula="of:=IF([.Z42]=&quot;x&quot;;&quot;x&quot;;IF([.Z42]=&quot;-&quot;;&quot;-&quot;;&quot;&quot;))">
            <text:p/>
          </table:table-cell>
          <table:table-cell table:formula="of:=IF([.AA42]=&quot;x&quot;;&quot;x&quot;;IF([.AA42]=&quot;-&quot;;&quot;-&quot;;&quot;&quot;))">
            <text:p/>
          </table:table-cell>
          <table:table-cell table:formula="of:=IF([.AB42]=&quot;x&quot;;&quot;x&quot;;IF([.AB42]=&quot;-&quot;;&quot;-&quot;;&quot;&quot;))">
            <text:p/>
          </table:table-cell>
          <table:table-cell table:formula="of:=IF([.AC42]=&quot;x&quot;;&quot;x&quot;;IF([.AC42]=&quot;-&quot;;&quot;-&quot;;&quot;&quot;))">
            <text:p/>
          </table:table-cell>
          <table:table-cell table:formula="of:=IF([.AD42]=&quot;x&quot;;&quot;x&quot;;IF([.AD42]=&quot;-&quot;;&quot;-&quot;;&quot;&quot;))">
            <text:p/>
          </table:table-cell>
          <table:table-cell table:formula="of:=IF([.AE42]=&quot;x&quot;;&quot;x&quot;;IF([.AE42]=&quot;-&quot;;&quot;-&quot;;&quot;&quot;))">
            <text:p/>
          </table:table-cell>
          <table:table-cell table:formula="of:=IF([.AF42]=&quot;x&quot;;&quot;x&quot;;IF([.AF42]=&quot;-&quot;;&quot;-&quot;;&quot;&quot;))">
            <text:p/>
          </table:table-cell>
          <table:table-cell table:formula="of:=IF([.AG42]=&quot;x&quot;;&quot;x&quot;;IF([.AG42]=&quot;-&quot;;&quot;-&quot;;&quot;&quot;))">
            <text:p/>
          </table:table-cell>
          <table:table-cell table:formula="of:=IF([.AH42]=&quot;x&quot;;&quot;x&quot;;IF([.AH42]=&quot;-&quot;;&quot;-&quot;;&quot;&quot;))">
            <text:p/>
          </table:table-cell>
          <table:table-cell table:formula="of:=IF([.AI42]=&quot;x&quot;;&quot;x&quot;;IF([.AI42]=&quot;-&quot;;&quot;-&quot;;&quot;&quot;))">
            <text:p/>
          </table:table-cell>
          <table:table-cell table:formula="of:=IF([.AJ42]=&quot;x&quot;;&quot;x&quot;;IF([.AJ42]=&quot;-&quot;;&quot;-&quot;;&quot;&quot;))">
            <text:p/>
          </table:table-cell>
          <table:table-cell table:formula="of:=IF([.AK42]=&quot;x&quot;;&quot;x&quot;;IF([.AK42]=&quot;-&quot;;&quot;-&quot;;&quot;&quot;))">
            <text:p/>
          </table:table-cell>
          <table:table-cell table:formula="of:=IF([.AL42]=&quot;x&quot;;&quot;x&quot;;IF([.AL42]=&quot;-&quot;;&quot;-&quot;;&quot;&quot;))">
            <text:p/>
          </table:table-cell>
          <table:table-cell table:formula="of:=IF([.AM42]=&quot;x&quot;;&quot;x&quot;;IF([.AM42]=&quot;-&quot;;&quot;-&quot;;&quot;&quot;))">
            <text:p/>
          </table:table-cell>
          <table:table-cell table:formula="of:=IF([.AN42]=&quot;x&quot;;&quot;x&quot;;IF([.AN42]=&quot;-&quot;;&quot;-&quot;;&quot;&quot;))">
            <text:p/>
          </table:table-cell>
          <table:table-cell table:formula="of:=IF([.AO42]=&quot;x&quot;;&quot;x&quot;;IF([.AO42]=&quot;-&quot;;&quot;-&quot;;&quot;&quot;))">
            <text:p/>
          </table:table-cell>
          <table:table-cell table:formula="of:=IF([.AP42]=&quot;x&quot;;&quot;x&quot;;IF([.AP42]=&quot;-&quot;;&quot;-&quot;;&quot;&quot;))">
            <text:p/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42" calcext:value-type="float">
            <text:p>42</text:p>
          </table:table-cell>
          <table:table-cell table:style-name="ce6" office:value-type="string" calcext:value-type="string">
            <text:p>TST042</text:p>
          </table:table-cell>
          <table:table-cell table:style-name="ce10" table:content-validation-name="val3" office:value-type="string" calcext:value-type="string">
            <text:p>green</text:p>
          </table:table-cell>
          <table:table-cell table:style-name="ce13" table:content-validation-name="val4" office:value-type="string" calcext:value-type="string">
            <text:p>MixRack</text:p>
          </table:table-cell>
          <table:table-cell table:style-name="ce14" table:content-validation-name="val5" office:value-type="float" office:value="42" calcext:value-type="float">
            <text:p>42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5" table:content-validation-name="val7" office:value-type="string" calcext:value-type="string">
            <text:p>-</text:p>
          </table:table-cell>
          <table:table-cell table:style-name="ce15" table:content-validation-name="val8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no</text:p>
          </table:table-cell>
          <table:table-cell table:style-name="ce15" table:content-validation-name="val10" office:value-type="float" office:value="-5" calcext:value-type="float">
            <text:p>-5</text:p>
          </table:table-cell>
          <table:table-cell table:style-name="ce15" table:content-validation-name="val9" office:value-type="string" calcext:value-type="string">
            <text:p>no</text:p>
          </table:table-cell>
          <table:table-cell table:content-validation-name="val12" office:value-type="float" office:value="840" calcext:value-type="float">
            <text:p>840</text:p>
          </table:table-cell>
          <table:table-cell table:style-name="ce15" table:content-validation-name="val9"/>
          <table:table-cell/>
          <table:table-cell table:style-name="ce2" table:content-validation-name="val1" office:value-type="string" calcext:value-type="string">
            <text:p>yes</text:p>
          </table:table-cell>
          <table:table-cell table:style-name="ce15" table:content-validation-name="val1" office:value-type="string" calcext:value-type="string">
            <text:p>yes</text:p>
          </table:table-cell>
          <table:table-cell/>
          <table:table-cell table:style-name="ce15" table:content-validation-name="val13" table:number-columns-repeated="3"/>
          <table:table-cell table:style-name="ce15" table:content-validation-name="val13" office:value-type="string" calcext:value-type="string">
            <text:p>x</text:p>
          </table:table-cell>
          <table:table-cell table:style-name="ce15" table:content-validation-name="val13" table:number-columns-repeated="20"/>
          <table:table-cell/>
          <table:table-cell table:style-name="ce15" table:content-validation-name="val13" table:number-columns-repeated="3"/>
          <table:table-cell table:style-name="ce15" table:content-validation-name="val13" office:value-type="string" calcext:value-type="string">
            <text:p>x</text:p>
          </table:table-cell>
          <table:table-cell table:style-name="ce15" table:content-validation-name="val13" table:number-columns-repeated="4"/>
          <table:table-cell/>
          <table:table-cell table:formula="of:=IF([.S43]=&quot;x&quot;;&quot;x&quot;;IF([.S43]=&quot;-&quot;;&quot;-&quot;;&quot;&quot;))">
            <text:p/>
          </table:table-cell>
          <table:table-cell table:formula="of:=IF([.T43]=&quot;x&quot;;&quot;x&quot;;IF([.T43]=&quot;-&quot;;&quot;-&quot;;&quot;&quot;))">
            <text:p/>
          </table:table-cell>
          <table:table-cell table:formula="of:=IF([.U43]=&quot;x&quot;;&quot;x&quot;;IF([.U43]=&quot;-&quot;;&quot;-&quot;;&quot;&quot;))">
            <text:p/>
          </table:table-cell>
          <table:table-cell table:formula="of:=IF([.V43]=&quot;x&quot;;&quot;x&quot;;IF([.V43]=&quot;-&quot;;&quot;-&quot;;&quot;&quot;))" office:value-type="string" office:string-value="x" calcext:value-type="string">
            <text:p>x</text:p>
          </table:table-cell>
          <table:table-cell table:formula="of:=IF([.W43]=&quot;x&quot;;&quot;x&quot;;IF([.W43]=&quot;-&quot;;&quot;-&quot;;&quot;&quot;))">
            <text:p/>
          </table:table-cell>
          <table:table-cell table:formula="of:=IF([.X43]=&quot;x&quot;;&quot;x&quot;;IF([.X43]=&quot;-&quot;;&quot;-&quot;;&quot;&quot;))">
            <text:p/>
          </table:table-cell>
          <table:table-cell table:formula="of:=IF([.Y43]=&quot;x&quot;;&quot;x&quot;;IF([.Y43]=&quot;-&quot;;&quot;-&quot;;&quot;&quot;))">
            <text:p/>
          </table:table-cell>
          <table:table-cell table:formula="of:=IF([.Z43]=&quot;x&quot;;&quot;x&quot;;IF([.Z43]=&quot;-&quot;;&quot;-&quot;;&quot;&quot;))">
            <text:p/>
          </table:table-cell>
          <table:table-cell table:formula="of:=IF([.AA43]=&quot;x&quot;;&quot;x&quot;;IF([.AA43]=&quot;-&quot;;&quot;-&quot;;&quot;&quot;))">
            <text:p/>
          </table:table-cell>
          <table:table-cell table:formula="of:=IF([.AB43]=&quot;x&quot;;&quot;x&quot;;IF([.AB43]=&quot;-&quot;;&quot;-&quot;;&quot;&quot;))">
            <text:p/>
          </table:table-cell>
          <table:table-cell table:formula="of:=IF([.AC43]=&quot;x&quot;;&quot;x&quot;;IF([.AC43]=&quot;-&quot;;&quot;-&quot;;&quot;&quot;))">
            <text:p/>
          </table:table-cell>
          <table:table-cell table:formula="of:=IF([.AD43]=&quot;x&quot;;&quot;x&quot;;IF([.AD43]=&quot;-&quot;;&quot;-&quot;;&quot;&quot;))">
            <text:p/>
          </table:table-cell>
          <table:table-cell table:formula="of:=IF([.AE43]=&quot;x&quot;;&quot;x&quot;;IF([.AE43]=&quot;-&quot;;&quot;-&quot;;&quot;&quot;))">
            <text:p/>
          </table:table-cell>
          <table:table-cell table:formula="of:=IF([.AF43]=&quot;x&quot;;&quot;x&quot;;IF([.AF43]=&quot;-&quot;;&quot;-&quot;;&quot;&quot;))">
            <text:p/>
          </table:table-cell>
          <table:table-cell table:formula="of:=IF([.AG43]=&quot;x&quot;;&quot;x&quot;;IF([.AG43]=&quot;-&quot;;&quot;-&quot;;&quot;&quot;))">
            <text:p/>
          </table:table-cell>
          <table:table-cell table:formula="of:=IF([.AH43]=&quot;x&quot;;&quot;x&quot;;IF([.AH43]=&quot;-&quot;;&quot;-&quot;;&quot;&quot;))">
            <text:p/>
          </table:table-cell>
          <table:table-cell table:formula="of:=IF([.AI43]=&quot;x&quot;;&quot;x&quot;;IF([.AI43]=&quot;-&quot;;&quot;-&quot;;&quot;&quot;))">
            <text:p/>
          </table:table-cell>
          <table:table-cell table:formula="of:=IF([.AJ43]=&quot;x&quot;;&quot;x&quot;;IF([.AJ43]=&quot;-&quot;;&quot;-&quot;;&quot;&quot;))">
            <text:p/>
          </table:table-cell>
          <table:table-cell table:formula="of:=IF([.AK43]=&quot;x&quot;;&quot;x&quot;;IF([.AK43]=&quot;-&quot;;&quot;-&quot;;&quot;&quot;))">
            <text:p/>
          </table:table-cell>
          <table:table-cell table:formula="of:=IF([.AL43]=&quot;x&quot;;&quot;x&quot;;IF([.AL43]=&quot;-&quot;;&quot;-&quot;;&quot;&quot;))">
            <text:p/>
          </table:table-cell>
          <table:table-cell table:formula="of:=IF([.AM43]=&quot;x&quot;;&quot;x&quot;;IF([.AM43]=&quot;-&quot;;&quot;-&quot;;&quot;&quot;))">
            <text:p/>
          </table:table-cell>
          <table:table-cell table:formula="of:=IF([.AN43]=&quot;x&quot;;&quot;x&quot;;IF([.AN43]=&quot;-&quot;;&quot;-&quot;;&quot;&quot;))">
            <text:p/>
          </table:table-cell>
          <table:table-cell table:formula="of:=IF([.AO43]=&quot;x&quot;;&quot;x&quot;;IF([.AO43]=&quot;-&quot;;&quot;-&quot;;&quot;&quot;))">
            <text:p/>
          </table:table-cell>
          <table:table-cell table:formula="of:=IF([.AP43]=&quot;x&quot;;&quot;x&quot;;IF([.AP43]=&quot;-&quot;;&quot;-&quot;;&quot;&quot;))">
            <text:p/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43" calcext:value-type="float">
            <text:p>43</text:p>
          </table:table-cell>
          <table:table-cell table:style-name="ce6" office:value-type="string" calcext:value-type="string">
            <text:p>TST043</text:p>
          </table:table-cell>
          <table:table-cell table:style-name="ce10" table:content-validation-name="val3" office:value-type="string" calcext:value-type="string">
            <text:p>green</text:p>
          </table:table-cell>
          <table:table-cell table:style-name="ce13" table:content-validation-name="val4" office:value-type="string" calcext:value-type="string">
            <text:p>MixRack</text:p>
          </table:table-cell>
          <table:table-cell table:style-name="ce14" table:content-validation-name="val5" office:value-type="float" office:value="43" calcext:value-type="float">
            <text:p>43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5" table:content-validation-name="val7" office:value-type="string" calcext:value-type="string">
            <text:p>-</text:p>
          </table:table-cell>
          <table:table-cell table:style-name="ce15" table:content-validation-name="val8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yes</text:p>
          </table:table-cell>
          <table:table-cell table:style-name="ce15" table:content-validation-name="val10" office:value-type="float" office:value="-10" calcext:value-type="float">
            <text:p>-10</text:p>
          </table:table-cell>
          <table:table-cell table:style-name="ce15" table:content-validation-name="val9" office:value-type="string" calcext:value-type="string">
            <text:p>yes</text:p>
          </table:table-cell>
          <table:table-cell table:content-validation-name="val11" office:value-type="float" office:value="860" calcext:value-type="float">
            <text:p>860</text:p>
          </table:table-cell>
          <table:table-cell table:style-name="ce15" table:content-validation-name="val9"/>
          <table:table-cell/>
          <table:table-cell table:style-name="ce2" table:content-validation-name="val1" office:value-type="string" calcext:value-type="string">
            <text:p>yes</text:p>
          </table:table-cell>
          <table:table-cell table:style-name="ce15" table:content-validation-name="val1" office:value-type="string" calcext:value-type="string">
            <text:p>yes</text:p>
          </table:table-cell>
          <table:table-cell/>
          <table:table-cell table:style-name="ce15" table:content-validation-name="val13" table:number-columns-repeated="3"/>
          <table:table-cell table:style-name="ce15" table:content-validation-name="val13" office:value-type="string" calcext:value-type="string">
            <text:p>x</text:p>
          </table:table-cell>
          <table:table-cell table:style-name="ce15" table:content-validation-name="val13" table:number-columns-repeated="20"/>
          <table:table-cell/>
          <table:table-cell table:style-name="ce15" table:content-validation-name="val13" table:number-columns-repeated="3"/>
          <table:table-cell table:style-name="ce15" table:content-validation-name="val13" office:value-type="string" calcext:value-type="string">
            <text:p>x</text:p>
          </table:table-cell>
          <table:table-cell table:style-name="ce15" table:content-validation-name="val13" table:number-columns-repeated="4"/>
          <table:table-cell/>
          <table:table-cell table:formula="of:=IF([.S44]=&quot;x&quot;;&quot;x&quot;;IF([.S44]=&quot;-&quot;;&quot;-&quot;;&quot;&quot;))">
            <text:p/>
          </table:table-cell>
          <table:table-cell table:formula="of:=IF([.T44]=&quot;x&quot;;&quot;x&quot;;IF([.T44]=&quot;-&quot;;&quot;-&quot;;&quot;&quot;))">
            <text:p/>
          </table:table-cell>
          <table:table-cell table:formula="of:=IF([.U44]=&quot;x&quot;;&quot;x&quot;;IF([.U44]=&quot;-&quot;;&quot;-&quot;;&quot;&quot;))">
            <text:p/>
          </table:table-cell>
          <table:table-cell table:formula="of:=IF([.V44]=&quot;x&quot;;&quot;x&quot;;IF([.V44]=&quot;-&quot;;&quot;-&quot;;&quot;&quot;))" office:value-type="string" office:string-value="x" calcext:value-type="string">
            <text:p>x</text:p>
          </table:table-cell>
          <table:table-cell table:formula="of:=IF([.W44]=&quot;x&quot;;&quot;x&quot;;IF([.W44]=&quot;-&quot;;&quot;-&quot;;&quot;&quot;))">
            <text:p/>
          </table:table-cell>
          <table:table-cell table:formula="of:=IF([.X44]=&quot;x&quot;;&quot;x&quot;;IF([.X44]=&quot;-&quot;;&quot;-&quot;;&quot;&quot;))">
            <text:p/>
          </table:table-cell>
          <table:table-cell table:formula="of:=IF([.Y44]=&quot;x&quot;;&quot;x&quot;;IF([.Y44]=&quot;-&quot;;&quot;-&quot;;&quot;&quot;))">
            <text:p/>
          </table:table-cell>
          <table:table-cell table:formula="of:=IF([.Z44]=&quot;x&quot;;&quot;x&quot;;IF([.Z44]=&quot;-&quot;;&quot;-&quot;;&quot;&quot;))">
            <text:p/>
          </table:table-cell>
          <table:table-cell table:formula="of:=IF([.AA44]=&quot;x&quot;;&quot;x&quot;;IF([.AA44]=&quot;-&quot;;&quot;-&quot;;&quot;&quot;))">
            <text:p/>
          </table:table-cell>
          <table:table-cell table:formula="of:=IF([.AB44]=&quot;x&quot;;&quot;x&quot;;IF([.AB44]=&quot;-&quot;;&quot;-&quot;;&quot;&quot;))">
            <text:p/>
          </table:table-cell>
          <table:table-cell table:formula="of:=IF([.AC44]=&quot;x&quot;;&quot;x&quot;;IF([.AC44]=&quot;-&quot;;&quot;-&quot;;&quot;&quot;))">
            <text:p/>
          </table:table-cell>
          <table:table-cell table:formula="of:=IF([.AD44]=&quot;x&quot;;&quot;x&quot;;IF([.AD44]=&quot;-&quot;;&quot;-&quot;;&quot;&quot;))">
            <text:p/>
          </table:table-cell>
          <table:table-cell table:formula="of:=IF([.AE44]=&quot;x&quot;;&quot;x&quot;;IF([.AE44]=&quot;-&quot;;&quot;-&quot;;&quot;&quot;))">
            <text:p/>
          </table:table-cell>
          <table:table-cell table:formula="of:=IF([.AF44]=&quot;x&quot;;&quot;x&quot;;IF([.AF44]=&quot;-&quot;;&quot;-&quot;;&quot;&quot;))">
            <text:p/>
          </table:table-cell>
          <table:table-cell table:formula="of:=IF([.AG44]=&quot;x&quot;;&quot;x&quot;;IF([.AG44]=&quot;-&quot;;&quot;-&quot;;&quot;&quot;))">
            <text:p/>
          </table:table-cell>
          <table:table-cell table:formula="of:=IF([.AH44]=&quot;x&quot;;&quot;x&quot;;IF([.AH44]=&quot;-&quot;;&quot;-&quot;;&quot;&quot;))">
            <text:p/>
          </table:table-cell>
          <table:table-cell table:formula="of:=IF([.AI44]=&quot;x&quot;;&quot;x&quot;;IF([.AI44]=&quot;-&quot;;&quot;-&quot;;&quot;&quot;))">
            <text:p/>
          </table:table-cell>
          <table:table-cell table:formula="of:=IF([.AJ44]=&quot;x&quot;;&quot;x&quot;;IF([.AJ44]=&quot;-&quot;;&quot;-&quot;;&quot;&quot;))">
            <text:p/>
          </table:table-cell>
          <table:table-cell table:formula="of:=IF([.AK44]=&quot;x&quot;;&quot;x&quot;;IF([.AK44]=&quot;-&quot;;&quot;-&quot;;&quot;&quot;))">
            <text:p/>
          </table:table-cell>
          <table:table-cell table:formula="of:=IF([.AL44]=&quot;x&quot;;&quot;x&quot;;IF([.AL44]=&quot;-&quot;;&quot;-&quot;;&quot;&quot;))">
            <text:p/>
          </table:table-cell>
          <table:table-cell table:formula="of:=IF([.AM44]=&quot;x&quot;;&quot;x&quot;;IF([.AM44]=&quot;-&quot;;&quot;-&quot;;&quot;&quot;))">
            <text:p/>
          </table:table-cell>
          <table:table-cell table:formula="of:=IF([.AN44]=&quot;x&quot;;&quot;x&quot;;IF([.AN44]=&quot;-&quot;;&quot;-&quot;;&quot;&quot;))">
            <text:p/>
          </table:table-cell>
          <table:table-cell table:formula="of:=IF([.AO44]=&quot;x&quot;;&quot;x&quot;;IF([.AO44]=&quot;-&quot;;&quot;-&quot;;&quot;&quot;))">
            <text:p/>
          </table:table-cell>
          <table:table-cell table:formula="of:=IF([.AP44]=&quot;x&quot;;&quot;x&quot;;IF([.AP44]=&quot;-&quot;;&quot;-&quot;;&quot;&quot;))">
            <text:p/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44" calcext:value-type="float">
            <text:p>44</text:p>
          </table:table-cell>
          <table:table-cell table:style-name="ce6" office:value-type="string" calcext:value-type="string">
            <text:p>TST044</text:p>
          </table:table-cell>
          <table:table-cell table:style-name="ce10" table:content-validation-name="val3" office:value-type="string" calcext:value-type="string">
            <text:p>green</text:p>
          </table:table-cell>
          <table:table-cell table:style-name="ce13" table:content-validation-name="val4" office:value-type="string" calcext:value-type="string">
            <text:p>MixRack</text:p>
          </table:table-cell>
          <table:table-cell table:style-name="ce14" table:content-validation-name="val5" office:value-type="float" office:value="44" calcext:value-type="float">
            <text:p>44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5" table:content-validation-name="val7" office:value-type="string" calcext:value-type="string">
            <text:p>-</text:p>
          </table:table-cell>
          <table:table-cell table:style-name="ce15" table:content-validation-name="val8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no</text:p>
          </table:table-cell>
          <table:table-cell table:style-name="ce15" table:content-validation-name="val10" office:value-type="float" office:value="-15" calcext:value-type="float">
            <text:p>-15</text:p>
          </table:table-cell>
          <table:table-cell table:style-name="ce15" table:content-validation-name="val9" office:value-type="string" calcext:value-type="string">
            <text:p>no</text:p>
          </table:table-cell>
          <table:table-cell table:content-validation-name="val12" office:value-type="float" office:value="880" calcext:value-type="float">
            <text:p>880</text:p>
          </table:table-cell>
          <table:table-cell table:style-name="ce15" table:content-validation-name="val9"/>
          <table:table-cell/>
          <table:table-cell table:style-name="ce2" table:content-validation-name="val1" office:value-type="string" calcext:value-type="string">
            <text:p>yes</text:p>
          </table:table-cell>
          <table:table-cell table:style-name="ce15" table:content-validation-name="val1" office:value-type="string" calcext:value-type="string">
            <text:p>yes</text:p>
          </table:table-cell>
          <table:table-cell/>
          <table:table-cell table:style-name="ce15" table:content-validation-name="val13" table:number-columns-repeated="3"/>
          <table:table-cell table:style-name="ce15" table:content-validation-name="val13" office:value-type="string" calcext:value-type="string">
            <text:p>x</text:p>
          </table:table-cell>
          <table:table-cell table:style-name="ce15" table:content-validation-name="val13" table:number-columns-repeated="20"/>
          <table:table-cell/>
          <table:table-cell table:style-name="ce15" table:content-validation-name="val13" table:number-columns-repeated="3"/>
          <table:table-cell table:style-name="ce15" table:content-validation-name="val13" office:value-type="string" calcext:value-type="string">
            <text:p>x</text:p>
          </table:table-cell>
          <table:table-cell table:style-name="ce15" table:content-validation-name="val13" table:number-columns-repeated="4"/>
          <table:table-cell/>
          <table:table-cell table:formula="of:=IF([.S45]=&quot;x&quot;;&quot;x&quot;;IF([.S45]=&quot;-&quot;;&quot;-&quot;;&quot;&quot;))">
            <text:p/>
          </table:table-cell>
          <table:table-cell table:formula="of:=IF([.T45]=&quot;x&quot;;&quot;x&quot;;IF([.T45]=&quot;-&quot;;&quot;-&quot;;&quot;&quot;))">
            <text:p/>
          </table:table-cell>
          <table:table-cell table:formula="of:=IF([.U45]=&quot;x&quot;;&quot;x&quot;;IF([.U45]=&quot;-&quot;;&quot;-&quot;;&quot;&quot;))">
            <text:p/>
          </table:table-cell>
          <table:table-cell table:formula="of:=IF([.V45]=&quot;x&quot;;&quot;x&quot;;IF([.V45]=&quot;-&quot;;&quot;-&quot;;&quot;&quot;))" office:value-type="string" office:string-value="x" calcext:value-type="string">
            <text:p>x</text:p>
          </table:table-cell>
          <table:table-cell table:formula="of:=IF([.W45]=&quot;x&quot;;&quot;x&quot;;IF([.W45]=&quot;-&quot;;&quot;-&quot;;&quot;&quot;))">
            <text:p/>
          </table:table-cell>
          <table:table-cell table:formula="of:=IF([.X45]=&quot;x&quot;;&quot;x&quot;;IF([.X45]=&quot;-&quot;;&quot;-&quot;;&quot;&quot;))">
            <text:p/>
          </table:table-cell>
          <table:table-cell table:formula="of:=IF([.Y45]=&quot;x&quot;;&quot;x&quot;;IF([.Y45]=&quot;-&quot;;&quot;-&quot;;&quot;&quot;))">
            <text:p/>
          </table:table-cell>
          <table:table-cell table:formula="of:=IF([.Z45]=&quot;x&quot;;&quot;x&quot;;IF([.Z45]=&quot;-&quot;;&quot;-&quot;;&quot;&quot;))">
            <text:p/>
          </table:table-cell>
          <table:table-cell table:formula="of:=IF([.AA45]=&quot;x&quot;;&quot;x&quot;;IF([.AA45]=&quot;-&quot;;&quot;-&quot;;&quot;&quot;))">
            <text:p/>
          </table:table-cell>
          <table:table-cell table:formula="of:=IF([.AB45]=&quot;x&quot;;&quot;x&quot;;IF([.AB45]=&quot;-&quot;;&quot;-&quot;;&quot;&quot;))">
            <text:p/>
          </table:table-cell>
          <table:table-cell table:formula="of:=IF([.AC45]=&quot;x&quot;;&quot;x&quot;;IF([.AC45]=&quot;-&quot;;&quot;-&quot;;&quot;&quot;))">
            <text:p/>
          </table:table-cell>
          <table:table-cell table:formula="of:=IF([.AD45]=&quot;x&quot;;&quot;x&quot;;IF([.AD45]=&quot;-&quot;;&quot;-&quot;;&quot;&quot;))">
            <text:p/>
          </table:table-cell>
          <table:table-cell table:formula="of:=IF([.AE45]=&quot;x&quot;;&quot;x&quot;;IF([.AE45]=&quot;-&quot;;&quot;-&quot;;&quot;&quot;))">
            <text:p/>
          </table:table-cell>
          <table:table-cell table:formula="of:=IF([.AF45]=&quot;x&quot;;&quot;x&quot;;IF([.AF45]=&quot;-&quot;;&quot;-&quot;;&quot;&quot;))">
            <text:p/>
          </table:table-cell>
          <table:table-cell table:formula="of:=IF([.AG45]=&quot;x&quot;;&quot;x&quot;;IF([.AG45]=&quot;-&quot;;&quot;-&quot;;&quot;&quot;))">
            <text:p/>
          </table:table-cell>
          <table:table-cell table:formula="of:=IF([.AH45]=&quot;x&quot;;&quot;x&quot;;IF([.AH45]=&quot;-&quot;;&quot;-&quot;;&quot;&quot;))">
            <text:p/>
          </table:table-cell>
          <table:table-cell table:formula="of:=IF([.AI45]=&quot;x&quot;;&quot;x&quot;;IF([.AI45]=&quot;-&quot;;&quot;-&quot;;&quot;&quot;))">
            <text:p/>
          </table:table-cell>
          <table:table-cell table:formula="of:=IF([.AJ45]=&quot;x&quot;;&quot;x&quot;;IF([.AJ45]=&quot;-&quot;;&quot;-&quot;;&quot;&quot;))">
            <text:p/>
          </table:table-cell>
          <table:table-cell table:formula="of:=IF([.AK45]=&quot;x&quot;;&quot;x&quot;;IF([.AK45]=&quot;-&quot;;&quot;-&quot;;&quot;&quot;))">
            <text:p/>
          </table:table-cell>
          <table:table-cell table:formula="of:=IF([.AL45]=&quot;x&quot;;&quot;x&quot;;IF([.AL45]=&quot;-&quot;;&quot;-&quot;;&quot;&quot;))">
            <text:p/>
          </table:table-cell>
          <table:table-cell table:formula="of:=IF([.AM45]=&quot;x&quot;;&quot;x&quot;;IF([.AM45]=&quot;-&quot;;&quot;-&quot;;&quot;&quot;))">
            <text:p/>
          </table:table-cell>
          <table:table-cell table:formula="of:=IF([.AN45]=&quot;x&quot;;&quot;x&quot;;IF([.AN45]=&quot;-&quot;;&quot;-&quot;;&quot;&quot;))">
            <text:p/>
          </table:table-cell>
          <table:table-cell table:formula="of:=IF([.AO45]=&quot;x&quot;;&quot;x&quot;;IF([.AO45]=&quot;-&quot;;&quot;-&quot;;&quot;&quot;))">
            <text:p/>
          </table:table-cell>
          <table:table-cell table:formula="of:=IF([.AP45]=&quot;x&quot;;&quot;x&quot;;IF([.AP45]=&quot;-&quot;;&quot;-&quot;;&quot;&quot;))">
            <text:p/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45" calcext:value-type="float">
            <text:p>45</text:p>
          </table:table-cell>
          <table:table-cell table:style-name="ce6" office:value-type="string" calcext:value-type="string">
            <text:p>TST045</text:p>
          </table:table-cell>
          <table:table-cell table:style-name="ce10" table:content-validation-name="val3" office:value-type="string" calcext:value-type="string">
            <text:p>green</text:p>
          </table:table-cell>
          <table:table-cell table:style-name="ce13" table:content-validation-name="val4" office:value-type="string" calcext:value-type="string">
            <text:p>MixRack</text:p>
          </table:table-cell>
          <table:table-cell table:style-name="ce14" table:content-validation-name="val5" office:value-type="float" office:value="45" calcext:value-type="float">
            <text:p>45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5" table:content-validation-name="val7" office:value-type="string" calcext:value-type="string">
            <text:p>-</text:p>
          </table:table-cell>
          <table:table-cell table:style-name="ce15" table:content-validation-name="val8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yes</text:p>
          </table:table-cell>
          <table:table-cell table:style-name="ce15" table:content-validation-name="val10" office:value-type="float" office:value="-20" calcext:value-type="float">
            <text:p>-20</text:p>
          </table:table-cell>
          <table:table-cell table:style-name="ce15" table:content-validation-name="val9" office:value-type="string" calcext:value-type="string">
            <text:p>yes</text:p>
          </table:table-cell>
          <table:table-cell table:content-validation-name="val11" office:value-type="float" office:value="900" calcext:value-type="float">
            <text:p>900</text:p>
          </table:table-cell>
          <table:table-cell table:style-name="ce15" table:content-validation-name="val9"/>
          <table:table-cell/>
          <table:table-cell table:style-name="ce2" table:content-validation-name="val1" office:value-type="string" calcext:value-type="string">
            <text:p>yes</text:p>
          </table:table-cell>
          <table:table-cell table:style-name="ce15" table:content-validation-name="val1" office:value-type="string" calcext:value-type="string">
            <text:p>yes</text:p>
          </table:table-cell>
          <table:table-cell/>
          <table:table-cell table:style-name="ce15" table:content-validation-name="val13" table:number-columns-repeated="3"/>
          <table:table-cell table:style-name="ce15" table:content-validation-name="val13" office:value-type="string" calcext:value-type="string">
            <text:p>x</text:p>
          </table:table-cell>
          <table:table-cell table:style-name="ce15" table:content-validation-name="val13" table:number-columns-repeated="20"/>
          <table:table-cell/>
          <table:table-cell table:style-name="ce15" table:content-validation-name="val13" table:number-columns-repeated="3"/>
          <table:table-cell table:style-name="ce15" table:content-validation-name="val13" office:value-type="string" calcext:value-type="string">
            <text:p>x</text:p>
          </table:table-cell>
          <table:table-cell table:style-name="ce15" table:content-validation-name="val13" table:number-columns-repeated="4"/>
          <table:table-cell/>
          <table:table-cell table:formula="of:=IF([.S46]=&quot;x&quot;;&quot;x&quot;;IF([.S46]=&quot;-&quot;;&quot;-&quot;;&quot;&quot;))">
            <text:p/>
          </table:table-cell>
          <table:table-cell table:formula="of:=IF([.T46]=&quot;x&quot;;&quot;x&quot;;IF([.T46]=&quot;-&quot;;&quot;-&quot;;&quot;&quot;))">
            <text:p/>
          </table:table-cell>
          <table:table-cell table:formula="of:=IF([.U46]=&quot;x&quot;;&quot;x&quot;;IF([.U46]=&quot;-&quot;;&quot;-&quot;;&quot;&quot;))">
            <text:p/>
          </table:table-cell>
          <table:table-cell table:formula="of:=IF([.V46]=&quot;x&quot;;&quot;x&quot;;IF([.V46]=&quot;-&quot;;&quot;-&quot;;&quot;&quot;))" office:value-type="string" office:string-value="x" calcext:value-type="string">
            <text:p>x</text:p>
          </table:table-cell>
          <table:table-cell table:formula="of:=IF([.W46]=&quot;x&quot;;&quot;x&quot;;IF([.W46]=&quot;-&quot;;&quot;-&quot;;&quot;&quot;))">
            <text:p/>
          </table:table-cell>
          <table:table-cell table:formula="of:=IF([.X46]=&quot;x&quot;;&quot;x&quot;;IF([.X46]=&quot;-&quot;;&quot;-&quot;;&quot;&quot;))">
            <text:p/>
          </table:table-cell>
          <table:table-cell table:formula="of:=IF([.Y46]=&quot;x&quot;;&quot;x&quot;;IF([.Y46]=&quot;-&quot;;&quot;-&quot;;&quot;&quot;))">
            <text:p/>
          </table:table-cell>
          <table:table-cell table:formula="of:=IF([.Z46]=&quot;x&quot;;&quot;x&quot;;IF([.Z46]=&quot;-&quot;;&quot;-&quot;;&quot;&quot;))">
            <text:p/>
          </table:table-cell>
          <table:table-cell table:formula="of:=IF([.AA46]=&quot;x&quot;;&quot;x&quot;;IF([.AA46]=&quot;-&quot;;&quot;-&quot;;&quot;&quot;))">
            <text:p/>
          </table:table-cell>
          <table:table-cell table:formula="of:=IF([.AB46]=&quot;x&quot;;&quot;x&quot;;IF([.AB46]=&quot;-&quot;;&quot;-&quot;;&quot;&quot;))">
            <text:p/>
          </table:table-cell>
          <table:table-cell table:formula="of:=IF([.AC46]=&quot;x&quot;;&quot;x&quot;;IF([.AC46]=&quot;-&quot;;&quot;-&quot;;&quot;&quot;))">
            <text:p/>
          </table:table-cell>
          <table:table-cell table:formula="of:=IF([.AD46]=&quot;x&quot;;&quot;x&quot;;IF([.AD46]=&quot;-&quot;;&quot;-&quot;;&quot;&quot;))">
            <text:p/>
          </table:table-cell>
          <table:table-cell table:formula="of:=IF([.AE46]=&quot;x&quot;;&quot;x&quot;;IF([.AE46]=&quot;-&quot;;&quot;-&quot;;&quot;&quot;))">
            <text:p/>
          </table:table-cell>
          <table:table-cell table:formula="of:=IF([.AF46]=&quot;x&quot;;&quot;x&quot;;IF([.AF46]=&quot;-&quot;;&quot;-&quot;;&quot;&quot;))">
            <text:p/>
          </table:table-cell>
          <table:table-cell table:formula="of:=IF([.AG46]=&quot;x&quot;;&quot;x&quot;;IF([.AG46]=&quot;-&quot;;&quot;-&quot;;&quot;&quot;))">
            <text:p/>
          </table:table-cell>
          <table:table-cell table:formula="of:=IF([.AH46]=&quot;x&quot;;&quot;x&quot;;IF([.AH46]=&quot;-&quot;;&quot;-&quot;;&quot;&quot;))">
            <text:p/>
          </table:table-cell>
          <table:table-cell table:formula="of:=IF([.AI46]=&quot;x&quot;;&quot;x&quot;;IF([.AI46]=&quot;-&quot;;&quot;-&quot;;&quot;&quot;))">
            <text:p/>
          </table:table-cell>
          <table:table-cell table:formula="of:=IF([.AJ46]=&quot;x&quot;;&quot;x&quot;;IF([.AJ46]=&quot;-&quot;;&quot;-&quot;;&quot;&quot;))">
            <text:p/>
          </table:table-cell>
          <table:table-cell table:formula="of:=IF([.AK46]=&quot;x&quot;;&quot;x&quot;;IF([.AK46]=&quot;-&quot;;&quot;-&quot;;&quot;&quot;))">
            <text:p/>
          </table:table-cell>
          <table:table-cell table:formula="of:=IF([.AL46]=&quot;x&quot;;&quot;x&quot;;IF([.AL46]=&quot;-&quot;;&quot;-&quot;;&quot;&quot;))">
            <text:p/>
          </table:table-cell>
          <table:table-cell table:formula="of:=IF([.AM46]=&quot;x&quot;;&quot;x&quot;;IF([.AM46]=&quot;-&quot;;&quot;-&quot;;&quot;&quot;))">
            <text:p/>
          </table:table-cell>
          <table:table-cell table:formula="of:=IF([.AN46]=&quot;x&quot;;&quot;x&quot;;IF([.AN46]=&quot;-&quot;;&quot;-&quot;;&quot;&quot;))">
            <text:p/>
          </table:table-cell>
          <table:table-cell table:formula="of:=IF([.AO46]=&quot;x&quot;;&quot;x&quot;;IF([.AO46]=&quot;-&quot;;&quot;-&quot;;&quot;&quot;))">
            <text:p/>
          </table:table-cell>
          <table:table-cell table:formula="of:=IF([.AP46]=&quot;x&quot;;&quot;x&quot;;IF([.AP46]=&quot;-&quot;;&quot;-&quot;;&quot;&quot;))">
            <text:p/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46" calcext:value-type="float">
            <text:p>46</text:p>
          </table:table-cell>
          <table:table-cell table:style-name="ce6" office:value-type="string" calcext:value-type="string">
            <text:p>TST046</text:p>
          </table:table-cell>
          <table:table-cell table:style-name="ce10" table:content-validation-name="val3" office:value-type="string" calcext:value-type="string">
            <text:p>green</text:p>
          </table:table-cell>
          <table:table-cell table:style-name="ce13" table:content-validation-name="val4" office:value-type="string" calcext:value-type="string">
            <text:p>MixRack</text:p>
          </table:table-cell>
          <table:table-cell table:style-name="ce14" table:content-validation-name="val5" office:value-type="float" office:value="46" calcext:value-type="float">
            <text:p>46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5" table:content-validation-name="val7" office:value-type="string" calcext:value-type="string">
            <text:p>-</text:p>
          </table:table-cell>
          <table:table-cell table:style-name="ce15" table:content-validation-name="val8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no</text:p>
          </table:table-cell>
          <table:table-cell table:style-name="ce15" table:content-validation-name="val10" office:value-type="float" office:value="-25" calcext:value-type="float">
            <text:p>-25</text:p>
          </table:table-cell>
          <table:table-cell table:style-name="ce15" table:content-validation-name="val9" office:value-type="string" calcext:value-type="string">
            <text:p>no</text:p>
          </table:table-cell>
          <table:table-cell table:content-validation-name="val12" office:value-type="float" office:value="920" calcext:value-type="float">
            <text:p>920</text:p>
          </table:table-cell>
          <table:table-cell table:style-name="ce15" table:content-validation-name="val9"/>
          <table:table-cell/>
          <table:table-cell table:style-name="ce2" table:content-validation-name="val1" office:value-type="string" calcext:value-type="string">
            <text:p>yes</text:p>
          </table:table-cell>
          <table:table-cell table:style-name="ce15" table:content-validation-name="val1" office:value-type="string" calcext:value-type="string">
            <text:p>yes</text:p>
          </table:table-cell>
          <table:table-cell/>
          <table:table-cell table:style-name="ce15" table:content-validation-name="val13" table:number-columns-repeated="3"/>
          <table:table-cell table:style-name="ce15" table:content-validation-name="val13" office:value-type="string" calcext:value-type="string">
            <text:p>x</text:p>
          </table:table-cell>
          <table:table-cell table:style-name="ce15" table:content-validation-name="val13" table:number-columns-repeated="20"/>
          <table:table-cell/>
          <table:table-cell table:style-name="ce15" table:content-validation-name="val13" table:number-columns-repeated="3"/>
          <table:table-cell table:style-name="ce15" table:content-validation-name="val13" office:value-type="string" calcext:value-type="string">
            <text:p>x</text:p>
          </table:table-cell>
          <table:table-cell table:style-name="ce15" table:content-validation-name="val13" table:number-columns-repeated="4"/>
          <table:table-cell/>
          <table:table-cell table:formula="of:=IF([.S47]=&quot;x&quot;;&quot;x&quot;;IF([.S47]=&quot;-&quot;;&quot;-&quot;;&quot;&quot;))">
            <text:p/>
          </table:table-cell>
          <table:table-cell table:formula="of:=IF([.T47]=&quot;x&quot;;&quot;x&quot;;IF([.T47]=&quot;-&quot;;&quot;-&quot;;&quot;&quot;))">
            <text:p/>
          </table:table-cell>
          <table:table-cell table:formula="of:=IF([.U47]=&quot;x&quot;;&quot;x&quot;;IF([.U47]=&quot;-&quot;;&quot;-&quot;;&quot;&quot;))">
            <text:p/>
          </table:table-cell>
          <table:table-cell table:formula="of:=IF([.V47]=&quot;x&quot;;&quot;x&quot;;IF([.V47]=&quot;-&quot;;&quot;-&quot;;&quot;&quot;))" office:value-type="string" office:string-value="x" calcext:value-type="string">
            <text:p>x</text:p>
          </table:table-cell>
          <table:table-cell table:formula="of:=IF([.W47]=&quot;x&quot;;&quot;x&quot;;IF([.W47]=&quot;-&quot;;&quot;-&quot;;&quot;&quot;))">
            <text:p/>
          </table:table-cell>
          <table:table-cell table:formula="of:=IF([.X47]=&quot;x&quot;;&quot;x&quot;;IF([.X47]=&quot;-&quot;;&quot;-&quot;;&quot;&quot;))">
            <text:p/>
          </table:table-cell>
          <table:table-cell table:formula="of:=IF([.Y47]=&quot;x&quot;;&quot;x&quot;;IF([.Y47]=&quot;-&quot;;&quot;-&quot;;&quot;&quot;))">
            <text:p/>
          </table:table-cell>
          <table:table-cell table:formula="of:=IF([.Z47]=&quot;x&quot;;&quot;x&quot;;IF([.Z47]=&quot;-&quot;;&quot;-&quot;;&quot;&quot;))">
            <text:p/>
          </table:table-cell>
          <table:table-cell table:formula="of:=IF([.AA47]=&quot;x&quot;;&quot;x&quot;;IF([.AA47]=&quot;-&quot;;&quot;-&quot;;&quot;&quot;))">
            <text:p/>
          </table:table-cell>
          <table:table-cell table:formula="of:=IF([.AB47]=&quot;x&quot;;&quot;x&quot;;IF([.AB47]=&quot;-&quot;;&quot;-&quot;;&quot;&quot;))">
            <text:p/>
          </table:table-cell>
          <table:table-cell table:formula="of:=IF([.AC47]=&quot;x&quot;;&quot;x&quot;;IF([.AC47]=&quot;-&quot;;&quot;-&quot;;&quot;&quot;))">
            <text:p/>
          </table:table-cell>
          <table:table-cell table:formula="of:=IF([.AD47]=&quot;x&quot;;&quot;x&quot;;IF([.AD47]=&quot;-&quot;;&quot;-&quot;;&quot;&quot;))">
            <text:p/>
          </table:table-cell>
          <table:table-cell table:formula="of:=IF([.AE47]=&quot;x&quot;;&quot;x&quot;;IF([.AE47]=&quot;-&quot;;&quot;-&quot;;&quot;&quot;))">
            <text:p/>
          </table:table-cell>
          <table:table-cell table:formula="of:=IF([.AF47]=&quot;x&quot;;&quot;x&quot;;IF([.AF47]=&quot;-&quot;;&quot;-&quot;;&quot;&quot;))">
            <text:p/>
          </table:table-cell>
          <table:table-cell table:formula="of:=IF([.AG47]=&quot;x&quot;;&quot;x&quot;;IF([.AG47]=&quot;-&quot;;&quot;-&quot;;&quot;&quot;))">
            <text:p/>
          </table:table-cell>
          <table:table-cell table:formula="of:=IF([.AH47]=&quot;x&quot;;&quot;x&quot;;IF([.AH47]=&quot;-&quot;;&quot;-&quot;;&quot;&quot;))">
            <text:p/>
          </table:table-cell>
          <table:table-cell table:formula="of:=IF([.AI47]=&quot;x&quot;;&quot;x&quot;;IF([.AI47]=&quot;-&quot;;&quot;-&quot;;&quot;&quot;))">
            <text:p/>
          </table:table-cell>
          <table:table-cell table:formula="of:=IF([.AJ47]=&quot;x&quot;;&quot;x&quot;;IF([.AJ47]=&quot;-&quot;;&quot;-&quot;;&quot;&quot;))">
            <text:p/>
          </table:table-cell>
          <table:table-cell table:formula="of:=IF([.AK47]=&quot;x&quot;;&quot;x&quot;;IF([.AK47]=&quot;-&quot;;&quot;-&quot;;&quot;&quot;))">
            <text:p/>
          </table:table-cell>
          <table:table-cell table:formula="of:=IF([.AL47]=&quot;x&quot;;&quot;x&quot;;IF([.AL47]=&quot;-&quot;;&quot;-&quot;;&quot;&quot;))">
            <text:p/>
          </table:table-cell>
          <table:table-cell table:formula="of:=IF([.AM47]=&quot;x&quot;;&quot;x&quot;;IF([.AM47]=&quot;-&quot;;&quot;-&quot;;&quot;&quot;))">
            <text:p/>
          </table:table-cell>
          <table:table-cell table:formula="of:=IF([.AN47]=&quot;x&quot;;&quot;x&quot;;IF([.AN47]=&quot;-&quot;;&quot;-&quot;;&quot;&quot;))">
            <text:p/>
          </table:table-cell>
          <table:table-cell table:formula="of:=IF([.AO47]=&quot;x&quot;;&quot;x&quot;;IF([.AO47]=&quot;-&quot;;&quot;-&quot;;&quot;&quot;))">
            <text:p/>
          </table:table-cell>
          <table:table-cell table:formula="of:=IF([.AP47]=&quot;x&quot;;&quot;x&quot;;IF([.AP47]=&quot;-&quot;;&quot;-&quot;;&quot;&quot;))">
            <text:p/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47" calcext:value-type="float">
            <text:p>47</text:p>
          </table:table-cell>
          <table:table-cell table:style-name="ce6" office:value-type="string" calcext:value-type="string">
            <text:p>TST047</text:p>
          </table:table-cell>
          <table:table-cell table:style-name="ce10" table:content-validation-name="val3" office:value-type="string" calcext:value-type="string">
            <text:p>green</text:p>
          </table:table-cell>
          <table:table-cell table:style-name="ce13" table:content-validation-name="val4" office:value-type="string" calcext:value-type="string">
            <text:p>MixRack</text:p>
          </table:table-cell>
          <table:table-cell table:style-name="ce14" table:content-validation-name="val5" office:value-type="float" office:value="47" calcext:value-type="float">
            <text:p>47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5" table:content-validation-name="val7" office:value-type="string" calcext:value-type="string">
            <text:p>-</text:p>
          </table:table-cell>
          <table:table-cell table:style-name="ce15" table:content-validation-name="val8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yes</text:p>
          </table:table-cell>
          <table:table-cell table:style-name="ce15" table:content-validation-name="val10" office:value-type="float" office:value="-30" calcext:value-type="float">
            <text:p>-30</text:p>
          </table:table-cell>
          <table:table-cell table:style-name="ce15" table:content-validation-name="val9" office:value-type="string" calcext:value-type="string">
            <text:p>yes</text:p>
          </table:table-cell>
          <table:table-cell table:content-validation-name="val11" office:value-type="float" office:value="940" calcext:value-type="float">
            <text:p>940</text:p>
          </table:table-cell>
          <table:table-cell table:style-name="ce15" table:content-validation-name="val9"/>
          <table:table-cell/>
          <table:table-cell table:style-name="ce2" table:content-validation-name="val1" office:value-type="string" calcext:value-type="string">
            <text:p>yes</text:p>
          </table:table-cell>
          <table:table-cell table:style-name="ce15" table:content-validation-name="val1" office:value-type="string" calcext:value-type="string">
            <text:p>yes</text:p>
          </table:table-cell>
          <table:table-cell/>
          <table:table-cell table:style-name="ce15" table:content-validation-name="val13" table:number-columns-repeated="3"/>
          <table:table-cell table:style-name="ce15" table:content-validation-name="val13" office:value-type="string" calcext:value-type="string">
            <text:p>x</text:p>
          </table:table-cell>
          <table:table-cell table:style-name="ce15" table:content-validation-name="val13" table:number-columns-repeated="20"/>
          <table:table-cell/>
          <table:table-cell table:style-name="ce15" table:content-validation-name="val13" table:number-columns-repeated="3"/>
          <table:table-cell table:style-name="ce15" table:content-validation-name="val13" office:value-type="string" calcext:value-type="string">
            <text:p>x</text:p>
          </table:table-cell>
          <table:table-cell table:style-name="ce15" table:content-validation-name="val13" table:number-columns-repeated="4"/>
          <table:table-cell/>
          <table:table-cell table:formula="of:=IF([.S48]=&quot;x&quot;;&quot;x&quot;;IF([.S48]=&quot;-&quot;;&quot;-&quot;;&quot;&quot;))">
            <text:p/>
          </table:table-cell>
          <table:table-cell table:formula="of:=IF([.T48]=&quot;x&quot;;&quot;x&quot;;IF([.T48]=&quot;-&quot;;&quot;-&quot;;&quot;&quot;))">
            <text:p/>
          </table:table-cell>
          <table:table-cell table:formula="of:=IF([.U48]=&quot;x&quot;;&quot;x&quot;;IF([.U48]=&quot;-&quot;;&quot;-&quot;;&quot;&quot;))">
            <text:p/>
          </table:table-cell>
          <table:table-cell table:formula="of:=IF([.V48]=&quot;x&quot;;&quot;x&quot;;IF([.V48]=&quot;-&quot;;&quot;-&quot;;&quot;&quot;))" office:value-type="string" office:string-value="x" calcext:value-type="string">
            <text:p>x</text:p>
          </table:table-cell>
          <table:table-cell table:formula="of:=IF([.W48]=&quot;x&quot;;&quot;x&quot;;IF([.W48]=&quot;-&quot;;&quot;-&quot;;&quot;&quot;))">
            <text:p/>
          </table:table-cell>
          <table:table-cell table:formula="of:=IF([.X48]=&quot;x&quot;;&quot;x&quot;;IF([.X48]=&quot;-&quot;;&quot;-&quot;;&quot;&quot;))">
            <text:p/>
          </table:table-cell>
          <table:table-cell table:formula="of:=IF([.Y48]=&quot;x&quot;;&quot;x&quot;;IF([.Y48]=&quot;-&quot;;&quot;-&quot;;&quot;&quot;))">
            <text:p/>
          </table:table-cell>
          <table:table-cell table:formula="of:=IF([.Z48]=&quot;x&quot;;&quot;x&quot;;IF([.Z48]=&quot;-&quot;;&quot;-&quot;;&quot;&quot;))">
            <text:p/>
          </table:table-cell>
          <table:table-cell table:formula="of:=IF([.AA48]=&quot;x&quot;;&quot;x&quot;;IF([.AA48]=&quot;-&quot;;&quot;-&quot;;&quot;&quot;))">
            <text:p/>
          </table:table-cell>
          <table:table-cell table:formula="of:=IF([.AB48]=&quot;x&quot;;&quot;x&quot;;IF([.AB48]=&quot;-&quot;;&quot;-&quot;;&quot;&quot;))">
            <text:p/>
          </table:table-cell>
          <table:table-cell table:formula="of:=IF([.AC48]=&quot;x&quot;;&quot;x&quot;;IF([.AC48]=&quot;-&quot;;&quot;-&quot;;&quot;&quot;))">
            <text:p/>
          </table:table-cell>
          <table:table-cell table:formula="of:=IF([.AD48]=&quot;x&quot;;&quot;x&quot;;IF([.AD48]=&quot;-&quot;;&quot;-&quot;;&quot;&quot;))">
            <text:p/>
          </table:table-cell>
          <table:table-cell table:formula="of:=IF([.AE48]=&quot;x&quot;;&quot;x&quot;;IF([.AE48]=&quot;-&quot;;&quot;-&quot;;&quot;&quot;))">
            <text:p/>
          </table:table-cell>
          <table:table-cell table:formula="of:=IF([.AF48]=&quot;x&quot;;&quot;x&quot;;IF([.AF48]=&quot;-&quot;;&quot;-&quot;;&quot;&quot;))">
            <text:p/>
          </table:table-cell>
          <table:table-cell table:formula="of:=IF([.AG48]=&quot;x&quot;;&quot;x&quot;;IF([.AG48]=&quot;-&quot;;&quot;-&quot;;&quot;&quot;))">
            <text:p/>
          </table:table-cell>
          <table:table-cell table:formula="of:=IF([.AH48]=&quot;x&quot;;&quot;x&quot;;IF([.AH48]=&quot;-&quot;;&quot;-&quot;;&quot;&quot;))">
            <text:p/>
          </table:table-cell>
          <table:table-cell table:formula="of:=IF([.AI48]=&quot;x&quot;;&quot;x&quot;;IF([.AI48]=&quot;-&quot;;&quot;-&quot;;&quot;&quot;))">
            <text:p/>
          </table:table-cell>
          <table:table-cell table:formula="of:=IF([.AJ48]=&quot;x&quot;;&quot;x&quot;;IF([.AJ48]=&quot;-&quot;;&quot;-&quot;;&quot;&quot;))">
            <text:p/>
          </table:table-cell>
          <table:table-cell table:formula="of:=IF([.AK48]=&quot;x&quot;;&quot;x&quot;;IF([.AK48]=&quot;-&quot;;&quot;-&quot;;&quot;&quot;))">
            <text:p/>
          </table:table-cell>
          <table:table-cell table:formula="of:=IF([.AL48]=&quot;x&quot;;&quot;x&quot;;IF([.AL48]=&quot;-&quot;;&quot;-&quot;;&quot;&quot;))">
            <text:p/>
          </table:table-cell>
          <table:table-cell table:formula="of:=IF([.AM48]=&quot;x&quot;;&quot;x&quot;;IF([.AM48]=&quot;-&quot;;&quot;-&quot;;&quot;&quot;))">
            <text:p/>
          </table:table-cell>
          <table:table-cell table:formula="of:=IF([.AN48]=&quot;x&quot;;&quot;x&quot;;IF([.AN48]=&quot;-&quot;;&quot;-&quot;;&quot;&quot;))">
            <text:p/>
          </table:table-cell>
          <table:table-cell table:formula="of:=IF([.AO48]=&quot;x&quot;;&quot;x&quot;;IF([.AO48]=&quot;-&quot;;&quot;-&quot;;&quot;&quot;))">
            <text:p/>
          </table:table-cell>
          <table:table-cell table:formula="of:=IF([.AP48]=&quot;x&quot;;&quot;x&quot;;IF([.AP48]=&quot;-&quot;;&quot;-&quot;;&quot;&quot;))">
            <text:p/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48" calcext:value-type="float">
            <text:p>48</text:p>
          </table:table-cell>
          <table:table-cell table:style-name="ce6" office:value-type="string" calcext:value-type="string">
            <text:p>TST048</text:p>
          </table:table-cell>
          <table:table-cell table:style-name="ce10" table:content-validation-name="val3" office:value-type="string" calcext:value-type="string">
            <text:p>green</text:p>
          </table:table-cell>
          <table:table-cell table:style-name="ce13" table:content-validation-name="val4" office:value-type="string" calcext:value-type="string">
            <text:p>MixRack</text:p>
          </table:table-cell>
          <table:table-cell table:style-name="ce14" table:content-validation-name="val5" office:value-type="float" office:value="48" calcext:value-type="float">
            <text:p>48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5" table:content-validation-name="val7" office:value-type="string" calcext:value-type="string">
            <text:p>-</text:p>
          </table:table-cell>
          <table:table-cell table:style-name="ce15" table:content-validation-name="val8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no</text:p>
          </table:table-cell>
          <table:table-cell table:style-name="ce15" table:content-validation-name="val10" office:value-type="float" office:value="-35" calcext:value-type="float">
            <text:p>-35</text:p>
          </table:table-cell>
          <table:table-cell table:style-name="ce15" table:content-validation-name="val9" office:value-type="string" calcext:value-type="string">
            <text:p>no</text:p>
          </table:table-cell>
          <table:table-cell table:content-validation-name="val12" office:value-type="float" office:value="960" calcext:value-type="float">
            <text:p>960</text:p>
          </table:table-cell>
          <table:table-cell table:style-name="ce15" table:content-validation-name="val9"/>
          <table:table-cell/>
          <table:table-cell table:style-name="ce2" table:content-validation-name="val1" office:value-type="string" calcext:value-type="string">
            <text:p>yes</text:p>
          </table:table-cell>
          <table:table-cell table:style-name="ce15" table:content-validation-name="val1" office:value-type="string" calcext:value-type="string">
            <text:p>yes</text:p>
          </table:table-cell>
          <table:table-cell/>
          <table:table-cell table:style-name="ce15" table:content-validation-name="val13" table:number-columns-repeated="3"/>
          <table:table-cell table:style-name="ce15" table:content-validation-name="val13" office:value-type="string" calcext:value-type="string">
            <text:p>x</text:p>
          </table:table-cell>
          <table:table-cell table:style-name="ce15" table:content-validation-name="val13" table:number-columns-repeated="20"/>
          <table:table-cell/>
          <table:table-cell table:style-name="ce15" table:content-validation-name="val13" table:number-columns-repeated="3"/>
          <table:table-cell table:style-name="ce15" table:content-validation-name="val13" office:value-type="string" calcext:value-type="string">
            <text:p>x</text:p>
          </table:table-cell>
          <table:table-cell table:style-name="ce15" table:content-validation-name="val13" table:number-columns-repeated="4"/>
          <table:table-cell/>
          <table:table-cell table:formula="of:=IF([.S49]=&quot;x&quot;;&quot;x&quot;;IF([.S49]=&quot;-&quot;;&quot;-&quot;;&quot;&quot;))">
            <text:p/>
          </table:table-cell>
          <table:table-cell table:formula="of:=IF([.T49]=&quot;x&quot;;&quot;x&quot;;IF([.T49]=&quot;-&quot;;&quot;-&quot;;&quot;&quot;))">
            <text:p/>
          </table:table-cell>
          <table:table-cell table:formula="of:=IF([.U49]=&quot;x&quot;;&quot;x&quot;;IF([.U49]=&quot;-&quot;;&quot;-&quot;;&quot;&quot;))">
            <text:p/>
          </table:table-cell>
          <table:table-cell table:formula="of:=IF([.V49]=&quot;x&quot;;&quot;x&quot;;IF([.V49]=&quot;-&quot;;&quot;-&quot;;&quot;&quot;))" office:value-type="string" office:string-value="x" calcext:value-type="string">
            <text:p>x</text:p>
          </table:table-cell>
          <table:table-cell table:formula="of:=IF([.W49]=&quot;x&quot;;&quot;x&quot;;IF([.W49]=&quot;-&quot;;&quot;-&quot;;&quot;&quot;))">
            <text:p/>
          </table:table-cell>
          <table:table-cell table:formula="of:=IF([.X49]=&quot;x&quot;;&quot;x&quot;;IF([.X49]=&quot;-&quot;;&quot;-&quot;;&quot;&quot;))">
            <text:p/>
          </table:table-cell>
          <table:table-cell table:formula="of:=IF([.Y49]=&quot;x&quot;;&quot;x&quot;;IF([.Y49]=&quot;-&quot;;&quot;-&quot;;&quot;&quot;))">
            <text:p/>
          </table:table-cell>
          <table:table-cell table:formula="of:=IF([.Z49]=&quot;x&quot;;&quot;x&quot;;IF([.Z49]=&quot;-&quot;;&quot;-&quot;;&quot;&quot;))">
            <text:p/>
          </table:table-cell>
          <table:table-cell table:formula="of:=IF([.AA49]=&quot;x&quot;;&quot;x&quot;;IF([.AA49]=&quot;-&quot;;&quot;-&quot;;&quot;&quot;))">
            <text:p/>
          </table:table-cell>
          <table:table-cell table:formula="of:=IF([.AB49]=&quot;x&quot;;&quot;x&quot;;IF([.AB49]=&quot;-&quot;;&quot;-&quot;;&quot;&quot;))">
            <text:p/>
          </table:table-cell>
          <table:table-cell table:formula="of:=IF([.AC49]=&quot;x&quot;;&quot;x&quot;;IF([.AC49]=&quot;-&quot;;&quot;-&quot;;&quot;&quot;))">
            <text:p/>
          </table:table-cell>
          <table:table-cell table:formula="of:=IF([.AD49]=&quot;x&quot;;&quot;x&quot;;IF([.AD49]=&quot;-&quot;;&quot;-&quot;;&quot;&quot;))">
            <text:p/>
          </table:table-cell>
          <table:table-cell table:formula="of:=IF([.AE49]=&quot;x&quot;;&quot;x&quot;;IF([.AE49]=&quot;-&quot;;&quot;-&quot;;&quot;&quot;))">
            <text:p/>
          </table:table-cell>
          <table:table-cell table:formula="of:=IF([.AF49]=&quot;x&quot;;&quot;x&quot;;IF([.AF49]=&quot;-&quot;;&quot;-&quot;;&quot;&quot;))">
            <text:p/>
          </table:table-cell>
          <table:table-cell table:formula="of:=IF([.AG49]=&quot;x&quot;;&quot;x&quot;;IF([.AG49]=&quot;-&quot;;&quot;-&quot;;&quot;&quot;))">
            <text:p/>
          </table:table-cell>
          <table:table-cell table:formula="of:=IF([.AH49]=&quot;x&quot;;&quot;x&quot;;IF([.AH49]=&quot;-&quot;;&quot;-&quot;;&quot;&quot;))">
            <text:p/>
          </table:table-cell>
          <table:table-cell table:formula="of:=IF([.AI49]=&quot;x&quot;;&quot;x&quot;;IF([.AI49]=&quot;-&quot;;&quot;-&quot;;&quot;&quot;))">
            <text:p/>
          </table:table-cell>
          <table:table-cell table:formula="of:=IF([.AJ49]=&quot;x&quot;;&quot;x&quot;;IF([.AJ49]=&quot;-&quot;;&quot;-&quot;;&quot;&quot;))">
            <text:p/>
          </table:table-cell>
          <table:table-cell table:formula="of:=IF([.AK49]=&quot;x&quot;;&quot;x&quot;;IF([.AK49]=&quot;-&quot;;&quot;-&quot;;&quot;&quot;))">
            <text:p/>
          </table:table-cell>
          <table:table-cell table:formula="of:=IF([.AL49]=&quot;x&quot;;&quot;x&quot;;IF([.AL49]=&quot;-&quot;;&quot;-&quot;;&quot;&quot;))">
            <text:p/>
          </table:table-cell>
          <table:table-cell table:formula="of:=IF([.AM49]=&quot;x&quot;;&quot;x&quot;;IF([.AM49]=&quot;-&quot;;&quot;-&quot;;&quot;&quot;))">
            <text:p/>
          </table:table-cell>
          <table:table-cell table:formula="of:=IF([.AN49]=&quot;x&quot;;&quot;x&quot;;IF([.AN49]=&quot;-&quot;;&quot;-&quot;;&quot;&quot;))">
            <text:p/>
          </table:table-cell>
          <table:table-cell table:formula="of:=IF([.AO49]=&quot;x&quot;;&quot;x&quot;;IF([.AO49]=&quot;-&quot;;&quot;-&quot;;&quot;&quot;))">
            <text:p/>
          </table:table-cell>
          <table:table-cell table:formula="of:=IF([.AP49]=&quot;x&quot;;&quot;x&quot;;IF([.AP49]=&quot;-&quot;;&quot;-&quot;;&quot;&quot;))">
            <text:p/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49" calcext:value-type="float">
            <text:p>49</text:p>
          </table:table-cell>
          <table:table-cell table:style-name="ce6" office:value-type="string" calcext:value-type="string">
            <text:p>TST049</text:p>
          </table:table-cell>
          <table:table-cell table:style-name="ce10" table:content-validation-name="val3" office:value-type="string" calcext:value-type="string">
            <text:p>light blue</text:p>
          </table:table-cell>
          <table:table-cell table:style-name="ce13" table:content-validation-name="val4" office:value-type="string" calcext:value-type="string">
            <text:p>MixRack</text:p>
          </table:table-cell>
          <table:table-cell table:style-name="ce14" table:content-validation-name="val5" office:value-type="float" office:value="49" calcext:value-type="float">
            <text:p>49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5" table:content-validation-name="val7" office:value-type="string" calcext:value-type="string">
            <text:p>-</text:p>
          </table:table-cell>
          <table:table-cell table:style-name="ce15" table:content-validation-name="val8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yes</text:p>
          </table:table-cell>
          <table:table-cell table:style-name="ce15" table:content-validation-name="val10" office:value-type="float" office:value="-40" calcext:value-type="float">
            <text:p>-40</text:p>
          </table:table-cell>
          <table:table-cell table:style-name="ce15" table:content-validation-name="val9" office:value-type="string" calcext:value-type="string">
            <text:p>yes</text:p>
          </table:table-cell>
          <table:table-cell table:content-validation-name="val11" office:value-type="float" office:value="980" calcext:value-type="float">
            <text:p>980</text:p>
          </table:table-cell>
          <table:table-cell table:style-name="ce15" table:content-validation-name="val9" office:value-type="string" calcext:value-type="string">
            <text:p>yes</text:p>
          </table:table-cell>
          <table:table-cell/>
          <table:table-cell table:style-name="ce2" table:content-validation-name="val1" office:value-type="string" calcext:value-type="string">
            <text:p>yes</text:p>
          </table:table-cell>
          <table:table-cell table:style-name="ce15" table:content-validation-name="val1" office:value-type="string" calcext:value-type="string">
            <text:p>yes</text:p>
          </table:table-cell>
          <table:table-cell/>
          <table:table-cell table:style-name="ce15" table:content-validation-name="val13" table:number-columns-repeated="4"/>
          <table:table-cell table:style-name="ce15" table:content-validation-name="val13" office:value-type="string" calcext:value-type="string">
            <text:p>x</text:p>
          </table:table-cell>
          <table:table-cell table:style-name="ce15" table:content-validation-name="val13" table:number-columns-repeated="19"/>
          <table:table-cell/>
          <table:table-cell table:style-name="ce15" table:content-validation-name="val13" table:number-columns-repeated="4"/>
          <table:table-cell table:style-name="ce15" table:content-validation-name="val13" office:value-type="string" calcext:value-type="string">
            <text:p>x</text:p>
          </table:table-cell>
          <table:table-cell table:style-name="ce15" table:content-validation-name="val13" table:number-columns-repeated="3"/>
          <table:table-cell/>
          <table:table-cell table:formula="of:=IF([.S50]=&quot;x&quot;;&quot;x&quot;;IF([.S50]=&quot;-&quot;;&quot;-&quot;;&quot;&quot;))">
            <text:p/>
          </table:table-cell>
          <table:table-cell table:formula="of:=IF([.T50]=&quot;x&quot;;&quot;x&quot;;IF([.T50]=&quot;-&quot;;&quot;-&quot;;&quot;&quot;))">
            <text:p/>
          </table:table-cell>
          <table:table-cell table:formula="of:=IF([.U50]=&quot;x&quot;;&quot;x&quot;;IF([.U50]=&quot;-&quot;;&quot;-&quot;;&quot;&quot;))">
            <text:p/>
          </table:table-cell>
          <table:table-cell table:formula="of:=IF([.V50]=&quot;x&quot;;&quot;x&quot;;IF([.V50]=&quot;-&quot;;&quot;-&quot;;&quot;&quot;))">
            <text:p/>
          </table:table-cell>
          <table:table-cell table:formula="of:=IF([.W50]=&quot;x&quot;;&quot;x&quot;;IF([.W50]=&quot;-&quot;;&quot;-&quot;;&quot;&quot;))" office:value-type="string" office:string-value="x" calcext:value-type="string">
            <text:p>x</text:p>
          </table:table-cell>
          <table:table-cell table:formula="of:=IF([.X50]=&quot;x&quot;;&quot;x&quot;;IF([.X50]=&quot;-&quot;;&quot;-&quot;;&quot;&quot;))">
            <text:p/>
          </table:table-cell>
          <table:table-cell table:formula="of:=IF([.Y50]=&quot;x&quot;;&quot;x&quot;;IF([.Y50]=&quot;-&quot;;&quot;-&quot;;&quot;&quot;))">
            <text:p/>
          </table:table-cell>
          <table:table-cell table:formula="of:=IF([.Z50]=&quot;x&quot;;&quot;x&quot;;IF([.Z50]=&quot;-&quot;;&quot;-&quot;;&quot;&quot;))">
            <text:p/>
          </table:table-cell>
          <table:table-cell table:formula="of:=IF([.AA50]=&quot;x&quot;;&quot;x&quot;;IF([.AA50]=&quot;-&quot;;&quot;-&quot;;&quot;&quot;))">
            <text:p/>
          </table:table-cell>
          <table:table-cell table:formula="of:=IF([.AB50]=&quot;x&quot;;&quot;x&quot;;IF([.AB50]=&quot;-&quot;;&quot;-&quot;;&quot;&quot;))">
            <text:p/>
          </table:table-cell>
          <table:table-cell table:formula="of:=IF([.AC50]=&quot;x&quot;;&quot;x&quot;;IF([.AC50]=&quot;-&quot;;&quot;-&quot;;&quot;&quot;))">
            <text:p/>
          </table:table-cell>
          <table:table-cell table:formula="of:=IF([.AD50]=&quot;x&quot;;&quot;x&quot;;IF([.AD50]=&quot;-&quot;;&quot;-&quot;;&quot;&quot;))">
            <text:p/>
          </table:table-cell>
          <table:table-cell table:formula="of:=IF([.AE50]=&quot;x&quot;;&quot;x&quot;;IF([.AE50]=&quot;-&quot;;&quot;-&quot;;&quot;&quot;))">
            <text:p/>
          </table:table-cell>
          <table:table-cell table:formula="of:=IF([.AF50]=&quot;x&quot;;&quot;x&quot;;IF([.AF50]=&quot;-&quot;;&quot;-&quot;;&quot;&quot;))">
            <text:p/>
          </table:table-cell>
          <table:table-cell table:formula="of:=IF([.AG50]=&quot;x&quot;;&quot;x&quot;;IF([.AG50]=&quot;-&quot;;&quot;-&quot;;&quot;&quot;))">
            <text:p/>
          </table:table-cell>
          <table:table-cell table:formula="of:=IF([.AH50]=&quot;x&quot;;&quot;x&quot;;IF([.AH50]=&quot;-&quot;;&quot;-&quot;;&quot;&quot;))">
            <text:p/>
          </table:table-cell>
          <table:table-cell table:formula="of:=IF([.AI50]=&quot;x&quot;;&quot;x&quot;;IF([.AI50]=&quot;-&quot;;&quot;-&quot;;&quot;&quot;))">
            <text:p/>
          </table:table-cell>
          <table:table-cell table:formula="of:=IF([.AJ50]=&quot;x&quot;;&quot;x&quot;;IF([.AJ50]=&quot;-&quot;;&quot;-&quot;;&quot;&quot;))">
            <text:p/>
          </table:table-cell>
          <table:table-cell table:formula="of:=IF([.AK50]=&quot;x&quot;;&quot;x&quot;;IF([.AK50]=&quot;-&quot;;&quot;-&quot;;&quot;&quot;))">
            <text:p/>
          </table:table-cell>
          <table:table-cell table:formula="of:=IF([.AL50]=&quot;x&quot;;&quot;x&quot;;IF([.AL50]=&quot;-&quot;;&quot;-&quot;;&quot;&quot;))">
            <text:p/>
          </table:table-cell>
          <table:table-cell table:formula="of:=IF([.AM50]=&quot;x&quot;;&quot;x&quot;;IF([.AM50]=&quot;-&quot;;&quot;-&quot;;&quot;&quot;))">
            <text:p/>
          </table:table-cell>
          <table:table-cell table:formula="of:=IF([.AN50]=&quot;x&quot;;&quot;x&quot;;IF([.AN50]=&quot;-&quot;;&quot;-&quot;;&quot;&quot;))">
            <text:p/>
          </table:table-cell>
          <table:table-cell table:formula="of:=IF([.AO50]=&quot;x&quot;;&quot;x&quot;;IF([.AO50]=&quot;-&quot;;&quot;-&quot;;&quot;&quot;))">
            <text:p/>
          </table:table-cell>
          <table:table-cell table:formula="of:=IF([.AP50]=&quot;x&quot;;&quot;x&quot;;IF([.AP50]=&quot;-&quot;;&quot;-&quot;;&quot;&quot;))">
            <text:p/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50" calcext:value-type="float">
            <text:p>50</text:p>
          </table:table-cell>
          <table:table-cell table:style-name="ce6" office:value-type="string" calcext:value-type="string">
            <text:p>TST050</text:p>
          </table:table-cell>
          <table:table-cell table:style-name="ce10" table:content-validation-name="val3" office:value-type="string" calcext:value-type="string">
            <text:p>light blue</text:p>
          </table:table-cell>
          <table:table-cell table:style-name="ce13" table:content-validation-name="val4" office:value-type="string" calcext:value-type="string">
            <text:p>MixRack</text:p>
          </table:table-cell>
          <table:table-cell table:style-name="ce14" table:content-validation-name="val5" office:value-type="float" office:value="50" calcext:value-type="float">
            <text:p>50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5" table:content-validation-name="val7" office:value-type="string" calcext:value-type="string">
            <text:p>-</text:p>
          </table:table-cell>
          <table:table-cell table:style-name="ce15" table:content-validation-name="val8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no</text:p>
          </table:table-cell>
          <table:table-cell table:style-name="ce15" table:content-validation-name="val10" office:value-type="float" office:value="-45" calcext:value-type="float">
            <text:p>-45</text:p>
          </table:table-cell>
          <table:table-cell table:style-name="ce15" table:content-validation-name="val9" office:value-type="string" calcext:value-type="string">
            <text:p>no</text:p>
          </table:table-cell>
          <table:table-cell table:content-validation-name="val12" office:value-type="float" office:value="1000" calcext:value-type="float">
            <text:p>1000</text:p>
          </table:table-cell>
          <table:table-cell table:style-name="ce15" table:content-validation-name="val9" office:value-type="string" calcext:value-type="string">
            <text:p>no</text:p>
          </table:table-cell>
          <table:table-cell/>
          <table:table-cell table:style-name="ce2" table:content-validation-name="val1" office:value-type="string" calcext:value-type="string">
            <text:p>yes</text:p>
          </table:table-cell>
          <table:table-cell table:style-name="ce15" table:content-validation-name="val1" office:value-type="string" calcext:value-type="string">
            <text:p>yes</text:p>
          </table:table-cell>
          <table:table-cell/>
          <table:table-cell table:style-name="ce15" table:content-validation-name="val13" table:number-columns-repeated="4"/>
          <table:table-cell table:style-name="ce15" table:content-validation-name="val13" office:value-type="string" calcext:value-type="string">
            <text:p>x</text:p>
          </table:table-cell>
          <table:table-cell table:style-name="ce15" table:content-validation-name="val13" table:number-columns-repeated="19"/>
          <table:table-cell/>
          <table:table-cell table:style-name="ce15" table:content-validation-name="val13" table:number-columns-repeated="4"/>
          <table:table-cell table:style-name="ce15" table:content-validation-name="val13" office:value-type="string" calcext:value-type="string">
            <text:p>x</text:p>
          </table:table-cell>
          <table:table-cell table:style-name="ce15" table:content-validation-name="val13" table:number-columns-repeated="3"/>
          <table:table-cell/>
          <table:table-cell table:formula="of:=IF([.S51]=&quot;x&quot;;&quot;x&quot;;IF([.S51]=&quot;-&quot;;&quot;-&quot;;&quot;&quot;))">
            <text:p/>
          </table:table-cell>
          <table:table-cell table:formula="of:=IF([.T51]=&quot;x&quot;;&quot;x&quot;;IF([.T51]=&quot;-&quot;;&quot;-&quot;;&quot;&quot;))">
            <text:p/>
          </table:table-cell>
          <table:table-cell table:formula="of:=IF([.U51]=&quot;x&quot;;&quot;x&quot;;IF([.U51]=&quot;-&quot;;&quot;-&quot;;&quot;&quot;))">
            <text:p/>
          </table:table-cell>
          <table:table-cell table:formula="of:=IF([.V51]=&quot;x&quot;;&quot;x&quot;;IF([.V51]=&quot;-&quot;;&quot;-&quot;;&quot;&quot;))">
            <text:p/>
          </table:table-cell>
          <table:table-cell table:formula="of:=IF([.W51]=&quot;x&quot;;&quot;x&quot;;IF([.W51]=&quot;-&quot;;&quot;-&quot;;&quot;&quot;))" office:value-type="string" office:string-value="x" calcext:value-type="string">
            <text:p>x</text:p>
          </table:table-cell>
          <table:table-cell table:formula="of:=IF([.X51]=&quot;x&quot;;&quot;x&quot;;IF([.X51]=&quot;-&quot;;&quot;-&quot;;&quot;&quot;))">
            <text:p/>
          </table:table-cell>
          <table:table-cell table:formula="of:=IF([.Y51]=&quot;x&quot;;&quot;x&quot;;IF([.Y51]=&quot;-&quot;;&quot;-&quot;;&quot;&quot;))">
            <text:p/>
          </table:table-cell>
          <table:table-cell table:formula="of:=IF([.Z51]=&quot;x&quot;;&quot;x&quot;;IF([.Z51]=&quot;-&quot;;&quot;-&quot;;&quot;&quot;))">
            <text:p/>
          </table:table-cell>
          <table:table-cell table:formula="of:=IF([.AA51]=&quot;x&quot;;&quot;x&quot;;IF([.AA51]=&quot;-&quot;;&quot;-&quot;;&quot;&quot;))">
            <text:p/>
          </table:table-cell>
          <table:table-cell table:formula="of:=IF([.AB51]=&quot;x&quot;;&quot;x&quot;;IF([.AB51]=&quot;-&quot;;&quot;-&quot;;&quot;&quot;))">
            <text:p/>
          </table:table-cell>
          <table:table-cell table:formula="of:=IF([.AC51]=&quot;x&quot;;&quot;x&quot;;IF([.AC51]=&quot;-&quot;;&quot;-&quot;;&quot;&quot;))">
            <text:p/>
          </table:table-cell>
          <table:table-cell table:formula="of:=IF([.AD51]=&quot;x&quot;;&quot;x&quot;;IF([.AD51]=&quot;-&quot;;&quot;-&quot;;&quot;&quot;))">
            <text:p/>
          </table:table-cell>
          <table:table-cell table:formula="of:=IF([.AE51]=&quot;x&quot;;&quot;x&quot;;IF([.AE51]=&quot;-&quot;;&quot;-&quot;;&quot;&quot;))">
            <text:p/>
          </table:table-cell>
          <table:table-cell table:formula="of:=IF([.AF51]=&quot;x&quot;;&quot;x&quot;;IF([.AF51]=&quot;-&quot;;&quot;-&quot;;&quot;&quot;))">
            <text:p/>
          </table:table-cell>
          <table:table-cell table:formula="of:=IF([.AG51]=&quot;x&quot;;&quot;x&quot;;IF([.AG51]=&quot;-&quot;;&quot;-&quot;;&quot;&quot;))">
            <text:p/>
          </table:table-cell>
          <table:table-cell table:formula="of:=IF([.AH51]=&quot;x&quot;;&quot;x&quot;;IF([.AH51]=&quot;-&quot;;&quot;-&quot;;&quot;&quot;))">
            <text:p/>
          </table:table-cell>
          <table:table-cell table:formula="of:=IF([.AI51]=&quot;x&quot;;&quot;x&quot;;IF([.AI51]=&quot;-&quot;;&quot;-&quot;;&quot;&quot;))">
            <text:p/>
          </table:table-cell>
          <table:table-cell table:formula="of:=IF([.AJ51]=&quot;x&quot;;&quot;x&quot;;IF([.AJ51]=&quot;-&quot;;&quot;-&quot;;&quot;&quot;))">
            <text:p/>
          </table:table-cell>
          <table:table-cell table:formula="of:=IF([.AK51]=&quot;x&quot;;&quot;x&quot;;IF([.AK51]=&quot;-&quot;;&quot;-&quot;;&quot;&quot;))">
            <text:p/>
          </table:table-cell>
          <table:table-cell table:formula="of:=IF([.AL51]=&quot;x&quot;;&quot;x&quot;;IF([.AL51]=&quot;-&quot;;&quot;-&quot;;&quot;&quot;))">
            <text:p/>
          </table:table-cell>
          <table:table-cell table:formula="of:=IF([.AM51]=&quot;x&quot;;&quot;x&quot;;IF([.AM51]=&quot;-&quot;;&quot;-&quot;;&quot;&quot;))">
            <text:p/>
          </table:table-cell>
          <table:table-cell table:formula="of:=IF([.AN51]=&quot;x&quot;;&quot;x&quot;;IF([.AN51]=&quot;-&quot;;&quot;-&quot;;&quot;&quot;))">
            <text:p/>
          </table:table-cell>
          <table:table-cell table:formula="of:=IF([.AO51]=&quot;x&quot;;&quot;x&quot;;IF([.AO51]=&quot;-&quot;;&quot;-&quot;;&quot;&quot;))">
            <text:p/>
          </table:table-cell>
          <table:table-cell table:formula="of:=IF([.AP51]=&quot;x&quot;;&quot;x&quot;;IF([.AP51]=&quot;-&quot;;&quot;-&quot;;&quot;&quot;))">
            <text:p/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51" calcext:value-type="float">
            <text:p>51</text:p>
          </table:table-cell>
          <table:table-cell table:style-name="ce6" office:value-type="string" calcext:value-type="string">
            <text:p>TST051</text:p>
          </table:table-cell>
          <table:table-cell table:style-name="ce10" table:content-validation-name="val3" office:value-type="string" calcext:value-type="string">
            <text:p>light blue</text:p>
          </table:table-cell>
          <table:table-cell table:style-name="ce13" table:content-validation-name="val4" office:value-type="string" calcext:value-type="string">
            <text:p>MixRack</text:p>
          </table:table-cell>
          <table:table-cell table:style-name="ce14" table:content-validation-name="val5" office:value-type="float" office:value="51" calcext:value-type="float">
            <text:p>51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5" table:content-validation-name="val7" office:value-type="string" calcext:value-type="string">
            <text:p>-</text:p>
          </table:table-cell>
          <table:table-cell table:style-name="ce15" table:content-validation-name="val8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yes</text:p>
          </table:table-cell>
          <table:table-cell table:style-name="ce15" table:content-validation-name="val10" office:value-type="float" office:value="-99" calcext:value-type="float">
            <text:p>-99</text:p>
          </table:table-cell>
          <table:table-cell table:style-name="ce15" table:content-validation-name="val9" office:value-type="string" calcext:value-type="string">
            <text:p>yes</text:p>
          </table:table-cell>
          <table:table-cell table:content-validation-name="val11" office:value-type="float" office:value="1020" calcext:value-type="float">
            <text:p>1020</text:p>
          </table:table-cell>
          <table:table-cell table:style-name="ce15" table:content-validation-name="val9" office:value-type="string" calcext:value-type="string">
            <text:p>yes</text:p>
          </table:table-cell>
          <table:table-cell/>
          <table:table-cell table:style-name="ce2" table:content-validation-name="val1" office:value-type="string" calcext:value-type="string">
            <text:p>yes</text:p>
          </table:table-cell>
          <table:table-cell table:style-name="ce15" table:content-validation-name="val1" office:value-type="string" calcext:value-type="string">
            <text:p>yes</text:p>
          </table:table-cell>
          <table:table-cell/>
          <table:table-cell table:style-name="ce15" table:content-validation-name="val13" table:number-columns-repeated="4"/>
          <table:table-cell table:style-name="ce15" table:content-validation-name="val13" office:value-type="string" calcext:value-type="string">
            <text:p>x</text:p>
          </table:table-cell>
          <table:table-cell table:style-name="ce15" table:content-validation-name="val13" table:number-columns-repeated="19"/>
          <table:table-cell/>
          <table:table-cell table:style-name="ce15" table:content-validation-name="val13" table:number-columns-repeated="4"/>
          <table:table-cell table:style-name="ce15" table:content-validation-name="val13" office:value-type="string" calcext:value-type="string">
            <text:p>x</text:p>
          </table:table-cell>
          <table:table-cell table:style-name="ce15" table:content-validation-name="val13" table:number-columns-repeated="3"/>
          <table:table-cell/>
          <table:table-cell table:formula="of:=IF([.S52]=&quot;x&quot;;&quot;x&quot;;IF([.S52]=&quot;-&quot;;&quot;-&quot;;&quot;&quot;))">
            <text:p/>
          </table:table-cell>
          <table:table-cell table:formula="of:=IF([.T52]=&quot;x&quot;;&quot;x&quot;;IF([.T52]=&quot;-&quot;;&quot;-&quot;;&quot;&quot;))">
            <text:p/>
          </table:table-cell>
          <table:table-cell table:formula="of:=IF([.U52]=&quot;x&quot;;&quot;x&quot;;IF([.U52]=&quot;-&quot;;&quot;-&quot;;&quot;&quot;))">
            <text:p/>
          </table:table-cell>
          <table:table-cell table:formula="of:=IF([.V52]=&quot;x&quot;;&quot;x&quot;;IF([.V52]=&quot;-&quot;;&quot;-&quot;;&quot;&quot;))">
            <text:p/>
          </table:table-cell>
          <table:table-cell table:formula="of:=IF([.W52]=&quot;x&quot;;&quot;x&quot;;IF([.W52]=&quot;-&quot;;&quot;-&quot;;&quot;&quot;))" office:value-type="string" office:string-value="x" calcext:value-type="string">
            <text:p>x</text:p>
          </table:table-cell>
          <table:table-cell table:formula="of:=IF([.X52]=&quot;x&quot;;&quot;x&quot;;IF([.X52]=&quot;-&quot;;&quot;-&quot;;&quot;&quot;))">
            <text:p/>
          </table:table-cell>
          <table:table-cell table:formula="of:=IF([.Y52]=&quot;x&quot;;&quot;x&quot;;IF([.Y52]=&quot;-&quot;;&quot;-&quot;;&quot;&quot;))">
            <text:p/>
          </table:table-cell>
          <table:table-cell table:formula="of:=IF([.Z52]=&quot;x&quot;;&quot;x&quot;;IF([.Z52]=&quot;-&quot;;&quot;-&quot;;&quot;&quot;))">
            <text:p/>
          </table:table-cell>
          <table:table-cell table:formula="of:=IF([.AA52]=&quot;x&quot;;&quot;x&quot;;IF([.AA52]=&quot;-&quot;;&quot;-&quot;;&quot;&quot;))">
            <text:p/>
          </table:table-cell>
          <table:table-cell table:formula="of:=IF([.AB52]=&quot;x&quot;;&quot;x&quot;;IF([.AB52]=&quot;-&quot;;&quot;-&quot;;&quot;&quot;))">
            <text:p/>
          </table:table-cell>
          <table:table-cell table:formula="of:=IF([.AC52]=&quot;x&quot;;&quot;x&quot;;IF([.AC52]=&quot;-&quot;;&quot;-&quot;;&quot;&quot;))">
            <text:p/>
          </table:table-cell>
          <table:table-cell table:formula="of:=IF([.AD52]=&quot;x&quot;;&quot;x&quot;;IF([.AD52]=&quot;-&quot;;&quot;-&quot;;&quot;&quot;))">
            <text:p/>
          </table:table-cell>
          <table:table-cell table:formula="of:=IF([.AE52]=&quot;x&quot;;&quot;x&quot;;IF([.AE52]=&quot;-&quot;;&quot;-&quot;;&quot;&quot;))">
            <text:p/>
          </table:table-cell>
          <table:table-cell table:formula="of:=IF([.AF52]=&quot;x&quot;;&quot;x&quot;;IF([.AF52]=&quot;-&quot;;&quot;-&quot;;&quot;&quot;))">
            <text:p/>
          </table:table-cell>
          <table:table-cell table:formula="of:=IF([.AG52]=&quot;x&quot;;&quot;x&quot;;IF([.AG52]=&quot;-&quot;;&quot;-&quot;;&quot;&quot;))">
            <text:p/>
          </table:table-cell>
          <table:table-cell table:formula="of:=IF([.AH52]=&quot;x&quot;;&quot;x&quot;;IF([.AH52]=&quot;-&quot;;&quot;-&quot;;&quot;&quot;))">
            <text:p/>
          </table:table-cell>
          <table:table-cell table:formula="of:=IF([.AI52]=&quot;x&quot;;&quot;x&quot;;IF([.AI52]=&quot;-&quot;;&quot;-&quot;;&quot;&quot;))">
            <text:p/>
          </table:table-cell>
          <table:table-cell table:formula="of:=IF([.AJ52]=&quot;x&quot;;&quot;x&quot;;IF([.AJ52]=&quot;-&quot;;&quot;-&quot;;&quot;&quot;))">
            <text:p/>
          </table:table-cell>
          <table:table-cell table:formula="of:=IF([.AK52]=&quot;x&quot;;&quot;x&quot;;IF([.AK52]=&quot;-&quot;;&quot;-&quot;;&quot;&quot;))">
            <text:p/>
          </table:table-cell>
          <table:table-cell table:formula="of:=IF([.AL52]=&quot;x&quot;;&quot;x&quot;;IF([.AL52]=&quot;-&quot;;&quot;-&quot;;&quot;&quot;))">
            <text:p/>
          </table:table-cell>
          <table:table-cell table:formula="of:=IF([.AM52]=&quot;x&quot;;&quot;x&quot;;IF([.AM52]=&quot;-&quot;;&quot;-&quot;;&quot;&quot;))">
            <text:p/>
          </table:table-cell>
          <table:table-cell table:formula="of:=IF([.AN52]=&quot;x&quot;;&quot;x&quot;;IF([.AN52]=&quot;-&quot;;&quot;-&quot;;&quot;&quot;))">
            <text:p/>
          </table:table-cell>
          <table:table-cell table:formula="of:=IF([.AO52]=&quot;x&quot;;&quot;x&quot;;IF([.AO52]=&quot;-&quot;;&quot;-&quot;;&quot;&quot;))">
            <text:p/>
          </table:table-cell>
          <table:table-cell table:formula="of:=IF([.AP52]=&quot;x&quot;;&quot;x&quot;;IF([.AP52]=&quot;-&quot;;&quot;-&quot;;&quot;&quot;))">
            <text:p/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52" calcext:value-type="float">
            <text:p>52</text:p>
          </table:table-cell>
          <table:table-cell table:style-name="ce6" office:value-type="string" calcext:value-type="string">
            <text:p>TST052</text:p>
          </table:table-cell>
          <table:table-cell table:style-name="ce10" table:content-validation-name="val3" office:value-type="string" calcext:value-type="string">
            <text:p>light blue</text:p>
          </table:table-cell>
          <table:table-cell table:style-name="ce13" table:content-validation-name="val4" office:value-type="string" calcext:value-type="string">
            <text:p>MixRack</text:p>
          </table:table-cell>
          <table:table-cell table:style-name="ce14" table:content-validation-name="val5" office:value-type="float" office:value="52" calcext:value-type="float">
            <text:p>52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5" table:content-validation-name="val7" office:value-type="string" calcext:value-type="string">
            <text:p>-</text:p>
          </table:table-cell>
          <table:table-cell table:style-name="ce15" table:content-validation-name="val8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no</text:p>
          </table:table-cell>
          <table:table-cell table:style-name="ce15" table:content-validation-name="val10" office:value-type="float" office:value="10" calcext:value-type="float">
            <text:p>10</text:p>
          </table:table-cell>
          <table:table-cell table:style-name="ce15" table:content-validation-name="val9" office:value-type="string" calcext:value-type="string">
            <text:p>no</text:p>
          </table:table-cell>
          <table:table-cell table:content-validation-name="val12" office:value-type="float" office:value="1040" calcext:value-type="float">
            <text:p>1040</text:p>
          </table:table-cell>
          <table:table-cell table:style-name="ce15" table:content-validation-name="val9" office:value-type="string" calcext:value-type="string">
            <text:p>no</text:p>
          </table:table-cell>
          <table:table-cell/>
          <table:table-cell table:style-name="ce2" table:content-validation-name="val1" office:value-type="string" calcext:value-type="string">
            <text:p>yes</text:p>
          </table:table-cell>
          <table:table-cell table:style-name="ce15" table:content-validation-name="val1" office:value-type="string" calcext:value-type="string">
            <text:p>yes</text:p>
          </table:table-cell>
          <table:table-cell/>
          <table:table-cell table:style-name="ce15" table:content-validation-name="val13" table:number-columns-repeated="4"/>
          <table:table-cell table:style-name="ce15" table:content-validation-name="val13" office:value-type="string" calcext:value-type="string">
            <text:p>x</text:p>
          </table:table-cell>
          <table:table-cell table:style-name="ce15" table:content-validation-name="val13" table:number-columns-repeated="19"/>
          <table:table-cell/>
          <table:table-cell table:style-name="ce15" table:content-validation-name="val13" table:number-columns-repeated="4"/>
          <table:table-cell table:style-name="ce15" table:content-validation-name="val13" office:value-type="string" calcext:value-type="string">
            <text:p>x</text:p>
          </table:table-cell>
          <table:table-cell table:style-name="ce15" table:content-validation-name="val13" table:number-columns-repeated="3"/>
          <table:table-cell/>
          <table:table-cell table:formula="of:=IF([.S53]=&quot;x&quot;;&quot;x&quot;;IF([.S53]=&quot;-&quot;;&quot;-&quot;;&quot;&quot;))">
            <text:p/>
          </table:table-cell>
          <table:table-cell table:formula="of:=IF([.T53]=&quot;x&quot;;&quot;x&quot;;IF([.T53]=&quot;-&quot;;&quot;-&quot;;&quot;&quot;))">
            <text:p/>
          </table:table-cell>
          <table:table-cell table:formula="of:=IF([.U53]=&quot;x&quot;;&quot;x&quot;;IF([.U53]=&quot;-&quot;;&quot;-&quot;;&quot;&quot;))">
            <text:p/>
          </table:table-cell>
          <table:table-cell table:formula="of:=IF([.V53]=&quot;x&quot;;&quot;x&quot;;IF([.V53]=&quot;-&quot;;&quot;-&quot;;&quot;&quot;))">
            <text:p/>
          </table:table-cell>
          <table:table-cell table:formula="of:=IF([.W53]=&quot;x&quot;;&quot;x&quot;;IF([.W53]=&quot;-&quot;;&quot;-&quot;;&quot;&quot;))" office:value-type="string" office:string-value="x" calcext:value-type="string">
            <text:p>x</text:p>
          </table:table-cell>
          <table:table-cell table:formula="of:=IF([.X53]=&quot;x&quot;;&quot;x&quot;;IF([.X53]=&quot;-&quot;;&quot;-&quot;;&quot;&quot;))">
            <text:p/>
          </table:table-cell>
          <table:table-cell table:formula="of:=IF([.Y53]=&quot;x&quot;;&quot;x&quot;;IF([.Y53]=&quot;-&quot;;&quot;-&quot;;&quot;&quot;))">
            <text:p/>
          </table:table-cell>
          <table:table-cell table:formula="of:=IF([.Z53]=&quot;x&quot;;&quot;x&quot;;IF([.Z53]=&quot;-&quot;;&quot;-&quot;;&quot;&quot;))">
            <text:p/>
          </table:table-cell>
          <table:table-cell table:formula="of:=IF([.AA53]=&quot;x&quot;;&quot;x&quot;;IF([.AA53]=&quot;-&quot;;&quot;-&quot;;&quot;&quot;))">
            <text:p/>
          </table:table-cell>
          <table:table-cell table:formula="of:=IF([.AB53]=&quot;x&quot;;&quot;x&quot;;IF([.AB53]=&quot;-&quot;;&quot;-&quot;;&quot;&quot;))">
            <text:p/>
          </table:table-cell>
          <table:table-cell table:formula="of:=IF([.AC53]=&quot;x&quot;;&quot;x&quot;;IF([.AC53]=&quot;-&quot;;&quot;-&quot;;&quot;&quot;))">
            <text:p/>
          </table:table-cell>
          <table:table-cell table:formula="of:=IF([.AD53]=&quot;x&quot;;&quot;x&quot;;IF([.AD53]=&quot;-&quot;;&quot;-&quot;;&quot;&quot;))">
            <text:p/>
          </table:table-cell>
          <table:table-cell table:formula="of:=IF([.AE53]=&quot;x&quot;;&quot;x&quot;;IF([.AE53]=&quot;-&quot;;&quot;-&quot;;&quot;&quot;))">
            <text:p/>
          </table:table-cell>
          <table:table-cell table:formula="of:=IF([.AF53]=&quot;x&quot;;&quot;x&quot;;IF([.AF53]=&quot;-&quot;;&quot;-&quot;;&quot;&quot;))">
            <text:p/>
          </table:table-cell>
          <table:table-cell table:formula="of:=IF([.AG53]=&quot;x&quot;;&quot;x&quot;;IF([.AG53]=&quot;-&quot;;&quot;-&quot;;&quot;&quot;))">
            <text:p/>
          </table:table-cell>
          <table:table-cell table:formula="of:=IF([.AH53]=&quot;x&quot;;&quot;x&quot;;IF([.AH53]=&quot;-&quot;;&quot;-&quot;;&quot;&quot;))">
            <text:p/>
          </table:table-cell>
          <table:table-cell table:formula="of:=IF([.AI53]=&quot;x&quot;;&quot;x&quot;;IF([.AI53]=&quot;-&quot;;&quot;-&quot;;&quot;&quot;))">
            <text:p/>
          </table:table-cell>
          <table:table-cell table:formula="of:=IF([.AJ53]=&quot;x&quot;;&quot;x&quot;;IF([.AJ53]=&quot;-&quot;;&quot;-&quot;;&quot;&quot;))">
            <text:p/>
          </table:table-cell>
          <table:table-cell table:formula="of:=IF([.AK53]=&quot;x&quot;;&quot;x&quot;;IF([.AK53]=&quot;-&quot;;&quot;-&quot;;&quot;&quot;))">
            <text:p/>
          </table:table-cell>
          <table:table-cell table:formula="of:=IF([.AL53]=&quot;x&quot;;&quot;x&quot;;IF([.AL53]=&quot;-&quot;;&quot;-&quot;;&quot;&quot;))">
            <text:p/>
          </table:table-cell>
          <table:table-cell table:formula="of:=IF([.AM53]=&quot;x&quot;;&quot;x&quot;;IF([.AM53]=&quot;-&quot;;&quot;-&quot;;&quot;&quot;))">
            <text:p/>
          </table:table-cell>
          <table:table-cell table:formula="of:=IF([.AN53]=&quot;x&quot;;&quot;x&quot;;IF([.AN53]=&quot;-&quot;;&quot;-&quot;;&quot;&quot;))">
            <text:p/>
          </table:table-cell>
          <table:table-cell table:formula="of:=IF([.AO53]=&quot;x&quot;;&quot;x&quot;;IF([.AO53]=&quot;-&quot;;&quot;-&quot;;&quot;&quot;))">
            <text:p/>
          </table:table-cell>
          <table:table-cell table:formula="of:=IF([.AP53]=&quot;x&quot;;&quot;x&quot;;IF([.AP53]=&quot;-&quot;;&quot;-&quot;;&quot;&quot;))">
            <text:p/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53" calcext:value-type="float">
            <text:p>53</text:p>
          </table:table-cell>
          <table:table-cell table:style-name="ce6" office:value-type="string" calcext:value-type="string">
            <text:p>TST053</text:p>
          </table:table-cell>
          <table:table-cell table:style-name="ce10" table:content-validation-name="val3" office:value-type="string" calcext:value-type="string">
            <text:p>light blue</text:p>
          </table:table-cell>
          <table:table-cell table:style-name="ce13" table:content-validation-name="val4" office:value-type="string" calcext:value-type="string">
            <text:p>MixRack</text:p>
          </table:table-cell>
          <table:table-cell table:style-name="ce14" table:content-validation-name="val5" office:value-type="float" office:value="53" calcext:value-type="float">
            <text:p>53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5" table:content-validation-name="val7" office:value-type="string" calcext:value-type="string">
            <text:p>-</text:p>
          </table:table-cell>
          <table:table-cell table:style-name="ce15" table:content-validation-name="val8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yes</text:p>
          </table:table-cell>
          <table:table-cell table:style-name="ce15" table:content-validation-name="val10" office:value-type="float" office:value="5" calcext:value-type="float">
            <text:p>5</text:p>
          </table:table-cell>
          <table:table-cell table:style-name="ce15" table:content-validation-name="val9" office:value-type="string" calcext:value-type="string">
            <text:p>yes</text:p>
          </table:table-cell>
          <table:table-cell table:content-validation-name="val11" office:value-type="float" office:value="1060" calcext:value-type="float">
            <text:p>1060</text:p>
          </table:table-cell>
          <table:table-cell table:style-name="ce15" table:content-validation-name="val9" office:value-type="string" calcext:value-type="string">
            <text:p>yes</text:p>
          </table:table-cell>
          <table:table-cell/>
          <table:table-cell table:style-name="ce2" table:content-validation-name="val1" office:value-type="string" calcext:value-type="string">
            <text:p>yes</text:p>
          </table:table-cell>
          <table:table-cell table:style-name="ce15" table:content-validation-name="val1" office:value-type="string" calcext:value-type="string">
            <text:p>yes</text:p>
          </table:table-cell>
          <table:table-cell/>
          <table:table-cell table:style-name="ce15" table:content-validation-name="val13" table:number-columns-repeated="4"/>
          <table:table-cell table:style-name="ce15" table:content-validation-name="val13" office:value-type="string" calcext:value-type="string">
            <text:p>x</text:p>
          </table:table-cell>
          <table:table-cell table:style-name="ce15" table:content-validation-name="val13" table:number-columns-repeated="19"/>
          <table:table-cell/>
          <table:table-cell table:style-name="ce15" table:content-validation-name="val13" table:number-columns-repeated="4"/>
          <table:table-cell table:style-name="ce15" table:content-validation-name="val13" office:value-type="string" calcext:value-type="string">
            <text:p>x</text:p>
          </table:table-cell>
          <table:table-cell table:style-name="ce15" table:content-validation-name="val13" table:number-columns-repeated="3"/>
          <table:table-cell/>
          <table:table-cell table:formula="of:=IF([.S54]=&quot;x&quot;;&quot;x&quot;;IF([.S54]=&quot;-&quot;;&quot;-&quot;;&quot;&quot;))">
            <text:p/>
          </table:table-cell>
          <table:table-cell table:formula="of:=IF([.T54]=&quot;x&quot;;&quot;x&quot;;IF([.T54]=&quot;-&quot;;&quot;-&quot;;&quot;&quot;))">
            <text:p/>
          </table:table-cell>
          <table:table-cell table:formula="of:=IF([.U54]=&quot;x&quot;;&quot;x&quot;;IF([.U54]=&quot;-&quot;;&quot;-&quot;;&quot;&quot;))">
            <text:p/>
          </table:table-cell>
          <table:table-cell table:formula="of:=IF([.V54]=&quot;x&quot;;&quot;x&quot;;IF([.V54]=&quot;-&quot;;&quot;-&quot;;&quot;&quot;))">
            <text:p/>
          </table:table-cell>
          <table:table-cell table:formula="of:=IF([.W54]=&quot;x&quot;;&quot;x&quot;;IF([.W54]=&quot;-&quot;;&quot;-&quot;;&quot;&quot;))" office:value-type="string" office:string-value="x" calcext:value-type="string">
            <text:p>x</text:p>
          </table:table-cell>
          <table:table-cell table:formula="of:=IF([.X54]=&quot;x&quot;;&quot;x&quot;;IF([.X54]=&quot;-&quot;;&quot;-&quot;;&quot;&quot;))">
            <text:p/>
          </table:table-cell>
          <table:table-cell table:formula="of:=IF([.Y54]=&quot;x&quot;;&quot;x&quot;;IF([.Y54]=&quot;-&quot;;&quot;-&quot;;&quot;&quot;))">
            <text:p/>
          </table:table-cell>
          <table:table-cell table:formula="of:=IF([.Z54]=&quot;x&quot;;&quot;x&quot;;IF([.Z54]=&quot;-&quot;;&quot;-&quot;;&quot;&quot;))">
            <text:p/>
          </table:table-cell>
          <table:table-cell table:formula="of:=IF([.AA54]=&quot;x&quot;;&quot;x&quot;;IF([.AA54]=&quot;-&quot;;&quot;-&quot;;&quot;&quot;))">
            <text:p/>
          </table:table-cell>
          <table:table-cell table:formula="of:=IF([.AB54]=&quot;x&quot;;&quot;x&quot;;IF([.AB54]=&quot;-&quot;;&quot;-&quot;;&quot;&quot;))">
            <text:p/>
          </table:table-cell>
          <table:table-cell table:formula="of:=IF([.AC54]=&quot;x&quot;;&quot;x&quot;;IF([.AC54]=&quot;-&quot;;&quot;-&quot;;&quot;&quot;))">
            <text:p/>
          </table:table-cell>
          <table:table-cell table:formula="of:=IF([.AD54]=&quot;x&quot;;&quot;x&quot;;IF([.AD54]=&quot;-&quot;;&quot;-&quot;;&quot;&quot;))">
            <text:p/>
          </table:table-cell>
          <table:table-cell table:formula="of:=IF([.AE54]=&quot;x&quot;;&quot;x&quot;;IF([.AE54]=&quot;-&quot;;&quot;-&quot;;&quot;&quot;))">
            <text:p/>
          </table:table-cell>
          <table:table-cell table:formula="of:=IF([.AF54]=&quot;x&quot;;&quot;x&quot;;IF([.AF54]=&quot;-&quot;;&quot;-&quot;;&quot;&quot;))">
            <text:p/>
          </table:table-cell>
          <table:table-cell table:formula="of:=IF([.AG54]=&quot;x&quot;;&quot;x&quot;;IF([.AG54]=&quot;-&quot;;&quot;-&quot;;&quot;&quot;))">
            <text:p/>
          </table:table-cell>
          <table:table-cell table:formula="of:=IF([.AH54]=&quot;x&quot;;&quot;x&quot;;IF([.AH54]=&quot;-&quot;;&quot;-&quot;;&quot;&quot;))">
            <text:p/>
          </table:table-cell>
          <table:table-cell table:formula="of:=IF([.AI54]=&quot;x&quot;;&quot;x&quot;;IF([.AI54]=&quot;-&quot;;&quot;-&quot;;&quot;&quot;))">
            <text:p/>
          </table:table-cell>
          <table:table-cell table:formula="of:=IF([.AJ54]=&quot;x&quot;;&quot;x&quot;;IF([.AJ54]=&quot;-&quot;;&quot;-&quot;;&quot;&quot;))">
            <text:p/>
          </table:table-cell>
          <table:table-cell table:formula="of:=IF([.AK54]=&quot;x&quot;;&quot;x&quot;;IF([.AK54]=&quot;-&quot;;&quot;-&quot;;&quot;&quot;))">
            <text:p/>
          </table:table-cell>
          <table:table-cell table:formula="of:=IF([.AL54]=&quot;x&quot;;&quot;x&quot;;IF([.AL54]=&quot;-&quot;;&quot;-&quot;;&quot;&quot;))">
            <text:p/>
          </table:table-cell>
          <table:table-cell table:formula="of:=IF([.AM54]=&quot;x&quot;;&quot;x&quot;;IF([.AM54]=&quot;-&quot;;&quot;-&quot;;&quot;&quot;))">
            <text:p/>
          </table:table-cell>
          <table:table-cell table:formula="of:=IF([.AN54]=&quot;x&quot;;&quot;x&quot;;IF([.AN54]=&quot;-&quot;;&quot;-&quot;;&quot;&quot;))">
            <text:p/>
          </table:table-cell>
          <table:table-cell table:formula="of:=IF([.AO54]=&quot;x&quot;;&quot;x&quot;;IF([.AO54]=&quot;-&quot;;&quot;-&quot;;&quot;&quot;))">
            <text:p/>
          </table:table-cell>
          <table:table-cell table:formula="of:=IF([.AP54]=&quot;x&quot;;&quot;x&quot;;IF([.AP54]=&quot;-&quot;;&quot;-&quot;;&quot;&quot;))">
            <text:p/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54" calcext:value-type="float">
            <text:p>54</text:p>
          </table:table-cell>
          <table:table-cell table:style-name="ce6" office:value-type="string" calcext:value-type="string">
            <text:p>TST054</text:p>
          </table:table-cell>
          <table:table-cell table:style-name="ce10" table:content-validation-name="val3" office:value-type="string" calcext:value-type="string">
            <text:p>light blue</text:p>
          </table:table-cell>
          <table:table-cell table:style-name="ce13" table:content-validation-name="val4" office:value-type="string" calcext:value-type="string">
            <text:p>MixRack</text:p>
          </table:table-cell>
          <table:table-cell table:style-name="ce14" table:content-validation-name="val5" office:value-type="float" office:value="54" calcext:value-type="float">
            <text:p>54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5" table:content-validation-name="val7" office:value-type="string" calcext:value-type="string">
            <text:p>-</text:p>
          </table:table-cell>
          <table:table-cell table:style-name="ce15" table:content-validation-name="val8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no</text:p>
          </table:table-cell>
          <table:table-cell table:style-name="ce15" table:content-validation-name="val10" office:value-type="float" office:value="0" calcext:value-type="float">
            <text:p>0</text:p>
          </table:table-cell>
          <table:table-cell table:style-name="ce15" table:content-validation-name="val9" office:value-type="string" calcext:value-type="string">
            <text:p>no</text:p>
          </table:table-cell>
          <table:table-cell table:content-validation-name="val12" office:value-type="float" office:value="1080" calcext:value-type="float">
            <text:p>1080</text:p>
          </table:table-cell>
          <table:table-cell table:style-name="ce15" table:content-validation-name="val9" office:value-type="string" calcext:value-type="string">
            <text:p>no</text:p>
          </table:table-cell>
          <table:table-cell/>
          <table:table-cell table:style-name="ce2" table:content-validation-name="val1" office:value-type="string" calcext:value-type="string">
            <text:p>yes</text:p>
          </table:table-cell>
          <table:table-cell table:style-name="ce15" table:content-validation-name="val1" office:value-type="string" calcext:value-type="string">
            <text:p>yes</text:p>
          </table:table-cell>
          <table:table-cell/>
          <table:table-cell table:style-name="ce15" table:content-validation-name="val13" table:number-columns-repeated="4"/>
          <table:table-cell table:style-name="ce15" table:content-validation-name="val13" office:value-type="string" calcext:value-type="string">
            <text:p>x</text:p>
          </table:table-cell>
          <table:table-cell table:style-name="ce15" table:content-validation-name="val13" table:number-columns-repeated="19"/>
          <table:table-cell/>
          <table:table-cell table:style-name="ce15" table:content-validation-name="val13" table:number-columns-repeated="4"/>
          <table:table-cell table:style-name="ce15" table:content-validation-name="val13" office:value-type="string" calcext:value-type="string">
            <text:p>x</text:p>
          </table:table-cell>
          <table:table-cell table:style-name="ce15" table:content-validation-name="val13" table:number-columns-repeated="3"/>
          <table:table-cell/>
          <table:table-cell table:formula="of:=IF([.S55]=&quot;x&quot;;&quot;x&quot;;IF([.S55]=&quot;-&quot;;&quot;-&quot;;&quot;&quot;))">
            <text:p/>
          </table:table-cell>
          <table:table-cell table:formula="of:=IF([.T55]=&quot;x&quot;;&quot;x&quot;;IF([.T55]=&quot;-&quot;;&quot;-&quot;;&quot;&quot;))">
            <text:p/>
          </table:table-cell>
          <table:table-cell table:formula="of:=IF([.U55]=&quot;x&quot;;&quot;x&quot;;IF([.U55]=&quot;-&quot;;&quot;-&quot;;&quot;&quot;))">
            <text:p/>
          </table:table-cell>
          <table:table-cell table:formula="of:=IF([.V55]=&quot;x&quot;;&quot;x&quot;;IF([.V55]=&quot;-&quot;;&quot;-&quot;;&quot;&quot;))">
            <text:p/>
          </table:table-cell>
          <table:table-cell table:formula="of:=IF([.W55]=&quot;x&quot;;&quot;x&quot;;IF([.W55]=&quot;-&quot;;&quot;-&quot;;&quot;&quot;))" office:value-type="string" office:string-value="x" calcext:value-type="string">
            <text:p>x</text:p>
          </table:table-cell>
          <table:table-cell table:formula="of:=IF([.X55]=&quot;x&quot;;&quot;x&quot;;IF([.X55]=&quot;-&quot;;&quot;-&quot;;&quot;&quot;))">
            <text:p/>
          </table:table-cell>
          <table:table-cell table:formula="of:=IF([.Y55]=&quot;x&quot;;&quot;x&quot;;IF([.Y55]=&quot;-&quot;;&quot;-&quot;;&quot;&quot;))">
            <text:p/>
          </table:table-cell>
          <table:table-cell table:formula="of:=IF([.Z55]=&quot;x&quot;;&quot;x&quot;;IF([.Z55]=&quot;-&quot;;&quot;-&quot;;&quot;&quot;))">
            <text:p/>
          </table:table-cell>
          <table:table-cell table:formula="of:=IF([.AA55]=&quot;x&quot;;&quot;x&quot;;IF([.AA55]=&quot;-&quot;;&quot;-&quot;;&quot;&quot;))">
            <text:p/>
          </table:table-cell>
          <table:table-cell table:formula="of:=IF([.AB55]=&quot;x&quot;;&quot;x&quot;;IF([.AB55]=&quot;-&quot;;&quot;-&quot;;&quot;&quot;))">
            <text:p/>
          </table:table-cell>
          <table:table-cell table:formula="of:=IF([.AC55]=&quot;x&quot;;&quot;x&quot;;IF([.AC55]=&quot;-&quot;;&quot;-&quot;;&quot;&quot;))">
            <text:p/>
          </table:table-cell>
          <table:table-cell table:formula="of:=IF([.AD55]=&quot;x&quot;;&quot;x&quot;;IF([.AD55]=&quot;-&quot;;&quot;-&quot;;&quot;&quot;))">
            <text:p/>
          </table:table-cell>
          <table:table-cell table:formula="of:=IF([.AE55]=&quot;x&quot;;&quot;x&quot;;IF([.AE55]=&quot;-&quot;;&quot;-&quot;;&quot;&quot;))">
            <text:p/>
          </table:table-cell>
          <table:table-cell table:formula="of:=IF([.AF55]=&quot;x&quot;;&quot;x&quot;;IF([.AF55]=&quot;-&quot;;&quot;-&quot;;&quot;&quot;))">
            <text:p/>
          </table:table-cell>
          <table:table-cell table:formula="of:=IF([.AG55]=&quot;x&quot;;&quot;x&quot;;IF([.AG55]=&quot;-&quot;;&quot;-&quot;;&quot;&quot;))">
            <text:p/>
          </table:table-cell>
          <table:table-cell table:formula="of:=IF([.AH55]=&quot;x&quot;;&quot;x&quot;;IF([.AH55]=&quot;-&quot;;&quot;-&quot;;&quot;&quot;))">
            <text:p/>
          </table:table-cell>
          <table:table-cell table:formula="of:=IF([.AI55]=&quot;x&quot;;&quot;x&quot;;IF([.AI55]=&quot;-&quot;;&quot;-&quot;;&quot;&quot;))">
            <text:p/>
          </table:table-cell>
          <table:table-cell table:formula="of:=IF([.AJ55]=&quot;x&quot;;&quot;x&quot;;IF([.AJ55]=&quot;-&quot;;&quot;-&quot;;&quot;&quot;))">
            <text:p/>
          </table:table-cell>
          <table:table-cell table:formula="of:=IF([.AK55]=&quot;x&quot;;&quot;x&quot;;IF([.AK55]=&quot;-&quot;;&quot;-&quot;;&quot;&quot;))">
            <text:p/>
          </table:table-cell>
          <table:table-cell table:formula="of:=IF([.AL55]=&quot;x&quot;;&quot;x&quot;;IF([.AL55]=&quot;-&quot;;&quot;-&quot;;&quot;&quot;))">
            <text:p/>
          </table:table-cell>
          <table:table-cell table:formula="of:=IF([.AM55]=&quot;x&quot;;&quot;x&quot;;IF([.AM55]=&quot;-&quot;;&quot;-&quot;;&quot;&quot;))">
            <text:p/>
          </table:table-cell>
          <table:table-cell table:formula="of:=IF([.AN55]=&quot;x&quot;;&quot;x&quot;;IF([.AN55]=&quot;-&quot;;&quot;-&quot;;&quot;&quot;))">
            <text:p/>
          </table:table-cell>
          <table:table-cell table:formula="of:=IF([.AO55]=&quot;x&quot;;&quot;x&quot;;IF([.AO55]=&quot;-&quot;;&quot;-&quot;;&quot;&quot;))">
            <text:p/>
          </table:table-cell>
          <table:table-cell table:formula="of:=IF([.AP55]=&quot;x&quot;;&quot;x&quot;;IF([.AP55]=&quot;-&quot;;&quot;-&quot;;&quot;&quot;))">
            <text:p/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55" calcext:value-type="float">
            <text:p>55</text:p>
          </table:table-cell>
          <table:table-cell table:style-name="ce6" office:value-type="string" calcext:value-type="string">
            <text:p>TST055</text:p>
          </table:table-cell>
          <table:table-cell table:style-name="ce10" table:content-validation-name="val3" office:value-type="string" calcext:value-type="string">
            <text:p>light blue</text:p>
          </table:table-cell>
          <table:table-cell table:style-name="ce13" table:content-validation-name="val4" office:value-type="string" calcext:value-type="string">
            <text:p>MixRack</text:p>
          </table:table-cell>
          <table:table-cell table:style-name="ce14" table:content-validation-name="val5" office:value-type="float" office:value="55" calcext:value-type="float">
            <text:p>55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5" table:content-validation-name="val7" office:value-type="string" calcext:value-type="string">
            <text:p>-</text:p>
          </table:table-cell>
          <table:table-cell table:style-name="ce15" table:content-validation-name="val8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yes</text:p>
          </table:table-cell>
          <table:table-cell table:style-name="ce15" table:content-validation-name="val10" office:value-type="float" office:value="-5" calcext:value-type="float">
            <text:p>-5</text:p>
          </table:table-cell>
          <table:table-cell table:style-name="ce15" table:content-validation-name="val9" office:value-type="string" calcext:value-type="string">
            <text:p>yes</text:p>
          </table:table-cell>
          <table:table-cell table:content-validation-name="val11" office:value-type="float" office:value="1100" calcext:value-type="float">
            <text:p>1100</text:p>
          </table:table-cell>
          <table:table-cell table:style-name="ce15" table:content-validation-name="val9" office:value-type="string" calcext:value-type="string">
            <text:p>yes</text:p>
          </table:table-cell>
          <table:table-cell/>
          <table:table-cell table:style-name="ce2" table:content-validation-name="val1" office:value-type="string" calcext:value-type="string">
            <text:p>yes</text:p>
          </table:table-cell>
          <table:table-cell table:style-name="ce15" table:content-validation-name="val1" office:value-type="string" calcext:value-type="string">
            <text:p>yes</text:p>
          </table:table-cell>
          <table:table-cell/>
          <table:table-cell table:style-name="ce15" table:content-validation-name="val13" table:number-columns-repeated="4"/>
          <table:table-cell table:style-name="ce15" table:content-validation-name="val13" office:value-type="string" calcext:value-type="string">
            <text:p>x</text:p>
          </table:table-cell>
          <table:table-cell table:style-name="ce15" table:content-validation-name="val13" table:number-columns-repeated="19"/>
          <table:table-cell/>
          <table:table-cell table:style-name="ce15" table:content-validation-name="val13" table:number-columns-repeated="4"/>
          <table:table-cell table:style-name="ce15" table:content-validation-name="val13" office:value-type="string" calcext:value-type="string">
            <text:p>x</text:p>
          </table:table-cell>
          <table:table-cell table:style-name="ce15" table:content-validation-name="val13" table:number-columns-repeated="3"/>
          <table:table-cell/>
          <table:table-cell table:formula="of:=IF([.S56]=&quot;x&quot;;&quot;x&quot;;IF([.S56]=&quot;-&quot;;&quot;-&quot;;&quot;&quot;))">
            <text:p/>
          </table:table-cell>
          <table:table-cell table:formula="of:=IF([.T56]=&quot;x&quot;;&quot;x&quot;;IF([.T56]=&quot;-&quot;;&quot;-&quot;;&quot;&quot;))">
            <text:p/>
          </table:table-cell>
          <table:table-cell table:formula="of:=IF([.U56]=&quot;x&quot;;&quot;x&quot;;IF([.U56]=&quot;-&quot;;&quot;-&quot;;&quot;&quot;))">
            <text:p/>
          </table:table-cell>
          <table:table-cell table:formula="of:=IF([.V56]=&quot;x&quot;;&quot;x&quot;;IF([.V56]=&quot;-&quot;;&quot;-&quot;;&quot;&quot;))">
            <text:p/>
          </table:table-cell>
          <table:table-cell table:formula="of:=IF([.W56]=&quot;x&quot;;&quot;x&quot;;IF([.W56]=&quot;-&quot;;&quot;-&quot;;&quot;&quot;))" office:value-type="string" office:string-value="x" calcext:value-type="string">
            <text:p>x</text:p>
          </table:table-cell>
          <table:table-cell table:formula="of:=IF([.X56]=&quot;x&quot;;&quot;x&quot;;IF([.X56]=&quot;-&quot;;&quot;-&quot;;&quot;&quot;))">
            <text:p/>
          </table:table-cell>
          <table:table-cell table:formula="of:=IF([.Y56]=&quot;x&quot;;&quot;x&quot;;IF([.Y56]=&quot;-&quot;;&quot;-&quot;;&quot;&quot;))">
            <text:p/>
          </table:table-cell>
          <table:table-cell table:formula="of:=IF([.Z56]=&quot;x&quot;;&quot;x&quot;;IF([.Z56]=&quot;-&quot;;&quot;-&quot;;&quot;&quot;))">
            <text:p/>
          </table:table-cell>
          <table:table-cell table:formula="of:=IF([.AA56]=&quot;x&quot;;&quot;x&quot;;IF([.AA56]=&quot;-&quot;;&quot;-&quot;;&quot;&quot;))">
            <text:p/>
          </table:table-cell>
          <table:table-cell table:formula="of:=IF([.AB56]=&quot;x&quot;;&quot;x&quot;;IF([.AB56]=&quot;-&quot;;&quot;-&quot;;&quot;&quot;))">
            <text:p/>
          </table:table-cell>
          <table:table-cell table:formula="of:=IF([.AC56]=&quot;x&quot;;&quot;x&quot;;IF([.AC56]=&quot;-&quot;;&quot;-&quot;;&quot;&quot;))">
            <text:p/>
          </table:table-cell>
          <table:table-cell table:formula="of:=IF([.AD56]=&quot;x&quot;;&quot;x&quot;;IF([.AD56]=&quot;-&quot;;&quot;-&quot;;&quot;&quot;))">
            <text:p/>
          </table:table-cell>
          <table:table-cell table:formula="of:=IF([.AE56]=&quot;x&quot;;&quot;x&quot;;IF([.AE56]=&quot;-&quot;;&quot;-&quot;;&quot;&quot;))">
            <text:p/>
          </table:table-cell>
          <table:table-cell table:formula="of:=IF([.AF56]=&quot;x&quot;;&quot;x&quot;;IF([.AF56]=&quot;-&quot;;&quot;-&quot;;&quot;&quot;))">
            <text:p/>
          </table:table-cell>
          <table:table-cell table:formula="of:=IF([.AG56]=&quot;x&quot;;&quot;x&quot;;IF([.AG56]=&quot;-&quot;;&quot;-&quot;;&quot;&quot;))">
            <text:p/>
          </table:table-cell>
          <table:table-cell table:formula="of:=IF([.AH56]=&quot;x&quot;;&quot;x&quot;;IF([.AH56]=&quot;-&quot;;&quot;-&quot;;&quot;&quot;))">
            <text:p/>
          </table:table-cell>
          <table:table-cell table:formula="of:=IF([.AI56]=&quot;x&quot;;&quot;x&quot;;IF([.AI56]=&quot;-&quot;;&quot;-&quot;;&quot;&quot;))">
            <text:p/>
          </table:table-cell>
          <table:table-cell table:formula="of:=IF([.AJ56]=&quot;x&quot;;&quot;x&quot;;IF([.AJ56]=&quot;-&quot;;&quot;-&quot;;&quot;&quot;))">
            <text:p/>
          </table:table-cell>
          <table:table-cell table:formula="of:=IF([.AK56]=&quot;x&quot;;&quot;x&quot;;IF([.AK56]=&quot;-&quot;;&quot;-&quot;;&quot;&quot;))">
            <text:p/>
          </table:table-cell>
          <table:table-cell table:formula="of:=IF([.AL56]=&quot;x&quot;;&quot;x&quot;;IF([.AL56]=&quot;-&quot;;&quot;-&quot;;&quot;&quot;))">
            <text:p/>
          </table:table-cell>
          <table:table-cell table:formula="of:=IF([.AM56]=&quot;x&quot;;&quot;x&quot;;IF([.AM56]=&quot;-&quot;;&quot;-&quot;;&quot;&quot;))">
            <text:p/>
          </table:table-cell>
          <table:table-cell table:formula="of:=IF([.AN56]=&quot;x&quot;;&quot;x&quot;;IF([.AN56]=&quot;-&quot;;&quot;-&quot;;&quot;&quot;))">
            <text:p/>
          </table:table-cell>
          <table:table-cell table:formula="of:=IF([.AO56]=&quot;x&quot;;&quot;x&quot;;IF([.AO56]=&quot;-&quot;;&quot;-&quot;;&quot;&quot;))">
            <text:p/>
          </table:table-cell>
          <table:table-cell table:formula="of:=IF([.AP56]=&quot;x&quot;;&quot;x&quot;;IF([.AP56]=&quot;-&quot;;&quot;-&quot;;&quot;&quot;))">
            <text:p/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56" calcext:value-type="float">
            <text:p>56</text:p>
          </table:table-cell>
          <table:table-cell table:style-name="ce6" office:value-type="string" calcext:value-type="string">
            <text:p>TST056</text:p>
          </table:table-cell>
          <table:table-cell table:style-name="ce10" table:content-validation-name="val3" office:value-type="string" calcext:value-type="string">
            <text:p>light blue</text:p>
          </table:table-cell>
          <table:table-cell table:style-name="ce13" table:content-validation-name="val4" office:value-type="string" calcext:value-type="string">
            <text:p>MixRack</text:p>
          </table:table-cell>
          <table:table-cell table:style-name="ce14" table:content-validation-name="val5" office:value-type="float" office:value="56" calcext:value-type="float">
            <text:p>56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5" table:content-validation-name="val7" office:value-type="string" calcext:value-type="string">
            <text:p>-</text:p>
          </table:table-cell>
          <table:table-cell table:style-name="ce15" table:content-validation-name="val8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no</text:p>
          </table:table-cell>
          <table:table-cell table:style-name="ce15" table:content-validation-name="val10" office:value-type="float" office:value="-10" calcext:value-type="float">
            <text:p>-10</text:p>
          </table:table-cell>
          <table:table-cell table:style-name="ce15" table:content-validation-name="val9" office:value-type="string" calcext:value-type="string">
            <text:p>no</text:p>
          </table:table-cell>
          <table:table-cell table:content-validation-name="val12" office:value-type="float" office:value="1120" calcext:value-type="float">
            <text:p>1120</text:p>
          </table:table-cell>
          <table:table-cell table:style-name="ce15" table:content-validation-name="val9" office:value-type="string" calcext:value-type="string">
            <text:p>no</text:p>
          </table:table-cell>
          <table:table-cell/>
          <table:table-cell table:style-name="ce2" table:content-validation-name="val1" office:value-type="string" calcext:value-type="string">
            <text:p>yes</text:p>
          </table:table-cell>
          <table:table-cell table:style-name="ce15" table:content-validation-name="val1" office:value-type="string" calcext:value-type="string">
            <text:p>yes</text:p>
          </table:table-cell>
          <table:table-cell/>
          <table:table-cell table:style-name="ce15" table:content-validation-name="val13" table:number-columns-repeated="4"/>
          <table:table-cell table:style-name="ce15" table:content-validation-name="val13" office:value-type="string" calcext:value-type="string">
            <text:p>x</text:p>
          </table:table-cell>
          <table:table-cell table:style-name="ce15" table:content-validation-name="val13" table:number-columns-repeated="19"/>
          <table:table-cell/>
          <table:table-cell table:style-name="ce15" table:content-validation-name="val13" table:number-columns-repeated="4"/>
          <table:table-cell table:style-name="ce15" table:content-validation-name="val13" office:value-type="string" calcext:value-type="string">
            <text:p>x</text:p>
          </table:table-cell>
          <table:table-cell table:style-name="ce15" table:content-validation-name="val13" table:number-columns-repeated="3"/>
          <table:table-cell/>
          <table:table-cell table:formula="of:=IF([.S57]=&quot;x&quot;;&quot;x&quot;;IF([.S57]=&quot;-&quot;;&quot;-&quot;;&quot;&quot;))">
            <text:p/>
          </table:table-cell>
          <table:table-cell table:formula="of:=IF([.T57]=&quot;x&quot;;&quot;x&quot;;IF([.T57]=&quot;-&quot;;&quot;-&quot;;&quot;&quot;))">
            <text:p/>
          </table:table-cell>
          <table:table-cell table:formula="of:=IF([.U57]=&quot;x&quot;;&quot;x&quot;;IF([.U57]=&quot;-&quot;;&quot;-&quot;;&quot;&quot;))">
            <text:p/>
          </table:table-cell>
          <table:table-cell table:formula="of:=IF([.V57]=&quot;x&quot;;&quot;x&quot;;IF([.V57]=&quot;-&quot;;&quot;-&quot;;&quot;&quot;))">
            <text:p/>
          </table:table-cell>
          <table:table-cell table:formula="of:=IF([.W57]=&quot;x&quot;;&quot;x&quot;;IF([.W57]=&quot;-&quot;;&quot;-&quot;;&quot;&quot;))" office:value-type="string" office:string-value="x" calcext:value-type="string">
            <text:p>x</text:p>
          </table:table-cell>
          <table:table-cell table:formula="of:=IF([.X57]=&quot;x&quot;;&quot;x&quot;;IF([.X57]=&quot;-&quot;;&quot;-&quot;;&quot;&quot;))">
            <text:p/>
          </table:table-cell>
          <table:table-cell table:formula="of:=IF([.Y57]=&quot;x&quot;;&quot;x&quot;;IF([.Y57]=&quot;-&quot;;&quot;-&quot;;&quot;&quot;))">
            <text:p/>
          </table:table-cell>
          <table:table-cell table:formula="of:=IF([.Z57]=&quot;x&quot;;&quot;x&quot;;IF([.Z57]=&quot;-&quot;;&quot;-&quot;;&quot;&quot;))">
            <text:p/>
          </table:table-cell>
          <table:table-cell table:formula="of:=IF([.AA57]=&quot;x&quot;;&quot;x&quot;;IF([.AA57]=&quot;-&quot;;&quot;-&quot;;&quot;&quot;))">
            <text:p/>
          </table:table-cell>
          <table:table-cell table:formula="of:=IF([.AB57]=&quot;x&quot;;&quot;x&quot;;IF([.AB57]=&quot;-&quot;;&quot;-&quot;;&quot;&quot;))">
            <text:p/>
          </table:table-cell>
          <table:table-cell table:formula="of:=IF([.AC57]=&quot;x&quot;;&quot;x&quot;;IF([.AC57]=&quot;-&quot;;&quot;-&quot;;&quot;&quot;))">
            <text:p/>
          </table:table-cell>
          <table:table-cell table:formula="of:=IF([.AD57]=&quot;x&quot;;&quot;x&quot;;IF([.AD57]=&quot;-&quot;;&quot;-&quot;;&quot;&quot;))">
            <text:p/>
          </table:table-cell>
          <table:table-cell table:formula="of:=IF([.AE57]=&quot;x&quot;;&quot;x&quot;;IF([.AE57]=&quot;-&quot;;&quot;-&quot;;&quot;&quot;))">
            <text:p/>
          </table:table-cell>
          <table:table-cell table:formula="of:=IF([.AF57]=&quot;x&quot;;&quot;x&quot;;IF([.AF57]=&quot;-&quot;;&quot;-&quot;;&quot;&quot;))">
            <text:p/>
          </table:table-cell>
          <table:table-cell table:formula="of:=IF([.AG57]=&quot;x&quot;;&quot;x&quot;;IF([.AG57]=&quot;-&quot;;&quot;-&quot;;&quot;&quot;))">
            <text:p/>
          </table:table-cell>
          <table:table-cell table:formula="of:=IF([.AH57]=&quot;x&quot;;&quot;x&quot;;IF([.AH57]=&quot;-&quot;;&quot;-&quot;;&quot;&quot;))">
            <text:p/>
          </table:table-cell>
          <table:table-cell table:formula="of:=IF([.AI57]=&quot;x&quot;;&quot;x&quot;;IF([.AI57]=&quot;-&quot;;&quot;-&quot;;&quot;&quot;))">
            <text:p/>
          </table:table-cell>
          <table:table-cell table:formula="of:=IF([.AJ57]=&quot;x&quot;;&quot;x&quot;;IF([.AJ57]=&quot;-&quot;;&quot;-&quot;;&quot;&quot;))">
            <text:p/>
          </table:table-cell>
          <table:table-cell table:formula="of:=IF([.AK57]=&quot;x&quot;;&quot;x&quot;;IF([.AK57]=&quot;-&quot;;&quot;-&quot;;&quot;&quot;))">
            <text:p/>
          </table:table-cell>
          <table:table-cell table:formula="of:=IF([.AL57]=&quot;x&quot;;&quot;x&quot;;IF([.AL57]=&quot;-&quot;;&quot;-&quot;;&quot;&quot;))">
            <text:p/>
          </table:table-cell>
          <table:table-cell table:formula="of:=IF([.AM57]=&quot;x&quot;;&quot;x&quot;;IF([.AM57]=&quot;-&quot;;&quot;-&quot;;&quot;&quot;))">
            <text:p/>
          </table:table-cell>
          <table:table-cell table:formula="of:=IF([.AN57]=&quot;x&quot;;&quot;x&quot;;IF([.AN57]=&quot;-&quot;;&quot;-&quot;;&quot;&quot;))">
            <text:p/>
          </table:table-cell>
          <table:table-cell table:formula="of:=IF([.AO57]=&quot;x&quot;;&quot;x&quot;;IF([.AO57]=&quot;-&quot;;&quot;-&quot;;&quot;&quot;))">
            <text:p/>
          </table:table-cell>
          <table:table-cell table:formula="of:=IF([.AP57]=&quot;x&quot;;&quot;x&quot;;IF([.AP57]=&quot;-&quot;;&quot;-&quot;;&quot;&quot;))">
            <text:p/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57" calcext:value-type="float">
            <text:p>57</text:p>
          </table:table-cell>
          <table:table-cell table:style-name="ce6" office:value-type="string" calcext:value-type="string">
            <text:p>TST057</text:p>
          </table:table-cell>
          <table:table-cell table:style-name="ce10" table:content-validation-name="val3" office:value-type="string" calcext:value-type="string">
            <text:p>light blue</text:p>
          </table:table-cell>
          <table:table-cell table:style-name="ce13" table:content-validation-name="val4" office:value-type="string" calcext:value-type="string">
            <text:p>MixRack</text:p>
          </table:table-cell>
          <table:table-cell table:style-name="ce14" table:content-validation-name="val5" office:value-type="float" office:value="57" calcext:value-type="float">
            <text:p>57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5" table:content-validation-name="val7" office:value-type="string" calcext:value-type="string">
            <text:p>-</text:p>
          </table:table-cell>
          <table:table-cell table:style-name="ce15" table:content-validation-name="val8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yes</text:p>
          </table:table-cell>
          <table:table-cell table:style-name="ce15" table:content-validation-name="val10" office:value-type="float" office:value="-15" calcext:value-type="float">
            <text:p>-15</text:p>
          </table:table-cell>
          <table:table-cell table:style-name="ce15" table:content-validation-name="val9" office:value-type="string" calcext:value-type="string">
            <text:p>yes</text:p>
          </table:table-cell>
          <table:table-cell table:content-validation-name="val11" office:value-type="float" office:value="1140" calcext:value-type="float">
            <text:p>1140</text:p>
          </table:table-cell>
          <table:table-cell table:style-name="ce15" table:content-validation-name="val9" office:value-type="string" calcext:value-type="string">
            <text:p>yes</text:p>
          </table:table-cell>
          <table:table-cell/>
          <table:table-cell table:style-name="ce2" table:content-validation-name="val1" office:value-type="string" calcext:value-type="string">
            <text:p>yes</text:p>
          </table:table-cell>
          <table:table-cell table:style-name="ce15" table:content-validation-name="val1" office:value-type="string" calcext:value-type="string">
            <text:p>yes</text:p>
          </table:table-cell>
          <table:table-cell/>
          <table:table-cell table:style-name="ce15" table:content-validation-name="val13" table:number-columns-repeated="4"/>
          <table:table-cell table:style-name="ce15" table:content-validation-name="val13" office:value-type="string" calcext:value-type="string">
            <text:p>x</text:p>
          </table:table-cell>
          <table:table-cell table:style-name="ce15" table:content-validation-name="val13" table:number-columns-repeated="19"/>
          <table:table-cell/>
          <table:table-cell table:style-name="ce15" table:content-validation-name="val13" table:number-columns-repeated="4"/>
          <table:table-cell table:style-name="ce15" table:content-validation-name="val13" office:value-type="string" calcext:value-type="string">
            <text:p>x</text:p>
          </table:table-cell>
          <table:table-cell table:style-name="ce15" table:content-validation-name="val13" table:number-columns-repeated="3"/>
          <table:table-cell/>
          <table:table-cell table:formula="of:=IF([.S58]=&quot;x&quot;;&quot;x&quot;;IF([.S58]=&quot;-&quot;;&quot;-&quot;;&quot;&quot;))">
            <text:p/>
          </table:table-cell>
          <table:table-cell table:formula="of:=IF([.T58]=&quot;x&quot;;&quot;x&quot;;IF([.T58]=&quot;-&quot;;&quot;-&quot;;&quot;&quot;))">
            <text:p/>
          </table:table-cell>
          <table:table-cell table:formula="of:=IF([.U58]=&quot;x&quot;;&quot;x&quot;;IF([.U58]=&quot;-&quot;;&quot;-&quot;;&quot;&quot;))">
            <text:p/>
          </table:table-cell>
          <table:table-cell table:formula="of:=IF([.V58]=&quot;x&quot;;&quot;x&quot;;IF([.V58]=&quot;-&quot;;&quot;-&quot;;&quot;&quot;))">
            <text:p/>
          </table:table-cell>
          <table:table-cell table:formula="of:=IF([.W58]=&quot;x&quot;;&quot;x&quot;;IF([.W58]=&quot;-&quot;;&quot;-&quot;;&quot;&quot;))" office:value-type="string" office:string-value="x" calcext:value-type="string">
            <text:p>x</text:p>
          </table:table-cell>
          <table:table-cell table:formula="of:=IF([.X58]=&quot;x&quot;;&quot;x&quot;;IF([.X58]=&quot;-&quot;;&quot;-&quot;;&quot;&quot;))">
            <text:p/>
          </table:table-cell>
          <table:table-cell table:formula="of:=IF([.Y58]=&quot;x&quot;;&quot;x&quot;;IF([.Y58]=&quot;-&quot;;&quot;-&quot;;&quot;&quot;))">
            <text:p/>
          </table:table-cell>
          <table:table-cell table:formula="of:=IF([.Z58]=&quot;x&quot;;&quot;x&quot;;IF([.Z58]=&quot;-&quot;;&quot;-&quot;;&quot;&quot;))">
            <text:p/>
          </table:table-cell>
          <table:table-cell table:formula="of:=IF([.AA58]=&quot;x&quot;;&quot;x&quot;;IF([.AA58]=&quot;-&quot;;&quot;-&quot;;&quot;&quot;))">
            <text:p/>
          </table:table-cell>
          <table:table-cell table:formula="of:=IF([.AB58]=&quot;x&quot;;&quot;x&quot;;IF([.AB58]=&quot;-&quot;;&quot;-&quot;;&quot;&quot;))">
            <text:p/>
          </table:table-cell>
          <table:table-cell table:formula="of:=IF([.AC58]=&quot;x&quot;;&quot;x&quot;;IF([.AC58]=&quot;-&quot;;&quot;-&quot;;&quot;&quot;))">
            <text:p/>
          </table:table-cell>
          <table:table-cell table:formula="of:=IF([.AD58]=&quot;x&quot;;&quot;x&quot;;IF([.AD58]=&quot;-&quot;;&quot;-&quot;;&quot;&quot;))">
            <text:p/>
          </table:table-cell>
          <table:table-cell table:formula="of:=IF([.AE58]=&quot;x&quot;;&quot;x&quot;;IF([.AE58]=&quot;-&quot;;&quot;-&quot;;&quot;&quot;))">
            <text:p/>
          </table:table-cell>
          <table:table-cell table:formula="of:=IF([.AF58]=&quot;x&quot;;&quot;x&quot;;IF([.AF58]=&quot;-&quot;;&quot;-&quot;;&quot;&quot;))">
            <text:p/>
          </table:table-cell>
          <table:table-cell table:formula="of:=IF([.AG58]=&quot;x&quot;;&quot;x&quot;;IF([.AG58]=&quot;-&quot;;&quot;-&quot;;&quot;&quot;))">
            <text:p/>
          </table:table-cell>
          <table:table-cell table:formula="of:=IF([.AH58]=&quot;x&quot;;&quot;x&quot;;IF([.AH58]=&quot;-&quot;;&quot;-&quot;;&quot;&quot;))">
            <text:p/>
          </table:table-cell>
          <table:table-cell table:formula="of:=IF([.AI58]=&quot;x&quot;;&quot;x&quot;;IF([.AI58]=&quot;-&quot;;&quot;-&quot;;&quot;&quot;))">
            <text:p/>
          </table:table-cell>
          <table:table-cell table:formula="of:=IF([.AJ58]=&quot;x&quot;;&quot;x&quot;;IF([.AJ58]=&quot;-&quot;;&quot;-&quot;;&quot;&quot;))">
            <text:p/>
          </table:table-cell>
          <table:table-cell table:formula="of:=IF([.AK58]=&quot;x&quot;;&quot;x&quot;;IF([.AK58]=&quot;-&quot;;&quot;-&quot;;&quot;&quot;))">
            <text:p/>
          </table:table-cell>
          <table:table-cell table:formula="of:=IF([.AL58]=&quot;x&quot;;&quot;x&quot;;IF([.AL58]=&quot;-&quot;;&quot;-&quot;;&quot;&quot;))">
            <text:p/>
          </table:table-cell>
          <table:table-cell table:formula="of:=IF([.AM58]=&quot;x&quot;;&quot;x&quot;;IF([.AM58]=&quot;-&quot;;&quot;-&quot;;&quot;&quot;))">
            <text:p/>
          </table:table-cell>
          <table:table-cell table:formula="of:=IF([.AN58]=&quot;x&quot;;&quot;x&quot;;IF([.AN58]=&quot;-&quot;;&quot;-&quot;;&quot;&quot;))">
            <text:p/>
          </table:table-cell>
          <table:table-cell table:formula="of:=IF([.AO58]=&quot;x&quot;;&quot;x&quot;;IF([.AO58]=&quot;-&quot;;&quot;-&quot;;&quot;&quot;))">
            <text:p/>
          </table:table-cell>
          <table:table-cell table:formula="of:=IF([.AP58]=&quot;x&quot;;&quot;x&quot;;IF([.AP58]=&quot;-&quot;;&quot;-&quot;;&quot;&quot;))">
            <text:p/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58" calcext:value-type="float">
            <text:p>58</text:p>
          </table:table-cell>
          <table:table-cell table:style-name="ce6" office:value-type="string" calcext:value-type="string">
            <text:p>TST058</text:p>
          </table:table-cell>
          <table:table-cell table:style-name="ce10" table:content-validation-name="val3" office:value-type="string" calcext:value-type="string">
            <text:p>light blue</text:p>
          </table:table-cell>
          <table:table-cell table:style-name="ce13" table:content-validation-name="val4" office:value-type="string" calcext:value-type="string">
            <text:p>MixRack</text:p>
          </table:table-cell>
          <table:table-cell table:style-name="ce14" table:content-validation-name="val5" office:value-type="float" office:value="58" calcext:value-type="float">
            <text:p>58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5" table:content-validation-name="val7" office:value-type="string" calcext:value-type="string">
            <text:p>-</text:p>
          </table:table-cell>
          <table:table-cell table:style-name="ce15" table:content-validation-name="val8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no</text:p>
          </table:table-cell>
          <table:table-cell table:style-name="ce15" table:content-validation-name="val10" office:value-type="float" office:value="-20" calcext:value-type="float">
            <text:p>-20</text:p>
          </table:table-cell>
          <table:table-cell table:style-name="ce15" table:content-validation-name="val9" office:value-type="string" calcext:value-type="string">
            <text:p>no</text:p>
          </table:table-cell>
          <table:table-cell table:content-validation-name="val12" office:value-type="float" office:value="1160" calcext:value-type="float">
            <text:p>1160</text:p>
          </table:table-cell>
          <table:table-cell table:style-name="ce15" table:content-validation-name="val9" office:value-type="string" calcext:value-type="string">
            <text:p>no</text:p>
          </table:table-cell>
          <table:table-cell/>
          <table:table-cell table:style-name="ce2" table:content-validation-name="val1" office:value-type="string" calcext:value-type="string">
            <text:p>yes</text:p>
          </table:table-cell>
          <table:table-cell table:style-name="ce15" table:content-validation-name="val1" office:value-type="string" calcext:value-type="string">
            <text:p>yes</text:p>
          </table:table-cell>
          <table:table-cell/>
          <table:table-cell table:style-name="ce15" table:content-validation-name="val13" table:number-columns-repeated="4"/>
          <table:table-cell table:style-name="ce15" table:content-validation-name="val13" office:value-type="string" calcext:value-type="string">
            <text:p>x</text:p>
          </table:table-cell>
          <table:table-cell table:style-name="ce15" table:content-validation-name="val13" table:number-columns-repeated="19"/>
          <table:table-cell/>
          <table:table-cell table:style-name="ce15" table:content-validation-name="val13" table:number-columns-repeated="4"/>
          <table:table-cell table:style-name="ce15" table:content-validation-name="val13" office:value-type="string" calcext:value-type="string">
            <text:p>x</text:p>
          </table:table-cell>
          <table:table-cell table:style-name="ce15" table:content-validation-name="val13" table:number-columns-repeated="3"/>
          <table:table-cell/>
          <table:table-cell table:formula="of:=IF([.S59]=&quot;x&quot;;&quot;x&quot;;IF([.S59]=&quot;-&quot;;&quot;-&quot;;&quot;&quot;))">
            <text:p/>
          </table:table-cell>
          <table:table-cell table:formula="of:=IF([.T59]=&quot;x&quot;;&quot;x&quot;;IF([.T59]=&quot;-&quot;;&quot;-&quot;;&quot;&quot;))">
            <text:p/>
          </table:table-cell>
          <table:table-cell table:formula="of:=IF([.U59]=&quot;x&quot;;&quot;x&quot;;IF([.U59]=&quot;-&quot;;&quot;-&quot;;&quot;&quot;))">
            <text:p/>
          </table:table-cell>
          <table:table-cell table:formula="of:=IF([.V59]=&quot;x&quot;;&quot;x&quot;;IF([.V59]=&quot;-&quot;;&quot;-&quot;;&quot;&quot;))">
            <text:p/>
          </table:table-cell>
          <table:table-cell table:formula="of:=IF([.W59]=&quot;x&quot;;&quot;x&quot;;IF([.W59]=&quot;-&quot;;&quot;-&quot;;&quot;&quot;))" office:value-type="string" office:string-value="x" calcext:value-type="string">
            <text:p>x</text:p>
          </table:table-cell>
          <table:table-cell table:formula="of:=IF([.X59]=&quot;x&quot;;&quot;x&quot;;IF([.X59]=&quot;-&quot;;&quot;-&quot;;&quot;&quot;))">
            <text:p/>
          </table:table-cell>
          <table:table-cell table:formula="of:=IF([.Y59]=&quot;x&quot;;&quot;x&quot;;IF([.Y59]=&quot;-&quot;;&quot;-&quot;;&quot;&quot;))">
            <text:p/>
          </table:table-cell>
          <table:table-cell table:formula="of:=IF([.Z59]=&quot;x&quot;;&quot;x&quot;;IF([.Z59]=&quot;-&quot;;&quot;-&quot;;&quot;&quot;))">
            <text:p/>
          </table:table-cell>
          <table:table-cell table:formula="of:=IF([.AA59]=&quot;x&quot;;&quot;x&quot;;IF([.AA59]=&quot;-&quot;;&quot;-&quot;;&quot;&quot;))">
            <text:p/>
          </table:table-cell>
          <table:table-cell table:formula="of:=IF([.AB59]=&quot;x&quot;;&quot;x&quot;;IF([.AB59]=&quot;-&quot;;&quot;-&quot;;&quot;&quot;))">
            <text:p/>
          </table:table-cell>
          <table:table-cell table:formula="of:=IF([.AC59]=&quot;x&quot;;&quot;x&quot;;IF([.AC59]=&quot;-&quot;;&quot;-&quot;;&quot;&quot;))">
            <text:p/>
          </table:table-cell>
          <table:table-cell table:formula="of:=IF([.AD59]=&quot;x&quot;;&quot;x&quot;;IF([.AD59]=&quot;-&quot;;&quot;-&quot;;&quot;&quot;))">
            <text:p/>
          </table:table-cell>
          <table:table-cell table:formula="of:=IF([.AE59]=&quot;x&quot;;&quot;x&quot;;IF([.AE59]=&quot;-&quot;;&quot;-&quot;;&quot;&quot;))">
            <text:p/>
          </table:table-cell>
          <table:table-cell table:formula="of:=IF([.AF59]=&quot;x&quot;;&quot;x&quot;;IF([.AF59]=&quot;-&quot;;&quot;-&quot;;&quot;&quot;))">
            <text:p/>
          </table:table-cell>
          <table:table-cell table:formula="of:=IF([.AG59]=&quot;x&quot;;&quot;x&quot;;IF([.AG59]=&quot;-&quot;;&quot;-&quot;;&quot;&quot;))">
            <text:p/>
          </table:table-cell>
          <table:table-cell table:formula="of:=IF([.AH59]=&quot;x&quot;;&quot;x&quot;;IF([.AH59]=&quot;-&quot;;&quot;-&quot;;&quot;&quot;))">
            <text:p/>
          </table:table-cell>
          <table:table-cell table:formula="of:=IF([.AI59]=&quot;x&quot;;&quot;x&quot;;IF([.AI59]=&quot;-&quot;;&quot;-&quot;;&quot;&quot;))">
            <text:p/>
          </table:table-cell>
          <table:table-cell table:formula="of:=IF([.AJ59]=&quot;x&quot;;&quot;x&quot;;IF([.AJ59]=&quot;-&quot;;&quot;-&quot;;&quot;&quot;))">
            <text:p/>
          </table:table-cell>
          <table:table-cell table:formula="of:=IF([.AK59]=&quot;x&quot;;&quot;x&quot;;IF([.AK59]=&quot;-&quot;;&quot;-&quot;;&quot;&quot;))">
            <text:p/>
          </table:table-cell>
          <table:table-cell table:formula="of:=IF([.AL59]=&quot;x&quot;;&quot;x&quot;;IF([.AL59]=&quot;-&quot;;&quot;-&quot;;&quot;&quot;))">
            <text:p/>
          </table:table-cell>
          <table:table-cell table:formula="of:=IF([.AM59]=&quot;x&quot;;&quot;x&quot;;IF([.AM59]=&quot;-&quot;;&quot;-&quot;;&quot;&quot;))">
            <text:p/>
          </table:table-cell>
          <table:table-cell table:formula="of:=IF([.AN59]=&quot;x&quot;;&quot;x&quot;;IF([.AN59]=&quot;-&quot;;&quot;-&quot;;&quot;&quot;))">
            <text:p/>
          </table:table-cell>
          <table:table-cell table:formula="of:=IF([.AO59]=&quot;x&quot;;&quot;x&quot;;IF([.AO59]=&quot;-&quot;;&quot;-&quot;;&quot;&quot;))">
            <text:p/>
          </table:table-cell>
          <table:table-cell table:formula="of:=IF([.AP59]=&quot;x&quot;;&quot;x&quot;;IF([.AP59]=&quot;-&quot;;&quot;-&quot;;&quot;&quot;))">
            <text:p/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59" calcext:value-type="float">
            <text:p>59</text:p>
          </table:table-cell>
          <table:table-cell table:style-name="ce6" office:value-type="string" calcext:value-type="string">
            <text:p>TST059</text:p>
          </table:table-cell>
          <table:table-cell table:style-name="ce10" table:content-validation-name="val3" office:value-type="string" calcext:value-type="string">
            <text:p>light blue</text:p>
          </table:table-cell>
          <table:table-cell table:style-name="ce13" table:content-validation-name="val4" office:value-type="string" calcext:value-type="string">
            <text:p>MixRack</text:p>
          </table:table-cell>
          <table:table-cell table:style-name="ce14" table:content-validation-name="val5" office:value-type="float" office:value="59" calcext:value-type="float">
            <text:p>59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5" table:content-validation-name="val7" office:value-type="string" calcext:value-type="string">
            <text:p>-</text:p>
          </table:table-cell>
          <table:table-cell table:style-name="ce15" table:content-validation-name="val8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yes</text:p>
          </table:table-cell>
          <table:table-cell table:style-name="ce15" table:content-validation-name="val10" office:value-type="float" office:value="-25" calcext:value-type="float">
            <text:p>-25</text:p>
          </table:table-cell>
          <table:table-cell table:style-name="ce15" table:content-validation-name="val9" office:value-type="string" calcext:value-type="string">
            <text:p>yes</text:p>
          </table:table-cell>
          <table:table-cell table:content-validation-name="val11" office:value-type="float" office:value="1180" calcext:value-type="float">
            <text:p>1180</text:p>
          </table:table-cell>
          <table:table-cell table:style-name="ce15" table:content-validation-name="val9" office:value-type="string" calcext:value-type="string">
            <text:p>yes</text:p>
          </table:table-cell>
          <table:table-cell/>
          <table:table-cell table:style-name="ce2" table:content-validation-name="val1" office:value-type="string" calcext:value-type="string">
            <text:p>yes</text:p>
          </table:table-cell>
          <table:table-cell table:style-name="ce15" table:content-validation-name="val1" office:value-type="string" calcext:value-type="string">
            <text:p>yes</text:p>
          </table:table-cell>
          <table:table-cell/>
          <table:table-cell table:style-name="ce15" table:content-validation-name="val13" table:number-columns-repeated="4"/>
          <table:table-cell table:style-name="ce15" table:content-validation-name="val13" office:value-type="string" calcext:value-type="string">
            <text:p>x</text:p>
          </table:table-cell>
          <table:table-cell table:style-name="ce15" table:content-validation-name="val13" table:number-columns-repeated="19"/>
          <table:table-cell/>
          <table:table-cell table:style-name="ce15" table:content-validation-name="val13" table:number-columns-repeated="4"/>
          <table:table-cell table:style-name="ce15" table:content-validation-name="val13" office:value-type="string" calcext:value-type="string">
            <text:p>x</text:p>
          </table:table-cell>
          <table:table-cell table:style-name="ce15" table:content-validation-name="val13" table:number-columns-repeated="3"/>
          <table:table-cell/>
          <table:table-cell table:formula="of:=IF([.S60]=&quot;x&quot;;&quot;x&quot;;IF([.S60]=&quot;-&quot;;&quot;-&quot;;&quot;&quot;))">
            <text:p/>
          </table:table-cell>
          <table:table-cell table:formula="of:=IF([.T60]=&quot;x&quot;;&quot;x&quot;;IF([.T60]=&quot;-&quot;;&quot;-&quot;;&quot;&quot;))">
            <text:p/>
          </table:table-cell>
          <table:table-cell table:formula="of:=IF([.U60]=&quot;x&quot;;&quot;x&quot;;IF([.U60]=&quot;-&quot;;&quot;-&quot;;&quot;&quot;))">
            <text:p/>
          </table:table-cell>
          <table:table-cell table:formula="of:=IF([.V60]=&quot;x&quot;;&quot;x&quot;;IF([.V60]=&quot;-&quot;;&quot;-&quot;;&quot;&quot;))">
            <text:p/>
          </table:table-cell>
          <table:table-cell table:formula="of:=IF([.W60]=&quot;x&quot;;&quot;x&quot;;IF([.W60]=&quot;-&quot;;&quot;-&quot;;&quot;&quot;))" office:value-type="string" office:string-value="x" calcext:value-type="string">
            <text:p>x</text:p>
          </table:table-cell>
          <table:table-cell table:formula="of:=IF([.X60]=&quot;x&quot;;&quot;x&quot;;IF([.X60]=&quot;-&quot;;&quot;-&quot;;&quot;&quot;))">
            <text:p/>
          </table:table-cell>
          <table:table-cell table:formula="of:=IF([.Y60]=&quot;x&quot;;&quot;x&quot;;IF([.Y60]=&quot;-&quot;;&quot;-&quot;;&quot;&quot;))">
            <text:p/>
          </table:table-cell>
          <table:table-cell table:formula="of:=IF([.Z60]=&quot;x&quot;;&quot;x&quot;;IF([.Z60]=&quot;-&quot;;&quot;-&quot;;&quot;&quot;))">
            <text:p/>
          </table:table-cell>
          <table:table-cell table:formula="of:=IF([.AA60]=&quot;x&quot;;&quot;x&quot;;IF([.AA60]=&quot;-&quot;;&quot;-&quot;;&quot;&quot;))">
            <text:p/>
          </table:table-cell>
          <table:table-cell table:formula="of:=IF([.AB60]=&quot;x&quot;;&quot;x&quot;;IF([.AB60]=&quot;-&quot;;&quot;-&quot;;&quot;&quot;))">
            <text:p/>
          </table:table-cell>
          <table:table-cell table:formula="of:=IF([.AC60]=&quot;x&quot;;&quot;x&quot;;IF([.AC60]=&quot;-&quot;;&quot;-&quot;;&quot;&quot;))">
            <text:p/>
          </table:table-cell>
          <table:table-cell table:formula="of:=IF([.AD60]=&quot;x&quot;;&quot;x&quot;;IF([.AD60]=&quot;-&quot;;&quot;-&quot;;&quot;&quot;))">
            <text:p/>
          </table:table-cell>
          <table:table-cell table:formula="of:=IF([.AE60]=&quot;x&quot;;&quot;x&quot;;IF([.AE60]=&quot;-&quot;;&quot;-&quot;;&quot;&quot;))">
            <text:p/>
          </table:table-cell>
          <table:table-cell table:formula="of:=IF([.AF60]=&quot;x&quot;;&quot;x&quot;;IF([.AF60]=&quot;-&quot;;&quot;-&quot;;&quot;&quot;))">
            <text:p/>
          </table:table-cell>
          <table:table-cell table:formula="of:=IF([.AG60]=&quot;x&quot;;&quot;x&quot;;IF([.AG60]=&quot;-&quot;;&quot;-&quot;;&quot;&quot;))">
            <text:p/>
          </table:table-cell>
          <table:table-cell table:formula="of:=IF([.AH60]=&quot;x&quot;;&quot;x&quot;;IF([.AH60]=&quot;-&quot;;&quot;-&quot;;&quot;&quot;))">
            <text:p/>
          </table:table-cell>
          <table:table-cell table:formula="of:=IF([.AI60]=&quot;x&quot;;&quot;x&quot;;IF([.AI60]=&quot;-&quot;;&quot;-&quot;;&quot;&quot;))">
            <text:p/>
          </table:table-cell>
          <table:table-cell table:formula="of:=IF([.AJ60]=&quot;x&quot;;&quot;x&quot;;IF([.AJ60]=&quot;-&quot;;&quot;-&quot;;&quot;&quot;))">
            <text:p/>
          </table:table-cell>
          <table:table-cell table:formula="of:=IF([.AK60]=&quot;x&quot;;&quot;x&quot;;IF([.AK60]=&quot;-&quot;;&quot;-&quot;;&quot;&quot;))">
            <text:p/>
          </table:table-cell>
          <table:table-cell table:formula="of:=IF([.AL60]=&quot;x&quot;;&quot;x&quot;;IF([.AL60]=&quot;-&quot;;&quot;-&quot;;&quot;&quot;))">
            <text:p/>
          </table:table-cell>
          <table:table-cell table:formula="of:=IF([.AM60]=&quot;x&quot;;&quot;x&quot;;IF([.AM60]=&quot;-&quot;;&quot;-&quot;;&quot;&quot;))">
            <text:p/>
          </table:table-cell>
          <table:table-cell table:formula="of:=IF([.AN60]=&quot;x&quot;;&quot;x&quot;;IF([.AN60]=&quot;-&quot;;&quot;-&quot;;&quot;&quot;))">
            <text:p/>
          </table:table-cell>
          <table:table-cell table:formula="of:=IF([.AO60]=&quot;x&quot;;&quot;x&quot;;IF([.AO60]=&quot;-&quot;;&quot;-&quot;;&quot;&quot;))">
            <text:p/>
          </table:table-cell>
          <table:table-cell table:formula="of:=IF([.AP60]=&quot;x&quot;;&quot;x&quot;;IF([.AP60]=&quot;-&quot;;&quot;-&quot;;&quot;&quot;))">
            <text:p/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60" calcext:value-type="float">
            <text:p>60</text:p>
          </table:table-cell>
          <table:table-cell table:style-name="ce6" office:value-type="string" calcext:value-type="string">
            <text:p>TST060</text:p>
          </table:table-cell>
          <table:table-cell table:style-name="ce10" table:content-validation-name="val3" office:value-type="string" calcext:value-type="string">
            <text:p>light blue</text:p>
          </table:table-cell>
          <table:table-cell table:style-name="ce13" table:content-validation-name="val4" office:value-type="string" calcext:value-type="string">
            <text:p>MixRack</text:p>
          </table:table-cell>
          <table:table-cell table:style-name="ce14" table:content-validation-name="val5" office:value-type="float" office:value="60" calcext:value-type="float">
            <text:p>60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5" table:content-validation-name="val7" office:value-type="string" calcext:value-type="string">
            <text:p>-</text:p>
          </table:table-cell>
          <table:table-cell table:style-name="ce15" table:content-validation-name="val8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no</text:p>
          </table:table-cell>
          <table:table-cell table:style-name="ce15" table:content-validation-name="val10" office:value-type="float" office:value="-30" calcext:value-type="float">
            <text:p>-30</text:p>
          </table:table-cell>
          <table:table-cell table:style-name="ce15" table:content-validation-name="val9" office:value-type="string" calcext:value-type="string">
            <text:p>no</text:p>
          </table:table-cell>
          <table:table-cell table:content-validation-name="val12" office:value-type="float" office:value="1200" calcext:value-type="float">
            <text:p>1200</text:p>
          </table:table-cell>
          <table:table-cell table:style-name="ce15" table:content-validation-name="val9" office:value-type="string" calcext:value-type="string">
            <text:p>no</text:p>
          </table:table-cell>
          <table:table-cell/>
          <table:table-cell table:style-name="ce2" table:content-validation-name="val1" office:value-type="string" calcext:value-type="string">
            <text:p>yes</text:p>
          </table:table-cell>
          <table:table-cell table:style-name="ce15" table:content-validation-name="val1" office:value-type="string" calcext:value-type="string">
            <text:p>yes</text:p>
          </table:table-cell>
          <table:table-cell/>
          <table:table-cell table:style-name="ce15" table:content-validation-name="val13" table:number-columns-repeated="4"/>
          <table:table-cell table:style-name="ce15" table:content-validation-name="val13" office:value-type="string" calcext:value-type="string">
            <text:p>x</text:p>
          </table:table-cell>
          <table:table-cell table:style-name="ce15" table:content-validation-name="val13" table:number-columns-repeated="19"/>
          <table:table-cell/>
          <table:table-cell table:style-name="ce15" table:content-validation-name="val13" table:number-columns-repeated="4"/>
          <table:table-cell table:style-name="ce15" table:content-validation-name="val13" office:value-type="string" calcext:value-type="string">
            <text:p>x</text:p>
          </table:table-cell>
          <table:table-cell table:style-name="ce15" table:content-validation-name="val13" table:number-columns-repeated="3"/>
          <table:table-cell/>
          <table:table-cell table:formula="of:=IF([.S61]=&quot;x&quot;;&quot;x&quot;;IF([.S61]=&quot;-&quot;;&quot;-&quot;;&quot;&quot;))">
            <text:p/>
          </table:table-cell>
          <table:table-cell table:formula="of:=IF([.T61]=&quot;x&quot;;&quot;x&quot;;IF([.T61]=&quot;-&quot;;&quot;-&quot;;&quot;&quot;))">
            <text:p/>
          </table:table-cell>
          <table:table-cell table:formula="of:=IF([.U61]=&quot;x&quot;;&quot;x&quot;;IF([.U61]=&quot;-&quot;;&quot;-&quot;;&quot;&quot;))">
            <text:p/>
          </table:table-cell>
          <table:table-cell table:formula="of:=IF([.V61]=&quot;x&quot;;&quot;x&quot;;IF([.V61]=&quot;-&quot;;&quot;-&quot;;&quot;&quot;))">
            <text:p/>
          </table:table-cell>
          <table:table-cell table:formula="of:=IF([.W61]=&quot;x&quot;;&quot;x&quot;;IF([.W61]=&quot;-&quot;;&quot;-&quot;;&quot;&quot;))" office:value-type="string" office:string-value="x" calcext:value-type="string">
            <text:p>x</text:p>
          </table:table-cell>
          <table:table-cell table:formula="of:=IF([.X61]=&quot;x&quot;;&quot;x&quot;;IF([.X61]=&quot;-&quot;;&quot;-&quot;;&quot;&quot;))">
            <text:p/>
          </table:table-cell>
          <table:table-cell table:formula="of:=IF([.Y61]=&quot;x&quot;;&quot;x&quot;;IF([.Y61]=&quot;-&quot;;&quot;-&quot;;&quot;&quot;))">
            <text:p/>
          </table:table-cell>
          <table:table-cell table:formula="of:=IF([.Z61]=&quot;x&quot;;&quot;x&quot;;IF([.Z61]=&quot;-&quot;;&quot;-&quot;;&quot;&quot;))">
            <text:p/>
          </table:table-cell>
          <table:table-cell table:formula="of:=IF([.AA61]=&quot;x&quot;;&quot;x&quot;;IF([.AA61]=&quot;-&quot;;&quot;-&quot;;&quot;&quot;))">
            <text:p/>
          </table:table-cell>
          <table:table-cell table:formula="of:=IF([.AB61]=&quot;x&quot;;&quot;x&quot;;IF([.AB61]=&quot;-&quot;;&quot;-&quot;;&quot;&quot;))">
            <text:p/>
          </table:table-cell>
          <table:table-cell table:formula="of:=IF([.AC61]=&quot;x&quot;;&quot;x&quot;;IF([.AC61]=&quot;-&quot;;&quot;-&quot;;&quot;&quot;))">
            <text:p/>
          </table:table-cell>
          <table:table-cell table:formula="of:=IF([.AD61]=&quot;x&quot;;&quot;x&quot;;IF([.AD61]=&quot;-&quot;;&quot;-&quot;;&quot;&quot;))">
            <text:p/>
          </table:table-cell>
          <table:table-cell table:formula="of:=IF([.AE61]=&quot;x&quot;;&quot;x&quot;;IF([.AE61]=&quot;-&quot;;&quot;-&quot;;&quot;&quot;))">
            <text:p/>
          </table:table-cell>
          <table:table-cell table:formula="of:=IF([.AF61]=&quot;x&quot;;&quot;x&quot;;IF([.AF61]=&quot;-&quot;;&quot;-&quot;;&quot;&quot;))">
            <text:p/>
          </table:table-cell>
          <table:table-cell table:formula="of:=IF([.AG61]=&quot;x&quot;;&quot;x&quot;;IF([.AG61]=&quot;-&quot;;&quot;-&quot;;&quot;&quot;))">
            <text:p/>
          </table:table-cell>
          <table:table-cell table:formula="of:=IF([.AH61]=&quot;x&quot;;&quot;x&quot;;IF([.AH61]=&quot;-&quot;;&quot;-&quot;;&quot;&quot;))">
            <text:p/>
          </table:table-cell>
          <table:table-cell table:formula="of:=IF([.AI61]=&quot;x&quot;;&quot;x&quot;;IF([.AI61]=&quot;-&quot;;&quot;-&quot;;&quot;&quot;))">
            <text:p/>
          </table:table-cell>
          <table:table-cell table:formula="of:=IF([.AJ61]=&quot;x&quot;;&quot;x&quot;;IF([.AJ61]=&quot;-&quot;;&quot;-&quot;;&quot;&quot;))">
            <text:p/>
          </table:table-cell>
          <table:table-cell table:formula="of:=IF([.AK61]=&quot;x&quot;;&quot;x&quot;;IF([.AK61]=&quot;-&quot;;&quot;-&quot;;&quot;&quot;))">
            <text:p/>
          </table:table-cell>
          <table:table-cell table:formula="of:=IF([.AL61]=&quot;x&quot;;&quot;x&quot;;IF([.AL61]=&quot;-&quot;;&quot;-&quot;;&quot;&quot;))">
            <text:p/>
          </table:table-cell>
          <table:table-cell table:formula="of:=IF([.AM61]=&quot;x&quot;;&quot;x&quot;;IF([.AM61]=&quot;-&quot;;&quot;-&quot;;&quot;&quot;))">
            <text:p/>
          </table:table-cell>
          <table:table-cell table:formula="of:=IF([.AN61]=&quot;x&quot;;&quot;x&quot;;IF([.AN61]=&quot;-&quot;;&quot;-&quot;;&quot;&quot;))">
            <text:p/>
          </table:table-cell>
          <table:table-cell table:formula="of:=IF([.AO61]=&quot;x&quot;;&quot;x&quot;;IF([.AO61]=&quot;-&quot;;&quot;-&quot;;&quot;&quot;))">
            <text:p/>
          </table:table-cell>
          <table:table-cell table:formula="of:=IF([.AP61]=&quot;x&quot;;&quot;x&quot;;IF([.AP61]=&quot;-&quot;;&quot;-&quot;;&quot;&quot;))">
            <text:p/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61" calcext:value-type="float">
            <text:p>61</text:p>
          </table:table-cell>
          <table:table-cell table:style-name="ce6" office:value-type="string" calcext:value-type="string">
            <text:p>TST061</text:p>
          </table:table-cell>
          <table:table-cell table:style-name="ce10" table:content-validation-name="val3" office:value-type="string" calcext:value-type="string">
            <text:p>white</text:p>
          </table:table-cell>
          <table:table-cell table:style-name="ce13" table:content-validation-name="val4" office:value-type="string" calcext:value-type="string">
            <text:p>MixRack</text:p>
          </table:table-cell>
          <table:table-cell table:style-name="ce14" table:content-validation-name="val5" office:value-type="float" office:value="61" calcext:value-type="float">
            <text:p>61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5" table:content-validation-name="val7" office:value-type="string" calcext:value-type="string">
            <text:p>-</text:p>
          </table:table-cell>
          <table:table-cell table:style-name="ce15" table:content-validation-name="val8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yes</text:p>
          </table:table-cell>
          <table:table-cell table:style-name="ce15" table:content-validation-name="val10" office:value-type="float" office:value="-35" calcext:value-type="float">
            <text:p>-35</text:p>
          </table:table-cell>
          <table:table-cell table:style-name="ce15" table:content-validation-name="val9" office:value-type="string" calcext:value-type="string">
            <text:p>yes</text:p>
          </table:table-cell>
          <table:table-cell table:content-validation-name="val11" office:value-type="float" office:value="1220" calcext:value-type="float">
            <text:p>1220</text:p>
          </table:table-cell>
          <table:table-cell table:style-name="ce15" table:content-validation-name="val9" office:value-type="string" calcext:value-type="string">
            <text:p>yes</text:p>
          </table:table-cell>
          <table:table-cell/>
          <table:table-cell table:style-name="ce2" table:content-validation-name="val1" office:value-type="string" calcext:value-type="string">
            <text:p>yes</text:p>
          </table:table-cell>
          <table:table-cell table:style-name="ce15" table:content-validation-name="val1" office:value-type="string" calcext:value-type="string">
            <text:p>yes</text:p>
          </table:table-cell>
          <table:table-cell/>
          <table:table-cell table:style-name="ce15" table:content-validation-name="val13" table:number-columns-repeated="5"/>
          <table:table-cell table:style-name="ce15" table:content-validation-name="val13" office:value-type="string" calcext:value-type="string">
            <text:p>x</text:p>
          </table:table-cell>
          <table:table-cell table:style-name="ce15" table:content-validation-name="val13" table:number-columns-repeated="18"/>
          <table:table-cell/>
          <table:table-cell table:style-name="ce15" table:content-validation-name="val13" table:number-columns-repeated="5"/>
          <table:table-cell table:style-name="ce15" table:content-validation-name="val13" office:value-type="string" calcext:value-type="string">
            <text:p>x</text:p>
          </table:table-cell>
          <table:table-cell table:style-name="ce15" table:content-validation-name="val13" table:number-columns-repeated="2"/>
          <table:table-cell/>
          <table:table-cell table:formula="of:=IF([.S62]=&quot;x&quot;;&quot;x&quot;;IF([.S62]=&quot;-&quot;;&quot;-&quot;;&quot;&quot;))">
            <text:p/>
          </table:table-cell>
          <table:table-cell table:formula="of:=IF([.T62]=&quot;x&quot;;&quot;x&quot;;IF([.T62]=&quot;-&quot;;&quot;-&quot;;&quot;&quot;))">
            <text:p/>
          </table:table-cell>
          <table:table-cell table:formula="of:=IF([.U62]=&quot;x&quot;;&quot;x&quot;;IF([.U62]=&quot;-&quot;;&quot;-&quot;;&quot;&quot;))">
            <text:p/>
          </table:table-cell>
          <table:table-cell table:formula="of:=IF([.V62]=&quot;x&quot;;&quot;x&quot;;IF([.V62]=&quot;-&quot;;&quot;-&quot;;&quot;&quot;))">
            <text:p/>
          </table:table-cell>
          <table:table-cell table:formula="of:=IF([.W62]=&quot;x&quot;;&quot;x&quot;;IF([.W62]=&quot;-&quot;;&quot;-&quot;;&quot;&quot;))">
            <text:p/>
          </table:table-cell>
          <table:table-cell table:formula="of:=IF([.X62]=&quot;x&quot;;&quot;x&quot;;IF([.X62]=&quot;-&quot;;&quot;-&quot;;&quot;&quot;))" office:value-type="string" office:string-value="x" calcext:value-type="string">
            <text:p>x</text:p>
          </table:table-cell>
          <table:table-cell table:formula="of:=IF([.Y62]=&quot;x&quot;;&quot;x&quot;;IF([.Y62]=&quot;-&quot;;&quot;-&quot;;&quot;&quot;))">
            <text:p/>
          </table:table-cell>
          <table:table-cell table:formula="of:=IF([.Z62]=&quot;x&quot;;&quot;x&quot;;IF([.Z62]=&quot;-&quot;;&quot;-&quot;;&quot;&quot;))">
            <text:p/>
          </table:table-cell>
          <table:table-cell table:formula="of:=IF([.AA62]=&quot;x&quot;;&quot;x&quot;;IF([.AA62]=&quot;-&quot;;&quot;-&quot;;&quot;&quot;))">
            <text:p/>
          </table:table-cell>
          <table:table-cell table:formula="of:=IF([.AB62]=&quot;x&quot;;&quot;x&quot;;IF([.AB62]=&quot;-&quot;;&quot;-&quot;;&quot;&quot;))">
            <text:p/>
          </table:table-cell>
          <table:table-cell table:formula="of:=IF([.AC62]=&quot;x&quot;;&quot;x&quot;;IF([.AC62]=&quot;-&quot;;&quot;-&quot;;&quot;&quot;))">
            <text:p/>
          </table:table-cell>
          <table:table-cell table:formula="of:=IF([.AD62]=&quot;x&quot;;&quot;x&quot;;IF([.AD62]=&quot;-&quot;;&quot;-&quot;;&quot;&quot;))">
            <text:p/>
          </table:table-cell>
          <table:table-cell table:formula="of:=IF([.AE62]=&quot;x&quot;;&quot;x&quot;;IF([.AE62]=&quot;-&quot;;&quot;-&quot;;&quot;&quot;))">
            <text:p/>
          </table:table-cell>
          <table:table-cell table:formula="of:=IF([.AF62]=&quot;x&quot;;&quot;x&quot;;IF([.AF62]=&quot;-&quot;;&quot;-&quot;;&quot;&quot;))">
            <text:p/>
          </table:table-cell>
          <table:table-cell table:formula="of:=IF([.AG62]=&quot;x&quot;;&quot;x&quot;;IF([.AG62]=&quot;-&quot;;&quot;-&quot;;&quot;&quot;))">
            <text:p/>
          </table:table-cell>
          <table:table-cell table:formula="of:=IF([.AH62]=&quot;x&quot;;&quot;x&quot;;IF([.AH62]=&quot;-&quot;;&quot;-&quot;;&quot;&quot;))">
            <text:p/>
          </table:table-cell>
          <table:table-cell table:formula="of:=IF([.AI62]=&quot;x&quot;;&quot;x&quot;;IF([.AI62]=&quot;-&quot;;&quot;-&quot;;&quot;&quot;))">
            <text:p/>
          </table:table-cell>
          <table:table-cell table:formula="of:=IF([.AJ62]=&quot;x&quot;;&quot;x&quot;;IF([.AJ62]=&quot;-&quot;;&quot;-&quot;;&quot;&quot;))">
            <text:p/>
          </table:table-cell>
          <table:table-cell table:formula="of:=IF([.AK62]=&quot;x&quot;;&quot;x&quot;;IF([.AK62]=&quot;-&quot;;&quot;-&quot;;&quot;&quot;))">
            <text:p/>
          </table:table-cell>
          <table:table-cell table:formula="of:=IF([.AL62]=&quot;x&quot;;&quot;x&quot;;IF([.AL62]=&quot;-&quot;;&quot;-&quot;;&quot;&quot;))">
            <text:p/>
          </table:table-cell>
          <table:table-cell table:formula="of:=IF([.AM62]=&quot;x&quot;;&quot;x&quot;;IF([.AM62]=&quot;-&quot;;&quot;-&quot;;&quot;&quot;))">
            <text:p/>
          </table:table-cell>
          <table:table-cell table:formula="of:=IF([.AN62]=&quot;x&quot;;&quot;x&quot;;IF([.AN62]=&quot;-&quot;;&quot;-&quot;;&quot;&quot;))">
            <text:p/>
          </table:table-cell>
          <table:table-cell table:formula="of:=IF([.AO62]=&quot;x&quot;;&quot;x&quot;;IF([.AO62]=&quot;-&quot;;&quot;-&quot;;&quot;&quot;))">
            <text:p/>
          </table:table-cell>
          <table:table-cell table:formula="of:=IF([.AP62]=&quot;x&quot;;&quot;x&quot;;IF([.AP62]=&quot;-&quot;;&quot;-&quot;;&quot;&quot;))">
            <text:p/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62" calcext:value-type="float">
            <text:p>62</text:p>
          </table:table-cell>
          <table:table-cell table:style-name="ce6" office:value-type="string" calcext:value-type="string">
            <text:p>TST062</text:p>
          </table:table-cell>
          <table:table-cell table:style-name="ce10" table:content-validation-name="val3" office:value-type="string" calcext:value-type="string">
            <text:p>white</text:p>
          </table:table-cell>
          <table:table-cell table:style-name="ce13" table:content-validation-name="val4" office:value-type="string" calcext:value-type="string">
            <text:p>MixRack</text:p>
          </table:table-cell>
          <table:table-cell table:style-name="ce14" table:content-validation-name="val5" office:value-type="float" office:value="62" calcext:value-type="float">
            <text:p>62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5" table:content-validation-name="val7" office:value-type="string" calcext:value-type="string">
            <text:p>-</text:p>
          </table:table-cell>
          <table:table-cell table:style-name="ce15" table:content-validation-name="val8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no</text:p>
          </table:table-cell>
          <table:table-cell table:style-name="ce15" table:content-validation-name="val10" office:value-type="float" office:value="-40" calcext:value-type="float">
            <text:p>-40</text:p>
          </table:table-cell>
          <table:table-cell table:style-name="ce15" table:content-validation-name="val9" office:value-type="string" calcext:value-type="string">
            <text:p>no</text:p>
          </table:table-cell>
          <table:table-cell table:content-validation-name="val12" office:value-type="float" office:value="1240" calcext:value-type="float">
            <text:p>1240</text:p>
          </table:table-cell>
          <table:table-cell table:style-name="ce15" table:content-validation-name="val9" office:value-type="string" calcext:value-type="string">
            <text:p>no</text:p>
          </table:table-cell>
          <table:table-cell/>
          <table:table-cell table:style-name="ce2" table:content-validation-name="val1" office:value-type="string" calcext:value-type="string">
            <text:p>yes</text:p>
          </table:table-cell>
          <table:table-cell table:style-name="ce15" table:content-validation-name="val1" office:value-type="string" calcext:value-type="string">
            <text:p>yes</text:p>
          </table:table-cell>
          <table:table-cell/>
          <table:table-cell table:style-name="ce15" table:content-validation-name="val13" table:number-columns-repeated="5"/>
          <table:table-cell table:style-name="ce15" table:content-validation-name="val13" office:value-type="string" calcext:value-type="string">
            <text:p>x</text:p>
          </table:table-cell>
          <table:table-cell table:style-name="ce15" table:content-validation-name="val13" table:number-columns-repeated="18"/>
          <table:table-cell/>
          <table:table-cell table:style-name="ce15" table:content-validation-name="val13" table:number-columns-repeated="5"/>
          <table:table-cell table:style-name="ce15" table:content-validation-name="val13" office:value-type="string" calcext:value-type="string">
            <text:p>x</text:p>
          </table:table-cell>
          <table:table-cell table:style-name="ce15" table:content-validation-name="val13" table:number-columns-repeated="2"/>
          <table:table-cell/>
          <table:table-cell table:formula="of:=IF([.S63]=&quot;x&quot;;&quot;x&quot;;IF([.S63]=&quot;-&quot;;&quot;-&quot;;&quot;&quot;))">
            <text:p/>
          </table:table-cell>
          <table:table-cell table:formula="of:=IF([.T63]=&quot;x&quot;;&quot;x&quot;;IF([.T63]=&quot;-&quot;;&quot;-&quot;;&quot;&quot;))">
            <text:p/>
          </table:table-cell>
          <table:table-cell table:formula="of:=IF([.U63]=&quot;x&quot;;&quot;x&quot;;IF([.U63]=&quot;-&quot;;&quot;-&quot;;&quot;&quot;))">
            <text:p/>
          </table:table-cell>
          <table:table-cell table:formula="of:=IF([.V63]=&quot;x&quot;;&quot;x&quot;;IF([.V63]=&quot;-&quot;;&quot;-&quot;;&quot;&quot;))">
            <text:p/>
          </table:table-cell>
          <table:table-cell table:formula="of:=IF([.W63]=&quot;x&quot;;&quot;x&quot;;IF([.W63]=&quot;-&quot;;&quot;-&quot;;&quot;&quot;))">
            <text:p/>
          </table:table-cell>
          <table:table-cell table:formula="of:=IF([.X63]=&quot;x&quot;;&quot;x&quot;;IF([.X63]=&quot;-&quot;;&quot;-&quot;;&quot;&quot;))" office:value-type="string" office:string-value="x" calcext:value-type="string">
            <text:p>x</text:p>
          </table:table-cell>
          <table:table-cell table:formula="of:=IF([.Y63]=&quot;x&quot;;&quot;x&quot;;IF([.Y63]=&quot;-&quot;;&quot;-&quot;;&quot;&quot;))">
            <text:p/>
          </table:table-cell>
          <table:table-cell table:formula="of:=IF([.Z63]=&quot;x&quot;;&quot;x&quot;;IF([.Z63]=&quot;-&quot;;&quot;-&quot;;&quot;&quot;))">
            <text:p/>
          </table:table-cell>
          <table:table-cell table:formula="of:=IF([.AA63]=&quot;x&quot;;&quot;x&quot;;IF([.AA63]=&quot;-&quot;;&quot;-&quot;;&quot;&quot;))">
            <text:p/>
          </table:table-cell>
          <table:table-cell table:formula="of:=IF([.AB63]=&quot;x&quot;;&quot;x&quot;;IF([.AB63]=&quot;-&quot;;&quot;-&quot;;&quot;&quot;))">
            <text:p/>
          </table:table-cell>
          <table:table-cell table:formula="of:=IF([.AC63]=&quot;x&quot;;&quot;x&quot;;IF([.AC63]=&quot;-&quot;;&quot;-&quot;;&quot;&quot;))">
            <text:p/>
          </table:table-cell>
          <table:table-cell table:formula="of:=IF([.AD63]=&quot;x&quot;;&quot;x&quot;;IF([.AD63]=&quot;-&quot;;&quot;-&quot;;&quot;&quot;))">
            <text:p/>
          </table:table-cell>
          <table:table-cell table:formula="of:=IF([.AE63]=&quot;x&quot;;&quot;x&quot;;IF([.AE63]=&quot;-&quot;;&quot;-&quot;;&quot;&quot;))">
            <text:p/>
          </table:table-cell>
          <table:table-cell table:formula="of:=IF([.AF63]=&quot;x&quot;;&quot;x&quot;;IF([.AF63]=&quot;-&quot;;&quot;-&quot;;&quot;&quot;))">
            <text:p/>
          </table:table-cell>
          <table:table-cell table:formula="of:=IF([.AG63]=&quot;x&quot;;&quot;x&quot;;IF([.AG63]=&quot;-&quot;;&quot;-&quot;;&quot;&quot;))">
            <text:p/>
          </table:table-cell>
          <table:table-cell table:formula="of:=IF([.AH63]=&quot;x&quot;;&quot;x&quot;;IF([.AH63]=&quot;-&quot;;&quot;-&quot;;&quot;&quot;))">
            <text:p/>
          </table:table-cell>
          <table:table-cell table:formula="of:=IF([.AI63]=&quot;x&quot;;&quot;x&quot;;IF([.AI63]=&quot;-&quot;;&quot;-&quot;;&quot;&quot;))">
            <text:p/>
          </table:table-cell>
          <table:table-cell table:formula="of:=IF([.AJ63]=&quot;x&quot;;&quot;x&quot;;IF([.AJ63]=&quot;-&quot;;&quot;-&quot;;&quot;&quot;))">
            <text:p/>
          </table:table-cell>
          <table:table-cell table:formula="of:=IF([.AK63]=&quot;x&quot;;&quot;x&quot;;IF([.AK63]=&quot;-&quot;;&quot;-&quot;;&quot;&quot;))">
            <text:p/>
          </table:table-cell>
          <table:table-cell table:formula="of:=IF([.AL63]=&quot;x&quot;;&quot;x&quot;;IF([.AL63]=&quot;-&quot;;&quot;-&quot;;&quot;&quot;))">
            <text:p/>
          </table:table-cell>
          <table:table-cell table:formula="of:=IF([.AM63]=&quot;x&quot;;&quot;x&quot;;IF([.AM63]=&quot;-&quot;;&quot;-&quot;;&quot;&quot;))">
            <text:p/>
          </table:table-cell>
          <table:table-cell table:formula="of:=IF([.AN63]=&quot;x&quot;;&quot;x&quot;;IF([.AN63]=&quot;-&quot;;&quot;-&quot;;&quot;&quot;))">
            <text:p/>
          </table:table-cell>
          <table:table-cell table:formula="of:=IF([.AO63]=&quot;x&quot;;&quot;x&quot;;IF([.AO63]=&quot;-&quot;;&quot;-&quot;;&quot;&quot;))">
            <text:p/>
          </table:table-cell>
          <table:table-cell table:formula="of:=IF([.AP63]=&quot;x&quot;;&quot;x&quot;;IF([.AP63]=&quot;-&quot;;&quot;-&quot;;&quot;&quot;))">
            <text:p/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63" calcext:value-type="float">
            <text:p>63</text:p>
          </table:table-cell>
          <table:table-cell table:style-name="ce6" office:value-type="string" calcext:value-type="string">
            <text:p>TST063</text:p>
          </table:table-cell>
          <table:table-cell table:style-name="ce10" table:content-validation-name="val3" office:value-type="string" calcext:value-type="string">
            <text:p>white</text:p>
          </table:table-cell>
          <table:table-cell table:style-name="ce13" table:content-validation-name="val4" office:value-type="string" calcext:value-type="string">
            <text:p>MixRack</text:p>
          </table:table-cell>
          <table:table-cell table:style-name="ce14" table:content-validation-name="val5" office:value-type="float" office:value="63" calcext:value-type="float">
            <text:p>63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5" table:content-validation-name="val7" office:value-type="string" calcext:value-type="string">
            <text:p>-</text:p>
          </table:table-cell>
          <table:table-cell table:style-name="ce15" table:content-validation-name="val8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yes</text:p>
          </table:table-cell>
          <table:table-cell table:style-name="ce15" table:content-validation-name="val10" office:value-type="float" office:value="-45" calcext:value-type="float">
            <text:p>-45</text:p>
          </table:table-cell>
          <table:table-cell table:style-name="ce15" table:content-validation-name="val9" office:value-type="string" calcext:value-type="string">
            <text:p>yes</text:p>
          </table:table-cell>
          <table:table-cell table:content-validation-name="val11" office:value-type="float" office:value="1260" calcext:value-type="float">
            <text:p>1260</text:p>
          </table:table-cell>
          <table:table-cell table:style-name="ce15" table:content-validation-name="val9" office:value-type="string" calcext:value-type="string">
            <text:p>yes</text:p>
          </table:table-cell>
          <table:table-cell/>
          <table:table-cell table:style-name="ce2" table:content-validation-name="val1" office:value-type="string" calcext:value-type="string">
            <text:p>yes</text:p>
          </table:table-cell>
          <table:table-cell table:style-name="ce15" table:content-validation-name="val1" office:value-type="string" calcext:value-type="string">
            <text:p>yes</text:p>
          </table:table-cell>
          <table:table-cell/>
          <table:table-cell table:style-name="ce15" table:content-validation-name="val13" table:number-columns-repeated="5"/>
          <table:table-cell table:style-name="ce15" table:content-validation-name="val13" office:value-type="string" calcext:value-type="string">
            <text:p>x</text:p>
          </table:table-cell>
          <table:table-cell table:style-name="ce15" table:content-validation-name="val13" table:number-columns-repeated="18"/>
          <table:table-cell/>
          <table:table-cell table:style-name="ce15" table:content-validation-name="val13" table:number-columns-repeated="5"/>
          <table:table-cell table:style-name="ce15" table:content-validation-name="val13" office:value-type="string" calcext:value-type="string">
            <text:p>x</text:p>
          </table:table-cell>
          <table:table-cell table:style-name="ce15" table:content-validation-name="val13" table:number-columns-repeated="2"/>
          <table:table-cell/>
          <table:table-cell table:formula="of:=IF([.S64]=&quot;x&quot;;&quot;x&quot;;IF([.S64]=&quot;-&quot;;&quot;-&quot;;&quot;&quot;))">
            <text:p/>
          </table:table-cell>
          <table:table-cell table:formula="of:=IF([.T64]=&quot;x&quot;;&quot;x&quot;;IF([.T64]=&quot;-&quot;;&quot;-&quot;;&quot;&quot;))">
            <text:p/>
          </table:table-cell>
          <table:table-cell table:formula="of:=IF([.U64]=&quot;x&quot;;&quot;x&quot;;IF([.U64]=&quot;-&quot;;&quot;-&quot;;&quot;&quot;))">
            <text:p/>
          </table:table-cell>
          <table:table-cell table:formula="of:=IF([.V64]=&quot;x&quot;;&quot;x&quot;;IF([.V64]=&quot;-&quot;;&quot;-&quot;;&quot;&quot;))">
            <text:p/>
          </table:table-cell>
          <table:table-cell table:formula="of:=IF([.W64]=&quot;x&quot;;&quot;x&quot;;IF([.W64]=&quot;-&quot;;&quot;-&quot;;&quot;&quot;))">
            <text:p/>
          </table:table-cell>
          <table:table-cell table:formula="of:=IF([.X64]=&quot;x&quot;;&quot;x&quot;;IF([.X64]=&quot;-&quot;;&quot;-&quot;;&quot;&quot;))" office:value-type="string" office:string-value="x" calcext:value-type="string">
            <text:p>x</text:p>
          </table:table-cell>
          <table:table-cell table:formula="of:=IF([.Y64]=&quot;x&quot;;&quot;x&quot;;IF([.Y64]=&quot;-&quot;;&quot;-&quot;;&quot;&quot;))">
            <text:p/>
          </table:table-cell>
          <table:table-cell table:formula="of:=IF([.Z64]=&quot;x&quot;;&quot;x&quot;;IF([.Z64]=&quot;-&quot;;&quot;-&quot;;&quot;&quot;))">
            <text:p/>
          </table:table-cell>
          <table:table-cell table:formula="of:=IF([.AA64]=&quot;x&quot;;&quot;x&quot;;IF([.AA64]=&quot;-&quot;;&quot;-&quot;;&quot;&quot;))">
            <text:p/>
          </table:table-cell>
          <table:table-cell table:formula="of:=IF([.AB64]=&quot;x&quot;;&quot;x&quot;;IF([.AB64]=&quot;-&quot;;&quot;-&quot;;&quot;&quot;))">
            <text:p/>
          </table:table-cell>
          <table:table-cell table:formula="of:=IF([.AC64]=&quot;x&quot;;&quot;x&quot;;IF([.AC64]=&quot;-&quot;;&quot;-&quot;;&quot;&quot;))">
            <text:p/>
          </table:table-cell>
          <table:table-cell table:formula="of:=IF([.AD64]=&quot;x&quot;;&quot;x&quot;;IF([.AD64]=&quot;-&quot;;&quot;-&quot;;&quot;&quot;))">
            <text:p/>
          </table:table-cell>
          <table:table-cell table:formula="of:=IF([.AE64]=&quot;x&quot;;&quot;x&quot;;IF([.AE64]=&quot;-&quot;;&quot;-&quot;;&quot;&quot;))">
            <text:p/>
          </table:table-cell>
          <table:table-cell table:formula="of:=IF([.AF64]=&quot;x&quot;;&quot;x&quot;;IF([.AF64]=&quot;-&quot;;&quot;-&quot;;&quot;&quot;))">
            <text:p/>
          </table:table-cell>
          <table:table-cell table:formula="of:=IF([.AG64]=&quot;x&quot;;&quot;x&quot;;IF([.AG64]=&quot;-&quot;;&quot;-&quot;;&quot;&quot;))">
            <text:p/>
          </table:table-cell>
          <table:table-cell table:formula="of:=IF([.AH64]=&quot;x&quot;;&quot;x&quot;;IF([.AH64]=&quot;-&quot;;&quot;-&quot;;&quot;&quot;))">
            <text:p/>
          </table:table-cell>
          <table:table-cell table:formula="of:=IF([.AI64]=&quot;x&quot;;&quot;x&quot;;IF([.AI64]=&quot;-&quot;;&quot;-&quot;;&quot;&quot;))">
            <text:p/>
          </table:table-cell>
          <table:table-cell table:formula="of:=IF([.AJ64]=&quot;x&quot;;&quot;x&quot;;IF([.AJ64]=&quot;-&quot;;&quot;-&quot;;&quot;&quot;))">
            <text:p/>
          </table:table-cell>
          <table:table-cell table:formula="of:=IF([.AK64]=&quot;x&quot;;&quot;x&quot;;IF([.AK64]=&quot;-&quot;;&quot;-&quot;;&quot;&quot;))">
            <text:p/>
          </table:table-cell>
          <table:table-cell table:formula="of:=IF([.AL64]=&quot;x&quot;;&quot;x&quot;;IF([.AL64]=&quot;-&quot;;&quot;-&quot;;&quot;&quot;))">
            <text:p/>
          </table:table-cell>
          <table:table-cell table:formula="of:=IF([.AM64]=&quot;x&quot;;&quot;x&quot;;IF([.AM64]=&quot;-&quot;;&quot;-&quot;;&quot;&quot;))">
            <text:p/>
          </table:table-cell>
          <table:table-cell table:formula="of:=IF([.AN64]=&quot;x&quot;;&quot;x&quot;;IF([.AN64]=&quot;-&quot;;&quot;-&quot;;&quot;&quot;))">
            <text:p/>
          </table:table-cell>
          <table:table-cell table:formula="of:=IF([.AO64]=&quot;x&quot;;&quot;x&quot;;IF([.AO64]=&quot;-&quot;;&quot;-&quot;;&quot;&quot;))">
            <text:p/>
          </table:table-cell>
          <table:table-cell table:formula="of:=IF([.AP64]=&quot;x&quot;;&quot;x&quot;;IF([.AP64]=&quot;-&quot;;&quot;-&quot;;&quot;&quot;))">
            <text:p/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64" calcext:value-type="float">
            <text:p>64</text:p>
          </table:table-cell>
          <table:table-cell table:style-name="ce6" office:value-type="string" calcext:value-type="string">
            <text:p>TST064</text:p>
          </table:table-cell>
          <table:table-cell table:style-name="ce10" table:content-validation-name="val3" office:value-type="string" calcext:value-type="string">
            <text:p>white</text:p>
          </table:table-cell>
          <table:table-cell table:style-name="ce13" table:content-validation-name="val4" office:value-type="string" calcext:value-type="string">
            <text:p>MixRack</text:p>
          </table:table-cell>
          <table:table-cell table:style-name="ce14" table:content-validation-name="val5" office:value-type="float" office:value="64" calcext:value-type="float">
            <text:p>64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5" table:content-validation-name="val7" office:value-type="string" calcext:value-type="string">
            <text:p>-</text:p>
          </table:table-cell>
          <table:table-cell table:style-name="ce15" table:content-validation-name="val8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no</text:p>
          </table:table-cell>
          <table:table-cell table:style-name="ce15" table:content-validation-name="val10" office:value-type="float" office:value="-99" calcext:value-type="float">
            <text:p>-99</text:p>
          </table:table-cell>
          <table:table-cell table:style-name="ce15" table:content-validation-name="val9" office:value-type="string" calcext:value-type="string">
            <text:p>no</text:p>
          </table:table-cell>
          <table:table-cell table:content-validation-name="val12" office:value-type="float" office:value="1280" calcext:value-type="float">
            <text:p>1280</text:p>
          </table:table-cell>
          <table:table-cell table:style-name="ce15" table:content-validation-name="val9" office:value-type="string" calcext:value-type="string">
            <text:p>no</text:p>
          </table:table-cell>
          <table:table-cell/>
          <table:table-cell table:style-name="ce2" table:content-validation-name="val1" office:value-type="string" calcext:value-type="string">
            <text:p>yes</text:p>
          </table:table-cell>
          <table:table-cell table:style-name="ce15" table:content-validation-name="val1" office:value-type="string" calcext:value-type="string">
            <text:p>yes</text:p>
          </table:table-cell>
          <table:table-cell/>
          <table:table-cell table:style-name="ce15" table:content-validation-name="val13" table:number-columns-repeated="5"/>
          <table:table-cell table:style-name="ce15" table:content-validation-name="val13" office:value-type="string" calcext:value-type="string">
            <text:p>x</text:p>
          </table:table-cell>
          <table:table-cell table:style-name="ce15" table:content-validation-name="val13" table:number-columns-repeated="18"/>
          <table:table-cell/>
          <table:table-cell table:style-name="ce15" table:content-validation-name="val13" table:number-columns-repeated="5"/>
          <table:table-cell table:style-name="ce15" table:content-validation-name="val13" office:value-type="string" calcext:value-type="string">
            <text:p>x</text:p>
          </table:table-cell>
          <table:table-cell table:style-name="ce15" table:content-validation-name="val13" table:number-columns-repeated="2"/>
          <table:table-cell/>
          <table:table-cell table:formula="of:=IF([.S65]=&quot;x&quot;;&quot;x&quot;;IF([.S65]=&quot;-&quot;;&quot;-&quot;;&quot;&quot;))">
            <text:p/>
          </table:table-cell>
          <table:table-cell table:formula="of:=IF([.T65]=&quot;x&quot;;&quot;x&quot;;IF([.T65]=&quot;-&quot;;&quot;-&quot;;&quot;&quot;))">
            <text:p/>
          </table:table-cell>
          <table:table-cell table:formula="of:=IF([.U65]=&quot;x&quot;;&quot;x&quot;;IF([.U65]=&quot;-&quot;;&quot;-&quot;;&quot;&quot;))">
            <text:p/>
          </table:table-cell>
          <table:table-cell table:formula="of:=IF([.V65]=&quot;x&quot;;&quot;x&quot;;IF([.V65]=&quot;-&quot;;&quot;-&quot;;&quot;&quot;))">
            <text:p/>
          </table:table-cell>
          <table:table-cell table:formula="of:=IF([.W65]=&quot;x&quot;;&quot;x&quot;;IF([.W65]=&quot;-&quot;;&quot;-&quot;;&quot;&quot;))">
            <text:p/>
          </table:table-cell>
          <table:table-cell table:formula="of:=IF([.X65]=&quot;x&quot;;&quot;x&quot;;IF([.X65]=&quot;-&quot;;&quot;-&quot;;&quot;&quot;))" office:value-type="string" office:string-value="x" calcext:value-type="string">
            <text:p>x</text:p>
          </table:table-cell>
          <table:table-cell table:formula="of:=IF([.Y65]=&quot;x&quot;;&quot;x&quot;;IF([.Y65]=&quot;-&quot;;&quot;-&quot;;&quot;&quot;))">
            <text:p/>
          </table:table-cell>
          <table:table-cell table:formula="of:=IF([.Z65]=&quot;x&quot;;&quot;x&quot;;IF([.Z65]=&quot;-&quot;;&quot;-&quot;;&quot;&quot;))">
            <text:p/>
          </table:table-cell>
          <table:table-cell table:formula="of:=IF([.AA65]=&quot;x&quot;;&quot;x&quot;;IF([.AA65]=&quot;-&quot;;&quot;-&quot;;&quot;&quot;))">
            <text:p/>
          </table:table-cell>
          <table:table-cell table:formula="of:=IF([.AB65]=&quot;x&quot;;&quot;x&quot;;IF([.AB65]=&quot;-&quot;;&quot;-&quot;;&quot;&quot;))">
            <text:p/>
          </table:table-cell>
          <table:table-cell table:formula="of:=IF([.AC65]=&quot;x&quot;;&quot;x&quot;;IF([.AC65]=&quot;-&quot;;&quot;-&quot;;&quot;&quot;))">
            <text:p/>
          </table:table-cell>
          <table:table-cell table:formula="of:=IF([.AD65]=&quot;x&quot;;&quot;x&quot;;IF([.AD65]=&quot;-&quot;;&quot;-&quot;;&quot;&quot;))">
            <text:p/>
          </table:table-cell>
          <table:table-cell table:formula="of:=IF([.AE65]=&quot;x&quot;;&quot;x&quot;;IF([.AE65]=&quot;-&quot;;&quot;-&quot;;&quot;&quot;))">
            <text:p/>
          </table:table-cell>
          <table:table-cell table:formula="of:=IF([.AF65]=&quot;x&quot;;&quot;x&quot;;IF([.AF65]=&quot;-&quot;;&quot;-&quot;;&quot;&quot;))">
            <text:p/>
          </table:table-cell>
          <table:table-cell table:formula="of:=IF([.AG65]=&quot;x&quot;;&quot;x&quot;;IF([.AG65]=&quot;-&quot;;&quot;-&quot;;&quot;&quot;))">
            <text:p/>
          </table:table-cell>
          <table:table-cell table:formula="of:=IF([.AH65]=&quot;x&quot;;&quot;x&quot;;IF([.AH65]=&quot;-&quot;;&quot;-&quot;;&quot;&quot;))">
            <text:p/>
          </table:table-cell>
          <table:table-cell table:formula="of:=IF([.AI65]=&quot;x&quot;;&quot;x&quot;;IF([.AI65]=&quot;-&quot;;&quot;-&quot;;&quot;&quot;))">
            <text:p/>
          </table:table-cell>
          <table:table-cell table:formula="of:=IF([.AJ65]=&quot;x&quot;;&quot;x&quot;;IF([.AJ65]=&quot;-&quot;;&quot;-&quot;;&quot;&quot;))">
            <text:p/>
          </table:table-cell>
          <table:table-cell table:formula="of:=IF([.AK65]=&quot;x&quot;;&quot;x&quot;;IF([.AK65]=&quot;-&quot;;&quot;-&quot;;&quot;&quot;))">
            <text:p/>
          </table:table-cell>
          <table:table-cell table:formula="of:=IF([.AL65]=&quot;x&quot;;&quot;x&quot;;IF([.AL65]=&quot;-&quot;;&quot;-&quot;;&quot;&quot;))">
            <text:p/>
          </table:table-cell>
          <table:table-cell table:formula="of:=IF([.AM65]=&quot;x&quot;;&quot;x&quot;;IF([.AM65]=&quot;-&quot;;&quot;-&quot;;&quot;&quot;))">
            <text:p/>
          </table:table-cell>
          <table:table-cell table:formula="of:=IF([.AN65]=&quot;x&quot;;&quot;x&quot;;IF([.AN65]=&quot;-&quot;;&quot;-&quot;;&quot;&quot;))">
            <text:p/>
          </table:table-cell>
          <table:table-cell table:formula="of:=IF([.AO65]=&quot;x&quot;;&quot;x&quot;;IF([.AO65]=&quot;-&quot;;&quot;-&quot;;&quot;&quot;))">
            <text:p/>
          </table:table-cell>
          <table:table-cell table:formula="of:=IF([.AP65]=&quot;x&quot;;&quot;x&quot;;IF([.AP65]=&quot;-&quot;;&quot;-&quot;;&quot;&quot;))">
            <text:p/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65" calcext:value-type="float">
            <text:p>65</text:p>
          </table:table-cell>
          <table:table-cell table:style-name="ce6" office:value-type="string" calcext:value-type="string">
            <text:p>TST065</text:p>
          </table:table-cell>
          <table:table-cell table:style-name="ce10" table:content-validation-name="val3" office:value-type="string" calcext:value-type="string">
            <text:p>white</text:p>
          </table:table-cell>
          <table:table-cell table:style-name="ce13" table:content-validation-name="val4" office:value-type="string" calcext:value-type="string">
            <text:p>MixRack DX 1/2</text:p>
          </table:table-cell>
          <table:table-cell table:style-name="ce14" table:content-validation-name="val5" office:value-type="float" office:value="1" calcext:value-type="float">
            <text:p>1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5" table:content-validation-name="val7" office:value-type="string" calcext:value-type="string">
            <text:p>-</text:p>
          </table:table-cell>
          <table:table-cell table:style-name="ce15" table:content-validation-name="val8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yes</text:p>
          </table:table-cell>
          <table:table-cell table:style-name="ce15" table:content-validation-name="val10" office:value-type="float" office:value="10" calcext:value-type="float">
            <text:p>10</text:p>
          </table:table-cell>
          <table:table-cell table:style-name="ce15" table:content-validation-name="val9" office:value-type="string" calcext:value-type="string">
            <text:p>yes</text:p>
          </table:table-cell>
          <table:table-cell table:content-validation-name="val11" office:value-type="float" office:value="1300" calcext:value-type="float">
            <text:p>1300</text:p>
          </table:table-cell>
          <table:table-cell table:style-name="ce15" table:content-validation-name="val9" office:value-type="string" calcext:value-type="string">
            <text:p>yes</text:p>
          </table:table-cell>
          <table:table-cell/>
          <table:table-cell table:style-name="ce2" table:content-validation-name="val1" office:value-type="string" calcext:value-type="string">
            <text:p>yes</text:p>
          </table:table-cell>
          <table:table-cell table:style-name="ce15" table:content-validation-name="val1" office:value-type="string" calcext:value-type="string">
            <text:p>yes</text:p>
          </table:table-cell>
          <table:table-cell/>
          <table:table-cell table:style-name="ce15" table:content-validation-name="val13" table:number-columns-repeated="5"/>
          <table:table-cell table:style-name="ce15" table:content-validation-name="val13" office:value-type="string" calcext:value-type="string">
            <text:p>x</text:p>
          </table:table-cell>
          <table:table-cell table:style-name="ce15" table:content-validation-name="val13" table:number-columns-repeated="18"/>
          <table:table-cell/>
          <table:table-cell table:style-name="ce15" table:content-validation-name="val13" table:number-columns-repeated="5"/>
          <table:table-cell table:style-name="ce15" table:content-validation-name="val13" office:value-type="string" calcext:value-type="string">
            <text:p>x</text:p>
          </table:table-cell>
          <table:table-cell table:style-name="ce15" table:content-validation-name="val13" table:number-columns-repeated="2"/>
          <table:table-cell/>
          <table:table-cell table:formula="of:=IF([.S66]=&quot;x&quot;;&quot;x&quot;;IF([.S66]=&quot;-&quot;;&quot;-&quot;;&quot;&quot;))">
            <text:p/>
          </table:table-cell>
          <table:table-cell table:formula="of:=IF([.T66]=&quot;x&quot;;&quot;x&quot;;IF([.T66]=&quot;-&quot;;&quot;-&quot;;&quot;&quot;))">
            <text:p/>
          </table:table-cell>
          <table:table-cell table:formula="of:=IF([.U66]=&quot;x&quot;;&quot;x&quot;;IF([.U66]=&quot;-&quot;;&quot;-&quot;;&quot;&quot;))">
            <text:p/>
          </table:table-cell>
          <table:table-cell table:formula="of:=IF([.V66]=&quot;x&quot;;&quot;x&quot;;IF([.V66]=&quot;-&quot;;&quot;-&quot;;&quot;&quot;))">
            <text:p/>
          </table:table-cell>
          <table:table-cell table:formula="of:=IF([.W66]=&quot;x&quot;;&quot;x&quot;;IF([.W66]=&quot;-&quot;;&quot;-&quot;;&quot;&quot;))">
            <text:p/>
          </table:table-cell>
          <table:table-cell table:formula="of:=IF([.X66]=&quot;x&quot;;&quot;x&quot;;IF([.X66]=&quot;-&quot;;&quot;-&quot;;&quot;&quot;))" office:value-type="string" office:string-value="x" calcext:value-type="string">
            <text:p>x</text:p>
          </table:table-cell>
          <table:table-cell table:formula="of:=IF([.Y66]=&quot;x&quot;;&quot;x&quot;;IF([.Y66]=&quot;-&quot;;&quot;-&quot;;&quot;&quot;))">
            <text:p/>
          </table:table-cell>
          <table:table-cell table:formula="of:=IF([.Z66]=&quot;x&quot;;&quot;x&quot;;IF([.Z66]=&quot;-&quot;;&quot;-&quot;;&quot;&quot;))">
            <text:p/>
          </table:table-cell>
          <table:table-cell table:formula="of:=IF([.AA66]=&quot;x&quot;;&quot;x&quot;;IF([.AA66]=&quot;-&quot;;&quot;-&quot;;&quot;&quot;))">
            <text:p/>
          </table:table-cell>
          <table:table-cell table:formula="of:=IF([.AB66]=&quot;x&quot;;&quot;x&quot;;IF([.AB66]=&quot;-&quot;;&quot;-&quot;;&quot;&quot;))">
            <text:p/>
          </table:table-cell>
          <table:table-cell table:formula="of:=IF([.AC66]=&quot;x&quot;;&quot;x&quot;;IF([.AC66]=&quot;-&quot;;&quot;-&quot;;&quot;&quot;))">
            <text:p/>
          </table:table-cell>
          <table:table-cell table:formula="of:=IF([.AD66]=&quot;x&quot;;&quot;x&quot;;IF([.AD66]=&quot;-&quot;;&quot;-&quot;;&quot;&quot;))">
            <text:p/>
          </table:table-cell>
          <table:table-cell table:formula="of:=IF([.AE66]=&quot;x&quot;;&quot;x&quot;;IF([.AE66]=&quot;-&quot;;&quot;-&quot;;&quot;&quot;))">
            <text:p/>
          </table:table-cell>
          <table:table-cell table:formula="of:=IF([.AF66]=&quot;x&quot;;&quot;x&quot;;IF([.AF66]=&quot;-&quot;;&quot;-&quot;;&quot;&quot;))">
            <text:p/>
          </table:table-cell>
          <table:table-cell table:formula="of:=IF([.AG66]=&quot;x&quot;;&quot;x&quot;;IF([.AG66]=&quot;-&quot;;&quot;-&quot;;&quot;&quot;))">
            <text:p/>
          </table:table-cell>
          <table:table-cell table:formula="of:=IF([.AH66]=&quot;x&quot;;&quot;x&quot;;IF([.AH66]=&quot;-&quot;;&quot;-&quot;;&quot;&quot;))">
            <text:p/>
          </table:table-cell>
          <table:table-cell table:formula="of:=IF([.AI66]=&quot;x&quot;;&quot;x&quot;;IF([.AI66]=&quot;-&quot;;&quot;-&quot;;&quot;&quot;))">
            <text:p/>
          </table:table-cell>
          <table:table-cell table:formula="of:=IF([.AJ66]=&quot;x&quot;;&quot;x&quot;;IF([.AJ66]=&quot;-&quot;;&quot;-&quot;;&quot;&quot;))">
            <text:p/>
          </table:table-cell>
          <table:table-cell table:formula="of:=IF([.AK66]=&quot;x&quot;;&quot;x&quot;;IF([.AK66]=&quot;-&quot;;&quot;-&quot;;&quot;&quot;))">
            <text:p/>
          </table:table-cell>
          <table:table-cell table:formula="of:=IF([.AL66]=&quot;x&quot;;&quot;x&quot;;IF([.AL66]=&quot;-&quot;;&quot;-&quot;;&quot;&quot;))">
            <text:p/>
          </table:table-cell>
          <table:table-cell table:formula="of:=IF([.AM66]=&quot;x&quot;;&quot;x&quot;;IF([.AM66]=&quot;-&quot;;&quot;-&quot;;&quot;&quot;))">
            <text:p/>
          </table:table-cell>
          <table:table-cell table:formula="of:=IF([.AN66]=&quot;x&quot;;&quot;x&quot;;IF([.AN66]=&quot;-&quot;;&quot;-&quot;;&quot;&quot;))">
            <text:p/>
          </table:table-cell>
          <table:table-cell table:formula="of:=IF([.AO66]=&quot;x&quot;;&quot;x&quot;;IF([.AO66]=&quot;-&quot;;&quot;-&quot;;&quot;&quot;))">
            <text:p/>
          </table:table-cell>
          <table:table-cell table:formula="of:=IF([.AP66]=&quot;x&quot;;&quot;x&quot;;IF([.AP66]=&quot;-&quot;;&quot;-&quot;;&quot;&quot;))">
            <text:p/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66" calcext:value-type="float">
            <text:p>66</text:p>
          </table:table-cell>
          <table:table-cell table:style-name="ce6" office:value-type="string" calcext:value-type="string">
            <text:p>TST066</text:p>
          </table:table-cell>
          <table:table-cell table:style-name="ce10" table:content-validation-name="val3" office:value-type="string" calcext:value-type="string">
            <text:p>white</text:p>
          </table:table-cell>
          <table:table-cell table:style-name="ce13" table:content-validation-name="val4" office:value-type="string" calcext:value-type="string">
            <text:p>MixRack DX 1/2</text:p>
          </table:table-cell>
          <table:table-cell table:style-name="ce14" table:content-validation-name="val5" office:value-type="float" office:value="2" calcext:value-type="float">
            <text:p>2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5" table:content-validation-name="val7" office:value-type="string" calcext:value-type="string">
            <text:p>-</text:p>
          </table:table-cell>
          <table:table-cell table:style-name="ce15" table:content-validation-name="val8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no</text:p>
          </table:table-cell>
          <table:table-cell table:style-name="ce15" table:content-validation-name="val10" office:value-type="float" office:value="5" calcext:value-type="float">
            <text:p>5</text:p>
          </table:table-cell>
          <table:table-cell table:style-name="ce15" table:content-validation-name="val9" office:value-type="string" calcext:value-type="string">
            <text:p>no</text:p>
          </table:table-cell>
          <table:table-cell table:content-validation-name="val12" office:value-type="float" office:value="1320" calcext:value-type="float">
            <text:p>1320</text:p>
          </table:table-cell>
          <table:table-cell table:style-name="ce15" table:content-validation-name="val9" office:value-type="string" calcext:value-type="string">
            <text:p>no</text:p>
          </table:table-cell>
          <table:table-cell/>
          <table:table-cell table:style-name="ce2" table:content-validation-name="val1" office:value-type="string" calcext:value-type="string">
            <text:p>yes</text:p>
          </table:table-cell>
          <table:table-cell table:style-name="ce15" table:content-validation-name="val1" office:value-type="string" calcext:value-type="string">
            <text:p>yes</text:p>
          </table:table-cell>
          <table:table-cell/>
          <table:table-cell table:style-name="ce15" table:content-validation-name="val13" table:number-columns-repeated="5"/>
          <table:table-cell table:style-name="ce15" table:content-validation-name="val13" office:value-type="string" calcext:value-type="string">
            <text:p>x</text:p>
          </table:table-cell>
          <table:table-cell table:style-name="ce15" table:content-validation-name="val13" table:number-columns-repeated="18"/>
          <table:table-cell/>
          <table:table-cell table:style-name="ce15" table:content-validation-name="val13" table:number-columns-repeated="5"/>
          <table:table-cell table:style-name="ce15" table:content-validation-name="val13" office:value-type="string" calcext:value-type="string">
            <text:p>x</text:p>
          </table:table-cell>
          <table:table-cell table:style-name="ce15" table:content-validation-name="val13" table:number-columns-repeated="2"/>
          <table:table-cell/>
          <table:table-cell table:formula="of:=IF([.S67]=&quot;x&quot;;&quot;x&quot;;IF([.S67]=&quot;-&quot;;&quot;-&quot;;&quot;&quot;))">
            <text:p/>
          </table:table-cell>
          <table:table-cell table:formula="of:=IF([.T67]=&quot;x&quot;;&quot;x&quot;;IF([.T67]=&quot;-&quot;;&quot;-&quot;;&quot;&quot;))">
            <text:p/>
          </table:table-cell>
          <table:table-cell table:formula="of:=IF([.U67]=&quot;x&quot;;&quot;x&quot;;IF([.U67]=&quot;-&quot;;&quot;-&quot;;&quot;&quot;))">
            <text:p/>
          </table:table-cell>
          <table:table-cell table:formula="of:=IF([.V67]=&quot;x&quot;;&quot;x&quot;;IF([.V67]=&quot;-&quot;;&quot;-&quot;;&quot;&quot;))">
            <text:p/>
          </table:table-cell>
          <table:table-cell table:formula="of:=IF([.W67]=&quot;x&quot;;&quot;x&quot;;IF([.W67]=&quot;-&quot;;&quot;-&quot;;&quot;&quot;))">
            <text:p/>
          </table:table-cell>
          <table:table-cell table:formula="of:=IF([.X67]=&quot;x&quot;;&quot;x&quot;;IF([.X67]=&quot;-&quot;;&quot;-&quot;;&quot;&quot;))" office:value-type="string" office:string-value="x" calcext:value-type="string">
            <text:p>x</text:p>
          </table:table-cell>
          <table:table-cell table:formula="of:=IF([.Y67]=&quot;x&quot;;&quot;x&quot;;IF([.Y67]=&quot;-&quot;;&quot;-&quot;;&quot;&quot;))">
            <text:p/>
          </table:table-cell>
          <table:table-cell table:formula="of:=IF([.Z67]=&quot;x&quot;;&quot;x&quot;;IF([.Z67]=&quot;-&quot;;&quot;-&quot;;&quot;&quot;))">
            <text:p/>
          </table:table-cell>
          <table:table-cell table:formula="of:=IF([.AA67]=&quot;x&quot;;&quot;x&quot;;IF([.AA67]=&quot;-&quot;;&quot;-&quot;;&quot;&quot;))">
            <text:p/>
          </table:table-cell>
          <table:table-cell table:formula="of:=IF([.AB67]=&quot;x&quot;;&quot;x&quot;;IF([.AB67]=&quot;-&quot;;&quot;-&quot;;&quot;&quot;))">
            <text:p/>
          </table:table-cell>
          <table:table-cell table:formula="of:=IF([.AC67]=&quot;x&quot;;&quot;x&quot;;IF([.AC67]=&quot;-&quot;;&quot;-&quot;;&quot;&quot;))">
            <text:p/>
          </table:table-cell>
          <table:table-cell table:formula="of:=IF([.AD67]=&quot;x&quot;;&quot;x&quot;;IF([.AD67]=&quot;-&quot;;&quot;-&quot;;&quot;&quot;))">
            <text:p/>
          </table:table-cell>
          <table:table-cell table:formula="of:=IF([.AE67]=&quot;x&quot;;&quot;x&quot;;IF([.AE67]=&quot;-&quot;;&quot;-&quot;;&quot;&quot;))">
            <text:p/>
          </table:table-cell>
          <table:table-cell table:formula="of:=IF([.AF67]=&quot;x&quot;;&quot;x&quot;;IF([.AF67]=&quot;-&quot;;&quot;-&quot;;&quot;&quot;))">
            <text:p/>
          </table:table-cell>
          <table:table-cell table:formula="of:=IF([.AG67]=&quot;x&quot;;&quot;x&quot;;IF([.AG67]=&quot;-&quot;;&quot;-&quot;;&quot;&quot;))">
            <text:p/>
          </table:table-cell>
          <table:table-cell table:formula="of:=IF([.AH67]=&quot;x&quot;;&quot;x&quot;;IF([.AH67]=&quot;-&quot;;&quot;-&quot;;&quot;&quot;))">
            <text:p/>
          </table:table-cell>
          <table:table-cell table:formula="of:=IF([.AI67]=&quot;x&quot;;&quot;x&quot;;IF([.AI67]=&quot;-&quot;;&quot;-&quot;;&quot;&quot;))">
            <text:p/>
          </table:table-cell>
          <table:table-cell table:formula="of:=IF([.AJ67]=&quot;x&quot;;&quot;x&quot;;IF([.AJ67]=&quot;-&quot;;&quot;-&quot;;&quot;&quot;))">
            <text:p/>
          </table:table-cell>
          <table:table-cell table:formula="of:=IF([.AK67]=&quot;x&quot;;&quot;x&quot;;IF([.AK67]=&quot;-&quot;;&quot;-&quot;;&quot;&quot;))">
            <text:p/>
          </table:table-cell>
          <table:table-cell table:formula="of:=IF([.AL67]=&quot;x&quot;;&quot;x&quot;;IF([.AL67]=&quot;-&quot;;&quot;-&quot;;&quot;&quot;))">
            <text:p/>
          </table:table-cell>
          <table:table-cell table:formula="of:=IF([.AM67]=&quot;x&quot;;&quot;x&quot;;IF([.AM67]=&quot;-&quot;;&quot;-&quot;;&quot;&quot;))">
            <text:p/>
          </table:table-cell>
          <table:table-cell table:formula="of:=IF([.AN67]=&quot;x&quot;;&quot;x&quot;;IF([.AN67]=&quot;-&quot;;&quot;-&quot;;&quot;&quot;))">
            <text:p/>
          </table:table-cell>
          <table:table-cell table:formula="of:=IF([.AO67]=&quot;x&quot;;&quot;x&quot;;IF([.AO67]=&quot;-&quot;;&quot;-&quot;;&quot;&quot;))">
            <text:p/>
          </table:table-cell>
          <table:table-cell table:formula="of:=IF([.AP67]=&quot;x&quot;;&quot;x&quot;;IF([.AP67]=&quot;-&quot;;&quot;-&quot;;&quot;&quot;))">
            <text:p/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67" calcext:value-type="float">
            <text:p>67</text:p>
          </table:table-cell>
          <table:table-cell table:style-name="ce6" office:value-type="string" calcext:value-type="string">
            <text:p>TST067</text:p>
          </table:table-cell>
          <table:table-cell table:style-name="ce10" table:content-validation-name="val3" office:value-type="string" calcext:value-type="string">
            <text:p>white</text:p>
          </table:table-cell>
          <table:table-cell table:style-name="ce13" table:content-validation-name="val4" office:value-type="string" calcext:value-type="string">
            <text:p>MixRack DX 1/2</text:p>
          </table:table-cell>
          <table:table-cell table:style-name="ce14" table:content-validation-name="val5" office:value-type="float" office:value="3" calcext:value-type="float">
            <text:p>3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5" table:content-validation-name="val7" office:value-type="string" calcext:value-type="string">
            <text:p>-</text:p>
          </table:table-cell>
          <table:table-cell table:style-name="ce15" table:content-validation-name="val8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yes</text:p>
          </table:table-cell>
          <table:table-cell table:style-name="ce15" table:content-validation-name="val10" office:value-type="float" office:value="0" calcext:value-type="float">
            <text:p>0</text:p>
          </table:table-cell>
          <table:table-cell table:style-name="ce15" table:content-validation-name="val9" office:value-type="string" calcext:value-type="string">
            <text:p>yes</text:p>
          </table:table-cell>
          <table:table-cell table:content-validation-name="val11" office:value-type="float" office:value="1340" calcext:value-type="float">
            <text:p>1340</text:p>
          </table:table-cell>
          <table:table-cell table:style-name="ce15" table:content-validation-name="val9" office:value-type="string" calcext:value-type="string">
            <text:p>yes</text:p>
          </table:table-cell>
          <table:table-cell/>
          <table:table-cell table:style-name="ce2" table:content-validation-name="val1" office:value-type="string" calcext:value-type="string">
            <text:p>yes</text:p>
          </table:table-cell>
          <table:table-cell table:style-name="ce15" table:content-validation-name="val1" office:value-type="string" calcext:value-type="string">
            <text:p>yes</text:p>
          </table:table-cell>
          <table:table-cell/>
          <table:table-cell table:style-name="ce15" table:content-validation-name="val13" table:number-columns-repeated="5"/>
          <table:table-cell table:style-name="ce15" table:content-validation-name="val13" office:value-type="string" calcext:value-type="string">
            <text:p>x</text:p>
          </table:table-cell>
          <table:table-cell table:style-name="ce15" table:content-validation-name="val13" table:number-columns-repeated="18"/>
          <table:table-cell/>
          <table:table-cell table:style-name="ce15" table:content-validation-name="val13" table:number-columns-repeated="5"/>
          <table:table-cell table:style-name="ce15" table:content-validation-name="val13" office:value-type="string" calcext:value-type="string">
            <text:p>x</text:p>
          </table:table-cell>
          <table:table-cell table:style-name="ce15" table:content-validation-name="val13" table:number-columns-repeated="2"/>
          <table:table-cell/>
          <table:table-cell table:formula="of:=IF([.S68]=&quot;x&quot;;&quot;x&quot;;IF([.S68]=&quot;-&quot;;&quot;-&quot;;&quot;&quot;))">
            <text:p/>
          </table:table-cell>
          <table:table-cell table:formula="of:=IF([.T68]=&quot;x&quot;;&quot;x&quot;;IF([.T68]=&quot;-&quot;;&quot;-&quot;;&quot;&quot;))">
            <text:p/>
          </table:table-cell>
          <table:table-cell table:formula="of:=IF([.U68]=&quot;x&quot;;&quot;x&quot;;IF([.U68]=&quot;-&quot;;&quot;-&quot;;&quot;&quot;))">
            <text:p/>
          </table:table-cell>
          <table:table-cell table:formula="of:=IF([.V68]=&quot;x&quot;;&quot;x&quot;;IF([.V68]=&quot;-&quot;;&quot;-&quot;;&quot;&quot;))">
            <text:p/>
          </table:table-cell>
          <table:table-cell table:formula="of:=IF([.W68]=&quot;x&quot;;&quot;x&quot;;IF([.W68]=&quot;-&quot;;&quot;-&quot;;&quot;&quot;))">
            <text:p/>
          </table:table-cell>
          <table:table-cell table:formula="of:=IF([.X68]=&quot;x&quot;;&quot;x&quot;;IF([.X68]=&quot;-&quot;;&quot;-&quot;;&quot;&quot;))" office:value-type="string" office:string-value="x" calcext:value-type="string">
            <text:p>x</text:p>
          </table:table-cell>
          <table:table-cell table:formula="of:=IF([.Y68]=&quot;x&quot;;&quot;x&quot;;IF([.Y68]=&quot;-&quot;;&quot;-&quot;;&quot;&quot;))">
            <text:p/>
          </table:table-cell>
          <table:table-cell table:formula="of:=IF([.Z68]=&quot;x&quot;;&quot;x&quot;;IF([.Z68]=&quot;-&quot;;&quot;-&quot;;&quot;&quot;))">
            <text:p/>
          </table:table-cell>
          <table:table-cell table:formula="of:=IF([.AA68]=&quot;x&quot;;&quot;x&quot;;IF([.AA68]=&quot;-&quot;;&quot;-&quot;;&quot;&quot;))">
            <text:p/>
          </table:table-cell>
          <table:table-cell table:formula="of:=IF([.AB68]=&quot;x&quot;;&quot;x&quot;;IF([.AB68]=&quot;-&quot;;&quot;-&quot;;&quot;&quot;))">
            <text:p/>
          </table:table-cell>
          <table:table-cell table:formula="of:=IF([.AC68]=&quot;x&quot;;&quot;x&quot;;IF([.AC68]=&quot;-&quot;;&quot;-&quot;;&quot;&quot;))">
            <text:p/>
          </table:table-cell>
          <table:table-cell table:formula="of:=IF([.AD68]=&quot;x&quot;;&quot;x&quot;;IF([.AD68]=&quot;-&quot;;&quot;-&quot;;&quot;&quot;))">
            <text:p/>
          </table:table-cell>
          <table:table-cell table:formula="of:=IF([.AE68]=&quot;x&quot;;&quot;x&quot;;IF([.AE68]=&quot;-&quot;;&quot;-&quot;;&quot;&quot;))">
            <text:p/>
          </table:table-cell>
          <table:table-cell table:formula="of:=IF([.AF68]=&quot;x&quot;;&quot;x&quot;;IF([.AF68]=&quot;-&quot;;&quot;-&quot;;&quot;&quot;))">
            <text:p/>
          </table:table-cell>
          <table:table-cell table:formula="of:=IF([.AG68]=&quot;x&quot;;&quot;x&quot;;IF([.AG68]=&quot;-&quot;;&quot;-&quot;;&quot;&quot;))">
            <text:p/>
          </table:table-cell>
          <table:table-cell table:formula="of:=IF([.AH68]=&quot;x&quot;;&quot;x&quot;;IF([.AH68]=&quot;-&quot;;&quot;-&quot;;&quot;&quot;))">
            <text:p/>
          </table:table-cell>
          <table:table-cell table:formula="of:=IF([.AI68]=&quot;x&quot;;&quot;x&quot;;IF([.AI68]=&quot;-&quot;;&quot;-&quot;;&quot;&quot;))">
            <text:p/>
          </table:table-cell>
          <table:table-cell table:formula="of:=IF([.AJ68]=&quot;x&quot;;&quot;x&quot;;IF([.AJ68]=&quot;-&quot;;&quot;-&quot;;&quot;&quot;))">
            <text:p/>
          </table:table-cell>
          <table:table-cell table:formula="of:=IF([.AK68]=&quot;x&quot;;&quot;x&quot;;IF([.AK68]=&quot;-&quot;;&quot;-&quot;;&quot;&quot;))">
            <text:p/>
          </table:table-cell>
          <table:table-cell table:formula="of:=IF([.AL68]=&quot;x&quot;;&quot;x&quot;;IF([.AL68]=&quot;-&quot;;&quot;-&quot;;&quot;&quot;))">
            <text:p/>
          </table:table-cell>
          <table:table-cell table:formula="of:=IF([.AM68]=&quot;x&quot;;&quot;x&quot;;IF([.AM68]=&quot;-&quot;;&quot;-&quot;;&quot;&quot;))">
            <text:p/>
          </table:table-cell>
          <table:table-cell table:formula="of:=IF([.AN68]=&quot;x&quot;;&quot;x&quot;;IF([.AN68]=&quot;-&quot;;&quot;-&quot;;&quot;&quot;))">
            <text:p/>
          </table:table-cell>
          <table:table-cell table:formula="of:=IF([.AO68]=&quot;x&quot;;&quot;x&quot;;IF([.AO68]=&quot;-&quot;;&quot;-&quot;;&quot;&quot;))">
            <text:p/>
          </table:table-cell>
          <table:table-cell table:formula="of:=IF([.AP68]=&quot;x&quot;;&quot;x&quot;;IF([.AP68]=&quot;-&quot;;&quot;-&quot;;&quot;&quot;))">
            <text:p/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68" calcext:value-type="float">
            <text:p>68</text:p>
          </table:table-cell>
          <table:table-cell table:style-name="ce6" office:value-type="string" calcext:value-type="string">
            <text:p>TST068</text:p>
          </table:table-cell>
          <table:table-cell table:style-name="ce10" table:content-validation-name="val3" office:value-type="string" calcext:value-type="string">
            <text:p>white</text:p>
          </table:table-cell>
          <table:table-cell table:style-name="ce13" table:content-validation-name="val4" office:value-type="string" calcext:value-type="string">
            <text:p>MixRack DX 1/2</text:p>
          </table:table-cell>
          <table:table-cell table:style-name="ce14" table:content-validation-name="val5" office:value-type="float" office:value="4" calcext:value-type="float">
            <text:p>4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5" table:content-validation-name="val7" office:value-type="string" calcext:value-type="string">
            <text:p>-</text:p>
          </table:table-cell>
          <table:table-cell table:style-name="ce15" table:content-validation-name="val8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no</text:p>
          </table:table-cell>
          <table:table-cell table:style-name="ce15" table:content-validation-name="val10" office:value-type="float" office:value="-5" calcext:value-type="float">
            <text:p>-5</text:p>
          </table:table-cell>
          <table:table-cell table:style-name="ce15" table:content-validation-name="val9" office:value-type="string" calcext:value-type="string">
            <text:p>no</text:p>
          </table:table-cell>
          <table:table-cell table:content-validation-name="val12" office:value-type="float" office:value="1360" calcext:value-type="float">
            <text:p>1360</text:p>
          </table:table-cell>
          <table:table-cell table:style-name="ce15" table:content-validation-name="val9" office:value-type="string" calcext:value-type="string">
            <text:p>no</text:p>
          </table:table-cell>
          <table:table-cell/>
          <table:table-cell table:style-name="ce2" table:content-validation-name="val1" office:value-type="string" calcext:value-type="string">
            <text:p>yes</text:p>
          </table:table-cell>
          <table:table-cell table:style-name="ce15" table:content-validation-name="val1" office:value-type="string" calcext:value-type="string">
            <text:p>yes</text:p>
          </table:table-cell>
          <table:table-cell/>
          <table:table-cell table:style-name="ce15" table:content-validation-name="val13" table:number-columns-repeated="5"/>
          <table:table-cell table:style-name="ce15" table:content-validation-name="val13" office:value-type="string" calcext:value-type="string">
            <text:p>x</text:p>
          </table:table-cell>
          <table:table-cell table:style-name="ce15" table:content-validation-name="val13" table:number-columns-repeated="18"/>
          <table:table-cell/>
          <table:table-cell table:style-name="ce15" table:content-validation-name="val13" table:number-columns-repeated="5"/>
          <table:table-cell table:style-name="ce15" table:content-validation-name="val13" office:value-type="string" calcext:value-type="string">
            <text:p>x</text:p>
          </table:table-cell>
          <table:table-cell table:style-name="ce15" table:content-validation-name="val13" table:number-columns-repeated="2"/>
          <table:table-cell/>
          <table:table-cell table:formula="of:=IF([.S69]=&quot;x&quot;;&quot;x&quot;;IF([.S69]=&quot;-&quot;;&quot;-&quot;;&quot;&quot;))">
            <text:p/>
          </table:table-cell>
          <table:table-cell table:formula="of:=IF([.T69]=&quot;x&quot;;&quot;x&quot;;IF([.T69]=&quot;-&quot;;&quot;-&quot;;&quot;&quot;))">
            <text:p/>
          </table:table-cell>
          <table:table-cell table:formula="of:=IF([.U69]=&quot;x&quot;;&quot;x&quot;;IF([.U69]=&quot;-&quot;;&quot;-&quot;;&quot;&quot;))">
            <text:p/>
          </table:table-cell>
          <table:table-cell table:formula="of:=IF([.V69]=&quot;x&quot;;&quot;x&quot;;IF([.V69]=&quot;-&quot;;&quot;-&quot;;&quot;&quot;))">
            <text:p/>
          </table:table-cell>
          <table:table-cell table:formula="of:=IF([.W69]=&quot;x&quot;;&quot;x&quot;;IF([.W69]=&quot;-&quot;;&quot;-&quot;;&quot;&quot;))">
            <text:p/>
          </table:table-cell>
          <table:table-cell table:formula="of:=IF([.X69]=&quot;x&quot;;&quot;x&quot;;IF([.X69]=&quot;-&quot;;&quot;-&quot;;&quot;&quot;))" office:value-type="string" office:string-value="x" calcext:value-type="string">
            <text:p>x</text:p>
          </table:table-cell>
          <table:table-cell table:formula="of:=IF([.Y69]=&quot;x&quot;;&quot;x&quot;;IF([.Y69]=&quot;-&quot;;&quot;-&quot;;&quot;&quot;))">
            <text:p/>
          </table:table-cell>
          <table:table-cell table:formula="of:=IF([.Z69]=&quot;x&quot;;&quot;x&quot;;IF([.Z69]=&quot;-&quot;;&quot;-&quot;;&quot;&quot;))">
            <text:p/>
          </table:table-cell>
          <table:table-cell table:formula="of:=IF([.AA69]=&quot;x&quot;;&quot;x&quot;;IF([.AA69]=&quot;-&quot;;&quot;-&quot;;&quot;&quot;))">
            <text:p/>
          </table:table-cell>
          <table:table-cell table:formula="of:=IF([.AB69]=&quot;x&quot;;&quot;x&quot;;IF([.AB69]=&quot;-&quot;;&quot;-&quot;;&quot;&quot;))">
            <text:p/>
          </table:table-cell>
          <table:table-cell table:formula="of:=IF([.AC69]=&quot;x&quot;;&quot;x&quot;;IF([.AC69]=&quot;-&quot;;&quot;-&quot;;&quot;&quot;))">
            <text:p/>
          </table:table-cell>
          <table:table-cell table:formula="of:=IF([.AD69]=&quot;x&quot;;&quot;x&quot;;IF([.AD69]=&quot;-&quot;;&quot;-&quot;;&quot;&quot;))">
            <text:p/>
          </table:table-cell>
          <table:table-cell table:formula="of:=IF([.AE69]=&quot;x&quot;;&quot;x&quot;;IF([.AE69]=&quot;-&quot;;&quot;-&quot;;&quot;&quot;))">
            <text:p/>
          </table:table-cell>
          <table:table-cell table:formula="of:=IF([.AF69]=&quot;x&quot;;&quot;x&quot;;IF([.AF69]=&quot;-&quot;;&quot;-&quot;;&quot;&quot;))">
            <text:p/>
          </table:table-cell>
          <table:table-cell table:formula="of:=IF([.AG69]=&quot;x&quot;;&quot;x&quot;;IF([.AG69]=&quot;-&quot;;&quot;-&quot;;&quot;&quot;))">
            <text:p/>
          </table:table-cell>
          <table:table-cell table:formula="of:=IF([.AH69]=&quot;x&quot;;&quot;x&quot;;IF([.AH69]=&quot;-&quot;;&quot;-&quot;;&quot;&quot;))">
            <text:p/>
          </table:table-cell>
          <table:table-cell table:formula="of:=IF([.AI69]=&quot;x&quot;;&quot;x&quot;;IF([.AI69]=&quot;-&quot;;&quot;-&quot;;&quot;&quot;))">
            <text:p/>
          </table:table-cell>
          <table:table-cell table:formula="of:=IF([.AJ69]=&quot;x&quot;;&quot;x&quot;;IF([.AJ69]=&quot;-&quot;;&quot;-&quot;;&quot;&quot;))">
            <text:p/>
          </table:table-cell>
          <table:table-cell table:formula="of:=IF([.AK69]=&quot;x&quot;;&quot;x&quot;;IF([.AK69]=&quot;-&quot;;&quot;-&quot;;&quot;&quot;))">
            <text:p/>
          </table:table-cell>
          <table:table-cell table:formula="of:=IF([.AL69]=&quot;x&quot;;&quot;x&quot;;IF([.AL69]=&quot;-&quot;;&quot;-&quot;;&quot;&quot;))">
            <text:p/>
          </table:table-cell>
          <table:table-cell table:formula="of:=IF([.AM69]=&quot;x&quot;;&quot;x&quot;;IF([.AM69]=&quot;-&quot;;&quot;-&quot;;&quot;&quot;))">
            <text:p/>
          </table:table-cell>
          <table:table-cell table:formula="of:=IF([.AN69]=&quot;x&quot;;&quot;x&quot;;IF([.AN69]=&quot;-&quot;;&quot;-&quot;;&quot;&quot;))">
            <text:p/>
          </table:table-cell>
          <table:table-cell table:formula="of:=IF([.AO69]=&quot;x&quot;;&quot;x&quot;;IF([.AO69]=&quot;-&quot;;&quot;-&quot;;&quot;&quot;))">
            <text:p/>
          </table:table-cell>
          <table:table-cell table:formula="of:=IF([.AP69]=&quot;x&quot;;&quot;x&quot;;IF([.AP69]=&quot;-&quot;;&quot;-&quot;;&quot;&quot;))">
            <text:p/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69" calcext:value-type="float">
            <text:p>69</text:p>
          </table:table-cell>
          <table:table-cell table:style-name="ce6" office:value-type="string" calcext:value-type="string">
            <text:p>TST069</text:p>
          </table:table-cell>
          <table:table-cell table:style-name="ce10" table:content-validation-name="val3" office:value-type="string" calcext:value-type="string">
            <text:p>white</text:p>
          </table:table-cell>
          <table:table-cell table:style-name="ce13" table:content-validation-name="val4" office:value-type="string" calcext:value-type="string">
            <text:p>MixRack DX 1/2</text:p>
          </table:table-cell>
          <table:table-cell table:style-name="ce14" table:content-validation-name="val5" office:value-type="float" office:value="5" calcext:value-type="float">
            <text:p>5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5" table:content-validation-name="val7" office:value-type="string" calcext:value-type="string">
            <text:p>-</text:p>
          </table:table-cell>
          <table:table-cell table:style-name="ce15" table:content-validation-name="val8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yes</text:p>
          </table:table-cell>
          <table:table-cell table:style-name="ce15" table:content-validation-name="val10" office:value-type="float" office:value="-10" calcext:value-type="float">
            <text:p>-10</text:p>
          </table:table-cell>
          <table:table-cell table:style-name="ce15" table:content-validation-name="val9" office:value-type="string" calcext:value-type="string">
            <text:p>yes</text:p>
          </table:table-cell>
          <table:table-cell table:content-validation-name="val11" office:value-type="float" office:value="1380" calcext:value-type="float">
            <text:p>1380</text:p>
          </table:table-cell>
          <table:table-cell table:style-name="ce15" table:content-validation-name="val9" office:value-type="string" calcext:value-type="string">
            <text:p>yes</text:p>
          </table:table-cell>
          <table:table-cell/>
          <table:table-cell table:style-name="ce2" table:content-validation-name="val1" office:value-type="string" calcext:value-type="string">
            <text:p>yes</text:p>
          </table:table-cell>
          <table:table-cell table:style-name="ce15" table:content-validation-name="val1" office:value-type="string" calcext:value-type="string">
            <text:p>yes</text:p>
          </table:table-cell>
          <table:table-cell/>
          <table:table-cell table:style-name="ce15" table:content-validation-name="val13" table:number-columns-repeated="5"/>
          <table:table-cell table:style-name="ce15" table:content-validation-name="val13" office:value-type="string" calcext:value-type="string">
            <text:p>x</text:p>
          </table:table-cell>
          <table:table-cell table:style-name="ce15" table:content-validation-name="val13" table:number-columns-repeated="18"/>
          <table:table-cell/>
          <table:table-cell table:style-name="ce15" table:content-validation-name="val13" table:number-columns-repeated="5"/>
          <table:table-cell table:style-name="ce15" table:content-validation-name="val13" office:value-type="string" calcext:value-type="string">
            <text:p>x</text:p>
          </table:table-cell>
          <table:table-cell table:style-name="ce15" table:content-validation-name="val13" table:number-columns-repeated="2"/>
          <table:table-cell/>
          <table:table-cell table:formula="of:=IF([.S70]=&quot;x&quot;;&quot;x&quot;;IF([.S70]=&quot;-&quot;;&quot;-&quot;;&quot;&quot;))">
            <text:p/>
          </table:table-cell>
          <table:table-cell table:formula="of:=IF([.T70]=&quot;x&quot;;&quot;x&quot;;IF([.T70]=&quot;-&quot;;&quot;-&quot;;&quot;&quot;))">
            <text:p/>
          </table:table-cell>
          <table:table-cell table:formula="of:=IF([.U70]=&quot;x&quot;;&quot;x&quot;;IF([.U70]=&quot;-&quot;;&quot;-&quot;;&quot;&quot;))">
            <text:p/>
          </table:table-cell>
          <table:table-cell table:formula="of:=IF([.V70]=&quot;x&quot;;&quot;x&quot;;IF([.V70]=&quot;-&quot;;&quot;-&quot;;&quot;&quot;))">
            <text:p/>
          </table:table-cell>
          <table:table-cell table:formula="of:=IF([.W70]=&quot;x&quot;;&quot;x&quot;;IF([.W70]=&quot;-&quot;;&quot;-&quot;;&quot;&quot;))">
            <text:p/>
          </table:table-cell>
          <table:table-cell table:formula="of:=IF([.X70]=&quot;x&quot;;&quot;x&quot;;IF([.X70]=&quot;-&quot;;&quot;-&quot;;&quot;&quot;))" office:value-type="string" office:string-value="x" calcext:value-type="string">
            <text:p>x</text:p>
          </table:table-cell>
          <table:table-cell table:formula="of:=IF([.Y70]=&quot;x&quot;;&quot;x&quot;;IF([.Y70]=&quot;-&quot;;&quot;-&quot;;&quot;&quot;))">
            <text:p/>
          </table:table-cell>
          <table:table-cell table:formula="of:=IF([.Z70]=&quot;x&quot;;&quot;x&quot;;IF([.Z70]=&quot;-&quot;;&quot;-&quot;;&quot;&quot;))">
            <text:p/>
          </table:table-cell>
          <table:table-cell table:formula="of:=IF([.AA70]=&quot;x&quot;;&quot;x&quot;;IF([.AA70]=&quot;-&quot;;&quot;-&quot;;&quot;&quot;))">
            <text:p/>
          </table:table-cell>
          <table:table-cell table:formula="of:=IF([.AB70]=&quot;x&quot;;&quot;x&quot;;IF([.AB70]=&quot;-&quot;;&quot;-&quot;;&quot;&quot;))">
            <text:p/>
          </table:table-cell>
          <table:table-cell table:formula="of:=IF([.AC70]=&quot;x&quot;;&quot;x&quot;;IF([.AC70]=&quot;-&quot;;&quot;-&quot;;&quot;&quot;))">
            <text:p/>
          </table:table-cell>
          <table:table-cell table:formula="of:=IF([.AD70]=&quot;x&quot;;&quot;x&quot;;IF([.AD70]=&quot;-&quot;;&quot;-&quot;;&quot;&quot;))">
            <text:p/>
          </table:table-cell>
          <table:table-cell table:formula="of:=IF([.AE70]=&quot;x&quot;;&quot;x&quot;;IF([.AE70]=&quot;-&quot;;&quot;-&quot;;&quot;&quot;))">
            <text:p/>
          </table:table-cell>
          <table:table-cell table:formula="of:=IF([.AF70]=&quot;x&quot;;&quot;x&quot;;IF([.AF70]=&quot;-&quot;;&quot;-&quot;;&quot;&quot;))">
            <text:p/>
          </table:table-cell>
          <table:table-cell table:formula="of:=IF([.AG70]=&quot;x&quot;;&quot;x&quot;;IF([.AG70]=&quot;-&quot;;&quot;-&quot;;&quot;&quot;))">
            <text:p/>
          </table:table-cell>
          <table:table-cell table:formula="of:=IF([.AH70]=&quot;x&quot;;&quot;x&quot;;IF([.AH70]=&quot;-&quot;;&quot;-&quot;;&quot;&quot;))">
            <text:p/>
          </table:table-cell>
          <table:table-cell table:formula="of:=IF([.AI70]=&quot;x&quot;;&quot;x&quot;;IF([.AI70]=&quot;-&quot;;&quot;-&quot;;&quot;&quot;))">
            <text:p/>
          </table:table-cell>
          <table:table-cell table:formula="of:=IF([.AJ70]=&quot;x&quot;;&quot;x&quot;;IF([.AJ70]=&quot;-&quot;;&quot;-&quot;;&quot;&quot;))">
            <text:p/>
          </table:table-cell>
          <table:table-cell table:formula="of:=IF([.AK70]=&quot;x&quot;;&quot;x&quot;;IF([.AK70]=&quot;-&quot;;&quot;-&quot;;&quot;&quot;))">
            <text:p/>
          </table:table-cell>
          <table:table-cell table:formula="of:=IF([.AL70]=&quot;x&quot;;&quot;x&quot;;IF([.AL70]=&quot;-&quot;;&quot;-&quot;;&quot;&quot;))">
            <text:p/>
          </table:table-cell>
          <table:table-cell table:formula="of:=IF([.AM70]=&quot;x&quot;;&quot;x&quot;;IF([.AM70]=&quot;-&quot;;&quot;-&quot;;&quot;&quot;))">
            <text:p/>
          </table:table-cell>
          <table:table-cell table:formula="of:=IF([.AN70]=&quot;x&quot;;&quot;x&quot;;IF([.AN70]=&quot;-&quot;;&quot;-&quot;;&quot;&quot;))">
            <text:p/>
          </table:table-cell>
          <table:table-cell table:formula="of:=IF([.AO70]=&quot;x&quot;;&quot;x&quot;;IF([.AO70]=&quot;-&quot;;&quot;-&quot;;&quot;&quot;))">
            <text:p/>
          </table:table-cell>
          <table:table-cell table:formula="of:=IF([.AP70]=&quot;x&quot;;&quot;x&quot;;IF([.AP70]=&quot;-&quot;;&quot;-&quot;;&quot;&quot;))">
            <text:p/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70" calcext:value-type="float">
            <text:p>70</text:p>
          </table:table-cell>
          <table:table-cell table:style-name="ce6" office:value-type="string" calcext:value-type="string">
            <text:p>TST070</text:p>
          </table:table-cell>
          <table:table-cell table:style-name="ce10" table:content-validation-name="val3" office:value-type="string" calcext:value-type="string">
            <text:p>white</text:p>
          </table:table-cell>
          <table:table-cell table:style-name="ce13" table:content-validation-name="val4" office:value-type="string" calcext:value-type="string">
            <text:p>MixRack DX 1/2</text:p>
          </table:table-cell>
          <table:table-cell table:style-name="ce14" table:content-validation-name="val5" office:value-type="float" office:value="6" calcext:value-type="float">
            <text:p>6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5" table:content-validation-name="val7" office:value-type="string" calcext:value-type="string">
            <text:p>-</text:p>
          </table:table-cell>
          <table:table-cell table:style-name="ce15" table:content-validation-name="val8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no</text:p>
          </table:table-cell>
          <table:table-cell table:style-name="ce15" table:content-validation-name="val10" office:value-type="float" office:value="-15" calcext:value-type="float">
            <text:p>-15</text:p>
          </table:table-cell>
          <table:table-cell table:style-name="ce15" table:content-validation-name="val9" office:value-type="string" calcext:value-type="string">
            <text:p>no</text:p>
          </table:table-cell>
          <table:table-cell table:content-validation-name="val12" office:value-type="float" office:value="1400" calcext:value-type="float">
            <text:p>1400</text:p>
          </table:table-cell>
          <table:table-cell table:style-name="ce15" table:content-validation-name="val9" office:value-type="string" calcext:value-type="string">
            <text:p>no</text:p>
          </table:table-cell>
          <table:table-cell/>
          <table:table-cell table:style-name="ce2" table:content-validation-name="val1" office:value-type="string" calcext:value-type="string">
            <text:p>yes</text:p>
          </table:table-cell>
          <table:table-cell table:style-name="ce15" table:content-validation-name="val1" office:value-type="string" calcext:value-type="string">
            <text:p>yes</text:p>
          </table:table-cell>
          <table:table-cell/>
          <table:table-cell table:style-name="ce15" table:content-validation-name="val13" table:number-columns-repeated="5"/>
          <table:table-cell table:style-name="ce15" table:content-validation-name="val13" office:value-type="string" calcext:value-type="string">
            <text:p>x</text:p>
          </table:table-cell>
          <table:table-cell table:style-name="ce15" table:content-validation-name="val13" table:number-columns-repeated="18"/>
          <table:table-cell/>
          <table:table-cell table:style-name="ce15" table:content-validation-name="val13" table:number-columns-repeated="5"/>
          <table:table-cell table:style-name="ce15" table:content-validation-name="val13" office:value-type="string" calcext:value-type="string">
            <text:p>x</text:p>
          </table:table-cell>
          <table:table-cell table:style-name="ce15" table:content-validation-name="val13" table:number-columns-repeated="2"/>
          <table:table-cell/>
          <table:table-cell table:formula="of:=IF([.S71]=&quot;x&quot;;&quot;x&quot;;IF([.S71]=&quot;-&quot;;&quot;-&quot;;&quot;&quot;))">
            <text:p/>
          </table:table-cell>
          <table:table-cell table:formula="of:=IF([.T71]=&quot;x&quot;;&quot;x&quot;;IF([.T71]=&quot;-&quot;;&quot;-&quot;;&quot;&quot;))">
            <text:p/>
          </table:table-cell>
          <table:table-cell table:formula="of:=IF([.U71]=&quot;x&quot;;&quot;x&quot;;IF([.U71]=&quot;-&quot;;&quot;-&quot;;&quot;&quot;))">
            <text:p/>
          </table:table-cell>
          <table:table-cell table:formula="of:=IF([.V71]=&quot;x&quot;;&quot;x&quot;;IF([.V71]=&quot;-&quot;;&quot;-&quot;;&quot;&quot;))">
            <text:p/>
          </table:table-cell>
          <table:table-cell table:formula="of:=IF([.W71]=&quot;x&quot;;&quot;x&quot;;IF([.W71]=&quot;-&quot;;&quot;-&quot;;&quot;&quot;))">
            <text:p/>
          </table:table-cell>
          <table:table-cell table:formula="of:=IF([.X71]=&quot;x&quot;;&quot;x&quot;;IF([.X71]=&quot;-&quot;;&quot;-&quot;;&quot;&quot;))" office:value-type="string" office:string-value="x" calcext:value-type="string">
            <text:p>x</text:p>
          </table:table-cell>
          <table:table-cell table:formula="of:=IF([.Y71]=&quot;x&quot;;&quot;x&quot;;IF([.Y71]=&quot;-&quot;;&quot;-&quot;;&quot;&quot;))">
            <text:p/>
          </table:table-cell>
          <table:table-cell table:formula="of:=IF([.Z71]=&quot;x&quot;;&quot;x&quot;;IF([.Z71]=&quot;-&quot;;&quot;-&quot;;&quot;&quot;))">
            <text:p/>
          </table:table-cell>
          <table:table-cell table:formula="of:=IF([.AA71]=&quot;x&quot;;&quot;x&quot;;IF([.AA71]=&quot;-&quot;;&quot;-&quot;;&quot;&quot;))">
            <text:p/>
          </table:table-cell>
          <table:table-cell table:formula="of:=IF([.AB71]=&quot;x&quot;;&quot;x&quot;;IF([.AB71]=&quot;-&quot;;&quot;-&quot;;&quot;&quot;))">
            <text:p/>
          </table:table-cell>
          <table:table-cell table:formula="of:=IF([.AC71]=&quot;x&quot;;&quot;x&quot;;IF([.AC71]=&quot;-&quot;;&quot;-&quot;;&quot;&quot;))">
            <text:p/>
          </table:table-cell>
          <table:table-cell table:formula="of:=IF([.AD71]=&quot;x&quot;;&quot;x&quot;;IF([.AD71]=&quot;-&quot;;&quot;-&quot;;&quot;&quot;))">
            <text:p/>
          </table:table-cell>
          <table:table-cell table:formula="of:=IF([.AE71]=&quot;x&quot;;&quot;x&quot;;IF([.AE71]=&quot;-&quot;;&quot;-&quot;;&quot;&quot;))">
            <text:p/>
          </table:table-cell>
          <table:table-cell table:formula="of:=IF([.AF71]=&quot;x&quot;;&quot;x&quot;;IF([.AF71]=&quot;-&quot;;&quot;-&quot;;&quot;&quot;))">
            <text:p/>
          </table:table-cell>
          <table:table-cell table:formula="of:=IF([.AG71]=&quot;x&quot;;&quot;x&quot;;IF([.AG71]=&quot;-&quot;;&quot;-&quot;;&quot;&quot;))">
            <text:p/>
          </table:table-cell>
          <table:table-cell table:formula="of:=IF([.AH71]=&quot;x&quot;;&quot;x&quot;;IF([.AH71]=&quot;-&quot;;&quot;-&quot;;&quot;&quot;))">
            <text:p/>
          </table:table-cell>
          <table:table-cell table:formula="of:=IF([.AI71]=&quot;x&quot;;&quot;x&quot;;IF([.AI71]=&quot;-&quot;;&quot;-&quot;;&quot;&quot;))">
            <text:p/>
          </table:table-cell>
          <table:table-cell table:formula="of:=IF([.AJ71]=&quot;x&quot;;&quot;x&quot;;IF([.AJ71]=&quot;-&quot;;&quot;-&quot;;&quot;&quot;))">
            <text:p/>
          </table:table-cell>
          <table:table-cell table:formula="of:=IF([.AK71]=&quot;x&quot;;&quot;x&quot;;IF([.AK71]=&quot;-&quot;;&quot;-&quot;;&quot;&quot;))">
            <text:p/>
          </table:table-cell>
          <table:table-cell table:formula="of:=IF([.AL71]=&quot;x&quot;;&quot;x&quot;;IF([.AL71]=&quot;-&quot;;&quot;-&quot;;&quot;&quot;))">
            <text:p/>
          </table:table-cell>
          <table:table-cell table:formula="of:=IF([.AM71]=&quot;x&quot;;&quot;x&quot;;IF([.AM71]=&quot;-&quot;;&quot;-&quot;;&quot;&quot;))">
            <text:p/>
          </table:table-cell>
          <table:table-cell table:formula="of:=IF([.AN71]=&quot;x&quot;;&quot;x&quot;;IF([.AN71]=&quot;-&quot;;&quot;-&quot;;&quot;&quot;))">
            <text:p/>
          </table:table-cell>
          <table:table-cell table:formula="of:=IF([.AO71]=&quot;x&quot;;&quot;x&quot;;IF([.AO71]=&quot;-&quot;;&quot;-&quot;;&quot;&quot;))">
            <text:p/>
          </table:table-cell>
          <table:table-cell table:formula="of:=IF([.AP71]=&quot;x&quot;;&quot;x&quot;;IF([.AP71]=&quot;-&quot;;&quot;-&quot;;&quot;&quot;))">
            <text:p/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71" calcext:value-type="float">
            <text:p>71</text:p>
          </table:table-cell>
          <table:table-cell table:style-name="ce6" office:value-type="string" calcext:value-type="string">
            <text:p>TST071</text:p>
          </table:table-cell>
          <table:table-cell table:style-name="ce10" table:content-validation-name="val3" office:value-type="string" calcext:value-type="string">
            <text:p>white</text:p>
          </table:table-cell>
          <table:table-cell table:style-name="ce13" table:content-validation-name="val4" office:value-type="string" calcext:value-type="string">
            <text:p>MixRack DX 1/2</text:p>
          </table:table-cell>
          <table:table-cell table:style-name="ce14" table:content-validation-name="val5" office:value-type="float" office:value="7" calcext:value-type="float">
            <text:p>7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5" table:content-validation-name="val7" office:value-type="string" calcext:value-type="string">
            <text:p>-</text:p>
          </table:table-cell>
          <table:table-cell table:style-name="ce15" table:content-validation-name="val8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yes</text:p>
          </table:table-cell>
          <table:table-cell table:style-name="ce15" table:content-validation-name="val10" office:value-type="float" office:value="-20" calcext:value-type="float">
            <text:p>-20</text:p>
          </table:table-cell>
          <table:table-cell table:style-name="ce15" table:content-validation-name="val9" office:value-type="string" calcext:value-type="string">
            <text:p>yes</text:p>
          </table:table-cell>
          <table:table-cell table:content-validation-name="val11" office:value-type="float" office:value="1420" calcext:value-type="float">
            <text:p>1420</text:p>
          </table:table-cell>
          <table:table-cell table:style-name="ce15" table:content-validation-name="val9" office:value-type="string" calcext:value-type="string">
            <text:p>yes</text:p>
          </table:table-cell>
          <table:table-cell/>
          <table:table-cell table:style-name="ce2" table:content-validation-name="val1" office:value-type="string" calcext:value-type="string">
            <text:p>yes</text:p>
          </table:table-cell>
          <table:table-cell table:style-name="ce15" table:content-validation-name="val1" office:value-type="string" calcext:value-type="string">
            <text:p>yes</text:p>
          </table:table-cell>
          <table:table-cell/>
          <table:table-cell table:style-name="ce15" table:content-validation-name="val13" table:number-columns-repeated="5"/>
          <table:table-cell table:style-name="ce15" table:content-validation-name="val13" office:value-type="string" calcext:value-type="string">
            <text:p>x</text:p>
          </table:table-cell>
          <table:table-cell table:style-name="ce15" table:content-validation-name="val13" table:number-columns-repeated="18"/>
          <table:table-cell/>
          <table:table-cell table:style-name="ce15" table:content-validation-name="val13" table:number-columns-repeated="5"/>
          <table:table-cell table:style-name="ce15" table:content-validation-name="val13" office:value-type="string" calcext:value-type="string">
            <text:p>x</text:p>
          </table:table-cell>
          <table:table-cell table:style-name="ce15" table:content-validation-name="val13" table:number-columns-repeated="2"/>
          <table:table-cell/>
          <table:table-cell table:formula="of:=IF([.S72]=&quot;x&quot;;&quot;x&quot;;IF([.S72]=&quot;-&quot;;&quot;-&quot;;&quot;&quot;))">
            <text:p/>
          </table:table-cell>
          <table:table-cell table:formula="of:=IF([.T72]=&quot;x&quot;;&quot;x&quot;;IF([.T72]=&quot;-&quot;;&quot;-&quot;;&quot;&quot;))">
            <text:p/>
          </table:table-cell>
          <table:table-cell table:formula="of:=IF([.U72]=&quot;x&quot;;&quot;x&quot;;IF([.U72]=&quot;-&quot;;&quot;-&quot;;&quot;&quot;))">
            <text:p/>
          </table:table-cell>
          <table:table-cell table:formula="of:=IF([.V72]=&quot;x&quot;;&quot;x&quot;;IF([.V72]=&quot;-&quot;;&quot;-&quot;;&quot;&quot;))">
            <text:p/>
          </table:table-cell>
          <table:table-cell table:formula="of:=IF([.W72]=&quot;x&quot;;&quot;x&quot;;IF([.W72]=&quot;-&quot;;&quot;-&quot;;&quot;&quot;))">
            <text:p/>
          </table:table-cell>
          <table:table-cell table:formula="of:=IF([.X72]=&quot;x&quot;;&quot;x&quot;;IF([.X72]=&quot;-&quot;;&quot;-&quot;;&quot;&quot;))" office:value-type="string" office:string-value="x" calcext:value-type="string">
            <text:p>x</text:p>
          </table:table-cell>
          <table:table-cell table:formula="of:=IF([.Y72]=&quot;x&quot;;&quot;x&quot;;IF([.Y72]=&quot;-&quot;;&quot;-&quot;;&quot;&quot;))">
            <text:p/>
          </table:table-cell>
          <table:table-cell table:formula="of:=IF([.Z72]=&quot;x&quot;;&quot;x&quot;;IF([.Z72]=&quot;-&quot;;&quot;-&quot;;&quot;&quot;))">
            <text:p/>
          </table:table-cell>
          <table:table-cell table:formula="of:=IF([.AA72]=&quot;x&quot;;&quot;x&quot;;IF([.AA72]=&quot;-&quot;;&quot;-&quot;;&quot;&quot;))">
            <text:p/>
          </table:table-cell>
          <table:table-cell table:formula="of:=IF([.AB72]=&quot;x&quot;;&quot;x&quot;;IF([.AB72]=&quot;-&quot;;&quot;-&quot;;&quot;&quot;))">
            <text:p/>
          </table:table-cell>
          <table:table-cell table:formula="of:=IF([.AC72]=&quot;x&quot;;&quot;x&quot;;IF([.AC72]=&quot;-&quot;;&quot;-&quot;;&quot;&quot;))">
            <text:p/>
          </table:table-cell>
          <table:table-cell table:formula="of:=IF([.AD72]=&quot;x&quot;;&quot;x&quot;;IF([.AD72]=&quot;-&quot;;&quot;-&quot;;&quot;&quot;))">
            <text:p/>
          </table:table-cell>
          <table:table-cell table:formula="of:=IF([.AE72]=&quot;x&quot;;&quot;x&quot;;IF([.AE72]=&quot;-&quot;;&quot;-&quot;;&quot;&quot;))">
            <text:p/>
          </table:table-cell>
          <table:table-cell table:formula="of:=IF([.AF72]=&quot;x&quot;;&quot;x&quot;;IF([.AF72]=&quot;-&quot;;&quot;-&quot;;&quot;&quot;))">
            <text:p/>
          </table:table-cell>
          <table:table-cell table:formula="of:=IF([.AG72]=&quot;x&quot;;&quot;x&quot;;IF([.AG72]=&quot;-&quot;;&quot;-&quot;;&quot;&quot;))">
            <text:p/>
          </table:table-cell>
          <table:table-cell table:formula="of:=IF([.AH72]=&quot;x&quot;;&quot;x&quot;;IF([.AH72]=&quot;-&quot;;&quot;-&quot;;&quot;&quot;))">
            <text:p/>
          </table:table-cell>
          <table:table-cell table:formula="of:=IF([.AI72]=&quot;x&quot;;&quot;x&quot;;IF([.AI72]=&quot;-&quot;;&quot;-&quot;;&quot;&quot;))">
            <text:p/>
          </table:table-cell>
          <table:table-cell table:formula="of:=IF([.AJ72]=&quot;x&quot;;&quot;x&quot;;IF([.AJ72]=&quot;-&quot;;&quot;-&quot;;&quot;&quot;))">
            <text:p/>
          </table:table-cell>
          <table:table-cell table:formula="of:=IF([.AK72]=&quot;x&quot;;&quot;x&quot;;IF([.AK72]=&quot;-&quot;;&quot;-&quot;;&quot;&quot;))">
            <text:p/>
          </table:table-cell>
          <table:table-cell table:formula="of:=IF([.AL72]=&quot;x&quot;;&quot;x&quot;;IF([.AL72]=&quot;-&quot;;&quot;-&quot;;&quot;&quot;))">
            <text:p/>
          </table:table-cell>
          <table:table-cell table:formula="of:=IF([.AM72]=&quot;x&quot;;&quot;x&quot;;IF([.AM72]=&quot;-&quot;;&quot;-&quot;;&quot;&quot;))">
            <text:p/>
          </table:table-cell>
          <table:table-cell table:formula="of:=IF([.AN72]=&quot;x&quot;;&quot;x&quot;;IF([.AN72]=&quot;-&quot;;&quot;-&quot;;&quot;&quot;))">
            <text:p/>
          </table:table-cell>
          <table:table-cell table:formula="of:=IF([.AO72]=&quot;x&quot;;&quot;x&quot;;IF([.AO72]=&quot;-&quot;;&quot;-&quot;;&quot;&quot;))">
            <text:p/>
          </table:table-cell>
          <table:table-cell table:formula="of:=IF([.AP72]=&quot;x&quot;;&quot;x&quot;;IF([.AP72]=&quot;-&quot;;&quot;-&quot;;&quot;&quot;))">
            <text:p/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72" calcext:value-type="float">
            <text:p>72</text:p>
          </table:table-cell>
          <table:table-cell table:style-name="ce6" office:value-type="string" calcext:value-type="string">
            <text:p>TST072</text:p>
          </table:table-cell>
          <table:table-cell table:style-name="ce10" table:content-validation-name="val3" office:value-type="string" calcext:value-type="string">
            <text:p>white</text:p>
          </table:table-cell>
          <table:table-cell table:style-name="ce13" table:content-validation-name="val4" office:value-type="string" calcext:value-type="string">
            <text:p>MixRack DX 1/2</text:p>
          </table:table-cell>
          <table:table-cell table:style-name="ce14" table:content-validation-name="val5" office:value-type="float" office:value="8" calcext:value-type="float">
            <text:p>8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5" table:content-validation-name="val7" office:value-type="string" calcext:value-type="string">
            <text:p>-</text:p>
          </table:table-cell>
          <table:table-cell table:style-name="ce15" table:content-validation-name="val8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no</text:p>
          </table:table-cell>
          <table:table-cell table:style-name="ce15" table:content-validation-name="val10" office:value-type="float" office:value="-25" calcext:value-type="float">
            <text:p>-25</text:p>
          </table:table-cell>
          <table:table-cell table:style-name="ce15" table:content-validation-name="val9" office:value-type="string" calcext:value-type="string">
            <text:p>no</text:p>
          </table:table-cell>
          <table:table-cell table:content-validation-name="val12" office:value-type="float" office:value="1440" calcext:value-type="float">
            <text:p>1440</text:p>
          </table:table-cell>
          <table:table-cell table:style-name="ce15" table:content-validation-name="val9" office:value-type="string" calcext:value-type="string">
            <text:p>no</text:p>
          </table:table-cell>
          <table:table-cell/>
          <table:table-cell table:style-name="ce2" table:content-validation-name="val1" office:value-type="string" calcext:value-type="string">
            <text:p>yes</text:p>
          </table:table-cell>
          <table:table-cell table:style-name="ce15" table:content-validation-name="val1" office:value-type="string" calcext:value-type="string">
            <text:p>yes</text:p>
          </table:table-cell>
          <table:table-cell/>
          <table:table-cell table:style-name="ce15" table:content-validation-name="val13" table:number-columns-repeated="5"/>
          <table:table-cell table:style-name="ce15" table:content-validation-name="val13" office:value-type="string" calcext:value-type="string">
            <text:p>x</text:p>
          </table:table-cell>
          <table:table-cell table:style-name="ce15" table:content-validation-name="val13" table:number-columns-repeated="18"/>
          <table:table-cell/>
          <table:table-cell table:style-name="ce15" table:content-validation-name="val13" table:number-columns-repeated="5"/>
          <table:table-cell table:style-name="ce15" table:content-validation-name="val13" office:value-type="string" calcext:value-type="string">
            <text:p>x</text:p>
          </table:table-cell>
          <table:table-cell table:style-name="ce15" table:content-validation-name="val13" table:number-columns-repeated="2"/>
          <table:table-cell/>
          <table:table-cell table:formula="of:=IF([.S73]=&quot;x&quot;;&quot;x&quot;;IF([.S73]=&quot;-&quot;;&quot;-&quot;;&quot;&quot;))">
            <text:p/>
          </table:table-cell>
          <table:table-cell table:formula="of:=IF([.T73]=&quot;x&quot;;&quot;x&quot;;IF([.T73]=&quot;-&quot;;&quot;-&quot;;&quot;&quot;))">
            <text:p/>
          </table:table-cell>
          <table:table-cell table:formula="of:=IF([.U73]=&quot;x&quot;;&quot;x&quot;;IF([.U73]=&quot;-&quot;;&quot;-&quot;;&quot;&quot;))">
            <text:p/>
          </table:table-cell>
          <table:table-cell table:formula="of:=IF([.V73]=&quot;x&quot;;&quot;x&quot;;IF([.V73]=&quot;-&quot;;&quot;-&quot;;&quot;&quot;))">
            <text:p/>
          </table:table-cell>
          <table:table-cell table:formula="of:=IF([.W73]=&quot;x&quot;;&quot;x&quot;;IF([.W73]=&quot;-&quot;;&quot;-&quot;;&quot;&quot;))">
            <text:p/>
          </table:table-cell>
          <table:table-cell table:formula="of:=IF([.X73]=&quot;x&quot;;&quot;x&quot;;IF([.X73]=&quot;-&quot;;&quot;-&quot;;&quot;&quot;))" office:value-type="string" office:string-value="x" calcext:value-type="string">
            <text:p>x</text:p>
          </table:table-cell>
          <table:table-cell table:formula="of:=IF([.Y73]=&quot;x&quot;;&quot;x&quot;;IF([.Y73]=&quot;-&quot;;&quot;-&quot;;&quot;&quot;))">
            <text:p/>
          </table:table-cell>
          <table:table-cell table:formula="of:=IF([.Z73]=&quot;x&quot;;&quot;x&quot;;IF([.Z73]=&quot;-&quot;;&quot;-&quot;;&quot;&quot;))">
            <text:p/>
          </table:table-cell>
          <table:table-cell table:formula="of:=IF([.AA73]=&quot;x&quot;;&quot;x&quot;;IF([.AA73]=&quot;-&quot;;&quot;-&quot;;&quot;&quot;))">
            <text:p/>
          </table:table-cell>
          <table:table-cell table:formula="of:=IF([.AB73]=&quot;x&quot;;&quot;x&quot;;IF([.AB73]=&quot;-&quot;;&quot;-&quot;;&quot;&quot;))">
            <text:p/>
          </table:table-cell>
          <table:table-cell table:formula="of:=IF([.AC73]=&quot;x&quot;;&quot;x&quot;;IF([.AC73]=&quot;-&quot;;&quot;-&quot;;&quot;&quot;))">
            <text:p/>
          </table:table-cell>
          <table:table-cell table:formula="of:=IF([.AD73]=&quot;x&quot;;&quot;x&quot;;IF([.AD73]=&quot;-&quot;;&quot;-&quot;;&quot;&quot;))">
            <text:p/>
          </table:table-cell>
          <table:table-cell table:formula="of:=IF([.AE73]=&quot;x&quot;;&quot;x&quot;;IF([.AE73]=&quot;-&quot;;&quot;-&quot;;&quot;&quot;))">
            <text:p/>
          </table:table-cell>
          <table:table-cell table:formula="of:=IF([.AF73]=&quot;x&quot;;&quot;x&quot;;IF([.AF73]=&quot;-&quot;;&quot;-&quot;;&quot;&quot;))">
            <text:p/>
          </table:table-cell>
          <table:table-cell table:formula="of:=IF([.AG73]=&quot;x&quot;;&quot;x&quot;;IF([.AG73]=&quot;-&quot;;&quot;-&quot;;&quot;&quot;))">
            <text:p/>
          </table:table-cell>
          <table:table-cell table:formula="of:=IF([.AH73]=&quot;x&quot;;&quot;x&quot;;IF([.AH73]=&quot;-&quot;;&quot;-&quot;;&quot;&quot;))">
            <text:p/>
          </table:table-cell>
          <table:table-cell table:formula="of:=IF([.AI73]=&quot;x&quot;;&quot;x&quot;;IF([.AI73]=&quot;-&quot;;&quot;-&quot;;&quot;&quot;))">
            <text:p/>
          </table:table-cell>
          <table:table-cell table:formula="of:=IF([.AJ73]=&quot;x&quot;;&quot;x&quot;;IF([.AJ73]=&quot;-&quot;;&quot;-&quot;;&quot;&quot;))">
            <text:p/>
          </table:table-cell>
          <table:table-cell table:formula="of:=IF([.AK73]=&quot;x&quot;;&quot;x&quot;;IF([.AK73]=&quot;-&quot;;&quot;-&quot;;&quot;&quot;))">
            <text:p/>
          </table:table-cell>
          <table:table-cell table:formula="of:=IF([.AL73]=&quot;x&quot;;&quot;x&quot;;IF([.AL73]=&quot;-&quot;;&quot;-&quot;;&quot;&quot;))">
            <text:p/>
          </table:table-cell>
          <table:table-cell table:formula="of:=IF([.AM73]=&quot;x&quot;;&quot;x&quot;;IF([.AM73]=&quot;-&quot;;&quot;-&quot;;&quot;&quot;))">
            <text:p/>
          </table:table-cell>
          <table:table-cell table:formula="of:=IF([.AN73]=&quot;x&quot;;&quot;x&quot;;IF([.AN73]=&quot;-&quot;;&quot;-&quot;;&quot;&quot;))">
            <text:p/>
          </table:table-cell>
          <table:table-cell table:formula="of:=IF([.AO73]=&quot;x&quot;;&quot;x&quot;;IF([.AO73]=&quot;-&quot;;&quot;-&quot;;&quot;&quot;))">
            <text:p/>
          </table:table-cell>
          <table:table-cell table:formula="of:=IF([.AP73]=&quot;x&quot;;&quot;x&quot;;IF([.AP73]=&quot;-&quot;;&quot;-&quot;;&quot;&quot;))">
            <text:p/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73" calcext:value-type="float">
            <text:p>73</text:p>
          </table:table-cell>
          <table:table-cell table:style-name="ce6" office:value-type="string" calcext:value-type="string">
            <text:p>TST073</text:p>
          </table:table-cell>
          <table:table-cell table:style-name="ce10" table:content-validation-name="val3" office:value-type="string" calcext:value-type="string">
            <text:p>purple</text:p>
          </table:table-cell>
          <table:table-cell table:style-name="ce13" table:content-validation-name="val4" office:value-type="string" calcext:value-type="string">
            <text:p>MixRack DX 1/2</text:p>
          </table:table-cell>
          <table:table-cell table:style-name="ce14" table:content-validation-name="val5" office:value-type="float" office:value="9" calcext:value-type="float">
            <text:p>9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5" table:content-validation-name="val7" office:value-type="string" calcext:value-type="string">
            <text:p>-</text:p>
          </table:table-cell>
          <table:table-cell table:style-name="ce15" table:content-validation-name="val8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yes</text:p>
          </table:table-cell>
          <table:table-cell table:style-name="ce15" table:content-validation-name="val10" office:value-type="float" office:value="-30" calcext:value-type="float">
            <text:p>-30</text:p>
          </table:table-cell>
          <table:table-cell table:style-name="ce15" table:content-validation-name="val9" office:value-type="string" calcext:value-type="string">
            <text:p>yes</text:p>
          </table:table-cell>
          <table:table-cell table:content-validation-name="val11" office:value-type="float" office:value="1460" calcext:value-type="float">
            <text:p>1460</text:p>
          </table:table-cell>
          <table:table-cell table:style-name="ce15" table:content-validation-name="val9" office:value-type="string" calcext:value-type="string">
            <text:p>yes</text:p>
          </table:table-cell>
          <table:table-cell/>
          <table:table-cell table:style-name="ce2" table:content-validation-name="val1" office:value-type="string" calcext:value-type="string">
            <text:p>yes</text:p>
          </table:table-cell>
          <table:table-cell table:style-name="ce15" table:content-validation-name="val1" office:value-type="string" calcext:value-type="string">
            <text:p>yes</text:p>
          </table:table-cell>
          <table:table-cell/>
          <table:table-cell table:style-name="ce15" table:content-validation-name="val13" table:number-columns-repeated="6"/>
          <table:table-cell table:style-name="ce15" table:content-validation-name="val13" office:value-type="string" calcext:value-type="string">
            <text:p>x</text:p>
          </table:table-cell>
          <table:table-cell table:style-name="ce15" table:content-validation-name="val13" table:number-columns-repeated="17"/>
          <table:table-cell/>
          <table:table-cell table:style-name="ce15" table:content-validation-name="val13" table:number-columns-repeated="6"/>
          <table:table-cell table:style-name="ce15" table:content-validation-name="val13" office:value-type="string" calcext:value-type="string">
            <text:p>x</text:p>
          </table:table-cell>
          <table:table-cell table:style-name="ce15" table:content-validation-name="val13"/>
          <table:table-cell/>
          <table:table-cell table:formula="of:=IF([.S74]=&quot;x&quot;;&quot;x&quot;;IF([.S74]=&quot;-&quot;;&quot;-&quot;;&quot;&quot;))">
            <text:p/>
          </table:table-cell>
          <table:table-cell table:formula="of:=IF([.T74]=&quot;x&quot;;&quot;x&quot;;IF([.T74]=&quot;-&quot;;&quot;-&quot;;&quot;&quot;))">
            <text:p/>
          </table:table-cell>
          <table:table-cell table:formula="of:=IF([.U74]=&quot;x&quot;;&quot;x&quot;;IF([.U74]=&quot;-&quot;;&quot;-&quot;;&quot;&quot;))">
            <text:p/>
          </table:table-cell>
          <table:table-cell table:formula="of:=IF([.V74]=&quot;x&quot;;&quot;x&quot;;IF([.V74]=&quot;-&quot;;&quot;-&quot;;&quot;&quot;))">
            <text:p/>
          </table:table-cell>
          <table:table-cell table:formula="of:=IF([.W74]=&quot;x&quot;;&quot;x&quot;;IF([.W74]=&quot;-&quot;;&quot;-&quot;;&quot;&quot;))">
            <text:p/>
          </table:table-cell>
          <table:table-cell table:formula="of:=IF([.X74]=&quot;x&quot;;&quot;x&quot;;IF([.X74]=&quot;-&quot;;&quot;-&quot;;&quot;&quot;))">
            <text:p/>
          </table:table-cell>
          <table:table-cell table:formula="of:=IF([.Y74]=&quot;x&quot;;&quot;x&quot;;IF([.Y74]=&quot;-&quot;;&quot;-&quot;;&quot;&quot;))" office:value-type="string" office:string-value="x" calcext:value-type="string">
            <text:p>x</text:p>
          </table:table-cell>
          <table:table-cell table:formula="of:=IF([.Z74]=&quot;x&quot;;&quot;x&quot;;IF([.Z74]=&quot;-&quot;;&quot;-&quot;;&quot;&quot;))">
            <text:p/>
          </table:table-cell>
          <table:table-cell table:formula="of:=IF([.AA74]=&quot;x&quot;;&quot;x&quot;;IF([.AA74]=&quot;-&quot;;&quot;-&quot;;&quot;&quot;))">
            <text:p/>
          </table:table-cell>
          <table:table-cell table:formula="of:=IF([.AB74]=&quot;x&quot;;&quot;x&quot;;IF([.AB74]=&quot;-&quot;;&quot;-&quot;;&quot;&quot;))">
            <text:p/>
          </table:table-cell>
          <table:table-cell table:formula="of:=IF([.AC74]=&quot;x&quot;;&quot;x&quot;;IF([.AC74]=&quot;-&quot;;&quot;-&quot;;&quot;&quot;))">
            <text:p/>
          </table:table-cell>
          <table:table-cell table:formula="of:=IF([.AD74]=&quot;x&quot;;&quot;x&quot;;IF([.AD74]=&quot;-&quot;;&quot;-&quot;;&quot;&quot;))">
            <text:p/>
          </table:table-cell>
          <table:table-cell table:formula="of:=IF([.AE74]=&quot;x&quot;;&quot;x&quot;;IF([.AE74]=&quot;-&quot;;&quot;-&quot;;&quot;&quot;))">
            <text:p/>
          </table:table-cell>
          <table:table-cell table:formula="of:=IF([.AF74]=&quot;x&quot;;&quot;x&quot;;IF([.AF74]=&quot;-&quot;;&quot;-&quot;;&quot;&quot;))">
            <text:p/>
          </table:table-cell>
          <table:table-cell table:formula="of:=IF([.AG74]=&quot;x&quot;;&quot;x&quot;;IF([.AG74]=&quot;-&quot;;&quot;-&quot;;&quot;&quot;))">
            <text:p/>
          </table:table-cell>
          <table:table-cell table:formula="of:=IF([.AH74]=&quot;x&quot;;&quot;x&quot;;IF([.AH74]=&quot;-&quot;;&quot;-&quot;;&quot;&quot;))">
            <text:p/>
          </table:table-cell>
          <table:table-cell table:formula="of:=IF([.AI74]=&quot;x&quot;;&quot;x&quot;;IF([.AI74]=&quot;-&quot;;&quot;-&quot;;&quot;&quot;))">
            <text:p/>
          </table:table-cell>
          <table:table-cell table:formula="of:=IF([.AJ74]=&quot;x&quot;;&quot;x&quot;;IF([.AJ74]=&quot;-&quot;;&quot;-&quot;;&quot;&quot;))">
            <text:p/>
          </table:table-cell>
          <table:table-cell table:formula="of:=IF([.AK74]=&quot;x&quot;;&quot;x&quot;;IF([.AK74]=&quot;-&quot;;&quot;-&quot;;&quot;&quot;))">
            <text:p/>
          </table:table-cell>
          <table:table-cell table:formula="of:=IF([.AL74]=&quot;x&quot;;&quot;x&quot;;IF([.AL74]=&quot;-&quot;;&quot;-&quot;;&quot;&quot;))">
            <text:p/>
          </table:table-cell>
          <table:table-cell table:formula="of:=IF([.AM74]=&quot;x&quot;;&quot;x&quot;;IF([.AM74]=&quot;-&quot;;&quot;-&quot;;&quot;&quot;))">
            <text:p/>
          </table:table-cell>
          <table:table-cell table:formula="of:=IF([.AN74]=&quot;x&quot;;&quot;x&quot;;IF([.AN74]=&quot;-&quot;;&quot;-&quot;;&quot;&quot;))">
            <text:p/>
          </table:table-cell>
          <table:table-cell table:formula="of:=IF([.AO74]=&quot;x&quot;;&quot;x&quot;;IF([.AO74]=&quot;-&quot;;&quot;-&quot;;&quot;&quot;))">
            <text:p/>
          </table:table-cell>
          <table:table-cell table:formula="of:=IF([.AP74]=&quot;x&quot;;&quot;x&quot;;IF([.AP74]=&quot;-&quot;;&quot;-&quot;;&quot;&quot;))">
            <text:p/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74" calcext:value-type="float">
            <text:p>74</text:p>
          </table:table-cell>
          <table:table-cell table:style-name="ce6" office:value-type="string" calcext:value-type="string">
            <text:p>TST074</text:p>
          </table:table-cell>
          <table:table-cell table:style-name="ce10" table:content-validation-name="val3" office:value-type="string" calcext:value-type="string">
            <text:p>purple</text:p>
          </table:table-cell>
          <table:table-cell table:style-name="ce13" table:content-validation-name="val4" office:value-type="string" calcext:value-type="string">
            <text:p>MixRack DX 1/2</text:p>
          </table:table-cell>
          <table:table-cell table:style-name="ce14" table:content-validation-name="val5" office:value-type="float" office:value="10" calcext:value-type="float">
            <text:p>10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5" table:content-validation-name="val7" office:value-type="string" calcext:value-type="string">
            <text:p>-</text:p>
          </table:table-cell>
          <table:table-cell table:style-name="ce15" table:content-validation-name="val8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no</text:p>
          </table:table-cell>
          <table:table-cell table:style-name="ce15" table:content-validation-name="val10" office:value-type="float" office:value="-35" calcext:value-type="float">
            <text:p>-35</text:p>
          </table:table-cell>
          <table:table-cell table:style-name="ce15" table:content-validation-name="val9" office:value-type="string" calcext:value-type="string">
            <text:p>no</text:p>
          </table:table-cell>
          <table:table-cell table:content-validation-name="val12" office:value-type="float" office:value="1480" calcext:value-type="float">
            <text:p>1480</text:p>
          </table:table-cell>
          <table:table-cell table:style-name="ce15" table:content-validation-name="val9" office:value-type="string" calcext:value-type="string">
            <text:p>no</text:p>
          </table:table-cell>
          <table:table-cell/>
          <table:table-cell table:style-name="ce2" table:content-validation-name="val1" office:value-type="string" calcext:value-type="string">
            <text:p>yes</text:p>
          </table:table-cell>
          <table:table-cell table:style-name="ce15" table:content-validation-name="val1" office:value-type="string" calcext:value-type="string">
            <text:p>yes</text:p>
          </table:table-cell>
          <table:table-cell/>
          <table:table-cell table:style-name="ce15" table:content-validation-name="val13" table:number-columns-repeated="6"/>
          <table:table-cell table:style-name="ce15" table:content-validation-name="val13" office:value-type="string" calcext:value-type="string">
            <text:p>x</text:p>
          </table:table-cell>
          <table:table-cell table:style-name="ce15" table:content-validation-name="val13" table:number-columns-repeated="17"/>
          <table:table-cell/>
          <table:table-cell table:style-name="ce15" table:content-validation-name="val13" table:number-columns-repeated="6"/>
          <table:table-cell table:style-name="ce15" table:content-validation-name="val13" office:value-type="string" calcext:value-type="string">
            <text:p>x</text:p>
          </table:table-cell>
          <table:table-cell table:style-name="ce15" table:content-validation-name="val13"/>
          <table:table-cell/>
          <table:table-cell table:formula="of:=IF([.S75]=&quot;x&quot;;&quot;x&quot;;IF([.S75]=&quot;-&quot;;&quot;-&quot;;&quot;&quot;))">
            <text:p/>
          </table:table-cell>
          <table:table-cell table:formula="of:=IF([.T75]=&quot;x&quot;;&quot;x&quot;;IF([.T75]=&quot;-&quot;;&quot;-&quot;;&quot;&quot;))">
            <text:p/>
          </table:table-cell>
          <table:table-cell table:formula="of:=IF([.U75]=&quot;x&quot;;&quot;x&quot;;IF([.U75]=&quot;-&quot;;&quot;-&quot;;&quot;&quot;))">
            <text:p/>
          </table:table-cell>
          <table:table-cell table:formula="of:=IF([.V75]=&quot;x&quot;;&quot;x&quot;;IF([.V75]=&quot;-&quot;;&quot;-&quot;;&quot;&quot;))">
            <text:p/>
          </table:table-cell>
          <table:table-cell table:formula="of:=IF([.W75]=&quot;x&quot;;&quot;x&quot;;IF([.W75]=&quot;-&quot;;&quot;-&quot;;&quot;&quot;))">
            <text:p/>
          </table:table-cell>
          <table:table-cell table:formula="of:=IF([.X75]=&quot;x&quot;;&quot;x&quot;;IF([.X75]=&quot;-&quot;;&quot;-&quot;;&quot;&quot;))">
            <text:p/>
          </table:table-cell>
          <table:table-cell table:formula="of:=IF([.Y75]=&quot;x&quot;;&quot;x&quot;;IF([.Y75]=&quot;-&quot;;&quot;-&quot;;&quot;&quot;))" office:value-type="string" office:string-value="x" calcext:value-type="string">
            <text:p>x</text:p>
          </table:table-cell>
          <table:table-cell table:formula="of:=IF([.Z75]=&quot;x&quot;;&quot;x&quot;;IF([.Z75]=&quot;-&quot;;&quot;-&quot;;&quot;&quot;))">
            <text:p/>
          </table:table-cell>
          <table:table-cell table:formula="of:=IF([.AA75]=&quot;x&quot;;&quot;x&quot;;IF([.AA75]=&quot;-&quot;;&quot;-&quot;;&quot;&quot;))">
            <text:p/>
          </table:table-cell>
          <table:table-cell table:formula="of:=IF([.AB75]=&quot;x&quot;;&quot;x&quot;;IF([.AB75]=&quot;-&quot;;&quot;-&quot;;&quot;&quot;))">
            <text:p/>
          </table:table-cell>
          <table:table-cell table:formula="of:=IF([.AC75]=&quot;x&quot;;&quot;x&quot;;IF([.AC75]=&quot;-&quot;;&quot;-&quot;;&quot;&quot;))">
            <text:p/>
          </table:table-cell>
          <table:table-cell table:formula="of:=IF([.AD75]=&quot;x&quot;;&quot;x&quot;;IF([.AD75]=&quot;-&quot;;&quot;-&quot;;&quot;&quot;))">
            <text:p/>
          </table:table-cell>
          <table:table-cell table:formula="of:=IF([.AE75]=&quot;x&quot;;&quot;x&quot;;IF([.AE75]=&quot;-&quot;;&quot;-&quot;;&quot;&quot;))">
            <text:p/>
          </table:table-cell>
          <table:table-cell table:formula="of:=IF([.AF75]=&quot;x&quot;;&quot;x&quot;;IF([.AF75]=&quot;-&quot;;&quot;-&quot;;&quot;&quot;))">
            <text:p/>
          </table:table-cell>
          <table:table-cell table:formula="of:=IF([.AG75]=&quot;x&quot;;&quot;x&quot;;IF([.AG75]=&quot;-&quot;;&quot;-&quot;;&quot;&quot;))">
            <text:p/>
          </table:table-cell>
          <table:table-cell table:formula="of:=IF([.AH75]=&quot;x&quot;;&quot;x&quot;;IF([.AH75]=&quot;-&quot;;&quot;-&quot;;&quot;&quot;))">
            <text:p/>
          </table:table-cell>
          <table:table-cell table:formula="of:=IF([.AI75]=&quot;x&quot;;&quot;x&quot;;IF([.AI75]=&quot;-&quot;;&quot;-&quot;;&quot;&quot;))">
            <text:p/>
          </table:table-cell>
          <table:table-cell table:formula="of:=IF([.AJ75]=&quot;x&quot;;&quot;x&quot;;IF([.AJ75]=&quot;-&quot;;&quot;-&quot;;&quot;&quot;))">
            <text:p/>
          </table:table-cell>
          <table:table-cell table:formula="of:=IF([.AK75]=&quot;x&quot;;&quot;x&quot;;IF([.AK75]=&quot;-&quot;;&quot;-&quot;;&quot;&quot;))">
            <text:p/>
          </table:table-cell>
          <table:table-cell table:formula="of:=IF([.AL75]=&quot;x&quot;;&quot;x&quot;;IF([.AL75]=&quot;-&quot;;&quot;-&quot;;&quot;&quot;))">
            <text:p/>
          </table:table-cell>
          <table:table-cell table:formula="of:=IF([.AM75]=&quot;x&quot;;&quot;x&quot;;IF([.AM75]=&quot;-&quot;;&quot;-&quot;;&quot;&quot;))">
            <text:p/>
          </table:table-cell>
          <table:table-cell table:formula="of:=IF([.AN75]=&quot;x&quot;;&quot;x&quot;;IF([.AN75]=&quot;-&quot;;&quot;-&quot;;&quot;&quot;))">
            <text:p/>
          </table:table-cell>
          <table:table-cell table:formula="of:=IF([.AO75]=&quot;x&quot;;&quot;x&quot;;IF([.AO75]=&quot;-&quot;;&quot;-&quot;;&quot;&quot;))">
            <text:p/>
          </table:table-cell>
          <table:table-cell table:formula="of:=IF([.AP75]=&quot;x&quot;;&quot;x&quot;;IF([.AP75]=&quot;-&quot;;&quot;-&quot;;&quot;&quot;))">
            <text:p/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75" calcext:value-type="float">
            <text:p>75</text:p>
          </table:table-cell>
          <table:table-cell table:style-name="ce6" office:value-type="string" calcext:value-type="string">
            <text:p>TST075</text:p>
          </table:table-cell>
          <table:table-cell table:style-name="ce10" table:content-validation-name="val3" office:value-type="string" calcext:value-type="string">
            <text:p>purple</text:p>
          </table:table-cell>
          <table:table-cell table:style-name="ce13" table:content-validation-name="val4" office:value-type="string" calcext:value-type="string">
            <text:p>MixRack DX 1/2</text:p>
          </table:table-cell>
          <table:table-cell table:style-name="ce14" table:content-validation-name="val5" office:value-type="float" office:value="11" calcext:value-type="float">
            <text:p>11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5" table:content-validation-name="val7" office:value-type="string" calcext:value-type="string">
            <text:p>-</text:p>
          </table:table-cell>
          <table:table-cell table:style-name="ce15" table:content-validation-name="val8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yes</text:p>
          </table:table-cell>
          <table:table-cell table:style-name="ce15" table:content-validation-name="val10" office:value-type="float" office:value="-40" calcext:value-type="float">
            <text:p>-40</text:p>
          </table:table-cell>
          <table:table-cell table:style-name="ce15" table:content-validation-name="val9" office:value-type="string" calcext:value-type="string">
            <text:p>yes</text:p>
          </table:table-cell>
          <table:table-cell table:content-validation-name="val11" office:value-type="float" office:value="1500" calcext:value-type="float">
            <text:p>1500</text:p>
          </table:table-cell>
          <table:table-cell table:style-name="ce15" table:content-validation-name="val9" office:value-type="string" calcext:value-type="string">
            <text:p>yes</text:p>
          </table:table-cell>
          <table:table-cell/>
          <table:table-cell table:style-name="ce2" table:content-validation-name="val1" office:value-type="string" calcext:value-type="string">
            <text:p>yes</text:p>
          </table:table-cell>
          <table:table-cell table:style-name="ce15" table:content-validation-name="val1" office:value-type="string" calcext:value-type="string">
            <text:p>yes</text:p>
          </table:table-cell>
          <table:table-cell/>
          <table:table-cell table:style-name="ce15" table:content-validation-name="val13" table:number-columns-repeated="6"/>
          <table:table-cell table:style-name="ce15" table:content-validation-name="val13" office:value-type="string" calcext:value-type="string">
            <text:p>x</text:p>
          </table:table-cell>
          <table:table-cell table:style-name="ce15" table:content-validation-name="val13" table:number-columns-repeated="17"/>
          <table:table-cell/>
          <table:table-cell table:style-name="ce15" table:content-validation-name="val13" table:number-columns-repeated="6"/>
          <table:table-cell table:style-name="ce15" table:content-validation-name="val13" office:value-type="string" calcext:value-type="string">
            <text:p>x</text:p>
          </table:table-cell>
          <table:table-cell table:style-name="ce15" table:content-validation-name="val13"/>
          <table:table-cell/>
          <table:table-cell table:formula="of:=IF([.S76]=&quot;x&quot;;&quot;x&quot;;IF([.S76]=&quot;-&quot;;&quot;-&quot;;&quot;&quot;))">
            <text:p/>
          </table:table-cell>
          <table:table-cell table:formula="of:=IF([.T76]=&quot;x&quot;;&quot;x&quot;;IF([.T76]=&quot;-&quot;;&quot;-&quot;;&quot;&quot;))">
            <text:p/>
          </table:table-cell>
          <table:table-cell table:formula="of:=IF([.U76]=&quot;x&quot;;&quot;x&quot;;IF([.U76]=&quot;-&quot;;&quot;-&quot;;&quot;&quot;))">
            <text:p/>
          </table:table-cell>
          <table:table-cell table:formula="of:=IF([.V76]=&quot;x&quot;;&quot;x&quot;;IF([.V76]=&quot;-&quot;;&quot;-&quot;;&quot;&quot;))">
            <text:p/>
          </table:table-cell>
          <table:table-cell table:formula="of:=IF([.W76]=&quot;x&quot;;&quot;x&quot;;IF([.W76]=&quot;-&quot;;&quot;-&quot;;&quot;&quot;))">
            <text:p/>
          </table:table-cell>
          <table:table-cell table:formula="of:=IF([.X76]=&quot;x&quot;;&quot;x&quot;;IF([.X76]=&quot;-&quot;;&quot;-&quot;;&quot;&quot;))">
            <text:p/>
          </table:table-cell>
          <table:table-cell table:formula="of:=IF([.Y76]=&quot;x&quot;;&quot;x&quot;;IF([.Y76]=&quot;-&quot;;&quot;-&quot;;&quot;&quot;))" office:value-type="string" office:string-value="x" calcext:value-type="string">
            <text:p>x</text:p>
          </table:table-cell>
          <table:table-cell table:formula="of:=IF([.Z76]=&quot;x&quot;;&quot;x&quot;;IF([.Z76]=&quot;-&quot;;&quot;-&quot;;&quot;&quot;))">
            <text:p/>
          </table:table-cell>
          <table:table-cell table:formula="of:=IF([.AA76]=&quot;x&quot;;&quot;x&quot;;IF([.AA76]=&quot;-&quot;;&quot;-&quot;;&quot;&quot;))">
            <text:p/>
          </table:table-cell>
          <table:table-cell table:formula="of:=IF([.AB76]=&quot;x&quot;;&quot;x&quot;;IF([.AB76]=&quot;-&quot;;&quot;-&quot;;&quot;&quot;))">
            <text:p/>
          </table:table-cell>
          <table:table-cell table:formula="of:=IF([.AC76]=&quot;x&quot;;&quot;x&quot;;IF([.AC76]=&quot;-&quot;;&quot;-&quot;;&quot;&quot;))">
            <text:p/>
          </table:table-cell>
          <table:table-cell table:formula="of:=IF([.AD76]=&quot;x&quot;;&quot;x&quot;;IF([.AD76]=&quot;-&quot;;&quot;-&quot;;&quot;&quot;))">
            <text:p/>
          </table:table-cell>
          <table:table-cell table:formula="of:=IF([.AE76]=&quot;x&quot;;&quot;x&quot;;IF([.AE76]=&quot;-&quot;;&quot;-&quot;;&quot;&quot;))">
            <text:p/>
          </table:table-cell>
          <table:table-cell table:formula="of:=IF([.AF76]=&quot;x&quot;;&quot;x&quot;;IF([.AF76]=&quot;-&quot;;&quot;-&quot;;&quot;&quot;))">
            <text:p/>
          </table:table-cell>
          <table:table-cell table:formula="of:=IF([.AG76]=&quot;x&quot;;&quot;x&quot;;IF([.AG76]=&quot;-&quot;;&quot;-&quot;;&quot;&quot;))">
            <text:p/>
          </table:table-cell>
          <table:table-cell table:formula="of:=IF([.AH76]=&quot;x&quot;;&quot;x&quot;;IF([.AH76]=&quot;-&quot;;&quot;-&quot;;&quot;&quot;))">
            <text:p/>
          </table:table-cell>
          <table:table-cell table:formula="of:=IF([.AI76]=&quot;x&quot;;&quot;x&quot;;IF([.AI76]=&quot;-&quot;;&quot;-&quot;;&quot;&quot;))">
            <text:p/>
          </table:table-cell>
          <table:table-cell table:formula="of:=IF([.AJ76]=&quot;x&quot;;&quot;x&quot;;IF([.AJ76]=&quot;-&quot;;&quot;-&quot;;&quot;&quot;))">
            <text:p/>
          </table:table-cell>
          <table:table-cell table:formula="of:=IF([.AK76]=&quot;x&quot;;&quot;x&quot;;IF([.AK76]=&quot;-&quot;;&quot;-&quot;;&quot;&quot;))">
            <text:p/>
          </table:table-cell>
          <table:table-cell table:formula="of:=IF([.AL76]=&quot;x&quot;;&quot;x&quot;;IF([.AL76]=&quot;-&quot;;&quot;-&quot;;&quot;&quot;))">
            <text:p/>
          </table:table-cell>
          <table:table-cell table:formula="of:=IF([.AM76]=&quot;x&quot;;&quot;x&quot;;IF([.AM76]=&quot;-&quot;;&quot;-&quot;;&quot;&quot;))">
            <text:p/>
          </table:table-cell>
          <table:table-cell table:formula="of:=IF([.AN76]=&quot;x&quot;;&quot;x&quot;;IF([.AN76]=&quot;-&quot;;&quot;-&quot;;&quot;&quot;))">
            <text:p/>
          </table:table-cell>
          <table:table-cell table:formula="of:=IF([.AO76]=&quot;x&quot;;&quot;x&quot;;IF([.AO76]=&quot;-&quot;;&quot;-&quot;;&quot;&quot;))">
            <text:p/>
          </table:table-cell>
          <table:table-cell table:formula="of:=IF([.AP76]=&quot;x&quot;;&quot;x&quot;;IF([.AP76]=&quot;-&quot;;&quot;-&quot;;&quot;&quot;))">
            <text:p/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76" calcext:value-type="float">
            <text:p>76</text:p>
          </table:table-cell>
          <table:table-cell table:style-name="ce6" office:value-type="string" calcext:value-type="string">
            <text:p>TST076</text:p>
          </table:table-cell>
          <table:table-cell table:style-name="ce10" table:content-validation-name="val3" office:value-type="string" calcext:value-type="string">
            <text:p>purple</text:p>
          </table:table-cell>
          <table:table-cell table:style-name="ce13" table:content-validation-name="val4" office:value-type="string" calcext:value-type="string">
            <text:p>MixRack DX 1/2</text:p>
          </table:table-cell>
          <table:table-cell table:style-name="ce14" table:content-validation-name="val5" office:value-type="float" office:value="12" calcext:value-type="float">
            <text:p>12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5" table:content-validation-name="val7" office:value-type="string" calcext:value-type="string">
            <text:p>-</text:p>
          </table:table-cell>
          <table:table-cell table:style-name="ce15" table:content-validation-name="val8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no</text:p>
          </table:table-cell>
          <table:table-cell table:style-name="ce15" table:content-validation-name="val10" office:value-type="float" office:value="-45" calcext:value-type="float">
            <text:p>-45</text:p>
          </table:table-cell>
          <table:table-cell table:style-name="ce15" table:content-validation-name="val9" office:value-type="string" calcext:value-type="string">
            <text:p>no</text:p>
          </table:table-cell>
          <table:table-cell table:content-validation-name="val12" office:value-type="float" office:value="1520" calcext:value-type="float">
            <text:p>1520</text:p>
          </table:table-cell>
          <table:table-cell table:style-name="ce15" table:content-validation-name="val9" office:value-type="string" calcext:value-type="string">
            <text:p>no</text:p>
          </table:table-cell>
          <table:table-cell/>
          <table:table-cell table:style-name="ce2" table:content-validation-name="val1" office:value-type="string" calcext:value-type="string">
            <text:p>yes</text:p>
          </table:table-cell>
          <table:table-cell table:style-name="ce15" table:content-validation-name="val1" office:value-type="string" calcext:value-type="string">
            <text:p>yes</text:p>
          </table:table-cell>
          <table:table-cell/>
          <table:table-cell table:style-name="ce15" table:content-validation-name="val13" table:number-columns-repeated="6"/>
          <table:table-cell table:style-name="ce15" table:content-validation-name="val13" office:value-type="string" calcext:value-type="string">
            <text:p>x</text:p>
          </table:table-cell>
          <table:table-cell table:style-name="ce15" table:content-validation-name="val13" table:number-columns-repeated="17"/>
          <table:table-cell/>
          <table:table-cell table:style-name="ce15" table:content-validation-name="val13" table:number-columns-repeated="6"/>
          <table:table-cell table:style-name="ce15" table:content-validation-name="val13" office:value-type="string" calcext:value-type="string">
            <text:p>x</text:p>
          </table:table-cell>
          <table:table-cell table:style-name="ce15" table:content-validation-name="val13"/>
          <table:table-cell/>
          <table:table-cell table:formula="of:=IF([.S77]=&quot;x&quot;;&quot;x&quot;;IF([.S77]=&quot;-&quot;;&quot;-&quot;;&quot;&quot;))">
            <text:p/>
          </table:table-cell>
          <table:table-cell table:formula="of:=IF([.T77]=&quot;x&quot;;&quot;x&quot;;IF([.T77]=&quot;-&quot;;&quot;-&quot;;&quot;&quot;))">
            <text:p/>
          </table:table-cell>
          <table:table-cell table:formula="of:=IF([.U77]=&quot;x&quot;;&quot;x&quot;;IF([.U77]=&quot;-&quot;;&quot;-&quot;;&quot;&quot;))">
            <text:p/>
          </table:table-cell>
          <table:table-cell table:formula="of:=IF([.V77]=&quot;x&quot;;&quot;x&quot;;IF([.V77]=&quot;-&quot;;&quot;-&quot;;&quot;&quot;))">
            <text:p/>
          </table:table-cell>
          <table:table-cell table:formula="of:=IF([.W77]=&quot;x&quot;;&quot;x&quot;;IF([.W77]=&quot;-&quot;;&quot;-&quot;;&quot;&quot;))">
            <text:p/>
          </table:table-cell>
          <table:table-cell table:formula="of:=IF([.X77]=&quot;x&quot;;&quot;x&quot;;IF([.X77]=&quot;-&quot;;&quot;-&quot;;&quot;&quot;))">
            <text:p/>
          </table:table-cell>
          <table:table-cell table:formula="of:=IF([.Y77]=&quot;x&quot;;&quot;x&quot;;IF([.Y77]=&quot;-&quot;;&quot;-&quot;;&quot;&quot;))" office:value-type="string" office:string-value="x" calcext:value-type="string">
            <text:p>x</text:p>
          </table:table-cell>
          <table:table-cell table:formula="of:=IF([.Z77]=&quot;x&quot;;&quot;x&quot;;IF([.Z77]=&quot;-&quot;;&quot;-&quot;;&quot;&quot;))">
            <text:p/>
          </table:table-cell>
          <table:table-cell table:formula="of:=IF([.AA77]=&quot;x&quot;;&quot;x&quot;;IF([.AA77]=&quot;-&quot;;&quot;-&quot;;&quot;&quot;))">
            <text:p/>
          </table:table-cell>
          <table:table-cell table:formula="of:=IF([.AB77]=&quot;x&quot;;&quot;x&quot;;IF([.AB77]=&quot;-&quot;;&quot;-&quot;;&quot;&quot;))">
            <text:p/>
          </table:table-cell>
          <table:table-cell table:formula="of:=IF([.AC77]=&quot;x&quot;;&quot;x&quot;;IF([.AC77]=&quot;-&quot;;&quot;-&quot;;&quot;&quot;))">
            <text:p/>
          </table:table-cell>
          <table:table-cell table:formula="of:=IF([.AD77]=&quot;x&quot;;&quot;x&quot;;IF([.AD77]=&quot;-&quot;;&quot;-&quot;;&quot;&quot;))">
            <text:p/>
          </table:table-cell>
          <table:table-cell table:formula="of:=IF([.AE77]=&quot;x&quot;;&quot;x&quot;;IF([.AE77]=&quot;-&quot;;&quot;-&quot;;&quot;&quot;))">
            <text:p/>
          </table:table-cell>
          <table:table-cell table:formula="of:=IF([.AF77]=&quot;x&quot;;&quot;x&quot;;IF([.AF77]=&quot;-&quot;;&quot;-&quot;;&quot;&quot;))">
            <text:p/>
          </table:table-cell>
          <table:table-cell table:formula="of:=IF([.AG77]=&quot;x&quot;;&quot;x&quot;;IF([.AG77]=&quot;-&quot;;&quot;-&quot;;&quot;&quot;))">
            <text:p/>
          </table:table-cell>
          <table:table-cell table:formula="of:=IF([.AH77]=&quot;x&quot;;&quot;x&quot;;IF([.AH77]=&quot;-&quot;;&quot;-&quot;;&quot;&quot;))">
            <text:p/>
          </table:table-cell>
          <table:table-cell table:formula="of:=IF([.AI77]=&quot;x&quot;;&quot;x&quot;;IF([.AI77]=&quot;-&quot;;&quot;-&quot;;&quot;&quot;))">
            <text:p/>
          </table:table-cell>
          <table:table-cell table:formula="of:=IF([.AJ77]=&quot;x&quot;;&quot;x&quot;;IF([.AJ77]=&quot;-&quot;;&quot;-&quot;;&quot;&quot;))">
            <text:p/>
          </table:table-cell>
          <table:table-cell table:formula="of:=IF([.AK77]=&quot;x&quot;;&quot;x&quot;;IF([.AK77]=&quot;-&quot;;&quot;-&quot;;&quot;&quot;))">
            <text:p/>
          </table:table-cell>
          <table:table-cell table:formula="of:=IF([.AL77]=&quot;x&quot;;&quot;x&quot;;IF([.AL77]=&quot;-&quot;;&quot;-&quot;;&quot;&quot;))">
            <text:p/>
          </table:table-cell>
          <table:table-cell table:formula="of:=IF([.AM77]=&quot;x&quot;;&quot;x&quot;;IF([.AM77]=&quot;-&quot;;&quot;-&quot;;&quot;&quot;))">
            <text:p/>
          </table:table-cell>
          <table:table-cell table:formula="of:=IF([.AN77]=&quot;x&quot;;&quot;x&quot;;IF([.AN77]=&quot;-&quot;;&quot;-&quot;;&quot;&quot;))">
            <text:p/>
          </table:table-cell>
          <table:table-cell table:formula="of:=IF([.AO77]=&quot;x&quot;;&quot;x&quot;;IF([.AO77]=&quot;-&quot;;&quot;-&quot;;&quot;&quot;))">
            <text:p/>
          </table:table-cell>
          <table:table-cell table:formula="of:=IF([.AP77]=&quot;x&quot;;&quot;x&quot;;IF([.AP77]=&quot;-&quot;;&quot;-&quot;;&quot;&quot;))">
            <text:p/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77" calcext:value-type="float">
            <text:p>77</text:p>
          </table:table-cell>
          <table:table-cell table:style-name="ce6" office:value-type="string" calcext:value-type="string">
            <text:p>TST077</text:p>
          </table:table-cell>
          <table:table-cell table:style-name="ce10" table:content-validation-name="val3" office:value-type="string" calcext:value-type="string">
            <text:p>purple</text:p>
          </table:table-cell>
          <table:table-cell table:style-name="ce13" table:content-validation-name="val4" office:value-type="string" calcext:value-type="string">
            <text:p>MixRack DX 1/2</text:p>
          </table:table-cell>
          <table:table-cell table:style-name="ce14" table:content-validation-name="val5" office:value-type="float" office:value="13" calcext:value-type="float">
            <text:p>13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5" table:content-validation-name="val7" office:value-type="string" calcext:value-type="string">
            <text:p>-</text:p>
          </table:table-cell>
          <table:table-cell table:style-name="ce15" table:content-validation-name="val8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yes</text:p>
          </table:table-cell>
          <table:table-cell table:style-name="ce15" table:content-validation-name="val10" office:value-type="float" office:value="-99" calcext:value-type="float">
            <text:p>-99</text:p>
          </table:table-cell>
          <table:table-cell table:style-name="ce15" table:content-validation-name="val9" office:value-type="string" calcext:value-type="string">
            <text:p>yes</text:p>
          </table:table-cell>
          <table:table-cell table:content-validation-name="val11" office:value-type="float" office:value="1540" calcext:value-type="float">
            <text:p>1540</text:p>
          </table:table-cell>
          <table:table-cell table:style-name="ce15" table:content-validation-name="val9" office:value-type="string" calcext:value-type="string">
            <text:p>yes</text:p>
          </table:table-cell>
          <table:table-cell/>
          <table:table-cell table:style-name="ce2" table:content-validation-name="val1" office:value-type="string" calcext:value-type="string">
            <text:p>yes</text:p>
          </table:table-cell>
          <table:table-cell table:style-name="ce15" table:content-validation-name="val1" office:value-type="string" calcext:value-type="string">
            <text:p>yes</text:p>
          </table:table-cell>
          <table:table-cell/>
          <table:table-cell table:style-name="ce15" table:content-validation-name="val13" table:number-columns-repeated="6"/>
          <table:table-cell table:style-name="ce15" table:content-validation-name="val13" office:value-type="string" calcext:value-type="string">
            <text:p>x</text:p>
          </table:table-cell>
          <table:table-cell table:style-name="ce15" table:content-validation-name="val13" table:number-columns-repeated="17"/>
          <table:table-cell/>
          <table:table-cell table:style-name="ce15" table:content-validation-name="val13" table:number-columns-repeated="6"/>
          <table:table-cell table:style-name="ce15" table:content-validation-name="val13" office:value-type="string" calcext:value-type="string">
            <text:p>x</text:p>
          </table:table-cell>
          <table:table-cell table:style-name="ce15" table:content-validation-name="val13"/>
          <table:table-cell/>
          <table:table-cell table:formula="of:=IF([.S78]=&quot;x&quot;;&quot;x&quot;;IF([.S78]=&quot;-&quot;;&quot;-&quot;;&quot;&quot;))">
            <text:p/>
          </table:table-cell>
          <table:table-cell table:formula="of:=IF([.T78]=&quot;x&quot;;&quot;x&quot;;IF([.T78]=&quot;-&quot;;&quot;-&quot;;&quot;&quot;))">
            <text:p/>
          </table:table-cell>
          <table:table-cell table:formula="of:=IF([.U78]=&quot;x&quot;;&quot;x&quot;;IF([.U78]=&quot;-&quot;;&quot;-&quot;;&quot;&quot;))">
            <text:p/>
          </table:table-cell>
          <table:table-cell table:formula="of:=IF([.V78]=&quot;x&quot;;&quot;x&quot;;IF([.V78]=&quot;-&quot;;&quot;-&quot;;&quot;&quot;))">
            <text:p/>
          </table:table-cell>
          <table:table-cell table:formula="of:=IF([.W78]=&quot;x&quot;;&quot;x&quot;;IF([.W78]=&quot;-&quot;;&quot;-&quot;;&quot;&quot;))">
            <text:p/>
          </table:table-cell>
          <table:table-cell table:formula="of:=IF([.X78]=&quot;x&quot;;&quot;x&quot;;IF([.X78]=&quot;-&quot;;&quot;-&quot;;&quot;&quot;))">
            <text:p/>
          </table:table-cell>
          <table:table-cell table:formula="of:=IF([.Y78]=&quot;x&quot;;&quot;x&quot;;IF([.Y78]=&quot;-&quot;;&quot;-&quot;;&quot;&quot;))" office:value-type="string" office:string-value="x" calcext:value-type="string">
            <text:p>x</text:p>
          </table:table-cell>
          <table:table-cell table:formula="of:=IF([.Z78]=&quot;x&quot;;&quot;x&quot;;IF([.Z78]=&quot;-&quot;;&quot;-&quot;;&quot;&quot;))">
            <text:p/>
          </table:table-cell>
          <table:table-cell table:formula="of:=IF([.AA78]=&quot;x&quot;;&quot;x&quot;;IF([.AA78]=&quot;-&quot;;&quot;-&quot;;&quot;&quot;))">
            <text:p/>
          </table:table-cell>
          <table:table-cell table:formula="of:=IF([.AB78]=&quot;x&quot;;&quot;x&quot;;IF([.AB78]=&quot;-&quot;;&quot;-&quot;;&quot;&quot;))">
            <text:p/>
          </table:table-cell>
          <table:table-cell table:formula="of:=IF([.AC78]=&quot;x&quot;;&quot;x&quot;;IF([.AC78]=&quot;-&quot;;&quot;-&quot;;&quot;&quot;))">
            <text:p/>
          </table:table-cell>
          <table:table-cell table:formula="of:=IF([.AD78]=&quot;x&quot;;&quot;x&quot;;IF([.AD78]=&quot;-&quot;;&quot;-&quot;;&quot;&quot;))">
            <text:p/>
          </table:table-cell>
          <table:table-cell table:formula="of:=IF([.AE78]=&quot;x&quot;;&quot;x&quot;;IF([.AE78]=&quot;-&quot;;&quot;-&quot;;&quot;&quot;))">
            <text:p/>
          </table:table-cell>
          <table:table-cell table:formula="of:=IF([.AF78]=&quot;x&quot;;&quot;x&quot;;IF([.AF78]=&quot;-&quot;;&quot;-&quot;;&quot;&quot;))">
            <text:p/>
          </table:table-cell>
          <table:table-cell table:formula="of:=IF([.AG78]=&quot;x&quot;;&quot;x&quot;;IF([.AG78]=&quot;-&quot;;&quot;-&quot;;&quot;&quot;))">
            <text:p/>
          </table:table-cell>
          <table:table-cell table:formula="of:=IF([.AH78]=&quot;x&quot;;&quot;x&quot;;IF([.AH78]=&quot;-&quot;;&quot;-&quot;;&quot;&quot;))">
            <text:p/>
          </table:table-cell>
          <table:table-cell table:formula="of:=IF([.AI78]=&quot;x&quot;;&quot;x&quot;;IF([.AI78]=&quot;-&quot;;&quot;-&quot;;&quot;&quot;))">
            <text:p/>
          </table:table-cell>
          <table:table-cell table:formula="of:=IF([.AJ78]=&quot;x&quot;;&quot;x&quot;;IF([.AJ78]=&quot;-&quot;;&quot;-&quot;;&quot;&quot;))">
            <text:p/>
          </table:table-cell>
          <table:table-cell table:formula="of:=IF([.AK78]=&quot;x&quot;;&quot;x&quot;;IF([.AK78]=&quot;-&quot;;&quot;-&quot;;&quot;&quot;))">
            <text:p/>
          </table:table-cell>
          <table:table-cell table:formula="of:=IF([.AL78]=&quot;x&quot;;&quot;x&quot;;IF([.AL78]=&quot;-&quot;;&quot;-&quot;;&quot;&quot;))">
            <text:p/>
          </table:table-cell>
          <table:table-cell table:formula="of:=IF([.AM78]=&quot;x&quot;;&quot;x&quot;;IF([.AM78]=&quot;-&quot;;&quot;-&quot;;&quot;&quot;))">
            <text:p/>
          </table:table-cell>
          <table:table-cell table:formula="of:=IF([.AN78]=&quot;x&quot;;&quot;x&quot;;IF([.AN78]=&quot;-&quot;;&quot;-&quot;;&quot;&quot;))">
            <text:p/>
          </table:table-cell>
          <table:table-cell table:formula="of:=IF([.AO78]=&quot;x&quot;;&quot;x&quot;;IF([.AO78]=&quot;-&quot;;&quot;-&quot;;&quot;&quot;))">
            <text:p/>
          </table:table-cell>
          <table:table-cell table:formula="of:=IF([.AP78]=&quot;x&quot;;&quot;x&quot;;IF([.AP78]=&quot;-&quot;;&quot;-&quot;;&quot;&quot;))">
            <text:p/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78" calcext:value-type="float">
            <text:p>78</text:p>
          </table:table-cell>
          <table:table-cell table:style-name="ce6" office:value-type="string" calcext:value-type="string">
            <text:p>TST078</text:p>
          </table:table-cell>
          <table:table-cell table:style-name="ce10" table:content-validation-name="val3" office:value-type="string" calcext:value-type="string">
            <text:p>purple</text:p>
          </table:table-cell>
          <table:table-cell table:style-name="ce13" table:content-validation-name="val4" office:value-type="string" calcext:value-type="string">
            <text:p>MixRack DX 1/2</text:p>
          </table:table-cell>
          <table:table-cell table:style-name="ce14" table:content-validation-name="val5" office:value-type="float" office:value="14" calcext:value-type="float">
            <text:p>14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5" table:content-validation-name="val7" office:value-type="string" calcext:value-type="string">
            <text:p>-</text:p>
          </table:table-cell>
          <table:table-cell table:style-name="ce15" table:content-validation-name="val8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no</text:p>
          </table:table-cell>
          <table:table-cell table:style-name="ce15" table:content-validation-name="val10" office:value-type="float" office:value="10" calcext:value-type="float">
            <text:p>10</text:p>
          </table:table-cell>
          <table:table-cell table:style-name="ce15" table:content-validation-name="val9" office:value-type="string" calcext:value-type="string">
            <text:p>no</text:p>
          </table:table-cell>
          <table:table-cell table:content-validation-name="val12" office:value-type="float" office:value="1560" calcext:value-type="float">
            <text:p>1560</text:p>
          </table:table-cell>
          <table:table-cell table:style-name="ce15" table:content-validation-name="val9" office:value-type="string" calcext:value-type="string">
            <text:p>no</text:p>
          </table:table-cell>
          <table:table-cell/>
          <table:table-cell table:style-name="ce2" table:content-validation-name="val1" office:value-type="string" calcext:value-type="string">
            <text:p>yes</text:p>
          </table:table-cell>
          <table:table-cell table:style-name="ce15" table:content-validation-name="val1" office:value-type="string" calcext:value-type="string">
            <text:p>yes</text:p>
          </table:table-cell>
          <table:table-cell/>
          <table:table-cell table:style-name="ce15" table:content-validation-name="val13" table:number-columns-repeated="6"/>
          <table:table-cell table:style-name="ce15" table:content-validation-name="val13" office:value-type="string" calcext:value-type="string">
            <text:p>x</text:p>
          </table:table-cell>
          <table:table-cell table:style-name="ce15" table:content-validation-name="val13" table:number-columns-repeated="17"/>
          <table:table-cell/>
          <table:table-cell table:style-name="ce15" table:content-validation-name="val13" table:number-columns-repeated="6"/>
          <table:table-cell table:style-name="ce15" table:content-validation-name="val13" office:value-type="string" calcext:value-type="string">
            <text:p>x</text:p>
          </table:table-cell>
          <table:table-cell table:style-name="ce15" table:content-validation-name="val13"/>
          <table:table-cell/>
          <table:table-cell table:formula="of:=IF([.S79]=&quot;x&quot;;&quot;x&quot;;IF([.S79]=&quot;-&quot;;&quot;-&quot;;&quot;&quot;))">
            <text:p/>
          </table:table-cell>
          <table:table-cell table:formula="of:=IF([.T79]=&quot;x&quot;;&quot;x&quot;;IF([.T79]=&quot;-&quot;;&quot;-&quot;;&quot;&quot;))">
            <text:p/>
          </table:table-cell>
          <table:table-cell table:formula="of:=IF([.U79]=&quot;x&quot;;&quot;x&quot;;IF([.U79]=&quot;-&quot;;&quot;-&quot;;&quot;&quot;))">
            <text:p/>
          </table:table-cell>
          <table:table-cell table:formula="of:=IF([.V79]=&quot;x&quot;;&quot;x&quot;;IF([.V79]=&quot;-&quot;;&quot;-&quot;;&quot;&quot;))">
            <text:p/>
          </table:table-cell>
          <table:table-cell table:formula="of:=IF([.W79]=&quot;x&quot;;&quot;x&quot;;IF([.W79]=&quot;-&quot;;&quot;-&quot;;&quot;&quot;))">
            <text:p/>
          </table:table-cell>
          <table:table-cell table:formula="of:=IF([.X79]=&quot;x&quot;;&quot;x&quot;;IF([.X79]=&quot;-&quot;;&quot;-&quot;;&quot;&quot;))">
            <text:p/>
          </table:table-cell>
          <table:table-cell table:formula="of:=IF([.Y79]=&quot;x&quot;;&quot;x&quot;;IF([.Y79]=&quot;-&quot;;&quot;-&quot;;&quot;&quot;))" office:value-type="string" office:string-value="x" calcext:value-type="string">
            <text:p>x</text:p>
          </table:table-cell>
          <table:table-cell table:formula="of:=IF([.Z79]=&quot;x&quot;;&quot;x&quot;;IF([.Z79]=&quot;-&quot;;&quot;-&quot;;&quot;&quot;))">
            <text:p/>
          </table:table-cell>
          <table:table-cell table:formula="of:=IF([.AA79]=&quot;x&quot;;&quot;x&quot;;IF([.AA79]=&quot;-&quot;;&quot;-&quot;;&quot;&quot;))">
            <text:p/>
          </table:table-cell>
          <table:table-cell table:formula="of:=IF([.AB79]=&quot;x&quot;;&quot;x&quot;;IF([.AB79]=&quot;-&quot;;&quot;-&quot;;&quot;&quot;))">
            <text:p/>
          </table:table-cell>
          <table:table-cell table:formula="of:=IF([.AC79]=&quot;x&quot;;&quot;x&quot;;IF([.AC79]=&quot;-&quot;;&quot;-&quot;;&quot;&quot;))">
            <text:p/>
          </table:table-cell>
          <table:table-cell table:formula="of:=IF([.AD79]=&quot;x&quot;;&quot;x&quot;;IF([.AD79]=&quot;-&quot;;&quot;-&quot;;&quot;&quot;))">
            <text:p/>
          </table:table-cell>
          <table:table-cell table:formula="of:=IF([.AE79]=&quot;x&quot;;&quot;x&quot;;IF([.AE79]=&quot;-&quot;;&quot;-&quot;;&quot;&quot;))">
            <text:p/>
          </table:table-cell>
          <table:table-cell table:formula="of:=IF([.AF79]=&quot;x&quot;;&quot;x&quot;;IF([.AF79]=&quot;-&quot;;&quot;-&quot;;&quot;&quot;))">
            <text:p/>
          </table:table-cell>
          <table:table-cell table:formula="of:=IF([.AG79]=&quot;x&quot;;&quot;x&quot;;IF([.AG79]=&quot;-&quot;;&quot;-&quot;;&quot;&quot;))">
            <text:p/>
          </table:table-cell>
          <table:table-cell table:formula="of:=IF([.AH79]=&quot;x&quot;;&quot;x&quot;;IF([.AH79]=&quot;-&quot;;&quot;-&quot;;&quot;&quot;))">
            <text:p/>
          </table:table-cell>
          <table:table-cell table:formula="of:=IF([.AI79]=&quot;x&quot;;&quot;x&quot;;IF([.AI79]=&quot;-&quot;;&quot;-&quot;;&quot;&quot;))">
            <text:p/>
          </table:table-cell>
          <table:table-cell table:formula="of:=IF([.AJ79]=&quot;x&quot;;&quot;x&quot;;IF([.AJ79]=&quot;-&quot;;&quot;-&quot;;&quot;&quot;))">
            <text:p/>
          </table:table-cell>
          <table:table-cell table:formula="of:=IF([.AK79]=&quot;x&quot;;&quot;x&quot;;IF([.AK79]=&quot;-&quot;;&quot;-&quot;;&quot;&quot;))">
            <text:p/>
          </table:table-cell>
          <table:table-cell table:formula="of:=IF([.AL79]=&quot;x&quot;;&quot;x&quot;;IF([.AL79]=&quot;-&quot;;&quot;-&quot;;&quot;&quot;))">
            <text:p/>
          </table:table-cell>
          <table:table-cell table:formula="of:=IF([.AM79]=&quot;x&quot;;&quot;x&quot;;IF([.AM79]=&quot;-&quot;;&quot;-&quot;;&quot;&quot;))">
            <text:p/>
          </table:table-cell>
          <table:table-cell table:formula="of:=IF([.AN79]=&quot;x&quot;;&quot;x&quot;;IF([.AN79]=&quot;-&quot;;&quot;-&quot;;&quot;&quot;))">
            <text:p/>
          </table:table-cell>
          <table:table-cell table:formula="of:=IF([.AO79]=&quot;x&quot;;&quot;x&quot;;IF([.AO79]=&quot;-&quot;;&quot;-&quot;;&quot;&quot;))">
            <text:p/>
          </table:table-cell>
          <table:table-cell table:formula="of:=IF([.AP79]=&quot;x&quot;;&quot;x&quot;;IF([.AP79]=&quot;-&quot;;&quot;-&quot;;&quot;&quot;))">
            <text:p/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79" calcext:value-type="float">
            <text:p>79</text:p>
          </table:table-cell>
          <table:table-cell table:style-name="ce6" office:value-type="string" calcext:value-type="string">
            <text:p>TST079</text:p>
          </table:table-cell>
          <table:table-cell table:style-name="ce10" table:content-validation-name="val3" office:value-type="string" calcext:value-type="string">
            <text:p>purple</text:p>
          </table:table-cell>
          <table:table-cell table:style-name="ce13" table:content-validation-name="val4" office:value-type="string" calcext:value-type="string">
            <text:p>MixRack DX 1/2</text:p>
          </table:table-cell>
          <table:table-cell table:style-name="ce14" table:content-validation-name="val5" office:value-type="float" office:value="15" calcext:value-type="float">
            <text:p>15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5" table:content-validation-name="val7" office:value-type="string" calcext:value-type="string">
            <text:p>-</text:p>
          </table:table-cell>
          <table:table-cell table:style-name="ce15" table:content-validation-name="val8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yes</text:p>
          </table:table-cell>
          <table:table-cell table:style-name="ce15" table:content-validation-name="val10" office:value-type="float" office:value="5" calcext:value-type="float">
            <text:p>5</text:p>
          </table:table-cell>
          <table:table-cell table:style-name="ce15" table:content-validation-name="val9" office:value-type="string" calcext:value-type="string">
            <text:p>yes</text:p>
          </table:table-cell>
          <table:table-cell table:content-validation-name="val11" office:value-type="float" office:value="1580" calcext:value-type="float">
            <text:p>1580</text:p>
          </table:table-cell>
          <table:table-cell table:style-name="ce15" table:content-validation-name="val9" office:value-type="string" calcext:value-type="string">
            <text:p>yes</text:p>
          </table:table-cell>
          <table:table-cell/>
          <table:table-cell table:style-name="ce2" table:content-validation-name="val1" office:value-type="string" calcext:value-type="string">
            <text:p>yes</text:p>
          </table:table-cell>
          <table:table-cell table:style-name="ce15" table:content-validation-name="val1" office:value-type="string" calcext:value-type="string">
            <text:p>yes</text:p>
          </table:table-cell>
          <table:table-cell/>
          <table:table-cell table:style-name="ce15" table:content-validation-name="val13" table:number-columns-repeated="6"/>
          <table:table-cell table:style-name="ce15" table:content-validation-name="val13" office:value-type="string" calcext:value-type="string">
            <text:p>x</text:p>
          </table:table-cell>
          <table:table-cell table:style-name="ce15" table:content-validation-name="val13" table:number-columns-repeated="17"/>
          <table:table-cell/>
          <table:table-cell table:style-name="ce15" table:content-validation-name="val13" table:number-columns-repeated="6"/>
          <table:table-cell table:style-name="ce15" table:content-validation-name="val13" office:value-type="string" calcext:value-type="string">
            <text:p>x</text:p>
          </table:table-cell>
          <table:table-cell table:style-name="ce15" table:content-validation-name="val13"/>
          <table:table-cell/>
          <table:table-cell table:formula="of:=IF([.S80]=&quot;x&quot;;&quot;x&quot;;IF([.S80]=&quot;-&quot;;&quot;-&quot;;&quot;&quot;))">
            <text:p/>
          </table:table-cell>
          <table:table-cell table:formula="of:=IF([.T80]=&quot;x&quot;;&quot;x&quot;;IF([.T80]=&quot;-&quot;;&quot;-&quot;;&quot;&quot;))">
            <text:p/>
          </table:table-cell>
          <table:table-cell table:formula="of:=IF([.U80]=&quot;x&quot;;&quot;x&quot;;IF([.U80]=&quot;-&quot;;&quot;-&quot;;&quot;&quot;))">
            <text:p/>
          </table:table-cell>
          <table:table-cell table:formula="of:=IF([.V80]=&quot;x&quot;;&quot;x&quot;;IF([.V80]=&quot;-&quot;;&quot;-&quot;;&quot;&quot;))">
            <text:p/>
          </table:table-cell>
          <table:table-cell table:formula="of:=IF([.W80]=&quot;x&quot;;&quot;x&quot;;IF([.W80]=&quot;-&quot;;&quot;-&quot;;&quot;&quot;))">
            <text:p/>
          </table:table-cell>
          <table:table-cell table:formula="of:=IF([.X80]=&quot;x&quot;;&quot;x&quot;;IF([.X80]=&quot;-&quot;;&quot;-&quot;;&quot;&quot;))">
            <text:p/>
          </table:table-cell>
          <table:table-cell table:formula="of:=IF([.Y80]=&quot;x&quot;;&quot;x&quot;;IF([.Y80]=&quot;-&quot;;&quot;-&quot;;&quot;&quot;))" office:value-type="string" office:string-value="x" calcext:value-type="string">
            <text:p>x</text:p>
          </table:table-cell>
          <table:table-cell table:formula="of:=IF([.Z80]=&quot;x&quot;;&quot;x&quot;;IF([.Z80]=&quot;-&quot;;&quot;-&quot;;&quot;&quot;))">
            <text:p/>
          </table:table-cell>
          <table:table-cell table:formula="of:=IF([.AA80]=&quot;x&quot;;&quot;x&quot;;IF([.AA80]=&quot;-&quot;;&quot;-&quot;;&quot;&quot;))">
            <text:p/>
          </table:table-cell>
          <table:table-cell table:formula="of:=IF([.AB80]=&quot;x&quot;;&quot;x&quot;;IF([.AB80]=&quot;-&quot;;&quot;-&quot;;&quot;&quot;))">
            <text:p/>
          </table:table-cell>
          <table:table-cell table:formula="of:=IF([.AC80]=&quot;x&quot;;&quot;x&quot;;IF([.AC80]=&quot;-&quot;;&quot;-&quot;;&quot;&quot;))">
            <text:p/>
          </table:table-cell>
          <table:table-cell table:formula="of:=IF([.AD80]=&quot;x&quot;;&quot;x&quot;;IF([.AD80]=&quot;-&quot;;&quot;-&quot;;&quot;&quot;))">
            <text:p/>
          </table:table-cell>
          <table:table-cell table:formula="of:=IF([.AE80]=&quot;x&quot;;&quot;x&quot;;IF([.AE80]=&quot;-&quot;;&quot;-&quot;;&quot;&quot;))">
            <text:p/>
          </table:table-cell>
          <table:table-cell table:formula="of:=IF([.AF80]=&quot;x&quot;;&quot;x&quot;;IF([.AF80]=&quot;-&quot;;&quot;-&quot;;&quot;&quot;))">
            <text:p/>
          </table:table-cell>
          <table:table-cell table:formula="of:=IF([.AG80]=&quot;x&quot;;&quot;x&quot;;IF([.AG80]=&quot;-&quot;;&quot;-&quot;;&quot;&quot;))">
            <text:p/>
          </table:table-cell>
          <table:table-cell table:formula="of:=IF([.AH80]=&quot;x&quot;;&quot;x&quot;;IF([.AH80]=&quot;-&quot;;&quot;-&quot;;&quot;&quot;))">
            <text:p/>
          </table:table-cell>
          <table:table-cell table:formula="of:=IF([.AI80]=&quot;x&quot;;&quot;x&quot;;IF([.AI80]=&quot;-&quot;;&quot;-&quot;;&quot;&quot;))">
            <text:p/>
          </table:table-cell>
          <table:table-cell table:formula="of:=IF([.AJ80]=&quot;x&quot;;&quot;x&quot;;IF([.AJ80]=&quot;-&quot;;&quot;-&quot;;&quot;&quot;))">
            <text:p/>
          </table:table-cell>
          <table:table-cell table:formula="of:=IF([.AK80]=&quot;x&quot;;&quot;x&quot;;IF([.AK80]=&quot;-&quot;;&quot;-&quot;;&quot;&quot;))">
            <text:p/>
          </table:table-cell>
          <table:table-cell table:formula="of:=IF([.AL80]=&quot;x&quot;;&quot;x&quot;;IF([.AL80]=&quot;-&quot;;&quot;-&quot;;&quot;&quot;))">
            <text:p/>
          </table:table-cell>
          <table:table-cell table:formula="of:=IF([.AM80]=&quot;x&quot;;&quot;x&quot;;IF([.AM80]=&quot;-&quot;;&quot;-&quot;;&quot;&quot;))">
            <text:p/>
          </table:table-cell>
          <table:table-cell table:formula="of:=IF([.AN80]=&quot;x&quot;;&quot;x&quot;;IF([.AN80]=&quot;-&quot;;&quot;-&quot;;&quot;&quot;))">
            <text:p/>
          </table:table-cell>
          <table:table-cell table:formula="of:=IF([.AO80]=&quot;x&quot;;&quot;x&quot;;IF([.AO80]=&quot;-&quot;;&quot;-&quot;;&quot;&quot;))">
            <text:p/>
          </table:table-cell>
          <table:table-cell table:formula="of:=IF([.AP80]=&quot;x&quot;;&quot;x&quot;;IF([.AP80]=&quot;-&quot;;&quot;-&quot;;&quot;&quot;))">
            <text:p/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80" calcext:value-type="float">
            <text:p>80</text:p>
          </table:table-cell>
          <table:table-cell table:style-name="ce6" office:value-type="string" calcext:value-type="string">
            <text:p>TST080</text:p>
          </table:table-cell>
          <table:table-cell table:style-name="ce10" table:content-validation-name="val3" office:value-type="string" calcext:value-type="string">
            <text:p>purple</text:p>
          </table:table-cell>
          <table:table-cell table:style-name="ce13" table:content-validation-name="val4" office:value-type="string" calcext:value-type="string">
            <text:p>MixRack DX 1/2</text:p>
          </table:table-cell>
          <table:table-cell table:style-name="ce14" table:content-validation-name="val5" office:value-type="float" office:value="16" calcext:value-type="float">
            <text:p>16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5" table:content-validation-name="val7" office:value-type="string" calcext:value-type="string">
            <text:p>-</text:p>
          </table:table-cell>
          <table:table-cell table:style-name="ce15" table:content-validation-name="val8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no</text:p>
          </table:table-cell>
          <table:table-cell table:style-name="ce15" table:content-validation-name="val10" office:value-type="float" office:value="0" calcext:value-type="float">
            <text:p>0</text:p>
          </table:table-cell>
          <table:table-cell table:style-name="ce15" table:content-validation-name="val9" office:value-type="string" calcext:value-type="string">
            <text:p>no</text:p>
          </table:table-cell>
          <table:table-cell table:content-validation-name="val12" office:value-type="float" office:value="1600" calcext:value-type="float">
            <text:p>1600</text:p>
          </table:table-cell>
          <table:table-cell table:style-name="ce15" table:content-validation-name="val9" office:value-type="string" calcext:value-type="string">
            <text:p>no</text:p>
          </table:table-cell>
          <table:table-cell/>
          <table:table-cell table:style-name="ce2" table:content-validation-name="val1" office:value-type="string" calcext:value-type="string">
            <text:p>yes</text:p>
          </table:table-cell>
          <table:table-cell table:style-name="ce15" table:content-validation-name="val1" office:value-type="string" calcext:value-type="string">
            <text:p>yes</text:p>
          </table:table-cell>
          <table:table-cell/>
          <table:table-cell table:style-name="ce15" table:content-validation-name="val13" table:number-columns-repeated="6"/>
          <table:table-cell table:style-name="ce15" table:content-validation-name="val13" office:value-type="string" calcext:value-type="string">
            <text:p>x</text:p>
          </table:table-cell>
          <table:table-cell table:style-name="ce15" table:content-validation-name="val13" table:number-columns-repeated="17"/>
          <table:table-cell/>
          <table:table-cell table:style-name="ce15" table:content-validation-name="val13" table:number-columns-repeated="6"/>
          <table:table-cell table:style-name="ce15" table:content-validation-name="val13" office:value-type="string" calcext:value-type="string">
            <text:p>x</text:p>
          </table:table-cell>
          <table:table-cell table:style-name="ce15" table:content-validation-name="val13"/>
          <table:table-cell/>
          <table:table-cell table:formula="of:=IF([.S81]=&quot;x&quot;;&quot;x&quot;;IF([.S81]=&quot;-&quot;;&quot;-&quot;;&quot;&quot;))">
            <text:p/>
          </table:table-cell>
          <table:table-cell table:formula="of:=IF([.T81]=&quot;x&quot;;&quot;x&quot;;IF([.T81]=&quot;-&quot;;&quot;-&quot;;&quot;&quot;))">
            <text:p/>
          </table:table-cell>
          <table:table-cell table:formula="of:=IF([.U81]=&quot;x&quot;;&quot;x&quot;;IF([.U81]=&quot;-&quot;;&quot;-&quot;;&quot;&quot;))">
            <text:p/>
          </table:table-cell>
          <table:table-cell table:formula="of:=IF([.V81]=&quot;x&quot;;&quot;x&quot;;IF([.V81]=&quot;-&quot;;&quot;-&quot;;&quot;&quot;))">
            <text:p/>
          </table:table-cell>
          <table:table-cell table:formula="of:=IF([.W81]=&quot;x&quot;;&quot;x&quot;;IF([.W81]=&quot;-&quot;;&quot;-&quot;;&quot;&quot;))">
            <text:p/>
          </table:table-cell>
          <table:table-cell table:formula="of:=IF([.X81]=&quot;x&quot;;&quot;x&quot;;IF([.X81]=&quot;-&quot;;&quot;-&quot;;&quot;&quot;))">
            <text:p/>
          </table:table-cell>
          <table:table-cell table:formula="of:=IF([.Y81]=&quot;x&quot;;&quot;x&quot;;IF([.Y81]=&quot;-&quot;;&quot;-&quot;;&quot;&quot;))" office:value-type="string" office:string-value="x" calcext:value-type="string">
            <text:p>x</text:p>
          </table:table-cell>
          <table:table-cell table:formula="of:=IF([.Z81]=&quot;x&quot;;&quot;x&quot;;IF([.Z81]=&quot;-&quot;;&quot;-&quot;;&quot;&quot;))">
            <text:p/>
          </table:table-cell>
          <table:table-cell table:formula="of:=IF([.AA81]=&quot;x&quot;;&quot;x&quot;;IF([.AA81]=&quot;-&quot;;&quot;-&quot;;&quot;&quot;))">
            <text:p/>
          </table:table-cell>
          <table:table-cell table:formula="of:=IF([.AB81]=&quot;x&quot;;&quot;x&quot;;IF([.AB81]=&quot;-&quot;;&quot;-&quot;;&quot;&quot;))">
            <text:p/>
          </table:table-cell>
          <table:table-cell table:formula="of:=IF([.AC81]=&quot;x&quot;;&quot;x&quot;;IF([.AC81]=&quot;-&quot;;&quot;-&quot;;&quot;&quot;))">
            <text:p/>
          </table:table-cell>
          <table:table-cell table:formula="of:=IF([.AD81]=&quot;x&quot;;&quot;x&quot;;IF([.AD81]=&quot;-&quot;;&quot;-&quot;;&quot;&quot;))">
            <text:p/>
          </table:table-cell>
          <table:table-cell table:formula="of:=IF([.AE81]=&quot;x&quot;;&quot;x&quot;;IF([.AE81]=&quot;-&quot;;&quot;-&quot;;&quot;&quot;))">
            <text:p/>
          </table:table-cell>
          <table:table-cell table:formula="of:=IF([.AF81]=&quot;x&quot;;&quot;x&quot;;IF([.AF81]=&quot;-&quot;;&quot;-&quot;;&quot;&quot;))">
            <text:p/>
          </table:table-cell>
          <table:table-cell table:formula="of:=IF([.AG81]=&quot;x&quot;;&quot;x&quot;;IF([.AG81]=&quot;-&quot;;&quot;-&quot;;&quot;&quot;))">
            <text:p/>
          </table:table-cell>
          <table:table-cell table:formula="of:=IF([.AH81]=&quot;x&quot;;&quot;x&quot;;IF([.AH81]=&quot;-&quot;;&quot;-&quot;;&quot;&quot;))">
            <text:p/>
          </table:table-cell>
          <table:table-cell table:formula="of:=IF([.AI81]=&quot;x&quot;;&quot;x&quot;;IF([.AI81]=&quot;-&quot;;&quot;-&quot;;&quot;&quot;))">
            <text:p/>
          </table:table-cell>
          <table:table-cell table:formula="of:=IF([.AJ81]=&quot;x&quot;;&quot;x&quot;;IF([.AJ81]=&quot;-&quot;;&quot;-&quot;;&quot;&quot;))">
            <text:p/>
          </table:table-cell>
          <table:table-cell table:formula="of:=IF([.AK81]=&quot;x&quot;;&quot;x&quot;;IF([.AK81]=&quot;-&quot;;&quot;-&quot;;&quot;&quot;))">
            <text:p/>
          </table:table-cell>
          <table:table-cell table:formula="of:=IF([.AL81]=&quot;x&quot;;&quot;x&quot;;IF([.AL81]=&quot;-&quot;;&quot;-&quot;;&quot;&quot;))">
            <text:p/>
          </table:table-cell>
          <table:table-cell table:formula="of:=IF([.AM81]=&quot;x&quot;;&quot;x&quot;;IF([.AM81]=&quot;-&quot;;&quot;-&quot;;&quot;&quot;))">
            <text:p/>
          </table:table-cell>
          <table:table-cell table:formula="of:=IF([.AN81]=&quot;x&quot;;&quot;x&quot;;IF([.AN81]=&quot;-&quot;;&quot;-&quot;;&quot;&quot;))">
            <text:p/>
          </table:table-cell>
          <table:table-cell table:formula="of:=IF([.AO81]=&quot;x&quot;;&quot;x&quot;;IF([.AO81]=&quot;-&quot;;&quot;-&quot;;&quot;&quot;))">
            <text:p/>
          </table:table-cell>
          <table:table-cell table:formula="of:=IF([.AP81]=&quot;x&quot;;&quot;x&quot;;IF([.AP81]=&quot;-&quot;;&quot;-&quot;;&quot;&quot;))">
            <text:p/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81" calcext:value-type="float">
            <text:p>81</text:p>
          </table:table-cell>
          <table:table-cell table:style-name="ce6" office:value-type="string" calcext:value-type="string">
            <text:p>TST081</text:p>
          </table:table-cell>
          <table:table-cell table:style-name="ce10" table:content-validation-name="val3" office:value-type="string" calcext:value-type="string">
            <text:p>purple</text:p>
          </table:table-cell>
          <table:table-cell table:style-name="ce13" table:content-validation-name="val4" office:value-type="string" calcext:value-type="string">
            <text:p>MixRack DX 1/2</text:p>
          </table:table-cell>
          <table:table-cell table:style-name="ce14" table:content-validation-name="val5" office:value-type="float" office:value="17" calcext:value-type="float">
            <text:p>17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5" table:content-validation-name="val7" office:value-type="string" calcext:value-type="string">
            <text:p>-</text:p>
          </table:table-cell>
          <table:table-cell table:style-name="ce15" table:content-validation-name="val8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yes</text:p>
          </table:table-cell>
          <table:table-cell table:style-name="ce15" table:content-validation-name="val10" office:value-type="float" office:value="-5" calcext:value-type="float">
            <text:p>-5</text:p>
          </table:table-cell>
          <table:table-cell table:style-name="ce15" table:content-validation-name="val9" office:value-type="string" calcext:value-type="string">
            <text:p>yes</text:p>
          </table:table-cell>
          <table:table-cell table:content-validation-name="val11" office:value-type="float" office:value="1620" calcext:value-type="float">
            <text:p>1620</text:p>
          </table:table-cell>
          <table:table-cell table:style-name="ce15" table:content-validation-name="val9" office:value-type="string" calcext:value-type="string">
            <text:p>yes</text:p>
          </table:table-cell>
          <table:table-cell/>
          <table:table-cell table:style-name="ce2" table:content-validation-name="val1" office:value-type="string" calcext:value-type="string">
            <text:p>yes</text:p>
          </table:table-cell>
          <table:table-cell table:style-name="ce15" table:content-validation-name="val1" office:value-type="string" calcext:value-type="string">
            <text:p>yes</text:p>
          </table:table-cell>
          <table:table-cell/>
          <table:table-cell table:style-name="ce15" table:content-validation-name="val13" table:number-columns-repeated="6"/>
          <table:table-cell table:style-name="ce15" table:content-validation-name="val13" office:value-type="string" calcext:value-type="string">
            <text:p>x</text:p>
          </table:table-cell>
          <table:table-cell table:style-name="ce15" table:content-validation-name="val13" table:number-columns-repeated="17"/>
          <table:table-cell/>
          <table:table-cell table:style-name="ce15" table:content-validation-name="val13" table:number-columns-repeated="6"/>
          <table:table-cell table:style-name="ce15" table:content-validation-name="val13" office:value-type="string" calcext:value-type="string">
            <text:p>x</text:p>
          </table:table-cell>
          <table:table-cell table:style-name="ce15" table:content-validation-name="val13"/>
          <table:table-cell/>
          <table:table-cell table:formula="of:=IF([.S82]=&quot;x&quot;;&quot;x&quot;;IF([.S82]=&quot;-&quot;;&quot;-&quot;;&quot;&quot;))">
            <text:p/>
          </table:table-cell>
          <table:table-cell table:formula="of:=IF([.T82]=&quot;x&quot;;&quot;x&quot;;IF([.T82]=&quot;-&quot;;&quot;-&quot;;&quot;&quot;))">
            <text:p/>
          </table:table-cell>
          <table:table-cell table:formula="of:=IF([.U82]=&quot;x&quot;;&quot;x&quot;;IF([.U82]=&quot;-&quot;;&quot;-&quot;;&quot;&quot;))">
            <text:p/>
          </table:table-cell>
          <table:table-cell table:formula="of:=IF([.V82]=&quot;x&quot;;&quot;x&quot;;IF([.V82]=&quot;-&quot;;&quot;-&quot;;&quot;&quot;))">
            <text:p/>
          </table:table-cell>
          <table:table-cell table:formula="of:=IF([.W82]=&quot;x&quot;;&quot;x&quot;;IF([.W82]=&quot;-&quot;;&quot;-&quot;;&quot;&quot;))">
            <text:p/>
          </table:table-cell>
          <table:table-cell table:formula="of:=IF([.X82]=&quot;x&quot;;&quot;x&quot;;IF([.X82]=&quot;-&quot;;&quot;-&quot;;&quot;&quot;))">
            <text:p/>
          </table:table-cell>
          <table:table-cell table:formula="of:=IF([.Y82]=&quot;x&quot;;&quot;x&quot;;IF([.Y82]=&quot;-&quot;;&quot;-&quot;;&quot;&quot;))" office:value-type="string" office:string-value="x" calcext:value-type="string">
            <text:p>x</text:p>
          </table:table-cell>
          <table:table-cell table:formula="of:=IF([.Z82]=&quot;x&quot;;&quot;x&quot;;IF([.Z82]=&quot;-&quot;;&quot;-&quot;;&quot;&quot;))">
            <text:p/>
          </table:table-cell>
          <table:table-cell table:formula="of:=IF([.AA82]=&quot;x&quot;;&quot;x&quot;;IF([.AA82]=&quot;-&quot;;&quot;-&quot;;&quot;&quot;))">
            <text:p/>
          </table:table-cell>
          <table:table-cell table:formula="of:=IF([.AB82]=&quot;x&quot;;&quot;x&quot;;IF([.AB82]=&quot;-&quot;;&quot;-&quot;;&quot;&quot;))">
            <text:p/>
          </table:table-cell>
          <table:table-cell table:formula="of:=IF([.AC82]=&quot;x&quot;;&quot;x&quot;;IF([.AC82]=&quot;-&quot;;&quot;-&quot;;&quot;&quot;))">
            <text:p/>
          </table:table-cell>
          <table:table-cell table:formula="of:=IF([.AD82]=&quot;x&quot;;&quot;x&quot;;IF([.AD82]=&quot;-&quot;;&quot;-&quot;;&quot;&quot;))">
            <text:p/>
          </table:table-cell>
          <table:table-cell table:formula="of:=IF([.AE82]=&quot;x&quot;;&quot;x&quot;;IF([.AE82]=&quot;-&quot;;&quot;-&quot;;&quot;&quot;))">
            <text:p/>
          </table:table-cell>
          <table:table-cell table:formula="of:=IF([.AF82]=&quot;x&quot;;&quot;x&quot;;IF([.AF82]=&quot;-&quot;;&quot;-&quot;;&quot;&quot;))">
            <text:p/>
          </table:table-cell>
          <table:table-cell table:formula="of:=IF([.AG82]=&quot;x&quot;;&quot;x&quot;;IF([.AG82]=&quot;-&quot;;&quot;-&quot;;&quot;&quot;))">
            <text:p/>
          </table:table-cell>
          <table:table-cell table:formula="of:=IF([.AH82]=&quot;x&quot;;&quot;x&quot;;IF([.AH82]=&quot;-&quot;;&quot;-&quot;;&quot;&quot;))">
            <text:p/>
          </table:table-cell>
          <table:table-cell table:formula="of:=IF([.AI82]=&quot;x&quot;;&quot;x&quot;;IF([.AI82]=&quot;-&quot;;&quot;-&quot;;&quot;&quot;))">
            <text:p/>
          </table:table-cell>
          <table:table-cell table:formula="of:=IF([.AJ82]=&quot;x&quot;;&quot;x&quot;;IF([.AJ82]=&quot;-&quot;;&quot;-&quot;;&quot;&quot;))">
            <text:p/>
          </table:table-cell>
          <table:table-cell table:formula="of:=IF([.AK82]=&quot;x&quot;;&quot;x&quot;;IF([.AK82]=&quot;-&quot;;&quot;-&quot;;&quot;&quot;))">
            <text:p/>
          </table:table-cell>
          <table:table-cell table:formula="of:=IF([.AL82]=&quot;x&quot;;&quot;x&quot;;IF([.AL82]=&quot;-&quot;;&quot;-&quot;;&quot;&quot;))">
            <text:p/>
          </table:table-cell>
          <table:table-cell table:formula="of:=IF([.AM82]=&quot;x&quot;;&quot;x&quot;;IF([.AM82]=&quot;-&quot;;&quot;-&quot;;&quot;&quot;))">
            <text:p/>
          </table:table-cell>
          <table:table-cell table:formula="of:=IF([.AN82]=&quot;x&quot;;&quot;x&quot;;IF([.AN82]=&quot;-&quot;;&quot;-&quot;;&quot;&quot;))">
            <text:p/>
          </table:table-cell>
          <table:table-cell table:formula="of:=IF([.AO82]=&quot;x&quot;;&quot;x&quot;;IF([.AO82]=&quot;-&quot;;&quot;-&quot;;&quot;&quot;))">
            <text:p/>
          </table:table-cell>
          <table:table-cell table:formula="of:=IF([.AP82]=&quot;x&quot;;&quot;x&quot;;IF([.AP82]=&quot;-&quot;;&quot;-&quot;;&quot;&quot;))">
            <text:p/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82" calcext:value-type="float">
            <text:p>82</text:p>
          </table:table-cell>
          <table:table-cell table:style-name="ce6" office:value-type="string" calcext:value-type="string">
            <text:p>TST082</text:p>
          </table:table-cell>
          <table:table-cell table:style-name="ce10" table:content-validation-name="val3" office:value-type="string" calcext:value-type="string">
            <text:p>purple</text:p>
          </table:table-cell>
          <table:table-cell table:style-name="ce13" table:content-validation-name="val4" office:value-type="string" calcext:value-type="string">
            <text:p>MixRack DX 1/2</text:p>
          </table:table-cell>
          <table:table-cell table:style-name="ce14" table:content-validation-name="val5" office:value-type="float" office:value="18" calcext:value-type="float">
            <text:p>18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5" table:content-validation-name="val7" office:value-type="string" calcext:value-type="string">
            <text:p>-</text:p>
          </table:table-cell>
          <table:table-cell table:style-name="ce15" table:content-validation-name="val8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no</text:p>
          </table:table-cell>
          <table:table-cell table:style-name="ce15" table:content-validation-name="val10" office:value-type="float" office:value="-10" calcext:value-type="float">
            <text:p>-10</text:p>
          </table:table-cell>
          <table:table-cell table:style-name="ce15" table:content-validation-name="val9" office:value-type="string" calcext:value-type="string">
            <text:p>no</text:p>
          </table:table-cell>
          <table:table-cell table:content-validation-name="val12" office:value-type="float" office:value="1640" calcext:value-type="float">
            <text:p>1640</text:p>
          </table:table-cell>
          <table:table-cell table:style-name="ce15" table:content-validation-name="val9" office:value-type="string" calcext:value-type="string">
            <text:p>no</text:p>
          </table:table-cell>
          <table:table-cell/>
          <table:table-cell table:style-name="ce2" table:content-validation-name="val1" office:value-type="string" calcext:value-type="string">
            <text:p>yes</text:p>
          </table:table-cell>
          <table:table-cell table:style-name="ce15" table:content-validation-name="val1" office:value-type="string" calcext:value-type="string">
            <text:p>yes</text:p>
          </table:table-cell>
          <table:table-cell/>
          <table:table-cell table:style-name="ce15" table:content-validation-name="val13" table:number-columns-repeated="6"/>
          <table:table-cell table:style-name="ce15" table:content-validation-name="val13" office:value-type="string" calcext:value-type="string">
            <text:p>x</text:p>
          </table:table-cell>
          <table:table-cell table:style-name="ce15" table:content-validation-name="val13" table:number-columns-repeated="17"/>
          <table:table-cell/>
          <table:table-cell table:style-name="ce15" table:content-validation-name="val13" table:number-columns-repeated="6"/>
          <table:table-cell table:style-name="ce15" table:content-validation-name="val13" office:value-type="string" calcext:value-type="string">
            <text:p>x</text:p>
          </table:table-cell>
          <table:table-cell table:style-name="ce15" table:content-validation-name="val13"/>
          <table:table-cell/>
          <table:table-cell table:formula="of:=IF([.S83]=&quot;x&quot;;&quot;x&quot;;IF([.S83]=&quot;-&quot;;&quot;-&quot;;&quot;&quot;))">
            <text:p/>
          </table:table-cell>
          <table:table-cell table:formula="of:=IF([.T83]=&quot;x&quot;;&quot;x&quot;;IF([.T83]=&quot;-&quot;;&quot;-&quot;;&quot;&quot;))">
            <text:p/>
          </table:table-cell>
          <table:table-cell table:formula="of:=IF([.U83]=&quot;x&quot;;&quot;x&quot;;IF([.U83]=&quot;-&quot;;&quot;-&quot;;&quot;&quot;))">
            <text:p/>
          </table:table-cell>
          <table:table-cell table:formula="of:=IF([.V83]=&quot;x&quot;;&quot;x&quot;;IF([.V83]=&quot;-&quot;;&quot;-&quot;;&quot;&quot;))">
            <text:p/>
          </table:table-cell>
          <table:table-cell table:formula="of:=IF([.W83]=&quot;x&quot;;&quot;x&quot;;IF([.W83]=&quot;-&quot;;&quot;-&quot;;&quot;&quot;))">
            <text:p/>
          </table:table-cell>
          <table:table-cell table:formula="of:=IF([.X83]=&quot;x&quot;;&quot;x&quot;;IF([.X83]=&quot;-&quot;;&quot;-&quot;;&quot;&quot;))">
            <text:p/>
          </table:table-cell>
          <table:table-cell table:formula="of:=IF([.Y83]=&quot;x&quot;;&quot;x&quot;;IF([.Y83]=&quot;-&quot;;&quot;-&quot;;&quot;&quot;))" office:value-type="string" office:string-value="x" calcext:value-type="string">
            <text:p>x</text:p>
          </table:table-cell>
          <table:table-cell table:formula="of:=IF([.Z83]=&quot;x&quot;;&quot;x&quot;;IF([.Z83]=&quot;-&quot;;&quot;-&quot;;&quot;&quot;))">
            <text:p/>
          </table:table-cell>
          <table:table-cell table:formula="of:=IF([.AA83]=&quot;x&quot;;&quot;x&quot;;IF([.AA83]=&quot;-&quot;;&quot;-&quot;;&quot;&quot;))">
            <text:p/>
          </table:table-cell>
          <table:table-cell table:formula="of:=IF([.AB83]=&quot;x&quot;;&quot;x&quot;;IF([.AB83]=&quot;-&quot;;&quot;-&quot;;&quot;&quot;))">
            <text:p/>
          </table:table-cell>
          <table:table-cell table:formula="of:=IF([.AC83]=&quot;x&quot;;&quot;x&quot;;IF([.AC83]=&quot;-&quot;;&quot;-&quot;;&quot;&quot;))">
            <text:p/>
          </table:table-cell>
          <table:table-cell table:formula="of:=IF([.AD83]=&quot;x&quot;;&quot;x&quot;;IF([.AD83]=&quot;-&quot;;&quot;-&quot;;&quot;&quot;))">
            <text:p/>
          </table:table-cell>
          <table:table-cell table:formula="of:=IF([.AE83]=&quot;x&quot;;&quot;x&quot;;IF([.AE83]=&quot;-&quot;;&quot;-&quot;;&quot;&quot;))">
            <text:p/>
          </table:table-cell>
          <table:table-cell table:formula="of:=IF([.AF83]=&quot;x&quot;;&quot;x&quot;;IF([.AF83]=&quot;-&quot;;&quot;-&quot;;&quot;&quot;))">
            <text:p/>
          </table:table-cell>
          <table:table-cell table:formula="of:=IF([.AG83]=&quot;x&quot;;&quot;x&quot;;IF([.AG83]=&quot;-&quot;;&quot;-&quot;;&quot;&quot;))">
            <text:p/>
          </table:table-cell>
          <table:table-cell table:formula="of:=IF([.AH83]=&quot;x&quot;;&quot;x&quot;;IF([.AH83]=&quot;-&quot;;&quot;-&quot;;&quot;&quot;))">
            <text:p/>
          </table:table-cell>
          <table:table-cell table:formula="of:=IF([.AI83]=&quot;x&quot;;&quot;x&quot;;IF([.AI83]=&quot;-&quot;;&quot;-&quot;;&quot;&quot;))">
            <text:p/>
          </table:table-cell>
          <table:table-cell table:formula="of:=IF([.AJ83]=&quot;x&quot;;&quot;x&quot;;IF([.AJ83]=&quot;-&quot;;&quot;-&quot;;&quot;&quot;))">
            <text:p/>
          </table:table-cell>
          <table:table-cell table:formula="of:=IF([.AK83]=&quot;x&quot;;&quot;x&quot;;IF([.AK83]=&quot;-&quot;;&quot;-&quot;;&quot;&quot;))">
            <text:p/>
          </table:table-cell>
          <table:table-cell table:formula="of:=IF([.AL83]=&quot;x&quot;;&quot;x&quot;;IF([.AL83]=&quot;-&quot;;&quot;-&quot;;&quot;&quot;))">
            <text:p/>
          </table:table-cell>
          <table:table-cell table:formula="of:=IF([.AM83]=&quot;x&quot;;&quot;x&quot;;IF([.AM83]=&quot;-&quot;;&quot;-&quot;;&quot;&quot;))">
            <text:p/>
          </table:table-cell>
          <table:table-cell table:formula="of:=IF([.AN83]=&quot;x&quot;;&quot;x&quot;;IF([.AN83]=&quot;-&quot;;&quot;-&quot;;&quot;&quot;))">
            <text:p/>
          </table:table-cell>
          <table:table-cell table:formula="of:=IF([.AO83]=&quot;x&quot;;&quot;x&quot;;IF([.AO83]=&quot;-&quot;;&quot;-&quot;;&quot;&quot;))">
            <text:p/>
          </table:table-cell>
          <table:table-cell table:formula="of:=IF([.AP83]=&quot;x&quot;;&quot;x&quot;;IF([.AP83]=&quot;-&quot;;&quot;-&quot;;&quot;&quot;))">
            <text:p/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83" calcext:value-type="float">
            <text:p>83</text:p>
          </table:table-cell>
          <table:table-cell table:style-name="ce6" office:value-type="string" calcext:value-type="string">
            <text:p>TST083</text:p>
          </table:table-cell>
          <table:table-cell table:style-name="ce10" table:content-validation-name="val3" office:value-type="string" calcext:value-type="string">
            <text:p>purple</text:p>
          </table:table-cell>
          <table:table-cell table:style-name="ce13" table:content-validation-name="val4" office:value-type="string" calcext:value-type="string">
            <text:p>MixRack DX 1/2</text:p>
          </table:table-cell>
          <table:table-cell table:style-name="ce14" table:content-validation-name="val5" office:value-type="float" office:value="19" calcext:value-type="float">
            <text:p>19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5" table:content-validation-name="val7" office:value-type="string" calcext:value-type="string">
            <text:p>-</text:p>
          </table:table-cell>
          <table:table-cell table:style-name="ce15" table:content-validation-name="val8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yes</text:p>
          </table:table-cell>
          <table:table-cell table:style-name="ce15" table:content-validation-name="val10" office:value-type="float" office:value="-15" calcext:value-type="float">
            <text:p>-15</text:p>
          </table:table-cell>
          <table:table-cell table:style-name="ce15" table:content-validation-name="val9" office:value-type="string" calcext:value-type="string">
            <text:p>yes</text:p>
          </table:table-cell>
          <table:table-cell table:content-validation-name="val11" office:value-type="float" office:value="1660" calcext:value-type="float">
            <text:p>1660</text:p>
          </table:table-cell>
          <table:table-cell table:style-name="ce15" table:content-validation-name="val9" office:value-type="string" calcext:value-type="string">
            <text:p>yes</text:p>
          </table:table-cell>
          <table:table-cell/>
          <table:table-cell table:style-name="ce2" table:content-validation-name="val1" office:value-type="string" calcext:value-type="string">
            <text:p>yes</text:p>
          </table:table-cell>
          <table:table-cell table:style-name="ce15" table:content-validation-name="val1" office:value-type="string" calcext:value-type="string">
            <text:p>yes</text:p>
          </table:table-cell>
          <table:table-cell/>
          <table:table-cell table:style-name="ce15" table:content-validation-name="val13" table:number-columns-repeated="6"/>
          <table:table-cell table:style-name="ce15" table:content-validation-name="val13" office:value-type="string" calcext:value-type="string">
            <text:p>x</text:p>
          </table:table-cell>
          <table:table-cell table:style-name="ce15" table:content-validation-name="val13" table:number-columns-repeated="17"/>
          <table:table-cell/>
          <table:table-cell table:style-name="ce15" table:content-validation-name="val13" table:number-columns-repeated="6"/>
          <table:table-cell table:style-name="ce15" table:content-validation-name="val13" office:value-type="string" calcext:value-type="string">
            <text:p>x</text:p>
          </table:table-cell>
          <table:table-cell table:style-name="ce15" table:content-validation-name="val13"/>
          <table:table-cell/>
          <table:table-cell table:formula="of:=IF([.S84]=&quot;x&quot;;&quot;x&quot;;IF([.S84]=&quot;-&quot;;&quot;-&quot;;&quot;&quot;))">
            <text:p/>
          </table:table-cell>
          <table:table-cell table:formula="of:=IF([.T84]=&quot;x&quot;;&quot;x&quot;;IF([.T84]=&quot;-&quot;;&quot;-&quot;;&quot;&quot;))">
            <text:p/>
          </table:table-cell>
          <table:table-cell table:formula="of:=IF([.U84]=&quot;x&quot;;&quot;x&quot;;IF([.U84]=&quot;-&quot;;&quot;-&quot;;&quot;&quot;))">
            <text:p/>
          </table:table-cell>
          <table:table-cell table:formula="of:=IF([.V84]=&quot;x&quot;;&quot;x&quot;;IF([.V84]=&quot;-&quot;;&quot;-&quot;;&quot;&quot;))">
            <text:p/>
          </table:table-cell>
          <table:table-cell table:formula="of:=IF([.W84]=&quot;x&quot;;&quot;x&quot;;IF([.W84]=&quot;-&quot;;&quot;-&quot;;&quot;&quot;))">
            <text:p/>
          </table:table-cell>
          <table:table-cell table:formula="of:=IF([.X84]=&quot;x&quot;;&quot;x&quot;;IF([.X84]=&quot;-&quot;;&quot;-&quot;;&quot;&quot;))">
            <text:p/>
          </table:table-cell>
          <table:table-cell table:formula="of:=IF([.Y84]=&quot;x&quot;;&quot;x&quot;;IF([.Y84]=&quot;-&quot;;&quot;-&quot;;&quot;&quot;))" office:value-type="string" office:string-value="x" calcext:value-type="string">
            <text:p>x</text:p>
          </table:table-cell>
          <table:table-cell table:formula="of:=IF([.Z84]=&quot;x&quot;;&quot;x&quot;;IF([.Z84]=&quot;-&quot;;&quot;-&quot;;&quot;&quot;))">
            <text:p/>
          </table:table-cell>
          <table:table-cell table:formula="of:=IF([.AA84]=&quot;x&quot;;&quot;x&quot;;IF([.AA84]=&quot;-&quot;;&quot;-&quot;;&quot;&quot;))">
            <text:p/>
          </table:table-cell>
          <table:table-cell table:formula="of:=IF([.AB84]=&quot;x&quot;;&quot;x&quot;;IF([.AB84]=&quot;-&quot;;&quot;-&quot;;&quot;&quot;))">
            <text:p/>
          </table:table-cell>
          <table:table-cell table:formula="of:=IF([.AC84]=&quot;x&quot;;&quot;x&quot;;IF([.AC84]=&quot;-&quot;;&quot;-&quot;;&quot;&quot;))">
            <text:p/>
          </table:table-cell>
          <table:table-cell table:formula="of:=IF([.AD84]=&quot;x&quot;;&quot;x&quot;;IF([.AD84]=&quot;-&quot;;&quot;-&quot;;&quot;&quot;))">
            <text:p/>
          </table:table-cell>
          <table:table-cell table:formula="of:=IF([.AE84]=&quot;x&quot;;&quot;x&quot;;IF([.AE84]=&quot;-&quot;;&quot;-&quot;;&quot;&quot;))">
            <text:p/>
          </table:table-cell>
          <table:table-cell table:formula="of:=IF([.AF84]=&quot;x&quot;;&quot;x&quot;;IF([.AF84]=&quot;-&quot;;&quot;-&quot;;&quot;&quot;))">
            <text:p/>
          </table:table-cell>
          <table:table-cell table:formula="of:=IF([.AG84]=&quot;x&quot;;&quot;x&quot;;IF([.AG84]=&quot;-&quot;;&quot;-&quot;;&quot;&quot;))">
            <text:p/>
          </table:table-cell>
          <table:table-cell table:formula="of:=IF([.AH84]=&quot;x&quot;;&quot;x&quot;;IF([.AH84]=&quot;-&quot;;&quot;-&quot;;&quot;&quot;))">
            <text:p/>
          </table:table-cell>
          <table:table-cell table:formula="of:=IF([.AI84]=&quot;x&quot;;&quot;x&quot;;IF([.AI84]=&quot;-&quot;;&quot;-&quot;;&quot;&quot;))">
            <text:p/>
          </table:table-cell>
          <table:table-cell table:formula="of:=IF([.AJ84]=&quot;x&quot;;&quot;x&quot;;IF([.AJ84]=&quot;-&quot;;&quot;-&quot;;&quot;&quot;))">
            <text:p/>
          </table:table-cell>
          <table:table-cell table:formula="of:=IF([.AK84]=&quot;x&quot;;&quot;x&quot;;IF([.AK84]=&quot;-&quot;;&quot;-&quot;;&quot;&quot;))">
            <text:p/>
          </table:table-cell>
          <table:table-cell table:formula="of:=IF([.AL84]=&quot;x&quot;;&quot;x&quot;;IF([.AL84]=&quot;-&quot;;&quot;-&quot;;&quot;&quot;))">
            <text:p/>
          </table:table-cell>
          <table:table-cell table:formula="of:=IF([.AM84]=&quot;x&quot;;&quot;x&quot;;IF([.AM84]=&quot;-&quot;;&quot;-&quot;;&quot;&quot;))">
            <text:p/>
          </table:table-cell>
          <table:table-cell table:formula="of:=IF([.AN84]=&quot;x&quot;;&quot;x&quot;;IF([.AN84]=&quot;-&quot;;&quot;-&quot;;&quot;&quot;))">
            <text:p/>
          </table:table-cell>
          <table:table-cell table:formula="of:=IF([.AO84]=&quot;x&quot;;&quot;x&quot;;IF([.AO84]=&quot;-&quot;;&quot;-&quot;;&quot;&quot;))">
            <text:p/>
          </table:table-cell>
          <table:table-cell table:formula="of:=IF([.AP84]=&quot;x&quot;;&quot;x&quot;;IF([.AP84]=&quot;-&quot;;&quot;-&quot;;&quot;&quot;))">
            <text:p/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84" calcext:value-type="float">
            <text:p>84</text:p>
          </table:table-cell>
          <table:table-cell table:style-name="ce6" office:value-type="string" calcext:value-type="string">
            <text:p>TST084</text:p>
          </table:table-cell>
          <table:table-cell table:style-name="ce10" table:content-validation-name="val3" office:value-type="string" calcext:value-type="string">
            <text:p>purple</text:p>
          </table:table-cell>
          <table:table-cell table:style-name="ce13" table:content-validation-name="val4" office:value-type="string" calcext:value-type="string">
            <text:p>MixRack DX 1/2</text:p>
          </table:table-cell>
          <table:table-cell table:style-name="ce14" table:content-validation-name="val5" office:value-type="float" office:value="20" calcext:value-type="float">
            <text:p>20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5" table:content-validation-name="val7" office:value-type="string" calcext:value-type="string">
            <text:p>-</text:p>
          </table:table-cell>
          <table:table-cell table:style-name="ce15" table:content-validation-name="val8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no</text:p>
          </table:table-cell>
          <table:table-cell table:style-name="ce15" table:content-validation-name="val10" office:value-type="float" office:value="-20" calcext:value-type="float">
            <text:p>-20</text:p>
          </table:table-cell>
          <table:table-cell table:style-name="ce15" table:content-validation-name="val9" office:value-type="string" calcext:value-type="string">
            <text:p>no</text:p>
          </table:table-cell>
          <table:table-cell table:content-validation-name="val12" office:value-type="float" office:value="1680" calcext:value-type="float">
            <text:p>1680</text:p>
          </table:table-cell>
          <table:table-cell table:style-name="ce15" table:content-validation-name="val9" office:value-type="string" calcext:value-type="string">
            <text:p>no</text:p>
          </table:table-cell>
          <table:table-cell/>
          <table:table-cell table:style-name="ce2" table:content-validation-name="val1" office:value-type="string" calcext:value-type="string">
            <text:p>yes</text:p>
          </table:table-cell>
          <table:table-cell table:style-name="ce15" table:content-validation-name="val1" office:value-type="string" calcext:value-type="string">
            <text:p>yes</text:p>
          </table:table-cell>
          <table:table-cell/>
          <table:table-cell table:style-name="ce15" table:content-validation-name="val13" table:number-columns-repeated="6"/>
          <table:table-cell table:style-name="ce15" table:content-validation-name="val13" office:value-type="string" calcext:value-type="string">
            <text:p>x</text:p>
          </table:table-cell>
          <table:table-cell table:style-name="ce15" table:content-validation-name="val13" table:number-columns-repeated="17"/>
          <table:table-cell/>
          <table:table-cell table:style-name="ce15" table:content-validation-name="val13" table:number-columns-repeated="6"/>
          <table:table-cell table:style-name="ce15" table:content-validation-name="val13" office:value-type="string" calcext:value-type="string">
            <text:p>x</text:p>
          </table:table-cell>
          <table:table-cell table:style-name="ce15" table:content-validation-name="val13"/>
          <table:table-cell/>
          <table:table-cell table:formula="of:=IF([.S85]=&quot;x&quot;;&quot;x&quot;;IF([.S85]=&quot;-&quot;;&quot;-&quot;;&quot;&quot;))">
            <text:p/>
          </table:table-cell>
          <table:table-cell table:formula="of:=IF([.T85]=&quot;x&quot;;&quot;x&quot;;IF([.T85]=&quot;-&quot;;&quot;-&quot;;&quot;&quot;))">
            <text:p/>
          </table:table-cell>
          <table:table-cell table:formula="of:=IF([.U85]=&quot;x&quot;;&quot;x&quot;;IF([.U85]=&quot;-&quot;;&quot;-&quot;;&quot;&quot;))">
            <text:p/>
          </table:table-cell>
          <table:table-cell table:formula="of:=IF([.V85]=&quot;x&quot;;&quot;x&quot;;IF([.V85]=&quot;-&quot;;&quot;-&quot;;&quot;&quot;))">
            <text:p/>
          </table:table-cell>
          <table:table-cell table:formula="of:=IF([.W85]=&quot;x&quot;;&quot;x&quot;;IF([.W85]=&quot;-&quot;;&quot;-&quot;;&quot;&quot;))">
            <text:p/>
          </table:table-cell>
          <table:table-cell table:formula="of:=IF([.X85]=&quot;x&quot;;&quot;x&quot;;IF([.X85]=&quot;-&quot;;&quot;-&quot;;&quot;&quot;))">
            <text:p/>
          </table:table-cell>
          <table:table-cell table:formula="of:=IF([.Y85]=&quot;x&quot;;&quot;x&quot;;IF([.Y85]=&quot;-&quot;;&quot;-&quot;;&quot;&quot;))" office:value-type="string" office:string-value="x" calcext:value-type="string">
            <text:p>x</text:p>
          </table:table-cell>
          <table:table-cell table:formula="of:=IF([.Z85]=&quot;x&quot;;&quot;x&quot;;IF([.Z85]=&quot;-&quot;;&quot;-&quot;;&quot;&quot;))">
            <text:p/>
          </table:table-cell>
          <table:table-cell table:formula="of:=IF([.AA85]=&quot;x&quot;;&quot;x&quot;;IF([.AA85]=&quot;-&quot;;&quot;-&quot;;&quot;&quot;))">
            <text:p/>
          </table:table-cell>
          <table:table-cell table:formula="of:=IF([.AB85]=&quot;x&quot;;&quot;x&quot;;IF([.AB85]=&quot;-&quot;;&quot;-&quot;;&quot;&quot;))">
            <text:p/>
          </table:table-cell>
          <table:table-cell table:formula="of:=IF([.AC85]=&quot;x&quot;;&quot;x&quot;;IF([.AC85]=&quot;-&quot;;&quot;-&quot;;&quot;&quot;))">
            <text:p/>
          </table:table-cell>
          <table:table-cell table:formula="of:=IF([.AD85]=&quot;x&quot;;&quot;x&quot;;IF([.AD85]=&quot;-&quot;;&quot;-&quot;;&quot;&quot;))">
            <text:p/>
          </table:table-cell>
          <table:table-cell table:formula="of:=IF([.AE85]=&quot;x&quot;;&quot;x&quot;;IF([.AE85]=&quot;-&quot;;&quot;-&quot;;&quot;&quot;))">
            <text:p/>
          </table:table-cell>
          <table:table-cell table:formula="of:=IF([.AF85]=&quot;x&quot;;&quot;x&quot;;IF([.AF85]=&quot;-&quot;;&quot;-&quot;;&quot;&quot;))">
            <text:p/>
          </table:table-cell>
          <table:table-cell table:formula="of:=IF([.AG85]=&quot;x&quot;;&quot;x&quot;;IF([.AG85]=&quot;-&quot;;&quot;-&quot;;&quot;&quot;))">
            <text:p/>
          </table:table-cell>
          <table:table-cell table:formula="of:=IF([.AH85]=&quot;x&quot;;&quot;x&quot;;IF([.AH85]=&quot;-&quot;;&quot;-&quot;;&quot;&quot;))">
            <text:p/>
          </table:table-cell>
          <table:table-cell table:formula="of:=IF([.AI85]=&quot;x&quot;;&quot;x&quot;;IF([.AI85]=&quot;-&quot;;&quot;-&quot;;&quot;&quot;))">
            <text:p/>
          </table:table-cell>
          <table:table-cell table:formula="of:=IF([.AJ85]=&quot;x&quot;;&quot;x&quot;;IF([.AJ85]=&quot;-&quot;;&quot;-&quot;;&quot;&quot;))">
            <text:p/>
          </table:table-cell>
          <table:table-cell table:formula="of:=IF([.AK85]=&quot;x&quot;;&quot;x&quot;;IF([.AK85]=&quot;-&quot;;&quot;-&quot;;&quot;&quot;))">
            <text:p/>
          </table:table-cell>
          <table:table-cell table:formula="of:=IF([.AL85]=&quot;x&quot;;&quot;x&quot;;IF([.AL85]=&quot;-&quot;;&quot;-&quot;;&quot;&quot;))">
            <text:p/>
          </table:table-cell>
          <table:table-cell table:formula="of:=IF([.AM85]=&quot;x&quot;;&quot;x&quot;;IF([.AM85]=&quot;-&quot;;&quot;-&quot;;&quot;&quot;))">
            <text:p/>
          </table:table-cell>
          <table:table-cell table:formula="of:=IF([.AN85]=&quot;x&quot;;&quot;x&quot;;IF([.AN85]=&quot;-&quot;;&quot;-&quot;;&quot;&quot;))">
            <text:p/>
          </table:table-cell>
          <table:table-cell table:formula="of:=IF([.AO85]=&quot;x&quot;;&quot;x&quot;;IF([.AO85]=&quot;-&quot;;&quot;-&quot;;&quot;&quot;))">
            <text:p/>
          </table:table-cell>
          <table:table-cell table:formula="of:=IF([.AP85]=&quot;x&quot;;&quot;x&quot;;IF([.AP85]=&quot;-&quot;;&quot;-&quot;;&quot;&quot;))">
            <text:p/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85" calcext:value-type="float">
            <text:p>85</text:p>
          </table:table-cell>
          <table:table-cell table:style-name="ce6" office:value-type="string" calcext:value-type="string">
            <text:p>TST085</text:p>
          </table:table-cell>
          <table:table-cell table:style-name="ce10" table:content-validation-name="val3" office:value-type="string" calcext:value-type="string">
            <text:p>black</text:p>
          </table:table-cell>
          <table:table-cell table:style-name="ce13" table:content-validation-name="val4" office:value-type="string" calcext:value-type="string">
            <text:p>MixRack DX 1/2</text:p>
          </table:table-cell>
          <table:table-cell table:style-name="ce14" table:content-validation-name="val5" office:value-type="float" office:value="21" calcext:value-type="float">
            <text:p>21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5" table:content-validation-name="val7" office:value-type="string" calcext:value-type="string">
            <text:p>-</text:p>
          </table:table-cell>
          <table:table-cell table:style-name="ce15" table:content-validation-name="val8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yes</text:p>
          </table:table-cell>
          <table:table-cell table:style-name="ce15" table:content-validation-name="val10" office:value-type="float" office:value="-25" calcext:value-type="float">
            <text:p>-25</text:p>
          </table:table-cell>
          <table:table-cell table:style-name="ce15" table:content-validation-name="val9" office:value-type="string" calcext:value-type="string">
            <text:p>yes</text:p>
          </table:table-cell>
          <table:table-cell table:content-validation-name="val11" office:value-type="float" office:value="1700" calcext:value-type="float">
            <text:p>1700</text:p>
          </table:table-cell>
          <table:table-cell table:style-name="ce15" table:content-validation-name="val9" office:value-type="string" calcext:value-type="string">
            <text:p>yes</text:p>
          </table:table-cell>
          <table:table-cell/>
          <table:table-cell table:style-name="ce2" table:content-validation-name="val1" office:value-type="string" calcext:value-type="string">
            <text:p>yes</text:p>
          </table:table-cell>
          <table:table-cell table:style-name="ce15" table:content-validation-name="val1" office:value-type="string" calcext:value-type="string">
            <text:p>yes</text:p>
          </table:table-cell>
          <table:table-cell/>
          <table:table-cell table:style-name="ce15" table:content-validation-name="val13" table:number-columns-repeated="7"/>
          <table:table-cell table:style-name="ce15" table:content-validation-name="val13" office:value-type="string" calcext:value-type="string">
            <text:p>x</text:p>
          </table:table-cell>
          <table:table-cell table:style-name="ce15" table:content-validation-name="val13" table:number-columns-repeated="16"/>
          <table:table-cell/>
          <table:table-cell table:style-name="ce15" table:content-validation-name="val13" table:number-columns-repeated="7"/>
          <table:table-cell table:style-name="ce15" table:content-validation-name="val13" office:value-type="string" calcext:value-type="string">
            <text:p>x</text:p>
          </table:table-cell>
          <table:table-cell/>
          <table:table-cell table:formula="of:=IF([.S86]=&quot;x&quot;;&quot;x&quot;;IF([.S86]=&quot;-&quot;;&quot;-&quot;;&quot;&quot;))">
            <text:p/>
          </table:table-cell>
          <table:table-cell table:formula="of:=IF([.T86]=&quot;x&quot;;&quot;x&quot;;IF([.T86]=&quot;-&quot;;&quot;-&quot;;&quot;&quot;))">
            <text:p/>
          </table:table-cell>
          <table:table-cell table:formula="of:=IF([.U86]=&quot;x&quot;;&quot;x&quot;;IF([.U86]=&quot;-&quot;;&quot;-&quot;;&quot;&quot;))">
            <text:p/>
          </table:table-cell>
          <table:table-cell table:formula="of:=IF([.V86]=&quot;x&quot;;&quot;x&quot;;IF([.V86]=&quot;-&quot;;&quot;-&quot;;&quot;&quot;))">
            <text:p/>
          </table:table-cell>
          <table:table-cell table:formula="of:=IF([.W86]=&quot;x&quot;;&quot;x&quot;;IF([.W86]=&quot;-&quot;;&quot;-&quot;;&quot;&quot;))">
            <text:p/>
          </table:table-cell>
          <table:table-cell table:formula="of:=IF([.X86]=&quot;x&quot;;&quot;x&quot;;IF([.X86]=&quot;-&quot;;&quot;-&quot;;&quot;&quot;))">
            <text:p/>
          </table:table-cell>
          <table:table-cell table:formula="of:=IF([.Y86]=&quot;x&quot;;&quot;x&quot;;IF([.Y86]=&quot;-&quot;;&quot;-&quot;;&quot;&quot;))">
            <text:p/>
          </table:table-cell>
          <table:table-cell table:formula="of:=IF([.Z86]=&quot;x&quot;;&quot;x&quot;;IF([.Z86]=&quot;-&quot;;&quot;-&quot;;&quot;&quot;))" office:value-type="string" office:string-value="x" calcext:value-type="string">
            <text:p>x</text:p>
          </table:table-cell>
          <table:table-cell table:formula="of:=IF([.AA86]=&quot;x&quot;;&quot;x&quot;;IF([.AA86]=&quot;-&quot;;&quot;-&quot;;&quot;&quot;))">
            <text:p/>
          </table:table-cell>
          <table:table-cell table:formula="of:=IF([.AB86]=&quot;x&quot;;&quot;x&quot;;IF([.AB86]=&quot;-&quot;;&quot;-&quot;;&quot;&quot;))">
            <text:p/>
          </table:table-cell>
          <table:table-cell table:formula="of:=IF([.AC86]=&quot;x&quot;;&quot;x&quot;;IF([.AC86]=&quot;-&quot;;&quot;-&quot;;&quot;&quot;))">
            <text:p/>
          </table:table-cell>
          <table:table-cell table:formula="of:=IF([.AD86]=&quot;x&quot;;&quot;x&quot;;IF([.AD86]=&quot;-&quot;;&quot;-&quot;;&quot;&quot;))">
            <text:p/>
          </table:table-cell>
          <table:table-cell table:formula="of:=IF([.AE86]=&quot;x&quot;;&quot;x&quot;;IF([.AE86]=&quot;-&quot;;&quot;-&quot;;&quot;&quot;))">
            <text:p/>
          </table:table-cell>
          <table:table-cell table:formula="of:=IF([.AF86]=&quot;x&quot;;&quot;x&quot;;IF([.AF86]=&quot;-&quot;;&quot;-&quot;;&quot;&quot;))">
            <text:p/>
          </table:table-cell>
          <table:table-cell table:formula="of:=IF([.AG86]=&quot;x&quot;;&quot;x&quot;;IF([.AG86]=&quot;-&quot;;&quot;-&quot;;&quot;&quot;))">
            <text:p/>
          </table:table-cell>
          <table:table-cell table:formula="of:=IF([.AH86]=&quot;x&quot;;&quot;x&quot;;IF([.AH86]=&quot;-&quot;;&quot;-&quot;;&quot;&quot;))">
            <text:p/>
          </table:table-cell>
          <table:table-cell table:formula="of:=IF([.AI86]=&quot;x&quot;;&quot;x&quot;;IF([.AI86]=&quot;-&quot;;&quot;-&quot;;&quot;&quot;))">
            <text:p/>
          </table:table-cell>
          <table:table-cell table:formula="of:=IF([.AJ86]=&quot;x&quot;;&quot;x&quot;;IF([.AJ86]=&quot;-&quot;;&quot;-&quot;;&quot;&quot;))">
            <text:p/>
          </table:table-cell>
          <table:table-cell table:formula="of:=IF([.AK86]=&quot;x&quot;;&quot;x&quot;;IF([.AK86]=&quot;-&quot;;&quot;-&quot;;&quot;&quot;))">
            <text:p/>
          </table:table-cell>
          <table:table-cell table:formula="of:=IF([.AL86]=&quot;x&quot;;&quot;x&quot;;IF([.AL86]=&quot;-&quot;;&quot;-&quot;;&quot;&quot;))">
            <text:p/>
          </table:table-cell>
          <table:table-cell table:formula="of:=IF([.AM86]=&quot;x&quot;;&quot;x&quot;;IF([.AM86]=&quot;-&quot;;&quot;-&quot;;&quot;&quot;))">
            <text:p/>
          </table:table-cell>
          <table:table-cell table:formula="of:=IF([.AN86]=&quot;x&quot;;&quot;x&quot;;IF([.AN86]=&quot;-&quot;;&quot;-&quot;;&quot;&quot;))">
            <text:p/>
          </table:table-cell>
          <table:table-cell table:formula="of:=IF([.AO86]=&quot;x&quot;;&quot;x&quot;;IF([.AO86]=&quot;-&quot;;&quot;-&quot;;&quot;&quot;))">
            <text:p/>
          </table:table-cell>
          <table:table-cell table:formula="of:=IF([.AP86]=&quot;x&quot;;&quot;x&quot;;IF([.AP86]=&quot;-&quot;;&quot;-&quot;;&quot;&quot;))">
            <text:p/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86" calcext:value-type="float">
            <text:p>86</text:p>
          </table:table-cell>
          <table:table-cell table:style-name="ce6" office:value-type="string" calcext:value-type="string">
            <text:p>TST086</text:p>
          </table:table-cell>
          <table:table-cell table:style-name="ce10" table:content-validation-name="val3" office:value-type="string" calcext:value-type="string">
            <text:p>black</text:p>
          </table:table-cell>
          <table:table-cell table:style-name="ce13" table:content-validation-name="val4" office:value-type="string" calcext:value-type="string">
            <text:p>MixRack DX 1/2</text:p>
          </table:table-cell>
          <table:table-cell table:style-name="ce14" table:content-validation-name="val5" office:value-type="float" office:value="22" calcext:value-type="float">
            <text:p>22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5" table:content-validation-name="val7" office:value-type="string" calcext:value-type="string">
            <text:p>-</text:p>
          </table:table-cell>
          <table:table-cell table:style-name="ce15" table:content-validation-name="val8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no</text:p>
          </table:table-cell>
          <table:table-cell table:style-name="ce15" table:content-validation-name="val10" office:value-type="float" office:value="-30" calcext:value-type="float">
            <text:p>-30</text:p>
          </table:table-cell>
          <table:table-cell table:style-name="ce15" table:content-validation-name="val9" office:value-type="string" calcext:value-type="string">
            <text:p>no</text:p>
          </table:table-cell>
          <table:table-cell table:content-validation-name="val12" office:value-type="float" office:value="1720" calcext:value-type="float">
            <text:p>1720</text:p>
          </table:table-cell>
          <table:table-cell table:style-name="ce15" table:content-validation-name="val9" office:value-type="string" calcext:value-type="string">
            <text:p>no</text:p>
          </table:table-cell>
          <table:table-cell/>
          <table:table-cell table:style-name="ce2" table:content-validation-name="val1" office:value-type="string" calcext:value-type="string">
            <text:p>yes</text:p>
          </table:table-cell>
          <table:table-cell table:style-name="ce15" table:content-validation-name="val1" office:value-type="string" calcext:value-type="string">
            <text:p>yes</text:p>
          </table:table-cell>
          <table:table-cell/>
          <table:table-cell table:style-name="ce15" table:content-validation-name="val13" table:number-columns-repeated="7"/>
          <table:table-cell table:style-name="ce15" table:content-validation-name="val13" office:value-type="string" calcext:value-type="string">
            <text:p>x</text:p>
          </table:table-cell>
          <table:table-cell table:style-name="ce15" table:content-validation-name="val13" table:number-columns-repeated="16"/>
          <table:table-cell/>
          <table:table-cell table:style-name="ce15" table:content-validation-name="val13" table:number-columns-repeated="7"/>
          <table:table-cell table:style-name="ce15" table:content-validation-name="val13" office:value-type="string" calcext:value-type="string">
            <text:p>x</text:p>
          </table:table-cell>
          <table:table-cell/>
          <table:table-cell table:formula="of:=IF([.S87]=&quot;x&quot;;&quot;x&quot;;IF([.S87]=&quot;-&quot;;&quot;-&quot;;&quot;&quot;))">
            <text:p/>
          </table:table-cell>
          <table:table-cell table:formula="of:=IF([.T87]=&quot;x&quot;;&quot;x&quot;;IF([.T87]=&quot;-&quot;;&quot;-&quot;;&quot;&quot;))">
            <text:p/>
          </table:table-cell>
          <table:table-cell table:formula="of:=IF([.U87]=&quot;x&quot;;&quot;x&quot;;IF([.U87]=&quot;-&quot;;&quot;-&quot;;&quot;&quot;))">
            <text:p/>
          </table:table-cell>
          <table:table-cell table:formula="of:=IF([.V87]=&quot;x&quot;;&quot;x&quot;;IF([.V87]=&quot;-&quot;;&quot;-&quot;;&quot;&quot;))">
            <text:p/>
          </table:table-cell>
          <table:table-cell table:formula="of:=IF([.W87]=&quot;x&quot;;&quot;x&quot;;IF([.W87]=&quot;-&quot;;&quot;-&quot;;&quot;&quot;))">
            <text:p/>
          </table:table-cell>
          <table:table-cell table:formula="of:=IF([.X87]=&quot;x&quot;;&quot;x&quot;;IF([.X87]=&quot;-&quot;;&quot;-&quot;;&quot;&quot;))">
            <text:p/>
          </table:table-cell>
          <table:table-cell table:formula="of:=IF([.Y87]=&quot;x&quot;;&quot;x&quot;;IF([.Y87]=&quot;-&quot;;&quot;-&quot;;&quot;&quot;))">
            <text:p/>
          </table:table-cell>
          <table:table-cell table:formula="of:=IF([.Z87]=&quot;x&quot;;&quot;x&quot;;IF([.Z87]=&quot;-&quot;;&quot;-&quot;;&quot;&quot;))" office:value-type="string" office:string-value="x" calcext:value-type="string">
            <text:p>x</text:p>
          </table:table-cell>
          <table:table-cell table:formula="of:=IF([.AA87]=&quot;x&quot;;&quot;x&quot;;IF([.AA87]=&quot;-&quot;;&quot;-&quot;;&quot;&quot;))">
            <text:p/>
          </table:table-cell>
          <table:table-cell table:formula="of:=IF([.AB87]=&quot;x&quot;;&quot;x&quot;;IF([.AB87]=&quot;-&quot;;&quot;-&quot;;&quot;&quot;))">
            <text:p/>
          </table:table-cell>
          <table:table-cell table:formula="of:=IF([.AC87]=&quot;x&quot;;&quot;x&quot;;IF([.AC87]=&quot;-&quot;;&quot;-&quot;;&quot;&quot;))">
            <text:p/>
          </table:table-cell>
          <table:table-cell table:formula="of:=IF([.AD87]=&quot;x&quot;;&quot;x&quot;;IF([.AD87]=&quot;-&quot;;&quot;-&quot;;&quot;&quot;))">
            <text:p/>
          </table:table-cell>
          <table:table-cell table:formula="of:=IF([.AE87]=&quot;x&quot;;&quot;x&quot;;IF([.AE87]=&quot;-&quot;;&quot;-&quot;;&quot;&quot;))">
            <text:p/>
          </table:table-cell>
          <table:table-cell table:formula="of:=IF([.AF87]=&quot;x&quot;;&quot;x&quot;;IF([.AF87]=&quot;-&quot;;&quot;-&quot;;&quot;&quot;))">
            <text:p/>
          </table:table-cell>
          <table:table-cell table:formula="of:=IF([.AG87]=&quot;x&quot;;&quot;x&quot;;IF([.AG87]=&quot;-&quot;;&quot;-&quot;;&quot;&quot;))">
            <text:p/>
          </table:table-cell>
          <table:table-cell table:formula="of:=IF([.AH87]=&quot;x&quot;;&quot;x&quot;;IF([.AH87]=&quot;-&quot;;&quot;-&quot;;&quot;&quot;))">
            <text:p/>
          </table:table-cell>
          <table:table-cell table:formula="of:=IF([.AI87]=&quot;x&quot;;&quot;x&quot;;IF([.AI87]=&quot;-&quot;;&quot;-&quot;;&quot;&quot;))">
            <text:p/>
          </table:table-cell>
          <table:table-cell table:formula="of:=IF([.AJ87]=&quot;x&quot;;&quot;x&quot;;IF([.AJ87]=&quot;-&quot;;&quot;-&quot;;&quot;&quot;))">
            <text:p/>
          </table:table-cell>
          <table:table-cell table:formula="of:=IF([.AK87]=&quot;x&quot;;&quot;x&quot;;IF([.AK87]=&quot;-&quot;;&quot;-&quot;;&quot;&quot;))">
            <text:p/>
          </table:table-cell>
          <table:table-cell table:formula="of:=IF([.AL87]=&quot;x&quot;;&quot;x&quot;;IF([.AL87]=&quot;-&quot;;&quot;-&quot;;&quot;&quot;))">
            <text:p/>
          </table:table-cell>
          <table:table-cell table:formula="of:=IF([.AM87]=&quot;x&quot;;&quot;x&quot;;IF([.AM87]=&quot;-&quot;;&quot;-&quot;;&quot;&quot;))">
            <text:p/>
          </table:table-cell>
          <table:table-cell table:formula="of:=IF([.AN87]=&quot;x&quot;;&quot;x&quot;;IF([.AN87]=&quot;-&quot;;&quot;-&quot;;&quot;&quot;))">
            <text:p/>
          </table:table-cell>
          <table:table-cell table:formula="of:=IF([.AO87]=&quot;x&quot;;&quot;x&quot;;IF([.AO87]=&quot;-&quot;;&quot;-&quot;;&quot;&quot;))">
            <text:p/>
          </table:table-cell>
          <table:table-cell table:formula="of:=IF([.AP87]=&quot;x&quot;;&quot;x&quot;;IF([.AP87]=&quot;-&quot;;&quot;-&quot;;&quot;&quot;))">
            <text:p/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87" calcext:value-type="float">
            <text:p>87</text:p>
          </table:table-cell>
          <table:table-cell table:style-name="ce6" office:value-type="string" calcext:value-type="string">
            <text:p>TST087</text:p>
          </table:table-cell>
          <table:table-cell table:style-name="ce10" table:content-validation-name="val3" office:value-type="string" calcext:value-type="string">
            <text:p>black</text:p>
          </table:table-cell>
          <table:table-cell table:style-name="ce13" table:content-validation-name="val4" office:value-type="string" calcext:value-type="string">
            <text:p>MixRack DX 1/2</text:p>
          </table:table-cell>
          <table:table-cell table:style-name="ce14" table:content-validation-name="val5" office:value-type="float" office:value="23" calcext:value-type="float">
            <text:p>23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5" table:content-validation-name="val7" office:value-type="string" calcext:value-type="string">
            <text:p>-</text:p>
          </table:table-cell>
          <table:table-cell table:style-name="ce15" table:content-validation-name="val8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yes</text:p>
          </table:table-cell>
          <table:table-cell table:style-name="ce15" table:content-validation-name="val10" office:value-type="float" office:value="-35" calcext:value-type="float">
            <text:p>-35</text:p>
          </table:table-cell>
          <table:table-cell table:style-name="ce15" table:content-validation-name="val9" office:value-type="string" calcext:value-type="string">
            <text:p>yes</text:p>
          </table:table-cell>
          <table:table-cell table:content-validation-name="val11" office:value-type="float" office:value="1740" calcext:value-type="float">
            <text:p>1740</text:p>
          </table:table-cell>
          <table:table-cell table:style-name="ce15" table:content-validation-name="val9" office:value-type="string" calcext:value-type="string">
            <text:p>yes</text:p>
          </table:table-cell>
          <table:table-cell/>
          <table:table-cell table:style-name="ce2" table:content-validation-name="val1" office:value-type="string" calcext:value-type="string">
            <text:p>yes</text:p>
          </table:table-cell>
          <table:table-cell table:style-name="ce15" table:content-validation-name="val1" office:value-type="string" calcext:value-type="string">
            <text:p>yes</text:p>
          </table:table-cell>
          <table:table-cell/>
          <table:table-cell table:style-name="ce15" table:content-validation-name="val13" table:number-columns-repeated="7"/>
          <table:table-cell table:style-name="ce15" table:content-validation-name="val13" office:value-type="string" calcext:value-type="string">
            <text:p>x</text:p>
          </table:table-cell>
          <table:table-cell table:style-name="ce15" table:content-validation-name="val13" table:number-columns-repeated="16"/>
          <table:table-cell/>
          <table:table-cell table:style-name="ce15" table:content-validation-name="val13" table:number-columns-repeated="7"/>
          <table:table-cell table:style-name="ce15" table:content-validation-name="val13" office:value-type="string" calcext:value-type="string">
            <text:p>x</text:p>
          </table:table-cell>
          <table:table-cell/>
          <table:table-cell table:formula="of:=IF([.S88]=&quot;x&quot;;&quot;x&quot;;IF([.S88]=&quot;-&quot;;&quot;-&quot;;&quot;&quot;))">
            <text:p/>
          </table:table-cell>
          <table:table-cell table:formula="of:=IF([.T88]=&quot;x&quot;;&quot;x&quot;;IF([.T88]=&quot;-&quot;;&quot;-&quot;;&quot;&quot;))">
            <text:p/>
          </table:table-cell>
          <table:table-cell table:formula="of:=IF([.U88]=&quot;x&quot;;&quot;x&quot;;IF([.U88]=&quot;-&quot;;&quot;-&quot;;&quot;&quot;))">
            <text:p/>
          </table:table-cell>
          <table:table-cell table:formula="of:=IF([.V88]=&quot;x&quot;;&quot;x&quot;;IF([.V88]=&quot;-&quot;;&quot;-&quot;;&quot;&quot;))">
            <text:p/>
          </table:table-cell>
          <table:table-cell table:formula="of:=IF([.W88]=&quot;x&quot;;&quot;x&quot;;IF([.W88]=&quot;-&quot;;&quot;-&quot;;&quot;&quot;))">
            <text:p/>
          </table:table-cell>
          <table:table-cell table:formula="of:=IF([.X88]=&quot;x&quot;;&quot;x&quot;;IF([.X88]=&quot;-&quot;;&quot;-&quot;;&quot;&quot;))">
            <text:p/>
          </table:table-cell>
          <table:table-cell table:formula="of:=IF([.Y88]=&quot;x&quot;;&quot;x&quot;;IF([.Y88]=&quot;-&quot;;&quot;-&quot;;&quot;&quot;))">
            <text:p/>
          </table:table-cell>
          <table:table-cell table:formula="of:=IF([.Z88]=&quot;x&quot;;&quot;x&quot;;IF([.Z88]=&quot;-&quot;;&quot;-&quot;;&quot;&quot;))" office:value-type="string" office:string-value="x" calcext:value-type="string">
            <text:p>x</text:p>
          </table:table-cell>
          <table:table-cell table:formula="of:=IF([.AA88]=&quot;x&quot;;&quot;x&quot;;IF([.AA88]=&quot;-&quot;;&quot;-&quot;;&quot;&quot;))">
            <text:p/>
          </table:table-cell>
          <table:table-cell table:formula="of:=IF([.AB88]=&quot;x&quot;;&quot;x&quot;;IF([.AB88]=&quot;-&quot;;&quot;-&quot;;&quot;&quot;))">
            <text:p/>
          </table:table-cell>
          <table:table-cell table:formula="of:=IF([.AC88]=&quot;x&quot;;&quot;x&quot;;IF([.AC88]=&quot;-&quot;;&quot;-&quot;;&quot;&quot;))">
            <text:p/>
          </table:table-cell>
          <table:table-cell table:formula="of:=IF([.AD88]=&quot;x&quot;;&quot;x&quot;;IF([.AD88]=&quot;-&quot;;&quot;-&quot;;&quot;&quot;))">
            <text:p/>
          </table:table-cell>
          <table:table-cell table:formula="of:=IF([.AE88]=&quot;x&quot;;&quot;x&quot;;IF([.AE88]=&quot;-&quot;;&quot;-&quot;;&quot;&quot;))">
            <text:p/>
          </table:table-cell>
          <table:table-cell table:formula="of:=IF([.AF88]=&quot;x&quot;;&quot;x&quot;;IF([.AF88]=&quot;-&quot;;&quot;-&quot;;&quot;&quot;))">
            <text:p/>
          </table:table-cell>
          <table:table-cell table:formula="of:=IF([.AG88]=&quot;x&quot;;&quot;x&quot;;IF([.AG88]=&quot;-&quot;;&quot;-&quot;;&quot;&quot;))">
            <text:p/>
          </table:table-cell>
          <table:table-cell table:formula="of:=IF([.AH88]=&quot;x&quot;;&quot;x&quot;;IF([.AH88]=&quot;-&quot;;&quot;-&quot;;&quot;&quot;))">
            <text:p/>
          </table:table-cell>
          <table:table-cell table:formula="of:=IF([.AI88]=&quot;x&quot;;&quot;x&quot;;IF([.AI88]=&quot;-&quot;;&quot;-&quot;;&quot;&quot;))">
            <text:p/>
          </table:table-cell>
          <table:table-cell table:formula="of:=IF([.AJ88]=&quot;x&quot;;&quot;x&quot;;IF([.AJ88]=&quot;-&quot;;&quot;-&quot;;&quot;&quot;))">
            <text:p/>
          </table:table-cell>
          <table:table-cell table:formula="of:=IF([.AK88]=&quot;x&quot;;&quot;x&quot;;IF([.AK88]=&quot;-&quot;;&quot;-&quot;;&quot;&quot;))">
            <text:p/>
          </table:table-cell>
          <table:table-cell table:formula="of:=IF([.AL88]=&quot;x&quot;;&quot;x&quot;;IF([.AL88]=&quot;-&quot;;&quot;-&quot;;&quot;&quot;))">
            <text:p/>
          </table:table-cell>
          <table:table-cell table:formula="of:=IF([.AM88]=&quot;x&quot;;&quot;x&quot;;IF([.AM88]=&quot;-&quot;;&quot;-&quot;;&quot;&quot;))">
            <text:p/>
          </table:table-cell>
          <table:table-cell table:formula="of:=IF([.AN88]=&quot;x&quot;;&quot;x&quot;;IF([.AN88]=&quot;-&quot;;&quot;-&quot;;&quot;&quot;))">
            <text:p/>
          </table:table-cell>
          <table:table-cell table:formula="of:=IF([.AO88]=&quot;x&quot;;&quot;x&quot;;IF([.AO88]=&quot;-&quot;;&quot;-&quot;;&quot;&quot;))">
            <text:p/>
          </table:table-cell>
          <table:table-cell table:formula="of:=IF([.AP88]=&quot;x&quot;;&quot;x&quot;;IF([.AP88]=&quot;-&quot;;&quot;-&quot;;&quot;&quot;))">
            <text:p/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88" calcext:value-type="float">
            <text:p>88</text:p>
          </table:table-cell>
          <table:table-cell table:style-name="ce6" office:value-type="string" calcext:value-type="string">
            <text:p>TST088</text:p>
          </table:table-cell>
          <table:table-cell table:style-name="ce10" table:content-validation-name="val3" office:value-type="string" calcext:value-type="string">
            <text:p>black</text:p>
          </table:table-cell>
          <table:table-cell table:style-name="ce13" table:content-validation-name="val4" office:value-type="string" calcext:value-type="string">
            <text:p>MixRack DX 1/2</text:p>
          </table:table-cell>
          <table:table-cell table:style-name="ce14" table:content-validation-name="val5" office:value-type="float" office:value="24" calcext:value-type="float">
            <text:p>24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5" table:content-validation-name="val7" office:value-type="string" calcext:value-type="string">
            <text:p>-</text:p>
          </table:table-cell>
          <table:table-cell table:style-name="ce15" table:content-validation-name="val8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no</text:p>
          </table:table-cell>
          <table:table-cell table:style-name="ce15" table:content-validation-name="val10" office:value-type="float" office:value="-40" calcext:value-type="float">
            <text:p>-40</text:p>
          </table:table-cell>
          <table:table-cell table:style-name="ce15" table:content-validation-name="val9" office:value-type="string" calcext:value-type="string">
            <text:p>no</text:p>
          </table:table-cell>
          <table:table-cell table:content-validation-name="val12" office:value-type="float" office:value="1760" calcext:value-type="float">
            <text:p>1760</text:p>
          </table:table-cell>
          <table:table-cell table:style-name="ce15" table:content-validation-name="val9" office:value-type="string" calcext:value-type="string">
            <text:p>no</text:p>
          </table:table-cell>
          <table:table-cell/>
          <table:table-cell table:style-name="ce2" table:content-validation-name="val1" office:value-type="string" calcext:value-type="string">
            <text:p>yes</text:p>
          </table:table-cell>
          <table:table-cell table:style-name="ce15" table:content-validation-name="val1" office:value-type="string" calcext:value-type="string">
            <text:p>yes</text:p>
          </table:table-cell>
          <table:table-cell/>
          <table:table-cell table:style-name="ce15" table:content-validation-name="val13" table:number-columns-repeated="7"/>
          <table:table-cell table:style-name="ce15" table:content-validation-name="val13" office:value-type="string" calcext:value-type="string">
            <text:p>x</text:p>
          </table:table-cell>
          <table:table-cell table:style-name="ce15" table:content-validation-name="val13" table:number-columns-repeated="16"/>
          <table:table-cell/>
          <table:table-cell table:style-name="ce15" table:content-validation-name="val13" table:number-columns-repeated="7"/>
          <table:table-cell table:style-name="ce15" table:content-validation-name="val13" office:value-type="string" calcext:value-type="string">
            <text:p>x</text:p>
          </table:table-cell>
          <table:table-cell/>
          <table:table-cell table:formula="of:=IF([.S89]=&quot;x&quot;;&quot;x&quot;;IF([.S89]=&quot;-&quot;;&quot;-&quot;;&quot;&quot;))">
            <text:p/>
          </table:table-cell>
          <table:table-cell table:formula="of:=IF([.T89]=&quot;x&quot;;&quot;x&quot;;IF([.T89]=&quot;-&quot;;&quot;-&quot;;&quot;&quot;))">
            <text:p/>
          </table:table-cell>
          <table:table-cell table:formula="of:=IF([.U89]=&quot;x&quot;;&quot;x&quot;;IF([.U89]=&quot;-&quot;;&quot;-&quot;;&quot;&quot;))">
            <text:p/>
          </table:table-cell>
          <table:table-cell table:formula="of:=IF([.V89]=&quot;x&quot;;&quot;x&quot;;IF([.V89]=&quot;-&quot;;&quot;-&quot;;&quot;&quot;))">
            <text:p/>
          </table:table-cell>
          <table:table-cell table:formula="of:=IF([.W89]=&quot;x&quot;;&quot;x&quot;;IF([.W89]=&quot;-&quot;;&quot;-&quot;;&quot;&quot;))">
            <text:p/>
          </table:table-cell>
          <table:table-cell table:formula="of:=IF([.X89]=&quot;x&quot;;&quot;x&quot;;IF([.X89]=&quot;-&quot;;&quot;-&quot;;&quot;&quot;))">
            <text:p/>
          </table:table-cell>
          <table:table-cell table:formula="of:=IF([.Y89]=&quot;x&quot;;&quot;x&quot;;IF([.Y89]=&quot;-&quot;;&quot;-&quot;;&quot;&quot;))">
            <text:p/>
          </table:table-cell>
          <table:table-cell table:formula="of:=IF([.Z89]=&quot;x&quot;;&quot;x&quot;;IF([.Z89]=&quot;-&quot;;&quot;-&quot;;&quot;&quot;))" office:value-type="string" office:string-value="x" calcext:value-type="string">
            <text:p>x</text:p>
          </table:table-cell>
          <table:table-cell table:formula="of:=IF([.AA89]=&quot;x&quot;;&quot;x&quot;;IF([.AA89]=&quot;-&quot;;&quot;-&quot;;&quot;&quot;))">
            <text:p/>
          </table:table-cell>
          <table:table-cell table:formula="of:=IF([.AB89]=&quot;x&quot;;&quot;x&quot;;IF([.AB89]=&quot;-&quot;;&quot;-&quot;;&quot;&quot;))">
            <text:p/>
          </table:table-cell>
          <table:table-cell table:formula="of:=IF([.AC89]=&quot;x&quot;;&quot;x&quot;;IF([.AC89]=&quot;-&quot;;&quot;-&quot;;&quot;&quot;))">
            <text:p/>
          </table:table-cell>
          <table:table-cell table:formula="of:=IF([.AD89]=&quot;x&quot;;&quot;x&quot;;IF([.AD89]=&quot;-&quot;;&quot;-&quot;;&quot;&quot;))">
            <text:p/>
          </table:table-cell>
          <table:table-cell table:formula="of:=IF([.AE89]=&quot;x&quot;;&quot;x&quot;;IF([.AE89]=&quot;-&quot;;&quot;-&quot;;&quot;&quot;))">
            <text:p/>
          </table:table-cell>
          <table:table-cell table:formula="of:=IF([.AF89]=&quot;x&quot;;&quot;x&quot;;IF([.AF89]=&quot;-&quot;;&quot;-&quot;;&quot;&quot;))">
            <text:p/>
          </table:table-cell>
          <table:table-cell table:formula="of:=IF([.AG89]=&quot;x&quot;;&quot;x&quot;;IF([.AG89]=&quot;-&quot;;&quot;-&quot;;&quot;&quot;))">
            <text:p/>
          </table:table-cell>
          <table:table-cell table:formula="of:=IF([.AH89]=&quot;x&quot;;&quot;x&quot;;IF([.AH89]=&quot;-&quot;;&quot;-&quot;;&quot;&quot;))">
            <text:p/>
          </table:table-cell>
          <table:table-cell table:formula="of:=IF([.AI89]=&quot;x&quot;;&quot;x&quot;;IF([.AI89]=&quot;-&quot;;&quot;-&quot;;&quot;&quot;))">
            <text:p/>
          </table:table-cell>
          <table:table-cell table:formula="of:=IF([.AJ89]=&quot;x&quot;;&quot;x&quot;;IF([.AJ89]=&quot;-&quot;;&quot;-&quot;;&quot;&quot;))">
            <text:p/>
          </table:table-cell>
          <table:table-cell table:formula="of:=IF([.AK89]=&quot;x&quot;;&quot;x&quot;;IF([.AK89]=&quot;-&quot;;&quot;-&quot;;&quot;&quot;))">
            <text:p/>
          </table:table-cell>
          <table:table-cell table:formula="of:=IF([.AL89]=&quot;x&quot;;&quot;x&quot;;IF([.AL89]=&quot;-&quot;;&quot;-&quot;;&quot;&quot;))">
            <text:p/>
          </table:table-cell>
          <table:table-cell table:formula="of:=IF([.AM89]=&quot;x&quot;;&quot;x&quot;;IF([.AM89]=&quot;-&quot;;&quot;-&quot;;&quot;&quot;))">
            <text:p/>
          </table:table-cell>
          <table:table-cell table:formula="of:=IF([.AN89]=&quot;x&quot;;&quot;x&quot;;IF([.AN89]=&quot;-&quot;;&quot;-&quot;;&quot;&quot;))">
            <text:p/>
          </table:table-cell>
          <table:table-cell table:formula="of:=IF([.AO89]=&quot;x&quot;;&quot;x&quot;;IF([.AO89]=&quot;-&quot;;&quot;-&quot;;&quot;&quot;))">
            <text:p/>
          </table:table-cell>
          <table:table-cell table:formula="of:=IF([.AP89]=&quot;x&quot;;&quot;x&quot;;IF([.AP89]=&quot;-&quot;;&quot;-&quot;;&quot;&quot;))">
            <text:p/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89" calcext:value-type="float">
            <text:p>89</text:p>
          </table:table-cell>
          <table:table-cell table:style-name="ce6" office:value-type="string" calcext:value-type="string">
            <text:p>TST089</text:p>
          </table:table-cell>
          <table:table-cell table:style-name="ce10" table:content-validation-name="val3" office:value-type="string" calcext:value-type="string">
            <text:p>black</text:p>
          </table:table-cell>
          <table:table-cell table:style-name="ce13" table:content-validation-name="val4" office:value-type="string" calcext:value-type="string">
            <text:p>MixRack DX 1/2</text:p>
          </table:table-cell>
          <table:table-cell table:style-name="ce14" table:content-validation-name="val5" office:value-type="float" office:value="25" calcext:value-type="float">
            <text:p>25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5" table:content-validation-name="val7" office:value-type="string" calcext:value-type="string">
            <text:p>-</text:p>
          </table:table-cell>
          <table:table-cell table:style-name="ce15" table:content-validation-name="val8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yes</text:p>
          </table:table-cell>
          <table:table-cell table:style-name="ce15" table:content-validation-name="val10" office:value-type="float" office:value="-45" calcext:value-type="float">
            <text:p>-45</text:p>
          </table:table-cell>
          <table:table-cell table:style-name="ce15" table:content-validation-name="val9" office:value-type="string" calcext:value-type="string">
            <text:p>yes</text:p>
          </table:table-cell>
          <table:table-cell table:content-validation-name="val11" office:value-type="float" office:value="1780" calcext:value-type="float">
            <text:p>1780</text:p>
          </table:table-cell>
          <table:table-cell table:style-name="ce15" table:content-validation-name="val9" office:value-type="string" calcext:value-type="string">
            <text:p>yes</text:p>
          </table:table-cell>
          <table:table-cell/>
          <table:table-cell table:style-name="ce2" table:content-validation-name="val1" office:value-type="string" calcext:value-type="string">
            <text:p>yes</text:p>
          </table:table-cell>
          <table:table-cell table:style-name="ce15" table:content-validation-name="val1" office:value-type="string" calcext:value-type="string">
            <text:p>yes</text:p>
          </table:table-cell>
          <table:table-cell/>
          <table:table-cell table:style-name="ce15" table:content-validation-name="val13" table:number-columns-repeated="7"/>
          <table:table-cell table:style-name="ce15" table:content-validation-name="val13" office:value-type="string" calcext:value-type="string">
            <text:p>x</text:p>
          </table:table-cell>
          <table:table-cell table:style-name="ce15" table:content-validation-name="val13" table:number-columns-repeated="16"/>
          <table:table-cell/>
          <table:table-cell table:style-name="ce15" table:content-validation-name="val13" table:number-columns-repeated="7"/>
          <table:table-cell table:style-name="ce15" table:content-validation-name="val13" office:value-type="string" calcext:value-type="string">
            <text:p>x</text:p>
          </table:table-cell>
          <table:table-cell/>
          <table:table-cell table:formula="of:=IF([.S90]=&quot;x&quot;;&quot;x&quot;;IF([.S90]=&quot;-&quot;;&quot;-&quot;;&quot;&quot;))">
            <text:p/>
          </table:table-cell>
          <table:table-cell table:formula="of:=IF([.T90]=&quot;x&quot;;&quot;x&quot;;IF([.T90]=&quot;-&quot;;&quot;-&quot;;&quot;&quot;))">
            <text:p/>
          </table:table-cell>
          <table:table-cell table:formula="of:=IF([.U90]=&quot;x&quot;;&quot;x&quot;;IF([.U90]=&quot;-&quot;;&quot;-&quot;;&quot;&quot;))">
            <text:p/>
          </table:table-cell>
          <table:table-cell table:formula="of:=IF([.V90]=&quot;x&quot;;&quot;x&quot;;IF([.V90]=&quot;-&quot;;&quot;-&quot;;&quot;&quot;))">
            <text:p/>
          </table:table-cell>
          <table:table-cell table:formula="of:=IF([.W90]=&quot;x&quot;;&quot;x&quot;;IF([.W90]=&quot;-&quot;;&quot;-&quot;;&quot;&quot;))">
            <text:p/>
          </table:table-cell>
          <table:table-cell table:formula="of:=IF([.X90]=&quot;x&quot;;&quot;x&quot;;IF([.X90]=&quot;-&quot;;&quot;-&quot;;&quot;&quot;))">
            <text:p/>
          </table:table-cell>
          <table:table-cell table:formula="of:=IF([.Y90]=&quot;x&quot;;&quot;x&quot;;IF([.Y90]=&quot;-&quot;;&quot;-&quot;;&quot;&quot;))">
            <text:p/>
          </table:table-cell>
          <table:table-cell table:formula="of:=IF([.Z90]=&quot;x&quot;;&quot;x&quot;;IF([.Z90]=&quot;-&quot;;&quot;-&quot;;&quot;&quot;))" office:value-type="string" office:string-value="x" calcext:value-type="string">
            <text:p>x</text:p>
          </table:table-cell>
          <table:table-cell table:formula="of:=IF([.AA90]=&quot;x&quot;;&quot;x&quot;;IF([.AA90]=&quot;-&quot;;&quot;-&quot;;&quot;&quot;))">
            <text:p/>
          </table:table-cell>
          <table:table-cell table:formula="of:=IF([.AB90]=&quot;x&quot;;&quot;x&quot;;IF([.AB90]=&quot;-&quot;;&quot;-&quot;;&quot;&quot;))">
            <text:p/>
          </table:table-cell>
          <table:table-cell table:formula="of:=IF([.AC90]=&quot;x&quot;;&quot;x&quot;;IF([.AC90]=&quot;-&quot;;&quot;-&quot;;&quot;&quot;))">
            <text:p/>
          </table:table-cell>
          <table:table-cell table:formula="of:=IF([.AD90]=&quot;x&quot;;&quot;x&quot;;IF([.AD90]=&quot;-&quot;;&quot;-&quot;;&quot;&quot;))">
            <text:p/>
          </table:table-cell>
          <table:table-cell table:formula="of:=IF([.AE90]=&quot;x&quot;;&quot;x&quot;;IF([.AE90]=&quot;-&quot;;&quot;-&quot;;&quot;&quot;))">
            <text:p/>
          </table:table-cell>
          <table:table-cell table:formula="of:=IF([.AF90]=&quot;x&quot;;&quot;x&quot;;IF([.AF90]=&quot;-&quot;;&quot;-&quot;;&quot;&quot;))">
            <text:p/>
          </table:table-cell>
          <table:table-cell table:formula="of:=IF([.AG90]=&quot;x&quot;;&quot;x&quot;;IF([.AG90]=&quot;-&quot;;&quot;-&quot;;&quot;&quot;))">
            <text:p/>
          </table:table-cell>
          <table:table-cell table:formula="of:=IF([.AH90]=&quot;x&quot;;&quot;x&quot;;IF([.AH90]=&quot;-&quot;;&quot;-&quot;;&quot;&quot;))">
            <text:p/>
          </table:table-cell>
          <table:table-cell table:formula="of:=IF([.AI90]=&quot;x&quot;;&quot;x&quot;;IF([.AI90]=&quot;-&quot;;&quot;-&quot;;&quot;&quot;))">
            <text:p/>
          </table:table-cell>
          <table:table-cell table:formula="of:=IF([.AJ90]=&quot;x&quot;;&quot;x&quot;;IF([.AJ90]=&quot;-&quot;;&quot;-&quot;;&quot;&quot;))">
            <text:p/>
          </table:table-cell>
          <table:table-cell table:formula="of:=IF([.AK90]=&quot;x&quot;;&quot;x&quot;;IF([.AK90]=&quot;-&quot;;&quot;-&quot;;&quot;&quot;))">
            <text:p/>
          </table:table-cell>
          <table:table-cell table:formula="of:=IF([.AL90]=&quot;x&quot;;&quot;x&quot;;IF([.AL90]=&quot;-&quot;;&quot;-&quot;;&quot;&quot;))">
            <text:p/>
          </table:table-cell>
          <table:table-cell table:formula="of:=IF([.AM90]=&quot;x&quot;;&quot;x&quot;;IF([.AM90]=&quot;-&quot;;&quot;-&quot;;&quot;&quot;))">
            <text:p/>
          </table:table-cell>
          <table:table-cell table:formula="of:=IF([.AN90]=&quot;x&quot;;&quot;x&quot;;IF([.AN90]=&quot;-&quot;;&quot;-&quot;;&quot;&quot;))">
            <text:p/>
          </table:table-cell>
          <table:table-cell table:formula="of:=IF([.AO90]=&quot;x&quot;;&quot;x&quot;;IF([.AO90]=&quot;-&quot;;&quot;-&quot;;&quot;&quot;))">
            <text:p/>
          </table:table-cell>
          <table:table-cell table:formula="of:=IF([.AP90]=&quot;x&quot;;&quot;x&quot;;IF([.AP90]=&quot;-&quot;;&quot;-&quot;;&quot;&quot;))">
            <text:p/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90" calcext:value-type="float">
            <text:p>90</text:p>
          </table:table-cell>
          <table:table-cell table:style-name="ce6" office:value-type="string" calcext:value-type="string">
            <text:p>TST090</text:p>
          </table:table-cell>
          <table:table-cell table:style-name="ce10" table:content-validation-name="val3" office:value-type="string" calcext:value-type="string">
            <text:p>black</text:p>
          </table:table-cell>
          <table:table-cell table:style-name="ce13" table:content-validation-name="val4" office:value-type="string" calcext:value-type="string">
            <text:p>MixRack DX 1/2</text:p>
          </table:table-cell>
          <table:table-cell table:style-name="ce14" table:content-validation-name="val5" office:value-type="float" office:value="26" calcext:value-type="float">
            <text:p>26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5" table:content-validation-name="val7" office:value-type="string" calcext:value-type="string">
            <text:p>-</text:p>
          </table:table-cell>
          <table:table-cell table:style-name="ce15" table:content-validation-name="val8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no</text:p>
          </table:table-cell>
          <table:table-cell table:style-name="ce15" table:content-validation-name="val10" office:value-type="float" office:value="-99" calcext:value-type="float">
            <text:p>-99</text:p>
          </table:table-cell>
          <table:table-cell table:style-name="ce15" table:content-validation-name="val9" office:value-type="string" calcext:value-type="string">
            <text:p>no</text:p>
          </table:table-cell>
          <table:table-cell table:content-validation-name="val12" office:value-type="float" office:value="1800" calcext:value-type="float">
            <text:p>1800</text:p>
          </table:table-cell>
          <table:table-cell table:style-name="ce15" table:content-validation-name="val9" office:value-type="string" calcext:value-type="string">
            <text:p>no</text:p>
          </table:table-cell>
          <table:table-cell/>
          <table:table-cell table:style-name="ce2" table:content-validation-name="val1" office:value-type="string" calcext:value-type="string">
            <text:p>yes</text:p>
          </table:table-cell>
          <table:table-cell table:style-name="ce15" table:content-validation-name="val1" office:value-type="string" calcext:value-type="string">
            <text:p>yes</text:p>
          </table:table-cell>
          <table:table-cell/>
          <table:table-cell table:style-name="ce15" table:content-validation-name="val13" table:number-columns-repeated="7"/>
          <table:table-cell table:style-name="ce15" table:content-validation-name="val13" office:value-type="string" calcext:value-type="string">
            <text:p>x</text:p>
          </table:table-cell>
          <table:table-cell table:style-name="ce15" table:content-validation-name="val13" table:number-columns-repeated="16"/>
          <table:table-cell/>
          <table:table-cell table:style-name="ce15" table:content-validation-name="val13" table:number-columns-repeated="7"/>
          <table:table-cell table:style-name="ce15" table:content-validation-name="val13" office:value-type="string" calcext:value-type="string">
            <text:p>x</text:p>
          </table:table-cell>
          <table:table-cell/>
          <table:table-cell table:formula="of:=IF([.S91]=&quot;x&quot;;&quot;x&quot;;IF([.S91]=&quot;-&quot;;&quot;-&quot;;&quot;&quot;))">
            <text:p/>
          </table:table-cell>
          <table:table-cell table:formula="of:=IF([.T91]=&quot;x&quot;;&quot;x&quot;;IF([.T91]=&quot;-&quot;;&quot;-&quot;;&quot;&quot;))">
            <text:p/>
          </table:table-cell>
          <table:table-cell table:formula="of:=IF([.U91]=&quot;x&quot;;&quot;x&quot;;IF([.U91]=&quot;-&quot;;&quot;-&quot;;&quot;&quot;))">
            <text:p/>
          </table:table-cell>
          <table:table-cell table:formula="of:=IF([.V91]=&quot;x&quot;;&quot;x&quot;;IF([.V91]=&quot;-&quot;;&quot;-&quot;;&quot;&quot;))">
            <text:p/>
          </table:table-cell>
          <table:table-cell table:formula="of:=IF([.W91]=&quot;x&quot;;&quot;x&quot;;IF([.W91]=&quot;-&quot;;&quot;-&quot;;&quot;&quot;))">
            <text:p/>
          </table:table-cell>
          <table:table-cell table:formula="of:=IF([.X91]=&quot;x&quot;;&quot;x&quot;;IF([.X91]=&quot;-&quot;;&quot;-&quot;;&quot;&quot;))">
            <text:p/>
          </table:table-cell>
          <table:table-cell table:formula="of:=IF([.Y91]=&quot;x&quot;;&quot;x&quot;;IF([.Y91]=&quot;-&quot;;&quot;-&quot;;&quot;&quot;))">
            <text:p/>
          </table:table-cell>
          <table:table-cell table:formula="of:=IF([.Z91]=&quot;x&quot;;&quot;x&quot;;IF([.Z91]=&quot;-&quot;;&quot;-&quot;;&quot;&quot;))" office:value-type="string" office:string-value="x" calcext:value-type="string">
            <text:p>x</text:p>
          </table:table-cell>
          <table:table-cell table:formula="of:=IF([.AA91]=&quot;x&quot;;&quot;x&quot;;IF([.AA91]=&quot;-&quot;;&quot;-&quot;;&quot;&quot;))">
            <text:p/>
          </table:table-cell>
          <table:table-cell table:formula="of:=IF([.AB91]=&quot;x&quot;;&quot;x&quot;;IF([.AB91]=&quot;-&quot;;&quot;-&quot;;&quot;&quot;))">
            <text:p/>
          </table:table-cell>
          <table:table-cell table:formula="of:=IF([.AC91]=&quot;x&quot;;&quot;x&quot;;IF([.AC91]=&quot;-&quot;;&quot;-&quot;;&quot;&quot;))">
            <text:p/>
          </table:table-cell>
          <table:table-cell table:formula="of:=IF([.AD91]=&quot;x&quot;;&quot;x&quot;;IF([.AD91]=&quot;-&quot;;&quot;-&quot;;&quot;&quot;))">
            <text:p/>
          </table:table-cell>
          <table:table-cell table:formula="of:=IF([.AE91]=&quot;x&quot;;&quot;x&quot;;IF([.AE91]=&quot;-&quot;;&quot;-&quot;;&quot;&quot;))">
            <text:p/>
          </table:table-cell>
          <table:table-cell table:formula="of:=IF([.AF91]=&quot;x&quot;;&quot;x&quot;;IF([.AF91]=&quot;-&quot;;&quot;-&quot;;&quot;&quot;))">
            <text:p/>
          </table:table-cell>
          <table:table-cell table:formula="of:=IF([.AG91]=&quot;x&quot;;&quot;x&quot;;IF([.AG91]=&quot;-&quot;;&quot;-&quot;;&quot;&quot;))">
            <text:p/>
          </table:table-cell>
          <table:table-cell table:formula="of:=IF([.AH91]=&quot;x&quot;;&quot;x&quot;;IF([.AH91]=&quot;-&quot;;&quot;-&quot;;&quot;&quot;))">
            <text:p/>
          </table:table-cell>
          <table:table-cell table:formula="of:=IF([.AI91]=&quot;x&quot;;&quot;x&quot;;IF([.AI91]=&quot;-&quot;;&quot;-&quot;;&quot;&quot;))">
            <text:p/>
          </table:table-cell>
          <table:table-cell table:formula="of:=IF([.AJ91]=&quot;x&quot;;&quot;x&quot;;IF([.AJ91]=&quot;-&quot;;&quot;-&quot;;&quot;&quot;))">
            <text:p/>
          </table:table-cell>
          <table:table-cell table:formula="of:=IF([.AK91]=&quot;x&quot;;&quot;x&quot;;IF([.AK91]=&quot;-&quot;;&quot;-&quot;;&quot;&quot;))">
            <text:p/>
          </table:table-cell>
          <table:table-cell table:formula="of:=IF([.AL91]=&quot;x&quot;;&quot;x&quot;;IF([.AL91]=&quot;-&quot;;&quot;-&quot;;&quot;&quot;))">
            <text:p/>
          </table:table-cell>
          <table:table-cell table:formula="of:=IF([.AM91]=&quot;x&quot;;&quot;x&quot;;IF([.AM91]=&quot;-&quot;;&quot;-&quot;;&quot;&quot;))">
            <text:p/>
          </table:table-cell>
          <table:table-cell table:formula="of:=IF([.AN91]=&quot;x&quot;;&quot;x&quot;;IF([.AN91]=&quot;-&quot;;&quot;-&quot;;&quot;&quot;))">
            <text:p/>
          </table:table-cell>
          <table:table-cell table:formula="of:=IF([.AO91]=&quot;x&quot;;&quot;x&quot;;IF([.AO91]=&quot;-&quot;;&quot;-&quot;;&quot;&quot;))">
            <text:p/>
          </table:table-cell>
          <table:table-cell table:formula="of:=IF([.AP91]=&quot;x&quot;;&quot;x&quot;;IF([.AP91]=&quot;-&quot;;&quot;-&quot;;&quot;&quot;))">
            <text:p/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91" calcext:value-type="float">
            <text:p>91</text:p>
          </table:table-cell>
          <table:table-cell table:style-name="ce6" office:value-type="string" calcext:value-type="string">
            <text:p>TST091</text:p>
          </table:table-cell>
          <table:table-cell table:style-name="ce10" table:content-validation-name="val3" office:value-type="string" calcext:value-type="string">
            <text:p>black</text:p>
          </table:table-cell>
          <table:table-cell table:style-name="ce13" table:content-validation-name="val4" office:value-type="string" calcext:value-type="string">
            <text:p>MixRack DX 1/2</text:p>
          </table:table-cell>
          <table:table-cell table:style-name="ce14" table:content-validation-name="val5" office:value-type="float" office:value="27" calcext:value-type="float">
            <text:p>27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5" table:content-validation-name="val7" office:value-type="string" calcext:value-type="string">
            <text:p>-</text:p>
          </table:table-cell>
          <table:table-cell table:style-name="ce15" table:content-validation-name="val8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yes</text:p>
          </table:table-cell>
          <table:table-cell table:style-name="ce15" table:content-validation-name="val10" office:value-type="float" office:value="10" calcext:value-type="float">
            <text:p>10</text:p>
          </table:table-cell>
          <table:table-cell table:style-name="ce15" table:content-validation-name="val9" office:value-type="string" calcext:value-type="string">
            <text:p>yes</text:p>
          </table:table-cell>
          <table:table-cell table:content-validation-name="val11" office:value-type="float" office:value="1820" calcext:value-type="float">
            <text:p>1820</text:p>
          </table:table-cell>
          <table:table-cell table:style-name="ce15" table:content-validation-name="val9" office:value-type="string" calcext:value-type="string">
            <text:p>yes</text:p>
          </table:table-cell>
          <table:table-cell/>
          <table:table-cell table:style-name="ce2" table:content-validation-name="val1" office:value-type="string" calcext:value-type="string">
            <text:p>yes</text:p>
          </table:table-cell>
          <table:table-cell table:style-name="ce15" table:content-validation-name="val1" office:value-type="string" calcext:value-type="string">
            <text:p>yes</text:p>
          </table:table-cell>
          <table:table-cell/>
          <table:table-cell table:style-name="ce15" table:content-validation-name="val13" table:number-columns-repeated="7"/>
          <table:table-cell table:style-name="ce15" table:content-validation-name="val13" office:value-type="string" calcext:value-type="string">
            <text:p>x</text:p>
          </table:table-cell>
          <table:table-cell table:style-name="ce15" table:content-validation-name="val13" table:number-columns-repeated="16"/>
          <table:table-cell/>
          <table:table-cell table:style-name="ce15" table:content-validation-name="val13" table:number-columns-repeated="7"/>
          <table:table-cell table:style-name="ce15" table:content-validation-name="val13" office:value-type="string" calcext:value-type="string">
            <text:p>x</text:p>
          </table:table-cell>
          <table:table-cell/>
          <table:table-cell table:formula="of:=IF([.S92]=&quot;x&quot;;&quot;x&quot;;IF([.S92]=&quot;-&quot;;&quot;-&quot;;&quot;&quot;))">
            <text:p/>
          </table:table-cell>
          <table:table-cell table:formula="of:=IF([.T92]=&quot;x&quot;;&quot;x&quot;;IF([.T92]=&quot;-&quot;;&quot;-&quot;;&quot;&quot;))">
            <text:p/>
          </table:table-cell>
          <table:table-cell table:formula="of:=IF([.U92]=&quot;x&quot;;&quot;x&quot;;IF([.U92]=&quot;-&quot;;&quot;-&quot;;&quot;&quot;))">
            <text:p/>
          </table:table-cell>
          <table:table-cell table:formula="of:=IF([.V92]=&quot;x&quot;;&quot;x&quot;;IF([.V92]=&quot;-&quot;;&quot;-&quot;;&quot;&quot;))">
            <text:p/>
          </table:table-cell>
          <table:table-cell table:formula="of:=IF([.W92]=&quot;x&quot;;&quot;x&quot;;IF([.W92]=&quot;-&quot;;&quot;-&quot;;&quot;&quot;))">
            <text:p/>
          </table:table-cell>
          <table:table-cell table:formula="of:=IF([.X92]=&quot;x&quot;;&quot;x&quot;;IF([.X92]=&quot;-&quot;;&quot;-&quot;;&quot;&quot;))">
            <text:p/>
          </table:table-cell>
          <table:table-cell table:formula="of:=IF([.Y92]=&quot;x&quot;;&quot;x&quot;;IF([.Y92]=&quot;-&quot;;&quot;-&quot;;&quot;&quot;))">
            <text:p/>
          </table:table-cell>
          <table:table-cell table:formula="of:=IF([.Z92]=&quot;x&quot;;&quot;x&quot;;IF([.Z92]=&quot;-&quot;;&quot;-&quot;;&quot;&quot;))" office:value-type="string" office:string-value="x" calcext:value-type="string">
            <text:p>x</text:p>
          </table:table-cell>
          <table:table-cell table:formula="of:=IF([.AA92]=&quot;x&quot;;&quot;x&quot;;IF([.AA92]=&quot;-&quot;;&quot;-&quot;;&quot;&quot;))">
            <text:p/>
          </table:table-cell>
          <table:table-cell table:formula="of:=IF([.AB92]=&quot;x&quot;;&quot;x&quot;;IF([.AB92]=&quot;-&quot;;&quot;-&quot;;&quot;&quot;))">
            <text:p/>
          </table:table-cell>
          <table:table-cell table:formula="of:=IF([.AC92]=&quot;x&quot;;&quot;x&quot;;IF([.AC92]=&quot;-&quot;;&quot;-&quot;;&quot;&quot;))">
            <text:p/>
          </table:table-cell>
          <table:table-cell table:formula="of:=IF([.AD92]=&quot;x&quot;;&quot;x&quot;;IF([.AD92]=&quot;-&quot;;&quot;-&quot;;&quot;&quot;))">
            <text:p/>
          </table:table-cell>
          <table:table-cell table:formula="of:=IF([.AE92]=&quot;x&quot;;&quot;x&quot;;IF([.AE92]=&quot;-&quot;;&quot;-&quot;;&quot;&quot;))">
            <text:p/>
          </table:table-cell>
          <table:table-cell table:formula="of:=IF([.AF92]=&quot;x&quot;;&quot;x&quot;;IF([.AF92]=&quot;-&quot;;&quot;-&quot;;&quot;&quot;))">
            <text:p/>
          </table:table-cell>
          <table:table-cell table:formula="of:=IF([.AG92]=&quot;x&quot;;&quot;x&quot;;IF([.AG92]=&quot;-&quot;;&quot;-&quot;;&quot;&quot;))">
            <text:p/>
          </table:table-cell>
          <table:table-cell table:formula="of:=IF([.AH92]=&quot;x&quot;;&quot;x&quot;;IF([.AH92]=&quot;-&quot;;&quot;-&quot;;&quot;&quot;))">
            <text:p/>
          </table:table-cell>
          <table:table-cell table:formula="of:=IF([.AI92]=&quot;x&quot;;&quot;x&quot;;IF([.AI92]=&quot;-&quot;;&quot;-&quot;;&quot;&quot;))">
            <text:p/>
          </table:table-cell>
          <table:table-cell table:formula="of:=IF([.AJ92]=&quot;x&quot;;&quot;x&quot;;IF([.AJ92]=&quot;-&quot;;&quot;-&quot;;&quot;&quot;))">
            <text:p/>
          </table:table-cell>
          <table:table-cell table:formula="of:=IF([.AK92]=&quot;x&quot;;&quot;x&quot;;IF([.AK92]=&quot;-&quot;;&quot;-&quot;;&quot;&quot;))">
            <text:p/>
          </table:table-cell>
          <table:table-cell table:formula="of:=IF([.AL92]=&quot;x&quot;;&quot;x&quot;;IF([.AL92]=&quot;-&quot;;&quot;-&quot;;&quot;&quot;))">
            <text:p/>
          </table:table-cell>
          <table:table-cell table:formula="of:=IF([.AM92]=&quot;x&quot;;&quot;x&quot;;IF([.AM92]=&quot;-&quot;;&quot;-&quot;;&quot;&quot;))">
            <text:p/>
          </table:table-cell>
          <table:table-cell table:formula="of:=IF([.AN92]=&quot;x&quot;;&quot;x&quot;;IF([.AN92]=&quot;-&quot;;&quot;-&quot;;&quot;&quot;))">
            <text:p/>
          </table:table-cell>
          <table:table-cell table:formula="of:=IF([.AO92]=&quot;x&quot;;&quot;x&quot;;IF([.AO92]=&quot;-&quot;;&quot;-&quot;;&quot;&quot;))">
            <text:p/>
          </table:table-cell>
          <table:table-cell table:formula="of:=IF([.AP92]=&quot;x&quot;;&quot;x&quot;;IF([.AP92]=&quot;-&quot;;&quot;-&quot;;&quot;&quot;))">
            <text:p/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92" calcext:value-type="float">
            <text:p>92</text:p>
          </table:table-cell>
          <table:table-cell table:style-name="ce6" office:value-type="string" calcext:value-type="string">
            <text:p>TST092</text:p>
          </table:table-cell>
          <table:table-cell table:style-name="ce10" table:content-validation-name="val3" office:value-type="string" calcext:value-type="string">
            <text:p>black</text:p>
          </table:table-cell>
          <table:table-cell table:style-name="ce13" table:content-validation-name="val4" office:value-type="string" calcext:value-type="string">
            <text:p>MixRack DX 1/2</text:p>
          </table:table-cell>
          <table:table-cell table:style-name="ce14" table:content-validation-name="val5" office:value-type="float" office:value="28" calcext:value-type="float">
            <text:p>28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5" table:content-validation-name="val7" office:value-type="string" calcext:value-type="string">
            <text:p>-</text:p>
          </table:table-cell>
          <table:table-cell table:style-name="ce15" table:content-validation-name="val8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no</text:p>
          </table:table-cell>
          <table:table-cell table:style-name="ce15" table:content-validation-name="val10" office:value-type="float" office:value="5" calcext:value-type="float">
            <text:p>5</text:p>
          </table:table-cell>
          <table:table-cell table:style-name="ce15" table:content-validation-name="val9" office:value-type="string" calcext:value-type="string">
            <text:p>no</text:p>
          </table:table-cell>
          <table:table-cell table:content-validation-name="val12" office:value-type="float" office:value="1840" calcext:value-type="float">
            <text:p>1840</text:p>
          </table:table-cell>
          <table:table-cell table:style-name="ce15" table:content-validation-name="val9" office:value-type="string" calcext:value-type="string">
            <text:p>no</text:p>
          </table:table-cell>
          <table:table-cell/>
          <table:table-cell table:style-name="ce2" table:content-validation-name="val1" office:value-type="string" calcext:value-type="string">
            <text:p>yes</text:p>
          </table:table-cell>
          <table:table-cell table:style-name="ce15" table:content-validation-name="val1" office:value-type="string" calcext:value-type="string">
            <text:p>yes</text:p>
          </table:table-cell>
          <table:table-cell/>
          <table:table-cell table:style-name="ce15" table:content-validation-name="val13" table:number-columns-repeated="7"/>
          <table:table-cell table:style-name="ce15" table:content-validation-name="val13" office:value-type="string" calcext:value-type="string">
            <text:p>x</text:p>
          </table:table-cell>
          <table:table-cell table:style-name="ce15" table:content-validation-name="val13" table:number-columns-repeated="16"/>
          <table:table-cell/>
          <table:table-cell table:style-name="ce15" table:content-validation-name="val13" table:number-columns-repeated="7"/>
          <table:table-cell table:style-name="ce15" table:content-validation-name="val13" office:value-type="string" calcext:value-type="string">
            <text:p>x</text:p>
          </table:table-cell>
          <table:table-cell/>
          <table:table-cell table:formula="of:=IF([.S93]=&quot;x&quot;;&quot;x&quot;;IF([.S93]=&quot;-&quot;;&quot;-&quot;;&quot;&quot;))">
            <text:p/>
          </table:table-cell>
          <table:table-cell table:formula="of:=IF([.T93]=&quot;x&quot;;&quot;x&quot;;IF([.T93]=&quot;-&quot;;&quot;-&quot;;&quot;&quot;))">
            <text:p/>
          </table:table-cell>
          <table:table-cell table:formula="of:=IF([.U93]=&quot;x&quot;;&quot;x&quot;;IF([.U93]=&quot;-&quot;;&quot;-&quot;;&quot;&quot;))">
            <text:p/>
          </table:table-cell>
          <table:table-cell table:formula="of:=IF([.V93]=&quot;x&quot;;&quot;x&quot;;IF([.V93]=&quot;-&quot;;&quot;-&quot;;&quot;&quot;))">
            <text:p/>
          </table:table-cell>
          <table:table-cell table:formula="of:=IF([.W93]=&quot;x&quot;;&quot;x&quot;;IF([.W93]=&quot;-&quot;;&quot;-&quot;;&quot;&quot;))">
            <text:p/>
          </table:table-cell>
          <table:table-cell table:formula="of:=IF([.X93]=&quot;x&quot;;&quot;x&quot;;IF([.X93]=&quot;-&quot;;&quot;-&quot;;&quot;&quot;))">
            <text:p/>
          </table:table-cell>
          <table:table-cell table:formula="of:=IF([.Y93]=&quot;x&quot;;&quot;x&quot;;IF([.Y93]=&quot;-&quot;;&quot;-&quot;;&quot;&quot;))">
            <text:p/>
          </table:table-cell>
          <table:table-cell table:formula="of:=IF([.Z93]=&quot;x&quot;;&quot;x&quot;;IF([.Z93]=&quot;-&quot;;&quot;-&quot;;&quot;&quot;))" office:value-type="string" office:string-value="x" calcext:value-type="string">
            <text:p>x</text:p>
          </table:table-cell>
          <table:table-cell table:formula="of:=IF([.AA93]=&quot;x&quot;;&quot;x&quot;;IF([.AA93]=&quot;-&quot;;&quot;-&quot;;&quot;&quot;))">
            <text:p/>
          </table:table-cell>
          <table:table-cell table:formula="of:=IF([.AB93]=&quot;x&quot;;&quot;x&quot;;IF([.AB93]=&quot;-&quot;;&quot;-&quot;;&quot;&quot;))">
            <text:p/>
          </table:table-cell>
          <table:table-cell table:formula="of:=IF([.AC93]=&quot;x&quot;;&quot;x&quot;;IF([.AC93]=&quot;-&quot;;&quot;-&quot;;&quot;&quot;))">
            <text:p/>
          </table:table-cell>
          <table:table-cell table:formula="of:=IF([.AD93]=&quot;x&quot;;&quot;x&quot;;IF([.AD93]=&quot;-&quot;;&quot;-&quot;;&quot;&quot;))">
            <text:p/>
          </table:table-cell>
          <table:table-cell table:formula="of:=IF([.AE93]=&quot;x&quot;;&quot;x&quot;;IF([.AE93]=&quot;-&quot;;&quot;-&quot;;&quot;&quot;))">
            <text:p/>
          </table:table-cell>
          <table:table-cell table:formula="of:=IF([.AF93]=&quot;x&quot;;&quot;x&quot;;IF([.AF93]=&quot;-&quot;;&quot;-&quot;;&quot;&quot;))">
            <text:p/>
          </table:table-cell>
          <table:table-cell table:formula="of:=IF([.AG93]=&quot;x&quot;;&quot;x&quot;;IF([.AG93]=&quot;-&quot;;&quot;-&quot;;&quot;&quot;))">
            <text:p/>
          </table:table-cell>
          <table:table-cell table:formula="of:=IF([.AH93]=&quot;x&quot;;&quot;x&quot;;IF([.AH93]=&quot;-&quot;;&quot;-&quot;;&quot;&quot;))">
            <text:p/>
          </table:table-cell>
          <table:table-cell table:formula="of:=IF([.AI93]=&quot;x&quot;;&quot;x&quot;;IF([.AI93]=&quot;-&quot;;&quot;-&quot;;&quot;&quot;))">
            <text:p/>
          </table:table-cell>
          <table:table-cell table:formula="of:=IF([.AJ93]=&quot;x&quot;;&quot;x&quot;;IF([.AJ93]=&quot;-&quot;;&quot;-&quot;;&quot;&quot;))">
            <text:p/>
          </table:table-cell>
          <table:table-cell table:formula="of:=IF([.AK93]=&quot;x&quot;;&quot;x&quot;;IF([.AK93]=&quot;-&quot;;&quot;-&quot;;&quot;&quot;))">
            <text:p/>
          </table:table-cell>
          <table:table-cell table:formula="of:=IF([.AL93]=&quot;x&quot;;&quot;x&quot;;IF([.AL93]=&quot;-&quot;;&quot;-&quot;;&quot;&quot;))">
            <text:p/>
          </table:table-cell>
          <table:table-cell table:formula="of:=IF([.AM93]=&quot;x&quot;;&quot;x&quot;;IF([.AM93]=&quot;-&quot;;&quot;-&quot;;&quot;&quot;))">
            <text:p/>
          </table:table-cell>
          <table:table-cell table:formula="of:=IF([.AN93]=&quot;x&quot;;&quot;x&quot;;IF([.AN93]=&quot;-&quot;;&quot;-&quot;;&quot;&quot;))">
            <text:p/>
          </table:table-cell>
          <table:table-cell table:formula="of:=IF([.AO93]=&quot;x&quot;;&quot;x&quot;;IF([.AO93]=&quot;-&quot;;&quot;-&quot;;&quot;&quot;))">
            <text:p/>
          </table:table-cell>
          <table:table-cell table:formula="of:=IF([.AP93]=&quot;x&quot;;&quot;x&quot;;IF([.AP93]=&quot;-&quot;;&quot;-&quot;;&quot;&quot;))">
            <text:p/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93" calcext:value-type="float">
            <text:p>93</text:p>
          </table:table-cell>
          <table:table-cell table:style-name="ce6" office:value-type="string" calcext:value-type="string">
            <text:p>TST093</text:p>
          </table:table-cell>
          <table:table-cell table:style-name="ce10" table:content-validation-name="val3" office:value-type="string" calcext:value-type="string">
            <text:p>black</text:p>
          </table:table-cell>
          <table:table-cell table:style-name="ce13" table:content-validation-name="val4" office:value-type="string" calcext:value-type="string">
            <text:p>MixRack DX 1/2</text:p>
          </table:table-cell>
          <table:table-cell table:style-name="ce14" table:content-validation-name="val5" office:value-type="float" office:value="29" calcext:value-type="float">
            <text:p>29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5" table:content-validation-name="val7" office:value-type="string" calcext:value-type="string">
            <text:p>-</text:p>
          </table:table-cell>
          <table:table-cell table:style-name="ce15" table:content-validation-name="val8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yes</text:p>
          </table:table-cell>
          <table:table-cell table:style-name="ce15" table:content-validation-name="val10" office:value-type="float" office:value="0" calcext:value-type="float">
            <text:p>0</text:p>
          </table:table-cell>
          <table:table-cell table:style-name="ce15" table:content-validation-name="val9" office:value-type="string" calcext:value-type="string">
            <text:p>yes</text:p>
          </table:table-cell>
          <table:table-cell table:content-validation-name="val11" office:value-type="float" office:value="1860" calcext:value-type="float">
            <text:p>1860</text:p>
          </table:table-cell>
          <table:table-cell table:style-name="ce15" table:content-validation-name="val9" office:value-type="string" calcext:value-type="string">
            <text:p>yes</text:p>
          </table:table-cell>
          <table:table-cell/>
          <table:table-cell table:style-name="ce2" table:content-validation-name="val1" office:value-type="string" calcext:value-type="string">
            <text:p>yes</text:p>
          </table:table-cell>
          <table:table-cell table:style-name="ce15" table:content-validation-name="val1" office:value-type="string" calcext:value-type="string">
            <text:p>yes</text:p>
          </table:table-cell>
          <table:table-cell/>
          <table:table-cell table:style-name="ce15" table:content-validation-name="val13" table:number-columns-repeated="7"/>
          <table:table-cell table:style-name="ce15" table:content-validation-name="val13" office:value-type="string" calcext:value-type="string">
            <text:p>x</text:p>
          </table:table-cell>
          <table:table-cell table:style-name="ce15" table:content-validation-name="val13" table:number-columns-repeated="16"/>
          <table:table-cell/>
          <table:table-cell table:style-name="ce15" table:content-validation-name="val13" table:number-columns-repeated="7"/>
          <table:table-cell table:style-name="ce15" table:content-validation-name="val13" office:value-type="string" calcext:value-type="string">
            <text:p>x</text:p>
          </table:table-cell>
          <table:table-cell/>
          <table:table-cell table:formula="of:=IF([.S94]=&quot;x&quot;;&quot;x&quot;;IF([.S94]=&quot;-&quot;;&quot;-&quot;;&quot;&quot;))">
            <text:p/>
          </table:table-cell>
          <table:table-cell table:formula="of:=IF([.T94]=&quot;x&quot;;&quot;x&quot;;IF([.T94]=&quot;-&quot;;&quot;-&quot;;&quot;&quot;))">
            <text:p/>
          </table:table-cell>
          <table:table-cell table:formula="of:=IF([.U94]=&quot;x&quot;;&quot;x&quot;;IF([.U94]=&quot;-&quot;;&quot;-&quot;;&quot;&quot;))">
            <text:p/>
          </table:table-cell>
          <table:table-cell table:formula="of:=IF([.V94]=&quot;x&quot;;&quot;x&quot;;IF([.V94]=&quot;-&quot;;&quot;-&quot;;&quot;&quot;))">
            <text:p/>
          </table:table-cell>
          <table:table-cell table:formula="of:=IF([.W94]=&quot;x&quot;;&quot;x&quot;;IF([.W94]=&quot;-&quot;;&quot;-&quot;;&quot;&quot;))">
            <text:p/>
          </table:table-cell>
          <table:table-cell table:formula="of:=IF([.X94]=&quot;x&quot;;&quot;x&quot;;IF([.X94]=&quot;-&quot;;&quot;-&quot;;&quot;&quot;))">
            <text:p/>
          </table:table-cell>
          <table:table-cell table:formula="of:=IF([.Y94]=&quot;x&quot;;&quot;x&quot;;IF([.Y94]=&quot;-&quot;;&quot;-&quot;;&quot;&quot;))">
            <text:p/>
          </table:table-cell>
          <table:table-cell table:formula="of:=IF([.Z94]=&quot;x&quot;;&quot;x&quot;;IF([.Z94]=&quot;-&quot;;&quot;-&quot;;&quot;&quot;))" office:value-type="string" office:string-value="x" calcext:value-type="string">
            <text:p>x</text:p>
          </table:table-cell>
          <table:table-cell table:formula="of:=IF([.AA94]=&quot;x&quot;;&quot;x&quot;;IF([.AA94]=&quot;-&quot;;&quot;-&quot;;&quot;&quot;))">
            <text:p/>
          </table:table-cell>
          <table:table-cell table:formula="of:=IF([.AB94]=&quot;x&quot;;&quot;x&quot;;IF([.AB94]=&quot;-&quot;;&quot;-&quot;;&quot;&quot;))">
            <text:p/>
          </table:table-cell>
          <table:table-cell table:formula="of:=IF([.AC94]=&quot;x&quot;;&quot;x&quot;;IF([.AC94]=&quot;-&quot;;&quot;-&quot;;&quot;&quot;))">
            <text:p/>
          </table:table-cell>
          <table:table-cell table:formula="of:=IF([.AD94]=&quot;x&quot;;&quot;x&quot;;IF([.AD94]=&quot;-&quot;;&quot;-&quot;;&quot;&quot;))">
            <text:p/>
          </table:table-cell>
          <table:table-cell table:formula="of:=IF([.AE94]=&quot;x&quot;;&quot;x&quot;;IF([.AE94]=&quot;-&quot;;&quot;-&quot;;&quot;&quot;))">
            <text:p/>
          </table:table-cell>
          <table:table-cell table:formula="of:=IF([.AF94]=&quot;x&quot;;&quot;x&quot;;IF([.AF94]=&quot;-&quot;;&quot;-&quot;;&quot;&quot;))">
            <text:p/>
          </table:table-cell>
          <table:table-cell table:formula="of:=IF([.AG94]=&quot;x&quot;;&quot;x&quot;;IF([.AG94]=&quot;-&quot;;&quot;-&quot;;&quot;&quot;))">
            <text:p/>
          </table:table-cell>
          <table:table-cell table:formula="of:=IF([.AH94]=&quot;x&quot;;&quot;x&quot;;IF([.AH94]=&quot;-&quot;;&quot;-&quot;;&quot;&quot;))">
            <text:p/>
          </table:table-cell>
          <table:table-cell table:formula="of:=IF([.AI94]=&quot;x&quot;;&quot;x&quot;;IF([.AI94]=&quot;-&quot;;&quot;-&quot;;&quot;&quot;))">
            <text:p/>
          </table:table-cell>
          <table:table-cell table:formula="of:=IF([.AJ94]=&quot;x&quot;;&quot;x&quot;;IF([.AJ94]=&quot;-&quot;;&quot;-&quot;;&quot;&quot;))">
            <text:p/>
          </table:table-cell>
          <table:table-cell table:formula="of:=IF([.AK94]=&quot;x&quot;;&quot;x&quot;;IF([.AK94]=&quot;-&quot;;&quot;-&quot;;&quot;&quot;))">
            <text:p/>
          </table:table-cell>
          <table:table-cell table:formula="of:=IF([.AL94]=&quot;x&quot;;&quot;x&quot;;IF([.AL94]=&quot;-&quot;;&quot;-&quot;;&quot;&quot;))">
            <text:p/>
          </table:table-cell>
          <table:table-cell table:formula="of:=IF([.AM94]=&quot;x&quot;;&quot;x&quot;;IF([.AM94]=&quot;-&quot;;&quot;-&quot;;&quot;&quot;))">
            <text:p/>
          </table:table-cell>
          <table:table-cell table:formula="of:=IF([.AN94]=&quot;x&quot;;&quot;x&quot;;IF([.AN94]=&quot;-&quot;;&quot;-&quot;;&quot;&quot;))">
            <text:p/>
          </table:table-cell>
          <table:table-cell table:formula="of:=IF([.AO94]=&quot;x&quot;;&quot;x&quot;;IF([.AO94]=&quot;-&quot;;&quot;-&quot;;&quot;&quot;))">
            <text:p/>
          </table:table-cell>
          <table:table-cell table:formula="of:=IF([.AP94]=&quot;x&quot;;&quot;x&quot;;IF([.AP94]=&quot;-&quot;;&quot;-&quot;;&quot;&quot;))">
            <text:p/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94" calcext:value-type="float">
            <text:p>94</text:p>
          </table:table-cell>
          <table:table-cell table:style-name="ce6" office:value-type="string" calcext:value-type="string">
            <text:p>TST094</text:p>
          </table:table-cell>
          <table:table-cell table:style-name="ce10" table:content-validation-name="val3" office:value-type="string" calcext:value-type="string">
            <text:p>black</text:p>
          </table:table-cell>
          <table:table-cell table:style-name="ce13" table:content-validation-name="val4" office:value-type="string" calcext:value-type="string">
            <text:p>MixRack DX 1/2</text:p>
          </table:table-cell>
          <table:table-cell table:style-name="ce14" table:content-validation-name="val5" office:value-type="float" office:value="30" calcext:value-type="float">
            <text:p>30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5" table:content-validation-name="val7" office:value-type="string" calcext:value-type="string">
            <text:p>-</text:p>
          </table:table-cell>
          <table:table-cell table:style-name="ce15" table:content-validation-name="val8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no</text:p>
          </table:table-cell>
          <table:table-cell table:style-name="ce15" table:content-validation-name="val10" office:value-type="float" office:value="-5" calcext:value-type="float">
            <text:p>-5</text:p>
          </table:table-cell>
          <table:table-cell table:style-name="ce15" table:content-validation-name="val9" office:value-type="string" calcext:value-type="string">
            <text:p>no</text:p>
          </table:table-cell>
          <table:table-cell table:content-validation-name="val12" office:value-type="float" office:value="1880" calcext:value-type="float">
            <text:p>1880</text:p>
          </table:table-cell>
          <table:table-cell table:style-name="ce15" table:content-validation-name="val9" office:value-type="string" calcext:value-type="string">
            <text:p>no</text:p>
          </table:table-cell>
          <table:table-cell/>
          <table:table-cell table:style-name="ce2" table:content-validation-name="val1" office:value-type="string" calcext:value-type="string">
            <text:p>yes</text:p>
          </table:table-cell>
          <table:table-cell table:style-name="ce15" table:content-validation-name="val1" office:value-type="string" calcext:value-type="string">
            <text:p>yes</text:p>
          </table:table-cell>
          <table:table-cell/>
          <table:table-cell table:style-name="ce15" table:content-validation-name="val13" table:number-columns-repeated="7"/>
          <table:table-cell table:style-name="ce15" table:content-validation-name="val13" office:value-type="string" calcext:value-type="string">
            <text:p>x</text:p>
          </table:table-cell>
          <table:table-cell table:style-name="ce15" table:content-validation-name="val13" table:number-columns-repeated="16"/>
          <table:table-cell/>
          <table:table-cell table:style-name="ce15" table:content-validation-name="val13" table:number-columns-repeated="7"/>
          <table:table-cell table:style-name="ce15" table:content-validation-name="val13" office:value-type="string" calcext:value-type="string">
            <text:p>x</text:p>
          </table:table-cell>
          <table:table-cell/>
          <table:table-cell table:formula="of:=IF([.S95]=&quot;x&quot;;&quot;x&quot;;IF([.S95]=&quot;-&quot;;&quot;-&quot;;&quot;&quot;))">
            <text:p/>
          </table:table-cell>
          <table:table-cell table:formula="of:=IF([.T95]=&quot;x&quot;;&quot;x&quot;;IF([.T95]=&quot;-&quot;;&quot;-&quot;;&quot;&quot;))">
            <text:p/>
          </table:table-cell>
          <table:table-cell table:formula="of:=IF([.U95]=&quot;x&quot;;&quot;x&quot;;IF([.U95]=&quot;-&quot;;&quot;-&quot;;&quot;&quot;))">
            <text:p/>
          </table:table-cell>
          <table:table-cell table:formula="of:=IF([.V95]=&quot;x&quot;;&quot;x&quot;;IF([.V95]=&quot;-&quot;;&quot;-&quot;;&quot;&quot;))">
            <text:p/>
          </table:table-cell>
          <table:table-cell table:formula="of:=IF([.W95]=&quot;x&quot;;&quot;x&quot;;IF([.W95]=&quot;-&quot;;&quot;-&quot;;&quot;&quot;))">
            <text:p/>
          </table:table-cell>
          <table:table-cell table:formula="of:=IF([.X95]=&quot;x&quot;;&quot;x&quot;;IF([.X95]=&quot;-&quot;;&quot;-&quot;;&quot;&quot;))">
            <text:p/>
          </table:table-cell>
          <table:table-cell table:formula="of:=IF([.Y95]=&quot;x&quot;;&quot;x&quot;;IF([.Y95]=&quot;-&quot;;&quot;-&quot;;&quot;&quot;))">
            <text:p/>
          </table:table-cell>
          <table:table-cell table:formula="of:=IF([.Z95]=&quot;x&quot;;&quot;x&quot;;IF([.Z95]=&quot;-&quot;;&quot;-&quot;;&quot;&quot;))" office:value-type="string" office:string-value="x" calcext:value-type="string">
            <text:p>x</text:p>
          </table:table-cell>
          <table:table-cell table:formula="of:=IF([.AA95]=&quot;x&quot;;&quot;x&quot;;IF([.AA95]=&quot;-&quot;;&quot;-&quot;;&quot;&quot;))">
            <text:p/>
          </table:table-cell>
          <table:table-cell table:formula="of:=IF([.AB95]=&quot;x&quot;;&quot;x&quot;;IF([.AB95]=&quot;-&quot;;&quot;-&quot;;&quot;&quot;))">
            <text:p/>
          </table:table-cell>
          <table:table-cell table:formula="of:=IF([.AC95]=&quot;x&quot;;&quot;x&quot;;IF([.AC95]=&quot;-&quot;;&quot;-&quot;;&quot;&quot;))">
            <text:p/>
          </table:table-cell>
          <table:table-cell table:formula="of:=IF([.AD95]=&quot;x&quot;;&quot;x&quot;;IF([.AD95]=&quot;-&quot;;&quot;-&quot;;&quot;&quot;))">
            <text:p/>
          </table:table-cell>
          <table:table-cell table:formula="of:=IF([.AE95]=&quot;x&quot;;&quot;x&quot;;IF([.AE95]=&quot;-&quot;;&quot;-&quot;;&quot;&quot;))">
            <text:p/>
          </table:table-cell>
          <table:table-cell table:formula="of:=IF([.AF95]=&quot;x&quot;;&quot;x&quot;;IF([.AF95]=&quot;-&quot;;&quot;-&quot;;&quot;&quot;))">
            <text:p/>
          </table:table-cell>
          <table:table-cell table:formula="of:=IF([.AG95]=&quot;x&quot;;&quot;x&quot;;IF([.AG95]=&quot;-&quot;;&quot;-&quot;;&quot;&quot;))">
            <text:p/>
          </table:table-cell>
          <table:table-cell table:formula="of:=IF([.AH95]=&quot;x&quot;;&quot;x&quot;;IF([.AH95]=&quot;-&quot;;&quot;-&quot;;&quot;&quot;))">
            <text:p/>
          </table:table-cell>
          <table:table-cell table:formula="of:=IF([.AI95]=&quot;x&quot;;&quot;x&quot;;IF([.AI95]=&quot;-&quot;;&quot;-&quot;;&quot;&quot;))">
            <text:p/>
          </table:table-cell>
          <table:table-cell table:formula="of:=IF([.AJ95]=&quot;x&quot;;&quot;x&quot;;IF([.AJ95]=&quot;-&quot;;&quot;-&quot;;&quot;&quot;))">
            <text:p/>
          </table:table-cell>
          <table:table-cell table:formula="of:=IF([.AK95]=&quot;x&quot;;&quot;x&quot;;IF([.AK95]=&quot;-&quot;;&quot;-&quot;;&quot;&quot;))">
            <text:p/>
          </table:table-cell>
          <table:table-cell table:formula="of:=IF([.AL95]=&quot;x&quot;;&quot;x&quot;;IF([.AL95]=&quot;-&quot;;&quot;-&quot;;&quot;&quot;))">
            <text:p/>
          </table:table-cell>
          <table:table-cell table:formula="of:=IF([.AM95]=&quot;x&quot;;&quot;x&quot;;IF([.AM95]=&quot;-&quot;;&quot;-&quot;;&quot;&quot;))">
            <text:p/>
          </table:table-cell>
          <table:table-cell table:formula="of:=IF([.AN95]=&quot;x&quot;;&quot;x&quot;;IF([.AN95]=&quot;-&quot;;&quot;-&quot;;&quot;&quot;))">
            <text:p/>
          </table:table-cell>
          <table:table-cell table:formula="of:=IF([.AO95]=&quot;x&quot;;&quot;x&quot;;IF([.AO95]=&quot;-&quot;;&quot;-&quot;;&quot;&quot;))">
            <text:p/>
          </table:table-cell>
          <table:table-cell table:formula="of:=IF([.AP95]=&quot;x&quot;;&quot;x&quot;;IF([.AP95]=&quot;-&quot;;&quot;-&quot;;&quot;&quot;))">
            <text:p/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95" calcext:value-type="float">
            <text:p>95</text:p>
          </table:table-cell>
          <table:table-cell table:style-name="ce6" office:value-type="string" calcext:value-type="string">
            <text:p>TST095</text:p>
          </table:table-cell>
          <table:table-cell table:style-name="ce10" table:content-validation-name="val3" office:value-type="string" calcext:value-type="string">
            <text:p>black</text:p>
          </table:table-cell>
          <table:table-cell table:style-name="ce13" table:content-validation-name="val4" office:value-type="string" calcext:value-type="string">
            <text:p>MixRack DX 1/2</text:p>
          </table:table-cell>
          <table:table-cell table:style-name="ce14" table:content-validation-name="val5" office:value-type="float" office:value="31" calcext:value-type="float">
            <text:p>31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5" table:content-validation-name="val7" office:value-type="string" calcext:value-type="string">
            <text:p>-</text:p>
          </table:table-cell>
          <table:table-cell table:style-name="ce15" table:content-validation-name="val8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yes</text:p>
          </table:table-cell>
          <table:table-cell table:style-name="ce15" table:content-validation-name="val10" office:value-type="float" office:value="-10" calcext:value-type="float">
            <text:p>-10</text:p>
          </table:table-cell>
          <table:table-cell table:style-name="ce15" table:content-validation-name="val9" office:value-type="string" calcext:value-type="string">
            <text:p>yes</text:p>
          </table:table-cell>
          <table:table-cell table:content-validation-name="val11" office:value-type="float" office:value="1900" calcext:value-type="float">
            <text:p>1900</text:p>
          </table:table-cell>
          <table:table-cell table:style-name="ce15" table:content-validation-name="val9" office:value-type="string" calcext:value-type="string">
            <text:p>yes</text:p>
          </table:table-cell>
          <table:table-cell/>
          <table:table-cell table:style-name="ce2" table:content-validation-name="val1" office:value-type="string" calcext:value-type="string">
            <text:p>yes</text:p>
          </table:table-cell>
          <table:table-cell table:style-name="ce15" table:content-validation-name="val1" office:value-type="string" calcext:value-type="string">
            <text:p>yes</text:p>
          </table:table-cell>
          <table:table-cell/>
          <table:table-cell table:style-name="ce15" table:content-validation-name="val13" table:number-columns-repeated="7"/>
          <table:table-cell table:style-name="ce15" table:content-validation-name="val13" office:value-type="string" calcext:value-type="string">
            <text:p>x</text:p>
          </table:table-cell>
          <table:table-cell table:style-name="ce15" table:content-validation-name="val13" table:number-columns-repeated="16"/>
          <table:table-cell/>
          <table:table-cell table:style-name="ce15" table:content-validation-name="val13" table:number-columns-repeated="7"/>
          <table:table-cell table:style-name="ce15" table:content-validation-name="val13" office:value-type="string" calcext:value-type="string">
            <text:p>x</text:p>
          </table:table-cell>
          <table:table-cell/>
          <table:table-cell table:formula="of:=IF([.S96]=&quot;x&quot;;&quot;x&quot;;IF([.S96]=&quot;-&quot;;&quot;-&quot;;&quot;&quot;))">
            <text:p/>
          </table:table-cell>
          <table:table-cell table:formula="of:=IF([.T96]=&quot;x&quot;;&quot;x&quot;;IF([.T96]=&quot;-&quot;;&quot;-&quot;;&quot;&quot;))">
            <text:p/>
          </table:table-cell>
          <table:table-cell table:formula="of:=IF([.U96]=&quot;x&quot;;&quot;x&quot;;IF([.U96]=&quot;-&quot;;&quot;-&quot;;&quot;&quot;))">
            <text:p/>
          </table:table-cell>
          <table:table-cell table:formula="of:=IF([.V96]=&quot;x&quot;;&quot;x&quot;;IF([.V96]=&quot;-&quot;;&quot;-&quot;;&quot;&quot;))">
            <text:p/>
          </table:table-cell>
          <table:table-cell table:formula="of:=IF([.W96]=&quot;x&quot;;&quot;x&quot;;IF([.W96]=&quot;-&quot;;&quot;-&quot;;&quot;&quot;))">
            <text:p/>
          </table:table-cell>
          <table:table-cell table:formula="of:=IF([.X96]=&quot;x&quot;;&quot;x&quot;;IF([.X96]=&quot;-&quot;;&quot;-&quot;;&quot;&quot;))">
            <text:p/>
          </table:table-cell>
          <table:table-cell table:formula="of:=IF([.Y96]=&quot;x&quot;;&quot;x&quot;;IF([.Y96]=&quot;-&quot;;&quot;-&quot;;&quot;&quot;))">
            <text:p/>
          </table:table-cell>
          <table:table-cell table:formula="of:=IF([.Z96]=&quot;x&quot;;&quot;x&quot;;IF([.Z96]=&quot;-&quot;;&quot;-&quot;;&quot;&quot;))" office:value-type="string" office:string-value="x" calcext:value-type="string">
            <text:p>x</text:p>
          </table:table-cell>
          <table:table-cell table:formula="of:=IF([.AA96]=&quot;x&quot;;&quot;x&quot;;IF([.AA96]=&quot;-&quot;;&quot;-&quot;;&quot;&quot;))">
            <text:p/>
          </table:table-cell>
          <table:table-cell table:formula="of:=IF([.AB96]=&quot;x&quot;;&quot;x&quot;;IF([.AB96]=&quot;-&quot;;&quot;-&quot;;&quot;&quot;))">
            <text:p/>
          </table:table-cell>
          <table:table-cell table:formula="of:=IF([.AC96]=&quot;x&quot;;&quot;x&quot;;IF([.AC96]=&quot;-&quot;;&quot;-&quot;;&quot;&quot;))">
            <text:p/>
          </table:table-cell>
          <table:table-cell table:formula="of:=IF([.AD96]=&quot;x&quot;;&quot;x&quot;;IF([.AD96]=&quot;-&quot;;&quot;-&quot;;&quot;&quot;))">
            <text:p/>
          </table:table-cell>
          <table:table-cell table:formula="of:=IF([.AE96]=&quot;x&quot;;&quot;x&quot;;IF([.AE96]=&quot;-&quot;;&quot;-&quot;;&quot;&quot;))">
            <text:p/>
          </table:table-cell>
          <table:table-cell table:formula="of:=IF([.AF96]=&quot;x&quot;;&quot;x&quot;;IF([.AF96]=&quot;-&quot;;&quot;-&quot;;&quot;&quot;))">
            <text:p/>
          </table:table-cell>
          <table:table-cell table:formula="of:=IF([.AG96]=&quot;x&quot;;&quot;x&quot;;IF([.AG96]=&quot;-&quot;;&quot;-&quot;;&quot;&quot;))">
            <text:p/>
          </table:table-cell>
          <table:table-cell table:formula="of:=IF([.AH96]=&quot;x&quot;;&quot;x&quot;;IF([.AH96]=&quot;-&quot;;&quot;-&quot;;&quot;&quot;))">
            <text:p/>
          </table:table-cell>
          <table:table-cell table:formula="of:=IF([.AI96]=&quot;x&quot;;&quot;x&quot;;IF([.AI96]=&quot;-&quot;;&quot;-&quot;;&quot;&quot;))">
            <text:p/>
          </table:table-cell>
          <table:table-cell table:formula="of:=IF([.AJ96]=&quot;x&quot;;&quot;x&quot;;IF([.AJ96]=&quot;-&quot;;&quot;-&quot;;&quot;&quot;))">
            <text:p/>
          </table:table-cell>
          <table:table-cell table:formula="of:=IF([.AK96]=&quot;x&quot;;&quot;x&quot;;IF([.AK96]=&quot;-&quot;;&quot;-&quot;;&quot;&quot;))">
            <text:p/>
          </table:table-cell>
          <table:table-cell table:formula="of:=IF([.AL96]=&quot;x&quot;;&quot;x&quot;;IF([.AL96]=&quot;-&quot;;&quot;-&quot;;&quot;&quot;))">
            <text:p/>
          </table:table-cell>
          <table:table-cell table:formula="of:=IF([.AM96]=&quot;x&quot;;&quot;x&quot;;IF([.AM96]=&quot;-&quot;;&quot;-&quot;;&quot;&quot;))">
            <text:p/>
          </table:table-cell>
          <table:table-cell table:formula="of:=IF([.AN96]=&quot;x&quot;;&quot;x&quot;;IF([.AN96]=&quot;-&quot;;&quot;-&quot;;&quot;&quot;))">
            <text:p/>
          </table:table-cell>
          <table:table-cell table:formula="of:=IF([.AO96]=&quot;x&quot;;&quot;x&quot;;IF([.AO96]=&quot;-&quot;;&quot;-&quot;;&quot;&quot;))">
            <text:p/>
          </table:table-cell>
          <table:table-cell table:formula="of:=IF([.AP96]=&quot;x&quot;;&quot;x&quot;;IF([.AP96]=&quot;-&quot;;&quot;-&quot;;&quot;&quot;))">
            <text:p/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96" calcext:value-type="float">
            <text:p>96</text:p>
          </table:table-cell>
          <table:table-cell table:style-name="ce6" office:value-type="string" calcext:value-type="string">
            <text:p>TST096</text:p>
          </table:table-cell>
          <table:table-cell table:style-name="ce10" table:content-validation-name="val3" office:value-type="string" calcext:value-type="string">
            <text:p>black</text:p>
          </table:table-cell>
          <table:table-cell table:style-name="ce13" table:content-validation-name="val4" office:value-type="string" calcext:value-type="string">
            <text:p>MixRack DX 1/2</text:p>
          </table:table-cell>
          <table:table-cell table:style-name="ce14" table:content-validation-name="val5" office:value-type="float" office:value="32" calcext:value-type="float">
            <text:p>32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5" table:content-validation-name="val7" office:value-type="string" calcext:value-type="string">
            <text:p>-</text:p>
          </table:table-cell>
          <table:table-cell table:style-name="ce15" table:content-validation-name="val8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no</text:p>
          </table:table-cell>
          <table:table-cell table:style-name="ce15" table:content-validation-name="val10" office:value-type="float" office:value="-15" calcext:value-type="float">
            <text:p>-15</text:p>
          </table:table-cell>
          <table:table-cell table:style-name="ce15" table:content-validation-name="val9" office:value-type="string" calcext:value-type="string">
            <text:p>no</text:p>
          </table:table-cell>
          <table:table-cell table:content-validation-name="val12" office:value-type="float" office:value="1920" calcext:value-type="float">
            <text:p>1920</text:p>
          </table:table-cell>
          <table:table-cell table:style-name="ce15" table:content-validation-name="val9" office:value-type="string" calcext:value-type="string">
            <text:p>no</text:p>
          </table:table-cell>
          <table:table-cell/>
          <table:table-cell table:style-name="ce2" table:content-validation-name="val1" office:value-type="string" calcext:value-type="string">
            <text:p>yes</text:p>
          </table:table-cell>
          <table:table-cell table:style-name="ce15" table:content-validation-name="val1" office:value-type="string" calcext:value-type="string">
            <text:p>yes</text:p>
          </table:table-cell>
          <table:table-cell/>
          <table:table-cell table:style-name="ce15" table:content-validation-name="val13" table:number-columns-repeated="7"/>
          <table:table-cell table:style-name="ce15" table:content-validation-name="val13" office:value-type="string" calcext:value-type="string">
            <text:p>x</text:p>
          </table:table-cell>
          <table:table-cell table:style-name="ce15" table:content-validation-name="val13" table:number-columns-repeated="16"/>
          <table:table-cell/>
          <table:table-cell table:style-name="ce15" table:content-validation-name="val13" table:number-columns-repeated="7"/>
          <table:table-cell table:style-name="ce15" table:content-validation-name="val13" office:value-type="string" calcext:value-type="string">
            <text:p>x</text:p>
          </table:table-cell>
          <table:table-cell/>
          <table:table-cell table:formula="of:=IF([.S97]=&quot;x&quot;;&quot;x&quot;;IF([.S97]=&quot;-&quot;;&quot;-&quot;;&quot;&quot;))">
            <text:p/>
          </table:table-cell>
          <table:table-cell table:formula="of:=IF([.T97]=&quot;x&quot;;&quot;x&quot;;IF([.T97]=&quot;-&quot;;&quot;-&quot;;&quot;&quot;))">
            <text:p/>
          </table:table-cell>
          <table:table-cell table:formula="of:=IF([.U97]=&quot;x&quot;;&quot;x&quot;;IF([.U97]=&quot;-&quot;;&quot;-&quot;;&quot;&quot;))">
            <text:p/>
          </table:table-cell>
          <table:table-cell table:formula="of:=IF([.V97]=&quot;x&quot;;&quot;x&quot;;IF([.V97]=&quot;-&quot;;&quot;-&quot;;&quot;&quot;))">
            <text:p/>
          </table:table-cell>
          <table:table-cell table:formula="of:=IF([.W97]=&quot;x&quot;;&quot;x&quot;;IF([.W97]=&quot;-&quot;;&quot;-&quot;;&quot;&quot;))">
            <text:p/>
          </table:table-cell>
          <table:table-cell table:formula="of:=IF([.X97]=&quot;x&quot;;&quot;x&quot;;IF([.X97]=&quot;-&quot;;&quot;-&quot;;&quot;&quot;))">
            <text:p/>
          </table:table-cell>
          <table:table-cell table:formula="of:=IF([.Y97]=&quot;x&quot;;&quot;x&quot;;IF([.Y97]=&quot;-&quot;;&quot;-&quot;;&quot;&quot;))">
            <text:p/>
          </table:table-cell>
          <table:table-cell table:formula="of:=IF([.Z97]=&quot;x&quot;;&quot;x&quot;;IF([.Z97]=&quot;-&quot;;&quot;-&quot;;&quot;&quot;))" office:value-type="string" office:string-value="x" calcext:value-type="string">
            <text:p>x</text:p>
          </table:table-cell>
          <table:table-cell table:formula="of:=IF([.AA97]=&quot;x&quot;;&quot;x&quot;;IF([.AA97]=&quot;-&quot;;&quot;-&quot;;&quot;&quot;))">
            <text:p/>
          </table:table-cell>
          <table:table-cell table:formula="of:=IF([.AB97]=&quot;x&quot;;&quot;x&quot;;IF([.AB97]=&quot;-&quot;;&quot;-&quot;;&quot;&quot;))">
            <text:p/>
          </table:table-cell>
          <table:table-cell table:formula="of:=IF([.AC97]=&quot;x&quot;;&quot;x&quot;;IF([.AC97]=&quot;-&quot;;&quot;-&quot;;&quot;&quot;))">
            <text:p/>
          </table:table-cell>
          <table:table-cell table:formula="of:=IF([.AD97]=&quot;x&quot;;&quot;x&quot;;IF([.AD97]=&quot;-&quot;;&quot;-&quot;;&quot;&quot;))">
            <text:p/>
          </table:table-cell>
          <table:table-cell table:formula="of:=IF([.AE97]=&quot;x&quot;;&quot;x&quot;;IF([.AE97]=&quot;-&quot;;&quot;-&quot;;&quot;&quot;))">
            <text:p/>
          </table:table-cell>
          <table:table-cell table:formula="of:=IF([.AF97]=&quot;x&quot;;&quot;x&quot;;IF([.AF97]=&quot;-&quot;;&quot;-&quot;;&quot;&quot;))">
            <text:p/>
          </table:table-cell>
          <table:table-cell table:formula="of:=IF([.AG97]=&quot;x&quot;;&quot;x&quot;;IF([.AG97]=&quot;-&quot;;&quot;-&quot;;&quot;&quot;))">
            <text:p/>
          </table:table-cell>
          <table:table-cell table:formula="of:=IF([.AH97]=&quot;x&quot;;&quot;x&quot;;IF([.AH97]=&quot;-&quot;;&quot;-&quot;;&quot;&quot;))">
            <text:p/>
          </table:table-cell>
          <table:table-cell table:formula="of:=IF([.AI97]=&quot;x&quot;;&quot;x&quot;;IF([.AI97]=&quot;-&quot;;&quot;-&quot;;&quot;&quot;))">
            <text:p/>
          </table:table-cell>
          <table:table-cell table:formula="of:=IF([.AJ97]=&quot;x&quot;;&quot;x&quot;;IF([.AJ97]=&quot;-&quot;;&quot;-&quot;;&quot;&quot;))">
            <text:p/>
          </table:table-cell>
          <table:table-cell table:formula="of:=IF([.AK97]=&quot;x&quot;;&quot;x&quot;;IF([.AK97]=&quot;-&quot;;&quot;-&quot;;&quot;&quot;))">
            <text:p/>
          </table:table-cell>
          <table:table-cell table:formula="of:=IF([.AL97]=&quot;x&quot;;&quot;x&quot;;IF([.AL97]=&quot;-&quot;;&quot;-&quot;;&quot;&quot;))">
            <text:p/>
          </table:table-cell>
          <table:table-cell table:formula="of:=IF([.AM97]=&quot;x&quot;;&quot;x&quot;;IF([.AM97]=&quot;-&quot;;&quot;-&quot;;&quot;&quot;))">
            <text:p/>
          </table:table-cell>
          <table:table-cell table:formula="of:=IF([.AN97]=&quot;x&quot;;&quot;x&quot;;IF([.AN97]=&quot;-&quot;;&quot;-&quot;;&quot;&quot;))">
            <text:p/>
          </table:table-cell>
          <table:table-cell table:formula="of:=IF([.AO97]=&quot;x&quot;;&quot;x&quot;;IF([.AO97]=&quot;-&quot;;&quot;-&quot;;&quot;&quot;))">
            <text:p/>
          </table:table-cell>
          <table:table-cell table:formula="of:=IF([.AP97]=&quot;x&quot;;&quot;x&quot;;IF([.AP97]=&quot;-&quot;;&quot;-&quot;;&quot;&quot;))">
            <text:p/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97" calcext:value-type="float">
            <text:p>97</text:p>
          </table:table-cell>
          <table:table-cell table:style-name="ce6" office:value-type="string" calcext:value-type="string">
            <text:p>-</text:p>
          </table:table-cell>
          <table:table-cell table:style-name="ce10" table:content-validation-name="val3" office:value-type="string" calcext:value-type="string">
            <text:p>-</text:p>
          </table:table-cell>
          <table:table-cell table:style-name="ce13" table:content-validation-name="val4" office:value-type="string" calcext:value-type="string">
            <text:p>MixRack DX 3/4</text:p>
          </table:table-cell>
          <table:table-cell table:style-name="ce14" table:content-validation-name="val5" office:value-type="float" office:value="1" calcext:value-type="float">
            <text:p>1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5" table:content-validation-name="val7" office:value-type="string" calcext:value-type="string">
            <text:p>-</text:p>
          </table:table-cell>
          <table:table-cell table:style-name="ce15" table:content-validation-name="val8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yes</text:p>
          </table:table-cell>
          <table:table-cell table:style-name="ce15" table:content-validation-name="val10" office:value-type="float" office:value="-20" calcext:value-type="float">
            <text:p>-20</text:p>
          </table:table-cell>
          <table:table-cell table:style-name="ce15" table:content-validation-name="val9" office:value-type="string" calcext:value-type="string">
            <text:p>yes</text:p>
          </table:table-cell>
          <table:table-cell table:content-validation-name="val11" office:value-type="float" office:value="1940" calcext:value-type="float">
            <text:p>1940</text:p>
          </table:table-cell>
          <table:table-cell table:style-name="ce15" table:content-validation-name="val9" office:value-type="string" calcext:value-type="string">
            <text:p>yes</text:p>
          </table:table-cell>
          <table:table-cell/>
          <table:table-cell table:style-name="ce2" table:content-validation-name="val1" office:value-type="string" calcext:value-type="string">
            <text:p>yes</text:p>
          </table:table-cell>
          <table:table-cell table:style-name="ce15" table:content-validation-name="val1" office:value-type="string" calcext:value-type="string">
            <text:p>yes</text:p>
          </table:table-cell>
          <table:table-cell/>
          <table:table-cell table:style-name="ce15" table:content-validation-name="val13" table:number-columns-repeated="8"/>
          <table:table-cell table:style-name="ce15" table:content-validation-name="val13" office:value-type="string" calcext:value-type="string">
            <text:p>x</text:p>
          </table:table-cell>
          <table:table-cell table:style-name="ce15" table:content-validation-name="val13" table:number-columns-repeated="15"/>
          <table:table-cell/>
          <table:table-cell table:style-name="ce15" table:content-validation-name="val13" table:number-columns-repeated="8"/>
          <table:table-cell/>
          <table:table-cell table:formula="of:=IF([.S98]=&quot;x&quot;;&quot;x&quot;;IF([.S98]=&quot;-&quot;;&quot;-&quot;;&quot;&quot;))">
            <text:p/>
          </table:table-cell>
          <table:table-cell table:formula="of:=IF([.T98]=&quot;x&quot;;&quot;x&quot;;IF([.T98]=&quot;-&quot;;&quot;-&quot;;&quot;&quot;))">
            <text:p/>
          </table:table-cell>
          <table:table-cell table:formula="of:=IF([.U98]=&quot;x&quot;;&quot;x&quot;;IF([.U98]=&quot;-&quot;;&quot;-&quot;;&quot;&quot;))">
            <text:p/>
          </table:table-cell>
          <table:table-cell table:formula="of:=IF([.V98]=&quot;x&quot;;&quot;x&quot;;IF([.V98]=&quot;-&quot;;&quot;-&quot;;&quot;&quot;))">
            <text:p/>
          </table:table-cell>
          <table:table-cell table:formula="of:=IF([.W98]=&quot;x&quot;;&quot;x&quot;;IF([.W98]=&quot;-&quot;;&quot;-&quot;;&quot;&quot;))">
            <text:p/>
          </table:table-cell>
          <table:table-cell table:formula="of:=IF([.X98]=&quot;x&quot;;&quot;x&quot;;IF([.X98]=&quot;-&quot;;&quot;-&quot;;&quot;&quot;))">
            <text:p/>
          </table:table-cell>
          <table:table-cell table:formula="of:=IF([.Y98]=&quot;x&quot;;&quot;x&quot;;IF([.Y98]=&quot;-&quot;;&quot;-&quot;;&quot;&quot;))">
            <text:p/>
          </table:table-cell>
          <table:table-cell table:formula="of:=IF([.Z98]=&quot;x&quot;;&quot;x&quot;;IF([.Z98]=&quot;-&quot;;&quot;-&quot;;&quot;&quot;))">
            <text:p/>
          </table:table-cell>
          <table:table-cell table:formula="of:=IF([.AA98]=&quot;x&quot;;&quot;x&quot;;IF([.AA98]=&quot;-&quot;;&quot;-&quot;;&quot;&quot;))" office:value-type="string" office:string-value="x" calcext:value-type="string">
            <text:p>x</text:p>
          </table:table-cell>
          <table:table-cell table:formula="of:=IF([.AB98]=&quot;x&quot;;&quot;x&quot;;IF([.AB98]=&quot;-&quot;;&quot;-&quot;;&quot;&quot;))">
            <text:p/>
          </table:table-cell>
          <table:table-cell table:formula="of:=IF([.AC98]=&quot;x&quot;;&quot;x&quot;;IF([.AC98]=&quot;-&quot;;&quot;-&quot;;&quot;&quot;))">
            <text:p/>
          </table:table-cell>
          <table:table-cell table:formula="of:=IF([.AD98]=&quot;x&quot;;&quot;x&quot;;IF([.AD98]=&quot;-&quot;;&quot;-&quot;;&quot;&quot;))">
            <text:p/>
          </table:table-cell>
          <table:table-cell table:formula="of:=IF([.AE98]=&quot;x&quot;;&quot;x&quot;;IF([.AE98]=&quot;-&quot;;&quot;-&quot;;&quot;&quot;))">
            <text:p/>
          </table:table-cell>
          <table:table-cell table:formula="of:=IF([.AF98]=&quot;x&quot;;&quot;x&quot;;IF([.AF98]=&quot;-&quot;;&quot;-&quot;;&quot;&quot;))">
            <text:p/>
          </table:table-cell>
          <table:table-cell table:formula="of:=IF([.AG98]=&quot;x&quot;;&quot;x&quot;;IF([.AG98]=&quot;-&quot;;&quot;-&quot;;&quot;&quot;))">
            <text:p/>
          </table:table-cell>
          <table:table-cell table:formula="of:=IF([.AH98]=&quot;x&quot;;&quot;x&quot;;IF([.AH98]=&quot;-&quot;;&quot;-&quot;;&quot;&quot;))">
            <text:p/>
          </table:table-cell>
          <table:table-cell table:formula="of:=IF([.AI98]=&quot;x&quot;;&quot;x&quot;;IF([.AI98]=&quot;-&quot;;&quot;-&quot;;&quot;&quot;))">
            <text:p/>
          </table:table-cell>
          <table:table-cell table:formula="of:=IF([.AJ98]=&quot;x&quot;;&quot;x&quot;;IF([.AJ98]=&quot;-&quot;;&quot;-&quot;;&quot;&quot;))">
            <text:p/>
          </table:table-cell>
          <table:table-cell table:formula="of:=IF([.AK98]=&quot;x&quot;;&quot;x&quot;;IF([.AK98]=&quot;-&quot;;&quot;-&quot;;&quot;&quot;))">
            <text:p/>
          </table:table-cell>
          <table:table-cell table:formula="of:=IF([.AL98]=&quot;x&quot;;&quot;x&quot;;IF([.AL98]=&quot;-&quot;;&quot;-&quot;;&quot;&quot;))">
            <text:p/>
          </table:table-cell>
          <table:table-cell table:formula="of:=IF([.AM98]=&quot;x&quot;;&quot;x&quot;;IF([.AM98]=&quot;-&quot;;&quot;-&quot;;&quot;&quot;))">
            <text:p/>
          </table:table-cell>
          <table:table-cell table:formula="of:=IF([.AN98]=&quot;x&quot;;&quot;x&quot;;IF([.AN98]=&quot;-&quot;;&quot;-&quot;;&quot;&quot;))">
            <text:p/>
          </table:table-cell>
          <table:table-cell table:formula="of:=IF([.AO98]=&quot;x&quot;;&quot;x&quot;;IF([.AO98]=&quot;-&quot;;&quot;-&quot;;&quot;&quot;))">
            <text:p/>
          </table:table-cell>
          <table:table-cell table:formula="of:=IF([.AP98]=&quot;x&quot;;&quot;x&quot;;IF([.AP98]=&quot;-&quot;;&quot;-&quot;;&quot;&quot;))">
            <text:p/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98" calcext:value-type="float">
            <text:p>98</text:p>
          </table:table-cell>
          <table:table-cell table:style-name="ce6" office:value-type="string" calcext:value-type="string">
            <text:p>-</text:p>
          </table:table-cell>
          <table:table-cell table:style-name="ce10" table:content-validation-name="val3" office:value-type="string" calcext:value-type="string">
            <text:p>-</text:p>
          </table:table-cell>
          <table:table-cell table:style-name="ce13" table:content-validation-name="val4" office:value-type="string" calcext:value-type="string">
            <text:p>MixRack DX 3/4</text:p>
          </table:table-cell>
          <table:table-cell table:style-name="ce14" table:content-validation-name="val5" office:value-type="float" office:value="2" calcext:value-type="float">
            <text:p>2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5" table:content-validation-name="val7" office:value-type="string" calcext:value-type="string">
            <text:p>-</text:p>
          </table:table-cell>
          <table:table-cell table:style-name="ce15" table:content-validation-name="val8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no</text:p>
          </table:table-cell>
          <table:table-cell table:style-name="ce15" table:content-validation-name="val10" office:value-type="float" office:value="-25" calcext:value-type="float">
            <text:p>-25</text:p>
          </table:table-cell>
          <table:table-cell table:style-name="ce15" table:content-validation-name="val9" office:value-type="string" calcext:value-type="string">
            <text:p>no</text:p>
          </table:table-cell>
          <table:table-cell table:content-validation-name="val12" office:value-type="float" office:value="1960" calcext:value-type="float">
            <text:p>1960</text:p>
          </table:table-cell>
          <table:table-cell table:style-name="ce15" table:content-validation-name="val9" office:value-type="string" calcext:value-type="string">
            <text:p>no</text:p>
          </table:table-cell>
          <table:table-cell/>
          <table:table-cell table:style-name="ce2" table:content-validation-name="val1" office:value-type="string" calcext:value-type="string">
            <text:p>yes</text:p>
          </table:table-cell>
          <table:table-cell table:style-name="ce15" table:content-validation-name="val1" office:value-type="string" calcext:value-type="string">
            <text:p>yes</text:p>
          </table:table-cell>
          <table:table-cell/>
          <table:table-cell table:style-name="ce15" table:content-validation-name="val13" table:number-columns-repeated="8"/>
          <table:table-cell table:style-name="ce15" table:content-validation-name="val13" office:value-type="string" calcext:value-type="string">
            <text:p>x</text:p>
          </table:table-cell>
          <table:table-cell table:style-name="ce15" table:content-validation-name="val13" table:number-columns-repeated="15"/>
          <table:table-cell/>
          <table:table-cell table:style-name="ce15" table:content-validation-name="val13" table:number-columns-repeated="8"/>
          <table:table-cell/>
          <table:table-cell table:formula="of:=IF([.S99]=&quot;x&quot;;&quot;x&quot;;IF([.S99]=&quot;-&quot;;&quot;-&quot;;&quot;&quot;))">
            <text:p/>
          </table:table-cell>
          <table:table-cell table:formula="of:=IF([.T99]=&quot;x&quot;;&quot;x&quot;;IF([.T99]=&quot;-&quot;;&quot;-&quot;;&quot;&quot;))">
            <text:p/>
          </table:table-cell>
          <table:table-cell table:formula="of:=IF([.U99]=&quot;x&quot;;&quot;x&quot;;IF([.U99]=&quot;-&quot;;&quot;-&quot;;&quot;&quot;))">
            <text:p/>
          </table:table-cell>
          <table:table-cell table:formula="of:=IF([.V99]=&quot;x&quot;;&quot;x&quot;;IF([.V99]=&quot;-&quot;;&quot;-&quot;;&quot;&quot;))">
            <text:p/>
          </table:table-cell>
          <table:table-cell table:formula="of:=IF([.W99]=&quot;x&quot;;&quot;x&quot;;IF([.W99]=&quot;-&quot;;&quot;-&quot;;&quot;&quot;))">
            <text:p/>
          </table:table-cell>
          <table:table-cell table:formula="of:=IF([.X99]=&quot;x&quot;;&quot;x&quot;;IF([.X99]=&quot;-&quot;;&quot;-&quot;;&quot;&quot;))">
            <text:p/>
          </table:table-cell>
          <table:table-cell table:formula="of:=IF([.Y99]=&quot;x&quot;;&quot;x&quot;;IF([.Y99]=&quot;-&quot;;&quot;-&quot;;&quot;&quot;))">
            <text:p/>
          </table:table-cell>
          <table:table-cell table:formula="of:=IF([.Z99]=&quot;x&quot;;&quot;x&quot;;IF([.Z99]=&quot;-&quot;;&quot;-&quot;;&quot;&quot;))">
            <text:p/>
          </table:table-cell>
          <table:table-cell table:formula="of:=IF([.AA99]=&quot;x&quot;;&quot;x&quot;;IF([.AA99]=&quot;-&quot;;&quot;-&quot;;&quot;&quot;))" office:value-type="string" office:string-value="x" calcext:value-type="string">
            <text:p>x</text:p>
          </table:table-cell>
          <table:table-cell table:formula="of:=IF([.AB99]=&quot;x&quot;;&quot;x&quot;;IF([.AB99]=&quot;-&quot;;&quot;-&quot;;&quot;&quot;))">
            <text:p/>
          </table:table-cell>
          <table:table-cell table:formula="of:=IF([.AC99]=&quot;x&quot;;&quot;x&quot;;IF([.AC99]=&quot;-&quot;;&quot;-&quot;;&quot;&quot;))">
            <text:p/>
          </table:table-cell>
          <table:table-cell table:formula="of:=IF([.AD99]=&quot;x&quot;;&quot;x&quot;;IF([.AD99]=&quot;-&quot;;&quot;-&quot;;&quot;&quot;))">
            <text:p/>
          </table:table-cell>
          <table:table-cell table:formula="of:=IF([.AE99]=&quot;x&quot;;&quot;x&quot;;IF([.AE99]=&quot;-&quot;;&quot;-&quot;;&quot;&quot;))">
            <text:p/>
          </table:table-cell>
          <table:table-cell table:formula="of:=IF([.AF99]=&quot;x&quot;;&quot;x&quot;;IF([.AF99]=&quot;-&quot;;&quot;-&quot;;&quot;&quot;))">
            <text:p/>
          </table:table-cell>
          <table:table-cell table:formula="of:=IF([.AG99]=&quot;x&quot;;&quot;x&quot;;IF([.AG99]=&quot;-&quot;;&quot;-&quot;;&quot;&quot;))">
            <text:p/>
          </table:table-cell>
          <table:table-cell table:formula="of:=IF([.AH99]=&quot;x&quot;;&quot;x&quot;;IF([.AH99]=&quot;-&quot;;&quot;-&quot;;&quot;&quot;))">
            <text:p/>
          </table:table-cell>
          <table:table-cell table:formula="of:=IF([.AI99]=&quot;x&quot;;&quot;x&quot;;IF([.AI99]=&quot;-&quot;;&quot;-&quot;;&quot;&quot;))">
            <text:p/>
          </table:table-cell>
          <table:table-cell table:formula="of:=IF([.AJ99]=&quot;x&quot;;&quot;x&quot;;IF([.AJ99]=&quot;-&quot;;&quot;-&quot;;&quot;&quot;))">
            <text:p/>
          </table:table-cell>
          <table:table-cell table:formula="of:=IF([.AK99]=&quot;x&quot;;&quot;x&quot;;IF([.AK99]=&quot;-&quot;;&quot;-&quot;;&quot;&quot;))">
            <text:p/>
          </table:table-cell>
          <table:table-cell table:formula="of:=IF([.AL99]=&quot;x&quot;;&quot;x&quot;;IF([.AL99]=&quot;-&quot;;&quot;-&quot;;&quot;&quot;))">
            <text:p/>
          </table:table-cell>
          <table:table-cell table:formula="of:=IF([.AM99]=&quot;x&quot;;&quot;x&quot;;IF([.AM99]=&quot;-&quot;;&quot;-&quot;;&quot;&quot;))">
            <text:p/>
          </table:table-cell>
          <table:table-cell table:formula="of:=IF([.AN99]=&quot;x&quot;;&quot;x&quot;;IF([.AN99]=&quot;-&quot;;&quot;-&quot;;&quot;&quot;))">
            <text:p/>
          </table:table-cell>
          <table:table-cell table:formula="of:=IF([.AO99]=&quot;x&quot;;&quot;x&quot;;IF([.AO99]=&quot;-&quot;;&quot;-&quot;;&quot;&quot;))">
            <text:p/>
          </table:table-cell>
          <table:table-cell table:formula="of:=IF([.AP99]=&quot;x&quot;;&quot;x&quot;;IF([.AP99]=&quot;-&quot;;&quot;-&quot;;&quot;&quot;))">
            <text:p/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99" calcext:value-type="float">
            <text:p>99</text:p>
          </table:table-cell>
          <table:table-cell table:style-name="ce6" office:value-type="string" calcext:value-type="string">
            <text:p>-</text:p>
          </table:table-cell>
          <table:table-cell table:style-name="ce10" table:content-validation-name="val3" office:value-type="string" calcext:value-type="string">
            <text:p>-</text:p>
          </table:table-cell>
          <table:table-cell table:style-name="ce13" table:content-validation-name="val4" office:value-type="string" calcext:value-type="string">
            <text:p>MixRack DX 3/4</text:p>
          </table:table-cell>
          <table:table-cell table:style-name="ce14" table:content-validation-name="val5" office:value-type="float" office:value="3" calcext:value-type="float">
            <text:p>3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5" table:content-validation-name="val7" office:value-type="string" calcext:value-type="string">
            <text:p>-</text:p>
          </table:table-cell>
          <table:table-cell table:style-name="ce15" table:content-validation-name="val8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yes</text:p>
          </table:table-cell>
          <table:table-cell table:style-name="ce15" table:content-validation-name="val10" office:value-type="float" office:value="-30" calcext:value-type="float">
            <text:p>-30</text:p>
          </table:table-cell>
          <table:table-cell table:style-name="ce15" table:content-validation-name="val9" office:value-type="string" calcext:value-type="string">
            <text:p>yes</text:p>
          </table:table-cell>
          <table:table-cell table:content-validation-name="val11" office:value-type="float" office:value="1980" calcext:value-type="float">
            <text:p>1980</text:p>
          </table:table-cell>
          <table:table-cell table:style-name="ce15" table:content-validation-name="val9" office:value-type="string" calcext:value-type="string">
            <text:p>yes</text:p>
          </table:table-cell>
          <table:table-cell/>
          <table:table-cell table:style-name="ce2" table:content-validation-name="val1" office:value-type="string" calcext:value-type="string">
            <text:p>yes</text:p>
          </table:table-cell>
          <table:table-cell table:style-name="ce15" table:content-validation-name="val1" office:value-type="string" calcext:value-type="string">
            <text:p>yes</text:p>
          </table:table-cell>
          <table:table-cell/>
          <table:table-cell table:style-name="ce15" table:content-validation-name="val13" table:number-columns-repeated="8"/>
          <table:table-cell table:style-name="ce15" table:content-validation-name="val13" office:value-type="string" calcext:value-type="string">
            <text:p>x</text:p>
          </table:table-cell>
          <table:table-cell table:style-name="ce15" table:content-validation-name="val13" table:number-columns-repeated="15"/>
          <table:table-cell/>
          <table:table-cell table:style-name="ce15" table:content-validation-name="val13" table:number-columns-repeated="8"/>
          <table:table-cell/>
          <table:table-cell table:formula="of:=IF([.S100]=&quot;x&quot;;&quot;x&quot;;IF([.S100]=&quot;-&quot;;&quot;-&quot;;&quot;&quot;))">
            <text:p/>
          </table:table-cell>
          <table:table-cell table:formula="of:=IF([.T100]=&quot;x&quot;;&quot;x&quot;;IF([.T100]=&quot;-&quot;;&quot;-&quot;;&quot;&quot;))">
            <text:p/>
          </table:table-cell>
          <table:table-cell table:formula="of:=IF([.U100]=&quot;x&quot;;&quot;x&quot;;IF([.U100]=&quot;-&quot;;&quot;-&quot;;&quot;&quot;))">
            <text:p/>
          </table:table-cell>
          <table:table-cell table:formula="of:=IF([.V100]=&quot;x&quot;;&quot;x&quot;;IF([.V100]=&quot;-&quot;;&quot;-&quot;;&quot;&quot;))">
            <text:p/>
          </table:table-cell>
          <table:table-cell table:formula="of:=IF([.W100]=&quot;x&quot;;&quot;x&quot;;IF([.W100]=&quot;-&quot;;&quot;-&quot;;&quot;&quot;))">
            <text:p/>
          </table:table-cell>
          <table:table-cell table:formula="of:=IF([.X100]=&quot;x&quot;;&quot;x&quot;;IF([.X100]=&quot;-&quot;;&quot;-&quot;;&quot;&quot;))">
            <text:p/>
          </table:table-cell>
          <table:table-cell table:formula="of:=IF([.Y100]=&quot;x&quot;;&quot;x&quot;;IF([.Y100]=&quot;-&quot;;&quot;-&quot;;&quot;&quot;))">
            <text:p/>
          </table:table-cell>
          <table:table-cell table:formula="of:=IF([.Z100]=&quot;x&quot;;&quot;x&quot;;IF([.Z100]=&quot;-&quot;;&quot;-&quot;;&quot;&quot;))">
            <text:p/>
          </table:table-cell>
          <table:table-cell table:formula="of:=IF([.AA100]=&quot;x&quot;;&quot;x&quot;;IF([.AA100]=&quot;-&quot;;&quot;-&quot;;&quot;&quot;))" office:value-type="string" office:string-value="x" calcext:value-type="string">
            <text:p>x</text:p>
          </table:table-cell>
          <table:table-cell table:formula="of:=IF([.AB100]=&quot;x&quot;;&quot;x&quot;;IF([.AB100]=&quot;-&quot;;&quot;-&quot;;&quot;&quot;))">
            <text:p/>
          </table:table-cell>
          <table:table-cell table:formula="of:=IF([.AC100]=&quot;x&quot;;&quot;x&quot;;IF([.AC100]=&quot;-&quot;;&quot;-&quot;;&quot;&quot;))">
            <text:p/>
          </table:table-cell>
          <table:table-cell table:formula="of:=IF([.AD100]=&quot;x&quot;;&quot;x&quot;;IF([.AD100]=&quot;-&quot;;&quot;-&quot;;&quot;&quot;))">
            <text:p/>
          </table:table-cell>
          <table:table-cell table:formula="of:=IF([.AE100]=&quot;x&quot;;&quot;x&quot;;IF([.AE100]=&quot;-&quot;;&quot;-&quot;;&quot;&quot;))">
            <text:p/>
          </table:table-cell>
          <table:table-cell table:formula="of:=IF([.AF100]=&quot;x&quot;;&quot;x&quot;;IF([.AF100]=&quot;-&quot;;&quot;-&quot;;&quot;&quot;))">
            <text:p/>
          </table:table-cell>
          <table:table-cell table:formula="of:=IF([.AG100]=&quot;x&quot;;&quot;x&quot;;IF([.AG100]=&quot;-&quot;;&quot;-&quot;;&quot;&quot;))">
            <text:p/>
          </table:table-cell>
          <table:table-cell table:formula="of:=IF([.AH100]=&quot;x&quot;;&quot;x&quot;;IF([.AH100]=&quot;-&quot;;&quot;-&quot;;&quot;&quot;))">
            <text:p/>
          </table:table-cell>
          <table:table-cell table:formula="of:=IF([.AI100]=&quot;x&quot;;&quot;x&quot;;IF([.AI100]=&quot;-&quot;;&quot;-&quot;;&quot;&quot;))">
            <text:p/>
          </table:table-cell>
          <table:table-cell table:formula="of:=IF([.AJ100]=&quot;x&quot;;&quot;x&quot;;IF([.AJ100]=&quot;-&quot;;&quot;-&quot;;&quot;&quot;))">
            <text:p/>
          </table:table-cell>
          <table:table-cell table:formula="of:=IF([.AK100]=&quot;x&quot;;&quot;x&quot;;IF([.AK100]=&quot;-&quot;;&quot;-&quot;;&quot;&quot;))">
            <text:p/>
          </table:table-cell>
          <table:table-cell table:formula="of:=IF([.AL100]=&quot;x&quot;;&quot;x&quot;;IF([.AL100]=&quot;-&quot;;&quot;-&quot;;&quot;&quot;))">
            <text:p/>
          </table:table-cell>
          <table:table-cell table:formula="of:=IF([.AM100]=&quot;x&quot;;&quot;x&quot;;IF([.AM100]=&quot;-&quot;;&quot;-&quot;;&quot;&quot;))">
            <text:p/>
          </table:table-cell>
          <table:table-cell table:formula="of:=IF([.AN100]=&quot;x&quot;;&quot;x&quot;;IF([.AN100]=&quot;-&quot;;&quot;-&quot;;&quot;&quot;))">
            <text:p/>
          </table:table-cell>
          <table:table-cell table:formula="of:=IF([.AO100]=&quot;x&quot;;&quot;x&quot;;IF([.AO100]=&quot;-&quot;;&quot;-&quot;;&quot;&quot;))">
            <text:p/>
          </table:table-cell>
          <table:table-cell table:formula="of:=IF([.AP100]=&quot;x&quot;;&quot;x&quot;;IF([.AP100]=&quot;-&quot;;&quot;-&quot;;&quot;&quot;))">
            <text:p/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100" calcext:value-type="float">
            <text:p>100</text:p>
          </table:table-cell>
          <table:table-cell table:style-name="ce6" office:value-type="string" calcext:value-type="string">
            <text:p>-</text:p>
          </table:table-cell>
          <table:table-cell table:style-name="ce10" table:content-validation-name="val3" office:value-type="string" calcext:value-type="string">
            <text:p>-</text:p>
          </table:table-cell>
          <table:table-cell table:style-name="ce13" table:content-validation-name="val4" office:value-type="string" calcext:value-type="string">
            <text:p>MixRack DX 3/4</text:p>
          </table:table-cell>
          <table:table-cell table:style-name="ce14" table:content-validation-name="val5" office:value-type="float" office:value="4" calcext:value-type="float">
            <text:p>4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5" table:content-validation-name="val7" office:value-type="string" calcext:value-type="string">
            <text:p>-</text:p>
          </table:table-cell>
          <table:table-cell table:style-name="ce15" table:content-validation-name="val8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no</text:p>
          </table:table-cell>
          <table:table-cell table:style-name="ce15" table:content-validation-name="val10" office:value-type="float" office:value="-35" calcext:value-type="float">
            <text:p>-35</text:p>
          </table:table-cell>
          <table:table-cell table:style-name="ce15" table:content-validation-name="val9" office:value-type="string" calcext:value-type="string">
            <text:p>no</text:p>
          </table:table-cell>
          <table:table-cell table:content-validation-name="val12" office:value-type="float" office:value="2000" calcext:value-type="float">
            <text:p>2000</text:p>
          </table:table-cell>
          <table:table-cell table:style-name="ce15" table:content-validation-name="val9" office:value-type="string" calcext:value-type="string">
            <text:p>no</text:p>
          </table:table-cell>
          <table:table-cell/>
          <table:table-cell table:style-name="ce2" table:content-validation-name="val1" office:value-type="string" calcext:value-type="string">
            <text:p>yes</text:p>
          </table:table-cell>
          <table:table-cell table:style-name="ce15" table:content-validation-name="val1" office:value-type="string" calcext:value-type="string">
            <text:p>yes</text:p>
          </table:table-cell>
          <table:table-cell/>
          <table:table-cell table:style-name="ce15" table:content-validation-name="val13" table:number-columns-repeated="8"/>
          <table:table-cell table:style-name="ce15" table:content-validation-name="val13" office:value-type="string" calcext:value-type="string">
            <text:p>x</text:p>
          </table:table-cell>
          <table:table-cell table:style-name="ce15" table:content-validation-name="val13" table:number-columns-repeated="15"/>
          <table:table-cell/>
          <table:table-cell table:style-name="ce15" table:content-validation-name="val13" table:number-columns-repeated="8"/>
          <table:table-cell/>
          <table:table-cell table:formula="of:=IF([.S101]=&quot;x&quot;;&quot;x&quot;;IF([.S101]=&quot;-&quot;;&quot;-&quot;;&quot;&quot;))">
            <text:p/>
          </table:table-cell>
          <table:table-cell table:formula="of:=IF([.T101]=&quot;x&quot;;&quot;x&quot;;IF([.T101]=&quot;-&quot;;&quot;-&quot;;&quot;&quot;))">
            <text:p/>
          </table:table-cell>
          <table:table-cell table:formula="of:=IF([.U101]=&quot;x&quot;;&quot;x&quot;;IF([.U101]=&quot;-&quot;;&quot;-&quot;;&quot;&quot;))">
            <text:p/>
          </table:table-cell>
          <table:table-cell table:formula="of:=IF([.V101]=&quot;x&quot;;&quot;x&quot;;IF([.V101]=&quot;-&quot;;&quot;-&quot;;&quot;&quot;))">
            <text:p/>
          </table:table-cell>
          <table:table-cell table:formula="of:=IF([.W101]=&quot;x&quot;;&quot;x&quot;;IF([.W101]=&quot;-&quot;;&quot;-&quot;;&quot;&quot;))">
            <text:p/>
          </table:table-cell>
          <table:table-cell table:formula="of:=IF([.X101]=&quot;x&quot;;&quot;x&quot;;IF([.X101]=&quot;-&quot;;&quot;-&quot;;&quot;&quot;))">
            <text:p/>
          </table:table-cell>
          <table:table-cell table:formula="of:=IF([.Y101]=&quot;x&quot;;&quot;x&quot;;IF([.Y101]=&quot;-&quot;;&quot;-&quot;;&quot;&quot;))">
            <text:p/>
          </table:table-cell>
          <table:table-cell table:formula="of:=IF([.Z101]=&quot;x&quot;;&quot;x&quot;;IF([.Z101]=&quot;-&quot;;&quot;-&quot;;&quot;&quot;))">
            <text:p/>
          </table:table-cell>
          <table:table-cell table:formula="of:=IF([.AA101]=&quot;x&quot;;&quot;x&quot;;IF([.AA101]=&quot;-&quot;;&quot;-&quot;;&quot;&quot;))" office:value-type="string" office:string-value="x" calcext:value-type="string">
            <text:p>x</text:p>
          </table:table-cell>
          <table:table-cell table:formula="of:=IF([.AB101]=&quot;x&quot;;&quot;x&quot;;IF([.AB101]=&quot;-&quot;;&quot;-&quot;;&quot;&quot;))">
            <text:p/>
          </table:table-cell>
          <table:table-cell table:formula="of:=IF([.AC101]=&quot;x&quot;;&quot;x&quot;;IF([.AC101]=&quot;-&quot;;&quot;-&quot;;&quot;&quot;))">
            <text:p/>
          </table:table-cell>
          <table:table-cell table:formula="of:=IF([.AD101]=&quot;x&quot;;&quot;x&quot;;IF([.AD101]=&quot;-&quot;;&quot;-&quot;;&quot;&quot;))">
            <text:p/>
          </table:table-cell>
          <table:table-cell table:formula="of:=IF([.AE101]=&quot;x&quot;;&quot;x&quot;;IF([.AE101]=&quot;-&quot;;&quot;-&quot;;&quot;&quot;))">
            <text:p/>
          </table:table-cell>
          <table:table-cell table:formula="of:=IF([.AF101]=&quot;x&quot;;&quot;x&quot;;IF([.AF101]=&quot;-&quot;;&quot;-&quot;;&quot;&quot;))">
            <text:p/>
          </table:table-cell>
          <table:table-cell table:formula="of:=IF([.AG101]=&quot;x&quot;;&quot;x&quot;;IF([.AG101]=&quot;-&quot;;&quot;-&quot;;&quot;&quot;))">
            <text:p/>
          </table:table-cell>
          <table:table-cell table:formula="of:=IF([.AH101]=&quot;x&quot;;&quot;x&quot;;IF([.AH101]=&quot;-&quot;;&quot;-&quot;;&quot;&quot;))">
            <text:p/>
          </table:table-cell>
          <table:table-cell table:formula="of:=IF([.AI101]=&quot;x&quot;;&quot;x&quot;;IF([.AI101]=&quot;-&quot;;&quot;-&quot;;&quot;&quot;))">
            <text:p/>
          </table:table-cell>
          <table:table-cell table:formula="of:=IF([.AJ101]=&quot;x&quot;;&quot;x&quot;;IF([.AJ101]=&quot;-&quot;;&quot;-&quot;;&quot;&quot;))">
            <text:p/>
          </table:table-cell>
          <table:table-cell table:formula="of:=IF([.AK101]=&quot;x&quot;;&quot;x&quot;;IF([.AK101]=&quot;-&quot;;&quot;-&quot;;&quot;&quot;))">
            <text:p/>
          </table:table-cell>
          <table:table-cell table:formula="of:=IF([.AL101]=&quot;x&quot;;&quot;x&quot;;IF([.AL101]=&quot;-&quot;;&quot;-&quot;;&quot;&quot;))">
            <text:p/>
          </table:table-cell>
          <table:table-cell table:formula="of:=IF([.AM101]=&quot;x&quot;;&quot;x&quot;;IF([.AM101]=&quot;-&quot;;&quot;-&quot;;&quot;&quot;))">
            <text:p/>
          </table:table-cell>
          <table:table-cell table:formula="of:=IF([.AN101]=&quot;x&quot;;&quot;x&quot;;IF([.AN101]=&quot;-&quot;;&quot;-&quot;;&quot;&quot;))">
            <text:p/>
          </table:table-cell>
          <table:table-cell table:formula="of:=IF([.AO101]=&quot;x&quot;;&quot;x&quot;;IF([.AO101]=&quot;-&quot;;&quot;-&quot;;&quot;&quot;))">
            <text:p/>
          </table:table-cell>
          <table:table-cell table:formula="of:=IF([.AP101]=&quot;x&quot;;&quot;x&quot;;IF([.AP101]=&quot;-&quot;;&quot;-&quot;;&quot;&quot;))">
            <text:p/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101" calcext:value-type="float">
            <text:p>101</text:p>
          </table:table-cell>
          <table:table-cell table:style-name="ce6" office:value-type="string" calcext:value-type="string">
            <text:p>-</text:p>
          </table:table-cell>
          <table:table-cell table:style-name="ce10" table:content-validation-name="val3" office:value-type="string" calcext:value-type="string">
            <text:p>-</text:p>
          </table:table-cell>
          <table:table-cell table:style-name="ce13" table:content-validation-name="val4" office:value-type="string" calcext:value-type="string">
            <text:p>MixRack DX 3/4</text:p>
          </table:table-cell>
          <table:table-cell table:style-name="ce14" table:content-validation-name="val5" office:value-type="float" office:value="5" calcext:value-type="float">
            <text:p>5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5" table:content-validation-name="val7" office:value-type="string" calcext:value-type="string">
            <text:p>-</text:p>
          </table:table-cell>
          <table:table-cell table:style-name="ce15" table:content-validation-name="val8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yes</text:p>
          </table:table-cell>
          <table:table-cell table:style-name="ce15" table:content-validation-name="val10" office:value-type="float" office:value="-40" calcext:value-type="float">
            <text:p>-40</text:p>
          </table:table-cell>
          <table:table-cell table:style-name="ce15" table:content-validation-name="val9" office:value-type="string" calcext:value-type="string">
            <text:p>yes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5" table:content-validation-name="val9" office:value-type="string" calcext:value-type="string">
            <text:p>yes</text:p>
          </table:table-cell>
          <table:table-cell/>
          <table:table-cell table:style-name="ce2" table:content-validation-name="val1" office:value-type="string" calcext:value-type="string">
            <text:p>yes</text:p>
          </table:table-cell>
          <table:table-cell table:style-name="ce15" table:content-validation-name="val1" office:value-type="string" calcext:value-type="string">
            <text:p>yes</text:p>
          </table:table-cell>
          <table:table-cell/>
          <table:table-cell table:style-name="ce15" table:content-validation-name="val13" table:number-columns-repeated="8"/>
          <table:table-cell table:style-name="ce15" table:content-validation-name="val13" office:value-type="string" calcext:value-type="string">
            <text:p>x</text:p>
          </table:table-cell>
          <table:table-cell table:style-name="ce15" table:content-validation-name="val13" table:number-columns-repeated="15"/>
          <table:table-cell/>
          <table:table-cell table:style-name="ce15" table:content-validation-name="val13" table:number-columns-repeated="8"/>
          <table:table-cell/>
          <table:table-cell table:formula="of:=IF([.S102]=&quot;x&quot;;&quot;x&quot;;IF([.S102]=&quot;-&quot;;&quot;-&quot;;&quot;&quot;))">
            <text:p/>
          </table:table-cell>
          <table:table-cell table:formula="of:=IF([.T102]=&quot;x&quot;;&quot;x&quot;;IF([.T102]=&quot;-&quot;;&quot;-&quot;;&quot;&quot;))">
            <text:p/>
          </table:table-cell>
          <table:table-cell table:formula="of:=IF([.U102]=&quot;x&quot;;&quot;x&quot;;IF([.U102]=&quot;-&quot;;&quot;-&quot;;&quot;&quot;))">
            <text:p/>
          </table:table-cell>
          <table:table-cell table:formula="of:=IF([.V102]=&quot;x&quot;;&quot;x&quot;;IF([.V102]=&quot;-&quot;;&quot;-&quot;;&quot;&quot;))">
            <text:p/>
          </table:table-cell>
          <table:table-cell table:formula="of:=IF([.W102]=&quot;x&quot;;&quot;x&quot;;IF([.W102]=&quot;-&quot;;&quot;-&quot;;&quot;&quot;))">
            <text:p/>
          </table:table-cell>
          <table:table-cell table:formula="of:=IF([.X102]=&quot;x&quot;;&quot;x&quot;;IF([.X102]=&quot;-&quot;;&quot;-&quot;;&quot;&quot;))">
            <text:p/>
          </table:table-cell>
          <table:table-cell table:formula="of:=IF([.Y102]=&quot;x&quot;;&quot;x&quot;;IF([.Y102]=&quot;-&quot;;&quot;-&quot;;&quot;&quot;))">
            <text:p/>
          </table:table-cell>
          <table:table-cell table:formula="of:=IF([.Z102]=&quot;x&quot;;&quot;x&quot;;IF([.Z102]=&quot;-&quot;;&quot;-&quot;;&quot;&quot;))">
            <text:p/>
          </table:table-cell>
          <table:table-cell table:formula="of:=IF([.AA102]=&quot;x&quot;;&quot;x&quot;;IF([.AA102]=&quot;-&quot;;&quot;-&quot;;&quot;&quot;))" office:value-type="string" office:string-value="x" calcext:value-type="string">
            <text:p>x</text:p>
          </table:table-cell>
          <table:table-cell table:formula="of:=IF([.AB102]=&quot;x&quot;;&quot;x&quot;;IF([.AB102]=&quot;-&quot;;&quot;-&quot;;&quot;&quot;))">
            <text:p/>
          </table:table-cell>
          <table:table-cell table:formula="of:=IF([.AC102]=&quot;x&quot;;&quot;x&quot;;IF([.AC102]=&quot;-&quot;;&quot;-&quot;;&quot;&quot;))">
            <text:p/>
          </table:table-cell>
          <table:table-cell table:formula="of:=IF([.AD102]=&quot;x&quot;;&quot;x&quot;;IF([.AD102]=&quot;-&quot;;&quot;-&quot;;&quot;&quot;))">
            <text:p/>
          </table:table-cell>
          <table:table-cell table:formula="of:=IF([.AE102]=&quot;x&quot;;&quot;x&quot;;IF([.AE102]=&quot;-&quot;;&quot;-&quot;;&quot;&quot;))">
            <text:p/>
          </table:table-cell>
          <table:table-cell table:formula="of:=IF([.AF102]=&quot;x&quot;;&quot;x&quot;;IF([.AF102]=&quot;-&quot;;&quot;-&quot;;&quot;&quot;))">
            <text:p/>
          </table:table-cell>
          <table:table-cell table:formula="of:=IF([.AG102]=&quot;x&quot;;&quot;x&quot;;IF([.AG102]=&quot;-&quot;;&quot;-&quot;;&quot;&quot;))">
            <text:p/>
          </table:table-cell>
          <table:table-cell table:formula="of:=IF([.AH102]=&quot;x&quot;;&quot;x&quot;;IF([.AH102]=&quot;-&quot;;&quot;-&quot;;&quot;&quot;))">
            <text:p/>
          </table:table-cell>
          <table:table-cell table:formula="of:=IF([.AI102]=&quot;x&quot;;&quot;x&quot;;IF([.AI102]=&quot;-&quot;;&quot;-&quot;;&quot;&quot;))">
            <text:p/>
          </table:table-cell>
          <table:table-cell table:formula="of:=IF([.AJ102]=&quot;x&quot;;&quot;x&quot;;IF([.AJ102]=&quot;-&quot;;&quot;-&quot;;&quot;&quot;))">
            <text:p/>
          </table:table-cell>
          <table:table-cell table:formula="of:=IF([.AK102]=&quot;x&quot;;&quot;x&quot;;IF([.AK102]=&quot;-&quot;;&quot;-&quot;;&quot;&quot;))">
            <text:p/>
          </table:table-cell>
          <table:table-cell table:formula="of:=IF([.AL102]=&quot;x&quot;;&quot;x&quot;;IF([.AL102]=&quot;-&quot;;&quot;-&quot;;&quot;&quot;))">
            <text:p/>
          </table:table-cell>
          <table:table-cell table:formula="of:=IF([.AM102]=&quot;x&quot;;&quot;x&quot;;IF([.AM102]=&quot;-&quot;;&quot;-&quot;;&quot;&quot;))">
            <text:p/>
          </table:table-cell>
          <table:table-cell table:formula="of:=IF([.AN102]=&quot;x&quot;;&quot;x&quot;;IF([.AN102]=&quot;-&quot;;&quot;-&quot;;&quot;&quot;))">
            <text:p/>
          </table:table-cell>
          <table:table-cell table:formula="of:=IF([.AO102]=&quot;x&quot;;&quot;x&quot;;IF([.AO102]=&quot;-&quot;;&quot;-&quot;;&quot;&quot;))">
            <text:p/>
          </table:table-cell>
          <table:table-cell table:formula="of:=IF([.AP102]=&quot;x&quot;;&quot;x&quot;;IF([.AP102]=&quot;-&quot;;&quot;-&quot;;&quot;&quot;))">
            <text:p/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102" calcext:value-type="float">
            <text:p>102</text:p>
          </table:table-cell>
          <table:table-cell table:style-name="ce6" office:value-type="string" calcext:value-type="string">
            <text:p>-</text:p>
          </table:table-cell>
          <table:table-cell table:style-name="ce10" table:content-validation-name="val3" office:value-type="string" calcext:value-type="string">
            <text:p>-</text:p>
          </table:table-cell>
          <table:table-cell table:style-name="ce13" table:content-validation-name="val4" office:value-type="string" calcext:value-type="string">
            <text:p>MixRack DX 3/4</text:p>
          </table:table-cell>
          <table:table-cell table:style-name="ce14" table:content-validation-name="val5" office:value-type="float" office:value="6" calcext:value-type="float">
            <text:p>6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5" table:content-validation-name="val7" office:value-type="string" calcext:value-type="string">
            <text:p>-</text:p>
          </table:table-cell>
          <table:table-cell table:style-name="ce15" table:content-validation-name="val8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no</text:p>
          </table:table-cell>
          <table:table-cell table:style-name="ce15" table:content-validation-name="val10" office:value-type="float" office:value="-45" calcext:value-type="float">
            <text:p>-45</text:p>
          </table:table-cell>
          <table:table-cell table:style-name="ce15" table:content-validation-name="val9" office:value-type="string" calcext:value-type="string">
            <text:p>no</text:p>
          </table:table-cell>
          <table:table-cell table:content-validation-name="val12" office:value-type="float" office:value="40" calcext:value-type="float">
            <text:p>40</text:p>
          </table:table-cell>
          <table:table-cell table:style-name="ce15" table:content-validation-name="val9" office:value-type="string" calcext:value-type="string">
            <text:p>no</text:p>
          </table:table-cell>
          <table:table-cell/>
          <table:table-cell table:style-name="ce2" table:content-validation-name="val1" office:value-type="string" calcext:value-type="string">
            <text:p>yes</text:p>
          </table:table-cell>
          <table:table-cell table:style-name="ce15" table:content-validation-name="val1" office:value-type="string" calcext:value-type="string">
            <text:p>yes</text:p>
          </table:table-cell>
          <table:table-cell/>
          <table:table-cell table:style-name="ce15" table:content-validation-name="val13" table:number-columns-repeated="8"/>
          <table:table-cell table:style-name="ce15" table:content-validation-name="val13" office:value-type="string" calcext:value-type="string">
            <text:p>x</text:p>
          </table:table-cell>
          <table:table-cell table:style-name="ce15" table:content-validation-name="val13" table:number-columns-repeated="15"/>
          <table:table-cell/>
          <table:table-cell table:style-name="ce15" table:content-validation-name="val13" table:number-columns-repeated="8"/>
          <table:table-cell/>
          <table:table-cell table:formula="of:=IF([.S103]=&quot;x&quot;;&quot;x&quot;;IF([.S103]=&quot;-&quot;;&quot;-&quot;;&quot;&quot;))">
            <text:p/>
          </table:table-cell>
          <table:table-cell table:formula="of:=IF([.T103]=&quot;x&quot;;&quot;x&quot;;IF([.T103]=&quot;-&quot;;&quot;-&quot;;&quot;&quot;))">
            <text:p/>
          </table:table-cell>
          <table:table-cell table:formula="of:=IF([.U103]=&quot;x&quot;;&quot;x&quot;;IF([.U103]=&quot;-&quot;;&quot;-&quot;;&quot;&quot;))">
            <text:p/>
          </table:table-cell>
          <table:table-cell table:formula="of:=IF([.V103]=&quot;x&quot;;&quot;x&quot;;IF([.V103]=&quot;-&quot;;&quot;-&quot;;&quot;&quot;))">
            <text:p/>
          </table:table-cell>
          <table:table-cell table:formula="of:=IF([.W103]=&quot;x&quot;;&quot;x&quot;;IF([.W103]=&quot;-&quot;;&quot;-&quot;;&quot;&quot;))">
            <text:p/>
          </table:table-cell>
          <table:table-cell table:formula="of:=IF([.X103]=&quot;x&quot;;&quot;x&quot;;IF([.X103]=&quot;-&quot;;&quot;-&quot;;&quot;&quot;))">
            <text:p/>
          </table:table-cell>
          <table:table-cell table:formula="of:=IF([.Y103]=&quot;x&quot;;&quot;x&quot;;IF([.Y103]=&quot;-&quot;;&quot;-&quot;;&quot;&quot;))">
            <text:p/>
          </table:table-cell>
          <table:table-cell table:formula="of:=IF([.Z103]=&quot;x&quot;;&quot;x&quot;;IF([.Z103]=&quot;-&quot;;&quot;-&quot;;&quot;&quot;))">
            <text:p/>
          </table:table-cell>
          <table:table-cell table:formula="of:=IF([.AA103]=&quot;x&quot;;&quot;x&quot;;IF([.AA103]=&quot;-&quot;;&quot;-&quot;;&quot;&quot;))" office:value-type="string" office:string-value="x" calcext:value-type="string">
            <text:p>x</text:p>
          </table:table-cell>
          <table:table-cell table:formula="of:=IF([.AB103]=&quot;x&quot;;&quot;x&quot;;IF([.AB103]=&quot;-&quot;;&quot;-&quot;;&quot;&quot;))">
            <text:p/>
          </table:table-cell>
          <table:table-cell table:formula="of:=IF([.AC103]=&quot;x&quot;;&quot;x&quot;;IF([.AC103]=&quot;-&quot;;&quot;-&quot;;&quot;&quot;))">
            <text:p/>
          </table:table-cell>
          <table:table-cell table:formula="of:=IF([.AD103]=&quot;x&quot;;&quot;x&quot;;IF([.AD103]=&quot;-&quot;;&quot;-&quot;;&quot;&quot;))">
            <text:p/>
          </table:table-cell>
          <table:table-cell table:formula="of:=IF([.AE103]=&quot;x&quot;;&quot;x&quot;;IF([.AE103]=&quot;-&quot;;&quot;-&quot;;&quot;&quot;))">
            <text:p/>
          </table:table-cell>
          <table:table-cell table:formula="of:=IF([.AF103]=&quot;x&quot;;&quot;x&quot;;IF([.AF103]=&quot;-&quot;;&quot;-&quot;;&quot;&quot;))">
            <text:p/>
          </table:table-cell>
          <table:table-cell table:formula="of:=IF([.AG103]=&quot;x&quot;;&quot;x&quot;;IF([.AG103]=&quot;-&quot;;&quot;-&quot;;&quot;&quot;))">
            <text:p/>
          </table:table-cell>
          <table:table-cell table:formula="of:=IF([.AH103]=&quot;x&quot;;&quot;x&quot;;IF([.AH103]=&quot;-&quot;;&quot;-&quot;;&quot;&quot;))">
            <text:p/>
          </table:table-cell>
          <table:table-cell table:formula="of:=IF([.AI103]=&quot;x&quot;;&quot;x&quot;;IF([.AI103]=&quot;-&quot;;&quot;-&quot;;&quot;&quot;))">
            <text:p/>
          </table:table-cell>
          <table:table-cell table:formula="of:=IF([.AJ103]=&quot;x&quot;;&quot;x&quot;;IF([.AJ103]=&quot;-&quot;;&quot;-&quot;;&quot;&quot;))">
            <text:p/>
          </table:table-cell>
          <table:table-cell table:formula="of:=IF([.AK103]=&quot;x&quot;;&quot;x&quot;;IF([.AK103]=&quot;-&quot;;&quot;-&quot;;&quot;&quot;))">
            <text:p/>
          </table:table-cell>
          <table:table-cell table:formula="of:=IF([.AL103]=&quot;x&quot;;&quot;x&quot;;IF([.AL103]=&quot;-&quot;;&quot;-&quot;;&quot;&quot;))">
            <text:p/>
          </table:table-cell>
          <table:table-cell table:formula="of:=IF([.AM103]=&quot;x&quot;;&quot;x&quot;;IF([.AM103]=&quot;-&quot;;&quot;-&quot;;&quot;&quot;))">
            <text:p/>
          </table:table-cell>
          <table:table-cell table:formula="of:=IF([.AN103]=&quot;x&quot;;&quot;x&quot;;IF([.AN103]=&quot;-&quot;;&quot;-&quot;;&quot;&quot;))">
            <text:p/>
          </table:table-cell>
          <table:table-cell table:formula="of:=IF([.AO103]=&quot;x&quot;;&quot;x&quot;;IF([.AO103]=&quot;-&quot;;&quot;-&quot;;&quot;&quot;))">
            <text:p/>
          </table:table-cell>
          <table:table-cell table:formula="of:=IF([.AP103]=&quot;x&quot;;&quot;x&quot;;IF([.AP103]=&quot;-&quot;;&quot;-&quot;;&quot;&quot;))">
            <text:p/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103" calcext:value-type="float">
            <text:p>103</text:p>
          </table:table-cell>
          <table:table-cell table:style-name="ce6" office:value-type="string" calcext:value-type="string">
            <text:p>-</text:p>
          </table:table-cell>
          <table:table-cell table:style-name="ce10" table:content-validation-name="val3" office:value-type="string" calcext:value-type="string">
            <text:p>-</text:p>
          </table:table-cell>
          <table:table-cell table:style-name="ce13" table:content-validation-name="val4" office:value-type="string" calcext:value-type="string">
            <text:p>MixRack DX 3/4</text:p>
          </table:table-cell>
          <table:table-cell table:style-name="ce14" table:content-validation-name="val5" office:value-type="float" office:value="7" calcext:value-type="float">
            <text:p>7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5" table:content-validation-name="val7" office:value-type="string" calcext:value-type="string">
            <text:p>-</text:p>
          </table:table-cell>
          <table:table-cell table:style-name="ce15" table:content-validation-name="val8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yes</text:p>
          </table:table-cell>
          <table:table-cell table:style-name="ce15" table:content-validation-name="val10" office:value-type="float" office:value="-99" calcext:value-type="float">
            <text:p>-99</text:p>
          </table:table-cell>
          <table:table-cell table:style-name="ce15" table:content-validation-name="val9" office:value-type="string" calcext:value-type="string">
            <text:p>yes</text:p>
          </table:table-cell>
          <table:table-cell table:content-validation-name="val11" office:value-type="float" office:value="60" calcext:value-type="float">
            <text:p>60</text:p>
          </table:table-cell>
          <table:table-cell table:style-name="ce15" table:content-validation-name="val9" office:value-type="string" calcext:value-type="string">
            <text:p>yes</text:p>
          </table:table-cell>
          <table:table-cell/>
          <table:table-cell table:style-name="ce2" table:content-validation-name="val1" office:value-type="string" calcext:value-type="string">
            <text:p>yes</text:p>
          </table:table-cell>
          <table:table-cell table:style-name="ce15" table:content-validation-name="val1" office:value-type="string" calcext:value-type="string">
            <text:p>yes</text:p>
          </table:table-cell>
          <table:table-cell/>
          <table:table-cell table:style-name="ce15" table:content-validation-name="val13" table:number-columns-repeated="8"/>
          <table:table-cell table:style-name="ce15" table:content-validation-name="val13" office:value-type="string" calcext:value-type="string">
            <text:p>x</text:p>
          </table:table-cell>
          <table:table-cell table:style-name="ce15" table:content-validation-name="val13" table:number-columns-repeated="15"/>
          <table:table-cell/>
          <table:table-cell table:style-name="ce15" table:content-validation-name="val13" table:number-columns-repeated="8"/>
          <table:table-cell/>
          <table:table-cell table:formula="of:=IF([.S104]=&quot;x&quot;;&quot;x&quot;;IF([.S104]=&quot;-&quot;;&quot;-&quot;;&quot;&quot;))">
            <text:p/>
          </table:table-cell>
          <table:table-cell table:formula="of:=IF([.T104]=&quot;x&quot;;&quot;x&quot;;IF([.T104]=&quot;-&quot;;&quot;-&quot;;&quot;&quot;))">
            <text:p/>
          </table:table-cell>
          <table:table-cell table:formula="of:=IF([.U104]=&quot;x&quot;;&quot;x&quot;;IF([.U104]=&quot;-&quot;;&quot;-&quot;;&quot;&quot;))">
            <text:p/>
          </table:table-cell>
          <table:table-cell table:formula="of:=IF([.V104]=&quot;x&quot;;&quot;x&quot;;IF([.V104]=&quot;-&quot;;&quot;-&quot;;&quot;&quot;))">
            <text:p/>
          </table:table-cell>
          <table:table-cell table:formula="of:=IF([.W104]=&quot;x&quot;;&quot;x&quot;;IF([.W104]=&quot;-&quot;;&quot;-&quot;;&quot;&quot;))">
            <text:p/>
          </table:table-cell>
          <table:table-cell table:formula="of:=IF([.X104]=&quot;x&quot;;&quot;x&quot;;IF([.X104]=&quot;-&quot;;&quot;-&quot;;&quot;&quot;))">
            <text:p/>
          </table:table-cell>
          <table:table-cell table:formula="of:=IF([.Y104]=&quot;x&quot;;&quot;x&quot;;IF([.Y104]=&quot;-&quot;;&quot;-&quot;;&quot;&quot;))">
            <text:p/>
          </table:table-cell>
          <table:table-cell table:formula="of:=IF([.Z104]=&quot;x&quot;;&quot;x&quot;;IF([.Z104]=&quot;-&quot;;&quot;-&quot;;&quot;&quot;))">
            <text:p/>
          </table:table-cell>
          <table:table-cell table:formula="of:=IF([.AA104]=&quot;x&quot;;&quot;x&quot;;IF([.AA104]=&quot;-&quot;;&quot;-&quot;;&quot;&quot;))" office:value-type="string" office:string-value="x" calcext:value-type="string">
            <text:p>x</text:p>
          </table:table-cell>
          <table:table-cell table:formula="of:=IF([.AB104]=&quot;x&quot;;&quot;x&quot;;IF([.AB104]=&quot;-&quot;;&quot;-&quot;;&quot;&quot;))">
            <text:p/>
          </table:table-cell>
          <table:table-cell table:formula="of:=IF([.AC104]=&quot;x&quot;;&quot;x&quot;;IF([.AC104]=&quot;-&quot;;&quot;-&quot;;&quot;&quot;))">
            <text:p/>
          </table:table-cell>
          <table:table-cell table:formula="of:=IF([.AD104]=&quot;x&quot;;&quot;x&quot;;IF([.AD104]=&quot;-&quot;;&quot;-&quot;;&quot;&quot;))">
            <text:p/>
          </table:table-cell>
          <table:table-cell table:formula="of:=IF([.AE104]=&quot;x&quot;;&quot;x&quot;;IF([.AE104]=&quot;-&quot;;&quot;-&quot;;&quot;&quot;))">
            <text:p/>
          </table:table-cell>
          <table:table-cell table:formula="of:=IF([.AF104]=&quot;x&quot;;&quot;x&quot;;IF([.AF104]=&quot;-&quot;;&quot;-&quot;;&quot;&quot;))">
            <text:p/>
          </table:table-cell>
          <table:table-cell table:formula="of:=IF([.AG104]=&quot;x&quot;;&quot;x&quot;;IF([.AG104]=&quot;-&quot;;&quot;-&quot;;&quot;&quot;))">
            <text:p/>
          </table:table-cell>
          <table:table-cell table:formula="of:=IF([.AH104]=&quot;x&quot;;&quot;x&quot;;IF([.AH104]=&quot;-&quot;;&quot;-&quot;;&quot;&quot;))">
            <text:p/>
          </table:table-cell>
          <table:table-cell table:formula="of:=IF([.AI104]=&quot;x&quot;;&quot;x&quot;;IF([.AI104]=&quot;-&quot;;&quot;-&quot;;&quot;&quot;))">
            <text:p/>
          </table:table-cell>
          <table:table-cell table:formula="of:=IF([.AJ104]=&quot;x&quot;;&quot;x&quot;;IF([.AJ104]=&quot;-&quot;;&quot;-&quot;;&quot;&quot;))">
            <text:p/>
          </table:table-cell>
          <table:table-cell table:formula="of:=IF([.AK104]=&quot;x&quot;;&quot;x&quot;;IF([.AK104]=&quot;-&quot;;&quot;-&quot;;&quot;&quot;))">
            <text:p/>
          </table:table-cell>
          <table:table-cell table:formula="of:=IF([.AL104]=&quot;x&quot;;&quot;x&quot;;IF([.AL104]=&quot;-&quot;;&quot;-&quot;;&quot;&quot;))">
            <text:p/>
          </table:table-cell>
          <table:table-cell table:formula="of:=IF([.AM104]=&quot;x&quot;;&quot;x&quot;;IF([.AM104]=&quot;-&quot;;&quot;-&quot;;&quot;&quot;))">
            <text:p/>
          </table:table-cell>
          <table:table-cell table:formula="of:=IF([.AN104]=&quot;x&quot;;&quot;x&quot;;IF([.AN104]=&quot;-&quot;;&quot;-&quot;;&quot;&quot;))">
            <text:p/>
          </table:table-cell>
          <table:table-cell table:formula="of:=IF([.AO104]=&quot;x&quot;;&quot;x&quot;;IF([.AO104]=&quot;-&quot;;&quot;-&quot;;&quot;&quot;))">
            <text:p/>
          </table:table-cell>
          <table:table-cell table:formula="of:=IF([.AP104]=&quot;x&quot;;&quot;x&quot;;IF([.AP104]=&quot;-&quot;;&quot;-&quot;;&quot;&quot;))">
            <text:p/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104" calcext:value-type="float">
            <text:p>104</text:p>
          </table:table-cell>
          <table:table-cell table:style-name="ce6" office:value-type="string" calcext:value-type="string">
            <text:p>-</text:p>
          </table:table-cell>
          <table:table-cell table:style-name="ce10" table:content-validation-name="val3" office:value-type="string" calcext:value-type="string">
            <text:p>-</text:p>
          </table:table-cell>
          <table:table-cell table:style-name="ce13" table:content-validation-name="val4" office:value-type="string" calcext:value-type="string">
            <text:p>MixRack DX 3/4</text:p>
          </table:table-cell>
          <table:table-cell table:style-name="ce14" table:content-validation-name="val5" office:value-type="float" office:value="8" calcext:value-type="float">
            <text:p>8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5" table:content-validation-name="val7" office:value-type="string" calcext:value-type="string">
            <text:p>-</text:p>
          </table:table-cell>
          <table:table-cell table:style-name="ce15" table:content-validation-name="val8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no</text:p>
          </table:table-cell>
          <table:table-cell table:style-name="ce15" table:content-validation-name="val10" office:value-type="float" office:value="10" calcext:value-type="float">
            <text:p>10</text:p>
          </table:table-cell>
          <table:table-cell table:style-name="ce15" table:content-validation-name="val9" office:value-type="string" calcext:value-type="string">
            <text:p>no</text:p>
          </table:table-cell>
          <table:table-cell table:content-validation-name="val12" office:value-type="float" office:value="80" calcext:value-type="float">
            <text:p>80</text:p>
          </table:table-cell>
          <table:table-cell table:style-name="ce15" table:content-validation-name="val9" office:value-type="string" calcext:value-type="string">
            <text:p>no</text:p>
          </table:table-cell>
          <table:table-cell/>
          <table:table-cell table:style-name="ce2" table:content-validation-name="val1" office:value-type="string" calcext:value-type="string">
            <text:p>yes</text:p>
          </table:table-cell>
          <table:table-cell table:style-name="ce15" table:content-validation-name="val1" office:value-type="string" calcext:value-type="string">
            <text:p>yes</text:p>
          </table:table-cell>
          <table:table-cell/>
          <table:table-cell table:style-name="ce15" table:content-validation-name="val13" table:number-columns-repeated="8"/>
          <table:table-cell table:style-name="ce15" table:content-validation-name="val13" office:value-type="string" calcext:value-type="string">
            <text:p>x</text:p>
          </table:table-cell>
          <table:table-cell table:style-name="ce15" table:content-validation-name="val13" table:number-columns-repeated="15"/>
          <table:table-cell/>
          <table:table-cell table:style-name="ce15" table:content-validation-name="val13" table:number-columns-repeated="8"/>
          <table:table-cell/>
          <table:table-cell table:formula="of:=IF([.S105]=&quot;x&quot;;&quot;x&quot;;IF([.S105]=&quot;-&quot;;&quot;-&quot;;&quot;&quot;))">
            <text:p/>
          </table:table-cell>
          <table:table-cell table:formula="of:=IF([.T105]=&quot;x&quot;;&quot;x&quot;;IF([.T105]=&quot;-&quot;;&quot;-&quot;;&quot;&quot;))">
            <text:p/>
          </table:table-cell>
          <table:table-cell table:formula="of:=IF([.U105]=&quot;x&quot;;&quot;x&quot;;IF([.U105]=&quot;-&quot;;&quot;-&quot;;&quot;&quot;))">
            <text:p/>
          </table:table-cell>
          <table:table-cell table:formula="of:=IF([.V105]=&quot;x&quot;;&quot;x&quot;;IF([.V105]=&quot;-&quot;;&quot;-&quot;;&quot;&quot;))">
            <text:p/>
          </table:table-cell>
          <table:table-cell table:formula="of:=IF([.W105]=&quot;x&quot;;&quot;x&quot;;IF([.W105]=&quot;-&quot;;&quot;-&quot;;&quot;&quot;))">
            <text:p/>
          </table:table-cell>
          <table:table-cell table:formula="of:=IF([.X105]=&quot;x&quot;;&quot;x&quot;;IF([.X105]=&quot;-&quot;;&quot;-&quot;;&quot;&quot;))">
            <text:p/>
          </table:table-cell>
          <table:table-cell table:formula="of:=IF([.Y105]=&quot;x&quot;;&quot;x&quot;;IF([.Y105]=&quot;-&quot;;&quot;-&quot;;&quot;&quot;))">
            <text:p/>
          </table:table-cell>
          <table:table-cell table:formula="of:=IF([.Z105]=&quot;x&quot;;&quot;x&quot;;IF([.Z105]=&quot;-&quot;;&quot;-&quot;;&quot;&quot;))">
            <text:p/>
          </table:table-cell>
          <table:table-cell table:formula="of:=IF([.AA105]=&quot;x&quot;;&quot;x&quot;;IF([.AA105]=&quot;-&quot;;&quot;-&quot;;&quot;&quot;))" office:value-type="string" office:string-value="x" calcext:value-type="string">
            <text:p>x</text:p>
          </table:table-cell>
          <table:table-cell table:formula="of:=IF([.AB105]=&quot;x&quot;;&quot;x&quot;;IF([.AB105]=&quot;-&quot;;&quot;-&quot;;&quot;&quot;))">
            <text:p/>
          </table:table-cell>
          <table:table-cell table:formula="of:=IF([.AC105]=&quot;x&quot;;&quot;x&quot;;IF([.AC105]=&quot;-&quot;;&quot;-&quot;;&quot;&quot;))">
            <text:p/>
          </table:table-cell>
          <table:table-cell table:formula="of:=IF([.AD105]=&quot;x&quot;;&quot;x&quot;;IF([.AD105]=&quot;-&quot;;&quot;-&quot;;&quot;&quot;))">
            <text:p/>
          </table:table-cell>
          <table:table-cell table:formula="of:=IF([.AE105]=&quot;x&quot;;&quot;x&quot;;IF([.AE105]=&quot;-&quot;;&quot;-&quot;;&quot;&quot;))">
            <text:p/>
          </table:table-cell>
          <table:table-cell table:formula="of:=IF([.AF105]=&quot;x&quot;;&quot;x&quot;;IF([.AF105]=&quot;-&quot;;&quot;-&quot;;&quot;&quot;))">
            <text:p/>
          </table:table-cell>
          <table:table-cell table:formula="of:=IF([.AG105]=&quot;x&quot;;&quot;x&quot;;IF([.AG105]=&quot;-&quot;;&quot;-&quot;;&quot;&quot;))">
            <text:p/>
          </table:table-cell>
          <table:table-cell table:formula="of:=IF([.AH105]=&quot;x&quot;;&quot;x&quot;;IF([.AH105]=&quot;-&quot;;&quot;-&quot;;&quot;&quot;))">
            <text:p/>
          </table:table-cell>
          <table:table-cell table:formula="of:=IF([.AI105]=&quot;x&quot;;&quot;x&quot;;IF([.AI105]=&quot;-&quot;;&quot;-&quot;;&quot;&quot;))">
            <text:p/>
          </table:table-cell>
          <table:table-cell table:formula="of:=IF([.AJ105]=&quot;x&quot;;&quot;x&quot;;IF([.AJ105]=&quot;-&quot;;&quot;-&quot;;&quot;&quot;))">
            <text:p/>
          </table:table-cell>
          <table:table-cell table:formula="of:=IF([.AK105]=&quot;x&quot;;&quot;x&quot;;IF([.AK105]=&quot;-&quot;;&quot;-&quot;;&quot;&quot;))">
            <text:p/>
          </table:table-cell>
          <table:table-cell table:formula="of:=IF([.AL105]=&quot;x&quot;;&quot;x&quot;;IF([.AL105]=&quot;-&quot;;&quot;-&quot;;&quot;&quot;))">
            <text:p/>
          </table:table-cell>
          <table:table-cell table:formula="of:=IF([.AM105]=&quot;x&quot;;&quot;x&quot;;IF([.AM105]=&quot;-&quot;;&quot;-&quot;;&quot;&quot;))">
            <text:p/>
          </table:table-cell>
          <table:table-cell table:formula="of:=IF([.AN105]=&quot;x&quot;;&quot;x&quot;;IF([.AN105]=&quot;-&quot;;&quot;-&quot;;&quot;&quot;))">
            <text:p/>
          </table:table-cell>
          <table:table-cell table:formula="of:=IF([.AO105]=&quot;x&quot;;&quot;x&quot;;IF([.AO105]=&quot;-&quot;;&quot;-&quot;;&quot;&quot;))">
            <text:p/>
          </table:table-cell>
          <table:table-cell table:formula="of:=IF([.AP105]=&quot;x&quot;;&quot;x&quot;;IF([.AP105]=&quot;-&quot;;&quot;-&quot;;&quot;&quot;))">
            <text:p/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105" calcext:value-type="float">
            <text:p>105</text:p>
          </table:table-cell>
          <table:table-cell table:style-name="ce6" office:value-type="string" calcext:value-type="string">
            <text:p>-</text:p>
          </table:table-cell>
          <table:table-cell table:style-name="ce10" table:content-validation-name="val3" office:value-type="string" calcext:value-type="string">
            <text:p>-</text:p>
          </table:table-cell>
          <table:table-cell table:style-name="ce13" table:content-validation-name="val4" office:value-type="string" calcext:value-type="string">
            <text:p>MixRack DX 3/4</text:p>
          </table:table-cell>
          <table:table-cell table:style-name="ce14" table:content-validation-name="val5" office:value-type="float" office:value="9" calcext:value-type="float">
            <text:p>9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5" table:content-validation-name="val7" office:value-type="string" calcext:value-type="string">
            <text:p>-</text:p>
          </table:table-cell>
          <table:table-cell table:style-name="ce15" table:content-validation-name="val8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yes</text:p>
          </table:table-cell>
          <table:table-cell table:style-name="ce15" table:content-validation-name="val10" office:value-type="float" office:value="5" calcext:value-type="float">
            <text:p>5</text:p>
          </table:table-cell>
          <table:table-cell table:style-name="ce15" table:content-validation-name="val9" office:value-type="string" calcext:value-type="string">
            <text:p>yes</text:p>
          </table:table-cell>
          <table:table-cell table:content-validation-name="val11" office:value-type="float" office:value="100" calcext:value-type="float">
            <text:p>100</text:p>
          </table:table-cell>
          <table:table-cell table:style-name="ce15" table:content-validation-name="val9" office:value-type="string" calcext:value-type="string">
            <text:p>yes</text:p>
          </table:table-cell>
          <table:table-cell/>
          <table:table-cell table:style-name="ce2" table:content-validation-name="val1" office:value-type="string" calcext:value-type="string">
            <text:p>yes</text:p>
          </table:table-cell>
          <table:table-cell table:style-name="ce15" table:content-validation-name="val1" office:value-type="string" calcext:value-type="string">
            <text:p>yes</text:p>
          </table:table-cell>
          <table:table-cell/>
          <table:table-cell table:style-name="ce15" table:content-validation-name="val13" table:number-columns-repeated="8"/>
          <table:table-cell table:style-name="ce15" table:content-validation-name="val13" office:value-type="string" calcext:value-type="string">
            <text:p>x</text:p>
          </table:table-cell>
          <table:table-cell table:style-name="ce15" table:content-validation-name="val13" table:number-columns-repeated="15"/>
          <table:table-cell/>
          <table:table-cell table:style-name="ce15" table:content-validation-name="val13" table:number-columns-repeated="8"/>
          <table:table-cell/>
          <table:table-cell table:formula="of:=IF([.S106]=&quot;x&quot;;&quot;x&quot;;IF([.S106]=&quot;-&quot;;&quot;-&quot;;&quot;&quot;))">
            <text:p/>
          </table:table-cell>
          <table:table-cell table:formula="of:=IF([.T106]=&quot;x&quot;;&quot;x&quot;;IF([.T106]=&quot;-&quot;;&quot;-&quot;;&quot;&quot;))">
            <text:p/>
          </table:table-cell>
          <table:table-cell table:formula="of:=IF([.U106]=&quot;x&quot;;&quot;x&quot;;IF([.U106]=&quot;-&quot;;&quot;-&quot;;&quot;&quot;))">
            <text:p/>
          </table:table-cell>
          <table:table-cell table:formula="of:=IF([.V106]=&quot;x&quot;;&quot;x&quot;;IF([.V106]=&quot;-&quot;;&quot;-&quot;;&quot;&quot;))">
            <text:p/>
          </table:table-cell>
          <table:table-cell table:formula="of:=IF([.W106]=&quot;x&quot;;&quot;x&quot;;IF([.W106]=&quot;-&quot;;&quot;-&quot;;&quot;&quot;))">
            <text:p/>
          </table:table-cell>
          <table:table-cell table:formula="of:=IF([.X106]=&quot;x&quot;;&quot;x&quot;;IF([.X106]=&quot;-&quot;;&quot;-&quot;;&quot;&quot;))">
            <text:p/>
          </table:table-cell>
          <table:table-cell table:formula="of:=IF([.Y106]=&quot;x&quot;;&quot;x&quot;;IF([.Y106]=&quot;-&quot;;&quot;-&quot;;&quot;&quot;))">
            <text:p/>
          </table:table-cell>
          <table:table-cell table:formula="of:=IF([.Z106]=&quot;x&quot;;&quot;x&quot;;IF([.Z106]=&quot;-&quot;;&quot;-&quot;;&quot;&quot;))">
            <text:p/>
          </table:table-cell>
          <table:table-cell table:formula="of:=IF([.AA106]=&quot;x&quot;;&quot;x&quot;;IF([.AA106]=&quot;-&quot;;&quot;-&quot;;&quot;&quot;))" office:value-type="string" office:string-value="x" calcext:value-type="string">
            <text:p>x</text:p>
          </table:table-cell>
          <table:table-cell table:formula="of:=IF([.AB106]=&quot;x&quot;;&quot;x&quot;;IF([.AB106]=&quot;-&quot;;&quot;-&quot;;&quot;&quot;))">
            <text:p/>
          </table:table-cell>
          <table:table-cell table:formula="of:=IF([.AC106]=&quot;x&quot;;&quot;x&quot;;IF([.AC106]=&quot;-&quot;;&quot;-&quot;;&quot;&quot;))">
            <text:p/>
          </table:table-cell>
          <table:table-cell table:formula="of:=IF([.AD106]=&quot;x&quot;;&quot;x&quot;;IF([.AD106]=&quot;-&quot;;&quot;-&quot;;&quot;&quot;))">
            <text:p/>
          </table:table-cell>
          <table:table-cell table:formula="of:=IF([.AE106]=&quot;x&quot;;&quot;x&quot;;IF([.AE106]=&quot;-&quot;;&quot;-&quot;;&quot;&quot;))">
            <text:p/>
          </table:table-cell>
          <table:table-cell table:formula="of:=IF([.AF106]=&quot;x&quot;;&quot;x&quot;;IF([.AF106]=&quot;-&quot;;&quot;-&quot;;&quot;&quot;))">
            <text:p/>
          </table:table-cell>
          <table:table-cell table:formula="of:=IF([.AG106]=&quot;x&quot;;&quot;x&quot;;IF([.AG106]=&quot;-&quot;;&quot;-&quot;;&quot;&quot;))">
            <text:p/>
          </table:table-cell>
          <table:table-cell table:formula="of:=IF([.AH106]=&quot;x&quot;;&quot;x&quot;;IF([.AH106]=&quot;-&quot;;&quot;-&quot;;&quot;&quot;))">
            <text:p/>
          </table:table-cell>
          <table:table-cell table:formula="of:=IF([.AI106]=&quot;x&quot;;&quot;x&quot;;IF([.AI106]=&quot;-&quot;;&quot;-&quot;;&quot;&quot;))">
            <text:p/>
          </table:table-cell>
          <table:table-cell table:formula="of:=IF([.AJ106]=&quot;x&quot;;&quot;x&quot;;IF([.AJ106]=&quot;-&quot;;&quot;-&quot;;&quot;&quot;))">
            <text:p/>
          </table:table-cell>
          <table:table-cell table:formula="of:=IF([.AK106]=&quot;x&quot;;&quot;x&quot;;IF([.AK106]=&quot;-&quot;;&quot;-&quot;;&quot;&quot;))">
            <text:p/>
          </table:table-cell>
          <table:table-cell table:formula="of:=IF([.AL106]=&quot;x&quot;;&quot;x&quot;;IF([.AL106]=&quot;-&quot;;&quot;-&quot;;&quot;&quot;))">
            <text:p/>
          </table:table-cell>
          <table:table-cell table:formula="of:=IF([.AM106]=&quot;x&quot;;&quot;x&quot;;IF([.AM106]=&quot;-&quot;;&quot;-&quot;;&quot;&quot;))">
            <text:p/>
          </table:table-cell>
          <table:table-cell table:formula="of:=IF([.AN106]=&quot;x&quot;;&quot;x&quot;;IF([.AN106]=&quot;-&quot;;&quot;-&quot;;&quot;&quot;))">
            <text:p/>
          </table:table-cell>
          <table:table-cell table:formula="of:=IF([.AO106]=&quot;x&quot;;&quot;x&quot;;IF([.AO106]=&quot;-&quot;;&quot;-&quot;;&quot;&quot;))">
            <text:p/>
          </table:table-cell>
          <table:table-cell table:formula="of:=IF([.AP106]=&quot;x&quot;;&quot;x&quot;;IF([.AP106]=&quot;-&quot;;&quot;-&quot;;&quot;&quot;))">
            <text:p/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106" calcext:value-type="float">
            <text:p>106</text:p>
          </table:table-cell>
          <table:table-cell table:style-name="ce6" office:value-type="string" calcext:value-type="string">
            <text:p>-</text:p>
          </table:table-cell>
          <table:table-cell table:style-name="ce10" table:content-validation-name="val3" office:value-type="string" calcext:value-type="string">
            <text:p>-</text:p>
          </table:table-cell>
          <table:table-cell table:style-name="ce13" table:content-validation-name="val4" office:value-type="string" calcext:value-type="string">
            <text:p>MixRack DX 3/4</text:p>
          </table:table-cell>
          <table:table-cell table:style-name="ce14" table:content-validation-name="val5" office:value-type="float" office:value="10" calcext:value-type="float">
            <text:p>10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5" table:content-validation-name="val7" office:value-type="string" calcext:value-type="string">
            <text:p>-</text:p>
          </table:table-cell>
          <table:table-cell table:style-name="ce15" table:content-validation-name="val8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no</text:p>
          </table:table-cell>
          <table:table-cell table:style-name="ce15" table:content-validation-name="val10" office:value-type="float" office:value="0" calcext:value-type="float">
            <text:p>0</text:p>
          </table:table-cell>
          <table:table-cell table:style-name="ce15" table:content-validation-name="val9" office:value-type="string" calcext:value-type="string">
            <text:p>no</text:p>
          </table:table-cell>
          <table:table-cell table:content-validation-name="val12" office:value-type="float" office:value="120" calcext:value-type="float">
            <text:p>120</text:p>
          </table:table-cell>
          <table:table-cell table:style-name="ce15" table:content-validation-name="val9" office:value-type="string" calcext:value-type="string">
            <text:p>no</text:p>
          </table:table-cell>
          <table:table-cell/>
          <table:table-cell table:style-name="ce2" table:content-validation-name="val1" office:value-type="string" calcext:value-type="string">
            <text:p>yes</text:p>
          </table:table-cell>
          <table:table-cell table:style-name="ce15" table:content-validation-name="val1" office:value-type="string" calcext:value-type="string">
            <text:p>yes</text:p>
          </table:table-cell>
          <table:table-cell/>
          <table:table-cell table:style-name="ce15" table:content-validation-name="val13" table:number-columns-repeated="8"/>
          <table:table-cell table:style-name="ce15" table:content-validation-name="val13" office:value-type="string" calcext:value-type="string">
            <text:p>x</text:p>
          </table:table-cell>
          <table:table-cell table:style-name="ce15" table:content-validation-name="val13" table:number-columns-repeated="15"/>
          <table:table-cell/>
          <table:table-cell table:style-name="ce15" table:content-validation-name="val13" table:number-columns-repeated="8"/>
          <table:table-cell/>
          <table:table-cell table:formula="of:=IF([.S107]=&quot;x&quot;;&quot;x&quot;;IF([.S107]=&quot;-&quot;;&quot;-&quot;;&quot;&quot;))">
            <text:p/>
          </table:table-cell>
          <table:table-cell table:formula="of:=IF([.T107]=&quot;x&quot;;&quot;x&quot;;IF([.T107]=&quot;-&quot;;&quot;-&quot;;&quot;&quot;))">
            <text:p/>
          </table:table-cell>
          <table:table-cell table:formula="of:=IF([.U107]=&quot;x&quot;;&quot;x&quot;;IF([.U107]=&quot;-&quot;;&quot;-&quot;;&quot;&quot;))">
            <text:p/>
          </table:table-cell>
          <table:table-cell table:formula="of:=IF([.V107]=&quot;x&quot;;&quot;x&quot;;IF([.V107]=&quot;-&quot;;&quot;-&quot;;&quot;&quot;))">
            <text:p/>
          </table:table-cell>
          <table:table-cell table:formula="of:=IF([.W107]=&quot;x&quot;;&quot;x&quot;;IF([.W107]=&quot;-&quot;;&quot;-&quot;;&quot;&quot;))">
            <text:p/>
          </table:table-cell>
          <table:table-cell table:formula="of:=IF([.X107]=&quot;x&quot;;&quot;x&quot;;IF([.X107]=&quot;-&quot;;&quot;-&quot;;&quot;&quot;))">
            <text:p/>
          </table:table-cell>
          <table:table-cell table:formula="of:=IF([.Y107]=&quot;x&quot;;&quot;x&quot;;IF([.Y107]=&quot;-&quot;;&quot;-&quot;;&quot;&quot;))">
            <text:p/>
          </table:table-cell>
          <table:table-cell table:formula="of:=IF([.Z107]=&quot;x&quot;;&quot;x&quot;;IF([.Z107]=&quot;-&quot;;&quot;-&quot;;&quot;&quot;))">
            <text:p/>
          </table:table-cell>
          <table:table-cell table:formula="of:=IF([.AA107]=&quot;x&quot;;&quot;x&quot;;IF([.AA107]=&quot;-&quot;;&quot;-&quot;;&quot;&quot;))" office:value-type="string" office:string-value="x" calcext:value-type="string">
            <text:p>x</text:p>
          </table:table-cell>
          <table:table-cell table:formula="of:=IF([.AB107]=&quot;x&quot;;&quot;x&quot;;IF([.AB107]=&quot;-&quot;;&quot;-&quot;;&quot;&quot;))">
            <text:p/>
          </table:table-cell>
          <table:table-cell table:formula="of:=IF([.AC107]=&quot;x&quot;;&quot;x&quot;;IF([.AC107]=&quot;-&quot;;&quot;-&quot;;&quot;&quot;))">
            <text:p/>
          </table:table-cell>
          <table:table-cell table:formula="of:=IF([.AD107]=&quot;x&quot;;&quot;x&quot;;IF([.AD107]=&quot;-&quot;;&quot;-&quot;;&quot;&quot;))">
            <text:p/>
          </table:table-cell>
          <table:table-cell table:formula="of:=IF([.AE107]=&quot;x&quot;;&quot;x&quot;;IF([.AE107]=&quot;-&quot;;&quot;-&quot;;&quot;&quot;))">
            <text:p/>
          </table:table-cell>
          <table:table-cell table:formula="of:=IF([.AF107]=&quot;x&quot;;&quot;x&quot;;IF([.AF107]=&quot;-&quot;;&quot;-&quot;;&quot;&quot;))">
            <text:p/>
          </table:table-cell>
          <table:table-cell table:formula="of:=IF([.AG107]=&quot;x&quot;;&quot;x&quot;;IF([.AG107]=&quot;-&quot;;&quot;-&quot;;&quot;&quot;))">
            <text:p/>
          </table:table-cell>
          <table:table-cell table:formula="of:=IF([.AH107]=&quot;x&quot;;&quot;x&quot;;IF([.AH107]=&quot;-&quot;;&quot;-&quot;;&quot;&quot;))">
            <text:p/>
          </table:table-cell>
          <table:table-cell table:formula="of:=IF([.AI107]=&quot;x&quot;;&quot;x&quot;;IF([.AI107]=&quot;-&quot;;&quot;-&quot;;&quot;&quot;))">
            <text:p/>
          </table:table-cell>
          <table:table-cell table:formula="of:=IF([.AJ107]=&quot;x&quot;;&quot;x&quot;;IF([.AJ107]=&quot;-&quot;;&quot;-&quot;;&quot;&quot;))">
            <text:p/>
          </table:table-cell>
          <table:table-cell table:formula="of:=IF([.AK107]=&quot;x&quot;;&quot;x&quot;;IF([.AK107]=&quot;-&quot;;&quot;-&quot;;&quot;&quot;))">
            <text:p/>
          </table:table-cell>
          <table:table-cell table:formula="of:=IF([.AL107]=&quot;x&quot;;&quot;x&quot;;IF([.AL107]=&quot;-&quot;;&quot;-&quot;;&quot;&quot;))">
            <text:p/>
          </table:table-cell>
          <table:table-cell table:formula="of:=IF([.AM107]=&quot;x&quot;;&quot;x&quot;;IF([.AM107]=&quot;-&quot;;&quot;-&quot;;&quot;&quot;))">
            <text:p/>
          </table:table-cell>
          <table:table-cell table:formula="of:=IF([.AN107]=&quot;x&quot;;&quot;x&quot;;IF([.AN107]=&quot;-&quot;;&quot;-&quot;;&quot;&quot;))">
            <text:p/>
          </table:table-cell>
          <table:table-cell table:formula="of:=IF([.AO107]=&quot;x&quot;;&quot;x&quot;;IF([.AO107]=&quot;-&quot;;&quot;-&quot;;&quot;&quot;))">
            <text:p/>
          </table:table-cell>
          <table:table-cell table:formula="of:=IF([.AP107]=&quot;x&quot;;&quot;x&quot;;IF([.AP107]=&quot;-&quot;;&quot;-&quot;;&quot;&quot;))">
            <text:p/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107" calcext:value-type="float">
            <text:p>107</text:p>
          </table:table-cell>
          <table:table-cell table:style-name="ce6" office:value-type="string" calcext:value-type="string">
            <text:p>-</text:p>
          </table:table-cell>
          <table:table-cell table:style-name="ce10" table:content-validation-name="val3" office:value-type="string" calcext:value-type="string">
            <text:p>-</text:p>
          </table:table-cell>
          <table:table-cell table:style-name="ce13" table:content-validation-name="val4" office:value-type="string" calcext:value-type="string">
            <text:p>MixRack DX 3/4</text:p>
          </table:table-cell>
          <table:table-cell table:style-name="ce14" table:content-validation-name="val5" office:value-type="float" office:value="11" calcext:value-type="float">
            <text:p>11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5" table:content-validation-name="val7" office:value-type="string" calcext:value-type="string">
            <text:p>-</text:p>
          </table:table-cell>
          <table:table-cell table:style-name="ce15" table:content-validation-name="val8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yes</text:p>
          </table:table-cell>
          <table:table-cell table:style-name="ce15" table:content-validation-name="val10" office:value-type="float" office:value="-5" calcext:value-type="float">
            <text:p>-5</text:p>
          </table:table-cell>
          <table:table-cell table:style-name="ce15" table:content-validation-name="val9" office:value-type="string" calcext:value-type="string">
            <text:p>yes</text:p>
          </table:table-cell>
          <table:table-cell table:content-validation-name="val11" office:value-type="float" office:value="140" calcext:value-type="float">
            <text:p>140</text:p>
          </table:table-cell>
          <table:table-cell table:style-name="ce15" table:content-validation-name="val9" office:value-type="string" calcext:value-type="string">
            <text:p>yes</text:p>
          </table:table-cell>
          <table:table-cell/>
          <table:table-cell table:style-name="ce2" table:content-validation-name="val1" office:value-type="string" calcext:value-type="string">
            <text:p>yes</text:p>
          </table:table-cell>
          <table:table-cell table:style-name="ce15" table:content-validation-name="val1" office:value-type="string" calcext:value-type="string">
            <text:p>yes</text:p>
          </table:table-cell>
          <table:table-cell/>
          <table:table-cell table:style-name="ce15" table:content-validation-name="val13" table:number-columns-repeated="8"/>
          <table:table-cell table:style-name="ce15" table:content-validation-name="val13" office:value-type="string" calcext:value-type="string">
            <text:p>x</text:p>
          </table:table-cell>
          <table:table-cell table:style-name="ce15" table:content-validation-name="val13" table:number-columns-repeated="15"/>
          <table:table-cell/>
          <table:table-cell table:style-name="ce15" table:content-validation-name="val13" table:number-columns-repeated="8"/>
          <table:table-cell/>
          <table:table-cell table:formula="of:=IF([.S108]=&quot;x&quot;;&quot;x&quot;;IF([.S108]=&quot;-&quot;;&quot;-&quot;;&quot;&quot;))">
            <text:p/>
          </table:table-cell>
          <table:table-cell table:formula="of:=IF([.T108]=&quot;x&quot;;&quot;x&quot;;IF([.T108]=&quot;-&quot;;&quot;-&quot;;&quot;&quot;))">
            <text:p/>
          </table:table-cell>
          <table:table-cell table:formula="of:=IF([.U108]=&quot;x&quot;;&quot;x&quot;;IF([.U108]=&quot;-&quot;;&quot;-&quot;;&quot;&quot;))">
            <text:p/>
          </table:table-cell>
          <table:table-cell table:formula="of:=IF([.V108]=&quot;x&quot;;&quot;x&quot;;IF([.V108]=&quot;-&quot;;&quot;-&quot;;&quot;&quot;))">
            <text:p/>
          </table:table-cell>
          <table:table-cell table:formula="of:=IF([.W108]=&quot;x&quot;;&quot;x&quot;;IF([.W108]=&quot;-&quot;;&quot;-&quot;;&quot;&quot;))">
            <text:p/>
          </table:table-cell>
          <table:table-cell table:formula="of:=IF([.X108]=&quot;x&quot;;&quot;x&quot;;IF([.X108]=&quot;-&quot;;&quot;-&quot;;&quot;&quot;))">
            <text:p/>
          </table:table-cell>
          <table:table-cell table:formula="of:=IF([.Y108]=&quot;x&quot;;&quot;x&quot;;IF([.Y108]=&quot;-&quot;;&quot;-&quot;;&quot;&quot;))">
            <text:p/>
          </table:table-cell>
          <table:table-cell table:formula="of:=IF([.Z108]=&quot;x&quot;;&quot;x&quot;;IF([.Z108]=&quot;-&quot;;&quot;-&quot;;&quot;&quot;))">
            <text:p/>
          </table:table-cell>
          <table:table-cell table:formula="of:=IF([.AA108]=&quot;x&quot;;&quot;x&quot;;IF([.AA108]=&quot;-&quot;;&quot;-&quot;;&quot;&quot;))" office:value-type="string" office:string-value="x" calcext:value-type="string">
            <text:p>x</text:p>
          </table:table-cell>
          <table:table-cell table:formula="of:=IF([.AB108]=&quot;x&quot;;&quot;x&quot;;IF([.AB108]=&quot;-&quot;;&quot;-&quot;;&quot;&quot;))">
            <text:p/>
          </table:table-cell>
          <table:table-cell table:formula="of:=IF([.AC108]=&quot;x&quot;;&quot;x&quot;;IF([.AC108]=&quot;-&quot;;&quot;-&quot;;&quot;&quot;))">
            <text:p/>
          </table:table-cell>
          <table:table-cell table:formula="of:=IF([.AD108]=&quot;x&quot;;&quot;x&quot;;IF([.AD108]=&quot;-&quot;;&quot;-&quot;;&quot;&quot;))">
            <text:p/>
          </table:table-cell>
          <table:table-cell table:formula="of:=IF([.AE108]=&quot;x&quot;;&quot;x&quot;;IF([.AE108]=&quot;-&quot;;&quot;-&quot;;&quot;&quot;))">
            <text:p/>
          </table:table-cell>
          <table:table-cell table:formula="of:=IF([.AF108]=&quot;x&quot;;&quot;x&quot;;IF([.AF108]=&quot;-&quot;;&quot;-&quot;;&quot;&quot;))">
            <text:p/>
          </table:table-cell>
          <table:table-cell table:formula="of:=IF([.AG108]=&quot;x&quot;;&quot;x&quot;;IF([.AG108]=&quot;-&quot;;&quot;-&quot;;&quot;&quot;))">
            <text:p/>
          </table:table-cell>
          <table:table-cell table:formula="of:=IF([.AH108]=&quot;x&quot;;&quot;x&quot;;IF([.AH108]=&quot;-&quot;;&quot;-&quot;;&quot;&quot;))">
            <text:p/>
          </table:table-cell>
          <table:table-cell table:formula="of:=IF([.AI108]=&quot;x&quot;;&quot;x&quot;;IF([.AI108]=&quot;-&quot;;&quot;-&quot;;&quot;&quot;))">
            <text:p/>
          </table:table-cell>
          <table:table-cell table:formula="of:=IF([.AJ108]=&quot;x&quot;;&quot;x&quot;;IF([.AJ108]=&quot;-&quot;;&quot;-&quot;;&quot;&quot;))">
            <text:p/>
          </table:table-cell>
          <table:table-cell table:formula="of:=IF([.AK108]=&quot;x&quot;;&quot;x&quot;;IF([.AK108]=&quot;-&quot;;&quot;-&quot;;&quot;&quot;))">
            <text:p/>
          </table:table-cell>
          <table:table-cell table:formula="of:=IF([.AL108]=&quot;x&quot;;&quot;x&quot;;IF([.AL108]=&quot;-&quot;;&quot;-&quot;;&quot;&quot;))">
            <text:p/>
          </table:table-cell>
          <table:table-cell table:formula="of:=IF([.AM108]=&quot;x&quot;;&quot;x&quot;;IF([.AM108]=&quot;-&quot;;&quot;-&quot;;&quot;&quot;))">
            <text:p/>
          </table:table-cell>
          <table:table-cell table:formula="of:=IF([.AN108]=&quot;x&quot;;&quot;x&quot;;IF([.AN108]=&quot;-&quot;;&quot;-&quot;;&quot;&quot;))">
            <text:p/>
          </table:table-cell>
          <table:table-cell table:formula="of:=IF([.AO108]=&quot;x&quot;;&quot;x&quot;;IF([.AO108]=&quot;-&quot;;&quot;-&quot;;&quot;&quot;))">
            <text:p/>
          </table:table-cell>
          <table:table-cell table:formula="of:=IF([.AP108]=&quot;x&quot;;&quot;x&quot;;IF([.AP108]=&quot;-&quot;;&quot;-&quot;;&quot;&quot;))">
            <text:p/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108" calcext:value-type="float">
            <text:p>108</text:p>
          </table:table-cell>
          <table:table-cell table:style-name="ce6" office:value-type="string" calcext:value-type="string">
            <text:p>-</text:p>
          </table:table-cell>
          <table:table-cell table:style-name="ce10" table:content-validation-name="val3" office:value-type="string" calcext:value-type="string">
            <text:p>-</text:p>
          </table:table-cell>
          <table:table-cell table:style-name="ce13" table:content-validation-name="val4" office:value-type="string" calcext:value-type="string">
            <text:p>MixRack DX 3/4</text:p>
          </table:table-cell>
          <table:table-cell table:style-name="ce14" table:content-validation-name="val5" office:value-type="float" office:value="12" calcext:value-type="float">
            <text:p>12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5" table:content-validation-name="val7" office:value-type="string" calcext:value-type="string">
            <text:p>-</text:p>
          </table:table-cell>
          <table:table-cell table:style-name="ce15" table:content-validation-name="val8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no</text:p>
          </table:table-cell>
          <table:table-cell table:style-name="ce15" table:content-validation-name="val10" office:value-type="float" office:value="-10" calcext:value-type="float">
            <text:p>-10</text:p>
          </table:table-cell>
          <table:table-cell table:style-name="ce15" table:content-validation-name="val9" office:value-type="string" calcext:value-type="string">
            <text:p>no</text:p>
          </table:table-cell>
          <table:table-cell table:content-validation-name="val12" office:value-type="float" office:value="160" calcext:value-type="float">
            <text:p>160</text:p>
          </table:table-cell>
          <table:table-cell table:style-name="ce15" table:content-validation-name="val9" office:value-type="string" calcext:value-type="string">
            <text:p>no</text:p>
          </table:table-cell>
          <table:table-cell/>
          <table:table-cell table:style-name="ce2" table:content-validation-name="val1" office:value-type="string" calcext:value-type="string">
            <text:p>yes</text:p>
          </table:table-cell>
          <table:table-cell table:style-name="ce15" table:content-validation-name="val1" office:value-type="string" calcext:value-type="string">
            <text:p>yes</text:p>
          </table:table-cell>
          <table:table-cell/>
          <table:table-cell table:style-name="ce15" table:content-validation-name="val13" table:number-columns-repeated="8"/>
          <table:table-cell table:style-name="ce15" table:content-validation-name="val13" office:value-type="string" calcext:value-type="string">
            <text:p>x</text:p>
          </table:table-cell>
          <table:table-cell table:style-name="ce15" table:content-validation-name="val13" table:number-columns-repeated="15"/>
          <table:table-cell/>
          <table:table-cell table:style-name="ce15" table:content-validation-name="val13" table:number-columns-repeated="8"/>
          <table:table-cell/>
          <table:table-cell table:formula="of:=IF([.S109]=&quot;x&quot;;&quot;x&quot;;IF([.S109]=&quot;-&quot;;&quot;-&quot;;&quot;&quot;))">
            <text:p/>
          </table:table-cell>
          <table:table-cell table:formula="of:=IF([.T109]=&quot;x&quot;;&quot;x&quot;;IF([.T109]=&quot;-&quot;;&quot;-&quot;;&quot;&quot;))">
            <text:p/>
          </table:table-cell>
          <table:table-cell table:formula="of:=IF([.U109]=&quot;x&quot;;&quot;x&quot;;IF([.U109]=&quot;-&quot;;&quot;-&quot;;&quot;&quot;))">
            <text:p/>
          </table:table-cell>
          <table:table-cell table:formula="of:=IF([.V109]=&quot;x&quot;;&quot;x&quot;;IF([.V109]=&quot;-&quot;;&quot;-&quot;;&quot;&quot;))">
            <text:p/>
          </table:table-cell>
          <table:table-cell table:formula="of:=IF([.W109]=&quot;x&quot;;&quot;x&quot;;IF([.W109]=&quot;-&quot;;&quot;-&quot;;&quot;&quot;))">
            <text:p/>
          </table:table-cell>
          <table:table-cell table:formula="of:=IF([.X109]=&quot;x&quot;;&quot;x&quot;;IF([.X109]=&quot;-&quot;;&quot;-&quot;;&quot;&quot;))">
            <text:p/>
          </table:table-cell>
          <table:table-cell table:formula="of:=IF([.Y109]=&quot;x&quot;;&quot;x&quot;;IF([.Y109]=&quot;-&quot;;&quot;-&quot;;&quot;&quot;))">
            <text:p/>
          </table:table-cell>
          <table:table-cell table:formula="of:=IF([.Z109]=&quot;x&quot;;&quot;x&quot;;IF([.Z109]=&quot;-&quot;;&quot;-&quot;;&quot;&quot;))">
            <text:p/>
          </table:table-cell>
          <table:table-cell table:formula="of:=IF([.AA109]=&quot;x&quot;;&quot;x&quot;;IF([.AA109]=&quot;-&quot;;&quot;-&quot;;&quot;&quot;))" office:value-type="string" office:string-value="x" calcext:value-type="string">
            <text:p>x</text:p>
          </table:table-cell>
          <table:table-cell table:formula="of:=IF([.AB109]=&quot;x&quot;;&quot;x&quot;;IF([.AB109]=&quot;-&quot;;&quot;-&quot;;&quot;&quot;))">
            <text:p/>
          </table:table-cell>
          <table:table-cell table:formula="of:=IF([.AC109]=&quot;x&quot;;&quot;x&quot;;IF([.AC109]=&quot;-&quot;;&quot;-&quot;;&quot;&quot;))">
            <text:p/>
          </table:table-cell>
          <table:table-cell table:formula="of:=IF([.AD109]=&quot;x&quot;;&quot;x&quot;;IF([.AD109]=&quot;-&quot;;&quot;-&quot;;&quot;&quot;))">
            <text:p/>
          </table:table-cell>
          <table:table-cell table:formula="of:=IF([.AE109]=&quot;x&quot;;&quot;x&quot;;IF([.AE109]=&quot;-&quot;;&quot;-&quot;;&quot;&quot;))">
            <text:p/>
          </table:table-cell>
          <table:table-cell table:formula="of:=IF([.AF109]=&quot;x&quot;;&quot;x&quot;;IF([.AF109]=&quot;-&quot;;&quot;-&quot;;&quot;&quot;))">
            <text:p/>
          </table:table-cell>
          <table:table-cell table:formula="of:=IF([.AG109]=&quot;x&quot;;&quot;x&quot;;IF([.AG109]=&quot;-&quot;;&quot;-&quot;;&quot;&quot;))">
            <text:p/>
          </table:table-cell>
          <table:table-cell table:formula="of:=IF([.AH109]=&quot;x&quot;;&quot;x&quot;;IF([.AH109]=&quot;-&quot;;&quot;-&quot;;&quot;&quot;))">
            <text:p/>
          </table:table-cell>
          <table:table-cell table:formula="of:=IF([.AI109]=&quot;x&quot;;&quot;x&quot;;IF([.AI109]=&quot;-&quot;;&quot;-&quot;;&quot;&quot;))">
            <text:p/>
          </table:table-cell>
          <table:table-cell table:formula="of:=IF([.AJ109]=&quot;x&quot;;&quot;x&quot;;IF([.AJ109]=&quot;-&quot;;&quot;-&quot;;&quot;&quot;))">
            <text:p/>
          </table:table-cell>
          <table:table-cell table:formula="of:=IF([.AK109]=&quot;x&quot;;&quot;x&quot;;IF([.AK109]=&quot;-&quot;;&quot;-&quot;;&quot;&quot;))">
            <text:p/>
          </table:table-cell>
          <table:table-cell table:formula="of:=IF([.AL109]=&quot;x&quot;;&quot;x&quot;;IF([.AL109]=&quot;-&quot;;&quot;-&quot;;&quot;&quot;))">
            <text:p/>
          </table:table-cell>
          <table:table-cell table:formula="of:=IF([.AM109]=&quot;x&quot;;&quot;x&quot;;IF([.AM109]=&quot;-&quot;;&quot;-&quot;;&quot;&quot;))">
            <text:p/>
          </table:table-cell>
          <table:table-cell table:formula="of:=IF([.AN109]=&quot;x&quot;;&quot;x&quot;;IF([.AN109]=&quot;-&quot;;&quot;-&quot;;&quot;&quot;))">
            <text:p/>
          </table:table-cell>
          <table:table-cell table:formula="of:=IF([.AO109]=&quot;x&quot;;&quot;x&quot;;IF([.AO109]=&quot;-&quot;;&quot;-&quot;;&quot;&quot;))">
            <text:p/>
          </table:table-cell>
          <table:table-cell table:formula="of:=IF([.AP109]=&quot;x&quot;;&quot;x&quot;;IF([.AP109]=&quot;-&quot;;&quot;-&quot;;&quot;&quot;))">
            <text:p/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109" calcext:value-type="float">
            <text:p>109</text:p>
          </table:table-cell>
          <table:table-cell table:style-name="ce6"/>
          <table:table-cell table:style-name="ce10" table:content-validation-name="val3"/>
          <table:table-cell table:style-name="ce13" table:content-validation-name="val4" office:value-type="string" calcext:value-type="string">
            <text:p>MixRack DX 3/4</text:p>
          </table:table-cell>
          <table:table-cell table:style-name="ce14" table:content-validation-name="val5" office:value-type="float" office:value="13" calcext:value-type="float">
            <text:p>13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5" table:content-validation-name="val7" office:value-type="string" calcext:value-type="string">
            <text:p>-</text:p>
          </table:table-cell>
          <table:table-cell table:style-name="ce15" table:content-validation-name="val8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yes</text:p>
          </table:table-cell>
          <table:table-cell table:style-name="ce15" table:content-validation-name="val10" office:value-type="float" office:value="-15" calcext:value-type="float">
            <text:p>-15</text:p>
          </table:table-cell>
          <table:table-cell table:style-name="ce15" table:content-validation-name="val9" office:value-type="string" calcext:value-type="string">
            <text:p>yes</text:p>
          </table:table-cell>
          <table:table-cell table:content-validation-name="val11" office:value-type="float" office:value="180" calcext:value-type="float">
            <text:p>180</text:p>
          </table:table-cell>
          <table:table-cell table:style-name="ce15" table:content-validation-name="val9" office:value-type="string" calcext:value-type="string">
            <text:p>yes</text:p>
          </table:table-cell>
          <table:table-cell/>
          <table:table-cell table:style-name="ce2" table:content-validation-name="val1" office:value-type="string" calcext:value-type="string">
            <text:p>yes</text:p>
          </table:table-cell>
          <table:table-cell table:style-name="ce15" table:content-validation-name="val1" office:value-type="string" calcext:value-type="string">
            <text:p>yes</text:p>
          </table:table-cell>
          <table:table-cell/>
          <table:table-cell table:style-name="ce15" table:content-validation-name="val13" table:number-columns-repeated="9"/>
          <table:table-cell table:style-name="ce15" table:content-validation-name="val13" office:value-type="string" calcext:value-type="string">
            <text:p>x</text:p>
          </table:table-cell>
          <table:table-cell table:style-name="ce15" table:content-validation-name="val13" table:number-columns-repeated="14"/>
          <table:table-cell/>
          <table:table-cell table:style-name="ce15" table:content-validation-name="val13" table:number-columns-repeated="8"/>
          <table:table-cell/>
          <table:table-cell table:formula="of:=IF([.S110]=&quot;x&quot;;&quot;x&quot;;IF([.S110]=&quot;-&quot;;&quot;-&quot;;&quot;&quot;))">
            <text:p/>
          </table:table-cell>
          <table:table-cell table:formula="of:=IF([.T110]=&quot;x&quot;;&quot;x&quot;;IF([.T110]=&quot;-&quot;;&quot;-&quot;;&quot;&quot;))">
            <text:p/>
          </table:table-cell>
          <table:table-cell table:formula="of:=IF([.U110]=&quot;x&quot;;&quot;x&quot;;IF([.U110]=&quot;-&quot;;&quot;-&quot;;&quot;&quot;))">
            <text:p/>
          </table:table-cell>
          <table:table-cell table:formula="of:=IF([.V110]=&quot;x&quot;;&quot;x&quot;;IF([.V110]=&quot;-&quot;;&quot;-&quot;;&quot;&quot;))">
            <text:p/>
          </table:table-cell>
          <table:table-cell table:formula="of:=IF([.W110]=&quot;x&quot;;&quot;x&quot;;IF([.W110]=&quot;-&quot;;&quot;-&quot;;&quot;&quot;))">
            <text:p/>
          </table:table-cell>
          <table:table-cell table:formula="of:=IF([.X110]=&quot;x&quot;;&quot;x&quot;;IF([.X110]=&quot;-&quot;;&quot;-&quot;;&quot;&quot;))">
            <text:p/>
          </table:table-cell>
          <table:table-cell table:formula="of:=IF([.Y110]=&quot;x&quot;;&quot;x&quot;;IF([.Y110]=&quot;-&quot;;&quot;-&quot;;&quot;&quot;))">
            <text:p/>
          </table:table-cell>
          <table:table-cell table:formula="of:=IF([.Z110]=&quot;x&quot;;&quot;x&quot;;IF([.Z110]=&quot;-&quot;;&quot;-&quot;;&quot;&quot;))">
            <text:p/>
          </table:table-cell>
          <table:table-cell table:formula="of:=IF([.AA110]=&quot;x&quot;;&quot;x&quot;;IF([.AA110]=&quot;-&quot;;&quot;-&quot;;&quot;&quot;))">
            <text:p/>
          </table:table-cell>
          <table:table-cell table:formula="of:=IF([.AB110]=&quot;x&quot;;&quot;x&quot;;IF([.AB110]=&quot;-&quot;;&quot;-&quot;;&quot;&quot;))" office:value-type="string" office:string-value="x" calcext:value-type="string">
            <text:p>x</text:p>
          </table:table-cell>
          <table:table-cell table:formula="of:=IF([.AC110]=&quot;x&quot;;&quot;x&quot;;IF([.AC110]=&quot;-&quot;;&quot;-&quot;;&quot;&quot;))">
            <text:p/>
          </table:table-cell>
          <table:table-cell table:formula="of:=IF([.AD110]=&quot;x&quot;;&quot;x&quot;;IF([.AD110]=&quot;-&quot;;&quot;-&quot;;&quot;&quot;))">
            <text:p/>
          </table:table-cell>
          <table:table-cell table:formula="of:=IF([.AE110]=&quot;x&quot;;&quot;x&quot;;IF([.AE110]=&quot;-&quot;;&quot;-&quot;;&quot;&quot;))">
            <text:p/>
          </table:table-cell>
          <table:table-cell table:formula="of:=IF([.AF110]=&quot;x&quot;;&quot;x&quot;;IF([.AF110]=&quot;-&quot;;&quot;-&quot;;&quot;&quot;))">
            <text:p/>
          </table:table-cell>
          <table:table-cell table:formula="of:=IF([.AG110]=&quot;x&quot;;&quot;x&quot;;IF([.AG110]=&quot;-&quot;;&quot;-&quot;;&quot;&quot;))">
            <text:p/>
          </table:table-cell>
          <table:table-cell table:formula="of:=IF([.AH110]=&quot;x&quot;;&quot;x&quot;;IF([.AH110]=&quot;-&quot;;&quot;-&quot;;&quot;&quot;))">
            <text:p/>
          </table:table-cell>
          <table:table-cell table:formula="of:=IF([.AI110]=&quot;x&quot;;&quot;x&quot;;IF([.AI110]=&quot;-&quot;;&quot;-&quot;;&quot;&quot;))">
            <text:p/>
          </table:table-cell>
          <table:table-cell table:formula="of:=IF([.AJ110]=&quot;x&quot;;&quot;x&quot;;IF([.AJ110]=&quot;-&quot;;&quot;-&quot;;&quot;&quot;))">
            <text:p/>
          </table:table-cell>
          <table:table-cell table:formula="of:=IF([.AK110]=&quot;x&quot;;&quot;x&quot;;IF([.AK110]=&quot;-&quot;;&quot;-&quot;;&quot;&quot;))">
            <text:p/>
          </table:table-cell>
          <table:table-cell table:formula="of:=IF([.AL110]=&quot;x&quot;;&quot;x&quot;;IF([.AL110]=&quot;-&quot;;&quot;-&quot;;&quot;&quot;))">
            <text:p/>
          </table:table-cell>
          <table:table-cell table:formula="of:=IF([.AM110]=&quot;x&quot;;&quot;x&quot;;IF([.AM110]=&quot;-&quot;;&quot;-&quot;;&quot;&quot;))">
            <text:p/>
          </table:table-cell>
          <table:table-cell table:formula="of:=IF([.AN110]=&quot;x&quot;;&quot;x&quot;;IF([.AN110]=&quot;-&quot;;&quot;-&quot;;&quot;&quot;))">
            <text:p/>
          </table:table-cell>
          <table:table-cell table:formula="of:=IF([.AO110]=&quot;x&quot;;&quot;x&quot;;IF([.AO110]=&quot;-&quot;;&quot;-&quot;;&quot;&quot;))">
            <text:p/>
          </table:table-cell>
          <table:table-cell table:formula="of:=IF([.AP110]=&quot;x&quot;;&quot;x&quot;;IF([.AP110]=&quot;-&quot;;&quot;-&quot;;&quot;&quot;))">
            <text:p/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110" calcext:value-type="float">
            <text:p>110</text:p>
          </table:table-cell>
          <table:table-cell table:style-name="ce6"/>
          <table:table-cell table:style-name="ce10" table:content-validation-name="val3"/>
          <table:table-cell table:style-name="ce13" table:content-validation-name="val4" office:value-type="string" calcext:value-type="string">
            <text:p>MixRack DX 3/4</text:p>
          </table:table-cell>
          <table:table-cell table:style-name="ce14" table:content-validation-name="val5" office:value-type="float" office:value="14" calcext:value-type="float">
            <text:p>14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5" table:content-validation-name="val7" office:value-type="string" calcext:value-type="string">
            <text:p>-</text:p>
          </table:table-cell>
          <table:table-cell table:style-name="ce15" table:content-validation-name="val8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no</text:p>
          </table:table-cell>
          <table:table-cell table:style-name="ce15" table:content-validation-name="val10" office:value-type="float" office:value="-20" calcext:value-type="float">
            <text:p>-20</text:p>
          </table:table-cell>
          <table:table-cell table:style-name="ce15" table:content-validation-name="val9" office:value-type="string" calcext:value-type="string">
            <text:p>no</text:p>
          </table:table-cell>
          <table:table-cell table:content-validation-name="val12" office:value-type="float" office:value="200" calcext:value-type="float">
            <text:p>200</text:p>
          </table:table-cell>
          <table:table-cell table:style-name="ce15" table:content-validation-name="val9" office:value-type="string" calcext:value-type="string">
            <text:p>no</text:p>
          </table:table-cell>
          <table:table-cell/>
          <table:table-cell table:style-name="ce2" table:content-validation-name="val1" office:value-type="string" calcext:value-type="string">
            <text:p>yes</text:p>
          </table:table-cell>
          <table:table-cell table:style-name="ce15" table:content-validation-name="val1" office:value-type="string" calcext:value-type="string">
            <text:p>yes</text:p>
          </table:table-cell>
          <table:table-cell/>
          <table:table-cell table:style-name="ce15" table:content-validation-name="val13" table:number-columns-repeated="9"/>
          <table:table-cell table:style-name="ce15" table:content-validation-name="val13" office:value-type="string" calcext:value-type="string">
            <text:p>x</text:p>
          </table:table-cell>
          <table:table-cell table:style-name="ce15" table:content-validation-name="val13" table:number-columns-repeated="14"/>
          <table:table-cell/>
          <table:table-cell table:style-name="ce15" table:content-validation-name="val13" table:number-columns-repeated="8"/>
          <table:table-cell/>
          <table:table-cell table:formula="of:=IF([.S111]=&quot;x&quot;;&quot;x&quot;;IF([.S111]=&quot;-&quot;;&quot;-&quot;;&quot;&quot;))">
            <text:p/>
          </table:table-cell>
          <table:table-cell table:formula="of:=IF([.T111]=&quot;x&quot;;&quot;x&quot;;IF([.T111]=&quot;-&quot;;&quot;-&quot;;&quot;&quot;))">
            <text:p/>
          </table:table-cell>
          <table:table-cell table:formula="of:=IF([.U111]=&quot;x&quot;;&quot;x&quot;;IF([.U111]=&quot;-&quot;;&quot;-&quot;;&quot;&quot;))">
            <text:p/>
          </table:table-cell>
          <table:table-cell table:formula="of:=IF([.V111]=&quot;x&quot;;&quot;x&quot;;IF([.V111]=&quot;-&quot;;&quot;-&quot;;&quot;&quot;))">
            <text:p/>
          </table:table-cell>
          <table:table-cell table:formula="of:=IF([.W111]=&quot;x&quot;;&quot;x&quot;;IF([.W111]=&quot;-&quot;;&quot;-&quot;;&quot;&quot;))">
            <text:p/>
          </table:table-cell>
          <table:table-cell table:formula="of:=IF([.X111]=&quot;x&quot;;&quot;x&quot;;IF([.X111]=&quot;-&quot;;&quot;-&quot;;&quot;&quot;))">
            <text:p/>
          </table:table-cell>
          <table:table-cell table:formula="of:=IF([.Y111]=&quot;x&quot;;&quot;x&quot;;IF([.Y111]=&quot;-&quot;;&quot;-&quot;;&quot;&quot;))">
            <text:p/>
          </table:table-cell>
          <table:table-cell table:formula="of:=IF([.Z111]=&quot;x&quot;;&quot;x&quot;;IF([.Z111]=&quot;-&quot;;&quot;-&quot;;&quot;&quot;))">
            <text:p/>
          </table:table-cell>
          <table:table-cell table:formula="of:=IF([.AA111]=&quot;x&quot;;&quot;x&quot;;IF([.AA111]=&quot;-&quot;;&quot;-&quot;;&quot;&quot;))">
            <text:p/>
          </table:table-cell>
          <table:table-cell table:formula="of:=IF([.AB111]=&quot;x&quot;;&quot;x&quot;;IF([.AB111]=&quot;-&quot;;&quot;-&quot;;&quot;&quot;))" office:value-type="string" office:string-value="x" calcext:value-type="string">
            <text:p>x</text:p>
          </table:table-cell>
          <table:table-cell table:formula="of:=IF([.AC111]=&quot;x&quot;;&quot;x&quot;;IF([.AC111]=&quot;-&quot;;&quot;-&quot;;&quot;&quot;))">
            <text:p/>
          </table:table-cell>
          <table:table-cell table:formula="of:=IF([.AD111]=&quot;x&quot;;&quot;x&quot;;IF([.AD111]=&quot;-&quot;;&quot;-&quot;;&quot;&quot;))">
            <text:p/>
          </table:table-cell>
          <table:table-cell table:formula="of:=IF([.AE111]=&quot;x&quot;;&quot;x&quot;;IF([.AE111]=&quot;-&quot;;&quot;-&quot;;&quot;&quot;))">
            <text:p/>
          </table:table-cell>
          <table:table-cell table:formula="of:=IF([.AF111]=&quot;x&quot;;&quot;x&quot;;IF([.AF111]=&quot;-&quot;;&quot;-&quot;;&quot;&quot;))">
            <text:p/>
          </table:table-cell>
          <table:table-cell table:formula="of:=IF([.AG111]=&quot;x&quot;;&quot;x&quot;;IF([.AG111]=&quot;-&quot;;&quot;-&quot;;&quot;&quot;))">
            <text:p/>
          </table:table-cell>
          <table:table-cell table:formula="of:=IF([.AH111]=&quot;x&quot;;&quot;x&quot;;IF([.AH111]=&quot;-&quot;;&quot;-&quot;;&quot;&quot;))">
            <text:p/>
          </table:table-cell>
          <table:table-cell table:formula="of:=IF([.AI111]=&quot;x&quot;;&quot;x&quot;;IF([.AI111]=&quot;-&quot;;&quot;-&quot;;&quot;&quot;))">
            <text:p/>
          </table:table-cell>
          <table:table-cell table:formula="of:=IF([.AJ111]=&quot;x&quot;;&quot;x&quot;;IF([.AJ111]=&quot;-&quot;;&quot;-&quot;;&quot;&quot;))">
            <text:p/>
          </table:table-cell>
          <table:table-cell table:formula="of:=IF([.AK111]=&quot;x&quot;;&quot;x&quot;;IF([.AK111]=&quot;-&quot;;&quot;-&quot;;&quot;&quot;))">
            <text:p/>
          </table:table-cell>
          <table:table-cell table:formula="of:=IF([.AL111]=&quot;x&quot;;&quot;x&quot;;IF([.AL111]=&quot;-&quot;;&quot;-&quot;;&quot;&quot;))">
            <text:p/>
          </table:table-cell>
          <table:table-cell table:formula="of:=IF([.AM111]=&quot;x&quot;;&quot;x&quot;;IF([.AM111]=&quot;-&quot;;&quot;-&quot;;&quot;&quot;))">
            <text:p/>
          </table:table-cell>
          <table:table-cell table:formula="of:=IF([.AN111]=&quot;x&quot;;&quot;x&quot;;IF([.AN111]=&quot;-&quot;;&quot;-&quot;;&quot;&quot;))">
            <text:p/>
          </table:table-cell>
          <table:table-cell table:formula="of:=IF([.AO111]=&quot;x&quot;;&quot;x&quot;;IF([.AO111]=&quot;-&quot;;&quot;-&quot;;&quot;&quot;))">
            <text:p/>
          </table:table-cell>
          <table:table-cell table:formula="of:=IF([.AP111]=&quot;x&quot;;&quot;x&quot;;IF([.AP111]=&quot;-&quot;;&quot;-&quot;;&quot;&quot;))">
            <text:p/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111" calcext:value-type="float">
            <text:p>111</text:p>
          </table:table-cell>
          <table:table-cell table:style-name="ce6"/>
          <table:table-cell table:style-name="ce10" table:content-validation-name="val3"/>
          <table:table-cell table:style-name="ce13" table:content-validation-name="val4" office:value-type="string" calcext:value-type="string">
            <text:p>MixRack DX 3/4</text:p>
          </table:table-cell>
          <table:table-cell table:style-name="ce14" table:content-validation-name="val5" office:value-type="float" office:value="15" calcext:value-type="float">
            <text:p>15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5" table:content-validation-name="val7" office:value-type="string" calcext:value-type="string">
            <text:p>-</text:p>
          </table:table-cell>
          <table:table-cell table:style-name="ce15" table:content-validation-name="val8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yes</text:p>
          </table:table-cell>
          <table:table-cell table:style-name="ce15" table:content-validation-name="val10" office:value-type="float" office:value="-25" calcext:value-type="float">
            <text:p>-25</text:p>
          </table:table-cell>
          <table:table-cell table:style-name="ce15" table:content-validation-name="val9" office:value-type="string" calcext:value-type="string">
            <text:p>yes</text:p>
          </table:table-cell>
          <table:table-cell table:content-validation-name="val11" office:value-type="float" office:value="220" calcext:value-type="float">
            <text:p>220</text:p>
          </table:table-cell>
          <table:table-cell table:style-name="ce15" table:content-validation-name="val9" office:value-type="string" calcext:value-type="string">
            <text:p>yes</text:p>
          </table:table-cell>
          <table:table-cell/>
          <table:table-cell table:style-name="ce2" table:content-validation-name="val1" office:value-type="string" calcext:value-type="string">
            <text:p>yes</text:p>
          </table:table-cell>
          <table:table-cell table:style-name="ce15" table:content-validation-name="val1" office:value-type="string" calcext:value-type="string">
            <text:p>yes</text:p>
          </table:table-cell>
          <table:table-cell/>
          <table:table-cell table:style-name="ce15" table:content-validation-name="val13" table:number-columns-repeated="9"/>
          <table:table-cell table:style-name="ce15" table:content-validation-name="val13" office:value-type="string" calcext:value-type="string">
            <text:p>x</text:p>
          </table:table-cell>
          <table:table-cell table:style-name="ce15" table:content-validation-name="val13" table:number-columns-repeated="14"/>
          <table:table-cell/>
          <table:table-cell table:style-name="ce15" table:content-validation-name="val13" table:number-columns-repeated="8"/>
          <table:table-cell/>
          <table:table-cell table:formula="of:=IF([.S112]=&quot;x&quot;;&quot;x&quot;;IF([.S112]=&quot;-&quot;;&quot;-&quot;;&quot;&quot;))">
            <text:p/>
          </table:table-cell>
          <table:table-cell table:formula="of:=IF([.T112]=&quot;x&quot;;&quot;x&quot;;IF([.T112]=&quot;-&quot;;&quot;-&quot;;&quot;&quot;))">
            <text:p/>
          </table:table-cell>
          <table:table-cell table:formula="of:=IF([.U112]=&quot;x&quot;;&quot;x&quot;;IF([.U112]=&quot;-&quot;;&quot;-&quot;;&quot;&quot;))">
            <text:p/>
          </table:table-cell>
          <table:table-cell table:formula="of:=IF([.V112]=&quot;x&quot;;&quot;x&quot;;IF([.V112]=&quot;-&quot;;&quot;-&quot;;&quot;&quot;))">
            <text:p/>
          </table:table-cell>
          <table:table-cell table:formula="of:=IF([.W112]=&quot;x&quot;;&quot;x&quot;;IF([.W112]=&quot;-&quot;;&quot;-&quot;;&quot;&quot;))">
            <text:p/>
          </table:table-cell>
          <table:table-cell table:formula="of:=IF([.X112]=&quot;x&quot;;&quot;x&quot;;IF([.X112]=&quot;-&quot;;&quot;-&quot;;&quot;&quot;))">
            <text:p/>
          </table:table-cell>
          <table:table-cell table:formula="of:=IF([.Y112]=&quot;x&quot;;&quot;x&quot;;IF([.Y112]=&quot;-&quot;;&quot;-&quot;;&quot;&quot;))">
            <text:p/>
          </table:table-cell>
          <table:table-cell table:formula="of:=IF([.Z112]=&quot;x&quot;;&quot;x&quot;;IF([.Z112]=&quot;-&quot;;&quot;-&quot;;&quot;&quot;))">
            <text:p/>
          </table:table-cell>
          <table:table-cell table:formula="of:=IF([.AA112]=&quot;x&quot;;&quot;x&quot;;IF([.AA112]=&quot;-&quot;;&quot;-&quot;;&quot;&quot;))">
            <text:p/>
          </table:table-cell>
          <table:table-cell table:formula="of:=IF([.AB112]=&quot;x&quot;;&quot;x&quot;;IF([.AB112]=&quot;-&quot;;&quot;-&quot;;&quot;&quot;))" office:value-type="string" office:string-value="x" calcext:value-type="string">
            <text:p>x</text:p>
          </table:table-cell>
          <table:table-cell table:formula="of:=IF([.AC112]=&quot;x&quot;;&quot;x&quot;;IF([.AC112]=&quot;-&quot;;&quot;-&quot;;&quot;&quot;))">
            <text:p/>
          </table:table-cell>
          <table:table-cell table:formula="of:=IF([.AD112]=&quot;x&quot;;&quot;x&quot;;IF([.AD112]=&quot;-&quot;;&quot;-&quot;;&quot;&quot;))">
            <text:p/>
          </table:table-cell>
          <table:table-cell table:formula="of:=IF([.AE112]=&quot;x&quot;;&quot;x&quot;;IF([.AE112]=&quot;-&quot;;&quot;-&quot;;&quot;&quot;))">
            <text:p/>
          </table:table-cell>
          <table:table-cell table:formula="of:=IF([.AF112]=&quot;x&quot;;&quot;x&quot;;IF([.AF112]=&quot;-&quot;;&quot;-&quot;;&quot;&quot;))">
            <text:p/>
          </table:table-cell>
          <table:table-cell table:formula="of:=IF([.AG112]=&quot;x&quot;;&quot;x&quot;;IF([.AG112]=&quot;-&quot;;&quot;-&quot;;&quot;&quot;))">
            <text:p/>
          </table:table-cell>
          <table:table-cell table:formula="of:=IF([.AH112]=&quot;x&quot;;&quot;x&quot;;IF([.AH112]=&quot;-&quot;;&quot;-&quot;;&quot;&quot;))">
            <text:p/>
          </table:table-cell>
          <table:table-cell table:formula="of:=IF([.AI112]=&quot;x&quot;;&quot;x&quot;;IF([.AI112]=&quot;-&quot;;&quot;-&quot;;&quot;&quot;))">
            <text:p/>
          </table:table-cell>
          <table:table-cell table:formula="of:=IF([.AJ112]=&quot;x&quot;;&quot;x&quot;;IF([.AJ112]=&quot;-&quot;;&quot;-&quot;;&quot;&quot;))">
            <text:p/>
          </table:table-cell>
          <table:table-cell table:formula="of:=IF([.AK112]=&quot;x&quot;;&quot;x&quot;;IF([.AK112]=&quot;-&quot;;&quot;-&quot;;&quot;&quot;))">
            <text:p/>
          </table:table-cell>
          <table:table-cell table:formula="of:=IF([.AL112]=&quot;x&quot;;&quot;x&quot;;IF([.AL112]=&quot;-&quot;;&quot;-&quot;;&quot;&quot;))">
            <text:p/>
          </table:table-cell>
          <table:table-cell table:formula="of:=IF([.AM112]=&quot;x&quot;;&quot;x&quot;;IF([.AM112]=&quot;-&quot;;&quot;-&quot;;&quot;&quot;))">
            <text:p/>
          </table:table-cell>
          <table:table-cell table:formula="of:=IF([.AN112]=&quot;x&quot;;&quot;x&quot;;IF([.AN112]=&quot;-&quot;;&quot;-&quot;;&quot;&quot;))">
            <text:p/>
          </table:table-cell>
          <table:table-cell table:formula="of:=IF([.AO112]=&quot;x&quot;;&quot;x&quot;;IF([.AO112]=&quot;-&quot;;&quot;-&quot;;&quot;&quot;))">
            <text:p/>
          </table:table-cell>
          <table:table-cell table:formula="of:=IF([.AP112]=&quot;x&quot;;&quot;x&quot;;IF([.AP112]=&quot;-&quot;;&quot;-&quot;;&quot;&quot;))">
            <text:p/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112" calcext:value-type="float">
            <text:p>112</text:p>
          </table:table-cell>
          <table:table-cell table:style-name="ce6"/>
          <table:table-cell table:style-name="ce10" table:content-validation-name="val3"/>
          <table:table-cell table:style-name="ce13" table:content-validation-name="val4" office:value-type="string" calcext:value-type="string">
            <text:p>MixRack DX 3/4</text:p>
          </table:table-cell>
          <table:table-cell table:style-name="ce14" table:content-validation-name="val5" office:value-type="float" office:value="16" calcext:value-type="float">
            <text:p>16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5" table:content-validation-name="val7" office:value-type="string" calcext:value-type="string">
            <text:p>-</text:p>
          </table:table-cell>
          <table:table-cell table:style-name="ce15" table:content-validation-name="val8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no</text:p>
          </table:table-cell>
          <table:table-cell table:style-name="ce15" table:content-validation-name="val10" office:value-type="float" office:value="-30" calcext:value-type="float">
            <text:p>-30</text:p>
          </table:table-cell>
          <table:table-cell table:style-name="ce15" table:content-validation-name="val9" office:value-type="string" calcext:value-type="string">
            <text:p>no</text:p>
          </table:table-cell>
          <table:table-cell table:content-validation-name="val12" office:value-type="float" office:value="240" calcext:value-type="float">
            <text:p>240</text:p>
          </table:table-cell>
          <table:table-cell table:style-name="ce15" table:content-validation-name="val9" office:value-type="string" calcext:value-type="string">
            <text:p>no</text:p>
          </table:table-cell>
          <table:table-cell/>
          <table:table-cell table:style-name="ce2" table:content-validation-name="val1" office:value-type="string" calcext:value-type="string">
            <text:p>yes</text:p>
          </table:table-cell>
          <table:table-cell table:style-name="ce15" table:content-validation-name="val1" office:value-type="string" calcext:value-type="string">
            <text:p>yes</text:p>
          </table:table-cell>
          <table:table-cell/>
          <table:table-cell table:style-name="ce15" table:content-validation-name="val13" table:number-columns-repeated="9"/>
          <table:table-cell table:style-name="ce15" table:content-validation-name="val13" office:value-type="string" calcext:value-type="string">
            <text:p>x</text:p>
          </table:table-cell>
          <table:table-cell table:style-name="ce15" table:content-validation-name="val13" table:number-columns-repeated="14"/>
          <table:table-cell/>
          <table:table-cell table:style-name="ce15" table:content-validation-name="val13" table:number-columns-repeated="8"/>
          <table:table-cell/>
          <table:table-cell table:formula="of:=IF([.S113]=&quot;x&quot;;&quot;x&quot;;IF([.S113]=&quot;-&quot;;&quot;-&quot;;&quot;&quot;))">
            <text:p/>
          </table:table-cell>
          <table:table-cell table:formula="of:=IF([.T113]=&quot;x&quot;;&quot;x&quot;;IF([.T113]=&quot;-&quot;;&quot;-&quot;;&quot;&quot;))">
            <text:p/>
          </table:table-cell>
          <table:table-cell table:formula="of:=IF([.U113]=&quot;x&quot;;&quot;x&quot;;IF([.U113]=&quot;-&quot;;&quot;-&quot;;&quot;&quot;))">
            <text:p/>
          </table:table-cell>
          <table:table-cell table:formula="of:=IF([.V113]=&quot;x&quot;;&quot;x&quot;;IF([.V113]=&quot;-&quot;;&quot;-&quot;;&quot;&quot;))">
            <text:p/>
          </table:table-cell>
          <table:table-cell table:formula="of:=IF([.W113]=&quot;x&quot;;&quot;x&quot;;IF([.W113]=&quot;-&quot;;&quot;-&quot;;&quot;&quot;))">
            <text:p/>
          </table:table-cell>
          <table:table-cell table:formula="of:=IF([.X113]=&quot;x&quot;;&quot;x&quot;;IF([.X113]=&quot;-&quot;;&quot;-&quot;;&quot;&quot;))">
            <text:p/>
          </table:table-cell>
          <table:table-cell table:formula="of:=IF([.Y113]=&quot;x&quot;;&quot;x&quot;;IF([.Y113]=&quot;-&quot;;&quot;-&quot;;&quot;&quot;))">
            <text:p/>
          </table:table-cell>
          <table:table-cell table:formula="of:=IF([.Z113]=&quot;x&quot;;&quot;x&quot;;IF([.Z113]=&quot;-&quot;;&quot;-&quot;;&quot;&quot;))">
            <text:p/>
          </table:table-cell>
          <table:table-cell table:formula="of:=IF([.AA113]=&quot;x&quot;;&quot;x&quot;;IF([.AA113]=&quot;-&quot;;&quot;-&quot;;&quot;&quot;))">
            <text:p/>
          </table:table-cell>
          <table:table-cell table:formula="of:=IF([.AB113]=&quot;x&quot;;&quot;x&quot;;IF([.AB113]=&quot;-&quot;;&quot;-&quot;;&quot;&quot;))" office:value-type="string" office:string-value="x" calcext:value-type="string">
            <text:p>x</text:p>
          </table:table-cell>
          <table:table-cell table:formula="of:=IF([.AC113]=&quot;x&quot;;&quot;x&quot;;IF([.AC113]=&quot;-&quot;;&quot;-&quot;;&quot;&quot;))">
            <text:p/>
          </table:table-cell>
          <table:table-cell table:formula="of:=IF([.AD113]=&quot;x&quot;;&quot;x&quot;;IF([.AD113]=&quot;-&quot;;&quot;-&quot;;&quot;&quot;))">
            <text:p/>
          </table:table-cell>
          <table:table-cell table:formula="of:=IF([.AE113]=&quot;x&quot;;&quot;x&quot;;IF([.AE113]=&quot;-&quot;;&quot;-&quot;;&quot;&quot;))">
            <text:p/>
          </table:table-cell>
          <table:table-cell table:formula="of:=IF([.AF113]=&quot;x&quot;;&quot;x&quot;;IF([.AF113]=&quot;-&quot;;&quot;-&quot;;&quot;&quot;))">
            <text:p/>
          </table:table-cell>
          <table:table-cell table:formula="of:=IF([.AG113]=&quot;x&quot;;&quot;x&quot;;IF([.AG113]=&quot;-&quot;;&quot;-&quot;;&quot;&quot;))">
            <text:p/>
          </table:table-cell>
          <table:table-cell table:formula="of:=IF([.AH113]=&quot;x&quot;;&quot;x&quot;;IF([.AH113]=&quot;-&quot;;&quot;-&quot;;&quot;&quot;))">
            <text:p/>
          </table:table-cell>
          <table:table-cell table:formula="of:=IF([.AI113]=&quot;x&quot;;&quot;x&quot;;IF([.AI113]=&quot;-&quot;;&quot;-&quot;;&quot;&quot;))">
            <text:p/>
          </table:table-cell>
          <table:table-cell table:formula="of:=IF([.AJ113]=&quot;x&quot;;&quot;x&quot;;IF([.AJ113]=&quot;-&quot;;&quot;-&quot;;&quot;&quot;))">
            <text:p/>
          </table:table-cell>
          <table:table-cell table:formula="of:=IF([.AK113]=&quot;x&quot;;&quot;x&quot;;IF([.AK113]=&quot;-&quot;;&quot;-&quot;;&quot;&quot;))">
            <text:p/>
          </table:table-cell>
          <table:table-cell table:formula="of:=IF([.AL113]=&quot;x&quot;;&quot;x&quot;;IF([.AL113]=&quot;-&quot;;&quot;-&quot;;&quot;&quot;))">
            <text:p/>
          </table:table-cell>
          <table:table-cell table:formula="of:=IF([.AM113]=&quot;x&quot;;&quot;x&quot;;IF([.AM113]=&quot;-&quot;;&quot;-&quot;;&quot;&quot;))">
            <text:p/>
          </table:table-cell>
          <table:table-cell table:formula="of:=IF([.AN113]=&quot;x&quot;;&quot;x&quot;;IF([.AN113]=&quot;-&quot;;&quot;-&quot;;&quot;&quot;))">
            <text:p/>
          </table:table-cell>
          <table:table-cell table:formula="of:=IF([.AO113]=&quot;x&quot;;&quot;x&quot;;IF([.AO113]=&quot;-&quot;;&quot;-&quot;;&quot;&quot;))">
            <text:p/>
          </table:table-cell>
          <table:table-cell table:formula="of:=IF([.AP113]=&quot;x&quot;;&quot;x&quot;;IF([.AP113]=&quot;-&quot;;&quot;-&quot;;&quot;&quot;))">
            <text:p/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113" calcext:value-type="float">
            <text:p>113</text:p>
          </table:table-cell>
          <table:table-cell table:style-name="ce6"/>
          <table:table-cell table:style-name="ce10" table:content-validation-name="val3"/>
          <table:table-cell table:style-name="ce13" table:content-validation-name="val4" office:value-type="string" calcext:value-type="string">
            <text:p>MixRack DX 3/4</text:p>
          </table:table-cell>
          <table:table-cell table:style-name="ce14" table:content-validation-name="val5" office:value-type="float" office:value="17" calcext:value-type="float">
            <text:p>17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5" table:content-validation-name="val7" office:value-type="string" calcext:value-type="string">
            <text:p>-</text:p>
          </table:table-cell>
          <table:table-cell table:style-name="ce15" table:content-validation-name="val8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yes</text:p>
          </table:table-cell>
          <table:table-cell table:style-name="ce15" table:content-validation-name="val10" office:value-type="float" office:value="-35" calcext:value-type="float">
            <text:p>-35</text:p>
          </table:table-cell>
          <table:table-cell table:style-name="ce15" table:content-validation-name="val9" office:value-type="string" calcext:value-type="string">
            <text:p>yes</text:p>
          </table:table-cell>
          <table:table-cell table:content-validation-name="val11" office:value-type="float" office:value="260" calcext:value-type="float">
            <text:p>260</text:p>
          </table:table-cell>
          <table:table-cell table:style-name="ce15" table:content-validation-name="val9" office:value-type="string" calcext:value-type="string">
            <text:p>yes</text:p>
          </table:table-cell>
          <table:table-cell/>
          <table:table-cell table:style-name="ce2" table:content-validation-name="val1" office:value-type="string" calcext:value-type="string">
            <text:p>yes</text:p>
          </table:table-cell>
          <table:table-cell table:style-name="ce15" table:content-validation-name="val1" office:value-type="string" calcext:value-type="string">
            <text:p>yes</text:p>
          </table:table-cell>
          <table:table-cell/>
          <table:table-cell table:style-name="ce15" table:content-validation-name="val13" table:number-columns-repeated="9"/>
          <table:table-cell table:style-name="ce15" table:content-validation-name="val13" office:value-type="string" calcext:value-type="string">
            <text:p>x</text:p>
          </table:table-cell>
          <table:table-cell table:style-name="ce15" table:content-validation-name="val13" table:number-columns-repeated="14"/>
          <table:table-cell/>
          <table:table-cell table:style-name="ce15" table:content-validation-name="val13" table:number-columns-repeated="8"/>
          <table:table-cell/>
          <table:table-cell table:formula="of:=IF([.S114]=&quot;x&quot;;&quot;x&quot;;IF([.S114]=&quot;-&quot;;&quot;-&quot;;&quot;&quot;))">
            <text:p/>
          </table:table-cell>
          <table:table-cell table:formula="of:=IF([.T114]=&quot;x&quot;;&quot;x&quot;;IF([.T114]=&quot;-&quot;;&quot;-&quot;;&quot;&quot;))">
            <text:p/>
          </table:table-cell>
          <table:table-cell table:formula="of:=IF([.U114]=&quot;x&quot;;&quot;x&quot;;IF([.U114]=&quot;-&quot;;&quot;-&quot;;&quot;&quot;))">
            <text:p/>
          </table:table-cell>
          <table:table-cell table:formula="of:=IF([.V114]=&quot;x&quot;;&quot;x&quot;;IF([.V114]=&quot;-&quot;;&quot;-&quot;;&quot;&quot;))">
            <text:p/>
          </table:table-cell>
          <table:table-cell table:formula="of:=IF([.W114]=&quot;x&quot;;&quot;x&quot;;IF([.W114]=&quot;-&quot;;&quot;-&quot;;&quot;&quot;))">
            <text:p/>
          </table:table-cell>
          <table:table-cell table:formula="of:=IF([.X114]=&quot;x&quot;;&quot;x&quot;;IF([.X114]=&quot;-&quot;;&quot;-&quot;;&quot;&quot;))">
            <text:p/>
          </table:table-cell>
          <table:table-cell table:formula="of:=IF([.Y114]=&quot;x&quot;;&quot;x&quot;;IF([.Y114]=&quot;-&quot;;&quot;-&quot;;&quot;&quot;))">
            <text:p/>
          </table:table-cell>
          <table:table-cell table:formula="of:=IF([.Z114]=&quot;x&quot;;&quot;x&quot;;IF([.Z114]=&quot;-&quot;;&quot;-&quot;;&quot;&quot;))">
            <text:p/>
          </table:table-cell>
          <table:table-cell table:formula="of:=IF([.AA114]=&quot;x&quot;;&quot;x&quot;;IF([.AA114]=&quot;-&quot;;&quot;-&quot;;&quot;&quot;))">
            <text:p/>
          </table:table-cell>
          <table:table-cell table:formula="of:=IF([.AB114]=&quot;x&quot;;&quot;x&quot;;IF([.AB114]=&quot;-&quot;;&quot;-&quot;;&quot;&quot;))" office:value-type="string" office:string-value="x" calcext:value-type="string">
            <text:p>x</text:p>
          </table:table-cell>
          <table:table-cell table:formula="of:=IF([.AC114]=&quot;x&quot;;&quot;x&quot;;IF([.AC114]=&quot;-&quot;;&quot;-&quot;;&quot;&quot;))">
            <text:p/>
          </table:table-cell>
          <table:table-cell table:formula="of:=IF([.AD114]=&quot;x&quot;;&quot;x&quot;;IF([.AD114]=&quot;-&quot;;&quot;-&quot;;&quot;&quot;))">
            <text:p/>
          </table:table-cell>
          <table:table-cell table:formula="of:=IF([.AE114]=&quot;x&quot;;&quot;x&quot;;IF([.AE114]=&quot;-&quot;;&quot;-&quot;;&quot;&quot;))">
            <text:p/>
          </table:table-cell>
          <table:table-cell table:formula="of:=IF([.AF114]=&quot;x&quot;;&quot;x&quot;;IF([.AF114]=&quot;-&quot;;&quot;-&quot;;&quot;&quot;))">
            <text:p/>
          </table:table-cell>
          <table:table-cell table:formula="of:=IF([.AG114]=&quot;x&quot;;&quot;x&quot;;IF([.AG114]=&quot;-&quot;;&quot;-&quot;;&quot;&quot;))">
            <text:p/>
          </table:table-cell>
          <table:table-cell table:formula="of:=IF([.AH114]=&quot;x&quot;;&quot;x&quot;;IF([.AH114]=&quot;-&quot;;&quot;-&quot;;&quot;&quot;))">
            <text:p/>
          </table:table-cell>
          <table:table-cell table:formula="of:=IF([.AI114]=&quot;x&quot;;&quot;x&quot;;IF([.AI114]=&quot;-&quot;;&quot;-&quot;;&quot;&quot;))">
            <text:p/>
          </table:table-cell>
          <table:table-cell table:formula="of:=IF([.AJ114]=&quot;x&quot;;&quot;x&quot;;IF([.AJ114]=&quot;-&quot;;&quot;-&quot;;&quot;&quot;))">
            <text:p/>
          </table:table-cell>
          <table:table-cell table:formula="of:=IF([.AK114]=&quot;x&quot;;&quot;x&quot;;IF([.AK114]=&quot;-&quot;;&quot;-&quot;;&quot;&quot;))">
            <text:p/>
          </table:table-cell>
          <table:table-cell table:formula="of:=IF([.AL114]=&quot;x&quot;;&quot;x&quot;;IF([.AL114]=&quot;-&quot;;&quot;-&quot;;&quot;&quot;))">
            <text:p/>
          </table:table-cell>
          <table:table-cell table:formula="of:=IF([.AM114]=&quot;x&quot;;&quot;x&quot;;IF([.AM114]=&quot;-&quot;;&quot;-&quot;;&quot;&quot;))">
            <text:p/>
          </table:table-cell>
          <table:table-cell table:formula="of:=IF([.AN114]=&quot;x&quot;;&quot;x&quot;;IF([.AN114]=&quot;-&quot;;&quot;-&quot;;&quot;&quot;))">
            <text:p/>
          </table:table-cell>
          <table:table-cell table:formula="of:=IF([.AO114]=&quot;x&quot;;&quot;x&quot;;IF([.AO114]=&quot;-&quot;;&quot;-&quot;;&quot;&quot;))">
            <text:p/>
          </table:table-cell>
          <table:table-cell table:formula="of:=IF([.AP114]=&quot;x&quot;;&quot;x&quot;;IF([.AP114]=&quot;-&quot;;&quot;-&quot;;&quot;&quot;))">
            <text:p/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114" calcext:value-type="float">
            <text:p>114</text:p>
          </table:table-cell>
          <table:table-cell table:style-name="ce6"/>
          <table:table-cell table:style-name="ce10" table:content-validation-name="val3"/>
          <table:table-cell table:style-name="ce13" table:content-validation-name="val4" office:value-type="string" calcext:value-type="string">
            <text:p>MixRack DX 3/4</text:p>
          </table:table-cell>
          <table:table-cell table:style-name="ce14" table:content-validation-name="val5" office:value-type="float" office:value="18" calcext:value-type="float">
            <text:p>18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5" table:content-validation-name="val7" office:value-type="string" calcext:value-type="string">
            <text:p>-</text:p>
          </table:table-cell>
          <table:table-cell table:style-name="ce15" table:content-validation-name="val8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no</text:p>
          </table:table-cell>
          <table:table-cell table:style-name="ce15" table:content-validation-name="val10" office:value-type="float" office:value="-40" calcext:value-type="float">
            <text:p>-40</text:p>
          </table:table-cell>
          <table:table-cell table:style-name="ce15" table:content-validation-name="val9" office:value-type="string" calcext:value-type="string">
            <text:p>no</text:p>
          </table:table-cell>
          <table:table-cell table:content-validation-name="val12" office:value-type="float" office:value="280" calcext:value-type="float">
            <text:p>280</text:p>
          </table:table-cell>
          <table:table-cell table:style-name="ce15" table:content-validation-name="val9" office:value-type="string" calcext:value-type="string">
            <text:p>no</text:p>
          </table:table-cell>
          <table:table-cell/>
          <table:table-cell table:style-name="ce2" table:content-validation-name="val1" office:value-type="string" calcext:value-type="string">
            <text:p>yes</text:p>
          </table:table-cell>
          <table:table-cell table:style-name="ce15" table:content-validation-name="val1" office:value-type="string" calcext:value-type="string">
            <text:p>yes</text:p>
          </table:table-cell>
          <table:table-cell/>
          <table:table-cell table:style-name="ce15" table:content-validation-name="val13" table:number-columns-repeated="9"/>
          <table:table-cell table:style-name="ce15" table:content-validation-name="val13" office:value-type="string" calcext:value-type="string">
            <text:p>x</text:p>
          </table:table-cell>
          <table:table-cell table:style-name="ce15" table:content-validation-name="val13" table:number-columns-repeated="14"/>
          <table:table-cell/>
          <table:table-cell table:style-name="ce15" table:content-validation-name="val13" table:number-columns-repeated="8"/>
          <table:table-cell/>
          <table:table-cell table:formula="of:=IF([.S115]=&quot;x&quot;;&quot;x&quot;;IF([.S115]=&quot;-&quot;;&quot;-&quot;;&quot;&quot;))">
            <text:p/>
          </table:table-cell>
          <table:table-cell table:formula="of:=IF([.T115]=&quot;x&quot;;&quot;x&quot;;IF([.T115]=&quot;-&quot;;&quot;-&quot;;&quot;&quot;))">
            <text:p/>
          </table:table-cell>
          <table:table-cell table:formula="of:=IF([.U115]=&quot;x&quot;;&quot;x&quot;;IF([.U115]=&quot;-&quot;;&quot;-&quot;;&quot;&quot;))">
            <text:p/>
          </table:table-cell>
          <table:table-cell table:formula="of:=IF([.V115]=&quot;x&quot;;&quot;x&quot;;IF([.V115]=&quot;-&quot;;&quot;-&quot;;&quot;&quot;))">
            <text:p/>
          </table:table-cell>
          <table:table-cell table:formula="of:=IF([.W115]=&quot;x&quot;;&quot;x&quot;;IF([.W115]=&quot;-&quot;;&quot;-&quot;;&quot;&quot;))">
            <text:p/>
          </table:table-cell>
          <table:table-cell table:formula="of:=IF([.X115]=&quot;x&quot;;&quot;x&quot;;IF([.X115]=&quot;-&quot;;&quot;-&quot;;&quot;&quot;))">
            <text:p/>
          </table:table-cell>
          <table:table-cell table:formula="of:=IF([.Y115]=&quot;x&quot;;&quot;x&quot;;IF([.Y115]=&quot;-&quot;;&quot;-&quot;;&quot;&quot;))">
            <text:p/>
          </table:table-cell>
          <table:table-cell table:formula="of:=IF([.Z115]=&quot;x&quot;;&quot;x&quot;;IF([.Z115]=&quot;-&quot;;&quot;-&quot;;&quot;&quot;))">
            <text:p/>
          </table:table-cell>
          <table:table-cell table:formula="of:=IF([.AA115]=&quot;x&quot;;&quot;x&quot;;IF([.AA115]=&quot;-&quot;;&quot;-&quot;;&quot;&quot;))">
            <text:p/>
          </table:table-cell>
          <table:table-cell table:formula="of:=IF([.AB115]=&quot;x&quot;;&quot;x&quot;;IF([.AB115]=&quot;-&quot;;&quot;-&quot;;&quot;&quot;))" office:value-type="string" office:string-value="x" calcext:value-type="string">
            <text:p>x</text:p>
          </table:table-cell>
          <table:table-cell table:formula="of:=IF([.AC115]=&quot;x&quot;;&quot;x&quot;;IF([.AC115]=&quot;-&quot;;&quot;-&quot;;&quot;&quot;))">
            <text:p/>
          </table:table-cell>
          <table:table-cell table:formula="of:=IF([.AD115]=&quot;x&quot;;&quot;x&quot;;IF([.AD115]=&quot;-&quot;;&quot;-&quot;;&quot;&quot;))">
            <text:p/>
          </table:table-cell>
          <table:table-cell table:formula="of:=IF([.AE115]=&quot;x&quot;;&quot;x&quot;;IF([.AE115]=&quot;-&quot;;&quot;-&quot;;&quot;&quot;))">
            <text:p/>
          </table:table-cell>
          <table:table-cell table:formula="of:=IF([.AF115]=&quot;x&quot;;&quot;x&quot;;IF([.AF115]=&quot;-&quot;;&quot;-&quot;;&quot;&quot;))">
            <text:p/>
          </table:table-cell>
          <table:table-cell table:formula="of:=IF([.AG115]=&quot;x&quot;;&quot;x&quot;;IF([.AG115]=&quot;-&quot;;&quot;-&quot;;&quot;&quot;))">
            <text:p/>
          </table:table-cell>
          <table:table-cell table:formula="of:=IF([.AH115]=&quot;x&quot;;&quot;x&quot;;IF([.AH115]=&quot;-&quot;;&quot;-&quot;;&quot;&quot;))">
            <text:p/>
          </table:table-cell>
          <table:table-cell table:formula="of:=IF([.AI115]=&quot;x&quot;;&quot;x&quot;;IF([.AI115]=&quot;-&quot;;&quot;-&quot;;&quot;&quot;))">
            <text:p/>
          </table:table-cell>
          <table:table-cell table:formula="of:=IF([.AJ115]=&quot;x&quot;;&quot;x&quot;;IF([.AJ115]=&quot;-&quot;;&quot;-&quot;;&quot;&quot;))">
            <text:p/>
          </table:table-cell>
          <table:table-cell table:formula="of:=IF([.AK115]=&quot;x&quot;;&quot;x&quot;;IF([.AK115]=&quot;-&quot;;&quot;-&quot;;&quot;&quot;))">
            <text:p/>
          </table:table-cell>
          <table:table-cell table:formula="of:=IF([.AL115]=&quot;x&quot;;&quot;x&quot;;IF([.AL115]=&quot;-&quot;;&quot;-&quot;;&quot;&quot;))">
            <text:p/>
          </table:table-cell>
          <table:table-cell table:formula="of:=IF([.AM115]=&quot;x&quot;;&quot;x&quot;;IF([.AM115]=&quot;-&quot;;&quot;-&quot;;&quot;&quot;))">
            <text:p/>
          </table:table-cell>
          <table:table-cell table:formula="of:=IF([.AN115]=&quot;x&quot;;&quot;x&quot;;IF([.AN115]=&quot;-&quot;;&quot;-&quot;;&quot;&quot;))">
            <text:p/>
          </table:table-cell>
          <table:table-cell table:formula="of:=IF([.AO115]=&quot;x&quot;;&quot;x&quot;;IF([.AO115]=&quot;-&quot;;&quot;-&quot;;&quot;&quot;))">
            <text:p/>
          </table:table-cell>
          <table:table-cell table:formula="of:=IF([.AP115]=&quot;x&quot;;&quot;x&quot;;IF([.AP115]=&quot;-&quot;;&quot;-&quot;;&quot;&quot;))">
            <text:p/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115" calcext:value-type="float">
            <text:p>115</text:p>
          </table:table-cell>
          <table:table-cell table:style-name="ce6"/>
          <table:table-cell table:style-name="ce10" table:content-validation-name="val3"/>
          <table:table-cell table:style-name="ce13" table:content-validation-name="val4" office:value-type="string" calcext:value-type="string">
            <text:p>MixRack DX 3/4</text:p>
          </table:table-cell>
          <table:table-cell table:style-name="ce14" table:content-validation-name="val5" office:value-type="float" office:value="19" calcext:value-type="float">
            <text:p>19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5" table:content-validation-name="val7" office:value-type="string" calcext:value-type="string">
            <text:p>-</text:p>
          </table:table-cell>
          <table:table-cell table:style-name="ce15" table:content-validation-name="val8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yes</text:p>
          </table:table-cell>
          <table:table-cell table:style-name="ce15" table:content-validation-name="val10" office:value-type="float" office:value="-45" calcext:value-type="float">
            <text:p>-45</text:p>
          </table:table-cell>
          <table:table-cell table:style-name="ce15" table:content-validation-name="val9" office:value-type="string" calcext:value-type="string">
            <text:p>yes</text:p>
          </table:table-cell>
          <table:table-cell table:content-validation-name="val11" office:value-type="float" office:value="300" calcext:value-type="float">
            <text:p>300</text:p>
          </table:table-cell>
          <table:table-cell table:style-name="ce15" table:content-validation-name="val9" office:value-type="string" calcext:value-type="string">
            <text:p>yes</text:p>
          </table:table-cell>
          <table:table-cell/>
          <table:table-cell table:style-name="ce2" table:content-validation-name="val1" office:value-type="string" calcext:value-type="string">
            <text:p>yes</text:p>
          </table:table-cell>
          <table:table-cell table:style-name="ce15" table:content-validation-name="val1" office:value-type="string" calcext:value-type="string">
            <text:p>yes</text:p>
          </table:table-cell>
          <table:table-cell/>
          <table:table-cell table:style-name="ce15" table:content-validation-name="val13" table:number-columns-repeated="9"/>
          <table:table-cell table:style-name="ce15" table:content-validation-name="val13" office:value-type="string" calcext:value-type="string">
            <text:p>x</text:p>
          </table:table-cell>
          <table:table-cell table:style-name="ce15" table:content-validation-name="val13" table:number-columns-repeated="14"/>
          <table:table-cell/>
          <table:table-cell table:style-name="ce15" table:content-validation-name="val13" table:number-columns-repeated="8"/>
          <table:table-cell/>
          <table:table-cell table:formula="of:=IF([.S116]=&quot;x&quot;;&quot;x&quot;;IF([.S116]=&quot;-&quot;;&quot;-&quot;;&quot;&quot;))">
            <text:p/>
          </table:table-cell>
          <table:table-cell table:formula="of:=IF([.T116]=&quot;x&quot;;&quot;x&quot;;IF([.T116]=&quot;-&quot;;&quot;-&quot;;&quot;&quot;))">
            <text:p/>
          </table:table-cell>
          <table:table-cell table:formula="of:=IF([.U116]=&quot;x&quot;;&quot;x&quot;;IF([.U116]=&quot;-&quot;;&quot;-&quot;;&quot;&quot;))">
            <text:p/>
          </table:table-cell>
          <table:table-cell table:formula="of:=IF([.V116]=&quot;x&quot;;&quot;x&quot;;IF([.V116]=&quot;-&quot;;&quot;-&quot;;&quot;&quot;))">
            <text:p/>
          </table:table-cell>
          <table:table-cell table:formula="of:=IF([.W116]=&quot;x&quot;;&quot;x&quot;;IF([.W116]=&quot;-&quot;;&quot;-&quot;;&quot;&quot;))">
            <text:p/>
          </table:table-cell>
          <table:table-cell table:formula="of:=IF([.X116]=&quot;x&quot;;&quot;x&quot;;IF([.X116]=&quot;-&quot;;&quot;-&quot;;&quot;&quot;))">
            <text:p/>
          </table:table-cell>
          <table:table-cell table:formula="of:=IF([.Y116]=&quot;x&quot;;&quot;x&quot;;IF([.Y116]=&quot;-&quot;;&quot;-&quot;;&quot;&quot;))">
            <text:p/>
          </table:table-cell>
          <table:table-cell table:formula="of:=IF([.Z116]=&quot;x&quot;;&quot;x&quot;;IF([.Z116]=&quot;-&quot;;&quot;-&quot;;&quot;&quot;))">
            <text:p/>
          </table:table-cell>
          <table:table-cell table:formula="of:=IF([.AA116]=&quot;x&quot;;&quot;x&quot;;IF([.AA116]=&quot;-&quot;;&quot;-&quot;;&quot;&quot;))">
            <text:p/>
          </table:table-cell>
          <table:table-cell table:formula="of:=IF([.AB116]=&quot;x&quot;;&quot;x&quot;;IF([.AB116]=&quot;-&quot;;&quot;-&quot;;&quot;&quot;))" office:value-type="string" office:string-value="x" calcext:value-type="string">
            <text:p>x</text:p>
          </table:table-cell>
          <table:table-cell table:formula="of:=IF([.AC116]=&quot;x&quot;;&quot;x&quot;;IF([.AC116]=&quot;-&quot;;&quot;-&quot;;&quot;&quot;))">
            <text:p/>
          </table:table-cell>
          <table:table-cell table:formula="of:=IF([.AD116]=&quot;x&quot;;&quot;x&quot;;IF([.AD116]=&quot;-&quot;;&quot;-&quot;;&quot;&quot;))">
            <text:p/>
          </table:table-cell>
          <table:table-cell table:formula="of:=IF([.AE116]=&quot;x&quot;;&quot;x&quot;;IF([.AE116]=&quot;-&quot;;&quot;-&quot;;&quot;&quot;))">
            <text:p/>
          </table:table-cell>
          <table:table-cell table:formula="of:=IF([.AF116]=&quot;x&quot;;&quot;x&quot;;IF([.AF116]=&quot;-&quot;;&quot;-&quot;;&quot;&quot;))">
            <text:p/>
          </table:table-cell>
          <table:table-cell table:formula="of:=IF([.AG116]=&quot;x&quot;;&quot;x&quot;;IF([.AG116]=&quot;-&quot;;&quot;-&quot;;&quot;&quot;))">
            <text:p/>
          </table:table-cell>
          <table:table-cell table:formula="of:=IF([.AH116]=&quot;x&quot;;&quot;x&quot;;IF([.AH116]=&quot;-&quot;;&quot;-&quot;;&quot;&quot;))">
            <text:p/>
          </table:table-cell>
          <table:table-cell table:formula="of:=IF([.AI116]=&quot;x&quot;;&quot;x&quot;;IF([.AI116]=&quot;-&quot;;&quot;-&quot;;&quot;&quot;))">
            <text:p/>
          </table:table-cell>
          <table:table-cell table:formula="of:=IF([.AJ116]=&quot;x&quot;;&quot;x&quot;;IF([.AJ116]=&quot;-&quot;;&quot;-&quot;;&quot;&quot;))">
            <text:p/>
          </table:table-cell>
          <table:table-cell table:formula="of:=IF([.AK116]=&quot;x&quot;;&quot;x&quot;;IF([.AK116]=&quot;-&quot;;&quot;-&quot;;&quot;&quot;))">
            <text:p/>
          </table:table-cell>
          <table:table-cell table:formula="of:=IF([.AL116]=&quot;x&quot;;&quot;x&quot;;IF([.AL116]=&quot;-&quot;;&quot;-&quot;;&quot;&quot;))">
            <text:p/>
          </table:table-cell>
          <table:table-cell table:formula="of:=IF([.AM116]=&quot;x&quot;;&quot;x&quot;;IF([.AM116]=&quot;-&quot;;&quot;-&quot;;&quot;&quot;))">
            <text:p/>
          </table:table-cell>
          <table:table-cell table:formula="of:=IF([.AN116]=&quot;x&quot;;&quot;x&quot;;IF([.AN116]=&quot;-&quot;;&quot;-&quot;;&quot;&quot;))">
            <text:p/>
          </table:table-cell>
          <table:table-cell table:formula="of:=IF([.AO116]=&quot;x&quot;;&quot;x&quot;;IF([.AO116]=&quot;-&quot;;&quot;-&quot;;&quot;&quot;))">
            <text:p/>
          </table:table-cell>
          <table:table-cell table:formula="of:=IF([.AP116]=&quot;x&quot;;&quot;x&quot;;IF([.AP116]=&quot;-&quot;;&quot;-&quot;;&quot;&quot;))">
            <text:p/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116" calcext:value-type="float">
            <text:p>116</text:p>
          </table:table-cell>
          <table:table-cell table:style-name="ce6"/>
          <table:table-cell table:style-name="ce10" table:content-validation-name="val3"/>
          <table:table-cell table:style-name="ce13" table:content-validation-name="val4" office:value-type="string" calcext:value-type="string">
            <text:p>Unassigned</text:p>
          </table:table-cell>
          <table:table-cell table:style-name="ce14" table:content-validation-name="val5"/>
          <table:table-cell table:style-name="ce16" table:content-validation-name="val6" office:value-type="string" calcext:value-type="string">
            <text:p>-</text:p>
          </table:table-cell>
          <table:table-cell table:style-name="ce15" table:content-validation-name="val7" office:value-type="string" calcext:value-type="string">
            <text:p>-</text:p>
          </table:table-cell>
          <table:table-cell table:style-name="ce15" table:content-validation-name="val8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no</text:p>
          </table:table-cell>
          <table:table-cell table:style-name="ce15" table:content-validation-name="val10" office:value-type="float" office:value="-99" calcext:value-type="float">
            <text:p>-99</text:p>
          </table:table-cell>
          <table:table-cell table:style-name="ce15" table:content-validation-name="val9" office:value-type="string" calcext:value-type="string">
            <text:p>no</text:p>
          </table:table-cell>
          <table:table-cell table:content-validation-name="val12" office:value-type="float" office:value="320" calcext:value-type="float">
            <text:p>320</text:p>
          </table:table-cell>
          <table:table-cell table:style-name="ce15" table:content-validation-name="val9" office:value-type="string" calcext:value-type="string">
            <text:p>no</text:p>
          </table:table-cell>
          <table:table-cell/>
          <table:table-cell table:style-name="ce2" table:content-validation-name="val1" office:value-type="string" calcext:value-type="string">
            <text:p>yes</text:p>
          </table:table-cell>
          <table:table-cell table:style-name="ce15" table:content-validation-name="val1" office:value-type="string" calcext:value-type="string">
            <text:p>yes</text:p>
          </table:table-cell>
          <table:table-cell/>
          <table:table-cell table:style-name="ce15" table:content-validation-name="val13" table:number-columns-repeated="9"/>
          <table:table-cell table:style-name="ce15" table:content-validation-name="val13" office:value-type="string" calcext:value-type="string">
            <text:p>x</text:p>
          </table:table-cell>
          <table:table-cell table:style-name="ce15" table:content-validation-name="val13" table:number-columns-repeated="14"/>
          <table:table-cell/>
          <table:table-cell table:style-name="ce15" table:content-validation-name="val13" table:number-columns-repeated="8"/>
          <table:table-cell/>
          <table:table-cell table:formula="of:=IF([.S117]=&quot;x&quot;;&quot;x&quot;;IF([.S117]=&quot;-&quot;;&quot;-&quot;;&quot;&quot;))">
            <text:p/>
          </table:table-cell>
          <table:table-cell table:formula="of:=IF([.T117]=&quot;x&quot;;&quot;x&quot;;IF([.T117]=&quot;-&quot;;&quot;-&quot;;&quot;&quot;))">
            <text:p/>
          </table:table-cell>
          <table:table-cell table:formula="of:=IF([.U117]=&quot;x&quot;;&quot;x&quot;;IF([.U117]=&quot;-&quot;;&quot;-&quot;;&quot;&quot;))">
            <text:p/>
          </table:table-cell>
          <table:table-cell table:formula="of:=IF([.V117]=&quot;x&quot;;&quot;x&quot;;IF([.V117]=&quot;-&quot;;&quot;-&quot;;&quot;&quot;))">
            <text:p/>
          </table:table-cell>
          <table:table-cell table:formula="of:=IF([.W117]=&quot;x&quot;;&quot;x&quot;;IF([.W117]=&quot;-&quot;;&quot;-&quot;;&quot;&quot;))">
            <text:p/>
          </table:table-cell>
          <table:table-cell table:formula="of:=IF([.X117]=&quot;x&quot;;&quot;x&quot;;IF([.X117]=&quot;-&quot;;&quot;-&quot;;&quot;&quot;))">
            <text:p/>
          </table:table-cell>
          <table:table-cell table:formula="of:=IF([.Y117]=&quot;x&quot;;&quot;x&quot;;IF([.Y117]=&quot;-&quot;;&quot;-&quot;;&quot;&quot;))">
            <text:p/>
          </table:table-cell>
          <table:table-cell table:formula="of:=IF([.Z117]=&quot;x&quot;;&quot;x&quot;;IF([.Z117]=&quot;-&quot;;&quot;-&quot;;&quot;&quot;))">
            <text:p/>
          </table:table-cell>
          <table:table-cell table:formula="of:=IF([.AA117]=&quot;x&quot;;&quot;x&quot;;IF([.AA117]=&quot;-&quot;;&quot;-&quot;;&quot;&quot;))">
            <text:p/>
          </table:table-cell>
          <table:table-cell table:formula="of:=IF([.AB117]=&quot;x&quot;;&quot;x&quot;;IF([.AB117]=&quot;-&quot;;&quot;-&quot;;&quot;&quot;))" office:value-type="string" office:string-value="x" calcext:value-type="string">
            <text:p>x</text:p>
          </table:table-cell>
          <table:table-cell table:formula="of:=IF([.AC117]=&quot;x&quot;;&quot;x&quot;;IF([.AC117]=&quot;-&quot;;&quot;-&quot;;&quot;&quot;))">
            <text:p/>
          </table:table-cell>
          <table:table-cell table:formula="of:=IF([.AD117]=&quot;x&quot;;&quot;x&quot;;IF([.AD117]=&quot;-&quot;;&quot;-&quot;;&quot;&quot;))">
            <text:p/>
          </table:table-cell>
          <table:table-cell table:formula="of:=IF([.AE117]=&quot;x&quot;;&quot;x&quot;;IF([.AE117]=&quot;-&quot;;&quot;-&quot;;&quot;&quot;))">
            <text:p/>
          </table:table-cell>
          <table:table-cell table:formula="of:=IF([.AF117]=&quot;x&quot;;&quot;x&quot;;IF([.AF117]=&quot;-&quot;;&quot;-&quot;;&quot;&quot;))">
            <text:p/>
          </table:table-cell>
          <table:table-cell table:formula="of:=IF([.AG117]=&quot;x&quot;;&quot;x&quot;;IF([.AG117]=&quot;-&quot;;&quot;-&quot;;&quot;&quot;))">
            <text:p/>
          </table:table-cell>
          <table:table-cell table:formula="of:=IF([.AH117]=&quot;x&quot;;&quot;x&quot;;IF([.AH117]=&quot;-&quot;;&quot;-&quot;;&quot;&quot;))">
            <text:p/>
          </table:table-cell>
          <table:table-cell table:formula="of:=IF([.AI117]=&quot;x&quot;;&quot;x&quot;;IF([.AI117]=&quot;-&quot;;&quot;-&quot;;&quot;&quot;))">
            <text:p/>
          </table:table-cell>
          <table:table-cell table:formula="of:=IF([.AJ117]=&quot;x&quot;;&quot;x&quot;;IF([.AJ117]=&quot;-&quot;;&quot;-&quot;;&quot;&quot;))">
            <text:p/>
          </table:table-cell>
          <table:table-cell table:formula="of:=IF([.AK117]=&quot;x&quot;;&quot;x&quot;;IF([.AK117]=&quot;-&quot;;&quot;-&quot;;&quot;&quot;))">
            <text:p/>
          </table:table-cell>
          <table:table-cell table:formula="of:=IF([.AL117]=&quot;x&quot;;&quot;x&quot;;IF([.AL117]=&quot;-&quot;;&quot;-&quot;;&quot;&quot;))">
            <text:p/>
          </table:table-cell>
          <table:table-cell table:formula="of:=IF([.AM117]=&quot;x&quot;;&quot;x&quot;;IF([.AM117]=&quot;-&quot;;&quot;-&quot;;&quot;&quot;))">
            <text:p/>
          </table:table-cell>
          <table:table-cell table:formula="of:=IF([.AN117]=&quot;x&quot;;&quot;x&quot;;IF([.AN117]=&quot;-&quot;;&quot;-&quot;;&quot;&quot;))">
            <text:p/>
          </table:table-cell>
          <table:table-cell table:formula="of:=IF([.AO117]=&quot;x&quot;;&quot;x&quot;;IF([.AO117]=&quot;-&quot;;&quot;-&quot;;&quot;&quot;))">
            <text:p/>
          </table:table-cell>
          <table:table-cell table:formula="of:=IF([.AP117]=&quot;x&quot;;&quot;x&quot;;IF([.AP117]=&quot;-&quot;;&quot;-&quot;;&quot;&quot;))">
            <text:p/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117" calcext:value-type="float">
            <text:p>117</text:p>
          </table:table-cell>
          <table:table-cell table:style-name="ce6"/>
          <table:table-cell table:style-name="ce10" table:content-validation-name="val3"/>
          <table:table-cell table:style-name="ce13" table:content-validation-name="val4" office:value-type="string" calcext:value-type="string">
            <text:p>MixRack</text:p>
          </table:table-cell>
          <table:table-cell table:style-name="ce14" table:content-validation-name="val5" office:value-type="float" office:value="21" calcext:value-type="float">
            <text:p>21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5" table:content-validation-name="val7" office:value-type="string" calcext:value-type="string">
            <text:p>-</text:p>
          </table:table-cell>
          <table:table-cell table:style-name="ce15" table:content-validation-name="val8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yes</text:p>
          </table:table-cell>
          <table:table-cell table:style-name="ce15" table:content-validation-name="val10" office:value-type="float" office:value="10" calcext:value-type="float">
            <text:p>10</text:p>
          </table:table-cell>
          <table:table-cell table:style-name="ce15" table:content-validation-name="val9" office:value-type="string" calcext:value-type="string">
            <text:p>yes</text:p>
          </table:table-cell>
          <table:table-cell table:content-validation-name="val11" office:value-type="float" office:value="340" calcext:value-type="float">
            <text:p>340</text:p>
          </table:table-cell>
          <table:table-cell table:style-name="ce15" table:content-validation-name="val9" office:value-type="string" calcext:value-type="string">
            <text:p>yes</text:p>
          </table:table-cell>
          <table:table-cell/>
          <table:table-cell table:style-name="ce2" table:content-validation-name="val1" office:value-type="string" calcext:value-type="string">
            <text:p>yes</text:p>
          </table:table-cell>
          <table:table-cell table:style-name="ce15" table:content-validation-name="val1" office:value-type="string" calcext:value-type="string">
            <text:p>yes</text:p>
          </table:table-cell>
          <table:table-cell/>
          <table:table-cell table:style-name="ce15" table:content-validation-name="val13" table:number-columns-repeated="9"/>
          <table:table-cell table:style-name="ce15" table:content-validation-name="val13" office:value-type="string" calcext:value-type="string">
            <text:p>x</text:p>
          </table:table-cell>
          <table:table-cell table:style-name="ce15" table:content-validation-name="val13" table:number-columns-repeated="14"/>
          <table:table-cell/>
          <table:table-cell table:style-name="ce15" table:content-validation-name="val13" table:number-columns-repeated="8"/>
          <table:table-cell/>
          <table:table-cell table:formula="of:=IF([.S118]=&quot;x&quot;;&quot;x&quot;;IF([.S118]=&quot;-&quot;;&quot;-&quot;;&quot;&quot;))">
            <text:p/>
          </table:table-cell>
          <table:table-cell table:formula="of:=IF([.T118]=&quot;x&quot;;&quot;x&quot;;IF([.T118]=&quot;-&quot;;&quot;-&quot;;&quot;&quot;))">
            <text:p/>
          </table:table-cell>
          <table:table-cell table:formula="of:=IF([.U118]=&quot;x&quot;;&quot;x&quot;;IF([.U118]=&quot;-&quot;;&quot;-&quot;;&quot;&quot;))">
            <text:p/>
          </table:table-cell>
          <table:table-cell table:formula="of:=IF([.V118]=&quot;x&quot;;&quot;x&quot;;IF([.V118]=&quot;-&quot;;&quot;-&quot;;&quot;&quot;))">
            <text:p/>
          </table:table-cell>
          <table:table-cell table:formula="of:=IF([.W118]=&quot;x&quot;;&quot;x&quot;;IF([.W118]=&quot;-&quot;;&quot;-&quot;;&quot;&quot;))">
            <text:p/>
          </table:table-cell>
          <table:table-cell table:formula="of:=IF([.X118]=&quot;x&quot;;&quot;x&quot;;IF([.X118]=&quot;-&quot;;&quot;-&quot;;&quot;&quot;))">
            <text:p/>
          </table:table-cell>
          <table:table-cell table:formula="of:=IF([.Y118]=&quot;x&quot;;&quot;x&quot;;IF([.Y118]=&quot;-&quot;;&quot;-&quot;;&quot;&quot;))">
            <text:p/>
          </table:table-cell>
          <table:table-cell table:formula="of:=IF([.Z118]=&quot;x&quot;;&quot;x&quot;;IF([.Z118]=&quot;-&quot;;&quot;-&quot;;&quot;&quot;))">
            <text:p/>
          </table:table-cell>
          <table:table-cell table:formula="of:=IF([.AA118]=&quot;x&quot;;&quot;x&quot;;IF([.AA118]=&quot;-&quot;;&quot;-&quot;;&quot;&quot;))">
            <text:p/>
          </table:table-cell>
          <table:table-cell table:formula="of:=IF([.AB118]=&quot;x&quot;;&quot;x&quot;;IF([.AB118]=&quot;-&quot;;&quot;-&quot;;&quot;&quot;))" office:value-type="string" office:string-value="x" calcext:value-type="string">
            <text:p>x</text:p>
          </table:table-cell>
          <table:table-cell table:formula="of:=IF([.AC118]=&quot;x&quot;;&quot;x&quot;;IF([.AC118]=&quot;-&quot;;&quot;-&quot;;&quot;&quot;))">
            <text:p/>
          </table:table-cell>
          <table:table-cell table:formula="of:=IF([.AD118]=&quot;x&quot;;&quot;x&quot;;IF([.AD118]=&quot;-&quot;;&quot;-&quot;;&quot;&quot;))">
            <text:p/>
          </table:table-cell>
          <table:table-cell table:formula="of:=IF([.AE118]=&quot;x&quot;;&quot;x&quot;;IF([.AE118]=&quot;-&quot;;&quot;-&quot;;&quot;&quot;))">
            <text:p/>
          </table:table-cell>
          <table:table-cell table:formula="of:=IF([.AF118]=&quot;x&quot;;&quot;x&quot;;IF([.AF118]=&quot;-&quot;;&quot;-&quot;;&quot;&quot;))">
            <text:p/>
          </table:table-cell>
          <table:table-cell table:formula="of:=IF([.AG118]=&quot;x&quot;;&quot;x&quot;;IF([.AG118]=&quot;-&quot;;&quot;-&quot;;&quot;&quot;))">
            <text:p/>
          </table:table-cell>
          <table:table-cell table:formula="of:=IF([.AH118]=&quot;x&quot;;&quot;x&quot;;IF([.AH118]=&quot;-&quot;;&quot;-&quot;;&quot;&quot;))">
            <text:p/>
          </table:table-cell>
          <table:table-cell table:formula="of:=IF([.AI118]=&quot;x&quot;;&quot;x&quot;;IF([.AI118]=&quot;-&quot;;&quot;-&quot;;&quot;&quot;))">
            <text:p/>
          </table:table-cell>
          <table:table-cell table:formula="of:=IF([.AJ118]=&quot;x&quot;;&quot;x&quot;;IF([.AJ118]=&quot;-&quot;;&quot;-&quot;;&quot;&quot;))">
            <text:p/>
          </table:table-cell>
          <table:table-cell table:formula="of:=IF([.AK118]=&quot;x&quot;;&quot;x&quot;;IF([.AK118]=&quot;-&quot;;&quot;-&quot;;&quot;&quot;))">
            <text:p/>
          </table:table-cell>
          <table:table-cell table:formula="of:=IF([.AL118]=&quot;x&quot;;&quot;x&quot;;IF([.AL118]=&quot;-&quot;;&quot;-&quot;;&quot;&quot;))">
            <text:p/>
          </table:table-cell>
          <table:table-cell table:formula="of:=IF([.AM118]=&quot;x&quot;;&quot;x&quot;;IF([.AM118]=&quot;-&quot;;&quot;-&quot;;&quot;&quot;))">
            <text:p/>
          </table:table-cell>
          <table:table-cell table:formula="of:=IF([.AN118]=&quot;x&quot;;&quot;x&quot;;IF([.AN118]=&quot;-&quot;;&quot;-&quot;;&quot;&quot;))">
            <text:p/>
          </table:table-cell>
          <table:table-cell table:formula="of:=IF([.AO118]=&quot;x&quot;;&quot;x&quot;;IF([.AO118]=&quot;-&quot;;&quot;-&quot;;&quot;&quot;))">
            <text:p/>
          </table:table-cell>
          <table:table-cell table:formula="of:=IF([.AP118]=&quot;x&quot;;&quot;x&quot;;IF([.AP118]=&quot;-&quot;;&quot;-&quot;;&quot;&quot;))">
            <text:p/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118" calcext:value-type="float">
            <text:p>118</text:p>
          </table:table-cell>
          <table:table-cell table:style-name="ce6"/>
          <table:table-cell table:style-name="ce10" table:content-validation-name="val3"/>
          <table:table-cell table:style-name="ce13" table:content-validation-name="val4" office:value-type="string" calcext:value-type="string">
            <text:p>Surface</text:p>
          </table:table-cell>
          <table:table-cell table:style-name="ce14" table:content-validation-name="val5" office:value-type="float" office:value="1" calcext:value-type="float">
            <text:p>1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5" table:content-validation-name="val7" office:value-type="string" calcext:value-type="string">
            <text:p>-</text:p>
          </table:table-cell>
          <table:table-cell table:style-name="ce15" table:content-validation-name="val8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no</text:p>
          </table:table-cell>
          <table:table-cell table:style-name="ce15" table:content-validation-name="val10" office:value-type="float" office:value="5" calcext:value-type="float">
            <text:p>5</text:p>
          </table:table-cell>
          <table:table-cell table:style-name="ce15" table:content-validation-name="val9" office:value-type="string" calcext:value-type="string">
            <text:p>no</text:p>
          </table:table-cell>
          <table:table-cell table:content-validation-name="val12" office:value-type="float" office:value="360" calcext:value-type="float">
            <text:p>360</text:p>
          </table:table-cell>
          <table:table-cell table:style-name="ce15" table:content-validation-name="val9" office:value-type="string" calcext:value-type="string">
            <text:p>no</text:p>
          </table:table-cell>
          <table:table-cell/>
          <table:table-cell table:style-name="ce2" table:content-validation-name="val1" office:value-type="string" calcext:value-type="string">
            <text:p>yes</text:p>
          </table:table-cell>
          <table:table-cell table:style-name="ce15" table:content-validation-name="val1" office:value-type="string" calcext:value-type="string">
            <text:p>yes</text:p>
          </table:table-cell>
          <table:table-cell/>
          <table:table-cell table:style-name="ce15" table:content-validation-name="val13" table:number-columns-repeated="9"/>
          <table:table-cell table:style-name="ce15" table:content-validation-name="val13" office:value-type="string" calcext:value-type="string">
            <text:p>x</text:p>
          </table:table-cell>
          <table:table-cell table:style-name="ce15" table:content-validation-name="val13" table:number-columns-repeated="14"/>
          <table:table-cell/>
          <table:table-cell table:style-name="ce15" table:content-validation-name="val13" table:number-columns-repeated="8"/>
          <table:table-cell/>
          <table:table-cell table:formula="of:=IF([.S119]=&quot;x&quot;;&quot;x&quot;;IF([.S119]=&quot;-&quot;;&quot;-&quot;;&quot;&quot;))">
            <text:p/>
          </table:table-cell>
          <table:table-cell table:formula="of:=IF([.T119]=&quot;x&quot;;&quot;x&quot;;IF([.T119]=&quot;-&quot;;&quot;-&quot;;&quot;&quot;))">
            <text:p/>
          </table:table-cell>
          <table:table-cell table:formula="of:=IF([.U119]=&quot;x&quot;;&quot;x&quot;;IF([.U119]=&quot;-&quot;;&quot;-&quot;;&quot;&quot;))">
            <text:p/>
          </table:table-cell>
          <table:table-cell table:formula="of:=IF([.V119]=&quot;x&quot;;&quot;x&quot;;IF([.V119]=&quot;-&quot;;&quot;-&quot;;&quot;&quot;))">
            <text:p/>
          </table:table-cell>
          <table:table-cell table:formula="of:=IF([.W119]=&quot;x&quot;;&quot;x&quot;;IF([.W119]=&quot;-&quot;;&quot;-&quot;;&quot;&quot;))">
            <text:p/>
          </table:table-cell>
          <table:table-cell table:formula="of:=IF([.X119]=&quot;x&quot;;&quot;x&quot;;IF([.X119]=&quot;-&quot;;&quot;-&quot;;&quot;&quot;))">
            <text:p/>
          </table:table-cell>
          <table:table-cell table:formula="of:=IF([.Y119]=&quot;x&quot;;&quot;x&quot;;IF([.Y119]=&quot;-&quot;;&quot;-&quot;;&quot;&quot;))">
            <text:p/>
          </table:table-cell>
          <table:table-cell table:formula="of:=IF([.Z119]=&quot;x&quot;;&quot;x&quot;;IF([.Z119]=&quot;-&quot;;&quot;-&quot;;&quot;&quot;))">
            <text:p/>
          </table:table-cell>
          <table:table-cell table:formula="of:=IF([.AA119]=&quot;x&quot;;&quot;x&quot;;IF([.AA119]=&quot;-&quot;;&quot;-&quot;;&quot;&quot;))">
            <text:p/>
          </table:table-cell>
          <table:table-cell table:formula="of:=IF([.AB119]=&quot;x&quot;;&quot;x&quot;;IF([.AB119]=&quot;-&quot;;&quot;-&quot;;&quot;&quot;))" office:value-type="string" office:string-value="x" calcext:value-type="string">
            <text:p>x</text:p>
          </table:table-cell>
          <table:table-cell table:formula="of:=IF([.AC119]=&quot;x&quot;;&quot;x&quot;;IF([.AC119]=&quot;-&quot;;&quot;-&quot;;&quot;&quot;))">
            <text:p/>
          </table:table-cell>
          <table:table-cell table:formula="of:=IF([.AD119]=&quot;x&quot;;&quot;x&quot;;IF([.AD119]=&quot;-&quot;;&quot;-&quot;;&quot;&quot;))">
            <text:p/>
          </table:table-cell>
          <table:table-cell table:formula="of:=IF([.AE119]=&quot;x&quot;;&quot;x&quot;;IF([.AE119]=&quot;-&quot;;&quot;-&quot;;&quot;&quot;))">
            <text:p/>
          </table:table-cell>
          <table:table-cell table:formula="of:=IF([.AF119]=&quot;x&quot;;&quot;x&quot;;IF([.AF119]=&quot;-&quot;;&quot;-&quot;;&quot;&quot;))">
            <text:p/>
          </table:table-cell>
          <table:table-cell table:formula="of:=IF([.AG119]=&quot;x&quot;;&quot;x&quot;;IF([.AG119]=&quot;-&quot;;&quot;-&quot;;&quot;&quot;))">
            <text:p/>
          </table:table-cell>
          <table:table-cell table:formula="of:=IF([.AH119]=&quot;x&quot;;&quot;x&quot;;IF([.AH119]=&quot;-&quot;;&quot;-&quot;;&quot;&quot;))">
            <text:p/>
          </table:table-cell>
          <table:table-cell table:formula="of:=IF([.AI119]=&quot;x&quot;;&quot;x&quot;;IF([.AI119]=&quot;-&quot;;&quot;-&quot;;&quot;&quot;))">
            <text:p/>
          </table:table-cell>
          <table:table-cell table:formula="of:=IF([.AJ119]=&quot;x&quot;;&quot;x&quot;;IF([.AJ119]=&quot;-&quot;;&quot;-&quot;;&quot;&quot;))">
            <text:p/>
          </table:table-cell>
          <table:table-cell table:formula="of:=IF([.AK119]=&quot;x&quot;;&quot;x&quot;;IF([.AK119]=&quot;-&quot;;&quot;-&quot;;&quot;&quot;))">
            <text:p/>
          </table:table-cell>
          <table:table-cell table:formula="of:=IF([.AL119]=&quot;x&quot;;&quot;x&quot;;IF([.AL119]=&quot;-&quot;;&quot;-&quot;;&quot;&quot;))">
            <text:p/>
          </table:table-cell>
          <table:table-cell table:formula="of:=IF([.AM119]=&quot;x&quot;;&quot;x&quot;;IF([.AM119]=&quot;-&quot;;&quot;-&quot;;&quot;&quot;))">
            <text:p/>
          </table:table-cell>
          <table:table-cell table:formula="of:=IF([.AN119]=&quot;x&quot;;&quot;x&quot;;IF([.AN119]=&quot;-&quot;;&quot;-&quot;;&quot;&quot;))">
            <text:p/>
          </table:table-cell>
          <table:table-cell table:formula="of:=IF([.AO119]=&quot;x&quot;;&quot;x&quot;;IF([.AO119]=&quot;-&quot;;&quot;-&quot;;&quot;&quot;))">
            <text:p/>
          </table:table-cell>
          <table:table-cell table:formula="of:=IF([.AP119]=&quot;x&quot;;&quot;x&quot;;IF([.AP119]=&quot;-&quot;;&quot;-&quot;;&quot;&quot;))">
            <text:p/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119" calcext:value-type="float">
            <text:p>119</text:p>
          </table:table-cell>
          <table:table-cell table:style-name="ce6"/>
          <table:table-cell table:style-name="ce10" table:content-validation-name="val3"/>
          <table:table-cell table:style-name="ce13" table:content-validation-name="val4" office:value-type="string" calcext:value-type="string">
            <text:p>Surface DX 5/6</text:p>
          </table:table-cell>
          <table:table-cell table:style-name="ce14" table:content-validation-name="val5" office:value-type="float" office:value="23" calcext:value-type="float">
            <text:p>23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5" table:content-validation-name="val7" office:value-type="string" calcext:value-type="string">
            <text:p>-</text:p>
          </table:table-cell>
          <table:table-cell table:style-name="ce15" table:content-validation-name="val8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yes</text:p>
          </table:table-cell>
          <table:table-cell table:style-name="ce15" table:content-validation-name="val10" office:value-type="float" office:value="0" calcext:value-type="float">
            <text:p>0</text:p>
          </table:table-cell>
          <table:table-cell table:style-name="ce15" table:content-validation-name="val9" office:value-type="string" calcext:value-type="string">
            <text:p>yes</text:p>
          </table:table-cell>
          <table:table-cell table:content-validation-name="val11" office:value-type="float" office:value="380" calcext:value-type="float">
            <text:p>380</text:p>
          </table:table-cell>
          <table:table-cell table:style-name="ce15" table:content-validation-name="val9" office:value-type="string" calcext:value-type="string">
            <text:p>yes</text:p>
          </table:table-cell>
          <table:table-cell/>
          <table:table-cell table:style-name="ce2" table:content-validation-name="val1" office:value-type="string" calcext:value-type="string">
            <text:p>yes</text:p>
          </table:table-cell>
          <table:table-cell table:style-name="ce15" table:content-validation-name="val1" office:value-type="string" calcext:value-type="string">
            <text:p>yes</text:p>
          </table:table-cell>
          <table:table-cell/>
          <table:table-cell table:style-name="ce15" table:content-validation-name="val13" table:number-columns-repeated="9"/>
          <table:table-cell table:style-name="ce15" table:content-validation-name="val13" office:value-type="string" calcext:value-type="string">
            <text:p>x</text:p>
          </table:table-cell>
          <table:table-cell table:style-name="ce15" table:content-validation-name="val13" table:number-columns-repeated="14"/>
          <table:table-cell/>
          <table:table-cell table:style-name="ce15" table:content-validation-name="val13" table:number-columns-repeated="8"/>
          <table:table-cell/>
          <table:table-cell table:formula="of:=IF([.S120]=&quot;x&quot;;&quot;x&quot;;IF([.S120]=&quot;-&quot;;&quot;-&quot;;&quot;&quot;))">
            <text:p/>
          </table:table-cell>
          <table:table-cell table:formula="of:=IF([.T120]=&quot;x&quot;;&quot;x&quot;;IF([.T120]=&quot;-&quot;;&quot;-&quot;;&quot;&quot;))">
            <text:p/>
          </table:table-cell>
          <table:table-cell table:formula="of:=IF([.U120]=&quot;x&quot;;&quot;x&quot;;IF([.U120]=&quot;-&quot;;&quot;-&quot;;&quot;&quot;))">
            <text:p/>
          </table:table-cell>
          <table:table-cell table:formula="of:=IF([.V120]=&quot;x&quot;;&quot;x&quot;;IF([.V120]=&quot;-&quot;;&quot;-&quot;;&quot;&quot;))">
            <text:p/>
          </table:table-cell>
          <table:table-cell table:formula="of:=IF([.W120]=&quot;x&quot;;&quot;x&quot;;IF([.W120]=&quot;-&quot;;&quot;-&quot;;&quot;&quot;))">
            <text:p/>
          </table:table-cell>
          <table:table-cell table:formula="of:=IF([.X120]=&quot;x&quot;;&quot;x&quot;;IF([.X120]=&quot;-&quot;;&quot;-&quot;;&quot;&quot;))">
            <text:p/>
          </table:table-cell>
          <table:table-cell table:formula="of:=IF([.Y120]=&quot;x&quot;;&quot;x&quot;;IF([.Y120]=&quot;-&quot;;&quot;-&quot;;&quot;&quot;))">
            <text:p/>
          </table:table-cell>
          <table:table-cell table:formula="of:=IF([.Z120]=&quot;x&quot;;&quot;x&quot;;IF([.Z120]=&quot;-&quot;;&quot;-&quot;;&quot;&quot;))">
            <text:p/>
          </table:table-cell>
          <table:table-cell table:formula="of:=IF([.AA120]=&quot;x&quot;;&quot;x&quot;;IF([.AA120]=&quot;-&quot;;&quot;-&quot;;&quot;&quot;))">
            <text:p/>
          </table:table-cell>
          <table:table-cell table:formula="of:=IF([.AB120]=&quot;x&quot;;&quot;x&quot;;IF([.AB120]=&quot;-&quot;;&quot;-&quot;;&quot;&quot;))" office:value-type="string" office:string-value="x" calcext:value-type="string">
            <text:p>x</text:p>
          </table:table-cell>
          <table:table-cell table:formula="of:=IF([.AC120]=&quot;x&quot;;&quot;x&quot;;IF([.AC120]=&quot;-&quot;;&quot;-&quot;;&quot;&quot;))">
            <text:p/>
          </table:table-cell>
          <table:table-cell table:formula="of:=IF([.AD120]=&quot;x&quot;;&quot;x&quot;;IF([.AD120]=&quot;-&quot;;&quot;-&quot;;&quot;&quot;))">
            <text:p/>
          </table:table-cell>
          <table:table-cell table:formula="of:=IF([.AE120]=&quot;x&quot;;&quot;x&quot;;IF([.AE120]=&quot;-&quot;;&quot;-&quot;;&quot;&quot;))">
            <text:p/>
          </table:table-cell>
          <table:table-cell table:formula="of:=IF([.AF120]=&quot;x&quot;;&quot;x&quot;;IF([.AF120]=&quot;-&quot;;&quot;-&quot;;&quot;&quot;))">
            <text:p/>
          </table:table-cell>
          <table:table-cell table:formula="of:=IF([.AG120]=&quot;x&quot;;&quot;x&quot;;IF([.AG120]=&quot;-&quot;;&quot;-&quot;;&quot;&quot;))">
            <text:p/>
          </table:table-cell>
          <table:table-cell table:formula="of:=IF([.AH120]=&quot;x&quot;;&quot;x&quot;;IF([.AH120]=&quot;-&quot;;&quot;-&quot;;&quot;&quot;))">
            <text:p/>
          </table:table-cell>
          <table:table-cell table:formula="of:=IF([.AI120]=&quot;x&quot;;&quot;x&quot;;IF([.AI120]=&quot;-&quot;;&quot;-&quot;;&quot;&quot;))">
            <text:p/>
          </table:table-cell>
          <table:table-cell table:formula="of:=IF([.AJ120]=&quot;x&quot;;&quot;x&quot;;IF([.AJ120]=&quot;-&quot;;&quot;-&quot;;&quot;&quot;))">
            <text:p/>
          </table:table-cell>
          <table:table-cell table:formula="of:=IF([.AK120]=&quot;x&quot;;&quot;x&quot;;IF([.AK120]=&quot;-&quot;;&quot;-&quot;;&quot;&quot;))">
            <text:p/>
          </table:table-cell>
          <table:table-cell table:formula="of:=IF([.AL120]=&quot;x&quot;;&quot;x&quot;;IF([.AL120]=&quot;-&quot;;&quot;-&quot;;&quot;&quot;))">
            <text:p/>
          </table:table-cell>
          <table:table-cell table:formula="of:=IF([.AM120]=&quot;x&quot;;&quot;x&quot;;IF([.AM120]=&quot;-&quot;;&quot;-&quot;;&quot;&quot;))">
            <text:p/>
          </table:table-cell>
          <table:table-cell table:formula="of:=IF([.AN120]=&quot;x&quot;;&quot;x&quot;;IF([.AN120]=&quot;-&quot;;&quot;-&quot;;&quot;&quot;))">
            <text:p/>
          </table:table-cell>
          <table:table-cell table:formula="of:=IF([.AO120]=&quot;x&quot;;&quot;x&quot;;IF([.AO120]=&quot;-&quot;;&quot;-&quot;;&quot;&quot;))">
            <text:p/>
          </table:table-cell>
          <table:table-cell table:formula="of:=IF([.AP120]=&quot;x&quot;;&quot;x&quot;;IF([.AP120]=&quot;-&quot;;&quot;-&quot;;&quot;&quot;))">
            <text:p/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120" calcext:value-type="float">
            <text:p>120</text:p>
          </table:table-cell>
          <table:table-cell table:style-name="ce6"/>
          <table:table-cell table:style-name="ce10" table:content-validation-name="val3"/>
          <table:table-cell table:style-name="ce13" table:content-validation-name="val4" office:value-type="string" calcext:value-type="string">
            <text:p>IO 4</text:p>
          </table:table-cell>
          <table:table-cell table:style-name="ce14" table:content-validation-name="val5" office:value-type="float" office:value="24" calcext:value-type="float">
            <text:p>24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5" table:content-validation-name="val7" office:value-type="string" calcext:value-type="string">
            <text:p>-</text:p>
          </table:table-cell>
          <table:table-cell table:style-name="ce15" table:content-validation-name="val8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no</text:p>
          </table:table-cell>
          <table:table-cell table:style-name="ce15" table:content-validation-name="val10" office:value-type="float" office:value="-5" calcext:value-type="float">
            <text:p>-5</text:p>
          </table:table-cell>
          <table:table-cell table:style-name="ce15" table:content-validation-name="val9" office:value-type="string" calcext:value-type="string">
            <text:p>no</text:p>
          </table:table-cell>
          <table:table-cell table:content-validation-name="val12" office:value-type="float" office:value="400" calcext:value-type="float">
            <text:p>400</text:p>
          </table:table-cell>
          <table:table-cell table:style-name="ce15" table:content-validation-name="val9" office:value-type="string" calcext:value-type="string">
            <text:p>no</text:p>
          </table:table-cell>
          <table:table-cell/>
          <table:table-cell table:style-name="ce2" table:content-validation-name="val1" office:value-type="string" calcext:value-type="string">
            <text:p>yes</text:p>
          </table:table-cell>
          <table:table-cell table:style-name="ce15" table:content-validation-name="val1" office:value-type="string" calcext:value-type="string">
            <text:p>yes</text:p>
          </table:table-cell>
          <table:table-cell/>
          <table:table-cell table:style-name="ce15" table:content-validation-name="val13" table:number-columns-repeated="9"/>
          <table:table-cell table:style-name="ce15" table:content-validation-name="val13" office:value-type="string" calcext:value-type="string">
            <text:p>x</text:p>
          </table:table-cell>
          <table:table-cell table:style-name="ce15" table:content-validation-name="val13" table:number-columns-repeated="14"/>
          <table:table-cell/>
          <table:table-cell table:style-name="ce15" table:content-validation-name="val13" table:number-columns-repeated="8"/>
          <table:table-cell/>
          <table:table-cell table:formula="of:=IF([.S121]=&quot;x&quot;;&quot;x&quot;;IF([.S121]=&quot;-&quot;;&quot;-&quot;;&quot;&quot;))">
            <text:p/>
          </table:table-cell>
          <table:table-cell table:formula="of:=IF([.T121]=&quot;x&quot;;&quot;x&quot;;IF([.T121]=&quot;-&quot;;&quot;-&quot;;&quot;&quot;))">
            <text:p/>
          </table:table-cell>
          <table:table-cell table:formula="of:=IF([.U121]=&quot;x&quot;;&quot;x&quot;;IF([.U121]=&quot;-&quot;;&quot;-&quot;;&quot;&quot;))">
            <text:p/>
          </table:table-cell>
          <table:table-cell table:formula="of:=IF([.V121]=&quot;x&quot;;&quot;x&quot;;IF([.V121]=&quot;-&quot;;&quot;-&quot;;&quot;&quot;))">
            <text:p/>
          </table:table-cell>
          <table:table-cell table:formula="of:=IF([.W121]=&quot;x&quot;;&quot;x&quot;;IF([.W121]=&quot;-&quot;;&quot;-&quot;;&quot;&quot;))">
            <text:p/>
          </table:table-cell>
          <table:table-cell table:formula="of:=IF([.X121]=&quot;x&quot;;&quot;x&quot;;IF([.X121]=&quot;-&quot;;&quot;-&quot;;&quot;&quot;))">
            <text:p/>
          </table:table-cell>
          <table:table-cell table:formula="of:=IF([.Y121]=&quot;x&quot;;&quot;x&quot;;IF([.Y121]=&quot;-&quot;;&quot;-&quot;;&quot;&quot;))">
            <text:p/>
          </table:table-cell>
          <table:table-cell table:formula="of:=IF([.Z121]=&quot;x&quot;;&quot;x&quot;;IF([.Z121]=&quot;-&quot;;&quot;-&quot;;&quot;&quot;))">
            <text:p/>
          </table:table-cell>
          <table:table-cell table:formula="of:=IF([.AA121]=&quot;x&quot;;&quot;x&quot;;IF([.AA121]=&quot;-&quot;;&quot;-&quot;;&quot;&quot;))">
            <text:p/>
          </table:table-cell>
          <table:table-cell table:formula="of:=IF([.AB121]=&quot;x&quot;;&quot;x&quot;;IF([.AB121]=&quot;-&quot;;&quot;-&quot;;&quot;&quot;))" office:value-type="string" office:string-value="x" calcext:value-type="string">
            <text:p>x</text:p>
          </table:table-cell>
          <table:table-cell table:formula="of:=IF([.AC121]=&quot;x&quot;;&quot;x&quot;;IF([.AC121]=&quot;-&quot;;&quot;-&quot;;&quot;&quot;))">
            <text:p/>
          </table:table-cell>
          <table:table-cell table:formula="of:=IF([.AD121]=&quot;x&quot;;&quot;x&quot;;IF([.AD121]=&quot;-&quot;;&quot;-&quot;;&quot;&quot;))">
            <text:p/>
          </table:table-cell>
          <table:table-cell table:formula="of:=IF([.AE121]=&quot;x&quot;;&quot;x&quot;;IF([.AE121]=&quot;-&quot;;&quot;-&quot;;&quot;&quot;))">
            <text:p/>
          </table:table-cell>
          <table:table-cell table:formula="of:=IF([.AF121]=&quot;x&quot;;&quot;x&quot;;IF([.AF121]=&quot;-&quot;;&quot;-&quot;;&quot;&quot;))">
            <text:p/>
          </table:table-cell>
          <table:table-cell table:formula="of:=IF([.AG121]=&quot;x&quot;;&quot;x&quot;;IF([.AG121]=&quot;-&quot;;&quot;-&quot;;&quot;&quot;))">
            <text:p/>
          </table:table-cell>
          <table:table-cell table:formula="of:=IF([.AH121]=&quot;x&quot;;&quot;x&quot;;IF([.AH121]=&quot;-&quot;;&quot;-&quot;;&quot;&quot;))">
            <text:p/>
          </table:table-cell>
          <table:table-cell table:formula="of:=IF([.AI121]=&quot;x&quot;;&quot;x&quot;;IF([.AI121]=&quot;-&quot;;&quot;-&quot;;&quot;&quot;))">
            <text:p/>
          </table:table-cell>
          <table:table-cell table:formula="of:=IF([.AJ121]=&quot;x&quot;;&quot;x&quot;;IF([.AJ121]=&quot;-&quot;;&quot;-&quot;;&quot;&quot;))">
            <text:p/>
          </table:table-cell>
          <table:table-cell table:formula="of:=IF([.AK121]=&quot;x&quot;;&quot;x&quot;;IF([.AK121]=&quot;-&quot;;&quot;-&quot;;&quot;&quot;))">
            <text:p/>
          </table:table-cell>
          <table:table-cell table:formula="of:=IF([.AL121]=&quot;x&quot;;&quot;x&quot;;IF([.AL121]=&quot;-&quot;;&quot;-&quot;;&quot;&quot;))">
            <text:p/>
          </table:table-cell>
          <table:table-cell table:formula="of:=IF([.AM121]=&quot;x&quot;;&quot;x&quot;;IF([.AM121]=&quot;-&quot;;&quot;-&quot;;&quot;&quot;))">
            <text:p/>
          </table:table-cell>
          <table:table-cell table:formula="of:=IF([.AN121]=&quot;x&quot;;&quot;x&quot;;IF([.AN121]=&quot;-&quot;;&quot;-&quot;;&quot;&quot;))">
            <text:p/>
          </table:table-cell>
          <table:table-cell table:formula="of:=IF([.AO121]=&quot;x&quot;;&quot;x&quot;;IF([.AO121]=&quot;-&quot;;&quot;-&quot;;&quot;&quot;))">
            <text:p/>
          </table:table-cell>
          <table:table-cell table:formula="of:=IF([.AP121]=&quot;x&quot;;&quot;x&quot;;IF([.AP121]=&quot;-&quot;;&quot;-&quot;;&quot;&quot;))">
            <text:p/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121" calcext:value-type="float">
            <text:p>121</text:p>
          </table:table-cell>
          <table:table-cell table:style-name="ce6" office:value-type="string" calcext:value-type="string">
            <text:p>TST121</text:p>
          </table:table-cell>
          <table:table-cell table:style-name="ce10" table:content-validation-name="val3" office:value-type="string" calcext:value-type="string">
            <text:p>blue</text:p>
          </table:table-cell>
          <table:table-cell table:style-name="ce13" table:content-validation-name="val4" office:value-type="string" calcext:value-type="string">
            <text:p>IO 5</text:p>
          </table:table-cell>
          <table:table-cell table:style-name="ce14" table:content-validation-name="val5" office:value-type="float" office:value="25" calcext:value-type="float">
            <text:p>25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5" table:content-validation-name="val7" office:value-type="string" calcext:value-type="string">
            <text:p>-</text:p>
          </table:table-cell>
          <table:table-cell table:style-name="ce15" table:content-validation-name="val8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yes</text:p>
          </table:table-cell>
          <table:table-cell table:style-name="ce15" table:content-validation-name="val10" office:value-type="float" office:value="-10" calcext:value-type="float">
            <text:p>-10</text:p>
          </table:table-cell>
          <table:table-cell table:style-name="ce15" table:content-validation-name="val9" office:value-type="string" calcext:value-type="string">
            <text:p>yes</text:p>
          </table:table-cell>
          <table:table-cell table:content-validation-name="val11" office:value-type="float" office:value="420" calcext:value-type="float">
            <text:p>420</text:p>
          </table:table-cell>
          <table:table-cell table:style-name="ce15" table:content-validation-name="val9" office:value-type="string" calcext:value-type="string">
            <text:p>yes</text:p>
          </table:table-cell>
          <table:table-cell/>
          <table:table-cell table:style-name="ce2" table:content-validation-name="val1" office:value-type="string" calcext:value-type="string">
            <text:p>yes</text:p>
          </table:table-cell>
          <table:table-cell table:style-name="ce15" table:content-validation-name="val1" office:value-type="string" calcext:value-type="string">
            <text:p>yes</text:p>
          </table:table-cell>
          <table:table-cell/>
          <table:table-cell table:style-name="ce15" table:content-validation-name="val13" table:number-columns-repeated="10"/>
          <table:table-cell table:style-name="ce15" table:content-validation-name="val13" office:value-type="string" calcext:value-type="string">
            <text:p>x</text:p>
          </table:table-cell>
          <table:table-cell table:style-name="ce15" table:content-validation-name="val13" table:number-columns-repeated="13"/>
          <table:table-cell/>
          <table:table-cell table:style-name="ce15" table:content-validation-name="val13" table:number-columns-repeated="8"/>
          <table:table-cell/>
          <table:table-cell table:formula="of:=IF([.S122]=&quot;x&quot;;&quot;x&quot;;IF([.S122]=&quot;-&quot;;&quot;-&quot;;&quot;&quot;))">
            <text:p/>
          </table:table-cell>
          <table:table-cell table:formula="of:=IF([.T122]=&quot;x&quot;;&quot;x&quot;;IF([.T122]=&quot;-&quot;;&quot;-&quot;;&quot;&quot;))">
            <text:p/>
          </table:table-cell>
          <table:table-cell table:formula="of:=IF([.U122]=&quot;x&quot;;&quot;x&quot;;IF([.U122]=&quot;-&quot;;&quot;-&quot;;&quot;&quot;))">
            <text:p/>
          </table:table-cell>
          <table:table-cell table:formula="of:=IF([.V122]=&quot;x&quot;;&quot;x&quot;;IF([.V122]=&quot;-&quot;;&quot;-&quot;;&quot;&quot;))">
            <text:p/>
          </table:table-cell>
          <table:table-cell table:formula="of:=IF([.W122]=&quot;x&quot;;&quot;x&quot;;IF([.W122]=&quot;-&quot;;&quot;-&quot;;&quot;&quot;))">
            <text:p/>
          </table:table-cell>
          <table:table-cell table:formula="of:=IF([.X122]=&quot;x&quot;;&quot;x&quot;;IF([.X122]=&quot;-&quot;;&quot;-&quot;;&quot;&quot;))">
            <text:p/>
          </table:table-cell>
          <table:table-cell table:formula="of:=IF([.Y122]=&quot;x&quot;;&quot;x&quot;;IF([.Y122]=&quot;-&quot;;&quot;-&quot;;&quot;&quot;))">
            <text:p/>
          </table:table-cell>
          <table:table-cell table:formula="of:=IF([.Z122]=&quot;x&quot;;&quot;x&quot;;IF([.Z122]=&quot;-&quot;;&quot;-&quot;;&quot;&quot;))">
            <text:p/>
          </table:table-cell>
          <table:table-cell table:formula="of:=IF([.AA122]=&quot;x&quot;;&quot;x&quot;;IF([.AA122]=&quot;-&quot;;&quot;-&quot;;&quot;&quot;))">
            <text:p/>
          </table:table-cell>
          <table:table-cell table:formula="of:=IF([.AB122]=&quot;x&quot;;&quot;x&quot;;IF([.AB122]=&quot;-&quot;;&quot;-&quot;;&quot;&quot;))">
            <text:p/>
          </table:table-cell>
          <table:table-cell table:formula="of:=IF([.AC122]=&quot;x&quot;;&quot;x&quot;;IF([.AC122]=&quot;-&quot;;&quot;-&quot;;&quot;&quot;))" office:value-type="string" office:string-value="x" calcext:value-type="string">
            <text:p>x</text:p>
          </table:table-cell>
          <table:table-cell table:formula="of:=IF([.AD122]=&quot;x&quot;;&quot;x&quot;;IF([.AD122]=&quot;-&quot;;&quot;-&quot;;&quot;&quot;))">
            <text:p/>
          </table:table-cell>
          <table:table-cell table:formula="of:=IF([.AE122]=&quot;x&quot;;&quot;x&quot;;IF([.AE122]=&quot;-&quot;;&quot;-&quot;;&quot;&quot;))">
            <text:p/>
          </table:table-cell>
          <table:table-cell table:formula="of:=IF([.AF122]=&quot;x&quot;;&quot;x&quot;;IF([.AF122]=&quot;-&quot;;&quot;-&quot;;&quot;&quot;))">
            <text:p/>
          </table:table-cell>
          <table:table-cell table:formula="of:=IF([.AG122]=&quot;x&quot;;&quot;x&quot;;IF([.AG122]=&quot;-&quot;;&quot;-&quot;;&quot;&quot;))">
            <text:p/>
          </table:table-cell>
          <table:table-cell table:formula="of:=IF([.AH122]=&quot;x&quot;;&quot;x&quot;;IF([.AH122]=&quot;-&quot;;&quot;-&quot;;&quot;&quot;))">
            <text:p/>
          </table:table-cell>
          <table:table-cell table:formula="of:=IF([.AI122]=&quot;x&quot;;&quot;x&quot;;IF([.AI122]=&quot;-&quot;;&quot;-&quot;;&quot;&quot;))">
            <text:p/>
          </table:table-cell>
          <table:table-cell table:formula="of:=IF([.AJ122]=&quot;x&quot;;&quot;x&quot;;IF([.AJ122]=&quot;-&quot;;&quot;-&quot;;&quot;&quot;))">
            <text:p/>
          </table:table-cell>
          <table:table-cell table:formula="of:=IF([.AK122]=&quot;x&quot;;&quot;x&quot;;IF([.AK122]=&quot;-&quot;;&quot;-&quot;;&quot;&quot;))">
            <text:p/>
          </table:table-cell>
          <table:table-cell table:formula="of:=IF([.AL122]=&quot;x&quot;;&quot;x&quot;;IF([.AL122]=&quot;-&quot;;&quot;-&quot;;&quot;&quot;))">
            <text:p/>
          </table:table-cell>
          <table:table-cell table:formula="of:=IF([.AM122]=&quot;x&quot;;&quot;x&quot;;IF([.AM122]=&quot;-&quot;;&quot;-&quot;;&quot;&quot;))">
            <text:p/>
          </table:table-cell>
          <table:table-cell table:formula="of:=IF([.AN122]=&quot;x&quot;;&quot;x&quot;;IF([.AN122]=&quot;-&quot;;&quot;-&quot;;&quot;&quot;))">
            <text:p/>
          </table:table-cell>
          <table:table-cell table:formula="of:=IF([.AO122]=&quot;x&quot;;&quot;x&quot;;IF([.AO122]=&quot;-&quot;;&quot;-&quot;;&quot;&quot;))">
            <text:p/>
          </table:table-cell>
          <table:table-cell table:formula="of:=IF([.AP122]=&quot;x&quot;;&quot;x&quot;;IF([.AP122]=&quot;-&quot;;&quot;-&quot;;&quot;&quot;))">
            <text:p/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122" calcext:value-type="float">
            <text:p>122</text:p>
          </table:table-cell>
          <table:table-cell table:style-name="ce6" office:value-type="string" calcext:value-type="string">
            <text:p>TST122</text:p>
          </table:table-cell>
          <table:table-cell table:style-name="ce10" table:content-validation-name="val3" office:value-type="string" calcext:value-type="string">
            <text:p>red</text:p>
          </table:table-cell>
          <table:table-cell table:style-name="ce13" table:content-validation-name="val4" office:value-type="string" calcext:value-type="string">
            <text:p>USB</text:p>
          </table:table-cell>
          <table:table-cell table:style-name="ce14" table:content-validation-name="val5" office:value-type="float" office:value="1" calcext:value-type="float">
            <text:p>1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5" table:content-validation-name="val7" office:value-type="string" calcext:value-type="string">
            <text:p>-</text:p>
          </table:table-cell>
          <table:table-cell table:style-name="ce15" table:content-validation-name="val8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no</text:p>
          </table:table-cell>
          <table:table-cell table:style-name="ce15" table:content-validation-name="val10" office:value-type="float" office:value="-15" calcext:value-type="float">
            <text:p>-15</text:p>
          </table:table-cell>
          <table:table-cell table:style-name="ce15" table:content-validation-name="val9" office:value-type="string" calcext:value-type="string">
            <text:p>no</text:p>
          </table:table-cell>
          <table:table-cell table:content-validation-name="val12" office:value-type="float" office:value="440" calcext:value-type="float">
            <text:p>440</text:p>
          </table:table-cell>
          <table:table-cell table:style-name="ce15" table:content-validation-name="val9" office:value-type="string" calcext:value-type="string">
            <text:p>no</text:p>
          </table:table-cell>
          <table:table-cell/>
          <table:table-cell table:style-name="ce2" table:content-validation-name="val1" office:value-type="string" calcext:value-type="string">
            <text:p>yes</text:p>
          </table:table-cell>
          <table:table-cell table:style-name="ce15" table:content-validation-name="val1" office:value-type="string" calcext:value-type="string">
            <text:p>yes</text:p>
          </table:table-cell>
          <table:table-cell/>
          <table:table-cell table:style-name="ce15" table:content-validation-name="val13" table:number-columns-repeated="10"/>
          <table:table-cell table:style-name="ce15" table:content-validation-name="val13" office:value-type="string" calcext:value-type="string">
            <text:p>x</text:p>
          </table:table-cell>
          <table:table-cell table:style-name="ce15" table:content-validation-name="val13" table:number-columns-repeated="13"/>
          <table:table-cell/>
          <table:table-cell table:style-name="ce15" table:content-validation-name="val13" table:number-columns-repeated="8"/>
          <table:table-cell/>
          <table:table-cell table:formula="of:=IF([.S123]=&quot;x&quot;;&quot;x&quot;;IF([.S123]=&quot;-&quot;;&quot;-&quot;;&quot;&quot;))">
            <text:p/>
          </table:table-cell>
          <table:table-cell table:formula="of:=IF([.T123]=&quot;x&quot;;&quot;x&quot;;IF([.T123]=&quot;-&quot;;&quot;-&quot;;&quot;&quot;))">
            <text:p/>
          </table:table-cell>
          <table:table-cell table:formula="of:=IF([.U123]=&quot;x&quot;;&quot;x&quot;;IF([.U123]=&quot;-&quot;;&quot;-&quot;;&quot;&quot;))">
            <text:p/>
          </table:table-cell>
          <table:table-cell table:formula="of:=IF([.V123]=&quot;x&quot;;&quot;x&quot;;IF([.V123]=&quot;-&quot;;&quot;-&quot;;&quot;&quot;))">
            <text:p/>
          </table:table-cell>
          <table:table-cell table:formula="of:=IF([.W123]=&quot;x&quot;;&quot;x&quot;;IF([.W123]=&quot;-&quot;;&quot;-&quot;;&quot;&quot;))">
            <text:p/>
          </table:table-cell>
          <table:table-cell table:formula="of:=IF([.X123]=&quot;x&quot;;&quot;x&quot;;IF([.X123]=&quot;-&quot;;&quot;-&quot;;&quot;&quot;))">
            <text:p/>
          </table:table-cell>
          <table:table-cell table:formula="of:=IF([.Y123]=&quot;x&quot;;&quot;x&quot;;IF([.Y123]=&quot;-&quot;;&quot;-&quot;;&quot;&quot;))">
            <text:p/>
          </table:table-cell>
          <table:table-cell table:formula="of:=IF([.Z123]=&quot;x&quot;;&quot;x&quot;;IF([.Z123]=&quot;-&quot;;&quot;-&quot;;&quot;&quot;))">
            <text:p/>
          </table:table-cell>
          <table:table-cell table:formula="of:=IF([.AA123]=&quot;x&quot;;&quot;x&quot;;IF([.AA123]=&quot;-&quot;;&quot;-&quot;;&quot;&quot;))">
            <text:p/>
          </table:table-cell>
          <table:table-cell table:formula="of:=IF([.AB123]=&quot;x&quot;;&quot;x&quot;;IF([.AB123]=&quot;-&quot;;&quot;-&quot;;&quot;&quot;))">
            <text:p/>
          </table:table-cell>
          <table:table-cell table:formula="of:=IF([.AC123]=&quot;x&quot;;&quot;x&quot;;IF([.AC123]=&quot;-&quot;;&quot;-&quot;;&quot;&quot;))" office:value-type="string" office:string-value="x" calcext:value-type="string">
            <text:p>x</text:p>
          </table:table-cell>
          <table:table-cell table:formula="of:=IF([.AD123]=&quot;x&quot;;&quot;x&quot;;IF([.AD123]=&quot;-&quot;;&quot;-&quot;;&quot;&quot;))">
            <text:p/>
          </table:table-cell>
          <table:table-cell table:formula="of:=IF([.AE123]=&quot;x&quot;;&quot;x&quot;;IF([.AE123]=&quot;-&quot;;&quot;-&quot;;&quot;&quot;))">
            <text:p/>
          </table:table-cell>
          <table:table-cell table:formula="of:=IF([.AF123]=&quot;x&quot;;&quot;x&quot;;IF([.AF123]=&quot;-&quot;;&quot;-&quot;;&quot;&quot;))">
            <text:p/>
          </table:table-cell>
          <table:table-cell table:formula="of:=IF([.AG123]=&quot;x&quot;;&quot;x&quot;;IF([.AG123]=&quot;-&quot;;&quot;-&quot;;&quot;&quot;))">
            <text:p/>
          </table:table-cell>
          <table:table-cell table:formula="of:=IF([.AH123]=&quot;x&quot;;&quot;x&quot;;IF([.AH123]=&quot;-&quot;;&quot;-&quot;;&quot;&quot;))">
            <text:p/>
          </table:table-cell>
          <table:table-cell table:formula="of:=IF([.AI123]=&quot;x&quot;;&quot;x&quot;;IF([.AI123]=&quot;-&quot;;&quot;-&quot;;&quot;&quot;))">
            <text:p/>
          </table:table-cell>
          <table:table-cell table:formula="of:=IF([.AJ123]=&quot;x&quot;;&quot;x&quot;;IF([.AJ123]=&quot;-&quot;;&quot;-&quot;;&quot;&quot;))">
            <text:p/>
          </table:table-cell>
          <table:table-cell table:formula="of:=IF([.AK123]=&quot;x&quot;;&quot;x&quot;;IF([.AK123]=&quot;-&quot;;&quot;-&quot;;&quot;&quot;))">
            <text:p/>
          </table:table-cell>
          <table:table-cell table:formula="of:=IF([.AL123]=&quot;x&quot;;&quot;x&quot;;IF([.AL123]=&quot;-&quot;;&quot;-&quot;;&quot;&quot;))">
            <text:p/>
          </table:table-cell>
          <table:table-cell table:formula="of:=IF([.AM123]=&quot;x&quot;;&quot;x&quot;;IF([.AM123]=&quot;-&quot;;&quot;-&quot;;&quot;&quot;))">
            <text:p/>
          </table:table-cell>
          <table:table-cell table:formula="of:=IF([.AN123]=&quot;x&quot;;&quot;x&quot;;IF([.AN123]=&quot;-&quot;;&quot;-&quot;;&quot;&quot;))">
            <text:p/>
          </table:table-cell>
          <table:table-cell table:formula="of:=IF([.AO123]=&quot;x&quot;;&quot;x&quot;;IF([.AO123]=&quot;-&quot;;&quot;-&quot;;&quot;&quot;))">
            <text:p/>
          </table:table-cell>
          <table:table-cell table:formula="of:=IF([.AP123]=&quot;x&quot;;&quot;x&quot;;IF([.AP123]=&quot;-&quot;;&quot;-&quot;;&quot;&quot;))">
            <text:p/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123" calcext:value-type="float">
            <text:p>123</text:p>
          </table:table-cell>
          <table:table-cell table:style-name="ce6" office:value-type="string" calcext:value-type="string">
            <text:p>TST123</text:p>
          </table:table-cell>
          <table:table-cell table:style-name="ce10" table:content-validation-name="val3" office:value-type="string" calcext:value-type="string">
            <text:p>yellow</text:p>
          </table:table-cell>
          <table:table-cell table:style-name="ce13" table:content-validation-name="val4" office:value-type="string" calcext:value-type="string">
            <text:p>MixRack DX 1/2</text:p>
          </table:table-cell>
          <table:table-cell table:style-name="ce14" table:content-validation-name="val5" office:value-type="float" office:value="27" calcext:value-type="float">
            <text:p>27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5" table:content-validation-name="val7" office:value-type="string" calcext:value-type="string">
            <text:p>-</text:p>
          </table:table-cell>
          <table:table-cell table:style-name="ce15" table:content-validation-name="val8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yes</text:p>
          </table:table-cell>
          <table:table-cell table:style-name="ce15" table:content-validation-name="val10" office:value-type="float" office:value="-20" calcext:value-type="float">
            <text:p>-20</text:p>
          </table:table-cell>
          <table:table-cell table:style-name="ce15" table:content-validation-name="val9" office:value-type="string" calcext:value-type="string">
            <text:p>yes</text:p>
          </table:table-cell>
          <table:table-cell table:content-validation-name="val11" office:value-type="float" office:value="460" calcext:value-type="float">
            <text:p>460</text:p>
          </table:table-cell>
          <table:table-cell table:style-name="ce15" table:content-validation-name="val9" office:value-type="string" calcext:value-type="string">
            <text:p>yes</text:p>
          </table:table-cell>
          <table:table-cell/>
          <table:table-cell table:style-name="ce2" table:content-validation-name="val1" office:value-type="string" calcext:value-type="string">
            <text:p>yes</text:p>
          </table:table-cell>
          <table:table-cell table:style-name="ce15" table:content-validation-name="val1" office:value-type="string" calcext:value-type="string">
            <text:p>yes</text:p>
          </table:table-cell>
          <table:table-cell/>
          <table:table-cell table:style-name="ce15" table:content-validation-name="val13" table:number-columns-repeated="10"/>
          <table:table-cell table:style-name="ce15" table:content-validation-name="val13" office:value-type="string" calcext:value-type="string">
            <text:p>x</text:p>
          </table:table-cell>
          <table:table-cell table:style-name="ce15" table:content-validation-name="val13" table:number-columns-repeated="13"/>
          <table:table-cell/>
          <table:table-cell table:style-name="ce15" table:content-validation-name="val13" table:number-columns-repeated="8"/>
          <table:table-cell/>
          <table:table-cell table:formula="of:=IF([.S124]=&quot;x&quot;;&quot;x&quot;;IF([.S124]=&quot;-&quot;;&quot;-&quot;;&quot;&quot;))">
            <text:p/>
          </table:table-cell>
          <table:table-cell table:formula="of:=IF([.T124]=&quot;x&quot;;&quot;x&quot;;IF([.T124]=&quot;-&quot;;&quot;-&quot;;&quot;&quot;))">
            <text:p/>
          </table:table-cell>
          <table:table-cell table:formula="of:=IF([.U124]=&quot;x&quot;;&quot;x&quot;;IF([.U124]=&quot;-&quot;;&quot;-&quot;;&quot;&quot;))">
            <text:p/>
          </table:table-cell>
          <table:table-cell table:formula="of:=IF([.V124]=&quot;x&quot;;&quot;x&quot;;IF([.V124]=&quot;-&quot;;&quot;-&quot;;&quot;&quot;))">
            <text:p/>
          </table:table-cell>
          <table:table-cell table:formula="of:=IF([.W124]=&quot;x&quot;;&quot;x&quot;;IF([.W124]=&quot;-&quot;;&quot;-&quot;;&quot;&quot;))">
            <text:p/>
          </table:table-cell>
          <table:table-cell table:formula="of:=IF([.X124]=&quot;x&quot;;&quot;x&quot;;IF([.X124]=&quot;-&quot;;&quot;-&quot;;&quot;&quot;))">
            <text:p/>
          </table:table-cell>
          <table:table-cell table:formula="of:=IF([.Y124]=&quot;x&quot;;&quot;x&quot;;IF([.Y124]=&quot;-&quot;;&quot;-&quot;;&quot;&quot;))">
            <text:p/>
          </table:table-cell>
          <table:table-cell table:formula="of:=IF([.Z124]=&quot;x&quot;;&quot;x&quot;;IF([.Z124]=&quot;-&quot;;&quot;-&quot;;&quot;&quot;))">
            <text:p/>
          </table:table-cell>
          <table:table-cell table:formula="of:=IF([.AA124]=&quot;x&quot;;&quot;x&quot;;IF([.AA124]=&quot;-&quot;;&quot;-&quot;;&quot;&quot;))">
            <text:p/>
          </table:table-cell>
          <table:table-cell table:formula="of:=IF([.AB124]=&quot;x&quot;;&quot;x&quot;;IF([.AB124]=&quot;-&quot;;&quot;-&quot;;&quot;&quot;))">
            <text:p/>
          </table:table-cell>
          <table:table-cell table:formula="of:=IF([.AC124]=&quot;x&quot;;&quot;x&quot;;IF([.AC124]=&quot;-&quot;;&quot;-&quot;;&quot;&quot;))" office:value-type="string" office:string-value="x" calcext:value-type="string">
            <text:p>x</text:p>
          </table:table-cell>
          <table:table-cell table:formula="of:=IF([.AD124]=&quot;x&quot;;&quot;x&quot;;IF([.AD124]=&quot;-&quot;;&quot;-&quot;;&quot;&quot;))">
            <text:p/>
          </table:table-cell>
          <table:table-cell table:formula="of:=IF([.AE124]=&quot;x&quot;;&quot;x&quot;;IF([.AE124]=&quot;-&quot;;&quot;-&quot;;&quot;&quot;))">
            <text:p/>
          </table:table-cell>
          <table:table-cell table:formula="of:=IF([.AF124]=&quot;x&quot;;&quot;x&quot;;IF([.AF124]=&quot;-&quot;;&quot;-&quot;;&quot;&quot;))">
            <text:p/>
          </table:table-cell>
          <table:table-cell table:formula="of:=IF([.AG124]=&quot;x&quot;;&quot;x&quot;;IF([.AG124]=&quot;-&quot;;&quot;-&quot;;&quot;&quot;))">
            <text:p/>
          </table:table-cell>
          <table:table-cell table:formula="of:=IF([.AH124]=&quot;x&quot;;&quot;x&quot;;IF([.AH124]=&quot;-&quot;;&quot;-&quot;;&quot;&quot;))">
            <text:p/>
          </table:table-cell>
          <table:table-cell table:formula="of:=IF([.AI124]=&quot;x&quot;;&quot;x&quot;;IF([.AI124]=&quot;-&quot;;&quot;-&quot;;&quot;&quot;))">
            <text:p/>
          </table:table-cell>
          <table:table-cell table:formula="of:=IF([.AJ124]=&quot;x&quot;;&quot;x&quot;;IF([.AJ124]=&quot;-&quot;;&quot;-&quot;;&quot;&quot;))">
            <text:p/>
          </table:table-cell>
          <table:table-cell table:formula="of:=IF([.AK124]=&quot;x&quot;;&quot;x&quot;;IF([.AK124]=&quot;-&quot;;&quot;-&quot;;&quot;&quot;))">
            <text:p/>
          </table:table-cell>
          <table:table-cell table:formula="of:=IF([.AL124]=&quot;x&quot;;&quot;x&quot;;IF([.AL124]=&quot;-&quot;;&quot;-&quot;;&quot;&quot;))">
            <text:p/>
          </table:table-cell>
          <table:table-cell table:formula="of:=IF([.AM124]=&quot;x&quot;;&quot;x&quot;;IF([.AM124]=&quot;-&quot;;&quot;-&quot;;&quot;&quot;))">
            <text:p/>
          </table:table-cell>
          <table:table-cell table:formula="of:=IF([.AN124]=&quot;x&quot;;&quot;x&quot;;IF([.AN124]=&quot;-&quot;;&quot;-&quot;;&quot;&quot;))">
            <text:p/>
          </table:table-cell>
          <table:table-cell table:formula="of:=IF([.AO124]=&quot;x&quot;;&quot;x&quot;;IF([.AO124]=&quot;-&quot;;&quot;-&quot;;&quot;&quot;))">
            <text:p/>
          </table:table-cell>
          <table:table-cell table:formula="of:=IF([.AP124]=&quot;x&quot;;&quot;x&quot;;IF([.AP124]=&quot;-&quot;;&quot;-&quot;;&quot;&quot;))">
            <text:p/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124" calcext:value-type="float">
            <text:p>124</text:p>
          </table:table-cell>
          <table:table-cell table:style-name="ce6" office:value-type="string" calcext:value-type="string">
            <text:p>TST124</text:p>
          </table:table-cell>
          <table:table-cell table:style-name="ce10" table:content-validation-name="val3" office:value-type="string" calcext:value-type="string">
            <text:p>green</text:p>
          </table:table-cell>
          <table:table-cell table:style-name="ce13" table:content-validation-name="val4" office:value-type="string" calcext:value-type="string">
            <text:p>MixRack DX 3/4</text:p>
          </table:table-cell>
          <table:table-cell table:style-name="ce14" table:content-validation-name="val5" office:value-type="float" office:value="28" calcext:value-type="float">
            <text:p>28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5" table:content-validation-name="val7" office:value-type="string" calcext:value-type="string">
            <text:p>-</text:p>
          </table:table-cell>
          <table:table-cell table:style-name="ce15" table:content-validation-name="val8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no</text:p>
          </table:table-cell>
          <table:table-cell table:style-name="ce15" table:content-validation-name="val10" office:value-type="float" office:value="-25" calcext:value-type="float">
            <text:p>-25</text:p>
          </table:table-cell>
          <table:table-cell table:style-name="ce15" table:content-validation-name="val9" office:value-type="string" calcext:value-type="string">
            <text:p>no</text:p>
          </table:table-cell>
          <table:table-cell table:content-validation-name="val12" office:value-type="float" office:value="480" calcext:value-type="float">
            <text:p>480</text:p>
          </table:table-cell>
          <table:table-cell table:style-name="ce15" table:content-validation-name="val9" office:value-type="string" calcext:value-type="string">
            <text:p>no</text:p>
          </table:table-cell>
          <table:table-cell/>
          <table:table-cell table:style-name="ce2" table:content-validation-name="val1" office:value-type="string" calcext:value-type="string">
            <text:p>yes</text:p>
          </table:table-cell>
          <table:table-cell table:style-name="ce15" table:content-validation-name="val1" office:value-type="string" calcext:value-type="string">
            <text:p>yes</text:p>
          </table:table-cell>
          <table:table-cell/>
          <table:table-cell table:style-name="ce15" table:content-validation-name="val13" table:number-columns-repeated="10"/>
          <table:table-cell table:style-name="ce15" table:content-validation-name="val13" office:value-type="string" calcext:value-type="string">
            <text:p>x</text:p>
          </table:table-cell>
          <table:table-cell table:style-name="ce15" table:content-validation-name="val13" table:number-columns-repeated="13"/>
          <table:table-cell/>
          <table:table-cell table:style-name="ce15" table:content-validation-name="val13" table:number-columns-repeated="8"/>
          <table:table-cell/>
          <table:table-cell table:formula="of:=IF([.S125]=&quot;x&quot;;&quot;x&quot;;IF([.S125]=&quot;-&quot;;&quot;-&quot;;&quot;&quot;))">
            <text:p/>
          </table:table-cell>
          <table:table-cell table:formula="of:=IF([.T125]=&quot;x&quot;;&quot;x&quot;;IF([.T125]=&quot;-&quot;;&quot;-&quot;;&quot;&quot;))">
            <text:p/>
          </table:table-cell>
          <table:table-cell table:formula="of:=IF([.U125]=&quot;x&quot;;&quot;x&quot;;IF([.U125]=&quot;-&quot;;&quot;-&quot;;&quot;&quot;))">
            <text:p/>
          </table:table-cell>
          <table:table-cell table:formula="of:=IF([.V125]=&quot;x&quot;;&quot;x&quot;;IF([.V125]=&quot;-&quot;;&quot;-&quot;;&quot;&quot;))">
            <text:p/>
          </table:table-cell>
          <table:table-cell table:formula="of:=IF([.W125]=&quot;x&quot;;&quot;x&quot;;IF([.W125]=&quot;-&quot;;&quot;-&quot;;&quot;&quot;))">
            <text:p/>
          </table:table-cell>
          <table:table-cell table:formula="of:=IF([.X125]=&quot;x&quot;;&quot;x&quot;;IF([.X125]=&quot;-&quot;;&quot;-&quot;;&quot;&quot;))">
            <text:p/>
          </table:table-cell>
          <table:table-cell table:formula="of:=IF([.Y125]=&quot;x&quot;;&quot;x&quot;;IF([.Y125]=&quot;-&quot;;&quot;-&quot;;&quot;&quot;))">
            <text:p/>
          </table:table-cell>
          <table:table-cell table:formula="of:=IF([.Z125]=&quot;x&quot;;&quot;x&quot;;IF([.Z125]=&quot;-&quot;;&quot;-&quot;;&quot;&quot;))">
            <text:p/>
          </table:table-cell>
          <table:table-cell table:formula="of:=IF([.AA125]=&quot;x&quot;;&quot;x&quot;;IF([.AA125]=&quot;-&quot;;&quot;-&quot;;&quot;&quot;))">
            <text:p/>
          </table:table-cell>
          <table:table-cell table:formula="of:=IF([.AB125]=&quot;x&quot;;&quot;x&quot;;IF([.AB125]=&quot;-&quot;;&quot;-&quot;;&quot;&quot;))">
            <text:p/>
          </table:table-cell>
          <table:table-cell table:formula="of:=IF([.AC125]=&quot;x&quot;;&quot;x&quot;;IF([.AC125]=&quot;-&quot;;&quot;-&quot;;&quot;&quot;))" office:value-type="string" office:string-value="x" calcext:value-type="string">
            <text:p>x</text:p>
          </table:table-cell>
          <table:table-cell table:formula="of:=IF([.AD125]=&quot;x&quot;;&quot;x&quot;;IF([.AD125]=&quot;-&quot;;&quot;-&quot;;&quot;&quot;))">
            <text:p/>
          </table:table-cell>
          <table:table-cell table:formula="of:=IF([.AE125]=&quot;x&quot;;&quot;x&quot;;IF([.AE125]=&quot;-&quot;;&quot;-&quot;;&quot;&quot;))">
            <text:p/>
          </table:table-cell>
          <table:table-cell table:formula="of:=IF([.AF125]=&quot;x&quot;;&quot;x&quot;;IF([.AF125]=&quot;-&quot;;&quot;-&quot;;&quot;&quot;))">
            <text:p/>
          </table:table-cell>
          <table:table-cell table:formula="of:=IF([.AG125]=&quot;x&quot;;&quot;x&quot;;IF([.AG125]=&quot;-&quot;;&quot;-&quot;;&quot;&quot;))">
            <text:p/>
          </table:table-cell>
          <table:table-cell table:formula="of:=IF([.AH125]=&quot;x&quot;;&quot;x&quot;;IF([.AH125]=&quot;-&quot;;&quot;-&quot;;&quot;&quot;))">
            <text:p/>
          </table:table-cell>
          <table:table-cell table:formula="of:=IF([.AI125]=&quot;x&quot;;&quot;x&quot;;IF([.AI125]=&quot;-&quot;;&quot;-&quot;;&quot;&quot;))">
            <text:p/>
          </table:table-cell>
          <table:table-cell table:formula="of:=IF([.AJ125]=&quot;x&quot;;&quot;x&quot;;IF([.AJ125]=&quot;-&quot;;&quot;-&quot;;&quot;&quot;))">
            <text:p/>
          </table:table-cell>
          <table:table-cell table:formula="of:=IF([.AK125]=&quot;x&quot;;&quot;x&quot;;IF([.AK125]=&quot;-&quot;;&quot;-&quot;;&quot;&quot;))">
            <text:p/>
          </table:table-cell>
          <table:table-cell table:formula="of:=IF([.AL125]=&quot;x&quot;;&quot;x&quot;;IF([.AL125]=&quot;-&quot;;&quot;-&quot;;&quot;&quot;))">
            <text:p/>
          </table:table-cell>
          <table:table-cell table:formula="of:=IF([.AM125]=&quot;x&quot;;&quot;x&quot;;IF([.AM125]=&quot;-&quot;;&quot;-&quot;;&quot;&quot;))">
            <text:p/>
          </table:table-cell>
          <table:table-cell table:formula="of:=IF([.AN125]=&quot;x&quot;;&quot;x&quot;;IF([.AN125]=&quot;-&quot;;&quot;-&quot;;&quot;&quot;))">
            <text:p/>
          </table:table-cell>
          <table:table-cell table:formula="of:=IF([.AO125]=&quot;x&quot;;&quot;x&quot;;IF([.AO125]=&quot;-&quot;;&quot;-&quot;;&quot;&quot;))">
            <text:p/>
          </table:table-cell>
          <table:table-cell table:formula="of:=IF([.AP125]=&quot;x&quot;;&quot;x&quot;;IF([.AP125]=&quot;-&quot;;&quot;-&quot;;&quot;&quot;))">
            <text:p/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125" calcext:value-type="float">
            <text:p>125</text:p>
          </table:table-cell>
          <table:table-cell table:style-name="ce6" office:value-type="string" calcext:value-type="string">
            <text:p>TST125</text:p>
          </table:table-cell>
          <table:table-cell table:style-name="ce10" table:content-validation-name="val3" office:value-type="string" calcext:value-type="string">
            <text:p>light blue</text:p>
          </table:table-cell>
          <table:table-cell table:style-name="ce13" table:content-validation-name="val4" office:value-type="string" calcext:value-type="string">
            <text:p>IO 1</text:p>
          </table:table-cell>
          <table:table-cell table:style-name="ce14" table:content-validation-name="val5" office:value-type="float" office:value="29" calcext:value-type="float">
            <text:p>29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5" table:content-validation-name="val7" office:value-type="string" calcext:value-type="string">
            <text:p>-</text:p>
          </table:table-cell>
          <table:table-cell table:style-name="ce15" table:content-validation-name="val8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yes</text:p>
          </table:table-cell>
          <table:table-cell table:style-name="ce15" table:content-validation-name="val10" office:value-type="float" office:value="-30" calcext:value-type="float">
            <text:p>-30</text:p>
          </table:table-cell>
          <table:table-cell table:style-name="ce15" table:content-validation-name="val9" office:value-type="string" calcext:value-type="string">
            <text:p>yes</text:p>
          </table:table-cell>
          <table:table-cell table:content-validation-name="val11" office:value-type="float" office:value="500" calcext:value-type="float">
            <text:p>500</text:p>
          </table:table-cell>
          <table:table-cell table:style-name="ce15" table:content-validation-name="val9" office:value-type="string" calcext:value-type="string">
            <text:p>yes</text:p>
          </table:table-cell>
          <table:table-cell/>
          <table:table-cell table:style-name="ce2" table:content-validation-name="val1" office:value-type="string" calcext:value-type="string">
            <text:p>yes</text:p>
          </table:table-cell>
          <table:table-cell table:style-name="ce15" table:content-validation-name="val1" office:value-type="string" calcext:value-type="string">
            <text:p>yes</text:p>
          </table:table-cell>
          <table:table-cell/>
          <table:table-cell table:style-name="ce15" table:content-validation-name="val13" table:number-columns-repeated="10"/>
          <table:table-cell table:style-name="ce15" table:content-validation-name="val13" office:value-type="string" calcext:value-type="string">
            <text:p>x</text:p>
          </table:table-cell>
          <table:table-cell table:style-name="ce15" table:content-validation-name="val13" table:number-columns-repeated="13"/>
          <table:table-cell/>
          <table:table-cell table:style-name="ce15" table:content-validation-name="val13" table:number-columns-repeated="8"/>
          <table:table-cell/>
          <table:table-cell table:formula="of:=IF([.S126]=&quot;x&quot;;&quot;x&quot;;IF([.S126]=&quot;-&quot;;&quot;-&quot;;&quot;&quot;))">
            <text:p/>
          </table:table-cell>
          <table:table-cell table:formula="of:=IF([.T126]=&quot;x&quot;;&quot;x&quot;;IF([.T126]=&quot;-&quot;;&quot;-&quot;;&quot;&quot;))">
            <text:p/>
          </table:table-cell>
          <table:table-cell table:formula="of:=IF([.U126]=&quot;x&quot;;&quot;x&quot;;IF([.U126]=&quot;-&quot;;&quot;-&quot;;&quot;&quot;))">
            <text:p/>
          </table:table-cell>
          <table:table-cell table:formula="of:=IF([.V126]=&quot;x&quot;;&quot;x&quot;;IF([.V126]=&quot;-&quot;;&quot;-&quot;;&quot;&quot;))">
            <text:p/>
          </table:table-cell>
          <table:table-cell table:formula="of:=IF([.W126]=&quot;x&quot;;&quot;x&quot;;IF([.W126]=&quot;-&quot;;&quot;-&quot;;&quot;&quot;))">
            <text:p/>
          </table:table-cell>
          <table:table-cell table:formula="of:=IF([.X126]=&quot;x&quot;;&quot;x&quot;;IF([.X126]=&quot;-&quot;;&quot;-&quot;;&quot;&quot;))">
            <text:p/>
          </table:table-cell>
          <table:table-cell table:formula="of:=IF([.Y126]=&quot;x&quot;;&quot;x&quot;;IF([.Y126]=&quot;-&quot;;&quot;-&quot;;&quot;&quot;))">
            <text:p/>
          </table:table-cell>
          <table:table-cell table:formula="of:=IF([.Z126]=&quot;x&quot;;&quot;x&quot;;IF([.Z126]=&quot;-&quot;;&quot;-&quot;;&quot;&quot;))">
            <text:p/>
          </table:table-cell>
          <table:table-cell table:formula="of:=IF([.AA126]=&quot;x&quot;;&quot;x&quot;;IF([.AA126]=&quot;-&quot;;&quot;-&quot;;&quot;&quot;))">
            <text:p/>
          </table:table-cell>
          <table:table-cell table:formula="of:=IF([.AB126]=&quot;x&quot;;&quot;x&quot;;IF([.AB126]=&quot;-&quot;;&quot;-&quot;;&quot;&quot;))">
            <text:p/>
          </table:table-cell>
          <table:table-cell table:formula="of:=IF([.AC126]=&quot;x&quot;;&quot;x&quot;;IF([.AC126]=&quot;-&quot;;&quot;-&quot;;&quot;&quot;))" office:value-type="string" office:string-value="x" calcext:value-type="string">
            <text:p>x</text:p>
          </table:table-cell>
          <table:table-cell table:formula="of:=IF([.AD126]=&quot;x&quot;;&quot;x&quot;;IF([.AD126]=&quot;-&quot;;&quot;-&quot;;&quot;&quot;))">
            <text:p/>
          </table:table-cell>
          <table:table-cell table:formula="of:=IF([.AE126]=&quot;x&quot;;&quot;x&quot;;IF([.AE126]=&quot;-&quot;;&quot;-&quot;;&quot;&quot;))">
            <text:p/>
          </table:table-cell>
          <table:table-cell table:formula="of:=IF([.AF126]=&quot;x&quot;;&quot;x&quot;;IF([.AF126]=&quot;-&quot;;&quot;-&quot;;&quot;&quot;))">
            <text:p/>
          </table:table-cell>
          <table:table-cell table:formula="of:=IF([.AG126]=&quot;x&quot;;&quot;x&quot;;IF([.AG126]=&quot;-&quot;;&quot;-&quot;;&quot;&quot;))">
            <text:p/>
          </table:table-cell>
          <table:table-cell table:formula="of:=IF([.AH126]=&quot;x&quot;;&quot;x&quot;;IF([.AH126]=&quot;-&quot;;&quot;-&quot;;&quot;&quot;))">
            <text:p/>
          </table:table-cell>
          <table:table-cell table:formula="of:=IF([.AI126]=&quot;x&quot;;&quot;x&quot;;IF([.AI126]=&quot;-&quot;;&quot;-&quot;;&quot;&quot;))">
            <text:p/>
          </table:table-cell>
          <table:table-cell table:formula="of:=IF([.AJ126]=&quot;x&quot;;&quot;x&quot;;IF([.AJ126]=&quot;-&quot;;&quot;-&quot;;&quot;&quot;))">
            <text:p/>
          </table:table-cell>
          <table:table-cell table:formula="of:=IF([.AK126]=&quot;x&quot;;&quot;x&quot;;IF([.AK126]=&quot;-&quot;;&quot;-&quot;;&quot;&quot;))">
            <text:p/>
          </table:table-cell>
          <table:table-cell table:formula="of:=IF([.AL126]=&quot;x&quot;;&quot;x&quot;;IF([.AL126]=&quot;-&quot;;&quot;-&quot;;&quot;&quot;))">
            <text:p/>
          </table:table-cell>
          <table:table-cell table:formula="of:=IF([.AM126]=&quot;x&quot;;&quot;x&quot;;IF([.AM126]=&quot;-&quot;;&quot;-&quot;;&quot;&quot;))">
            <text:p/>
          </table:table-cell>
          <table:table-cell table:formula="of:=IF([.AN126]=&quot;x&quot;;&quot;x&quot;;IF([.AN126]=&quot;-&quot;;&quot;-&quot;;&quot;&quot;))">
            <text:p/>
          </table:table-cell>
          <table:table-cell table:formula="of:=IF([.AO126]=&quot;x&quot;;&quot;x&quot;;IF([.AO126]=&quot;-&quot;;&quot;-&quot;;&quot;&quot;))">
            <text:p/>
          </table:table-cell>
          <table:table-cell table:formula="of:=IF([.AP126]=&quot;x&quot;;&quot;x&quot;;IF([.AP126]=&quot;-&quot;;&quot;-&quot;;&quot;&quot;))">
            <text:p/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126" calcext:value-type="float">
            <text:p>126</text:p>
          </table:table-cell>
          <table:table-cell table:style-name="ce6" office:value-type="string" calcext:value-type="string">
            <text:p>TST126</text:p>
          </table:table-cell>
          <table:table-cell table:style-name="ce10" table:content-validation-name="val3" office:value-type="string" calcext:value-type="string">
            <text:p>white</text:p>
          </table:table-cell>
          <table:table-cell table:style-name="ce13" table:content-validation-name="val4" office:value-type="string" calcext:value-type="string">
            <text:p>IO 2</text:p>
          </table:table-cell>
          <table:table-cell table:style-name="ce14" table:content-validation-name="val5" office:value-type="float" office:value="30" calcext:value-type="float">
            <text:p>30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5" table:content-validation-name="val7" office:value-type="string" calcext:value-type="string">
            <text:p>-</text:p>
          </table:table-cell>
          <table:table-cell table:style-name="ce15" table:content-validation-name="val8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no</text:p>
          </table:table-cell>
          <table:table-cell table:style-name="ce15" table:content-validation-name="val10" office:value-type="float" office:value="-35" calcext:value-type="float">
            <text:p>-35</text:p>
          </table:table-cell>
          <table:table-cell table:style-name="ce15" table:content-validation-name="val9" office:value-type="string" calcext:value-type="string">
            <text:p>no</text:p>
          </table:table-cell>
          <table:table-cell table:content-validation-name="val12" office:value-type="float" office:value="520" calcext:value-type="float">
            <text:p>520</text:p>
          </table:table-cell>
          <table:table-cell table:style-name="ce15" table:content-validation-name="val9" office:value-type="string" calcext:value-type="string">
            <text:p>no</text:p>
          </table:table-cell>
          <table:table-cell/>
          <table:table-cell table:style-name="ce2" table:content-validation-name="val1" office:value-type="string" calcext:value-type="string">
            <text:p>yes</text:p>
          </table:table-cell>
          <table:table-cell table:style-name="ce15" table:content-validation-name="val1" office:value-type="string" calcext:value-type="string">
            <text:p>yes</text:p>
          </table:table-cell>
          <table:table-cell/>
          <table:table-cell table:style-name="ce15" table:content-validation-name="val13" table:number-columns-repeated="10"/>
          <table:table-cell table:style-name="ce15" table:content-validation-name="val13" office:value-type="string" calcext:value-type="string">
            <text:p>x</text:p>
          </table:table-cell>
          <table:table-cell table:style-name="ce15" table:content-validation-name="val13" table:number-columns-repeated="13"/>
          <table:table-cell/>
          <table:table-cell table:style-name="ce15" table:content-validation-name="val13" table:number-columns-repeated="8"/>
          <table:table-cell/>
          <table:table-cell table:formula="of:=IF([.S127]=&quot;x&quot;;&quot;x&quot;;IF([.S127]=&quot;-&quot;;&quot;-&quot;;&quot;&quot;))">
            <text:p/>
          </table:table-cell>
          <table:table-cell table:formula="of:=IF([.T127]=&quot;x&quot;;&quot;x&quot;;IF([.T127]=&quot;-&quot;;&quot;-&quot;;&quot;&quot;))">
            <text:p/>
          </table:table-cell>
          <table:table-cell table:formula="of:=IF([.U127]=&quot;x&quot;;&quot;x&quot;;IF([.U127]=&quot;-&quot;;&quot;-&quot;;&quot;&quot;))">
            <text:p/>
          </table:table-cell>
          <table:table-cell table:formula="of:=IF([.V127]=&quot;x&quot;;&quot;x&quot;;IF([.V127]=&quot;-&quot;;&quot;-&quot;;&quot;&quot;))">
            <text:p/>
          </table:table-cell>
          <table:table-cell table:formula="of:=IF([.W127]=&quot;x&quot;;&quot;x&quot;;IF([.W127]=&quot;-&quot;;&quot;-&quot;;&quot;&quot;))">
            <text:p/>
          </table:table-cell>
          <table:table-cell table:formula="of:=IF([.X127]=&quot;x&quot;;&quot;x&quot;;IF([.X127]=&quot;-&quot;;&quot;-&quot;;&quot;&quot;))">
            <text:p/>
          </table:table-cell>
          <table:table-cell table:formula="of:=IF([.Y127]=&quot;x&quot;;&quot;x&quot;;IF([.Y127]=&quot;-&quot;;&quot;-&quot;;&quot;&quot;))">
            <text:p/>
          </table:table-cell>
          <table:table-cell table:formula="of:=IF([.Z127]=&quot;x&quot;;&quot;x&quot;;IF([.Z127]=&quot;-&quot;;&quot;-&quot;;&quot;&quot;))">
            <text:p/>
          </table:table-cell>
          <table:table-cell table:formula="of:=IF([.AA127]=&quot;x&quot;;&quot;x&quot;;IF([.AA127]=&quot;-&quot;;&quot;-&quot;;&quot;&quot;))">
            <text:p/>
          </table:table-cell>
          <table:table-cell table:formula="of:=IF([.AB127]=&quot;x&quot;;&quot;x&quot;;IF([.AB127]=&quot;-&quot;;&quot;-&quot;;&quot;&quot;))">
            <text:p/>
          </table:table-cell>
          <table:table-cell table:formula="of:=IF([.AC127]=&quot;x&quot;;&quot;x&quot;;IF([.AC127]=&quot;-&quot;;&quot;-&quot;;&quot;&quot;))" office:value-type="string" office:string-value="x" calcext:value-type="string">
            <text:p>x</text:p>
          </table:table-cell>
          <table:table-cell table:formula="of:=IF([.AD127]=&quot;x&quot;;&quot;x&quot;;IF([.AD127]=&quot;-&quot;;&quot;-&quot;;&quot;&quot;))">
            <text:p/>
          </table:table-cell>
          <table:table-cell table:formula="of:=IF([.AE127]=&quot;x&quot;;&quot;x&quot;;IF([.AE127]=&quot;-&quot;;&quot;-&quot;;&quot;&quot;))">
            <text:p/>
          </table:table-cell>
          <table:table-cell table:formula="of:=IF([.AF127]=&quot;x&quot;;&quot;x&quot;;IF([.AF127]=&quot;-&quot;;&quot;-&quot;;&quot;&quot;))">
            <text:p/>
          </table:table-cell>
          <table:table-cell table:formula="of:=IF([.AG127]=&quot;x&quot;;&quot;x&quot;;IF([.AG127]=&quot;-&quot;;&quot;-&quot;;&quot;&quot;))">
            <text:p/>
          </table:table-cell>
          <table:table-cell table:formula="of:=IF([.AH127]=&quot;x&quot;;&quot;x&quot;;IF([.AH127]=&quot;-&quot;;&quot;-&quot;;&quot;&quot;))">
            <text:p/>
          </table:table-cell>
          <table:table-cell table:formula="of:=IF([.AI127]=&quot;x&quot;;&quot;x&quot;;IF([.AI127]=&quot;-&quot;;&quot;-&quot;;&quot;&quot;))">
            <text:p/>
          </table:table-cell>
          <table:table-cell table:formula="of:=IF([.AJ127]=&quot;x&quot;;&quot;x&quot;;IF([.AJ127]=&quot;-&quot;;&quot;-&quot;;&quot;&quot;))">
            <text:p/>
          </table:table-cell>
          <table:table-cell table:formula="of:=IF([.AK127]=&quot;x&quot;;&quot;x&quot;;IF([.AK127]=&quot;-&quot;;&quot;-&quot;;&quot;&quot;))">
            <text:p/>
          </table:table-cell>
          <table:table-cell table:formula="of:=IF([.AL127]=&quot;x&quot;;&quot;x&quot;;IF([.AL127]=&quot;-&quot;;&quot;-&quot;;&quot;&quot;))">
            <text:p/>
          </table:table-cell>
          <table:table-cell table:formula="of:=IF([.AM127]=&quot;x&quot;;&quot;x&quot;;IF([.AM127]=&quot;-&quot;;&quot;-&quot;;&quot;&quot;))">
            <text:p/>
          </table:table-cell>
          <table:table-cell table:formula="of:=IF([.AN127]=&quot;x&quot;;&quot;x&quot;;IF([.AN127]=&quot;-&quot;;&quot;-&quot;;&quot;&quot;))">
            <text:p/>
          </table:table-cell>
          <table:table-cell table:formula="of:=IF([.AO127]=&quot;x&quot;;&quot;x&quot;;IF([.AO127]=&quot;-&quot;;&quot;-&quot;;&quot;&quot;))">
            <text:p/>
          </table:table-cell>
          <table:table-cell table:formula="of:=IF([.AP127]=&quot;x&quot;;&quot;x&quot;;IF([.AP127]=&quot;-&quot;;&quot;-&quot;;&quot;&quot;))">
            <text:p/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127" calcext:value-type="float">
            <text:p>127</text:p>
          </table:table-cell>
          <table:table-cell table:style-name="ce6" office:value-type="string" calcext:value-type="string">
            <text:p>TST127</text:p>
          </table:table-cell>
          <table:table-cell table:style-name="ce10" table:content-validation-name="val3" office:value-type="string" calcext:value-type="string">
            <text:p>purple</text:p>
          </table:table-cell>
          <table:table-cell table:style-name="ce13" table:content-validation-name="val4" office:value-type="string" calcext:value-type="string">
            <text:p>IO 3</text:p>
          </table:table-cell>
          <table:table-cell table:style-name="ce14" table:content-validation-name="val5" office:value-type="float" office:value="31" calcext:value-type="float">
            <text:p>31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5" table:content-validation-name="val7" office:value-type="string" calcext:value-type="string">
            <text:p>-</text:p>
          </table:table-cell>
          <table:table-cell table:style-name="ce15" table:content-validation-name="val8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yes</text:p>
          </table:table-cell>
          <table:table-cell table:style-name="ce15" table:content-validation-name="val10" office:value-type="float" office:value="-40" calcext:value-type="float">
            <text:p>-40</text:p>
          </table:table-cell>
          <table:table-cell table:style-name="ce15" table:content-validation-name="val9" office:value-type="string" calcext:value-type="string">
            <text:p>yes</text:p>
          </table:table-cell>
          <table:table-cell table:content-validation-name="val11" office:value-type="float" office:value="540" calcext:value-type="float">
            <text:p>540</text:p>
          </table:table-cell>
          <table:table-cell table:style-name="ce15" table:content-validation-name="val9" office:value-type="string" calcext:value-type="string">
            <text:p>yes</text:p>
          </table:table-cell>
          <table:table-cell/>
          <table:table-cell table:style-name="ce2" table:content-validation-name="val1" office:value-type="string" calcext:value-type="string">
            <text:p>yes</text:p>
          </table:table-cell>
          <table:table-cell table:style-name="ce15" table:content-validation-name="val1" office:value-type="string" calcext:value-type="string">
            <text:p>yes</text:p>
          </table:table-cell>
          <table:table-cell/>
          <table:table-cell table:style-name="ce15" table:content-validation-name="val13" table:number-columns-repeated="10"/>
          <table:table-cell table:style-name="ce15" table:content-validation-name="val13" office:value-type="string" calcext:value-type="string">
            <text:p>x</text:p>
          </table:table-cell>
          <table:table-cell table:style-name="ce15" table:content-validation-name="val13" table:number-columns-repeated="13"/>
          <table:table-cell/>
          <table:table-cell table:style-name="ce15" table:content-validation-name="val13" table:number-columns-repeated="8"/>
          <table:table-cell/>
          <table:table-cell table:formula="of:=IF([.S128]=&quot;x&quot;;&quot;x&quot;;IF([.S128]=&quot;-&quot;;&quot;-&quot;;&quot;&quot;))">
            <text:p/>
          </table:table-cell>
          <table:table-cell table:formula="of:=IF([.T128]=&quot;x&quot;;&quot;x&quot;;IF([.T128]=&quot;-&quot;;&quot;-&quot;;&quot;&quot;))">
            <text:p/>
          </table:table-cell>
          <table:table-cell table:formula="of:=IF([.U128]=&quot;x&quot;;&quot;x&quot;;IF([.U128]=&quot;-&quot;;&quot;-&quot;;&quot;&quot;))">
            <text:p/>
          </table:table-cell>
          <table:table-cell table:formula="of:=IF([.V128]=&quot;x&quot;;&quot;x&quot;;IF([.V128]=&quot;-&quot;;&quot;-&quot;;&quot;&quot;))">
            <text:p/>
          </table:table-cell>
          <table:table-cell table:formula="of:=IF([.W128]=&quot;x&quot;;&quot;x&quot;;IF([.W128]=&quot;-&quot;;&quot;-&quot;;&quot;&quot;))">
            <text:p/>
          </table:table-cell>
          <table:table-cell table:formula="of:=IF([.X128]=&quot;x&quot;;&quot;x&quot;;IF([.X128]=&quot;-&quot;;&quot;-&quot;;&quot;&quot;))">
            <text:p/>
          </table:table-cell>
          <table:table-cell table:formula="of:=IF([.Y128]=&quot;x&quot;;&quot;x&quot;;IF([.Y128]=&quot;-&quot;;&quot;-&quot;;&quot;&quot;))">
            <text:p/>
          </table:table-cell>
          <table:table-cell table:formula="of:=IF([.Z128]=&quot;x&quot;;&quot;x&quot;;IF([.Z128]=&quot;-&quot;;&quot;-&quot;;&quot;&quot;))">
            <text:p/>
          </table:table-cell>
          <table:table-cell table:formula="of:=IF([.AA128]=&quot;x&quot;;&quot;x&quot;;IF([.AA128]=&quot;-&quot;;&quot;-&quot;;&quot;&quot;))">
            <text:p/>
          </table:table-cell>
          <table:table-cell table:formula="of:=IF([.AB128]=&quot;x&quot;;&quot;x&quot;;IF([.AB128]=&quot;-&quot;;&quot;-&quot;;&quot;&quot;))">
            <text:p/>
          </table:table-cell>
          <table:table-cell table:formula="of:=IF([.AC128]=&quot;x&quot;;&quot;x&quot;;IF([.AC128]=&quot;-&quot;;&quot;-&quot;;&quot;&quot;))" office:value-type="string" office:string-value="x" calcext:value-type="string">
            <text:p>x</text:p>
          </table:table-cell>
          <table:table-cell table:formula="of:=IF([.AD128]=&quot;x&quot;;&quot;x&quot;;IF([.AD128]=&quot;-&quot;;&quot;-&quot;;&quot;&quot;))">
            <text:p/>
          </table:table-cell>
          <table:table-cell table:formula="of:=IF([.AE128]=&quot;x&quot;;&quot;x&quot;;IF([.AE128]=&quot;-&quot;;&quot;-&quot;;&quot;&quot;))">
            <text:p/>
          </table:table-cell>
          <table:table-cell table:formula="of:=IF([.AF128]=&quot;x&quot;;&quot;x&quot;;IF([.AF128]=&quot;-&quot;;&quot;-&quot;;&quot;&quot;))">
            <text:p/>
          </table:table-cell>
          <table:table-cell table:formula="of:=IF([.AG128]=&quot;x&quot;;&quot;x&quot;;IF([.AG128]=&quot;-&quot;;&quot;-&quot;;&quot;&quot;))">
            <text:p/>
          </table:table-cell>
          <table:table-cell table:formula="of:=IF([.AH128]=&quot;x&quot;;&quot;x&quot;;IF([.AH128]=&quot;-&quot;;&quot;-&quot;;&quot;&quot;))">
            <text:p/>
          </table:table-cell>
          <table:table-cell table:formula="of:=IF([.AI128]=&quot;x&quot;;&quot;x&quot;;IF([.AI128]=&quot;-&quot;;&quot;-&quot;;&quot;&quot;))">
            <text:p/>
          </table:table-cell>
          <table:table-cell table:formula="of:=IF([.AJ128]=&quot;x&quot;;&quot;x&quot;;IF([.AJ128]=&quot;-&quot;;&quot;-&quot;;&quot;&quot;))">
            <text:p/>
          </table:table-cell>
          <table:table-cell table:formula="of:=IF([.AK128]=&quot;x&quot;;&quot;x&quot;;IF([.AK128]=&quot;-&quot;;&quot;-&quot;;&quot;&quot;))">
            <text:p/>
          </table:table-cell>
          <table:table-cell table:formula="of:=IF([.AL128]=&quot;x&quot;;&quot;x&quot;;IF([.AL128]=&quot;-&quot;;&quot;-&quot;;&quot;&quot;))">
            <text:p/>
          </table:table-cell>
          <table:table-cell table:formula="of:=IF([.AM128]=&quot;x&quot;;&quot;x&quot;;IF([.AM128]=&quot;-&quot;;&quot;-&quot;;&quot;&quot;))">
            <text:p/>
          </table:table-cell>
          <table:table-cell table:formula="of:=IF([.AN128]=&quot;x&quot;;&quot;x&quot;;IF([.AN128]=&quot;-&quot;;&quot;-&quot;;&quot;&quot;))">
            <text:p/>
          </table:table-cell>
          <table:table-cell table:formula="of:=IF([.AO128]=&quot;x&quot;;&quot;x&quot;;IF([.AO128]=&quot;-&quot;;&quot;-&quot;;&quot;&quot;))">
            <text:p/>
          </table:table-cell>
          <table:table-cell table:formula="of:=IF([.AP128]=&quot;x&quot;;&quot;x&quot;;IF([.AP128]=&quot;-&quot;;&quot;-&quot;;&quot;&quot;))">
            <text:p/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128" calcext:value-type="float">
            <text:p>128</text:p>
          </table:table-cell>
          <table:table-cell table:style-name="ce6" office:value-type="string" calcext:value-type="string">
            <text:p>TST128</text:p>
          </table:table-cell>
          <table:table-cell table:style-name="ce10" table:content-validation-name="val3" office:value-type="string" calcext:value-type="string">
            <text:p>black</text:p>
          </table:table-cell>
          <table:table-cell table:style-name="ce13" table:content-validation-name="val4" office:value-type="string" calcext:value-type="string">
            <text:p>SigGen</text:p>
          </table:table-cell>
          <table:table-cell table:style-name="ce14" table:content-validation-name="val5" office:value-type="float" office:value="32" calcext:value-type="float">
            <text:p>32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5" table:content-validation-name="val7" office:value-type="string" calcext:value-type="string">
            <text:p>-</text:p>
          </table:table-cell>
          <table:table-cell table:style-name="ce15" table:content-validation-name="val8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no</text:p>
          </table:table-cell>
          <table:table-cell table:style-name="ce15" table:content-validation-name="val10" office:value-type="float" office:value="-45" calcext:value-type="float">
            <text:p>-45</text:p>
          </table:table-cell>
          <table:table-cell table:style-name="ce15" table:content-validation-name="val9" office:value-type="string" calcext:value-type="string">
            <text:p>no</text:p>
          </table:table-cell>
          <table:table-cell table:content-validation-name="val12" office:value-type="float" office:value="560" calcext:value-type="float">
            <text:p>560</text:p>
          </table:table-cell>
          <table:table-cell table:style-name="ce15" table:content-validation-name="val9" office:value-type="string" calcext:value-type="string">
            <text:p>no</text:p>
          </table:table-cell>
          <table:table-cell/>
          <table:table-cell table:style-name="ce2" table:content-validation-name="val1" office:value-type="string" calcext:value-type="string">
            <text:p>yes</text:p>
          </table:table-cell>
          <table:table-cell table:style-name="ce15" table:content-validation-name="val1" office:value-type="string" calcext:value-type="string">
            <text:p>yes</text:p>
          </table:table-cell>
          <table:table-cell/>
          <table:table-cell table:style-name="ce15" table:content-validation-name="val13" table:number-columns-repeated="10"/>
          <table:table-cell table:style-name="ce15" table:content-validation-name="val13" office:value-type="string" calcext:value-type="string">
            <text:p>x</text:p>
          </table:table-cell>
          <table:table-cell table:style-name="ce15" table:content-validation-name="val13" table:number-columns-repeated="13"/>
          <table:table-cell/>
          <table:table-cell table:style-name="ce15" table:content-validation-name="val13" table:number-columns-repeated="8"/>
          <table:table-cell/>
          <table:table-cell table:formula="of:=IF([.S129]=&quot;x&quot;;&quot;x&quot;;IF([.S129]=&quot;-&quot;;&quot;-&quot;;&quot;&quot;))">
            <text:p/>
          </table:table-cell>
          <table:table-cell table:formula="of:=IF([.T129]=&quot;x&quot;;&quot;x&quot;;IF([.T129]=&quot;-&quot;;&quot;-&quot;;&quot;&quot;))">
            <text:p/>
          </table:table-cell>
          <table:table-cell table:formula="of:=IF([.U129]=&quot;x&quot;;&quot;x&quot;;IF([.U129]=&quot;-&quot;;&quot;-&quot;;&quot;&quot;))">
            <text:p/>
          </table:table-cell>
          <table:table-cell table:formula="of:=IF([.V129]=&quot;x&quot;;&quot;x&quot;;IF([.V129]=&quot;-&quot;;&quot;-&quot;;&quot;&quot;))">
            <text:p/>
          </table:table-cell>
          <table:table-cell table:formula="of:=IF([.W129]=&quot;x&quot;;&quot;x&quot;;IF([.W129]=&quot;-&quot;;&quot;-&quot;;&quot;&quot;))">
            <text:p/>
          </table:table-cell>
          <table:table-cell table:formula="of:=IF([.X129]=&quot;x&quot;;&quot;x&quot;;IF([.X129]=&quot;-&quot;;&quot;-&quot;;&quot;&quot;))">
            <text:p/>
          </table:table-cell>
          <table:table-cell table:formula="of:=IF([.Y129]=&quot;x&quot;;&quot;x&quot;;IF([.Y129]=&quot;-&quot;;&quot;-&quot;;&quot;&quot;))">
            <text:p/>
          </table:table-cell>
          <table:table-cell table:formula="of:=IF([.Z129]=&quot;x&quot;;&quot;x&quot;;IF([.Z129]=&quot;-&quot;;&quot;-&quot;;&quot;&quot;))">
            <text:p/>
          </table:table-cell>
          <table:table-cell table:formula="of:=IF([.AA129]=&quot;x&quot;;&quot;x&quot;;IF([.AA129]=&quot;-&quot;;&quot;-&quot;;&quot;&quot;))">
            <text:p/>
          </table:table-cell>
          <table:table-cell table:formula="of:=IF([.AB129]=&quot;x&quot;;&quot;x&quot;;IF([.AB129]=&quot;-&quot;;&quot;-&quot;;&quot;&quot;))">
            <text:p/>
          </table:table-cell>
          <table:table-cell table:formula="of:=IF([.AC129]=&quot;x&quot;;&quot;x&quot;;IF([.AC129]=&quot;-&quot;;&quot;-&quot;;&quot;&quot;))" office:value-type="string" office:string-value="x" calcext:value-type="string">
            <text:p>x</text:p>
          </table:table-cell>
          <table:table-cell table:formula="of:=IF([.AD129]=&quot;x&quot;;&quot;x&quot;;IF([.AD129]=&quot;-&quot;;&quot;-&quot;;&quot;&quot;))">
            <text:p/>
          </table:table-cell>
          <table:table-cell table:formula="of:=IF([.AE129]=&quot;x&quot;;&quot;x&quot;;IF([.AE129]=&quot;-&quot;;&quot;-&quot;;&quot;&quot;))">
            <text:p/>
          </table:table-cell>
          <table:table-cell table:formula="of:=IF([.AF129]=&quot;x&quot;;&quot;x&quot;;IF([.AF129]=&quot;-&quot;;&quot;-&quot;;&quot;&quot;))">
            <text:p/>
          </table:table-cell>
          <table:table-cell table:formula="of:=IF([.AG129]=&quot;x&quot;;&quot;x&quot;;IF([.AG129]=&quot;-&quot;;&quot;-&quot;;&quot;&quot;))">
            <text:p/>
          </table:table-cell>
          <table:table-cell table:formula="of:=IF([.AH129]=&quot;x&quot;;&quot;x&quot;;IF([.AH129]=&quot;-&quot;;&quot;-&quot;;&quot;&quot;))">
            <text:p/>
          </table:table-cell>
          <table:table-cell table:formula="of:=IF([.AI129]=&quot;x&quot;;&quot;x&quot;;IF([.AI129]=&quot;-&quot;;&quot;-&quot;;&quot;&quot;))">
            <text:p/>
          </table:table-cell>
          <table:table-cell table:formula="of:=IF([.AJ129]=&quot;x&quot;;&quot;x&quot;;IF([.AJ129]=&quot;-&quot;;&quot;-&quot;;&quot;&quot;))">
            <text:p/>
          </table:table-cell>
          <table:table-cell table:formula="of:=IF([.AK129]=&quot;x&quot;;&quot;x&quot;;IF([.AK129]=&quot;-&quot;;&quot;-&quot;;&quot;&quot;))">
            <text:p/>
          </table:table-cell>
          <table:table-cell table:formula="of:=IF([.AL129]=&quot;x&quot;;&quot;x&quot;;IF([.AL129]=&quot;-&quot;;&quot;-&quot;;&quot;&quot;))">
            <text:p/>
          </table:table-cell>
          <table:table-cell table:formula="of:=IF([.AM129]=&quot;x&quot;;&quot;x&quot;;IF([.AM129]=&quot;-&quot;;&quot;-&quot;;&quot;&quot;))">
            <text:p/>
          </table:table-cell>
          <table:table-cell table:formula="of:=IF([.AN129]=&quot;x&quot;;&quot;x&quot;;IF([.AN129]=&quot;-&quot;;&quot;-&quot;;&quot;&quot;))">
            <text:p/>
          </table:table-cell>
          <table:table-cell table:formula="of:=IF([.AO129]=&quot;x&quot;;&quot;x&quot;;IF([.AO129]=&quot;-&quot;;&quot;-&quot;;&quot;&quot;))">
            <text:p/>
          </table:table-cell>
          <table:table-cell table:formula="of:=IF([.AP129]=&quot;x&quot;;&quot;x&quot;;IF([.AP129]=&quot;-&quot;;&quot;-&quot;;&quot;&quot;))">
            <text:p/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/>
          <table:table-cell table:style-name="ce4"/>
          <table:table-cell table:number-columns-repeated="8"/>
          <table:table-cell table:style-name="ce15" table:content-validation-name="val10"/>
          <table:table-cell/>
          <table:table-cell table:content-validation-name="val11" table:number-columns-repeated="2"/>
          <table:table-cell table:number-columns-repeated="14"/>
          <table:table-cell table:style-name="ce15" table:content-validation-name="val13"/>
          <table:table-cell table:number-columns-repeated="16355"/>
        </table:table-row>
        <table:table-row table:style-name="ro2">
          <table:table-cell/>
          <table:table-cell table:style-name="ce4"/>
          <table:table-cell table:number-columns-repeated="8"/>
          <table:table-cell table:style-name="ce15" table:content-validation-name="val10"/>
          <table:table-cell/>
          <table:table-cell table:content-validation-name="val12" table:number-columns-repeated="2"/>
          <table:table-cell table:number-columns-repeated="14"/>
          <table:table-cell table:style-name="ce15" table:content-validation-name="val13"/>
          <table:table-cell table:number-columns-repeated="16355"/>
        </table:table-row>
        <table:table-row table:style-name="ro2">
          <table:table-cell table:number-columns-repeated="10"/>
          <table:table-cell table:style-name="ce15" table:content-validation-name="val10"/>
          <table:table-cell/>
          <table:table-cell table:content-validation-name="val11" table:number-columns-repeated="2"/>
          <table:table-cell table:number-columns-repeated="14"/>
          <table:table-cell table:style-name="ce15" table:content-validation-name="val13"/>
          <table:table-cell table:number-columns-repeated="16355"/>
        </table:table-row>
        <table:table-row table:style-name="ro2">
          <table:table-cell table:number-columns-repeated="10"/>
          <table:table-cell table:style-name="ce15" table:content-validation-name="val10"/>
          <table:table-cell/>
          <table:table-cell table:content-validation-name="val12" table:number-columns-repeated="2"/>
          <table:table-cell table:number-columns-repeated="14"/>
          <table:table-cell table:style-name="ce15" table:content-validation-name="val13"/>
          <table:table-cell table:number-columns-repeated="16355"/>
        </table:table-row>
        <table:table-row table:style-name="ro2">
          <table:table-cell table:number-columns-repeated="12"/>
          <table:table-cell table:content-validation-name="val11" table:number-columns-repeated="2"/>
          <table:table-cell table:number-columns-repeated="16370"/>
        </table:table-row>
        <table:table-row table:style-name="ro2">
          <table:table-cell table:number-columns-repeated="12"/>
          <table:table-cell table:content-validation-name="val12" table:number-columns-repeated="2"/>
          <table:table-cell table:number-columns-repeated="16370"/>
        </table:table-row>
        <table:table-row table:style-name="ro2" table:number-rows-repeated="1048440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Channels.P4:Channels.P1048576 Channels.P1:Channels.P1 Channels.G1:Channels.I1 Channels.H130:Channels.I1048576 Channels.G3:Channels.G13 Channels.G18:Channels.G1048576 Channels.H28:Channels.I28 Channels.D1:Channels.F1048576 Channels.A2:Channels.A129">
            <calcext:condition calcext:apply-style-name="ConditionalStyle_1" calcext:value="=&quot;purple&quot;" calcext:base-cell-address="Channels.A1"/>
            <calcext:condition calcext:apply-style-name="ConditionalStyle_2" calcext:value="=&quot;light blue&quot;" calcext:base-cell-address="Channels.A1"/>
            <calcext:condition calcext:apply-style-name="ConditionalStyle_3" calcext:value="=&quot;green&quot;" calcext:base-cell-address="Channels.A1"/>
            <calcext:condition calcext:apply-style-name="ConditionalStyle_4" calcext:value="=&quot;red&quot;" calcext:base-cell-address="Channels.A1"/>
            <calcext:condition calcext:apply-style-name="ConditionalStyle_5" calcext:value="=&quot;black&quot;" calcext:base-cell-address="Channels.A1"/>
            <calcext:condition calcext:apply-style-name="ConditionalStyle_6" calcext:value="=&quot;yellow&quot;" calcext:base-cell-address="Channels.A1"/>
            <calcext:condition calcext:apply-style-name="ConditionalStyle_7" calcext:value="=&quot;blue&quot;" calcext:base-cell-address="Channels.A1"/>
          </calcext:conditional-format>
        </calcext:conditional-formats>
      </table:table>
      <table:table table:name="Sockets" table:style-name="ta2">
        <table:table-column table:style-name="co10" table:default-cell-style-name="ce17"/>
        <table:table-column table:style-name="co11" table:default-cell-style-name="ce4"/>
        <table:table-column table:style-name="co12" table:number-columns-repeated="2" table:default-cell-style-name="ce4"/>
        <table:table-column table:style-name="co13" table:default-cell-style-name="ce4"/>
        <table:table-column table:style-name="co14" table:number-columns-repeated="7" table:default-cell-style-name="ce4"/>
        <table:table-column table:style-name="co15" table:number-columns-repeated="4" table:default-cell-style-name="ce4"/>
        <table:table-column table:style-name="co14" table:default-cell-style-name="ce4"/>
        <table:table-column table:style-name="co14" table:number-columns-repeated="2" table:default-cell-style-name="ce17"/>
        <table:table-column table:style-name="co15" table:number-columns-repeated="2" table:default-cell-style-name="ce17"/>
        <table:table-column table:style-name="co16" table:default-cell-style-name="ce17"/>
        <table:table-column table:style-name="co17" table:number-columns-repeated="16362"/>
        <table:table-row table:style-name="ro3">
          <table:table-cell table:style-name="ce21" office:value-type="string" calcext:value-type="string">
            <text:p>Indication Start/End Socket</text:p>
            <text:p>For</text:p>
            <text:p>Mixrack / Expanders</text:p>
            <text:p/>
          </table:table-cell>
          <table:table-cell table:style-name="ce23" office:value-type="string" calcext:value-type="string">
            <text:p>Socket Number</text:p>
          </table:table-cell>
          <table:table-cell table:style-name="ce24" office:value-type="string" calcext:value-type="string">
            <text:p>Local Phantom</text:p>
          </table:table-cell>
          <table:table-cell table:style-name="ce24" office:value-type="string" calcext:value-type="string">
            <text:p>Local Pad</text:p>
          </table:table-cell>
          <table:table-cell table:style-name="ce24" office:value-type="string" calcext:value-type="string">
            <text:p>Local Gain</text:p>
          </table:table-cell>
          <table:table-cell table:style-name="ce25"/>
          <table:table-cell table:style-name="ce26" office:value-type="string" calcext:value-type="string">
            <text:p>DX1 Phantom</text:p>
          </table:table-cell>
          <table:table-cell table:style-name="ce26" office:value-type="string" calcext:value-type="string">
            <text:p>DX1 Pad</text:p>
          </table:table-cell>
          <table:table-cell table:style-name="ce26" office:value-type="string" calcext:value-type="string">
            <text:p>DX1 Gain</text:p>
          </table:table-cell>
          <table:table-cell table:style-name="ce25"/>
          <table:table-cell table:style-name="ce27" office:value-type="string" calcext:value-type="string">
            <text:p>DX3 Phantom</text:p>
          </table:table-cell>
          <table:table-cell table:style-name="ce27" office:value-type="string" calcext:value-type="string">
            <text:p>DX3 Pad</text:p>
          </table:table-cell>
          <table:table-cell table:style-name="ce27" office:value-type="string" calcext:value-type="string">
            <text:p>DX3 Gain</text:p>
          </table:table-cell>
          <table:table-cell table:style-name="ce25"/>
          <table:table-cell table:style-name="ce28" office:value-type="string" calcext:value-type="string">
            <text:p>Slink Phantom</text:p>
          </table:table-cell>
          <table:table-cell table:style-name="ce28" office:value-type="string" calcext:value-type="string">
            <text:p>Slink Pad</text:p>
          </table:table-cell>
          <table:table-cell table:style-name="ce28" office:value-type="string" calcext:value-type="string">
            <text:p>Slink Gain</text:p>
          </table:table-cell>
          <table:table-cell table:number-columns-repeated="5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style-name="ce15" table:content-validation-name="val14" office:value-type="string" calcext:value-type="string">
            <text:p>yes</text:p>
          </table:table-cell>
          <table:table-cell table:style-name="ce15" table:content-validation-name="val14" office:value-type="string" calcext:value-type="string">
            <text:p>-</text:p>
          </table:table-cell>
          <table:table-cell table:style-name="ce15" table:content-validation-name="val15" office:value-type="string" calcext:value-type="string">
            <text:p>-</text:p>
          </table:table-cell>
          <table:table-cell/>
          <table:table-cell table:style-name="ce15" table:content-validation-name="val14" office:value-type="string" calcext:value-type="string">
            <text:p>yes</text:p>
          </table:table-cell>
          <table:table-cell table:style-name="ce15" table:content-validation-name="val14" office:value-type="string" calcext:value-type="string">
            <text:p>-</text:p>
          </table:table-cell>
          <table:table-cell table:style-name="ce15" table:content-validation-name="val15" office:value-type="string" calcext:value-type="string">
            <text:p>-</text:p>
          </table:table-cell>
          <table:table-cell/>
          <table:table-cell table:style-name="ce15" table:content-validation-name="val14" office:value-type="string" calcext:value-type="string">
            <text:p>yes</text:p>
          </table:table-cell>
          <table:table-cell table:style-name="ce15" table:content-validation-name="val14" office:value-type="string" calcext:value-type="string">
            <text:p>-</text:p>
          </table:table-cell>
          <table:table-cell table:style-name="ce15" table:content-validation-name="val15" office:value-type="string" calcext:value-type="string">
            <text:p>-</text:p>
          </table:table-cell>
          <table:table-cell/>
          <table:table-cell table:style-name="ce15" table:content-validation-name="val14" office:value-type="string" calcext:value-type="string">
            <text:p>yes</text:p>
          </table:table-cell>
          <table:table-cell table:style-name="ce15" table:content-validation-name="val14" office:value-type="string" calcext:value-type="string">
            <text:p>-</text:p>
          </table:table-cell>
          <table:table-cell table:style-name="ce15" table:content-validation-name="val15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table:style-name="ce15" table:content-validation-name="val14" office:value-type="string" calcext:value-type="string">
            <text:p>no</text:p>
          </table:table-cell>
          <table:table-cell table:style-name="ce15" table:content-validation-name="val14" office:value-type="string" calcext:value-type="string">
            <text:p>-</text:p>
          </table:table-cell>
          <table:table-cell table:style-name="ce15" table:content-validation-name="val15" office:value-type="float" office:value="5" calcext:value-type="float">
            <text:p>5</text:p>
          </table:table-cell>
          <table:table-cell/>
          <table:table-cell table:style-name="ce15" table:content-validation-name="val14" office:value-type="string" calcext:value-type="string">
            <text:p>no</text:p>
          </table:table-cell>
          <table:table-cell table:style-name="ce15" table:content-validation-name="val14" office:value-type="string" calcext:value-type="string">
            <text:p>-</text:p>
          </table:table-cell>
          <table:table-cell table:style-name="ce15" table:content-validation-name="val15" office:value-type="float" office:value="5" calcext:value-type="float">
            <text:p>5</text:p>
          </table:table-cell>
          <table:table-cell/>
          <table:table-cell table:style-name="ce15" table:content-validation-name="val14" office:value-type="string" calcext:value-type="string">
            <text:p>no</text:p>
          </table:table-cell>
          <table:table-cell table:style-name="ce15" table:content-validation-name="val14" office:value-type="string" calcext:value-type="string">
            <text:p>-</text:p>
          </table:table-cell>
          <table:table-cell table:style-name="ce15" table:content-validation-name="val15" office:value-type="float" office:value="5" calcext:value-type="float">
            <text:p>5</text:p>
          </table:table-cell>
          <table:table-cell/>
          <table:table-cell table:style-name="ce15" table:content-validation-name="val14" office:value-type="string" calcext:value-type="string">
            <text:p>no</text:p>
          </table:table-cell>
          <table:table-cell table:style-name="ce15" table:content-validation-name="val14" office:value-type="string" calcext:value-type="string">
            <text:p>-</text:p>
          </table:table-cell>
          <table:table-cell table:style-name="ce15" table:content-validation-name="val15" office:value-type="float" office:value="5" calcext:value-type="float">
            <text:p>5</text:p>
          </table:table-cell>
          <table:table-cell table:number-columns-repeated="5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table:style-name="ce15" table:content-validation-name="val14" office:value-type="string" calcext:value-type="string">
            <text:p>yes</text:p>
          </table:table-cell>
          <table:table-cell table:style-name="ce15" table:content-validation-name="val14" office:value-type="string" calcext:value-type="string">
            <text:p>-</text:p>
          </table:table-cell>
          <table:table-cell table:style-name="ce15" table:content-validation-name="val15" office:value-type="float" office:value="10" calcext:value-type="float">
            <text:p>10</text:p>
          </table:table-cell>
          <table:table-cell/>
          <table:table-cell table:style-name="ce15" table:content-validation-name="val14" office:value-type="string" calcext:value-type="string">
            <text:p>yes</text:p>
          </table:table-cell>
          <table:table-cell table:style-name="ce15" table:content-validation-name="val14" office:value-type="string" calcext:value-type="string">
            <text:p>-</text:p>
          </table:table-cell>
          <table:table-cell table:style-name="ce15" table:content-validation-name="val15" office:value-type="float" office:value="10" calcext:value-type="float">
            <text:p>10</text:p>
          </table:table-cell>
          <table:table-cell/>
          <table:table-cell table:style-name="ce15" table:content-validation-name="val14" office:value-type="string" calcext:value-type="string">
            <text:p>yes</text:p>
          </table:table-cell>
          <table:table-cell table:style-name="ce15" table:content-validation-name="val14" office:value-type="string" calcext:value-type="string">
            <text:p>-</text:p>
          </table:table-cell>
          <table:table-cell table:style-name="ce15" table:content-validation-name="val15" office:value-type="float" office:value="10" calcext:value-type="float">
            <text:p>10</text:p>
          </table:table-cell>
          <table:table-cell/>
          <table:table-cell table:style-name="ce15" table:content-validation-name="val14" office:value-type="string" calcext:value-type="string">
            <text:p>yes</text:p>
          </table:table-cell>
          <table:table-cell table:style-name="ce15" table:content-validation-name="val14" office:value-type="string" calcext:value-type="string">
            <text:p>-</text:p>
          </table:table-cell>
          <table:table-cell table:style-name="ce15" table:content-validation-name="val15" office:value-type="float" office:value="10" calcext:value-type="float">
            <text:p>10</text:p>
          </table:table-cell>
          <table:table-cell table:number-columns-repeated="5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style-name="ce15" table:content-validation-name="val14" office:value-type="string" calcext:value-type="string">
            <text:p>no</text:p>
          </table:table-cell>
          <table:table-cell table:style-name="ce15" table:content-validation-name="val14" office:value-type="string" calcext:value-type="string">
            <text:p>-</text:p>
          </table:table-cell>
          <table:table-cell table:style-name="ce15" table:content-validation-name="val15" office:value-type="float" office:value="15" calcext:value-type="float">
            <text:p>15</text:p>
          </table:table-cell>
          <table:table-cell/>
          <table:table-cell table:style-name="ce15" table:content-validation-name="val14" office:value-type="string" calcext:value-type="string">
            <text:p>no</text:p>
          </table:table-cell>
          <table:table-cell table:style-name="ce15" table:content-validation-name="val14" office:value-type="string" calcext:value-type="string">
            <text:p>-</text:p>
          </table:table-cell>
          <table:table-cell table:style-name="ce15" table:content-validation-name="val15" office:value-type="float" office:value="15" calcext:value-type="float">
            <text:p>15</text:p>
          </table:table-cell>
          <table:table-cell/>
          <table:table-cell table:style-name="ce15" table:content-validation-name="val14" office:value-type="string" calcext:value-type="string">
            <text:p>no</text:p>
          </table:table-cell>
          <table:table-cell table:style-name="ce15" table:content-validation-name="val14" office:value-type="string" calcext:value-type="string">
            <text:p>-</text:p>
          </table:table-cell>
          <table:table-cell table:style-name="ce15" table:content-validation-name="val15" office:value-type="float" office:value="15" calcext:value-type="float">
            <text:p>15</text:p>
          </table:table-cell>
          <table:table-cell/>
          <table:table-cell table:style-name="ce15" table:content-validation-name="val14" office:value-type="string" calcext:value-type="string">
            <text:p>no</text:p>
          </table:table-cell>
          <table:table-cell table:style-name="ce15" table:content-validation-name="val14" office:value-type="string" calcext:value-type="string">
            <text:p>-</text:p>
          </table:table-cell>
          <table:table-cell table:style-name="ce15" table:content-validation-name="val15" office:value-type="float" office:value="15" calcext:value-type="float">
            <text:p>15</text:p>
          </table:table-cell>
          <table:table-cell table:number-columns-repeated="5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style-name="ce15" table:content-validation-name="val14" office:value-type="string" calcext:value-type="string">
            <text:p>yes</text:p>
          </table:table-cell>
          <table:table-cell table:style-name="ce15" table:content-validation-name="val14" office:value-type="string" calcext:value-type="string">
            <text:p>-</text:p>
          </table:table-cell>
          <table:table-cell table:style-name="ce15" table:content-validation-name="val15" office:value-type="float" office:value="20" calcext:value-type="float">
            <text:p>20</text:p>
          </table:table-cell>
          <table:table-cell/>
          <table:table-cell table:style-name="ce15" table:content-validation-name="val14" office:value-type="string" calcext:value-type="string">
            <text:p>yes</text:p>
          </table:table-cell>
          <table:table-cell table:style-name="ce15" table:content-validation-name="val14" office:value-type="string" calcext:value-type="string">
            <text:p>-</text:p>
          </table:table-cell>
          <table:table-cell table:style-name="ce15" table:content-validation-name="val15" office:value-type="float" office:value="20" calcext:value-type="float">
            <text:p>20</text:p>
          </table:table-cell>
          <table:table-cell/>
          <table:table-cell table:style-name="ce15" table:content-validation-name="val14" office:value-type="string" calcext:value-type="string">
            <text:p>yes</text:p>
          </table:table-cell>
          <table:table-cell table:style-name="ce15" table:content-validation-name="val14" office:value-type="string" calcext:value-type="string">
            <text:p>-</text:p>
          </table:table-cell>
          <table:table-cell table:style-name="ce15" table:content-validation-name="val15" office:value-type="float" office:value="20" calcext:value-type="float">
            <text:p>20</text:p>
          </table:table-cell>
          <table:table-cell/>
          <table:table-cell table:style-name="ce15" table:content-validation-name="val14" office:value-type="string" calcext:value-type="string">
            <text:p>yes</text:p>
          </table:table-cell>
          <table:table-cell table:style-name="ce15" table:content-validation-name="val14" office:value-type="string" calcext:value-type="string">
            <text:p>-</text:p>
          </table:table-cell>
          <table:table-cell table:style-name="ce15" table:content-validation-name="val15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table:style-name="ce15" table:content-validation-name="val14" office:value-type="string" calcext:value-type="string">
            <text:p>no</text:p>
          </table:table-cell>
          <table:table-cell table:style-name="ce15" table:content-validation-name="val14" office:value-type="string" calcext:value-type="string">
            <text:p>-</text:p>
          </table:table-cell>
          <table:table-cell table:style-name="ce15" table:content-validation-name="val15" office:value-type="float" office:value="25" calcext:value-type="float">
            <text:p>25</text:p>
          </table:table-cell>
          <table:table-cell/>
          <table:table-cell table:style-name="ce15" table:content-validation-name="val14" office:value-type="string" calcext:value-type="string">
            <text:p>no</text:p>
          </table:table-cell>
          <table:table-cell table:style-name="ce15" table:content-validation-name="val14" office:value-type="string" calcext:value-type="string">
            <text:p>-</text:p>
          </table:table-cell>
          <table:table-cell table:style-name="ce15" table:content-validation-name="val15" office:value-type="float" office:value="25" calcext:value-type="float">
            <text:p>25</text:p>
          </table:table-cell>
          <table:table-cell/>
          <table:table-cell table:style-name="ce15" table:content-validation-name="val14" office:value-type="string" calcext:value-type="string">
            <text:p>no</text:p>
          </table:table-cell>
          <table:table-cell table:style-name="ce15" table:content-validation-name="val14" office:value-type="string" calcext:value-type="string">
            <text:p>-</text:p>
          </table:table-cell>
          <table:table-cell table:style-name="ce15" table:content-validation-name="val15" office:value-type="float" office:value="25" calcext:value-type="float">
            <text:p>25</text:p>
          </table:table-cell>
          <table:table-cell/>
          <table:table-cell table:style-name="ce15" table:content-validation-name="val14" office:value-type="string" calcext:value-type="string">
            <text:p>no</text:p>
          </table:table-cell>
          <table:table-cell table:style-name="ce15" table:content-validation-name="val14" office:value-type="string" calcext:value-type="string">
            <text:p>-</text:p>
          </table:table-cell>
          <table:table-cell table:style-name="ce15" table:content-validation-name="val15" office:value-type="float" office:value="25" calcext:value-type="float">
            <text:p>25</text:p>
          </table:table-cell>
          <table:table-cell table:number-columns-repeated="5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table:style-name="ce15" table:content-validation-name="val14" office:value-type="string" calcext:value-type="string">
            <text:p>yes</text:p>
          </table:table-cell>
          <table:table-cell table:style-name="ce15" table:content-validation-name="val14" office:value-type="string" calcext:value-type="string">
            <text:p>-</text:p>
          </table:table-cell>
          <table:table-cell table:style-name="ce15" table:content-validation-name="val15" office:value-type="float" office:value="30" calcext:value-type="float">
            <text:p>30</text:p>
          </table:table-cell>
          <table:table-cell/>
          <table:table-cell table:style-name="ce15" table:content-validation-name="val14" office:value-type="string" calcext:value-type="string">
            <text:p>yes</text:p>
          </table:table-cell>
          <table:table-cell table:style-name="ce15" table:content-validation-name="val14" office:value-type="string" calcext:value-type="string">
            <text:p>-</text:p>
          </table:table-cell>
          <table:table-cell table:style-name="ce15" table:content-validation-name="val15" office:value-type="float" office:value="30" calcext:value-type="float">
            <text:p>30</text:p>
          </table:table-cell>
          <table:table-cell/>
          <table:table-cell table:style-name="ce15" table:content-validation-name="val14" office:value-type="string" calcext:value-type="string">
            <text:p>yes</text:p>
          </table:table-cell>
          <table:table-cell table:style-name="ce15" table:content-validation-name="val14" office:value-type="string" calcext:value-type="string">
            <text:p>-</text:p>
          </table:table-cell>
          <table:table-cell table:style-name="ce15" table:content-validation-name="val15" office:value-type="float" office:value="30" calcext:value-type="float">
            <text:p>30</text:p>
          </table:table-cell>
          <table:table-cell/>
          <table:table-cell table:style-name="ce15" table:content-validation-name="val14" office:value-type="string" calcext:value-type="string">
            <text:p>yes</text:p>
          </table:table-cell>
          <table:table-cell table:style-name="ce15" table:content-validation-name="val14" office:value-type="string" calcext:value-type="string">
            <text:p>-</text:p>
          </table:table-cell>
          <table:table-cell table:style-name="ce15" table:content-validation-name="val15" office:value-type="float" office:value="30" calcext:value-type="float">
            <text:p>30</text:p>
          </table:table-cell>
          <table:table-cell table:number-columns-repeated="5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table:style-name="ce15" table:content-validation-name="val14" office:value-type="string" calcext:value-type="string">
            <text:p>no</text:p>
          </table:table-cell>
          <table:table-cell table:style-name="ce15" table:content-validation-name="val14" office:value-type="string" calcext:value-type="string">
            <text:p>-</text:p>
          </table:table-cell>
          <table:table-cell table:style-name="ce15" table:content-validation-name="val15" office:value-type="float" office:value="35" calcext:value-type="float">
            <text:p>35</text:p>
          </table:table-cell>
          <table:table-cell/>
          <table:table-cell table:style-name="ce15" table:content-validation-name="val14" office:value-type="string" calcext:value-type="string">
            <text:p>no</text:p>
          </table:table-cell>
          <table:table-cell table:style-name="ce15" table:content-validation-name="val14" office:value-type="string" calcext:value-type="string">
            <text:p>-</text:p>
          </table:table-cell>
          <table:table-cell table:style-name="ce15" table:content-validation-name="val15" office:value-type="float" office:value="35" calcext:value-type="float">
            <text:p>35</text:p>
          </table:table-cell>
          <table:table-cell/>
          <table:table-cell table:style-name="ce15" table:content-validation-name="val14" office:value-type="string" calcext:value-type="string">
            <text:p>no</text:p>
          </table:table-cell>
          <table:table-cell table:style-name="ce15" table:content-validation-name="val14" office:value-type="string" calcext:value-type="string">
            <text:p>-</text:p>
          </table:table-cell>
          <table:table-cell table:style-name="ce15" table:content-validation-name="val15" office:value-type="float" office:value="35" calcext:value-type="float">
            <text:p>35</text:p>
          </table:table-cell>
          <table:table-cell/>
          <table:table-cell table:style-name="ce15" table:content-validation-name="val14" office:value-type="string" calcext:value-type="string">
            <text:p>no</text:p>
          </table:table-cell>
          <table:table-cell table:style-name="ce15" table:content-validation-name="val14" office:value-type="string" calcext:value-type="string">
            <text:p>-</text:p>
          </table:table-cell>
          <table:table-cell table:style-name="ce15" table:content-validation-name="val15" office:value-type="float" office:value="35" calcext:value-type="float">
            <text:p>35</text:p>
          </table:table-cell>
          <table:table-cell table:number-columns-repeated="5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table:style-name="ce15" table:content-validation-name="val14" office:value-type="string" calcext:value-type="string">
            <text:p>yes</text:p>
          </table:table-cell>
          <table:table-cell table:style-name="ce15" table:content-validation-name="val14" office:value-type="string" calcext:value-type="string">
            <text:p>-</text:p>
          </table:table-cell>
          <table:table-cell table:style-name="ce15" table:content-validation-name="val15" office:value-type="float" office:value="40" calcext:value-type="float">
            <text:p>40</text:p>
          </table:table-cell>
          <table:table-cell/>
          <table:table-cell table:style-name="ce15" table:content-validation-name="val14" office:value-type="string" calcext:value-type="string">
            <text:p>yes</text:p>
          </table:table-cell>
          <table:table-cell table:style-name="ce15" table:content-validation-name="val14" office:value-type="string" calcext:value-type="string">
            <text:p>-</text:p>
          </table:table-cell>
          <table:table-cell table:style-name="ce15" table:content-validation-name="val15" office:value-type="float" office:value="40" calcext:value-type="float">
            <text:p>40</text:p>
          </table:table-cell>
          <table:table-cell/>
          <table:table-cell table:style-name="ce15" table:content-validation-name="val14" office:value-type="string" calcext:value-type="string">
            <text:p>yes</text:p>
          </table:table-cell>
          <table:table-cell table:style-name="ce15" table:content-validation-name="val14" office:value-type="string" calcext:value-type="string">
            <text:p>-</text:p>
          </table:table-cell>
          <table:table-cell table:style-name="ce15" table:content-validation-name="val15" office:value-type="float" office:value="40" calcext:value-type="float">
            <text:p>40</text:p>
          </table:table-cell>
          <table:table-cell/>
          <table:table-cell table:style-name="ce15" table:content-validation-name="val14" office:value-type="string" calcext:value-type="string">
            <text:p>yes</text:p>
          </table:table-cell>
          <table:table-cell table:style-name="ce15" table:content-validation-name="val14" office:value-type="string" calcext:value-type="string">
            <text:p>-</text:p>
          </table:table-cell>
          <table:table-cell table:style-name="ce15" table:content-validation-name="val15" office:value-type="float" office:value="40" calcext:value-type="float">
            <text:p>4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table:style-name="ce15" table:content-validation-name="val14" office:value-type="string" calcext:value-type="string">
            <text:p>no</text:p>
          </table:table-cell>
          <table:table-cell table:style-name="ce15" table:content-validation-name="val14" office:value-type="string" calcext:value-type="string">
            <text:p>-</text:p>
          </table:table-cell>
          <table:table-cell table:style-name="ce15" table:content-validation-name="val15" office:value-type="float" office:value="45" calcext:value-type="float">
            <text:p>45</text:p>
          </table:table-cell>
          <table:table-cell/>
          <table:table-cell table:style-name="ce15" table:content-validation-name="val14" office:value-type="string" calcext:value-type="string">
            <text:p>no</text:p>
          </table:table-cell>
          <table:table-cell table:style-name="ce15" table:content-validation-name="val14" office:value-type="string" calcext:value-type="string">
            <text:p>-</text:p>
          </table:table-cell>
          <table:table-cell table:style-name="ce15" table:content-validation-name="val15" office:value-type="float" office:value="45" calcext:value-type="float">
            <text:p>45</text:p>
          </table:table-cell>
          <table:table-cell/>
          <table:table-cell table:style-name="ce15" table:content-validation-name="val14" office:value-type="string" calcext:value-type="string">
            <text:p>no</text:p>
          </table:table-cell>
          <table:table-cell table:style-name="ce15" table:content-validation-name="val14" office:value-type="string" calcext:value-type="string">
            <text:p>-</text:p>
          </table:table-cell>
          <table:table-cell table:style-name="ce15" table:content-validation-name="val15" office:value-type="float" office:value="45" calcext:value-type="float">
            <text:p>45</text:p>
          </table:table-cell>
          <table:table-cell/>
          <table:table-cell table:style-name="ce15" table:content-validation-name="val14" office:value-type="string" calcext:value-type="string">
            <text:p>no</text:p>
          </table:table-cell>
          <table:table-cell table:style-name="ce15" table:content-validation-name="val14" office:value-type="string" calcext:value-type="string">
            <text:p>-</text:p>
          </table:table-cell>
          <table:table-cell table:style-name="ce15" table:content-validation-name="val15" office:value-type="float" office:value="45" calcext:value-type="float">
            <text:p>45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table:style-name="ce15" table:content-validation-name="val14" office:value-type="string" calcext:value-type="string">
            <text:p>yes</text:p>
          </table:table-cell>
          <table:table-cell table:style-name="ce15" table:content-validation-name="val14" office:value-type="string" calcext:value-type="string">
            <text:p>-</text:p>
          </table:table-cell>
          <table:table-cell table:style-name="ce15" table:content-validation-name="val15" office:value-type="float" office:value="50" calcext:value-type="float">
            <text:p>50</text:p>
          </table:table-cell>
          <table:table-cell/>
          <table:table-cell table:style-name="ce15" table:content-validation-name="val14" office:value-type="string" calcext:value-type="string">
            <text:p>yes</text:p>
          </table:table-cell>
          <table:table-cell table:style-name="ce15" table:content-validation-name="val14" office:value-type="string" calcext:value-type="string">
            <text:p>-</text:p>
          </table:table-cell>
          <table:table-cell table:style-name="ce15" table:content-validation-name="val15" office:value-type="float" office:value="50" calcext:value-type="float">
            <text:p>50</text:p>
          </table:table-cell>
          <table:table-cell/>
          <table:table-cell table:style-name="ce15" table:content-validation-name="val14" office:value-type="string" calcext:value-type="string">
            <text:p>yes</text:p>
          </table:table-cell>
          <table:table-cell table:style-name="ce15" table:content-validation-name="val14" office:value-type="string" calcext:value-type="string">
            <text:p>-</text:p>
          </table:table-cell>
          <table:table-cell table:style-name="ce15" table:content-validation-name="val15" office:value-type="float" office:value="50" calcext:value-type="float">
            <text:p>50</text:p>
          </table:table-cell>
          <table:table-cell/>
          <table:table-cell table:style-name="ce15" table:content-validation-name="val14" office:value-type="string" calcext:value-type="string">
            <text:p>yes</text:p>
          </table:table-cell>
          <table:table-cell table:style-name="ce15" table:content-validation-name="val14" office:value-type="string" calcext:value-type="string">
            <text:p>-</text:p>
          </table:table-cell>
          <table:table-cell table:style-name="ce15" table:content-validation-name="val15" office:value-type="float" office:value="50" calcext:value-type="float">
            <text:p>5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vantis Local End</text:p>
          </table:table-cell>
          <table:table-cell office:value-type="float" office:value="12" calcext:value-type="float">
            <text:p>12</text:p>
          </table:table-cell>
          <table:table-cell table:style-name="ce15" table:content-validation-name="val14" office:value-type="string" calcext:value-type="string">
            <text:p>no</text:p>
          </table:table-cell>
          <table:table-cell table:style-name="ce15" table:content-validation-name="val14" office:value-type="string" calcext:value-type="string">
            <text:p>-</text:p>
          </table:table-cell>
          <table:table-cell table:style-name="ce15" table:content-validation-name="val15" office:value-type="float" office:value="55" calcext:value-type="float">
            <text:p>55</text:p>
          </table:table-cell>
          <table:table-cell/>
          <table:table-cell table:style-name="ce15" table:content-validation-name="val14" office:value-type="string" calcext:value-type="string">
            <text:p>no</text:p>
          </table:table-cell>
          <table:table-cell table:style-name="ce15" table:content-validation-name="val14" office:value-type="string" calcext:value-type="string">
            <text:p>-</text:p>
          </table:table-cell>
          <table:table-cell table:style-name="ce15" table:content-validation-name="val15" office:value-type="float" office:value="55" calcext:value-type="float">
            <text:p>55</text:p>
          </table:table-cell>
          <table:table-cell/>
          <table:table-cell table:style-name="ce15" table:content-validation-name="val14" office:value-type="string" calcext:value-type="string">
            <text:p>no</text:p>
          </table:table-cell>
          <table:table-cell table:style-name="ce15" table:content-validation-name="val14" office:value-type="string" calcext:value-type="string">
            <text:p>-</text:p>
          </table:table-cell>
          <table:table-cell table:style-name="ce15" table:content-validation-name="val15" office:value-type="float" office:value="55" calcext:value-type="float">
            <text:p>55</text:p>
          </table:table-cell>
          <table:table-cell/>
          <table:table-cell table:style-name="ce15" table:content-validation-name="val14" office:value-type="string" calcext:value-type="string">
            <text:p>no</text:p>
          </table:table-cell>
          <table:table-cell table:style-name="ce15" table:content-validation-name="val14" office:value-type="string" calcext:value-type="string">
            <text:p>-</text:p>
          </table:table-cell>
          <table:table-cell table:style-name="ce15" table:content-validation-name="val15" office:value-type="float" office:value="55" calcext:value-type="float">
            <text:p>55</text:p>
          </table:table-cell>
          <table:table-cell table:number-columns-repeated="5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table:style-name="ce15" table:content-validation-name="val14" office:value-type="string" calcext:value-type="string">
            <text:p>yes</text:p>
          </table:table-cell>
          <table:table-cell table:style-name="ce15" table:content-validation-name="val14" office:value-type="string" calcext:value-type="string">
            <text:p>-</text:p>
          </table:table-cell>
          <table:table-cell table:style-name="ce15" table:content-validation-name="val15" office:value-type="float" office:value="60" calcext:value-type="float">
            <text:p>60</text:p>
          </table:table-cell>
          <table:table-cell/>
          <table:table-cell table:style-name="ce15" table:content-validation-name="val14" office:value-type="string" calcext:value-type="string">
            <text:p>yes</text:p>
          </table:table-cell>
          <table:table-cell table:style-name="ce15" table:content-validation-name="val14" office:value-type="string" calcext:value-type="string">
            <text:p>-</text:p>
          </table:table-cell>
          <table:table-cell table:style-name="ce15" table:content-validation-name="val15" office:value-type="float" office:value="60" calcext:value-type="float">
            <text:p>60</text:p>
          </table:table-cell>
          <table:table-cell/>
          <table:table-cell table:style-name="ce15" table:content-validation-name="val14" office:value-type="string" calcext:value-type="string">
            <text:p>yes</text:p>
          </table:table-cell>
          <table:table-cell table:style-name="ce15" table:content-validation-name="val14" office:value-type="string" calcext:value-type="string">
            <text:p>-</text:p>
          </table:table-cell>
          <table:table-cell table:style-name="ce15" table:content-validation-name="val15" office:value-type="float" office:value="60" calcext:value-type="float">
            <text:p>60</text:p>
          </table:table-cell>
          <table:table-cell/>
          <table:table-cell table:style-name="ce15" table:content-validation-name="val14" office:value-type="string" calcext:value-type="string">
            <text:p>yes</text:p>
          </table:table-cell>
          <table:table-cell table:style-name="ce15" table:content-validation-name="val14" office:value-type="string" calcext:value-type="string">
            <text:p>-</text:p>
          </table:table-cell>
          <table:table-cell table:style-name="ce15" table:content-validation-name="val15" office:value-type="float" office:value="60" calcext:value-type="float">
            <text:p>6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table:style-name="ce15" table:content-validation-name="val14" office:value-type="string" calcext:value-type="string">
            <text:p>no</text:p>
          </table:table-cell>
          <table:table-cell table:style-name="ce15" table:content-validation-name="val14" office:value-type="string" calcext:value-type="string">
            <text:p>-</text:p>
          </table:table-cell>
          <table:table-cell table:style-name="ce15" table:content-validation-name="val15" office:value-type="string" calcext:value-type="string">
            <text:p>-</text:p>
          </table:table-cell>
          <table:table-cell/>
          <table:table-cell table:style-name="ce15" table:content-validation-name="val14" office:value-type="string" calcext:value-type="string">
            <text:p>no</text:p>
          </table:table-cell>
          <table:table-cell table:style-name="ce15" table:content-validation-name="val14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/>
          <table:table-cell table:style-name="ce15" table:content-validation-name="val14" office:value-type="string" calcext:value-type="string">
            <text:p>no</text:p>
          </table:table-cell>
          <table:table-cell table:style-name="ce15" table:content-validation-name="val14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/>
          <table:table-cell table:style-name="ce15" table:content-validation-name="val14" office:value-type="string" calcext:value-type="string">
            <text:p>no</text:p>
          </table:table-cell>
          <table:table-cell table:style-name="ce15" table:content-validation-name="val14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table:number-columns-repeated="2" table:style-name="ce15" table:content-validation-name="val14" office:value-type="string" calcext:value-type="string">
            <text:p>yes</text:p>
          </table:table-cell>
          <table:table-cell table:style-name="ce15" table:content-validation-name="val15" office:value-type="float" office:value="5" calcext:value-type="float">
            <text:p>5</text:p>
          </table:table-cell>
          <table:table-cell/>
          <table:table-cell table:number-columns-repeated="2" table:style-name="ce15" table:content-validation-name="val14" office:value-type="string" calcext:value-type="string">
            <text:p>yes</text:p>
          </table:table-cell>
          <table:table-cell table:style-name="ce15" table:content-validation-name="val16" office:value-type="float" office:value="10" calcext:value-type="float">
            <text:p>10</text:p>
          </table:table-cell>
          <table:table-cell/>
          <table:table-cell table:number-columns-repeated="2" table:style-name="ce15" table:content-validation-name="val14" office:value-type="string" calcext:value-type="string">
            <text:p>yes</text:p>
          </table:table-cell>
          <table:table-cell table:style-name="ce15" table:content-validation-name="val16" office:value-type="float" office:value="15" calcext:value-type="float">
            <text:p>15</text:p>
          </table:table-cell>
          <table:table-cell/>
          <table:table-cell table:number-columns-repeated="2" table:style-name="ce15" table:content-validation-name="val14" office:value-type="string" calcext:value-type="string">
            <text:p>yes</text:p>
          </table:table-cell>
          <table:table-cell table:style-name="ce15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table:number-columns-repeated="2" table:style-name="ce15" table:content-validation-name="val14" office:value-type="string" calcext:value-type="string">
            <text:p>no</text:p>
          </table:table-cell>
          <table:table-cell table:style-name="ce15" table:content-validation-name="val15" office:value-type="float" office:value="5" calcext:value-type="float">
            <text:p>5</text:p>
          </table:table-cell>
          <table:table-cell/>
          <table:table-cell table:number-columns-repeated="2" table:style-name="ce15" table:content-validation-name="val14" office:value-type="string" calcext:value-type="string">
            <text:p>no</text:p>
          </table:table-cell>
          <table:table-cell table:style-name="ce15" table:content-validation-name="val16" office:value-type="float" office:value="10" calcext:value-type="float">
            <text:p>10</text:p>
          </table:table-cell>
          <table:table-cell/>
          <table:table-cell table:number-columns-repeated="2" table:style-name="ce15" table:content-validation-name="val14" office:value-type="string" calcext:value-type="string">
            <text:p>no</text:p>
          </table:table-cell>
          <table:table-cell table:style-name="ce15" table:content-validation-name="val16" office:value-type="float" office:value="15" calcext:value-type="float">
            <text:p>15</text:p>
          </table:table-cell>
          <table:table-cell/>
          <table:table-cell table:number-columns-repeated="2" table:style-name="ce15" table:content-validation-name="val14" office:value-type="string" calcext:value-type="string">
            <text:p>no</text:p>
          </table:table-cell>
          <table:table-cell table:style-name="ce15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number-columns-repeated="2" table:style-name="ce15" table:content-validation-name="val14" office:value-type="string" calcext:value-type="string">
            <text:p>yes</text:p>
          </table:table-cell>
          <table:table-cell table:style-name="ce15" table:content-validation-name="val15" office:value-type="float" office:value="5" calcext:value-type="float">
            <text:p>5</text:p>
          </table:table-cell>
          <table:table-cell/>
          <table:table-cell table:number-columns-repeated="2" table:style-name="ce15" table:content-validation-name="val14" office:value-type="string" calcext:value-type="string">
            <text:p>yes</text:p>
          </table:table-cell>
          <table:table-cell table:style-name="ce15" table:content-validation-name="val16" office:value-type="float" office:value="10" calcext:value-type="float">
            <text:p>10</text:p>
          </table:table-cell>
          <table:table-cell/>
          <table:table-cell table:number-columns-repeated="2" table:style-name="ce15" table:content-validation-name="val14" office:value-type="string" calcext:value-type="string">
            <text:p>yes</text:p>
          </table:table-cell>
          <table:table-cell table:style-name="ce15" table:content-validation-name="val16" office:value-type="float" office:value="15" calcext:value-type="float">
            <text:p>15</text:p>
          </table:table-cell>
          <table:table-cell/>
          <table:table-cell table:number-columns-repeated="2" table:style-name="ce15" table:content-validation-name="val14" office:value-type="string" calcext:value-type="string">
            <text:p>yes</text:p>
          </table:table-cell>
          <table:table-cell table:style-name="ce15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table:number-columns-repeated="2" table:style-name="ce15" table:content-validation-name="val14" office:value-type="string" calcext:value-type="string">
            <text:p>no</text:p>
          </table:table-cell>
          <table:table-cell table:style-name="ce15" table:content-validation-name="val15" office:value-type="float" office:value="5" calcext:value-type="float">
            <text:p>5</text:p>
          </table:table-cell>
          <table:table-cell/>
          <table:table-cell table:number-columns-repeated="2" table:style-name="ce15" table:content-validation-name="val14" office:value-type="string" calcext:value-type="string">
            <text:p>no</text:p>
          </table:table-cell>
          <table:table-cell table:style-name="ce15" table:content-validation-name="val16" office:value-type="float" office:value="10" calcext:value-type="float">
            <text:p>10</text:p>
          </table:table-cell>
          <table:table-cell/>
          <table:table-cell table:number-columns-repeated="2" table:style-name="ce15" table:content-validation-name="val14" office:value-type="string" calcext:value-type="string">
            <text:p>no</text:p>
          </table:table-cell>
          <table:table-cell table:style-name="ce15" table:content-validation-name="val16" office:value-type="float" office:value="15" calcext:value-type="float">
            <text:p>15</text:p>
          </table:table-cell>
          <table:table-cell/>
          <table:table-cell table:number-columns-repeated="2" table:style-name="ce15" table:content-validation-name="val14" office:value-type="string" calcext:value-type="string">
            <text:p>no</text:p>
          </table:table-cell>
          <table:table-cell table:style-name="ce15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9" calcext:value-type="float">
            <text:p>19</text:p>
          </table:table-cell>
          <table:table-cell table:number-columns-repeated="2" table:style-name="ce15" table:content-validation-name="val14" office:value-type="string" calcext:value-type="string">
            <text:p>yes</text:p>
          </table:table-cell>
          <table:table-cell table:style-name="ce15" table:content-validation-name="val15" office:value-type="float" office:value="5" calcext:value-type="float">
            <text:p>5</text:p>
          </table:table-cell>
          <table:table-cell/>
          <table:table-cell table:number-columns-repeated="2" table:style-name="ce15" table:content-validation-name="val14" office:value-type="string" calcext:value-type="string">
            <text:p>yes</text:p>
          </table:table-cell>
          <table:table-cell table:style-name="ce15" table:content-validation-name="val16" office:value-type="float" office:value="10" calcext:value-type="float">
            <text:p>10</text:p>
          </table:table-cell>
          <table:table-cell/>
          <table:table-cell table:number-columns-repeated="2" table:style-name="ce15" table:content-validation-name="val14" office:value-type="string" calcext:value-type="string">
            <text:p>yes</text:p>
          </table:table-cell>
          <table:table-cell table:style-name="ce15" table:content-validation-name="val16" office:value-type="float" office:value="15" calcext:value-type="float">
            <text:p>15</text:p>
          </table:table-cell>
          <table:table-cell/>
          <table:table-cell table:number-columns-repeated="2" table:style-name="ce15" table:content-validation-name="val14" office:value-type="string" calcext:value-type="string">
            <text:p>yes</text:p>
          </table:table-cell>
          <table:table-cell table:style-name="ce15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table:number-columns-repeated="2" table:style-name="ce15" table:content-validation-name="val14" office:value-type="string" calcext:value-type="string">
            <text:p>no</text:p>
          </table:table-cell>
          <table:table-cell table:style-name="ce15" table:content-validation-name="val15" office:value-type="float" office:value="5" calcext:value-type="float">
            <text:p>5</text:p>
          </table:table-cell>
          <table:table-cell/>
          <table:table-cell table:number-columns-repeated="2" table:style-name="ce15" table:content-validation-name="val14" office:value-type="string" calcext:value-type="string">
            <text:p>no</text:p>
          </table:table-cell>
          <table:table-cell table:style-name="ce15" table:content-validation-name="val16" office:value-type="float" office:value="10" calcext:value-type="float">
            <text:p>10</text:p>
          </table:table-cell>
          <table:table-cell/>
          <table:table-cell table:number-columns-repeated="2" table:style-name="ce15" table:content-validation-name="val14" office:value-type="string" calcext:value-type="string">
            <text:p>no</text:p>
          </table:table-cell>
          <table:table-cell table:style-name="ce15" table:content-validation-name="val16" office:value-type="float" office:value="15" calcext:value-type="float">
            <text:p>15</text:p>
          </table:table-cell>
          <table:table-cell/>
          <table:table-cell table:number-columns-repeated="2" table:style-name="ce15" table:content-validation-name="val14" office:value-type="string" calcext:value-type="string">
            <text:p>no</text:p>
          </table:table-cell>
          <table:table-cell table:style-name="ce15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1" calcext:value-type="float">
            <text:p>21</text:p>
          </table:table-cell>
          <table:table-cell table:number-columns-repeated="2" table:style-name="ce15" table:content-validation-name="val14" office:value-type="string" calcext:value-type="string">
            <text:p>yes</text:p>
          </table:table-cell>
          <table:table-cell table:style-name="ce15" table:content-validation-name="val15" office:value-type="float" office:value="5" calcext:value-type="float">
            <text:p>5</text:p>
          </table:table-cell>
          <table:table-cell/>
          <table:table-cell table:number-columns-repeated="2" table:style-name="ce15" table:content-validation-name="val14" office:value-type="string" calcext:value-type="string">
            <text:p>yes</text:p>
          </table:table-cell>
          <table:table-cell table:style-name="ce15" table:content-validation-name="val16" office:value-type="float" office:value="10" calcext:value-type="float">
            <text:p>10</text:p>
          </table:table-cell>
          <table:table-cell/>
          <table:table-cell table:number-columns-repeated="2" table:style-name="ce15" table:content-validation-name="val14" office:value-type="string" calcext:value-type="string">
            <text:p>yes</text:p>
          </table:table-cell>
          <table:table-cell table:style-name="ce15" table:content-validation-name="val16" office:value-type="float" office:value="15" calcext:value-type="float">
            <text:p>15</text:p>
          </table:table-cell>
          <table:table-cell/>
          <table:table-cell table:number-columns-repeated="2" table:style-name="ce15" table:content-validation-name="val14" office:value-type="string" calcext:value-type="string">
            <text:p>yes</text:p>
          </table:table-cell>
          <table:table-cell table:style-name="ce15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2" calcext:value-type="float">
            <text:p>22</text:p>
          </table:table-cell>
          <table:table-cell table:number-columns-repeated="2" table:style-name="ce15" table:content-validation-name="val14" office:value-type="string" calcext:value-type="string">
            <text:p>no</text:p>
          </table:table-cell>
          <table:table-cell table:style-name="ce15" table:content-validation-name="val15" office:value-type="float" office:value="5" calcext:value-type="float">
            <text:p>5</text:p>
          </table:table-cell>
          <table:table-cell/>
          <table:table-cell table:number-columns-repeated="2" table:style-name="ce15" table:content-validation-name="val14" office:value-type="string" calcext:value-type="string">
            <text:p>no</text:p>
          </table:table-cell>
          <table:table-cell table:style-name="ce15" table:content-validation-name="val16" office:value-type="float" office:value="10" calcext:value-type="float">
            <text:p>10</text:p>
          </table:table-cell>
          <table:table-cell/>
          <table:table-cell table:number-columns-repeated="2" table:style-name="ce15" table:content-validation-name="val14" office:value-type="string" calcext:value-type="string">
            <text:p>no</text:p>
          </table:table-cell>
          <table:table-cell table:style-name="ce15" table:content-validation-name="val16" office:value-type="float" office:value="15" calcext:value-type="float">
            <text:p>15</text:p>
          </table:table-cell>
          <table:table-cell/>
          <table:table-cell table:number-columns-repeated="2" table:style-name="ce15" table:content-validation-name="val14" office:value-type="string" calcext:value-type="string">
            <text:p>no</text:p>
          </table:table-cell>
          <table:table-cell table:style-name="ce15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3" calcext:value-type="float">
            <text:p>23</text:p>
          </table:table-cell>
          <table:table-cell table:number-columns-repeated="2" table:style-name="ce15" table:content-validation-name="val14" office:value-type="string" calcext:value-type="string">
            <text:p>yes</text:p>
          </table:table-cell>
          <table:table-cell table:style-name="ce15" table:content-validation-name="val15" office:value-type="float" office:value="5" calcext:value-type="float">
            <text:p>5</text:p>
          </table:table-cell>
          <table:table-cell/>
          <table:table-cell table:number-columns-repeated="2" table:style-name="ce15" table:content-validation-name="val14" office:value-type="string" calcext:value-type="string">
            <text:p>yes</text:p>
          </table:table-cell>
          <table:table-cell table:style-name="ce15" table:content-validation-name="val16" office:value-type="float" office:value="10" calcext:value-type="float">
            <text:p>10</text:p>
          </table:table-cell>
          <table:table-cell/>
          <table:table-cell table:number-columns-repeated="2" table:style-name="ce15" table:content-validation-name="val14" office:value-type="string" calcext:value-type="string">
            <text:p>yes</text:p>
          </table:table-cell>
          <table:table-cell table:style-name="ce15" table:content-validation-name="val16" office:value-type="float" office:value="15" calcext:value-type="float">
            <text:p>15</text:p>
          </table:table-cell>
          <table:table-cell/>
          <table:table-cell table:number-columns-repeated="2" table:style-name="ce15" table:content-validation-name="val14" office:value-type="string" calcext:value-type="string">
            <text:p>yes</text:p>
          </table:table-cell>
          <table:table-cell table:style-name="ce15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4" calcext:value-type="float">
            <text:p>24</text:p>
          </table:table-cell>
          <table:table-cell table:number-columns-repeated="2" table:style-name="ce15" table:content-validation-name="val14" office:value-type="string" calcext:value-type="string">
            <text:p>no</text:p>
          </table:table-cell>
          <table:table-cell table:style-name="ce15" table:content-validation-name="val15" office:value-type="float" office:value="5" calcext:value-type="float">
            <text:p>5</text:p>
          </table:table-cell>
          <table:table-cell/>
          <table:table-cell table:number-columns-repeated="2" table:style-name="ce15" table:content-validation-name="val14" office:value-type="string" calcext:value-type="string">
            <text:p>no</text:p>
          </table:table-cell>
          <table:table-cell table:style-name="ce15" table:content-validation-name="val16" office:value-type="float" office:value="10" calcext:value-type="float">
            <text:p>10</text:p>
          </table:table-cell>
          <table:table-cell/>
          <table:table-cell table:number-columns-repeated="2" table:style-name="ce15" table:content-validation-name="val14" office:value-type="string" calcext:value-type="string">
            <text:p>no</text:p>
          </table:table-cell>
          <table:table-cell table:style-name="ce15" table:content-validation-name="val16" office:value-type="float" office:value="15" calcext:value-type="float">
            <text:p>15</text:p>
          </table:table-cell>
          <table:table-cell/>
          <table:table-cell table:number-columns-repeated="2" table:style-name="ce15" table:content-validation-name="val14" office:value-type="string" calcext:value-type="string">
            <text:p>no</text:p>
          </table:table-cell>
          <table:table-cell table:style-name="ce15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5" calcext:value-type="float">
            <text:p>25</text:p>
          </table:table-cell>
          <table:table-cell table:number-columns-repeated="2" table:style-name="ce15" table:content-validation-name="val14" office:value-type="string" calcext:value-type="string">
            <text:p>yes</text:p>
          </table:table-cell>
          <table:table-cell table:style-name="ce15" table:content-validation-name="val15" office:value-type="float" office:value="5" calcext:value-type="float">
            <text:p>5</text:p>
          </table:table-cell>
          <table:table-cell/>
          <table:table-cell table:number-columns-repeated="2" table:style-name="ce15" table:content-validation-name="val14" office:value-type="string" calcext:value-type="string">
            <text:p>yes</text:p>
          </table:table-cell>
          <table:table-cell table:style-name="ce15" table:content-validation-name="val16" office:value-type="float" office:value="10" calcext:value-type="float">
            <text:p>10</text:p>
          </table:table-cell>
          <table:table-cell/>
          <table:table-cell table:number-columns-repeated="2" table:style-name="ce15" table:content-validation-name="val14" office:value-type="string" calcext:value-type="string">
            <text:p>yes</text:p>
          </table:table-cell>
          <table:table-cell table:style-name="ce15" table:content-validation-name="val16" office:value-type="float" office:value="15" calcext:value-type="float">
            <text:p>15</text:p>
          </table:table-cell>
          <table:table-cell/>
          <table:table-cell table:number-columns-repeated="2" table:style-name="ce15" table:content-validation-name="val14" office:value-type="string" calcext:value-type="string">
            <text:p>yes</text:p>
          </table:table-cell>
          <table:table-cell table:style-name="ce15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6" calcext:value-type="float">
            <text:p>26</text:p>
          </table:table-cell>
          <table:table-cell table:number-columns-repeated="2" table:style-name="ce15" table:content-validation-name="val14" office:value-type="string" calcext:value-type="string">
            <text:p>no</text:p>
          </table:table-cell>
          <table:table-cell table:style-name="ce15" table:content-validation-name="val15" office:value-type="float" office:value="5" calcext:value-type="float">
            <text:p>5</text:p>
          </table:table-cell>
          <table:table-cell/>
          <table:table-cell table:number-columns-repeated="2" table:style-name="ce15" table:content-validation-name="val14" office:value-type="string" calcext:value-type="string">
            <text:p>no</text:p>
          </table:table-cell>
          <table:table-cell table:style-name="ce15" table:content-validation-name="val16" office:value-type="float" office:value="10" calcext:value-type="float">
            <text:p>10</text:p>
          </table:table-cell>
          <table:table-cell/>
          <table:table-cell table:number-columns-repeated="2" table:style-name="ce15" table:content-validation-name="val14" office:value-type="string" calcext:value-type="string">
            <text:p>no</text:p>
          </table:table-cell>
          <table:table-cell table:style-name="ce15" table:content-validation-name="val16" office:value-type="float" office:value="15" calcext:value-type="float">
            <text:p>15</text:p>
          </table:table-cell>
          <table:table-cell/>
          <table:table-cell table:number-columns-repeated="2" table:style-name="ce15" table:content-validation-name="val14" office:value-type="string" calcext:value-type="string">
            <text:p>no</text:p>
          </table:table-cell>
          <table:table-cell table:style-name="ce15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7" calcext:value-type="float">
            <text:p>27</text:p>
          </table:table-cell>
          <table:table-cell table:number-columns-repeated="2" table:style-name="ce15" table:content-validation-name="val14" office:value-type="string" calcext:value-type="string">
            <text:p>yes</text:p>
          </table:table-cell>
          <table:table-cell table:style-name="ce15" table:content-validation-name="val15" office:value-type="float" office:value="5" calcext:value-type="float">
            <text:p>5</text:p>
          </table:table-cell>
          <table:table-cell/>
          <table:table-cell table:number-columns-repeated="2" table:style-name="ce15" table:content-validation-name="val14" office:value-type="string" calcext:value-type="string">
            <text:p>yes</text:p>
          </table:table-cell>
          <table:table-cell table:style-name="ce15" table:content-validation-name="val16" office:value-type="float" office:value="10" calcext:value-type="float">
            <text:p>10</text:p>
          </table:table-cell>
          <table:table-cell/>
          <table:table-cell table:number-columns-repeated="2" table:style-name="ce15" table:content-validation-name="val14" office:value-type="string" calcext:value-type="string">
            <text:p>yes</text:p>
          </table:table-cell>
          <table:table-cell table:style-name="ce15" table:content-validation-name="val16" office:value-type="float" office:value="15" calcext:value-type="float">
            <text:p>15</text:p>
          </table:table-cell>
          <table:table-cell/>
          <table:table-cell table:number-columns-repeated="2" table:style-name="ce15" table:content-validation-name="val14" office:value-type="string" calcext:value-type="string">
            <text:p>yes</text:p>
          </table:table-cell>
          <table:table-cell table:style-name="ce15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table:number-columns-repeated="2" table:style-name="ce15" table:content-validation-name="val14" office:value-type="string" calcext:value-type="string">
            <text:p>no</text:p>
          </table:table-cell>
          <table:table-cell table:style-name="ce15" table:content-validation-name="val15" office:value-type="float" office:value="5" calcext:value-type="float">
            <text:p>5</text:p>
          </table:table-cell>
          <table:table-cell/>
          <table:table-cell table:number-columns-repeated="2" table:style-name="ce15" table:content-validation-name="val14" office:value-type="string" calcext:value-type="string">
            <text:p>no</text:p>
          </table:table-cell>
          <table:table-cell table:style-name="ce15" table:content-validation-name="val16" office:value-type="float" office:value="10" calcext:value-type="float">
            <text:p>10</text:p>
          </table:table-cell>
          <table:table-cell/>
          <table:table-cell table:number-columns-repeated="2" table:style-name="ce15" table:content-validation-name="val14" office:value-type="string" calcext:value-type="string">
            <text:p>no</text:p>
          </table:table-cell>
          <table:table-cell table:style-name="ce15" table:content-validation-name="val16" office:value-type="float" office:value="15" calcext:value-type="float">
            <text:p>15</text:p>
          </table:table-cell>
          <table:table-cell/>
          <table:table-cell table:number-columns-repeated="2" table:style-name="ce15" table:content-validation-name="val14" office:value-type="string" calcext:value-type="string">
            <text:p>no</text:p>
          </table:table-cell>
          <table:table-cell table:style-name="ce15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table:number-columns-repeated="2" table:style-name="ce15" table:content-validation-name="val14" office:value-type="string" calcext:value-type="string">
            <text:p>yes</text:p>
          </table:table-cell>
          <table:table-cell table:style-name="ce15" table:content-validation-name="val15" office:value-type="float" office:value="5" calcext:value-type="float">
            <text:p>5</text:p>
          </table:table-cell>
          <table:table-cell/>
          <table:table-cell table:number-columns-repeated="2" table:style-name="ce15" table:content-validation-name="val14" office:value-type="string" calcext:value-type="string">
            <text:p>yes</text:p>
          </table:table-cell>
          <table:table-cell table:style-name="ce15" table:content-validation-name="val16" office:value-type="float" office:value="10" calcext:value-type="float">
            <text:p>10</text:p>
          </table:table-cell>
          <table:table-cell/>
          <table:table-cell table:number-columns-repeated="2" table:style-name="ce15" table:content-validation-name="val14" office:value-type="string" calcext:value-type="string">
            <text:p>yes</text:p>
          </table:table-cell>
          <table:table-cell table:style-name="ce15" table:content-validation-name="val16" office:value-type="float" office:value="15" calcext:value-type="float">
            <text:p>15</text:p>
          </table:table-cell>
          <table:table-cell/>
          <table:table-cell table:number-columns-repeated="2" table:style-name="ce15" table:content-validation-name="val14" office:value-type="string" calcext:value-type="string">
            <text:p>yes</text:p>
          </table:table-cell>
          <table:table-cell table:style-name="ce15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30" calcext:value-type="float">
            <text:p>30</text:p>
          </table:table-cell>
          <table:table-cell table:number-columns-repeated="2" table:style-name="ce15" table:content-validation-name="val14" office:value-type="string" calcext:value-type="string">
            <text:p>no</text:p>
          </table:table-cell>
          <table:table-cell table:style-name="ce15" table:content-validation-name="val15" office:value-type="float" office:value="5" calcext:value-type="float">
            <text:p>5</text:p>
          </table:table-cell>
          <table:table-cell/>
          <table:table-cell table:number-columns-repeated="2" table:style-name="ce15" table:content-validation-name="val14" office:value-type="string" calcext:value-type="string">
            <text:p>no</text:p>
          </table:table-cell>
          <table:table-cell table:style-name="ce15" table:content-validation-name="val16" office:value-type="float" office:value="10" calcext:value-type="float">
            <text:p>10</text:p>
          </table:table-cell>
          <table:table-cell/>
          <table:table-cell table:number-columns-repeated="2" table:style-name="ce15" table:content-validation-name="val14" office:value-type="string" calcext:value-type="string">
            <text:p>no</text:p>
          </table:table-cell>
          <table:table-cell table:style-name="ce15" table:content-validation-name="val16" office:value-type="float" office:value="15" calcext:value-type="float">
            <text:p>15</text:p>
          </table:table-cell>
          <table:table-cell/>
          <table:table-cell table:number-columns-repeated="2" table:style-name="ce15" table:content-validation-name="val14" office:value-type="string" calcext:value-type="string">
            <text:p>no</text:p>
          </table:table-cell>
          <table:table-cell table:style-name="ce15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table:number-columns-repeated="2" table:style-name="ce15" table:content-validation-name="val14" office:value-type="string" calcext:value-type="string">
            <text:p>yes</text:p>
          </table:table-cell>
          <table:table-cell table:style-name="ce15" table:content-validation-name="val15" office:value-type="float" office:value="5" calcext:value-type="float">
            <text:p>5</text:p>
          </table:table-cell>
          <table:table-cell/>
          <table:table-cell table:number-columns-repeated="2" table:style-name="ce15" table:content-validation-name="val14" office:value-type="string" calcext:value-type="string">
            <text:p>yes</text:p>
          </table:table-cell>
          <table:table-cell table:style-name="ce15" table:content-validation-name="val16" office:value-type="float" office:value="10" calcext:value-type="float">
            <text:p>10</text:p>
          </table:table-cell>
          <table:table-cell/>
          <table:table-cell table:number-columns-repeated="2" table:style-name="ce15" table:content-validation-name="val14" office:value-type="string" calcext:value-type="string">
            <text:p>yes</text:p>
          </table:table-cell>
          <table:table-cell table:style-name="ce15" table:content-validation-name="val16" office:value-type="float" office:value="15" calcext:value-type="float">
            <text:p>15</text:p>
          </table:table-cell>
          <table:table-cell/>
          <table:table-cell table:number-columns-repeated="2" table:style-name="ce15" table:content-validation-name="val14" office:value-type="string" calcext:value-type="string">
            <text:p>yes</text:p>
          </table:table-cell>
          <table:table-cell table:style-name="ce15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(C)DM32 End + <text:s/>DX1/3 End</text:p>
          </table:table-cell>
          <table:table-cell office:value-type="float" office:value="32" calcext:value-type="float">
            <text:p>32</text:p>
          </table:table-cell>
          <table:table-cell table:number-columns-repeated="2" table:style-name="ce15" table:content-validation-name="val14" office:value-type="string" calcext:value-type="string">
            <text:p>no</text:p>
          </table:table-cell>
          <table:table-cell table:style-name="ce15" table:content-validation-name="val15" office:value-type="float" office:value="5" calcext:value-type="float">
            <text:p>5</text:p>
          </table:table-cell>
          <table:table-cell/>
          <table:table-cell table:number-columns-repeated="2" table:style-name="ce15" table:content-validation-name="val14" office:value-type="string" calcext:value-type="string">
            <text:p>no</text:p>
          </table:table-cell>
          <table:table-cell table:style-name="ce15" table:content-validation-name="val16" office:value-type="float" office:value="10" calcext:value-type="float">
            <text:p>10</text:p>
          </table:table-cell>
          <table:table-cell/>
          <table:table-cell table:number-columns-repeated="2" table:style-name="ce15" table:content-validation-name="val14" office:value-type="string" calcext:value-type="string">
            <text:p>no</text:p>
          </table:table-cell>
          <table:table-cell table:style-name="ce15" table:content-validation-name="val16" office:value-type="float" office:value="15" calcext:value-type="float">
            <text:p>15</text:p>
          </table:table-cell>
          <table:table-cell/>
          <table:table-cell table:number-columns-repeated="2" table:style-name="ce15" table:content-validation-name="val14" office:value-type="string" calcext:value-type="string">
            <text:p>no</text:p>
          </table:table-cell>
          <table:table-cell table:style-name="ce15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33" calcext:value-type="float">
            <text:p>33</text:p>
          </table:table-cell>
          <table:table-cell table:number-columns-repeated="2" table:style-name="ce15" table:content-validation-name="val14" office:value-type="string" calcext:value-type="string">
            <text:p>yes</text:p>
          </table:table-cell>
          <table:table-cell table:style-name="ce15" table:content-validation-name="val15" office:value-type="float" office:value="5" calcext:value-type="float">
            <text:p>5</text:p>
          </table:table-cell>
          <table:table-cell table:number-columns-repeated="9"/>
          <table:table-cell table:number-columns-repeated="2" table:style-name="ce15" table:content-validation-name="val14" office:value-type="string" calcext:value-type="string">
            <text:p>yes</text:p>
          </table:table-cell>
          <table:table-cell table:style-name="ce15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34" calcext:value-type="float">
            <text:p>34</text:p>
          </table:table-cell>
          <table:table-cell table:number-columns-repeated="2" table:style-name="ce15" table:content-validation-name="val14" office:value-type="string" calcext:value-type="string">
            <text:p>no</text:p>
          </table:table-cell>
          <table:table-cell table:style-name="ce15" table:content-validation-name="val15" office:value-type="float" office:value="5" calcext:value-type="float">
            <text:p>5</text:p>
          </table:table-cell>
          <table:table-cell table:number-columns-repeated="9"/>
          <table:table-cell table:number-columns-repeated="2" table:style-name="ce15" table:content-validation-name="val14" office:value-type="string" calcext:value-type="string">
            <text:p>no</text:p>
          </table:table-cell>
          <table:table-cell table:style-name="ce15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35" calcext:value-type="float">
            <text:p>35</text:p>
          </table:table-cell>
          <table:table-cell table:number-columns-repeated="2" table:style-name="ce15" table:content-validation-name="val14" office:value-type="string" calcext:value-type="string">
            <text:p>yes</text:p>
          </table:table-cell>
          <table:table-cell table:style-name="ce15" table:content-validation-name="val15" office:value-type="float" office:value="5" calcext:value-type="float">
            <text:p>5</text:p>
          </table:table-cell>
          <table:table-cell table:number-columns-repeated="9"/>
          <table:table-cell table:number-columns-repeated="2" table:style-name="ce15" table:content-validation-name="val14" office:value-type="string" calcext:value-type="string">
            <text:p>yes</text:p>
          </table:table-cell>
          <table:table-cell table:style-name="ce15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36" calcext:value-type="float">
            <text:p>36</text:p>
          </table:table-cell>
          <table:table-cell table:number-columns-repeated="2" table:style-name="ce15" table:content-validation-name="val14" office:value-type="string" calcext:value-type="string">
            <text:p>no</text:p>
          </table:table-cell>
          <table:table-cell table:style-name="ce15" table:content-validation-name="val15" office:value-type="float" office:value="5" calcext:value-type="float">
            <text:p>5</text:p>
          </table:table-cell>
          <table:table-cell table:number-columns-repeated="9"/>
          <table:table-cell table:number-columns-repeated="2" table:style-name="ce15" table:content-validation-name="val14" office:value-type="string" calcext:value-type="string">
            <text:p>no</text:p>
          </table:table-cell>
          <table:table-cell table:style-name="ce15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37" calcext:value-type="float">
            <text:p>37</text:p>
          </table:table-cell>
          <table:table-cell table:number-columns-repeated="2" table:style-name="ce15" table:content-validation-name="val14" office:value-type="string" calcext:value-type="string">
            <text:p>yes</text:p>
          </table:table-cell>
          <table:table-cell table:style-name="ce15" table:content-validation-name="val15" office:value-type="float" office:value="5" calcext:value-type="float">
            <text:p>5</text:p>
          </table:table-cell>
          <table:table-cell table:number-columns-repeated="9"/>
          <table:table-cell table:number-columns-repeated="2" table:style-name="ce15" table:content-validation-name="val14" office:value-type="string" calcext:value-type="string">
            <text:p>yes</text:p>
          </table:table-cell>
          <table:table-cell table:style-name="ce15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38" calcext:value-type="float">
            <text:p>38</text:p>
          </table:table-cell>
          <table:table-cell table:number-columns-repeated="2" table:style-name="ce15" table:content-validation-name="val14" office:value-type="string" calcext:value-type="string">
            <text:p>no</text:p>
          </table:table-cell>
          <table:table-cell table:style-name="ce15" table:content-validation-name="val15" office:value-type="float" office:value="5" calcext:value-type="float">
            <text:p>5</text:p>
          </table:table-cell>
          <table:table-cell table:number-columns-repeated="9"/>
          <table:table-cell table:number-columns-repeated="2" table:style-name="ce15" table:content-validation-name="val14" office:value-type="string" calcext:value-type="string">
            <text:p>no</text:p>
          </table:table-cell>
          <table:table-cell table:style-name="ce15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39" calcext:value-type="float">
            <text:p>39</text:p>
          </table:table-cell>
          <table:table-cell table:number-columns-repeated="2" table:style-name="ce15" table:content-validation-name="val14" office:value-type="string" calcext:value-type="string">
            <text:p>yes</text:p>
          </table:table-cell>
          <table:table-cell table:style-name="ce15" table:content-validation-name="val15" office:value-type="float" office:value="5" calcext:value-type="float">
            <text:p>5</text:p>
          </table:table-cell>
          <table:table-cell table:number-columns-repeated="9"/>
          <table:table-cell table:number-columns-repeated="2" table:style-name="ce15" table:content-validation-name="val14" office:value-type="string" calcext:value-type="string">
            <text:p>yes</text:p>
          </table:table-cell>
          <table:table-cell table:style-name="ce15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table:number-columns-repeated="2" table:style-name="ce15" table:content-validation-name="val14" office:value-type="string" calcext:value-type="string">
            <text:p>no</text:p>
          </table:table-cell>
          <table:table-cell table:style-name="ce15" table:content-validation-name="val15" office:value-type="float" office:value="5" calcext:value-type="float">
            <text:p>5</text:p>
          </table:table-cell>
          <table:table-cell table:number-columns-repeated="9"/>
          <table:table-cell table:number-columns-repeated="2" table:style-name="ce15" table:content-validation-name="val14" office:value-type="string" calcext:value-type="string">
            <text:p>no</text:p>
          </table:table-cell>
          <table:table-cell table:style-name="ce15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41" calcext:value-type="float">
            <text:p>41</text:p>
          </table:table-cell>
          <table:table-cell table:number-columns-repeated="2" table:style-name="ce15" table:content-validation-name="val14" office:value-type="string" calcext:value-type="string">
            <text:p>yes</text:p>
          </table:table-cell>
          <table:table-cell table:style-name="ce15" table:content-validation-name="val15" office:value-type="float" office:value="5" calcext:value-type="float">
            <text:p>5</text:p>
          </table:table-cell>
          <table:table-cell table:number-columns-repeated="9"/>
          <table:table-cell table:number-columns-repeated="2" table:style-name="ce15" table:content-validation-name="val14" office:value-type="string" calcext:value-type="string">
            <text:p>yes</text:p>
          </table:table-cell>
          <table:table-cell table:style-name="ce15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42" calcext:value-type="float">
            <text:p>42</text:p>
          </table:table-cell>
          <table:table-cell table:number-columns-repeated="2" table:style-name="ce15" table:content-validation-name="val14" office:value-type="string" calcext:value-type="string">
            <text:p>no</text:p>
          </table:table-cell>
          <table:table-cell table:style-name="ce15" table:content-validation-name="val15" office:value-type="float" office:value="5" calcext:value-type="float">
            <text:p>5</text:p>
          </table:table-cell>
          <table:table-cell table:number-columns-repeated="9"/>
          <table:table-cell table:number-columns-repeated="2" table:style-name="ce15" table:content-validation-name="val14" office:value-type="string" calcext:value-type="string">
            <text:p>no</text:p>
          </table:table-cell>
          <table:table-cell table:style-name="ce15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43" calcext:value-type="float">
            <text:p>43</text:p>
          </table:table-cell>
          <table:table-cell table:number-columns-repeated="2" table:style-name="ce15" table:content-validation-name="val14" office:value-type="string" calcext:value-type="string">
            <text:p>yes</text:p>
          </table:table-cell>
          <table:table-cell table:style-name="ce15" table:content-validation-name="val15" office:value-type="float" office:value="5" calcext:value-type="float">
            <text:p>5</text:p>
          </table:table-cell>
          <table:table-cell table:number-columns-repeated="9"/>
          <table:table-cell table:number-columns-repeated="2" table:style-name="ce15" table:content-validation-name="val14" office:value-type="string" calcext:value-type="string">
            <text:p>yes</text:p>
          </table:table-cell>
          <table:table-cell table:style-name="ce15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44" calcext:value-type="float">
            <text:p>44</text:p>
          </table:table-cell>
          <table:table-cell table:number-columns-repeated="2" table:style-name="ce15" table:content-validation-name="val14" office:value-type="string" calcext:value-type="string">
            <text:p>no</text:p>
          </table:table-cell>
          <table:table-cell table:style-name="ce15" table:content-validation-name="val15" office:value-type="float" office:value="5" calcext:value-type="float">
            <text:p>5</text:p>
          </table:table-cell>
          <table:table-cell table:number-columns-repeated="9"/>
          <table:table-cell table:number-columns-repeated="2" table:style-name="ce15" table:content-validation-name="val14" office:value-type="string" calcext:value-type="string">
            <text:p>no</text:p>
          </table:table-cell>
          <table:table-cell table:style-name="ce15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45" calcext:value-type="float">
            <text:p>45</text:p>
          </table:table-cell>
          <table:table-cell table:number-columns-repeated="2" table:style-name="ce15" table:content-validation-name="val14" office:value-type="string" calcext:value-type="string">
            <text:p>yes</text:p>
          </table:table-cell>
          <table:table-cell table:style-name="ce15" table:content-validation-name="val15" office:value-type="float" office:value="5" calcext:value-type="float">
            <text:p>5</text:p>
          </table:table-cell>
          <table:table-cell table:number-columns-repeated="9"/>
          <table:table-cell table:number-columns-repeated="2" table:style-name="ce15" table:content-validation-name="val14" office:value-type="string" calcext:value-type="string">
            <text:p>yes</text:p>
          </table:table-cell>
          <table:table-cell table:style-name="ce15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46" calcext:value-type="float">
            <text:p>46</text:p>
          </table:table-cell>
          <table:table-cell table:number-columns-repeated="2" table:style-name="ce15" table:content-validation-name="val14" office:value-type="string" calcext:value-type="string">
            <text:p>no</text:p>
          </table:table-cell>
          <table:table-cell table:style-name="ce15" table:content-validation-name="val15" office:value-type="float" office:value="5" calcext:value-type="float">
            <text:p>5</text:p>
          </table:table-cell>
          <table:table-cell table:number-columns-repeated="9"/>
          <table:table-cell table:number-columns-repeated="2" table:style-name="ce15" table:content-validation-name="val14" office:value-type="string" calcext:value-type="string">
            <text:p>no</text:p>
          </table:table-cell>
          <table:table-cell table:style-name="ce15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47" calcext:value-type="float">
            <text:p>47</text:p>
          </table:table-cell>
          <table:table-cell table:number-columns-repeated="2" table:style-name="ce15" table:content-validation-name="val14" office:value-type="string" calcext:value-type="string">
            <text:p>yes</text:p>
          </table:table-cell>
          <table:table-cell table:style-name="ce15" table:content-validation-name="val15" office:value-type="float" office:value="5" calcext:value-type="float">
            <text:p>5</text:p>
          </table:table-cell>
          <table:table-cell table:number-columns-repeated="9"/>
          <table:table-cell table:number-columns-repeated="2" table:style-name="ce15" table:content-validation-name="val14" office:value-type="string" calcext:value-type="string">
            <text:p>yes</text:p>
          </table:table-cell>
          <table:table-cell table:style-name="ce15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(C)DM48 End + GX4816</text:p>
          </table:table-cell>
          <table:table-cell office:value-type="float" office:value="48" calcext:value-type="float">
            <text:p>48</text:p>
          </table:table-cell>
          <table:table-cell table:number-columns-repeated="2" table:style-name="ce15" table:content-validation-name="val14" office:value-type="string" calcext:value-type="string">
            <text:p>no</text:p>
          </table:table-cell>
          <table:table-cell table:style-name="ce15" table:content-validation-name="val15" office:value-type="float" office:value="5" calcext:value-type="float">
            <text:p>5</text:p>
          </table:table-cell>
          <table:table-cell table:number-columns-repeated="9"/>
          <table:table-cell table:number-columns-repeated="2" table:style-name="ce15" table:content-validation-name="val14" office:value-type="string" calcext:value-type="string">
            <text:p>no</text:p>
          </table:table-cell>
          <table:table-cell table:style-name="ce15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49" calcext:value-type="float">
            <text:p>49</text:p>
          </table:table-cell>
          <table:table-cell table:number-columns-repeated="2" table:style-name="ce15" table:content-validation-name="val14" office:value-type="string" calcext:value-type="string">
            <text:p>yes</text:p>
          </table:table-cell>
          <table:table-cell table:style-name="ce15" table:content-validation-name="val15" office:value-type="float" office:value="5" calcext:value-type="float">
            <text:p>5</text:p>
          </table:table-cell>
          <table:table-cell table:number-columns-repeated="9"/>
          <table:table-cell table:number-columns-repeated="2" table:style-name="ce15" table:content-validation-name="val14" office:value-type="string" calcext:value-type="string">
            <text:p>yes</text:p>
          </table:table-cell>
          <table:table-cell table:style-name="ce15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table:number-columns-repeated="2" table:style-name="ce15" table:content-validation-name="val14" office:value-type="string" calcext:value-type="string">
            <text:p>no</text:p>
          </table:table-cell>
          <table:table-cell table:style-name="ce15" table:content-validation-name="val15" office:value-type="float" office:value="5" calcext:value-type="float">
            <text:p>5</text:p>
          </table:table-cell>
          <table:table-cell table:number-columns-repeated="9"/>
          <table:table-cell table:number-columns-repeated="2" table:style-name="ce15" table:content-validation-name="val14" office:value-type="string" calcext:value-type="string">
            <text:p>no</text:p>
          </table:table-cell>
          <table:table-cell table:style-name="ce15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1" calcext:value-type="float">
            <text:p>51</text:p>
          </table:table-cell>
          <table:table-cell table:number-columns-repeated="2" table:style-name="ce15" table:content-validation-name="val14" office:value-type="string" calcext:value-type="string">
            <text:p>yes</text:p>
          </table:table-cell>
          <table:table-cell table:style-name="ce15" table:content-validation-name="val15" office:value-type="float" office:value="5" calcext:value-type="float">
            <text:p>5</text:p>
          </table:table-cell>
          <table:table-cell table:number-columns-repeated="9"/>
          <table:table-cell table:number-columns-repeated="2" table:style-name="ce15" table:content-validation-name="val14" office:value-type="string" calcext:value-type="string">
            <text:p>yes</text:p>
          </table:table-cell>
          <table:table-cell table:style-name="ce15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2" calcext:value-type="float">
            <text:p>52</text:p>
          </table:table-cell>
          <table:table-cell table:number-columns-repeated="2" table:style-name="ce15" table:content-validation-name="val14" office:value-type="string" calcext:value-type="string">
            <text:p>no</text:p>
          </table:table-cell>
          <table:table-cell table:style-name="ce15" table:content-validation-name="val15" office:value-type="float" office:value="5" calcext:value-type="float">
            <text:p>5</text:p>
          </table:table-cell>
          <table:table-cell table:number-columns-repeated="9"/>
          <table:table-cell table:number-columns-repeated="2" table:style-name="ce15" table:content-validation-name="val14" office:value-type="string" calcext:value-type="string">
            <text:p>no</text:p>
          </table:table-cell>
          <table:table-cell table:style-name="ce15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3" calcext:value-type="float">
            <text:p>53</text:p>
          </table:table-cell>
          <table:table-cell table:number-columns-repeated="2" table:style-name="ce15" table:content-validation-name="val14" office:value-type="string" calcext:value-type="string">
            <text:p>yes</text:p>
          </table:table-cell>
          <table:table-cell table:style-name="ce15" table:content-validation-name="val15" office:value-type="float" office:value="5" calcext:value-type="float">
            <text:p>5</text:p>
          </table:table-cell>
          <table:table-cell table:number-columns-repeated="9"/>
          <table:table-cell table:number-columns-repeated="2" table:style-name="ce15" table:content-validation-name="val14" office:value-type="string" calcext:value-type="string">
            <text:p>yes</text:p>
          </table:table-cell>
          <table:table-cell table:style-name="ce15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4" calcext:value-type="float">
            <text:p>54</text:p>
          </table:table-cell>
          <table:table-cell table:number-columns-repeated="2" table:style-name="ce15" table:content-validation-name="val14" office:value-type="string" calcext:value-type="string">
            <text:p>no</text:p>
          </table:table-cell>
          <table:table-cell table:style-name="ce15" table:content-validation-name="val15" office:value-type="float" office:value="5" calcext:value-type="float">
            <text:p>5</text:p>
          </table:table-cell>
          <table:table-cell table:number-columns-repeated="9"/>
          <table:table-cell table:number-columns-repeated="2" table:style-name="ce15" table:content-validation-name="val14" office:value-type="string" calcext:value-type="string">
            <text:p>no</text:p>
          </table:table-cell>
          <table:table-cell table:style-name="ce15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5" calcext:value-type="float">
            <text:p>55</text:p>
          </table:table-cell>
          <table:table-cell table:number-columns-repeated="2" table:style-name="ce15" table:content-validation-name="val14" office:value-type="string" calcext:value-type="string">
            <text:p>yes</text:p>
          </table:table-cell>
          <table:table-cell table:style-name="ce15" table:content-validation-name="val15" office:value-type="float" office:value="5" calcext:value-type="float">
            <text:p>5</text:p>
          </table:table-cell>
          <table:table-cell table:number-columns-repeated="9"/>
          <table:table-cell table:number-columns-repeated="2" table:style-name="ce15" table:content-validation-name="val14" office:value-type="string" calcext:value-type="string">
            <text:p>yes</text:p>
          </table:table-cell>
          <table:table-cell table:style-name="ce15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6" calcext:value-type="float">
            <text:p>56</text:p>
          </table:table-cell>
          <table:table-cell table:number-columns-repeated="2" table:style-name="ce15" table:content-validation-name="val14" office:value-type="string" calcext:value-type="string">
            <text:p>no</text:p>
          </table:table-cell>
          <table:table-cell table:style-name="ce15" table:content-validation-name="val15" office:value-type="float" office:value="5" calcext:value-type="float">
            <text:p>5</text:p>
          </table:table-cell>
          <table:table-cell table:number-columns-repeated="9"/>
          <table:table-cell table:number-columns-repeated="2" table:style-name="ce15" table:content-validation-name="val14" office:value-type="string" calcext:value-type="string">
            <text:p>no</text:p>
          </table:table-cell>
          <table:table-cell table:style-name="ce15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table:number-columns-repeated="2" table:style-name="ce15" table:content-validation-name="val14" office:value-type="string" calcext:value-type="string">
            <text:p>yes</text:p>
          </table:table-cell>
          <table:table-cell table:style-name="ce15" table:content-validation-name="val15" office:value-type="float" office:value="5" calcext:value-type="float">
            <text:p>5</text:p>
          </table:table-cell>
          <table:table-cell table:number-columns-repeated="9"/>
          <table:table-cell table:number-columns-repeated="2" table:style-name="ce15" table:content-validation-name="val14" office:value-type="string" calcext:value-type="string">
            <text:p>yes</text:p>
          </table:table-cell>
          <table:table-cell table:style-name="ce15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8" calcext:value-type="float">
            <text:p>58</text:p>
          </table:table-cell>
          <table:table-cell table:number-columns-repeated="2" table:style-name="ce15" table:content-validation-name="val14" office:value-type="string" calcext:value-type="string">
            <text:p>no</text:p>
          </table:table-cell>
          <table:table-cell table:style-name="ce15" table:content-validation-name="val15" office:value-type="float" office:value="5" calcext:value-type="float">
            <text:p>5</text:p>
          </table:table-cell>
          <table:table-cell table:number-columns-repeated="9"/>
          <table:table-cell table:number-columns-repeated="2" table:style-name="ce15" table:content-validation-name="val14" office:value-type="string" calcext:value-type="string">
            <text:p>no</text:p>
          </table:table-cell>
          <table:table-cell table:style-name="ce15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9" calcext:value-type="float">
            <text:p>59</text:p>
          </table:table-cell>
          <table:table-cell table:number-columns-repeated="2" table:style-name="ce15" table:content-validation-name="val14" office:value-type="string" calcext:value-type="string">
            <text:p>yes</text:p>
          </table:table-cell>
          <table:table-cell table:style-name="ce15" table:content-validation-name="val15" office:value-type="float" office:value="5" calcext:value-type="float">
            <text:p>5</text:p>
          </table:table-cell>
          <table:table-cell table:number-columns-repeated="9"/>
          <table:table-cell table:number-columns-repeated="2" table:style-name="ce15" table:content-validation-name="val14" office:value-type="string" calcext:value-type="string">
            <text:p>yes</text:p>
          </table:table-cell>
          <table:table-cell table:style-name="ce15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60" calcext:value-type="float">
            <text:p>60</text:p>
          </table:table-cell>
          <table:table-cell table:number-columns-repeated="2" table:style-name="ce15" table:content-validation-name="val14" office:value-type="string" calcext:value-type="string">
            <text:p>no</text:p>
          </table:table-cell>
          <table:table-cell table:style-name="ce15" table:content-validation-name="val15" office:value-type="float" office:value="5" calcext:value-type="float">
            <text:p>5</text:p>
          </table:table-cell>
          <table:table-cell table:number-columns-repeated="9"/>
          <table:table-cell table:number-columns-repeated="2" table:style-name="ce15" table:content-validation-name="val14" office:value-type="string" calcext:value-type="string">
            <text:p>no</text:p>
          </table:table-cell>
          <table:table-cell table:style-name="ce15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61" calcext:value-type="float">
            <text:p>61</text:p>
          </table:table-cell>
          <table:table-cell table:number-columns-repeated="2" table:style-name="ce15" table:content-validation-name="val14" office:value-type="string" calcext:value-type="string">
            <text:p>yes</text:p>
          </table:table-cell>
          <table:table-cell table:style-name="ce15" table:content-validation-name="val15" office:value-type="float" office:value="5" calcext:value-type="float">
            <text:p>5</text:p>
          </table:table-cell>
          <table:table-cell table:number-columns-repeated="9"/>
          <table:table-cell table:number-columns-repeated="2" table:style-name="ce15" table:content-validation-name="val14" office:value-type="string" calcext:value-type="string">
            <text:p>yes</text:p>
          </table:table-cell>
          <table:table-cell table:style-name="ce15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62" calcext:value-type="float">
            <text:p>62</text:p>
          </table:table-cell>
          <table:table-cell table:number-columns-repeated="2" table:style-name="ce15" table:content-validation-name="val14" office:value-type="string" calcext:value-type="string">
            <text:p>no</text:p>
          </table:table-cell>
          <table:table-cell table:style-name="ce15" table:content-validation-name="val15" office:value-type="float" office:value="5" calcext:value-type="float">
            <text:p>5</text:p>
          </table:table-cell>
          <table:table-cell table:number-columns-repeated="9"/>
          <table:table-cell table:number-columns-repeated="2" table:style-name="ce15" table:content-validation-name="val14" office:value-type="string" calcext:value-type="string">
            <text:p>no</text:p>
          </table:table-cell>
          <table:table-cell table:style-name="ce15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63" calcext:value-type="float">
            <text:p>63</text:p>
          </table:table-cell>
          <table:table-cell table:number-columns-repeated="2" table:style-name="ce15" table:content-validation-name="val14" office:value-type="string" calcext:value-type="string">
            <text:p>yes</text:p>
          </table:table-cell>
          <table:table-cell table:style-name="ce15" table:content-validation-name="val15" office:value-type="float" office:value="5" calcext:value-type="float">
            <text:p>5</text:p>
          </table:table-cell>
          <table:table-cell table:number-columns-repeated="9"/>
          <table:table-cell table:number-columns-repeated="2" table:style-name="ce15" table:content-validation-name="val14" office:value-type="string" calcext:value-type="string">
            <text:p>yes</text:p>
          </table:table-cell>
          <table:table-cell table:style-name="ce15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(C)DM64 End</text:p>
          </table:table-cell>
          <table:table-cell office:value-type="float" office:value="64" calcext:value-type="float">
            <text:p>64</text:p>
          </table:table-cell>
          <table:table-cell table:number-columns-repeated="2" table:style-name="ce15" table:content-validation-name="val14" office:value-type="string" calcext:value-type="string">
            <text:p>no</text:p>
          </table:table-cell>
          <table:table-cell table:style-name="ce15" table:content-validation-name="val15" office:value-type="float" office:value="5" calcext:value-type="float">
            <text:p>5</text:p>
          </table:table-cell>
          <table:table-cell table:number-columns-repeated="9"/>
          <table:table-cell table:number-columns-repeated="2" table:style-name="ce15" table:content-validation-name="val14" office:value-type="string" calcext:value-type="string">
            <text:p>no</text:p>
          </table:table-cell>
          <table:table-cell table:style-name="ce15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link-DX1 Start</text:p>
          </table:table-cell>
          <table:table-cell office:value-type="float" office:value="65" calcext:value-type="float">
            <text:p>65</text:p>
          </table:table-cell>
          <table:table-cell table:number-columns-repeated="12"/>
          <table:table-cell table:number-columns-repeated="2" table:style-name="ce15" table:content-validation-name="val14" office:value-type="string" calcext:value-type="string">
            <text:p>yes</text:p>
          </table:table-cell>
          <table:table-cell table:style-name="ce15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66" calcext:value-type="float">
            <text:p>66</text:p>
          </table:table-cell>
          <table:table-cell table:number-columns-repeated="12"/>
          <table:table-cell table:number-columns-repeated="2" table:style-name="ce15" table:content-validation-name="val14" office:value-type="string" calcext:value-type="string">
            <text:p>no</text:p>
          </table:table-cell>
          <table:table-cell table:style-name="ce15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67" calcext:value-type="float">
            <text:p>67</text:p>
          </table:table-cell>
          <table:table-cell table:number-columns-repeated="12"/>
          <table:table-cell table:number-columns-repeated="2" table:style-name="ce15" table:content-validation-name="val14" office:value-type="string" calcext:value-type="string">
            <text:p>yes</text:p>
          </table:table-cell>
          <table:table-cell table:style-name="ce15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" calcext:value-type="float">
            <text:p>68</text:p>
          </table:table-cell>
          <table:table-cell table:number-columns-repeated="12"/>
          <table:table-cell table:number-columns-repeated="2" table:style-name="ce15" table:content-validation-name="val14" office:value-type="string" calcext:value-type="string">
            <text:p>no</text:p>
          </table:table-cell>
          <table:table-cell table:style-name="ce15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" calcext:value-type="float">
            <text:p>69</text:p>
          </table:table-cell>
          <table:table-cell table:number-columns-repeated="12"/>
          <table:table-cell table:number-columns-repeated="2" table:style-name="ce15" table:content-validation-name="val14" office:value-type="string" calcext:value-type="string">
            <text:p>yes</text:p>
          </table:table-cell>
          <table:table-cell table:style-name="ce15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70" calcext:value-type="float">
            <text:p>70</text:p>
          </table:table-cell>
          <table:table-cell table:number-columns-repeated="12"/>
          <table:table-cell table:number-columns-repeated="2" table:style-name="ce15" table:content-validation-name="val14" office:value-type="string" calcext:value-type="string">
            <text:p>no</text:p>
          </table:table-cell>
          <table:table-cell table:style-name="ce15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71" calcext:value-type="float">
            <text:p>71</text:p>
          </table:table-cell>
          <table:table-cell table:number-columns-repeated="12"/>
          <table:table-cell table:number-columns-repeated="2" table:style-name="ce15" table:content-validation-name="val14" office:value-type="string" calcext:value-type="string">
            <text:p>yes</text:p>
          </table:table-cell>
          <table:table-cell table:style-name="ce15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72" calcext:value-type="float">
            <text:p>72</text:p>
          </table:table-cell>
          <table:table-cell table:number-columns-repeated="12"/>
          <table:table-cell table:number-columns-repeated="2" table:style-name="ce15" table:content-validation-name="val14" office:value-type="string" calcext:value-type="string">
            <text:p>no</text:p>
          </table:table-cell>
          <table:table-cell table:style-name="ce15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73" calcext:value-type="float">
            <text:p>73</text:p>
          </table:table-cell>
          <table:table-cell table:number-columns-repeated="12"/>
          <table:table-cell table:number-columns-repeated="2" table:style-name="ce15" table:content-validation-name="val14" office:value-type="string" calcext:value-type="string">
            <text:p>yes</text:p>
          </table:table-cell>
          <table:table-cell table:style-name="ce15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74" calcext:value-type="float">
            <text:p>74</text:p>
          </table:table-cell>
          <table:table-cell table:number-columns-repeated="12"/>
          <table:table-cell table:number-columns-repeated="2" table:style-name="ce15" table:content-validation-name="val14" office:value-type="string" calcext:value-type="string">
            <text:p>no</text:p>
          </table:table-cell>
          <table:table-cell table:style-name="ce15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75" calcext:value-type="float">
            <text:p>75</text:p>
          </table:table-cell>
          <table:table-cell table:number-columns-repeated="12"/>
          <table:table-cell table:number-columns-repeated="2" table:style-name="ce15" table:content-validation-name="val14" office:value-type="string" calcext:value-type="string">
            <text:p>yes</text:p>
          </table:table-cell>
          <table:table-cell table:style-name="ce15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76" calcext:value-type="float">
            <text:p>76</text:p>
          </table:table-cell>
          <table:table-cell table:number-columns-repeated="12"/>
          <table:table-cell table:number-columns-repeated="2" table:style-name="ce15" table:content-validation-name="val14" office:value-type="string" calcext:value-type="string">
            <text:p>no</text:p>
          </table:table-cell>
          <table:table-cell table:style-name="ce15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77" calcext:value-type="float">
            <text:p>77</text:p>
          </table:table-cell>
          <table:table-cell table:number-columns-repeated="12"/>
          <table:table-cell table:number-columns-repeated="2" table:style-name="ce15" table:content-validation-name="val14" office:value-type="string" calcext:value-type="string">
            <text:p>yes</text:p>
          </table:table-cell>
          <table:table-cell table:style-name="ce15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78" calcext:value-type="float">
            <text:p>78</text:p>
          </table:table-cell>
          <table:table-cell table:number-columns-repeated="12"/>
          <table:table-cell table:number-columns-repeated="2" table:style-name="ce15" table:content-validation-name="val14" office:value-type="string" calcext:value-type="string">
            <text:p>no</text:p>
          </table:table-cell>
          <table:table-cell table:style-name="ce15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79" calcext:value-type="float">
            <text:p>79</text:p>
          </table:table-cell>
          <table:table-cell table:number-columns-repeated="12"/>
          <table:table-cell table:number-columns-repeated="2" table:style-name="ce15" table:content-validation-name="val14" office:value-type="string" calcext:value-type="string">
            <text:p>yes</text:p>
          </table:table-cell>
          <table:table-cell table:style-name="ce15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80" calcext:value-type="float">
            <text:p>80</text:p>
          </table:table-cell>
          <table:table-cell table:number-columns-repeated="12"/>
          <table:table-cell table:number-columns-repeated="2" table:style-name="ce15" table:content-validation-name="val14" office:value-type="string" calcext:value-type="string">
            <text:p>no</text:p>
          </table:table-cell>
          <table:table-cell table:style-name="ce15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81" calcext:value-type="float">
            <text:p>81</text:p>
          </table:table-cell>
          <table:table-cell table:number-columns-repeated="12"/>
          <table:table-cell table:number-columns-repeated="2" table:style-name="ce15" table:content-validation-name="val14" office:value-type="string" calcext:value-type="string">
            <text:p>yes</text:p>
          </table:table-cell>
          <table:table-cell table:style-name="ce15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82" calcext:value-type="float">
            <text:p>82</text:p>
          </table:table-cell>
          <table:table-cell table:number-columns-repeated="12"/>
          <table:table-cell table:number-columns-repeated="2" table:style-name="ce15" table:content-validation-name="val14" office:value-type="string" calcext:value-type="string">
            <text:p>no</text:p>
          </table:table-cell>
          <table:table-cell table:style-name="ce15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83" calcext:value-type="float">
            <text:p>83</text:p>
          </table:table-cell>
          <table:table-cell table:number-columns-repeated="12"/>
          <table:table-cell table:number-columns-repeated="2" table:style-name="ce15" table:content-validation-name="val14" office:value-type="string" calcext:value-type="string">
            <text:p>yes</text:p>
          </table:table-cell>
          <table:table-cell table:style-name="ce15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84" calcext:value-type="float">
            <text:p>84</text:p>
          </table:table-cell>
          <table:table-cell table:number-columns-repeated="12"/>
          <table:table-cell table:number-columns-repeated="2" table:style-name="ce15" table:content-validation-name="val14" office:value-type="string" calcext:value-type="string">
            <text:p>no</text:p>
          </table:table-cell>
          <table:table-cell table:style-name="ce15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85" calcext:value-type="float">
            <text:p>85</text:p>
          </table:table-cell>
          <table:table-cell table:number-columns-repeated="12"/>
          <table:table-cell table:number-columns-repeated="2" table:style-name="ce15" table:content-validation-name="val14" office:value-type="string" calcext:value-type="string">
            <text:p>yes</text:p>
          </table:table-cell>
          <table:table-cell table:style-name="ce15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86" calcext:value-type="float">
            <text:p>86</text:p>
          </table:table-cell>
          <table:table-cell table:number-columns-repeated="12"/>
          <table:table-cell table:number-columns-repeated="2" table:style-name="ce15" table:content-validation-name="val14" office:value-type="string" calcext:value-type="string">
            <text:p>no</text:p>
          </table:table-cell>
          <table:table-cell table:style-name="ce15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87" calcext:value-type="float">
            <text:p>87</text:p>
          </table:table-cell>
          <table:table-cell table:number-columns-repeated="12"/>
          <table:table-cell table:number-columns-repeated="2" table:style-name="ce15" table:content-validation-name="val14" office:value-type="string" calcext:value-type="string">
            <text:p>yes</text:p>
          </table:table-cell>
          <table:table-cell table:style-name="ce15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88" calcext:value-type="float">
            <text:p>88</text:p>
          </table:table-cell>
          <table:table-cell table:number-columns-repeated="12"/>
          <table:table-cell table:number-columns-repeated="2" table:style-name="ce15" table:content-validation-name="val14" office:value-type="string" calcext:value-type="string">
            <text:p>no</text:p>
          </table:table-cell>
          <table:table-cell table:style-name="ce15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89" calcext:value-type="float">
            <text:p>89</text:p>
          </table:table-cell>
          <table:table-cell table:number-columns-repeated="12"/>
          <table:table-cell table:number-columns-repeated="2" table:style-name="ce15" table:content-validation-name="val14" office:value-type="string" calcext:value-type="string">
            <text:p>yes</text:p>
          </table:table-cell>
          <table:table-cell table:style-name="ce15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90" calcext:value-type="float">
            <text:p>90</text:p>
          </table:table-cell>
          <table:table-cell table:number-columns-repeated="12"/>
          <table:table-cell table:number-columns-repeated="2" table:style-name="ce15" table:content-validation-name="val14" office:value-type="string" calcext:value-type="string">
            <text:p>no</text:p>
          </table:table-cell>
          <table:table-cell table:style-name="ce15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91" calcext:value-type="float">
            <text:p>91</text:p>
          </table:table-cell>
          <table:table-cell table:number-columns-repeated="12"/>
          <table:table-cell table:number-columns-repeated="2" table:style-name="ce15" table:content-validation-name="val14" office:value-type="string" calcext:value-type="string">
            <text:p>yes</text:p>
          </table:table-cell>
          <table:table-cell table:style-name="ce15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92" calcext:value-type="float">
            <text:p>92</text:p>
          </table:table-cell>
          <table:table-cell table:number-columns-repeated="12"/>
          <table:table-cell table:number-columns-repeated="2" table:style-name="ce15" table:content-validation-name="val14" office:value-type="string" calcext:value-type="string">
            <text:p>no</text:p>
          </table:table-cell>
          <table:table-cell table:style-name="ce15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93" calcext:value-type="float">
            <text:p>93</text:p>
          </table:table-cell>
          <table:table-cell table:number-columns-repeated="12"/>
          <table:table-cell table:number-columns-repeated="2" table:style-name="ce15" table:content-validation-name="val14" office:value-type="string" calcext:value-type="string">
            <text:p>yes</text:p>
          </table:table-cell>
          <table:table-cell table:style-name="ce15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94" calcext:value-type="float">
            <text:p>94</text:p>
          </table:table-cell>
          <table:table-cell table:number-columns-repeated="12"/>
          <table:table-cell table:number-columns-repeated="2" table:style-name="ce15" table:content-validation-name="val14" office:value-type="string" calcext:value-type="string">
            <text:p>no</text:p>
          </table:table-cell>
          <table:table-cell table:style-name="ce15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 table:style-name="ce22" office:value-type="string" calcext:value-type="string">
            <text:p>Slink-DX1 End</text:p>
          </table:table-cell>
          <table:table-cell office:value-type="float" office:value="95" calcext:value-type="float">
            <text:p>95</text:p>
          </table:table-cell>
          <table:table-cell table:number-columns-repeated="12"/>
          <table:table-cell table:number-columns-repeated="2" table:style-name="ce15" table:content-validation-name="val14" office:value-type="string" calcext:value-type="string">
            <text:p>yes</text:p>
          </table:table-cell>
          <table:table-cell table:style-name="ce15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 table:style-name="ce22" office:value-type="string" calcext:value-type="string">
            <text:p>Slink-DX2 Start</text:p>
          </table:table-cell>
          <table:table-cell office:value-type="float" office:value="96" calcext:value-type="float">
            <text:p>96</text:p>
          </table:table-cell>
          <table:table-cell table:number-columns-repeated="12"/>
          <table:table-cell table:number-columns-repeated="2" table:style-name="ce15" table:content-validation-name="val14" office:value-type="string" calcext:value-type="string">
            <text:p>no</text:p>
          </table:table-cell>
          <table:table-cell table:style-name="ce15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97" calcext:value-type="float">
            <text:p>97</text:p>
          </table:table-cell>
          <table:table-cell table:number-columns-repeated="12"/>
          <table:table-cell table:number-columns-repeated="2" table:style-name="ce15" table:content-validation-name="val14" office:value-type="string" calcext:value-type="string">
            <text:p>yes</text:p>
          </table:table-cell>
          <table:table-cell table:style-name="ce15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98" calcext:value-type="float">
            <text:p>98</text:p>
          </table:table-cell>
          <table:table-cell table:number-columns-repeated="12"/>
          <table:table-cell table:number-columns-repeated="2" table:style-name="ce15" table:content-validation-name="val14" office:value-type="string" calcext:value-type="string">
            <text:p>no</text:p>
          </table:table-cell>
          <table:table-cell table:style-name="ce15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99" calcext:value-type="float">
            <text:p>99</text:p>
          </table:table-cell>
          <table:table-cell table:number-columns-repeated="12"/>
          <table:table-cell table:number-columns-repeated="2" table:style-name="ce15" table:content-validation-name="val14" office:value-type="string" calcext:value-type="string">
            <text:p>yes</text:p>
          </table:table-cell>
          <table:table-cell table:style-name="ce15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0" calcext:value-type="float">
            <text:p>100</text:p>
          </table:table-cell>
          <table:table-cell table:number-columns-repeated="12"/>
          <table:table-cell table:number-columns-repeated="2" table:style-name="ce15" table:content-validation-name="val14" office:value-type="string" calcext:value-type="string">
            <text:p>no</text:p>
          </table:table-cell>
          <table:table-cell table:style-name="ce15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1" calcext:value-type="float">
            <text:p>101</text:p>
          </table:table-cell>
          <table:table-cell table:number-columns-repeated="12"/>
          <table:table-cell table:number-columns-repeated="2" table:style-name="ce15" table:content-validation-name="val14" office:value-type="string" calcext:value-type="string">
            <text:p>yes</text:p>
          </table:table-cell>
          <table:table-cell table:style-name="ce15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2" calcext:value-type="float">
            <text:p>102</text:p>
          </table:table-cell>
          <table:table-cell table:number-columns-repeated="12"/>
          <table:table-cell table:number-columns-repeated="2" table:style-name="ce15" table:content-validation-name="val14" office:value-type="string" calcext:value-type="string">
            <text:p>no</text:p>
          </table:table-cell>
          <table:table-cell table:style-name="ce15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3" calcext:value-type="float">
            <text:p>103</text:p>
          </table:table-cell>
          <table:table-cell table:number-columns-repeated="12"/>
          <table:table-cell table:number-columns-repeated="2" table:style-name="ce15" table:content-validation-name="val14" office:value-type="string" calcext:value-type="string">
            <text:p>yes</text:p>
          </table:table-cell>
          <table:table-cell table:style-name="ce15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4" calcext:value-type="float">
            <text:p>104</text:p>
          </table:table-cell>
          <table:table-cell table:number-columns-repeated="12"/>
          <table:table-cell table:number-columns-repeated="2" table:style-name="ce15" table:content-validation-name="val14" office:value-type="string" calcext:value-type="string">
            <text:p>no</text:p>
          </table:table-cell>
          <table:table-cell table:style-name="ce15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5" calcext:value-type="float">
            <text:p>105</text:p>
          </table:table-cell>
          <table:table-cell table:number-columns-repeated="12"/>
          <table:table-cell table:number-columns-repeated="2" table:style-name="ce15" table:content-validation-name="val14" office:value-type="string" calcext:value-type="string">
            <text:p>yes</text:p>
          </table:table-cell>
          <table:table-cell table:style-name="ce15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6" calcext:value-type="float">
            <text:p>106</text:p>
          </table:table-cell>
          <table:table-cell table:number-columns-repeated="12"/>
          <table:table-cell table:number-columns-repeated="2" table:style-name="ce15" table:content-validation-name="val14" office:value-type="string" calcext:value-type="string">
            <text:p>no</text:p>
          </table:table-cell>
          <table:table-cell table:style-name="ce15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7" calcext:value-type="float">
            <text:p>107</text:p>
          </table:table-cell>
          <table:table-cell table:number-columns-repeated="12"/>
          <table:table-cell table:number-columns-repeated="2" table:style-name="ce15" table:content-validation-name="val14" office:value-type="string" calcext:value-type="string">
            <text:p>yes</text:p>
          </table:table-cell>
          <table:table-cell table:style-name="ce15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8" calcext:value-type="float">
            <text:p>108</text:p>
          </table:table-cell>
          <table:table-cell table:number-columns-repeated="12"/>
          <table:table-cell table:number-columns-repeated="2" table:style-name="ce15" table:content-validation-name="val14" office:value-type="string" calcext:value-type="string">
            <text:p>no</text:p>
          </table:table-cell>
          <table:table-cell table:style-name="ce15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9" calcext:value-type="float">
            <text:p>109</text:p>
          </table:table-cell>
          <table:table-cell table:number-columns-repeated="12"/>
          <table:table-cell table:number-columns-repeated="2" table:style-name="ce15" table:content-validation-name="val14" office:value-type="string" calcext:value-type="string">
            <text:p>yes</text:p>
          </table:table-cell>
          <table:table-cell table:style-name="ce15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0" calcext:value-type="float">
            <text:p>110</text:p>
          </table:table-cell>
          <table:table-cell table:number-columns-repeated="12"/>
          <table:table-cell table:number-columns-repeated="2" table:style-name="ce15" table:content-validation-name="val14" office:value-type="string" calcext:value-type="string">
            <text:p>no</text:p>
          </table:table-cell>
          <table:table-cell table:style-name="ce15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1" calcext:value-type="float">
            <text:p>111</text:p>
          </table:table-cell>
          <table:table-cell table:number-columns-repeated="12"/>
          <table:table-cell table:number-columns-repeated="2" table:style-name="ce15" table:content-validation-name="val14" office:value-type="string" calcext:value-type="string">
            <text:p>yes</text:p>
          </table:table-cell>
          <table:table-cell table:style-name="ce15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2" calcext:value-type="float">
            <text:p>112</text:p>
          </table:table-cell>
          <table:table-cell table:number-columns-repeated="12"/>
          <table:table-cell table:number-columns-repeated="2" table:style-name="ce15" table:content-validation-name="val14" office:value-type="string" calcext:value-type="string">
            <text:p>no</text:p>
          </table:table-cell>
          <table:table-cell table:style-name="ce15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3" calcext:value-type="float">
            <text:p>113</text:p>
          </table:table-cell>
          <table:table-cell table:number-columns-repeated="12"/>
          <table:table-cell table:number-columns-repeated="2" table:style-name="ce15" table:content-validation-name="val14" office:value-type="string" calcext:value-type="string">
            <text:p>yes</text:p>
          </table:table-cell>
          <table:table-cell table:style-name="ce15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4" calcext:value-type="float">
            <text:p>114</text:p>
          </table:table-cell>
          <table:table-cell table:number-columns-repeated="12"/>
          <table:table-cell table:number-columns-repeated="2" table:style-name="ce15" table:content-validation-name="val14" office:value-type="string" calcext:value-type="string">
            <text:p>no</text:p>
          </table:table-cell>
          <table:table-cell table:style-name="ce15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5" calcext:value-type="float">
            <text:p>115</text:p>
          </table:table-cell>
          <table:table-cell table:number-columns-repeated="12"/>
          <table:table-cell table:number-columns-repeated="2" table:style-name="ce15" table:content-validation-name="val14" office:value-type="string" calcext:value-type="string">
            <text:p>yes</text:p>
          </table:table-cell>
          <table:table-cell table:style-name="ce15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6" calcext:value-type="float">
            <text:p>116</text:p>
          </table:table-cell>
          <table:table-cell table:number-columns-repeated="12"/>
          <table:table-cell table:number-columns-repeated="2" table:style-name="ce15" table:content-validation-name="val14" office:value-type="string" calcext:value-type="string">
            <text:p>no</text:p>
          </table:table-cell>
          <table:table-cell table:style-name="ce15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7" calcext:value-type="float">
            <text:p>117</text:p>
          </table:table-cell>
          <table:table-cell table:number-columns-repeated="12"/>
          <table:table-cell table:number-columns-repeated="2" table:style-name="ce15" table:content-validation-name="val14" office:value-type="string" calcext:value-type="string">
            <text:p>yes</text:p>
          </table:table-cell>
          <table:table-cell table:style-name="ce15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8" calcext:value-type="float">
            <text:p>118</text:p>
          </table:table-cell>
          <table:table-cell table:number-columns-repeated="12"/>
          <table:table-cell table:number-columns-repeated="2" table:style-name="ce15" table:content-validation-name="val14" office:value-type="string" calcext:value-type="string">
            <text:p>no</text:p>
          </table:table-cell>
          <table:table-cell table:style-name="ce15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9" calcext:value-type="float">
            <text:p>119</text:p>
          </table:table-cell>
          <table:table-cell table:number-columns-repeated="12"/>
          <table:table-cell table:number-columns-repeated="2" table:style-name="ce15" table:content-validation-name="val14" office:value-type="string" calcext:value-type="string">
            <text:p>yes</text:p>
          </table:table-cell>
          <table:table-cell table:style-name="ce15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20" calcext:value-type="float">
            <text:p>120</text:p>
          </table:table-cell>
          <table:table-cell table:number-columns-repeated="12"/>
          <table:table-cell table:number-columns-repeated="2" table:style-name="ce15" table:content-validation-name="val14" office:value-type="string" calcext:value-type="string">
            <text:p>no</text:p>
          </table:table-cell>
          <table:table-cell table:style-name="ce15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21" calcext:value-type="float">
            <text:p>121</text:p>
          </table:table-cell>
          <table:table-cell table:number-columns-repeated="12"/>
          <table:table-cell table:number-columns-repeated="2" table:style-name="ce15" table:content-validation-name="val14" office:value-type="string" calcext:value-type="string">
            <text:p>yes</text:p>
          </table:table-cell>
          <table:table-cell table:style-name="ce15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22" calcext:value-type="float">
            <text:p>122</text:p>
          </table:table-cell>
          <table:table-cell table:number-columns-repeated="12"/>
          <table:table-cell table:number-columns-repeated="2" table:style-name="ce15" table:content-validation-name="val14" office:value-type="string" calcext:value-type="string">
            <text:p>no</text:p>
          </table:table-cell>
          <table:table-cell table:style-name="ce15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23" calcext:value-type="float">
            <text:p>123</text:p>
          </table:table-cell>
          <table:table-cell table:number-columns-repeated="12"/>
          <table:table-cell table:number-columns-repeated="2" table:style-name="ce15" table:content-validation-name="val14" office:value-type="string" calcext:value-type="string">
            <text:p>yes</text:p>
          </table:table-cell>
          <table:table-cell table:style-name="ce15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24" calcext:value-type="float">
            <text:p>124</text:p>
          </table:table-cell>
          <table:table-cell table:number-columns-repeated="12"/>
          <table:table-cell table:number-columns-repeated="2" table:style-name="ce15" table:content-validation-name="val14" office:value-type="string" calcext:value-type="string">
            <text:p>no</text:p>
          </table:table-cell>
          <table:table-cell table:style-name="ce15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25" calcext:value-type="float">
            <text:p>125</text:p>
          </table:table-cell>
          <table:table-cell table:number-columns-repeated="12"/>
          <table:table-cell table:number-columns-repeated="2" table:style-name="ce15" table:content-validation-name="val14" office:value-type="string" calcext:value-type="string">
            <text:p>yes</text:p>
          </table:table-cell>
          <table:table-cell table:style-name="ce15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26" calcext:value-type="float">
            <text:p>126</text:p>
          </table:table-cell>
          <table:table-cell table:number-columns-repeated="12"/>
          <table:table-cell table:number-columns-repeated="2" table:style-name="ce15" table:content-validation-name="val14" office:value-type="string" calcext:value-type="string">
            <text:p>no</text:p>
          </table:table-cell>
          <table:table-cell table:style-name="ce15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27" calcext:value-type="float">
            <text:p>127</text:p>
          </table:table-cell>
          <table:table-cell table:number-columns-repeated="12"/>
          <table:table-cell table:number-columns-repeated="2" table:style-name="ce15" table:content-validation-name="val14" office:value-type="string" calcext:value-type="string">
            <text:p>yes</text:p>
          </table:table-cell>
          <table:table-cell table:style-name="ce15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 table:style-name="ce22" office:value-type="string" calcext:value-type="string">
            <text:p>Slink-DX2 End</text:p>
          </table:table-cell>
          <table:table-cell office:value-type="float" office:value="128" calcext:value-type="float">
            <text:p>128</text:p>
          </table:table-cell>
          <table:table-cell table:number-columns-repeated="12"/>
          <table:table-cell table:number-columns-repeated="2" table:style-name="ce15" table:content-validation-name="val14" office:value-type="string" calcext:value-type="string">
            <text:p>no</text:p>
          </table:table-cell>
          <table:table-cell table:style-name="ce15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4" table:number-rows-repeated="1048446">
          <table:table-cell table:number-columns-repeated="22"/>
        </table:table-row>
        <table:table-row table:style-name="ro4">
          <table:table-cell table:number-columns-repeated="22"/>
        </table:table-row>
      </table:table>
      <table:table table:name="Groups" table:style-name="ta3">
        <table:table-column table:style-name="co17" table:default-cell-style-name="ce4"/>
        <table:table-column table:style-name="co18" table:number-columns-repeated="2" table:default-cell-style-name="ce17"/>
        <table:table-column table:style-name="co19" table:default-cell-style-name="ce17"/>
        <table:table-column table:style-name="co19" table:default-cell-style-name="ce4"/>
        <table:table-column table:style-name="co20" table:default-cell-style-name="ce17"/>
        <table:table-column table:style-name="co17" table:default-cell-style-name="Default"/>
        <table:table-column table:style-name="co17" table:visibility="collapse" table:default-cell-style-name="ce4"/>
        <table:table-column table:style-name="co21" table:number-columns-repeated="2" table:default-cell-style-name="ce4"/>
        <table:table-column table:style-name="co22" table:default-cell-style-name="ce17"/>
        <table:table-column table:style-name="co17" table:default-cell-style-name="Default"/>
        <table:table-column table:style-name="co17" table:visibility="collapse" table:default-cell-style-name="ce17"/>
        <table:table-column table:style-name="co17" table:default-cell-style-name="Default"/>
        <table:table-column table:style-name="co17" table:default-cell-style-name="ce4"/>
        <table:table-column table:style-name="co18" table:default-cell-style-name="ce17"/>
        <table:table-column table:style-name="co17" table:default-cell-style-name="Default"/>
        <table:table-column table:style-name="co17" table:visibility="collapse" table:default-cell-style-name="ce4"/>
        <table:table-column table:style-name="co23" table:number-columns-repeated="2" table:default-cell-style-name="ce4"/>
        <table:table-column table:style-name="co24" table:default-cell-style-name="ce17"/>
        <table:table-column table:style-name="co25" table:default-cell-style-name="ce17"/>
        <table:table-column table:style-name="co17" table:visibility="collapse" table:default-cell-style-name="ce4"/>
        <table:table-column table:style-name="co18" table:number-columns-repeated="2" table:default-cell-style-name="ce4"/>
        <table:table-column table:style-name="co21" table:default-cell-style-name="ce17"/>
        <table:table-column table:style-name="co26" table:default-cell-style-name="ce17"/>
        <table:table-column table:style-name="co19" table:visibility="collapse" table:default-cell-style-name="ce17"/>
        <table:table-column table:style-name="co23" table:default-cell-style-name="ce17"/>
        <table:table-column table:style-name="co23" table:default-cell-style-name="ce4"/>
        <table:table-column table:style-name="co27" table:default-cell-style-name="ce17"/>
        <table:table-column table:style-name="co24" table:default-cell-style-name="ce17"/>
        <table:table-column table:style-name="co17" table:visibility="collapse" table:default-cell-style-name="ce4"/>
        <table:table-column table:style-name="co28" table:default-cell-style-name="ce4"/>
        <table:table-column table:style-name="co28" table:default-cell-style-name="ce17"/>
        <table:table-column table:style-name="co17" table:number-columns-repeated="2" table:default-cell-style-name="Default"/>
        <table:table-column table:style-name="co17" table:visibility="collapse" table:default-cell-style-name="ce17"/>
        <table:table-column table:style-name="co27" table:number-columns-repeated="2" table:default-cell-style-name="ce17"/>
        <table:table-column table:style-name="co17" table:number-columns-repeated="2" table:default-cell-style-name="Default"/>
        <table:table-column table:style-name="co17" table:visibility="collapse" table:default-cell-style-name="ce17"/>
        <table:table-column table:style-name="co17" table:number-columns-repeated="2" table:default-cell-style-name="Default"/>
        <table:table-column table:style-name="co29" table:default-cell-style-name="ce17"/>
        <table:table-column table:style-name="co30" table:default-cell-style-name="ce17"/>
        <table:table-column table:style-name="co17" table:number-columns-repeated="2" table:default-cell-style-name="Default"/>
        <table:table-column table:style-name="co31" table:default-cell-style-name="ce17"/>
        <table:table-column table:style-name="co17" table:number-columns-repeated="3" table:default-cell-style-name="Default"/>
        <table:table-column table:style-name="co32" table:default-cell-style-name="ce17"/>
        <table:table-column table:style-name="co33" table:default-cell-style-name="ce17"/>
        <table:table-column table:style-name="co17" table:number-columns-repeated="16329"/>
        <table:table-row table:style-name="ro2">
          <table:table-cell table:style-name="ce29" office:value-type="string" calcext:value-type="string">
            <text:p>DCA</text:p>
          </table:table-cell>
          <table:table-cell table:style-name="ce29" office:value-type="string" calcext:value-type="string">
            <text:p>DCA Name</text:p>
          </table:table-cell>
          <table:table-cell table:style-name="ce29" office:value-type="string" calcext:value-type="string">
            <text:p>DCA Color</text:p>
          </table:table-cell>
          <table:table-cell table:style-name="ce34"/>
          <table:table-cell table:style-name="ce35" office:value-type="string" calcext:value-type="string">
            <text:p>Mono Auxes</text:p>
          </table:table-cell>
          <table:table-cell table:style-name="ce35" office:value-type="string" calcext:value-type="string">
            <text:p>Aux Name</text:p>
          </table:table-cell>
          <table:table-cell table:style-name="ce35" office:value-type="string" calcext:value-type="string">
            <text:p>Aux Color</text:p>
          </table:table-cell>
          <table:table-cell table:style-name="ce34" table:number-columns-repeated="2"/>
          <table:table-cell table:style-name="ce35" office:value-type="string" calcext:value-type="string">
            <text:p>Stereo Auxes</text:p>
          </table:table-cell>
          <table:table-cell table:style-name="ce35" office:value-type="string" calcext:value-type="string">
            <text:p>StAux Name</text:p>
          </table:table-cell>
          <table:table-cell table:style-name="ce35" office:value-type="string" calcext:value-type="string">
            <text:p>StAux Color</text:p>
          </table:table-cell>
          <table:table-cell table:style-name="ce34" table:number-columns-repeated="2"/>
          <table:table-cell table:style-name="ce41" office:value-type="string" calcext:value-type="string">
            <text:p>Mono Group</text:p>
          </table:table-cell>
          <table:table-cell table:style-name="ce41" office:value-type="string" calcext:value-type="string">
            <text:p>Group Name</text:p>
          </table:table-cell>
          <table:table-cell table:style-name="ce41" office:value-type="string" calcext:value-type="string">
            <text:p>Group Color</text:p>
          </table:table-cell>
          <table:table-cell table:style-name="ce34" table:number-columns-repeated="2"/>
          <table:table-cell table:style-name="ce41" office:value-type="string" calcext:value-type="string">
            <text:p>Stereo Group</text:p>
          </table:table-cell>
          <table:table-cell table:style-name="ce41" office:value-type="string" calcext:value-type="string">
            <text:p>StGroup Name</text:p>
          </table:table-cell>
          <table:table-cell table:style-name="ce41" office:value-type="string" calcext:value-type="string">
            <text:p>StGroup Color</text:p>
          </table:table-cell>
          <table:table-cell table:style-name="ce34" table:number-columns-repeated="2"/>
          <table:table-cell table:style-name="ce43" office:value-type="string" calcext:value-type="string">
            <text:p>Mono Matrix</text:p>
          </table:table-cell>
          <table:table-cell table:style-name="ce43" office:value-type="string" calcext:value-type="string">
            <text:p>Matrix Name</text:p>
          </table:table-cell>
          <table:table-cell table:style-name="ce43" office:value-type="string" calcext:value-type="string">
            <text:p>Matrix Color</text:p>
          </table:table-cell>
          <table:table-cell table:style-name="ce34" table:number-columns-repeated="2"/>
          <table:table-cell table:style-name="ce43" office:value-type="string" calcext:value-type="string">
            <text:p>Stereo Matrix</text:p>
          </table:table-cell>
          <table:table-cell table:style-name="ce43" office:value-type="string" calcext:value-type="string">
            <text:p>StMatrix Name</text:p>
          </table:table-cell>
          <table:table-cell table:style-name="ce43" office:value-type="string" calcext:value-type="string">
            <text:p>StMatrix Color</text:p>
          </table:table-cell>
          <table:table-cell table:number-columns-repeated="2"/>
          <table:table-cell table:style-name="ce35" office:value-type="string" calcext:value-type="string">
            <text:p>Mono FX Send</text:p>
          </table:table-cell>
          <table:table-cell table:style-name="ce35" office:value-type="string" calcext:value-type="string">
            <text:p>FX Name</text:p>
          </table:table-cell>
          <table:table-cell table:style-name="ce35" office:value-type="string" calcext:value-type="string">
            <text:p>FX Color</text:p>
          </table:table-cell>
          <table:table-cell table:number-columns-repeated="2"/>
          <table:table-cell table:style-name="ce35" office:value-type="string" calcext:value-type="string">
            <text:p>Stereo FX Send</text:p>
          </table:table-cell>
          <table:table-cell table:style-name="ce35" office:value-type="string" calcext:value-type="string">
            <text:p>StFX Name</text:p>
          </table:table-cell>
          <table:table-cell table:style-name="ce35" office:value-type="string" calcext:value-type="string">
            <text:p>StFX Color</text:p>
          </table:table-cell>
          <table:table-cell/>
          <table:table-cell table:style-name="ce17"/>
          <table:table-cell table:style-name="ce46" office:value-type="string" calcext:value-type="string">
            <text:p>FX Return</text:p>
          </table:table-cell>
          <table:table-cell table:style-name="ce46" office:value-type="string" calcext:value-type="string">
            <text:p>FX Return Name</text:p>
          </table:table-cell>
          <table:table-cell table:style-name="ce46" office:value-type="string" calcext:value-type="string">
            <text:p>FX Return Color</text:p>
          </table:table-cell>
          <table:table-cell table:style-name="ce17"/>
          <table:table-cell table:style-name="ce35" office:value-type="string" calcext:value-type="string">
            <text:p>UFX Send</text:p>
          </table:table-cell>
          <table:table-cell table:style-name="ce35" office:value-type="string" calcext:value-type="string">
            <text:p>UFX Name</text:p>
          </table:table-cell>
          <table:table-cell table:style-name="ce35" office:value-type="string" calcext:value-type="string">
            <text:p>UFX Color</text:p>
          </table:table-cell>
          <table:table-cell table:style-name="ce17"/>
          <table:table-cell table:style-name="ce46" office:value-type="string" calcext:value-type="string">
            <text:p>UFX Return</text:p>
          </table:table-cell>
          <table:table-cell table:style-name="ce46" office:value-type="string" calcext:value-type="string">
            <text:p>UFX Return Name</text:p>
          </table:table-cell>
          <table:table-cell table:style-name="ce46" office:value-type="string" calcext:value-type="string">
            <text:p>UFX Return Color</text:p>
          </table:table-cell>
          <table:table-cell table:style-name="ce17" table:number-columns-repeated="16329"/>
        </table:table-row>
        <table:table-row table:style-name="ro2">
          <table:table-cell table:style-name="ce30" office:value-type="float" office:value="1" calcext:value-type="float">
            <text:p>1</text:p>
          </table:table-cell>
          <table:table-cell table:style-name="ce31" office:value-type="string" calcext:value-type="string">
            <text:p>Dca1</text:p>
          </table:table-cell>
          <table:table-cell table:style-name="ce32" table:content-validation-name="val17" office:value-type="string" calcext:value-type="string">
            <text:p>blue</text:p>
          </table:table-cell>
          <table:table-cell/>
          <table:table-cell table:style-name="ce30" office:value-type="float" office:value="1" calcext:value-type="float">
            <text:p>1</text:p>
          </table:table-cell>
          <table:table-cell table:style-name="ce36" office:value-type="string" calcext:value-type="string">
            <text:p>Aux1</text:p>
          </table:table-cell>
          <table:table-cell table:style-name="ce32" table:content-validation-name="val17" office:value-type="string" calcext:value-type="string">
            <text:p>blue</text:p>
          </table:table-cell>
          <table:table-cell table:formula="of:=IF([.F2]&lt;&gt;CONCATENATE(&quot;Aux&quot;;[.E2]);1;0)" office:value-type="float" office:value="0" calcext:value-type="float">
            <text:p>0</text:p>
          </table:table-cell>
          <table:table-cell/>
          <table:table-cell table:style-name="ce30" office:value-type="float" office:value="1" calcext:value-type="float">
            <text:p>1</text:p>
          </table:table-cell>
          <table:table-cell table:style-name="ce36" office:value-type="string" calcext:value-type="string">
            <text:p>StAux1</text:p>
          </table:table-cell>
          <table:table-cell table:style-name="ce32" table:content-validation-name="val17" office:value-type="string" calcext:value-type="string">
            <text:p>blue</text:p>
          </table:table-cell>
          <table:table-cell table:style-name="ce4" table:formula="of:=IF([.K2]&lt;&gt;CONCATENATE(&quot;STAux&quot;;[.J2]);1;0)" office:value-type="float" office:value="0" calcext:value-type="float">
            <text:p>0</text:p>
          </table:table-cell>
          <table:table-cell table:style-name="ce4"/>
          <table:table-cell table:style-name="ce30" office:value-type="float" office:value="1" calcext:value-type="float">
            <text:p>1</text:p>
          </table:table-cell>
          <table:table-cell table:style-name="ce36" office:value-type="string" calcext:value-type="string">
            <text:p>Grp1</text:p>
          </table:table-cell>
          <table:table-cell table:style-name="ce32" table:content-validation-name="val17" office:value-type="string" calcext:value-type="string">
            <text:p>blue</text:p>
          </table:table-cell>
          <table:table-cell table:style-name="ce42" table:formula="of:=IF([.P2]&lt;&gt;CONCATENATE(&quot;Grp&quot;;[.O2]);1;0)" office:value-type="float" office:value="0" calcext:value-type="float">
            <text:p>0</text:p>
          </table:table-cell>
          <table:table-cell table:style-name="ce42"/>
          <table:table-cell table:style-name="ce30" office:value-type="float" office:value="1" calcext:value-type="float">
            <text:p>1</text:p>
          </table:table-cell>
          <table:table-cell table:style-name="ce36" office:value-type="string" calcext:value-type="string">
            <text:p>StGrp1</text:p>
          </table:table-cell>
          <table:table-cell table:style-name="ce32" table:content-validation-name="val17" office:value-type="string" calcext:value-type="string">
            <text:p>blue</text:p>
          </table:table-cell>
          <table:table-cell table:formula="of:=IF([.U2]&lt;&gt;CONCATENATE(&quot;StGrp&quot;;[.T2]);1;0)" office:value-type="float" office:value="0" calcext:value-type="float">
            <text:p>0</text:p>
          </table:table-cell>
          <table:table-cell/>
          <table:table-cell table:style-name="ce30" office:value-type="float" office:value="1" calcext:value-type="float">
            <text:p>1</text:p>
          </table:table-cell>
          <table:table-cell table:style-name="ce36" office:value-type="string" calcext:value-type="string">
            <text:p>Mtx1</text:p>
          </table:table-cell>
          <table:table-cell table:style-name="ce32" table:content-validation-name="val17" office:value-type="string" calcext:value-type="string">
            <text:p>blue</text:p>
          </table:table-cell>
          <table:table-cell table:style-name="ce4" table:formula="of:=IF([.Z2]&lt;&gt;CONCATENATE(&quot;Mtx&quot;;[.Y2]);1;0)" office:value-type="float" office:value="0" calcext:value-type="float">
            <text:p>0</text:p>
          </table:table-cell>
          <table:table-cell table:style-name="ce4"/>
          <table:table-cell table:style-name="ce30" office:value-type="float" office:value="1" calcext:value-type="float">
            <text:p>1</text:p>
          </table:table-cell>
          <table:table-cell table:style-name="ce36" office:value-type="string" calcext:value-type="string">
            <text:p>StMtx1</text:p>
          </table:table-cell>
          <table:table-cell table:style-name="ce32" table:content-validation-name="val17" office:value-type="string" calcext:value-type="string">
            <text:p>blue</text:p>
          </table:table-cell>
          <table:table-cell table:formula="of:=IF([.AE2]&lt;&gt;CONCATENATE(&quot;StMtx&quot;;[.AD2]);1;0)" office:value-type="float" office:value="0" calcext:value-type="float">
            <text:p>0</text:p>
          </table:table-cell>
          <table:table-cell/>
          <table:table-cell table:style-name="ce30" office:value-type="float" office:value="1" calcext:value-type="float">
            <text:p>1</text:p>
          </table:table-cell>
          <table:table-cell table:style-name="ce36" office:value-type="string" calcext:value-type="string">
            <text:p>Fx1</text:p>
          </table:table-cell>
          <table:table-cell table:style-name="ce32" table:content-validation-name="val17" office:value-type="string" calcext:value-type="string">
            <text:p>blue</text:p>
          </table:table-cell>
          <table:table-cell table:style-name="ce4" table:formula="of:=IF([.AJ2]&lt;&gt;CONCATENATE(&quot;Fx&quot;;[.AI2]);1;0)" office:value-type="float" office:value="0" calcext:value-type="float">
            <text:p>0</text:p>
          </table:table-cell>
          <table:table-cell table:style-name="ce4"/>
          <table:table-cell table:style-name="ce30" office:value-type="float" office:value="1" calcext:value-type="float">
            <text:p>1</text:p>
          </table:table-cell>
          <table:table-cell table:style-name="ce36" office:value-type="string" calcext:value-type="string">
            <text:p>StFx1</text:p>
          </table:table-cell>
          <table:table-cell table:style-name="ce32" table:content-validation-name="val17" office:value-type="string" calcext:value-type="string">
            <text:p>blue</text:p>
          </table:table-cell>
          <table:table-cell table:style-name="ce4" table:formula="of:=IF([.AO2]&lt;&gt;CONCATENATE(&quot;StFx&quot;;[.AN2]);1;0)" office:value-type="float" office:value="0" calcext:value-type="float">
            <text:p>0</text:p>
          </table:table-cell>
          <table:table-cell table:style-name="ce4"/>
          <table:table-cell table:style-name="ce30" office:value-type="float" office:value="1" calcext:value-type="float">
            <text:p>1</text:p>
          </table:table-cell>
          <table:table-cell table:style-name="ce36" office:value-type="string" calcext:value-type="string">
            <text:p>FxRet1</text:p>
          </table:table-cell>
          <table:table-cell table:style-name="ce32" table:content-validation-name="val17" office:value-type="string" calcext:value-type="string">
            <text:p>blue</text:p>
          </table:table-cell>
          <table:table-cell/>
          <table:table-cell table:style-name="ce30" office:value-type="float" office:value="1" calcext:value-type="float">
            <text:p>1</text:p>
          </table:table-cell>
          <table:table-cell table:style-name="ce36" office:value-type="string" calcext:value-type="string">
            <text:p>UFx1</text:p>
          </table:table-cell>
          <table:table-cell table:style-name="ce32" table:content-validation-name="val17" office:value-type="string" calcext:value-type="string">
            <text:p>blue</text:p>
          </table:table-cell>
          <table:table-cell table:style-name="ce4"/>
          <table:table-cell table:style-name="ce30" office:value-type="float" office:value="1" calcext:value-type="float">
            <text:p>1</text:p>
          </table:table-cell>
          <table:table-cell table:style-name="ce36" office:value-type="string" calcext:value-type="string">
            <text:p>UFxRet1</text:p>
          </table:table-cell>
          <table:table-cell table:style-name="ce32" table:content-validation-name="val17" office:value-type="string" calcext:value-type="string">
            <text:p>blue</text:p>
          </table:table-cell>
        </table:table-row>
        <table:table-row table:style-name="ro2">
          <table:table-cell table:style-name="ce30" office:value-type="float" office:value="2" calcext:value-type="float">
            <text:p>2</text:p>
          </table:table-cell>
          <table:table-cell table:style-name="ce31" office:value-type="string" calcext:value-type="string">
            <text:p>Dca2</text:p>
          </table:table-cell>
          <table:table-cell table:style-name="ce32" table:content-validation-name="val17" office:value-type="string" calcext:value-type="string">
            <text:p>red</text:p>
          </table:table-cell>
          <table:table-cell/>
          <table:table-cell table:style-name="ce30" office:value-type="float" office:value="2" calcext:value-type="float">
            <text:p>2</text:p>
          </table:table-cell>
          <table:table-cell table:style-name="ce36" office:value-type="string" calcext:value-type="string">
            <text:p>Aux2</text:p>
          </table:table-cell>
          <table:table-cell table:style-name="ce38" table:content-validation-name="val17" office:value-type="string" calcext:value-type="string">
            <text:p>red</text:p>
          </table:table-cell>
          <table:table-cell table:formula="of:=IF([.F3]&lt;&gt;CONCATENATE(&quot;Aux&quot;;[.E3]);1;0)" office:value-type="float" office:value="0" calcext:value-type="float">
            <text:p>0</text:p>
          </table:table-cell>
          <table:table-cell/>
          <table:table-cell table:style-name="ce30" office:value-type="float" office:value="2" calcext:value-type="float">
            <text:p>2</text:p>
          </table:table-cell>
          <table:table-cell table:style-name="ce36" office:value-type="string" calcext:value-type="string">
            <text:p>StAux2</text:p>
          </table:table-cell>
          <table:table-cell table:style-name="ce38" table:content-validation-name="val17" office:value-type="string" calcext:value-type="string">
            <text:p>red</text:p>
          </table:table-cell>
          <table:table-cell table:style-name="ce4" table:formula="of:=IF([.K3]&lt;&gt;CONCATENATE(&quot;STAux&quot;;[.J3]);1;0)" office:value-type="float" office:value="0" calcext:value-type="float">
            <text:p>0</text:p>
          </table:table-cell>
          <table:table-cell table:style-name="ce4"/>
          <table:table-cell table:style-name="ce30" office:value-type="float" office:value="2" calcext:value-type="float">
            <text:p>2</text:p>
          </table:table-cell>
          <table:table-cell table:style-name="ce36" office:value-type="string" calcext:value-type="string">
            <text:p>Grp2</text:p>
          </table:table-cell>
          <table:table-cell table:style-name="ce38" table:content-validation-name="val17" office:value-type="string" calcext:value-type="string">
            <text:p>red</text:p>
          </table:table-cell>
          <table:table-cell table:style-name="ce42" table:formula="of:=IF([.P3]&lt;&gt;CONCATENATE(&quot;Grp&quot;;[.O3]);1;0)" office:value-type="float" office:value="0" calcext:value-type="float">
            <text:p>0</text:p>
          </table:table-cell>
          <table:table-cell table:style-name="ce42"/>
          <table:table-cell table:style-name="ce30" office:value-type="float" office:value="2" calcext:value-type="float">
            <text:p>2</text:p>
          </table:table-cell>
          <table:table-cell table:style-name="ce36" office:value-type="string" calcext:value-type="string">
            <text:p>StGrp2</text:p>
          </table:table-cell>
          <table:table-cell table:style-name="ce38" table:content-validation-name="val17" office:value-type="string" calcext:value-type="string">
            <text:p>red</text:p>
          </table:table-cell>
          <table:table-cell table:formula="of:=IF([.U3]&lt;&gt;CONCATENATE(&quot;StGrp&quot;;[.T3]);1;0)" office:value-type="float" office:value="0" calcext:value-type="float">
            <text:p>0</text:p>
          </table:table-cell>
          <table:table-cell/>
          <table:table-cell table:style-name="ce30" office:value-type="float" office:value="2" calcext:value-type="float">
            <text:p>2</text:p>
          </table:table-cell>
          <table:table-cell table:style-name="ce36" office:value-type="string" calcext:value-type="string">
            <text:p>Mtx2</text:p>
          </table:table-cell>
          <table:table-cell table:style-name="ce38" table:content-validation-name="val17" office:value-type="string" calcext:value-type="string">
            <text:p>red</text:p>
          </table:table-cell>
          <table:table-cell table:style-name="ce4" table:formula="of:=IF([.Z3]&lt;&gt;CONCATENATE(&quot;Mtx&quot;;[.Y3]);1;0)" office:value-type="float" office:value="0" calcext:value-type="float">
            <text:p>0</text:p>
          </table:table-cell>
          <table:table-cell table:style-name="ce4"/>
          <table:table-cell table:style-name="ce30" office:value-type="float" office:value="2" calcext:value-type="float">
            <text:p>2</text:p>
          </table:table-cell>
          <table:table-cell table:style-name="ce36" office:value-type="string" calcext:value-type="string">
            <text:p>StMtx2</text:p>
          </table:table-cell>
          <table:table-cell table:style-name="ce38" table:content-validation-name="val17" office:value-type="string" calcext:value-type="string">
            <text:p>red</text:p>
          </table:table-cell>
          <table:table-cell table:formula="of:=IF([.AE3]&lt;&gt;CONCATENATE(&quot;StMtx&quot;;[.AD3]);1;0)" office:value-type="float" office:value="0" calcext:value-type="float">
            <text:p>0</text:p>
          </table:table-cell>
          <table:table-cell/>
          <table:table-cell table:style-name="ce30" office:value-type="float" office:value="2" calcext:value-type="float">
            <text:p>2</text:p>
          </table:table-cell>
          <table:table-cell table:style-name="ce36" office:value-type="string" calcext:value-type="string">
            <text:p>Fx2</text:p>
          </table:table-cell>
          <table:table-cell table:style-name="ce38" table:content-validation-name="val17" office:value-type="string" calcext:value-type="string">
            <text:p>red</text:p>
          </table:table-cell>
          <table:table-cell table:style-name="ce4" table:formula="of:=IF([.AJ3]&lt;&gt;CONCATENATE(&quot;Fx&quot;;[.AI3]);1;0)" office:value-type="float" office:value="0" calcext:value-type="float">
            <text:p>0</text:p>
          </table:table-cell>
          <table:table-cell table:style-name="ce4"/>
          <table:table-cell table:style-name="ce30" office:value-type="float" office:value="2" calcext:value-type="float">
            <text:p>2</text:p>
          </table:table-cell>
          <table:table-cell table:style-name="ce36" office:value-type="string" calcext:value-type="string">
            <text:p>StFx2</text:p>
          </table:table-cell>
          <table:table-cell table:style-name="ce38" table:content-validation-name="val17" office:value-type="string" calcext:value-type="string">
            <text:p>red</text:p>
          </table:table-cell>
          <table:table-cell table:style-name="ce4" table:formula="of:=IF([.AO3]&lt;&gt;CONCATENATE(&quot;StFx&quot;;[.AN3]);1;0)" office:value-type="float" office:value="0" calcext:value-type="float">
            <text:p>0</text:p>
          </table:table-cell>
          <table:table-cell table:style-name="ce4"/>
          <table:table-cell table:style-name="ce30" office:value-type="float" office:value="2" calcext:value-type="float">
            <text:p>2</text:p>
          </table:table-cell>
          <table:table-cell table:style-name="ce36" office:value-type="string" calcext:value-type="string">
            <text:p>FxRet2</text:p>
          </table:table-cell>
          <table:table-cell table:style-name="ce38" table:content-validation-name="val17" office:value-type="string" calcext:value-type="string">
            <text:p>red</text:p>
          </table:table-cell>
          <table:table-cell/>
          <table:table-cell table:style-name="ce30" office:value-type="float" office:value="2" calcext:value-type="float">
            <text:p>2</text:p>
          </table:table-cell>
          <table:table-cell table:style-name="ce36" office:value-type="string" calcext:value-type="string">
            <text:p>UFx2</text:p>
          </table:table-cell>
          <table:table-cell table:style-name="ce38" table:content-validation-name="val17" office:value-type="string" calcext:value-type="string">
            <text:p>red</text:p>
          </table:table-cell>
          <table:table-cell table:style-name="ce4"/>
          <table:table-cell table:style-name="ce30" office:value-type="float" office:value="2" calcext:value-type="float">
            <text:p>2</text:p>
          </table:table-cell>
          <table:table-cell table:style-name="ce36" office:value-type="string" calcext:value-type="string">
            <text:p>UFxRet2</text:p>
          </table:table-cell>
          <table:table-cell table:style-name="ce38" table:content-validation-name="val17" office:value-type="string" calcext:value-type="string">
            <text:p>red</text:p>
          </table:table-cell>
        </table:table-row>
        <table:table-row table:style-name="ro2">
          <table:table-cell table:style-name="ce30" office:value-type="float" office:value="3" calcext:value-type="float">
            <text:p>3</text:p>
          </table:table-cell>
          <table:table-cell table:style-name="ce31" office:value-type="string" calcext:value-type="string">
            <text:p>Dca3</text:p>
          </table:table-cell>
          <table:table-cell table:style-name="ce32" table:content-validation-name="val17" office:value-type="string" calcext:value-type="string">
            <text:p>yellow</text:p>
          </table:table-cell>
          <table:table-cell/>
          <table:table-cell table:style-name="ce30" office:value-type="float" office:value="3" calcext:value-type="float">
            <text:p>3</text:p>
          </table:table-cell>
          <table:table-cell table:style-name="ce36" office:value-type="string" calcext:value-type="string">
            <text:p>Aux3</text:p>
          </table:table-cell>
          <table:table-cell table:style-name="ce38" table:content-validation-name="val17" office:value-type="string" calcext:value-type="string">
            <text:p>yellow</text:p>
          </table:table-cell>
          <table:table-cell table:formula="of:=IF([.F4]&lt;&gt;CONCATENATE(&quot;Aux&quot;;[.E4]);1;0)" office:value-type="float" office:value="0" calcext:value-type="float">
            <text:p>0</text:p>
          </table:table-cell>
          <table:table-cell/>
          <table:table-cell table:style-name="ce30" office:value-type="float" office:value="3" calcext:value-type="float">
            <text:p>3</text:p>
          </table:table-cell>
          <table:table-cell table:style-name="ce36" office:value-type="string" calcext:value-type="string">
            <text:p>StAux3</text:p>
          </table:table-cell>
          <table:table-cell table:style-name="ce38" table:content-validation-name="val17" office:value-type="string" calcext:value-type="string">
            <text:p>yellow</text:p>
          </table:table-cell>
          <table:table-cell table:style-name="ce4" table:formula="of:=IF([.K4]&lt;&gt;CONCATENATE(&quot;STAux&quot;;[.J4]);1;0)" office:value-type="float" office:value="0" calcext:value-type="float">
            <text:p>0</text:p>
          </table:table-cell>
          <table:table-cell table:style-name="ce4"/>
          <table:table-cell table:style-name="ce30" office:value-type="float" office:value="3" calcext:value-type="float">
            <text:p>3</text:p>
          </table:table-cell>
          <table:table-cell table:style-name="ce36" office:value-type="string" calcext:value-type="string">
            <text:p>Grp3</text:p>
          </table:table-cell>
          <table:table-cell table:style-name="ce38" table:content-validation-name="val17" office:value-type="string" calcext:value-type="string">
            <text:p>yellow</text:p>
          </table:table-cell>
          <table:table-cell table:style-name="ce42" table:formula="of:=IF([.P4]&lt;&gt;CONCATENATE(&quot;Grp&quot;;[.O4]);1;0)" office:value-type="float" office:value="0" calcext:value-type="float">
            <text:p>0</text:p>
          </table:table-cell>
          <table:table-cell table:style-name="ce42"/>
          <table:table-cell table:style-name="ce30" office:value-type="float" office:value="3" calcext:value-type="float">
            <text:p>3</text:p>
          </table:table-cell>
          <table:table-cell table:style-name="ce36" office:value-type="string" calcext:value-type="string">
            <text:p>StGrp3</text:p>
          </table:table-cell>
          <table:table-cell table:style-name="ce38" table:content-validation-name="val17" office:value-type="string" calcext:value-type="string">
            <text:p>yellow</text:p>
          </table:table-cell>
          <table:table-cell table:formula="of:=IF([.U4]&lt;&gt;CONCATENATE(&quot;StGrp&quot;;[.T4]);1;0)" office:value-type="float" office:value="0" calcext:value-type="float">
            <text:p>0</text:p>
          </table:table-cell>
          <table:table-cell/>
          <table:table-cell table:style-name="ce30" office:value-type="float" office:value="3" calcext:value-type="float">
            <text:p>3</text:p>
          </table:table-cell>
          <table:table-cell table:style-name="ce36" office:value-type="string" calcext:value-type="string">
            <text:p>Mtx3</text:p>
          </table:table-cell>
          <table:table-cell table:style-name="ce38" table:content-validation-name="val17" office:value-type="string" calcext:value-type="string">
            <text:p>yellow</text:p>
          </table:table-cell>
          <table:table-cell table:style-name="ce4" table:formula="of:=IF([.Z4]&lt;&gt;CONCATENATE(&quot;Mtx&quot;;[.Y4]);1;0)" office:value-type="float" office:value="0" calcext:value-type="float">
            <text:p>0</text:p>
          </table:table-cell>
          <table:table-cell table:style-name="ce4"/>
          <table:table-cell table:style-name="ce30" office:value-type="float" office:value="3" calcext:value-type="float">
            <text:p>3</text:p>
          </table:table-cell>
          <table:table-cell table:style-name="ce36" office:value-type="string" calcext:value-type="string">
            <text:p>StMtx3</text:p>
          </table:table-cell>
          <table:table-cell table:style-name="ce38" table:content-validation-name="val17" office:value-type="string" calcext:value-type="string">
            <text:p>yellow</text:p>
          </table:table-cell>
          <table:table-cell table:formula="of:=IF([.AE4]&lt;&gt;CONCATENATE(&quot;StMtx&quot;;[.AD4]);1;0)" office:value-type="float" office:value="0" calcext:value-type="float">
            <text:p>0</text:p>
          </table:table-cell>
          <table:table-cell/>
          <table:table-cell table:style-name="ce30" office:value-type="float" office:value="3" calcext:value-type="float">
            <text:p>3</text:p>
          </table:table-cell>
          <table:table-cell table:style-name="ce36" office:value-type="string" calcext:value-type="string">
            <text:p>Fx3</text:p>
          </table:table-cell>
          <table:table-cell table:style-name="ce38" table:content-validation-name="val17" office:value-type="string" calcext:value-type="string">
            <text:p>yellow</text:p>
          </table:table-cell>
          <table:table-cell table:style-name="ce4" table:formula="of:=IF([.AJ4]&lt;&gt;CONCATENATE(&quot;Fx&quot;;[.AI4]);1;0)" office:value-type="float" office:value="0" calcext:value-type="float">
            <text:p>0</text:p>
          </table:table-cell>
          <table:table-cell table:style-name="ce4"/>
          <table:table-cell table:style-name="ce30" office:value-type="float" office:value="3" calcext:value-type="float">
            <text:p>3</text:p>
          </table:table-cell>
          <table:table-cell table:style-name="ce36" office:value-type="string" calcext:value-type="string">
            <text:p>StFx3</text:p>
          </table:table-cell>
          <table:table-cell table:style-name="ce38" table:content-validation-name="val17" office:value-type="string" calcext:value-type="string">
            <text:p>yellow</text:p>
          </table:table-cell>
          <table:table-cell table:style-name="ce4" table:formula="of:=IF([.AO4]&lt;&gt;CONCATENATE(&quot;StFx&quot;;[.AN4]);1;0)" office:value-type="float" office:value="0" calcext:value-type="float">
            <text:p>0</text:p>
          </table:table-cell>
          <table:table-cell table:style-name="ce4"/>
          <table:table-cell table:style-name="ce30" office:value-type="float" office:value="3" calcext:value-type="float">
            <text:p>3</text:p>
          </table:table-cell>
          <table:table-cell table:style-name="ce36" office:value-type="string" calcext:value-type="string">
            <text:p>FxRet3</text:p>
          </table:table-cell>
          <table:table-cell table:style-name="ce38" table:content-validation-name="val17" office:value-type="string" calcext:value-type="string">
            <text:p>yellow</text:p>
          </table:table-cell>
          <table:table-cell/>
          <table:table-cell table:style-name="ce30" office:value-type="float" office:value="3" calcext:value-type="float">
            <text:p>3</text:p>
          </table:table-cell>
          <table:table-cell table:style-name="ce36" office:value-type="string" calcext:value-type="string">
            <text:p>UFx3</text:p>
          </table:table-cell>
          <table:table-cell table:style-name="ce38" table:content-validation-name="val17" office:value-type="string" calcext:value-type="string">
            <text:p>yellow</text:p>
          </table:table-cell>
          <table:table-cell table:style-name="ce4"/>
          <table:table-cell table:style-name="ce30" office:value-type="float" office:value="3" calcext:value-type="float">
            <text:p>3</text:p>
          </table:table-cell>
          <table:table-cell table:style-name="ce36" office:value-type="string" calcext:value-type="string">
            <text:p>UFxRet3</text:p>
          </table:table-cell>
          <table:table-cell table:style-name="ce38" table:content-validation-name="val17" office:value-type="string" calcext:value-type="string">
            <text:p>yellow</text:p>
          </table:table-cell>
        </table:table-row>
        <table:table-row table:style-name="ro2">
          <table:table-cell table:style-name="ce30" office:value-type="float" office:value="4" calcext:value-type="float">
            <text:p>4</text:p>
          </table:table-cell>
          <table:table-cell table:style-name="ce31" office:value-type="string" calcext:value-type="string">
            <text:p>Dca4</text:p>
          </table:table-cell>
          <table:table-cell table:style-name="ce32" table:content-validation-name="val17" office:value-type="string" calcext:value-type="string">
            <text:p>green</text:p>
          </table:table-cell>
          <table:table-cell/>
          <table:table-cell table:style-name="ce30" office:value-type="float" office:value="4" calcext:value-type="float">
            <text:p>4</text:p>
          </table:table-cell>
          <table:table-cell table:style-name="ce36" office:value-type="string" calcext:value-type="string">
            <text:p>Aux4</text:p>
          </table:table-cell>
          <table:table-cell table:style-name="ce38" table:content-validation-name="val17" office:value-type="string" calcext:value-type="string">
            <text:p>green</text:p>
          </table:table-cell>
          <table:table-cell table:formula="of:=IF([.F5]&lt;&gt;CONCATENATE(&quot;Aux&quot;;[.E5]);1;0)" office:value-type="float" office:value="0" calcext:value-type="float">
            <text:p>0</text:p>
          </table:table-cell>
          <table:table-cell/>
          <table:table-cell table:style-name="ce30" office:value-type="float" office:value="4" calcext:value-type="float">
            <text:p>4</text:p>
          </table:table-cell>
          <table:table-cell table:style-name="ce36" office:value-type="string" calcext:value-type="string">
            <text:p>StAux4</text:p>
          </table:table-cell>
          <table:table-cell table:style-name="ce38" table:content-validation-name="val17" office:value-type="string" calcext:value-type="string">
            <text:p>green</text:p>
          </table:table-cell>
          <table:table-cell table:style-name="ce4" table:formula="of:=IF([.K5]&lt;&gt;CONCATENATE(&quot;STAux&quot;;[.J5]);1;0)" office:value-type="float" office:value="0" calcext:value-type="float">
            <text:p>0</text:p>
          </table:table-cell>
          <table:table-cell table:style-name="ce4"/>
          <table:table-cell table:style-name="ce30" office:value-type="float" office:value="4" calcext:value-type="float">
            <text:p>4</text:p>
          </table:table-cell>
          <table:table-cell table:style-name="ce36" office:value-type="string" calcext:value-type="string">
            <text:p>Grp4</text:p>
          </table:table-cell>
          <table:table-cell table:style-name="ce38" table:content-validation-name="val17" office:value-type="string" calcext:value-type="string">
            <text:p>green</text:p>
          </table:table-cell>
          <table:table-cell table:style-name="ce42" table:formula="of:=IF([.P5]&lt;&gt;CONCATENATE(&quot;Grp&quot;;[.O5]);1;0)" office:value-type="float" office:value="0" calcext:value-type="float">
            <text:p>0</text:p>
          </table:table-cell>
          <table:table-cell table:style-name="ce42"/>
          <table:table-cell table:style-name="ce30" office:value-type="float" office:value="4" calcext:value-type="float">
            <text:p>4</text:p>
          </table:table-cell>
          <table:table-cell table:style-name="ce36" office:value-type="string" calcext:value-type="string">
            <text:p>StGrp4</text:p>
          </table:table-cell>
          <table:table-cell table:style-name="ce38" table:content-validation-name="val17" office:value-type="string" calcext:value-type="string">
            <text:p>green</text:p>
          </table:table-cell>
          <table:table-cell table:formula="of:=IF([.U5]&lt;&gt;CONCATENATE(&quot;StGrp&quot;;[.T5]);1;0)" office:value-type="float" office:value="0" calcext:value-type="float">
            <text:p>0</text:p>
          </table:table-cell>
          <table:table-cell/>
          <table:table-cell table:style-name="ce30" office:value-type="float" office:value="4" calcext:value-type="float">
            <text:p>4</text:p>
          </table:table-cell>
          <table:table-cell table:style-name="ce36" office:value-type="string" calcext:value-type="string">
            <text:p>Mtx4</text:p>
          </table:table-cell>
          <table:table-cell table:style-name="ce38" table:content-validation-name="val17" office:value-type="string" calcext:value-type="string">
            <text:p>green</text:p>
          </table:table-cell>
          <table:table-cell table:style-name="ce4" table:formula="of:=IF([.Z5]&lt;&gt;CONCATENATE(&quot;Mtx&quot;;[.Y5]);1;0)" office:value-type="float" office:value="0" calcext:value-type="float">
            <text:p>0</text:p>
          </table:table-cell>
          <table:table-cell table:style-name="ce4"/>
          <table:table-cell table:style-name="ce30" office:value-type="float" office:value="4" calcext:value-type="float">
            <text:p>4</text:p>
          </table:table-cell>
          <table:table-cell table:style-name="ce36" office:value-type="string" calcext:value-type="string">
            <text:p>StMtx4</text:p>
          </table:table-cell>
          <table:table-cell table:style-name="ce38" table:content-validation-name="val17" office:value-type="string" calcext:value-type="string">
            <text:p>green</text:p>
          </table:table-cell>
          <table:table-cell table:formula="of:=IF([.AE5]&lt;&gt;CONCATENATE(&quot;StMtx&quot;;[.AD5]);1;0)" office:value-type="float" office:value="0" calcext:value-type="float">
            <text:p>0</text:p>
          </table:table-cell>
          <table:table-cell/>
          <table:table-cell table:style-name="ce30" office:value-type="float" office:value="4" calcext:value-type="float">
            <text:p>4</text:p>
          </table:table-cell>
          <table:table-cell table:style-name="ce36" office:value-type="string" calcext:value-type="string">
            <text:p>Fx4</text:p>
          </table:table-cell>
          <table:table-cell table:style-name="ce38" table:content-validation-name="val17" office:value-type="string" calcext:value-type="string">
            <text:p>green</text:p>
          </table:table-cell>
          <table:table-cell table:style-name="ce4" table:formula="of:=IF([.AJ5]&lt;&gt;CONCATENATE(&quot;Fx&quot;;[.AI5]);1;0)" office:value-type="float" office:value="0" calcext:value-type="float">
            <text:p>0</text:p>
          </table:table-cell>
          <table:table-cell table:style-name="ce4"/>
          <table:table-cell table:style-name="ce30" office:value-type="float" office:value="4" calcext:value-type="float">
            <text:p>4</text:p>
          </table:table-cell>
          <table:table-cell table:style-name="ce36" office:value-type="string" calcext:value-type="string">
            <text:p>StFx4</text:p>
          </table:table-cell>
          <table:table-cell table:style-name="ce38" table:content-validation-name="val17" office:value-type="string" calcext:value-type="string">
            <text:p>green</text:p>
          </table:table-cell>
          <table:table-cell table:style-name="ce4" table:formula="of:=IF([.AO5]&lt;&gt;CONCATENATE(&quot;StFx&quot;;[.AN5]);1;0)" office:value-type="float" office:value="0" calcext:value-type="float">
            <text:p>0</text:p>
          </table:table-cell>
          <table:table-cell table:style-name="ce4"/>
          <table:table-cell table:style-name="ce30" office:value-type="float" office:value="4" calcext:value-type="float">
            <text:p>4</text:p>
          </table:table-cell>
          <table:table-cell table:style-name="ce36" office:value-type="string" calcext:value-type="string">
            <text:p>FxRet4</text:p>
          </table:table-cell>
          <table:table-cell table:style-name="ce38" table:content-validation-name="val17" office:value-type="string" calcext:value-type="string">
            <text:p>green</text:p>
          </table:table-cell>
          <table:table-cell/>
          <table:table-cell table:style-name="ce30" office:value-type="float" office:value="4" calcext:value-type="float">
            <text:p>4</text:p>
          </table:table-cell>
          <table:table-cell table:style-name="ce36" office:value-type="string" calcext:value-type="string">
            <text:p>UFx4</text:p>
          </table:table-cell>
          <table:table-cell table:style-name="ce38" table:content-validation-name="val17" office:value-type="string" calcext:value-type="string">
            <text:p>green</text:p>
          </table:table-cell>
          <table:table-cell table:style-name="ce4"/>
          <table:table-cell table:style-name="ce30" office:value-type="float" office:value="4" calcext:value-type="float">
            <text:p>4</text:p>
          </table:table-cell>
          <table:table-cell table:style-name="ce36" office:value-type="string" calcext:value-type="string">
            <text:p>UFxRet4</text:p>
          </table:table-cell>
          <table:table-cell table:style-name="ce38" table:content-validation-name="val17" office:value-type="string" calcext:value-type="string">
            <text:p>green</text:p>
          </table:table-cell>
        </table:table-row>
        <table:table-row table:style-name="ro2">
          <table:table-cell table:style-name="ce30" office:value-type="float" office:value="5" calcext:value-type="float">
            <text:p>5</text:p>
          </table:table-cell>
          <table:table-cell table:style-name="ce31" office:value-type="string" calcext:value-type="string">
            <text:p>Dca5</text:p>
          </table:table-cell>
          <table:table-cell table:style-name="ce32" table:content-validation-name="val17" office:value-type="string" calcext:value-type="string">
            <text:p>light blue</text:p>
          </table:table-cell>
          <table:table-cell/>
          <table:table-cell table:style-name="ce30" office:value-type="float" office:value="5" calcext:value-type="float">
            <text:p>5</text:p>
          </table:table-cell>
          <table:table-cell table:style-name="ce36" office:value-type="string" calcext:value-type="string">
            <text:p>Aux5</text:p>
          </table:table-cell>
          <table:table-cell table:style-name="ce38" table:content-validation-name="val17" office:value-type="string" calcext:value-type="string">
            <text:p>light blue</text:p>
          </table:table-cell>
          <table:table-cell table:formula="of:=IF([.F6]&lt;&gt;CONCATENATE(&quot;Aux&quot;;[.E6]);1;0)" office:value-type="float" office:value="0" calcext:value-type="float">
            <text:p>0</text:p>
          </table:table-cell>
          <table:table-cell/>
          <table:table-cell table:style-name="ce30" office:value-type="float" office:value="5" calcext:value-type="float">
            <text:p>5</text:p>
          </table:table-cell>
          <table:table-cell table:style-name="ce36" office:value-type="string" calcext:value-type="string">
            <text:p>StAux5</text:p>
          </table:table-cell>
          <table:table-cell table:style-name="ce38" table:content-validation-name="val17" office:value-type="string" calcext:value-type="string">
            <text:p>light blue</text:p>
          </table:table-cell>
          <table:table-cell table:style-name="ce4" table:formula="of:=IF([.K6]&lt;&gt;CONCATENATE(&quot;STAux&quot;;[.J6]);1;0)" office:value-type="float" office:value="0" calcext:value-type="float">
            <text:p>0</text:p>
          </table:table-cell>
          <table:table-cell table:style-name="ce4"/>
          <table:table-cell table:style-name="ce30" office:value-type="float" office:value="5" calcext:value-type="float">
            <text:p>5</text:p>
          </table:table-cell>
          <table:table-cell table:style-name="ce36" office:value-type="string" calcext:value-type="string">
            <text:p>Grp5</text:p>
          </table:table-cell>
          <table:table-cell table:style-name="ce38" table:content-validation-name="val17" office:value-type="string" calcext:value-type="string">
            <text:p>light blue</text:p>
          </table:table-cell>
          <table:table-cell table:style-name="ce42" table:formula="of:=IF([.P6]&lt;&gt;CONCATENATE(&quot;Grp&quot;;[.O6]);1;0)" office:value-type="float" office:value="0" calcext:value-type="float">
            <text:p>0</text:p>
          </table:table-cell>
          <table:table-cell table:style-name="ce42"/>
          <table:table-cell table:style-name="ce30" office:value-type="float" office:value="5" calcext:value-type="float">
            <text:p>5</text:p>
          </table:table-cell>
          <table:table-cell table:style-name="ce36" office:value-type="string" calcext:value-type="string">
            <text:p>StGrp5</text:p>
          </table:table-cell>
          <table:table-cell table:style-name="ce38" table:content-validation-name="val17" office:value-type="string" calcext:value-type="string">
            <text:p>light blue</text:p>
          </table:table-cell>
          <table:table-cell table:formula="of:=IF([.U6]&lt;&gt;CONCATENATE(&quot;StGrp&quot;;[.T6]);1;0)" office:value-type="float" office:value="0" calcext:value-type="float">
            <text:p>0</text:p>
          </table:table-cell>
          <table:table-cell/>
          <table:table-cell table:style-name="ce30" office:value-type="float" office:value="5" calcext:value-type="float">
            <text:p>5</text:p>
          </table:table-cell>
          <table:table-cell table:style-name="ce36" office:value-type="string" calcext:value-type="string">
            <text:p>Mtx5</text:p>
          </table:table-cell>
          <table:table-cell table:style-name="ce38" table:content-validation-name="val17" office:value-type="string" calcext:value-type="string">
            <text:p>light blue</text:p>
          </table:table-cell>
          <table:table-cell table:style-name="ce4" table:formula="of:=IF([.Z6]&lt;&gt;CONCATENATE(&quot;Mtx&quot;;[.Y6]);1;0)" office:value-type="float" office:value="0" calcext:value-type="float">
            <text:p>0</text:p>
          </table:table-cell>
          <table:table-cell table:style-name="ce4"/>
          <table:table-cell table:style-name="ce30" office:value-type="float" office:value="5" calcext:value-type="float">
            <text:p>5</text:p>
          </table:table-cell>
          <table:table-cell table:style-name="ce36" office:value-type="string" calcext:value-type="string">
            <text:p>StMtx5</text:p>
          </table:table-cell>
          <table:table-cell table:style-name="ce38" table:content-validation-name="val17" office:value-type="string" calcext:value-type="string">
            <text:p>light blue</text:p>
          </table:table-cell>
          <table:table-cell table:formula="of:=IF([.AE6]&lt;&gt;CONCATENATE(&quot;StMtx&quot;;[.AD6]);1;0)" office:value-type="float" office:value="0" calcext:value-type="float">
            <text:p>0</text:p>
          </table:table-cell>
          <table:table-cell/>
          <table:table-cell table:style-name="ce30" office:value-type="float" office:value="5" calcext:value-type="float">
            <text:p>5</text:p>
          </table:table-cell>
          <table:table-cell table:style-name="ce36" office:value-type="string" calcext:value-type="string">
            <text:p>Fx5</text:p>
          </table:table-cell>
          <table:table-cell table:style-name="ce38" table:content-validation-name="val17" office:value-type="string" calcext:value-type="string">
            <text:p>light blue</text:p>
          </table:table-cell>
          <table:table-cell table:style-name="ce4" table:formula="of:=IF([.AJ6]&lt;&gt;CONCATENATE(&quot;Fx&quot;;[.AI6]);1;0)" office:value-type="float" office:value="0" calcext:value-type="float">
            <text:p>0</text:p>
          </table:table-cell>
          <table:table-cell table:style-name="ce4"/>
          <table:table-cell table:style-name="ce30" office:value-type="float" office:value="5" calcext:value-type="float">
            <text:p>5</text:p>
          </table:table-cell>
          <table:table-cell table:style-name="ce36" office:value-type="string" calcext:value-type="string">
            <text:p>StFx5</text:p>
          </table:table-cell>
          <table:table-cell table:style-name="ce38" table:content-validation-name="val17" office:value-type="string" calcext:value-type="string">
            <text:p>light blue</text:p>
          </table:table-cell>
          <table:table-cell table:style-name="ce4" table:formula="of:=IF([.AO6]&lt;&gt;CONCATENATE(&quot;StFx&quot;;[.AN6]);1;0)" office:value-type="float" office:value="0" calcext:value-type="float">
            <text:p>0</text:p>
          </table:table-cell>
          <table:table-cell table:style-name="ce4"/>
          <table:table-cell table:style-name="ce30" office:value-type="float" office:value="5" calcext:value-type="float">
            <text:p>5</text:p>
          </table:table-cell>
          <table:table-cell table:style-name="ce36" office:value-type="string" calcext:value-type="string">
            <text:p>FxRet5</text:p>
          </table:table-cell>
          <table:table-cell table:style-name="ce38" table:content-validation-name="val17" office:value-type="string" calcext:value-type="string">
            <text:p>light blue</text:p>
          </table:table-cell>
          <table:table-cell/>
          <table:table-cell table:style-name="ce30" office:value-type="float" office:value="5" calcext:value-type="float">
            <text:p>5</text:p>
          </table:table-cell>
          <table:table-cell table:style-name="ce36" office:value-type="string" calcext:value-type="string">
            <text:p>UFx5</text:p>
          </table:table-cell>
          <table:table-cell table:style-name="ce38" table:content-validation-name="val17" office:value-type="string" calcext:value-type="string">
            <text:p>light blue</text:p>
          </table:table-cell>
          <table:table-cell table:style-name="ce4"/>
          <table:table-cell table:style-name="ce30" office:value-type="float" office:value="5" calcext:value-type="float">
            <text:p>5</text:p>
          </table:table-cell>
          <table:table-cell table:style-name="ce36" office:value-type="string" calcext:value-type="string">
            <text:p>UFxRet5</text:p>
          </table:table-cell>
          <table:table-cell table:style-name="ce38" table:content-validation-name="val17" office:value-type="string" calcext:value-type="string">
            <text:p>light blue</text:p>
          </table:table-cell>
        </table:table-row>
        <table:table-row table:style-name="ro2">
          <table:table-cell table:style-name="ce30" office:value-type="float" office:value="6" calcext:value-type="float">
            <text:p>6</text:p>
          </table:table-cell>
          <table:table-cell table:style-name="ce31" office:value-type="string" calcext:value-type="string">
            <text:p>Dca6</text:p>
          </table:table-cell>
          <table:table-cell table:style-name="ce33" table:content-validation-name="val17" office:value-type="string" calcext:value-type="string">
            <text:p>white</text:p>
          </table:table-cell>
          <table:table-cell table:style-name="ce4"/>
          <table:table-cell table:style-name="ce30" office:value-type="float" office:value="6" calcext:value-type="float">
            <text:p>6</text:p>
          </table:table-cell>
          <table:table-cell table:style-name="ce36" office:value-type="string" calcext:value-type="string">
            <text:p>Aux6</text:p>
          </table:table-cell>
          <table:table-cell table:style-name="ce39" table:content-validation-name="val17" office:value-type="string" calcext:value-type="string">
            <text:p>white</text:p>
          </table:table-cell>
          <table:table-cell table:formula="of:=IF([.F7]&lt;&gt;CONCATENATE(&quot;Aux&quot;;[.E7]);1;0)" office:value-type="float" office:value="0" calcext:value-type="float">
            <text:p>0</text:p>
          </table:table-cell>
          <table:table-cell/>
          <table:table-cell table:style-name="ce30" office:value-type="float" office:value="6" calcext:value-type="float">
            <text:p>6</text:p>
          </table:table-cell>
          <table:table-cell table:style-name="ce36" office:value-type="string" calcext:value-type="string">
            <text:p>StAux6</text:p>
          </table:table-cell>
          <table:table-cell table:style-name="ce39" table:content-validation-name="val17" office:value-type="string" calcext:value-type="string">
            <text:p>white</text:p>
          </table:table-cell>
          <table:table-cell table:style-name="ce4" table:formula="of:=IF([.K7]&lt;&gt;CONCATENATE(&quot;STAux&quot;;[.J7]);1;0)" office:value-type="float" office:value="0" calcext:value-type="float">
            <text:p>0</text:p>
          </table:table-cell>
          <table:table-cell table:style-name="ce4"/>
          <table:table-cell table:style-name="ce30" office:value-type="float" office:value="6" calcext:value-type="float">
            <text:p>6</text:p>
          </table:table-cell>
          <table:table-cell table:style-name="ce36" office:value-type="string" calcext:value-type="string">
            <text:p>Grp6</text:p>
          </table:table-cell>
          <table:table-cell table:style-name="ce39" table:content-validation-name="val17" office:value-type="string" calcext:value-type="string">
            <text:p>white</text:p>
          </table:table-cell>
          <table:table-cell table:style-name="ce42" table:formula="of:=IF([.P7]&lt;&gt;CONCATENATE(&quot;Grp&quot;;[.O7]);1;0)" office:value-type="float" office:value="0" calcext:value-type="float">
            <text:p>0</text:p>
          </table:table-cell>
          <table:table-cell table:style-name="ce42"/>
          <table:table-cell table:style-name="ce30" office:value-type="float" office:value="6" calcext:value-type="float">
            <text:p>6</text:p>
          </table:table-cell>
          <table:table-cell table:style-name="ce36" office:value-type="string" calcext:value-type="string">
            <text:p>StGrp6</text:p>
          </table:table-cell>
          <table:table-cell table:style-name="ce39" table:content-validation-name="val17" office:value-type="string" calcext:value-type="string">
            <text:p>white</text:p>
          </table:table-cell>
          <table:table-cell table:formula="of:=IF([.U7]&lt;&gt;CONCATENATE(&quot;StGrp&quot;;[.T7]);1;0)" office:value-type="float" office:value="0" calcext:value-type="float">
            <text:p>0</text:p>
          </table:table-cell>
          <table:table-cell/>
          <table:table-cell table:style-name="ce30" office:value-type="float" office:value="6" calcext:value-type="float">
            <text:p>6</text:p>
          </table:table-cell>
          <table:table-cell table:style-name="ce36" office:value-type="string" calcext:value-type="string">
            <text:p>Mtx6</text:p>
          </table:table-cell>
          <table:table-cell table:style-name="ce39" table:content-validation-name="val17" office:value-type="string" calcext:value-type="string">
            <text:p>white</text:p>
          </table:table-cell>
          <table:table-cell table:style-name="ce4" table:formula="of:=IF([.Z7]&lt;&gt;CONCATENATE(&quot;Mtx&quot;;[.Y7]);1;0)" office:value-type="float" office:value="0" calcext:value-type="float">
            <text:p>0</text:p>
          </table:table-cell>
          <table:table-cell table:style-name="ce4"/>
          <table:table-cell table:style-name="ce30" office:value-type="float" office:value="6" calcext:value-type="float">
            <text:p>6</text:p>
          </table:table-cell>
          <table:table-cell table:style-name="ce36" office:value-type="string" calcext:value-type="string">
            <text:p>StMtx6</text:p>
          </table:table-cell>
          <table:table-cell table:style-name="ce39" table:content-validation-name="val17" office:value-type="string" calcext:value-type="string">
            <text:p>white</text:p>
          </table:table-cell>
          <table:table-cell table:formula="of:=IF([.AE7]&lt;&gt;CONCATENATE(&quot;StMtx&quot;;[.AD7]);1;0)" office:value-type="float" office:value="0" calcext:value-type="float">
            <text:p>0</text:p>
          </table:table-cell>
          <table:table-cell/>
          <table:table-cell table:style-name="ce30" office:value-type="float" office:value="6" calcext:value-type="float">
            <text:p>6</text:p>
          </table:table-cell>
          <table:table-cell table:style-name="ce36" office:value-type="string" calcext:value-type="string">
            <text:p>Fx6</text:p>
          </table:table-cell>
          <table:table-cell table:style-name="ce39" table:content-validation-name="val17" office:value-type="string" calcext:value-type="string">
            <text:p>white</text:p>
          </table:table-cell>
          <table:table-cell table:style-name="ce4" table:formula="of:=IF([.AJ7]&lt;&gt;CONCATENATE(&quot;Fx&quot;;[.AI7]);1;0)" office:value-type="float" office:value="0" calcext:value-type="float">
            <text:p>0</text:p>
          </table:table-cell>
          <table:table-cell table:style-name="ce4"/>
          <table:table-cell table:style-name="ce30" office:value-type="float" office:value="6" calcext:value-type="float">
            <text:p>6</text:p>
          </table:table-cell>
          <table:table-cell table:style-name="ce36" office:value-type="string" calcext:value-type="string">
            <text:p>StFx6</text:p>
          </table:table-cell>
          <table:table-cell table:style-name="ce39" table:content-validation-name="val17" office:value-type="string" calcext:value-type="string">
            <text:p>white</text:p>
          </table:table-cell>
          <table:table-cell table:style-name="ce4" table:formula="of:=IF([.AO7]&lt;&gt;CONCATENATE(&quot;StFx&quot;;[.AN7]);1;0)" office:value-type="float" office:value="0" calcext:value-type="float">
            <text:p>0</text:p>
          </table:table-cell>
          <table:table-cell table:style-name="ce4"/>
          <table:table-cell table:style-name="ce30" office:value-type="float" office:value="6" calcext:value-type="float">
            <text:p>6</text:p>
          </table:table-cell>
          <table:table-cell table:style-name="ce36" office:value-type="string" calcext:value-type="string">
            <text:p>FxRet6</text:p>
          </table:table-cell>
          <table:table-cell table:style-name="ce39" table:content-validation-name="val17" office:value-type="string" calcext:value-type="string">
            <text:p>white</text:p>
          </table:table-cell>
          <table:table-cell/>
          <table:table-cell table:style-name="ce30" office:value-type="float" office:value="6" calcext:value-type="float">
            <text:p>6</text:p>
          </table:table-cell>
          <table:table-cell table:style-name="ce36" office:value-type="string" calcext:value-type="string">
            <text:p>UFx6</text:p>
          </table:table-cell>
          <table:table-cell table:style-name="ce39" table:content-validation-name="val17" office:value-type="string" calcext:value-type="string">
            <text:p>white</text:p>
          </table:table-cell>
          <table:table-cell table:style-name="ce4"/>
          <table:table-cell table:style-name="ce30" office:value-type="float" office:value="6" calcext:value-type="float">
            <text:p>6</text:p>
          </table:table-cell>
          <table:table-cell table:style-name="ce36" office:value-type="string" calcext:value-type="string">
            <text:p>UFxRet6</text:p>
          </table:table-cell>
          <table:table-cell table:style-name="ce39" table:content-validation-name="val17" office:value-type="string" calcext:value-type="string">
            <text:p>white</text:p>
          </table:table-cell>
        </table:table-row>
        <table:table-row table:style-name="ro2">
          <table:table-cell table:style-name="ce30" office:value-type="float" office:value="7" calcext:value-type="float">
            <text:p>7</text:p>
          </table:table-cell>
          <table:table-cell table:style-name="ce31" office:value-type="string" calcext:value-type="string">
            <text:p>Dca7</text:p>
          </table:table-cell>
          <table:table-cell table:style-name="ce33" table:content-validation-name="val17" office:value-type="string" calcext:value-type="string">
            <text:p>purple</text:p>
          </table:table-cell>
          <table:table-cell/>
          <table:table-cell table:style-name="ce30" office:value-type="float" office:value="7" calcext:value-type="float">
            <text:p>7</text:p>
          </table:table-cell>
          <table:table-cell table:style-name="ce36" office:value-type="string" calcext:value-type="string">
            <text:p>Aux7</text:p>
          </table:table-cell>
          <table:table-cell table:style-name="ce39" table:content-validation-name="val17" office:value-type="string" calcext:value-type="string">
            <text:p>purple</text:p>
          </table:table-cell>
          <table:table-cell table:formula="of:=IF([.F8]&lt;&gt;CONCATENATE(&quot;Aux&quot;;[.E8]);1;0)" office:value-type="float" office:value="0" calcext:value-type="float">
            <text:p>0</text:p>
          </table:table-cell>
          <table:table-cell/>
          <table:table-cell table:style-name="ce30" office:value-type="float" office:value="7" calcext:value-type="float">
            <text:p>7</text:p>
          </table:table-cell>
          <table:table-cell table:style-name="ce36" office:value-type="string" calcext:value-type="string">
            <text:p>StAux7</text:p>
          </table:table-cell>
          <table:table-cell table:style-name="ce39" table:content-validation-name="val17" office:value-type="string" calcext:value-type="string">
            <text:p>purple</text:p>
          </table:table-cell>
          <table:table-cell table:style-name="ce4" table:formula="of:=IF([.K8]&lt;&gt;CONCATENATE(&quot;STAux&quot;;[.J8]);1;0)" office:value-type="float" office:value="0" calcext:value-type="float">
            <text:p>0</text:p>
          </table:table-cell>
          <table:table-cell table:style-name="ce4"/>
          <table:table-cell table:style-name="ce30" office:value-type="float" office:value="7" calcext:value-type="float">
            <text:p>7</text:p>
          </table:table-cell>
          <table:table-cell table:style-name="ce36" office:value-type="string" calcext:value-type="string">
            <text:p>Grp7</text:p>
          </table:table-cell>
          <table:table-cell table:style-name="ce39" table:content-validation-name="val17" office:value-type="string" calcext:value-type="string">
            <text:p>purple</text:p>
          </table:table-cell>
          <table:table-cell table:style-name="ce42" table:formula="of:=IF([.P8]&lt;&gt;CONCATENATE(&quot;Grp&quot;;[.O8]);1;0)" office:value-type="float" office:value="0" calcext:value-type="float">
            <text:p>0</text:p>
          </table:table-cell>
          <table:table-cell table:style-name="ce42"/>
          <table:table-cell table:style-name="ce30" office:value-type="float" office:value="7" calcext:value-type="float">
            <text:p>7</text:p>
          </table:table-cell>
          <table:table-cell table:style-name="ce36" office:value-type="string" calcext:value-type="string">
            <text:p>StGrp7</text:p>
          </table:table-cell>
          <table:table-cell table:style-name="ce39" table:content-validation-name="val17" office:value-type="string" calcext:value-type="string">
            <text:p>purple</text:p>
          </table:table-cell>
          <table:table-cell table:formula="of:=IF([.U8]&lt;&gt;CONCATENATE(&quot;StGrp&quot;;[.T8]);1;0)" office:value-type="float" office:value="0" calcext:value-type="float">
            <text:p>0</text:p>
          </table:table-cell>
          <table:table-cell/>
          <table:table-cell table:style-name="ce30" office:value-type="float" office:value="7" calcext:value-type="float">
            <text:p>7</text:p>
          </table:table-cell>
          <table:table-cell table:style-name="ce36" office:value-type="string" calcext:value-type="string">
            <text:p>Mtx7</text:p>
          </table:table-cell>
          <table:table-cell table:style-name="ce39" table:content-validation-name="val17" office:value-type="string" calcext:value-type="string">
            <text:p>purple</text:p>
          </table:table-cell>
          <table:table-cell table:style-name="ce4" table:formula="of:=IF([.Z8]&lt;&gt;CONCATENATE(&quot;Mtx&quot;;[.Y8]);1;0)" office:value-type="float" office:value="0" calcext:value-type="float">
            <text:p>0</text:p>
          </table:table-cell>
          <table:table-cell table:style-name="ce4"/>
          <table:table-cell table:style-name="ce30" office:value-type="float" office:value="7" calcext:value-type="float">
            <text:p>7</text:p>
          </table:table-cell>
          <table:table-cell table:style-name="ce36" office:value-type="string" calcext:value-type="string">
            <text:p>StMtx7</text:p>
          </table:table-cell>
          <table:table-cell table:style-name="ce39" table:content-validation-name="val17" office:value-type="string" calcext:value-type="string">
            <text:p>purple</text:p>
          </table:table-cell>
          <table:table-cell table:formula="of:=IF([.AE8]&lt;&gt;CONCATENATE(&quot;StMtx&quot;;[.AD8]);1;0)" office:value-type="float" office:value="0" calcext:value-type="float">
            <text:p>0</text:p>
          </table:table-cell>
          <table:table-cell/>
          <table:table-cell table:style-name="ce30" office:value-type="float" office:value="7" calcext:value-type="float">
            <text:p>7</text:p>
          </table:table-cell>
          <table:table-cell table:style-name="ce36" office:value-type="string" calcext:value-type="string">
            <text:p>Fx7</text:p>
          </table:table-cell>
          <table:table-cell table:style-name="ce39" table:content-validation-name="val17" office:value-type="string" calcext:value-type="string">
            <text:p>purple</text:p>
          </table:table-cell>
          <table:table-cell table:style-name="ce4" table:formula="of:=IF([.AJ8]&lt;&gt;CONCATENATE(&quot;Fx&quot;;[.AI8]);1;0)" office:value-type="float" office:value="0" calcext:value-type="float">
            <text:p>0</text:p>
          </table:table-cell>
          <table:table-cell table:style-name="ce4"/>
          <table:table-cell table:style-name="ce30" office:value-type="float" office:value="7" calcext:value-type="float">
            <text:p>7</text:p>
          </table:table-cell>
          <table:table-cell table:style-name="ce36" office:value-type="string" calcext:value-type="string">
            <text:p>StFx7</text:p>
          </table:table-cell>
          <table:table-cell table:style-name="ce39" table:content-validation-name="val17" office:value-type="string" calcext:value-type="string">
            <text:p>purple</text:p>
          </table:table-cell>
          <table:table-cell table:style-name="ce4" table:formula="of:=IF([.AO8]&lt;&gt;CONCATENATE(&quot;StFx&quot;;[.AN8]);1;0)" office:value-type="float" office:value="0" calcext:value-type="float">
            <text:p>0</text:p>
          </table:table-cell>
          <table:table-cell table:style-name="ce4"/>
          <table:table-cell table:style-name="ce30" office:value-type="float" office:value="7" calcext:value-type="float">
            <text:p>7</text:p>
          </table:table-cell>
          <table:table-cell table:style-name="ce36" office:value-type="string" calcext:value-type="string">
            <text:p>FxRet7</text:p>
          </table:table-cell>
          <table:table-cell table:style-name="ce39" table:content-validation-name="val17" office:value-type="string" calcext:value-type="string">
            <text:p>purple</text:p>
          </table:table-cell>
          <table:table-cell/>
          <table:table-cell table:style-name="ce30" office:value-type="float" office:value="7" calcext:value-type="float">
            <text:p>7</text:p>
          </table:table-cell>
          <table:table-cell table:style-name="ce36" office:value-type="string" calcext:value-type="string">
            <text:p>UFx7</text:p>
          </table:table-cell>
          <table:table-cell table:style-name="ce39" table:content-validation-name="val17" office:value-type="string" calcext:value-type="string">
            <text:p>purple</text:p>
          </table:table-cell>
          <table:table-cell table:style-name="ce4"/>
          <table:table-cell table:style-name="ce30" office:value-type="float" office:value="7" calcext:value-type="float">
            <text:p>7</text:p>
          </table:table-cell>
          <table:table-cell table:style-name="ce36" office:value-type="string" calcext:value-type="string">
            <text:p>UFxRet7</text:p>
          </table:table-cell>
          <table:table-cell table:style-name="ce39" table:content-validation-name="val17" office:value-type="string" calcext:value-type="string">
            <text:p>purple</text:p>
          </table:table-cell>
        </table:table-row>
        <table:table-row table:style-name="ro2">
          <table:table-cell table:style-name="ce30" office:value-type="float" office:value="8" calcext:value-type="float">
            <text:p>8</text:p>
          </table:table-cell>
          <table:table-cell table:style-name="ce31" office:value-type="string" calcext:value-type="string">
            <text:p>Dca8</text:p>
          </table:table-cell>
          <table:table-cell table:style-name="ce33" table:content-validation-name="val17" office:value-type="string" calcext:value-type="string">
            <text:p>black</text:p>
          </table:table-cell>
          <table:table-cell/>
          <table:table-cell table:style-name="ce30" office:value-type="float" office:value="8" calcext:value-type="float">
            <text:p>8</text:p>
          </table:table-cell>
          <table:table-cell table:style-name="ce36" office:value-type="string" calcext:value-type="string">
            <text:p>Aux8</text:p>
          </table:table-cell>
          <table:table-cell table:style-name="ce39" table:content-validation-name="val17" office:value-type="string" calcext:value-type="string">
            <text:p>black</text:p>
          </table:table-cell>
          <table:table-cell table:formula="of:=IF([.F9]&lt;&gt;CONCATENATE(&quot;Aux&quot;;[.E9]);1;0)" office:value-type="float" office:value="0" calcext:value-type="float">
            <text:p>0</text:p>
          </table:table-cell>
          <table:table-cell/>
          <table:table-cell table:style-name="ce30" office:value-type="float" office:value="8" calcext:value-type="float">
            <text:p>8</text:p>
          </table:table-cell>
          <table:table-cell table:style-name="ce36" office:value-type="string" calcext:value-type="string">
            <text:p>StAux8</text:p>
          </table:table-cell>
          <table:table-cell table:style-name="ce39" table:content-validation-name="val17" office:value-type="string" calcext:value-type="string">
            <text:p>black</text:p>
          </table:table-cell>
          <table:table-cell table:style-name="ce4" table:formula="of:=IF([.K9]&lt;&gt;CONCATENATE(&quot;STAux&quot;;[.J9]);1;0)" office:value-type="float" office:value="0" calcext:value-type="float">
            <text:p>0</text:p>
          </table:table-cell>
          <table:table-cell table:style-name="ce4"/>
          <table:table-cell table:style-name="ce30" office:value-type="float" office:value="8" calcext:value-type="float">
            <text:p>8</text:p>
          </table:table-cell>
          <table:table-cell table:style-name="ce36" office:value-type="string" calcext:value-type="string">
            <text:p>Grp8</text:p>
          </table:table-cell>
          <table:table-cell table:style-name="ce39" table:content-validation-name="val17" office:value-type="string" calcext:value-type="string">
            <text:p>black</text:p>
          </table:table-cell>
          <table:table-cell table:style-name="ce42" table:formula="of:=IF([.P9]&lt;&gt;CONCATENATE(&quot;Grp&quot;;[.O9]);1;0)" office:value-type="float" office:value="0" calcext:value-type="float">
            <text:p>0</text:p>
          </table:table-cell>
          <table:table-cell table:style-name="ce42"/>
          <table:table-cell table:style-name="ce30" office:value-type="float" office:value="8" calcext:value-type="float">
            <text:p>8</text:p>
          </table:table-cell>
          <table:table-cell table:style-name="ce36" office:value-type="string" calcext:value-type="string">
            <text:p>StGrp8</text:p>
          </table:table-cell>
          <table:table-cell table:style-name="ce39" table:content-validation-name="val17" office:value-type="string" calcext:value-type="string">
            <text:p>black</text:p>
          </table:table-cell>
          <table:table-cell table:formula="of:=IF([.U9]&lt;&gt;CONCATENATE(&quot;StGrp&quot;;[.T9]);1;0)" office:value-type="float" office:value="0" calcext:value-type="float">
            <text:p>0</text:p>
          </table:table-cell>
          <table:table-cell/>
          <table:table-cell table:style-name="ce30" office:value-type="float" office:value="8" calcext:value-type="float">
            <text:p>8</text:p>
          </table:table-cell>
          <table:table-cell table:style-name="ce36" office:value-type="string" calcext:value-type="string">
            <text:p>Mtx8</text:p>
          </table:table-cell>
          <table:table-cell table:style-name="ce39" table:content-validation-name="val17" office:value-type="string" calcext:value-type="string">
            <text:p>black</text:p>
          </table:table-cell>
          <table:table-cell table:style-name="ce4" table:formula="of:=IF([.Z9]&lt;&gt;CONCATENATE(&quot;Mtx&quot;;[.Y9]);1;0)" office:value-type="float" office:value="0" calcext:value-type="float">
            <text:p>0</text:p>
          </table:table-cell>
          <table:table-cell table:style-name="ce4"/>
          <table:table-cell table:style-name="ce30" office:value-type="float" office:value="8" calcext:value-type="float">
            <text:p>8</text:p>
          </table:table-cell>
          <table:table-cell table:style-name="ce36" office:value-type="string" calcext:value-type="string">
            <text:p>StMtx8</text:p>
          </table:table-cell>
          <table:table-cell table:style-name="ce39" table:content-validation-name="val17" office:value-type="string" calcext:value-type="string">
            <text:p>black</text:p>
          </table:table-cell>
          <table:table-cell table:formula="of:=IF([.AE9]&lt;&gt;CONCATENATE(&quot;StMtx&quot;;[.AD9]);1;0)" office:value-type="float" office:value="0" calcext:value-type="float">
            <text:p>0</text:p>
          </table:table-cell>
          <table:table-cell/>
          <table:table-cell table:style-name="ce30" office:value-type="float" office:value="8" calcext:value-type="float">
            <text:p>8</text:p>
          </table:table-cell>
          <table:table-cell table:style-name="ce36" office:value-type="string" calcext:value-type="string">
            <text:p>Fx8</text:p>
          </table:table-cell>
          <table:table-cell table:style-name="ce39" table:content-validation-name="val17" office:value-type="string" calcext:value-type="string">
            <text:p>black</text:p>
          </table:table-cell>
          <table:table-cell table:style-name="ce4" table:formula="of:=IF([.AJ9]&lt;&gt;CONCATENATE(&quot;Fx&quot;;[.AI9]);1;0)" office:value-type="float" office:value="0" calcext:value-type="float">
            <text:p>0</text:p>
          </table:table-cell>
          <table:table-cell table:style-name="ce4"/>
          <table:table-cell table:style-name="ce30" office:value-type="float" office:value="8" calcext:value-type="float">
            <text:p>8</text:p>
          </table:table-cell>
          <table:table-cell table:style-name="ce36" office:value-type="string" calcext:value-type="string">
            <text:p>StFx8</text:p>
          </table:table-cell>
          <table:table-cell table:style-name="ce39" table:content-validation-name="val17" office:value-type="string" calcext:value-type="string">
            <text:p>black</text:p>
          </table:table-cell>
          <table:table-cell table:style-name="ce4" table:formula="of:=IF([.AO9]&lt;&gt;CONCATENATE(&quot;StFx&quot;;[.AN9]);1;0)" office:value-type="float" office:value="0" calcext:value-type="float">
            <text:p>0</text:p>
          </table:table-cell>
          <table:table-cell table:style-name="ce4"/>
          <table:table-cell table:style-name="ce30" office:value-type="float" office:value="8" calcext:value-type="float">
            <text:p>8</text:p>
          </table:table-cell>
          <table:table-cell table:style-name="ce36" office:value-type="string" calcext:value-type="string">
            <text:p>FxRet8</text:p>
          </table:table-cell>
          <table:table-cell table:style-name="ce39" table:content-validation-name="val17" office:value-type="string" calcext:value-type="string">
            <text:p>black</text:p>
          </table:table-cell>
          <table:table-cell/>
          <table:table-cell table:style-name="ce30" office:value-type="float" office:value="8" calcext:value-type="float">
            <text:p>8</text:p>
          </table:table-cell>
          <table:table-cell table:style-name="ce36" office:value-type="string" calcext:value-type="string">
            <text:p>UFx8</text:p>
          </table:table-cell>
          <table:table-cell table:style-name="ce39" table:content-validation-name="val17" office:value-type="string" calcext:value-type="string">
            <text:p>black</text:p>
          </table:table-cell>
          <table:table-cell table:style-name="ce4"/>
          <table:table-cell table:style-name="ce30" office:value-type="float" office:value="8" calcext:value-type="float">
            <text:p>8</text:p>
          </table:table-cell>
          <table:table-cell table:style-name="ce36" office:value-type="string" calcext:value-type="string">
            <text:p>UFxRet8</text:p>
          </table:table-cell>
          <table:table-cell table:style-name="ce39" table:content-validation-name="val17" office:value-type="string" calcext:value-type="string">
            <text:p>black</text:p>
          </table:table-cell>
        </table:table-row>
        <table:table-row table:style-name="ro2">
          <table:table-cell table:style-name="ce30" office:value-type="float" office:value="9" calcext:value-type="float">
            <text:p>9</text:p>
          </table:table-cell>
          <table:table-cell table:style-name="ce31" office:value-type="string" calcext:value-type="string">
            <text:p>Dca9</text:p>
          </table:table-cell>
          <table:table-cell table:style-name="ce33" table:content-validation-name="val17" office:value-type="string" calcext:value-type="string">
            <text:p>blue</text:p>
          </table:table-cell>
          <table:table-cell/>
          <table:table-cell table:style-name="ce30" office:value-type="float" office:value="9" calcext:value-type="float">
            <text:p>9</text:p>
          </table:table-cell>
          <table:table-cell table:style-name="ce36" office:value-type="string" calcext:value-type="string">
            <text:p>Aux9</text:p>
          </table:table-cell>
          <table:table-cell table:style-name="ce39" table:content-validation-name="val17" office:value-type="string" calcext:value-type="string">
            <text:p>blue</text:p>
          </table:table-cell>
          <table:table-cell table:formula="of:=IF([.F10]&lt;&gt;CONCATENATE(&quot;Aux&quot;;[.E10]);1;0)" office:value-type="float" office:value="0" calcext:value-type="float">
            <text:p>0</text:p>
          </table:table-cell>
          <table:table-cell/>
          <table:table-cell table:style-name="ce30" office:value-type="float" office:value="9" calcext:value-type="float">
            <text:p>9</text:p>
          </table:table-cell>
          <table:table-cell table:style-name="ce36" office:value-type="string" calcext:value-type="string">
            <text:p>StAux9</text:p>
          </table:table-cell>
          <table:table-cell table:style-name="ce39" table:content-validation-name="val17" office:value-type="string" calcext:value-type="string">
            <text:p>blue</text:p>
          </table:table-cell>
          <table:table-cell table:style-name="ce4" table:formula="of:=IF([.K10]&lt;&gt;CONCATENATE(&quot;STAux&quot;;[.J10]);1;0)" office:value-type="float" office:value="0" calcext:value-type="float">
            <text:p>0</text:p>
          </table:table-cell>
          <table:table-cell table:style-name="ce4"/>
          <table:table-cell table:style-name="ce30" office:value-type="float" office:value="9" calcext:value-type="float">
            <text:p>9</text:p>
          </table:table-cell>
          <table:table-cell table:style-name="ce36" office:value-type="string" calcext:value-type="string">
            <text:p>Grp9</text:p>
          </table:table-cell>
          <table:table-cell table:style-name="ce39" table:content-validation-name="val17" office:value-type="string" calcext:value-type="string">
            <text:p>blue</text:p>
          </table:table-cell>
          <table:table-cell table:style-name="ce42" table:formula="of:=IF([.P10]&lt;&gt;CONCATENATE(&quot;Grp&quot;;[.O10]);1;0)" office:value-type="float" office:value="0" calcext:value-type="float">
            <text:p>0</text:p>
          </table:table-cell>
          <table:table-cell table:style-name="ce42"/>
          <table:table-cell table:style-name="ce30" office:value-type="float" office:value="9" calcext:value-type="float">
            <text:p>9</text:p>
          </table:table-cell>
          <table:table-cell table:style-name="ce36" office:value-type="string" calcext:value-type="string">
            <text:p>StGrp9</text:p>
          </table:table-cell>
          <table:table-cell table:style-name="ce39" table:content-validation-name="val17" office:value-type="string" calcext:value-type="string">
            <text:p>blue</text:p>
          </table:table-cell>
          <table:table-cell table:formula="of:=IF([.U10]&lt;&gt;CONCATENATE(&quot;StGrp&quot;;[.T10]);1;0)" office:value-type="float" office:value="0" calcext:value-type="float">
            <text:p>0</text:p>
          </table:table-cell>
          <table:table-cell/>
          <table:table-cell table:style-name="ce30" office:value-type="float" office:value="9" calcext:value-type="float">
            <text:p>9</text:p>
          </table:table-cell>
          <table:table-cell table:style-name="ce36" office:value-type="string" calcext:value-type="string">
            <text:p>Mtx9</text:p>
          </table:table-cell>
          <table:table-cell table:style-name="ce39" table:content-validation-name="val17" office:value-type="string" calcext:value-type="string">
            <text:p>blue</text:p>
          </table:table-cell>
          <table:table-cell table:style-name="ce4" table:formula="of:=IF([.Z10]&lt;&gt;CONCATENATE(&quot;Mtx&quot;;[.Y10]);1;0)" office:value-type="float" office:value="0" calcext:value-type="float">
            <text:p>0</text:p>
          </table:table-cell>
          <table:table-cell table:style-name="ce4"/>
          <table:table-cell table:style-name="ce30" office:value-type="float" office:value="9" calcext:value-type="float">
            <text:p>9</text:p>
          </table:table-cell>
          <table:table-cell table:style-name="ce36" office:value-type="string" calcext:value-type="string">
            <text:p>StMtx9</text:p>
          </table:table-cell>
          <table:table-cell table:style-name="ce39" table:content-validation-name="val17" office:value-type="string" calcext:value-type="string">
            <text:p>blue</text:p>
          </table:table-cell>
          <table:table-cell table:formula="of:=IF([.AE10]&lt;&gt;CONCATENATE(&quot;StMtx&quot;;[.AD10]);1;0)" office:value-type="float" office:value="0" calcext:value-type="float">
            <text:p>0</text:p>
          </table:table-cell>
          <table:table-cell/>
          <table:table-cell table:style-name="ce30" office:value-type="float" office:value="9" calcext:value-type="float">
            <text:p>9</text:p>
          </table:table-cell>
          <table:table-cell table:style-name="ce36" office:value-type="string" calcext:value-type="string">
            <text:p>Fx9</text:p>
          </table:table-cell>
          <table:table-cell table:style-name="ce39" table:content-validation-name="val17" office:value-type="string" calcext:value-type="string">
            <text:p>blue</text:p>
          </table:table-cell>
          <table:table-cell table:style-name="ce4" table:formula="of:=IF([.AJ10]&lt;&gt;CONCATENATE(&quot;Fx&quot;;[.AI10]);1;0)" office:value-type="float" office:value="0" calcext:value-type="float">
            <text:p>0</text:p>
          </table:table-cell>
          <table:table-cell table:style-name="ce4"/>
          <table:table-cell table:style-name="ce30" office:value-type="float" office:value="9" calcext:value-type="float">
            <text:p>9</text:p>
          </table:table-cell>
          <table:table-cell table:style-name="ce36" office:value-type="string" calcext:value-type="string">
            <text:p>StFx9</text:p>
          </table:table-cell>
          <table:table-cell table:style-name="ce39" table:content-validation-name="val17" office:value-type="string" calcext:value-type="string">
            <text:p>blue</text:p>
          </table:table-cell>
          <table:table-cell table:style-name="ce4" table:formula="of:=IF([.AO10]&lt;&gt;CONCATENATE(&quot;StFx&quot;;[.AN10]);1;0)" office:value-type="float" office:value="0" calcext:value-type="float">
            <text:p>0</text:p>
          </table:table-cell>
          <table:table-cell table:style-name="ce4"/>
          <table:table-cell table:style-name="ce30" office:value-type="float" office:value="9" calcext:value-type="float">
            <text:p>9</text:p>
          </table:table-cell>
          <table:table-cell table:style-name="ce36" office:value-type="string" calcext:value-type="string">
            <text:p>FxRet9</text:p>
          </table:table-cell>
          <table:table-cell table:style-name="ce39" table:content-validation-name="val17" office:value-type="string" calcext:value-type="string">
            <text:p>blue</text:p>
          </table:table-cell>
          <table:table-cell table:number-columns-repeated="8"/>
        </table:table-row>
        <table:table-row table:style-name="ro2">
          <table:table-cell table:style-name="ce30" office:value-type="float" office:value="10" calcext:value-type="float">
            <text:p>10</text:p>
          </table:table-cell>
          <table:table-cell table:style-name="ce31" office:value-type="string" calcext:value-type="string">
            <text:p>Dca10</text:p>
          </table:table-cell>
          <table:table-cell table:style-name="ce33" table:content-validation-name="val17" office:value-type="string" calcext:value-type="string">
            <text:p>red</text:p>
          </table:table-cell>
          <table:table-cell/>
          <table:table-cell table:style-name="ce30" office:value-type="float" office:value="10" calcext:value-type="float">
            <text:p>10</text:p>
          </table:table-cell>
          <table:table-cell table:style-name="ce36" office:value-type="string" calcext:value-type="string">
            <text:p>Aux10</text:p>
          </table:table-cell>
          <table:table-cell table:style-name="ce39" table:content-validation-name="val17" office:value-type="string" calcext:value-type="string">
            <text:p>red</text:p>
          </table:table-cell>
          <table:table-cell table:formula="of:=IF([.F11]&lt;&gt;CONCATENATE(&quot;Aux&quot;;[.E11]);1;0)" office:value-type="float" office:value="0" calcext:value-type="float">
            <text:p>0</text:p>
          </table:table-cell>
          <table:table-cell/>
          <table:table-cell table:style-name="ce30" office:value-type="float" office:value="10" calcext:value-type="float">
            <text:p>10</text:p>
          </table:table-cell>
          <table:table-cell table:style-name="ce36" office:value-type="string" calcext:value-type="string">
            <text:p>StAux10</text:p>
          </table:table-cell>
          <table:table-cell table:style-name="ce39" table:content-validation-name="val17" office:value-type="string" calcext:value-type="string">
            <text:p>red</text:p>
          </table:table-cell>
          <table:table-cell table:style-name="ce4" table:formula="of:=IF([.K11]&lt;&gt;CONCATENATE(&quot;STAux&quot;;[.J11]);1;0)" office:value-type="float" office:value="0" calcext:value-type="float">
            <text:p>0</text:p>
          </table:table-cell>
          <table:table-cell table:style-name="ce4"/>
          <table:table-cell table:style-name="ce30" office:value-type="float" office:value="10" calcext:value-type="float">
            <text:p>10</text:p>
          </table:table-cell>
          <table:table-cell table:style-name="ce36" office:value-type="string" calcext:value-type="string">
            <text:p>Grp10</text:p>
          </table:table-cell>
          <table:table-cell table:style-name="ce39" table:content-validation-name="val17" office:value-type="string" calcext:value-type="string">
            <text:p>red</text:p>
          </table:table-cell>
          <table:table-cell table:style-name="ce42" table:formula="of:=IF([.P11]&lt;&gt;CONCATENATE(&quot;Grp&quot;;[.O11]);1;0)" office:value-type="float" office:value="0" calcext:value-type="float">
            <text:p>0</text:p>
          </table:table-cell>
          <table:table-cell table:style-name="ce42"/>
          <table:table-cell table:style-name="ce30" office:value-type="float" office:value="10" calcext:value-type="float">
            <text:p>10</text:p>
          </table:table-cell>
          <table:table-cell table:style-name="ce36" office:value-type="string" calcext:value-type="string">
            <text:p>StGrp10</text:p>
          </table:table-cell>
          <table:table-cell table:style-name="ce39" table:content-validation-name="val17" office:value-type="string" calcext:value-type="string">
            <text:p>red</text:p>
          </table:table-cell>
          <table:table-cell table:formula="of:=IF([.U11]&lt;&gt;CONCATENATE(&quot;StGrp&quot;;[.T11]);1;0)" office:value-type="float" office:value="0" calcext:value-type="float">
            <text:p>0</text:p>
          </table:table-cell>
          <table:table-cell/>
          <table:table-cell table:style-name="ce30" office:value-type="float" office:value="10" calcext:value-type="float">
            <text:p>10</text:p>
          </table:table-cell>
          <table:table-cell table:style-name="ce36" office:value-type="string" calcext:value-type="string">
            <text:p>Mtx10</text:p>
          </table:table-cell>
          <table:table-cell table:style-name="ce39" table:content-validation-name="val17" office:value-type="string" calcext:value-type="string">
            <text:p>red</text:p>
          </table:table-cell>
          <table:table-cell table:style-name="ce4" table:formula="of:=IF([.Z11]&lt;&gt;CONCATENATE(&quot;Mtx&quot;;[.Y11]);1;0)" office:value-type="float" office:value="0" calcext:value-type="float">
            <text:p>0</text:p>
          </table:table-cell>
          <table:table-cell table:style-name="ce4"/>
          <table:table-cell table:style-name="ce30" office:value-type="float" office:value="10" calcext:value-type="float">
            <text:p>10</text:p>
          </table:table-cell>
          <table:table-cell table:style-name="ce36" office:value-type="string" calcext:value-type="string">
            <text:p>StMtx10</text:p>
          </table:table-cell>
          <table:table-cell table:style-name="ce39" table:content-validation-name="val17" office:value-type="string" calcext:value-type="string">
            <text:p>red</text:p>
          </table:table-cell>
          <table:table-cell table:formula="of:=IF([.AE11]&lt;&gt;CONCATENATE(&quot;StMtx&quot;;[.AD11]);1;0)" office:value-type="float" office:value="0" calcext:value-type="float">
            <text:p>0</text:p>
          </table:table-cell>
          <table:table-cell/>
          <table:table-cell table:style-name="ce30" office:value-type="float" office:value="10" calcext:value-type="float">
            <text:p>10</text:p>
          </table:table-cell>
          <table:table-cell table:style-name="ce36" office:value-type="string" calcext:value-type="string">
            <text:p>Fx10</text:p>
          </table:table-cell>
          <table:table-cell table:style-name="ce39" table:content-validation-name="val17" office:value-type="string" calcext:value-type="string">
            <text:p>red</text:p>
          </table:table-cell>
          <table:table-cell table:style-name="ce4" table:formula="of:=IF([.AJ11]&lt;&gt;CONCATENATE(&quot;Fx&quot;;[.AI11]);1;0)" office:value-type="float" office:value="0" calcext:value-type="float">
            <text:p>0</text:p>
          </table:table-cell>
          <table:table-cell table:style-name="ce4"/>
          <table:table-cell table:style-name="ce30" office:value-type="float" office:value="10" calcext:value-type="float">
            <text:p>10</text:p>
          </table:table-cell>
          <table:table-cell table:style-name="ce36" office:value-type="string" calcext:value-type="string">
            <text:p>StFx10</text:p>
          </table:table-cell>
          <table:table-cell table:style-name="ce39" table:content-validation-name="val17" office:value-type="string" calcext:value-type="string">
            <text:p>red</text:p>
          </table:table-cell>
          <table:table-cell table:style-name="ce4" table:formula="of:=IF([.AO11]&lt;&gt;CONCATENATE(&quot;StFx&quot;;[.AN11]);1;0)" office:value-type="float" office:value="0" calcext:value-type="float">
            <text:p>0</text:p>
          </table:table-cell>
          <table:table-cell table:style-name="ce4"/>
          <table:table-cell table:style-name="ce30" office:value-type="float" office:value="10" calcext:value-type="float">
            <text:p>10</text:p>
          </table:table-cell>
          <table:table-cell table:style-name="ce36" office:value-type="string" calcext:value-type="string">
            <text:p>FxRet10</text:p>
          </table:table-cell>
          <table:table-cell table:style-name="ce39" table:content-validation-name="val17" office:value-type="string" calcext:value-type="string">
            <text:p>red</text:p>
          </table:table-cell>
          <table:table-cell table:number-columns-repeated="8"/>
        </table:table-row>
        <table:table-row table:style-name="ro2">
          <table:table-cell table:style-name="ce30" office:value-type="float" office:value="11" calcext:value-type="float">
            <text:p>11</text:p>
          </table:table-cell>
          <table:table-cell table:style-name="ce31" office:value-type="string" calcext:value-type="string">
            <text:p>Dca11</text:p>
          </table:table-cell>
          <table:table-cell table:style-name="ce33" table:content-validation-name="val17" office:value-type="string" calcext:value-type="string">
            <text:p>yellow</text:p>
          </table:table-cell>
          <table:table-cell/>
          <table:table-cell table:style-name="ce30" office:value-type="float" office:value="11" calcext:value-type="float">
            <text:p>11</text:p>
          </table:table-cell>
          <table:table-cell table:style-name="ce36" office:value-type="string" calcext:value-type="string">
            <text:p>Aux11</text:p>
          </table:table-cell>
          <table:table-cell table:style-name="ce39" table:content-validation-name="val17" office:value-type="string" calcext:value-type="string">
            <text:p>yellow</text:p>
          </table:table-cell>
          <table:table-cell table:formula="of:=IF([.F12]&lt;&gt;CONCATENATE(&quot;Aux&quot;;[.E12]);1;0)" office:value-type="float" office:value="0" calcext:value-type="float">
            <text:p>0</text:p>
          </table:table-cell>
          <table:table-cell/>
          <table:table-cell table:style-name="ce30" office:value-type="float" office:value="11" calcext:value-type="float">
            <text:p>11</text:p>
          </table:table-cell>
          <table:table-cell table:style-name="ce36" office:value-type="string" calcext:value-type="string">
            <text:p>StAux11</text:p>
          </table:table-cell>
          <table:table-cell table:style-name="ce39" table:content-validation-name="val17" office:value-type="string" calcext:value-type="string">
            <text:p>yellow</text:p>
          </table:table-cell>
          <table:table-cell table:style-name="ce4" table:formula="of:=IF([.K12]&lt;&gt;CONCATENATE(&quot;STAux&quot;;[.J12]);1;0)" office:value-type="float" office:value="0" calcext:value-type="float">
            <text:p>0</text:p>
          </table:table-cell>
          <table:table-cell table:style-name="ce4"/>
          <table:table-cell table:style-name="ce30" office:value-type="float" office:value="11" calcext:value-type="float">
            <text:p>11</text:p>
          </table:table-cell>
          <table:table-cell table:style-name="ce36" office:value-type="string" calcext:value-type="string">
            <text:p>Grp11</text:p>
          </table:table-cell>
          <table:table-cell table:style-name="ce39" table:content-validation-name="val17" office:value-type="string" calcext:value-type="string">
            <text:p>yellow</text:p>
          </table:table-cell>
          <table:table-cell table:style-name="ce42" table:formula="of:=IF([.P12]&lt;&gt;CONCATENATE(&quot;Grp&quot;;[.O12]);1;0)" office:value-type="float" office:value="0" calcext:value-type="float">
            <text:p>0</text:p>
          </table:table-cell>
          <table:table-cell table:style-name="ce42"/>
          <table:table-cell table:style-name="ce30" office:value-type="float" office:value="11" calcext:value-type="float">
            <text:p>11</text:p>
          </table:table-cell>
          <table:table-cell table:style-name="ce36" office:value-type="string" calcext:value-type="string">
            <text:p>StGrp11</text:p>
          </table:table-cell>
          <table:table-cell table:style-name="ce39" table:content-validation-name="val17" office:value-type="string" calcext:value-type="string">
            <text:p>yellow</text:p>
          </table:table-cell>
          <table:table-cell table:formula="of:=IF([.U12]&lt;&gt;CONCATENATE(&quot;StGrp&quot;;[.T12]);1;0)" office:value-type="float" office:value="0" calcext:value-type="float">
            <text:p>0</text:p>
          </table:table-cell>
          <table:table-cell/>
          <table:table-cell table:style-name="ce30" office:value-type="float" office:value="11" calcext:value-type="float">
            <text:p>11</text:p>
          </table:table-cell>
          <table:table-cell table:style-name="ce36" office:value-type="string" calcext:value-type="string">
            <text:p>Mtx11</text:p>
          </table:table-cell>
          <table:table-cell table:style-name="ce39" table:content-validation-name="val17" office:value-type="string" calcext:value-type="string">
            <text:p>yellow</text:p>
          </table:table-cell>
          <table:table-cell table:style-name="ce4" table:formula="of:=IF([.Z12]&lt;&gt;CONCATENATE(&quot;Mtx&quot;;[.Y12]);1;0)" office:value-type="float" office:value="0" calcext:value-type="float">
            <text:p>0</text:p>
          </table:table-cell>
          <table:table-cell table:style-name="ce4"/>
          <table:table-cell table:style-name="ce30" office:value-type="float" office:value="11" calcext:value-type="float">
            <text:p>11</text:p>
          </table:table-cell>
          <table:table-cell table:style-name="ce36" office:value-type="string" calcext:value-type="string">
            <text:p>StMtx11</text:p>
          </table:table-cell>
          <table:table-cell table:style-name="ce39" table:content-validation-name="val17" office:value-type="string" calcext:value-type="string">
            <text:p>yellow</text:p>
          </table:table-cell>
          <table:table-cell table:formula="of:=IF([.AE12]&lt;&gt;CONCATENATE(&quot;StMtx&quot;;[.AD12]);1;0)" office:value-type="float" office:value="0" calcext:value-type="float">
            <text:p>0</text:p>
          </table:table-cell>
          <table:table-cell/>
          <table:table-cell table:style-name="ce30" office:value-type="float" office:value="11" calcext:value-type="float">
            <text:p>11</text:p>
          </table:table-cell>
          <table:table-cell table:style-name="ce36" office:value-type="string" calcext:value-type="string">
            <text:p>Fx11</text:p>
          </table:table-cell>
          <table:table-cell table:style-name="ce39" table:content-validation-name="val17" office:value-type="string" calcext:value-type="string">
            <text:p>yellow</text:p>
          </table:table-cell>
          <table:table-cell table:style-name="ce4" table:formula="of:=IF([.AJ12]&lt;&gt;CONCATENATE(&quot;Fx&quot;;[.AI12]);1;0)" office:value-type="float" office:value="0" calcext:value-type="float">
            <text:p>0</text:p>
          </table:table-cell>
          <table:table-cell table:style-name="ce4"/>
          <table:table-cell table:style-name="ce30" office:value-type="float" office:value="11" calcext:value-type="float">
            <text:p>11</text:p>
          </table:table-cell>
          <table:table-cell table:style-name="ce36" office:value-type="string" calcext:value-type="string">
            <text:p>StFx11</text:p>
          </table:table-cell>
          <table:table-cell table:style-name="ce39" table:content-validation-name="val17" office:value-type="string" calcext:value-type="string">
            <text:p>yellow</text:p>
          </table:table-cell>
          <table:table-cell table:style-name="ce4" table:formula="of:=IF([.AO12]&lt;&gt;CONCATENATE(&quot;StFx&quot;;[.AN12]);1;0)" office:value-type="float" office:value="0" calcext:value-type="float">
            <text:p>0</text:p>
          </table:table-cell>
          <table:table-cell table:style-name="ce4"/>
          <table:table-cell table:style-name="ce30" office:value-type="float" office:value="11" calcext:value-type="float">
            <text:p>11</text:p>
          </table:table-cell>
          <table:table-cell table:style-name="ce36" office:value-type="string" calcext:value-type="string">
            <text:p>FxRet11</text:p>
          </table:table-cell>
          <table:table-cell table:style-name="ce39" table:content-validation-name="val17" office:value-type="string" calcext:value-type="string">
            <text:p>yellow</text:p>
          </table:table-cell>
          <table:table-cell table:number-columns-repeated="8"/>
        </table:table-row>
        <table:table-row table:style-name="ro2">
          <table:table-cell table:style-name="ce30" office:value-type="float" office:value="12" calcext:value-type="float">
            <text:p>12</text:p>
          </table:table-cell>
          <table:table-cell table:style-name="ce31" office:value-type="string" calcext:value-type="string">
            <text:p>Dca12</text:p>
          </table:table-cell>
          <table:table-cell table:style-name="ce33" table:content-validation-name="val17" office:value-type="string" calcext:value-type="string">
            <text:p>green</text:p>
          </table:table-cell>
          <table:table-cell/>
          <table:table-cell table:style-name="ce30" office:value-type="float" office:value="12" calcext:value-type="float">
            <text:p>12</text:p>
          </table:table-cell>
          <table:table-cell table:style-name="ce36" office:value-type="string" calcext:value-type="string">
            <text:p>Aux12</text:p>
          </table:table-cell>
          <table:table-cell table:style-name="ce39" table:content-validation-name="val17" office:value-type="string" calcext:value-type="string">
            <text:p>green</text:p>
          </table:table-cell>
          <table:table-cell table:formula="of:=IF([.F13]&lt;&gt;CONCATENATE(&quot;Aux&quot;;[.E13]);1;0)" office:value-type="float" office:value="0" calcext:value-type="float">
            <text:p>0</text:p>
          </table:table-cell>
          <table:table-cell/>
          <table:table-cell table:style-name="ce30" office:value-type="float" office:value="12" calcext:value-type="float">
            <text:p>12</text:p>
          </table:table-cell>
          <table:table-cell table:style-name="ce36" office:value-type="string" calcext:value-type="string">
            <text:p>StAux12</text:p>
          </table:table-cell>
          <table:table-cell table:style-name="ce39" table:content-validation-name="val17" office:value-type="string" calcext:value-type="string">
            <text:p>green</text:p>
          </table:table-cell>
          <table:table-cell table:style-name="ce4" table:formula="of:=IF([.K13]&lt;&gt;CONCATENATE(&quot;STAux&quot;;[.J13]);1;0)" office:value-type="float" office:value="0" calcext:value-type="float">
            <text:p>0</text:p>
          </table:table-cell>
          <table:table-cell table:style-name="ce4"/>
          <table:table-cell table:style-name="ce30" office:value-type="float" office:value="12" calcext:value-type="float">
            <text:p>12</text:p>
          </table:table-cell>
          <table:table-cell table:style-name="ce36" office:value-type="string" calcext:value-type="string">
            <text:p>Grp12</text:p>
          </table:table-cell>
          <table:table-cell table:style-name="ce39" table:content-validation-name="val17" office:value-type="string" calcext:value-type="string">
            <text:p>green</text:p>
          </table:table-cell>
          <table:table-cell table:style-name="ce42" table:formula="of:=IF([.P13]&lt;&gt;CONCATENATE(&quot;Grp&quot;;[.O13]);1;0)" office:value-type="float" office:value="0" calcext:value-type="float">
            <text:p>0</text:p>
          </table:table-cell>
          <table:table-cell table:style-name="ce42"/>
          <table:table-cell table:style-name="ce30" office:value-type="float" office:value="12" calcext:value-type="float">
            <text:p>12</text:p>
          </table:table-cell>
          <table:table-cell table:style-name="ce36" office:value-type="string" calcext:value-type="string">
            <text:p>StGrp12</text:p>
          </table:table-cell>
          <table:table-cell table:style-name="ce39" table:content-validation-name="val17" office:value-type="string" calcext:value-type="string">
            <text:p>green</text:p>
          </table:table-cell>
          <table:table-cell table:formula="of:=IF([.U13]&lt;&gt;CONCATENATE(&quot;StGrp&quot;;[.T13]);1;0)" office:value-type="float" office:value="0" calcext:value-type="float">
            <text:p>0</text:p>
          </table:table-cell>
          <table:table-cell/>
          <table:table-cell table:style-name="ce30" office:value-type="float" office:value="12" calcext:value-type="float">
            <text:p>12</text:p>
          </table:table-cell>
          <table:table-cell table:style-name="ce36" office:value-type="string" calcext:value-type="string">
            <text:p>Mtx12</text:p>
          </table:table-cell>
          <table:table-cell table:style-name="ce39" table:content-validation-name="val17" office:value-type="string" calcext:value-type="string">
            <text:p>green</text:p>
          </table:table-cell>
          <table:table-cell table:style-name="ce4" table:formula="of:=IF([.Z13]&lt;&gt;CONCATENATE(&quot;Mtx&quot;;[.Y13]);1;0)" office:value-type="float" office:value="0" calcext:value-type="float">
            <text:p>0</text:p>
          </table:table-cell>
          <table:table-cell table:style-name="ce4"/>
          <table:table-cell table:style-name="ce30" office:value-type="float" office:value="12" calcext:value-type="float">
            <text:p>12</text:p>
          </table:table-cell>
          <table:table-cell table:style-name="ce36" office:value-type="string" calcext:value-type="string">
            <text:p>StMtx12</text:p>
          </table:table-cell>
          <table:table-cell table:style-name="ce39" table:content-validation-name="val17" office:value-type="string" calcext:value-type="string">
            <text:p>green</text:p>
          </table:table-cell>
          <table:table-cell table:formula="of:=IF([.AE13]&lt;&gt;CONCATENATE(&quot;StMtx&quot;;[.AD13]);1;0)" office:value-type="float" office:value="0" calcext:value-type="float">
            <text:p>0</text:p>
          </table:table-cell>
          <table:table-cell/>
          <table:table-cell table:style-name="ce30" office:value-type="float" office:value="12" calcext:value-type="float">
            <text:p>12</text:p>
          </table:table-cell>
          <table:table-cell table:style-name="ce36" office:value-type="string" calcext:value-type="string">
            <text:p>Fx12</text:p>
          </table:table-cell>
          <table:table-cell table:style-name="ce39" table:content-validation-name="val17" office:value-type="string" calcext:value-type="string">
            <text:p>green</text:p>
          </table:table-cell>
          <table:table-cell table:style-name="ce4" table:formula="of:=IF([.AJ13]&lt;&gt;CONCATENATE(&quot;Fx&quot;;[.AI13]);1;0)" office:value-type="float" office:value="0" calcext:value-type="float">
            <text:p>0</text:p>
          </table:table-cell>
          <table:table-cell table:style-name="ce4"/>
          <table:table-cell table:style-name="ce30" office:value-type="float" office:value="12" calcext:value-type="float">
            <text:p>12</text:p>
          </table:table-cell>
          <table:table-cell table:style-name="ce36" office:value-type="string" calcext:value-type="string">
            <text:p>StFx12</text:p>
          </table:table-cell>
          <table:table-cell table:style-name="ce39" table:content-validation-name="val17" office:value-type="string" calcext:value-type="string">
            <text:p>green</text:p>
          </table:table-cell>
          <table:table-cell table:style-name="ce4" table:formula="of:=IF([.AO13]&lt;&gt;CONCATENATE(&quot;StFx&quot;;[.AN13]);1;0)" office:value-type="float" office:value="0" calcext:value-type="float">
            <text:p>0</text:p>
          </table:table-cell>
          <table:table-cell table:style-name="ce4"/>
          <table:table-cell table:style-name="ce30" office:value-type="float" office:value="12" calcext:value-type="float">
            <text:p>12</text:p>
          </table:table-cell>
          <table:table-cell table:style-name="ce36" office:value-type="string" calcext:value-type="string">
            <text:p>FxRet12</text:p>
          </table:table-cell>
          <table:table-cell table:style-name="ce39" table:content-validation-name="val17" office:value-type="string" calcext:value-type="string">
            <text:p>green</text:p>
          </table:table-cell>
          <table:table-cell table:number-columns-repeated="8"/>
        </table:table-row>
        <table:table-row table:style-name="ro2">
          <table:table-cell table:style-name="ce30" office:value-type="float" office:value="13" calcext:value-type="float">
            <text:p>13</text:p>
          </table:table-cell>
          <table:table-cell table:style-name="ce31" office:value-type="string" calcext:value-type="string">
            <text:p>Dca13</text:p>
          </table:table-cell>
          <table:table-cell table:style-name="ce33" table:content-validation-name="val17" office:value-type="string" calcext:value-type="string">
            <text:p>light blue</text:p>
          </table:table-cell>
          <table:table-cell/>
          <table:table-cell table:style-name="ce30" office:value-type="float" office:value="13" calcext:value-type="float">
            <text:p>13</text:p>
          </table:table-cell>
          <table:table-cell table:style-name="ce36" office:value-type="string" calcext:value-type="string">
            <text:p>Aux13</text:p>
          </table:table-cell>
          <table:table-cell table:style-name="ce39" table:content-validation-name="val17" office:value-type="string" calcext:value-type="string">
            <text:p>light blue</text:p>
          </table:table-cell>
          <table:table-cell table:formula="of:=IF([.F14]&lt;&gt;CONCATENATE(&quot;Aux&quot;;[.E14]);1;0)" office:value-type="float" office:value="0" calcext:value-type="float">
            <text:p>0</text:p>
          </table:table-cell>
          <table:table-cell/>
          <table:table-cell table:style-name="ce30" office:value-type="float" office:value="13" calcext:value-type="float">
            <text:p>13</text:p>
          </table:table-cell>
          <table:table-cell table:style-name="ce36" office:value-type="string" calcext:value-type="string">
            <text:p>StAux13</text:p>
          </table:table-cell>
          <table:table-cell table:style-name="ce39" table:content-validation-name="val17" office:value-type="string" calcext:value-type="string">
            <text:p>light blue</text:p>
          </table:table-cell>
          <table:table-cell table:style-name="ce4" table:formula="of:=IF([.K14]&lt;&gt;CONCATENATE(&quot;STAux&quot;;[.J14]);1;0)" office:value-type="float" office:value="0" calcext:value-type="float">
            <text:p>0</text:p>
          </table:table-cell>
          <table:table-cell table:style-name="ce4"/>
          <table:table-cell table:style-name="ce30" office:value-type="float" office:value="13" calcext:value-type="float">
            <text:p>13</text:p>
          </table:table-cell>
          <table:table-cell table:style-name="ce36" office:value-type="string" calcext:value-type="string">
            <text:p>Grp13</text:p>
          </table:table-cell>
          <table:table-cell table:style-name="ce39" table:content-validation-name="val17" office:value-type="string" calcext:value-type="string">
            <text:p>light blue</text:p>
          </table:table-cell>
          <table:table-cell table:style-name="ce42" table:formula="of:=IF([.P14]&lt;&gt;CONCATENATE(&quot;Grp&quot;;[.O14]);1;0)" office:value-type="float" office:value="0" calcext:value-type="float">
            <text:p>0</text:p>
          </table:table-cell>
          <table:table-cell table:style-name="ce42"/>
          <table:table-cell table:style-name="ce30" office:value-type="float" office:value="13" calcext:value-type="float">
            <text:p>13</text:p>
          </table:table-cell>
          <table:table-cell table:style-name="ce36" office:value-type="string" calcext:value-type="string">
            <text:p>StGrp13</text:p>
          </table:table-cell>
          <table:table-cell table:style-name="ce39" table:content-validation-name="val17" office:value-type="string" calcext:value-type="string">
            <text:p>light blue</text:p>
          </table:table-cell>
          <table:table-cell table:formula="of:=IF([.U14]&lt;&gt;CONCATENATE(&quot;StGrp&quot;;[.T14]);1;0)" office:value-type="float" office:value="0" calcext:value-type="float">
            <text:p>0</text:p>
          </table:table-cell>
          <table:table-cell/>
          <table:table-cell table:style-name="ce30" office:value-type="float" office:value="13" calcext:value-type="float">
            <text:p>13</text:p>
          </table:table-cell>
          <table:table-cell table:style-name="ce36" office:value-type="string" calcext:value-type="string">
            <text:p>Mtx13</text:p>
          </table:table-cell>
          <table:table-cell table:style-name="ce39" table:content-validation-name="val17" office:value-type="string" calcext:value-type="string">
            <text:p>light blue</text:p>
          </table:table-cell>
          <table:table-cell table:style-name="ce4" table:formula="of:=IF([.Z14]&lt;&gt;CONCATENATE(&quot;Mtx&quot;;[.Y14]);1;0)" office:value-type="float" office:value="0" calcext:value-type="float">
            <text:p>0</text:p>
          </table:table-cell>
          <table:table-cell table:style-name="ce4"/>
          <table:table-cell table:style-name="ce30" office:value-type="float" office:value="13" calcext:value-type="float">
            <text:p>13</text:p>
          </table:table-cell>
          <table:table-cell table:style-name="ce36" office:value-type="string" calcext:value-type="string">
            <text:p>StMtx13</text:p>
          </table:table-cell>
          <table:table-cell table:style-name="ce39" table:content-validation-name="val17" office:value-type="string" calcext:value-type="string">
            <text:p>light blue</text:p>
          </table:table-cell>
          <table:table-cell table:formula="of:=IF([.AE14]&lt;&gt;CONCATENATE(&quot;StMtx&quot;;[.AD14]);1;0)" office:value-type="float" office:value="0" calcext:value-type="float">
            <text:p>0</text:p>
          </table:table-cell>
          <table:table-cell/>
          <table:table-cell table:style-name="ce30" office:value-type="float" office:value="13" calcext:value-type="float">
            <text:p>13</text:p>
          </table:table-cell>
          <table:table-cell table:style-name="ce36" office:value-type="string" calcext:value-type="string">
            <text:p>Fx13</text:p>
          </table:table-cell>
          <table:table-cell table:style-name="ce39" table:content-validation-name="val17" office:value-type="string" calcext:value-type="string">
            <text:p>light blue</text:p>
          </table:table-cell>
          <table:table-cell table:style-name="ce4" table:formula="of:=IF([.AJ14]&lt;&gt;CONCATENATE(&quot;Fx&quot;;[.AI14]);1;0)" office:value-type="float" office:value="0" calcext:value-type="float">
            <text:p>0</text:p>
          </table:table-cell>
          <table:table-cell table:style-name="ce4"/>
          <table:table-cell table:style-name="ce30" office:value-type="float" office:value="13" calcext:value-type="float">
            <text:p>13</text:p>
          </table:table-cell>
          <table:table-cell table:style-name="ce36" office:value-type="string" calcext:value-type="string">
            <text:p>StFx13</text:p>
          </table:table-cell>
          <table:table-cell table:style-name="ce39" table:content-validation-name="val17" office:value-type="string" calcext:value-type="string">
            <text:p>light blue</text:p>
          </table:table-cell>
          <table:table-cell table:style-name="ce4" table:formula="of:=IF([.AO14]&lt;&gt;CONCATENATE(&quot;StFx&quot;;[.AN14]);1;0)" office:value-type="float" office:value="0" calcext:value-type="float">
            <text:p>0</text:p>
          </table:table-cell>
          <table:table-cell table:style-name="ce4"/>
          <table:table-cell table:style-name="ce30" office:value-type="float" office:value="13" calcext:value-type="float">
            <text:p>13</text:p>
          </table:table-cell>
          <table:table-cell table:style-name="ce36" office:value-type="string" calcext:value-type="string">
            <text:p>FxRet13</text:p>
          </table:table-cell>
          <table:table-cell table:style-name="ce39" table:content-validation-name="val17" office:value-type="string" calcext:value-type="string">
            <text:p>light blue</text:p>
          </table:table-cell>
          <table:table-cell table:number-columns-repeated="8"/>
        </table:table-row>
        <table:table-row table:style-name="ro2">
          <table:table-cell table:style-name="ce30" office:value-type="float" office:value="14" calcext:value-type="float">
            <text:p>14</text:p>
          </table:table-cell>
          <table:table-cell table:style-name="ce31" office:value-type="string" calcext:value-type="string">
            <text:p>Dca14</text:p>
          </table:table-cell>
          <table:table-cell table:style-name="ce33" table:content-validation-name="val17" office:value-type="string" calcext:value-type="string">
            <text:p>white</text:p>
          </table:table-cell>
          <table:table-cell/>
          <table:table-cell table:style-name="ce30" office:value-type="float" office:value="14" calcext:value-type="float">
            <text:p>14</text:p>
          </table:table-cell>
          <table:table-cell table:style-name="ce36" office:value-type="string" calcext:value-type="string">
            <text:p>Aux14</text:p>
          </table:table-cell>
          <table:table-cell table:style-name="ce39" table:content-validation-name="val17" office:value-type="string" calcext:value-type="string">
            <text:p>white</text:p>
          </table:table-cell>
          <table:table-cell table:formula="of:=IF([.F15]&lt;&gt;CONCATENATE(&quot;Aux&quot;;[.E15]);1;0)" office:value-type="float" office:value="0" calcext:value-type="float">
            <text:p>0</text:p>
          </table:table-cell>
          <table:table-cell/>
          <table:table-cell table:style-name="ce30" office:value-type="float" office:value="14" calcext:value-type="float">
            <text:p>14</text:p>
          </table:table-cell>
          <table:table-cell table:style-name="ce36" office:value-type="string" calcext:value-type="string">
            <text:p>StAux14</text:p>
          </table:table-cell>
          <table:table-cell table:style-name="ce39" table:content-validation-name="val17" office:value-type="string" calcext:value-type="string">
            <text:p>white</text:p>
          </table:table-cell>
          <table:table-cell table:style-name="ce4" table:formula="of:=IF([.K15]&lt;&gt;CONCATENATE(&quot;STAux&quot;;[.J15]);1;0)" office:value-type="float" office:value="0" calcext:value-type="float">
            <text:p>0</text:p>
          </table:table-cell>
          <table:table-cell table:style-name="ce4"/>
          <table:table-cell table:style-name="ce30" office:value-type="float" office:value="14" calcext:value-type="float">
            <text:p>14</text:p>
          </table:table-cell>
          <table:table-cell table:style-name="ce36" office:value-type="string" calcext:value-type="string">
            <text:p>Grp14</text:p>
          </table:table-cell>
          <table:table-cell table:style-name="ce39" table:content-validation-name="val17" office:value-type="string" calcext:value-type="string">
            <text:p>white</text:p>
          </table:table-cell>
          <table:table-cell table:style-name="ce42" table:formula="of:=IF([.P15]&lt;&gt;CONCATENATE(&quot;Grp&quot;;[.O15]);1;0)" office:value-type="float" office:value="0" calcext:value-type="float">
            <text:p>0</text:p>
          </table:table-cell>
          <table:table-cell table:style-name="ce42"/>
          <table:table-cell table:style-name="ce30" office:value-type="float" office:value="14" calcext:value-type="float">
            <text:p>14</text:p>
          </table:table-cell>
          <table:table-cell table:style-name="ce36" office:value-type="string" calcext:value-type="string">
            <text:p>StGrp14</text:p>
          </table:table-cell>
          <table:table-cell table:style-name="ce39" table:content-validation-name="val17" office:value-type="string" calcext:value-type="string">
            <text:p>white</text:p>
          </table:table-cell>
          <table:table-cell table:formula="of:=IF([.U15]&lt;&gt;CONCATENATE(&quot;StGrp&quot;;[.T15]);1;0)" office:value-type="float" office:value="0" calcext:value-type="float">
            <text:p>0</text:p>
          </table:table-cell>
          <table:table-cell/>
          <table:table-cell table:style-name="ce30" office:value-type="float" office:value="14" calcext:value-type="float">
            <text:p>14</text:p>
          </table:table-cell>
          <table:table-cell table:style-name="ce36" office:value-type="string" calcext:value-type="string">
            <text:p>Mtx14</text:p>
          </table:table-cell>
          <table:table-cell table:style-name="ce39" table:content-validation-name="val17" office:value-type="string" calcext:value-type="string">
            <text:p>white</text:p>
          </table:table-cell>
          <table:table-cell table:style-name="ce4" table:formula="of:=IF([.Z15]&lt;&gt;CONCATENATE(&quot;Mtx&quot;;[.Y15]);1;0)" office:value-type="float" office:value="0" calcext:value-type="float">
            <text:p>0</text:p>
          </table:table-cell>
          <table:table-cell table:style-name="ce4"/>
          <table:table-cell table:style-name="ce30" office:value-type="float" office:value="14" calcext:value-type="float">
            <text:p>14</text:p>
          </table:table-cell>
          <table:table-cell table:style-name="ce36" office:value-type="string" calcext:value-type="string">
            <text:p>StMtx14</text:p>
          </table:table-cell>
          <table:table-cell table:style-name="ce39" table:content-validation-name="val17" office:value-type="string" calcext:value-type="string">
            <text:p>white</text:p>
          </table:table-cell>
          <table:table-cell table:formula="of:=IF([.AE15]&lt;&gt;CONCATENATE(&quot;StMtx&quot;;[.AD15]);1;0)" office:value-type="float" office:value="0" calcext:value-type="float">
            <text:p>0</text:p>
          </table:table-cell>
          <table:table-cell/>
          <table:table-cell table:style-name="ce30" office:value-type="float" office:value="14" calcext:value-type="float">
            <text:p>14</text:p>
          </table:table-cell>
          <table:table-cell table:style-name="ce36" office:value-type="string" calcext:value-type="string">
            <text:p>Fx14</text:p>
          </table:table-cell>
          <table:table-cell table:style-name="ce39" table:content-validation-name="val17" office:value-type="string" calcext:value-type="string">
            <text:p>white</text:p>
          </table:table-cell>
          <table:table-cell table:style-name="ce4" table:formula="of:=IF([.AJ15]&lt;&gt;CONCATENATE(&quot;Fx&quot;;[.AI15]);1;0)" office:value-type="float" office:value="0" calcext:value-type="float">
            <text:p>0</text:p>
          </table:table-cell>
          <table:table-cell table:style-name="ce4"/>
          <table:table-cell table:style-name="ce30" office:value-type="float" office:value="14" calcext:value-type="float">
            <text:p>14</text:p>
          </table:table-cell>
          <table:table-cell table:style-name="ce36" office:value-type="string" calcext:value-type="string">
            <text:p>StFx14</text:p>
          </table:table-cell>
          <table:table-cell table:style-name="ce39" table:content-validation-name="val17" office:value-type="string" calcext:value-type="string">
            <text:p>white</text:p>
          </table:table-cell>
          <table:table-cell table:style-name="ce4" table:formula="of:=IF([.AO15]&lt;&gt;CONCATENATE(&quot;StFx&quot;;[.AN15]);1;0)" office:value-type="float" office:value="0" calcext:value-type="float">
            <text:p>0</text:p>
          </table:table-cell>
          <table:table-cell table:style-name="ce4"/>
          <table:table-cell table:style-name="ce30" office:value-type="float" office:value="14" calcext:value-type="float">
            <text:p>14</text:p>
          </table:table-cell>
          <table:table-cell table:style-name="ce36" office:value-type="string" calcext:value-type="string">
            <text:p>FxRet14</text:p>
          </table:table-cell>
          <table:table-cell table:style-name="ce39" table:content-validation-name="val17" office:value-type="string" calcext:value-type="string">
            <text:p>white</text:p>
          </table:table-cell>
          <table:table-cell table:number-columns-repeated="8"/>
        </table:table-row>
        <table:table-row table:style-name="ro2">
          <table:table-cell table:style-name="ce30" office:value-type="float" office:value="15" calcext:value-type="float">
            <text:p>15</text:p>
          </table:table-cell>
          <table:table-cell table:style-name="ce31" office:value-type="string" calcext:value-type="string">
            <text:p>Dca15</text:p>
          </table:table-cell>
          <table:table-cell table:style-name="ce33" table:content-validation-name="val17" office:value-type="string" calcext:value-type="string">
            <text:p>purple</text:p>
          </table:table-cell>
          <table:table-cell/>
          <table:table-cell table:style-name="ce30" office:value-type="float" office:value="15" calcext:value-type="float">
            <text:p>15</text:p>
          </table:table-cell>
          <table:table-cell table:style-name="ce36" office:value-type="string" calcext:value-type="string">
            <text:p>Aux15</text:p>
          </table:table-cell>
          <table:table-cell table:style-name="ce39" table:content-validation-name="val17" office:value-type="string" calcext:value-type="string">
            <text:p>purple</text:p>
          </table:table-cell>
          <table:table-cell table:formula="of:=IF([.F16]&lt;&gt;CONCATENATE(&quot;Aux&quot;;[.E16]);1;0)" office:value-type="float" office:value="0" calcext:value-type="float">
            <text:p>0</text:p>
          </table:table-cell>
          <table:table-cell/>
          <table:table-cell table:style-name="ce30" office:value-type="float" office:value="15" calcext:value-type="float">
            <text:p>15</text:p>
          </table:table-cell>
          <table:table-cell table:style-name="ce36" office:value-type="string" calcext:value-type="string">
            <text:p>StAux15</text:p>
          </table:table-cell>
          <table:table-cell table:style-name="ce39" table:content-validation-name="val17" office:value-type="string" calcext:value-type="string">
            <text:p>purple</text:p>
          </table:table-cell>
          <table:table-cell table:style-name="ce4" table:formula="of:=IF([.K16]&lt;&gt;CONCATENATE(&quot;STAux&quot;;[.J16]);1;0)" office:value-type="float" office:value="0" calcext:value-type="float">
            <text:p>0</text:p>
          </table:table-cell>
          <table:table-cell table:style-name="ce4"/>
          <table:table-cell table:style-name="ce30" office:value-type="float" office:value="15" calcext:value-type="float">
            <text:p>15</text:p>
          </table:table-cell>
          <table:table-cell table:style-name="ce36" office:value-type="string" calcext:value-type="string">
            <text:p>Grp15</text:p>
          </table:table-cell>
          <table:table-cell table:style-name="ce39" table:content-validation-name="val17" office:value-type="string" calcext:value-type="string">
            <text:p>purple</text:p>
          </table:table-cell>
          <table:table-cell table:style-name="ce42" table:formula="of:=IF([.P16]&lt;&gt;CONCATENATE(&quot;Grp&quot;;[.O16]);1;0)" office:value-type="float" office:value="0" calcext:value-type="float">
            <text:p>0</text:p>
          </table:table-cell>
          <table:table-cell table:style-name="ce42"/>
          <table:table-cell table:style-name="ce30" office:value-type="float" office:value="15" calcext:value-type="float">
            <text:p>15</text:p>
          </table:table-cell>
          <table:table-cell table:style-name="ce36" office:value-type="string" calcext:value-type="string">
            <text:p>StGrp15</text:p>
          </table:table-cell>
          <table:table-cell table:style-name="ce39" table:content-validation-name="val17" office:value-type="string" calcext:value-type="string">
            <text:p>purple</text:p>
          </table:table-cell>
          <table:table-cell table:formula="of:=IF([.U16]&lt;&gt;CONCATENATE(&quot;StGrp&quot;;[.T16]);1;0)" office:value-type="float" office:value="0" calcext:value-type="float">
            <text:p>0</text:p>
          </table:table-cell>
          <table:table-cell/>
          <table:table-cell table:style-name="ce30" office:value-type="float" office:value="15" calcext:value-type="float">
            <text:p>15</text:p>
          </table:table-cell>
          <table:table-cell table:style-name="ce36" office:value-type="string" calcext:value-type="string">
            <text:p>Mtx15</text:p>
          </table:table-cell>
          <table:table-cell table:style-name="ce39" table:content-validation-name="val17" office:value-type="string" calcext:value-type="string">
            <text:p>purple</text:p>
          </table:table-cell>
          <table:table-cell table:style-name="ce4" table:formula="of:=IF([.Z16]&lt;&gt;CONCATENATE(&quot;Mtx&quot;;[.Y16]);1;0)" office:value-type="float" office:value="0" calcext:value-type="float">
            <text:p>0</text:p>
          </table:table-cell>
          <table:table-cell table:style-name="ce4"/>
          <table:table-cell table:style-name="ce30" office:value-type="float" office:value="15" calcext:value-type="float">
            <text:p>15</text:p>
          </table:table-cell>
          <table:table-cell table:style-name="ce36" office:value-type="string" calcext:value-type="string">
            <text:p>StMtx15</text:p>
          </table:table-cell>
          <table:table-cell table:style-name="ce39" table:content-validation-name="val17" office:value-type="string" calcext:value-type="string">
            <text:p>purple</text:p>
          </table:table-cell>
          <table:table-cell table:formula="of:=IF([.AE16]&lt;&gt;CONCATENATE(&quot;StMtx&quot;;[.AD16]);1;0)" office:value-type="float" office:value="0" calcext:value-type="float">
            <text:p>0</text:p>
          </table:table-cell>
          <table:table-cell/>
          <table:table-cell table:style-name="ce30" office:value-type="float" office:value="15" calcext:value-type="float">
            <text:p>15</text:p>
          </table:table-cell>
          <table:table-cell table:style-name="ce36" office:value-type="string" calcext:value-type="string">
            <text:p>Fx15</text:p>
          </table:table-cell>
          <table:table-cell table:style-name="ce33" table:content-validation-name="val17" office:value-type="string" calcext:value-type="string">
            <text:p>-</text:p>
          </table:table-cell>
          <table:table-cell table:style-name="ce4" table:formula="of:=IF([.AJ16]&lt;&gt;CONCATENATE(&quot;Fx&quot;;[.AI16]);1;0)" office:value-type="float" office:value="0" calcext:value-type="float">
            <text:p>0</text:p>
          </table:table-cell>
          <table:table-cell table:style-name="ce4"/>
          <table:table-cell table:style-name="ce30" office:value-type="float" office:value="15" calcext:value-type="float">
            <text:p>15</text:p>
          </table:table-cell>
          <table:table-cell table:style-name="ce36" office:value-type="string" calcext:value-type="string">
            <text:p>StFx15</text:p>
          </table:table-cell>
          <table:table-cell table:style-name="ce33" table:content-validation-name="val17" office:value-type="string" calcext:value-type="string">
            <text:p>-</text:p>
          </table:table-cell>
          <table:table-cell table:style-name="ce4" table:formula="of:=IF([.AO16]&lt;&gt;CONCATENATE(&quot;StFx&quot;;[.AN16]);1;0)" office:value-type="float" office:value="0" calcext:value-type="float">
            <text:p>0</text:p>
          </table:table-cell>
          <table:table-cell table:style-name="ce4"/>
          <table:table-cell table:style-name="ce30" office:value-type="float" office:value="15" calcext:value-type="float">
            <text:p>15</text:p>
          </table:table-cell>
          <table:table-cell table:style-name="ce36" office:value-type="string" calcext:value-type="string">
            <text:p>FxRet15</text:p>
          </table:table-cell>
          <table:table-cell table:style-name="ce33" table:content-validation-name="val17" office:value-type="string" calcext:value-type="string">
            <text:p>-</text:p>
          </table:table-cell>
          <table:table-cell table:number-columns-repeated="8"/>
        </table:table-row>
        <table:table-row table:style-name="ro2">
          <table:table-cell table:style-name="ce30" office:value-type="float" office:value="16" calcext:value-type="float">
            <text:p>16</text:p>
          </table:table-cell>
          <table:table-cell table:style-name="ce31" office:value-type="string" calcext:value-type="string">
            <text:p>Dca16</text:p>
          </table:table-cell>
          <table:table-cell table:style-name="ce33" table:content-validation-name="val17" office:value-type="string" calcext:value-type="string">
            <text:p>black</text:p>
          </table:table-cell>
          <table:table-cell/>
          <table:table-cell table:style-name="ce30" office:value-type="float" office:value="16" calcext:value-type="float">
            <text:p>16</text:p>
          </table:table-cell>
          <table:table-cell table:style-name="ce36" office:value-type="string" calcext:value-type="string">
            <text:p>Aux16</text:p>
          </table:table-cell>
          <table:table-cell table:style-name="ce39" table:content-validation-name="val17" office:value-type="string" calcext:value-type="string">
            <text:p>black</text:p>
          </table:table-cell>
          <table:table-cell table:formula="of:=IF([.F17]&lt;&gt;CONCATENATE(&quot;Aux&quot;;[.E17]);1;0)" office:value-type="float" office:value="0" calcext:value-type="float">
            <text:p>0</text:p>
          </table:table-cell>
          <table:table-cell/>
          <table:table-cell table:style-name="ce30" office:value-type="float" office:value="16" calcext:value-type="float">
            <text:p>16</text:p>
          </table:table-cell>
          <table:table-cell table:style-name="ce36" office:value-type="string" calcext:value-type="string">
            <text:p>StAux16</text:p>
          </table:table-cell>
          <table:table-cell table:style-name="ce39" table:content-validation-name="val17" office:value-type="string" calcext:value-type="string">
            <text:p>black</text:p>
          </table:table-cell>
          <table:table-cell table:style-name="ce4" table:formula="of:=IF([.K17]&lt;&gt;CONCATENATE(&quot;STAux&quot;;[.J17]);1;0)" office:value-type="float" office:value="0" calcext:value-type="float">
            <text:p>0</text:p>
          </table:table-cell>
          <table:table-cell table:style-name="ce4"/>
          <table:table-cell table:style-name="ce30" office:value-type="float" office:value="16" calcext:value-type="float">
            <text:p>16</text:p>
          </table:table-cell>
          <table:table-cell table:style-name="ce36" office:value-type="string" calcext:value-type="string">
            <text:p>Grp16</text:p>
          </table:table-cell>
          <table:table-cell table:style-name="ce39" table:content-validation-name="val17" office:value-type="string" calcext:value-type="string">
            <text:p>black</text:p>
          </table:table-cell>
          <table:table-cell table:style-name="ce42" table:formula="of:=IF([.P17]&lt;&gt;CONCATENATE(&quot;Grp&quot;;[.O17]);1;0)" office:value-type="float" office:value="0" calcext:value-type="float">
            <text:p>0</text:p>
          </table:table-cell>
          <table:table-cell table:style-name="ce42"/>
          <table:table-cell table:style-name="ce30" office:value-type="float" office:value="16" calcext:value-type="float">
            <text:p>16</text:p>
          </table:table-cell>
          <table:table-cell table:style-name="ce36" office:value-type="string" calcext:value-type="string">
            <text:p>StGrp16</text:p>
          </table:table-cell>
          <table:table-cell table:style-name="ce39" table:content-validation-name="val17" office:value-type="string" calcext:value-type="string">
            <text:p>black</text:p>
          </table:table-cell>
          <table:table-cell table:formula="of:=IF([.U17]&lt;&gt;CONCATENATE(&quot;StGrp&quot;;[.T17]);1;0)" office:value-type="float" office:value="0" calcext:value-type="float">
            <text:p>0</text:p>
          </table:table-cell>
          <table:table-cell/>
          <table:table-cell table:style-name="ce30" office:value-type="float" office:value="16" calcext:value-type="float">
            <text:p>16</text:p>
          </table:table-cell>
          <table:table-cell table:style-name="ce36" office:value-type="string" calcext:value-type="string">
            <text:p>Mtx16</text:p>
          </table:table-cell>
          <table:table-cell table:style-name="ce39" table:content-validation-name="val17" office:value-type="string" calcext:value-type="string">
            <text:p>black</text:p>
          </table:table-cell>
          <table:table-cell table:style-name="ce4" table:formula="of:=IF([.Z17]&lt;&gt;CONCATENATE(&quot;Mtx&quot;;[.Y17]);1;0)" office:value-type="float" office:value="0" calcext:value-type="float">
            <text:p>0</text:p>
          </table:table-cell>
          <table:table-cell table:style-name="ce4"/>
          <table:table-cell table:style-name="ce30" office:value-type="float" office:value="16" calcext:value-type="float">
            <text:p>16</text:p>
          </table:table-cell>
          <table:table-cell table:style-name="ce36" office:value-type="string" calcext:value-type="string">
            <text:p>StMtx16</text:p>
          </table:table-cell>
          <table:table-cell table:style-name="ce39" table:content-validation-name="val17" office:value-type="string" calcext:value-type="string">
            <text:p>black</text:p>
          </table:table-cell>
          <table:table-cell table:formula="of:=IF([.AE17]&lt;&gt;CONCATENATE(&quot;StMtx&quot;;[.AD17]);1;0)" office:value-type="float" office:value="0" calcext:value-type="float">
            <text:p>0</text:p>
          </table:table-cell>
          <table:table-cell/>
          <table:table-cell table:style-name="ce30" office:value-type="float" office:value="16" calcext:value-type="float">
            <text:p>16</text:p>
          </table:table-cell>
          <table:table-cell table:style-name="ce36" office:value-type="string" calcext:value-type="string">
            <text:p>Fx16</text:p>
          </table:table-cell>
          <table:table-cell table:style-name="ce33" table:content-validation-name="val17"/>
          <table:table-cell table:style-name="ce4" table:formula="of:=IF([.AJ17]&lt;&gt;CONCATENATE(&quot;Fx&quot;;[.AI17]);1;0)" office:value-type="float" office:value="0" calcext:value-type="float">
            <text:p>0</text:p>
          </table:table-cell>
          <table:table-cell table:style-name="ce4"/>
          <table:table-cell table:style-name="ce30" office:value-type="float" office:value="16" calcext:value-type="float">
            <text:p>16</text:p>
          </table:table-cell>
          <table:table-cell table:style-name="ce36" office:value-type="string" calcext:value-type="string">
            <text:p>StFx16</text:p>
          </table:table-cell>
          <table:table-cell table:style-name="ce33" table:content-validation-name="val17"/>
          <table:table-cell table:style-name="ce4" table:formula="of:=IF([.AO17]&lt;&gt;CONCATENATE(&quot;StFx&quot;;[.AN17]);1;0)" office:value-type="float" office:value="0" calcext:value-type="float">
            <text:p>0</text:p>
          </table:table-cell>
          <table:table-cell table:style-name="ce4"/>
          <table:table-cell table:style-name="ce30" office:value-type="float" office:value="16" calcext:value-type="float">
            <text:p>16</text:p>
          </table:table-cell>
          <table:table-cell table:style-name="ce36" office:value-type="string" calcext:value-type="string">
            <text:p>FxRet16</text:p>
          </table:table-cell>
          <table:table-cell table:style-name="ce33" table:content-validation-name="val17"/>
          <table:table-cell table:number-columns-repeated="8"/>
        </table:table-row>
        <table:table-row table:style-name="ro2">
          <table:table-cell table:style-name="ce30" office:value-type="float" office:value="17" calcext:value-type="float">
            <text:p>17</text:p>
          </table:table-cell>
          <table:table-cell table:style-name="ce31" office:value-type="string" calcext:value-type="string">
            <text:p>Dca17</text:p>
          </table:table-cell>
          <table:table-cell table:style-name="ce33" table:content-validation-name="val17" office:value-type="string" calcext:value-type="string">
            <text:p>blue</text:p>
          </table:table-cell>
          <table:table-cell/>
          <table:table-cell table:style-name="ce30" office:value-type="float" office:value="17" calcext:value-type="float">
            <text:p>17</text:p>
          </table:table-cell>
          <table:table-cell table:style-name="ce36" office:value-type="string" calcext:value-type="string">
            <text:p>Aux17</text:p>
          </table:table-cell>
          <table:table-cell table:style-name="ce39" table:content-validation-name="val17" office:value-type="string" calcext:value-type="string">
            <text:p>blue</text:p>
          </table:table-cell>
          <table:table-cell table:formula="of:=IF([.F18]&lt;&gt;CONCATENATE(&quot;Aux&quot;;[.E18]);1;0)" office:value-type="float" office:value="0" calcext:value-type="float">
            <text:p>0</text:p>
          </table:table-cell>
          <table:table-cell/>
          <table:table-cell table:style-name="ce30" office:value-type="float" office:value="17" calcext:value-type="float">
            <text:p>17</text:p>
          </table:table-cell>
          <table:table-cell table:style-name="ce36" office:value-type="string" calcext:value-type="string">
            <text:p>StAux17</text:p>
          </table:table-cell>
          <table:table-cell table:style-name="ce39" table:content-validation-name="val17" office:value-type="string" calcext:value-type="string">
            <text:p>blue</text:p>
          </table:table-cell>
          <table:table-cell table:style-name="ce4" table:formula="of:=IF([.K18]&lt;&gt;CONCATENATE(&quot;STAux&quot;;[.J18]);1;0)" office:value-type="float" office:value="0" calcext:value-type="float">
            <text:p>0</text:p>
          </table:table-cell>
          <table:table-cell table:style-name="ce4"/>
          <table:table-cell table:style-name="ce30" office:value-type="float" office:value="17" calcext:value-type="float">
            <text:p>17</text:p>
          </table:table-cell>
          <table:table-cell table:style-name="ce36" office:value-type="string" calcext:value-type="string">
            <text:p>Grp17</text:p>
          </table:table-cell>
          <table:table-cell table:style-name="ce39" table:content-validation-name="val17" office:value-type="string" calcext:value-type="string">
            <text:p>blue</text:p>
          </table:table-cell>
          <table:table-cell table:style-name="ce42" table:formula="of:=IF([.P18]&lt;&gt;CONCATENATE(&quot;Grp&quot;;[.O18]);1;0)" office:value-type="float" office:value="0" calcext:value-type="float">
            <text:p>0</text:p>
          </table:table-cell>
          <table:table-cell table:style-name="ce42"/>
          <table:table-cell table:style-name="ce30" office:value-type="float" office:value="17" calcext:value-type="float">
            <text:p>17</text:p>
          </table:table-cell>
          <table:table-cell table:style-name="ce36" office:value-type="string" calcext:value-type="string">
            <text:p>StGrp17</text:p>
          </table:table-cell>
          <table:table-cell table:style-name="ce39" table:content-validation-name="val17" office:value-type="string" calcext:value-type="string">
            <text:p>blue</text:p>
          </table:table-cell>
          <table:table-cell table:formula="of:=IF([.U18]&lt;&gt;CONCATENATE(&quot;StGrp&quot;;[.T18]);1;0)" office:value-type="float" office:value="0" calcext:value-type="float">
            <text:p>0</text:p>
          </table:table-cell>
          <table:table-cell/>
          <table:table-cell table:style-name="ce30" office:value-type="float" office:value="17" calcext:value-type="float">
            <text:p>17</text:p>
          </table:table-cell>
          <table:table-cell table:style-name="ce36" office:value-type="string" calcext:value-type="string">
            <text:p>Mtx17</text:p>
          </table:table-cell>
          <table:table-cell table:style-name="ce39" table:content-validation-name="val17" office:value-type="string" calcext:value-type="string">
            <text:p>blue</text:p>
          </table:table-cell>
          <table:table-cell table:style-name="ce4" table:formula="of:=IF([.Z18]&lt;&gt;CONCATENATE(&quot;Mtx&quot;;[.Y18]);1;0)" office:value-type="float" office:value="0" calcext:value-type="float">
            <text:p>0</text:p>
          </table:table-cell>
          <table:table-cell table:style-name="ce4"/>
          <table:table-cell table:style-name="ce30" office:value-type="float" office:value="17" calcext:value-type="float">
            <text:p>17</text:p>
          </table:table-cell>
          <table:table-cell table:style-name="ce36" office:value-type="string" calcext:value-type="string">
            <text:p>StMtx17</text:p>
          </table:table-cell>
          <table:table-cell table:style-name="ce39" table:content-validation-name="val17" office:value-type="string" calcext:value-type="string">
            <text:p>blue</text:p>
          </table:table-cell>
          <table:table-cell table:formula="of:=IF([.AE18]&lt;&gt;CONCATENATE(&quot;StMtx&quot;;[.AD18]);1;0)" office:value-type="float" office:value="0" calcext:value-type="float">
            <text:p>0</text:p>
          </table:table-cell>
          <table:table-cell table:number-columns-repeated="22"/>
        </table:table-row>
        <table:table-row table:style-name="ro2">
          <table:table-cell table:style-name="ce30" office:value-type="float" office:value="18" calcext:value-type="float">
            <text:p>18</text:p>
          </table:table-cell>
          <table:table-cell table:style-name="ce31" office:value-type="string" calcext:value-type="string">
            <text:p>Dca18</text:p>
          </table:table-cell>
          <table:table-cell table:style-name="ce33" table:content-validation-name="val17" office:value-type="string" calcext:value-type="string">
            <text:p>red</text:p>
          </table:table-cell>
          <table:table-cell/>
          <table:table-cell table:style-name="ce30" office:value-type="float" office:value="18" calcext:value-type="float">
            <text:p>18</text:p>
          </table:table-cell>
          <table:table-cell table:style-name="ce36" office:value-type="string" calcext:value-type="string">
            <text:p>Aux18</text:p>
          </table:table-cell>
          <table:table-cell table:style-name="ce39" table:content-validation-name="val17" office:value-type="string" calcext:value-type="string">
            <text:p>red</text:p>
          </table:table-cell>
          <table:table-cell table:formula="of:=IF([.F19]&lt;&gt;CONCATENATE(&quot;Aux&quot;;[.E19]);1;0)" office:value-type="float" office:value="0" calcext:value-type="float">
            <text:p>0</text:p>
          </table:table-cell>
          <table:table-cell/>
          <table:table-cell table:style-name="ce30" office:value-type="float" office:value="18" calcext:value-type="float">
            <text:p>18</text:p>
          </table:table-cell>
          <table:table-cell table:style-name="ce36" office:value-type="string" calcext:value-type="string">
            <text:p>StAux18</text:p>
          </table:table-cell>
          <table:table-cell table:style-name="ce39" table:content-validation-name="val17" office:value-type="string" calcext:value-type="string">
            <text:p>red</text:p>
          </table:table-cell>
          <table:table-cell table:style-name="ce4" table:formula="of:=IF([.K19]&lt;&gt;CONCATENATE(&quot;STAux&quot;;[.J19]);1;0)" office:value-type="float" office:value="0" calcext:value-type="float">
            <text:p>0</text:p>
          </table:table-cell>
          <table:table-cell table:style-name="ce4"/>
          <table:table-cell table:style-name="ce30" office:value-type="float" office:value="18" calcext:value-type="float">
            <text:p>18</text:p>
          </table:table-cell>
          <table:table-cell table:style-name="ce36" office:value-type="string" calcext:value-type="string">
            <text:p>Grp18</text:p>
          </table:table-cell>
          <table:table-cell table:style-name="ce39" table:content-validation-name="val17" office:value-type="string" calcext:value-type="string">
            <text:p>red</text:p>
          </table:table-cell>
          <table:table-cell table:style-name="ce42" table:formula="of:=IF([.P19]&lt;&gt;CONCATENATE(&quot;Grp&quot;;[.O19]);1;0)" office:value-type="float" office:value="0" calcext:value-type="float">
            <text:p>0</text:p>
          </table:table-cell>
          <table:table-cell table:style-name="ce42"/>
          <table:table-cell table:style-name="ce30" office:value-type="float" office:value="18" calcext:value-type="float">
            <text:p>18</text:p>
          </table:table-cell>
          <table:table-cell table:style-name="ce36" office:value-type="string" calcext:value-type="string">
            <text:p>StGrp18</text:p>
          </table:table-cell>
          <table:table-cell table:style-name="ce39" table:content-validation-name="val17" office:value-type="string" calcext:value-type="string">
            <text:p>red</text:p>
          </table:table-cell>
          <table:table-cell table:formula="of:=IF([.U19]&lt;&gt;CONCATENATE(&quot;StGrp&quot;;[.T19]);1;0)" office:value-type="float" office:value="0" calcext:value-type="float">
            <text:p>0</text:p>
          </table:table-cell>
          <table:table-cell/>
          <table:table-cell table:style-name="ce30" office:value-type="float" office:value="18" calcext:value-type="float">
            <text:p>18</text:p>
          </table:table-cell>
          <table:table-cell table:style-name="ce36" office:value-type="string" calcext:value-type="string">
            <text:p>Mtx18</text:p>
          </table:table-cell>
          <table:table-cell table:style-name="ce39" table:content-validation-name="val17" office:value-type="string" calcext:value-type="string">
            <text:p>red</text:p>
          </table:table-cell>
          <table:table-cell table:style-name="ce4" table:formula="of:=IF([.Z19]&lt;&gt;CONCATENATE(&quot;Mtx&quot;;[.Y19]);1;0)" office:value-type="float" office:value="0" calcext:value-type="float">
            <text:p>0</text:p>
          </table:table-cell>
          <table:table-cell table:style-name="ce4"/>
          <table:table-cell table:style-name="ce30" office:value-type="float" office:value="18" calcext:value-type="float">
            <text:p>18</text:p>
          </table:table-cell>
          <table:table-cell table:style-name="ce36" office:value-type="string" calcext:value-type="string">
            <text:p>StMtx18</text:p>
          </table:table-cell>
          <table:table-cell table:style-name="ce39" table:content-validation-name="val17" office:value-type="string" calcext:value-type="string">
            <text:p>red</text:p>
          </table:table-cell>
          <table:table-cell table:formula="of:=IF([.AE19]&lt;&gt;CONCATENATE(&quot;StMtx&quot;;[.AD19]);1;0)" office:value-type="float" office:value="0" calcext:value-type="float">
            <text:p>0</text:p>
          </table:table-cell>
          <table:table-cell table:number-columns-repeated="22"/>
        </table:table-row>
        <table:table-row table:style-name="ro2">
          <table:table-cell table:style-name="ce30" office:value-type="float" office:value="19" calcext:value-type="float">
            <text:p>19</text:p>
          </table:table-cell>
          <table:table-cell table:style-name="ce31" office:value-type="string" calcext:value-type="string">
            <text:p>Dca19</text:p>
          </table:table-cell>
          <table:table-cell table:style-name="ce33" table:content-validation-name="val17" office:value-type="string" calcext:value-type="string">
            <text:p>yellow</text:p>
          </table:table-cell>
          <table:table-cell/>
          <table:table-cell table:style-name="ce30" office:value-type="float" office:value="19" calcext:value-type="float">
            <text:p>19</text:p>
          </table:table-cell>
          <table:table-cell table:style-name="ce36" office:value-type="string" calcext:value-type="string">
            <text:p>Aux19</text:p>
          </table:table-cell>
          <table:table-cell table:style-name="ce39" table:content-validation-name="val17" office:value-type="string" calcext:value-type="string">
            <text:p>yellow</text:p>
          </table:table-cell>
          <table:table-cell table:formula="of:=IF([.F20]&lt;&gt;CONCATENATE(&quot;Aux&quot;;[.E20]);1;0)" office:value-type="float" office:value="0" calcext:value-type="float">
            <text:p>0</text:p>
          </table:table-cell>
          <table:table-cell/>
          <table:table-cell table:style-name="ce30" office:value-type="float" office:value="19" calcext:value-type="float">
            <text:p>19</text:p>
          </table:table-cell>
          <table:table-cell table:style-name="ce36" office:value-type="string" calcext:value-type="string">
            <text:p>StAux19</text:p>
          </table:table-cell>
          <table:table-cell table:style-name="ce39" table:content-validation-name="val17" office:value-type="string" calcext:value-type="string">
            <text:p>yellow</text:p>
          </table:table-cell>
          <table:table-cell table:style-name="ce4" table:formula="of:=IF([.K20]&lt;&gt;CONCATENATE(&quot;STAux&quot;;[.J20]);1;0)" office:value-type="float" office:value="0" calcext:value-type="float">
            <text:p>0</text:p>
          </table:table-cell>
          <table:table-cell table:style-name="ce4"/>
          <table:table-cell table:style-name="ce30" office:value-type="float" office:value="19" calcext:value-type="float">
            <text:p>19</text:p>
          </table:table-cell>
          <table:table-cell table:style-name="ce36" office:value-type="string" calcext:value-type="string">
            <text:p>Grp19</text:p>
          </table:table-cell>
          <table:table-cell table:style-name="ce39" table:content-validation-name="val17" office:value-type="string" calcext:value-type="string">
            <text:p>yellow</text:p>
          </table:table-cell>
          <table:table-cell table:style-name="ce42" table:formula="of:=IF([.P20]&lt;&gt;CONCATENATE(&quot;Grp&quot;;[.O20]);1;0)" office:value-type="float" office:value="0" calcext:value-type="float">
            <text:p>0</text:p>
          </table:table-cell>
          <table:table-cell table:style-name="ce42"/>
          <table:table-cell table:style-name="ce30" office:value-type="float" office:value="19" calcext:value-type="float">
            <text:p>19</text:p>
          </table:table-cell>
          <table:table-cell table:style-name="ce36" office:value-type="string" calcext:value-type="string">
            <text:p>StGrp19</text:p>
          </table:table-cell>
          <table:table-cell table:style-name="ce39" table:content-validation-name="val17" office:value-type="string" calcext:value-type="string">
            <text:p>yellow</text:p>
          </table:table-cell>
          <table:table-cell table:formula="of:=IF([.U20]&lt;&gt;CONCATENATE(&quot;StGrp&quot;;[.T20]);1;0)" office:value-type="float" office:value="0" calcext:value-type="float">
            <text:p>0</text:p>
          </table:table-cell>
          <table:table-cell/>
          <table:table-cell table:style-name="ce30" office:value-type="float" office:value="19" calcext:value-type="float">
            <text:p>19</text:p>
          </table:table-cell>
          <table:table-cell table:style-name="ce36" office:value-type="string" calcext:value-type="string">
            <text:p>Mtx19</text:p>
          </table:table-cell>
          <table:table-cell table:style-name="ce39" table:content-validation-name="val17" office:value-type="string" calcext:value-type="string">
            <text:p>yellow</text:p>
          </table:table-cell>
          <table:table-cell table:style-name="ce4" table:formula="of:=IF([.Z20]&lt;&gt;CONCATENATE(&quot;Mtx&quot;;[.Y20]);1;0)" office:value-type="float" office:value="0" calcext:value-type="float">
            <text:p>0</text:p>
          </table:table-cell>
          <table:table-cell table:style-name="ce4"/>
          <table:table-cell table:style-name="ce30" office:value-type="float" office:value="19" calcext:value-type="float">
            <text:p>19</text:p>
          </table:table-cell>
          <table:table-cell table:style-name="ce36" office:value-type="string" calcext:value-type="string">
            <text:p>StMtx19</text:p>
          </table:table-cell>
          <table:table-cell table:style-name="ce39" table:content-validation-name="val17" office:value-type="string" calcext:value-type="string">
            <text:p>yellow</text:p>
          </table:table-cell>
          <table:table-cell table:formula="of:=IF([.AE20]&lt;&gt;CONCATENATE(&quot;StMtx&quot;;[.AD20]);1;0)" office:value-type="float" office:value="0" calcext:value-type="float">
            <text:p>0</text:p>
          </table:table-cell>
          <table:table-cell table:number-columns-repeated="22"/>
        </table:table-row>
        <table:table-row table:style-name="ro2">
          <table:table-cell table:style-name="ce30" office:value-type="float" office:value="20" calcext:value-type="float">
            <text:p>20</text:p>
          </table:table-cell>
          <table:table-cell table:style-name="ce31" office:value-type="string" calcext:value-type="string">
            <text:p>Dca20</text:p>
          </table:table-cell>
          <table:table-cell table:style-name="ce33" table:content-validation-name="val17" office:value-type="string" calcext:value-type="string">
            <text:p>green</text:p>
          </table:table-cell>
          <table:table-cell/>
          <table:table-cell table:style-name="ce30" office:value-type="float" office:value="20" calcext:value-type="float">
            <text:p>20</text:p>
          </table:table-cell>
          <table:table-cell table:style-name="ce36" office:value-type="string" calcext:value-type="string">
            <text:p>Aux20</text:p>
          </table:table-cell>
          <table:table-cell table:style-name="ce39" table:content-validation-name="val17" office:value-type="string" calcext:value-type="string">
            <text:p>green</text:p>
          </table:table-cell>
          <table:table-cell table:formula="of:=IF([.F21]&lt;&gt;CONCATENATE(&quot;Aux&quot;;[.E21]);1;0)" office:value-type="float" office:value="0" calcext:value-type="float">
            <text:p>0</text:p>
          </table:table-cell>
          <table:table-cell/>
          <table:table-cell table:style-name="ce30" office:value-type="float" office:value="20" calcext:value-type="float">
            <text:p>20</text:p>
          </table:table-cell>
          <table:table-cell table:style-name="ce36" office:value-type="string" calcext:value-type="string">
            <text:p>StAux20</text:p>
          </table:table-cell>
          <table:table-cell table:style-name="ce39" table:content-validation-name="val17" office:value-type="string" calcext:value-type="string">
            <text:p>green</text:p>
          </table:table-cell>
          <table:table-cell table:style-name="ce4" table:formula="of:=IF([.K21]&lt;&gt;CONCATENATE(&quot;STAux&quot;;[.J21]);1;0)" office:value-type="float" office:value="0" calcext:value-type="float">
            <text:p>0</text:p>
          </table:table-cell>
          <table:table-cell table:style-name="ce4"/>
          <table:table-cell table:style-name="ce30" office:value-type="float" office:value="20" calcext:value-type="float">
            <text:p>20</text:p>
          </table:table-cell>
          <table:table-cell table:style-name="ce36" office:value-type="string" calcext:value-type="string">
            <text:p>Grp20</text:p>
          </table:table-cell>
          <table:table-cell table:style-name="ce39" table:content-validation-name="val17" office:value-type="string" calcext:value-type="string">
            <text:p>green</text:p>
          </table:table-cell>
          <table:table-cell table:style-name="ce42" table:formula="of:=IF([.P21]&lt;&gt;CONCATENATE(&quot;Grp&quot;;[.O21]);1;0)" office:value-type="float" office:value="0" calcext:value-type="float">
            <text:p>0</text:p>
          </table:table-cell>
          <table:table-cell table:style-name="ce42"/>
          <table:table-cell table:style-name="ce30" office:value-type="float" office:value="20" calcext:value-type="float">
            <text:p>20</text:p>
          </table:table-cell>
          <table:table-cell table:style-name="ce36" office:value-type="string" calcext:value-type="string">
            <text:p>StGrp20</text:p>
          </table:table-cell>
          <table:table-cell table:style-name="ce39" table:content-validation-name="val17" office:value-type="string" calcext:value-type="string">
            <text:p>green</text:p>
          </table:table-cell>
          <table:table-cell table:formula="of:=IF([.U21]&lt;&gt;CONCATENATE(&quot;StGrp&quot;;[.T21]);1;0)" office:value-type="float" office:value="0" calcext:value-type="float">
            <text:p>0</text:p>
          </table:table-cell>
          <table:table-cell/>
          <table:table-cell table:style-name="ce30" office:value-type="float" office:value="20" calcext:value-type="float">
            <text:p>20</text:p>
          </table:table-cell>
          <table:table-cell table:style-name="ce36" office:value-type="string" calcext:value-type="string">
            <text:p>Mtx20</text:p>
          </table:table-cell>
          <table:table-cell table:style-name="ce39" table:content-validation-name="val17" office:value-type="string" calcext:value-type="string">
            <text:p>green</text:p>
          </table:table-cell>
          <table:table-cell table:style-name="ce4" table:formula="of:=IF([.Z21]&lt;&gt;CONCATENATE(&quot;Mtx&quot;;[.Y21]);1;0)" office:value-type="float" office:value="0" calcext:value-type="float">
            <text:p>0</text:p>
          </table:table-cell>
          <table:table-cell table:style-name="ce4"/>
          <table:table-cell table:style-name="ce30" office:value-type="float" office:value="20" calcext:value-type="float">
            <text:p>20</text:p>
          </table:table-cell>
          <table:table-cell table:style-name="ce36" office:value-type="string" calcext:value-type="string">
            <text:p>StMtx20</text:p>
          </table:table-cell>
          <table:table-cell table:style-name="ce39" table:content-validation-name="val17" office:value-type="string" calcext:value-type="string">
            <text:p>green</text:p>
          </table:table-cell>
          <table:table-cell table:formula="of:=IF([.AE21]&lt;&gt;CONCATENATE(&quot;StMtx&quot;;[.AD21]);1;0)" office:value-type="float" office:value="0" calcext:value-type="float">
            <text:p>0</text:p>
          </table:table-cell>
          <table:table-cell table:number-columns-repeated="22"/>
        </table:table-row>
        <table:table-row table:style-name="ro2">
          <table:table-cell table:style-name="ce30" office:value-type="float" office:value="21" calcext:value-type="float">
            <text:p>21</text:p>
          </table:table-cell>
          <table:table-cell table:style-name="ce31" office:value-type="string" calcext:value-type="string">
            <text:p>Dca21</text:p>
          </table:table-cell>
          <table:table-cell table:style-name="ce33" table:content-validation-name="val17" office:value-type="string" calcext:value-type="string">
            <text:p>light blue</text:p>
          </table:table-cell>
          <table:table-cell/>
          <table:table-cell table:style-name="ce30" office:value-type="float" office:value="21" calcext:value-type="float">
            <text:p>21</text:p>
          </table:table-cell>
          <table:table-cell table:style-name="ce36" office:value-type="string" calcext:value-type="string">
            <text:p>Aux21</text:p>
          </table:table-cell>
          <table:table-cell table:style-name="ce39" table:content-validation-name="val17" office:value-type="string" calcext:value-type="string">
            <text:p>light blue</text:p>
          </table:table-cell>
          <table:table-cell table:formula="of:=IF([.F22]&lt;&gt;CONCATENATE(&quot;Aux&quot;;[.E22]);1;0)" office:value-type="float" office:value="0" calcext:value-type="float">
            <text:p>0</text:p>
          </table:table-cell>
          <table:table-cell/>
          <table:table-cell table:style-name="ce30" office:value-type="float" office:value="21" calcext:value-type="float">
            <text:p>21</text:p>
          </table:table-cell>
          <table:table-cell table:style-name="ce36" office:value-type="string" calcext:value-type="string">
            <text:p>StAux21</text:p>
          </table:table-cell>
          <table:table-cell table:style-name="ce39" table:content-validation-name="val17" office:value-type="string" calcext:value-type="string">
            <text:p>light blue</text:p>
          </table:table-cell>
          <table:table-cell table:style-name="ce4" table:formula="of:=IF([.K22]&lt;&gt;CONCATENATE(&quot;STAux&quot;;[.J22]);1;0)" office:value-type="float" office:value="0" calcext:value-type="float">
            <text:p>0</text:p>
          </table:table-cell>
          <table:table-cell table:style-name="ce4"/>
          <table:table-cell table:style-name="ce30" office:value-type="float" office:value="21" calcext:value-type="float">
            <text:p>21</text:p>
          </table:table-cell>
          <table:table-cell table:style-name="ce36" office:value-type="string" calcext:value-type="string">
            <text:p>Grp21</text:p>
          </table:table-cell>
          <table:table-cell table:style-name="ce39" table:content-validation-name="val17" office:value-type="string" calcext:value-type="string">
            <text:p>light blue</text:p>
          </table:table-cell>
          <table:table-cell table:style-name="ce42" table:formula="of:=IF([.P22]&lt;&gt;CONCATENATE(&quot;Grp&quot;;[.O22]);1;0)" office:value-type="float" office:value="0" calcext:value-type="float">
            <text:p>0</text:p>
          </table:table-cell>
          <table:table-cell table:style-name="ce42"/>
          <table:table-cell table:style-name="ce30" office:value-type="float" office:value="21" calcext:value-type="float">
            <text:p>21</text:p>
          </table:table-cell>
          <table:table-cell table:style-name="ce36" office:value-type="string" calcext:value-type="string">
            <text:p>StGrp21</text:p>
          </table:table-cell>
          <table:table-cell table:style-name="ce39" table:content-validation-name="val17" office:value-type="string" calcext:value-type="string">
            <text:p>light blue</text:p>
          </table:table-cell>
          <table:table-cell table:formula="of:=IF([.U22]&lt;&gt;CONCATENATE(&quot;StGrp&quot;;[.T22]);1;0)" office:value-type="float" office:value="0" calcext:value-type="float">
            <text:p>0</text:p>
          </table:table-cell>
          <table:table-cell/>
          <table:table-cell table:style-name="ce30" office:value-type="float" office:value="21" calcext:value-type="float">
            <text:p>21</text:p>
          </table:table-cell>
          <table:table-cell table:style-name="ce36" office:value-type="string" calcext:value-type="string">
            <text:p>Mtx21</text:p>
          </table:table-cell>
          <table:table-cell table:style-name="ce39" table:content-validation-name="val17" office:value-type="string" calcext:value-type="string">
            <text:p>light blue</text:p>
          </table:table-cell>
          <table:table-cell table:style-name="ce4" table:formula="of:=IF([.Z22]&lt;&gt;CONCATENATE(&quot;Mtx&quot;;[.Y22]);1;0)" office:value-type="float" office:value="0" calcext:value-type="float">
            <text:p>0</text:p>
          </table:table-cell>
          <table:table-cell table:style-name="ce4"/>
          <table:table-cell table:style-name="ce30" office:value-type="float" office:value="21" calcext:value-type="float">
            <text:p>21</text:p>
          </table:table-cell>
          <table:table-cell table:style-name="ce36" office:value-type="string" calcext:value-type="string">
            <text:p>StMtx21</text:p>
          </table:table-cell>
          <table:table-cell table:style-name="ce39" table:content-validation-name="val17" office:value-type="string" calcext:value-type="string">
            <text:p>light blue</text:p>
          </table:table-cell>
          <table:table-cell table:formula="of:=IF([.AE22]&lt;&gt;CONCATENATE(&quot;StMtx&quot;;[.AD22]);1;0)" office:value-type="float" office:value="0" calcext:value-type="float">
            <text:p>0</text:p>
          </table:table-cell>
          <table:table-cell table:number-columns-repeated="22"/>
        </table:table-row>
        <table:table-row table:style-name="ro2">
          <table:table-cell table:style-name="ce30" office:value-type="float" office:value="22" calcext:value-type="float">
            <text:p>22</text:p>
          </table:table-cell>
          <table:table-cell table:style-name="ce31" office:value-type="string" calcext:value-type="string">
            <text:p>Dca22</text:p>
          </table:table-cell>
          <table:table-cell table:style-name="ce33" table:content-validation-name="val17" office:value-type="string" calcext:value-type="string">
            <text:p>white</text:p>
          </table:table-cell>
          <table:table-cell/>
          <table:table-cell table:style-name="ce30" office:value-type="float" office:value="22" calcext:value-type="float">
            <text:p>22</text:p>
          </table:table-cell>
          <table:table-cell table:style-name="ce36" office:value-type="string" calcext:value-type="string">
            <text:p>Aux22</text:p>
          </table:table-cell>
          <table:table-cell table:style-name="ce39" table:content-validation-name="val17" office:value-type="string" calcext:value-type="string">
            <text:p>white</text:p>
          </table:table-cell>
          <table:table-cell table:formula="of:=IF([.F23]&lt;&gt;CONCATENATE(&quot;Aux&quot;;[.E23]);1;0)" office:value-type="float" office:value="0" calcext:value-type="float">
            <text:p>0</text:p>
          </table:table-cell>
          <table:table-cell/>
          <table:table-cell table:style-name="ce30" office:value-type="float" office:value="22" calcext:value-type="float">
            <text:p>22</text:p>
          </table:table-cell>
          <table:table-cell table:style-name="ce36" office:value-type="string" calcext:value-type="string">
            <text:p>StAux22</text:p>
          </table:table-cell>
          <table:table-cell table:style-name="ce39" table:content-validation-name="val17" office:value-type="string" calcext:value-type="string">
            <text:p>white</text:p>
          </table:table-cell>
          <table:table-cell table:style-name="ce4" table:formula="of:=IF([.K23]&lt;&gt;CONCATENATE(&quot;STAux&quot;;[.J23]);1;0)" office:value-type="float" office:value="0" calcext:value-type="float">
            <text:p>0</text:p>
          </table:table-cell>
          <table:table-cell table:style-name="ce4"/>
          <table:table-cell table:style-name="ce30" office:value-type="float" office:value="22" calcext:value-type="float">
            <text:p>22</text:p>
          </table:table-cell>
          <table:table-cell table:style-name="ce36" office:value-type="string" calcext:value-type="string">
            <text:p>Grp22</text:p>
          </table:table-cell>
          <table:table-cell table:style-name="ce39" table:content-validation-name="val17" office:value-type="string" calcext:value-type="string">
            <text:p>white</text:p>
          </table:table-cell>
          <table:table-cell table:style-name="ce42" table:formula="of:=IF([.P23]&lt;&gt;CONCATENATE(&quot;Grp&quot;;[.O23]);1;0)" office:value-type="float" office:value="0" calcext:value-type="float">
            <text:p>0</text:p>
          </table:table-cell>
          <table:table-cell table:style-name="ce42"/>
          <table:table-cell table:style-name="ce30" office:value-type="float" office:value="22" calcext:value-type="float">
            <text:p>22</text:p>
          </table:table-cell>
          <table:table-cell table:style-name="ce36" office:value-type="string" calcext:value-type="string">
            <text:p>StGrp22</text:p>
          </table:table-cell>
          <table:table-cell table:style-name="ce39" table:content-validation-name="val17" office:value-type="string" calcext:value-type="string">
            <text:p>white</text:p>
          </table:table-cell>
          <table:table-cell table:formula="of:=IF([.U23]&lt;&gt;CONCATENATE(&quot;StGrp&quot;;[.T23]);1;0)" office:value-type="float" office:value="0" calcext:value-type="float">
            <text:p>0</text:p>
          </table:table-cell>
          <table:table-cell/>
          <table:table-cell table:style-name="ce30" office:value-type="float" office:value="22" calcext:value-type="float">
            <text:p>22</text:p>
          </table:table-cell>
          <table:table-cell table:style-name="ce36" office:value-type="string" calcext:value-type="string">
            <text:p>Mtx22</text:p>
          </table:table-cell>
          <table:table-cell table:style-name="ce39" table:content-validation-name="val17" office:value-type="string" calcext:value-type="string">
            <text:p>white</text:p>
          </table:table-cell>
          <table:table-cell table:style-name="ce4" table:formula="of:=IF([.Z23]&lt;&gt;CONCATENATE(&quot;Mtx&quot;;[.Y23]);1;0)" office:value-type="float" office:value="0" calcext:value-type="float">
            <text:p>0</text:p>
          </table:table-cell>
          <table:table-cell table:style-name="ce4"/>
          <table:table-cell table:style-name="ce30" office:value-type="float" office:value="22" calcext:value-type="float">
            <text:p>22</text:p>
          </table:table-cell>
          <table:table-cell table:style-name="ce36" office:value-type="string" calcext:value-type="string">
            <text:p>StMtx22</text:p>
          </table:table-cell>
          <table:table-cell table:style-name="ce39" table:content-validation-name="val17" office:value-type="string" calcext:value-type="string">
            <text:p>white</text:p>
          </table:table-cell>
          <table:table-cell table:formula="of:=IF([.AE23]&lt;&gt;CONCATENATE(&quot;StMtx&quot;;[.AD23]);1;0)" office:value-type="float" office:value="0" calcext:value-type="float">
            <text:p>0</text:p>
          </table:table-cell>
          <table:table-cell table:number-columns-repeated="22"/>
        </table:table-row>
        <table:table-row table:style-name="ro2">
          <table:table-cell table:style-name="ce30" office:value-type="float" office:value="23" calcext:value-type="float">
            <text:p>23</text:p>
          </table:table-cell>
          <table:table-cell table:style-name="ce31" office:value-type="string" calcext:value-type="string">
            <text:p>Dca23</text:p>
          </table:table-cell>
          <table:table-cell table:style-name="ce33" table:content-validation-name="val17" office:value-type="string" calcext:value-type="string">
            <text:p>-</text:p>
          </table:table-cell>
          <table:table-cell/>
          <table:table-cell table:style-name="ce30" office:value-type="float" office:value="23" calcext:value-type="float">
            <text:p>23</text:p>
          </table:table-cell>
          <table:table-cell table:style-name="ce36" office:value-type="string" calcext:value-type="string">
            <text:p>Aux23</text:p>
          </table:table-cell>
          <table:table-cell table:style-name="ce39" table:content-validation-name="val17" office:value-type="string" calcext:value-type="string">
            <text:p>purple</text:p>
          </table:table-cell>
          <table:table-cell table:formula="of:=IF([.F24]&lt;&gt;CONCATENATE(&quot;Aux&quot;;[.E24]);1;0)" office:value-type="float" office:value="0" calcext:value-type="float">
            <text:p>0</text:p>
          </table:table-cell>
          <table:table-cell/>
          <table:table-cell table:style-name="ce30" office:value-type="float" office:value="23" calcext:value-type="float">
            <text:p>23</text:p>
          </table:table-cell>
          <table:table-cell table:style-name="ce36" office:value-type="string" calcext:value-type="string">
            <text:p>StAux23</text:p>
          </table:table-cell>
          <table:table-cell table:style-name="ce39" table:content-validation-name="val17" office:value-type="string" calcext:value-type="string">
            <text:p>purple</text:p>
          </table:table-cell>
          <table:table-cell table:style-name="ce4" table:formula="of:=IF([.K24]&lt;&gt;CONCATENATE(&quot;STAux&quot;;[.J24]);1;0)" office:value-type="float" office:value="0" calcext:value-type="float">
            <text:p>0</text:p>
          </table:table-cell>
          <table:table-cell table:style-name="ce4"/>
          <table:table-cell table:style-name="ce30" office:value-type="float" office:value="23" calcext:value-type="float">
            <text:p>23</text:p>
          </table:table-cell>
          <table:table-cell table:style-name="ce36" office:value-type="string" calcext:value-type="string">
            <text:p>Grp23</text:p>
          </table:table-cell>
          <table:table-cell table:style-name="ce39" table:content-validation-name="val17" office:value-type="string" calcext:value-type="string">
            <text:p>purple</text:p>
          </table:table-cell>
          <table:table-cell table:style-name="ce42" table:formula="of:=IF([.P24]&lt;&gt;CONCATENATE(&quot;Grp&quot;;[.O24]);1;0)" office:value-type="float" office:value="0" calcext:value-type="float">
            <text:p>0</text:p>
          </table:table-cell>
          <table:table-cell table:style-name="ce42"/>
          <table:table-cell table:style-name="ce30" office:value-type="float" office:value="23" calcext:value-type="float">
            <text:p>23</text:p>
          </table:table-cell>
          <table:table-cell table:style-name="ce36" office:value-type="string" calcext:value-type="string">
            <text:p>StGrp23</text:p>
          </table:table-cell>
          <table:table-cell table:style-name="ce39" table:content-validation-name="val17" office:value-type="string" calcext:value-type="string">
            <text:p>purple</text:p>
          </table:table-cell>
          <table:table-cell table:formula="of:=IF([.U24]&lt;&gt;CONCATENATE(&quot;StGrp&quot;;[.T24]);1;0)" office:value-type="float" office:value="0" calcext:value-type="float">
            <text:p>0</text:p>
          </table:table-cell>
          <table:table-cell/>
          <table:table-cell table:style-name="ce30" office:value-type="float" office:value="23" calcext:value-type="float">
            <text:p>23</text:p>
          </table:table-cell>
          <table:table-cell table:style-name="ce36" office:value-type="string" calcext:value-type="string">
            <text:p>Mtx23</text:p>
          </table:table-cell>
          <table:table-cell table:style-name="ce39" table:content-validation-name="val17" office:value-type="string" calcext:value-type="string">
            <text:p>purple</text:p>
          </table:table-cell>
          <table:table-cell table:style-name="ce4" table:formula="of:=IF([.Z24]&lt;&gt;CONCATENATE(&quot;Mtx&quot;;[.Y24]);1;0)" office:value-type="float" office:value="0" calcext:value-type="float">
            <text:p>0</text:p>
          </table:table-cell>
          <table:table-cell table:style-name="ce4"/>
          <table:table-cell table:style-name="ce30" office:value-type="float" office:value="23" calcext:value-type="float">
            <text:p>23</text:p>
          </table:table-cell>
          <table:table-cell table:style-name="ce36" office:value-type="string" calcext:value-type="string">
            <text:p>StMtx23</text:p>
          </table:table-cell>
          <table:table-cell table:style-name="ce39" table:content-validation-name="val17" office:value-type="string" calcext:value-type="string">
            <text:p>purple</text:p>
          </table:table-cell>
          <table:table-cell table:formula="of:=IF([.AE24]&lt;&gt;CONCATENATE(&quot;StMtx&quot;;[.AD24]);1;0)" office:value-type="float" office:value="0" calcext:value-type="float">
            <text:p>0</text:p>
          </table:table-cell>
          <table:table-cell table:number-columns-repeated="22"/>
        </table:table-row>
        <table:table-row table:style-name="ro2">
          <table:table-cell table:style-name="ce30" office:value-type="float" office:value="24" calcext:value-type="float">
            <text:p>24</text:p>
          </table:table-cell>
          <table:table-cell table:style-name="ce31" office:value-type="string" calcext:value-type="string">
            <text:p>Dca24</text:p>
          </table:table-cell>
          <table:table-cell table:style-name="ce33" table:content-validation-name="val17"/>
          <table:table-cell/>
          <table:table-cell table:style-name="ce30" office:value-type="float" office:value="24" calcext:value-type="float">
            <text:p>24</text:p>
          </table:table-cell>
          <table:table-cell table:style-name="ce36" office:value-type="string" calcext:value-type="string">
            <text:p>Aux24</text:p>
          </table:table-cell>
          <table:table-cell table:style-name="ce39" table:content-validation-name="val17" office:value-type="string" calcext:value-type="string">
            <text:p>black</text:p>
          </table:table-cell>
          <table:table-cell table:formula="of:=IF([.F25]&lt;&gt;CONCATENATE(&quot;Aux&quot;;[.E25]);1;0)" office:value-type="float" office:value="0" calcext:value-type="float">
            <text:p>0</text:p>
          </table:table-cell>
          <table:table-cell/>
          <table:table-cell table:style-name="ce30" office:value-type="float" office:value="24" calcext:value-type="float">
            <text:p>24</text:p>
          </table:table-cell>
          <table:table-cell table:style-name="ce36" office:value-type="string" calcext:value-type="string">
            <text:p>StAux24</text:p>
          </table:table-cell>
          <table:table-cell table:style-name="ce39" table:content-validation-name="val17" office:value-type="string" calcext:value-type="string">
            <text:p>black</text:p>
          </table:table-cell>
          <table:table-cell table:style-name="ce4" table:formula="of:=IF([.K25]&lt;&gt;CONCATENATE(&quot;STAux&quot;;[.J25]);1;0)" office:value-type="float" office:value="0" calcext:value-type="float">
            <text:p>0</text:p>
          </table:table-cell>
          <table:table-cell table:style-name="ce4"/>
          <table:table-cell table:style-name="ce30" office:value-type="float" office:value="24" calcext:value-type="float">
            <text:p>24</text:p>
          </table:table-cell>
          <table:table-cell table:style-name="ce36" office:value-type="string" calcext:value-type="string">
            <text:p>Grp24</text:p>
          </table:table-cell>
          <table:table-cell table:style-name="ce39" table:content-validation-name="val17" office:value-type="string" calcext:value-type="string">
            <text:p>black</text:p>
          </table:table-cell>
          <table:table-cell table:style-name="ce42" table:formula="of:=IF([.P25]&lt;&gt;CONCATENATE(&quot;Grp&quot;;[.O25]);1;0)" office:value-type="float" office:value="0" calcext:value-type="float">
            <text:p>0</text:p>
          </table:table-cell>
          <table:table-cell table:style-name="ce42"/>
          <table:table-cell table:style-name="ce30" office:value-type="float" office:value="24" calcext:value-type="float">
            <text:p>24</text:p>
          </table:table-cell>
          <table:table-cell table:style-name="ce36" office:value-type="string" calcext:value-type="string">
            <text:p>StGrp24</text:p>
          </table:table-cell>
          <table:table-cell table:style-name="ce39" table:content-validation-name="val17" office:value-type="string" calcext:value-type="string">
            <text:p>black</text:p>
          </table:table-cell>
          <table:table-cell table:formula="of:=IF([.U25]&lt;&gt;CONCATENATE(&quot;StGrp&quot;;[.T25]);1;0)" office:value-type="float" office:value="0" calcext:value-type="float">
            <text:p>0</text:p>
          </table:table-cell>
          <table:table-cell/>
          <table:table-cell table:style-name="ce30" office:value-type="float" office:value="24" calcext:value-type="float">
            <text:p>24</text:p>
          </table:table-cell>
          <table:table-cell table:style-name="ce36" office:value-type="string" calcext:value-type="string">
            <text:p>Mtx24</text:p>
          </table:table-cell>
          <table:table-cell table:style-name="ce39" table:content-validation-name="val17" office:value-type="string" calcext:value-type="string">
            <text:p>black</text:p>
          </table:table-cell>
          <table:table-cell table:style-name="ce4" table:formula="of:=IF([.Z25]&lt;&gt;CONCATENATE(&quot;Mtx&quot;;[.Y25]);1;0)" office:value-type="float" office:value="0" calcext:value-type="float">
            <text:p>0</text:p>
          </table:table-cell>
          <table:table-cell table:style-name="ce4"/>
          <table:table-cell table:style-name="ce30" office:value-type="float" office:value="24" calcext:value-type="float">
            <text:p>24</text:p>
          </table:table-cell>
          <table:table-cell table:style-name="ce36" office:value-type="string" calcext:value-type="string">
            <text:p>StMtx24</text:p>
          </table:table-cell>
          <table:table-cell table:style-name="ce39" table:content-validation-name="val17" office:value-type="string" calcext:value-type="string">
            <text:p>black</text:p>
          </table:table-cell>
          <table:table-cell table:formula="of:=IF([.AE25]&lt;&gt;CONCATENATE(&quot;StMtx&quot;;[.AD25]);1;0)" office:value-type="float" office:value="0" calcext:value-type="float">
            <text:p>0</text:p>
          </table:table-cell>
          <table:table-cell table:number-columns-repeated="22"/>
        </table:table-row>
        <table:table-row table:style-name="ro2">
          <table:table-cell table:number-columns-repeated="4"/>
          <table:table-cell table:style-name="ce30" office:value-type="float" office:value="25" calcext:value-type="float">
            <text:p>25</text:p>
          </table:table-cell>
          <table:table-cell table:style-name="ce36" office:value-type="string" calcext:value-type="string">
            <text:p>Aux25</text:p>
          </table:table-cell>
          <table:table-cell table:style-name="ce33" table:content-validation-name="val17" office:value-type="string" calcext:value-type="string">
            <text:p>blue</text:p>
          </table:table-cell>
          <table:table-cell table:formula="of:=IF([.F26]&lt;&gt;CONCATENATE(&quot;Aux&quot;;[.E26]);1;0)" office:value-type="float" office:value="0" calcext:value-type="float">
            <text:p>0</text:p>
          </table:table-cell>
          <table:table-cell/>
          <table:table-cell table:style-name="ce30" office:value-type="float" office:value="25" calcext:value-type="float">
            <text:p>25</text:p>
          </table:table-cell>
          <table:table-cell table:style-name="ce36" office:value-type="string" calcext:value-type="string">
            <text:p>StAux25</text:p>
          </table:table-cell>
          <table:table-cell table:style-name="ce39" table:content-validation-name="val17" office:value-type="string" calcext:value-type="string">
            <text:p>blue</text:p>
          </table:table-cell>
          <table:table-cell table:style-name="ce4" table:formula="of:=IF([.K26]&lt;&gt;CONCATENATE(&quot;STAux&quot;;[.J26]);1;0)" office:value-type="float" office:value="0" calcext:value-type="float">
            <text:p>0</text:p>
          </table:table-cell>
          <table:table-cell table:style-name="ce4"/>
          <table:table-cell table:style-name="ce30" office:value-type="float" office:value="25" calcext:value-type="float">
            <text:p>25</text:p>
          </table:table-cell>
          <table:table-cell table:style-name="ce36" office:value-type="string" calcext:value-type="string">
            <text:p>Grp25</text:p>
          </table:table-cell>
          <table:table-cell table:style-name="ce39" table:content-validation-name="val17" office:value-type="string" calcext:value-type="string">
            <text:p>blue</text:p>
          </table:table-cell>
          <table:table-cell table:style-name="ce42" table:formula="of:=IF([.P26]&lt;&gt;CONCATENATE(&quot;Grp&quot;;[.O26]);1;0)" office:value-type="float" office:value="0" calcext:value-type="float">
            <text:p>0</text:p>
          </table:table-cell>
          <table:table-cell table:style-name="ce42"/>
          <table:table-cell table:style-name="ce30" office:value-type="float" office:value="25" calcext:value-type="float">
            <text:p>25</text:p>
          </table:table-cell>
          <table:table-cell table:style-name="ce36" office:value-type="string" calcext:value-type="string">
            <text:p>StGrp25</text:p>
          </table:table-cell>
          <table:table-cell table:style-name="ce39" table:content-validation-name="val17" office:value-type="string" calcext:value-type="string">
            <text:p>blue</text:p>
          </table:table-cell>
          <table:table-cell table:formula="of:=IF([.U26]&lt;&gt;CONCATENATE(&quot;StGrp&quot;;[.T26]);1;0)" office:value-type="float" office:value="0" calcext:value-type="float">
            <text:p>0</text:p>
          </table:table-cell>
          <table:table-cell/>
          <table:table-cell table:style-name="ce30" office:value-type="float" office:value="25" calcext:value-type="float">
            <text:p>25</text:p>
          </table:table-cell>
          <table:table-cell table:style-name="ce36" office:value-type="string" calcext:value-type="string">
            <text:p>Mtx25</text:p>
          </table:table-cell>
          <table:table-cell table:style-name="ce39" table:content-validation-name="val17" office:value-type="string" calcext:value-type="string">
            <text:p>blue</text:p>
          </table:table-cell>
          <table:table-cell table:style-name="ce4" table:formula="of:=IF([.Z26]&lt;&gt;CONCATENATE(&quot;Mtx&quot;;[.Y26]);1;0)" office:value-type="float" office:value="0" calcext:value-type="float">
            <text:p>0</text:p>
          </table:table-cell>
          <table:table-cell table:style-name="ce4"/>
          <table:table-cell table:style-name="ce30" office:value-type="float" office:value="25" calcext:value-type="float">
            <text:p>25</text:p>
          </table:table-cell>
          <table:table-cell table:style-name="ce36" office:value-type="string" calcext:value-type="string">
            <text:p>StMtx25</text:p>
          </table:table-cell>
          <table:table-cell table:style-name="ce39" table:content-validation-name="val17" office:value-type="string" calcext:value-type="string">
            <text:p>blue</text:p>
          </table:table-cell>
          <table:table-cell table:formula="of:=IF([.AE26]&lt;&gt;CONCATENATE(&quot;StMtx&quot;;[.AD26]);1;0)" office:value-type="float" office:value="0" calcext:value-type="float">
            <text:p>0</text:p>
          </table:table-cell>
          <table:table-cell table:number-columns-repeated="22"/>
        </table:table-row>
        <table:table-row table:style-name="ro2">
          <table:table-cell table:number-columns-repeated="4"/>
          <table:table-cell table:style-name="ce30" office:value-type="float" office:value="26" calcext:value-type="float">
            <text:p>26</text:p>
          </table:table-cell>
          <table:table-cell table:style-name="ce36" office:value-type="string" calcext:value-type="string">
            <text:p>Aux26</text:p>
          </table:table-cell>
          <table:table-cell table:style-name="ce33" table:content-validation-name="val17" office:value-type="string" calcext:value-type="string">
            <text:p>red</text:p>
          </table:table-cell>
          <table:table-cell table:formula="of:=IF([.F27]&lt;&gt;CONCATENATE(&quot;Aux&quot;;[.E27]);1;0)" office:value-type="float" office:value="0" calcext:value-type="float">
            <text:p>0</text:p>
          </table:table-cell>
          <table:table-cell/>
          <table:table-cell table:style-name="ce30" office:value-type="float" office:value="26" calcext:value-type="float">
            <text:p>26</text:p>
          </table:table-cell>
          <table:table-cell table:style-name="ce36" office:value-type="string" calcext:value-type="string">
            <text:p>StAux26</text:p>
          </table:table-cell>
          <table:table-cell table:style-name="ce39" table:content-validation-name="val17" office:value-type="string" calcext:value-type="string">
            <text:p>red</text:p>
          </table:table-cell>
          <table:table-cell table:style-name="ce4" table:formula="of:=IF([.K27]&lt;&gt;CONCATENATE(&quot;STAux&quot;;[.J27]);1;0)" office:value-type="float" office:value="0" calcext:value-type="float">
            <text:p>0</text:p>
          </table:table-cell>
          <table:table-cell table:style-name="ce4"/>
          <table:table-cell table:style-name="ce30" office:value-type="float" office:value="26" calcext:value-type="float">
            <text:p>26</text:p>
          </table:table-cell>
          <table:table-cell table:style-name="ce36" office:value-type="string" calcext:value-type="string">
            <text:p>Grp26</text:p>
          </table:table-cell>
          <table:table-cell table:style-name="ce39" table:content-validation-name="val17" office:value-type="string" calcext:value-type="string">
            <text:p>red</text:p>
          </table:table-cell>
          <table:table-cell table:style-name="ce42" table:formula="of:=IF([.P27]&lt;&gt;CONCATENATE(&quot;Grp&quot;;[.O27]);1;0)" office:value-type="float" office:value="0" calcext:value-type="float">
            <text:p>0</text:p>
          </table:table-cell>
          <table:table-cell table:style-name="ce42"/>
          <table:table-cell table:style-name="ce30" office:value-type="float" office:value="26" calcext:value-type="float">
            <text:p>26</text:p>
          </table:table-cell>
          <table:table-cell table:style-name="ce36" office:value-type="string" calcext:value-type="string">
            <text:p>StGrp26</text:p>
          </table:table-cell>
          <table:table-cell table:style-name="ce39" table:content-validation-name="val17" office:value-type="string" calcext:value-type="string">
            <text:p>red</text:p>
          </table:table-cell>
          <table:table-cell table:formula="of:=IF([.U27]&lt;&gt;CONCATENATE(&quot;StGrp&quot;;[.T27]);1;0)" office:value-type="float" office:value="0" calcext:value-type="float">
            <text:p>0</text:p>
          </table:table-cell>
          <table:table-cell/>
          <table:table-cell table:style-name="ce30" office:value-type="float" office:value="26" calcext:value-type="float">
            <text:p>26</text:p>
          </table:table-cell>
          <table:table-cell table:style-name="ce36" office:value-type="string" calcext:value-type="string">
            <text:p>Mtx26</text:p>
          </table:table-cell>
          <table:table-cell table:style-name="ce39" table:content-validation-name="val17" office:value-type="string" calcext:value-type="string">
            <text:p>red</text:p>
          </table:table-cell>
          <table:table-cell table:style-name="ce4" table:formula="of:=IF([.Z27]&lt;&gt;CONCATENATE(&quot;Mtx&quot;;[.Y27]);1;0)" office:value-type="float" office:value="0" calcext:value-type="float">
            <text:p>0</text:p>
          </table:table-cell>
          <table:table-cell table:style-name="ce4"/>
          <table:table-cell table:style-name="ce30" office:value-type="float" office:value="26" calcext:value-type="float">
            <text:p>26</text:p>
          </table:table-cell>
          <table:table-cell table:style-name="ce36" office:value-type="string" calcext:value-type="string">
            <text:p>StMtx26</text:p>
          </table:table-cell>
          <table:table-cell table:style-name="ce39" table:content-validation-name="val17" office:value-type="string" calcext:value-type="string">
            <text:p>red</text:p>
          </table:table-cell>
          <table:table-cell table:formula="of:=IF([.AE27]&lt;&gt;CONCATENATE(&quot;StMtx&quot;;[.AD27]);1;0)" office:value-type="float" office:value="0" calcext:value-type="float">
            <text:p>0</text:p>
          </table:table-cell>
          <table:table-cell table:number-columns-repeated="22"/>
        </table:table-row>
        <table:table-row table:style-name="ro2">
          <table:table-cell table:number-columns-repeated="4"/>
          <table:table-cell table:style-name="ce30" office:value-type="float" office:value="27" calcext:value-type="float">
            <text:p>27</text:p>
          </table:table-cell>
          <table:table-cell table:style-name="ce36" office:value-type="string" calcext:value-type="string">
            <text:p>Aux27</text:p>
          </table:table-cell>
          <table:table-cell table:style-name="ce33" table:content-validation-name="val17" office:value-type="string" calcext:value-type="string">
            <text:p>yellow</text:p>
          </table:table-cell>
          <table:table-cell table:formula="of:=IF([.F28]&lt;&gt;CONCATENATE(&quot;Aux&quot;;[.E28]);1;0)" office:value-type="float" office:value="0" calcext:value-type="float">
            <text:p>0</text:p>
          </table:table-cell>
          <table:table-cell/>
          <table:table-cell table:style-name="ce30" office:value-type="float" office:value="27" calcext:value-type="float">
            <text:p>27</text:p>
          </table:table-cell>
          <table:table-cell table:style-name="ce36" office:value-type="string" calcext:value-type="string">
            <text:p>StAux27</text:p>
          </table:table-cell>
          <table:table-cell table:style-name="ce39" table:content-validation-name="val17" office:value-type="string" calcext:value-type="string">
            <text:p>yellow</text:p>
          </table:table-cell>
          <table:table-cell table:style-name="ce4" table:formula="of:=IF([.K28]&lt;&gt;CONCATENATE(&quot;STAux&quot;;[.J28]);1;0)" office:value-type="float" office:value="0" calcext:value-type="float">
            <text:p>0</text:p>
          </table:table-cell>
          <table:table-cell table:style-name="ce4"/>
          <table:table-cell table:style-name="ce30" office:value-type="float" office:value="27" calcext:value-type="float">
            <text:p>27</text:p>
          </table:table-cell>
          <table:table-cell table:style-name="ce36" office:value-type="string" calcext:value-type="string">
            <text:p>Grp27</text:p>
          </table:table-cell>
          <table:table-cell table:style-name="ce39" table:content-validation-name="val17" office:value-type="string" calcext:value-type="string">
            <text:p>yellow</text:p>
          </table:table-cell>
          <table:table-cell table:style-name="ce42" table:formula="of:=IF([.P28]&lt;&gt;CONCATENATE(&quot;Grp&quot;;[.O28]);1;0)" office:value-type="float" office:value="0" calcext:value-type="float">
            <text:p>0</text:p>
          </table:table-cell>
          <table:table-cell table:style-name="ce42"/>
          <table:table-cell table:style-name="ce30" office:value-type="float" office:value="27" calcext:value-type="float">
            <text:p>27</text:p>
          </table:table-cell>
          <table:table-cell table:style-name="ce36" office:value-type="string" calcext:value-type="string">
            <text:p>StGrp27</text:p>
          </table:table-cell>
          <table:table-cell table:style-name="ce39" table:content-validation-name="val17" office:value-type="string" calcext:value-type="string">
            <text:p>yellow</text:p>
          </table:table-cell>
          <table:table-cell table:formula="of:=IF([.U28]&lt;&gt;CONCATENATE(&quot;StGrp&quot;;[.T28]);1;0)" office:value-type="float" office:value="0" calcext:value-type="float">
            <text:p>0</text:p>
          </table:table-cell>
          <table:table-cell/>
          <table:table-cell table:style-name="ce30" office:value-type="float" office:value="27" calcext:value-type="float">
            <text:p>27</text:p>
          </table:table-cell>
          <table:table-cell table:style-name="ce36" office:value-type="string" calcext:value-type="string">
            <text:p>Mtx27</text:p>
          </table:table-cell>
          <table:table-cell table:style-name="ce39" table:content-validation-name="val17" office:value-type="string" calcext:value-type="string">
            <text:p>yellow</text:p>
          </table:table-cell>
          <table:table-cell table:style-name="ce4" table:formula="of:=IF([.Z28]&lt;&gt;CONCATENATE(&quot;Mtx&quot;;[.Y28]);1;0)" office:value-type="float" office:value="0" calcext:value-type="float">
            <text:p>0</text:p>
          </table:table-cell>
          <table:table-cell table:style-name="ce4"/>
          <table:table-cell table:style-name="ce30" office:value-type="float" office:value="27" calcext:value-type="float">
            <text:p>27</text:p>
          </table:table-cell>
          <table:table-cell table:style-name="ce36" office:value-type="string" calcext:value-type="string">
            <text:p>StMtx27</text:p>
          </table:table-cell>
          <table:table-cell table:style-name="ce39" table:content-validation-name="val17" office:value-type="string" calcext:value-type="string">
            <text:p>yellow</text:p>
          </table:table-cell>
          <table:table-cell table:formula="of:=IF([.AE28]&lt;&gt;CONCATENATE(&quot;StMtx&quot;;[.AD28]);1;0)" office:value-type="float" office:value="0" calcext:value-type="float">
            <text:p>0</text:p>
          </table:table-cell>
          <table:table-cell table:number-columns-repeated="22"/>
        </table:table-row>
        <table:table-row table:style-name="ro2">
          <table:table-cell table:number-columns-repeated="4"/>
          <table:table-cell table:style-name="ce30" office:value-type="float" office:value="28" calcext:value-type="float">
            <text:p>28</text:p>
          </table:table-cell>
          <table:table-cell table:style-name="ce36" office:value-type="string" calcext:value-type="string">
            <text:p>Aux28</text:p>
          </table:table-cell>
          <table:table-cell table:style-name="ce33" table:content-validation-name="val17" office:value-type="string" calcext:value-type="string">
            <text:p>green</text:p>
          </table:table-cell>
          <table:table-cell table:formula="of:=IF([.F29]&lt;&gt;CONCATENATE(&quot;Aux&quot;;[.E29]);1;0)" office:value-type="float" office:value="0" calcext:value-type="float">
            <text:p>0</text:p>
          </table:table-cell>
          <table:table-cell/>
          <table:table-cell table:style-name="ce30" office:value-type="float" office:value="28" calcext:value-type="float">
            <text:p>28</text:p>
          </table:table-cell>
          <table:table-cell table:style-name="ce36" office:value-type="string" calcext:value-type="string">
            <text:p>StAux28</text:p>
          </table:table-cell>
          <table:table-cell table:style-name="ce39" table:content-validation-name="val17" office:value-type="string" calcext:value-type="string">
            <text:p>green</text:p>
          </table:table-cell>
          <table:table-cell table:style-name="ce4" table:formula="of:=IF([.K29]&lt;&gt;CONCATENATE(&quot;STAux&quot;;[.J29]);1;0)" office:value-type="float" office:value="0" calcext:value-type="float">
            <text:p>0</text:p>
          </table:table-cell>
          <table:table-cell table:style-name="ce4"/>
          <table:table-cell table:style-name="ce30" office:value-type="float" office:value="28" calcext:value-type="float">
            <text:p>28</text:p>
          </table:table-cell>
          <table:table-cell table:style-name="ce36" office:value-type="string" calcext:value-type="string">
            <text:p>Grp28</text:p>
          </table:table-cell>
          <table:table-cell table:style-name="ce39" table:content-validation-name="val17" office:value-type="string" calcext:value-type="string">
            <text:p>green</text:p>
          </table:table-cell>
          <table:table-cell table:style-name="ce42" table:formula="of:=IF([.P29]&lt;&gt;CONCATENATE(&quot;Grp&quot;;[.O29]);1;0)" office:value-type="float" office:value="0" calcext:value-type="float">
            <text:p>0</text:p>
          </table:table-cell>
          <table:table-cell table:style-name="ce42"/>
          <table:table-cell table:style-name="ce30" office:value-type="float" office:value="28" calcext:value-type="float">
            <text:p>28</text:p>
          </table:table-cell>
          <table:table-cell table:style-name="ce36" office:value-type="string" calcext:value-type="string">
            <text:p>StGrp28</text:p>
          </table:table-cell>
          <table:table-cell table:style-name="ce39" table:content-validation-name="val17" office:value-type="string" calcext:value-type="string">
            <text:p>green</text:p>
          </table:table-cell>
          <table:table-cell table:formula="of:=IF([.U29]&lt;&gt;CONCATENATE(&quot;StGrp&quot;;[.T29]);1;0)" office:value-type="float" office:value="0" calcext:value-type="float">
            <text:p>0</text:p>
          </table:table-cell>
          <table:table-cell/>
          <table:table-cell table:style-name="ce30" office:value-type="float" office:value="28" calcext:value-type="float">
            <text:p>28</text:p>
          </table:table-cell>
          <table:table-cell table:style-name="ce36" office:value-type="string" calcext:value-type="string">
            <text:p>Mtx28</text:p>
          </table:table-cell>
          <table:table-cell table:style-name="ce39" table:content-validation-name="val17" office:value-type="string" calcext:value-type="string">
            <text:p>green</text:p>
          </table:table-cell>
          <table:table-cell table:style-name="ce4" table:formula="of:=IF([.Z29]&lt;&gt;CONCATENATE(&quot;Mtx&quot;;[.Y29]);1;0)" office:value-type="float" office:value="0" calcext:value-type="float">
            <text:p>0</text:p>
          </table:table-cell>
          <table:table-cell table:style-name="ce4"/>
          <table:table-cell table:style-name="ce30" office:value-type="float" office:value="28" calcext:value-type="float">
            <text:p>28</text:p>
          </table:table-cell>
          <table:table-cell table:style-name="ce36" office:value-type="string" calcext:value-type="string">
            <text:p>StMtx28</text:p>
          </table:table-cell>
          <table:table-cell table:style-name="ce39" table:content-validation-name="val17" office:value-type="string" calcext:value-type="string">
            <text:p>green</text:p>
          </table:table-cell>
          <table:table-cell table:formula="of:=IF([.AE29]&lt;&gt;CONCATENATE(&quot;StMtx&quot;;[.AD29]);1;0)" office:value-type="float" office:value="0" calcext:value-type="float">
            <text:p>0</text:p>
          </table:table-cell>
          <table:table-cell table:number-columns-repeated="22"/>
        </table:table-row>
        <table:table-row table:style-name="ro2">
          <table:table-cell table:number-columns-repeated="4"/>
          <table:table-cell table:style-name="ce30" office:value-type="float" office:value="29" calcext:value-type="float">
            <text:p>29</text:p>
          </table:table-cell>
          <table:table-cell table:style-name="ce36" office:value-type="string" calcext:value-type="string">
            <text:p>Aux29</text:p>
          </table:table-cell>
          <table:table-cell table:style-name="ce33" table:content-validation-name="val17" office:value-type="string" calcext:value-type="string">
            <text:p>light blue</text:p>
          </table:table-cell>
          <table:table-cell table:formula="of:=IF([.F30]&lt;&gt;CONCATENATE(&quot;Aux&quot;;[.E30]);1;0)" office:value-type="float" office:value="0" calcext:value-type="float">
            <text:p>0</text:p>
          </table:table-cell>
          <table:table-cell/>
          <table:table-cell table:style-name="ce30" office:value-type="float" office:value="29" calcext:value-type="float">
            <text:p>29</text:p>
          </table:table-cell>
          <table:table-cell table:style-name="ce36" office:value-type="string" calcext:value-type="string">
            <text:p>StAux29</text:p>
          </table:table-cell>
          <table:table-cell table:style-name="ce39" table:content-validation-name="val17" office:value-type="string" calcext:value-type="string">
            <text:p>light blue</text:p>
          </table:table-cell>
          <table:table-cell table:style-name="ce4" table:formula="of:=IF([.K30]&lt;&gt;CONCATENATE(&quot;STAux&quot;;[.J30]);1;0)" office:value-type="float" office:value="0" calcext:value-type="float">
            <text:p>0</text:p>
          </table:table-cell>
          <table:table-cell table:style-name="ce4"/>
          <table:table-cell table:style-name="ce30" office:value-type="float" office:value="29" calcext:value-type="float">
            <text:p>29</text:p>
          </table:table-cell>
          <table:table-cell table:style-name="ce36" office:value-type="string" calcext:value-type="string">
            <text:p>Grp29</text:p>
          </table:table-cell>
          <table:table-cell table:style-name="ce39" table:content-validation-name="val17" office:value-type="string" calcext:value-type="string">
            <text:p>light blue</text:p>
          </table:table-cell>
          <table:table-cell table:style-name="ce42" table:formula="of:=IF([.P30]&lt;&gt;CONCATENATE(&quot;Grp&quot;;[.O30]);1;0)" office:value-type="float" office:value="0" calcext:value-type="float">
            <text:p>0</text:p>
          </table:table-cell>
          <table:table-cell table:style-name="ce42"/>
          <table:table-cell table:style-name="ce30" office:value-type="float" office:value="29" calcext:value-type="float">
            <text:p>29</text:p>
          </table:table-cell>
          <table:table-cell table:style-name="ce36" office:value-type="string" calcext:value-type="string">
            <text:p>StGrp29</text:p>
          </table:table-cell>
          <table:table-cell table:style-name="ce39" table:content-validation-name="val17" office:value-type="string" calcext:value-type="string">
            <text:p>light blue</text:p>
          </table:table-cell>
          <table:table-cell table:formula="of:=IF([.U30]&lt;&gt;CONCATENATE(&quot;StGrp&quot;;[.T30]);1;0)" office:value-type="float" office:value="0" calcext:value-type="float">
            <text:p>0</text:p>
          </table:table-cell>
          <table:table-cell/>
          <table:table-cell table:style-name="ce30" office:value-type="float" office:value="29" calcext:value-type="float">
            <text:p>29</text:p>
          </table:table-cell>
          <table:table-cell table:style-name="ce36" office:value-type="string" calcext:value-type="string">
            <text:p>Mtx29</text:p>
          </table:table-cell>
          <table:table-cell table:style-name="ce39" table:content-validation-name="val17" office:value-type="string" calcext:value-type="string">
            <text:p>light blue</text:p>
          </table:table-cell>
          <table:table-cell table:style-name="ce4" table:formula="of:=IF([.Z30]&lt;&gt;CONCATENATE(&quot;Mtx&quot;;[.Y30]);1;0)" office:value-type="float" office:value="0" calcext:value-type="float">
            <text:p>0</text:p>
          </table:table-cell>
          <table:table-cell table:style-name="ce4"/>
          <table:table-cell table:style-name="ce30" office:value-type="float" office:value="29" calcext:value-type="float">
            <text:p>29</text:p>
          </table:table-cell>
          <table:table-cell table:style-name="ce36" office:value-type="string" calcext:value-type="string">
            <text:p>StMtx29</text:p>
          </table:table-cell>
          <table:table-cell table:style-name="ce39" table:content-validation-name="val17" office:value-type="string" calcext:value-type="string">
            <text:p>light blue</text:p>
          </table:table-cell>
          <table:table-cell table:formula="of:=IF([.AE30]&lt;&gt;CONCATENATE(&quot;StMtx&quot;;[.AD30]);1;0)" office:value-type="float" office:value="0" calcext:value-type="float">
            <text:p>0</text:p>
          </table:table-cell>
          <table:table-cell table:number-columns-repeated="22"/>
        </table:table-row>
        <table:table-row table:style-name="ro2">
          <table:table-cell table:number-columns-repeated="4"/>
          <table:table-cell table:style-name="ce30" office:value-type="float" office:value="30" calcext:value-type="float">
            <text:p>30</text:p>
          </table:table-cell>
          <table:table-cell table:style-name="ce36" office:value-type="string" calcext:value-type="string">
            <text:p>Aux30</text:p>
          </table:table-cell>
          <table:table-cell table:style-name="ce33" table:content-validation-name="val17" office:value-type="string" calcext:value-type="string">
            <text:p>white</text:p>
          </table:table-cell>
          <table:table-cell table:formula="of:=IF([.F31]&lt;&gt;CONCATENATE(&quot;Aux&quot;;[.E31]);1;0)" office:value-type="float" office:value="0" calcext:value-type="float">
            <text:p>0</text:p>
          </table:table-cell>
          <table:table-cell/>
          <table:table-cell table:style-name="ce30" office:value-type="float" office:value="30" calcext:value-type="float">
            <text:p>30</text:p>
          </table:table-cell>
          <table:table-cell table:style-name="ce36" office:value-type="string" calcext:value-type="string">
            <text:p>StAux30</text:p>
          </table:table-cell>
          <table:table-cell table:style-name="ce33" table:content-validation-name="val17" office:value-type="string" calcext:value-type="string">
            <text:p>-</text:p>
          </table:table-cell>
          <table:table-cell table:style-name="ce4" table:formula="of:=IF([.K31]&lt;&gt;CONCATENATE(&quot;STAux&quot;;[.J31]);1;0)" office:value-type="float" office:value="0" calcext:value-type="float">
            <text:p>0</text:p>
          </table:table-cell>
          <table:table-cell table:style-name="ce4"/>
          <table:table-cell table:style-name="ce30" office:value-type="float" office:value="30" calcext:value-type="float">
            <text:p>30</text:p>
          </table:table-cell>
          <table:table-cell table:style-name="ce36" office:value-type="string" calcext:value-type="string">
            <text:p>Grp30</text:p>
          </table:table-cell>
          <table:table-cell table:style-name="ce39" table:content-validation-name="val17" office:value-type="string" calcext:value-type="string">
            <text:p>white</text:p>
          </table:table-cell>
          <table:table-cell table:style-name="ce42" table:formula="of:=IF([.P31]&lt;&gt;CONCATENATE(&quot;Grp&quot;;[.O31]);1;0)" office:value-type="float" office:value="0" calcext:value-type="float">
            <text:p>0</text:p>
          </table:table-cell>
          <table:table-cell table:style-name="ce42"/>
          <table:table-cell table:style-name="ce30" office:value-type="float" office:value="30" calcext:value-type="float">
            <text:p>30</text:p>
          </table:table-cell>
          <table:table-cell table:style-name="ce36" office:value-type="string" calcext:value-type="string">
            <text:p>StGrp30</text:p>
          </table:table-cell>
          <table:table-cell table:style-name="ce33" table:content-validation-name="val17" office:value-type="string" calcext:value-type="string">
            <text:p>-</text:p>
          </table:table-cell>
          <table:table-cell table:formula="of:=IF([.U31]&lt;&gt;CONCATENATE(&quot;StGrp&quot;;[.T31]);1;0)" office:value-type="float" office:value="0" calcext:value-type="float">
            <text:p>0</text:p>
          </table:table-cell>
          <table:table-cell/>
          <table:table-cell table:style-name="ce30" office:value-type="float" office:value="30" calcext:value-type="float">
            <text:p>30</text:p>
          </table:table-cell>
          <table:table-cell table:style-name="ce36" office:value-type="string" calcext:value-type="string">
            <text:p>Mtx30</text:p>
          </table:table-cell>
          <table:table-cell table:style-name="ce39" table:content-validation-name="val17" office:value-type="string" calcext:value-type="string">
            <text:p>white</text:p>
          </table:table-cell>
          <table:table-cell table:style-name="ce4" table:formula="of:=IF([.Z31]&lt;&gt;CONCATENATE(&quot;Mtx&quot;;[.Y31]);1;0)" office:value-type="float" office:value="0" calcext:value-type="float">
            <text:p>0</text:p>
          </table:table-cell>
          <table:table-cell table:style-name="ce4"/>
          <table:table-cell table:style-name="ce30" office:value-type="float" office:value="30" calcext:value-type="float">
            <text:p>30</text:p>
          </table:table-cell>
          <table:table-cell table:style-name="ce36" office:value-type="string" calcext:value-type="string">
            <text:p>StMtx30</text:p>
          </table:table-cell>
          <table:table-cell table:style-name="ce33" table:content-validation-name="val17" office:value-type="string" calcext:value-type="string">
            <text:p>-</text:p>
          </table:table-cell>
          <table:table-cell table:formula="of:=IF([.AE31]&lt;&gt;CONCATENATE(&quot;StMtx&quot;;[.AD31]);1;0)" office:value-type="float" office:value="0" calcext:value-type="float">
            <text:p>0</text:p>
          </table:table-cell>
          <table:table-cell table:number-columns-repeated="22"/>
        </table:table-row>
        <table:table-row table:style-name="ro2">
          <table:table-cell table:number-columns-repeated="4"/>
          <table:table-cell table:style-name="ce30" office:value-type="float" office:value="31" calcext:value-type="float">
            <text:p>31</text:p>
          </table:table-cell>
          <table:table-cell table:style-name="ce36" office:value-type="string" calcext:value-type="string">
            <text:p>Aux31</text:p>
          </table:table-cell>
          <table:table-cell table:style-name="ce33" table:content-validation-name="val17" office:value-type="string" calcext:value-type="string">
            <text:p>purple</text:p>
          </table:table-cell>
          <table:table-cell table:formula="of:=IF([.F32]&lt;&gt;CONCATENATE(&quot;Aux&quot;;[.E32]);1;0)" office:value-type="float" office:value="0" calcext:value-type="float">
            <text:p>0</text:p>
          </table:table-cell>
          <table:table-cell/>
          <table:table-cell table:style-name="ce30" office:value-type="float" office:value="31" calcext:value-type="float">
            <text:p>31</text:p>
          </table:table-cell>
          <table:table-cell table:style-name="ce36" office:value-type="string" calcext:value-type="string">
            <text:p>StAux31</text:p>
          </table:table-cell>
          <table:table-cell table:style-name="ce33" table:content-validation-name="val17"/>
          <table:table-cell table:style-name="ce4" table:formula="of:=IF([.K32]&lt;&gt;CONCATENATE(&quot;STAux&quot;;[.J32]);1;0)" office:value-type="float" office:value="0" calcext:value-type="float">
            <text:p>0</text:p>
          </table:table-cell>
          <table:table-cell table:style-name="ce4"/>
          <table:table-cell table:style-name="ce30" office:value-type="float" office:value="31" calcext:value-type="float">
            <text:p>31</text:p>
          </table:table-cell>
          <table:table-cell table:style-name="ce36" office:value-type="string" calcext:value-type="string">
            <text:p>Grp31</text:p>
          </table:table-cell>
          <table:table-cell table:style-name="ce39" table:content-validation-name="val17" office:value-type="string" calcext:value-type="string">
            <text:p>purple</text:p>
          </table:table-cell>
          <table:table-cell table:style-name="ce42" table:formula="of:=IF([.P32]&lt;&gt;CONCATENATE(&quot;Grp&quot;;[.O32]);1;0)" office:value-type="float" office:value="0" calcext:value-type="float">
            <text:p>0</text:p>
          </table:table-cell>
          <table:table-cell table:style-name="ce42"/>
          <table:table-cell table:style-name="ce30" office:value-type="float" office:value="31" calcext:value-type="float">
            <text:p>31</text:p>
          </table:table-cell>
          <table:table-cell table:style-name="ce36" office:value-type="string" calcext:value-type="string">
            <text:p>StGrp31</text:p>
          </table:table-cell>
          <table:table-cell table:style-name="ce33" table:content-validation-name="val17"/>
          <table:table-cell table:formula="of:=IF([.U32]&lt;&gt;CONCATENATE(&quot;StGrp&quot;;[.T32]);1;0)" office:value-type="float" office:value="0" calcext:value-type="float">
            <text:p>0</text:p>
          </table:table-cell>
          <table:table-cell/>
          <table:table-cell table:style-name="ce30" office:value-type="float" office:value="31" calcext:value-type="float">
            <text:p>31</text:p>
          </table:table-cell>
          <table:table-cell table:style-name="ce36" office:value-type="string" calcext:value-type="string">
            <text:p>Mtx31</text:p>
          </table:table-cell>
          <table:table-cell table:style-name="ce39" table:content-validation-name="val17" office:value-type="string" calcext:value-type="string">
            <text:p>purple</text:p>
          </table:table-cell>
          <table:table-cell table:style-name="ce4" table:formula="of:=IF([.Z32]&lt;&gt;CONCATENATE(&quot;Mtx&quot;;[.Y32]);1;0)" office:value-type="float" office:value="0" calcext:value-type="float">
            <text:p>0</text:p>
          </table:table-cell>
          <table:table-cell table:style-name="ce4"/>
          <table:table-cell table:style-name="ce30" office:value-type="float" office:value="31" calcext:value-type="float">
            <text:p>31</text:p>
          </table:table-cell>
          <table:table-cell table:style-name="ce36" office:value-type="string" calcext:value-type="string">
            <text:p>StMtx31</text:p>
          </table:table-cell>
          <table:table-cell table:style-name="ce33" table:content-validation-name="val17"/>
          <table:table-cell table:formula="of:=IF([.AE32]&lt;&gt;CONCATENATE(&quot;StMtx&quot;;[.AD32]);1;0)" office:value-type="float" office:value="0" calcext:value-type="float">
            <text:p>0</text:p>
          </table:table-cell>
          <table:table-cell table:number-columns-repeated="22"/>
        </table:table-row>
        <table:table-row table:style-name="ro2">
          <table:table-cell table:number-columns-repeated="4"/>
          <table:table-cell table:style-name="ce30" office:value-type="float" office:value="32" calcext:value-type="float">
            <text:p>32</text:p>
          </table:table-cell>
          <table:table-cell table:style-name="ce36" office:value-type="string" calcext:value-type="string">
            <text:p>Aux32</text:p>
          </table:table-cell>
          <table:table-cell table:style-name="ce33" table:content-validation-name="val17" office:value-type="string" calcext:value-type="string">
            <text:p>black</text:p>
          </table:table-cell>
          <table:table-cell table:formula="of:=IF([.F33]&lt;&gt;CONCATENATE(&quot;Aux&quot;;[.E33]);1;0)" office:value-type="float" office:value="0" calcext:value-type="float">
            <text:p>0</text:p>
          </table:table-cell>
          <table:table-cell table:number-columns-repeated="3"/>
          <table:table-cell table:style-name="ce40" table:content-validation-name="val18"/>
          <table:table-cell table:number-columns-repeated="2"/>
          <table:table-cell table:style-name="ce30" office:value-type="float" office:value="32" calcext:value-type="float">
            <text:p>32</text:p>
          </table:table-cell>
          <table:table-cell table:style-name="ce36" office:value-type="string" calcext:value-type="string">
            <text:p>Grp32</text:p>
          </table:table-cell>
          <table:table-cell table:style-name="ce39" table:content-validation-name="val17" office:value-type="string" calcext:value-type="string">
            <text:p>black</text:p>
          </table:table-cell>
          <table:table-cell table:style-name="ce42" table:formula="of:=IF([.P33]&lt;&gt;CONCATENATE(&quot;Grp&quot;;[.O33]);1;0)" office:value-type="float" office:value="0" calcext:value-type="float">
            <text:p>0</text:p>
          </table:table-cell>
          <table:table-cell table:style-name="ce42"/>
          <table:table-cell table:number-columns-repeated="2"/>
          <table:table-cell table:style-name="ce40" table:content-validation-name="val18"/>
          <table:table-cell table:number-columns-repeated="2"/>
          <table:table-cell table:style-name="ce30" office:value-type="float" office:value="32" calcext:value-type="float">
            <text:p>32</text:p>
          </table:table-cell>
          <table:table-cell table:style-name="ce36" office:value-type="string" calcext:value-type="string">
            <text:p>Mtx32</text:p>
          </table:table-cell>
          <table:table-cell table:style-name="ce39" table:content-validation-name="val17" office:value-type="string" calcext:value-type="string">
            <text:p>black</text:p>
          </table:table-cell>
          <table:table-cell table:style-name="ce4" table:formula="of:=IF([.Z33]&lt;&gt;CONCATENATE(&quot;Mtx&quot;;[.Y33]);1;0)" office:value-type="float" office:value="0" calcext:value-type="float">
            <text:p>0</text:p>
          </table:table-cell>
          <table:table-cell table:style-name="ce4"/>
          <table:table-cell table:number-columns-repeated="2"/>
          <table:table-cell table:style-name="ce44" table:content-validation-name="val18"/>
          <table:table-cell table:number-columns-repeated="3"/>
          <table:table-cell table:style-name="ce37"/>
          <table:table-cell table:number-columns-repeated="19"/>
        </table:table-row>
        <table:table-row table:style-name="ro2">
          <table:table-cell table:number-columns-repeated="4"/>
          <table:table-cell table:style-name="ce30" office:value-type="float" office:value="33" calcext:value-type="float">
            <text:p>33</text:p>
          </table:table-cell>
          <table:table-cell table:style-name="ce36" office:value-type="string" calcext:value-type="string">
            <text:p>Aux33</text:p>
          </table:table-cell>
          <table:table-cell table:style-name="ce33" table:content-validation-name="val17" office:value-type="string" calcext:value-type="string">
            <text:p>blue</text:p>
          </table:table-cell>
          <table:table-cell table:formula="of:=IF([.F34]&lt;&gt;CONCATENATE(&quot;Aux&quot;;[.E34]);1;0)" office:value-type="float" office:value="0" calcext:value-type="float">
            <text:p>0</text:p>
          </table:table-cell>
          <table:table-cell table:number-columns-repeated="6"/>
          <table:table-cell table:style-name="ce30" office:value-type="float" office:value="33" calcext:value-type="float">
            <text:p>33</text:p>
          </table:table-cell>
          <table:table-cell table:style-name="ce36" office:value-type="string" calcext:value-type="string">
            <text:p>Grp33</text:p>
          </table:table-cell>
          <table:table-cell table:style-name="ce39" table:content-validation-name="val17" office:value-type="string" calcext:value-type="string">
            <text:p>blue</text:p>
          </table:table-cell>
          <table:table-cell table:style-name="ce42" table:formula="of:=IF([.P34]&lt;&gt;CONCATENATE(&quot;Grp&quot;;[.O34]);1;0)" office:value-type="float" office:value="0" calcext:value-type="float">
            <text:p>0</text:p>
          </table:table-cell>
          <table:table-cell table:style-name="ce42"/>
          <table:table-cell table:number-columns-repeated="5"/>
          <table:table-cell table:style-name="ce30" office:value-type="float" office:value="33" calcext:value-type="float">
            <text:p>33</text:p>
          </table:table-cell>
          <table:table-cell table:style-name="ce36" office:value-type="string" calcext:value-type="string">
            <text:p>Mtx33</text:p>
          </table:table-cell>
          <table:table-cell table:style-name="ce39" table:content-validation-name="val17" office:value-type="string" calcext:value-type="string">
            <text:p>blue</text:p>
          </table:table-cell>
          <table:table-cell table:style-name="ce4" table:formula="of:=IF([.Z34]&lt;&gt;CONCATENATE(&quot;Mtx&quot;;[.Y34]);1;0)" office:value-type="float" office:value="0" calcext:value-type="float">
            <text:p>0</text:p>
          </table:table-cell>
          <table:table-cell table:style-name="ce4"/>
          <table:table-cell table:number-columns-repeated="6"/>
          <table:table-cell table:style-name="ce45" table:content-validation-name="val18"/>
          <table:table-cell table:number-columns-repeated="19"/>
        </table:table-row>
        <table:table-row table:style-name="ro2">
          <table:table-cell table:number-columns-repeated="4"/>
          <table:table-cell table:style-name="ce30" office:value-type="float" office:value="34" calcext:value-type="float">
            <text:p>34</text:p>
          </table:table-cell>
          <table:table-cell table:style-name="ce36" office:value-type="string" calcext:value-type="string">
            <text:p>Aux34</text:p>
          </table:table-cell>
          <table:table-cell table:style-name="ce33" table:content-validation-name="val17" office:value-type="string" calcext:value-type="string">
            <text:p>red</text:p>
          </table:table-cell>
          <table:table-cell table:formula="of:=IF([.F35]&lt;&gt;CONCATENATE(&quot;Aux&quot;;[.E35]);1;0)" office:value-type="float" office:value="0" calcext:value-type="float">
            <text:p>0</text:p>
          </table:table-cell>
          <table:table-cell table:number-columns-repeated="6"/>
          <table:table-cell table:style-name="ce30" office:value-type="float" office:value="34" calcext:value-type="float">
            <text:p>34</text:p>
          </table:table-cell>
          <table:table-cell table:style-name="ce36" office:value-type="string" calcext:value-type="string">
            <text:p>Grp34</text:p>
          </table:table-cell>
          <table:table-cell table:style-name="ce39" table:content-validation-name="val17" office:value-type="string" calcext:value-type="string">
            <text:p>red</text:p>
          </table:table-cell>
          <table:table-cell table:style-name="ce42" table:formula="of:=IF([.P35]&lt;&gt;CONCATENATE(&quot;Grp&quot;;[.O35]);1;0)" office:value-type="float" office:value="0" calcext:value-type="float">
            <text:p>0</text:p>
          </table:table-cell>
          <table:table-cell table:style-name="ce42"/>
          <table:table-cell table:number-columns-repeated="5"/>
          <table:table-cell table:style-name="ce30" office:value-type="float" office:value="34" calcext:value-type="float">
            <text:p>34</text:p>
          </table:table-cell>
          <table:table-cell table:style-name="ce36" office:value-type="string" calcext:value-type="string">
            <text:p>Mtx34</text:p>
          </table:table-cell>
          <table:table-cell table:style-name="ce39" table:content-validation-name="val17" office:value-type="string" calcext:value-type="string">
            <text:p>red</text:p>
          </table:table-cell>
          <table:table-cell table:style-name="ce4" table:formula="of:=IF([.Z35]&lt;&gt;CONCATENATE(&quot;Mtx&quot;;[.Y35]);1;0)" office:value-type="float" office:value="0" calcext:value-type="float">
            <text:p>0</text:p>
          </table:table-cell>
          <table:table-cell table:style-name="ce4"/>
          <table:table-cell table:number-columns-repeated="6"/>
          <table:table-cell table:style-name="ce37"/>
          <table:table-cell table:number-columns-repeated="19"/>
        </table:table-row>
        <table:table-row table:style-name="ro2">
          <table:table-cell table:number-columns-repeated="4"/>
          <table:table-cell table:style-name="ce30" office:value-type="float" office:value="35" calcext:value-type="float">
            <text:p>35</text:p>
          </table:table-cell>
          <table:table-cell table:style-name="ce36" office:value-type="string" calcext:value-type="string">
            <text:p>Aux35</text:p>
          </table:table-cell>
          <table:table-cell table:style-name="ce33" table:content-validation-name="val17" office:value-type="string" calcext:value-type="string">
            <text:p>yellow</text:p>
          </table:table-cell>
          <table:table-cell table:formula="of:=IF([.F36]&lt;&gt;CONCATENATE(&quot;Aux&quot;;[.E36]);1;0)" office:value-type="float" office:value="0" calcext:value-type="float">
            <text:p>0</text:p>
          </table:table-cell>
          <table:table-cell table:number-columns-repeated="6"/>
          <table:table-cell table:style-name="ce30" office:value-type="float" office:value="35" calcext:value-type="float">
            <text:p>35</text:p>
          </table:table-cell>
          <table:table-cell table:style-name="ce36" office:value-type="string" calcext:value-type="string">
            <text:p>Grp35</text:p>
          </table:table-cell>
          <table:table-cell table:style-name="ce39" table:content-validation-name="val17" office:value-type="string" calcext:value-type="string">
            <text:p>yellow</text:p>
          </table:table-cell>
          <table:table-cell table:style-name="ce42" table:formula="of:=IF([.P36]&lt;&gt;CONCATENATE(&quot;Grp&quot;;[.O36]);1;0)" office:value-type="float" office:value="0" calcext:value-type="float">
            <text:p>0</text:p>
          </table:table-cell>
          <table:table-cell table:style-name="ce42"/>
          <table:table-cell table:number-columns-repeated="5"/>
          <table:table-cell table:style-name="ce30" office:value-type="float" office:value="35" calcext:value-type="float">
            <text:p>35</text:p>
          </table:table-cell>
          <table:table-cell table:style-name="ce36" office:value-type="string" calcext:value-type="string">
            <text:p>Mtx35</text:p>
          </table:table-cell>
          <table:table-cell table:style-name="ce39" table:content-validation-name="val17" office:value-type="string" calcext:value-type="string">
            <text:p>yellow</text:p>
          </table:table-cell>
          <table:table-cell table:style-name="ce4" table:formula="of:=IF([.Z36]&lt;&gt;CONCATENATE(&quot;Mtx&quot;;[.Y36]);1;0)" office:value-type="float" office:value="0" calcext:value-type="float">
            <text:p>0</text:p>
          </table:table-cell>
          <table:table-cell table:style-name="ce4"/>
          <table:table-cell table:number-columns-repeated="26"/>
        </table:table-row>
        <table:table-row table:style-name="ro2">
          <table:table-cell table:number-columns-repeated="4"/>
          <table:table-cell table:style-name="ce30" office:value-type="float" office:value="36" calcext:value-type="float">
            <text:p>36</text:p>
          </table:table-cell>
          <table:table-cell table:style-name="ce36" office:value-type="string" calcext:value-type="string">
            <text:p>Aux36</text:p>
          </table:table-cell>
          <table:table-cell table:style-name="ce33" table:content-validation-name="val17" office:value-type="string" calcext:value-type="string">
            <text:p>green</text:p>
          </table:table-cell>
          <table:table-cell table:formula="of:=IF([.F37]&lt;&gt;CONCATENATE(&quot;Aux&quot;;[.E37]);1;0)" office:value-type="float" office:value="0" calcext:value-type="float">
            <text:p>0</text:p>
          </table:table-cell>
          <table:table-cell table:number-columns-repeated="6"/>
          <table:table-cell table:style-name="ce30" office:value-type="float" office:value="36" calcext:value-type="float">
            <text:p>36</text:p>
          </table:table-cell>
          <table:table-cell table:style-name="ce36" office:value-type="string" calcext:value-type="string">
            <text:p>Grp36</text:p>
          </table:table-cell>
          <table:table-cell table:style-name="ce39" table:content-validation-name="val17" office:value-type="string" calcext:value-type="string">
            <text:p>green</text:p>
          </table:table-cell>
          <table:table-cell table:style-name="ce42" table:formula="of:=IF([.P37]&lt;&gt;CONCATENATE(&quot;Grp&quot;;[.O37]);1;0)" office:value-type="float" office:value="0" calcext:value-type="float">
            <text:p>0</text:p>
          </table:table-cell>
          <table:table-cell table:style-name="ce42"/>
          <table:table-cell table:number-columns-repeated="5"/>
          <table:table-cell table:style-name="ce30" office:value-type="float" office:value="36" calcext:value-type="float">
            <text:p>36</text:p>
          </table:table-cell>
          <table:table-cell table:style-name="ce36" office:value-type="string" calcext:value-type="string">
            <text:p>Mtx36</text:p>
          </table:table-cell>
          <table:table-cell table:style-name="ce39" table:content-validation-name="val17" office:value-type="string" calcext:value-type="string">
            <text:p>green</text:p>
          </table:table-cell>
          <table:table-cell table:style-name="ce4" table:formula="of:=IF([.Z37]&lt;&gt;CONCATENATE(&quot;Mtx&quot;;[.Y37]);1;0)" office:value-type="float" office:value="0" calcext:value-type="float">
            <text:p>0</text:p>
          </table:table-cell>
          <table:table-cell table:style-name="ce4"/>
          <table:table-cell table:number-columns-repeated="26"/>
        </table:table-row>
        <table:table-row table:style-name="ro2">
          <table:table-cell table:number-columns-repeated="4"/>
          <table:table-cell table:style-name="ce30" office:value-type="float" office:value="37" calcext:value-type="float">
            <text:p>37</text:p>
          </table:table-cell>
          <table:table-cell table:style-name="ce36" office:value-type="string" calcext:value-type="string">
            <text:p>Aux37</text:p>
          </table:table-cell>
          <table:table-cell table:style-name="ce33" table:content-validation-name="val17" office:value-type="string" calcext:value-type="string">
            <text:p>light blue</text:p>
          </table:table-cell>
          <table:table-cell table:formula="of:=IF([.F38]&lt;&gt;CONCATENATE(&quot;Aux&quot;;[.E38]);1;0)" office:value-type="float" office:value="0" calcext:value-type="float">
            <text:p>0</text:p>
          </table:table-cell>
          <table:table-cell table:number-columns-repeated="6"/>
          <table:table-cell table:style-name="ce30" office:value-type="float" office:value="37" calcext:value-type="float">
            <text:p>37</text:p>
          </table:table-cell>
          <table:table-cell table:style-name="ce36" office:value-type="string" calcext:value-type="string">
            <text:p>Grp37</text:p>
          </table:table-cell>
          <table:table-cell table:style-name="ce39" table:content-validation-name="val17" office:value-type="string" calcext:value-type="string">
            <text:p>light blue</text:p>
          </table:table-cell>
          <table:table-cell table:style-name="ce42" table:formula="of:=IF([.P38]&lt;&gt;CONCATENATE(&quot;Grp&quot;;[.O38]);1;0)" office:value-type="float" office:value="0" calcext:value-type="float">
            <text:p>0</text:p>
          </table:table-cell>
          <table:table-cell table:style-name="ce42"/>
          <table:table-cell table:number-columns-repeated="5"/>
          <table:table-cell table:style-name="ce30" office:value-type="float" office:value="37" calcext:value-type="float">
            <text:p>37</text:p>
          </table:table-cell>
          <table:table-cell table:style-name="ce36" office:value-type="string" calcext:value-type="string">
            <text:p>Mtx37</text:p>
          </table:table-cell>
          <table:table-cell table:style-name="ce39" table:content-validation-name="val17" office:value-type="string" calcext:value-type="string">
            <text:p>light blue</text:p>
          </table:table-cell>
          <table:table-cell table:style-name="ce4" table:formula="of:=IF([.Z38]&lt;&gt;CONCATENATE(&quot;Mtx&quot;;[.Y38]);1;0)" office:value-type="float" office:value="0" calcext:value-type="float">
            <text:p>0</text:p>
          </table:table-cell>
          <table:table-cell table:style-name="ce4"/>
          <table:table-cell table:number-columns-repeated="26"/>
        </table:table-row>
        <table:table-row table:style-name="ro2">
          <table:table-cell table:number-columns-repeated="4"/>
          <table:table-cell table:style-name="ce30" office:value-type="float" office:value="38" calcext:value-type="float">
            <text:p>38</text:p>
          </table:table-cell>
          <table:table-cell table:style-name="ce36" office:value-type="string" calcext:value-type="string">
            <text:p>Aux38</text:p>
          </table:table-cell>
          <table:table-cell table:style-name="ce33" table:content-validation-name="val17" office:value-type="string" calcext:value-type="string">
            <text:p>white</text:p>
          </table:table-cell>
          <table:table-cell table:formula="of:=IF([.F39]&lt;&gt;CONCATENATE(&quot;Aux&quot;;[.E39]);1;0)" office:value-type="float" office:value="0" calcext:value-type="float">
            <text:p>0</text:p>
          </table:table-cell>
          <table:table-cell table:number-columns-repeated="6"/>
          <table:table-cell table:style-name="ce30" office:value-type="float" office:value="38" calcext:value-type="float">
            <text:p>38</text:p>
          </table:table-cell>
          <table:table-cell table:style-name="ce36" office:value-type="string" calcext:value-type="string">
            <text:p>Grp38</text:p>
          </table:table-cell>
          <table:table-cell table:style-name="ce39" table:content-validation-name="val17" office:value-type="string" calcext:value-type="string">
            <text:p>white</text:p>
          </table:table-cell>
          <table:table-cell table:style-name="ce42" table:formula="of:=IF([.P39]&lt;&gt;CONCATENATE(&quot;Grp&quot;;[.O39]);1;0)" office:value-type="float" office:value="0" calcext:value-type="float">
            <text:p>0</text:p>
          </table:table-cell>
          <table:table-cell table:style-name="ce42"/>
          <table:table-cell table:number-columns-repeated="5"/>
          <table:table-cell table:style-name="ce30" office:value-type="float" office:value="38" calcext:value-type="float">
            <text:p>38</text:p>
          </table:table-cell>
          <table:table-cell table:style-name="ce36" office:value-type="string" calcext:value-type="string">
            <text:p>Mtx38</text:p>
          </table:table-cell>
          <table:table-cell table:style-name="ce39" table:content-validation-name="val17" office:value-type="string" calcext:value-type="string">
            <text:p>white</text:p>
          </table:table-cell>
          <table:table-cell table:style-name="ce4" table:formula="of:=IF([.Z39]&lt;&gt;CONCATENATE(&quot;Mtx&quot;;[.Y39]);1;0)" office:value-type="float" office:value="0" calcext:value-type="float">
            <text:p>0</text:p>
          </table:table-cell>
          <table:table-cell table:style-name="ce4"/>
          <table:table-cell table:number-columns-repeated="26"/>
        </table:table-row>
        <table:table-row table:style-name="ro2">
          <table:table-cell table:number-columns-repeated="4"/>
          <table:table-cell table:style-name="ce30" office:value-type="float" office:value="39" calcext:value-type="float">
            <text:p>39</text:p>
          </table:table-cell>
          <table:table-cell table:style-name="ce36" office:value-type="string" calcext:value-type="string">
            <text:p>Aux39</text:p>
          </table:table-cell>
          <table:table-cell table:style-name="ce33" table:content-validation-name="val17" office:value-type="string" calcext:value-type="string">
            <text:p>purple</text:p>
          </table:table-cell>
          <table:table-cell table:formula="of:=IF([.F40]&lt;&gt;CONCATENATE(&quot;Aux&quot;;[.E40]);1;0)" office:value-type="float" office:value="0" calcext:value-type="float">
            <text:p>0</text:p>
          </table:table-cell>
          <table:table-cell table:number-columns-repeated="6"/>
          <table:table-cell table:style-name="ce30" office:value-type="float" office:value="39" calcext:value-type="float">
            <text:p>39</text:p>
          </table:table-cell>
          <table:table-cell table:style-name="ce36" office:value-type="string" calcext:value-type="string">
            <text:p>Grp39</text:p>
          </table:table-cell>
          <table:table-cell table:style-name="ce39" table:content-validation-name="val17" office:value-type="string" calcext:value-type="string">
            <text:p>purple</text:p>
          </table:table-cell>
          <table:table-cell table:style-name="ce42" table:formula="of:=IF([.P40]&lt;&gt;CONCATENATE(&quot;Grp&quot;;[.O40]);1;0)" office:value-type="float" office:value="0" calcext:value-type="float">
            <text:p>0</text:p>
          </table:table-cell>
          <table:table-cell table:style-name="ce42"/>
          <table:table-cell table:number-columns-repeated="5"/>
          <table:table-cell table:style-name="ce30" office:value-type="float" office:value="39" calcext:value-type="float">
            <text:p>39</text:p>
          </table:table-cell>
          <table:table-cell table:style-name="ce36" office:value-type="string" calcext:value-type="string">
            <text:p>Mtx39</text:p>
          </table:table-cell>
          <table:table-cell table:style-name="ce39" table:content-validation-name="val17" office:value-type="string" calcext:value-type="string">
            <text:p>purple</text:p>
          </table:table-cell>
          <table:table-cell table:style-name="ce4" table:formula="of:=IF([.Z40]&lt;&gt;CONCATENATE(&quot;Mtx&quot;;[.Y40]);1;0)" office:value-type="float" office:value="0" calcext:value-type="float">
            <text:p>0</text:p>
          </table:table-cell>
          <table:table-cell table:style-name="ce4"/>
          <table:table-cell table:number-columns-repeated="26"/>
        </table:table-row>
        <table:table-row table:style-name="ro2">
          <table:table-cell table:number-columns-repeated="4"/>
          <table:table-cell table:style-name="ce30" office:value-type="float" office:value="40" calcext:value-type="float">
            <text:p>40</text:p>
          </table:table-cell>
          <table:table-cell table:style-name="ce36" office:value-type="string" calcext:value-type="string">
            <text:p>Aux40</text:p>
          </table:table-cell>
          <table:table-cell table:style-name="ce33" table:content-validation-name="val17" office:value-type="string" calcext:value-type="string">
            <text:p>black</text:p>
          </table:table-cell>
          <table:table-cell table:formula="of:=IF([.F41]&lt;&gt;CONCATENATE(&quot;Aux&quot;;[.E41]);1;0)" office:value-type="float" office:value="0" calcext:value-type="float">
            <text:p>0</text:p>
          </table:table-cell>
          <table:table-cell table:number-columns-repeated="6"/>
          <table:table-cell table:style-name="ce30" office:value-type="float" office:value="40" calcext:value-type="float">
            <text:p>40</text:p>
          </table:table-cell>
          <table:table-cell table:style-name="ce36" office:value-type="string" calcext:value-type="string">
            <text:p>Grp40</text:p>
          </table:table-cell>
          <table:table-cell table:style-name="ce39" table:content-validation-name="val17" office:value-type="string" calcext:value-type="string">
            <text:p>black</text:p>
          </table:table-cell>
          <table:table-cell table:style-name="ce42" table:formula="of:=IF([.P41]&lt;&gt;CONCATENATE(&quot;Grp&quot;;[.O41]);1;0)" office:value-type="float" office:value="0" calcext:value-type="float">
            <text:p>0</text:p>
          </table:table-cell>
          <table:table-cell table:style-name="ce42"/>
          <table:table-cell table:number-columns-repeated="5"/>
          <table:table-cell table:style-name="ce30" office:value-type="float" office:value="40" calcext:value-type="float">
            <text:p>40</text:p>
          </table:table-cell>
          <table:table-cell table:style-name="ce36" office:value-type="string" calcext:value-type="string">
            <text:p>Mtx40</text:p>
          </table:table-cell>
          <table:table-cell table:style-name="ce39" table:content-validation-name="val17" office:value-type="string" calcext:value-type="string">
            <text:p>black</text:p>
          </table:table-cell>
          <table:table-cell table:style-name="ce4" table:formula="of:=IF([.Z41]&lt;&gt;CONCATENATE(&quot;Mtx&quot;;[.Y41]);1;0)" office:value-type="float" office:value="0" calcext:value-type="float">
            <text:p>0</text:p>
          </table:table-cell>
          <table:table-cell table:style-name="ce4"/>
          <table:table-cell table:number-columns-repeated="26"/>
        </table:table-row>
        <table:table-row table:style-name="ro2">
          <table:table-cell table:number-columns-repeated="4"/>
          <table:table-cell table:style-name="ce30" office:value-type="float" office:value="41" calcext:value-type="float">
            <text:p>41</text:p>
          </table:table-cell>
          <table:table-cell table:style-name="ce36" office:value-type="string" calcext:value-type="string">
            <text:p>Aux41</text:p>
          </table:table-cell>
          <table:table-cell table:style-name="ce33" table:content-validation-name="val17" office:value-type="string" calcext:value-type="string">
            <text:p>blue</text:p>
          </table:table-cell>
          <table:table-cell table:formula="of:=IF([.F42]&lt;&gt;CONCATENATE(&quot;Aux&quot;;[.E42]);1;0)" office:value-type="float" office:value="0" calcext:value-type="float">
            <text:p>0</text:p>
          </table:table-cell>
          <table:table-cell table:number-columns-repeated="6"/>
          <table:table-cell table:style-name="ce30" office:value-type="float" office:value="41" calcext:value-type="float">
            <text:p>41</text:p>
          </table:table-cell>
          <table:table-cell table:style-name="ce36" office:value-type="string" calcext:value-type="string">
            <text:p>Grp41</text:p>
          </table:table-cell>
          <table:table-cell table:style-name="ce39" table:content-validation-name="val17" office:value-type="string" calcext:value-type="string">
            <text:p>blue</text:p>
          </table:table-cell>
          <table:table-cell table:style-name="ce42" table:formula="of:=IF([.P42]&lt;&gt;CONCATENATE(&quot;Grp&quot;;[.O42]);1;0)" office:value-type="float" office:value="0" calcext:value-type="float">
            <text:p>0</text:p>
          </table:table-cell>
          <table:table-cell table:style-name="ce42"/>
          <table:table-cell table:number-columns-repeated="5"/>
          <table:table-cell table:style-name="ce30" office:value-type="float" office:value="41" calcext:value-type="float">
            <text:p>41</text:p>
          </table:table-cell>
          <table:table-cell table:style-name="ce36" office:value-type="string" calcext:value-type="string">
            <text:p>Mtx41</text:p>
          </table:table-cell>
          <table:table-cell table:style-name="ce39" table:content-validation-name="val17" office:value-type="string" calcext:value-type="string">
            <text:p>blue</text:p>
          </table:table-cell>
          <table:table-cell table:style-name="ce4" table:formula="of:=IF([.Z42]&lt;&gt;CONCATENATE(&quot;Mtx&quot;;[.Y42]);1;0)" office:value-type="float" office:value="0" calcext:value-type="float">
            <text:p>0</text:p>
          </table:table-cell>
          <table:table-cell table:style-name="ce4"/>
          <table:table-cell table:number-columns-repeated="26"/>
        </table:table-row>
        <table:table-row table:style-name="ro2">
          <table:table-cell table:number-columns-repeated="4"/>
          <table:table-cell table:style-name="ce30" office:value-type="float" office:value="42" calcext:value-type="float">
            <text:p>42</text:p>
          </table:table-cell>
          <table:table-cell table:style-name="ce36" office:value-type="string" calcext:value-type="string">
            <text:p>Aux42</text:p>
          </table:table-cell>
          <table:table-cell table:style-name="ce33" table:content-validation-name="val17" office:value-type="string" calcext:value-type="string">
            <text:p>red</text:p>
          </table:table-cell>
          <table:table-cell table:formula="of:=IF([.F43]&lt;&gt;CONCATENATE(&quot;Aux&quot;;[.E43]);1;0)" office:value-type="float" office:value="0" calcext:value-type="float">
            <text:p>0</text:p>
          </table:table-cell>
          <table:table-cell table:number-columns-repeated="6"/>
          <table:table-cell table:style-name="ce30" office:value-type="float" office:value="42" calcext:value-type="float">
            <text:p>42</text:p>
          </table:table-cell>
          <table:table-cell table:style-name="ce36" office:value-type="string" calcext:value-type="string">
            <text:p>Grp42</text:p>
          </table:table-cell>
          <table:table-cell table:style-name="ce39" table:content-validation-name="val17" office:value-type="string" calcext:value-type="string">
            <text:p>red</text:p>
          </table:table-cell>
          <table:table-cell table:style-name="ce42" table:formula="of:=IF([.P43]&lt;&gt;CONCATENATE(&quot;Grp&quot;;[.O43]);1;0)" office:value-type="float" office:value="0" calcext:value-type="float">
            <text:p>0</text:p>
          </table:table-cell>
          <table:table-cell table:style-name="ce42"/>
          <table:table-cell table:number-columns-repeated="5"/>
          <table:table-cell table:style-name="ce30" office:value-type="float" office:value="42" calcext:value-type="float">
            <text:p>42</text:p>
          </table:table-cell>
          <table:table-cell table:style-name="ce36" office:value-type="string" calcext:value-type="string">
            <text:p>Mtx42</text:p>
          </table:table-cell>
          <table:table-cell table:style-name="ce39" table:content-validation-name="val17" office:value-type="string" calcext:value-type="string">
            <text:p>red</text:p>
          </table:table-cell>
          <table:table-cell table:style-name="ce4" table:formula="of:=IF([.Z43]&lt;&gt;CONCATENATE(&quot;Mtx&quot;;[.Y43]);1;0)" office:value-type="float" office:value="0" calcext:value-type="float">
            <text:p>0</text:p>
          </table:table-cell>
          <table:table-cell table:style-name="ce4"/>
          <table:table-cell table:number-columns-repeated="26"/>
        </table:table-row>
        <table:table-row table:style-name="ro2">
          <table:table-cell table:number-columns-repeated="4"/>
          <table:table-cell table:style-name="ce30" office:value-type="float" office:value="43" calcext:value-type="float">
            <text:p>43</text:p>
          </table:table-cell>
          <table:table-cell table:style-name="ce36" office:value-type="string" calcext:value-type="string">
            <text:p>Aux43</text:p>
          </table:table-cell>
          <table:table-cell table:style-name="ce33" table:content-validation-name="val17" office:value-type="string" calcext:value-type="string">
            <text:p>yellow</text:p>
          </table:table-cell>
          <table:table-cell table:formula="of:=IF([.F44]&lt;&gt;CONCATENATE(&quot;Aux&quot;;[.E44]);1;0)" office:value-type="float" office:value="0" calcext:value-type="float">
            <text:p>0</text:p>
          </table:table-cell>
          <table:table-cell table:number-columns-repeated="6"/>
          <table:table-cell table:style-name="ce30" office:value-type="float" office:value="43" calcext:value-type="float">
            <text:p>43</text:p>
          </table:table-cell>
          <table:table-cell table:style-name="ce36" office:value-type="string" calcext:value-type="string">
            <text:p>Grp43</text:p>
          </table:table-cell>
          <table:table-cell table:style-name="ce39" table:content-validation-name="val17" office:value-type="string" calcext:value-type="string">
            <text:p>yellow</text:p>
          </table:table-cell>
          <table:table-cell table:style-name="ce42" table:formula="of:=IF([.P44]&lt;&gt;CONCATENATE(&quot;Grp&quot;;[.O44]);1;0)" office:value-type="float" office:value="0" calcext:value-type="float">
            <text:p>0</text:p>
          </table:table-cell>
          <table:table-cell table:style-name="ce42"/>
          <table:table-cell table:number-columns-repeated="5"/>
          <table:table-cell table:style-name="ce30" office:value-type="float" office:value="43" calcext:value-type="float">
            <text:p>43</text:p>
          </table:table-cell>
          <table:table-cell table:style-name="ce36" office:value-type="string" calcext:value-type="string">
            <text:p>Mtx43</text:p>
          </table:table-cell>
          <table:table-cell table:style-name="ce39" table:content-validation-name="val17" office:value-type="string" calcext:value-type="string">
            <text:p>yellow</text:p>
          </table:table-cell>
          <table:table-cell table:style-name="ce4" table:formula="of:=IF([.Z44]&lt;&gt;CONCATENATE(&quot;Mtx&quot;;[.Y44]);1;0)" office:value-type="float" office:value="0" calcext:value-type="float">
            <text:p>0</text:p>
          </table:table-cell>
          <table:table-cell table:style-name="ce4"/>
          <table:table-cell table:number-columns-repeated="26"/>
        </table:table-row>
        <table:table-row table:style-name="ro2">
          <table:table-cell table:number-columns-repeated="4"/>
          <table:table-cell table:style-name="ce30" office:value-type="float" office:value="44" calcext:value-type="float">
            <text:p>44</text:p>
          </table:table-cell>
          <table:table-cell table:style-name="ce36" office:value-type="string" calcext:value-type="string">
            <text:p>Aux44</text:p>
          </table:table-cell>
          <table:table-cell table:style-name="ce33" table:content-validation-name="val17" office:value-type="string" calcext:value-type="string">
            <text:p>green</text:p>
          </table:table-cell>
          <table:table-cell table:formula="of:=IF([.F45]&lt;&gt;CONCATENATE(&quot;Aux&quot;;[.E45]);1;0)" office:value-type="float" office:value="0" calcext:value-type="float">
            <text:p>0</text:p>
          </table:table-cell>
          <table:table-cell table:number-columns-repeated="6"/>
          <table:table-cell table:style-name="ce30" office:value-type="float" office:value="44" calcext:value-type="float">
            <text:p>44</text:p>
          </table:table-cell>
          <table:table-cell table:style-name="ce36" office:value-type="string" calcext:value-type="string">
            <text:p>Grp44</text:p>
          </table:table-cell>
          <table:table-cell table:style-name="ce39" table:content-validation-name="val17" office:value-type="string" calcext:value-type="string">
            <text:p>green</text:p>
          </table:table-cell>
          <table:table-cell table:style-name="ce42" table:formula="of:=IF([.P45]&lt;&gt;CONCATENATE(&quot;Grp&quot;;[.O45]);1;0)" office:value-type="float" office:value="0" calcext:value-type="float">
            <text:p>0</text:p>
          </table:table-cell>
          <table:table-cell table:style-name="ce42"/>
          <table:table-cell table:number-columns-repeated="5"/>
          <table:table-cell table:style-name="ce30" office:value-type="float" office:value="44" calcext:value-type="float">
            <text:p>44</text:p>
          </table:table-cell>
          <table:table-cell table:style-name="ce36" office:value-type="string" calcext:value-type="string">
            <text:p>Mtx44</text:p>
          </table:table-cell>
          <table:table-cell table:style-name="ce39" table:content-validation-name="val17" office:value-type="string" calcext:value-type="string">
            <text:p>green</text:p>
          </table:table-cell>
          <table:table-cell table:style-name="ce4" table:formula="of:=IF([.Z45]&lt;&gt;CONCATENATE(&quot;Mtx&quot;;[.Y45]);1;0)" office:value-type="float" office:value="0" calcext:value-type="float">
            <text:p>0</text:p>
          </table:table-cell>
          <table:table-cell table:style-name="ce4"/>
          <table:table-cell table:number-columns-repeated="26"/>
        </table:table-row>
        <table:table-row table:style-name="ro2">
          <table:table-cell table:number-columns-repeated="4"/>
          <table:table-cell table:style-name="ce30" office:value-type="float" office:value="45" calcext:value-type="float">
            <text:p>45</text:p>
          </table:table-cell>
          <table:table-cell table:style-name="ce36" office:value-type="string" calcext:value-type="string">
            <text:p>Aux45</text:p>
          </table:table-cell>
          <table:table-cell table:style-name="ce33" table:content-validation-name="val17" office:value-type="string" calcext:value-type="string">
            <text:p>light blue</text:p>
          </table:table-cell>
          <table:table-cell table:formula="of:=IF([.F46]&lt;&gt;CONCATENATE(&quot;Aux&quot;;[.E46]);1;0)" office:value-type="float" office:value="0" calcext:value-type="float">
            <text:p>0</text:p>
          </table:table-cell>
          <table:table-cell table:number-columns-repeated="6"/>
          <table:table-cell table:style-name="ce30" office:value-type="float" office:value="45" calcext:value-type="float">
            <text:p>45</text:p>
          </table:table-cell>
          <table:table-cell table:style-name="ce36" office:value-type="string" calcext:value-type="string">
            <text:p>Grp45</text:p>
          </table:table-cell>
          <table:table-cell table:style-name="ce39" table:content-validation-name="val17" office:value-type="string" calcext:value-type="string">
            <text:p>light blue</text:p>
          </table:table-cell>
          <table:table-cell table:style-name="ce42" table:formula="of:=IF([.P46]&lt;&gt;CONCATENATE(&quot;Grp&quot;;[.O46]);1;0)" office:value-type="float" office:value="0" calcext:value-type="float">
            <text:p>0</text:p>
          </table:table-cell>
          <table:table-cell table:style-name="ce42"/>
          <table:table-cell table:number-columns-repeated="5"/>
          <table:table-cell table:style-name="ce30" office:value-type="float" office:value="45" calcext:value-type="float">
            <text:p>45</text:p>
          </table:table-cell>
          <table:table-cell table:style-name="ce36" office:value-type="string" calcext:value-type="string">
            <text:p>Mtx45</text:p>
          </table:table-cell>
          <table:table-cell table:style-name="ce39" table:content-validation-name="val17" office:value-type="string" calcext:value-type="string">
            <text:p>light blue</text:p>
          </table:table-cell>
          <table:table-cell table:style-name="ce4" table:formula="of:=IF([.Z46]&lt;&gt;CONCATENATE(&quot;Mtx&quot;;[.Y46]);1;0)" office:value-type="float" office:value="0" calcext:value-type="float">
            <text:p>0</text:p>
          </table:table-cell>
          <table:table-cell table:style-name="ce4"/>
          <table:table-cell table:number-columns-repeated="26"/>
        </table:table-row>
        <table:table-row table:style-name="ro2">
          <table:table-cell table:number-columns-repeated="4"/>
          <table:table-cell table:style-name="ce30" office:value-type="float" office:value="46" calcext:value-type="float">
            <text:p>46</text:p>
          </table:table-cell>
          <table:table-cell table:style-name="ce36" office:value-type="string" calcext:value-type="string">
            <text:p>Aux46</text:p>
          </table:table-cell>
          <table:table-cell table:style-name="ce33" table:content-validation-name="val17" office:value-type="string" calcext:value-type="string">
            <text:p>white</text:p>
          </table:table-cell>
          <table:table-cell table:formula="of:=IF([.F47]&lt;&gt;CONCATENATE(&quot;Aux&quot;;[.E47]);1;0)" office:value-type="float" office:value="0" calcext:value-type="float">
            <text:p>0</text:p>
          </table:table-cell>
          <table:table-cell table:number-columns-repeated="6"/>
          <table:table-cell table:style-name="ce30" office:value-type="float" office:value="46" calcext:value-type="float">
            <text:p>46</text:p>
          </table:table-cell>
          <table:table-cell table:style-name="ce36" office:value-type="string" calcext:value-type="string">
            <text:p>Grp46</text:p>
          </table:table-cell>
          <table:table-cell table:style-name="ce39" table:content-validation-name="val17" office:value-type="string" calcext:value-type="string">
            <text:p>white</text:p>
          </table:table-cell>
          <table:table-cell table:style-name="ce42" table:formula="of:=IF([.P47]&lt;&gt;CONCATENATE(&quot;Grp&quot;;[.O47]);1;0)" office:value-type="float" office:value="0" calcext:value-type="float">
            <text:p>0</text:p>
          </table:table-cell>
          <table:table-cell table:style-name="ce42"/>
          <table:table-cell table:number-columns-repeated="5"/>
          <table:table-cell table:style-name="ce30" office:value-type="float" office:value="46" calcext:value-type="float">
            <text:p>46</text:p>
          </table:table-cell>
          <table:table-cell table:style-name="ce36" office:value-type="string" calcext:value-type="string">
            <text:p>Mtx46</text:p>
          </table:table-cell>
          <table:table-cell table:style-name="ce39" table:content-validation-name="val17" office:value-type="string" calcext:value-type="string">
            <text:p>white</text:p>
          </table:table-cell>
          <table:table-cell table:style-name="ce4" table:formula="of:=IF([.Z47]&lt;&gt;CONCATENATE(&quot;Mtx&quot;;[.Y47]);1;0)" office:value-type="float" office:value="0" calcext:value-type="float">
            <text:p>0</text:p>
          </table:table-cell>
          <table:table-cell table:style-name="ce4"/>
          <table:table-cell table:number-columns-repeated="26"/>
        </table:table-row>
        <table:table-row table:style-name="ro2">
          <table:table-cell table:number-columns-repeated="4"/>
          <table:table-cell table:style-name="ce30" office:value-type="float" office:value="47" calcext:value-type="float">
            <text:p>47</text:p>
          </table:table-cell>
          <table:table-cell table:style-name="ce36" office:value-type="string" calcext:value-type="string">
            <text:p>Aux47</text:p>
          </table:table-cell>
          <table:table-cell table:style-name="ce33" table:content-validation-name="val17" office:value-type="string" calcext:value-type="string">
            <text:p>purple</text:p>
          </table:table-cell>
          <table:table-cell table:formula="of:=IF([.F48]&lt;&gt;CONCATENATE(&quot;Aux&quot;;[.E48]);1;0)" office:value-type="float" office:value="0" calcext:value-type="float">
            <text:p>0</text:p>
          </table:table-cell>
          <table:table-cell table:number-columns-repeated="6"/>
          <table:table-cell table:style-name="ce30" office:value-type="float" office:value="47" calcext:value-type="float">
            <text:p>47</text:p>
          </table:table-cell>
          <table:table-cell table:style-name="ce36" office:value-type="string" calcext:value-type="string">
            <text:p>Grp47</text:p>
          </table:table-cell>
          <table:table-cell table:style-name="ce39" table:content-validation-name="val17" office:value-type="string" calcext:value-type="string">
            <text:p>purple</text:p>
          </table:table-cell>
          <table:table-cell table:style-name="ce42" table:formula="of:=IF([.P48]&lt;&gt;CONCATENATE(&quot;Grp&quot;;[.O48]);1;0)" office:value-type="float" office:value="0" calcext:value-type="float">
            <text:p>0</text:p>
          </table:table-cell>
          <table:table-cell table:style-name="ce42"/>
          <table:table-cell table:number-columns-repeated="5"/>
          <table:table-cell table:style-name="ce30" office:value-type="float" office:value="47" calcext:value-type="float">
            <text:p>47</text:p>
          </table:table-cell>
          <table:table-cell table:style-name="ce36" office:value-type="string" calcext:value-type="string">
            <text:p>Mtx47</text:p>
          </table:table-cell>
          <table:table-cell table:style-name="ce39" table:content-validation-name="val17" office:value-type="string" calcext:value-type="string">
            <text:p>purple</text:p>
          </table:table-cell>
          <table:table-cell table:style-name="ce4" table:formula="of:=IF([.Z48]&lt;&gt;CONCATENATE(&quot;Mtx&quot;;[.Y48]);1;0)" office:value-type="float" office:value="0" calcext:value-type="float">
            <text:p>0</text:p>
          </table:table-cell>
          <table:table-cell table:style-name="ce4"/>
          <table:table-cell table:number-columns-repeated="26"/>
        </table:table-row>
        <table:table-row table:style-name="ro2">
          <table:table-cell table:number-columns-repeated="4"/>
          <table:table-cell table:style-name="ce30" office:value-type="float" office:value="48" calcext:value-type="float">
            <text:p>48</text:p>
          </table:table-cell>
          <table:table-cell table:style-name="ce36" office:value-type="string" calcext:value-type="string">
            <text:p>Aux48</text:p>
          </table:table-cell>
          <table:table-cell table:style-name="ce33" table:content-validation-name="val17" office:value-type="string" calcext:value-type="string">
            <text:p>black</text:p>
          </table:table-cell>
          <table:table-cell table:formula="of:=IF([.F49]&lt;&gt;CONCATENATE(&quot;Aux&quot;;[.E49]);1;0)" office:value-type="float" office:value="0" calcext:value-type="float">
            <text:p>0</text:p>
          </table:table-cell>
          <table:table-cell table:number-columns-repeated="6"/>
          <table:table-cell table:style-name="ce30" office:value-type="float" office:value="48" calcext:value-type="float">
            <text:p>48</text:p>
          </table:table-cell>
          <table:table-cell table:style-name="ce36" office:value-type="string" calcext:value-type="string">
            <text:p>Grp48</text:p>
          </table:table-cell>
          <table:table-cell table:style-name="ce39" table:content-validation-name="val17" office:value-type="string" calcext:value-type="string">
            <text:p>black</text:p>
          </table:table-cell>
          <table:table-cell table:style-name="ce42" table:formula="of:=IF([.P49]&lt;&gt;CONCATENATE(&quot;Grp&quot;;[.O49]);1;0)" office:value-type="float" office:value="0" calcext:value-type="float">
            <text:p>0</text:p>
          </table:table-cell>
          <table:table-cell table:style-name="ce42"/>
          <table:table-cell table:number-columns-repeated="5"/>
          <table:table-cell table:style-name="ce30" office:value-type="float" office:value="48" calcext:value-type="float">
            <text:p>48</text:p>
          </table:table-cell>
          <table:table-cell table:style-name="ce36" office:value-type="string" calcext:value-type="string">
            <text:p>Mtx48</text:p>
          </table:table-cell>
          <table:table-cell table:style-name="ce39" table:content-validation-name="val17" office:value-type="string" calcext:value-type="string">
            <text:p>black</text:p>
          </table:table-cell>
          <table:table-cell table:style-name="ce4" table:formula="of:=IF([.Z49]&lt;&gt;CONCATENATE(&quot;Mtx&quot;;[.Y49]);1;0)" office:value-type="float" office:value="0" calcext:value-type="float">
            <text:p>0</text:p>
          </table:table-cell>
          <table:table-cell table:style-name="ce4"/>
          <table:table-cell table:number-columns-repeated="26"/>
        </table:table-row>
        <table:table-row table:style-name="ro2">
          <table:table-cell table:number-columns-repeated="4"/>
          <table:table-cell table:style-name="ce30" office:value-type="float" office:value="49" calcext:value-type="float">
            <text:p>49</text:p>
          </table:table-cell>
          <table:table-cell table:style-name="ce36" office:value-type="string" calcext:value-type="string">
            <text:p>Aux49</text:p>
          </table:table-cell>
          <table:table-cell table:style-name="ce33" table:content-validation-name="val17" office:value-type="string" calcext:value-type="string">
            <text:p>blue</text:p>
          </table:table-cell>
          <table:table-cell table:formula="of:=IF([.F50]&lt;&gt;CONCATENATE(&quot;Aux&quot;;[.E50]);1;0)" office:value-type="float" office:value="0" calcext:value-type="float">
            <text:p>0</text:p>
          </table:table-cell>
          <table:table-cell table:number-columns-repeated="6"/>
          <table:table-cell table:style-name="ce30" office:value-type="float" office:value="49" calcext:value-type="float">
            <text:p>49</text:p>
          </table:table-cell>
          <table:table-cell table:style-name="ce36" office:value-type="string" calcext:value-type="string">
            <text:p>Grp49</text:p>
          </table:table-cell>
          <table:table-cell table:style-name="ce39" table:content-validation-name="val17" office:value-type="string" calcext:value-type="string">
            <text:p>blue</text:p>
          </table:table-cell>
          <table:table-cell table:style-name="ce42" table:formula="of:=IF([.P50]&lt;&gt;CONCATENATE(&quot;Grp&quot;;[.O50]);1;0)" office:value-type="float" office:value="0" calcext:value-type="float">
            <text:p>0</text:p>
          </table:table-cell>
          <table:table-cell table:style-name="ce42"/>
          <table:table-cell table:number-columns-repeated="5"/>
          <table:table-cell table:style-name="ce30" office:value-type="float" office:value="49" calcext:value-type="float">
            <text:p>49</text:p>
          </table:table-cell>
          <table:table-cell table:style-name="ce36" office:value-type="string" calcext:value-type="string">
            <text:p>Mtx49</text:p>
          </table:table-cell>
          <table:table-cell table:style-name="ce39" table:content-validation-name="val17" office:value-type="string" calcext:value-type="string">
            <text:p>blue</text:p>
          </table:table-cell>
          <table:table-cell table:style-name="ce4" table:formula="of:=IF([.Z50]&lt;&gt;CONCATENATE(&quot;Mtx&quot;;[.Y50]);1;0)" office:value-type="float" office:value="0" calcext:value-type="float">
            <text:p>0</text:p>
          </table:table-cell>
          <table:table-cell table:style-name="ce4"/>
          <table:table-cell table:number-columns-repeated="26"/>
        </table:table-row>
        <table:table-row table:style-name="ro2">
          <table:table-cell table:number-columns-repeated="4"/>
          <table:table-cell table:style-name="ce30" office:value-type="float" office:value="50" calcext:value-type="float">
            <text:p>50</text:p>
          </table:table-cell>
          <table:table-cell table:style-name="ce36" office:value-type="string" calcext:value-type="string">
            <text:p>Aux50</text:p>
          </table:table-cell>
          <table:table-cell table:style-name="ce33" table:content-validation-name="val17" office:value-type="string" calcext:value-type="string">
            <text:p>red</text:p>
          </table:table-cell>
          <table:table-cell table:formula="of:=IF([.F51]&lt;&gt;CONCATENATE(&quot;Aux&quot;;[.E51]);1;0)" office:value-type="float" office:value="0" calcext:value-type="float">
            <text:p>0</text:p>
          </table:table-cell>
          <table:table-cell table:number-columns-repeated="6"/>
          <table:table-cell table:style-name="ce30" office:value-type="float" office:value="50" calcext:value-type="float">
            <text:p>50</text:p>
          </table:table-cell>
          <table:table-cell table:style-name="ce36" office:value-type="string" calcext:value-type="string">
            <text:p>Grp50</text:p>
          </table:table-cell>
          <table:table-cell table:style-name="ce39" table:content-validation-name="val17" office:value-type="string" calcext:value-type="string">
            <text:p>red</text:p>
          </table:table-cell>
          <table:table-cell table:style-name="ce42" table:formula="of:=IF([.P51]&lt;&gt;CONCATENATE(&quot;Grp&quot;;[.O51]);1;0)" office:value-type="float" office:value="0" calcext:value-type="float">
            <text:p>0</text:p>
          </table:table-cell>
          <table:table-cell table:style-name="ce42"/>
          <table:table-cell table:number-columns-repeated="5"/>
          <table:table-cell table:style-name="ce30" office:value-type="float" office:value="50" calcext:value-type="float">
            <text:p>50</text:p>
          </table:table-cell>
          <table:table-cell table:style-name="ce36" office:value-type="string" calcext:value-type="string">
            <text:p>Mtx50</text:p>
          </table:table-cell>
          <table:table-cell table:style-name="ce39" table:content-validation-name="val17" office:value-type="string" calcext:value-type="string">
            <text:p>red</text:p>
          </table:table-cell>
          <table:table-cell table:style-name="ce4" table:formula="of:=IF([.Z51]&lt;&gt;CONCATENATE(&quot;Mtx&quot;;[.Y51]);1;0)" office:value-type="float" office:value="0" calcext:value-type="float">
            <text:p>0</text:p>
          </table:table-cell>
          <table:table-cell table:style-name="ce4"/>
          <table:table-cell table:number-columns-repeated="26"/>
        </table:table-row>
        <table:table-row table:style-name="ro2">
          <table:table-cell table:number-columns-repeated="4"/>
          <table:table-cell table:style-name="ce30" office:value-type="float" office:value="51" calcext:value-type="float">
            <text:p>51</text:p>
          </table:table-cell>
          <table:table-cell table:style-name="ce36" office:value-type="string" calcext:value-type="string">
            <text:p>Aux51</text:p>
          </table:table-cell>
          <table:table-cell table:style-name="ce33" table:content-validation-name="val17" office:value-type="string" calcext:value-type="string">
            <text:p>yellow</text:p>
          </table:table-cell>
          <table:table-cell table:formula="of:=IF([.F52]&lt;&gt;CONCATENATE(&quot;Aux&quot;;[.E52]);1;0)" office:value-type="float" office:value="0" calcext:value-type="float">
            <text:p>0</text:p>
          </table:table-cell>
          <table:table-cell table:number-columns-repeated="6"/>
          <table:table-cell table:style-name="ce30" office:value-type="float" office:value="51" calcext:value-type="float">
            <text:p>51</text:p>
          </table:table-cell>
          <table:table-cell table:style-name="ce36" office:value-type="string" calcext:value-type="string">
            <text:p>Grp51</text:p>
          </table:table-cell>
          <table:table-cell table:style-name="ce39" table:content-validation-name="val17" office:value-type="string" calcext:value-type="string">
            <text:p>yellow</text:p>
          </table:table-cell>
          <table:table-cell table:style-name="ce42" table:formula="of:=IF([.P52]&lt;&gt;CONCATENATE(&quot;Grp&quot;;[.O52]);1;0)" office:value-type="float" office:value="0" calcext:value-type="float">
            <text:p>0</text:p>
          </table:table-cell>
          <table:table-cell table:style-name="ce42"/>
          <table:table-cell table:number-columns-repeated="5"/>
          <table:table-cell table:style-name="ce30" office:value-type="float" office:value="51" calcext:value-type="float">
            <text:p>51</text:p>
          </table:table-cell>
          <table:table-cell table:style-name="ce36" office:value-type="string" calcext:value-type="string">
            <text:p>Mtx51</text:p>
          </table:table-cell>
          <table:table-cell table:style-name="ce39" table:content-validation-name="val17" office:value-type="string" calcext:value-type="string">
            <text:p>yellow</text:p>
          </table:table-cell>
          <table:table-cell table:style-name="ce4" table:formula="of:=IF([.Z52]&lt;&gt;CONCATENATE(&quot;Mtx&quot;;[.Y52]);1;0)" office:value-type="float" office:value="0" calcext:value-type="float">
            <text:p>0</text:p>
          </table:table-cell>
          <table:table-cell table:style-name="ce4"/>
          <table:table-cell table:number-columns-repeated="26"/>
        </table:table-row>
        <table:table-row table:style-name="ro2">
          <table:table-cell table:number-columns-repeated="4"/>
          <table:table-cell table:style-name="ce30" office:value-type="float" office:value="52" calcext:value-type="float">
            <text:p>52</text:p>
          </table:table-cell>
          <table:table-cell table:style-name="ce36" office:value-type="string" calcext:value-type="string">
            <text:p>Aux52</text:p>
          </table:table-cell>
          <table:table-cell table:style-name="ce33" table:content-validation-name="val17" office:value-type="string" calcext:value-type="string">
            <text:p>green</text:p>
          </table:table-cell>
          <table:table-cell table:formula="of:=IF([.F53]&lt;&gt;CONCATENATE(&quot;Aux&quot;;[.E53]);1;0)" office:value-type="float" office:value="0" calcext:value-type="float">
            <text:p>0</text:p>
          </table:table-cell>
          <table:table-cell table:number-columns-repeated="6"/>
          <table:table-cell table:style-name="ce30" office:value-type="float" office:value="52" calcext:value-type="float">
            <text:p>52</text:p>
          </table:table-cell>
          <table:table-cell table:style-name="ce36" office:value-type="string" calcext:value-type="string">
            <text:p>Grp52</text:p>
          </table:table-cell>
          <table:table-cell table:style-name="ce39" table:content-validation-name="val17" office:value-type="string" calcext:value-type="string">
            <text:p>green</text:p>
          </table:table-cell>
          <table:table-cell table:style-name="ce42" table:formula="of:=IF([.P53]&lt;&gt;CONCATENATE(&quot;Grp&quot;;[.O53]);1;0)" office:value-type="float" office:value="0" calcext:value-type="float">
            <text:p>0</text:p>
          </table:table-cell>
          <table:table-cell table:style-name="ce42"/>
          <table:table-cell table:number-columns-repeated="5"/>
          <table:table-cell table:style-name="ce30" office:value-type="float" office:value="52" calcext:value-type="float">
            <text:p>52</text:p>
          </table:table-cell>
          <table:table-cell table:style-name="ce36" office:value-type="string" calcext:value-type="string">
            <text:p>Mtx52</text:p>
          </table:table-cell>
          <table:table-cell table:style-name="ce39" table:content-validation-name="val17" office:value-type="string" calcext:value-type="string">
            <text:p>green</text:p>
          </table:table-cell>
          <table:table-cell table:style-name="ce4" table:formula="of:=IF([.Z53]&lt;&gt;CONCATENATE(&quot;Mtx&quot;;[.Y53]);1;0)" office:value-type="float" office:value="0" calcext:value-type="float">
            <text:p>0</text:p>
          </table:table-cell>
          <table:table-cell table:style-name="ce4"/>
          <table:table-cell table:number-columns-repeated="26"/>
        </table:table-row>
        <table:table-row table:style-name="ro2">
          <table:table-cell table:number-columns-repeated="4"/>
          <table:table-cell table:style-name="ce30" office:value-type="float" office:value="53" calcext:value-type="float">
            <text:p>53</text:p>
          </table:table-cell>
          <table:table-cell table:style-name="ce36" office:value-type="string" calcext:value-type="string">
            <text:p>Aux53</text:p>
          </table:table-cell>
          <table:table-cell table:style-name="ce33" table:content-validation-name="val17" office:value-type="string" calcext:value-type="string">
            <text:p>light blue</text:p>
          </table:table-cell>
          <table:table-cell table:formula="of:=IF([.F54]&lt;&gt;CONCATENATE(&quot;Aux&quot;;[.E54]);1;0)" office:value-type="float" office:value="0" calcext:value-type="float">
            <text:p>0</text:p>
          </table:table-cell>
          <table:table-cell table:number-columns-repeated="6"/>
          <table:table-cell table:style-name="ce30" office:value-type="float" office:value="53" calcext:value-type="float">
            <text:p>53</text:p>
          </table:table-cell>
          <table:table-cell table:style-name="ce36" office:value-type="string" calcext:value-type="string">
            <text:p>Grp53</text:p>
          </table:table-cell>
          <table:table-cell table:style-name="ce39" table:content-validation-name="val17" office:value-type="string" calcext:value-type="string">
            <text:p>light blue</text:p>
          </table:table-cell>
          <table:table-cell table:style-name="ce42" table:formula="of:=IF([.P54]&lt;&gt;CONCATENATE(&quot;Grp&quot;;[.O54]);1;0)" office:value-type="float" office:value="0" calcext:value-type="float">
            <text:p>0</text:p>
          </table:table-cell>
          <table:table-cell table:style-name="ce42"/>
          <table:table-cell table:number-columns-repeated="5"/>
          <table:table-cell table:style-name="ce30" office:value-type="float" office:value="53" calcext:value-type="float">
            <text:p>53</text:p>
          </table:table-cell>
          <table:table-cell table:style-name="ce36" office:value-type="string" calcext:value-type="string">
            <text:p>Mtx53</text:p>
          </table:table-cell>
          <table:table-cell table:style-name="ce39" table:content-validation-name="val17" office:value-type="string" calcext:value-type="string">
            <text:p>light blue</text:p>
          </table:table-cell>
          <table:table-cell table:style-name="ce4" table:formula="of:=IF([.Z54]&lt;&gt;CONCATENATE(&quot;Mtx&quot;;[.Y54]);1;0)" office:value-type="float" office:value="0" calcext:value-type="float">
            <text:p>0</text:p>
          </table:table-cell>
          <table:table-cell table:style-name="ce4"/>
          <table:table-cell table:number-columns-repeated="26"/>
        </table:table-row>
        <table:table-row table:style-name="ro2">
          <table:table-cell table:number-columns-repeated="4"/>
          <table:table-cell table:style-name="ce30" office:value-type="float" office:value="54" calcext:value-type="float">
            <text:p>54</text:p>
          </table:table-cell>
          <table:table-cell table:style-name="ce36" office:value-type="string" calcext:value-type="string">
            <text:p>Aux54</text:p>
          </table:table-cell>
          <table:table-cell table:style-name="ce33" table:content-validation-name="val17" office:value-type="string" calcext:value-type="string">
            <text:p>white</text:p>
          </table:table-cell>
          <table:table-cell table:formula="of:=IF([.F55]&lt;&gt;CONCATENATE(&quot;Aux&quot;;[.E55]);1;0)" office:value-type="float" office:value="0" calcext:value-type="float">
            <text:p>0</text:p>
          </table:table-cell>
          <table:table-cell table:number-columns-repeated="6"/>
          <table:table-cell table:style-name="ce30" office:value-type="float" office:value="54" calcext:value-type="float">
            <text:p>54</text:p>
          </table:table-cell>
          <table:table-cell table:style-name="ce36" office:value-type="string" calcext:value-type="string">
            <text:p>Grp54</text:p>
          </table:table-cell>
          <table:table-cell table:style-name="ce39" table:content-validation-name="val17" office:value-type="string" calcext:value-type="string">
            <text:p>white</text:p>
          </table:table-cell>
          <table:table-cell table:style-name="ce42" table:formula="of:=IF([.P55]&lt;&gt;CONCATENATE(&quot;Grp&quot;;[.O55]);1;0)" office:value-type="float" office:value="0" calcext:value-type="float">
            <text:p>0</text:p>
          </table:table-cell>
          <table:table-cell table:style-name="ce42"/>
          <table:table-cell table:number-columns-repeated="5"/>
          <table:table-cell table:style-name="ce30" office:value-type="float" office:value="54" calcext:value-type="float">
            <text:p>54</text:p>
          </table:table-cell>
          <table:table-cell table:style-name="ce36" office:value-type="string" calcext:value-type="string">
            <text:p>Mtx54</text:p>
          </table:table-cell>
          <table:table-cell table:style-name="ce39" table:content-validation-name="val17" office:value-type="string" calcext:value-type="string">
            <text:p>white</text:p>
          </table:table-cell>
          <table:table-cell table:style-name="ce4" table:formula="of:=IF([.Z55]&lt;&gt;CONCATENATE(&quot;Mtx&quot;;[.Y55]);1;0)" office:value-type="float" office:value="0" calcext:value-type="float">
            <text:p>0</text:p>
          </table:table-cell>
          <table:table-cell table:style-name="ce4"/>
          <table:table-cell table:number-columns-repeated="26"/>
        </table:table-row>
        <table:table-row table:style-name="ro2">
          <table:table-cell table:number-columns-repeated="4"/>
          <table:table-cell table:style-name="ce30" office:value-type="float" office:value="55" calcext:value-type="float">
            <text:p>55</text:p>
          </table:table-cell>
          <table:table-cell table:style-name="ce36" office:value-type="string" calcext:value-type="string">
            <text:p>Aux55</text:p>
          </table:table-cell>
          <table:table-cell table:style-name="ce33" table:content-validation-name="val17" office:value-type="string" calcext:value-type="string">
            <text:p>purple</text:p>
          </table:table-cell>
          <table:table-cell table:formula="of:=IF([.F56]&lt;&gt;CONCATENATE(&quot;Aux&quot;;[.E56]);1;0)" office:value-type="float" office:value="0" calcext:value-type="float">
            <text:p>0</text:p>
          </table:table-cell>
          <table:table-cell table:number-columns-repeated="6"/>
          <table:table-cell table:style-name="ce30" office:value-type="float" office:value="55" calcext:value-type="float">
            <text:p>55</text:p>
          </table:table-cell>
          <table:table-cell table:style-name="ce36" office:value-type="string" calcext:value-type="string">
            <text:p>Grp55</text:p>
          </table:table-cell>
          <table:table-cell table:style-name="ce39" table:content-validation-name="val17" office:value-type="string" calcext:value-type="string">
            <text:p>purple</text:p>
          </table:table-cell>
          <table:table-cell table:style-name="ce42" table:formula="of:=IF([.P56]&lt;&gt;CONCATENATE(&quot;Grp&quot;;[.O56]);1;0)" office:value-type="float" office:value="0" calcext:value-type="float">
            <text:p>0</text:p>
          </table:table-cell>
          <table:table-cell table:style-name="ce42"/>
          <table:table-cell table:number-columns-repeated="5"/>
          <table:table-cell table:style-name="ce30" office:value-type="float" office:value="55" calcext:value-type="float">
            <text:p>55</text:p>
          </table:table-cell>
          <table:table-cell table:style-name="ce36" office:value-type="string" calcext:value-type="string">
            <text:p>Mtx55</text:p>
          </table:table-cell>
          <table:table-cell table:style-name="ce39" table:content-validation-name="val17" office:value-type="string" calcext:value-type="string">
            <text:p>purple</text:p>
          </table:table-cell>
          <table:table-cell table:style-name="ce4" table:formula="of:=IF([.Z56]&lt;&gt;CONCATENATE(&quot;Mtx&quot;;[.Y56]);1;0)" office:value-type="float" office:value="0" calcext:value-type="float">
            <text:p>0</text:p>
          </table:table-cell>
          <table:table-cell table:style-name="ce4"/>
          <table:table-cell table:number-columns-repeated="26"/>
        </table:table-row>
        <table:table-row table:style-name="ro2">
          <table:table-cell table:number-columns-repeated="4"/>
          <table:table-cell table:style-name="ce30" office:value-type="float" office:value="56" calcext:value-type="float">
            <text:p>56</text:p>
          </table:table-cell>
          <table:table-cell table:style-name="ce36" office:value-type="string" calcext:value-type="string">
            <text:p>Aux56</text:p>
          </table:table-cell>
          <table:table-cell table:style-name="ce33" table:content-validation-name="val17" office:value-type="string" calcext:value-type="string">
            <text:p>black</text:p>
          </table:table-cell>
          <table:table-cell table:formula="of:=IF([.F57]&lt;&gt;CONCATENATE(&quot;Aux&quot;;[.E57]);1;0)" office:value-type="float" office:value="0" calcext:value-type="float">
            <text:p>0</text:p>
          </table:table-cell>
          <table:table-cell table:number-columns-repeated="6"/>
          <table:table-cell table:style-name="ce30" office:value-type="float" office:value="56" calcext:value-type="float">
            <text:p>56</text:p>
          </table:table-cell>
          <table:table-cell table:style-name="ce36" office:value-type="string" calcext:value-type="string">
            <text:p>Grp56</text:p>
          </table:table-cell>
          <table:table-cell table:style-name="ce39" table:content-validation-name="val17" office:value-type="string" calcext:value-type="string">
            <text:p>black</text:p>
          </table:table-cell>
          <table:table-cell table:style-name="ce42" table:formula="of:=IF([.P57]&lt;&gt;CONCATENATE(&quot;Grp&quot;;[.O57]);1;0)" office:value-type="float" office:value="0" calcext:value-type="float">
            <text:p>0</text:p>
          </table:table-cell>
          <table:table-cell table:style-name="ce42"/>
          <table:table-cell table:number-columns-repeated="5"/>
          <table:table-cell table:style-name="ce30" office:value-type="float" office:value="56" calcext:value-type="float">
            <text:p>56</text:p>
          </table:table-cell>
          <table:table-cell table:style-name="ce36" office:value-type="string" calcext:value-type="string">
            <text:p>Mtx56</text:p>
          </table:table-cell>
          <table:table-cell table:style-name="ce39" table:content-validation-name="val17" office:value-type="string" calcext:value-type="string">
            <text:p>black</text:p>
          </table:table-cell>
          <table:table-cell table:style-name="ce4" table:formula="of:=IF([.Z57]&lt;&gt;CONCATENATE(&quot;Mtx&quot;;[.Y57]);1;0)" office:value-type="float" office:value="0" calcext:value-type="float">
            <text:p>0</text:p>
          </table:table-cell>
          <table:table-cell table:style-name="ce4"/>
          <table:table-cell table:number-columns-repeated="26"/>
        </table:table-row>
        <table:table-row table:style-name="ro2">
          <table:table-cell table:number-columns-repeated="4"/>
          <table:table-cell table:style-name="ce30" office:value-type="float" office:value="57" calcext:value-type="float">
            <text:p>57</text:p>
          </table:table-cell>
          <table:table-cell table:style-name="ce36" office:value-type="string" calcext:value-type="string">
            <text:p>Aux57</text:p>
          </table:table-cell>
          <table:table-cell table:style-name="ce33" table:content-validation-name="val17" office:value-type="string" calcext:value-type="string">
            <text:p>blue</text:p>
          </table:table-cell>
          <table:table-cell table:formula="of:=IF([.F58]&lt;&gt;CONCATENATE(&quot;Aux&quot;;[.E58]);1;0)" office:value-type="float" office:value="0" calcext:value-type="float">
            <text:p>0</text:p>
          </table:table-cell>
          <table:table-cell table:number-columns-repeated="6"/>
          <table:table-cell table:style-name="ce30" office:value-type="float" office:value="57" calcext:value-type="float">
            <text:p>57</text:p>
          </table:table-cell>
          <table:table-cell table:style-name="ce36" office:value-type="string" calcext:value-type="string">
            <text:p>Grp57</text:p>
          </table:table-cell>
          <table:table-cell table:style-name="ce39" table:content-validation-name="val17" office:value-type="string" calcext:value-type="string">
            <text:p>blue</text:p>
          </table:table-cell>
          <table:table-cell table:style-name="ce42" table:formula="of:=IF([.P58]&lt;&gt;CONCATENATE(&quot;Grp&quot;;[.O58]);1;0)" office:value-type="float" office:value="0" calcext:value-type="float">
            <text:p>0</text:p>
          </table:table-cell>
          <table:table-cell table:style-name="ce42"/>
          <table:table-cell table:number-columns-repeated="5"/>
          <table:table-cell table:style-name="ce30" office:value-type="float" office:value="57" calcext:value-type="float">
            <text:p>57</text:p>
          </table:table-cell>
          <table:table-cell table:style-name="ce36" office:value-type="string" calcext:value-type="string">
            <text:p>Mtx57</text:p>
          </table:table-cell>
          <table:table-cell table:style-name="ce39" table:content-validation-name="val17" office:value-type="string" calcext:value-type="string">
            <text:p>blue</text:p>
          </table:table-cell>
          <table:table-cell table:style-name="ce4" table:formula="of:=IF([.Z58]&lt;&gt;CONCATENATE(&quot;Mtx&quot;;[.Y58]);1;0)" office:value-type="float" office:value="0" calcext:value-type="float">
            <text:p>0</text:p>
          </table:table-cell>
          <table:table-cell table:style-name="ce4"/>
          <table:table-cell table:number-columns-repeated="26"/>
        </table:table-row>
        <table:table-row table:style-name="ro2">
          <table:table-cell table:number-columns-repeated="4"/>
          <table:table-cell table:style-name="ce30" office:value-type="float" office:value="58" calcext:value-type="float">
            <text:p>58</text:p>
          </table:table-cell>
          <table:table-cell table:style-name="ce36" office:value-type="string" calcext:value-type="string">
            <text:p>Aux58</text:p>
          </table:table-cell>
          <table:table-cell table:style-name="ce33" table:content-validation-name="val17" office:value-type="string" calcext:value-type="string">
            <text:p>red</text:p>
          </table:table-cell>
          <table:table-cell table:formula="of:=IF([.F59]&lt;&gt;CONCATENATE(&quot;Aux&quot;;[.E59]);1;0)" office:value-type="float" office:value="0" calcext:value-type="float">
            <text:p>0</text:p>
          </table:table-cell>
          <table:table-cell table:number-columns-repeated="6"/>
          <table:table-cell table:style-name="ce30" office:value-type="float" office:value="58" calcext:value-type="float">
            <text:p>58</text:p>
          </table:table-cell>
          <table:table-cell table:style-name="ce36" office:value-type="string" calcext:value-type="string">
            <text:p>Grp58</text:p>
          </table:table-cell>
          <table:table-cell table:style-name="ce39" table:content-validation-name="val17" office:value-type="string" calcext:value-type="string">
            <text:p>red</text:p>
          </table:table-cell>
          <table:table-cell table:style-name="ce42" table:formula="of:=IF([.P59]&lt;&gt;CONCATENATE(&quot;Grp&quot;;[.O59]);1;0)" office:value-type="float" office:value="0" calcext:value-type="float">
            <text:p>0</text:p>
          </table:table-cell>
          <table:table-cell table:style-name="ce42"/>
          <table:table-cell table:number-columns-repeated="5"/>
          <table:table-cell table:style-name="ce30" office:value-type="float" office:value="58" calcext:value-type="float">
            <text:p>58</text:p>
          </table:table-cell>
          <table:table-cell table:style-name="ce36" office:value-type="string" calcext:value-type="string">
            <text:p>Mtx58</text:p>
          </table:table-cell>
          <table:table-cell table:style-name="ce39" table:content-validation-name="val17" office:value-type="string" calcext:value-type="string">
            <text:p>red</text:p>
          </table:table-cell>
          <table:table-cell table:style-name="ce4" table:formula="of:=IF([.Z59]&lt;&gt;CONCATENATE(&quot;Mtx&quot;;[.Y59]);1;0)" office:value-type="float" office:value="0" calcext:value-type="float">
            <text:p>0</text:p>
          </table:table-cell>
          <table:table-cell table:style-name="ce4"/>
          <table:table-cell table:number-columns-repeated="26"/>
        </table:table-row>
        <table:table-row table:style-name="ro2">
          <table:table-cell table:number-columns-repeated="4"/>
          <table:table-cell table:style-name="ce30" office:value-type="float" office:value="59" calcext:value-type="float">
            <text:p>59</text:p>
          </table:table-cell>
          <table:table-cell table:style-name="ce36" office:value-type="string" calcext:value-type="string">
            <text:p>Aux59</text:p>
          </table:table-cell>
          <table:table-cell table:style-name="ce33" table:content-validation-name="val17" office:value-type="string" calcext:value-type="string">
            <text:p>yellow</text:p>
          </table:table-cell>
          <table:table-cell table:formula="of:=IF([.F60]&lt;&gt;CONCATENATE(&quot;Aux&quot;;[.E60]);1;0)" office:value-type="float" office:value="0" calcext:value-type="float">
            <text:p>0</text:p>
          </table:table-cell>
          <table:table-cell table:number-columns-repeated="6"/>
          <table:table-cell table:style-name="ce30" office:value-type="float" office:value="59" calcext:value-type="float">
            <text:p>59</text:p>
          </table:table-cell>
          <table:table-cell table:style-name="ce36" office:value-type="string" calcext:value-type="string">
            <text:p>Grp59</text:p>
          </table:table-cell>
          <table:table-cell table:style-name="ce39" table:content-validation-name="val17" office:value-type="string" calcext:value-type="string">
            <text:p>yellow</text:p>
          </table:table-cell>
          <table:table-cell table:style-name="ce42" table:formula="of:=IF([.P60]&lt;&gt;CONCATENATE(&quot;Grp&quot;;[.O60]);1;0)" office:value-type="float" office:value="0" calcext:value-type="float">
            <text:p>0</text:p>
          </table:table-cell>
          <table:table-cell table:style-name="ce42"/>
          <table:table-cell table:number-columns-repeated="5"/>
          <table:table-cell table:style-name="ce30" office:value-type="float" office:value="59" calcext:value-type="float">
            <text:p>59</text:p>
          </table:table-cell>
          <table:table-cell table:style-name="ce36" office:value-type="string" calcext:value-type="string">
            <text:p>Mtx59</text:p>
          </table:table-cell>
          <table:table-cell table:style-name="ce39" table:content-validation-name="val17" office:value-type="string" calcext:value-type="string">
            <text:p>yellow</text:p>
          </table:table-cell>
          <table:table-cell table:style-name="ce4" table:formula="of:=IF([.Z60]&lt;&gt;CONCATENATE(&quot;Mtx&quot;;[.Y60]);1;0)" office:value-type="float" office:value="0" calcext:value-type="float">
            <text:p>0</text:p>
          </table:table-cell>
          <table:table-cell table:style-name="ce4"/>
          <table:table-cell table:number-columns-repeated="26"/>
        </table:table-row>
        <table:table-row table:style-name="ro2">
          <table:table-cell table:number-columns-repeated="4"/>
          <table:table-cell table:style-name="ce30" office:value-type="float" office:value="60" calcext:value-type="float">
            <text:p>60</text:p>
          </table:table-cell>
          <table:table-cell table:style-name="ce36" office:value-type="string" calcext:value-type="string">
            <text:p>Aux60</text:p>
          </table:table-cell>
          <table:table-cell table:style-name="ce33" table:content-validation-name="val17" office:value-type="string" calcext:value-type="string">
            <text:p>green</text:p>
          </table:table-cell>
          <table:table-cell table:formula="of:=IF([.F61]&lt;&gt;CONCATENATE(&quot;Aux&quot;;[.E61]);1;0)" office:value-type="float" office:value="0" calcext:value-type="float">
            <text:p>0</text:p>
          </table:table-cell>
          <table:table-cell table:number-columns-repeated="6"/>
          <table:table-cell table:style-name="ce30" office:value-type="float" office:value="60" calcext:value-type="float">
            <text:p>60</text:p>
          </table:table-cell>
          <table:table-cell table:style-name="ce36" office:value-type="string" calcext:value-type="string">
            <text:p>Grp60</text:p>
          </table:table-cell>
          <table:table-cell table:style-name="ce39" table:content-validation-name="val17" office:value-type="string" calcext:value-type="string">
            <text:p>green</text:p>
          </table:table-cell>
          <table:table-cell table:style-name="ce42" table:formula="of:=IF([.P61]&lt;&gt;CONCATENATE(&quot;Grp&quot;;[.O61]);1;0)" office:value-type="float" office:value="0" calcext:value-type="float">
            <text:p>0</text:p>
          </table:table-cell>
          <table:table-cell table:style-name="ce42"/>
          <table:table-cell table:number-columns-repeated="5"/>
          <table:table-cell table:style-name="ce30" office:value-type="float" office:value="60" calcext:value-type="float">
            <text:p>60</text:p>
          </table:table-cell>
          <table:table-cell table:style-name="ce36" office:value-type="string" calcext:value-type="string">
            <text:p>Mtx60</text:p>
          </table:table-cell>
          <table:table-cell table:style-name="ce39" table:content-validation-name="val17" office:value-type="string" calcext:value-type="string">
            <text:p>green</text:p>
          </table:table-cell>
          <table:table-cell table:style-name="ce4" table:formula="of:=IF([.Z61]&lt;&gt;CONCATENATE(&quot;Mtx&quot;;[.Y61]);1;0)" office:value-type="float" office:value="0" calcext:value-type="float">
            <text:p>0</text:p>
          </table:table-cell>
          <table:table-cell table:style-name="ce4"/>
          <table:table-cell table:number-columns-repeated="26"/>
        </table:table-row>
        <table:table-row table:style-name="ro2">
          <table:table-cell table:number-columns-repeated="4"/>
          <table:table-cell table:style-name="ce30" office:value-type="float" office:value="61" calcext:value-type="float">
            <text:p>61</text:p>
          </table:table-cell>
          <table:table-cell table:style-name="ce36" office:value-type="string" calcext:value-type="string">
            <text:p>Aux61</text:p>
          </table:table-cell>
          <table:table-cell table:style-name="ce33" table:content-validation-name="val17" office:value-type="string" calcext:value-type="string">
            <text:p>-</text:p>
          </table:table-cell>
          <table:table-cell table:formula="of:=IF([.F62]&lt;&gt;CONCATENATE(&quot;Aux&quot;;[.E62]);1;0)" office:value-type="float" office:value="0" calcext:value-type="float">
            <text:p>0</text:p>
          </table:table-cell>
          <table:table-cell table:number-columns-repeated="6"/>
          <table:table-cell table:style-name="ce30" office:value-type="float" office:value="61" calcext:value-type="float">
            <text:p>61</text:p>
          </table:table-cell>
          <table:table-cell table:style-name="ce36" office:value-type="string" calcext:value-type="string">
            <text:p>Grp61</text:p>
          </table:table-cell>
          <table:table-cell table:style-name="ce33" table:content-validation-name="val17" office:value-type="string" calcext:value-type="string">
            <text:p>-</text:p>
          </table:table-cell>
          <table:table-cell table:style-name="ce42" table:formula="of:=IF([.P62]&lt;&gt;CONCATENATE(&quot;Grp&quot;;[.O62]);1;0)" office:value-type="float" office:value="0" calcext:value-type="float">
            <text:p>0</text:p>
          </table:table-cell>
          <table:table-cell table:style-name="ce42"/>
          <table:table-cell table:number-columns-repeated="5"/>
          <table:table-cell table:style-name="ce30" office:value-type="float" office:value="61" calcext:value-type="float">
            <text:p>61</text:p>
          </table:table-cell>
          <table:table-cell table:style-name="ce36" office:value-type="string" calcext:value-type="string">
            <text:p>Mtx61</text:p>
          </table:table-cell>
          <table:table-cell table:style-name="ce33" table:content-validation-name="val17" office:value-type="string" calcext:value-type="string">
            <text:p>-</text:p>
          </table:table-cell>
          <table:table-cell table:style-name="ce4" table:formula="of:=IF([.Z62]&lt;&gt;CONCATENATE(&quot;Mtx&quot;;[.Y62]);1;0)" office:value-type="float" office:value="0" calcext:value-type="float">
            <text:p>0</text:p>
          </table:table-cell>
          <table:table-cell table:style-name="ce4"/>
          <table:table-cell table:number-columns-repeated="26"/>
        </table:table-row>
        <table:table-row table:style-name="ro2">
          <table:table-cell table:number-columns-repeated="4"/>
          <table:table-cell table:style-name="ce30" office:value-type="float" office:value="62" calcext:value-type="float">
            <text:p>62</text:p>
          </table:table-cell>
          <table:table-cell table:style-name="ce36" office:value-type="string" calcext:value-type="string">
            <text:p>Aux62</text:p>
          </table:table-cell>
          <table:table-cell table:style-name="ce33" table:content-validation-name="val17"/>
          <table:table-cell table:formula="of:=IF([.F63]&lt;&gt;CONCATENATE(&quot;Aux&quot;;[.E63]);1;0)" office:value-type="float" office:value="0" calcext:value-type="float">
            <text:p>0</text:p>
          </table:table-cell>
          <table:table-cell table:number-columns-repeated="6"/>
          <table:table-cell table:style-name="ce30" office:value-type="float" office:value="62" calcext:value-type="float">
            <text:p>62</text:p>
          </table:table-cell>
          <table:table-cell table:style-name="ce36" office:value-type="string" calcext:value-type="string">
            <text:p>Grp62</text:p>
          </table:table-cell>
          <table:table-cell table:style-name="ce33" table:content-validation-name="val17"/>
          <table:table-cell table:style-name="ce42" table:formula="of:=IF([.P63]&lt;&gt;CONCATENATE(&quot;Grp&quot;;[.O63]);1;0)" office:value-type="float" office:value="0" calcext:value-type="float">
            <text:p>0</text:p>
          </table:table-cell>
          <table:table-cell table:style-name="ce42"/>
          <table:table-cell table:number-columns-repeated="5"/>
          <table:table-cell table:style-name="ce30" office:value-type="float" office:value="62" calcext:value-type="float">
            <text:p>62</text:p>
          </table:table-cell>
          <table:table-cell table:style-name="ce36" office:value-type="string" calcext:value-type="string">
            <text:p>Mtx62</text:p>
          </table:table-cell>
          <table:table-cell table:style-name="ce33" table:content-validation-name="val17"/>
          <table:table-cell table:style-name="ce4" table:formula="of:=IF([.Z63]&lt;&gt;CONCATENATE(&quot;Mtx&quot;;[.Y63]);1;0)" office:value-type="float" office:value="0" calcext:value-type="float">
            <text:p>0</text:p>
          </table:table-cell>
          <table:table-cell table:style-name="ce4"/>
          <table:table-cell table:number-columns-repeated="26"/>
        </table:table-row>
        <table:table-row table:style-name="ro2">
          <table:table-cell table:number-columns-repeated="5"/>
          <table:table-cell table:style-name="ce37"/>
          <table:table-cell table:style-name="ce32" table:content-validation-name="val17"/>
          <table:table-cell table:number-columns-repeated="8"/>
          <table:table-cell table:style-name="ce37"/>
          <table:table-cell table:style-name="ce40" table:content-validation-name="val18"/>
          <table:table-cell table:number-columns-repeated="9"/>
          <table:table-cell table:style-name="ce40" table:content-validation-name="val18"/>
          <table:table-cell table:number-columns-repeated="28"/>
        </table:table-row>
        <table:table-row table:style-name="ro2">
          <table:table-cell table:number-columns-repeated="6"/>
          <table:table-cell table:style-name="ce32" table:content-validation-name="val17"/>
          <table:table-cell table:formula="of:=COUNTIF([.H2:.H63];1)" office:value-type="float" office:value="0" calcext:value-type="float">
            <text:p>0</text:p>
          </table:table-cell>
          <table:table-cell table:number-columns-repeated="4"/>
          <table:table-cell table:style-name="ce4" table:formula="of:=COUNTIF([.M2:.M63];1)" office:value-type="float" office:value="0" calcext:value-type="float">
            <text:p>0</text:p>
          </table:table-cell>
          <table:table-cell table:style-name="ce4"/>
          <table:table-cell table:number-columns-repeated="2"/>
          <table:table-cell table:style-name="ce40" table:content-validation-name="val18"/>
          <table:table-cell table:formula="of:=COUNTIF([.R2:.R63];1)" office:value-type="float" office:value="0" calcext:value-type="float">
            <text:p>0</text:p>
          </table:table-cell>
          <table:table-cell table:number-columns-repeated="4"/>
          <table:table-cell table:formula="of:=COUNTIF([.W2:.W63];1)" office:value-type="float" office:value="0" calcext:value-type="float">
            <text:p>0</text:p>
          </table:table-cell>
          <table:table-cell table:number-columns-repeated="3"/>
          <table:table-cell table:style-name="ce40" table:content-validation-name="val18"/>
          <table:table-cell table:style-name="ce4" table:formula="of:=COUNTIF([.AB2:.AB63];1)" office:value-type="float" office:value="0" calcext:value-type="float">
            <text:p>0</text:p>
          </table:table-cell>
          <table:table-cell table:style-name="ce4"/>
          <table:table-cell table:number-columns-repeated="3"/>
          <table:table-cell table:formula="of:=COUNTIF([.AG2:.AG63];1)" office:value-type="float" office:value="0" calcext:value-type="float">
            <text:p>0</text:p>
          </table:table-cell>
          <table:table-cell table:number-columns-repeated="4"/>
          <table:table-cell table:style-name="ce4" table:formula="of:=COUNTIF([.AL2:.AL63];1)" office:value-type="float" office:value="0" calcext:value-type="float">
            <text:p>0</text:p>
          </table:table-cell>
          <table:table-cell table:style-name="ce4"/>
          <table:table-cell table:number-columns-repeated="3"/>
          <table:table-cell table:style-name="ce4" table:formula="of:=COUNTIF([.AQ2:.AQ63];1)" office:value-type="float" office:value="0" calcext:value-type="float">
            <text:p>0</text:p>
          </table:table-cell>
          <table:table-cell table:style-name="ce4"/>
          <table:table-cell table:number-columns-repeated="11"/>
        </table:table-row>
        <table:table-row table:style-name="ro2" table:number-rows-repeated="8">
          <table:table-cell table:number-columns-repeated="6"/>
          <table:table-cell table:style-name="ce32" table:content-validation-name="val17"/>
          <table:table-cell table:number-columns-repeated="48"/>
        </table:table-row>
        <table:table-row table:style-name="ro2" table:number-rows-repeated="1048502">
          <table:table-cell table:number-columns-repeated="55"/>
        </table:table-row>
        <table:table-row table:style-name="ro2">
          <table:table-cell table:number-columns-repeated="55"/>
        </table:table-row>
        <calcext:conditional-formats>
          <calcext:conditional-format calcext:target-range-address="Groups.L33:Groups.L33 Groups.Q64:Groups.Q65 Groups.V33:Groups.V33 Groups.AA64:Groups.AA65 Groups.AF33:Groups.AF33 Groups.G3:Groups.G25 Groups.AK3:Groups.AK15 Groups.AP3:Groups.AP15 Groups.AU3:Groups.AU15 Groups.L3:Groups.L30 Groups.Q3:Groups.Q61 Groups.V3:Groups.V30 Groups.AA3:Groups.AA61 Groups.AF3:Groups.AF30 Groups.AY3:Groups.AY9 Groups.BC3:Groups.BC9">
            <calcext:condition calcext:apply-style-name="ConditionalStyle_8" calcext:value="=&quot;purple&quot;" calcext:base-cell-address="Groups.G3"/>
            <calcext:condition calcext:apply-style-name="ConditionalStyle_9" calcext:value="=&quot;light blue&quot;" calcext:base-cell-address="Groups.G3"/>
            <calcext:condition calcext:apply-style-name="ConditionalStyle_10" calcext:value="=&quot;green&quot;" calcext:base-cell-address="Groups.G3"/>
            <calcext:condition calcext:apply-style-name="ConditionalStyle_11" calcext:value="=&quot;red&quot;" calcext:base-cell-address="Groups.G3"/>
            <calcext:condition calcext:apply-style-name="ConditionalStyle_12" calcext:value="=&quot;black&quot;" calcext:base-cell-address="Groups.G3"/>
            <calcext:condition calcext:apply-style-name="ConditionalStyle_13" calcext:value="=&quot;yellow&quot;" calcext:base-cell-address="Groups.G3"/>
            <calcext:condition calcext:apply-style-name="ConditionalStyle_14" calcext:value="=&quot;blue&quot;" calcext:base-cell-address="Groups.G3"/>
          </calcext:conditional-format>
          <calcext:conditional-format calcext:target-range-address="Groups.AJ34:Groups.AJ34">
            <calcext:condition calcext:apply-style-name="ConditionalStyle_15" calcext:value="=&quot;purple&quot;" calcext:base-cell-address="Groups.AJ34"/>
            <calcext:condition calcext:apply-style-name="ConditionalStyle_16" calcext:value="=&quot;light blue&quot;" calcext:base-cell-address="Groups.AJ34"/>
            <calcext:condition calcext:apply-style-name="ConditionalStyle_17" calcext:value="=&quot;green&quot;" calcext:base-cell-address="Groups.AJ34"/>
            <calcext:condition calcext:apply-style-name="ConditionalStyle_18" calcext:value="=&quot;red&quot;" calcext:base-cell-address="Groups.AJ34"/>
            <calcext:condition calcext:apply-style-name="ConditionalStyle_19" calcext:value="=&quot;black&quot;" calcext:base-cell-address="Groups.AJ34"/>
            <calcext:condition calcext:apply-style-name="ConditionalStyle_20" calcext:value="=&quot;yellow&quot;" calcext:base-cell-address="Groups.AJ34"/>
            <calcext:condition calcext:apply-style-name="ConditionalStyle_21" calcext:value="=&quot;blue&quot;" calcext:base-cell-address="Groups.AJ34"/>
          </calcext:conditional-format>
          <calcext:conditional-format calcext:target-range-address="Groups.C2:Groups.C25 Groups.Q2:Groups.Q63 Groups.AA2:Groups.AA63 Groups.L2:Groups.L32 Groups.V2:Groups.V32 Groups.AF2:Groups.AF32 Groups.AK2:Groups.AK17 Groups.AP2:Groups.AP17 Groups.AU2:Groups.AU17 Groups.G2:Groups.G73 Groups.AY2:Groups.AY9 Groups.BC2:Groups.BC9">
            <calcext:condition calcext:apply-style-name="ConditionalStyle_1" calcext:value="=&quot;purple&quot;" calcext:base-cell-address="Groups.C2"/>
            <calcext:condition calcext:apply-style-name="ConditionalStyle_2" calcext:value="=&quot;light blue&quot;" calcext:base-cell-address="Groups.C2"/>
            <calcext:condition calcext:apply-style-name="ConditionalStyle_3" calcext:value="=&quot;green&quot;" calcext:base-cell-address="Groups.C2"/>
            <calcext:condition calcext:apply-style-name="ConditionalStyle_4" calcext:value="=&quot;red&quot;" calcext:base-cell-address="Groups.C2"/>
            <calcext:condition calcext:apply-style-name="ConditionalStyle_5" calcext:value="=&quot;black&quot;" calcext:base-cell-address="Groups.C2"/>
            <calcext:condition calcext:apply-style-name="ConditionalStyle_6" calcext:value="=&quot;yellow&quot;" calcext:base-cell-address="Groups.C2"/>
            <calcext:condition calcext:apply-style-name="ConditionalStyle_7" calcext:value="=&quot;blue&quot;" calcext:base-cell-address="Groups.C2"/>
          </calcext:conditional-format>
        </calcext:conditional-formats>
      </table:table>
      <table:table table:name="Mixer Config" table:style-name="ta4">
        <table:table-column table:style-name="co34" table:default-cell-style-name="ce49"/>
        <table:table-column table:style-name="co34" table:number-columns-repeated="2" table:default-cell-style-name="ce53"/>
        <table:table-column table:style-name="co34" table:number-columns-repeated="3" table:default-cell-style-name="Default"/>
        <table:table-row table:style-name="ro2">
          <table:table-cell table:style-name="ce47"/>
          <table:table-cell table:style-name="ce52" office:value-type="string" calcext:value-type="string">
            <text:p>Mono</text:p>
          </table:table-cell>
          <table:table-cell table:style-name="ce52" office:value-type="string" calcext:value-type="string">
            <text:p>Stereo</text:p>
          </table:table-cell>
          <table:table-cell table:number-columns-repeated="3"/>
        </table:table-row>
        <table:table-row table:style-name="ro2">
          <table:table-cell table:style-name="ce48" office:value-type="string" calcext:value-type="string">
            <text:p>Group</text:p>
          </table:table-cell>
          <table:table-cell table:formula="of:=[$Groups.R65]" office:value-type="float" office:value="0" calcext:value-type="float">
            <text:p>0</text:p>
          </table:table-cell>
          <table:table-cell table:formula="of:=[$Groups.W65]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X</text:p>
          </table:table-cell>
          <table:table-cell table:formula="of:=[$Groups.AL65]" office:value-type="float" office:value="0" calcext:value-type="float">
            <text:p>0</text:p>
          </table:table-cell>
          <table:table-cell table:formula="of:=[$Groups.AQ65]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ux</text:p>
          </table:table-cell>
          <table:table-cell table:formula="of:=[$Groups.H65]" office:value-type="float" office:value="0" calcext:value-type="float">
            <text:p>0</text:p>
          </table:table-cell>
          <table:table-cell table:formula="of:=[$Groups.M65]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50" office:value-type="string" calcext:value-type="string">
            <text:p>Matrix</text:p>
          </table:table-cell>
          <table:table-cell table:formula="of:=[$Groups.AB65]" office:value-type="float" office:value="0" calcext:value-type="float">
            <text:p>0</text:p>
          </table:table-cell>
          <table:table-cell table:formula="of:=[$Groups.AG65]" office:value-type="float" office:value="0" calcext:value-type="float">
            <text:p>0</text:p>
          </table:table-cell>
          <table:table-cell table:number-columns-repeated="3"/>
        </table:table-row>
        <table:table-row table:style-name="ro5">
          <table:table-cell table:style-name="Default" table:number-columns-repeated="3"/>
          <table:table-cell table:number-columns-repeated="3"/>
        </table:table-row>
        <table:table-row table:style-name="ro6">
          <table:table-cell table:style-name="ce51" office:value-type="string" calcext:value-type="string" table:number-columns-spanned="6" table:number-rows-spanned="1">
            <text:p>This is a report from the „Groups“ sheet. It does not change the Mixer Config. </text:p>
            <text:p>When you change the default name in the „Groups“ sheet, </text:p>
            <text:p>the corresponding value is increased here.</text:p>
          </table:table-cell>
          <table:covered-table-cell table:number-columns-repeated="5" table:style-name="ce51"/>
        </table:table-row>
      </table:table>
      <table:table table:name="Misc" table:style-name="ta5">
        <table:table-column table:style-name="co35" table:default-cell-style-name="ce17"/>
        <table:table-column table:style-name="co36" table:default-cell-style-name="ce17"/>
        <table:table-column table:style-name="co37" table:default-cell-style-name="ce17"/>
        <table:table-column table:style-name="co1" table:number-columns-repeated="16381"/>
        <table:table-row table:style-name="ro4">
          <table:table-cell table:style-name="ce34" office:value-type="string" calcext:value-type="string">
            <text:p>Property</text:p>
          </table:table-cell>
          <table:table-cell table:style-name="ce34" office:value-type="string" calcext:value-type="string">
            <text:p>Value</text:p>
          </table:table-cell>
          <table:table-cell table:style-name="ce54" office:value-type="string" calcext:value-type="string">
            <text:p>Description</text:p>
          </table:table-cell>
        </table:table-row>
        <table:table-row table:style-name="ro4">
          <table:table-cell table:style-name="ce15" office:value-type="string" calcext:value-type="string">
            <text:p>Version</text:p>
          </table:table-cell>
          <table:table-cell table:style-name="ce15" office:value-type="float" office:value="13" calcext:value-type="float">
            <text:p>13</text:p>
          </table:table-cell>
          <table:table-cell office:value-type="string" calcext:value-type="string">
            <text:p>Version of the sheet, indicates how the cell/columns are arranged.</text:p>
          </table:table-cell>
        </table:table-row>
        <table:table-row table:style-name="ro4" table:number-rows-repeated="1048573">
          <table:table-cell table:number-columns-repeated="3"/>
        </table:table-row>
        <table:table-row table:style-name="ro4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6">
      <number:minutes number:style="long"/>
      <number:text>:</number:text>
      <number:seconds number:style="long" number:decimal-places="1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/>
    </number:time-style>
    <number:number-style style:name="N123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2" style:volatile="true">
      <number:text> </number:text>
      <number:fill-character> </number:fill-character>
      <number:text>- €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2" style:volatile="true">
      <number:text> </number:text>
      <number:fill-character> </number:fill-character>
      <number:text>-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19P0" style:volatile="true">
      <number:number number:decimal-places="2" number:min-decimal-places="2" number:min-integer-digits="1" number:grouping="true"/>
      <number:text>   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9P0"/>
    </number:number-style>
    <number:number-style style:name="N118P0" style:volatile="true">
      <number:number number:decimal-places="2" number:min-decimal-places="2" number:min-integer-digits="1" number:grouping="true"/>
      <number:text>   </number:text>
    </number:number-style>
    <number:number-style style:name="N118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8P0"/>
    </number:number-style>
    <number:number-style style:name="N117P0" style:volatile="true">
      <number:number number:decimal-places="0" number:min-decimal-places="0" number:min-integer-digits="1" number:grouping="true"/>
      <number:text>   </number:text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7P0"/>
    </number:number-style>
    <number:number-style style:name="N116P0" style:volatile="true">
      <number:number number:decimal-places="0" number:min-decimal-places="0" number:min-integer-digits="1" number:grouping="true"/>
      <number:text>   </number:text>
    </number:number-style>
    <number:number-style style:name="N11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6P0"/>
    </number:number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4">
      <number:hours/>
      <number:text>:</number:text>
      <number:minutes number:style="long"/>
      <number:text> </number:text>
      <number:am-pm/>
    </number:time-style>
    <number:date-style style:name="N113">
      <number:month number:textual="true"/>
      <number:text> </number:text>
      <number:year/>
    </number:date-style>
    <number:date-style style:name="N112">
      <number:day number:style="long"/>
      <number:text>. </number:text>
      <number:month number:textual="true"/>
    </number:date-style>
    <number:date-style style:name="N111">
      <number:day number:style="long"/>
      <number:text>. </number:text>
      <number:month number:textual="true"/>
      <number:text> </number:text>
      <number:year/>
    </number:date-style>
    <number:number-style style:name="N110P0" style:volatile="true">
      <number:number number:decimal-places="2" number:min-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0P0"/>
    </number:number-style>
    <number:number-style style:name="N109P0" style:volatile="true">
      <number:number number:decimal-places="2" number:min-decimal-places="2" number:min-integer-digits="1" number:grouping="true"/>
      <number:text> €</number:text>
    </number:number-style>
    <number:number-style style:name="N109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9P0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7P0" style:volatile="true">
      <number:number number:decimal-places="0" number:min-decimal-places="0" number:min-integer-digits="1" number:grouping="true"/>
      <number:text> €</number:text>
    </number:number-style>
    <number:number-style style:name="N107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7P0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8" style:display-name="ConditionalStyle_8" style:family="table-cell" style:parent-style-name="Default">
      <style:table-cell-properties fo:background-color="#7030a0"/>
    </style:style>
    <style:style style:name="ConditionalStyle_5f_9" style:display-name="ConditionalStyle_9" style:family="table-cell" style:parent-style-name="Default">
      <style:table-cell-properties fo:background-color="#c6d9f1"/>
    </style:style>
    <style:style style:name="ConditionalStyle_5f_10" style:display-name="ConditionalStyle_10" style:family="table-cell" style:parent-style-name="Default">
      <style:table-cell-properties fo:background-color="#92d050"/>
    </style:style>
    <style:style style:name="ConditionalStyle_5f_11" style:display-name="ConditionalStyle_11" style:family="table-cell" style:parent-style-name="Default">
      <style:table-cell-properties fo:background-color="#ff0000"/>
    </style:style>
    <style:style style:name="ConditionalStyle_5f_12" style:display-name="ConditionalStyle_12" style:family="table-cell" style:parent-style-name="Default">
      <style:table-cell-properties fo:background-color="#000000"/>
      <style:text-properties fo:color="#ffffff"/>
    </style:style>
    <style:style style:name="ConditionalStyle_5f_13" style:display-name="ConditionalStyle_13" style:family="table-cell" style:parent-style-name="Default">
      <style:table-cell-properties fo:background-color="#ffff00"/>
    </style:style>
    <style:style style:name="ConditionalStyle_5f_14" style:display-name="ConditionalStyle_14" style:family="table-cell" style:parent-style-name="Default">
      <style:table-cell-properties fo:background-color="#558ed5"/>
    </style:style>
    <style:style style:name="ConditionalStyle_5f_15" style:display-name="ConditionalStyle_15" style:family="table-cell" style:parent-style-name="Default">
      <style:table-cell-properties fo:background-color="#7030a0"/>
    </style:style>
    <style:style style:name="ConditionalStyle_5f_16" style:display-name="ConditionalStyle_16" style:family="table-cell" style:parent-style-name="Default">
      <style:table-cell-properties fo:background-color="#c6d9f1"/>
    </style:style>
    <style:style style:name="ConditionalStyle_5f_17" style:display-name="ConditionalStyle_17" style:family="table-cell" style:parent-style-name="Default">
      <style:table-cell-properties fo:background-color="#92d050"/>
    </style:style>
    <style:style style:name="ConditionalStyle_5f_18" style:display-name="ConditionalStyle_18" style:family="table-cell" style:parent-style-name="Default">
      <style:table-cell-properties fo:background-color="#ff0000"/>
    </style:style>
    <style:style style:name="ConditionalStyle_5f_19" style:display-name="ConditionalStyle_19" style:family="table-cell" style:parent-style-name="Default">
      <style:table-cell-properties fo:background-color="#000000"/>
      <style:text-properties fo:color="#ffffff"/>
    </style:style>
    <style:style style:name="ConditionalStyle_5f_20" style:display-name="ConditionalStyle_20" style:family="table-cell" style:parent-style-name="Default">
      <style:table-cell-properties fo:background-color="#ffff00"/>
    </style:style>
    <style:style style:name="ConditionalStyle_5f_21" style:display-name="ConditionalStyle_21" style:family="table-cell" style:parent-style-name="Default">
      <style:table-cell-properties fo:background-color="#558ed5"/>
    </style:style>
    <style:style style:name="ConditionalStyle_5f_1" style:display-name="ConditionalStyle_1" style:family="table-cell" style:parent-style-name="Default">
      <style:table-cell-properties fo:background-color="#7030a0"/>
    </style:style>
    <style:style style:name="ConditionalStyle_5f_2" style:display-name="ConditionalStyle_2" style:family="table-cell" style:parent-style-name="Default">
      <style:table-cell-properties fo:background-color="#c6d9f1"/>
    </style:style>
    <style:style style:name="ConditionalStyle_5f_3" style:display-name="ConditionalStyle_3" style:family="table-cell" style:parent-style-name="Default">
      <style:table-cell-properties fo:background-color="#92d050"/>
    </style:style>
    <style:style style:name="ConditionalStyle_5f_4" style:display-name="ConditionalStyle_4" style:family="table-cell" style:parent-style-name="Default">
      <style:table-cell-properties fo:background-color="#ff0000"/>
    </style:style>
    <style:style style:name="ConditionalStyle_5f_5" style:display-name="ConditionalStyle_5" style:family="table-cell" style:parent-style-name="Default">
      <style:table-cell-properties fo:background-color="#000000"/>
      <style:text-properties fo:color="#ffffff"/>
    </style:style>
    <style:style style:name="ConditionalStyle_5f_6" style:display-name="ConditionalStyle_6" style:family="table-cell" style:parent-style-name="Default">
      <style:table-cell-properties fo:background-color="#ffff00"/>
    </style:style>
    <style:style style:name="ConditionalStyle_5f_7" style:display-name="ConditionalStyle_7" style:family="table-cell" style:parent-style-name="Default">
      <style:table-cell-properties fo:background-color="#558ed5"/>
    </style:style>
    <draw:marker draw:name="msArrowEnd_20_5" draw:display-name="msArrowEnd 5" svg:viewBox="0 0 300 300" svg:d="M150 0l150 300h-300z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fo:color="#ffffff" loext:opacity="10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PageStyle_5f_Mixer_20_Config" style:display-name="PageStyle_Mixer Config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Misc" style:display-name="PageStyle_Misc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ps" style:display-name="PageStyle_Groups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Channels" style:display-name="PageStyle_Channels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ockets" style:display-name="PageStyle_Sockets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6T13:29:36</meta:creation-date>
    <meta:initial-creator>togrupe</meta:initial-creator>
    <dc:language>de-DE</dc:language>
    <dc:date>2025-10-27T20:44:04.371607052</dc:date>
    <meta:editing-cycles>298</meta:editing-cycles>
    <meta:editing-duration>P1DT7H39M16S</meta:editing-duration>
    <meta:generator>LibreOffice/7.4.2.3$MacOSX_X86_64 LibreOffice_project/382eef1f22670f7f4118c8c2dd222ec7ad009daf</meta:generator>
    <meta:document-statistic meta:table-count="5" meta:cell-count="7755" meta:object-count="0"/>
    <meta:user-defined meta:name="AppVersion">15.0000</meta:user-defined>
  </office:meta>
</office:document-meta>
</file>